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2907.8" calcext:value-type="float">
            <text:p>2907,8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2607" calcext:value-type="float">
            <text:p>2607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89.2" calcext:value-type="float">
            <text:p>3489,2</text:p>
          </table:table-cell>
          <table:table-cell table:style-name="ce1" office:value-type="float" office:value="2105.3" calcext:value-type="float">
            <text:p>2105,3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20837.8" calcext:value-type="float">
            <text:p>20837,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523.8" calcext:value-type="float">
            <text:p>1523,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3048" calcext:value-type="float">
            <text:p>3048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8.5" calcext:value-type="float">
            <text:p>1428,5</text:p>
          </table:table-cell>
          <table:table-cell table:style-name="ce1" office:value-type="float" office:value="2285.8" calcext:value-type="float">
            <text:p>2285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71" calcext:value-type="float">
            <text:p>4071</text:p>
          </table:table-cell>
          <table:table-cell table:style-name="ce1" office:value-type="float" office:value="2506.5" calcext:value-type="float">
            <text:p>2506,5</text:p>
          </table:table-cell>
          <table:table-cell table:style-name="ce1" office:value-type="float" office:value="475.8" calcext:value-type="float">
            <text:p>475,8</text:p>
          </table:table-cell>
          <table:table-cell table:style-name="ce1" office:value-type="float" office:value="66.7" calcext:value-type="float">
            <text:p>66,7</text:p>
          </table:table-cell>
          <table:table-cell table:style-name="ce1" office:value-type="float" office:value="19855.2" calcext:value-type="float">
            <text:p>19855,2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3027.8" calcext:value-type="float">
            <text:p>3027,8</text:p>
          </table:table-cell>
          <table:table-cell table:style-name="ce1" office:value-type="float" office:value="200.4" calcext:value-type="float">
            <text:p>20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78.8" calcext:value-type="float">
            <text:p>1578,8</text:p>
          </table:table-cell>
          <table:table-cell table:style-name="ce1" office:value-type="float" office:value="1744.4" calcext:value-type="float">
            <text:p>1744,4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3369" calcext:value-type="float">
            <text:p>3369</text:p>
          </table:table-cell>
          <table:table-cell table:style-name="ce1" office:value-type="float" office:value="2531.5" calcext:value-type="float">
            <text:p>2531,5</text:p>
          </table:table-cell>
          <table:table-cell table:style-name="ce1" office:value-type="float" office:value="260.2" calcext:value-type="float">
            <text:p>260,2</text:p>
          </table:table-cell>
          <table:table-cell table:style-name="ce1" office:value-type="float" office:value="300.5" calcext:value-type="float">
            <text:p>300,5</text:p>
          </table:table-cell>
          <table:table-cell table:style-name="ce1" office:value-type="float" office:value="19594.4" calcext:value-type="float">
            <text:p>19594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83.2" calcext:value-type="float">
            <text:p>1283,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521.4" calcext:value-type="float">
            <text:p>4521,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3549.6" calcext:value-type="float">
            <text:p>3549,6</text:p>
          </table:table-cell>
          <table:table-cell table:style-name="ce1" office:value-type="float" office:value="300.5" calcext:value-type="float">
            <text:p>30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924.8" calcext:value-type="float">
            <text:p>1924,8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649.6" calcext:value-type="float">
            <text:p>3649,6</text:p>
          </table:table-cell>
          <table:table-cell table:style-name="ce1" office:value-type="float" office:value="2431.3" calcext:value-type="float">
            <text:p>2431,3</text:p>
          </table:table-cell>
          <table:table-cell table:style-name="ce1" office:value-type="float" office:value="701.3" calcext:value-type="float">
            <text:p>701,3</text:p>
          </table:table-cell>
          <table:table-cell table:style-name="ce1" office:value-type="float" office:value="233.7" calcext:value-type="float">
            <text:p>233,7</text:p>
          </table:table-cell>
          <table:table-cell table:style-name="ce1" office:value-type="float" office:value="18751.8" calcext:value-type="float">
            <text:p>18751,8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62.6" calcext:value-type="float">
            <text:p>1062,6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3389" calcext:value-type="float">
            <text:p>3389</text:p>
          </table:table-cell>
          <table:table-cell table:style-name="ce1" office:value-type="float" office:value="260.4" calcext:value-type="float">
            <text:p>260,4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754.5" calcext:value-type="float">
            <text:p>1754,5</text:p>
          </table:table-cell>
          <table:table-cell table:style-name="ce1" office:value-type="float" office:value="2125.4" calcext:value-type="float">
            <text:p>2125,4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3369" calcext:value-type="float">
            <text:p>3369</text:p>
          </table:table-cell>
          <table:table-cell table:style-name="ce1" office:value-type="float" office:value="2807.5" calcext:value-type="float">
            <text:p>2807,5</text:p>
          </table:table-cell>
          <table:table-cell table:style-name="ce1" office:value-type="float" office:value="460.6" calcext:value-type="float">
            <text:p>460,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9514" calcext:value-type="float">
            <text:p>19514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122.8" calcext:value-type="float">
            <text:p>1122,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2967.8" calcext:value-type="float">
            <text:p>2967,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1704.3" calcext:value-type="float">
            <text:p>1704,3</text:p>
          </table:table-cell>
          <table:table-cell table:style-name="ce1" office:value-type="float" office:value="2125.6" calcext:value-type="float">
            <text:p>2125,6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048" calcext:value-type="float">
            <text:p>3048</text:p>
          </table:table-cell>
          <table:table-cell table:style-name="ce1" office:value-type="float" office:value="2481.5" calcext:value-type="float">
            <text:p>2481,5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393.6" calcext:value-type="float">
            <text:p>19393,6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1543.8" calcext:value-type="float">
            <text:p>1543,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2827.2" calcext:value-type="float">
            <text:p>2827,2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8.8" calcext:value-type="float">
            <text:p>1528,8</text:p>
          </table:table-cell>
          <table:table-cell table:style-name="ce1" office:value-type="float" office:value="1964.8" calcext:value-type="float">
            <text:p>1964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49.6" calcext:value-type="float">
            <text:p>3549,6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701.3" calcext:value-type="float">
            <text:p>701,3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19554.2" calcext:value-type="float">
            <text:p>19554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.2" calcext:value-type="float">
            <text:p>140,2</text:p>
          </table:table-cell>
          <table:table-cell table:style-name="ce1" office:value-type="float" office:value="1042.4" calcext:value-type="float">
            <text:p>1042,4</text:p>
          </table:table-cell>
          <table:table-cell table:style-name="ce1" office:value-type="float" office:value="166.7" calcext:value-type="float">
            <text:p>166,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2987.8" calcext:value-type="float">
            <text:p>2987,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79.8" calcext:value-type="float">
            <text:p>1979,8</text:p>
          </table:table-cell>
          <table:table-cell table:style-name="ce1" office:value-type="float" office:value="1904.8" calcext:value-type="float">
            <text:p>1904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07.6" calcext:value-type="float">
            <text:p>2907,6</text:p>
          </table:table-cell>
          <table:table-cell table:style-name="ce1" office:value-type="float" office:value="2180.8" calcext:value-type="float">
            <text:p>2180,8</text:p>
          </table:table-cell>
          <table:table-cell table:style-name="ce1" office:value-type="float" office:value="300.5" calcext:value-type="float">
            <text:p>300,5</text:p>
          </table:table-cell>
          <table:table-cell table:style-name="ce1" office:value-type="float" office:value="180.4" calcext:value-type="float">
            <text:p>180,4</text:p>
          </table:table-cell>
          <table:table-cell table:style-name="ce1" office:value-type="float" office:value="19854.8" calcext:value-type="float">
            <text:p>19854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1.8" calcext:value-type="float">
            <text:p>861,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5.9" calcext:value-type="float">
            <text:p>15,9</text:p>
          </table:table-cell>
          <table:table-cell table:style-name="ce1" office:value-type="float" office:value="3760" calcext:value-type="float">
            <text:p>376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391" calcext:value-type="float">
            <text:p>3391</text:p>
          </table:table-cell>
          <table:table-cell table:style-name="ce1" office:value-type="float" office:value="1323.2" calcext:value-type="float">
            <text:p>1323,2</text:p>
          </table:table-cell>
          <table:table-cell table:style-name="ce1" office:value-type="float" office:value="1744.6" calcext:value-type="float">
            <text:p>1744,6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2847.2" calcext:value-type="float">
            <text:p>2847,2</text:p>
          </table:table-cell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350.5" calcext:value-type="float">
            <text:p>350,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095.8" calcext:value-type="float">
            <text:p>20095,8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62.2" calcext:value-type="float">
            <text:p>962,2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7.7" calcext:value-type="float">
            <text:p>17,7</text:p>
          </table:table-cell>
          <table:table-cell table:style-name="ce1" office:value-type="float" office:value="2506.6" calcext:value-type="float">
            <text:p>2506,6</text:p>
          </table:table-cell>
          <table:table-cell table:style-name="ce1" office:value-type="float" office:value="225.3" calcext:value-type="float">
            <text:p>225,3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5.5" calcext:value-type="float">
            <text:p>2105,5</text:p>
          </table:table-cell>
          <table:table-cell table:style-name="ce1" office:value-type="float" office:value="1904.8" calcext:value-type="float">
            <text:p>1904,8</text:p>
          </table:table-cell>
          <table:table-cell table:style-name="ce1" office:value-type="float" office:value="8138.4" calcext:value-type="float">
            <text:p>8138,4</text:p>
          </table:table-cell>
          <table:table-cell table:style-name="ce1" office:value-type="float" office:value="3609.6" calcext:value-type="float">
            <text:p>3609,6</text:p>
          </table:table-cell>
          <table:table-cell table:style-name="ce1" office:value-type="float" office:value="2982.8" calcext:value-type="float">
            <text:p>2982,8</text:p>
          </table:table-cell>
          <table:table-cell table:style-name="ce1" office:value-type="float" office:value="601.3" calcext:value-type="float">
            <text:p>601,3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9093.2" calcext:value-type="float">
            <text:p>19093,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62.6" calcext:value-type="float">
            <text:p>1162,6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9.4" calcext:value-type="float">
            <text:p>19,4</text:p>
          </table:table-cell>
          <table:table-cell office:value-type="float" office:value="3389" calcext:value-type="float">
            <text:p>3389</text:p>
          </table:table-cell>
          <table:table-cell office:value-type="float" office:value="140" calcext:value-type="float">
            <text:p>140</text:p>
          </table:table-cell>
          <table:table-cell office:value-type="float" office:value="4521.4" calcext:value-type="float">
            <text:p>4521,4</text:p>
          </table:table-cell>
          <table:table-cell office:value-type="float" office:value="3391" calcext:value-type="float">
            <text:p>3391</text:p>
          </table:table-cell>
          <table:table-cell office:value-type="float" office:value="0" calcext:value-type="float">
            <text:p>0</text:p>
          </table:table-cell>
          <table:table-cell office:value-type="float" office:value="1729.3" calcext:value-type="float">
            <text:p>1729,3</text:p>
          </table:table-cell>
          <table:table-cell office:value-type="float" office:value="2085.4" calcext:value-type="float">
            <text:p>2085,4</text:p>
          </table:table-cell>
          <table:table-cell office:value-type="float" office:value="3391" calcext:value-type="float">
            <text:p>3391</text:p>
          </table:table-cell>
          <table:table-cell office:value-type="float" office:value="3429" calcext:value-type="float">
            <text:p>3429</text:p>
          </table:table-cell>
          <table:table-cell office:value-type="float" office:value="2606.8" calcext:value-type="float">
            <text:p>2606,8</text:p>
          </table:table-cell>
          <table:table-cell office:value-type="float" office:value="450.8" calcext:value-type="float">
            <text:p>450,8</text:p>
          </table:table-cell>
          <table:table-cell office:value-type="float" office:value="125" calcext:value-type="float">
            <text:p>125</text:p>
          </table:table-cell>
          <table:table-cell office:value-type="float" office:value="18992.8" calcext:value-type="float">
            <text:p>18992,8</text:p>
          </table:table-cell>
          <table:table-cell office:value-type="float" office:value="50" calcext:value-type="float">
            <text:p>50</text:p>
          </table:table-cell>
          <table:table-cell office:value-type="float" office:value="200.3" calcext:value-type="float">
            <text:p>200,3</text:p>
          </table:table-cell>
          <table:table-cell office:value-type="float" office:value="1202.8" calcext:value-type="float">
            <text:p>1202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21.2" calcext:value-type="float">
            <text:p>21,2</text:p>
          </table:table-cell>
          <table:table-cell office:value-type="float" office:value="2847.6" calcext:value-type="float">
            <text:p>2847,6</text:p>
          </table:table-cell>
          <table:table-cell office:value-type="float" office:value="200.2" calcext:value-type="float">
            <text:p>200,2</text:p>
          </table:table-cell>
          <table:table-cell office:value-type="float" office:value="10173" calcext:value-type="float">
            <text:p>10173</text:p>
          </table:table-cell>
          <table:table-cell office:value-type="float" office:value="9042.7" calcext:value-type="float">
            <text:p>9042,7</text:p>
          </table:table-cell>
          <table:table-cell office:value-type="float" office:value="0" calcext:value-type="float">
            <text:p>0</text:p>
          </table:table-cell>
          <table:table-cell office:value-type="float" office:value="2030.3" calcext:value-type="float">
            <text:p>2030,3</text:p>
          </table:table-cell>
          <table:table-cell office:value-type="float" office:value="1764.6" calcext:value-type="float">
            <text:p>1764,6</text:p>
          </table:table-cell>
          <table:table-cell office:value-type="float" office:value="65216" calcext:value-type="float">
            <text:p>65216</text:p>
          </table:table-cell>
          <table:table-cell office:value-type="float" office:value="3128.4" calcext:value-type="float">
            <text:p>3128,4</text:p>
          </table:table-cell>
          <table:table-cell office:value-type="float" office:value="2356.3" calcext:value-type="float">
            <text:p>2356,3</text:p>
          </table:table-cell>
          <table:table-cell office:value-type="float" office:value="601.3" calcext:value-type="float">
            <text:p>601,3</text:p>
          </table:table-cell>
          <table:table-cell office:value-type="float" office:value="225.3" calcext:value-type="float">
            <text:p>225,3</text:p>
          </table:table-cell>
          <table:table-cell office:value-type="float" office:value="19815.2" calcext:value-type="float">
            <text:p>19815,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183" calcext:value-type="float">
            <text:p>118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3028" calcext:value-type="float">
            <text:p>3028</text:p>
          </table:table-cell>
          <table:table-cell office:value-type="float" office:value="240.2" calcext:value-type="float">
            <text:p>240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231064.3" calcext:value-type="float">
            <text:p>231064,3</text:p>
          </table:table-cell>
          <table:table-cell office:value-type="float" office:value="0" calcext:value-type="float">
            <text:p>0</text:p>
          </table:table-cell>
          <table:table-cell office:value-type="float" office:value="1578.8" calcext:value-type="float">
            <text:p>1578,8</text:p>
          </table:table-cell>
          <table:table-cell office:value-type="float" office:value="2265.8" calcext:value-type="float">
            <text:p>2265,8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4070.8" calcext:value-type="float">
            <text:p>4070,8</text:p>
          </table:table-cell>
          <table:table-cell office:value-type="float" office:value="2230.8" calcext:value-type="float">
            <text:p>2230,8</text:p>
          </table:table-cell>
          <table:table-cell office:value-type="float" office:value="651.3" calcext:value-type="float">
            <text:p>651,3</text:p>
          </table:table-cell>
          <table:table-cell office:value-type="float" office:value="100" calcext:value-type="float">
            <text:p>100</text:p>
          </table:table-cell>
          <table:table-cell office:value-type="float" office:value="589643.2" calcext:value-type="float">
            <text:p>589643,2</text:p>
          </table:table-cell>
          <table:table-cell office:value-type="float" office:value="37.5" calcext:value-type="float">
            <text:p>37,5</text:p>
          </table:table-cell>
          <table:table-cell office:value-type="float" office:value="140" calcext:value-type="float">
            <text:p>140</text:p>
          </table:table-cell>
          <table:table-cell office:value-type="float" office:value="1127.5" calcext:value-type="float">
            <text:p>1127,5</text:p>
          </table:table-cell>
          <table:table-cell office:value-type="float" office:value="90" calcext:value-type="float">
            <text:p>90</text:p>
          </table:table-cell>
          <table:table-cell office:value-type="float" office:value="8138.4" calcext:value-type="float">
            <text:p>8138,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.7" calcext:value-type="float">
            <text:p>24,7</text:p>
          </table:table-cell>
          <table:table-cell office:value-type="float" office:value="2847.2" calcext:value-type="float">
            <text:p>2847,2</text:p>
          </table:table-cell>
          <table:table-cell office:value-type="float" office:value="440.8" calcext:value-type="float">
            <text:p>440,8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1759992" calcext:value-type="float">
            <text:p>1759992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1664" calcext:value-type="float">
            <text:p>1664</text:p>
          </table:table-cell>
          <table:table-cell office:value-type="float" office:value="76094.4" calcext:value-type="float">
            <text:p>76094,4</text:p>
          </table:table-cell>
          <table:table-cell office:value-type="float" office:value="3529.4" calcext:value-type="float">
            <text:p>3529,4</text:p>
          </table:table-cell>
          <table:table-cell office:value-type="float" office:value="2732.3" calcext:value-type="float">
            <text:p>2732,3</text:p>
          </table:table-cell>
          <table:table-cell office:value-type="float" office:value="621.4" calcext:value-type="float">
            <text:p>621,4</text:p>
          </table:table-cell>
          <table:table-cell office:value-type="float" office:value="480.8" calcext:value-type="float">
            <text:p>480,8</text:p>
          </table:table-cell>
          <table:table-cell office:value-type="float" office:value="1662720" calcext:value-type="float">
            <text:p>1662720</text:p>
          </table:table-cell>
          <table:table-cell office:value-type="float" office:value="71.4" calcext:value-type="float">
            <text:p>71,4</text:p>
          </table:table-cell>
          <table:table-cell office:value-type="float" office:value="233.7" calcext:value-type="float">
            <text:p>233,7</text:p>
          </table:table-cell>
          <table:table-cell office:value-type="float" office:value="1022.4" calcext:value-type="float">
            <text:p>1022,4</text:p>
          </table:table-cell>
          <table:table-cell office:value-type="float" office:value="140" calcext:value-type="float">
            <text:p>140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200.4" calcext:value-type="float">
            <text:p>200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.5" calcext:value-type="float">
            <text:p>26,5</text:p>
          </table:table-cell>
          <table:table-cell office:value-type="float" office:value="3088.2" calcext:value-type="float">
            <text:p>3088,2</text:p>
          </table:table-cell>
          <table:table-cell office:value-type="float" office:value="882" calcext:value-type="float">
            <text:p>882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2736631.6" calcext:value-type="float">
            <text:p>2736631,6</text:p>
          </table:table-cell>
          <table:table-cell office:value-type="float" office:value="3391" calcext:value-type="float">
            <text:p>3391</text:p>
          </table:table-cell>
          <table:table-cell office:value-type="float" office:value="1478.5" calcext:value-type="float">
            <text:p>1478,5</text:p>
          </table:table-cell>
          <table:table-cell office:value-type="float" office:value="1944.8" calcext:value-type="float">
            <text:p>1944,8</text:p>
          </table:table-cell>
          <table:table-cell office:value-type="float" office:value="76094.4" calcext:value-type="float">
            <text:p>76094,4</text:p>
          </table:table-cell>
          <table:table-cell office:value-type="float" office:value="3068.2" calcext:value-type="float">
            <text:p>3068,2</text:p>
          </table:table-cell>
          <table:table-cell office:value-type="float" office:value="2381.3" calcext:value-type="float">
            <text:p>2381,3</text:p>
          </table:table-cell>
          <table:table-cell office:value-type="float" office:value="621.2" calcext:value-type="float">
            <text:p>621,2</text:p>
          </table:table-cell>
          <table:table-cell office:value-type="float" office:value="475.8" calcext:value-type="float">
            <text:p>475,8</text:p>
          </table:table-cell>
          <table:table-cell office:value-type="float" office:value="2165830.4" calcext:value-type="float">
            <text:p>2165830,4</text:p>
          </table:table-cell>
          <table:table-cell office:value-type="float" office:value="112.5" calcext:value-type="float">
            <text:p>112,5</text:p>
          </table:table-cell>
          <table:table-cell office:value-type="float" office:value="220.2" calcext:value-type="float">
            <text:p>220,2</text:p>
          </table:table-cell>
          <table:table-cell office:value-type="float" office:value="1142.8" calcext:value-type="float">
            <text:p>1142,8</text:p>
          </table:table-cell>
          <table:table-cell office:value-type="float" office:value="160" calcext:value-type="float">
            <text:p>160</text:p>
          </table:table-cell>
          <table:table-cell office:value-type="float" office:value="29840.9" calcext:value-type="float">
            <text:p>29840,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.3" calcext:value-type="float">
            <text:p>28,3</text:p>
          </table:table-cell>
          <table:table-cell office:value-type="float" office:value="3248.6" calcext:value-type="float">
            <text:p>3248,6</text:p>
          </table:table-cell>
          <table:table-cell office:value-type="float" office:value="1002.2" calcext:value-type="float">
            <text:p>1002,2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3046760.2" calcext:value-type="float">
            <text:p>3046760,2</text:p>
          </table:table-cell>
          <table:table-cell office:value-type="float" office:value="0" calcext:value-type="float">
            <text:p>0</text:p>
          </table:table-cell>
          <table:table-cell office:value-type="float" office:value="1378.5" calcext:value-type="float">
            <text:p>1378,5</text:p>
          </table:table-cell>
          <table:table-cell office:value-type="float" office:value="1824.4" calcext:value-type="float">
            <text:p>1824,4</text:p>
          </table:table-cell>
          <table:table-cell office:value-type="float" office:value="76094.4" calcext:value-type="float">
            <text:p>76094,4</text:p>
          </table:table-cell>
          <table:table-cell office:value-type="float" office:value="2647" calcext:value-type="float">
            <text:p>2647</text:p>
          </table:table-cell>
          <table:table-cell office:value-type="float" office:value="2506.5" calcext:value-type="float">
            <text:p>2506,5</text:p>
          </table:table-cell>
          <table:table-cell office:value-type="float" office:value="721.6" calcext:value-type="float">
            <text:p>721,6</text:p>
          </table:table-cell>
          <table:table-cell office:value-type="float" office:value="651.5" calcext:value-type="float">
            <text:p>651,5</text:p>
          </table:table-cell>
          <table:table-cell office:value-type="float" office:value="2389804.8" calcext:value-type="float">
            <text:p>2389804,8</text:p>
          </table:table-cell>
          <table:table-cell office:value-type="float" office:value="100" calcext:value-type="float">
            <text:p>100</text:p>
          </table:table-cell>
          <table:table-cell office:value-type="float" office:value="180.2" calcext:value-type="float">
            <text:p>180,2</text:p>
          </table:table-cell>
          <table:table-cell office:value-type="float" office:value="1102.6" calcext:value-type="float">
            <text:p>1102,6</text:p>
          </table:table-cell>
          <table:table-cell office:value-type="float" office:value="225" calcext:value-type="float">
            <text:p>225</text:p>
          </table:table-cell>
          <table:table-cell office:value-type="float" office:value="27128.1" calcext:value-type="float">
            <text:p>27128,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0.1" calcext:value-type="float">
            <text:p>30,1</text:p>
          </table:table-cell>
          <table:table-cell office:value-type="float" office:value="3128" calcext:value-type="float">
            <text:p>3128</text:p>
          </table:table-cell>
          <table:table-cell office:value-type="float" office:value="862" calcext:value-type="float">
            <text:p>862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3365054.5" calcext:value-type="float">
            <text:p>3365054,5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2005" calcext:value-type="float">
            <text:p>2005</text:p>
          </table:table-cell>
          <table:table-cell office:value-type="float" office:value="78807.2" calcext:value-type="float">
            <text:p>78807,2</text:p>
          </table:table-cell>
          <table:table-cell office:value-type="float" office:value="2787.2" calcext:value-type="float">
            <text:p>2787,2</text:p>
          </table:table-cell>
          <table:table-cell office:value-type="float" office:value="2657" calcext:value-type="float">
            <text:p>2657</text:p>
          </table:table-cell>
          <table:table-cell office:value-type="float" office:value="460.6" calcext:value-type="float">
            <text:p>460,6</text:p>
          </table:table-cell>
          <table:table-cell office:value-type="float" office:value="521" calcext:value-type="float">
            <text:p>521</text:p>
          </table:table-cell>
          <table:table-cell office:value-type="float" office:value="2512933.8" calcext:value-type="float">
            <text:p>2512933,8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042.2" calcext:value-type="float">
            <text:p>1042,2</text:p>
          </table:table-cell>
          <table:table-cell office:value-type="float" office:value="100" calcext:value-type="float">
            <text:p>100</text:p>
          </table:table-cell>
          <table:table-cell office:value-type="float" office:value="32553.8" calcext:value-type="float">
            <text:p>32553,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1.8" calcext:value-type="float">
            <text:p>31,8</text:p>
          </table:table-cell>
          <table:table-cell office:value-type="float" office:value="3489.4" calcext:value-type="float">
            <text:p>3489,4</text:p>
          </table:table-cell>
          <table:table-cell office:value-type="float" office:value="962" calcext:value-type="float">
            <text:p>96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3416706.6" calcext:value-type="float">
            <text:p>3416706,6</text:p>
          </table:table-cell>
          <table:table-cell office:value-type="float" office:value="0" calcext:value-type="float">
            <text:p>0</text:p>
          </table:table-cell>
          <table:table-cell office:value-type="float" office:value="1604.3" calcext:value-type="float">
            <text:p>1604,3</text:p>
          </table:table-cell>
          <table:table-cell office:value-type="float" office:value="2065.2" calcext:value-type="float">
            <text:p>2065,2</text:p>
          </table:table-cell>
          <table:table-cell office:value-type="float" office:value="84232.8" calcext:value-type="float">
            <text:p>84232,8</text:p>
          </table:table-cell>
          <table:table-cell office:value-type="float" office:value="3449.2" calcext:value-type="float">
            <text:p>3449,2</text:p>
          </table:table-cell>
          <table:table-cell office:value-type="float" office:value="2907.8" calcext:value-type="float">
            <text:p>2907,8</text:p>
          </table:table-cell>
          <table:table-cell office:value-type="float" office:value="521" calcext:value-type="float">
            <text:p>521</text:p>
          </table:table-cell>
          <table:table-cell office:value-type="float" office:value="420.6" calcext:value-type="float">
            <text:p>420,6</text:p>
          </table:table-cell>
          <table:table-cell office:value-type="float" office:value="2617888" calcext:value-type="float">
            <text:p>2617888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403.6" calcext:value-type="float">
            <text:p>1403,6</text:p>
          </table:table-cell>
          <table:table-cell office:value-type="float" office:value="90" calcext:value-type="float">
            <text:p>90</text:p>
          </table:table-cell>
          <table:table-cell office:value-type="float" office:value="32553.8" calcext:value-type="float">
            <text:p>32553,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3.6" calcext:value-type="float">
            <text:p>33,6</text:p>
          </table:table-cell>
          <table:table-cell office:value-type="float" office:value="3669.6" calcext:value-type="float">
            <text:p>3669,6</text:p>
          </table:table-cell>
          <table:table-cell office:value-type="float" office:value="1443.6" calcext:value-type="float">
            <text:p>1443,6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3816656.4" calcext:value-type="float">
            <text:p>3816656,4</text:p>
          </table:table-cell>
          <table:table-cell office:value-type="float" office:value="0" calcext:value-type="float">
            <text:p>0</text:p>
          </table:table-cell>
          <table:table-cell office:value-type="float" office:value="1754.5" calcext:value-type="float">
            <text:p>1754,5</text:p>
          </table:table-cell>
          <table:table-cell office:value-type="float" office:value="2331" calcext:value-type="float">
            <text:p>2331</text:p>
          </table:table-cell>
          <table:table-cell office:value-type="float" office:value="78807.2" calcext:value-type="float">
            <text:p>78807,2</text:p>
          </table:table-cell>
          <table:table-cell office:value-type="float" office:value="3910.6" calcext:value-type="float">
            <text:p>3910,6</text:p>
          </table:table-cell>
          <table:table-cell office:value-type="float" office:value="2757" calcext:value-type="float">
            <text:p>2757</text:p>
          </table:table-cell>
          <table:table-cell office:value-type="float" office:value="726.5" calcext:value-type="float">
            <text:p>726,5</text:p>
          </table:table-cell>
          <table:table-cell office:value-type="float" office:value="551.3" calcext:value-type="float">
            <text:p>551,3</text:p>
          </table:table-cell>
          <table:table-cell office:value-type="float" office:value="2856585.1" calcext:value-type="float">
            <text:p>2856585,1</text:p>
          </table:table-cell>
          <table:table-cell office:value-type="float" office:value="112.5" calcext:value-type="float">
            <text:p>112,5</text:p>
          </table:table-cell>
          <table:table-cell office:value-type="float" office:value="150.3" calcext:value-type="float">
            <text:p>150,3</text:p>
          </table:table-cell>
          <table:table-cell office:value-type="float" office:value="1082.4" calcext:value-type="float">
            <text:p>1082,4</text:p>
          </table:table-cell>
          <table:table-cell office:value-type="float" office:value="170" calcext:value-type="float">
            <text:p>170</text:p>
          </table:table-cell>
          <table:table-cell office:value-type="float" office:value="37979.4" calcext:value-type="float">
            <text:p>37979,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2" office:value-type="float" office:value="3810.4" calcext:value-type="float">
            <text:p>3810,4</text:p>
          </table:table-cell>
          <table:table-cell table:style-name="ce2" office:value-type="float" office:value="1383.6" calcext:value-type="float">
            <text:p>1383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3966268" calcext:value-type="float">
            <text:p>3966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9.3" calcext:value-type="float">
            <text:p>1629,3</text:p>
          </table:table-cell>
          <table:table-cell table:style-name="ce2" office:value-type="float" office:value="3133" calcext:value-type="float">
            <text:p>3133</text:p>
          </table:table-cell>
          <table:table-cell table:style-name="ce2" office:value-type="float" office:value="92398.4" calcext:value-type="float">
            <text:p>92398,4</text:p>
          </table:table-cell>
          <table:table-cell table:style-name="ce2" office:value-type="float" office:value="3208.6" calcext:value-type="float">
            <text:p>3208,6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2704505.6" calcext:value-type="float">
            <text:p>2704505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746.4" calcext:value-type="float">
            <text:p>40746,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2" office:value-type="float" office:value="3629.6" calcext:value-type="float">
            <text:p>3629,6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238389.8" calcext:value-type="float">
            <text:p>4238389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2306.2" calcext:value-type="float">
            <text:p>2306,2</text:p>
          </table:table-cell>
          <table:table-cell table:style-name="ce2" office:value-type="float" office:value="100564" calcext:value-type="float">
            <text:p>100564</text:p>
          </table:table-cell>
          <table:table-cell table:style-name="ce2" office:value-type="float" office:value="3549.4" calcext:value-type="float">
            <text:p>3549,4</text:p>
          </table:table-cell>
          <table:table-cell table:style-name="ce2" office:value-type="float" office:value="2155.3" calcext:value-type="float">
            <text:p>2155,3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861.6" calcext:value-type="float">
            <text:p>861,6</text:p>
          </table:table-cell>
          <table:table-cell table:style-name="ce2" office:value-type="float" office:value="2488396.8" calcext:value-type="float">
            <text:p>2488396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5.3" calcext:value-type="float">
            <text:p>125,3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746.4" calcext:value-type="float">
            <text:p>40746,4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2" office:value-type="float" office:value="3068.2" calcext:value-type="float">
            <text:p>3068,2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63528.3" calcext:value-type="float">
            <text:p>3963528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100591.1" calcext:value-type="float">
            <text:p>100591,1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726.8" calcext:value-type="float">
            <text:p>726,8</text:p>
          </table:table-cell>
          <table:table-cell table:style-name="ce2" office:value-type="float" office:value="2346259.2" calcext:value-type="float">
            <text:p>2346259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895518" calcext:value-type="float">
            <text:p>3895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108756.7" calcext:value-type="float">
            <text:p>108756,7</text:p>
          </table:table-cell>
          <table:table-cell table:style-name="ce2" office:value-type="float" office:value="3589.4" calcext:value-type="float">
            <text:p>3589,4</text:p>
          </table:table-cell>
          <table:table-cell table:style-name="ce2" office:value-type="float" office:value="2606.5" calcext:value-type="float">
            <text:p>2606,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781.4" calcext:value-type="float">
            <text:p>781,4</text:p>
          </table:table-cell>
          <table:table-cell table:style-name="ce2" office:value-type="float" office:value="1826056.5" calcext:value-type="float">
            <text:p>1826056,5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2" office:value-type="float" office:value="3328.8" calcext:value-type="float">
            <text:p>3328,8</text:p>
          </table:table-cell>
          <table:table-cell table:style-name="ce2" office:value-type="float" office:value="1524" calcext:value-type="float">
            <text:p>152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786653" calcext:value-type="float">
            <text:p>37866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122320.7" calcext:value-type="float">
            <text:p>122320,7</text:p>
          </table:table-cell>
          <table:table-cell table:style-name="ce2" office:value-type="float" office:value="3188.6" calcext:value-type="float">
            <text:p>3188,6</text:p>
          </table:table-cell>
          <table:table-cell table:style-name="ce2" office:value-type="float" office:value="2957.8" calcext:value-type="float">
            <text:p>2957,8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561.2" calcext:value-type="float">
            <text:p>561,2</text:p>
          </table:table-cell>
          <table:table-cell table:style-name="ce2" office:value-type="float" office:value="1972224" calcext:value-type="float">
            <text:p>19722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5293.7" calcext:value-type="float">
            <text:p>35293,7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17007.3" calcext:value-type="float">
            <text:p>491700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865" calcext:value-type="float">
            <text:p>1865</text:p>
          </table:table-cell>
          <table:table-cell table:style-name="ce2" office:value-type="float" office:value="135911.9" calcext:value-type="float">
            <text:p>135911,9</text:p>
          </table:table-cell>
          <table:table-cell table:style-name="ce2" office:value-type="float" office:value="3770.2" calcext:value-type="float">
            <text:p>3770,2</text:p>
          </table:table-cell>
          <table:table-cell table:style-name="ce2" office:value-type="float" office:value="2757.3" calcext:value-type="float">
            <text:p>2757,3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601.4" calcext:value-type="float">
            <text:p>601,4</text:p>
          </table:table-cell>
          <table:table-cell table:style-name="ce2" office:value-type="float" office:value="2063050.4" calcext:value-type="float">
            <text:p>2063050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3108" calcext:value-type="float">
            <text:p>3108</text:p>
          </table:table-cell>
          <table:table-cell table:style-name="ce2" office:value-type="float" office:value="1323.4" calcext:value-type="float">
            <text:p>1323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3947197" calcext:value-type="float">
            <text:p>3947197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138706.1" calcext:value-type="float">
            <text:p>138706,1</text:p>
          </table:table-cell>
          <table:table-cell table:style-name="ce2" office:value-type="float" office:value="3489.2" calcext:value-type="float">
            <text:p>3489,2</text:p>
          </table:table-cell>
          <table:table-cell table:style-name="ce2" office:value-type="float" office:value="2832.5" calcext:value-type="float">
            <text:p>2832,5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992384" calcext:value-type="float">
            <text:p>199238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3432.1" calcext:value-type="float">
            <text:p>43432,1</text:p>
          </table:table-cell>
          <table:table-cell table:style-name="ce2" office:value-type="float" office:value="100.3" calcext:value-type="float">
            <text:p>1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824794.8" calcext:value-type="float">
            <text:p>3824794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1844.4" calcext:value-type="float">
            <text:p>1844,4</text:p>
          </table:table-cell>
          <table:table-cell table:style-name="ce2" office:value-type="float" office:value="146844.5" calcext:value-type="float">
            <text:p>146844,5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2557" calcext:value-type="float">
            <text:p>2557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500.6" calcext:value-type="float">
            <text:p>500,6</text:p>
          </table:table-cell>
          <table:table-cell table:style-name="ce2" office:value-type="float" office:value="1932320" calcext:value-type="float">
            <text:p>1932320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80.2" calcext:value-type="float">
            <text:p>180,2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8884.9" calcext:value-type="float">
            <text:p>48884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3822055" calcext:value-type="float">
            <text:p>38220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5.8" calcext:value-type="float">
            <text:p>2105,8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141418.9" calcext:value-type="float">
            <text:p>141418,9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801.5" calcext:value-type="float">
            <text:p>801,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956678.4" calcext:value-type="float">
            <text:p>1956678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6172.1" calcext:value-type="float">
            <text:p>46172,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2" office:value-type="float" office:value="2967.6" calcext:value-type="float">
            <text:p>2967,6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3944484.3" calcext:value-type="float">
            <text:p>3944484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152297.3" calcext:value-type="float">
            <text:p>152297,3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963321.6" calcext:value-type="float">
            <text:p>1963321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8884.9" calcext:value-type="float">
            <text:p>48884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3955416.8" calcext:value-type="float">
            <text:p>395541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79.3" calcext:value-type="float">
            <text:p>1779,3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163148.5" calcext:value-type="float">
            <text:p>163148,5</text:p>
          </table:table-cell>
          <table:table-cell table:style-name="ce2" office:value-type="float" office:value="2666.8" calcext:value-type="float">
            <text:p>2666,8</text:p>
          </table:table-cell>
          <table:table-cell table:style-name="ce2" office:value-type="float" office:value="2982.8" calcext:value-type="float">
            <text:p>2982,8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028729.6" calcext:value-type="float">
            <text:p>2028729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1651.9" calcext:value-type="float">
            <text:p>51651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2" office:value-type="float" office:value="3268.8" calcext:value-type="float">
            <text:p>3268,8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3892832.1" calcext:value-type="float">
            <text:p>3892832,1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1954.8" calcext:value-type="float">
            <text:p>1954,8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154983" calcext:value-type="float">
            <text:p>154983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651.5" calcext:value-type="float">
            <text:p>651,5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011545.6" calcext:value-type="float">
            <text:p>2011545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7077.6" calcext:value-type="float">
            <text:p>57077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075132.8" calcext:value-type="float">
            <text:p>407513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60462.9" calcext:value-type="float">
            <text:p>160462,9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039225.6" calcext:value-type="float">
            <text:p>2039225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20346.1" calcext:value-type="float">
            <text:p>20346,1</text:p>
          </table:table-cell>
          <table:table-cell table:style-name="ce2" office:value-type="float" office:value="4115879.8" calcext:value-type="float">
            <text:p>4115879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160435.7" calcext:value-type="float">
            <text:p>160435,7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2907.5" calcext:value-type="float">
            <text:p>2907,5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2209670.4" calcext:value-type="float">
            <text:p>220967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3381.6" calcext:value-type="float">
            <text:p>73381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2" office:value-type="float" office:value="3349" calcext:value-type="float">
            <text:p>3349</text:p>
          </table:table-cell>
          <table:table-cell table:style-name="ce2" office:value-type="float" office:value="2627" calcext:value-type="float">
            <text:p>2627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328076" calcext:value-type="float">
            <text:p>43280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154983" calcext:value-type="float">
            <text:p>154983</text:p>
          </table:table-cell>
          <table:table-cell table:style-name="ce2" office:value-type="float" office:value="2867.4" calcext:value-type="float">
            <text:p>2867,4</text:p>
          </table:table-cell>
          <table:table-cell table:style-name="ce2" office:value-type="float" office:value="2832.5" calcext:value-type="float">
            <text:p>2832,5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086753.9" calcext:value-type="float">
            <text:p>2086753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20346.1" calcext:value-type="float">
            <text:p>20346,1</text:p>
          </table:table-cell>
          <table:table-cell table:style-name="ce2" office:value-type="float" office:value="4047923.6" calcext:value-type="float">
            <text:p>4047923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1378.3" calcext:value-type="float">
            <text:p>1378,3</text:p>
          </table:table-cell>
          <table:table-cell table:style-name="ce2" office:value-type="float" office:value="2546.8" calcext:value-type="float">
            <text:p>2546,8</text:p>
          </table:table-cell>
          <table:table-cell table:style-name="ce2" office:value-type="float" office:value="149557.4" calcext:value-type="float">
            <text:p>149557,4</text:p>
          </table:table-cell>
          <table:table-cell table:style-name="ce2" office:value-type="float" office:value="3569.6" calcext:value-type="float">
            <text:p>3569,6</text:p>
          </table:table-cell>
          <table:table-cell table:style-name="ce2" office:value-type="float" office:value="2757.3" calcext:value-type="float">
            <text:p>2757,3</text:p>
          </table:table-cell>
          <table:table-cell table:style-name="ce2" office:value-type="float" office:value="340.4" calcext:value-type="float">
            <text:p>340,4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2130790.4" calcext:value-type="float">
            <text:p>2130790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20346.1" calcext:value-type="float">
            <text:p>20346,1</text:p>
          </table:table-cell>
          <table:table-cell table:style-name="ce2" office:value-type="float" office:value="4113193.7" calcext:value-type="float">
            <text:p>4113193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133226.2" calcext:value-type="float">
            <text:p>133226,2</text:p>
          </table:table-cell>
          <table:table-cell table:style-name="ce2" office:value-type="float" office:value="3228.2" calcext:value-type="float">
            <text:p>3228,2</text:p>
          </table:table-cell>
          <table:table-cell table:style-name="ce2" office:value-type="float" office:value="2632" calcext:value-type="float">
            <text:p>2632</text:p>
          </table:table-cell>
          <table:table-cell table:style-name="ce2" office:value-type="float" office:value="420.4" calcext:value-type="float">
            <text:p>420,4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2052601.6" calcext:value-type="float">
            <text:p>2052601,6</text:p>
          </table:table-cell>
          <table:table-cell table:style-name="ce2" office:value-type="float" office:value="85.7" calcext:value-type="float">
            <text:p>85,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2" office:value-type="float" office:value="2827.6" calcext:value-type="float">
            <text:p>2827,6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031565.4" calcext:value-type="float">
            <text:p>4031565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141418.9" calcext:value-type="float">
            <text:p>141418,9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2043187.2" calcext:value-type="float">
            <text:p>2043187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62.5" calcext:value-type="float">
            <text:p>262,5</text:p>
          </table:table-cell>
          <table:table-cell table:style-name="ce2" office:value-type="float" office:value="95138.3" calcext:value-type="float">
            <text:p>95138,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3985258" calcext:value-type="float">
            <text:p>3985258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503.5" calcext:value-type="float">
            <text:p>1503,5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130540.5" calcext:value-type="float">
            <text:p>130540,5</text:p>
          </table:table-cell>
          <table:table-cell table:style-name="ce2" office:value-type="float" office:value="3047.8" calcext:value-type="float">
            <text:p>3047,8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2131628.8" calcext:value-type="float">
            <text:p>2131628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75.5" calcext:value-type="float">
            <text:p>275,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6016.7" calcext:value-type="float">
            <text:p>106016,7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360711.1" calcext:value-type="float">
            <text:p>4360711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127800.6" calcext:value-type="float">
            <text:p>127800,6</text:p>
          </table:table-cell>
          <table:table-cell table:style-name="ce2" office:value-type="float" office:value="3609.8" calcext:value-type="float">
            <text:p>3609,8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2269651.2" calcext:value-type="float">
            <text:p>2269651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8729.5" calcext:value-type="float">
            <text:p>108729,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1323" calcext:value-type="float">
            <text:p>1323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105028.2" calcext:value-type="float">
            <text:p>4105028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114182.3" calcext:value-type="float">
            <text:p>114182,3</text:p>
          </table:table-cell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2581.5" calcext:value-type="float">
            <text:p>2581,5</text:p>
          </table:table-cell>
          <table:table-cell table:style-name="ce2" office:value-type="float" office:value="400.6" calcext:value-type="float">
            <text:p>400,6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151724.8" calcext:value-type="float">
            <text:p>2151724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103303.9" calcext:value-type="float">
            <text:p>103303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2" office:value-type="float" office:value="3710" calcext:value-type="float">
            <text:p>371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979859.6" calcext:value-type="float">
            <text:p>3979859,6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103303.9" calcext:value-type="float">
            <text:p>103303,9</text:p>
          </table:table-cell>
          <table:table-cell table:style-name="ce2" office:value-type="float" office:value="3248.6" calcext:value-type="float">
            <text:p>3248,6</text:p>
          </table:table-cell>
          <table:table-cell table:style-name="ce2" office:value-type="float" office:value="3133.3" calcext:value-type="float">
            <text:p>3133,3</text:p>
          </table:table-cell>
          <table:table-cell table:style-name="ce2" office:value-type="float" office:value="400.4" calcext:value-type="float">
            <text:p>400,4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2076716.8" calcext:value-type="float">
            <text:p>2076716,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8756.7" calcext:value-type="float">
            <text:p>108756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2" office:value-type="float" office:value="2546.8" calcext:value-type="float">
            <text:p>2546,8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07795" calcext:value-type="float">
            <text:p>41077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92425.5" calcext:value-type="float">
            <text:p>92425,5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2506.8" calcext:value-type="float">
            <text:p>2506,8</text:p>
          </table:table-cell>
          <table:table-cell table:style-name="ce2" office:value-type="float" office:value="560.8" calcext:value-type="float">
            <text:p>560,8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201070.5" calcext:value-type="float">
            <text:p>2201070,5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16895.1" calcext:value-type="float">
            <text:p>116895,1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3649.8" calcext:value-type="float">
            <text:p>3649,8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68204.2" calcext:value-type="float">
            <text:p>4268204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810" calcext:value-type="float">
            <text:p>3810</text:p>
          </table:table-cell>
          <table:table-cell table:style-name="ce2" office:value-type="float" office:value="2857.5" calcext:value-type="float">
            <text:p>2857,5</text:p>
          </table:table-cell>
          <table:table-cell table:style-name="ce2" office:value-type="float" office:value="751.8" calcext:value-type="float">
            <text:p>751,8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2251257.6" calcext:value-type="float">
            <text:p>2251257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.2" calcext:value-type="float">
            <text:p>120,2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5060.7" calcext:value-type="float">
            <text:p>125060,7</text:p>
          </table:table-cell>
          <table:table-cell table:style-name="ce2" office:value-type="float" office:value="133.3" calcext:value-type="float">
            <text:p>1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2" office:value-type="float" office:value="2987.8" calcext:value-type="float">
            <text:p>2987,8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270917.1" calcext:value-type="float">
            <text:p>4270917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782.5" calcext:value-type="float">
            <text:p>2782,5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188.6" calcext:value-type="float">
            <text:p>3188,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475.8" calcext:value-type="float">
            <text:p>475,8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295782.4" calcext:value-type="float">
            <text:p>2295782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38706.1" calcext:value-type="float">
            <text:p>138706,1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2546.4" calcext:value-type="float">
            <text:p>2546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542984.9" calcext:value-type="float">
            <text:p>4542984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208.6" calcext:value-type="float">
            <text:p>3208,6</text:p>
          </table:table-cell>
          <table:table-cell table:style-name="ce2" office:value-type="float" office:value="2206" calcext:value-type="float">
            <text:p>2206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472051.2" calcext:value-type="float">
            <text:p>2472051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5861.4" calcext:value-type="float">
            <text:p>165861,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2" office:value-type="float" office:value="2847.6" calcext:value-type="float">
            <text:p>2847,6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37559.2" calcext:value-type="float">
            <text:p>4537559,2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2481.5" calcext:value-type="float">
            <text:p>2481,5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534092.8" calcext:value-type="float">
            <text:p>2534092,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2.2" calcext:value-type="float">
            <text:p>902,2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74026.9" calcext:value-type="float">
            <text:p>174026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442339.5" calcext:value-type="float">
            <text:p>444233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2592819.2" calcext:value-type="float">
            <text:p>2592819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41.6" calcext:value-type="float">
            <text:p>841,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7618.1" calcext:value-type="float">
            <text:p>187618,1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485880" calcext:value-type="float">
            <text:p>4485880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1829.5" calcext:value-type="float">
            <text:p>1829,5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584448" calcext:value-type="float">
            <text:p>258444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14854.8" calcext:value-type="float">
            <text:p>214854,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2" office:value-type="float" office:value="2426.4" calcext:value-type="float">
            <text:p>2426,4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608336.3" calcext:value-type="float">
            <text:p>460833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850.4" calcext:value-type="float">
            <text:p>3850,4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2569728" calcext:value-type="float">
            <text:p>2569728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28445.9" calcext:value-type="float">
            <text:p>228445,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78359.8" calcext:value-type="float">
            <text:p>4578359,8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3529.6" calcext:value-type="float">
            <text:p>3529,6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660396.8" calcext:value-type="float">
            <text:p>2660396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66.7" calcext:value-type="float">
            <text:p>166,7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28419" calcext:value-type="float">
            <text:p>22841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2" office:value-type="float" office:value="2426.4" calcext:value-type="float">
            <text:p>2426,4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676292.4" calcext:value-type="float">
            <text:p>4676292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83.2" calcext:value-type="float">
            <text:p>1383,2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469" calcext:value-type="float">
            <text:p>3469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1202.6" calcext:value-type="float">
            <text:p>1202,6</text:p>
          </table:table-cell>
          <table:table-cell table:style-name="ce2" office:value-type="float" office:value="2653561.6" calcext:value-type="float">
            <text:p>2653561,6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22993.2" calcext:value-type="float">
            <text:p>222993,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2" office:value-type="float" office:value="2586.6" calcext:value-type="float">
            <text:p>2586,6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706188" calcext:value-type="float">
            <text:p>47061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3529.4" calcext:value-type="float">
            <text:p>3529,4</text:p>
          </table:table-cell>
          <table:table-cell table:style-name="ce2" office:value-type="float" office:value="2556.8" calcext:value-type="float">
            <text:p>2556,8</text:p>
          </table:table-cell>
          <table:table-cell table:style-name="ce2" office:value-type="float" office:value="551.3" calcext:value-type="float">
            <text:p>551,3</text:p>
          </table:table-cell>
          <table:table-cell table:style-name="ce2" office:value-type="float" office:value="1323.4" calcext:value-type="float">
            <text:p>1323,4</text:p>
          </table:table-cell>
          <table:table-cell table:style-name="ce2" office:value-type="float" office:value="2603584" calcext:value-type="float">
            <text:p>260358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203976.4" calcext:value-type="float">
            <text:p>203976,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2" office:value-type="float" office:value="3268.4" calcext:value-type="float">
            <text:p>3268,4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450505" calcext:value-type="float">
            <text:p>4450505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3649.8" calcext:value-type="float">
            <text:p>3649,8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2475264" calcext:value-type="float">
            <text:p>247526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98523.6" calcext:value-type="float">
            <text:p>198523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2" office:value-type="float" office:value="2887.4" calcext:value-type="float">
            <text:p>2887,4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665441" calcext:value-type="float">
            <text:p>46654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589.6" calcext:value-type="float">
            <text:p>3589,6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2470361.6" calcext:value-type="float">
            <text:p>2470361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90358.1" calcext:value-type="float">
            <text:p>190358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404278.7" calcext:value-type="float">
            <text:p>4404278,7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654.3" calcext:value-type="float">
            <text:p>1654,3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543.6" calcext:value-type="float">
            <text:p>1543,6</text:p>
          </table:table-cell>
          <table:table-cell table:style-name="ce2" office:value-type="float" office:value="2413280" calcext:value-type="float">
            <text:p>24132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160435.7" calcext:value-type="float">
            <text:p>160435,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86602.8" calcext:value-type="float">
            <text:p>418660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248.6" calcext:value-type="float">
            <text:p>3248,6</text:p>
          </table:table-cell>
          <table:table-cell table:style-name="ce2" office:value-type="float" office:value="2556.5" calcext:value-type="float">
            <text:p>2556,5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320800" calcext:value-type="float">
            <text:p>23208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44158.9" calcext:value-type="float">
            <text:p>144158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29471" calcext:value-type="float">
            <text:p>41294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9.3" calcext:value-type="float">
            <text:p>1679,3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529.4" calcext:value-type="float">
            <text:p>3529,4</text:p>
          </table:table-cell>
          <table:table-cell table:style-name="ce2" office:value-type="float" office:value="2556.8" calcext:value-type="float">
            <text:p>2556,8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2254201.6" calcext:value-type="float">
            <text:p>2254201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41418.9" calcext:value-type="float">
            <text:p>141418,9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2" office:value-type="float" office:value="3168.2" calcext:value-type="float">
            <text:p>3168,2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202852.9" calcext:value-type="float">
            <text:p>4202852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187372.8" calcext:value-type="float">
            <text:p>2187372,8</text:p>
          </table:table-cell>
          <table:table-cell table:style-name="ce2" office:value-type="float" office:value="166.7" calcext:value-type="float">
            <text:p>166,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5939" calcext:value-type="float">
            <text:p>13593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2" office:value-type="float" office:value="2426.4" calcext:value-type="float">
            <text:p>2426,4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202907" calcext:value-type="float">
            <text:p>42029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5" calcext:value-type="float">
            <text:p>1478,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830.2" calcext:value-type="float">
            <text:p>3830,2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2120102.4" calcext:value-type="float">
            <text:p>2120102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2320.7" calcext:value-type="float">
            <text:p>122320,7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2" office:value-type="float" office:value="3208.6" calcext:value-type="float">
            <text:p>3208,6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59393.3" calcext:value-type="float">
            <text:p>415939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3309" calcext:value-type="float">
            <text:p>3309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551.3" calcext:value-type="float">
            <text:p>551,3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2074195.2" calcext:value-type="float">
            <text:p>2074195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20.2" calcext:value-type="float">
            <text:p>120,2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6043.8" calcext:value-type="float">
            <text:p>106043,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2" office:value-type="float" office:value="3409" calcext:value-type="float">
            <text:p>3409</text:p>
          </table:table-cell>
          <table:table-cell table:style-name="ce2" office:value-type="float" office:value="1724.6" calcext:value-type="float">
            <text:p>1724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51281.6" calcext:value-type="float">
            <text:p>415128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2226" calcext:value-type="float">
            <text:p>222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689.6" calcext:value-type="float">
            <text:p>3689,6</text:p>
          </table:table-cell>
          <table:table-cell table:style-name="ce2" office:value-type="float" office:value="2757.3" calcext:value-type="float">
            <text:p>2757,3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1203.2" calcext:value-type="float">
            <text:p>1203,2</text:p>
          </table:table-cell>
          <table:table-cell table:style-name="ce2" office:value-type="float" office:value="2023078.4" calcext:value-type="float">
            <text:p>2023078,4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95111.2" calcext:value-type="float">
            <text:p>95111,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2" office:value-type="float" office:value="3048.2" calcext:value-type="float">
            <text:p>3048,2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72312.2" calcext:value-type="float">
            <text:p>4072312,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4291.4" calcext:value-type="float">
            <text:p>4291,4</text:p>
          </table:table-cell>
          <table:table-cell table:style-name="ce2" office:value-type="float" office:value="1704.5" calcext:value-type="float">
            <text:p>1704,5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015718.4" calcext:value-type="float">
            <text:p>2015718,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61.8" calcext:value-type="float">
            <text:p>761,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29551.8" calcext:value-type="float">
            <text:p>412955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62476.1" calcext:value-type="float">
            <text:p>62476,1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475.8" calcext:value-type="float">
            <text:p>475,8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921587.2" calcext:value-type="float">
            <text:p>1921587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12467.5" calcext:value-type="float">
            <text:p>4012467,5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809248" calcext:value-type="float">
            <text:p>180924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1684.4" calcext:value-type="float">
            <text:p>1684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45183.7" calcext:value-type="float">
            <text:p>4045183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2105.8" calcext:value-type="float">
            <text:p>2105,8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429.2" calcext:value-type="float">
            <text:p>3429,2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621.4" calcext:value-type="float">
            <text:p>621,4</text:p>
          </table:table-cell>
          <table:table-cell table:style-name="ce2" office:value-type="float" office:value="1772083.2" calcext:value-type="float">
            <text:p>1772083,2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1924.8" calcext:value-type="float">
            <text:p>1924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107714.2" calcext:value-type="float">
            <text:p>4107714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2.2" calcext:value-type="float">
            <text:p>902,2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589.4" calcext:value-type="float">
            <text:p>3589,4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714880" calcext:value-type="float">
            <text:p>171488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54364.8" calcext:value-type="float">
            <text:p>54364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53322.1" calcext:value-type="float">
            <text:p>405332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3489.2" calcext:value-type="float">
            <text:p>3489,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651129.6" calcext:value-type="float">
            <text:p>1651129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23.8" calcext:value-type="float">
            <text:p>1423,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2" office:value-type="float" office:value="2506.6" calcext:value-type="float">
            <text:p>2506,6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32210.9" calcext:value-type="float">
            <text:p>4132210,9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4111" calcext:value-type="float">
            <text:p>4111</text:p>
          </table:table-cell>
          <table:table-cell table:style-name="ce2" office:value-type="float" office:value="2907.8" calcext:value-type="float">
            <text:p>2907,8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1423.2" calcext:value-type="float">
            <text:p>1423,2</text:p>
          </table:table-cell>
          <table:table-cell table:style-name="ce2" office:value-type="float" office:value="1585702.4" calcext:value-type="float">
            <text:p>1585702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20.6" calcext:value-type="float">
            <text:p>32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824.8" calcext:value-type="float">
            <text:p>1824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045210.4" calcext:value-type="float">
            <text:p>4045210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5093.6" calcext:value-type="float">
            <text:p>5093,6</text:p>
          </table:table-cell>
          <table:table-cell table:style-name="ce2" office:value-type="float" office:value="2932.5" calcext:value-type="float">
            <text:p>2932,5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512313.6" calcext:value-type="float">
            <text:p>1512313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51651.9" calcext:value-type="float">
            <text:p>51651,9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2" office:value-type="float" office:value="3233.5" calcext:value-type="float">
            <text:p>3233,5</text:p>
          </table:table-cell>
          <table:table-cell table:style-name="ce2" office:value-type="float" office:value="1483.8" calcext:value-type="float">
            <text:p>1483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88589" calcext:value-type="float">
            <text:p>4088589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2586.8" calcext:value-type="float">
            <text:p>2586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4111" calcext:value-type="float">
            <text:p>4111</text:p>
          </table:table-cell>
          <table:table-cell table:style-name="ce2" office:value-type="float" office:value="2807.3" calcext:value-type="float">
            <text:p>2807,3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510758.4" calcext:value-type="float">
            <text:p>1510758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4337.6" calcext:value-type="float">
            <text:p>54337,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2" office:value-type="float" office:value="2887.4" calcext:value-type="float">
            <text:p>2887,4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78491.1" calcext:value-type="float">
            <text:p>4178491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4251.4" calcext:value-type="float">
            <text:p>4251,4</text:p>
          </table:table-cell>
          <table:table-cell table:style-name="ce2" office:value-type="float" office:value="2757.3" calcext:value-type="float">
            <text:p>2757,3</text:p>
          </table:table-cell>
          <table:table-cell table:style-name="ce2" office:value-type="float" office:value="1082.8" calcext:value-type="float">
            <text:p>1082,8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1527680" calcext:value-type="float">
            <text:p>1527680</text:p>
          </table:table-cell>
          <table:table-cell table:style-name="ce2" office:value-type="float" office:value="85.7" calcext:value-type="float">
            <text:p>85,7</text:p>
          </table:table-cell>
          <table:table-cell table:style-name="ce2" office:value-type="float" office:value="200.2" calcext:value-type="float">
            <text:p>200,2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2" office:value-type="float" office:value="2646.8" calcext:value-type="float">
            <text:p>2646,8</text:p>
          </table:table-cell>
          <table:table-cell table:style-name="ce2" office:value-type="float" office:value="1483.4" calcext:value-type="float">
            <text:p>1483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15234.3" calcext:value-type="float">
            <text:p>4015234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669.8" calcext:value-type="float">
            <text:p>3669,8</text:p>
          </table:table-cell>
          <table:table-cell table:style-name="ce2" office:value-type="float" office:value="2582" calcext:value-type="float">
            <text:p>2582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403603.2" calcext:value-type="float">
            <text:p>1403603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066859.4" calcext:value-type="float">
            <text:p>4066859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5" calcext:value-type="float">
            <text:p>1478,5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228.4" calcext:value-type="float">
            <text:p>3228,4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1127.8" calcext:value-type="float">
            <text:p>1127,8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397200" calcext:value-type="float">
            <text:p>1397200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2" office:value-type="float" office:value="2767.4" calcext:value-type="float">
            <text:p>2767,4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34923.8" calcext:value-type="float">
            <text:p>4134923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3509.2" calcext:value-type="float">
            <text:p>3509,2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365433.6" calcext:value-type="float">
            <text:p>1365433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7077.6" calcext:value-type="float">
            <text:p>57077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2" office:value-type="float" office:value="2646.8" calcext:value-type="float">
            <text:p>2646,8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28879.5" calcext:value-type="float">
            <text:p>402887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469.4" calcext:value-type="float">
            <text:p>3469,4</text:p>
          </table:table-cell>
          <table:table-cell table:style-name="ce2" office:value-type="float" office:value="2456.8" calcext:value-type="float">
            <text:p>2456,8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383315.2" calcext:value-type="float">
            <text:p>1383315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25.3" calcext:value-type="float">
            <text:p>22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960815.2" calcext:value-type="float">
            <text:p>3960815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" calcext:value-type="float">
            <text:p>1328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529.2" calcext:value-type="float">
            <text:p>3529,2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372924.8" calcext:value-type="float">
            <text:p>1372924,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2" office:value-type="float" office:value="3334" calcext:value-type="float">
            <text:p>3334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876474.1" calcext:value-type="float">
            <text:p>3876474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125.2" calcext:value-type="float">
            <text:p>2125,2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3529.2" calcext:value-type="float">
            <text:p>3529,2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389216" calcext:value-type="float">
            <text:p>1389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8912" calcext:value-type="float">
            <text:p>4891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922700.6" calcext:value-type="float">
            <text:p>3922700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669.8" calcext:value-type="float">
            <text:p>3669,8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375.5" calcext:value-type="float">
            <text:p>375,5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1385478.4" calcext:value-type="float">
            <text:p>1385478,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6199.2" calcext:value-type="float">
            <text:p>46199,2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2" office:value-type="float" office:value="3228.8" calcext:value-type="float">
            <text:p>3228,8</text:p>
          </table:table-cell>
          <table:table-cell table:style-name="ce2" office:value-type="float" office:value="1403.8" calcext:value-type="float">
            <text:p>1403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47869.4" calcext:value-type="float">
            <text:p>4047869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185.4" calcext:value-type="float">
            <text:p>2185,4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409.2" calcext:value-type="float">
            <text:p>3409,2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463475.2" calcext:value-type="float">
            <text:p>1463475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1624.8" calcext:value-type="float">
            <text:p>51624,8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2" office:value-type="float" office:value="2867.8" calcext:value-type="float">
            <text:p>2867,8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026085.7" calcext:value-type="float">
            <text:p>4026085,7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729.8" calcext:value-type="float">
            <text:p>3729,8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1243.2" calcext:value-type="float">
            <text:p>1243,2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436569.6" calcext:value-type="float">
            <text:p>1436569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43.8" calcext:value-type="float">
            <text:p>1443,8</text:p>
          </table:table-cell>
          <table:table-cell table:style-name="ce2" office:value-type="float" office:value="262.5" calcext:value-type="float">
            <text:p>262,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936372.6" calcext:value-type="float">
            <text:p>3936372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8.5" calcext:value-type="float">
            <text:p>1528,5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4231.2" calcext:value-type="float">
            <text:p>4231,2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1027.5" calcext:value-type="float">
            <text:p>1027,5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435481.6" calcext:value-type="float">
            <text:p>1435481,6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892859.1" calcext:value-type="float">
            <text:p>3892859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9.3" calcext:value-type="float">
            <text:p>1629,3</text:p>
          </table:table-cell>
          <table:table-cell table:style-name="ce2" office:value-type="float" office:value="2305.8" calcext:value-type="float">
            <text:p>2305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529.4" calcext:value-type="float">
            <text:p>3529,4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461920" calcext:value-type="float">
            <text:p>14619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1624.8" calcext:value-type="float">
            <text:p>51624,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2" office:value-type="float" office:value="2767" calcext:value-type="float">
            <text:p>2767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900943.7" calcext:value-type="float">
            <text:p>3900943,7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855" calcext:value-type="float">
            <text:p>1855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4151" calcext:value-type="float">
            <text:p>4151</text:p>
          </table:table-cell>
          <table:table-cell table:style-name="ce2" office:value-type="float" office:value="4752.6" calcext:value-type="float">
            <text:p>4752,6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498099.2" calcext:value-type="float">
            <text:p>1498099,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0.4" calcext:value-type="float">
            <text:p>240,4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810.2" calcext:value-type="float">
            <text:p>810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741.6" calcext:value-type="float">
            <text:p>741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2" office:value-type="float" office:value="3268.8" calcext:value-type="float">
            <text:p>3268,8</text:p>
          </table:table-cell>
          <table:table-cell table:style-name="ce2" office:value-type="float" office:value="1644" calcext:value-type="float">
            <text:p>164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3963555.1" calcext:value-type="float">
            <text:p>3963555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3" calcext:value-type="float">
            <text:p>1253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4913.4" calcext:value-type="float">
            <text:p>4913,4</text:p>
          </table:table-cell>
          <table:table-cell table:style-name="ce2" office:value-type="float" office:value="4030.8" calcext:value-type="float">
            <text:p>4030,8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528288" calcext:value-type="float">
            <text:p>152828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420.8" calcext:value-type="float">
            <text:p>420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2045" calcext:value-type="float">
            <text:p>2045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974433.5" calcext:value-type="float">
            <text:p>397443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4130.8" calcext:value-type="float">
            <text:p>4130,8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1684.4" calcext:value-type="float">
            <text:p>1684,4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574412.8" calcext:value-type="float">
            <text:p>1574412,8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float" office:value="2887.4" calcext:value-type="float">
            <text:p>2887,4</text:p>
          </table:table-cell>
          <table:table-cell table:style-name="ce2" office:value-type="float" office:value="1864.6" calcext:value-type="float">
            <text:p>1864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39704" calcext:value-type="float">
            <text:p>40397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4030.8" calcext:value-type="float">
            <text:p>4030,8</text:p>
          </table:table-cell>
          <table:table-cell table:style-name="ce2" office:value-type="float" office:value="3183.5" calcext:value-type="float">
            <text:p>3183,5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578361.6" calcext:value-type="float">
            <text:p>1578361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450.8" calcext:value-type="float">
            <text:p>450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2" office:value-type="float" office:value="3349" calcext:value-type="float">
            <text:p>3349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034278.4" calcext:value-type="float">
            <text:p>4034278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2506.4" calcext:value-type="float">
            <text:p>2506,4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4111" calcext:value-type="float">
            <text:p>4111</text:p>
          </table:table-cell>
          <table:table-cell table:style-name="ce2" office:value-type="float" office:value="2757.5" calcext:value-type="float">
            <text:p>2757,5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622259.2" calcext:value-type="float">
            <text:p>1622259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180.2" calcext:value-type="float">
            <text:p>18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2" office:value-type="float" office:value="2647" calcext:value-type="float">
            <text:p>2647</text:p>
          </table:table-cell>
          <table:table-cell table:style-name="ce2" office:value-type="float" office:value="2326.2" calcext:value-type="float">
            <text:p>2326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15825.9" calcext:value-type="float">
            <text:p>4115825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9.8" calcext:value-type="float">
            <text:p>1729,8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4071" calcext:value-type="float">
            <text:p>4071</text:p>
          </table:table-cell>
          <table:table-cell table:style-name="ce2" office:value-type="float" office:value="2882.5" calcext:value-type="float">
            <text:p>2882,5</text:p>
          </table:table-cell>
          <table:table-cell table:style-name="ce2" office:value-type="float" office:value="1102.5" calcext:value-type="float">
            <text:p>1102,5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671264" calcext:value-type="float">
            <text:p>1671264</text:p>
          </table:table-cell>
          <table:table-cell table:style-name="ce2" office:value-type="float" office:value="142.9" calcext:value-type="float">
            <text:p>142,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2" office:value-type="float" office:value="2767.2" calcext:value-type="float">
            <text:p>2767,2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026112.5" calcext:value-type="float">
            <text:p>402611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5" calcext:value-type="float">
            <text:p>1453,5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4111" calcext:value-type="float">
            <text:p>4111</text:p>
          </table:table-cell>
          <table:table-cell table:style-name="ce2" office:value-type="float" office:value="2130.8" calcext:value-type="float">
            <text:p>2130,8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672812.8" calcext:value-type="float">
            <text:p>167281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7104.7" calcext:value-type="float">
            <text:p>57104,7</text:p>
          </table:table-cell>
          <table:table-cell table:style-name="ce2" office:value-type="float" office:value="150.3" calcext:value-type="float">
            <text:p>15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2125.8" calcext:value-type="float">
            <text:p>2125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35004.6" calcext:value-type="float">
            <text:p>4135004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4331.6" calcext:value-type="float">
            <text:p>4331,6</text:p>
          </table:table-cell>
          <table:table-cell table:style-name="ce2" office:value-type="float" office:value="3484" calcext:value-type="float">
            <text:p>3484</text:p>
          </table:table-cell>
          <table:table-cell table:style-name="ce2" office:value-type="float" office:value="4090.8" calcext:value-type="float">
            <text:p>4090,8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826649.6" calcext:value-type="float">
            <text:p>1826649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412.5" calcext:value-type="float">
            <text:p>412,5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300.5" calcext:value-type="float">
            <text:p>300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2" office:value-type="float" office:value="2927.6" calcext:value-type="float">
            <text:p>2927,6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221977.7" calcext:value-type="float">
            <text:p>4221977,7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3830.4" calcext:value-type="float">
            <text:p>3830,4</text:p>
          </table:table-cell>
          <table:table-cell table:style-name="ce2" office:value-type="float" office:value="2757.3" calcext:value-type="float">
            <text:p>2757,3</text:p>
          </table:table-cell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819622.4" calcext:value-type="float">
            <text:p>1819622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7050.4" calcext:value-type="float">
            <text:p>57050,4</text:p>
          </table:table-cell>
          <table:table-cell table:style-name="ce2" office:value-type="float" office:value="160.2" calcext:value-type="float">
            <text:p>16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2" office:value-type="float" office:value="2707.2" calcext:value-type="float">
            <text:p>2707,2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40322.4" calcext:value-type="float">
            <text:p>4140322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1665401.6" calcext:value-type="float">
            <text:p>1665401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22.6" calcext:value-type="float">
            <text:p>1022,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1651.9" calcext:value-type="float">
            <text:p>51651,9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2" office:value-type="float" office:value="3058.3" calcext:value-type="float">
            <text:p>3058,3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3996163.3" calcext:value-type="float">
            <text:p>399616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2225.6" calcext:value-type="float">
            <text:p>2225,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950.6" calcext:value-type="float">
            <text:p>3950,6</text:p>
          </table:table-cell>
          <table:table-cell table:style-name="ce2" office:value-type="float" office:value="2305.8" calcext:value-type="float">
            <text:p>2305,8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1564556.8" calcext:value-type="float">
            <text:p>1564556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60.2" calcext:value-type="float">
            <text:p>160,2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6172.1" calcext:value-type="float">
            <text:p>46172,1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2" office:value-type="float" office:value="2827.6" calcext:value-type="float">
            <text:p>2827,6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871048.3" calcext:value-type="float">
            <text:p>3871048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950.4" calcext:value-type="float">
            <text:p>3950,4</text:p>
          </table:table-cell>
          <table:table-cell table:style-name="ce2" office:value-type="float" office:value="2155.3" calcext:value-type="float">
            <text:p>2155,3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1469913.6" calcext:value-type="float">
            <text:p>1469913,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43459.3" calcext:value-type="float">
            <text:p>43459,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781308.2" calcext:value-type="float">
            <text:p>3781308,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870.2" calcext:value-type="float">
            <text:p>3870,2</text:p>
          </table:table-cell>
          <table:table-cell table:style-name="ce2" office:value-type="float" office:value="2907.5" calcext:value-type="float">
            <text:p>2907,5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459392" calcext:value-type="float">
            <text:p>145939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3459.3" calcext:value-type="float">
            <text:p>43459,3</text:p>
          </table:table-cell>
          <table:table-cell table:style-name="ce2" office:value-type="float" office:value="100.3" calcext:value-type="float">
            <text:p>100,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737767.6" calcext:value-type="float">
            <text:p>3737767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288.6" calcext:value-type="float">
            <text:p>3288,6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480691.2" calcext:value-type="float">
            <text:p>1480691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225.5" calcext:value-type="float">
            <text:p>225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544615.4" calcext:value-type="float">
            <text:p>3544615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4" calcext:value-type="float">
            <text:p>1704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334" calcext:value-type="float">
            <text:p>3334</text:p>
          </table:table-cell>
          <table:table-cell table:style-name="ce2" office:value-type="float" office:value="1855" calcext:value-type="float">
            <text:p>1855</text:p>
          </table:table-cell>
          <table:table-cell table:style-name="ce2" office:value-type="float" office:value="651.5" calcext:value-type="float">
            <text:p>651,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476761.6" calcext:value-type="float">
            <text:p>1476761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.3" calcext:value-type="float">
            <text:p>125,3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2" office:value-type="float" office:value="3068.2" calcext:value-type="float">
            <text:p>3068,2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569112" calcext:value-type="float">
            <text:p>35691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59763.3" calcext:value-type="float">
            <text:p>59763,3</text:p>
          </table:table-cell>
          <table:table-cell table:style-name="ce2" office:value-type="float" office:value="3810.2" calcext:value-type="float">
            <text:p>3810,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1503379.2" calcext:value-type="float">
            <text:p>1503379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582676.5" calcext:value-type="float">
            <text:p>3582676,5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569.4" calcext:value-type="float">
            <text:p>3569,4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1475193.6" calcext:value-type="float">
            <text:p>1475193,6</text:p>
          </table:table-cell>
          <table:table-cell table:style-name="ce2" office:value-type="float" office:value="157.1" calcext:value-type="float">
            <text:p>157,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87.5" calcext:value-type="float">
            <text:p>287,5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2" office:value-type="float" office:value="3168.2" calcext:value-type="float">
            <text:p>3168,2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623504.1" calcext:value-type="float">
            <text:p>3623504,1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403.2" calcext:value-type="float">
            <text:p>1403,2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489.4" calcext:value-type="float">
            <text:p>3489,4</text:p>
          </table:table-cell>
          <table:table-cell table:style-name="ce2" office:value-type="float" office:value="2331.3" calcext:value-type="float">
            <text:p>2331,3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480.6" calcext:value-type="float">
            <text:p>480,6</text:p>
          </table:table-cell>
          <table:table-cell table:style-name="ce2" office:value-type="float" office:value="1517196.8" calcext:value-type="float">
            <text:p>1517196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702419.8" calcext:value-type="float">
            <text:p>3702419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770.2" calcext:value-type="float">
            <text:p>3770,2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1597318.4" calcext:value-type="float">
            <text:p>1597318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2" office:value-type="float" office:value="2687.2" calcext:value-type="float">
            <text:p>2687,2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892832.1" calcext:value-type="float">
            <text:p>389283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2356.3" calcext:value-type="float">
            <text:p>2356,3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1609913.6" calcext:value-type="float">
            <text:p>1609913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686034.6" calcext:value-type="float">
            <text:p>3686034,6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4853" calcext:value-type="float">
            <text:p>4853</text:p>
          </table:table-cell>
          <table:table-cell table:style-name="ce2" office:value-type="float" office:value="2957.8" calcext:value-type="float">
            <text:p>2957,8</text:p>
          </table:table-cell>
          <table:table-cell table:style-name="ce2" office:value-type="float" office:value="2727.4" calcext:value-type="float">
            <text:p>2727,4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546668.8" calcext:value-type="float">
            <text:p>1546668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380.6" calcext:value-type="float">
            <text:p>380,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675129.1" calcext:value-type="float">
            <text:p>3675129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9.3" calcext:value-type="float">
            <text:p>1679,3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4431.8" calcext:value-type="float">
            <text:p>4431,8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764.6" calcext:value-type="float">
            <text:p>1764,6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545472" calcext:value-type="float">
            <text:p>154547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2" office:value-type="float" office:value="3148.2" calcext:value-type="float">
            <text:p>3148,2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729547.9" calcext:value-type="float">
            <text:p>3729547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2245.8" calcext:value-type="float">
            <text:p>2245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609.6" calcext:value-type="float">
            <text:p>3609,6</text:p>
          </table:table-cell>
          <table:table-cell table:style-name="ce2" office:value-type="float" office:value="2882.5" calcext:value-type="float">
            <text:p>2882,5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1579654.4" calcext:value-type="float">
            <text:p>1579654,4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125.3" calcext:value-type="float">
            <text:p>125,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830220.4" calcext:value-type="float">
            <text:p>3830220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2366.4" calcext:value-type="float">
            <text:p>2366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850" calcext:value-type="float">
            <text:p>3850</text:p>
          </table:table-cell>
          <table:table-cell table:style-name="ce2" office:value-type="float" office:value="3058" calcext:value-type="float">
            <text:p>3058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522003.2" calcext:value-type="float">
            <text:p>1522003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6276.9" calcext:value-type="float">
            <text:p>16276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2" office:value-type="float" office:value="3208.6" calcext:value-type="float">
            <text:p>3208,6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892832" calcext:value-type="float">
            <text:p>38928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4050.8" calcext:value-type="float">
            <text:p>4050,8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2218779.6" calcext:value-type="float">
            <text:p>2218779,6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175.3" calcext:value-type="float">
            <text:p>1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1383.2" calcext:value-type="float">
            <text:p>1383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933579" calcext:value-type="float">
            <text:p>39335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5" calcext:value-type="float">
            <text:p>1503,5</text:p>
          </table:table-cell>
          <table:table-cell table:style-name="ce2" office:value-type="float" office:value="2346.2" calcext:value-type="float">
            <text:p>2346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527705.6" calcext:value-type="float">
            <text:p>1527705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962.4" calcext:value-type="float">
            <text:p>962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909109.2" calcext:value-type="float">
            <text:p>3909109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592499.2" calcext:value-type="float">
            <text:p>1592499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2" office:value-type="float" office:value="2927.6" calcext:value-type="float">
            <text:p>2927,6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061487.7" calcext:value-type="float">
            <text:p>4061487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3930.4" calcext:value-type="float">
            <text:p>3930,4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751.8" calcext:value-type="float">
            <text:p>751,8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2141816.9" calcext:value-type="float">
            <text:p>2141816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2" office:value-type="float" office:value="2907.4" calcext:value-type="float">
            <text:p>2907,4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906477.4" calcext:value-type="float">
            <text:p>3906477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068.2" calcext:value-type="float">
            <text:p>3068,2</text:p>
          </table:table-cell>
          <table:table-cell table:style-name="ce2" office:value-type="float" office:value="2381.3" calcext:value-type="float">
            <text:p>2381,3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1664864" calcext:value-type="float">
            <text:p>1664864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225.3" calcext:value-type="float">
            <text:p>22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40376.3" calcext:value-type="float">
            <text:p>414037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709.8" calcext:value-type="float">
            <text:p>3709,8</text:p>
          </table:table-cell>
          <table:table-cell table:style-name="ce2" office:value-type="float" office:value="2807.3" calcext:value-type="float">
            <text:p>2807,3</text:p>
          </table:table-cell>
          <table:table-cell table:style-name="ce2" office:value-type="float" office:value="726.8" calcext:value-type="float">
            <text:p>726,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670265.6" calcext:value-type="float">
            <text:p>1670265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48541.9" calcext:value-type="float">
            <text:p>4148541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59763.3" calcext:value-type="float">
            <text:p>59763,3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741.8" calcext:value-type="float">
            <text:p>741,8</text:p>
          </table:table-cell>
          <table:table-cell table:style-name="ce2" office:value-type="float" office:value="1722570.6" calcext:value-type="float">
            <text:p>1722570,6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2" office:value-type="float" office:value="2767.2" calcext:value-type="float">
            <text:p>2767,2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3890092" calcext:value-type="float">
            <text:p>38900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3629.8" calcext:value-type="float">
            <text:p>3629,8</text:p>
          </table:table-cell>
          <table:table-cell table:style-name="ce2" office:value-type="float" office:value="2481.5" calcext:value-type="float">
            <text:p>2481,5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616249.6" calcext:value-type="float">
            <text:p>1616249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930839" calcext:value-type="float">
            <text:p>3930839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754.3" calcext:value-type="float">
            <text:p>1754,3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650" calcext:value-type="float">
            <text:p>3650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1585484.8" calcext:value-type="float">
            <text:p>1585484,8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float" office:value="2546.8" calcext:value-type="float">
            <text:p>2546,8</text:p>
          </table:table-cell>
          <table:table-cell table:style-name="ce2" office:value-type="float" office:value="1383.2" calcext:value-type="float">
            <text:p>138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3979859.2" calcext:value-type="float">
            <text:p>3979859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228.6" calcext:value-type="float">
            <text:p>3228,6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1645312" calcext:value-type="float">
            <text:p>164531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2" office:value-type="float" office:value="2707.2" calcext:value-type="float">
            <text:p>2707,2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3939112.4" calcext:value-type="float">
            <text:p>3939112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621.4" calcext:value-type="float">
            <text:p>621,4</text:p>
          </table:table-cell>
          <table:table-cell table:style-name="ce2" office:value-type="float" office:value="1600236.8" calcext:value-type="float">
            <text:p>1600236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746.4" calcext:value-type="float">
            <text:p>40746,4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208.6" calcext:value-type="float">
            <text:p>208,6</text:p>
          </table:table-cell>
          <table:table-cell office:value-type="float" office:value="3348.8" calcext:value-type="float">
            <text:p>3348,8</text:p>
          </table:table-cell>
          <table:table-cell office:value-type="float" office:value="1664.2" calcext:value-type="float">
            <text:p>1664,2</text:p>
          </table:table-cell>
          <table:table-cell office:value-type="float" office:value="3391" calcext:value-type="float">
            <text:p>3391</text:p>
          </table:table-cell>
          <table:table-cell office:value-type="float" office:value="3169216.5" calcext:value-type="float">
            <text:p>3169216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1253" calcext:value-type="float">
            <text:p>1253</text:p>
          </table:table-cell>
          <table:table-cell office:value-type="float" office:value="2085.2" calcext:value-type="float">
            <text:p>2085,2</text:p>
          </table:table-cell>
          <table:table-cell office:value-type="float" office:value="65216" calcext:value-type="float">
            <text:p>65216</text:p>
          </table:table-cell>
          <table:table-cell office:value-type="float" office:value="3790.2" calcext:value-type="float">
            <text:p>3790,2</text:p>
          </table:table-cell>
          <table:table-cell office:value-type="float" office:value="2255.8" calcext:value-type="float">
            <text:p>2255,8</text:p>
          </table:table-cell>
          <table:table-cell office:value-type="float" office:value="701.5" calcext:value-type="float">
            <text:p>701,5</text:p>
          </table:table-cell>
          <table:table-cell office:value-type="float" office:value="676.5" calcext:value-type="float">
            <text:p>676,5</text:p>
          </table:table-cell>
          <table:table-cell office:value-type="float" office:value="1139190.4" calcext:value-type="float">
            <text:p>1139190,4</text:p>
          </table:table-cell>
          <table:table-cell office:value-type="float" office:value="37.5" calcext:value-type="float">
            <text:p>37,5</text:p>
          </table:table-cell>
          <table:table-cell office:value-type="float" office:value="25" calcext:value-type="float">
            <text:p>25</text:p>
          </table:table-cell>
          <table:table-cell office:value-type="float" office:value="1182.8" calcext:value-type="float">
            <text:p>1182,8</text:p>
          </table:table-cell>
          <table:table-cell office:value-type="float" office:value="110" calcext:value-type="float">
            <text:p>110</text:p>
          </table:table-cell>
          <table:table-cell office:value-type="float" office:value="24415.3" calcext:value-type="float">
            <text:p>24415,3</text:p>
          </table:table-cell>
          <table:table-cell office:value-type="float" office:value="125.3" calcext:value-type="float">
            <text:p>125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002"/>
        </table:table-row>
        <table:table-row table:style-name="ro1">
          <table:table-cell table:style-name="Default" office:value-type="float" office:value="210.3" calcext:value-type="float">
            <text:p>210,3</text:p>
          </table:table-cell>
          <table:table-cell office:value-type="float" office:value="2306" calcext:value-type="float">
            <text:p>2306</text:p>
          </table:table-cell>
          <table:table-cell office:value-type="float" office:value="1102.8" calcext:value-type="float">
            <text:p>1102,8</text:p>
          </table:table-cell>
          <table:table-cell office:value-type="float" office:value="6782" calcext:value-type="float">
            <text:p>6782</text:p>
          </table:table-cell>
          <table:table-cell office:value-type="float" office:value="2051022.7" calcext:value-type="float">
            <text:p>2051022,7</text:p>
          </table:table-cell>
          <table:table-cell office:value-type="float" office:value="0" calcext:value-type="float">
            <text:p>0</text:p>
          </table:table-cell>
          <table:table-cell office:value-type="float" office:value="1629.3" calcext:value-type="float">
            <text:p>1629,3</text:p>
          </table:table-cell>
          <table:table-cell office:value-type="float" office:value="1985.2" calcext:value-type="float">
            <text:p>1985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589.6" calcext:value-type="float">
            <text:p>3589,6</text:p>
          </table:table-cell>
          <table:table-cell office:value-type="float" office:value="2386.2" calcext:value-type="float">
            <text:p>2386,2</text:p>
          </table:table-cell>
          <table:table-cell office:value-type="float" office:value="551" calcext:value-type="float">
            <text:p>551</text:p>
          </table:table-cell>
          <table:table-cell office:value-type="float" office:value="140" calcext:value-type="float">
            <text:p>140</text:p>
          </table:table-cell>
          <table:table-cell office:value-type="float" office:value="754966.4" calcext:value-type="float">
            <text:p>754966,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263" calcext:value-type="float">
            <text:p>1263</text:p>
          </table:table-cell>
          <table:table-cell office:value-type="float" office:value="90" calcext:value-type="float">
            <text:p>90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002"/>
        </table:table-row>
        <table:table-row table:style-name="ro1">
          <table:table-cell table:style-name="Default" office:value-type="float" office:value="212.1" calcext:value-type="float">
            <text:p>212,1</text:p>
          </table:table-cell>
          <table:table-cell office:value-type="float" office:value="2787.6" calcext:value-type="float">
            <text:p>2787,6</text:p>
          </table:table-cell>
          <table:table-cell office:value-type="float" office:value="922.2" calcext:value-type="float">
            <text:p>922,2</text:p>
          </table:table-cell>
          <table:table-cell office:value-type="float" office:value="6782" calcext:value-type="float">
            <text:p>6782</text:p>
          </table:table-cell>
          <table:table-cell office:value-type="float" office:value="1362781.9" calcext:value-type="float">
            <text:p>1362781,9</text:p>
          </table:table-cell>
          <table:table-cell office:value-type="float" office:value="0" calcext:value-type="float">
            <text:p>0</text:p>
          </table:table-cell>
          <table:table-cell office:value-type="float" office:value="1227.8" calcext:value-type="float">
            <text:p>1227,8</text:p>
          </table:table-cell>
          <table:table-cell office:value-type="float" office:value="1262.8" calcext:value-type="float">
            <text:p>1262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529.4" calcext:value-type="float">
            <text:p>3529,4</text:p>
          </table:table-cell>
          <table:table-cell office:value-type="float" office:value="2531.3" calcext:value-type="float">
            <text:p>2531,3</text:p>
          </table:table-cell>
          <table:table-cell office:value-type="float" office:value="481" calcext:value-type="float">
            <text:p>481</text:p>
          </table:table-cell>
          <table:table-cell office:value-type="float" office:value="340.4" calcext:value-type="float">
            <text:p>340,4</text:p>
          </table:table-cell>
          <table:table-cell office:value-type="float" office:value="498449.6" calcext:value-type="float">
            <text:p>498449,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22.8" calcext:value-type="float">
            <text:p>1222,8</text:p>
          </table:table-cell>
          <table:table-cell office:value-type="float" office:value="90" calcext:value-type="float">
            <text:p>90</text:p>
          </table:table-cell>
          <table:table-cell office:value-type="float" office:value="10173" calcext:value-type="float">
            <text:p>1017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3.9" calcext:value-type="float">
            <text:p>213,9</text:p>
          </table:table-cell>
          <table:table-cell office:value-type="float" office:value="1864.6" calcext:value-type="float">
            <text:p>1864,6</text:p>
          </table:table-cell>
          <table:table-cell office:value-type="float" office:value="721.2" calcext:value-type="float">
            <text:p>721,2</text:p>
          </table:table-cell>
          <table:table-cell office:value-type="float" office:value="6782" calcext:value-type="float">
            <text:p>6782</text:p>
          </table:table-cell>
          <table:table-cell office:value-type="float" office:value="908494.4" calcext:value-type="float">
            <text:p>908494,4</text:p>
          </table:table-cell>
          <table:table-cell office:value-type="float" office:value="4521.4" calcext:value-type="float">
            <text:p>4521,4</text:p>
          </table:table-cell>
          <table:table-cell office:value-type="float" office:value="1082.8" calcext:value-type="float">
            <text:p>1082,8</text:p>
          </table:table-cell>
          <table:table-cell office:value-type="float" office:value="1764.2" calcext:value-type="float">
            <text:p>176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348.8" calcext:value-type="float">
            <text:p>3348,8</text:p>
          </table:table-cell>
          <table:table-cell office:value-type="float" office:value="2005.3" calcext:value-type="float">
            <text:p>2005,3</text:p>
          </table:table-cell>
          <table:table-cell office:value-type="float" office:value="526" calcext:value-type="float">
            <text:p>526</text:p>
          </table:table-cell>
          <table:table-cell office:value-type="float" office:value="175" calcext:value-type="float">
            <text:p>175</text:p>
          </table:table-cell>
          <table:table-cell office:value-type="float" office:value="356011.2" calcext:value-type="float">
            <text:p>356011,2</text:p>
          </table:table-cell>
          <table:table-cell office:value-type="float" office:value="37.5" calcext:value-type="float">
            <text:p>37,5</text:p>
          </table:table-cell>
          <table:table-cell office:value-type="float" office:value="50" calcext:value-type="float">
            <text:p>50</text:p>
          </table:table-cell>
          <table:table-cell office:value-type="float" office:value="942.4" calcext:value-type="float">
            <text:p>942,4</text:p>
          </table:table-cell>
          <table:table-cell office:value-type="float" office:value="70" calcext:value-type="float">
            <text:p>70</text:p>
          </table:table-cell>
          <table:table-cell office:value-type="float" office:value="5425.6" calcext:value-type="float">
            <text:p>5425,6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5.7" calcext:value-type="float">
            <text:p>215,7</text:p>
          </table:table-cell>
          <table:table-cell office:value-type="float" office:value="2657" calcext:value-type="float">
            <text:p>2657</text:p>
          </table:table-cell>
          <table:table-cell office:value-type="float" office:value="561" calcext:value-type="float">
            <text:p>561</text:p>
          </table:table-cell>
          <table:table-cell office:value-type="float" office:value="6782" calcext:value-type="float">
            <text:p>6782</text:p>
          </table:table-cell>
          <table:table-cell office:value-type="float" office:value="631054.7" calcext:value-type="float">
            <text:p>631054,7</text:p>
          </table:table-cell>
          <table:table-cell office:value-type="float" office:value="0" calcext:value-type="float">
            <text:p>0</text:p>
          </table:table-cell>
          <table:table-cell office:value-type="float" office:value="1222.8" calcext:value-type="float">
            <text:p>1222,8</text:p>
          </table:table-cell>
          <table:table-cell office:value-type="float" office:value="2165.6" calcext:value-type="float">
            <text:p>2165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288.6" calcext:value-type="float">
            <text:p>3288,6</text:p>
          </table:table-cell>
          <table:table-cell office:value-type="float" office:value="2757" calcext:value-type="float">
            <text:p>2757</text:p>
          </table:table-cell>
          <table:table-cell office:value-type="float" office:value="451" calcext:value-type="float">
            <text:p>451</text:p>
          </table:table-cell>
          <table:table-cell office:value-type="float" office:value="333.7" calcext:value-type="float">
            <text:p>333,7</text:p>
          </table:table-cell>
          <table:table-cell office:value-type="float" office:value="258440.8" calcext:value-type="float">
            <text:p>258440,8</text:p>
          </table:table-cell>
          <table:table-cell office:value-type="float" office:value="12.5" calcext:value-type="float">
            <text:p>12,5</text:p>
          </table:table-cell>
          <table:table-cell office:value-type="float" office:value="80" calcext:value-type="float">
            <text:p>80</text:p>
          </table:table-cell>
          <table:table-cell office:value-type="float" office:value="977" calcext:value-type="float">
            <text:p>977</text:p>
          </table:table-cell>
          <table:table-cell office:value-type="float" office:value="120" calcext:value-type="float">
            <text:p>120</text:p>
          </table:table-cell>
          <table:table-cell office:value-type="float" office:value="2712.8" calcext:value-type="float">
            <text:p>271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7.4" calcext:value-type="float">
            <text:p>217,4</text:p>
          </table:table-cell>
          <table:table-cell office:value-type="float" office:value="2747.2" calcext:value-type="float">
            <text:p>2747,2</text:p>
          </table:table-cell>
          <table:table-cell office:value-type="float" office:value="661.4" calcext:value-type="float">
            <text:p>661,4</text:p>
          </table:table-cell>
          <table:table-cell office:value-type="float" office:value="4521.4" calcext:value-type="float">
            <text:p>4521,4</text:p>
          </table:table-cell>
          <table:table-cell office:value-type="float" office:value="481470" calcext:value-type="float">
            <text:p>481470</text:p>
          </table:table-cell>
          <table:table-cell office:value-type="float" office:value="0" calcext:value-type="float">
            <text:p>0</text:p>
          </table:table-cell>
          <table:table-cell office:value-type="float" office:value="1443.4" calcext:value-type="float">
            <text:p>1443,4</text:p>
          </table:table-cell>
          <table:table-cell office:value-type="float" office:value="1945.2" calcext:value-type="float">
            <text:p>1945,2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2987.8" calcext:value-type="float">
            <text:p>2987,8</text:p>
          </table:table-cell>
          <table:table-cell office:value-type="float" office:value="2983" calcext:value-type="float">
            <text:p>2983</text:p>
          </table:table-cell>
          <table:table-cell office:value-type="float" office:value="661.2" calcext:value-type="float">
            <text:p>661,2</text:p>
          </table:table-cell>
          <table:table-cell office:value-type="float" office:value="100" calcext:value-type="float">
            <text:p>100</text:p>
          </table:table-cell>
          <table:table-cell office:value-type="float" office:value="190371.2" calcext:value-type="float">
            <text:p>190371,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82.6" calcext:value-type="float">
            <text:p>1082,6</text:p>
          </table:table-cell>
          <table:table-cell office:value-type="float" office:value="275" calcext:value-type="float">
            <text:p>275</text:p>
          </table:table-cell>
          <table:table-cell office:value-type="float" office:value="2712.8" calcext:value-type="float">
            <text:p>2712,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9.2" calcext:value-type="float">
            <text:p>219,2</text:p>
          </table:table-cell>
          <table:table-cell office:value-type="float" office:value="2782.5" calcext:value-type="float">
            <text:p>2782,5</text:p>
          </table:table-cell>
          <table:table-cell office:value-type="float" office:value="360.6" calcext:value-type="float">
            <text:p>360,6</text:p>
          </table:table-cell>
          <table:table-cell office:value-type="float" office:value="2712.8" calcext:value-type="float">
            <text:p>2712,8</text:p>
          </table:table-cell>
          <table:table-cell office:value-type="float" office:value="329064.4" calcext:value-type="float">
            <text:p>329064,4</text:p>
          </table:table-cell>
          <table:table-cell office:value-type="float" office:value="0" calcext:value-type="float">
            <text:p>0</text:p>
          </table:table-cell>
          <table:table-cell office:value-type="float" office:value="1729.3" calcext:value-type="float">
            <text:p>1729,3</text:p>
          </table:table-cell>
          <table:table-cell office:value-type="float" office:value="2005.4" calcext:value-type="float">
            <text:p>2005,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967.8" calcext:value-type="float">
            <text:p>2967,8</text:p>
          </table:table-cell>
          <table:table-cell office:value-type="float" office:value="2280.8" calcext:value-type="float">
            <text:p>2280,8</text:p>
          </table:table-cell>
          <table:table-cell office:value-type="float" office:value="651.3" calcext:value-type="float">
            <text:p>651,3</text:p>
          </table:table-cell>
          <table:table-cell office:value-type="float" office:value="80" calcext:value-type="float">
            <text:p>80</text:p>
          </table:table-cell>
          <table:table-cell office:value-type="float" office:value="150720.4" calcext:value-type="float">
            <text:p>15072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60" calcext:value-type="float">
            <text:p>60</text:p>
          </table:table-cell>
          <table:table-cell office:value-type="float" office:value="3391" calcext:value-type="float">
            <text:p>33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office:value-type="float" office:value="2827.4" calcext:value-type="float">
            <text:p>2827,4</text:p>
          </table:table-cell>
          <table:table-cell office:value-type="float" office:value="450.8" calcext:value-type="float">
            <text:p>450,8</text:p>
          </table:table-cell>
          <table:table-cell office:value-type="float" office:value="6782" calcext:value-type="float">
            <text:p>6782</text:p>
          </table:table-cell>
          <table:table-cell office:value-type="float" office:value="247463" calcext:value-type="float">
            <text:p>247463</text:p>
          </table:table-cell>
          <table:table-cell office:value-type="float" office:value="4521.4" calcext:value-type="float">
            <text:p>4521,4</text:p>
          </table:table-cell>
          <table:table-cell office:value-type="float" office:value="1629" calcext:value-type="float">
            <text:p>1629</text:p>
          </table:table-cell>
          <table:table-cell office:value-type="float" office:value="1724.4" calcext:value-type="float">
            <text:p>1724,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47.2" calcext:value-type="float">
            <text:p>2747,2</text:p>
          </table:table-cell>
          <table:table-cell office:value-type="float" office:value="2005" calcext:value-type="float">
            <text:p>2005</text:p>
          </table:table-cell>
          <table:table-cell office:value-type="float" office:value="601.3" calcext:value-type="float">
            <text:p>601,3</text:p>
          </table:table-cell>
          <table:table-cell office:value-type="float" office:value="125.3" calcext:value-type="float">
            <text:p>125,3</text:p>
          </table:table-cell>
          <table:table-cell office:value-type="float" office:value="113316" calcext:value-type="float">
            <text:p>113316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423.4" calcext:value-type="float">
            <text:p>1423,4</text:p>
          </table:table-cell>
          <table:table-cell office:value-type="float" office:value="62.5" calcext:value-type="float">
            <text:p>62,5</text:p>
          </table:table-cell>
          <table:table-cell office:value-type="float" office:value="6782" calcext:value-type="float">
            <text:p>678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2.7" calcext:value-type="float">
            <text:p>222,7</text:p>
          </table:table-cell>
          <table:table-cell office:value-type="float" office:value="2286" calcext:value-type="float">
            <text:p>2286</text:p>
          </table:table-cell>
          <table:table-cell office:value-type="float" office:value="200.2" calcext:value-type="float">
            <text:p>200,2</text:p>
          </table:table-cell>
          <table:table-cell office:value-type="float" office:value="4521.4" calcext:value-type="float">
            <text:p>4521,4</text:p>
          </table:table-cell>
          <table:table-cell office:value-type="float" office:value="203895.4" calcext:value-type="float">
            <text:p>203895,4</text:p>
          </table:table-cell>
          <table:table-cell office:value-type="float" office:value="0" calcext:value-type="float">
            <text:p>0</text:p>
          </table:table-cell>
          <table:table-cell office:value-type="float" office:value="1228.3" calcext:value-type="float">
            <text:p>1228,3</text:p>
          </table:table-cell>
          <table:table-cell office:value-type="float" office:value="1824.6" calcext:value-type="float">
            <text:p>1824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887.6" calcext:value-type="float">
            <text:p>2887,6</text:p>
          </table:table-cell>
          <table:table-cell office:value-type="float" office:value="2531.8" calcext:value-type="float">
            <text:p>2531,8</text:p>
          </table:table-cell>
          <table:table-cell office:value-type="float" office:value="540.8" calcext:value-type="float">
            <text:p>540,8</text:p>
          </table:table-cell>
          <table:table-cell office:value-type="float" office:value="160.2" calcext:value-type="float">
            <text:p>160,2</text:p>
          </table:table-cell>
          <table:table-cell office:value-type="float" office:value="91094" calcext:value-type="float">
            <text:p>91094</text:p>
          </table:table-cell>
          <table:table-cell office:value-type="float" office:value="37.5" calcext:value-type="float">
            <text:p>37,5</text:p>
          </table:table-cell>
          <table:table-cell office:value-type="float" office:value="100" calcext:value-type="float">
            <text:p>100</text:p>
          </table:table-cell>
          <table:table-cell office:value-type="float" office:value="1243.2" calcext:value-type="float">
            <text:p>1243,2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4.5" calcext:value-type="float">
            <text:p>224,5</text:p>
          </table:table-cell>
          <table:table-cell office:value-type="float" office:value="2566.8" calcext:value-type="float">
            <text:p>2566,8</text:p>
          </table:table-cell>
          <table:table-cell office:value-type="float" office:value="340.2" calcext:value-type="float">
            <text:p>340,2</text:p>
          </table:table-cell>
          <table:table-cell office:value-type="float" office:value="3391" calcext:value-type="float">
            <text:p>3391</text:p>
          </table:table-cell>
          <table:table-cell office:value-type="float" office:value="154983" calcext:value-type="float">
            <text:p>154983</text:p>
          </table:table-cell>
          <table:table-cell office:value-type="float" office:value="0" calcext:value-type="float">
            <text:p>0</text:p>
          </table:table-cell>
          <table:table-cell office:value-type="float" office:value="1353.5" calcext:value-type="float">
            <text:p>1353,5</text:p>
          </table:table-cell>
          <table:table-cell office:value-type="float" office:value="1824.6" calcext:value-type="float">
            <text:p>1824,6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3228.4" calcext:value-type="float">
            <text:p>3228,4</text:p>
          </table:table-cell>
          <table:table-cell office:value-type="float" office:value="2055" calcext:value-type="float">
            <text:p>2055</text:p>
          </table:table-cell>
          <table:table-cell office:value-type="float" office:value="375.8" calcext:value-type="float">
            <text:p>375,8</text:p>
          </table:table-cell>
          <table:table-cell office:value-type="float" office:value="60" calcext:value-type="float">
            <text:p>60</text:p>
          </table:table-cell>
          <table:table-cell office:value-type="float" office:value="69293.2" calcext:value-type="float">
            <text:p>69293,2</text:p>
          </table:table-cell>
          <table:table-cell office:value-type="float" office:value="0" calcext:value-type="float">
            <text:p>0</text:p>
          </table:table-cell>
          <table:table-cell office:value-type="float" office:value="166.7" calcext:value-type="float">
            <text:p>166,7</text:p>
          </table:table-cell>
          <table:table-cell office:value-type="float" office:value="902" calcext:value-type="float">
            <text:p>902</text:p>
          </table:table-cell>
          <table:table-cell office:value-type="float" office:value="70" calcext:value-type="float">
            <text:p>70</text:p>
          </table:table-cell>
          <table:table-cell office:value-type="float" office:value="2712.8" calcext:value-type="float">
            <text:p>2712,8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6.3" calcext:value-type="float">
            <text:p>226,3</text:p>
          </table:table-cell>
          <table:table-cell office:value-type="float" office:value="2446.4" calcext:value-type="float">
            <text:p>2446,4</text:p>
          </table:table-cell>
          <table:table-cell office:value-type="float" office:value="240.2" calcext:value-type="float">
            <text:p>240,2</text:p>
          </table:table-cell>
          <table:table-cell office:value-type="float" office:value="4521.4" calcext:value-type="float">
            <text:p>4521,4</text:p>
          </table:table-cell>
          <table:table-cell office:value-type="float" office:value="111469.5" calcext:value-type="float">
            <text:p>111469,5</text:p>
          </table:table-cell>
          <table:table-cell office:value-type="float" office:value="0" calcext:value-type="float">
            <text:p>0</text:p>
          </table:table-cell>
          <table:table-cell office:value-type="float" office:value="1684.2" calcext:value-type="float">
            <text:p>1684,2</text:p>
          </table:table-cell>
          <table:table-cell office:value-type="float" office:value="2185.6" calcext:value-type="float">
            <text:p>2185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48" calcext:value-type="float">
            <text:p>3048</text:p>
          </table:table-cell>
          <table:table-cell office:value-type="float" office:value="2581.8" calcext:value-type="float">
            <text:p>2581,8</text:p>
          </table:table-cell>
          <table:table-cell office:value-type="float" office:value="476" calcext:value-type="float">
            <text:p>476</text:p>
          </table:table-cell>
          <table:table-cell office:value-type="float" office:value="380.8" calcext:value-type="float">
            <text:p>380,8</text:p>
          </table:table-cell>
          <table:table-cell office:value-type="float" office:value="58744" calcext:value-type="float">
            <text:p>587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62.4" calcext:value-type="float">
            <text:p>1062,4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office:value-type="float" office:value="2757.3" calcext:value-type="float">
            <text:p>2757,3</text:p>
          </table:table-cell>
          <table:table-cell office:value-type="float" office:value="175" calcext:value-type="float">
            <text:p>175</text:p>
          </table:table-cell>
          <table:table-cell office:value-type="float" office:value="3391" calcext:value-type="float">
            <text:p>3391</text:p>
          </table:table-cell>
          <table:table-cell office:value-type="float" office:value="86999.9" calcext:value-type="float">
            <text:p>86999,9</text:p>
          </table:table-cell>
          <table:table-cell office:value-type="float" office:value="0" calcext:value-type="float">
            <text:p>0</text:p>
          </table:table-cell>
          <table:table-cell office:value-type="float" office:value="1553.8" calcext:value-type="float">
            <text:p>1553,8</text:p>
          </table:table-cell>
          <table:table-cell office:value-type="float" office:value="2145.4" calcext:value-type="float">
            <text:p>2145,4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2426.4" calcext:value-type="float">
            <text:p>2426,4</text:p>
          </table:table-cell>
          <table:table-cell office:value-type="float" office:value="1904.8" calcext:value-type="float">
            <text:p>1904,8</text:p>
          </table:table-cell>
          <table:table-cell office:value-type="float" office:value="526" calcext:value-type="float">
            <text:p>526</text:p>
          </table:table-cell>
          <table:table-cell office:value-type="float" office:value="100" calcext:value-type="float">
            <text:p>100</text:p>
          </table:table-cell>
          <table:table-cell office:value-type="float" office:value="54351.6" calcext:value-type="float">
            <text:p>54351,6</text:p>
          </table:table-cell>
          <table:table-cell office:value-type="float" office:value="25" calcext:value-type="float">
            <text:p>25</text:p>
          </table:table-cell>
          <table:table-cell office:value-type="float" office:value="66.7" calcext:value-type="float">
            <text:p>66,7</text:p>
          </table:table-cell>
          <table:table-cell office:value-type="float" office:value="1202.8" calcext:value-type="float">
            <text:p>1202,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9.8" calcext:value-type="float">
            <text:p>229,8</text:p>
          </table:table-cell>
          <table:table-cell office:value-type="float" office:value="2546.6" calcext:value-type="float">
            <text:p>2546,6</text:p>
          </table:table-cell>
          <table:table-cell office:value-type="float" office:value="120" calcext:value-type="float">
            <text:p>120</text:p>
          </table:table-cell>
          <table:table-cell office:value-type="float" office:value="6782" calcext:value-type="float">
            <text:p>6782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0" calcext:value-type="float">
            <text:p>0</text:p>
          </table:table-cell>
          <table:table-cell office:value-type="float" office:value="1528.8" calcext:value-type="float">
            <text:p>1528,8</text:p>
          </table:table-cell>
          <table:table-cell office:value-type="float" office:value="1303" calcext:value-type="float">
            <text:p>1303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489.2" calcext:value-type="float">
            <text:p>3489,2</text:p>
          </table:table-cell>
          <table:table-cell office:value-type="float" office:value="2230.5" calcext:value-type="float">
            <text:p>2230,5</text:p>
          </table:table-cell>
          <table:table-cell office:value-type="float" office:value="551.3" calcext:value-type="float">
            <text:p>551,3</text:p>
          </table:table-cell>
          <table:table-cell office:value-type="float" office:value="225.3" calcext:value-type="float">
            <text:p>225,3</text:p>
          </table:table-cell>
          <table:table-cell office:value-type="float" office:value="44604.4" calcext:value-type="float">
            <text:p>44604,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23" calcext:value-type="float">
            <text:p>1223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1.6" calcext:value-type="float">
            <text:p>231,6</text:p>
          </table:table-cell>
          <table:table-cell office:value-type="float" office:value="2707.2" calcext:value-type="float">
            <text:p>2707,2</text:p>
          </table:table-cell>
          <table:table-cell office:value-type="float" office:value="140" calcext:value-type="float">
            <text:p>140</text:p>
          </table:table-cell>
          <table:table-cell office:value-type="float" office:value="2712.8" calcext:value-type="float">
            <text:p>2712,8</text:p>
          </table:table-cell>
          <table:table-cell office:value-type="float" office:value="67922" calcext:value-type="float">
            <text:p>67922</text:p>
          </table:table-cell>
          <table:table-cell office:value-type="float" office:value="0" calcext:value-type="float">
            <text:p>0</text:p>
          </table:table-cell>
          <table:table-cell office:value-type="float" office:value="1403.5" calcext:value-type="float">
            <text:p>1403,5</text:p>
          </table:table-cell>
          <table:table-cell office:value-type="float" office:value="1624" calcext:value-type="float">
            <text:p>1624</text:p>
          </table:table-cell>
          <table:table-cell office:value-type="float" office:value="62530.3" calcext:value-type="float">
            <text:p>62530,3</text:p>
          </table:table-cell>
          <table:table-cell office:value-type="float" office:value="3108" calcext:value-type="float">
            <text:p>3108</text:p>
          </table:table-cell>
          <table:table-cell office:value-type="float" office:value="2255.8" calcext:value-type="float">
            <text:p>2255,8</text:p>
          </table:table-cell>
          <table:table-cell office:value-type="float" office:value="425.5" calcext:value-type="float">
            <text:p>425,5</text:p>
          </table:table-cell>
          <table:table-cell office:value-type="float" office:value="75" calcext:value-type="float">
            <text:p>75</text:p>
          </table:table-cell>
          <table:table-cell office:value-type="float" office:value="36983" calcext:value-type="float">
            <text:p>36983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62.6" calcext:value-type="float">
            <text:p>1062,6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3.3" calcext:value-type="float">
            <text:p>233,3</text:p>
          </table:table-cell>
          <table:table-cell office:value-type="float" office:value="2832.5" calcext:value-type="float">
            <text:p>2832,5</text:p>
          </table:table-cell>
          <table:table-cell office:value-type="float" office:value="220.2" calcext:value-type="float">
            <text:p>220,2</text:p>
          </table:table-cell>
          <table:table-cell office:value-type="float" office:value="8138.4" calcext:value-type="float">
            <text:p>8138,4</text:p>
          </table:table-cell>
          <table:table-cell office:value-type="float" office:value="48884.9" calcext:value-type="float">
            <text:p>48884,9</text:p>
          </table:table-cell>
          <table:table-cell office:value-type="float" office:value="0" calcext:value-type="float">
            <text:p>0</text:p>
          </table:table-cell>
          <table:table-cell office:value-type="float" office:value="1679.5" calcext:value-type="float">
            <text:p>1679,5</text:p>
          </table:table-cell>
          <table:table-cell office:value-type="float" office:value="1644.2" calcext:value-type="float">
            <text:p>164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484" calcext:value-type="float">
            <text:p>3484</text:p>
          </table:table-cell>
          <table:table-cell office:value-type="float" office:value="2882.8" calcext:value-type="float">
            <text:p>2882,8</text:p>
          </table:table-cell>
          <table:table-cell office:value-type="float" office:value="776.8" calcext:value-type="float">
            <text:p>776,8</text:p>
          </table:table-cell>
          <table:table-cell office:value-type="float" office:value="200" calcext:value-type="float">
            <text:p>200</text:p>
          </table:table-cell>
          <table:table-cell office:value-type="float" office:value="36902.8" calcext:value-type="float">
            <text:p>36902,8</text:p>
          </table:table-cell>
          <table:table-cell office:value-type="float" office:value="12.5" calcext:value-type="float">
            <text:p>12,5</text:p>
          </table:table-cell>
          <table:table-cell office:value-type="float" office:value="125" calcext:value-type="float">
            <text:p>125</text:p>
          </table:table-cell>
          <table:table-cell office:value-type="float" office:value="1122.8" calcext:value-type="float">
            <text:p>1122,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5.1" calcext:value-type="float">
            <text:p>235,1</text:p>
          </table:table-cell>
          <table:table-cell office:value-type="float" office:value="2932.5" calcext:value-type="float">
            <text:p>2932,5</text:p>
          </table:table-cell>
          <table:table-cell office:value-type="float" office:value="180.2" calcext:value-type="float">
            <text:p>180,2</text:p>
          </table:table-cell>
          <table:table-cell office:value-type="float" office:value="8138.4" calcext:value-type="float">
            <text:p>8138,4</text:p>
          </table:table-cell>
          <table:table-cell office:value-type="float" office:value="38033.6" calcext:value-type="float">
            <text:p>38033,6</text:p>
          </table:table-cell>
          <table:table-cell office:value-type="float" office:value="0" calcext:value-type="float">
            <text:p>0</text:p>
          </table:table-cell>
          <table:table-cell office:value-type="float" office:value="1077.8" calcext:value-type="float">
            <text:p>1077,8</text:p>
          </table:table-cell>
          <table:table-cell office:value-type="float" office:value="1644" calcext:value-type="float">
            <text:p>1644</text:p>
          </table:table-cell>
          <table:table-cell office:value-type="float" office:value="62530.3" calcext:value-type="float">
            <text:p>62530,3</text:p>
          </table:table-cell>
          <table:table-cell office:value-type="float" office:value="2907.6" calcext:value-type="float">
            <text:p>2907,6</text:p>
          </table:table-cell>
          <table:table-cell office:value-type="float" office:value="2857.8" calcext:value-type="float">
            <text:p>2857,8</text:p>
          </table:table-cell>
          <table:table-cell office:value-type="float" office:value="521" calcext:value-type="float">
            <text:p>521</text:p>
          </table:table-cell>
          <table:table-cell office:value-type="float" office:value="100" calcext:value-type="float">
            <text:p>100</text:p>
          </table:table-cell>
          <table:table-cell office:value-type="float" office:value="34155" calcext:value-type="float">
            <text:p>34155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303.2" calcext:value-type="float">
            <text:p>1303,2</text:p>
          </table:table-cell>
          <table:table-cell office:value-type="float" office:value="160" calcext:value-type="float">
            <text:p>16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6.9" calcext:value-type="float">
            <text:p>236,9</text:p>
          </table:table-cell>
          <table:table-cell office:value-type="float" office:value="2145.6" calcext:value-type="float">
            <text:p>2145,6</text:p>
          </table:table-cell>
          <table:table-cell office:value-type="float" office:value="225.3" calcext:value-type="float">
            <text:p>225,3</text:p>
          </table:table-cell>
          <table:table-cell office:value-type="float" office:value="3391" calcext:value-type="float">
            <text:p>3391</text:p>
          </table:table-cell>
          <table:table-cell office:value-type="float" office:value="37335.1" calcext:value-type="float">
            <text:p>37335,1</text:p>
          </table:table-cell>
          <table:table-cell office:value-type="float" office:value="4521.4" calcext:value-type="float">
            <text:p>4521,4</text:p>
          </table:table-cell>
          <table:table-cell office:value-type="float" office:value="1443.6" calcext:value-type="float">
            <text:p>1443,6</text:p>
          </table:table-cell>
          <table:table-cell office:value-type="float" office:value="1824.4" calcext:value-type="float">
            <text:p>1824,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87.4" calcext:value-type="float">
            <text:p>2787,4</text:p>
          </table:table-cell>
          <table:table-cell office:value-type="float" office:value="2180.5" calcext:value-type="float">
            <text:p>2180,5</text:p>
          </table:table-cell>
          <table:table-cell office:value-type="float" office:value="601.3" calcext:value-type="float">
            <text:p>601,3</text:p>
          </table:table-cell>
          <table:table-cell office:value-type="float" office:value="40" calcext:value-type="float">
            <text:p>40</text:p>
          </table:table-cell>
          <table:table-cell office:value-type="float" office:value="30885.8" calcext:value-type="float">
            <text:p>30885,8</text:p>
          </table:table-cell>
          <table:table-cell office:value-type="float" office:value="62.5" calcext:value-type="float">
            <text:p>62,5</text:p>
          </table:table-cell>
          <table:table-cell office:value-type="float" office:value="75" calcext:value-type="float">
            <text:p>75</text:p>
          </table:table-cell>
          <table:table-cell office:value-type="float" office:value="881.8" calcext:value-type="float">
            <text:p>881,8</text:p>
          </table:table-cell>
          <table:table-cell office:value-type="float" office:value="175" calcext:value-type="float">
            <text:p>175</text:p>
          </table:table-cell>
          <table:table-cell office:value-type="float" office:value="2712.8" calcext:value-type="float">
            <text:p>2712,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8.6" calcext:value-type="float">
            <text:p>238,6</text:p>
          </table:table-cell>
          <table:table-cell office:value-type="float" office:value="2867.4" calcext:value-type="float">
            <text:p>2867,4</text:p>
          </table:table-cell>
          <table:table-cell office:value-type="float" office:value="200.2" calcext:value-type="float">
            <text:p>200,2</text:p>
          </table:table-cell>
          <table:table-cell office:value-type="float" office:value="3391" calcext:value-type="float">
            <text:p>3391</text:p>
          </table:table-cell>
          <table:table-cell office:value-type="float" office:value="27128.1" calcext:value-type="float">
            <text:p>27128,1</text:p>
          </table:table-cell>
          <table:table-cell office:value-type="float" office:value="0" calcext:value-type="float">
            <text:p>0</text:p>
          </table:table-cell>
          <table:table-cell office:value-type="float" office:value="1423.4" calcext:value-type="float">
            <text:p>1423,4</text:p>
          </table:table-cell>
          <table:table-cell office:value-type="float" office:value="1804.6" calcext:value-type="float">
            <text:p>1804,6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947.8" calcext:value-type="float">
            <text:p>2947,8</text:p>
          </table:table-cell>
          <table:table-cell office:value-type="float" office:value="2882.8" calcext:value-type="float">
            <text:p>2882,8</text:p>
          </table:table-cell>
          <table:table-cell office:value-type="float" office:value="400.6" calcext:value-type="float">
            <text:p>400,6</text:p>
          </table:table-cell>
          <table:table-cell office:value-type="float" office:value="100" calcext:value-type="float">
            <text:p>100</text:p>
          </table:table-cell>
          <table:table-cell office:value-type="float" office:value="28298.6" calcext:value-type="float">
            <text:p>28298,6</text:p>
          </table:table-cell>
          <table:table-cell office:value-type="float" office:value="12.5" calcext:value-type="float">
            <text:p>12,5</text:p>
          </table:table-cell>
          <table:table-cell office:value-type="float" office:value="20" calcext:value-type="float">
            <text:p>20</text:p>
          </table:table-cell>
          <table:table-cell office:value-type="float" office:value="1182.8" calcext:value-type="float">
            <text:p>1182,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0.4" calcext:value-type="float">
            <text:p>240,4</text:p>
          </table:table-cell>
          <table:table-cell office:value-type="float" office:value="2927.8" calcext:value-type="float">
            <text:p>2927,8</text:p>
          </table:table-cell>
          <table:table-cell office:value-type="float" office:value="220.4" calcext:value-type="float">
            <text:p>220,4</text:p>
          </table:table-cell>
          <table:table-cell office:value-type="float" office:value="2712.8" calcext:value-type="float">
            <text:p>2712,8</text:p>
          </table:table-cell>
          <table:table-cell office:value-type="float" office:value="27128.1" calcext:value-type="float">
            <text:p>27128,1</text:p>
          </table:table-cell>
          <table:table-cell office:value-type="float" office:value="0" calcext:value-type="float">
            <text:p>0</text:p>
          </table:table-cell>
          <table:table-cell office:value-type="float" office:value="1679.3" calcext:value-type="float">
            <text:p>1679,3</text:p>
          </table:table-cell>
          <table:table-cell office:value-type="float" office:value="2055.3" calcext:value-type="float">
            <text:p>2055,3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48.4" calcext:value-type="float">
            <text:p>3148,4</text:p>
          </table:table-cell>
          <table:table-cell office:value-type="float" office:value="1729.3" calcext:value-type="float">
            <text:p>1729,3</text:p>
          </table:table-cell>
          <table:table-cell office:value-type="float" office:value="440.8" calcext:value-type="float">
            <text:p>440,8</text:p>
          </table:table-cell>
          <table:table-cell office:value-type="float" office:value="150" calcext:value-type="float">
            <text:p>150</text:p>
          </table:table-cell>
          <table:table-cell office:value-type="float" office:value="28479.2" calcext:value-type="float">
            <text:p>28479,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42.2" calcext:value-type="float">
            <text:p>1042,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2.2" calcext:value-type="float">
            <text:p>242,2</text:p>
          </table:table-cell>
          <table:table-cell office:value-type="float" office:value="2426.2" calcext:value-type="float">
            <text:p>2426,2</text:p>
          </table:table-cell>
          <table:table-cell office:value-type="float" office:value="125" calcext:value-type="float">
            <text:p>125</text:p>
          </table:table-cell>
          <table:table-cell office:value-type="float" office:value="6782" calcext:value-type="float">
            <text:p>6782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0" calcext:value-type="float">
            <text:p>0</text:p>
          </table:table-cell>
          <table:table-cell office:value-type="float" office:value="1077.8" calcext:value-type="float">
            <text:p>1077,8</text:p>
          </table:table-cell>
          <table:table-cell office:value-type="float" office:value="2331" calcext:value-type="float">
            <text:p>2331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245.8" calcext:value-type="float">
            <text:p>2245,8</text:p>
          </table:table-cell>
          <table:table-cell office:value-type="float" office:value="2306.3" calcext:value-type="float">
            <text:p>2306,3</text:p>
          </table:table-cell>
          <table:table-cell office:value-type="float" office:value="501" calcext:value-type="float">
            <text:p>501</text:p>
          </table:table-cell>
          <table:table-cell office:value-type="float" office:value="80" calcext:value-type="float">
            <text:p>80</text:p>
          </table:table-cell>
          <table:table-cell office:value-type="float" office:value="27396.2" calcext:value-type="float">
            <text:p>27396,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2.2" calcext:value-type="float">
            <text:p>1002,2</text:p>
          </table:table-cell>
          <table:table-cell office:value-type="float" office:value="125" calcext:value-type="float">
            <text:p>125</text:p>
          </table:table-cell>
          <table:table-cell office:value-type="float" office:value="3391" calcext:value-type="float">
            <text:p>3391</text:p>
          </table:table-cell>
          <table:table-cell office:value-type="float" office:value="133.3" calcext:value-type="float">
            <text:p>1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3.9" calcext:value-type="float">
            <text:p>243,9</text:p>
          </table:table-cell>
          <table:table-cell office:value-type="float" office:value="3083.3" calcext:value-type="float">
            <text:p>3083,3</text:p>
          </table:table-cell>
          <table:table-cell office:value-type="float" office:value="200" calcext:value-type="float">
            <text:p>200</text:p>
          </table:table-cell>
          <table:table-cell office:value-type="float" office:value="6782" calcext:value-type="float">
            <text:p>6782</text:p>
          </table:table-cell>
          <table:table-cell office:value-type="float" office:value="23737.1" calcext:value-type="float">
            <text:p>23737,1</text:p>
          </table:table-cell>
          <table:table-cell office:value-type="float" office:value="0" calcext:value-type="float">
            <text:p>0</text:p>
          </table:table-cell>
          <table:table-cell office:value-type="float" office:value="962.2" calcext:value-type="float">
            <text:p>962,2</text:p>
          </table:table-cell>
          <table:table-cell office:value-type="float" office:value="2265.8" calcext:value-type="float">
            <text:p>2265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947.6" calcext:value-type="float">
            <text:p>2947,6</text:p>
          </table:table-cell>
          <table:table-cell office:value-type="float" office:value="2481.5" calcext:value-type="float">
            <text:p>2481,5</text:p>
          </table:table-cell>
          <table:table-cell office:value-type="float" office:value="581" calcext:value-type="float">
            <text:p>581</text:p>
          </table:table-cell>
          <table:table-cell office:value-type="float" office:value="200.3" calcext:value-type="float">
            <text:p>200,3</text:p>
          </table:table-cell>
          <table:table-cell office:value-type="float" office:value="26293.2" calcext:value-type="float">
            <text:p>26293,2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142.6" calcext:value-type="float">
            <text:p>1142,6</text:p>
          </table:table-cell>
          <table:table-cell office:value-type="float" office:value="75" calcext:value-type="float">
            <text:p>75</text:p>
          </table:table-cell>
          <table:table-cell office:value-type="float" office:value="4521.4" calcext:value-type="float">
            <text:p>4521,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5.7" calcext:value-type="float">
            <text:p>245,7</text:p>
          </table:table-cell>
          <table:table-cell office:value-type="float" office:value="2727" calcext:value-type="float">
            <text:p>2727</text:p>
          </table:table-cell>
          <table:table-cell office:value-type="float" office:value="220.2" calcext:value-type="float">
            <text:p>220,2</text:p>
          </table:table-cell>
          <table:table-cell office:value-type="float" office:value="2712.8" calcext:value-type="float">
            <text:p>2712,8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102.8" calcext:value-type="float">
            <text:p>1102,8</text:p>
          </table:table-cell>
          <table:table-cell office:value-type="float" office:value="1924.8" calcext:value-type="float">
            <text:p>1924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328.8" calcext:value-type="float">
            <text:p>3328,8</text:p>
          </table:table-cell>
          <table:table-cell office:value-type="float" office:value="1754.3" calcext:value-type="float">
            <text:p>1754,3</text:p>
          </table:table-cell>
          <table:table-cell office:value-type="float" office:value="425.5" calcext:value-type="float">
            <text:p>425,5</text:p>
          </table:table-cell>
          <table:table-cell office:value-type="float" office:value="100" calcext:value-type="float">
            <text:p>100</text:p>
          </table:table-cell>
          <table:table-cell office:value-type="float" office:value="24187.4" calcext:value-type="float">
            <text:p>24187,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78.3" calcext:value-type="float">
            <text:p>1278,3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7.5" calcext:value-type="float">
            <text:p>247,5</text:p>
          </table:table-cell>
          <table:table-cell office:value-type="float" office:value="2607" calcext:value-type="float">
            <text:p>2607</text:p>
          </table:table-cell>
          <table:table-cell office:value-type="float" office:value="100" calcext:value-type="float">
            <text:p>100</text:p>
          </table:table-cell>
          <table:table-cell office:value-type="float" office:value="3391" calcext:value-type="float">
            <text:p>3391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283.2" calcext:value-type="float">
            <text:p>1283,2</text:p>
          </table:table-cell>
          <table:table-cell office:value-type="float" office:value="1980" calcext:value-type="float">
            <text:p>1980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646.8" calcext:value-type="float">
            <text:p>2646,8</text:p>
          </table:table-cell>
          <table:table-cell office:value-type="float" office:value="2255.8" calcext:value-type="float">
            <text:p>2255,8</text:p>
          </table:table-cell>
          <table:table-cell office:value-type="float" office:value="480.8" calcext:value-type="float">
            <text:p>480,8</text:p>
          </table:table-cell>
          <table:table-cell office:value-type="float" office:value="150" calcext:value-type="float">
            <text:p>150</text:p>
          </table:table-cell>
          <table:table-cell office:value-type="float" office:value="24106.8" calcext:value-type="float">
            <text:p>24106,8</text:p>
          </table:table-cell>
          <table:table-cell office:value-type="float" office:value="0" calcext:value-type="float">
            <text:p>0</text:p>
          </table:table-cell>
          <table:table-cell office:value-type="float" office:value="200.2" calcext:value-type="float">
            <text:p>200,2</text:p>
          </table:table-cell>
          <table:table-cell office:value-type="float" office:value="1323" calcext:value-type="float">
            <text:p>1323</text:p>
          </table:table-cell>
          <table:table-cell office:value-type="float" office:value="60" calcext:value-type="float">
            <text:p>60</text:p>
          </table:table-cell>
          <table:table-cell office:value-type="float" office:value="2712.8" calcext:value-type="float">
            <text:p>2712,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9.2" calcext:value-type="float">
            <text:p>249,2</text:p>
          </table:table-cell>
          <table:table-cell office:value-type="float" office:value="2205.6" calcext:value-type="float">
            <text:p>2205,6</text:p>
          </table:table-cell>
          <table:table-cell office:value-type="float" office:value="225.3" calcext:value-type="float">
            <text:p>225,3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283.2" calcext:value-type="float">
            <text:p>1283,2</text:p>
          </table:table-cell>
          <table:table-cell office:value-type="float" office:value="1544" calcext:value-type="float">
            <text:p>154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807.2" calcext:value-type="float">
            <text:p>2807,2</text:p>
          </table:table-cell>
          <table:table-cell office:value-type="float" office:value="2807.3" calcext:value-type="float">
            <text:p>2807,3</text:p>
          </table:table-cell>
          <table:table-cell office:value-type="float" office:value="501" calcext:value-type="float">
            <text:p>501</text:p>
          </table:table-cell>
          <table:table-cell office:value-type="float" office:value="175" calcext:value-type="float">
            <text:p>175</text:p>
          </table:table-cell>
          <table:table-cell office:value-type="float" office:value="24929.2" calcext:value-type="float">
            <text:p>24929,2</text:p>
          </table:table-cell>
          <table:table-cell office:value-type="float" office:value="12.5" calcext:value-type="float">
            <text:p>12,5</text:p>
          </table:table-cell>
          <table:table-cell office:value-type="float" office:value="75" calcext:value-type="float">
            <text:p>75</text:p>
          </table:table-cell>
          <table:table-cell office:value-type="float" office:value="861.8" calcext:value-type="float">
            <text:p>861,8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office:value-type="float" office:value="2486.4" calcext:value-type="float">
            <text:p>2486,4</text:p>
          </table:table-cell>
          <table:table-cell office:value-type="float" office:value="120" calcext:value-type="float">
            <text:p>120</text:p>
          </table:table-cell>
          <table:table-cell office:value-type="float" office:value="3391" calcext:value-type="float">
            <text:p>3391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453.8" calcext:value-type="float">
            <text:p>1453,8</text:p>
          </table:table-cell>
          <table:table-cell office:value-type="float" office:value="2105.2" calcext:value-type="float">
            <text:p>2105,2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368.6" calcext:value-type="float">
            <text:p>3368,6</text:p>
          </table:table-cell>
          <table:table-cell office:value-type="float" office:value="1879.8" calcext:value-type="float">
            <text:p>1879,8</text:p>
          </table:table-cell>
          <table:table-cell office:value-type="float" office:value="500.8" calcext:value-type="float">
            <text:p>500,8</text:p>
          </table:table-cell>
          <table:table-cell office:value-type="float" office:value="60" calcext:value-type="float">
            <text:p>60</text:p>
          </table:table-cell>
          <table:table-cell office:value-type="float" office:value="21921" calcext:value-type="float">
            <text:p>2192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03.2" calcext:value-type="float">
            <text:p>1303,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2.8" calcext:value-type="float">
            <text:p>252,8</text:p>
          </table:table-cell>
          <table:table-cell office:value-type="float" office:value="2787.4" calcext:value-type="float">
            <text:p>2787,4</text:p>
          </table:table-cell>
          <table:table-cell office:value-type="float" office:value="200.2" calcext:value-type="float">
            <text:p>200,2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553.8" calcext:value-type="float">
            <text:p>1553,8</text:p>
          </table:table-cell>
          <table:table-cell office:value-type="float" office:value="1784.6" calcext:value-type="float">
            <text:p>1784,6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369.2" calcext:value-type="float">
            <text:p>3369,2</text:p>
          </table:table-cell>
          <table:table-cell office:value-type="float" office:value="1403.5" calcext:value-type="float">
            <text:p>1403,5</text:p>
          </table:table-cell>
          <table:table-cell office:value-type="float" office:value="375.8" calcext:value-type="float">
            <text:p>375,8</text:p>
          </table:table-cell>
          <table:table-cell office:value-type="float" office:value="100" calcext:value-type="float">
            <text:p>100</text:p>
          </table:table-cell>
          <table:table-cell office:value-type="float" office:value="22221.6" calcext:value-type="float">
            <text:p>22221,6</text:p>
          </table:table-cell>
          <table:table-cell office:value-type="float" office:value="12.5" calcext:value-type="float">
            <text:p>12,5</text:p>
          </table:table-cell>
          <table:table-cell office:value-type="float" office:value="125.3" calcext:value-type="float">
            <text:p>125,3</text:p>
          </table:table-cell>
          <table:table-cell office:value-type="float" office:value="901.8" calcext:value-type="float">
            <text:p>901,8</text:p>
          </table:table-cell>
          <table:table-cell office:value-type="float" office:value="33.3" calcext:value-type="float">
            <text:p>33,3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4.5" calcext:value-type="float">
            <text:p>254,5</text:p>
          </table:table-cell>
          <table:table-cell office:value-type="float" office:value="2406.2" calcext:value-type="float">
            <text:p>2406,2</text:p>
          </table:table-cell>
          <table:table-cell office:value-type="float" office:value="100.2" calcext:value-type="float">
            <text:p>100,2</text:p>
          </table:table-cell>
          <table:table-cell office:value-type="float" office:value="10173" calcext:value-type="float">
            <text:p>10173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664.4" calcext:value-type="float">
            <text:p>1664,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068" calcext:value-type="float">
            <text:p>3068</text:p>
          </table:table-cell>
          <table:table-cell office:value-type="float" office:value="2581.5" calcext:value-type="float">
            <text:p>2581,5</text:p>
          </table:table-cell>
          <table:table-cell office:value-type="float" office:value="425.8" calcext:value-type="float">
            <text:p>425,8</text:p>
          </table:table-cell>
          <table:table-cell office:value-type="float" office:value="50" calcext:value-type="float">
            <text:p>50</text:p>
          </table:table-cell>
          <table:table-cell office:value-type="float" office:value="21600" calcext:value-type="float">
            <text:p>216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83.6" calcext:value-type="float">
            <text:p>138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6.3" calcext:value-type="float">
            <text:p>256,3</text:p>
          </table:table-cell>
          <table:table-cell office:value-type="float" office:value="2386.2" calcext:value-type="float">
            <text:p>2386,2</text:p>
          </table:table-cell>
          <table:table-cell office:value-type="float" office:value="300.5" calcext:value-type="float">
            <text:p>300,5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4521.4" calcext:value-type="float">
            <text:p>4521,4</text:p>
          </table:table-cell>
          <table:table-cell office:value-type="float" office:value="1453.5" calcext:value-type="float">
            <text:p>1453,5</text:p>
          </table:table-cell>
          <table:table-cell office:value-type="float" office:value="1323.2" calcext:value-type="float">
            <text:p>1323,2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3188.4" calcext:value-type="float">
            <text:p>3188,4</text:p>
          </table:table-cell>
          <table:table-cell office:value-type="float" office:value="2682" calcext:value-type="float">
            <text:p>2682</text:p>
          </table:table-cell>
          <table:table-cell office:value-type="float" office:value="626.3" calcext:value-type="float">
            <text:p>626,3</text:p>
          </table:table-cell>
          <table:table-cell office:value-type="float" office:value="240.2" calcext:value-type="float">
            <text:p>240,2</text:p>
          </table:table-cell>
          <table:table-cell office:value-type="float" office:value="20416.6" calcext:value-type="float">
            <text:p>20416,6</text:p>
          </table:table-cell>
          <table:table-cell office:value-type="float" office:value="37.5" calcext:value-type="float">
            <text:p>37,5</text:p>
          </table:table-cell>
          <table:table-cell office:value-type="float" office:value="80" calcext:value-type="float">
            <text:p>80</text:p>
          </table:table-cell>
          <table:table-cell office:value-type="float" office:value="942.2" calcext:value-type="float">
            <text:p>942,2</text:p>
          </table:table-cell>
          <table:table-cell office:value-type="float" office:value="112.5" calcext:value-type="float">
            <text:p>112,5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8.1" calcext:value-type="float">
            <text:p>258,1</text:p>
          </table:table-cell>
          <table:table-cell office:value-type="float" office:value="2626.8" calcext:value-type="float">
            <text:p>2626,8</text:p>
          </table:table-cell>
          <table:table-cell office:value-type="float" office:value="320.2" calcext:value-type="float">
            <text:p>320,2</text:p>
          </table:table-cell>
          <table:table-cell office:value-type="float" office:value="8138.4" calcext:value-type="float">
            <text:p>8138,4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1242.8" calcext:value-type="float">
            <text:p>1242,8</text:p>
          </table:table-cell>
          <table:table-cell office:value-type="float" office:value="1684" calcext:value-type="float">
            <text:p>168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827.4" calcext:value-type="float">
            <text:p>2827,4</text:p>
          </table:table-cell>
          <table:table-cell office:value-type="float" office:value="2506.3" calcext:value-type="float">
            <text:p>2506,3</text:p>
          </table:table-cell>
          <table:table-cell office:value-type="float" office:value="576.3" calcext:value-type="float">
            <text:p>576,3</text:p>
          </table:table-cell>
          <table:table-cell office:value-type="float" office:value="120" calcext:value-type="float">
            <text:p>120</text:p>
          </table:table-cell>
          <table:table-cell office:value-type="float" office:value="22241.8" calcext:value-type="float">
            <text:p>22241,8</text:p>
          </table:table-cell>
          <table:table-cell office:value-type="float" office:value="57.1" calcext:value-type="float">
            <text:p>57,1</text:p>
          </table:table-cell>
          <table:table-cell office:value-type="float" office:value="25" calcext:value-type="float">
            <text:p>25</text:p>
          </table:table-cell>
          <table:table-cell office:value-type="float" office:value="922.2" calcext:value-type="float">
            <text:p>922,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9.8" calcext:value-type="float">
            <text:p>259,8</text:p>
          </table:table-cell>
          <table:table-cell office:value-type="float" office:value="2667.2" calcext:value-type="float">
            <text:p>2667,2</text:p>
          </table:table-cell>
          <table:table-cell office:value-type="float" office:value="180.2" calcext:value-type="float">
            <text:p>180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1523.8" calcext:value-type="float">
            <text:p>1523,8</text:p>
          </table:table-cell>
          <table:table-cell office:value-type="float" office:value="62530.3" calcext:value-type="float">
            <text:p>62530,3</text:p>
          </table:table-cell>
          <table:table-cell office:value-type="float" office:value="3208.6" calcext:value-type="float">
            <text:p>3208,6</text:p>
          </table:table-cell>
          <table:table-cell office:value-type="float" office:value="2055.3" calcext:value-type="float">
            <text:p>2055,3</text:p>
          </table:table-cell>
          <table:table-cell office:value-type="float" office:value="701.8" calcext:value-type="float">
            <text:p>701,8</text:p>
          </table:table-cell>
          <table:table-cell office:value-type="float" office:value="200.3" calcext:value-type="float">
            <text:p>200,3</text:p>
          </table:table-cell>
          <table:table-cell office:value-type="float" office:value="21559.8" calcext:value-type="float">
            <text:p>21559,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82.2" calcext:value-type="float">
            <text:p>982,2</text:p>
          </table:table-cell>
          <table:table-cell office:value-type="float" office:value="87.5" calcext:value-type="float">
            <text:p>87,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1.6" calcext:value-type="float">
            <text:p>261,6</text:p>
          </table:table-cell>
          <table:table-cell office:value-type="float" office:value="2486.6" calcext:value-type="float">
            <text:p>2486,6</text:p>
          </table:table-cell>
          <table:table-cell office:value-type="float" office:value="140.2" calcext:value-type="float">
            <text:p>140,2</text:p>
          </table:table-cell>
          <table:table-cell office:value-type="float" office:value="3391" calcext:value-type="float">
            <text:p>3391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724.2" calcext:value-type="float">
            <text:p>1724,2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586.8" calcext:value-type="float">
            <text:p>2586,8</text:p>
          </table:table-cell>
          <table:table-cell office:value-type="float" office:value="2481.3" calcext:value-type="float">
            <text:p>2481,3</text:p>
          </table:table-cell>
          <table:table-cell office:value-type="float" office:value="776.5" calcext:value-type="float">
            <text:p>776,5</text:p>
          </table:table-cell>
          <table:table-cell office:value-type="float" office:value="280.4" calcext:value-type="float">
            <text:p>280,4</text:p>
          </table:table-cell>
          <table:table-cell office:value-type="float" office:value="19293.4" calcext:value-type="float">
            <text:p>19293,4</text:p>
          </table:table-cell>
          <table:table-cell office:value-type="float" office:value="12.5" calcext:value-type="float">
            <text:p>12,5</text:p>
          </table:table-cell>
          <table:table-cell office:value-type="float" office:value="33.3" calcext:value-type="float">
            <text:p>33,3</text:p>
          </table:table-cell>
          <table:table-cell office:value-type="float" office:value="1303.2" calcext:value-type="float">
            <text:p>1303,2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3.4" calcext:value-type="float">
            <text:p>263,4</text:p>
          </table:table-cell>
          <table:table-cell office:value-type="float" office:value="2747.2" calcext:value-type="float">
            <text:p>2747,2</text:p>
          </table:table-cell>
          <table:table-cell office:value-type="float" office:value="375.5" calcext:value-type="float">
            <text:p>375,5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1644.4" calcext:value-type="float">
            <text:p>1644,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27" calcext:value-type="float">
            <text:p>2727</text:p>
          </table:table-cell>
          <table:table-cell office:value-type="float" office:value="2080.5" calcext:value-type="float">
            <text:p>2080,5</text:p>
          </table:table-cell>
          <table:table-cell office:value-type="float" office:value="701.8" calcext:value-type="float">
            <text:p>701,8</text:p>
          </table:table-cell>
          <table:table-cell office:value-type="float" office:value="50" calcext:value-type="float">
            <text:p>50</text:p>
          </table:table-cell>
          <table:table-cell office:value-type="float" office:value="19814.8" calcext:value-type="float">
            <text:p>19814,8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042.4" calcext:value-type="float">
            <text:p>1042,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5.3" calcext:value-type="float">
            <text:p>125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5.1" calcext:value-type="float">
            <text:p>265,1</text:p>
          </table:table-cell>
          <table:table-cell office:value-type="float" office:value="2265.8" calcext:value-type="float">
            <text:p>2265,8</text:p>
          </table:table-cell>
          <table:table-cell office:value-type="float" office:value="120" calcext:value-type="float">
            <text:p>120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127.5" calcext:value-type="float">
            <text:p>1127,5</text:p>
          </table:table-cell>
          <table:table-cell office:value-type="float" office:value="1624.2" calcext:value-type="float">
            <text:p>162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586.6" calcext:value-type="float">
            <text:p>2586,6</text:p>
          </table:table-cell>
          <table:table-cell office:value-type="float" office:value="2205.8" calcext:value-type="float">
            <text:p>2205,8</text:p>
          </table:table-cell>
          <table:table-cell office:value-type="float" office:value="375.8" calcext:value-type="float">
            <text:p>375,8</text:p>
          </table:table-cell>
          <table:table-cell office:value-type="float" office:value="100" calcext:value-type="float">
            <text:p>100</text:p>
          </table:table-cell>
          <table:table-cell office:value-type="float" office:value="20797.8" calcext:value-type="float">
            <text:p>20797,8</text:p>
          </table:table-cell>
          <table:table-cell office:value-type="float" office:value="12.5" calcext:value-type="float">
            <text:p>12,5</text:p>
          </table:table-cell>
          <table:table-cell office:value-type="float" office:value="225.3" calcext:value-type="float">
            <text:p>225,3</text:p>
          </table:table-cell>
          <table:table-cell office:value-type="float" office:value="1222.8" calcext:value-type="float">
            <text:p>1222,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6.9" calcext:value-type="float">
            <text:p>266,9</text:p>
          </table:table-cell>
          <table:table-cell office:value-type="float" office:value="2988" calcext:value-type="float">
            <text:p>2988</text:p>
          </table:table-cell>
          <table:table-cell office:value-type="float" office:value="160" calcext:value-type="float">
            <text:p>160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082.8" calcext:value-type="float">
            <text:p>1082,8</text:p>
          </table:table-cell>
          <table:table-cell office:value-type="float" office:value="2005.4" calcext:value-type="float">
            <text:p>2005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168.2" calcext:value-type="float">
            <text:p>3168,2</text:p>
          </table:table-cell>
          <table:table-cell office:value-type="float" office:value="2957.5" calcext:value-type="float">
            <text:p>2957,5</text:p>
          </table:table-cell>
          <table:table-cell office:value-type="float" office:value="576" calcext:value-type="float">
            <text:p>576</text:p>
          </table:table-cell>
          <table:table-cell office:value-type="float" office:value="175" calcext:value-type="float">
            <text:p>175</text:p>
          </table:table-cell>
          <table:table-cell office:value-type="float" office:value="19975.6" calcext:value-type="float">
            <text:p>19975,6</text:p>
          </table:table-cell>
          <table:table-cell office:value-type="float" office:value="12.5" calcext:value-type="float">
            <text:p>12,5</text:p>
          </table:table-cell>
          <table:table-cell office:value-type="float" office:value="33.3" calcext:value-type="float">
            <text:p>33,3</text:p>
          </table:table-cell>
          <table:table-cell office:value-type="float" office:value="942.2" calcext:value-type="float">
            <text:p>942,2</text:p>
          </table:table-cell>
          <table:table-cell office:value-type="float" office:value="37.5" calcext:value-type="float">
            <text:p>37,5</text:p>
          </table:table-cell>
          <table:table-cell office:value-type="float" office:value="2712.8" calcext:value-type="float">
            <text:p>271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8.7" calcext:value-type="float">
            <text:p>268,7</text:p>
          </table:table-cell>
          <table:table-cell office:value-type="float" office:value="2827.4" calcext:value-type="float">
            <text:p>2827,4</text:p>
          </table:table-cell>
          <table:table-cell office:value-type="float" office:value="150.3" calcext:value-type="float">
            <text:p>150,3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 office:value-type="float" office:value="1684.4" calcext:value-type="float">
            <text:p>1684,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988" calcext:value-type="float">
            <text:p>2988</text:p>
          </table:table-cell>
          <table:table-cell office:value-type="float" office:value="1929.8" calcext:value-type="float">
            <text:p>1929,8</text:p>
          </table:table-cell>
          <table:table-cell office:value-type="float" office:value="425.8" calcext:value-type="float">
            <text:p>425,8</text:p>
          </table:table-cell>
          <table:table-cell office:value-type="float" office:value="150" calcext:value-type="float">
            <text:p>150</text:p>
          </table:table-cell>
          <table:table-cell office:value-type="float" office:value="19694.6" calcext:value-type="float">
            <text:p>19694,6</text:p>
          </table:table-cell>
          <table:table-cell office:value-type="float" office:value="12.5" calcext:value-type="float">
            <text:p>12,5</text:p>
          </table:table-cell>
          <table:table-cell office:value-type="float" office:value="167" calcext:value-type="float">
            <text:p>167</text:p>
          </table:table-cell>
          <table:table-cell office:value-type="float" office:value="1243" calcext:value-type="float">
            <text:p>1243</text:p>
          </table:table-cell>
          <table:table-cell office:value-type="float" office:value="90" calcext:value-type="float">
            <text:p>90</text:p>
          </table:table-cell>
          <table:table-cell office:value-type="float" office:value="3391" calcext:value-type="float">
            <text:p>339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0.4" calcext:value-type="float">
            <text:p>270,4</text:p>
          </table:table-cell>
          <table:table-cell office:value-type="float" office:value="1925" calcext:value-type="float">
            <text:p>1925</text:p>
          </table:table-cell>
          <table:table-cell office:value-type="float" office:value="300.5" calcext:value-type="float">
            <text:p>300,5</text:p>
          </table:table-cell>
          <table:table-cell office:value-type="float" office:value="2712.8" calcext:value-type="float">
            <text:p>2712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4521.4" calcext:value-type="float">
            <text:p>4521,4</text:p>
          </table:table-cell>
          <table:table-cell office:value-type="float" office:value="1403.5" calcext:value-type="float">
            <text:p>1403,5</text:p>
          </table:table-cell>
          <table:table-cell office:value-type="float" office:value="1503.8" calcext:value-type="float">
            <text:p>1503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47.8" calcext:value-type="float">
            <text:p>3047,8</text:p>
          </table:table-cell>
          <table:table-cell office:value-type="float" office:value="2531.5" calcext:value-type="float">
            <text:p>2531,5</text:p>
          </table:table-cell>
          <table:table-cell office:value-type="float" office:value="551" calcext:value-type="float">
            <text:p>551</text:p>
          </table:table-cell>
          <table:table-cell office:value-type="float" office:value="220.2" calcext:value-type="float">
            <text:p>220,2</text:p>
          </table:table-cell>
          <table:table-cell office:value-type="float" office:value="19975.6" calcext:value-type="float">
            <text:p>19975,6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561.2" calcext:value-type="float">
            <text:p>561,2</text:p>
          </table:table-cell>
          <table:table-cell office:value-type="float" office:value="137.5" calcext:value-type="float">
            <text:p>137,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2.2" calcext:value-type="float">
            <text:p>272,2</text:p>
          </table:table-cell>
          <table:table-cell office:value-type="float" office:value="2647" calcext:value-type="float">
            <text:p>2647</text:p>
          </table:table-cell>
          <table:table-cell office:value-type="float" office:value="175" calcext:value-type="float">
            <text:p>175</text:p>
          </table:table-cell>
          <table:table-cell office:value-type="float" office:value="3391" calcext:value-type="float">
            <text:p>3391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1654.3" calcext:value-type="float">
            <text:p>1654,3</text:p>
          </table:table-cell>
          <table:table-cell office:value-type="float" office:value="1905" calcext:value-type="float">
            <text:p>1905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667" calcext:value-type="float">
            <text:p>2667</text:p>
          </table:table-cell>
          <table:table-cell office:value-type="float" office:value="2155.8" calcext:value-type="float">
            <text:p>2155,8</text:p>
          </table:table-cell>
          <table:table-cell office:value-type="float" office:value="350.5" calcext:value-type="float">
            <text:p>350,5</text:p>
          </table:table-cell>
          <table:table-cell office:value-type="float" office:value="50" calcext:value-type="float">
            <text:p>50</text:p>
          </table:table-cell>
          <table:table-cell office:value-type="float" office:value="19514.2" calcext:value-type="float">
            <text:p>19514,2</text:p>
          </table:table-cell>
          <table:table-cell office:value-type="float" office:value="0" calcext:value-type="float">
            <text:p>0</text:p>
          </table:table-cell>
          <table:table-cell office:value-type="float" office:value="125.3" calcext:value-type="float">
            <text:p>125,3</text:p>
          </table:table-cell>
          <table:table-cell office:value-type="float" office:value="1323.2" calcext:value-type="float">
            <text:p>1323,2</text:p>
          </table:table-cell>
          <table:table-cell office:value-type="float" office:value="87.5" calcext:value-type="float">
            <text:p>87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office:value-type="float" office:value="2345.8" calcext:value-type="float">
            <text:p>2345,8</text:p>
          </table:table-cell>
          <table:table-cell office:value-type="float" office:value="100" calcext:value-type="float">
            <text:p>100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428.3" calcext:value-type="float">
            <text:p>1428,3</text:p>
          </table:table-cell>
          <table:table-cell office:value-type="float" office:value="1764.6" calcext:value-type="float">
            <text:p>1764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308.8" calcext:value-type="float">
            <text:p>3308,8</text:p>
          </table:table-cell>
          <table:table-cell office:value-type="float" office:value="2205.8" calcext:value-type="float">
            <text:p>2205,8</text:p>
          </table:table-cell>
          <table:table-cell office:value-type="float" office:value="476" calcext:value-type="float">
            <text:p>476</text:p>
          </table:table-cell>
          <table:table-cell office:value-type="float" office:value="180" calcext:value-type="float">
            <text:p>180</text:p>
          </table:table-cell>
          <table:table-cell office:value-type="float" office:value="21760.4" calcext:value-type="float">
            <text:p>21760,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42.2" calcext:value-type="float">
            <text:p>1042,2</text:p>
          </table:table-cell>
          <table:table-cell office:value-type="float" office:value="120" calcext:value-type="float">
            <text:p>120</text:p>
          </table:table-cell>
          <table:table-cell office:value-type="float" office:value="3391" calcext:value-type="float">
            <text:p>3391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5.7" calcext:value-type="float">
            <text:p>275,7</text:p>
          </table:table-cell>
          <table:table-cell office:value-type="float" office:value="2967.8" calcext:value-type="float">
            <text:p>2967,8</text:p>
          </table:table-cell>
          <table:table-cell office:value-type="float" office:value="125" calcext:value-type="float">
            <text:p>125</text:p>
          </table:table-cell>
          <table:table-cell office:value-type="float" office:value="5425.6" calcext:value-type="float">
            <text:p>5425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float" office:value="1985" calcext:value-type="float">
            <text:p>1985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867.4" calcext:value-type="float">
            <text:p>2867,4</text:p>
          </table:table-cell>
          <table:table-cell office:value-type="float" office:value="2331.3" calcext:value-type="float">
            <text:p>2331,3</text:p>
          </table:table-cell>
          <table:table-cell office:value-type="float" office:value="802" calcext:value-type="float">
            <text:p>802</text:p>
          </table:table-cell>
          <table:table-cell office:value-type="float" office:value="120" calcext:value-type="float">
            <text:p>120</text:p>
          </table:table-cell>
          <table:table-cell office:value-type="float" office:value="19574.2" calcext:value-type="float">
            <text:p>19574,2</text:p>
          </table:table-cell>
          <table:table-cell office:value-type="float" office:value="12.5" calcext:value-type="float">
            <text:p>12,5</text:p>
          </table:table-cell>
          <table:table-cell office:value-type="float" office:value="125.3" calcext:value-type="float">
            <text:p>125,3</text:p>
          </table:table-cell>
          <table:table-cell office:value-type="float" office:value="922.2" calcext:value-type="float">
            <text:p>922,2</text:p>
          </table:table-cell>
          <table:table-cell office:value-type="float" office:value="80" calcext:value-type="float">
            <text:p>8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7.5" calcext:value-type="float">
            <text:p>277,5</text:p>
          </table:table-cell>
          <table:table-cell office:value-type="float" office:value="2757.3" calcext:value-type="float">
            <text:p>2757,3</text:p>
          </table:table-cell>
          <table:table-cell office:value-type="float" office:value="100" calcext:value-type="float">
            <text:p>100</text:p>
          </table:table-cell>
          <table:table-cell office:value-type="float" office:value="3391" calcext:value-type="float">
            <text:p>3391</text:p>
          </table:table-cell>
          <table:table-cell office:value-type="float" office:value="8138.4" calcext:value-type="float">
            <text:p>8138,4</text:p>
          </table:table-cell>
          <table:table-cell office:value-type="float" office:value="2712.8" calcext:value-type="float">
            <text:p>2712,8</text:p>
          </table:table-cell>
          <table:table-cell office:value-type="float" office:value="1504" calcext:value-type="float">
            <text:p>1504</text:p>
          </table:table-cell>
          <table:table-cell office:value-type="float" office:value="2386.2" calcext:value-type="float">
            <text:p>2386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48.4" calcext:value-type="float">
            <text:p>3148,4</text:p>
          </table:table-cell>
          <table:table-cell office:value-type="float" office:value="2857.5" calcext:value-type="float">
            <text:p>2857,5</text:p>
          </table:table-cell>
          <table:table-cell office:value-type="float" office:value="651.5" calcext:value-type="float">
            <text:p>651,5</text:p>
          </table:table-cell>
          <table:table-cell office:value-type="float" office:value="50" calcext:value-type="float">
            <text:p>50</text:p>
          </table:table-cell>
          <table:table-cell office:value-type="float" office:value="19474.2" calcext:value-type="float">
            <text:p>19474,2</text:p>
          </table:table-cell>
          <table:table-cell office:value-type="float" office:value="12.5" calcext:value-type="float">
            <text:p>12,5</text:p>
          </table:table-cell>
          <table:table-cell office:value-type="float" office:value="33.3" calcext:value-type="float">
            <text:p>33,3</text:p>
          </table:table-cell>
          <table:table-cell office:value-type="float" office:value="942.2" calcext:value-type="float">
            <text:p>942,2</text:p>
          </table:table-cell>
          <table:table-cell office:value-type="float" office:value="162.5" calcext:value-type="float">
            <text:p>162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9.3" calcext:value-type="float">
            <text:p>279,3</text:p>
          </table:table-cell>
          <table:table-cell office:value-type="float" office:value="2526.6" calcext:value-type="float">
            <text:p>2526,6</text:p>
          </table:table-cell>
          <table:table-cell office:value-type="float" office:value="375.8" calcext:value-type="float">
            <text:p>375,8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328.3" calcext:value-type="float">
            <text:p>1328,3</text:p>
          </table:table-cell>
          <table:table-cell office:value-type="float" office:value="1604" calcext:value-type="float">
            <text:p>160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827.6" calcext:value-type="float">
            <text:p>2827,6</text:p>
          </table:table-cell>
          <table:table-cell office:value-type="float" office:value="2205.5" calcext:value-type="float">
            <text:p>2205,5</text:p>
          </table:table-cell>
          <table:table-cell office:value-type="float" office:value="480.8" calcext:value-type="float">
            <text:p>480,8</text:p>
          </table:table-cell>
          <table:table-cell office:value-type="float" office:value="150.3" calcext:value-type="float">
            <text:p>150,3</text:p>
          </table:table-cell>
          <table:table-cell office:value-type="float" office:value="19715" calcext:value-type="float">
            <text:p>19715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082.4" calcext:value-type="float">
            <text:p>1082,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1.1" calcext:value-type="float">
            <text:p>281,1</text:p>
          </table:table-cell>
          <table:table-cell office:value-type="float" office:value="2646.8" calcext:value-type="float">
            <text:p>2646,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 office:value-type="float" office:value="1303.2" calcext:value-type="float">
            <text:p>1303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08" calcext:value-type="float">
            <text:p>3108</text:p>
          </table:table-cell>
          <table:table-cell office:value-type="float" office:value="2983" calcext:value-type="float">
            <text:p>2983</text:p>
          </table:table-cell>
          <table:table-cell office:value-type="float" office:value="360.4" calcext:value-type="float">
            <text:p>360,4</text:p>
          </table:table-cell>
          <table:table-cell office:value-type="float" office:value="100" calcext:value-type="float">
            <text:p>100</text:p>
          </table:table-cell>
          <table:table-cell office:value-type="float" office:value="20577" calcext:value-type="float">
            <text:p>20577</text:p>
          </table:table-cell>
          <table:table-cell office:value-type="float" office:value="12.5" calcext:value-type="float">
            <text:p>12,5</text:p>
          </table:table-cell>
          <table:table-cell office:value-type="float" office:value="200" calcext:value-type="float">
            <text:p>200</text:p>
          </table:table-cell>
          <table:table-cell office:value-type="float" office:value="781.8" calcext:value-type="float">
            <text:p>781,8</text:p>
          </table:table-cell>
          <table:table-cell office:value-type="float" office:value="112.5" calcext:value-type="float">
            <text:p>11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2.8" calcext:value-type="float">
            <text:p>282,8</text:p>
          </table:table-cell>
          <table:table-cell office:value-type="float" office:value="2446.4" calcext:value-type="float">
            <text:p>2446,4</text:p>
          </table:table-cell>
          <table:table-cell office:value-type="float" office:value="120" calcext:value-type="float">
            <text:p>120</text:p>
          </table:table-cell>
          <table:table-cell office:value-type="float" office:value="3391" calcext:value-type="float">
            <text:p>3391</text:p>
          </table:table-cell>
          <table:table-cell office:value-type="float" office:value="10173" calcext:value-type="float">
            <text:p>10173</text:p>
          </table:table-cell>
          <table:table-cell office:value-type="float" office:value="2712.8" calcext:value-type="float">
            <text:p>2712,8</text:p>
          </table:table-cell>
          <table:table-cell office:value-type="float" office:value="1353.3" calcext:value-type="float">
            <text:p>1353,3</text:p>
          </table:table-cell>
          <table:table-cell office:value-type="float" office:value="1303.2" calcext:value-type="float">
            <text:p>1303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07" calcext:value-type="float">
            <text:p>2707</text:p>
          </table:table-cell>
          <table:table-cell office:value-type="float" office:value="2456.3" calcext:value-type="float">
            <text:p>2456,3</text:p>
          </table:table-cell>
          <table:table-cell office:value-type="float" office:value="500.8" calcext:value-type="float">
            <text:p>500,8</text:p>
          </table:table-cell>
          <table:table-cell office:value-type="float" office:value="100" calcext:value-type="float">
            <text:p>100</text:p>
          </table:table-cell>
          <table:table-cell office:value-type="float" office:value="18631.8" calcext:value-type="float">
            <text:p>18631,8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882.2" calcext:value-type="float">
            <text:p>882,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4.6" calcext:value-type="float">
            <text:p>284,6</text:p>
          </table:table-cell>
          <table:table-cell office:value-type="float" office:value="2105.2" calcext:value-type="float">
            <text:p>2105,2</text:p>
          </table:table-cell>
          <table:table-cell office:value-type="float" office:value="150" calcext:value-type="float">
            <text:p>150</text:p>
          </table:table-cell>
          <table:table-cell office:value-type="float" office:value="3391" calcext:value-type="float">
            <text:p>3391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1303.3" calcext:value-type="float">
            <text:p>1303,3</text:p>
          </table:table-cell>
          <table:table-cell office:value-type="float" office:value="2406.5" calcext:value-type="float">
            <text:p>2406,5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088.2" calcext:value-type="float">
            <text:p>3088,2</text:p>
          </table:table-cell>
          <table:table-cell office:value-type="float" office:value="2306" calcext:value-type="float">
            <text:p>2306</text:p>
          </table:table-cell>
          <table:table-cell office:value-type="float" office:value="375.5" calcext:value-type="float">
            <text:p>375,5</text:p>
          </table:table-cell>
          <table:table-cell office:value-type="float" office:value="100.2" calcext:value-type="float">
            <text:p>100,2</text:p>
          </table:table-cell>
          <table:table-cell office:value-type="float" office:value="18832.2" calcext:value-type="float">
            <text:p>18832,2</text:p>
          </table:table-cell>
          <table:table-cell office:value-type="float" office:value="62.5" calcext:value-type="float">
            <text:p>62,5</text:p>
          </table:table-cell>
          <table:table-cell office:value-type="float" office:value="75" calcext:value-type="float">
            <text:p>75</text:p>
          </table:table-cell>
          <table:table-cell office:value-type="float" office:value="1182.6" calcext:value-type="float">
            <text:p>1182,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6.4" calcext:value-type="float">
            <text:p>286,4</text:p>
          </table:table-cell>
          <table:table-cell office:value-type="float" office:value="2847.6" calcext:value-type="float">
            <text:p>2847,6</text:p>
          </table:table-cell>
          <table:table-cell office:value-type="float" office:value="160" calcext:value-type="float">
            <text:p>160</text:p>
          </table:table-cell>
          <table:table-cell office:value-type="float" office:value="4521.4" calcext:value-type="float">
            <text:p>4521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378.5" calcext:value-type="float">
            <text:p>1378,5</text:p>
          </table:table-cell>
          <table:table-cell office:value-type="float" office:value="1704" calcext:value-type="float">
            <text:p>170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286" calcext:value-type="float">
            <text:p>2286</text:p>
          </table:table-cell>
          <table:table-cell office:value-type="float" office:value="2280.8" calcext:value-type="float">
            <text:p>2280,8</text:p>
          </table:table-cell>
          <table:table-cell office:value-type="float" office:value="751.8" calcext:value-type="float">
            <text:p>751,8</text:p>
          </table:table-cell>
          <table:table-cell office:value-type="float" office:value="75" calcext:value-type="float">
            <text:p>75</text:p>
          </table:table-cell>
          <table:table-cell office:value-type="float" office:value="21499.8" calcext:value-type="float">
            <text:p>21499,8</text:p>
          </table:table-cell>
          <table:table-cell office:value-type="float" office:value="28.6" calcext:value-type="float">
            <text:p>28,6</text:p>
          </table:table-cell>
          <table:table-cell office:value-type="float" office:value="40" calcext:value-type="float">
            <text:p>40</text:p>
          </table:table-cell>
          <table:table-cell office:value-type="float" office:value="1142.8" calcext:value-type="float">
            <text:p>1142,8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8.1" calcext:value-type="float">
            <text:p>288,1</text:p>
          </table:table-cell>
          <table:table-cell office:value-type="float" office:value="2366.4" calcext:value-type="float">
            <text:p>2366,4</text:p>
          </table:table-cell>
          <table:table-cell office:value-type="float" office:value="220.2" calcext:value-type="float">
            <text:p>220,2</text:p>
          </table:table-cell>
          <table:table-cell office:value-type="float" office:value="4521.4" calcext:value-type="float">
            <text:p>4521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 office:value-type="float" office:value="2185.6" calcext:value-type="float">
            <text:p>2185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667" calcext:value-type="float">
            <text:p>2667</text:p>
          </table:table-cell>
          <table:table-cell office:value-type="float" office:value="2130.3" calcext:value-type="float">
            <text:p>2130,3</text:p>
          </table:table-cell>
          <table:table-cell office:value-type="float" office:value="400.3" calcext:value-type="float">
            <text:p>400,3</text:p>
          </table:table-cell>
          <table:table-cell office:value-type="float" office:value="50" calcext:value-type="float">
            <text:p>50</text:p>
          </table:table-cell>
          <table:table-cell office:value-type="float" office:value="18832.2" calcext:value-type="float">
            <text:p>18832,2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263" calcext:value-type="float">
            <text:p>126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9.9" calcext:value-type="float">
            <text:p>289,9</text:p>
          </table:table-cell>
          <table:table-cell office:value-type="float" office:value="2627" calcext:value-type="float">
            <text:p>2627</text:p>
          </table:table-cell>
          <table:table-cell office:value-type="float" office:value="100" calcext:value-type="float">
            <text:p>10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353.3" calcext:value-type="float">
            <text:p>1353,3</text:p>
          </table:table-cell>
          <table:table-cell office:value-type="float" office:value="1824.4" calcext:value-type="float">
            <text:p>1824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208.6" calcext:value-type="float">
            <text:p>3208,6</text:p>
          </table:table-cell>
          <table:table-cell office:value-type="float" office:value="2581.5" calcext:value-type="float">
            <text:p>2581,5</text:p>
          </table:table-cell>
          <table:table-cell office:value-type="float" office:value="902" calcext:value-type="float">
            <text:p>902</text:p>
          </table:table-cell>
          <table:table-cell office:value-type="float" office:value="100" calcext:value-type="float">
            <text:p>100</text:p>
          </table:table-cell>
          <table:table-cell office:value-type="float" office:value="20557.2" calcext:value-type="float">
            <text:p>20557,2</text:p>
          </table:table-cell>
          <table:table-cell office:value-type="float" office:value="37.5" calcext:value-type="float">
            <text:p>37,5</text:p>
          </table:table-cell>
          <table:table-cell office:value-type="float" office:value="100.2" calcext:value-type="float">
            <text:p>100,2</text:p>
          </table:table-cell>
          <table:table-cell office:value-type="float" office:value="1082.4" calcext:value-type="float">
            <text:p>1082,4</text:p>
          </table:table-cell>
          <table:table-cell office:value-type="float" office:value="140" calcext:value-type="float">
            <text:p>140</text:p>
          </table:table-cell>
          <table:table-cell office:value-type="float" office:value="4521.4" calcext:value-type="float">
            <text:p>4521,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1.7" calcext:value-type="float">
            <text:p>291,7</text:p>
          </table:table-cell>
          <table:table-cell office:value-type="float" office:value="1864.6" calcext:value-type="float">
            <text:p>1864,6</text:p>
          </table:table-cell>
          <table:table-cell office:value-type="float" office:value="140.2" calcext:value-type="float">
            <text:p>140,2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679.3" calcext:value-type="float">
            <text:p>1679,3</text:p>
          </table:table-cell>
          <table:table-cell office:value-type="float" office:value="1604" calcext:value-type="float">
            <text:p>1604</text:p>
          </table:table-cell>
          <table:table-cell office:value-type="float" office:value="62530.3" calcext:value-type="float">
            <text:p>62530,3</text:p>
          </table:table-cell>
          <table:table-cell office:value-type="float" office:value="3007.6" calcext:value-type="float">
            <text:p>3007,6</text:p>
          </table:table-cell>
          <table:table-cell office:value-type="float" office:value="1528.8" calcext:value-type="float">
            <text:p>1528,8</text:p>
          </table:table-cell>
          <table:table-cell office:value-type="float" office:value="300.4" calcext:value-type="float">
            <text:p>300,4</text:p>
          </table:table-cell>
          <table:table-cell office:value-type="float" office:value="160.2" calcext:value-type="float">
            <text:p>160,2</text:p>
          </table:table-cell>
          <table:table-cell office:value-type="float" office:value="19012.4" calcext:value-type="float">
            <text:p>19012,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02.2" calcext:value-type="float">
            <text:p>902,2</text:p>
          </table:table-cell>
          <table:table-cell office:value-type="float" office:value="30" calcext:value-type="float">
            <text:p>30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3.4" calcext:value-type="float">
            <text:p>293,4</text:p>
          </table:table-cell>
          <table:table-cell office:value-type="float" office:value="2105.6" calcext:value-type="float">
            <text:p>2105,6</text:p>
          </table:table-cell>
          <table:table-cell office:value-type="float" office:value="220.4" calcext:value-type="float">
            <text:p>220,4</text:p>
          </table:table-cell>
          <table:table-cell table:number-columns-repeated="3" office:value-type="float" office:value="5425.6" calcext:value-type="float">
            <text:p>5425,6</text:p>
          </table:table-cell>
          <table:table-cell office:value-type="float" office:value="1328.3" calcext:value-type="float">
            <text:p>1328,3</text:p>
          </table:table-cell>
          <table:table-cell office:value-type="float" office:value="1624" calcext:value-type="float">
            <text:p>162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506.6" calcext:value-type="float">
            <text:p>2506,6</text:p>
          </table:table-cell>
          <table:table-cell office:value-type="float" office:value="2080.5" calcext:value-type="float">
            <text:p>2080,5</text:p>
          </table:table-cell>
          <table:table-cell office:value-type="float" office:value="380.4" calcext:value-type="float">
            <text:p>380,4</text:p>
          </table:table-cell>
          <table:table-cell office:value-type="float" office:value="60" calcext:value-type="float">
            <text:p>60</text:p>
          </table:table-cell>
          <table:table-cell office:value-type="float" office:value="18471.2" calcext:value-type="float">
            <text:p>18471,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1142.6" calcext:value-type="float">
            <text:p>1142,6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5.2" calcext:value-type="float">
            <text:p>295,2</text:p>
          </table:table-cell>
          <table:table-cell office:value-type="float" office:value="2266" calcext:value-type="float">
            <text:p>2266</text:p>
          </table:table-cell>
          <table:table-cell office:value-type="float" office:value="120.2" calcext:value-type="float">
            <text:p>120,2</text:p>
          </table:table-cell>
          <table:table-cell table:number-columns-repeated="2"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328.3" calcext:value-type="float">
            <text:p>1328,3</text:p>
          </table:table-cell>
          <table:table-cell office:value-type="float" office:value="2406.5" calcext:value-type="float">
            <text:p>2406,5</text:p>
          </table:table-cell>
          <table:table-cell office:value-type="float" office:value="62530.3" calcext:value-type="float">
            <text:p>62530,3</text:p>
          </table:table-cell>
          <table:table-cell office:value-type="float" office:value="2987.8" calcext:value-type="float">
            <text:p>2987,8</text:p>
          </table:table-cell>
          <table:table-cell office:value-type="float" office:value="2732.3" calcext:value-type="float">
            <text:p>2732,3</text:p>
          </table:table-cell>
          <table:table-cell office:value-type="float" office:value="560.8" calcext:value-type="float">
            <text:p>560,8</text:p>
          </table:table-cell>
          <table:table-cell office:value-type="float" office:value="40" calcext:value-type="float">
            <text:p>40</text:p>
          </table:table-cell>
          <table:table-cell office:value-type="float" office:value="19835" calcext:value-type="float">
            <text:p>19835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1242.8" calcext:value-type="float">
            <text:p>1242,8</text:p>
          </table:table-cell>
          <table:table-cell office:value-type="float" office:value="162.5" calcext:value-type="float">
            <text:p>162,5</text:p>
          </table:table-cell>
          <table:table-cell office:value-type="float" office:value="2712.8" calcext:value-type="float">
            <text:p>2712,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7" calcext:value-type="float">
            <text:p>297</text:p>
          </table:table-cell>
          <table:table-cell office:value-type="float" office:value="2947.8" calcext:value-type="float">
            <text:p>2947,8</text:p>
          </table:table-cell>
          <table:table-cell office:value-type="float" office:value="250" calcext:value-type="float">
            <text:p>250</text:p>
          </table:table-cell>
          <table:table-cell office:value-type="float" office:value="5425.6" calcext:value-type="float">
            <text:p>5425,6</text:p>
          </table:table-cell>
          <table:table-cell office:value-type="float" office:value="6782" calcext:value-type="float">
            <text:p>6782</text:p>
          </table:table-cell>
          <table:table-cell office:value-type="float" office:value="4521.4" calcext:value-type="float">
            <text:p>4521,4</text:p>
          </table:table-cell>
          <table:table-cell office:value-type="float" office:value="1729.5" calcext:value-type="float">
            <text:p>1729,5</text:p>
          </table:table-cell>
          <table:table-cell office:value-type="float" office:value="1844.6" calcext:value-type="float">
            <text:p>1844,6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526.6" calcext:value-type="float">
            <text:p>2526,6</text:p>
          </table:table-cell>
          <table:table-cell office:value-type="float" office:value="2306" calcext:value-type="float">
            <text:p>2306</text:p>
          </table:table-cell>
          <table:table-cell office:value-type="float" office:value="601.3" calcext:value-type="float">
            <text:p>601,3</text:p>
          </table:table-cell>
          <table:table-cell office:value-type="float" office:value="100" calcext:value-type="float">
            <text:p>100</text:p>
          </table:table-cell>
          <table:table-cell office:value-type="float" office:value="19393.8" calcext:value-type="float">
            <text:p>19393,8</text:p>
          </table:table-cell>
          <table:table-cell office:value-type="float" office:value="14.3" calcext:value-type="float">
            <text:p>14,3</text:p>
          </table:table-cell>
          <table:table-cell office:value-type="float" office:value="100.2" calcext:value-type="float">
            <text:p>100,2</text:p>
          </table:table-cell>
          <table:table-cell office:value-type="float" office:value="1503.8" calcext:value-type="float">
            <text:p>1503,8</text:p>
          </table:table-cell>
          <table:table-cell office:value-type="float" office:value="120" calcext:value-type="float">
            <text:p>12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8.7" calcext:value-type="float">
            <text:p>298,7</text:p>
          </table:table-cell>
          <table:table-cell office:value-type="float" office:value="2526.6" calcext:value-type="float">
            <text:p>2526,6</text:p>
          </table:table-cell>
          <table:table-cell office:value-type="float" office:value="160" calcext:value-type="float">
            <text:p>16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3391" calcext:value-type="float">
            <text:p>3391</text:p>
          </table:table-cell>
          <table:table-cell office:value-type="float" office:value="1679.5" calcext:value-type="float">
            <text:p>1679,5</text:p>
          </table:table-cell>
          <table:table-cell office:value-type="float" office:value="1905" calcext:value-type="float">
            <text:p>1905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3529.2" calcext:value-type="float">
            <text:p>3529,2</text:p>
          </table:table-cell>
          <table:table-cell office:value-type="float" office:value="2958" calcext:value-type="float">
            <text:p>2958</text:p>
          </table:table-cell>
          <table:table-cell office:value-type="float" office:value="450.8" calcext:value-type="float">
            <text:p>450,8</text:p>
          </table:table-cell>
          <table:table-cell office:value-type="float" office:value="120" calcext:value-type="float">
            <text:p>120</text:p>
          </table:table-cell>
          <table:table-cell office:value-type="float" office:value="20958.2" calcext:value-type="float">
            <text:p>20958,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61.2" calcext:value-type="float">
            <text:p>661,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0.5" calcext:value-type="float">
            <text:p>300,5</text:p>
          </table:table-cell>
          <table:table-cell office:value-type="float" office:value="2707.2" calcext:value-type="float">
            <text:p>2707,2</text:p>
          </table:table-cell>
          <table:table-cell office:value-type="float" office:value="75" calcext:value-type="float">
            <text:p>75</text:p>
          </table:table-cell>
          <table:table-cell office:value-type="float" office:value="3391" calcext:value-type="float">
            <text:p>3391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122.8" calcext:value-type="float">
            <text:p>1122,8</text:p>
          </table:table-cell>
          <table:table-cell office:value-type="float" office:value="1804.6" calcext:value-type="float">
            <text:p>1804,6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2406.2" calcext:value-type="float">
            <text:p>2406,2</text:p>
          </table:table-cell>
          <table:table-cell office:value-type="float" office:value="2481.5" calcext:value-type="float">
            <text:p>2481,5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office:value-type="float" office:value="18591.6" calcext:value-type="float">
            <text:p>18591,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61.8" calcext:value-type="float">
            <text:p>961,8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00.3" calcext:value-type="float">
            <text:p>100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2.3" calcext:value-type="float">
            <text:p>302,3</text:p>
          </table:table-cell>
          <table:table-cell office:value-type="float" office:value="2105.2" calcext:value-type="float">
            <text:p>2105,2</text:p>
          </table:table-cell>
          <table:table-cell office:value-type="float" office:value="160" calcext:value-type="float">
            <text:p>160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353.5" calcext:value-type="float">
            <text:p>1353,5</text:p>
          </table:table-cell>
          <table:table-cell office:value-type="float" office:value="1985.2" calcext:value-type="float">
            <text:p>1985,2</text:p>
          </table:table-cell>
          <table:table-cell office:value-type="float" office:value="57050.4" calcext:value-type="float">
            <text:p>57050,4</text:p>
          </table:table-cell>
          <table:table-cell office:value-type="float" office:value="3048.2" calcext:value-type="float">
            <text:p>3048,2</text:p>
          </table:table-cell>
          <table:table-cell office:value-type="float" office:value="3283.8" calcext:value-type="float">
            <text:p>3283,8</text:p>
          </table:table-cell>
          <table:table-cell office:value-type="float" office:value="651.3" calcext:value-type="float">
            <text:p>651,3</text:p>
          </table:table-cell>
          <table:table-cell office:value-type="float" office:value="150" calcext:value-type="float">
            <text:p>150</text:p>
          </table:table-cell>
          <table:table-cell office:value-type="float" office:value="19233.4" calcext:value-type="float">
            <text:p>19233,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82.8" calcext:value-type="float">
            <text:p>1182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4" calcext:value-type="float">
            <text:p>304</text:p>
          </table:table-cell>
          <table:table-cell office:value-type="float" office:value="2566.8" calcext:value-type="float">
            <text:p>2566,8</text:p>
          </table:table-cell>
          <table:table-cell office:value-type="float" office:value="250.3" calcext:value-type="float">
            <text:p>250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478.5" calcext:value-type="float">
            <text:p>1478,5</text:p>
          </table:table-cell>
          <table:table-cell office:value-type="float" office:value="2165.6" calcext:value-type="float">
            <text:p>2165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927.6" calcext:value-type="float">
            <text:p>2927,6</text:p>
          </table:table-cell>
          <table:table-cell office:value-type="float" office:value="1855" calcext:value-type="float">
            <text:p>1855</text:p>
          </table:table-cell>
          <table:table-cell office:value-type="float" office:value="501" calcext:value-type="float">
            <text:p>501</text:p>
          </table:table-cell>
          <table:table-cell office:value-type="float" office:value="175" calcext:value-type="float">
            <text:p>175</text:p>
          </table:table-cell>
          <table:table-cell office:value-type="float" office:value="18371" calcext:value-type="float">
            <text:p>18371</text:p>
          </table:table-cell>
          <table:table-cell office:value-type="float" office:value="37.5" calcext:value-type="float">
            <text:p>37,5</text:p>
          </table:table-cell>
          <table:table-cell office:value-type="float" office:value="75" calcext:value-type="float">
            <text:p>75</text:p>
          </table:table-cell>
          <table:table-cell office:value-type="float" office:value="1263" calcext:value-type="float">
            <text:p>126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B2:.B11])" office:value-type="float" office:value="3097.16" calcext:value-type="float">
            <text:p>3097,16</text:p>
          </table:table-cell>
          <table:table-cell table:formula="of:=AVERAGE([.C2:.C11])" office:value-type="float" office:value="196.68" calcext:value-type="float">
            <text:p>196,68</text:p>
          </table:table-cell>
          <table:table-cell table:formula="of:=AVERAGE([.D2:.D11])" office:value-type="float" office:value="1582.48" calcext:value-type="float">
            <text:p>1582,48</text:p>
          </table:table-cell>
          <table:table-cell table:formula="of:=AVERAGE([.E2:.E11])" office:value-type="float" office:value="4883.04" calcext:value-type="float">
            <text:p>4883,04</text:p>
          </table:table-cell>
          <table:table-cell table:formula="of:=AVERAGE([.F2:.F11])" office:value-type="float" office:value="1853.76" calcext:value-type="float">
            <text:p>1853,76</text:p>
          </table:table-cell>
          <table:table-cell table:formula="of:=AVERAGE([.G2:.G11])" office:value-type="float" office:value="1789.04" calcext:value-type="float">
            <text:p>1789,04</text:p>
          </table:table-cell>
          <table:table-cell table:formula="of:=AVERAGE([.H2:.H11])" office:value-type="float" office:value="1973" calcext:value-type="float">
            <text:p>1973</text:p>
          </table:table-cell>
          <table:table-cell table:formula="of:=AVERAGE([.I2:.I11])" office:value-type="float" office:value="2305.88" calcext:value-type="float">
            <text:p>2305,88</text:p>
          </table:table-cell>
          <table:table-cell table:formula="of:=AVERAGE([.J2:.J11])" office:value-type="float" office:value="3390.98" calcext:value-type="float">
            <text:p>3390,98</text:p>
          </table:table-cell>
          <table:table-cell table:formula="of:=AVERAGE([.K2:.K11])" office:value-type="float" office:value="2458.92" calcext:value-type="float">
            <text:p>2458,92</text:p>
          </table:table-cell>
          <table:table-cell table:formula="of:=AVERAGE([.L2:.L11])" office:value-type="float" office:value="502.85" calcext:value-type="float">
            <text:p>502,85</text:p>
          </table:table-cell>
          <table:table-cell table:formula="of:=AVERAGE([.M2:.M11])" office:value-type="float" office:value="170.18" calcext:value-type="float">
            <text:p>170,18</text:p>
          </table:table-cell>
          <table:table-cell table:formula="of:=AVERAGE([.N2:.N11])" office:value-type="float" office:value="19654.48" calcext:value-type="float">
            <text:p>19654,48</text:p>
          </table:table-cell>
          <table:table-cell table:formula="of:=AVERAGE([.O2:.O11])" office:value-type="float" office:value="18.75" calcext:value-type="float">
            <text:p>18,75</text:p>
          </table:table-cell>
          <table:table-cell table:formula="of:=AVERAGE([.P2:.P11])" office:value-type="float" office:value="106.92" calcext:value-type="float">
            <text:p>106,92</text:p>
          </table:table-cell>
          <table:table-cell table:formula="of:=AVERAGE([.Q2:.Q11])" office:value-type="float" office:value="1176.82" calcext:value-type="float">
            <text:p>1176,82</text:p>
          </table:table-cell>
          <table:table-cell table:formula="of:=AVERAGE([.R2:.R11])" office:value-type="float" office:value="128.67" calcext:value-type="float">
            <text:p>128,67</text:p>
          </table:table-cell>
          <table:table-cell table:formula="of:=AVERAGE([.S2:.S11])" office:value-type="float" office:value="452.14" calcext:value-type="float">
            <text:p>452,14</text:p>
          </table:table-cell>
          <table:table-cell table:formula="of:=AVERAGE([.T2:.T11])" office:value-type="float" office:value="26" calcext:value-type="float">
            <text:p>26</text:p>
          </table:table-cell>
          <table:table-cell table:formula="of:=AVERAGE([.U2:.U11])" office:value-type="float" office:value="0" calcext:value-type="float">
            <text:p>0</text:p>
          </table:table-cell>
          <table:table-cell table:formula="of:=AVERAGE([.V2:.V11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LOD</text:p>
          </table:table-cell>
          <table:table-cell table:formula="of:=3*STDEV([.B2:.B11])" office:value-type="float" office:value="1105.73381245217" calcext:value-type="float">
            <text:p>1105,7338124522</text:p>
          </table:table-cell>
          <table:table-cell table:formula="of:=3*STDEV([.C2:.C11])" office:value-type="float" office:value="214.211288217965" calcext:value-type="float">
            <text:p>214,211288218</text:p>
          </table:table-cell>
          <table:table-cell table:formula="of:=3*STDEV([.D2:.D11])" office:value-type="float" office:value="6232.29078397342" calcext:value-type="float">
            <text:p>6232,2907839734</text:p>
          </table:table-cell>
          <table:table-cell table:formula="of:=3*STDEV([.E2:.E11])" office:value-type="float" office:value="5057.02593863231" calcext:value-type="float">
            <text:p>5057,0259386323</text:p>
          </table:table-cell>
          <table:table-cell table:formula="of:=3*STDEV([.F2:.F11])" office:value-type="float" office:value="6072.80004478988" calcext:value-type="float">
            <text:p>6072,8000447899</text:p>
          </table:table-cell>
          <table:table-cell table:formula="of:=3*STDEV([.G2:.G11])" office:value-type="float" office:value="1131.88523446505" calcext:value-type="float">
            <text:p>1131,8852344651</text:p>
          </table:table-cell>
          <table:table-cell table:formula="of:=3*STDEV([.H2:.H11])" office:value-type="float" office:value="511.368595046665" calcext:value-type="float">
            <text:p>511,3685950467</text:p>
          </table:table-cell>
          <table:table-cell table:formula="of:=3*STDEV([.I2:.I11])" office:value-type="float" office:value="7624.85031564555" calcext:value-type="float">
            <text:p>7624,8503156456</text:p>
          </table:table-cell>
          <table:table-cell table:formula="of:=3*STDEV([.J2:.J11])" office:value-type="float" office:value="1122.43846869216" calcext:value-type="float">
            <text:p>1122,4384686922</text:p>
          </table:table-cell>
          <table:table-cell table:formula="of:=3*STDEV([.K2:.K11])" office:value-type="float" office:value="819.586234633062" calcext:value-type="float">
            <text:p>819,5862346331</text:p>
          </table:table-cell>
          <table:table-cell table:formula="of:=3*STDEV([.L2:.L11])" office:value-type="float" office:value="478.53253285435" calcext:value-type="float">
            <text:p>478,5325328544</text:p>
          </table:table-cell>
          <table:table-cell table:formula="of:=3*STDEV([.M2:.M11])" office:value-type="float" office:value="222.799901256711" calcext:value-type="float">
            <text:p>222,7999012567</text:p>
          </table:table-cell>
          <table:table-cell table:formula="of:=3*STDEV([.N2:.N11])" office:value-type="float" office:value="1704.91973300798" calcext:value-type="float">
            <text:p>1704,919733008</text:p>
          </table:table-cell>
          <table:table-cell table:formula="of:=3*STDEV([.O2:.O11])" office:value-type="float" office:value="64.3476883811688" calcext:value-type="float">
            <text:p>64,3476883812</text:p>
          </table:table-cell>
          <table:table-cell table:formula="of:=3*STDEV([.P2:.P11])" office:value-type="float" office:value="265.552586129377" calcext:value-type="float">
            <text:p>265,5525861294</text:p>
          </table:table-cell>
          <table:table-cell table:formula="of:=3*STDEV([.Q2:.Q11])" office:value-type="float" office:value="668.286013619917" calcext:value-type="float">
            <text:p>668,2860136199</text:p>
          </table:table-cell>
          <table:table-cell table:formula="of:=3*STDEV([.R2:.R11])" office:value-type="float" office:value="169.791639959098" calcext:value-type="float">
            <text:p>169,7916399591</text:p>
          </table:table-cell>
          <table:table-cell table:formula="of:=3*STDEV([.S2:.S11])" office:value-type="float" office:value="4289.37666380559" calcext:value-type="float">
            <text:p>4289,3766638056</text:p>
          </table:table-cell>
          <table:table-cell table:formula="of:=3*STDEV([.T2:.T11])" office:value-type="float" office:value="102.907725657503" calcext:value-type="float">
            <text:p>102,9077256575</text:p>
          </table:table-cell>
          <table:table-cell table:formula="of:=3*STDEV([.U2:.U11])" office:value-type="float" office:value="0" calcext:value-type="float">
            <text:p>0</text:p>
          </table:table-cell>
          <table:table-cell table:formula="of:=3*STDEV([.V2:.V11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[.B21]-[.B$176]" office:value-type="float" office:value="713.24" calcext:value-type="float">
            <text:p>713,24</text:p>
          </table:table-cell>
          <table:table-cell table:style-name="ce3" table:formula="of:=[.C21]-[.C$176]" office:value-type="float" office:value="1186.92" calcext:value-type="float">
            <text:p>1186,92</text:p>
          </table:table-cell>
          <table:table-cell table:style-name="ce3" table:formula="of:=[.D21]-[.D$176]" office:value-type="float" office:value="14694.42" calcext:value-type="float">
            <text:p>14694,42</text:p>
          </table:table-cell>
          <table:table-cell table:style-name="ce3" table:formula="of:=[.E21]-[.E$176]" office:value-type="float" office:value="3961384.96" calcext:value-type="float">
            <text:p>3961384,96</text:p>
          </table:table-cell>
          <table:table-cell table:style-name="ce3" table:formula="of:=[.F21]-[.F$176]" office:value-type="float" office:value="-1853.76" calcext:value-type="float">
            <text:p>-1853,76</text:p>
          </table:table-cell>
          <table:table-cell table:style-name="ce3" table:formula="of:=[.G21]-[.G$176]" office:value-type="float" office:value="-159.74" calcext:value-type="float">
            <text:p>-159,74</text:p>
          </table:table-cell>
          <table:table-cell table:style-name="ce3" table:formula="of:=[.H21]-[.H$176]" office:value-type="float" office:value="1160" calcext:value-type="float">
            <text:p>1160</text:p>
          </table:table-cell>
          <table:table-cell table:style-name="ce3" table:formula="of:=[.I21]-[.I$176]" office:value-type="float" office:value="90092.52" calcext:value-type="float">
            <text:p>90092,52</text:p>
          </table:table-cell>
          <table:table-cell table:style-name="ce3" table:formula="of:=[.J21]-[.J$176]" office:value-type="float" office:value="-182.38" calcext:value-type="float">
            <text:p>-182,38</text:p>
          </table:table-cell>
          <table:table-cell table:style-name="ce3" table:formula="of:=[.K21]-[.K$176]" office:value-type="float" office:value="548.880000000001" calcext:value-type="float">
            <text:p>548,88</text:p>
          </table:table-cell>
          <table:table-cell table:style-name="ce3" table:formula="of:=[.L21]-[.L$176]" office:value-type="float" office:value="424.15" calcext:value-type="float">
            <text:p>424,15</text:p>
          </table:table-cell>
          <table:table-cell table:style-name="ce3" table:formula="of:=[.M21]-[.M$176]" office:value-type="float" office:value="310.82" calcext:value-type="float">
            <text:p>310,82</text:p>
          </table:table-cell>
          <table:table-cell table:style-name="ce3" table:formula="of:=[.N21]-[.N$176]" office:value-type="float" office:value="2684851.12" calcext:value-type="float">
            <text:p>2684851,12</text:p>
          </table:table-cell>
          <table:table-cell table:style-name="ce3" table:formula="of:=[.O21]-[.O$176]" office:value-type="float" office:value="31.25" calcext:value-type="float">
            <text:p>31,25</text:p>
          </table:table-cell>
          <table:table-cell table:style-name="ce3" table:formula="of:=[.P21]-[.P$176]" office:value-type="float" office:value="-106.92" calcext:value-type="float">
            <text:p>-106,92</text:p>
          </table:table-cell>
          <table:table-cell table:style-name="ce3" table:formula="of:=[.Q21]-[.Q$176]" office:value-type="float" office:value="166.58" calcext:value-type="float">
            <text:p>166,58</text:p>
          </table:table-cell>
          <table:table-cell table:style-name="ce3" table:formula="of:=[.R21]-[.R$176]" office:value-type="float" office:value="-3.67000000000002" calcext:value-type="float">
            <text:p>-3,67</text:p>
          </table:table-cell>
          <table:table-cell table:style-name="ce3" table:formula="of:=[.S21]-[.S$176]" office:value-type="float" office:value="40294.26" calcext:value-type="float">
            <text:p>40294,26</text:p>
          </table:table-cell>
          <table:table-cell table:style-name="ce3" table:formula="of:=[.T21]-[.T$176]" office:value-type="float" office:value="74" calcext:value-type="float">
            <text:p>74</text:p>
          </table:table-cell>
          <table:table-cell table:style-name="ce3" table:formula="of:=[.U21]-[.U$176]" office:value-type="float" office:value="0" calcext:value-type="float">
            <text:p>0</text:p>
          </table:table-cell>
          <table:table-cell table:style-name="ce3"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[.B22]-[.B$176]" office:value-type="float" office:value="532.44" calcext:value-type="float">
            <text:p>532,44</text:p>
          </table:table-cell>
          <table:table-cell table:style-name="ce3" table:formula="of:=[.C22]-[.C$176]" office:value-type="float" office:value="1547.72" calcext:value-type="float">
            <text:p>1547,72</text:p>
          </table:table-cell>
          <table:table-cell table:style-name="ce3" table:formula="of:=[.D22]-[.D$176]" office:value-type="float" office:value="14694.42" calcext:value-type="float">
            <text:p>14694,42</text:p>
          </table:table-cell>
          <table:table-cell table:style-name="ce3" table:formula="of:=[.E22]-[.E$176]" office:value-type="float" office:value="4233506.76" calcext:value-type="float">
            <text:p>4233506,76</text:p>
          </table:table-cell>
          <table:table-cell table:style-name="ce3" table:formula="of:=[.F22]-[.F$176]" office:value-type="float" office:value="-1853.76" calcext:value-type="float">
            <text:p>-1853,76</text:p>
          </table:table-cell>
          <table:table-cell table:style-name="ce3" table:formula="of:=[.G22]-[.G$176]" office:value-type="float" office:value="15.7599999999998" calcext:value-type="float">
            <text:p>15,76</text:p>
          </table:table-cell>
          <table:table-cell table:style-name="ce3" table:formula="of:=[.H22]-[.H$176]" office:value-type="float" office:value="333.2" calcext:value-type="float">
            <text:p>333,2</text:p>
          </table:table-cell>
          <table:table-cell table:style-name="ce3" table:formula="of:=[.I22]-[.I$176]" office:value-type="float" office:value="98258.12" calcext:value-type="float">
            <text:p>98258,12</text:p>
          </table:table-cell>
          <table:table-cell table:style-name="ce3" table:formula="of:=[.J22]-[.J$176]" office:value-type="float" office:value="158.420000000001" calcext:value-type="float">
            <text:p>158,42</text:p>
          </table:table-cell>
          <table:table-cell table:style-name="ce3" table:formula="of:=[.K22]-[.K$176]" office:value-type="float" office:value="-303.619999999999" calcext:value-type="float">
            <text:p>-303,62</text:p>
          </table:table-cell>
          <table:table-cell table:style-name="ce3" table:formula="of:=[.L22]-[.L$176]" office:value-type="float" office:value="198.65" calcext:value-type="float">
            <text:p>198,65</text:p>
          </table:table-cell>
          <table:table-cell table:style-name="ce3" table:formula="of:=[.M22]-[.M$176]" office:value-type="float" office:value="691.42" calcext:value-type="float">
            <text:p>691,42</text:p>
          </table:table-cell>
          <table:table-cell table:style-name="ce3" table:formula="of:=[.N22]-[.N$176]" office:value-type="float" office:value="2468742.32" calcext:value-type="float">
            <text:p>2468742,32</text:p>
          </table:table-cell>
          <table:table-cell table:style-name="ce3" table:formula="of:=[.O22]-[.O$176]" office:value-type="float" office:value="56.25" calcext:value-type="float">
            <text:p>56,25</text:p>
          </table:table-cell>
          <table:table-cell table:style-name="ce3" table:formula="of:=[.P22]-[.P$176]" office:value-type="float" office:value="18.38" calcext:value-type="float">
            <text:p>18,38</text:p>
          </table:table-cell>
          <table:table-cell table:style-name="ce3" table:formula="of:=[.Q22]-[.Q$176]" office:value-type="float" office:value="-154.62" calcext:value-type="float">
            <text:p>-154,62</text:p>
          </table:table-cell>
          <table:table-cell table:style-name="ce3" table:formula="of:=[.R22]-[.R$176]" office:value-type="float" office:value="61.33" calcext:value-type="float">
            <text:p>61,33</text:p>
          </table:table-cell>
          <table:table-cell table:style-name="ce3" table:formula="of:=[.S22]-[.S$176]" office:value-type="float" office:value="40294.26" calcext:value-type="float">
            <text:p>40294,26</text:p>
          </table:table-cell>
          <table:table-cell table:style-name="ce3" table:formula="of:=[.T22]-[.T$176]" office:value-type="float" office:value="7.3" calcext:value-type="float">
            <text:p>7,3</text:p>
          </table:table-cell>
          <table:table-cell table:style-name="ce3" table:formula="of:=[.U22]-[.U$176]" office:value-type="float" office:value="0" calcext:value-type="float">
            <text:p>0</text:p>
          </table:table-cell>
          <table:table-cell table:style-name="ce3"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[.B23]-[.B$176]" office:value-type="float" office:value="-28.96" calcext:value-type="float">
            <text:p>-28,96</text:p>
          </table:table-cell>
          <table:table-cell table:style-name="ce3" table:formula="of:=[.C23]-[.C$176]" office:value-type="float" office:value="1668.12" calcext:value-type="float">
            <text:p>1668,12</text:p>
          </table:table-cell>
          <table:table-cell table:style-name="ce3" table:formula="of:=[.D23]-[.D$176]" office:value-type="float" office:value="11981.62" calcext:value-type="float">
            <text:p>11981,62</text:p>
          </table:table-cell>
          <table:table-cell table:style-name="ce3" table:formula="of:=[.E23]-[.E$176]" office:value-type="float" office:value="3958645.26" calcext:value-type="float">
            <text:p>3958645,26</text:p>
          </table:table-cell>
          <table:table-cell table:style-name="ce3" table:formula="of:=[.F23]-[.F$176]" office:value-type="float" office:value="-1853.76" calcext:value-type="float">
            <text:p>-1853,76</text:p>
          </table:table-cell>
          <table:table-cell table:style-name="ce3" table:formula="of:=[.G23]-[.G$176]" office:value-type="float" office:value="-9.54000000000019" calcext:value-type="float">
            <text:p>-9,54</text:p>
          </table:table-cell>
          <table:table-cell table:style-name="ce3" table:formula="of:=[.H23]-[.H$176]" office:value-type="float" office:value="92.4000000000001" calcext:value-type="float">
            <text:p>92,4</text:p>
          </table:table-cell>
          <table:table-cell table:style-name="ce3" table:formula="of:=[.I23]-[.I$176]" office:value-type="float" office:value="98285.22" calcext:value-type="float">
            <text:p>98285,22</text:p>
          </table:table-cell>
          <table:table-cell table:style-name="ce3" table:formula="of:=[.J23]-[.J$176]" office:value-type="float" office:value="-523.38" calcext:value-type="float">
            <text:p>-523,38</text:p>
          </table:table-cell>
          <table:table-cell table:style-name="ce3" table:formula="of:=[.K23]-[.K$176]" office:value-type="float" office:value="72.8800000000006" calcext:value-type="float">
            <text:p>72,88</text:p>
          </table:table-cell>
          <table:table-cell table:style-name="ce3" table:formula="of:=[.L23]-[.L$176]" office:value-type="float" office:value="158.55" calcext:value-type="float">
            <text:p>158,55</text:p>
          </table:table-cell>
          <table:table-cell table:style-name="ce3" table:formula="of:=[.M23]-[.M$176]" office:value-type="float" office:value="556.62" calcext:value-type="float">
            <text:p>556,62</text:p>
          </table:table-cell>
          <table:table-cell table:style-name="ce3" table:formula="of:=[.N23]-[.N$176]" office:value-type="float" office:value="2326604.72" calcext:value-type="float">
            <text:p>2326604,72</text:p>
          </table:table-cell>
          <table:table-cell table:style-name="ce3" table:formula="of:=[.O23]-[.O$176]" office:value-type="float" office:value="18.75" calcext:value-type="float">
            <text:p>18,75</text:p>
          </table:table-cell>
          <table:table-cell table:style-name="ce3" table:formula="of:=[.P23]-[.P$176]" office:value-type="float" office:value="-26.92" calcext:value-type="float">
            <text:p>-26,92</text:p>
          </table:table-cell>
          <table:table-cell table:style-name="ce3" table:formula="of:=[.Q23]-[.Q$176]" office:value-type="float" office:value="25.98" calcext:value-type="float">
            <text:p>25,98</text:p>
          </table:table-cell>
          <table:table-cell table:style-name="ce3" table:formula="of:=[.R23]-[.R$176]" office:value-type="float" office:value="71.33" calcext:value-type="float">
            <text:p>71,33</text:p>
          </table:table-cell>
          <table:table-cell table:style-name="ce3" table:formula="of:=[.S23]-[.S$176]" office:value-type="float" office:value="37527.26" calcext:value-type="float">
            <text:p>37527,26</text:p>
          </table:table-cell>
          <table:table-cell table:style-name="ce3" table:formula="of:=[.T23]-[.T$176]" office:value-type="float" office:value="24" calcext:value-type="float">
            <text:p>24</text:p>
          </table:table-cell>
          <table:table-cell table:style-name="ce3" table:formula="of:=[.U23]-[.U$176]" office:value-type="float" office:value="0" calcext:value-type="float">
            <text:p>0</text:p>
          </table:table-cell>
          <table:table-cell table:style-name="ce3"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[.B24]-[.B$176]" office:value-type="float" office:value="793.24" calcext:value-type="float">
            <text:p>793,24</text:p>
          </table:table-cell>
          <table:table-cell table:style-name="ce3" table:formula="of:=[.C24]-[.C$176]" office:value-type="float" office:value="1246.92" calcext:value-type="float">
            <text:p>1246,92</text:p>
          </table:table-cell>
          <table:table-cell table:style-name="ce3" table:formula="of:=[.D24]-[.D$176]" office:value-type="float" office:value="11981.62" calcext:value-type="float">
            <text:p>11981,62</text:p>
          </table:table-cell>
          <table:table-cell table:style-name="ce3" table:formula="of:=[.E24]-[.E$176]" office:value-type="float" office:value="3890634.96" calcext:value-type="float">
            <text:p>3890634,96</text:p>
          </table:table-cell>
          <table:table-cell table:style-name="ce3" table:formula="of:=[.F24]-[.F$176]" office:value-type="float" office:value="-1853.76" calcext:value-type="float">
            <text:p>-1853,76</text:p>
          </table:table-cell>
          <table:table-cell table:style-name="ce3" table:formula="of:=[.G24]-[.G$176]" office:value-type="float" office:value="15.7599999999998" calcext:value-type="float">
            <text:p>15,76</text:p>
          </table:table-cell>
          <table:table-cell table:style-name="ce3" table:formula="of:=[.H24]-[.H$176]" office:value-type="float" office:value="393" calcext:value-type="float">
            <text:p>393</text:p>
          </table:table-cell>
          <table:table-cell table:style-name="ce3" table:formula="of:=[.I24]-[.I$176]" office:value-type="float" office:value="106450.82" calcext:value-type="float">
            <text:p>106450,82</text:p>
          </table:table-cell>
          <table:table-cell table:style-name="ce3" table:formula="of:=[.J24]-[.J$176]" office:value-type="float" office:value="198.420000000001" calcext:value-type="float">
            <text:p>198,42</text:p>
          </table:table-cell>
          <table:table-cell table:style-name="ce3" table:formula="of:=[.K24]-[.K$176]" office:value-type="float" office:value="147.58" calcext:value-type="float">
            <text:p>147,58</text:p>
          </table:table-cell>
          <table:table-cell table:style-name="ce3" table:formula="of:=[.L24]-[.L$176]" office:value-type="float" office:value="18.15" calcext:value-type="float">
            <text:p>18,15</text:p>
          </table:table-cell>
          <table:table-cell table:style-name="ce3" table:formula="of:=[.M24]-[.M$176]" office:value-type="float" office:value="611.22" calcext:value-type="float">
            <text:p>611,22</text:p>
          </table:table-cell>
          <table:table-cell table:style-name="ce3" table:formula="of:=[.N24]-[.N$176]" office:value-type="float" office:value="1806402.02" calcext:value-type="float">
            <text:p>1806402,02</text:p>
          </table:table-cell>
          <table:table-cell table:style-name="ce3" table:formula="of:=[.O24]-[.O$176]" office:value-type="float" office:value="118.75" calcext:value-type="float">
            <text:p>118,75</text:p>
          </table:table-cell>
          <table:table-cell table:style-name="ce3" table:formula="of:=[.P24]-[.P$176]" office:value-type="float" office:value="-56.92" calcext:value-type="float">
            <text:p>-56,92</text:p>
          </table:table-cell>
          <table:table-cell table:style-name="ce3" table:formula="of:=[.Q24]-[.Q$176]" office:value-type="float" office:value="106.38" calcext:value-type="float">
            <text:p>106,38</text:p>
          </table:table-cell>
          <table:table-cell table:style-name="ce3" table:formula="of:=[.R24]-[.R$176]" office:value-type="float" office:value="51.33" calcext:value-type="float">
            <text:p>51,33</text:p>
          </table:table-cell>
          <table:table-cell table:style-name="ce3" table:formula="of:=[.S24]-[.S$176]" office:value-type="float" office:value="32101.66" calcext:value-type="float">
            <text:p>32101,66</text:p>
          </table:table-cell>
          <table:table-cell table:style-name="ce3" table:formula="of:=[.T24]-[.T$176]" office:value-type="float" office:value="-1" calcext:value-type="float">
            <text:p>-1</text:p>
          </table:table-cell>
          <table:table-cell table:style-name="ce3" table:formula="of:=[.U24]-[.U$176]" office:value-type="float" office:value="20" calcext:value-type="float">
            <text:p>20</text:p>
          </table:table-cell>
          <table:table-cell table:style-name="ce3"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[.B25]-[.B$176]" office:value-type="float" office:value="231.64" calcext:value-type="float">
            <text:p>231,64</text:p>
          </table:table-cell>
          <table:table-cell table:style-name="ce3" table:formula="of:=[.C25]-[.C$176]" office:value-type="float" office:value="1327.32" calcext:value-type="float">
            <text:p>1327,32</text:p>
          </table:table-cell>
          <table:table-cell table:style-name="ce3" table:formula="of:=[.D25]-[.D$176]" office:value-type="float" office:value="11981.62" calcext:value-type="float">
            <text:p>11981,62</text:p>
          </table:table-cell>
          <table:table-cell table:style-name="ce3" table:formula="of:=[.E25]-[.E$176]" office:value-type="float" office:value="3781769.96" calcext:value-type="float">
            <text:p>3781769,96</text:p>
          </table:table-cell>
          <table:table-cell table:style-name="ce3" table:formula="of:=[.F25]-[.F$176]" office:value-type="float" office:value="-1853.76" calcext:value-type="float">
            <text:p>-1853,76</text:p>
          </table:table-cell>
          <table:table-cell table:style-name="ce3" table:formula="of:=[.G25]-[.G$176]" office:value-type="float" office:value="-134.74" calcext:value-type="float">
            <text:p>-134,74</text:p>
          </table:table-cell>
          <table:table-cell table:style-name="ce3" table:formula="of:=[.H25]-[.H$176]" office:value-type="float" office:value="-168.4" calcext:value-type="float">
            <text:p>-168,4</text:p>
          </table:table-cell>
          <table:table-cell table:style-name="ce3" table:formula="of:=[.I25]-[.I$176]" office:value-type="float" office:value="120014.82" calcext:value-type="float">
            <text:p>120014,82</text:p>
          </table:table-cell>
          <table:table-cell table:style-name="ce3" table:formula="of:=[.J25]-[.J$176]" office:value-type="float" office:value="-202.38" calcext:value-type="float">
            <text:p>-202,38</text:p>
          </table:table-cell>
          <table:table-cell table:style-name="ce3" table:formula="of:=[.K25]-[.K$176]" office:value-type="float" office:value="498.880000000001" calcext:value-type="float">
            <text:p>498,88</text:p>
          </table:table-cell>
          <table:table-cell table:style-name="ce3" table:formula="of:=[.L25]-[.L$176]" office:value-type="float" office:value="273.95" calcext:value-type="float">
            <text:p>273,95</text:p>
          </table:table-cell>
          <table:table-cell table:style-name="ce3" table:formula="of:=[.M25]-[.M$176]" office:value-type="float" office:value="391.02" calcext:value-type="float">
            <text:p>391,02</text:p>
          </table:table-cell>
          <table:table-cell table:style-name="ce3" table:formula="of:=[.N25]-[.N$176]" office:value-type="float" office:value="1952569.52" calcext:value-type="float">
            <text:p>1952569,52</text:p>
          </table:table-cell>
          <table:table-cell table:style-name="ce3" table:formula="of:=[.O25]-[.O$176]" office:value-type="float" office:value="81.25" calcext:value-type="float">
            <text:p>81,25</text:p>
          </table:table-cell>
          <table:table-cell table:style-name="ce3" table:formula="of:=[.P25]-[.P$176]" office:value-type="float" office:value="-56.92" calcext:value-type="float">
            <text:p>-56,92</text:p>
          </table:table-cell>
          <table:table-cell table:style-name="ce3" table:formula="of:=[.Q25]-[.Q$176]" office:value-type="float" office:value="-315.02" calcext:value-type="float">
            <text:p>-315,02</text:p>
          </table:table-cell>
          <table:table-cell table:style-name="ce3" table:formula="of:=[.R25]-[.R$176]" office:value-type="float" office:value="-38.67" calcext:value-type="float">
            <text:p>-38,67</text:p>
          </table:table-cell>
          <table:table-cell table:style-name="ce3" table:formula="of:=[.S25]-[.S$176]" office:value-type="float" office:value="34841.56" calcext:value-type="float">
            <text:p>34841,56</text:p>
          </table:table-cell>
          <table:table-cell table:style-name="ce3" table:formula="of:=[.T25]-[.T$176]" office:value-type="float" office:value="24" calcext:value-type="float">
            <text:p>24</text:p>
          </table:table-cell>
          <table:table-cell table:style-name="ce3" table:formula="of:=[.U25]-[.U$176]" office:value-type="float" office:value="0" calcext:value-type="float">
            <text:p>0</text:p>
          </table:table-cell>
          <table:table-cell table:style-name="ce3"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[.B26]-[.B$176]" office:value-type="float" office:value="-369.96" calcext:value-type="float">
            <text:p>-369,96</text:p>
          </table:table-cell>
          <table:table-cell table:style-name="ce3" table:formula="of:=[.C26]-[.C$176]" office:value-type="float" office:value="785.52" calcext:value-type="float">
            <text:p>785,52</text:p>
          </table:table-cell>
          <table:table-cell table:style-name="ce3" table:formula="of:=[.D26]-[.D$176]" office:value-type="float" office:value="11981.62" calcext:value-type="float">
            <text:p>11981,62</text:p>
          </table:table-cell>
          <table:table-cell table:style-name="ce3" table:formula="of:=[.E26]-[.E$176]" office:value-type="float" office:value="4912124.26" calcext:value-type="float">
            <text:p>4912124,26</text:p>
          </table:table-cell>
          <table:table-cell table:style-name="ce3" table:formula="of:=[.F26]-[.F$176]" office:value-type="float" office:value="-1853.76" calcext:value-type="float">
            <text:p>-1853,76</text:p>
          </table:table-cell>
          <table:table-cell table:style-name="ce3" table:formula="of:=[.G26]-[.G$176]" office:value-type="float" office:value="-486.04" calcext:value-type="float">
            <text:p>-486,04</text:p>
          </table:table-cell>
          <table:table-cell table:style-name="ce3" table:formula="of:=[.H26]-[.H$176]" office:value-type="float" office:value="-108" calcext:value-type="float">
            <text:p>-108</text:p>
          </table:table-cell>
          <table:table-cell table:style-name="ce3" table:formula="of:=[.I26]-[.I$176]" office:value-type="float" office:value="133606.02" calcext:value-type="float">
            <text:p>133606,02</text:p>
          </table:table-cell>
          <table:table-cell table:style-name="ce3" table:formula="of:=[.J26]-[.J$176]" office:value-type="float" office:value="379.22" calcext:value-type="float">
            <text:p>379,22</text:p>
          </table:table-cell>
          <table:table-cell table:style-name="ce3" table:formula="of:=[.K26]-[.K$176]" office:value-type="float" office:value="298.380000000001" calcext:value-type="float">
            <text:p>298,38</text:p>
          </table:table-cell>
          <table:table-cell table:style-name="ce3" table:formula="of:=[.L26]-[.L$176]" office:value-type="float" office:value="123.45" calcext:value-type="float">
            <text:p>123,45</text:p>
          </table:table-cell>
          <table:table-cell table:style-name="ce3" table:formula="of:=[.M26]-[.M$176]" office:value-type="float" office:value="431.22" calcext:value-type="float">
            <text:p>431,22</text:p>
          </table:table-cell>
          <table:table-cell table:style-name="ce3" table:formula="of:=[.N26]-[.N$176]" office:value-type="float" office:value="2043395.92" calcext:value-type="float">
            <text:p>2043395,92</text:p>
          </table:table-cell>
          <table:table-cell table:style-name="ce3" table:formula="of:=[.O26]-[.O$176]" office:value-type="float" office:value="68.75" calcext:value-type="float">
            <text:p>68,75</text:p>
          </table:table-cell>
          <table:table-cell table:style-name="ce3" table:formula="of:=[.P26]-[.P$176]" office:value-type="float" office:value="-106.92" calcext:value-type="float">
            <text:p>-106,92</text:p>
          </table:table-cell>
          <table:table-cell table:style-name="ce3" table:formula="of:=[.Q26]-[.Q$176]" office:value-type="float" office:value="-174.62" calcext:value-type="float">
            <text:p>-174,62</text:p>
          </table:table-cell>
          <table:table-cell table:style-name="ce3" table:formula="of:=[.R26]-[.R$176]" office:value-type="float" office:value="83.83" calcext:value-type="float">
            <text:p>83,83</text:p>
          </table:table-cell>
          <table:table-cell table:style-name="ce3" table:formula="of:=[.S26]-[.S$176]" office:value-type="float" office:value="40267.16" calcext:value-type="float">
            <text:p>40267,16</text:p>
          </table:table-cell>
          <table:table-cell table:style-name="ce3" table:formula="of:=[.T26]-[.T$176]" office:value-type="float" office:value="7.3" calcext:value-type="float">
            <text:p>7,3</text:p>
          </table:table-cell>
          <table:table-cell table:style-name="ce3" table:formula="of:=[.U26]-[.U$176]" office:value-type="float" office:value="0" calcext:value-type="float">
            <text:p>0</text:p>
          </table:table-cell>
          <table:table-cell table:style-name="ce3"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[.B27]-[.B$176]" office:value-type="float" office:value="10.8400000000001" calcext:value-type="float">
            <text:p>10,84</text:p>
          </table:table-cell>
          <table:table-cell table:style-name="ce3" table:formula="of:=[.C27]-[.C$176]" office:value-type="float" office:value="1126.72" calcext:value-type="float">
            <text:p>1126,72</text:p>
          </table:table-cell>
          <table:table-cell table:style-name="ce3" table:formula="of:=[.D27]-[.D$176]" office:value-type="float" office:value="9268.82" calcext:value-type="float">
            <text:p>9268,82</text:p>
          </table:table-cell>
          <table:table-cell table:style-name="ce3" table:formula="of:=[.E27]-[.E$176]" office:value-type="float" office:value="3942313.96" calcext:value-type="float">
            <text:p>3942313,96</text:p>
          </table:table-cell>
          <table:table-cell table:style-name="ce3" table:formula="of:=[.F27]-[.F$176]" office:value-type="float" office:value="2667.64" calcext:value-type="float">
            <text:p>2667,64</text:p>
          </table:table-cell>
          <table:table-cell table:style-name="ce3" table:formula="of:=[.G27]-[.G$176]" office:value-type="float" office:value="-646.24" calcext:value-type="float">
            <text:p>-646,24</text:p>
          </table:table-cell>
          <table:table-cell table:style-name="ce3" table:formula="of:=[.H27]-[.H$176]" office:value-type="float" office:value="192.6" calcext:value-type="float">
            <text:p>192,6</text:p>
          </table:table-cell>
          <table:table-cell table:style-name="ce3" table:formula="of:=[.I27]-[.I$176]" office:value-type="float" office:value="136400.22" calcext:value-type="float">
            <text:p>136400,22</text:p>
          </table:table-cell>
          <table:table-cell table:style-name="ce3" table:formula="of:=[.J27]-[.J$176]" office:value-type="float" office:value="98.2200000000003" calcext:value-type="float">
            <text:p>98,22</text:p>
          </table:table-cell>
          <table:table-cell table:style-name="ce3" table:formula="of:=[.K27]-[.K$176]" office:value-type="float" office:value="373.58" calcext:value-type="float">
            <text:p>373,58</text:p>
          </table:table-cell>
          <table:table-cell table:style-name="ce3" table:formula="of:=[.L27]-[.L$176]" office:value-type="float" office:value="78.35" calcext:value-type="float">
            <text:p>78,35</text:p>
          </table:table-cell>
          <table:table-cell table:style-name="ce3" table:formula="of:=[.M27]-[.M$176]" office:value-type="float" office:value="591.42" calcext:value-type="float">
            <text:p>591,42</text:p>
          </table:table-cell>
          <table:table-cell table:style-name="ce3" table:formula="of:=[.N27]-[.N$176]" office:value-type="float" office:value="1972729.52" calcext:value-type="float">
            <text:p>1972729,52</text:p>
          </table:table-cell>
          <table:table-cell table:style-name="ce3" table:formula="of:=[.O27]-[.O$176]" office:value-type="float" office:value="118.75" calcext:value-type="float">
            <text:p>118,75</text:p>
          </table:table-cell>
          <table:table-cell table:style-name="ce3" table:formula="of:=[.P27]-[.P$176]" office:value-type="float" office:value="13.08" calcext:value-type="float">
            <text:p>13,08</text:p>
          </table:table-cell>
          <table:table-cell table:style-name="ce3" table:formula="of:=[.Q27]-[.Q$176]" office:value-type="float" office:value="25.98" calcext:value-type="float">
            <text:p>25,98</text:p>
          </table:table-cell>
          <table:table-cell table:style-name="ce3" table:formula="of:=[.R27]-[.R$176]" office:value-type="float" office:value="-3.67000000000002" calcext:value-type="float">
            <text:p>-3,67</text:p>
          </table:table-cell>
          <table:table-cell table:style-name="ce3" table:formula="of:=[.S27]-[.S$176]" office:value-type="float" office:value="42979.96" calcext:value-type="float">
            <text:p>42979,96</text:p>
          </table:table-cell>
          <table:table-cell table:style-name="ce3" table:formula="of:=[.T27]-[.T$176]" office:value-type="float" office:value="74.3" calcext:value-type="float">
            <text:p>74,3</text:p>
          </table:table-cell>
          <table:table-cell table:style-name="ce3" table:formula="of:=[.U27]-[.U$176]" office:value-type="float" office:value="0" calcext:value-type="float">
            <text:p>0</text:p>
          </table:table-cell>
          <table:table-cell table:style-name="ce3"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[.B28]-[.B$176]" office:value-type="float" office:value="-349.96" calcext:value-type="float">
            <text:p>-349,96</text:p>
          </table:table-cell>
          <table:table-cell table:style-name="ce3" table:formula="of:=[.C28]-[.C$176]" office:value-type="float" office:value="885.72" calcext:value-type="float">
            <text:p>885,72</text:p>
          </table:table-cell>
          <table:table-cell table:style-name="ce3" table:formula="of:=[.D28]-[.D$176]" office:value-type="float" office:value="11981.62" calcext:value-type="float">
            <text:p>11981,62</text:p>
          </table:table-cell>
          <table:table-cell table:style-name="ce3" table:formula="of:=[.E28]-[.E$176]" office:value-type="float" office:value="3819911.76" calcext:value-type="float">
            <text:p>3819911,76</text:p>
          </table:table-cell>
          <table:table-cell table:style-name="ce3" table:formula="of:=[.F28]-[.F$176]" office:value-type="float" office:value="-1853.76" calcext:value-type="float">
            <text:p>-1853,76</text:p>
          </table:table-cell>
          <table:table-cell table:style-name="ce3" table:formula="of:=[.G28]-[.G$176]" office:value-type="float" office:value="-335.24" calcext:value-type="float">
            <text:p>-335,24</text:p>
          </table:table-cell>
          <table:table-cell table:style-name="ce3" table:formula="of:=[.H28]-[.H$176]" office:value-type="float" office:value="-128.6" calcext:value-type="float">
            <text:p>-128,6</text:p>
          </table:table-cell>
          <table:table-cell table:style-name="ce3" table:formula="of:=[.I28]-[.I$176]" office:value-type="float" office:value="144538.62" calcext:value-type="float">
            <text:p>144538,62</text:p>
          </table:table-cell>
          <table:table-cell table:style-name="ce3" table:formula="of:=[.J28]-[.J$176]" office:value-type="float" office:value="-603.78" calcext:value-type="float">
            <text:p>-603,78</text:p>
          </table:table-cell>
          <table:table-cell table:style-name="ce3" table:formula="of:=[.K28]-[.K$176]" office:value-type="float" office:value="98.0800000000004" calcext:value-type="float">
            <text:p>98,08</text:p>
          </table:table-cell>
          <table:table-cell table:style-name="ce3" table:formula="of:=[.L28]-[.L$176]" office:value-type="float" office:value="118.35" calcext:value-type="float">
            <text:p>118,35</text:p>
          </table:table-cell>
          <table:table-cell table:style-name="ce3" table:formula="of:=[.M28]-[.M$176]" office:value-type="float" office:value="330.42" calcext:value-type="float">
            <text:p>330,42</text:p>
          </table:table-cell>
          <table:table-cell table:style-name="ce3" table:formula="of:=[.N28]-[.N$176]" office:value-type="float" office:value="1912665.52" calcext:value-type="float">
            <text:p>1912665,52</text:p>
          </table:table-cell>
          <table:table-cell table:style-name="ce3" table:formula="of:=[.O28]-[.O$176]" office:value-type="float" office:value="68.75" calcext:value-type="float">
            <text:p>68,75</text:p>
          </table:table-cell>
          <table:table-cell table:style-name="ce3" table:formula="of:=[.P28]-[.P$176]" office:value-type="float" office:value="73.28" calcext:value-type="float">
            <text:p>73,28</text:p>
          </table:table-cell>
          <table:table-cell table:style-name="ce3" table:formula="of:=[.Q28]-[.Q$176]" office:value-type="float" office:value="-174.62" calcext:value-type="float">
            <text:p>-174,62</text:p>
          </table:table-cell>
          <table:table-cell table:style-name="ce3" table:formula="of:=[.R28]-[.R$176]" office:value-type="float" office:value="31.33" calcext:value-type="float">
            <text:p>31,33</text:p>
          </table:table-cell>
          <table:table-cell table:style-name="ce3" table:formula="of:=[.S28]-[.S$176]" office:value-type="float" office:value="48432.76" calcext:value-type="float">
            <text:p>48432,76</text:p>
          </table:table-cell>
          <table:table-cell table:style-name="ce3" table:formula="of:=[.T28]-[.T$176]" office:value-type="float" office:value="-26" calcext:value-type="float">
            <text:p>-26</text:p>
          </table:table-cell>
          <table:table-cell table:style-name="ce3" table:formula="of:=[.U28]-[.U$176]" office:value-type="float" office:value="0" calcext:value-type="float">
            <text:p>0</text:p>
          </table:table-cell>
          <table:table-cell table:style-name="ce3"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[.B29]-[.B$176]" office:value-type="float" office:value="31.04" calcext:value-type="float">
            <text:p>31,04</text:p>
          </table:table-cell>
          <table:table-cell table:style-name="ce3" table:formula="of:=[.C29]-[.C$176]" office:value-type="float" office:value="1286.92" calcext:value-type="float">
            <text:p>1286,92</text:p>
          </table:table-cell>
          <table:table-cell table:style-name="ce3" table:formula="of:=[.D29]-[.D$176]" office:value-type="float" office:value="14694.42" calcext:value-type="float">
            <text:p>14694,42</text:p>
          </table:table-cell>
          <table:table-cell table:style-name="ce3" table:formula="of:=[.E29]-[.E$176]" office:value-type="float" office:value="3817171.96" calcext:value-type="float">
            <text:p>3817171,96</text:p>
          </table:table-cell>
          <table:table-cell table:style-name="ce3" table:formula="of:=[.F29]-[.F$176]" office:value-type="float" office:value="-1853.76" calcext:value-type="float">
            <text:p>-1853,76</text:p>
          </table:table-cell>
          <table:table-cell table:style-name="ce3" table:formula="of:=[.G29]-[.G$176]" office:value-type="float" office:value="316.76" calcext:value-type="float">
            <text:p>316,76</text:p>
          </table:table-cell>
          <table:table-cell table:style-name="ce3" table:formula="of:=[.H29]-[.H$176]" office:value-type="float" office:value="413.2" calcext:value-type="float">
            <text:p>413,2</text:p>
          </table:table-cell>
          <table:table-cell table:style-name="ce3" table:formula="of:=[.I29]-[.I$176]" office:value-type="float" office:value="139113.02" calcext:value-type="float">
            <text:p>139113,02</text:p>
          </table:table-cell>
          <table:table-cell table:style-name="ce3" table:formula="of:=[.J29]-[.J$176]" office:value-type="float" office:value="-82.1799999999994" calcext:value-type="float">
            <text:p>-82,18</text:p>
          </table:table-cell>
          <table:table-cell table:style-name="ce3" table:formula="of:=[.K29]-[.K$176]" office:value-type="float" office:value="47.5800000000004" calcext:value-type="float">
            <text:p>47,58</text:p>
          </table:table-cell>
          <table:table-cell table:style-name="ce3" table:formula="of:=[.L29]-[.L$176]" office:value-type="float" office:value="298.65" calcext:value-type="float">
            <text:p>298,65</text:p>
          </table:table-cell>
          <table:table-cell table:style-name="ce3" table:formula="of:=[.M29]-[.M$176]" office:value-type="float" office:value="350.82" calcext:value-type="float">
            <text:p>350,82</text:p>
          </table:table-cell>
          <table:table-cell table:style-name="ce3" table:formula="of:=[.N29]-[.N$176]" office:value-type="float" office:value="1937023.92" calcext:value-type="float">
            <text:p>1937023,92</text:p>
          </table:table-cell>
          <table:table-cell table:style-name="ce3" table:formula="of:=[.O29]-[.O$176]" office:value-type="float" office:value="93.75" calcext:value-type="float">
            <text:p>93,75</text:p>
          </table:table-cell>
          <table:table-cell table:style-name="ce3" table:formula="of:=[.P29]-[.P$176]" office:value-type="float" office:value="33.08" calcext:value-type="float">
            <text:p>33,08</text:p>
          </table:table-cell>
          <table:table-cell table:style-name="ce3" table:formula="of:=[.Q29]-[.Q$176]" office:value-type="float" office:value="106.18" calcext:value-type="float">
            <text:p>106,18</text:p>
          </table:table-cell>
          <table:table-cell table:style-name="ce3" table:formula="of:=[.R29]-[.R$176]" office:value-type="float" office:value="71.33" calcext:value-type="float">
            <text:p>71,33</text:p>
          </table:table-cell>
          <table:table-cell table:style-name="ce3" table:formula="of:=[.S29]-[.S$176]" office:value-type="float" office:value="45719.96" calcext:value-type="float">
            <text:p>45719,96</text:p>
          </table:table-cell>
          <table:table-cell table:style-name="ce3" table:formula="of:=[.T29]-[.T$176]" office:value-type="float" office:value="24" calcext:value-type="float">
            <text:p>24</text:p>
          </table:table-cell>
          <table:table-cell table:style-name="ce3" table:formula="of:=[.U29]-[.U$176]" office:value-type="float" office:value="0" calcext:value-type="float">
            <text:p>0</text:p>
          </table:table-cell>
          <table:table-cell table:style-name="ce3"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[.B30]-[.B$176]" office:value-type="float" office:value="-129.56" calcext:value-type="float">
            <text:p>-129,56</text:p>
          </table:table-cell>
          <table:table-cell table:style-name="ce3" table:formula="of:=[.C30]-[.C$176]" office:value-type="float" office:value="1206.72" calcext:value-type="float">
            <text:p>1206,72</text:p>
          </table:table-cell>
          <table:table-cell table:style-name="ce3" table:formula="of:=[.D30]-[.D$176]" office:value-type="float" office:value="15372.62" calcext:value-type="float">
            <text:p>15372,62</text:p>
          </table:table-cell>
          <table:table-cell table:style-name="ce3" table:formula="of:=[.E30]-[.E$176]" office:value-type="float" office:value="3939601.26" calcext:value-type="float">
            <text:p>3939601,26</text:p>
          </table:table-cell>
          <table:table-cell table:style-name="ce3" table:formula="of:=[.F30]-[.F$176]" office:value-type="float" office:value="-1853.76" calcext:value-type="float">
            <text:p>-1853,76</text:p>
          </table:table-cell>
          <table:table-cell table:style-name="ce3" table:formula="of:=[.G30]-[.G$176]" office:value-type="float" office:value="-235.24" calcext:value-type="float">
            <text:p>-235,24</text:p>
          </table:table-cell>
          <table:table-cell table:style-name="ce3" table:formula="of:=[.H30]-[.H$176]" office:value-type="float" office:value="212.6" calcext:value-type="float">
            <text:p>212,6</text:p>
          </table:table-cell>
          <table:table-cell table:style-name="ce3" table:formula="of:=[.I30]-[.I$176]" office:value-type="float" office:value="149991.42" calcext:value-type="float">
            <text:p>149991,42</text:p>
          </table:table-cell>
          <table:table-cell table:style-name="ce3" table:formula="of:=[.J30]-[.J$176]" office:value-type="float" office:value="-423.179999999999" calcext:value-type="float">
            <text:p>-423,18</text:p>
          </table:table-cell>
          <table:table-cell table:style-name="ce3" table:formula="of:=[.K30]-[.K$176]" office:value-type="float" office:value="223.08" calcext:value-type="float">
            <text:p>223,08</text:p>
          </table:table-cell>
          <table:table-cell table:style-name="ce3" table:formula="of:=[.L30]-[.L$176]" office:value-type="float" office:value="48.15" calcext:value-type="float">
            <text:p>48,15</text:p>
          </table:table-cell>
          <table:table-cell table:style-name="ce3" table:formula="of:=[.M30]-[.M$176]" office:value-type="float" office:value="671.62" calcext:value-type="float">
            <text:p>671,62</text:p>
          </table:table-cell>
          <table:table-cell table:style-name="ce3" table:formula="of:=[.N30]-[.N$176]" office:value-type="float" office:value="1943667.12" calcext:value-type="float">
            <text:p>1943667,12</text:p>
          </table:table-cell>
          <table:table-cell table:style-name="ce3" table:formula="of:=[.O30]-[.O$176]" office:value-type="float" office:value="31.25" calcext:value-type="float">
            <text:p>31,25</text:p>
          </table:table-cell>
          <table:table-cell table:style-name="ce3" table:formula="of:=[.P30]-[.P$176]" office:value-type="float" office:value="-31.92" calcext:value-type="float">
            <text:p>-31,92</text:p>
          </table:table-cell>
          <table:table-cell table:style-name="ce3" table:formula="of:=[.Q30]-[.Q$176]" office:value-type="float" office:value="-234.62" calcext:value-type="float">
            <text:p>-234,62</text:p>
          </table:table-cell>
          <table:table-cell table:style-name="ce3" table:formula="of:=[.R30]-[.R$176]" office:value-type="float" office:value="-3.67000000000002" calcext:value-type="float">
            <text:p>-3,67</text:p>
          </table:table-cell>
          <table:table-cell table:style-name="ce3" table:formula="of:=[.S30]-[.S$176]" office:value-type="float" office:value="48432.76" calcext:value-type="float">
            <text:p>48432,76</text:p>
          </table:table-cell>
          <table:table-cell table:style-name="ce3" table:formula="of:=[.T30]-[.T$176]" office:value-type="float" office:value="49" calcext:value-type="float">
            <text:p>49</text:p>
          </table:table-cell>
          <table:table-cell table:style-name="ce3" table:formula="of:=[.U30]-[.U$176]" office:value-type="float" office:value="0" calcext:value-type="float">
            <text:p>0</text:p>
          </table:table-cell>
          <table:table-cell table:style-name="ce3"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[.B31]-[.B$176]" office:value-type="float" office:value="-229.56" calcext:value-type="float">
            <text:p>-229,56</text:p>
          </table:table-cell>
          <table:table-cell table:style-name="ce3" table:formula="of:=[.C31]-[.C$176]" office:value-type="float" office:value="1306.92" calcext:value-type="float">
            <text:p>1306,92</text:p>
          </table:table-cell>
          <table:table-cell table:style-name="ce3" table:formula="of:=[.D31]-[.D$176]" office:value-type="float" office:value="14694.42" calcext:value-type="float">
            <text:p>14694,42</text:p>
          </table:table-cell>
          <table:table-cell table:style-name="ce3" table:formula="of:=[.E31]-[.E$176]" office:value-type="float" office:value="3950533.76" calcext:value-type="float">
            <text:p>3950533,76</text:p>
          </table:table-cell>
          <table:table-cell table:style-name="ce3" table:formula="of:=[.F31]-[.F$176]" office:value-type="float" office:value="-1853.76" calcext:value-type="float">
            <text:p>-1853,76</text:p>
          </table:table-cell>
          <table:table-cell table:style-name="ce3" table:formula="of:=[.G31]-[.G$176]" office:value-type="float" office:value="-9.74000000000024" calcext:value-type="float">
            <text:p>-9,74</text:p>
          </table:table-cell>
          <table:table-cell table:style-name="ce3" table:formula="of:=[.H31]-[.H$176]" office:value-type="float" office:value="72.2" calcext:value-type="float">
            <text:p>72,2</text:p>
          </table:table-cell>
          <table:table-cell table:style-name="ce3" table:formula="of:=[.I31]-[.I$176]" office:value-type="float" office:value="160842.62" calcext:value-type="float">
            <text:p>160842,62</text:p>
          </table:table-cell>
          <table:table-cell table:style-name="ce3" table:formula="of:=[.J31]-[.J$176]" office:value-type="float" office:value="-724.179999999999" calcext:value-type="float">
            <text:p>-724,18</text:p>
          </table:table-cell>
          <table:table-cell table:style-name="ce3" table:formula="of:=[.K31]-[.K$176]" office:value-type="float" office:value="523.880000000001" calcext:value-type="float">
            <text:p>523,88</text:p>
          </table:table-cell>
          <table:table-cell table:style-name="ce3" table:formula="of:=[.L31]-[.L$176]" office:value-type="float" office:value="78.15" calcext:value-type="float">
            <text:p>78,15</text:p>
          </table:table-cell>
          <table:table-cell table:style-name="ce3" table:formula="of:=[.M31]-[.M$176]" office:value-type="float" office:value="551.22" calcext:value-type="float">
            <text:p>551,22</text:p>
          </table:table-cell>
          <table:table-cell table:style-name="ce3" table:formula="of:=[.N31]-[.N$176]" office:value-type="float" office:value="2009075.12" calcext:value-type="float">
            <text:p>2009075,12</text:p>
          </table:table-cell>
          <table:table-cell table:style-name="ce3" table:formula="of:=[.O31]-[.O$176]" office:value-type="float" office:value="31.25" calcext:value-type="float">
            <text:p>31,25</text:p>
          </table:table-cell>
          <table:table-cell table:style-name="ce3" table:formula="of:=[.P31]-[.P$176]" office:value-type="float" office:value="-106.92" calcext:value-type="float">
            <text:p>-106,92</text:p>
          </table:table-cell>
          <table:table-cell table:style-name="ce3" table:formula="of:=[.Q31]-[.Q$176]" office:value-type="float" office:value="-134.22" calcext:value-type="float">
            <text:p>-134,22</text:p>
          </table:table-cell>
          <table:table-cell table:style-name="ce3" table:formula="of:=[.R31]-[.R$176]" office:value-type="float" office:value="11.33" calcext:value-type="float">
            <text:p>11,33</text:p>
          </table:table-cell>
          <table:table-cell table:style-name="ce3" table:formula="of:=[.S31]-[.S$176]" office:value-type="float" office:value="51199.76" calcext:value-type="float">
            <text:p>51199,76</text:p>
          </table:table-cell>
          <table:table-cell table:style-name="ce3" table:formula="of:=[.T31]-[.T$176]" office:value-type="float" office:value="-26" calcext:value-type="float">
            <text:p>-26</text:p>
          </table:table-cell>
          <table:table-cell table:style-name="ce3" table:formula="of:=[.U31]-[.U$176]" office:value-type="float" office:value="0" calcext:value-type="float">
            <text:p>0</text:p>
          </table:table-cell>
          <table:table-cell table:style-name="ce3"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[.B32]-[.B$176]" office:value-type="float" office:value="171.64" calcext:value-type="float">
            <text:p>171,64</text:p>
          </table:table-cell>
          <table:table-cell table:style-name="ce3" table:formula="of:=[.C32]-[.C$176]" office:value-type="float" office:value="1748.12" calcext:value-type="float">
            <text:p>1748,12</text:p>
          </table:table-cell>
          <table:table-cell table:style-name="ce3" table:formula="of:=[.D32]-[.D$176]" office:value-type="float" office:value="14694.42" calcext:value-type="float">
            <text:p>14694,42</text:p>
          </table:table-cell>
          <table:table-cell table:style-name="ce3" table:formula="of:=[.E32]-[.E$176]" office:value-type="float" office:value="3887949.06" calcext:value-type="float">
            <text:p>3887949,06</text:p>
          </table:table-cell>
          <table:table-cell table:style-name="ce3" table:formula="of:=[.F32]-[.F$176]" office:value-type="float" office:value="6284.64" calcext:value-type="float">
            <text:p>6284,64</text:p>
          </table:table-cell>
          <table:table-cell table:style-name="ce3" table:formula="of:=[.G32]-[.G$176]" office:value-type="float" office:value="165.76" calcext:value-type="float">
            <text:p>165,76</text:p>
          </table:table-cell>
          <table:table-cell table:style-name="ce3" table:formula="of:=[.H32]-[.H$176]" office:value-type="float" office:value="132.4" calcext:value-type="float">
            <text:p>132,4</text:p>
          </table:table-cell>
          <table:table-cell table:style-name="ce3" table:formula="of:=[.I32]-[.I$176]" office:value-type="float" office:value="152677.12" calcext:value-type="float">
            <text:p>152677,12</text:p>
          </table:table-cell>
          <table:table-cell table:style-name="ce3" table:formula="of:=[.J32]-[.J$176]" office:value-type="float" office:value="-322.98" calcext:value-type="float">
            <text:p>-322,98</text:p>
          </table:table-cell>
          <table:table-cell table:style-name="ce3" table:formula="of:=[.K32]-[.K$176]" office:value-type="float" office:value="-253.42" calcext:value-type="float">
            <text:p>-253,42</text:p>
          </table:table-cell>
          <table:table-cell table:style-name="ce3" table:formula="of:=[.L32]-[.L$176]" office:value-type="float" office:value="148.65" calcext:value-type="float">
            <text:p>148,65</text:p>
          </table:table-cell>
          <table:table-cell table:style-name="ce3" table:formula="of:=[.M32]-[.M$176]" office:value-type="float" office:value="772.02" calcext:value-type="float">
            <text:p>772,02</text:p>
          </table:table-cell>
          <table:table-cell table:style-name="ce3" table:formula="of:=[.N32]-[.N$176]" office:value-type="float" office:value="1991891.12" calcext:value-type="float">
            <text:p>1991891,12</text:p>
          </table:table-cell>
          <table:table-cell table:style-name="ce3" table:formula="of:=[.O32]-[.O$176]" office:value-type="float" office:value="31.25" calcext:value-type="float">
            <text:p>31,25</text:p>
          </table:table-cell>
          <table:table-cell table:style-name="ce3" table:formula="of:=[.P32]-[.P$176]" office:value-type="float" office:value="93.38" calcext:value-type="float">
            <text:p>93,38</text:p>
          </table:table-cell>
          <table:table-cell table:style-name="ce3" table:formula="of:=[.Q32]-[.Q$176]" office:value-type="float" office:value="-254.82" calcext:value-type="float">
            <text:p>-254,82</text:p>
          </table:table-cell>
          <table:table-cell table:style-name="ce3" table:formula="of:=[.R32]-[.R$176]" office:value-type="float" office:value="71.33" calcext:value-type="float">
            <text:p>71,33</text:p>
          </table:table-cell>
          <table:table-cell table:style-name="ce3" table:formula="of:=[.S32]-[.S$176]" office:value-type="float" office:value="56625.46" calcext:value-type="float">
            <text:p>56625,46</text:p>
          </table:table-cell>
          <table:table-cell table:style-name="ce3" table:formula="of:=[.T32]-[.T$176]" office:value-type="float" office:value="-26" calcext:value-type="float">
            <text:p>-26</text:p>
          </table:table-cell>
          <table:table-cell table:style-name="ce3" table:formula="of:=[.U32]-[.U$176]" office:value-type="float" office:value="0" calcext:value-type="float">
            <text:p>0</text:p>
          </table:table-cell>
          <table:table-cell table:style-name="ce3"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[.B33]-[.B$176]" office:value-type="float" office:value="-370.16" calcext:value-type="float">
            <text:p>-370,16</text:p>
          </table:table-cell>
          <table:table-cell table:style-name="ce3" table:formula="of:=[.C33]-[.C$176]" office:value-type="float" office:value="1668.12" calcext:value-type="float">
            <text:p>1668,12</text:p>
          </table:table-cell>
          <table:table-cell table:style-name="ce3" table:formula="of:=[.D33]-[.D$176]" office:value-type="float" office:value="14694.42" calcext:value-type="float">
            <text:p>14694,42</text:p>
          </table:table-cell>
          <table:table-cell table:style-name="ce3" table:formula="of:=[.E33]-[.E$176]" office:value-type="float" office:value="4070249.76" calcext:value-type="float">
            <text:p>4070249,76</text:p>
          </table:table-cell>
          <table:table-cell table:style-name="ce3" table:formula="of:=[.F33]-[.F$176]" office:value-type="float" office:value="-1853.76" calcext:value-type="float">
            <text:p>-1853,76</text:p>
          </table:table-cell>
          <table:table-cell table:style-name="ce3" table:formula="of:=[.G33]-[.G$176]" office:value-type="float" office:value="140.96" calcext:value-type="float">
            <text:p>140,96</text:p>
          </table:table-cell>
          <table:table-cell table:style-name="ce3" table:formula="of:=[.H33]-[.H$176]" office:value-type="float" office:value="-8" calcext:value-type="float">
            <text:p>-8</text:p>
          </table:table-cell>
          <table:table-cell table:style-name="ce3" table:formula="of:=[.I33]-[.I$176]" office:value-type="float" office:value="158157.02" calcext:value-type="float">
            <text:p>158157,02</text:p>
          </table:table-cell>
          <table:table-cell table:style-name="ce3" table:formula="of:=[.J33]-[.J$176]" office:value-type="float" office:value="-603.78" calcext:value-type="float">
            <text:p>-603,78</text:p>
          </table:table-cell>
          <table:table-cell table:style-name="ce3" table:formula="of:=[.K33]-[.K$176]" office:value-type="float" office:value="-52.6199999999994" calcext:value-type="float">
            <text:p>-52,62</text:p>
          </table:table-cell>
          <table:table-cell table:style-name="ce3" table:formula="of:=[.L33]-[.L$176]" office:value-type="float" office:value="378.95" calcext:value-type="float">
            <text:p>378,95</text:p>
          </table:table-cell>
          <table:table-cell table:style-name="ce3" table:formula="of:=[.M33]-[.M$176]" office:value-type="float" office:value="772.02" calcext:value-type="float">
            <text:p>772,02</text:p>
          </table:table-cell>
          <table:table-cell table:style-name="ce3" table:formula="of:=[.N33]-[.N$176]" office:value-type="float" office:value="2019571.12" calcext:value-type="float">
            <text:p>2019571,12</text:p>
          </table:table-cell>
          <table:table-cell table:style-name="ce3" table:formula="of:=[.O33]-[.O$176]" office:value-type="float" office:value="18.75" calcext:value-type="float">
            <text:p>18,75</text:p>
          </table:table-cell>
          <table:table-cell table:style-name="ce3" table:formula="of:=[.P33]-[.P$176]" office:value-type="float" office:value="-40.22" calcext:value-type="float">
            <text:p>-40,22</text:p>
          </table:table-cell>
          <table:table-cell table:style-name="ce3" table:formula="of:=[.Q33]-[.Q$176]" office:value-type="float" office:value="-214.62" calcext:value-type="float">
            <text:p>-214,62</text:p>
          </table:table-cell>
          <table:table-cell table:style-name="ce3" table:formula="of:=[.R33]-[.R$176]" office:value-type="float" office:value="58.83" calcext:value-type="float">
            <text:p>58,83</text:p>
          </table:table-cell>
          <table:table-cell table:style-name="ce3" table:formula="of:=[.S33]-[.S$176]" office:value-type="float" office:value="56625.46" calcext:value-type="float">
            <text:p>56625,46</text:p>
          </table:table-cell>
          <table:table-cell table:style-name="ce3" table:formula="of:=[.T33]-[.T$176]" office:value-type="float" office:value="74" calcext:value-type="float">
            <text:p>74</text:p>
          </table:table-cell>
          <table:table-cell table:style-name="ce3" table:formula="of:=[.U33]-[.U$176]" office:value-type="float" office:value="0" calcext:value-type="float">
            <text:p>0</text:p>
          </table:table-cell>
          <table:table-cell table:style-name="ce3"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[.B34]-[.B$176]" office:value-type="float" office:value="-530.56" calcext:value-type="float">
            <text:p>-530,56</text:p>
          </table:table-cell>
          <table:table-cell table:style-name="ce3" table:formula="of:=[.C34]-[.C$176]" office:value-type="float" office:value="1748.12" calcext:value-type="float">
            <text:p>1748,12</text:p>
          </table:table-cell>
          <table:table-cell table:style-name="ce3" table:formula="of:=[.D34]-[.D$176]" office:value-type="float" office:value="18763.62" calcext:value-type="float">
            <text:p>18763,62</text:p>
          </table:table-cell>
          <table:table-cell table:style-name="ce3" table:formula="of:=[.E34]-[.E$176]" office:value-type="float" office:value="4110996.76" calcext:value-type="float">
            <text:p>4110996,76</text:p>
          </table:table-cell>
          <table:table-cell table:style-name="ce3" table:formula="of:=[.F34]-[.F$176]" office:value-type="float" office:value="-1853.76" calcext:value-type="float">
            <text:p>-1853,76</text:p>
          </table:table-cell>
          <table:table-cell table:style-name="ce3" table:formula="of:=[.G34]-[.G$176]" office:value-type="float" office:value="-310.24" calcext:value-type="float">
            <text:p>-310,24</text:p>
          </table:table-cell>
          <table:table-cell table:style-name="ce3" table:formula="of:=[.H34]-[.H$176]" office:value-type="float" office:value="-429.2" calcext:value-type="float">
            <text:p>-429,2</text:p>
          </table:table-cell>
          <table:table-cell table:style-name="ce3" table:formula="of:=[.I34]-[.I$176]" office:value-type="float" office:value="158129.82" calcext:value-type="float">
            <text:p>158129,82</text:p>
          </table:table-cell>
          <table:table-cell table:style-name="ce3" table:formula="of:=[.J34]-[.J$176]" office:value-type="float" office:value="-282.78" calcext:value-type="float">
            <text:p>-282,78</text:p>
          </table:table-cell>
          <table:table-cell table:style-name="ce3" table:formula="of:=[.K34]-[.K$176]" office:value-type="float" office:value="448.58" calcext:value-type="float">
            <text:p>448,58</text:p>
          </table:table-cell>
          <table:table-cell table:style-name="ce3" table:formula="of:=[.L34]-[.L$176]" office:value-type="float" office:value="298.75" calcext:value-type="float">
            <text:p>298,75</text:p>
          </table:table-cell>
          <table:table-cell table:style-name="ce3" table:formula="of:=[.M34]-[.M$176]" office:value-type="float" office:value="471.22" calcext:value-type="float">
            <text:p>471,22</text:p>
          </table:table-cell>
          <table:table-cell table:style-name="ce3" table:formula="of:=[.N34]-[.N$176]" office:value-type="float" office:value="2190015.92" calcext:value-type="float">
            <text:p>2190015,92</text:p>
          </table:table-cell>
          <table:table-cell table:style-name="ce3" table:formula="of:=[.O34]-[.O$176]" office:value-type="float" office:value="31.25" calcext:value-type="float">
            <text:p>31,25</text:p>
          </table:table-cell>
          <table:table-cell table:style-name="ce3" table:formula="of:=[.P34]-[.P$176]" office:value-type="float" office:value="-106.92" calcext:value-type="float">
            <text:p>-106,92</text:p>
          </table:table-cell>
          <table:table-cell table:style-name="ce3" table:formula="of:=[.Q34]-[.Q$176]" office:value-type="float" office:value="26.1800000000001" calcext:value-type="float">
            <text:p>26,18</text:p>
          </table:table-cell>
          <table:table-cell table:style-name="ce3" table:formula="of:=[.R34]-[.R$176]" office:value-type="float" office:value="-8.67000000000002" calcext:value-type="float">
            <text:p>-8,67</text:p>
          </table:table-cell>
          <table:table-cell table:style-name="ce3" table:formula="of:=[.S34]-[.S$176]" office:value-type="float" office:value="72929.46" calcext:value-type="float">
            <text:p>72929,46</text:p>
          </table:table-cell>
          <table:table-cell table:style-name="ce3" table:formula="of:=[.T34]-[.T$176]" office:value-type="float" office:value="-26" calcext:value-type="float">
            <text:p>-26</text:p>
          </table:table-cell>
          <table:table-cell table:style-name="ce3" table:formula="of:=[.U34]-[.U$176]" office:value-type="float" office:value="0" calcext:value-type="float">
            <text:p>0</text:p>
          </table:table-cell>
          <table:table-cell table:style-name="ce3"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[.B35]-[.B$176]" office:value-type="float" office:value="251.84" calcext:value-type="float">
            <text:p>251,84</text:p>
          </table:table-cell>
          <table:table-cell table:style-name="ce3" table:formula="of:=[.C35]-[.C$176]" office:value-type="float" office:value="2430.32" calcext:value-type="float">
            <text:p>2430,32</text:p>
          </table:table-cell>
          <table:table-cell table:style-name="ce3" table:formula="of:=[.D35]-[.D$176]" office:value-type="float" office:value="14694.42" calcext:value-type="float">
            <text:p>14694,42</text:p>
          </table:table-cell>
          <table:table-cell table:style-name="ce3" table:formula="of:=[.E35]-[.E$176]" office:value-type="float" office:value="4323192.96" calcext:value-type="float">
            <text:p>4323192,96</text:p>
          </table:table-cell>
          <table:table-cell table:style-name="ce3" table:formula="of:=[.F35]-[.F$176]" office:value-type="float" office:value="-1853.76" calcext:value-type="float">
            <text:p>-1853,76</text:p>
          </table:table-cell>
          <table:table-cell table:style-name="ce3" table:formula="of:=[.G35]-[.G$176]" office:value-type="float" office:value="65.4599999999998" calcext:value-type="float">
            <text:p>65,46</text:p>
          </table:table-cell>
          <table:table-cell table:style-name="ce3" table:formula="of:=[.H35]-[.H$176]" office:value-type="float" office:value="-328.8" calcext:value-type="float">
            <text:p>-328,8</text:p>
          </table:table-cell>
          <table:table-cell table:style-name="ce3" table:formula="of:=[.I35]-[.I$176]" office:value-type="float" office:value="152677.12" calcext:value-type="float">
            <text:p>152677,12</text:p>
          </table:table-cell>
          <table:table-cell table:style-name="ce3" table:formula="of:=[.J35]-[.J$176]" office:value-type="float" office:value="-523.58" calcext:value-type="float">
            <text:p>-523,58</text:p>
          </table:table-cell>
          <table:table-cell table:style-name="ce3" table:formula="of:=[.K35]-[.K$176]" office:value-type="float" office:value="373.58" calcext:value-type="float">
            <text:p>373,58</text:p>
          </table:table-cell>
          <table:table-cell table:style-name="ce3" table:formula="of:=[.L35]-[.L$176]" office:value-type="float" office:value="38.15" calcext:value-type="float">
            <text:p>38,15</text:p>
          </table:table-cell>
          <table:table-cell table:style-name="ce3" table:formula="of:=[.M35]-[.M$176]" office:value-type="float" office:value="872.22" calcext:value-type="float">
            <text:p>872,22</text:p>
          </table:table-cell>
          <table:table-cell table:style-name="ce3" table:formula="of:=[.N35]-[.N$176]" office:value-type="float" office:value="2067099.42" calcext:value-type="float">
            <text:p>2067099,42</text:p>
          </table:table-cell>
          <table:table-cell table:style-name="ce3" table:formula="of:=[.O35]-[.O$176]" office:value-type="float" office:value="31.25" calcext:value-type="float">
            <text:p>31,25</text:p>
          </table:table-cell>
          <table:table-cell table:style-name="ce3" table:formula="of:=[.P35]-[.P$176]" office:value-type="float" office:value="26.78" calcext:value-type="float">
            <text:p>26,78</text:p>
          </table:table-cell>
          <table:table-cell table:style-name="ce3" table:formula="of:=[.Q35]-[.Q$176]" office:value-type="float" office:value="-14.02" calcext:value-type="float">
            <text:p>-14,02</text:p>
          </table:table-cell>
          <table:table-cell table:style-name="ce3" table:formula="of:=[.R35]-[.R$176]" office:value-type="float" office:value="21.33" calcext:value-type="float">
            <text:p>21,33</text:p>
          </table:table-cell>
          <table:table-cell table:style-name="ce3" table:formula="of:=[.S35]-[.S$176]" office:value-type="float" office:value="83780.66" calcext:value-type="float">
            <text:p>83780,66</text:p>
          </table:table-cell>
          <table:table-cell table:style-name="ce3" table:formula="of:=[.T35]-[.T$176]" office:value-type="float" office:value="-1" calcext:value-type="float">
            <text:p>-1</text:p>
          </table:table-cell>
          <table:table-cell table:style-name="ce3" table:formula="of:=[.U35]-[.U$176]" office:value-type="float" office:value="0" calcext:value-type="float">
            <text:p>0</text:p>
          </table:table-cell>
          <table:table-cell table:style-name="ce3"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[.B36]-[.B$176]" office:value-type="float" office:value="-29.1599999999999" calcext:value-type="float">
            <text:p>-29,16</text:p>
          </table:table-cell>
          <table:table-cell table:style-name="ce3" table:formula="of:=[.C36]-[.C$176]" office:value-type="float" office:value="1788.52" calcext:value-type="float">
            <text:p>1788,52</text:p>
          </table:table-cell>
          <table:table-cell table:style-name="ce3" table:formula="of:=[.D36]-[.D$176]" office:value-type="float" office:value="18763.62" calcext:value-type="float">
            <text:p>18763,62</text:p>
          </table:table-cell>
          <table:table-cell table:style-name="ce3" table:formula="of:=[.E36]-[.E$176]" office:value-type="float" office:value="4043040.56" calcext:value-type="float">
            <text:p>4043040,56</text:p>
          </table:table-cell>
          <table:table-cell table:style-name="ce3" table:formula="of:=[.F36]-[.F$176]" office:value-type="float" office:value="4928.24" calcext:value-type="float">
            <text:p>4928,24</text:p>
          </table:table-cell>
          <table:table-cell table:style-name="ce3" table:formula="of:=[.G36]-[.G$176]" office:value-type="float" office:value="-410.74" calcext:value-type="float">
            <text:p>-410,74</text:p>
          </table:table-cell>
          <table:table-cell table:style-name="ce3" table:formula="of:=[.H36]-[.H$176]" office:value-type="float" office:value="573.8" calcext:value-type="float">
            <text:p>573,8</text:p>
          </table:table-cell>
          <table:table-cell table:style-name="ce3" table:formula="of:=[.I36]-[.I$176]" office:value-type="float" office:value="147251.52" calcext:value-type="float">
            <text:p>147251,52</text:p>
          </table:table-cell>
          <table:table-cell table:style-name="ce3" table:formula="of:=[.J36]-[.J$176]" office:value-type="float" office:value="178.62" calcext:value-type="float">
            <text:p>178,62</text:p>
          </table:table-cell>
          <table:table-cell table:style-name="ce3" table:formula="of:=[.K36]-[.K$176]" office:value-type="float" office:value="298.380000000001" calcext:value-type="float">
            <text:p>298,38</text:p>
          </table:table-cell>
          <table:table-cell table:style-name="ce3" table:formula="of:=[.L36]-[.L$176]" office:value-type="float" office:value="-162.45" calcext:value-type="float">
            <text:p>-162,45</text:p>
          </table:table-cell>
          <table:table-cell table:style-name="ce3" table:formula="of:=[.M36]-[.M$176]" office:value-type="float" office:value="556.32" calcext:value-type="float">
            <text:p>556,32</text:p>
          </table:table-cell>
          <table:table-cell table:style-name="ce3" table:formula="of:=[.N36]-[.N$176]" office:value-type="float" office:value="2111135.92" calcext:value-type="float">
            <text:p>2111135,92</text:p>
          </table:table-cell>
          <table:table-cell table:style-name="ce3" table:formula="of:=[.O36]-[.O$176]" office:value-type="float" office:value="68.75" calcext:value-type="float">
            <text:p>68,75</text:p>
          </table:table-cell>
          <table:table-cell table:style-name="ce3" table:formula="of:=[.P36]-[.P$176]" office:value-type="float" office:value="-86.92" calcext:value-type="float">
            <text:p>-86,92</text:p>
          </table:table-cell>
          <table:table-cell table:style-name="ce3" table:formula="of:=[.Q36]-[.Q$176]" office:value-type="float" office:value="151.48" calcext:value-type="float">
            <text:p>151,48</text:p>
          </table:table-cell>
          <table:table-cell table:style-name="ce3" table:formula="of:=[.R36]-[.R$176]" office:value-type="float" office:value="1.32999999999998" calcext:value-type="float">
            <text:p>1,33</text:p>
          </table:table-cell>
          <table:table-cell table:style-name="ce3" table:formula="of:=[.S36]-[.S$176]" office:value-type="float" office:value="78355.06" calcext:value-type="float">
            <text:p>78355,06</text:p>
          </table:table-cell>
          <table:table-cell table:style-name="ce3" table:formula="of:=[.T36]-[.T$176]" office:value-type="float" office:value="-6" calcext:value-type="float">
            <text:p>-6</text:p>
          </table:table-cell>
          <table:table-cell table:style-name="ce3" table:formula="of:=[.U36]-[.U$176]" office:value-type="float" office:value="0" calcext:value-type="float">
            <text:p>0</text:p>
          </table:table-cell>
          <table:table-cell table:style-name="ce3"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[.B37]-[.B$176]" office:value-type="float" office:value="-8.96000000000004" calcext:value-type="float">
            <text:p>-8,96</text:p>
          </table:table-cell>
          <table:table-cell table:style-name="ce3" table:formula="of:=[.C37]-[.C$176]" office:value-type="float" office:value="1587.72" calcext:value-type="float">
            <text:p>1587,72</text:p>
          </table:table-cell>
          <table:table-cell table:style-name="ce3" table:formula="of:=[.D37]-[.D$176]" office:value-type="float" office:value="18763.62" calcext:value-type="float">
            <text:p>18763,62</text:p>
          </table:table-cell>
          <table:table-cell table:style-name="ce3" table:formula="of:=[.E37]-[.E$176]" office:value-type="float" office:value="4108310.66" calcext:value-type="float">
            <text:p>4108310,66</text:p>
          </table:table-cell>
          <table:table-cell table:style-name="ce3" table:formula="of:=[.F37]-[.F$176]" office:value-type="float" office:value="-1853.76" calcext:value-type="float">
            <text:p>-1853,76</text:p>
          </table:table-cell>
          <table:table-cell table:style-name="ce3" table:formula="of:=[.G37]-[.G$176]" office:value-type="float" office:value="-210.04" calcext:value-type="float">
            <text:p>-210,04</text:p>
          </table:table-cell>
          <table:table-cell table:style-name="ce3" table:formula="of:=[.H37]-[.H$176]" office:value-type="float" office:value="313" calcext:value-type="float">
            <text:p>313</text:p>
          </table:table-cell>
          <table:table-cell table:style-name="ce3" table:formula="of:=[.I37]-[.I$176]" office:value-type="float" office:value="130920.32" calcext:value-type="float">
            <text:p>130920,32</text:p>
          </table:table-cell>
          <table:table-cell table:style-name="ce3" table:formula="of:=[.J37]-[.J$176]" office:value-type="float" office:value="-162.78" calcext:value-type="float">
            <text:p>-162,78</text:p>
          </table:table-cell>
          <table:table-cell table:style-name="ce3" table:formula="of:=[.K37]-[.K$176]" office:value-type="float" office:value="173.08" calcext:value-type="float">
            <text:p>173,08</text:p>
          </table:table-cell>
          <table:table-cell table:style-name="ce3" table:formula="of:=[.L37]-[.L$176]" office:value-type="float" office:value="-82.45" calcext:value-type="float">
            <text:p>-82,45</text:p>
          </table:table-cell>
          <table:table-cell table:style-name="ce3" table:formula="of:=[.M37]-[.M$176]" office:value-type="float" office:value="431.02" calcext:value-type="float">
            <text:p>431,02</text:p>
          </table:table-cell>
          <table:table-cell table:style-name="ce3" table:formula="of:=[.N37]-[.N$176]" office:value-type="float" office:value="2032947.12" calcext:value-type="float">
            <text:p>2032947,12</text:p>
          </table:table-cell>
          <table:table-cell table:style-name="ce3" table:formula="of:=[.O37]-[.O$176]" office:value-type="float" office:value="66.95" calcext:value-type="float">
            <text:p>66,95</text:p>
          </table:table-cell>
          <table:table-cell table:style-name="ce3" table:formula="of:=[.P37]-[.P$176]" office:value-type="float" office:value="-6.92" calcext:value-type="float">
            <text:p>-6,92</text:p>
          </table:table-cell>
          <table:table-cell table:style-name="ce3" table:formula="of:=[.Q37]-[.Q$176]" office:value-type="float" office:value="286.78" calcext:value-type="float">
            <text:p>286,78</text:p>
          </table:table-cell>
          <table:table-cell table:style-name="ce3" table:formula="of:=[.R37]-[.R$176]" office:value-type="float" office:value="71.33" calcext:value-type="float">
            <text:p>71,33</text:p>
          </table:table-cell>
          <table:table-cell table:style-name="ce3" table:formula="of:=[.S37]-[.S$176]" office:value-type="float" office:value="83780.66" calcext:value-type="float">
            <text:p>83780,66</text:p>
          </table:table-cell>
          <table:table-cell table:style-name="ce3" table:formula="of:=[.T37]-[.T$176]" office:value-type="float" office:value="54" calcext:value-type="float">
            <text:p>54</text:p>
          </table:table-cell>
          <table:table-cell table:style-name="ce3" table:formula="of:=[.U37]-[.U$176]" office:value-type="float" office:value="0" calcext:value-type="float">
            <text:p>0</text:p>
          </table:table-cell>
          <table:table-cell table:style-name="ce3"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[.B38]-[.B$176]" office:value-type="float" office:value="-269.56" calcext:value-type="float">
            <text:p>-269,56</text:p>
          </table:table-cell>
          <table:table-cell table:style-name="ce3" table:formula="of:=[.C38]-[.C$176]" office:value-type="float" office:value="1648.12" calcext:value-type="float">
            <text:p>1648,12</text:p>
          </table:table-cell>
          <table:table-cell table:style-name="ce3" table:formula="of:=[.D38]-[.D$176]" office:value-type="float" office:value="17407.22" calcext:value-type="float">
            <text:p>17407,22</text:p>
          </table:table-cell>
          <table:table-cell table:style-name="ce3" table:formula="of:=[.E38]-[.E$176]" office:value-type="float" office:value="4026682.36" calcext:value-type="float">
            <text:p>4026682,36</text:p>
          </table:table-cell>
          <table:table-cell table:style-name="ce3" table:formula="of:=[.F38]-[.F$176]" office:value-type="float" office:value="-1853.76" calcext:value-type="float">
            <text:p>-1853,76</text:p>
          </table:table-cell>
          <table:table-cell table:style-name="ce3" table:formula="of:=[.G38]-[.G$176]" office:value-type="float" office:value="-185.04" calcext:value-type="float">
            <text:p>-185,04</text:p>
          </table:table-cell>
          <table:table-cell table:style-name="ce3" table:formula="of:=[.H38]-[.H$176]" office:value-type="float" office:value="172.6" calcext:value-type="float">
            <text:p>172,6</text:p>
          </table:table-cell>
          <table:table-cell table:style-name="ce3" table:formula="of:=[.I38]-[.I$176]" office:value-type="float" office:value="139113.02" calcext:value-type="float">
            <text:p>139113,02</text:p>
          </table:table-cell>
          <table:table-cell table:style-name="ce3" table:formula="of:=[.J38]-[.J$176]" office:value-type="float" office:value="-242.579999999999" calcext:value-type="float">
            <text:p>-242,58</text:p>
          </table:table-cell>
          <table:table-cell table:style-name="ce3" table:formula="of:=[.K38]-[.K$176]" office:value-type="float" office:value="122.880000000001" calcext:value-type="float">
            <text:p>122,88</text:p>
          </table:table-cell>
          <table:table-cell table:style-name="ce3" table:formula="of:=[.L38]-[.L$176]" office:value-type="float" office:value="78.35" calcext:value-type="float">
            <text:p>78,35</text:p>
          </table:table-cell>
          <table:table-cell table:style-name="ce3" table:formula="of:=[.M38]-[.M$176]" office:value-type="float" office:value="791.82" calcext:value-type="float">
            <text:p>791,82</text:p>
          </table:table-cell>
          <table:table-cell table:style-name="ce3" table:formula="of:=[.N38]-[.N$176]" office:value-type="float" office:value="2023532.72" calcext:value-type="float">
            <text:p>2023532,72</text:p>
          </table:table-cell>
          <table:table-cell table:style-name="ce3" table:formula="of:=[.O38]-[.O$176]" office:value-type="float" office:value="81.25" calcext:value-type="float">
            <text:p>81,25</text:p>
          </table:table-cell>
          <table:table-cell table:style-name="ce3" table:formula="of:=[.P38]-[.P$176]" office:value-type="float" office:value="-26.92" calcext:value-type="float">
            <text:p>-26,92</text:p>
          </table:table-cell>
          <table:table-cell table:style-name="ce3" table:formula="of:=[.Q38]-[.Q$176]" office:value-type="float" office:value="-455.42" calcext:value-type="float">
            <text:p>-455,42</text:p>
          </table:table-cell>
          <table:table-cell table:style-name="ce3" table:formula="of:=[.R38]-[.R$176]" office:value-type="float" office:value="133.83" calcext:value-type="float">
            <text:p>133,83</text:p>
          </table:table-cell>
          <table:table-cell table:style-name="ce3" table:formula="of:=[.S38]-[.S$176]" office:value-type="float" office:value="94686.16" calcext:value-type="float">
            <text:p>94686,16</text:p>
          </table:table-cell>
          <table:table-cell table:style-name="ce3" table:formula="of:=[.T38]-[.T$176]" office:value-type="float" office:value="-1" calcext:value-type="float">
            <text:p>-1</text:p>
          </table:table-cell>
          <table:table-cell table:style-name="ce3" table:formula="of:=[.U38]-[.U$176]" office:value-type="float" office:value="0" calcext:value-type="float">
            <text:p>0</text:p>
          </table:table-cell>
          <table:table-cell table:style-name="ce3"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[.B39]-[.B$176]" office:value-type="float" office:value="271.84" calcext:value-type="float">
            <text:p>271,84</text:p>
          </table:table-cell>
          <table:table-cell table:style-name="ce3" table:formula="of:=[.C39]-[.C$176]" office:value-type="float" office:value="1547.72" calcext:value-type="float">
            <text:p>1547,72</text:p>
          </table:table-cell>
          <table:table-cell table:style-name="ce3" table:formula="of:=[.D39]-[.D$176]" office:value-type="float" office:value="17407.22" calcext:value-type="float">
            <text:p>17407,22</text:p>
          </table:table-cell>
          <table:table-cell table:style-name="ce3" table:formula="of:=[.E39]-[.E$176]" office:value-type="float" office:value="3980374.96" calcext:value-type="float">
            <text:p>3980374,96</text:p>
          </table:table-cell>
          <table:table-cell table:style-name="ce3" table:formula="of:=[.F39]-[.F$176]" office:value-type="float" office:value="859.04" calcext:value-type="float">
            <text:p>859,04</text:p>
          </table:table-cell>
          <table:table-cell table:style-name="ce3" table:formula="of:=[.G39]-[.G$176]" office:value-type="float" office:value="-285.54" calcext:value-type="float">
            <text:p>-285,54</text:p>
          </table:table-cell>
          <table:table-cell table:style-name="ce3" table:formula="of:=[.H39]-[.H$176]" office:value-type="float" office:value="-349" calcext:value-type="float">
            <text:p>-349</text:p>
          </table:table-cell>
          <table:table-cell table:style-name="ce3" table:formula="of:=[.I39]-[.I$176]" office:value-type="float" office:value="128234.62" calcext:value-type="float">
            <text:p>128234,62</text:p>
          </table:table-cell>
          <table:table-cell table:style-name="ce3" table:formula="of:=[.J39]-[.J$176]" office:value-type="float" office:value="-343.179999999999" calcext:value-type="float">
            <text:p>-343,18</text:p>
          </table:table-cell>
          <table:table-cell table:style-name="ce3" table:formula="of:=[.K39]-[.K$176]" office:value-type="float" office:value="-203.119999999999" calcext:value-type="float">
            <text:p>-203,12</text:p>
          </table:table-cell>
          <table:table-cell table:style-name="ce3" table:formula="of:=[.L39]-[.L$176]" office:value-type="float" office:value="173.65" calcext:value-type="float">
            <text:p>173,65</text:p>
          </table:table-cell>
          <table:table-cell table:style-name="ce3" table:formula="of:=[.M39]-[.M$176]" office:value-type="float" office:value="551.42" calcext:value-type="float">
            <text:p>551,42</text:p>
          </table:table-cell>
          <table:table-cell table:style-name="ce3" table:formula="of:=[.N39]-[.N$176]" office:value-type="float" office:value="2111974.32" calcext:value-type="float">
            <text:p>2111974,32</text:p>
          </table:table-cell>
          <table:table-cell table:style-name="ce3" table:formula="of:=[.O39]-[.O$176]" office:value-type="float" office:value="31.25" calcext:value-type="float">
            <text:p>31,25</text:p>
          </table:table-cell>
          <table:table-cell table:style-name="ce3" table:formula="of:=[.P39]-[.P$176]" office:value-type="float" office:value="168.58" calcext:value-type="float">
            <text:p>168,58</text:p>
          </table:table-cell>
          <table:table-cell table:style-name="ce3" table:formula="of:=[.Q39]-[.Q$176]" office:value-type="float" office:value="-194.62" calcext:value-type="float">
            <text:p>-194,62</text:p>
          </table:table-cell>
          <table:table-cell table:style-name="ce3" table:formula="of:=[.R39]-[.R$176]" office:value-type="float" office:value="-28.67" calcext:value-type="float">
            <text:p>-28,67</text:p>
          </table:table-cell>
          <table:table-cell table:style-name="ce3" table:formula="of:=[.S39]-[.S$176]" office:value-type="float" office:value="105564.56" calcext:value-type="float">
            <text:p>105564,56</text:p>
          </table:table-cell>
          <table:table-cell table:style-name="ce3" table:formula="of:=[.T39]-[.T$176]" office:value-type="float" office:value="99" calcext:value-type="float">
            <text:p>99</text:p>
          </table:table-cell>
          <table:table-cell table:style-name="ce3" table:formula="of:=[.U39]-[.U$176]" office:value-type="float" office:value="0" calcext:value-type="float">
            <text:p>0</text:p>
          </table:table-cell>
          <table:table-cell table:style-name="ce3"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[.B40]-[.B$176]" office:value-type="float" office:value="-109.36" calcext:value-type="float">
            <text:p>-109,36</text:p>
          </table:table-cell>
          <table:table-cell table:style-name="ce3" table:formula="of:=[.C40]-[.C$176]" office:value-type="float" office:value="1487.52" calcext:value-type="float">
            <text:p>1487,52</text:p>
          </table:table-cell>
          <table:table-cell table:style-name="ce3" table:formula="of:=[.D40]-[.D$176]" office:value-type="float" office:value="14694.42" calcext:value-type="float">
            <text:p>14694,42</text:p>
          </table:table-cell>
          <table:table-cell table:style-name="ce3" table:formula="of:=[.E40]-[.E$176]" office:value-type="float" office:value="4355828.06" calcext:value-type="float">
            <text:p>4355828,06</text:p>
          </table:table-cell>
          <table:table-cell table:style-name="ce3" table:formula="of:=[.F40]-[.F$176]" office:value-type="float" office:value="-1853.76" calcext:value-type="float">
            <text:p>-1853,76</text:p>
          </table:table-cell>
          <table:table-cell table:style-name="ce3" table:formula="of:=[.G40]-[.G$176]" office:value-type="float" office:value="-59.7400000000002" calcext:value-type="float">
            <text:p>-59,74</text:p>
          </table:table-cell>
          <table:table-cell table:style-name="ce3" table:formula="of:=[.H40]-[.H$176]" office:value-type="float" office:value="132.6" calcext:value-type="float">
            <text:p>132,6</text:p>
          </table:table-cell>
          <table:table-cell table:style-name="ce3" table:formula="of:=[.I40]-[.I$176]" office:value-type="float" office:value="125494.72" calcext:value-type="float">
            <text:p>125494,72</text:p>
          </table:table-cell>
          <table:table-cell table:style-name="ce3" table:formula="of:=[.J40]-[.J$176]" office:value-type="float" office:value="218.820000000001" calcext:value-type="float">
            <text:p>218,82</text:p>
          </table:table-cell>
          <table:table-cell table:style-name="ce3" table:formula="of:=[.K40]-[.K$176]" office:value-type="float" office:value="549.08" calcext:value-type="float">
            <text:p>549,08</text:p>
          </table:table-cell>
          <table:table-cell table:style-name="ce3" table:formula="of:=[.L40]-[.L$176]" office:value-type="float" office:value="58.15" calcext:value-type="float">
            <text:p>58,15</text:p>
          </table:table-cell>
          <table:table-cell table:style-name="ce3" table:formula="of:=[.M40]-[.M$176]" office:value-type="float" office:value="992.42" calcext:value-type="float">
            <text:p>992,42</text:p>
          </table:table-cell>
          <table:table-cell table:style-name="ce3" table:formula="of:=[.N40]-[.N$176]" office:value-type="float" office:value="2249996.72" calcext:value-type="float">
            <text:p>2249996,72</text:p>
          </table:table-cell>
          <table:table-cell table:style-name="ce3" table:formula="of:=[.O40]-[.O$176]" office:value-type="float" office:value="81.25" calcext:value-type="float">
            <text:p>81,25</text:p>
          </table:table-cell>
          <table:table-cell table:style-name="ce3" table:formula="of:=[.P40]-[.P$176]" office:value-type="float" office:value="-66.92" calcext:value-type="float">
            <text:p>-66,92</text:p>
          </table:table-cell>
          <table:table-cell table:style-name="ce3" table:formula="of:=[.Q40]-[.Q$176]" office:value-type="float" office:value="85.98" calcext:value-type="float">
            <text:p>85,98</text:p>
          </table:table-cell>
          <table:table-cell table:style-name="ce3" table:formula="of:=[.R40]-[.R$176]" office:value-type="float" office:value="-66.17" calcext:value-type="float">
            <text:p>-66,17</text:p>
          </table:table-cell>
          <table:table-cell table:style-name="ce3" table:formula="of:=[.S40]-[.S$176]" office:value-type="float" office:value="108277.36" calcext:value-type="float">
            <text:p>108277,36</text:p>
          </table:table-cell>
          <table:table-cell table:style-name="ce3" table:formula="of:=[.T40]-[.T$176]" office:value-type="float" office:value="-6" calcext:value-type="float">
            <text:p>-6</text:p>
          </table:table-cell>
          <table:table-cell table:style-name="ce3" table:formula="of:=[.U40]-[.U$176]" office:value-type="float" office:value="0" calcext:value-type="float">
            <text:p>0</text:p>
          </table:table-cell>
          <table:table-cell table:style-name="ce3"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[.B41]-[.B$176]" office:value-type="float" office:value="171.44" calcext:value-type="float">
            <text:p>171,44</text:p>
          </table:table-cell>
          <table:table-cell table:style-name="ce3" table:formula="of:=[.C41]-[.C$176]" office:value-type="float" office:value="1126.32" calcext:value-type="float">
            <text:p>1126,32</text:p>
          </table:table-cell>
          <table:table-cell table:style-name="ce3" table:formula="of:=[.D41]-[.D$176]" office:value-type="float" office:value="14694.42" calcext:value-type="float">
            <text:p>14694,42</text:p>
          </table:table-cell>
          <table:table-cell table:style-name="ce3" table:formula="of:=[.E41]-[.E$176]" office:value-type="float" office:value="4100145.16" calcext:value-type="float">
            <text:p>4100145,16</text:p>
          </table:table-cell>
          <table:table-cell table:style-name="ce3" table:formula="of:=[.F41]-[.F$176]" office:value-type="float" office:value="-1853.76" calcext:value-type="float">
            <text:p>-1853,76</text:p>
          </table:table-cell>
          <table:table-cell table:style-name="ce3" table:formula="of:=[.G41]-[.G$176]" office:value-type="float" office:value="-505.84" calcext:value-type="float">
            <text:p>-505,84</text:p>
          </table:table-cell>
          <table:table-cell table:style-name="ce3" table:formula="of:=[.H41]-[.H$176]" office:value-type="float" office:value="-108.2" calcext:value-type="float">
            <text:p>-108,2</text:p>
          </table:table-cell>
          <table:table-cell table:style-name="ce3" table:formula="of:=[.I41]-[.I$176]" office:value-type="float" office:value="111876.42" calcext:value-type="float">
            <text:p>111876,42</text:p>
          </table:table-cell>
          <table:table-cell table:style-name="ce3" table:formula="of:=[.J41]-[.J$176]" office:value-type="float" office:value="-723.98" calcext:value-type="float">
            <text:p>-723,98</text:p>
          </table:table-cell>
          <table:table-cell table:style-name="ce3" table:formula="of:=[.K41]-[.K$176]" office:value-type="float" office:value="122.58" calcext:value-type="float">
            <text:p>122,58</text:p>
          </table:table-cell>
          <table:table-cell table:style-name="ce3" table:formula="of:=[.L41]-[.L$176]" office:value-type="float" office:value="-102.25" calcext:value-type="float">
            <text:p>-102,25</text:p>
          </table:table-cell>
          <table:table-cell table:style-name="ce3" table:formula="of:=[.M41]-[.M$176]" office:value-type="float" office:value="731.82" calcext:value-type="float">
            <text:p>731,82</text:p>
          </table:table-cell>
          <table:table-cell table:style-name="ce3" table:formula="of:=[.N41]-[.N$176]" office:value-type="float" office:value="2132070.32" calcext:value-type="float">
            <text:p>2132070,32</text:p>
          </table:table-cell>
          <table:table-cell table:style-name="ce3" table:formula="of:=[.O41]-[.O$176]" office:value-type="float" office:value="43.75" calcext:value-type="float">
            <text:p>43,75</text:p>
          </table:table-cell>
          <table:table-cell table:style-name="ce3" table:formula="of:=[.P41]-[.P$176]" office:value-type="float" office:value="18.08" calcext:value-type="float">
            <text:p>18,08</text:p>
          </table:table-cell>
          <table:table-cell table:style-name="ce3" table:formula="of:=[.Q41]-[.Q$176]" office:value-type="float" office:value="-194.42" calcext:value-type="float">
            <text:p>-194,42</text:p>
          </table:table-cell>
          <table:table-cell table:style-name="ce3" table:formula="of:=[.R41]-[.R$176]" office:value-type="float" office:value="33.83" calcext:value-type="float">
            <text:p>33,83</text:p>
          </table:table-cell>
          <table:table-cell table:style-name="ce3" table:formula="of:=[.S41]-[.S$176]" office:value-type="float" office:value="102851.76" calcext:value-type="float">
            <text:p>102851,76</text:p>
          </table:table-cell>
          <table:table-cell table:style-name="ce3" table:formula="of:=[.T41]-[.T$176]" office:value-type="float" office:value="49" calcext:value-type="float">
            <text:p>49</text:p>
          </table:table-cell>
          <table:table-cell table:style-name="ce3" table:formula="of:=[.U41]-[.U$176]" office:value-type="float" office:value="0" calcext:value-type="float">
            <text:p>0</text:p>
          </table:table-cell>
          <table:table-cell table:style-name="ce3"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[.B42]-[.B$176]" office:value-type="float" office:value="612.84" calcext:value-type="float">
            <text:p>612,84</text:p>
          </table:table-cell>
          <table:table-cell table:style-name="ce3" table:formula="of:=[.C42]-[.C$176]" office:value-type="float" office:value="1006.12" calcext:value-type="float">
            <text:p>1006,12</text:p>
          </table:table-cell>
          <table:table-cell table:style-name="ce3" table:formula="of:=[.D42]-[.D$176]" office:value-type="float" office:value="11981.62" calcext:value-type="float">
            <text:p>11981,62</text:p>
          </table:table-cell>
          <table:table-cell table:style-name="ce3" table:formula="of:=[.E42]-[.E$176]" office:value-type="float" office:value="3974976.56" calcext:value-type="float">
            <text:p>3974976,56</text:p>
          </table:table-cell>
          <table:table-cell table:style-name="ce3" table:formula="of:=[.F42]-[.F$176]" office:value-type="float" office:value="1537.24" calcext:value-type="float">
            <text:p>1537,24</text:p>
          </table:table-cell>
          <table:table-cell table:style-name="ce3" table:formula="of:=[.G42]-[.G$176]" office:value-type="float" office:value="-425.64" calcext:value-type="float">
            <text:p>-425,64</text:p>
          </table:table-cell>
          <table:table-cell table:style-name="ce3" table:formula="of:=[.H42]-[.H$176]" office:value-type="float" office:value="52.2" calcext:value-type="float">
            <text:p>52,2</text:p>
          </table:table-cell>
          <table:table-cell table:style-name="ce3" table:formula="of:=[.I42]-[.I$176]" office:value-type="float" office:value="100998.02" calcext:value-type="float">
            <text:p>100998,02</text:p>
          </table:table-cell>
          <table:table-cell table:style-name="ce3" table:formula="of:=[.J42]-[.J$176]" office:value-type="float" office:value="-142.38" calcext:value-type="float">
            <text:p>-142,38</text:p>
          </table:table-cell>
          <table:table-cell table:style-name="ce3" table:formula="of:=[.K42]-[.K$176]" office:value-type="float" office:value="674.380000000001" calcext:value-type="float">
            <text:p>674,38</text:p>
          </table:table-cell>
          <table:table-cell table:style-name="ce3" table:formula="of:=[.L42]-[.L$176]" office:value-type="float" office:value="-102.45" calcext:value-type="float">
            <text:p>-102,45</text:p>
          </table:table-cell>
          <table:table-cell table:style-name="ce3" table:formula="of:=[.M42]-[.M$176]" office:value-type="float" office:value="711.62" calcext:value-type="float">
            <text:p>711,62</text:p>
          </table:table-cell>
          <table:table-cell table:style-name="ce3" table:formula="of:=[.N42]-[.N$176]" office:value-type="float" office:value="2057062.32" calcext:value-type="float">
            <text:p>2057062,32</text:p>
          </table:table-cell>
          <table:table-cell table:style-name="ce3" table:formula="of:=[.O42]-[.O$176]" office:value-type="float" office:value="6.25" calcext:value-type="float">
            <text:p>6,25</text:p>
          </table:table-cell>
          <table:table-cell table:style-name="ce3" table:formula="of:=[.P42]-[.P$176]" office:value-type="float" office:value="26.78" calcext:value-type="float">
            <text:p>26,78</text:p>
          </table:table-cell>
          <table:table-cell table:style-name="ce3" table:formula="of:=[.Q42]-[.Q$176]" office:value-type="float" office:value="427.18" calcext:value-type="float">
            <text:p>427,18</text:p>
          </table:table-cell>
          <table:table-cell table:style-name="ce3" table:formula="of:=[.R42]-[.R$176]" office:value-type="float" office:value="51.33" calcext:value-type="float">
            <text:p>51,33</text:p>
          </table:table-cell>
          <table:table-cell table:style-name="ce3" table:formula="of:=[.S42]-[.S$176]" office:value-type="float" office:value="108304.56" calcext:value-type="float">
            <text:p>108304,56</text:p>
          </table:table-cell>
          <table:table-cell table:style-name="ce3" table:formula="of:=[.T42]-[.T$176]" office:value-type="float" office:value="-26" calcext:value-type="float">
            <text:p>-26</text:p>
          </table:table-cell>
          <table:table-cell table:style-name="ce3" table:formula="of:=[.U42]-[.U$176]" office:value-type="float" office:value="0" calcext:value-type="float">
            <text:p>0</text:p>
          </table:table-cell>
          <table:table-cell table:style-name="ce3"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[.B43]-[.B$176]" office:value-type="float" office:value="-550.36" calcext:value-type="float">
            <text:p>-550,36</text:p>
          </table:table-cell>
          <table:table-cell table:style-name="ce3" table:formula="of:=[.C43]-[.C$176]" office:value-type="float" office:value="1708.12" calcext:value-type="float">
            <text:p>1708,12</text:p>
          </table:table-cell>
          <table:table-cell table:style-name="ce3" table:formula="of:=[.D43]-[.D$176]" office:value-type="float" office:value="11981.62" calcext:value-type="float">
            <text:p>11981,62</text:p>
          </table:table-cell>
          <table:table-cell table:style-name="ce3" table:formula="of:=[.E43]-[.E$176]" office:value-type="float" office:value="4102911.96" calcext:value-type="float">
            <text:p>4102911,96</text:p>
          </table:table-cell>
          <table:table-cell table:style-name="ce3" table:formula="of:=[.F43]-[.F$176]" office:value-type="float" office:value="-1853.76" calcext:value-type="float">
            <text:p>-1853,76</text:p>
          </table:table-cell>
          <table:table-cell table:style-name="ce3" table:formula="of:=[.G43]-[.G$176]" office:value-type="float" office:value="-9.54000000000019" calcext:value-type="float">
            <text:p>-9,54</text:p>
          </table:table-cell>
          <table:table-cell table:style-name="ce3" table:formula="of:=[.H43]-[.H$176]" office:value-type="float" office:value="-409" calcext:value-type="float">
            <text:p>-409</text:p>
          </table:table-cell>
          <table:table-cell table:style-name="ce3" table:formula="of:=[.I43]-[.I$176]" office:value-type="float" office:value="90119.62" calcext:value-type="float">
            <text:p>90119,62</text:p>
          </table:table-cell>
          <table:table-cell table:style-name="ce3" table:formula="of:=[.J43]-[.J$176]" office:value-type="float" office:value="-21.9799999999996" calcext:value-type="float">
            <text:p>-21,98</text:p>
          </table:table-cell>
          <table:table-cell table:style-name="ce3" table:formula="of:=[.K43]-[.K$176]" office:value-type="float" office:value="47.8800000000006" calcext:value-type="float">
            <text:p>47,88</text:p>
          </table:table-cell>
          <table:table-cell table:style-name="ce3" table:formula="of:=[.L43]-[.L$176]" office:value-type="float" office:value="57.9499999999999" calcext:value-type="float">
            <text:p>57,95</text:p>
          </table:table-cell>
          <table:table-cell table:style-name="ce3" table:formula="of:=[.M43]-[.M$176]" office:value-type="float" office:value="671.62" calcext:value-type="float">
            <text:p>671,62</text:p>
          </table:table-cell>
          <table:table-cell table:style-name="ce3" table:formula="of:=[.N43]-[.N$176]" office:value-type="float" office:value="2181416.02" calcext:value-type="float">
            <text:p>2181416,02</text:p>
          </table:table-cell>
          <table:table-cell table:style-name="ce3" table:formula="of:=[.O43]-[.O$176]" office:value-type="float" office:value="68.75" calcext:value-type="float">
            <text:p>68,75</text:p>
          </table:table-cell>
          <table:table-cell table:style-name="ce3" table:formula="of:=[.P43]-[.P$176]" office:value-type="float" office:value="-6.92" calcext:value-type="float">
            <text:p>-6,92</text:p>
          </table:table-cell>
          <table:table-cell table:style-name="ce3" table:formula="of:=[.Q43]-[.Q$176]" office:value-type="float" office:value="-114.22" calcext:value-type="float">
            <text:p>-114,22</text:p>
          </table:table-cell>
          <table:table-cell table:style-name="ce3" table:formula="of:=[.R43]-[.R$176]" office:value-type="float" office:value="121.33" calcext:value-type="float">
            <text:p>121,33</text:p>
          </table:table-cell>
          <table:table-cell table:style-name="ce3" table:formula="of:=[.S43]-[.S$176]" office:value-type="float" office:value="116442.96" calcext:value-type="float">
            <text:p>116442,96</text:p>
          </table:table-cell>
          <table:table-cell table:style-name="ce3" table:formula="of:=[.T43]-[.T$176]" office:value-type="float" office:value="54" calcext:value-type="float">
            <text:p>54</text:p>
          </table:table-cell>
          <table:table-cell table:style-name="ce3" table:formula="of:=[.U43]-[.U$176]" office:value-type="float" office:value="0" calcext:value-type="float">
            <text:p>0</text:p>
          </table:table-cell>
          <table:table-cell table:style-name="ce3"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[.B44]-[.B$176]" office:value-type="float" office:value="552.64" calcext:value-type="float">
            <text:p>552,64</text:p>
          </table:table-cell>
          <table:table-cell table:style-name="ce3" table:formula="of:=[.C44]-[.C$176]" office:value-type="float" office:value="1347.12" calcext:value-type="float">
            <text:p>1347,12</text:p>
          </table:table-cell>
          <table:table-cell table:style-name="ce3" table:formula="of:=[.D44]-[.D$176]" office:value-type="float" office:value="11981.62" calcext:value-type="float">
            <text:p>11981,62</text:p>
          </table:table-cell>
          <table:table-cell table:style-name="ce3" table:formula="of:=[.E44]-[.E$176]" office:value-type="float" office:value="4263321.16" calcext:value-type="float">
            <text:p>4263321,16</text:p>
          </table:table-cell>
          <table:table-cell table:style-name="ce3" table:formula="of:=[.F44]-[.F$176]" office:value-type="float" office:value="-1853.76" calcext:value-type="float">
            <text:p>-1853,76</text:p>
          </table:table-cell>
          <table:table-cell table:style-name="ce3" table:formula="of:=[.G44]-[.G$176]" office:value-type="float" office:value="-205.04" calcext:value-type="float">
            <text:p>-205,04</text:p>
          </table:table-cell>
          <table:table-cell table:style-name="ce3" table:formula="of:=[.H44]-[.H$176]" office:value-type="float" office:value="92.4000000000001" calcext:value-type="float">
            <text:p>92,4</text:p>
          </table:table-cell>
          <table:table-cell table:style-name="ce3" table:formula="of:=[.I44]-[.I$176]" office:value-type="float" office:value="79214.12" calcext:value-type="float">
            <text:p>79214,12</text:p>
          </table:table-cell>
          <table:table-cell table:style-name="ce3" table:formula="of:=[.J44]-[.J$176]" office:value-type="float" office:value="419.02" calcext:value-type="float">
            <text:p>419,02</text:p>
          </table:table-cell>
          <table:table-cell table:style-name="ce3" table:formula="of:=[.K44]-[.K$176]" office:value-type="float" office:value="398.58" calcext:value-type="float">
            <text:p>398,58</text:p>
          </table:table-cell>
          <table:table-cell table:style-name="ce3" table:formula="of:=[.L44]-[.L$176]" office:value-type="float" office:value="248.95" calcext:value-type="float">
            <text:p>248,95</text:p>
          </table:table-cell>
          <table:table-cell table:style-name="ce3" table:formula="of:=[.M44]-[.M$176]" office:value-type="float" office:value="390.82" calcext:value-type="float">
            <text:p>390,82</text:p>
          </table:table-cell>
          <table:table-cell table:style-name="ce3" table:formula="of:=[.N44]-[.N$176]" office:value-type="float" office:value="2231603.12" calcext:value-type="float">
            <text:p>2231603,12</text:p>
          </table:table-cell>
          <table:table-cell table:style-name="ce3" table:formula="of:=[.O44]-[.O$176]" office:value-type="float" office:value="81.25" calcext:value-type="float">
            <text:p>81,25</text:p>
          </table:table-cell>
          <table:table-cell table:style-name="ce3" table:formula="of:=[.P44]-[.P$176]" office:value-type="float" office:value="13.28" calcext:value-type="float">
            <text:p>13,28</text:p>
          </table:table-cell>
          <table:table-cell table:style-name="ce3" table:formula="of:=[.Q44]-[.Q$176]" office:value-type="float" office:value="-54.02" calcext:value-type="float">
            <text:p>-54,02</text:p>
          </table:table-cell>
          <table:table-cell table:style-name="ce3" table:formula="of:=[.R44]-[.R$176]" office:value-type="float" office:value="21.33" calcext:value-type="float">
            <text:p>21,33</text:p>
          </table:table-cell>
          <table:table-cell table:style-name="ce3" table:formula="of:=[.S44]-[.S$176]" office:value-type="float" office:value="124608.56" calcext:value-type="float">
            <text:p>124608,56</text:p>
          </table:table-cell>
          <table:table-cell table:style-name="ce3" table:formula="of:=[.T44]-[.T$176]" office:value-type="float" office:value="107.3" calcext:value-type="float">
            <text:p>107,3</text:p>
          </table:table-cell>
          <table:table-cell table:style-name="ce3" table:formula="of:=[.U44]-[.U$176]" office:value-type="float" office:value="0" calcext:value-type="float">
            <text:p>0</text:p>
          </table:table-cell>
          <table:table-cell table:style-name="ce3"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[.B45]-[.B$176]" office:value-type="float" office:value="-109.36" calcext:value-type="float">
            <text:p>-109,36</text:p>
          </table:table-cell>
          <table:table-cell table:style-name="ce3" table:formula="of:=[.C45]-[.C$176]" office:value-type="float" office:value="1487.52" calcext:value-type="float">
            <text:p>1487,52</text:p>
          </table:table-cell>
          <table:table-cell table:style-name="ce3" table:formula="of:=[.D45]-[.D$176]" office:value-type="float" office:value="9268.82" calcext:value-type="float">
            <text:p>9268,82</text:p>
          </table:table-cell>
          <table:table-cell table:style-name="ce3" table:formula="of:=[.E45]-[.E$176]" office:value-type="float" office:value="4266034.06" calcext:value-type="float">
            <text:p>4266034,06</text:p>
          </table:table-cell>
          <table:table-cell table:style-name="ce3" table:formula="of:=[.F45]-[.F$176]" office:value-type="float" office:value="-1853.76" calcext:value-type="float">
            <text:p>-1853,76</text:p>
          </table:table-cell>
          <table:table-cell table:style-name="ce3" table:formula="of:=[.G45]-[.G$176]" office:value-type="float" office:value="-486.04" calcext:value-type="float">
            <text:p>-486,04</text:p>
          </table:table-cell>
          <table:table-cell table:style-name="ce3" table:formula="of:=[.H45]-[.H$176]" office:value-type="float" office:value="809.5" calcext:value-type="float">
            <text:p>809,5</text:p>
          </table:table-cell>
          <table:table-cell table:style-name="ce3" table:formula="of:=[.I45]-[.I$176]" office:value-type="float" office:value="76501.32" calcext:value-type="float">
            <text:p>76501,32</text:p>
          </table:table-cell>
          <table:table-cell table:style-name="ce3" table:formula="of:=[.J45]-[.J$176]" office:value-type="float" office:value="-202.38" calcext:value-type="float">
            <text:p>-202,38</text:p>
          </table:table-cell>
          <table:table-cell table:style-name="ce3" table:formula="of:=[.K45]-[.K$176]" office:value-type="float" office:value="-453.92" calcext:value-type="float">
            <text:p>-453,92</text:p>
          </table:table-cell>
          <table:table-cell table:style-name="ce3" table:formula="of:=[.L45]-[.L$176]" office:value-type="float" office:value="-27.05" calcext:value-type="float">
            <text:p>-27,05</text:p>
          </table:table-cell>
          <table:table-cell table:style-name="ce3" table:formula="of:=[.M45]-[.M$176]" office:value-type="float" office:value="1433.82" calcext:value-type="float">
            <text:p>1433,82</text:p>
          </table:table-cell>
          <table:table-cell table:style-name="ce3" table:formula="of:=[.N45]-[.N$176]" office:value-type="float" office:value="2276127.92" calcext:value-type="float">
            <text:p>2276127,92</text:p>
          </table:table-cell>
          <table:table-cell table:style-name="ce3" table:formula="of:=[.O45]-[.O$176]" office:value-type="float" office:value="31.25" calcext:value-type="float">
            <text:p>31,25</text:p>
          </table:table-cell>
          <table:table-cell table:style-name="ce3" table:formula="of:=[.P45]-[.P$176]" office:value-type="float" office:value="93.08" calcext:value-type="float">
            <text:p>93,08</text:p>
          </table:table-cell>
          <table:table-cell table:style-name="ce3" table:formula="of:=[.Q45]-[.Q$176]" office:value-type="float" office:value="-455.42" calcext:value-type="float">
            <text:p>-455,42</text:p>
          </table:table-cell>
          <table:table-cell table:style-name="ce3" table:formula="of:=[.R45]-[.R$176]" office:value-type="float" office:value="91.33" calcext:value-type="float">
            <text:p>91,33</text:p>
          </table:table-cell>
          <table:table-cell table:style-name="ce3" table:formula="of:=[.S45]-[.S$176]" office:value-type="float" office:value="138253.96" calcext:value-type="float">
            <text:p>138253,96</text:p>
          </table:table-cell>
          <table:table-cell table:style-name="ce3" table:formula="of:=[.T45]-[.T$176]" office:value-type="float" office:value="94" calcext:value-type="float">
            <text:p>94</text:p>
          </table:table-cell>
          <table:table-cell table:style-name="ce3" table:formula="of:=[.U45]-[.U$176]" office:value-type="float" office:value="0" calcext:value-type="float">
            <text:p>0</text:p>
          </table:table-cell>
          <table:table-cell table:style-name="ce3"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[.B46]-[.B$176]" office:value-type="float" office:value="191.64" calcext:value-type="float">
            <text:p>191,64</text:p>
          </table:table-cell>
          <table:table-cell table:style-name="ce3" table:formula="of:=[.C46]-[.C$176]" office:value-type="float" office:value="2349.72" calcext:value-type="float">
            <text:p>2349,72</text:p>
          </table:table-cell>
          <table:table-cell table:style-name="ce3" table:formula="of:=[.D46]-[.D$176]" office:value-type="float" office:value="8590.52" calcext:value-type="float">
            <text:p>8590,52</text:p>
          </table:table-cell>
          <table:table-cell table:style-name="ce3" table:formula="of:=[.E46]-[.E$176]" office:value-type="float" office:value="4538101.86" calcext:value-type="float">
            <text:p>4538101,86</text:p>
          </table:table-cell>
          <table:table-cell table:style-name="ce3" table:formula="of:=[.F46]-[.F$176]" office:value-type="float" office:value="-1853.76" calcext:value-type="float">
            <text:p>-1853,76</text:p>
          </table:table-cell>
          <table:table-cell table:style-name="ce3" table:formula="of:=[.G46]-[.G$176]" office:value-type="float" office:value="-44.6400000000001" calcext:value-type="float">
            <text:p>-44,64</text:p>
          </table:table-cell>
          <table:table-cell table:style-name="ce3" table:formula="of:=[.H46]-[.H$176]" office:value-type="float" office:value="-168.4" calcext:value-type="float">
            <text:p>-168,4</text:p>
          </table:table-cell>
          <table:table-cell table:style-name="ce3" table:formula="of:=[.I46]-[.I$176]" office:value-type="float" office:value="68362.92" calcext:value-type="float">
            <text:p>68362,92</text:p>
          </table:table-cell>
          <table:table-cell table:style-name="ce3" table:formula="of:=[.J46]-[.J$176]" office:value-type="float" office:value="-182.38" calcext:value-type="float">
            <text:p>-182,38</text:p>
          </table:table-cell>
          <table:table-cell table:style-name="ce3" table:formula="of:=[.K46]-[.K$176]" office:value-type="float" office:value="-252.92" calcext:value-type="float">
            <text:p>-252,92</text:p>
          </table:table-cell>
          <table:table-cell table:style-name="ce3" table:formula="of:=[.L46]-[.L$176]" office:value-type="float" office:value="138.55" calcext:value-type="float">
            <text:p>138,55</text:p>
          </table:table-cell>
          <table:table-cell table:style-name="ce3" table:formula="of:=[.M46]-[.M$176]" office:value-type="float" office:value="1072.82" calcext:value-type="float">
            <text:p>1072,82</text:p>
          </table:table-cell>
          <table:table-cell table:style-name="ce3" table:formula="of:=[.N46]-[.N$176]" office:value-type="float" office:value="2452396.72" calcext:value-type="float">
            <text:p>2452396,72</text:p>
          </table:table-cell>
          <table:table-cell table:style-name="ce3" table:formula="of:=[.O46]-[.O$176]" office:value-type="float" office:value="56.25" calcext:value-type="float">
            <text:p>56,25</text:p>
          </table:table-cell>
          <table:table-cell table:style-name="ce3" table:formula="of:=[.P46]-[.P$176]" office:value-type="float" office:value="18.08" calcext:value-type="float">
            <text:p>18,08</text:p>
          </table:table-cell>
          <table:table-cell table:style-name="ce3" table:formula="of:=[.Q46]-[.Q$176]" office:value-type="float" office:value="-234.82" calcext:value-type="float">
            <text:p>-234,82</text:p>
          </table:table-cell>
          <table:table-cell table:style-name="ce3" table:formula="of:=[.R46]-[.R$176]" office:value-type="float" office:value="71.33" calcext:value-type="float">
            <text:p>71,33</text:p>
          </table:table-cell>
          <table:table-cell table:style-name="ce3" table:formula="of:=[.S46]-[.S$176]" office:value-type="float" office:value="165409.26" calcext:value-type="float">
            <text:p>165409,26</text:p>
          </table:table-cell>
          <table:table-cell table:style-name="ce3" table:formula="of:=[.T46]-[.T$176]" office:value-type="float" office:value="14" calcext:value-type="float">
            <text:p>14</text:p>
          </table:table-cell>
          <table:table-cell table:style-name="ce3" table:formula="of:=[.U46]-[.U$176]" office:value-type="float" office:value="0" calcext:value-type="float">
            <text:p>0</text:p>
          </table:table-cell>
          <table:table-cell table:style-name="ce3"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[.B47]-[.B$176]" office:value-type="float" office:value="-249.56" calcext:value-type="float">
            <text:p>-249,56</text:p>
          </table:table-cell>
          <table:table-cell table:style-name="ce3" table:formula="of:=[.C47]-[.C$176]" office:value-type="float" office:value="2189.52" calcext:value-type="float">
            <text:p>2189,52</text:p>
          </table:table-cell>
          <table:table-cell table:style-name="ce3" table:formula="of:=[.D47]-[.D$176]" office:value-type="float" office:value="6555.92" calcext:value-type="float">
            <text:p>6555,92</text:p>
          </table:table-cell>
          <table:table-cell table:style-name="ce3" table:formula="of:=[.E47]-[.E$176]" office:value-type="float" office:value="4532676.16" calcext:value-type="float">
            <text:p>4532676,16</text:p>
          </table:table-cell>
          <table:table-cell table:style-name="ce3" table:formula="of:=[.F47]-[.F$176]" office:value-type="float" office:value="2667.64" calcext:value-type="float">
            <text:p>2667,64</text:p>
          </table:table-cell>
          <table:table-cell table:style-name="ce3" table:formula="of:=[.G47]-[.G$176]" office:value-type="float" office:value="-485.74" calcext:value-type="float">
            <text:p>-485,74</text:p>
          </table:table-cell>
          <table:table-cell table:style-name="ce3" table:formula="of:=[.H47]-[.H$176]" office:value-type="float" office:value="92.4000000000001" calcext:value-type="float">
            <text:p>92,4</text:p>
          </table:table-cell>
          <table:table-cell table:style-name="ce3" table:formula="of:=[.I47]-[.I$176]" office:value-type="float" office:value="71075.72" calcext:value-type="float">
            <text:p>71075,72</text:p>
          </table:table-cell>
          <table:table-cell table:style-name="ce3" table:formula="of:=[.J47]-[.J$176]" office:value-type="float" office:value="-663.78" calcext:value-type="float">
            <text:p>-663,78</text:p>
          </table:table-cell>
          <table:table-cell table:style-name="ce3" table:formula="of:=[.K47]-[.K$176]" office:value-type="float" office:value="22.5800000000004" calcext:value-type="float">
            <text:p>22,58</text:p>
          </table:table-cell>
          <table:table-cell table:style-name="ce3" table:formula="of:=[.L47]-[.L$176]" office:value-type="float" office:value="158.55" calcext:value-type="float">
            <text:p>158,55</text:p>
          </table:table-cell>
          <table:table-cell table:style-name="ce3" table:formula="of:=[.M47]-[.M$176]" office:value-type="float" office:value="832.02" calcext:value-type="float">
            <text:p>832,02</text:p>
          </table:table-cell>
          <table:table-cell table:style-name="ce3" table:formula="of:=[.N47]-[.N$176]" office:value-type="float" office:value="2514438.32" calcext:value-type="float">
            <text:p>2514438,32</text:p>
          </table:table-cell>
          <table:table-cell table:style-name="ce3" table:formula="of:=[.O47]-[.O$176]" office:value-type="float" office:value="156.25" calcext:value-type="float">
            <text:p>156,25</text:p>
          </table:table-cell>
          <table:table-cell table:style-name="ce3" table:formula="of:=[.P47]-[.P$176]" office:value-type="float" office:value="-6.92" calcext:value-type="float">
            <text:p>-6,92</text:p>
          </table:table-cell>
          <table:table-cell table:style-name="ce3" table:formula="of:=[.Q47]-[.Q$176]" office:value-type="float" office:value="-274.62" calcext:value-type="float">
            <text:p>-274,62</text:p>
          </table:table-cell>
          <table:table-cell table:style-name="ce3" table:formula="of:=[.R47]-[.R$176]" office:value-type="float" office:value="101.33" calcext:value-type="float">
            <text:p>101,33</text:p>
          </table:table-cell>
          <table:table-cell table:style-name="ce3" table:formula="of:=[.S47]-[.S$176]" office:value-type="float" office:value="173574.76" calcext:value-type="float">
            <text:p>173574,76</text:p>
          </table:table-cell>
          <table:table-cell table:style-name="ce3" table:formula="of:=[.T47]-[.T$176]" office:value-type="float" office:value="24" calcext:value-type="float">
            <text:p>24</text:p>
          </table:table-cell>
          <table:table-cell table:style-name="ce3" table:formula="of:=[.U47]-[.U$176]" office:value-type="float" office:value="0" calcext:value-type="float">
            <text:p>0</text:p>
          </table:table-cell>
          <table:table-cell table:style-name="ce3"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[.B48]-[.B$176]" office:value-type="float" office:value="-189.56" calcext:value-type="float">
            <text:p>-189,56</text:p>
          </table:table-cell>
          <table:table-cell table:style-name="ce3" table:formula="of:=[.C48]-[.C$176]" office:value-type="float" office:value="1988.92" calcext:value-type="float">
            <text:p>1988,92</text:p>
          </table:table-cell>
          <table:table-cell table:style-name="ce3" table:formula="of:=[.D48]-[.D$176]" office:value-type="float" office:value="8590.52" calcext:value-type="float">
            <text:p>8590,52</text:p>
          </table:table-cell>
          <table:table-cell table:style-name="ce3" table:formula="of:=[.E48]-[.E$176]" office:value-type="float" office:value="4437456.46" calcext:value-type="float">
            <text:p>4437456,46</text:p>
          </table:table-cell>
          <table:table-cell table:style-name="ce3" table:formula="of:=[.F48]-[.F$176]" office:value-type="float" office:value="-1853.76" calcext:value-type="float">
            <text:p>-1853,76</text:p>
          </table:table-cell>
          <table:table-cell table:style-name="ce3" table:formula="of:=[.G48]-[.G$176]" office:value-type="float" office:value="-385.54" calcext:value-type="float">
            <text:p>-385,54</text:p>
          </table:table-cell>
          <table:table-cell table:style-name="ce3" table:formula="of:=[.H48]-[.H$176]" office:value-type="float" office:value="253" calcext:value-type="float">
            <text:p>253</text:p>
          </table:table-cell>
          <table:table-cell table:style-name="ce3" table:formula="of:=[.I48]-[.I$176]" office:value-type="float" office:value="71075.72" calcext:value-type="float">
            <text:p>71075,72</text:p>
          </table:table-cell>
          <table:table-cell table:style-name="ce3" table:formula="of:=[.J48]-[.J$176]" office:value-type="float" office:value="-663.98" calcext:value-type="float">
            <text:p>-663,98</text:p>
          </table:table-cell>
          <table:table-cell table:style-name="ce3" table:formula="of:=[.K48]-[.K$176]" office:value-type="float" office:value="47.5800000000004" calcext:value-type="float">
            <text:p>47,58</text:p>
          </table:table-cell>
          <table:table-cell table:style-name="ce3" table:formula="of:=[.L48]-[.L$176]" office:value-type="float" office:value="78.15" calcext:value-type="float">
            <text:p>78,15</text:p>
          </table:table-cell>
          <table:table-cell table:style-name="ce3" table:formula="of:=[.M48]-[.M$176]" office:value-type="float" office:value="852.22" calcext:value-type="float">
            <text:p>852,22</text:p>
          </table:table-cell>
          <table:table-cell table:style-name="ce3" table:formula="of:=[.N48]-[.N$176]" office:value-type="float" office:value="2573164.72" calcext:value-type="float">
            <text:p>2573164,72</text:p>
          </table:table-cell>
          <table:table-cell table:style-name="ce3" table:formula="of:=[.O48]-[.O$176]" office:value-type="float" office:value="56.25" calcext:value-type="float">
            <text:p>56,25</text:p>
          </table:table-cell>
          <table:table-cell table:style-name="ce3" table:formula="of:=[.P48]-[.P$176]" office:value-type="float" office:value="-66.92" calcext:value-type="float">
            <text:p>-66,92</text:p>
          </table:table-cell>
          <table:table-cell table:style-name="ce3" table:formula="of:=[.Q48]-[.Q$176]" office:value-type="float" office:value="-335.22" calcext:value-type="float">
            <text:p>-335,22</text:p>
          </table:table-cell>
          <table:table-cell table:style-name="ce3" table:formula="of:=[.R48]-[.R$176]" office:value-type="float" office:value="-8.67000000000002" calcext:value-type="float">
            <text:p>-8,67</text:p>
          </table:table-cell>
          <table:table-cell table:style-name="ce3" table:formula="of:=[.S48]-[.S$176]" office:value-type="float" office:value="187165.96" calcext:value-type="float">
            <text:p>187165,96</text:p>
          </table:table-cell>
          <table:table-cell table:style-name="ce3" table:formula="of:=[.T48]-[.T$176]" office:value-type="float" office:value="54" calcext:value-type="float">
            <text:p>54</text:p>
          </table:table-cell>
          <table:table-cell table:style-name="ce3" table:formula="of:=[.U48]-[.U$176]" office:value-type="float" office:value="0" calcext:value-type="float">
            <text:p>0</text:p>
          </table:table-cell>
          <table:table-cell table:style-name="ce3"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[.B49]-[.B$176]" office:value-type="float" office:value="-249.76" calcext:value-type="float">
            <text:p>-249,76</text:p>
          </table:table-cell>
          <table:table-cell table:style-name="ce3" table:formula="of:=[.C49]-[.C$176]" office:value-type="float" office:value="2991.72" calcext:value-type="float">
            <text:p>2991,72</text:p>
          </table:table-cell>
          <table:table-cell table:style-name="ce3" table:formula="of:=[.D49]-[.D$176]" office:value-type="float" office:value="8590.52" calcext:value-type="float">
            <text:p>8590,52</text:p>
          </table:table-cell>
          <table:table-cell table:style-name="ce3" table:formula="of:=[.E49]-[.E$176]" office:value-type="float" office:value="4480996.96" calcext:value-type="float">
            <text:p>4480996,96</text:p>
          </table:table-cell>
          <table:table-cell table:style-name="ce3" table:formula="of:=[.F49]-[.F$176]" office:value-type="float" office:value="4928.24" calcext:value-type="float">
            <text:p>4928,24</text:p>
          </table:table-cell>
          <table:table-cell table:style-name="ce3" table:formula="of:=[.G49]-[.G$176]" office:value-type="float" office:value="40.4599999999998" calcext:value-type="float">
            <text:p>40,46</text:p>
          </table:table-cell>
          <table:table-cell table:style-name="ce3" table:formula="of:=[.H49]-[.H$176]" office:value-type="float" office:value="12.2" calcext:value-type="float">
            <text:p>12,2</text:p>
          </table:table-cell>
          <table:table-cell table:style-name="ce3" table:formula="of:=[.I49]-[.I$176]" office:value-type="float" office:value="71075.72" calcext:value-type="float">
            <text:p>71075,72</text:p>
          </table:table-cell>
          <table:table-cell table:style-name="ce3" table:formula="of:=[.J49]-[.J$176]" office:value-type="float" office:value="-122.38" calcext:value-type="float">
            <text:p>-122,38</text:p>
          </table:table-cell>
          <table:table-cell table:style-name="ce3" table:formula="of:=[.K49]-[.K$176]" office:value-type="float" office:value="223.08" calcext:value-type="float">
            <text:p>223,08</text:p>
          </table:table-cell>
          <table:table-cell table:style-name="ce3" table:formula="of:=[.L49]-[.L$176]" office:value-type="float" office:value="198.65" calcext:value-type="float">
            <text:p>198,65</text:p>
          </table:table-cell>
          <table:table-cell table:style-name="ce3" table:formula="of:=[.M49]-[.M$176]" office:value-type="float" office:value="872.22" calcext:value-type="float">
            <text:p>872,22</text:p>
          </table:table-cell>
          <table:table-cell table:style-name="ce3" table:formula="of:=[.N49]-[.N$176]" office:value-type="float" office:value="2564793.52" calcext:value-type="float">
            <text:p>2564793,52</text:p>
          </table:table-cell>
          <table:table-cell table:style-name="ce3" table:formula="of:=[.O49]-[.O$176]" office:value-type="float" office:value="156.25" calcext:value-type="float">
            <text:p>156,25</text:p>
          </table:table-cell>
          <table:table-cell table:style-name="ce3" table:formula="of:=[.P49]-[.P$176]" office:value-type="float" office:value="18.08" calcext:value-type="float">
            <text:p>18,08</text:p>
          </table:table-cell>
          <table:table-cell table:style-name="ce3" table:formula="of:=[.Q49]-[.Q$176]" office:value-type="float" office:value="226.58" calcext:value-type="float">
            <text:p>226,58</text:p>
          </table:table-cell>
          <table:table-cell table:style-name="ce3" table:formula="of:=[.R49]-[.R$176]" office:value-type="float" office:value="61.33" calcext:value-type="float">
            <text:p>61,33</text:p>
          </table:table-cell>
          <table:table-cell table:style-name="ce3" table:formula="of:=[.S49]-[.S$176]" office:value-type="float" office:value="214402.66" calcext:value-type="float">
            <text:p>214402,66</text:p>
          </table:table-cell>
          <table:table-cell table:style-name="ce3" table:formula="of:=[.T49]-[.T$176]" office:value-type="float" office:value="24" calcext:value-type="float">
            <text:p>24</text:p>
          </table:table-cell>
          <table:table-cell table:style-name="ce3" table:formula="of:=[.U49]-[.U$176]" office:value-type="float" office:value="0" calcext:value-type="float">
            <text:p>0</text:p>
          </table:table-cell>
          <table:table-cell table:style-name="ce3"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[.B50]-[.B$176]" office:value-type="float" office:value="-670.76" calcext:value-type="float">
            <text:p>-670,76</text:p>
          </table:table-cell>
          <table:table-cell table:style-name="ce3" table:formula="of:=[.C50]-[.C$176]" office:value-type="float" office:value="1968.92" calcext:value-type="float">
            <text:p>1968,92</text:p>
          </table:table-cell>
          <table:table-cell table:style-name="ce3" table:formula="of:=[.D50]-[.D$176]" office:value-type="float" office:value="6555.92" calcext:value-type="float">
            <text:p>6555,92</text:p>
          </table:table-cell>
          <table:table-cell table:style-name="ce3" table:formula="of:=[.E50]-[.E$176]" office:value-type="float" office:value="4603453.26" calcext:value-type="float">
            <text:p>4603453,26</text:p>
          </table:table-cell>
          <table:table-cell table:style-name="ce3" table:formula="of:=[.F50]-[.F$176]" office:value-type="float" office:value="-1853.76" calcext:value-type="float">
            <text:p>-1853,76</text:p>
          </table:table-cell>
          <table:table-cell table:style-name="ce3" table:formula="of:=[.G50]-[.G$176]" office:value-type="float" office:value="-806.64" calcext:value-type="float">
            <text:p>-806,64</text:p>
          </table:table-cell>
          <table:table-cell table:style-name="ce3" table:formula="of:=[.H50]-[.H$176]" office:value-type="float" office:value="212.6" calcext:value-type="float">
            <text:p>212,6</text:p>
          </table:table-cell>
          <table:table-cell table:style-name="ce3" table:formula="of:=[.I50]-[.I$176]" office:value-type="float" office:value="71075.72" calcext:value-type="float">
            <text:p>71075,72</text:p>
          </table:table-cell>
          <table:table-cell table:style-name="ce3" table:formula="of:=[.J50]-[.J$176]" office:value-type="float" office:value="459.420000000001" calcext:value-type="float">
            <text:p>459,42</text:p>
          </table:table-cell>
          <table:table-cell table:style-name="ce3" table:formula="of:=[.K50]-[.K$176]" office:value-type="float" office:value="198.08" calcext:value-type="float">
            <text:p>198,08</text:p>
          </table:table-cell>
          <table:table-cell table:style-name="ce3" table:formula="of:=[.L50]-[.L$176]" office:value-type="float" office:value="98.4499999999999" calcext:value-type="float">
            <text:p>98,45</text:p>
          </table:table-cell>
          <table:table-cell table:style-name="ce3" table:formula="of:=[.M50]-[.M$176]" office:value-type="float" office:value="892.42" calcext:value-type="float">
            <text:p>892,42</text:p>
          </table:table-cell>
          <table:table-cell table:style-name="ce3" table:formula="of:=[.N50]-[.N$176]" office:value-type="float" office:value="2550073.52" calcext:value-type="float">
            <text:p>2550073,52</text:p>
          </table:table-cell>
          <table:table-cell table:style-name="ce3" table:formula="of:=[.O50]-[.O$176]" office:value-type="float" office:value="118.75" calcext:value-type="float">
            <text:p>118,75</text:p>
          </table:table-cell>
          <table:table-cell table:style-name="ce3" table:formula="of:=[.P50]-[.P$176]" office:value-type="float" office:value="-106.92" calcext:value-type="float">
            <text:p>-106,92</text:p>
          </table:table-cell>
          <table:table-cell table:style-name="ce3" table:formula="of:=[.Q50]-[.Q$176]" office:value-type="float" office:value="-194.62" calcext:value-type="float">
            <text:p>-194,62</text:p>
          </table:table-cell>
          <table:table-cell table:style-name="ce3" table:formula="of:=[.R50]-[.R$176]" office:value-type="float" office:value="-18.67" calcext:value-type="float">
            <text:p>-18,67</text:p>
          </table:table-cell>
          <table:table-cell table:style-name="ce3" table:formula="of:=[.S50]-[.S$176]" office:value-type="float" office:value="227993.76" calcext:value-type="float">
            <text:p>227993,76</text:p>
          </table:table-cell>
          <table:table-cell table:style-name="ce3" table:formula="of:=[.T50]-[.T$176]" office:value-type="float" office:value="54" calcext:value-type="float">
            <text:p>54</text:p>
          </table:table-cell>
          <table:table-cell table:style-name="ce3" table:formula="of:=[.U50]-[.U$176]" office:value-type="float" office:value="0" calcext:value-type="float">
            <text:p>0</text:p>
          </table:table-cell>
          <table:table-cell table:style-name="ce3" table:formula="of:=[.V50]-[.V$176]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[.B51]-[.B$176]" office:value-type="float" office:value="-8.96000000000004" calcext:value-type="float">
            <text:p>-8,96</text:p>
          </table:table-cell>
          <table:table-cell table:style-name="ce3" table:formula="of:=[.C51]-[.C$176]" office:value-type="float" office:value="2329.92" calcext:value-type="float">
            <text:p>2329,92</text:p>
          </table:table-cell>
          <table:table-cell table:style-name="ce3" table:formula="of:=[.D51]-[.D$176]" office:value-type="float" office:value="6555.92" calcext:value-type="float">
            <text:p>6555,92</text:p>
          </table:table-cell>
          <table:table-cell table:style-name="ce3" table:formula="of:=[.E51]-[.E$176]" office:value-type="float" office:value="4573476.76" calcext:value-type="float">
            <text:p>4573476,76</text:p>
          </table:table-cell>
          <table:table-cell table:style-name="ce3" table:formula="of:=[.F51]-[.F$176]" office:value-type="float" office:value="2667.64" calcext:value-type="float">
            <text:p>2667,64</text:p>
          </table:table-cell>
          <table:table-cell table:style-name="ce3" table:formula="of:=[.G51]-[.G$176]" office:value-type="float" office:value="-225.24" calcext:value-type="float">
            <text:p>-225,24</text:p>
          </table:table-cell>
          <table:table-cell table:style-name="ce3" table:formula="of:=[.H51]-[.H$176]" office:value-type="float" office:value="32.2" calcext:value-type="float">
            <text:p>32,2</text:p>
          </table:table-cell>
          <table:table-cell table:style-name="ce3" table:formula="of:=[.I51]-[.I$176]" office:value-type="float" office:value="68335.72" calcext:value-type="float">
            <text:p>68335,72</text:p>
          </table:table-cell>
          <table:table-cell table:style-name="ce3" table:formula="of:=[.J51]-[.J$176]" office:value-type="float" office:value="138.62" calcext:value-type="float">
            <text:p>138,62</text:p>
          </table:table-cell>
          <table:table-cell table:style-name="ce3" table:formula="of:=[.K51]-[.K$176]" office:value-type="float" office:value="122.880000000001" calcext:value-type="float">
            <text:p>122,88</text:p>
          </table:table-cell>
          <table:table-cell table:style-name="ce3" table:formula="of:=[.L51]-[.L$176]" office:value-type="float" office:value="198.65" calcext:value-type="float">
            <text:p>198,65</text:p>
          </table:table-cell>
          <table:table-cell table:style-name="ce3" table:formula="of:=[.M51]-[.M$176]" office:value-type="float" office:value="1132.82" calcext:value-type="float">
            <text:p>1132,82</text:p>
          </table:table-cell>
          <table:table-cell table:style-name="ce3" table:formula="of:=[.N51]-[.N$176]" office:value-type="float" office:value="2640742.32" calcext:value-type="float">
            <text:p>2640742,32</text:p>
          </table:table-cell>
          <table:table-cell table:style-name="ce3" table:formula="of:=[.O51]-[.O$176]" office:value-type="float" office:value="43.75" calcext:value-type="float">
            <text:p>43,75</text:p>
          </table:table-cell>
          <table:table-cell table:style-name="ce3" table:formula="of:=[.P51]-[.P$176]" office:value-type="float" office:value="59.78" calcext:value-type="float">
            <text:p>59,78</text:p>
          </table:table-cell>
          <table:table-cell table:style-name="ce3" table:formula="of:=[.Q51]-[.Q$176]" office:value-type="float" office:value="-49.3199999999999" calcext:value-type="float">
            <text:p>-49,32</text:p>
          </table:table-cell>
          <table:table-cell table:style-name="ce3" table:formula="of:=[.R51]-[.R$176]" office:value-type="float" office:value="-68.67" calcext:value-type="float">
            <text:p>-68,67</text:p>
          </table:table-cell>
          <table:table-cell table:style-name="ce3" table:formula="of:=[.S51]-[.S$176]" office:value-type="float" office:value="227966.86" calcext:value-type="float">
            <text:p>227966,86</text:p>
          </table:table-cell>
          <table:table-cell table:style-name="ce3" table:formula="of:=[.T51]-[.T$176]" office:value-type="float" office:value="74" calcext:value-type="float">
            <text:p>74</text:p>
          </table:table-cell>
          <table:table-cell table:style-name="ce3" table:formula="of:=[.U51]-[.U$176]" office:value-type="float" office:value="0" calcext:value-type="float">
            <text:p>0</text:p>
          </table:table-cell>
          <table:table-cell table:style-name="ce3" table:formula="of:=[.V5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[.B52]-[.B$176]" office:value-type="float" office:value="-670.76" calcext:value-type="float">
            <text:p>-670,76</text:p>
          </table:table-cell>
          <table:table-cell table:style-name="ce3" table:formula="of:=[.C52]-[.C$176]" office:value-type="float" office:value="2129.32" calcext:value-type="float">
            <text:p>2129,32</text:p>
          </table:table-cell>
          <table:table-cell table:style-name="ce3" table:formula="of:=[.D52]-[.D$176]" office:value-type="float" office:value="8590.52" calcext:value-type="float">
            <text:p>8590,52</text:p>
          </table:table-cell>
          <table:table-cell table:style-name="ce3" table:formula="of:=[.E52]-[.E$176]" office:value-type="float" office:value="4671409.36" calcext:value-type="float">
            <text:p>4671409,36</text:p>
          </table:table-cell>
          <table:table-cell table:style-name="ce3" table:formula="of:=[.F52]-[.F$176]" office:value-type="float" office:value="-1853.76" calcext:value-type="float">
            <text:p>-1853,76</text:p>
          </table:table-cell>
          <table:table-cell table:style-name="ce3" table:formula="of:=[.G52]-[.G$176]" office:value-type="float" office:value="-405.84" calcext:value-type="float">
            <text:p>-405,84</text:p>
          </table:table-cell>
          <table:table-cell table:style-name="ce3" table:formula="of:=[.H52]-[.H$176]" office:value-type="float" office:value="312.8" calcext:value-type="float">
            <text:p>312,8</text:p>
          </table:table-cell>
          <table:table-cell table:style-name="ce3" table:formula="of:=[.I52]-[.I$176]" office:value-type="float" office:value="68362.92" calcext:value-type="float">
            <text:p>68362,92</text:p>
          </table:table-cell>
          <table:table-cell table:style-name="ce3" table:formula="of:=[.J52]-[.J$176]" office:value-type="float" office:value="78.0200000000004" calcext:value-type="float">
            <text:p>78,02</text:p>
          </table:table-cell>
          <table:table-cell table:style-name="ce3" table:formula="of:=[.K52]-[.K$176]" office:value-type="float" office:value="148.08" calcext:value-type="float">
            <text:p>148,08</text:p>
          </table:table-cell>
          <table:table-cell table:style-name="ce3" table:formula="of:=[.L52]-[.L$176]" office:value-type="float" office:value="319.15" calcext:value-type="float">
            <text:p>319,15</text:p>
          </table:table-cell>
          <table:table-cell table:style-name="ce3" table:formula="of:=[.M52]-[.M$176]" office:value-type="float" office:value="1032.42" calcext:value-type="float">
            <text:p>1032,42</text:p>
          </table:table-cell>
          <table:table-cell table:style-name="ce3" table:formula="of:=[.N52]-[.N$176]" office:value-type="float" office:value="2633907.12" calcext:value-type="float">
            <text:p>2633907,12</text:p>
          </table:table-cell>
          <table:table-cell table:style-name="ce3" table:formula="of:=[.O52]-[.O$176]" office:value-type="float" office:value="143.75" calcext:value-type="float">
            <text:p>143,75</text:p>
          </table:table-cell>
          <table:table-cell table:style-name="ce3" table:formula="of:=[.P52]-[.P$176]" office:value-type="float" office:value="-31.92" calcext:value-type="float">
            <text:p>-31,92</text:p>
          </table:table-cell>
          <table:table-cell table:style-name="ce3" table:formula="of:=[.Q52]-[.Q$176]" office:value-type="float" office:value="-275.02" calcext:value-type="float">
            <text:p>-275,02</text:p>
          </table:table-cell>
          <table:table-cell table:style-name="ce3" table:formula="of:=[.R52]-[.R$176]" office:value-type="float" office:value="1.32999999999998" calcext:value-type="float">
            <text:p>1,33</text:p>
          </table:table-cell>
          <table:table-cell table:style-name="ce3" table:formula="of:=[.S52]-[.S$176]" office:value-type="float" office:value="222541.06" calcext:value-type="float">
            <text:p>222541,06</text:p>
          </table:table-cell>
          <table:table-cell table:style-name="ce3" table:formula="of:=[.T52]-[.T$176]" office:value-type="float" office:value="14" calcext:value-type="float">
            <text:p>14</text:p>
          </table:table-cell>
          <table:table-cell table:style-name="ce3" table:formula="of:=[.U52]-[.U$176]" office:value-type="float" office:value="0" calcext:value-type="float">
            <text:p>0</text:p>
          </table:table-cell>
          <table:table-cell table:style-name="ce3" table:formula="of:=[.V5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[.B53]-[.B$176]" office:value-type="float" office:value="-510.56" calcext:value-type="float">
            <text:p>-510,56</text:p>
          </table:table-cell>
          <table:table-cell table:style-name="ce3" table:formula="of:=[.C53]-[.C$176]" office:value-type="float" office:value="2269.72" calcext:value-type="float">
            <text:p>2269,72</text:p>
          </table:table-cell>
          <table:table-cell table:style-name="ce3" table:formula="of:=[.D53]-[.D$176]" office:value-type="float" office:value="8590.52" calcext:value-type="float">
            <text:p>8590,52</text:p>
          </table:table-cell>
          <table:table-cell table:style-name="ce3" table:formula="of:=[.E53]-[.E$176]" office:value-type="float" office:value="4701304.96" calcext:value-type="float">
            <text:p>4701304,96</text:p>
          </table:table-cell>
          <table:table-cell table:style-name="ce3" table:formula="of:=[.F53]-[.F$176]" office:value-type="float" office:value="-1853.76" calcext:value-type="float">
            <text:p>-1853,76</text:p>
          </table:table-cell>
          <table:table-cell table:style-name="ce3" table:formula="of:=[.G53]-[.G$176]" office:value-type="float" office:value="-185.04" calcext:value-type="float">
            <text:p>-185,04</text:p>
          </table:table-cell>
          <table:table-cell table:style-name="ce3" table:formula="of:=[.H53]-[.H$176]" office:value-type="float" office:value="52.2" calcext:value-type="float">
            <text:p>52,2</text:p>
          </table:table-cell>
          <table:table-cell table:style-name="ce3" table:formula="of:=[.I53]-[.I$176]" office:value-type="float" office:value="68335.72" calcext:value-type="float">
            <text:p>68335,72</text:p>
          </table:table-cell>
          <table:table-cell table:style-name="ce3" table:formula="of:=[.J53]-[.J$176]" office:value-type="float" office:value="138.420000000001" calcext:value-type="float">
            <text:p>138,42</text:p>
          </table:table-cell>
          <table:table-cell table:style-name="ce3" table:formula="of:=[.K53]-[.K$176]" office:value-type="float" office:value="97.8800000000006" calcext:value-type="float">
            <text:p>97,88</text:p>
          </table:table-cell>
          <table:table-cell table:style-name="ce3" table:formula="of:=[.L53]-[.L$176]" office:value-type="float" office:value="48.4499999999999" calcext:value-type="float">
            <text:p>48,45</text:p>
          </table:table-cell>
          <table:table-cell table:style-name="ce3" table:formula="of:=[.M53]-[.M$176]" office:value-type="float" office:value="1153.22" calcext:value-type="float">
            <text:p>1153,22</text:p>
          </table:table-cell>
          <table:table-cell table:style-name="ce3" table:formula="of:=[.N53]-[.N$176]" office:value-type="float" office:value="2583929.52" calcext:value-type="float">
            <text:p>2583929,52</text:p>
          </table:table-cell>
          <table:table-cell table:style-name="ce3" table:formula="of:=[.O53]-[.O$176]" office:value-type="float" office:value="56.25" calcext:value-type="float">
            <text:p>56,25</text:p>
          </table:table-cell>
          <table:table-cell table:style-name="ce3" table:formula="of:=[.P53]-[.P$176]" office:value-type="float" office:value="-73.62" calcext:value-type="float">
            <text:p>-73,62</text:p>
          </table:table-cell>
          <table:table-cell table:style-name="ce3" table:formula="of:=[.Q53]-[.Q$176]" office:value-type="float" office:value="-174.42" calcext:value-type="float">
            <text:p>-174,42</text:p>
          </table:table-cell>
          <table:table-cell table:style-name="ce3" table:formula="of:=[.R53]-[.R$176]" office:value-type="float" office:value="108.83" calcext:value-type="float">
            <text:p>108,83</text:p>
          </table:table-cell>
          <table:table-cell table:style-name="ce3" table:formula="of:=[.S53]-[.S$176]" office:value-type="float" office:value="203524.26" calcext:value-type="float">
            <text:p>203524,26</text:p>
          </table:table-cell>
          <table:table-cell table:style-name="ce3" table:formula="of:=[.T53]-[.T$176]" office:value-type="float" office:value="34" calcext:value-type="float">
            <text:p>34</text:p>
          </table:table-cell>
          <table:table-cell table:style-name="ce3" table:formula="of:=[.U53]-[.U$176]" office:value-type="float" office:value="0" calcext:value-type="float">
            <text:p>0</text:p>
          </table:table-cell>
          <table:table-cell table:style-name="ce3" table:formula="of:=[.V5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[.B54]-[.B$176]" office:value-type="float" office:value="171.24" calcext:value-type="float">
            <text:p>171,24</text:p>
          </table:table-cell>
          <table:table-cell table:style-name="ce3" table:formula="of:=[.C54]-[.C$176]" office:value-type="float" office:value="1768.32" calcext:value-type="float">
            <text:p>1768,32</text:p>
          </table:table-cell>
          <table:table-cell table:style-name="ce3" table:formula="of:=[.D54]-[.D$176]" office:value-type="float" office:value="8590.52" calcext:value-type="float">
            <text:p>8590,52</text:p>
          </table:table-cell>
          <table:table-cell table:style-name="ce3" table:formula="of:=[.E54]-[.E$176]" office:value-type="float" office:value="4445621.96" calcext:value-type="float">
            <text:p>4445621,96</text:p>
          </table:table-cell>
          <table:table-cell table:style-name="ce3" table:formula="of:=[.F54]-[.F$176]" office:value-type="float" office:value="859.04" calcext:value-type="float">
            <text:p>859,04</text:p>
          </table:table-cell>
          <table:table-cell table:style-name="ce3" table:formula="of:=[.G54]-[.G$176]" office:value-type="float" office:value="-486.04" calcext:value-type="float">
            <text:p>-486,04</text:p>
          </table:table-cell>
          <table:table-cell table:style-name="ce3" table:formula="of:=[.H54]-[.H$176]" office:value-type="float" office:value="72.2" calcext:value-type="float">
            <text:p>72,2</text:p>
          </table:table-cell>
          <table:table-cell table:style-name="ce3" table:formula="of:=[.I54]-[.I$176]" office:value-type="float" office:value="65650.12" calcext:value-type="float">
            <text:p>65650,12</text:p>
          </table:table-cell>
          <table:table-cell table:style-name="ce3" table:formula="of:=[.J54]-[.J$176]" office:value-type="float" office:value="258.820000000001" calcext:value-type="float">
            <text:p>258,82</text:p>
          </table:table-cell>
          <table:table-cell table:style-name="ce3" table:formula="of:=[.K54]-[.K$176]" office:value-type="float" office:value="-303.42" calcext:value-type="float">
            <text:p>-303,42</text:p>
          </table:table-cell>
          <table:table-cell table:style-name="ce3" table:formula="of:=[.L54]-[.L$176]" office:value-type="float" office:value="58.15" calcext:value-type="float">
            <text:p>58,15</text:p>
          </table:table-cell>
          <table:table-cell table:style-name="ce3" table:formula="of:=[.M54]-[.M$176]" office:value-type="float" office:value="1173.02" calcext:value-type="float">
            <text:p>1173,02</text:p>
          </table:table-cell>
          <table:table-cell table:style-name="ce3" table:formula="of:=[.N54]-[.N$176]" office:value-type="float" office:value="2455609.52" calcext:value-type="float">
            <text:p>2455609,52</text:p>
          </table:table-cell>
          <table:table-cell table:style-name="ce3" table:formula="of:=[.O54]-[.O$176]" office:value-type="float" office:value="56.25" calcext:value-type="float">
            <text:p>56,25</text:p>
          </table:table-cell>
          <table:table-cell table:style-name="ce3" table:formula="of:=[.P54]-[.P$176]" office:value-type="float" office:value="-106.92" calcext:value-type="float">
            <text:p>-106,92</text:p>
          </table:table-cell>
          <table:table-cell table:style-name="ce3" table:formula="of:=[.Q54]-[.Q$176]" office:value-type="float" office:value="-134.62" calcext:value-type="float">
            <text:p>-134,62</text:p>
          </table:table-cell>
          <table:table-cell table:style-name="ce3" table:formula="of:=[.R54]-[.R$176]" office:value-type="float" office:value="41.33" calcext:value-type="float">
            <text:p>41,33</text:p>
          </table:table-cell>
          <table:table-cell table:style-name="ce3" table:formula="of:=[.S54]-[.S$176]" office:value-type="float" office:value="198071.46" calcext:value-type="float">
            <text:p>198071,46</text:p>
          </table:table-cell>
          <table:table-cell table:style-name="ce3" table:formula="of:=[.T54]-[.T$176]" office:value-type="float" office:value="-26" calcext:value-type="float">
            <text:p>-26</text:p>
          </table:table-cell>
          <table:table-cell table:style-name="ce3" table:formula="of:=[.U54]-[.U$176]" office:value-type="float" office:value="0" calcext:value-type="float">
            <text:p>0</text:p>
          </table:table-cell>
          <table:table-cell table:style-name="ce3" table:formula="of:=[.V5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[.B55]-[.B$176]" office:value-type="float" office:value="-209.76" calcext:value-type="float">
            <text:p>-209,76</text:p>
          </table:table-cell>
          <table:table-cell table:style-name="ce3" table:formula="of:=[.C55]-[.C$176]" office:value-type="float" office:value="1647.92" calcext:value-type="float">
            <text:p>1647,92</text:p>
          </table:table-cell>
          <table:table-cell table:style-name="ce3" table:formula="of:=[.D55]-[.D$176]" office:value-type="float" office:value="5199.52" calcext:value-type="float">
            <text:p>5199,52</text:p>
          </table:table-cell>
          <table:table-cell table:style-name="ce3" table:formula="of:=[.E55]-[.E$176]" office:value-type="float" office:value="4660557.96" calcext:value-type="float">
            <text:p>4660557,96</text:p>
          </table:table-cell>
          <table:table-cell table:style-name="ce3" table:formula="of:=[.F55]-[.F$176]" office:value-type="float" office:value="-1853.76" calcext:value-type="float">
            <text:p>-1853,76</text:p>
          </table:table-cell>
          <table:table-cell table:style-name="ce3" table:formula="of:=[.G55]-[.G$176]" office:value-type="float" office:value="-686.24" calcext:value-type="float">
            <text:p>-686,24</text:p>
          </table:table-cell>
          <table:table-cell table:style-name="ce3" table:formula="of:=[.H55]-[.H$176]" office:value-type="float" office:value="132.4" calcext:value-type="float">
            <text:p>132,4</text:p>
          </table:table-cell>
          <table:table-cell table:style-name="ce3" table:formula="of:=[.I55]-[.I$176]" office:value-type="float" office:value="65622.92" calcext:value-type="float">
            <text:p>65622,92</text:p>
          </table:table-cell>
          <table:table-cell table:style-name="ce3" table:formula="of:=[.J55]-[.J$176]" office:value-type="float" office:value="198.62" calcext:value-type="float">
            <text:p>198,62</text:p>
          </table:table-cell>
          <table:table-cell table:style-name="ce3" table:formula="of:=[.K55]-[.K$176]" office:value-type="float" office:value="72.8800000000006" calcext:value-type="float">
            <text:p>72,88</text:p>
          </table:table-cell>
          <table:table-cell table:style-name="ce3" table:formula="of:=[.L55]-[.L$176]" office:value-type="float" office:value="299.15" calcext:value-type="float">
            <text:p>299,15</text:p>
          </table:table-cell>
          <table:table-cell table:style-name="ce3" table:formula="of:=[.M55]-[.M$176]" office:value-type="float" office:value="531.22" calcext:value-type="float">
            <text:p>531,22</text:p>
          </table:table-cell>
          <table:table-cell table:style-name="ce3" table:formula="of:=[.N55]-[.N$176]" office:value-type="float" office:value="2450707.12" calcext:value-type="float">
            <text:p>2450707,12</text:p>
          </table:table-cell>
          <table:table-cell table:style-name="ce3" table:formula="of:=[.O55]-[.O$176]" office:value-type="float" office:value="61.25" calcext:value-type="float">
            <text:p>61,25</text:p>
          </table:table-cell>
          <table:table-cell table:style-name="ce3" table:formula="of:=[.P55]-[.P$176]" office:value-type="float" office:value="93.08" calcext:value-type="float">
            <text:p>93,08</text:p>
          </table:table-cell>
          <table:table-cell table:style-name="ce3" table:formula="of:=[.Q55]-[.Q$176]" office:value-type="float" office:value="-214.62" calcext:value-type="float">
            <text:p>-214,62</text:p>
          </table:table-cell>
          <table:table-cell table:style-name="ce3" table:formula="of:=[.R55]-[.R$176]" office:value-type="float" office:value="8.82999999999998" calcext:value-type="float">
            <text:p>8,83</text:p>
          </table:table-cell>
          <table:table-cell table:style-name="ce3" table:formula="of:=[.S55]-[.S$176]" office:value-type="float" office:value="189905.96" calcext:value-type="float">
            <text:p>189905,96</text:p>
          </table:table-cell>
          <table:table-cell table:style-name="ce3" table:formula="of:=[.T55]-[.T$176]" office:value-type="float" office:value="49" calcext:value-type="float">
            <text:p>49</text:p>
          </table:table-cell>
          <table:table-cell table:style-name="ce3" table:formula="of:=[.U55]-[.U$176]" office:value-type="float" office:value="0" calcext:value-type="float">
            <text:p>0</text:p>
          </table:table-cell>
          <table:table-cell table:style-name="ce3" table:formula="of:=[.V5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[.B56]-[.B$176]" office:value-type="float" office:value="-470.36" calcext:value-type="float">
            <text:p>-470,36</text:p>
          </table:table-cell>
          <table:table-cell table:style-name="ce3" table:formula="of:=[.C56]-[.C$176]" office:value-type="float" office:value="1407.32" calcext:value-type="float">
            <text:p>1407,32</text:p>
          </table:table-cell>
          <table:table-cell table:style-name="ce3" table:formula="of:=[.D56]-[.D$176]" office:value-type="float" office:value="6555.92" calcext:value-type="float">
            <text:p>6555,92</text:p>
          </table:table-cell>
          <table:table-cell table:style-name="ce3" table:formula="of:=[.E56]-[.E$176]" office:value-type="float" office:value="4399395.66" calcext:value-type="float">
            <text:p>4399395,66</text:p>
          </table:table-cell>
          <table:table-cell table:style-name="ce3" table:formula="of:=[.F56]-[.F$176]" office:value-type="float" office:value="2667.64" calcext:value-type="float">
            <text:p>2667,64</text:p>
          </table:table-cell>
          <table:table-cell table:style-name="ce3" table:formula="of:=[.G56]-[.G$176]" office:value-type="float" office:value="-134.74" calcext:value-type="float">
            <text:p>-134,74</text:p>
          </table:table-cell>
          <table:table-cell table:style-name="ce3" table:formula="of:=[.H56]-[.H$176]" office:value-type="float" office:value="608.8" calcext:value-type="float">
            <text:p>608,8</text:p>
          </table:table-cell>
          <table:table-cell table:style-name="ce3" table:formula="of:=[.I56]-[.I$176]" office:value-type="float" office:value="65622.92" calcext:value-type="float">
            <text:p>65622,92</text:p>
          </table:table-cell>
          <table:table-cell table:style-name="ce3" table:formula="of:=[.J56]-[.J$176]" office:value-type="float" office:value="-302.78" calcext:value-type="float">
            <text:p>-302,78</text:p>
          </table:table-cell>
          <table:table-cell table:style-name="ce3" table:formula="of:=[.K56]-[.K$176]" office:value-type="float" office:value="-604.42" calcext:value-type="float">
            <text:p>-604,42</text:p>
          </table:table-cell>
          <table:table-cell table:style-name="ce3" table:formula="of:=[.L56]-[.L$176]" office:value-type="float" office:value="-22.05" calcext:value-type="float">
            <text:p>-22,05</text:p>
          </table:table-cell>
          <table:table-cell table:style-name="ce3" table:formula="of:=[.M56]-[.M$176]" office:value-type="float" office:value="1373.42" calcext:value-type="float">
            <text:p>1373,42</text:p>
          </table:table-cell>
          <table:table-cell table:style-name="ce3" table:formula="of:=[.N56]-[.N$176]" office:value-type="float" office:value="2393625.52" calcext:value-type="float">
            <text:p>2393625,52</text:p>
          </table:table-cell>
          <table:table-cell table:style-name="ce3" table:formula="of:=[.O56]-[.O$176]" office:value-type="float" office:value="6.25" calcext:value-type="float">
            <text:p>6,25</text:p>
          </table:table-cell>
          <table:table-cell table:style-name="ce3" table:formula="of:=[.P56]-[.P$176]" office:value-type="float" office:value="-6.92" calcext:value-type="float">
            <text:p>-6,92</text:p>
          </table:table-cell>
          <table:table-cell table:style-name="ce3" table:formula="of:=[.Q56]-[.Q$176]" office:value-type="float" office:value="-114.42" calcext:value-type="float">
            <text:p>-114,42</text:p>
          </table:table-cell>
          <table:table-cell table:style-name="ce3" table:formula="of:=[.R56]-[.R$176]" office:value-type="float" office:value="33.83" calcext:value-type="float">
            <text:p>33,83</text:p>
          </table:table-cell>
          <table:table-cell table:style-name="ce3" table:formula="of:=[.S56]-[.S$176]" office:value-type="float" office:value="159983.56" calcext:value-type="float">
            <text:p>159983,56</text:p>
          </table:table-cell>
          <table:table-cell table:style-name="ce3" table:formula="of:=[.T56]-[.T$176]" office:value-type="float" office:value="-6" calcext:value-type="float">
            <text:p>-6</text:p>
          </table:table-cell>
          <table:table-cell table:style-name="ce3" table:formula="of:=[.U56]-[.U$176]" office:value-type="float" office:value="0" calcext:value-type="float">
            <text:p>0</text:p>
          </table:table-cell>
          <table:table-cell table:style-name="ce3" table:formula="of:=[.V5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[.B57]-[.B$176]" office:value-type="float" office:value="291.84" calcext:value-type="float">
            <text:p>291,84</text:p>
          </table:table-cell>
          <table:table-cell table:style-name="ce3" table:formula="of:=[.C57]-[.C$176]" office:value-type="float" office:value="1507.52" calcext:value-type="float">
            <text:p>1507,52</text:p>
          </table:table-cell>
          <table:table-cell table:style-name="ce3" table:formula="of:=[.D57]-[.D$176]" office:value-type="float" office:value="5199.52" calcext:value-type="float">
            <text:p>5199,52</text:p>
          </table:table-cell>
          <table:table-cell table:style-name="ce3" table:formula="of:=[.E57]-[.E$176]" office:value-type="float" office:value="4181719.76" calcext:value-type="float">
            <text:p>4181719,76</text:p>
          </table:table-cell>
          <table:table-cell table:style-name="ce3" table:formula="of:=[.F57]-[.F$176]" office:value-type="float" office:value="-1853.76" calcext:value-type="float">
            <text:p>-1853,76</text:p>
          </table:table-cell>
          <table:table-cell table:style-name="ce3" table:formula="of:=[.G57]-[.G$176]" office:value-type="float" office:value="-325.44" calcext:value-type="float">
            <text:p>-325,44</text:p>
          </table:table-cell>
          <table:table-cell table:style-name="ce3" table:formula="of:=[.H57]-[.H$176]" office:value-type="float" office:value="-28" calcext:value-type="float">
            <text:p>-28</text:p>
          </table:table-cell>
          <table:table-cell table:style-name="ce3" table:formula="of:=[.I57]-[.I$176]" office:value-type="float" office:value="62910.12" calcext:value-type="float">
            <text:p>62910,12</text:p>
          </table:table-cell>
          <table:table-cell table:style-name="ce3" table:formula="of:=[.J57]-[.J$176]" office:value-type="float" office:value="-142.38" calcext:value-type="float">
            <text:p>-142,38</text:p>
          </table:table-cell>
          <table:table-cell table:style-name="ce3" table:formula="of:=[.K57]-[.K$176]" office:value-type="float" office:value="97.5800000000004" calcext:value-type="float">
            <text:p>97,58</text:p>
          </table:table-cell>
          <table:table-cell table:style-name="ce3" table:formula="of:=[.L57]-[.L$176]" office:value-type="float" office:value="123.45" calcext:value-type="float">
            <text:p>123,45</text:p>
          </table:table-cell>
          <table:table-cell table:style-name="ce3" table:formula="of:=[.M57]-[.M$176]" office:value-type="float" office:value="711.82" calcext:value-type="float">
            <text:p>711,82</text:p>
          </table:table-cell>
          <table:table-cell table:style-name="ce3" table:formula="of:=[.N57]-[.N$176]" office:value-type="float" office:value="2301145.52" calcext:value-type="float">
            <text:p>2301145,52</text:p>
          </table:table-cell>
          <table:table-cell table:style-name="ce3" table:formula="of:=[.O57]-[.O$176]" office:value-type="float" office:value="81.25" calcext:value-type="float">
            <text:p>81,25</text:p>
          </table:table-cell>
          <table:table-cell table:style-name="ce3" table:formula="of:=[.P57]-[.P$176]" office:value-type="float" office:value="33.28" calcext:value-type="float">
            <text:p>33,28</text:p>
          </table:table-cell>
          <table:table-cell table:style-name="ce3" table:formula="of:=[.Q57]-[.Q$176]" office:value-type="float" office:value="76.1800000000001" calcext:value-type="float">
            <text:p>76,18</text:p>
          </table:table-cell>
          <table:table-cell table:style-name="ce3" table:formula="of:=[.R57]-[.R$176]" office:value-type="float" office:value="31.33" calcext:value-type="float">
            <text:p>31,33</text:p>
          </table:table-cell>
          <table:table-cell table:style-name="ce3" table:formula="of:=[.S57]-[.S$176]" office:value-type="float" office:value="143706.76" calcext:value-type="float">
            <text:p>143706,76</text:p>
          </table:table-cell>
          <table:table-cell table:style-name="ce3" table:formula="of:=[.T57]-[.T$176]" office:value-type="float" office:value="-26" calcext:value-type="float">
            <text:p>-26</text:p>
          </table:table-cell>
          <table:table-cell table:style-name="ce3" table:formula="of:=[.U57]-[.U$176]" office:value-type="float" office:value="0" calcext:value-type="float">
            <text:p>0</text:p>
          </table:table-cell>
          <table:table-cell table:style-name="ce3" table:formula="of:=[.V5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[.B58]-[.B$176]" office:value-type="float" office:value="-349.96" calcext:value-type="float">
            <text:p>-349,96</text:p>
          </table:table-cell>
          <table:table-cell table:style-name="ce3" table:formula="of:=[.C58]-[.C$176]" office:value-type="float" office:value="1246.72" calcext:value-type="float">
            <text:p>1246,72</text:p>
          </table:table-cell>
          <table:table-cell table:style-name="ce3" table:formula="of:=[.D58]-[.D$176]" office:value-type="float" office:value="5199.52" calcext:value-type="float">
            <text:p>5199,52</text:p>
          </table:table-cell>
          <table:table-cell table:style-name="ce3" table:formula="of:=[.E58]-[.E$176]" office:value-type="float" office:value="4124587.96" calcext:value-type="float">
            <text:p>4124587,96</text:p>
          </table:table-cell>
          <table:table-cell table:style-name="ce3" table:formula="of:=[.F58]-[.F$176]" office:value-type="float" office:value="-1853.76" calcext:value-type="float">
            <text:p>-1853,76</text:p>
          </table:table-cell>
          <table:table-cell table:style-name="ce3" table:formula="of:=[.G58]-[.G$176]" office:value-type="float" office:value="-109.74" calcext:value-type="float">
            <text:p>-109,74</text:p>
          </table:table-cell>
          <table:table-cell table:style-name="ce3" table:formula="of:=[.H58]-[.H$176]" office:value-type="float" office:value="-188.6" calcext:value-type="float">
            <text:p>-188,6</text:p>
          </table:table-cell>
          <table:table-cell table:style-name="ce3" table:formula="of:=[.I58]-[.I$176]" office:value-type="float" office:value="62910.12" calcext:value-type="float">
            <text:p>62910,12</text:p>
          </table:table-cell>
          <table:table-cell table:style-name="ce3" table:formula="of:=[.J58]-[.J$176]" office:value-type="float" office:value="138.420000000001" calcext:value-type="float">
            <text:p>138,42</text:p>
          </table:table-cell>
          <table:table-cell table:style-name="ce3" table:formula="of:=[.K58]-[.K$176]" office:value-type="float" office:value="97.8800000000006" calcext:value-type="float">
            <text:p>97,88</text:p>
          </table:table-cell>
          <table:table-cell table:style-name="ce3" table:formula="of:=[.L58]-[.L$176]" office:value-type="float" office:value="-22.05" calcext:value-type="float">
            <text:p>-22,05</text:p>
          </table:table-cell>
          <table:table-cell table:style-name="ce3" table:formula="of:=[.M58]-[.M$176]" office:value-type="float" office:value="691.62" calcext:value-type="float">
            <text:p>691,62</text:p>
          </table:table-cell>
          <table:table-cell table:style-name="ce3" table:formula="of:=[.N58]-[.N$176]" office:value-type="float" office:value="2234547.12" calcext:value-type="float">
            <text:p>2234547,12</text:p>
          </table:table-cell>
          <table:table-cell table:style-name="ce3" table:formula="of:=[.O58]-[.O$176]" office:value-type="float" office:value="56.25" calcext:value-type="float">
            <text:p>56,25</text:p>
          </table:table-cell>
          <table:table-cell table:style-name="ce3" table:formula="of:=[.P58]-[.P$176]" office:value-type="float" office:value="-86.92" calcext:value-type="float">
            <text:p>-86,92</text:p>
          </table:table-cell>
          <table:table-cell table:style-name="ce3" table:formula="of:=[.Q58]-[.Q$176]" office:value-type="float" office:value="-34.22" calcext:value-type="float">
            <text:p>-34,22</text:p>
          </table:table-cell>
          <table:table-cell table:style-name="ce3" table:formula="of:=[.R58]-[.R$176]" office:value-type="float" office:value="131.33" calcext:value-type="float">
            <text:p>131,33</text:p>
          </table:table-cell>
          <table:table-cell table:style-name="ce3" table:formula="of:=[.S58]-[.S$176]" office:value-type="float" office:value="140966.76" calcext:value-type="float">
            <text:p>140966,76</text:p>
          </table:table-cell>
          <table:table-cell table:style-name="ce3" table:formula="of:=[.T58]-[.T$176]" office:value-type="float" office:value="7.3" calcext:value-type="float">
            <text:p>7,3</text:p>
          </table:table-cell>
          <table:table-cell table:style-name="ce3" table:formula="of:=[.U58]-[.U$176]" office:value-type="float" office:value="0" calcext:value-type="float">
            <text:p>0</text:p>
          </table:table-cell>
          <table:table-cell table:style-name="ce3" table:formula="of:=[.V5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[.B59]-[.B$176]" office:value-type="float" office:value="71.04" calcext:value-type="float">
            <text:p>71,04</text:p>
          </table:table-cell>
          <table:table-cell table:style-name="ce3" table:formula="of:=[.C59]-[.C$176]" office:value-type="float" office:value="1527.52" calcext:value-type="float">
            <text:p>1527,52</text:p>
          </table:table-cell>
          <table:table-cell table:style-name="ce3" table:formula="of:=[.D59]-[.D$176]" office:value-type="float" office:value="8590.52" calcext:value-type="float">
            <text:p>8590,52</text:p>
          </table:table-cell>
          <table:table-cell table:style-name="ce3" table:formula="of:=[.E59]-[.E$176]" office:value-type="float" office:value="4197969.86" calcext:value-type="float">
            <text:p>4197969,86</text:p>
          </table:table-cell>
          <table:table-cell table:style-name="ce3" table:formula="of:=[.F59]-[.F$176]" office:value-type="float" office:value="-1853.76" calcext:value-type="float">
            <text:p>-1853,76</text:p>
          </table:table-cell>
          <table:table-cell table:style-name="ce3" table:formula="of:=[.G59]-[.G$176]" office:value-type="float" office:value="-746.44" calcext:value-type="float">
            <text:p>-746,44</text:p>
          </table:table-cell>
          <table:table-cell table:style-name="ce3" table:formula="of:=[.H59]-[.H$176]" office:value-type="float" office:value="132.4" calcext:value-type="float">
            <text:p>132,4</text:p>
          </table:table-cell>
          <table:table-cell table:style-name="ce3" table:formula="of:=[.I59]-[.I$176]" office:value-type="float" office:value="60197.32" calcext:value-type="float">
            <text:p>60197,32</text:p>
          </table:table-cell>
          <table:table-cell table:style-name="ce3" table:formula="of:=[.J59]-[.J$176]" office:value-type="float" office:value="-21.9799999999996" calcext:value-type="float">
            <text:p>-21,98</text:p>
          </table:table-cell>
          <table:table-cell table:style-name="ce3" table:formula="of:=[.K59]-[.K$176]" office:value-type="float" office:value="-152.92" calcext:value-type="float">
            <text:p>-152,92</text:p>
          </table:table-cell>
          <table:table-cell table:style-name="ce3" table:formula="of:=[.L59]-[.L$176]" office:value-type="float" office:value="98.15" calcext:value-type="float">
            <text:p>98,15</text:p>
          </table:table-cell>
          <table:table-cell table:style-name="ce3" table:formula="of:=[.M59]-[.M$176]" office:value-type="float" office:value="812.02" calcext:value-type="float">
            <text:p>812,02</text:p>
          </table:table-cell>
          <table:table-cell table:style-name="ce3" table:formula="of:=[.N59]-[.N$176]" office:value-type="float" office:value="2167718.32" calcext:value-type="float">
            <text:p>2167718,32</text:p>
          </table:table-cell>
          <table:table-cell table:style-name="ce3" table:formula="of:=[.O59]-[.O$176]" office:value-type="float" office:value="147.95" calcext:value-type="float">
            <text:p>147,95</text:p>
          </table:table-cell>
          <table:table-cell table:style-name="ce3" table:formula="of:=[.P59]-[.P$176]" office:value-type="float" office:value="-6.92" calcext:value-type="float">
            <text:p>-6,92</text:p>
          </table:table-cell>
          <table:table-cell table:style-name="ce3" table:formula="of:=[.Q59]-[.Q$176]" office:value-type="float" office:value="5.77999999999997" calcext:value-type="float">
            <text:p>5,78</text:p>
          </table:table-cell>
          <table:table-cell table:style-name="ce3" table:formula="of:=[.R59]-[.R$176]" office:value-type="float" office:value="21.33" calcext:value-type="float">
            <text:p>21,33</text:p>
          </table:table-cell>
          <table:table-cell table:style-name="ce3" table:formula="of:=[.S59]-[.S$176]" office:value-type="float" office:value="135486.86" calcext:value-type="float">
            <text:p>135486,86</text:p>
          </table:table-cell>
          <table:table-cell table:style-name="ce3" table:formula="of:=[.T59]-[.T$176]" office:value-type="float" office:value="-26" calcext:value-type="float">
            <text:p>-26</text:p>
          </table:table-cell>
          <table:table-cell table:style-name="ce3" table:formula="of:=[.U59]-[.U$176]" office:value-type="float" office:value="0" calcext:value-type="float">
            <text:p>0</text:p>
          </table:table-cell>
          <table:table-cell table:style-name="ce3" table:formula="of:=[.V5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[.B60]-[.B$176]" office:value-type="float" office:value="-670.76" calcext:value-type="float">
            <text:p>-670,76</text:p>
          </table:table-cell>
          <table:table-cell table:style-name="ce3" table:formula="of:=[.C60]-[.C$176]" office:value-type="float" office:value="1948.92" calcext:value-type="float">
            <text:p>1948,92</text:p>
          </table:table-cell>
          <table:table-cell table:style-name="ce3" table:formula="of:=[.D60]-[.D$176]" office:value-type="float" office:value="8590.52" calcext:value-type="float">
            <text:p>8590,52</text:p>
          </table:table-cell>
          <table:table-cell table:style-name="ce3" table:formula="of:=[.E60]-[.E$176]" office:value-type="float" office:value="4198023.96" calcext:value-type="float">
            <text:p>4198023,96</text:p>
          </table:table-cell>
          <table:table-cell table:style-name="ce3" table:formula="of:=[.F60]-[.F$176]" office:value-type="float" office:value="-1853.76" calcext:value-type="float">
            <text:p>-1853,76</text:p>
          </table:table-cell>
          <table:table-cell table:style-name="ce3" table:formula="of:=[.G60]-[.G$176]" office:value-type="float" office:value="-310.54" calcext:value-type="float">
            <text:p>-310,54</text:p>
          </table:table-cell>
          <table:table-cell table:style-name="ce3" table:formula="of:=[.H60]-[.H$176]" office:value-type="float" office:value="32" calcext:value-type="float">
            <text:p>32</text:p>
          </table:table-cell>
          <table:table-cell table:style-name="ce3" table:formula="of:=[.I60]-[.I$176]" office:value-type="float" office:value="57484.52" calcext:value-type="float">
            <text:p>57484,52</text:p>
          </table:table-cell>
          <table:table-cell table:style-name="ce3" table:formula="of:=[.J60]-[.J$176]" office:value-type="float" office:value="439.22" calcext:value-type="float">
            <text:p>439,22</text:p>
          </table:table-cell>
          <table:table-cell table:style-name="ce3" table:formula="of:=[.K60]-[.K$176]" office:value-type="float" office:value="-152.92" calcext:value-type="float">
            <text:p>-152,92</text:p>
          </table:table-cell>
          <table:table-cell table:style-name="ce3" table:formula="of:=[.L60]-[.L$176]" office:value-type="float" office:value="223.65" calcext:value-type="float">
            <text:p>223,65</text:p>
          </table:table-cell>
          <table:table-cell table:style-name="ce3" table:formula="of:=[.M60]-[.M$176]" office:value-type="float" office:value="571.42" calcext:value-type="float">
            <text:p>571,42</text:p>
          </table:table-cell>
          <table:table-cell table:style-name="ce3" table:formula="of:=[.N60]-[.N$176]" office:value-type="float" office:value="2100447.92" calcext:value-type="float">
            <text:p>2100447,92</text:p>
          </table:table-cell>
          <table:table-cell table:style-name="ce3" table:formula="of:=[.O60]-[.O$176]" office:value-type="float" office:value="31.25" calcext:value-type="float">
            <text:p>31,25</text:p>
          </table:table-cell>
          <table:table-cell table:style-name="ce3" table:formula="of:=[.P60]-[.P$176]" office:value-type="float" office:value="160.08" calcext:value-type="float">
            <text:p>160,08</text:p>
          </table:table-cell>
          <table:table-cell table:style-name="ce3" table:formula="of:=[.Q60]-[.Q$176]" office:value-type="float" office:value="86.1800000000001" calcext:value-type="float">
            <text:p>86,18</text:p>
          </table:table-cell>
          <table:table-cell table:style-name="ce3" table:formula="of:=[.R60]-[.R$176]" office:value-type="float" office:value="21.33" calcext:value-type="float">
            <text:p>21,33</text:p>
          </table:table-cell>
          <table:table-cell table:style-name="ce3" table:formula="of:=[.S60]-[.S$176]" office:value-type="float" office:value="121868.56" calcext:value-type="float">
            <text:p>121868,56</text:p>
          </table:table-cell>
          <table:table-cell table:style-name="ce3" table:formula="of:=[.T60]-[.T$176]" office:value-type="float" office:value="7.3" calcext:value-type="float">
            <text:p>7,3</text:p>
          </table:table-cell>
          <table:table-cell table:style-name="ce3" table:formula="of:=[.U60]-[.U$176]" office:value-type="float" office:value="25" calcext:value-type="float">
            <text:p>25</text:p>
          </table:table-cell>
          <table:table-cell table:style-name="ce3" table:formula="of:=[.V6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[.B61]-[.B$176]" office:value-type="float" office:value="111.44" calcext:value-type="float">
            <text:p>111,44</text:p>
          </table:table-cell>
          <table:table-cell table:style-name="ce3" table:formula="of:=[.C61]-[.C$176]" office:value-type="float" office:value="1527.52" calcext:value-type="float">
            <text:p>1527,52</text:p>
          </table:table-cell>
          <table:table-cell table:style-name="ce3" table:formula="of:=[.D61]-[.D$176]" office:value-type="float" office:value="5199.52" calcext:value-type="float">
            <text:p>5199,52</text:p>
          </table:table-cell>
          <table:table-cell table:style-name="ce3" table:formula="of:=[.E61]-[.E$176]" office:value-type="float" office:value="4154510.26" calcext:value-type="float">
            <text:p>4154510,26</text:p>
          </table:table-cell>
          <table:table-cell table:style-name="ce3" table:formula="of:=[.F61]-[.F$176]" office:value-type="float" office:value="-1853.76" calcext:value-type="float">
            <text:p>-1853,76</text:p>
          </table:table-cell>
          <table:table-cell table:style-name="ce3" table:formula="of:=[.G61]-[.G$176]" office:value-type="float" office:value="-285.24" calcext:value-type="float">
            <text:p>-285,24</text:p>
          </table:table-cell>
          <table:table-cell table:style-name="ce3" table:formula="of:=[.H61]-[.H$176]" office:value-type="float" office:value="-168.2" calcext:value-type="float">
            <text:p>-168,2</text:p>
          </table:table-cell>
          <table:table-cell table:style-name="ce3" table:formula="of:=[.I61]-[.I$176]" office:value-type="float" office:value="65650.12" calcext:value-type="float">
            <text:p>65650,12</text:p>
          </table:table-cell>
          <table:table-cell table:style-name="ce3" table:formula="of:=[.J61]-[.J$176]" office:value-type="float" office:value="-81.9799999999996" calcext:value-type="float">
            <text:p>-81,98</text:p>
          </table:table-cell>
          <table:table-cell table:style-name="ce3" table:formula="of:=[.K61]-[.K$176]" office:value-type="float" office:value="-528.92" calcext:value-type="float">
            <text:p>-528,92</text:p>
          </table:table-cell>
          <table:table-cell table:style-name="ce3" table:formula="of:=[.L61]-[.L$176]" office:value-type="float" office:value="48.4499999999999" calcext:value-type="float">
            <text:p>48,45</text:p>
          </table:table-cell>
          <table:table-cell table:style-name="ce3" table:formula="of:=[.M61]-[.M$176]" office:value-type="float" office:value="832.22" calcext:value-type="float">
            <text:p>832,22</text:p>
          </table:table-cell>
          <table:table-cell table:style-name="ce3" table:formula="of:=[.N61]-[.N$176]" office:value-type="float" office:value="2054540.72" calcext:value-type="float">
            <text:p>2054540,72</text:p>
          </table:table-cell>
          <table:table-cell table:style-name="ce3" table:formula="of:=[.O61]-[.O$176]" office:value-type="float" office:value="68.75" calcext:value-type="float">
            <text:p>68,75</text:p>
          </table:table-cell>
          <table:table-cell table:style-name="ce3" table:formula="of:=[.P61]-[.P$176]" office:value-type="float" office:value="13.28" calcext:value-type="float">
            <text:p>13,28</text:p>
          </table:table-cell>
          <table:table-cell table:style-name="ce3" table:formula="of:=[.Q61]-[.Q$176]" office:value-type="float" office:value="-94.4199999999998" calcext:value-type="float">
            <text:p>-94,42</text:p>
          </table:table-cell>
          <table:table-cell table:style-name="ce3" table:formula="of:=[.R61]-[.R$176]" office:value-type="float" office:value="1.32999999999998" calcext:value-type="float">
            <text:p>1,33</text:p>
          </table:table-cell>
          <table:table-cell table:style-name="ce3" table:formula="of:=[.S61]-[.S$176]" office:value-type="float" office:value="105591.66" calcext:value-type="float">
            <text:p>105591,66</text:p>
          </table:table-cell>
          <table:table-cell table:style-name="ce3" table:formula="of:=[.T61]-[.T$176]" office:value-type="float" office:value="14" calcext:value-type="float">
            <text:p>14</text:p>
          </table:table-cell>
          <table:table-cell table:style-name="ce3" table:formula="of:=[.U61]-[.U$176]" office:value-type="float" office:value="0" calcext:value-type="float">
            <text:p>0</text:p>
          </table:table-cell>
          <table:table-cell table:style-name="ce3" table:formula="of:=[.V6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[.B62]-[.B$176]" office:value-type="float" office:value="311.84" calcext:value-type="float">
            <text:p>311,84</text:p>
          </table:table-cell>
          <table:table-cell table:style-name="ce3" table:formula="of:=[.C62]-[.C$176]" office:value-type="float" office:value="1527.92" calcext:value-type="float">
            <text:p>1527,92</text:p>
          </table:table-cell>
          <table:table-cell table:style-name="ce3" table:formula="of:=[.D62]-[.D$176]" office:value-type="float" office:value="5199.52" calcext:value-type="float">
            <text:p>5199,52</text:p>
          </table:table-cell>
          <table:table-cell table:style-name="ce3" table:formula="of:=[.E62]-[.E$176]" office:value-type="float" office:value="4146398.56" calcext:value-type="float">
            <text:p>4146398,56</text:p>
          </table:table-cell>
          <table:table-cell table:style-name="ce3" table:formula="of:=[.F62]-[.F$176]" office:value-type="float" office:value="-1853.76" calcext:value-type="float">
            <text:p>-1853,76</text:p>
          </table:table-cell>
          <table:table-cell table:style-name="ce3" table:formula="of:=[.G62]-[.G$176]" office:value-type="float" office:value="-124.84" calcext:value-type="float">
            <text:p>-124,84</text:p>
          </table:table-cell>
          <table:table-cell table:style-name="ce3" table:formula="of:=[.H62]-[.H$176]" office:value-type="float" office:value="253" calcext:value-type="float">
            <text:p>253</text:p>
          </table:table-cell>
          <table:table-cell table:style-name="ce3" table:formula="of:=[.I62]-[.I$176]" office:value-type="float" office:value="60197.32" calcext:value-type="float">
            <text:p>60197,32</text:p>
          </table:table-cell>
          <table:table-cell table:style-name="ce3" table:formula="of:=[.J62]-[.J$176]" office:value-type="float" office:value="298.62" calcext:value-type="float">
            <text:p>298,62</text:p>
          </table:table-cell>
          <table:table-cell table:style-name="ce3" table:formula="of:=[.K62]-[.K$176]" office:value-type="float" office:value="298.380000000001" calcext:value-type="float">
            <text:p>298,38</text:p>
          </table:table-cell>
          <table:table-cell table:style-name="ce3" table:formula="of:=[.L62]-[.L$176]" office:value-type="float" office:value="-42.05" calcext:value-type="float">
            <text:p>-42,05</text:p>
          </table:table-cell>
          <table:table-cell table:style-name="ce3" table:formula="of:=[.M62]-[.M$176]" office:value-type="float" office:value="1033.02" calcext:value-type="float">
            <text:p>1033,02</text:p>
          </table:table-cell>
          <table:table-cell table:style-name="ce3" table:formula="of:=[.N62]-[.N$176]" office:value-type="float" office:value="2003423.92" calcext:value-type="float">
            <text:p>2003423,92</text:p>
          </table:table-cell>
          <table:table-cell table:style-name="ce3" table:formula="of:=[.O62]-[.O$176]" office:value-type="float" office:value="47.95" calcext:value-type="float">
            <text:p>47,95</text:p>
          </table:table-cell>
          <table:table-cell table:style-name="ce3" table:formula="of:=[.P62]-[.P$176]" office:value-type="float" office:value="-66.92" calcext:value-type="float">
            <text:p>-66,92</text:p>
          </table:table-cell>
          <table:table-cell table:style-name="ce3" table:formula="of:=[.Q62]-[.Q$176]" office:value-type="float" office:value="-274.82" calcext:value-type="float">
            <text:p>-274,82</text:p>
          </table:table-cell>
          <table:table-cell table:style-name="ce3" table:formula="of:=[.R62]-[.R$176]" office:value-type="float" office:value="-18.67" calcext:value-type="float">
            <text:p>-18,67</text:p>
          </table:table-cell>
          <table:table-cell table:style-name="ce3" table:formula="of:=[.S62]-[.S$176]" office:value-type="float" office:value="94659.06" calcext:value-type="float">
            <text:p>94659,06</text:p>
          </table:table-cell>
          <table:table-cell table:style-name="ce3" table:formula="of:=[.T62]-[.T$176]" office:value-type="float" office:value="-6" calcext:value-type="float">
            <text:p>-6</text:p>
          </table:table-cell>
          <table:table-cell table:style-name="ce3" table:formula="of:=[.U62]-[.U$176]" office:value-type="float" office:value="0" calcext:value-type="float">
            <text:p>0</text:p>
          </table:table-cell>
          <table:table-cell table:style-name="ce3" table:formula="of:=[.V6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[.B63]-[.B$176]" office:value-type="float" office:value="-48.96" calcext:value-type="float">
            <text:p>-48,96</text:p>
          </table:table-cell>
          <table:table-cell table:style-name="ce3" table:formula="of:=[.C63]-[.C$176]" office:value-type="float" office:value="1607.92" calcext:value-type="float">
            <text:p>1607,92</text:p>
          </table:table-cell>
          <table:table-cell table:style-name="ce3" table:formula="of:=[.D63]-[.D$176]" office:value-type="float" office:value="6555.92" calcext:value-type="float">
            <text:p>6555,92</text:p>
          </table:table-cell>
          <table:table-cell table:style-name="ce3" table:formula="of:=[.E63]-[.E$176]" office:value-type="float" office:value="4067429.16" calcext:value-type="float">
            <text:p>4067429,16</text:p>
          </table:table-cell>
          <table:table-cell table:style-name="ce3" table:formula="of:=[.F63]-[.F$176]" office:value-type="float" office:value="1537.24" calcext:value-type="float">
            <text:p>1537,24</text:p>
          </table:table-cell>
          <table:table-cell table:style-name="ce3" table:formula="of:=[.G63]-[.G$176]" office:value-type="float" office:value="-746.84" calcext:value-type="float">
            <text:p>-746,84</text:p>
          </table:table-cell>
          <table:table-cell table:style-name="ce3" table:formula="of:=[.H63]-[.H$176]" office:value-type="float" office:value="232.8" calcext:value-type="float">
            <text:p>232,8</text:p>
          </table:table-cell>
          <table:table-cell table:style-name="ce3" table:formula="of:=[.I63]-[.I$176]" office:value-type="float" office:value="62910.12" calcext:value-type="float">
            <text:p>62910,12</text:p>
          </table:table-cell>
          <table:table-cell table:style-name="ce3" table:formula="of:=[.J63]-[.J$176]" office:value-type="float" office:value="900.42" calcext:value-type="float">
            <text:p>900,42</text:p>
          </table:table-cell>
          <table:table-cell table:style-name="ce3" table:formula="of:=[.K63]-[.K$176]" office:value-type="float" office:value="-754.42" calcext:value-type="float">
            <text:p>-754,42</text:p>
          </table:table-cell>
          <table:table-cell table:style-name="ce3" table:formula="of:=[.L63]-[.L$176]" office:value-type="float" office:value="98.35" calcext:value-type="float">
            <text:p>98,35</text:p>
          </table:table-cell>
          <table:table-cell table:style-name="ce3" table:formula="of:=[.M63]-[.M$176]" office:value-type="float" office:value="912.42" calcext:value-type="float">
            <text:p>912,42</text:p>
          </table:table-cell>
          <table:table-cell table:style-name="ce3" table:formula="of:=[.N63]-[.N$176]" office:value-type="float" office:value="1996063.92" calcext:value-type="float">
            <text:p>1996063,92</text:p>
          </table:table-cell>
          <table:table-cell table:style-name="ce3" table:formula="of:=[.O63]-[.O$176]" office:value-type="float" office:value="18.75" calcext:value-type="float">
            <text:p>18,75</text:p>
          </table:table-cell>
          <table:table-cell table:style-name="ce3" table:formula="of:=[.P63]-[.P$176]" office:value-type="float" office:value="-56.92" calcext:value-type="float">
            <text:p>-56,92</text:p>
          </table:table-cell>
          <table:table-cell table:style-name="ce3" table:formula="of:=[.Q63]-[.Q$176]" office:value-type="float" office:value="-415.02" calcext:value-type="float">
            <text:p>-415,02</text:p>
          </table:table-cell>
          <table:table-cell table:style-name="ce3" table:formula="of:=[.R63]-[.R$176]" office:value-type="float" office:value="41.33" calcext:value-type="float">
            <text:p>41,33</text:p>
          </table:table-cell>
          <table:table-cell table:style-name="ce3" table:formula="of:=[.S63]-[.S$176]" office:value-type="float" office:value="81067.86" calcext:value-type="float">
            <text:p>81067,86</text:p>
          </table:table-cell>
          <table:table-cell table:style-name="ce3" table:formula="of:=[.T63]-[.T$176]" office:value-type="float" office:value="49" calcext:value-type="float">
            <text:p>49</text:p>
          </table:table-cell>
          <table:table-cell table:style-name="ce3" table:formula="of:=[.U63]-[.U$176]" office:value-type="float" office:value="0" calcext:value-type="float">
            <text:p>0</text:p>
          </table:table-cell>
          <table:table-cell table:style-name="ce3" table:formula="of:=[.V6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[.B64]-[.B$176]" office:value-type="float" office:value="-49.1599999999999" calcext:value-type="float">
            <text:p>-49,16</text:p>
          </table:table-cell>
          <table:table-cell table:style-name="ce3" table:formula="of:=[.C64]-[.C$176]" office:value-type="float" office:value="1407.12" calcext:value-type="float">
            <text:p>1407,12</text:p>
          </table:table-cell>
          <table:table-cell table:style-name="ce3" table:formula="of:=[.D64]-[.D$176]" office:value-type="float" office:value="5199.52" calcext:value-type="float">
            <text:p>5199,52</text:p>
          </table:table-cell>
          <table:table-cell table:style-name="ce3" table:formula="of:=[.E64]-[.E$176]" office:value-type="float" office:value="4124668.76" calcext:value-type="float">
            <text:p>4124668,76</text:p>
          </table:table-cell>
          <table:table-cell table:style-name="ce3" table:formula="of:=[.F64]-[.F$176]" office:value-type="float" office:value="-1853.76" calcext:value-type="float">
            <text:p>-1853,76</text:p>
          </table:table-cell>
          <table:table-cell table:style-name="ce3" table:formula="of:=[.G64]-[.G$176]" office:value-type="float" office:value="-160.04" calcext:value-type="float">
            <text:p>-160,04</text:p>
          </table:table-cell>
          <table:table-cell table:style-name="ce3" table:formula="of:=[.H64]-[.H$176]" office:value-type="float" office:value="393.2" calcext:value-type="float">
            <text:p>393,2</text:p>
          </table:table-cell>
          <table:table-cell table:style-name="ce3" table:formula="of:=[.I64]-[.I$176]" office:value-type="float" office:value="60170.22" calcext:value-type="float">
            <text:p>60170,22</text:p>
          </table:table-cell>
          <table:table-cell table:style-name="ce3" table:formula="of:=[.J64]-[.J$176]" office:value-type="float" office:value="-262.78" calcext:value-type="float">
            <text:p>-262,78</text:p>
          </table:table-cell>
          <table:table-cell table:style-name="ce3" table:formula="of:=[.K64]-[.K$176]" office:value-type="float" office:value="-102.92" calcext:value-type="float">
            <text:p>-102,92</text:p>
          </table:table-cell>
          <table:table-cell table:style-name="ce3" table:formula="of:=[.L64]-[.L$176]" office:value-type="float" office:value="-27.05" calcext:value-type="float">
            <text:p>-27,05</text:p>
          </table:table-cell>
          <table:table-cell table:style-name="ce3" table:formula="of:=[.M64]-[.M$176]" office:value-type="float" office:value="812.22" calcext:value-type="float">
            <text:p>812,22</text:p>
          </table:table-cell>
          <table:table-cell table:style-name="ce3" table:formula="of:=[.N64]-[.N$176]" office:value-type="float" office:value="1901932.72" calcext:value-type="float">
            <text:p>1901932,72</text:p>
          </table:table-cell>
          <table:table-cell table:style-name="ce3" table:formula="of:=[.O64]-[.O$176]" office:value-type="float" office:value="43.75" calcext:value-type="float">
            <text:p>43,75</text:p>
          </table:table-cell>
          <table:table-cell table:style-name="ce3" table:formula="of:=[.P64]-[.P$176]" office:value-type="float" office:value="-106.92" calcext:value-type="float">
            <text:p>-106,92</text:p>
          </table:table-cell>
          <table:table-cell table:style-name="ce3" table:formula="of:=[.Q64]-[.Q$176]" office:value-type="float" office:value="-114.42" calcext:value-type="float">
            <text:p>-114,42</text:p>
          </table:table-cell>
          <table:table-cell table:style-name="ce3" table:formula="of:=[.R64]-[.R$176]" office:value-type="float" office:value="111.33" calcext:value-type="float">
            <text:p>111,33</text:p>
          </table:table-cell>
          <table:table-cell table:style-name="ce3" table:formula="of:=[.S64]-[.S$176]" office:value-type="float" office:value="64790.96" calcext:value-type="float">
            <text:p>64790,96</text:p>
          </table:table-cell>
          <table:table-cell table:style-name="ce3" table:formula="of:=[.T64]-[.T$176]" office:value-type="float" office:value="-1" calcext:value-type="float">
            <text:p>-1</text:p>
          </table:table-cell>
          <table:table-cell table:style-name="ce3" table:formula="of:=[.U64]-[.U$176]" office:value-type="float" office:value="0" calcext:value-type="float">
            <text:p>0</text:p>
          </table:table-cell>
          <table:table-cell table:style-name="ce3" table:formula="of:=[.V6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[.B65]-[.B$176]" office:value-type="float" office:value="-229.56" calcext:value-type="float">
            <text:p>-229,56</text:p>
          </table:table-cell>
          <table:table-cell table:style-name="ce3" table:formula="of:=[.C65]-[.C$176]" office:value-type="float" office:value="1427.32" calcext:value-type="float">
            <text:p>1427,32</text:p>
          </table:table-cell>
          <table:table-cell table:style-name="ce3" table:formula="of:=[.D65]-[.D$176]" office:value-type="float" office:value="5199.52" calcext:value-type="float">
            <text:p>5199,52</text:p>
          </table:table-cell>
          <table:table-cell table:style-name="ce3" table:formula="of:=[.E65]-[.E$176]" office:value-type="float" office:value="4007584.46" calcext:value-type="float">
            <text:p>4007584,46</text:p>
          </table:table-cell>
          <table:table-cell table:style-name="ce3" table:formula="of:=[.F65]-[.F$176]" office:value-type="float" office:value="2667.64" calcext:value-type="float">
            <text:p>2667,64</text:p>
          </table:table-cell>
          <table:table-cell table:style-name="ce3" table:formula="of:=[.G65]-[.G$176]" office:value-type="float" office:value="-385.74" calcext:value-type="float">
            <text:p>-385,74</text:p>
          </table:table-cell>
          <table:table-cell table:style-name="ce3" table:formula="of:=[.H65]-[.H$176]" office:value-type="float" office:value="-188.4" calcext:value-type="float">
            <text:p>-188,4</text:p>
          </table:table-cell>
          <table:table-cell table:style-name="ce3" table:formula="of:=[.I65]-[.I$176]" office:value-type="float" office:value="62910.12" calcext:value-type="float">
            <text:p>62910,12</text:p>
          </table:table-cell>
          <table:table-cell table:style-name="ce3" table:formula="of:=[.J65]-[.J$176]" office:value-type="float" office:value="-82.1799999999994" calcext:value-type="float">
            <text:p>-82,18</text:p>
          </table:table-cell>
          <table:table-cell table:style-name="ce3" table:formula="of:=[.K65]-[.K$176]" office:value-type="float" office:value="148.08" calcext:value-type="float">
            <text:p>148,08</text:p>
          </table:table-cell>
          <table:table-cell table:style-name="ce3" table:formula="of:=[.L65]-[.L$176]" office:value-type="float" office:value="198.65" calcext:value-type="float">
            <text:p>198,65</text:p>
          </table:table-cell>
          <table:table-cell table:style-name="ce3" table:formula="of:=[.M65]-[.M$176]" office:value-type="float" office:value="892.42" calcext:value-type="float">
            <text:p>892,42</text:p>
          </table:table-cell>
          <table:table-cell table:style-name="ce3" table:formula="of:=[.N65]-[.N$176]" office:value-type="float" office:value="1789593.52" calcext:value-type="float">
            <text:p>1789593,52</text:p>
          </table:table-cell>
          <table:table-cell table:style-name="ce3" table:formula="of:=[.O65]-[.O$176]" office:value-type="float" office:value="106.25" calcext:value-type="float">
            <text:p>106,25</text:p>
          </table:table-cell>
          <table:table-cell table:style-name="ce3" table:formula="of:=[.P65]-[.P$176]" office:value-type="float" office:value="-6.92" calcext:value-type="float">
            <text:p>-6,92</text:p>
          </table:table-cell>
          <table:table-cell table:style-name="ce3" table:formula="of:=[.Q65]-[.Q$176]" office:value-type="float" office:value="-495.42" calcext:value-type="float">
            <text:p>-495,42</text:p>
          </table:table-cell>
          <table:table-cell table:style-name="ce3" table:formula="of:=[.R65]-[.R$176]" office:value-type="float" office:value="1.32999999999998" calcext:value-type="float">
            <text:p>1,33</text:p>
          </table:table-cell>
          <table:table-cell table:style-name="ce3" table:formula="of:=[.S65]-[.S$176]" office:value-type="float" office:value="59338.26" calcext:value-type="float">
            <text:p>59338,26</text:p>
          </table:table-cell>
          <table:table-cell table:style-name="ce3" table:formula="of:=[.T65]-[.T$176]" office:value-type="float" office:value="34" calcext:value-type="float">
            <text:p>34</text:p>
          </table:table-cell>
          <table:table-cell table:style-name="ce3" table:formula="of:=[.U65]-[.U$176]" office:value-type="float" office:value="20" calcext:value-type="float">
            <text:p>20</text:p>
          </table:table-cell>
          <table:table-cell table:style-name="ce3" table:formula="of:=[.V6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[.B66]-[.B$176]" office:value-type="float" office:value="-89.1599999999999" calcext:value-type="float">
            <text:p>-89,16</text:p>
          </table:table-cell>
          <table:table-cell table:style-name="ce3" table:formula="of:=[.C66]-[.C$176]" office:value-type="float" office:value="1487.72" calcext:value-type="float">
            <text:p>1487,72</text:p>
          </table:table-cell>
          <table:table-cell table:style-name="ce3" table:formula="of:=[.D66]-[.D$176]" office:value-type="float" office:value="5199.52" calcext:value-type="float">
            <text:p>5199,52</text:p>
          </table:table-cell>
          <table:table-cell table:style-name="ce3" table:formula="of:=[.E66]-[.E$176]" office:value-type="float" office:value="4040300.66" calcext:value-type="float">
            <text:p>4040300,66</text:p>
          </table:table-cell>
          <table:table-cell table:style-name="ce3" table:formula="of:=[.F66]-[.F$176]" office:value-type="float" office:value="-1853.76" calcext:value-type="float">
            <text:p>-1853,76</text:p>
          </table:table-cell>
          <table:table-cell table:style-name="ce3" table:formula="of:=[.G66]-[.G$176]" office:value-type="float" office:value="-626.04" calcext:value-type="float">
            <text:p>-626,04</text:p>
          </table:table-cell>
          <table:table-cell table:style-name="ce3" table:formula="of:=[.H66]-[.H$176]" office:value-type="float" office:value="132.8" calcext:value-type="float">
            <text:p>132,8</text:p>
          </table:table-cell>
          <table:table-cell table:style-name="ce3" table:formula="of:=[.I66]-[.I$176]" office:value-type="float" office:value="65622.92" calcext:value-type="float">
            <text:p>65622,92</text:p>
          </table:table-cell>
          <table:table-cell table:style-name="ce3" table:formula="of:=[.J66]-[.J$176]" office:value-type="float" office:value="38.2200000000003" calcext:value-type="float">
            <text:p>38,22</text:p>
          </table:table-cell>
          <table:table-cell table:style-name="ce3" table:formula="of:=[.K66]-[.K$176]" office:value-type="float" office:value="-353.619999999999" calcext:value-type="float">
            <text:p>-353,62</text:p>
          </table:table-cell>
          <table:table-cell table:style-name="ce3" table:formula="of:=[.L66]-[.L$176]" office:value-type="float" office:value="218.75" calcext:value-type="float">
            <text:p>218,75</text:p>
          </table:table-cell>
          <table:table-cell table:style-name="ce3" table:formula="of:=[.M66]-[.M$176]" office:value-type="float" office:value="451.22" calcext:value-type="float">
            <text:p>451,22</text:p>
          </table:table-cell>
          <table:table-cell table:style-name="ce3" table:formula="of:=[.N66]-[.N$176]" office:value-type="float" office:value="1752428.72" calcext:value-type="float">
            <text:p>1752428,72</text:p>
          </table:table-cell>
          <table:table-cell table:style-name="ce3" table:formula="of:=[.O66]-[.O$176]" office:value-type="float" office:value="56.25" calcext:value-type="float">
            <text:p>56,25</text:p>
          </table:table-cell>
          <table:table-cell table:style-name="ce3" table:formula="of:=[.P66]-[.P$176]" office:value-type="float" office:value="-31.92" calcext:value-type="float">
            <text:p>-31,92</text:p>
          </table:table-cell>
          <table:table-cell table:style-name="ce3" table:formula="of:=[.Q66]-[.Q$176]" office:value-type="float" office:value="-254.82" calcext:value-type="float">
            <text:p>-254,82</text:p>
          </table:table-cell>
          <table:table-cell table:style-name="ce3" table:formula="of:=[.R66]-[.R$176]" office:value-type="float" office:value="-16.17" calcext:value-type="float">
            <text:p>-16,17</text:p>
          </table:table-cell>
          <table:table-cell table:style-name="ce3" table:formula="of:=[.S66]-[.S$176]" office:value-type="float" office:value="56625.46" calcext:value-type="float">
            <text:p>56625,46</text:p>
          </table:table-cell>
          <table:table-cell table:style-name="ce3" table:formula="of:=[.T66]-[.T$176]" office:value-type="float" office:value="7.3" calcext:value-type="float">
            <text:p>7,3</text:p>
          </table:table-cell>
          <table:table-cell table:style-name="ce3" table:formula="of:=[.U66]-[.U$176]" office:value-type="float" office:value="0" calcext:value-type="float">
            <text:p>0</text:p>
          </table:table-cell>
          <table:table-cell table:style-name="ce3" table:formula="of:=[.V6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[.B67]-[.B$176]" office:value-type="float" office:value="-149.36" calcext:value-type="float">
            <text:p>-149,36</text:p>
          </table:table-cell>
          <table:table-cell table:style-name="ce3" table:formula="of:=[.C67]-[.C$176]" office:value-type="float" office:value="1728.12" calcext:value-type="float">
            <text:p>1728,12</text:p>
          </table:table-cell>
          <table:table-cell table:style-name="ce3" table:formula="of:=[.D67]-[.D$176]" office:value-type="float" office:value="3843.12" calcext:value-type="float">
            <text:p>3843,12</text:p>
          </table:table-cell>
          <table:table-cell table:style-name="ce3" table:formula="of:=[.E67]-[.E$176]" office:value-type="float" office:value="4102831.16" calcext:value-type="float">
            <text:p>4102831,16</text:p>
          </table:table-cell>
          <table:table-cell table:style-name="ce3" table:formula="of:=[.F67]-[.F$176]" office:value-type="float" office:value="-1853.76" calcext:value-type="float">
            <text:p>-1853,76</text:p>
          </table:table-cell>
          <table:table-cell table:style-name="ce3" table:formula="of:=[.G67]-[.G$176]" office:value-type="float" office:value="-886.84" calcext:value-type="float">
            <text:p>-886,84</text:p>
          </table:table-cell>
          <table:table-cell table:style-name="ce3" table:formula="of:=[.H67]-[.H$176]" office:value-type="float" office:value="112.4" calcext:value-type="float">
            <text:p>112,4</text:p>
          </table:table-cell>
          <table:table-cell table:style-name="ce3" table:formula="of:=[.I67]-[.I$176]" office:value-type="float" office:value="60197.32" calcext:value-type="float">
            <text:p>60197,32</text:p>
          </table:table-cell>
          <table:table-cell table:style-name="ce3" table:formula="of:=[.J67]-[.J$176]" office:value-type="float" office:value="198.420000000001" calcext:value-type="float">
            <text:p>198,42</text:p>
          </table:table-cell>
          <table:table-cell table:style-name="ce3" table:formula="of:=[.K67]-[.K$176]" office:value-type="float" office:value="-177.92" calcext:value-type="float">
            <text:p>-177,92</text:p>
          </table:table-cell>
          <table:table-cell table:style-name="ce3" table:formula="of:=[.L67]-[.L$176]" office:value-type="float" office:value="123.45" calcext:value-type="float">
            <text:p>123,45</text:p>
          </table:table-cell>
          <table:table-cell table:style-name="ce3" table:formula="of:=[.M67]-[.M$176]" office:value-type="float" office:value="1032.82" calcext:value-type="float">
            <text:p>1032,82</text:p>
          </table:table-cell>
          <table:table-cell table:style-name="ce3" table:formula="of:=[.N67]-[.N$176]" office:value-type="float" office:value="1695225.52" calcext:value-type="float">
            <text:p>1695225,52</text:p>
          </table:table-cell>
          <table:table-cell table:style-name="ce3" table:formula="of:=[.O67]-[.O$176]" office:value-type="float" office:value="31.25" calcext:value-type="float">
            <text:p>31,25</text:p>
          </table:table-cell>
          <table:table-cell table:style-name="ce3" table:formula="of:=[.P67]-[.P$176]" office:value-type="float" office:value="-26.92" calcext:value-type="float">
            <text:p>-26,92</text:p>
          </table:table-cell>
          <table:table-cell table:style-name="ce3" table:formula="of:=[.Q67]-[.Q$176]" office:value-type="float" office:value="25.98" calcext:value-type="float">
            <text:p>25,98</text:p>
          </table:table-cell>
          <table:table-cell table:style-name="ce3" table:formula="of:=[.R67]-[.R$176]" office:value-type="float" office:value="-16.17" calcext:value-type="float">
            <text:p>-16,17</text:p>
          </table:table-cell>
          <table:table-cell table:style-name="ce3" table:formula="of:=[.S67]-[.S$176]" office:value-type="float" office:value="53912.66" calcext:value-type="float">
            <text:p>53912,66</text:p>
          </table:table-cell>
          <table:table-cell table:style-name="ce3" table:formula="of:=[.T67]-[.T$176]" office:value-type="float" office:value="-26" calcext:value-type="float">
            <text:p>-26</text:p>
          </table:table-cell>
          <table:table-cell table:style-name="ce3" table:formula="of:=[.U67]-[.U$176]" office:value-type="float" office:value="0" calcext:value-type="float">
            <text:p>0</text:p>
          </table:table-cell>
          <table:table-cell table:style-name="ce3" table:formula="of:=[.V6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[.B68]-[.B$176]" office:value-type="float" office:value="-470.36" calcext:value-type="float">
            <text:p>-470,36</text:p>
          </table:table-cell>
          <table:table-cell table:style-name="ce3" table:formula="of:=[.C68]-[.C$176]" office:value-type="float" office:value="1527.52" calcext:value-type="float">
            <text:p>1527,52</text:p>
          </table:table-cell>
          <table:table-cell table:style-name="ce3" table:formula="of:=[.D68]-[.D$176]" office:value-type="float" office:value="5199.52" calcext:value-type="float">
            <text:p>5199,52</text:p>
          </table:table-cell>
          <table:table-cell table:style-name="ce3" table:formula="of:=[.E68]-[.E$176]" office:value-type="float" office:value="4048439.06" calcext:value-type="float">
            <text:p>4048439,06</text:p>
          </table:table-cell>
          <table:table-cell table:style-name="ce3" table:formula="of:=[.F68]-[.F$176]" office:value-type="float" office:value="-1853.76" calcext:value-type="float">
            <text:p>-1853,76</text:p>
          </table:table-cell>
          <table:table-cell table:style-name="ce3" table:formula="of:=[.G68]-[.G$176]" office:value-type="float" office:value="-59.7400000000002" calcext:value-type="float">
            <text:p>-59,74</text:p>
          </table:table-cell>
          <table:table-cell table:style-name="ce3" table:formula="of:=[.H68]-[.H$176]" office:value-type="float" office:value="72.2" calcext:value-type="float">
            <text:p>72,2</text:p>
          </table:table-cell>
          <table:table-cell table:style-name="ce3" table:formula="of:=[.I68]-[.I$176]" office:value-type="float" office:value="62937.22" calcext:value-type="float">
            <text:p>62937,22</text:p>
          </table:table-cell>
          <table:table-cell table:style-name="ce3" table:formula="of:=[.J68]-[.J$176]" office:value-type="float" office:value="98.2200000000003" calcext:value-type="float">
            <text:p>98,22</text:p>
          </table:table-cell>
          <table:table-cell table:style-name="ce3" table:formula="of:=[.K68]-[.K$176]" office:value-type="float" office:value="-453.92" calcext:value-type="float">
            <text:p>-453,92</text:p>
          </table:table-cell>
          <table:table-cell table:style-name="ce3" table:formula="of:=[.L68]-[.L$176]" office:value-type="float" office:value="338.95" calcext:value-type="float">
            <text:p>338,95</text:p>
          </table:table-cell>
          <table:table-cell table:style-name="ce3" table:formula="of:=[.M68]-[.M$176]" office:value-type="float" office:value="431.12" calcext:value-type="float">
            <text:p>431,12</text:p>
          </table:table-cell>
          <table:table-cell table:style-name="ce3" table:formula="of:=[.N68]-[.N$176]" office:value-type="float" office:value="1631475.12" calcext:value-type="float">
            <text:p>1631475,12</text:p>
          </table:table-cell>
          <table:table-cell table:style-name="ce3" table:formula="of:=[.O68]-[.O$176]" office:value-type="float" office:value="18.75" calcext:value-type="float">
            <text:p>18,75</text:p>
          </table:table-cell>
          <table:table-cell table:style-name="ce3" table:formula="of:=[.P68]-[.P$176]" office:value-type="float" office:value="18.08" calcext:value-type="float">
            <text:p>18,08</text:p>
          </table:table-cell>
          <table:table-cell table:style-name="ce3" table:formula="of:=[.Q68]-[.Q$176]" office:value-type="float" office:value="246.98" calcext:value-type="float">
            <text:p>246,98</text:p>
          </table:table-cell>
          <table:table-cell table:style-name="ce3" table:formula="of:=[.R68]-[.R$176]" office:value-type="float" office:value="96.33" calcext:value-type="float">
            <text:p>96,33</text:p>
          </table:table-cell>
          <table:table-cell table:style-name="ce3" table:formula="of:=[.S68]-[.S$176]" office:value-type="float" office:value="53912.66" calcext:value-type="float">
            <text:p>53912,66</text:p>
          </table:table-cell>
          <table:table-cell table:style-name="ce3" table:formula="of:=[.T68]-[.T$176]" office:value-type="float" office:value="24" calcext:value-type="float">
            <text:p>24</text:p>
          </table:table-cell>
          <table:table-cell table:style-name="ce3" table:formula="of:=[.U68]-[.U$176]" office:value-type="float" office:value="0" calcext:value-type="float">
            <text:p>0</text:p>
          </table:table-cell>
          <table:table-cell table:style-name="ce3" table:formula="of:=[.V6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[.B69]-[.B$176]" office:value-type="float" office:value="-590.56" calcext:value-type="float">
            <text:p>-590,56</text:p>
          </table:table-cell>
          <table:table-cell table:style-name="ce3" table:formula="of:=[.C69]-[.C$176]" office:value-type="float" office:value="1467.32" calcext:value-type="float">
            <text:p>1467,32</text:p>
          </table:table-cell>
          <table:table-cell table:style-name="ce3" table:formula="of:=[.D69]-[.D$176]" office:value-type="float" office:value="8590.52" calcext:value-type="float">
            <text:p>8590,52</text:p>
          </table:table-cell>
          <table:table-cell table:style-name="ce3" table:formula="of:=[.E69]-[.E$176]" office:value-type="float" office:value="4127327.86" calcext:value-type="float">
            <text:p>4127327,86</text:p>
          </table:table-cell>
          <table:table-cell table:style-name="ce3" table:formula="of:=[.F69]-[.F$176]" office:value-type="float" office:value="859.04" calcext:value-type="float">
            <text:p>859,04</text:p>
          </table:table-cell>
          <table:table-cell table:style-name="ce3" table:formula="of:=[.G69]-[.G$176]" office:value-type="float" office:value="-460.74" calcext:value-type="float">
            <text:p>-460,74</text:p>
          </table:table-cell>
          <table:table-cell table:style-name="ce3" table:formula="of:=[.H69]-[.H$176]" office:value-type="float" office:value="-43" calcext:value-type="float">
            <text:p>-43</text:p>
          </table:table-cell>
          <table:table-cell table:style-name="ce3" table:formula="of:=[.I69]-[.I$176]" office:value-type="float" office:value="62910.12" calcext:value-type="float">
            <text:p>62910,12</text:p>
          </table:table-cell>
          <table:table-cell table:style-name="ce3" table:formula="of:=[.J69]-[.J$176]" office:value-type="float" office:value="720.02" calcext:value-type="float">
            <text:p>720,02</text:p>
          </table:table-cell>
          <table:table-cell table:style-name="ce3" table:formula="of:=[.K69]-[.K$176]" office:value-type="float" office:value="448.880000000001" calcext:value-type="float">
            <text:p>448,88</text:p>
          </table:table-cell>
          <table:table-cell table:style-name="ce3" table:formula="of:=[.L69]-[.L$176]" office:value-type="float" office:value="1201.55" calcext:value-type="float">
            <text:p>1201,55</text:p>
          </table:table-cell>
          <table:table-cell table:style-name="ce3" table:formula="of:=[.M69]-[.M$176]" office:value-type="float" office:value="1253.02" calcext:value-type="float">
            <text:p>1253,02</text:p>
          </table:table-cell>
          <table:table-cell table:style-name="ce3" table:formula="of:=[.N69]-[.N$176]" office:value-type="float" office:value="1566047.92" calcext:value-type="float">
            <text:p>1566047,92</text:p>
          </table:table-cell>
          <table:table-cell table:style-name="ce3" table:formula="of:=[.O69]-[.O$176]" office:value-type="float" office:value="31.25" calcext:value-type="float">
            <text:p>31,25</text:p>
          </table:table-cell>
          <table:table-cell table:style-name="ce3" table:formula="of:=[.P69]-[.P$176]" office:value-type="float" office:value="13.08" calcext:value-type="float">
            <text:p>13,08</text:p>
          </table:table-cell>
          <table:table-cell table:style-name="ce3" table:formula="of:=[.Q69]-[.Q$176]" office:value-type="float" office:value="106.38" calcext:value-type="float">
            <text:p>106,38</text:p>
          </table:table-cell>
          <table:table-cell table:style-name="ce3" table:formula="of:=[.R69]-[.R$176]" office:value-type="float" office:value="441.33" calcext:value-type="float">
            <text:p>441,33</text:p>
          </table:table-cell>
          <table:table-cell table:style-name="ce3" table:formula="of:=[.S69]-[.S$176]" office:value-type="float" office:value="56625.46" calcext:value-type="float">
            <text:p>56625,46</text:p>
          </table:table-cell>
          <table:table-cell table:style-name="ce3" table:formula="of:=[.T69]-[.T$176]" office:value-type="float" office:value="294.6" calcext:value-type="float">
            <text:p>294,6</text:p>
          </table:table-cell>
          <table:table-cell table:style-name="ce3" table:formula="of:=[.U69]-[.U$176]" office:value-type="float" office:value="0" calcext:value-type="float">
            <text:p>0</text:p>
          </table:table-cell>
          <table:table-cell table:style-name="ce3" table:formula="of:=[.V6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[.B70]-[.B$176]" office:value-type="float" office:value="-269.76" calcext:value-type="float">
            <text:p>-269,76</text:p>
          </table:table-cell>
          <table:table-cell table:style-name="ce3" table:formula="of:=[.C70]-[.C$176]" office:value-type="float" office:value="1628.12" calcext:value-type="float">
            <text:p>1628,12</text:p>
          </table:table-cell>
          <table:table-cell table:style-name="ce3" table:formula="of:=[.D70]-[.D$176]" office:value-type="float" office:value="8590.52" calcext:value-type="float">
            <text:p>8590,52</text:p>
          </table:table-cell>
          <table:table-cell table:style-name="ce3" table:formula="of:=[.E70]-[.E$176]" office:value-type="float" office:value="4040327.36" calcext:value-type="float">
            <text:p>4040327,36</text:p>
          </table:table-cell>
          <table:table-cell table:style-name="ce3" table:formula="of:=[.F70]-[.F$176]" office:value-type="float" office:value="1537.24" calcext:value-type="float">
            <text:p>1537,24</text:p>
          </table:table-cell>
          <table:table-cell table:style-name="ce3" table:formula="of:=[.G70]-[.G$176]" office:value-type="float" office:value="241.26" calcext:value-type="float">
            <text:p>241,26</text:p>
          </table:table-cell>
          <table:table-cell table:style-name="ce3" table:formula="of:=[.H70]-[.H$176]" office:value-type="float" office:value="-48" calcext:value-type="float">
            <text:p>-48</text:p>
          </table:table-cell>
          <table:table-cell table:style-name="ce3" table:formula="of:=[.I70]-[.I$176]" office:value-type="float" office:value="60197.32" calcext:value-type="float">
            <text:p>60197,32</text:p>
          </table:table-cell>
          <table:table-cell table:style-name="ce3" table:formula="of:=[.J70]-[.J$176]" office:value-type="float" office:value="1702.62" calcext:value-type="float">
            <text:p>1702,62</text:p>
          </table:table-cell>
          <table:table-cell table:style-name="ce3" table:formula="of:=[.K70]-[.K$176]" office:value-type="float" office:value="473.58" calcext:value-type="float">
            <text:p>473,58</text:p>
          </table:table-cell>
          <table:table-cell table:style-name="ce3" table:formula="of:=[.L70]-[.L$176]" office:value-type="float" office:value="1081.15" calcext:value-type="float">
            <text:p>1081,15</text:p>
          </table:table-cell>
          <table:table-cell table:style-name="ce3" table:formula="of:=[.M70]-[.M$176]" office:value-type="float" office:value="1072.82" calcext:value-type="float">
            <text:p>1072,82</text:p>
          </table:table-cell>
          <table:table-cell table:style-name="ce3" table:formula="of:=[.N70]-[.N$176]" office:value-type="float" office:value="1492659.12" calcext:value-type="float">
            <text:p>1492659,12</text:p>
          </table:table-cell>
          <table:table-cell table:style-name="ce3" table:formula="of:=[.O70]-[.O$176]" office:value-type="float" office:value="56.25" calcext:value-type="float">
            <text:p>56,25</text:p>
          </table:table-cell>
          <table:table-cell table:style-name="ce3" table:formula="of:=[.P70]-[.P$176]" office:value-type="float" office:value="18.08" calcext:value-type="float">
            <text:p>18,08</text:p>
          </table:table-cell>
          <table:table-cell table:style-name="ce3" table:formula="of:=[.Q70]-[.Q$176]" office:value-type="float" office:value="-114.42" calcext:value-type="float">
            <text:p>-114,42</text:p>
          </table:table-cell>
          <table:table-cell table:style-name="ce3" table:formula="of:=[.R70]-[.R$176]" office:value-type="float" office:value="281.33" calcext:value-type="float">
            <text:p>281,33</text:p>
          </table:table-cell>
          <table:table-cell table:style-name="ce3" table:formula="of:=[.S70]-[.S$176]" office:value-type="float" office:value="51199.76" calcext:value-type="float">
            <text:p>51199,76</text:p>
          </table:table-cell>
          <table:table-cell table:style-name="ce3" table:formula="of:=[.T70]-[.T$176]" office:value-type="float" office:value="134" calcext:value-type="float">
            <text:p>134</text:p>
          </table:table-cell>
          <table:table-cell table:style-name="ce3" table:formula="of:=[.U70]-[.U$176]" office:value-type="float" office:value="0" calcext:value-type="float">
            <text:p>0</text:p>
          </table:table-cell>
          <table:table-cell table:style-name="ce3" table:formula="of:=[.V7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[.B71]-[.B$176]" office:value-type="float" office:value="136.34" calcext:value-type="float">
            <text:p>136,34</text:p>
          </table:table-cell>
          <table:table-cell table:style-name="ce3" table:formula="of:=[.C71]-[.C$176]" office:value-type="float" office:value="1287.12" calcext:value-type="float">
            <text:p>1287,12</text:p>
          </table:table-cell>
          <table:table-cell table:style-name="ce3" table:formula="of:=[.D71]-[.D$176]" office:value-type="float" office:value="6555.92" calcext:value-type="float">
            <text:p>6555,92</text:p>
          </table:table-cell>
          <table:table-cell table:style-name="ce3" table:formula="of:=[.E71]-[.E$176]" office:value-type="float" office:value="4083705.96" calcext:value-type="float">
            <text:p>4083705,96</text:p>
          </table:table-cell>
          <table:table-cell table:style-name="ce3" table:formula="of:=[.F71]-[.F$176]" office:value-type="float" office:value="2667.64" calcext:value-type="float">
            <text:p>2667,64</text:p>
          </table:table-cell>
          <table:table-cell table:style-name="ce3" table:formula="of:=[.G71]-[.G$176]" office:value-type="float" office:value="-285.24" calcext:value-type="float">
            <text:p>-285,24</text:p>
          </table:table-cell>
          <table:table-cell table:style-name="ce3" table:formula="of:=[.H71]-[.H$176]" office:value-type="float" office:value="613.8" calcext:value-type="float">
            <text:p>613,8</text:p>
          </table:table-cell>
          <table:table-cell table:style-name="ce3" table:formula="of:=[.I71]-[.I$176]" office:value-type="float" office:value="62910.12" calcext:value-type="float">
            <text:p>62910,12</text:p>
          </table:table-cell>
          <table:table-cell table:style-name="ce3" table:formula="of:=[.J71]-[.J$176]" office:value-type="float" office:value="720.02" calcext:value-type="float">
            <text:p>720,02</text:p>
          </table:table-cell>
          <table:table-cell table:style-name="ce3" table:formula="of:=[.K71]-[.K$176]" office:value-type="float" office:value="348.380000000001" calcext:value-type="float">
            <text:p>348,38</text:p>
          </table:table-cell>
          <table:table-cell table:style-name="ce3" table:formula="of:=[.L71]-[.L$176]" office:value-type="float" office:value="800.15" calcext:value-type="float">
            <text:p>800,15</text:p>
          </table:table-cell>
          <table:table-cell table:style-name="ce3" table:formula="of:=[.M71]-[.M$176]" office:value-type="float" office:value="992.62" calcext:value-type="float">
            <text:p>992,62</text:p>
          </table:table-cell>
          <table:table-cell table:style-name="ce3" table:formula="of:=[.N71]-[.N$176]" office:value-type="float" office:value="1491103.92" calcext:value-type="float">
            <text:p>1491103,92</text:p>
          </table:table-cell>
          <table:table-cell table:style-name="ce3" table:formula="of:=[.O71]-[.O$176]" office:value-type="float" office:value="93.75" calcext:value-type="float">
            <text:p>93,75</text:p>
          </table:table-cell>
          <table:table-cell table:style-name="ce3" table:formula="of:=[.P71]-[.P$176]" office:value-type="float" office:value="-6.92" calcext:value-type="float">
            <text:p>-6,92</text:p>
          </table:table-cell>
          <table:table-cell table:style-name="ce3" table:formula="of:=[.Q71]-[.Q$176]" office:value-type="float" office:value="-94.22" calcext:value-type="float">
            <text:p>-94,22</text:p>
          </table:table-cell>
          <table:table-cell table:style-name="ce3" table:formula="of:=[.R71]-[.R$176]" office:value-type="float" office:value="51.33" calcext:value-type="float">
            <text:p>51,33</text:p>
          </table:table-cell>
          <table:table-cell table:style-name="ce3" table:formula="of:=[.S71]-[.S$176]" office:value-type="float" office:value="53885.46" calcext:value-type="float">
            <text:p>53885,46</text:p>
          </table:table-cell>
          <table:table-cell table:style-name="ce3" table:formula="of:=[.T71]-[.T$176]" office:value-type="float" office:value="49" calcext:value-type="float">
            <text:p>49</text:p>
          </table:table-cell>
          <table:table-cell table:style-name="ce3" table:formula="of:=[.U71]-[.U$176]" office:value-type="float" office:value="0" calcext:value-type="float">
            <text:p>0</text:p>
          </table:table-cell>
          <table:table-cell table:style-name="ce3" table:formula="of:=[.V7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[.B72]-[.B$176]" office:value-type="float" office:value="-209.76" calcext:value-type="float">
            <text:p>-209,76</text:p>
          </table:table-cell>
          <table:table-cell table:style-name="ce3" table:formula="of:=[.C72]-[.C$176]" office:value-type="float" office:value="1046.12" calcext:value-type="float">
            <text:p>1046,12</text:p>
          </table:table-cell>
          <table:table-cell table:style-name="ce3" table:formula="of:=[.D72]-[.D$176]" office:value-type="float" office:value="8590.52" calcext:value-type="float">
            <text:p>8590,52</text:p>
          </table:table-cell>
          <table:table-cell table:style-name="ce3" table:formula="of:=[.E72]-[.E$176]" office:value-type="float" office:value="4173608.06" calcext:value-type="float">
            <text:p>4173608,06</text:p>
          </table:table-cell>
          <table:table-cell table:style-name="ce3" table:formula="of:=[.F72]-[.F$176]" office:value-type="float" office:value="-1853.76" calcext:value-type="float">
            <text:p>-1853,76</text:p>
          </table:table-cell>
          <table:table-cell table:style-name="ce3" table:formula="of:=[.G72]-[.G$176]" office:value-type="float" office:value="115.96" calcext:value-type="float">
            <text:p>115,96</text:p>
          </table:table-cell>
          <table:table-cell table:style-name="ce3" table:formula="of:=[.H72]-[.H$176]" office:value-type="float" office:value="72.4000000000001" calcext:value-type="float">
            <text:p>72,4</text:p>
          </table:table-cell>
          <table:table-cell table:style-name="ce3" table:formula="of:=[.I72]-[.I$176]" office:value-type="float" office:value="62910.12" calcext:value-type="float">
            <text:p>62910,12</text:p>
          </table:table-cell>
          <table:table-cell table:style-name="ce3" table:formula="of:=[.J72]-[.J$176]" office:value-type="float" office:value="860.42" calcext:value-type="float">
            <text:p>860,42</text:p>
          </table:table-cell>
          <table:table-cell table:style-name="ce3" table:formula="of:=[.K72]-[.K$176]" office:value-type="float" office:value="298.380000000001" calcext:value-type="float">
            <text:p>298,38</text:p>
          </table:table-cell>
          <table:table-cell table:style-name="ce3" table:formula="of:=[.L72]-[.L$176]" office:value-type="float" office:value="579.95" calcext:value-type="float">
            <text:p>579,95</text:p>
          </table:table-cell>
          <table:table-cell table:style-name="ce3" table:formula="of:=[.M72]-[.M$176]" office:value-type="float" office:value="1283.62" calcext:value-type="float">
            <text:p>1283,62</text:p>
          </table:table-cell>
          <table:table-cell table:style-name="ce3" table:formula="of:=[.N72]-[.N$176]" office:value-type="float" office:value="1508025.52" calcext:value-type="float">
            <text:p>1508025,52</text:p>
          </table:table-cell>
          <table:table-cell table:style-name="ce3" table:formula="of:=[.O72]-[.O$176]" office:value-type="float" office:value="66.95" calcext:value-type="float">
            <text:p>66,95</text:p>
          </table:table-cell>
          <table:table-cell table:style-name="ce3" table:formula="of:=[.P72]-[.P$176]" office:value-type="float" office:value="93.28" calcext:value-type="float">
            <text:p>93,28</text:p>
          </table:table-cell>
          <table:table-cell table:style-name="ce3" table:formula="of:=[.Q72]-[.Q$176]" office:value-type="float" office:value="-154.42" calcext:value-type="float">
            <text:p>-154,42</text:p>
          </table:table-cell>
          <table:table-cell table:style-name="ce3" table:formula="of:=[.R72]-[.R$176]" office:value-type="float" office:value="31.33" calcext:value-type="float">
            <text:p>31,33</text:p>
          </table:table-cell>
          <table:table-cell table:style-name="ce3" table:formula="of:=[.S72]-[.S$176]" office:value-type="float" office:value="56625.46" calcext:value-type="float">
            <text:p>56625,46</text:p>
          </table:table-cell>
          <table:table-cell table:style-name="ce3" table:formula="of:=[.T72]-[.T$176]" office:value-type="float" office:value="94" calcext:value-type="float">
            <text:p>94</text:p>
          </table:table-cell>
          <table:table-cell table:style-name="ce3" table:formula="of:=[.U72]-[.U$176]" office:value-type="float" office:value="0" calcext:value-type="float">
            <text:p>0</text:p>
          </table:table-cell>
          <table:table-cell table:style-name="ce3" table:formula="of:=[.V7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[.B73]-[.B$176]" office:value-type="float" office:value="-450.36" calcext:value-type="float">
            <text:p>-450,36</text:p>
          </table:table-cell>
          <table:table-cell table:style-name="ce3" table:formula="of:=[.C73]-[.C$176]" office:value-type="float" office:value="1286.72" calcext:value-type="float">
            <text:p>1286,72</text:p>
          </table:table-cell>
          <table:table-cell table:style-name="ce3" table:formula="of:=[.D73]-[.D$176]" office:value-type="float" office:value="5199.52" calcext:value-type="float">
            <text:p>5199,52</text:p>
          </table:table-cell>
          <table:table-cell table:style-name="ce3" table:formula="of:=[.E73]-[.E$176]" office:value-type="float" office:value="4010351.26" calcext:value-type="float">
            <text:p>4010351,26</text:p>
          </table:table-cell>
          <table:table-cell table:style-name="ce3" table:formula="of:=[.F73]-[.F$176]" office:value-type="float" office:value="-1853.76" calcext:value-type="float">
            <text:p>-1853,76</text:p>
          </table:table-cell>
          <table:table-cell table:style-name="ce3" table:formula="of:=[.G73]-[.G$176]" office:value-type="float" office:value="-235.24" calcext:value-type="float">
            <text:p>-235,24</text:p>
          </table:table-cell>
          <table:table-cell table:style-name="ce3" table:formula="of:=[.H73]-[.H$176]" office:value-type="float" office:value="-188.6" calcext:value-type="float">
            <text:p>-188,6</text:p>
          </table:table-cell>
          <table:table-cell table:style-name="ce3" table:formula="of:=[.I73]-[.I$176]" office:value-type="float" office:value="60197.32" calcext:value-type="float">
            <text:p>60197,32</text:p>
          </table:table-cell>
          <table:table-cell table:style-name="ce3" table:formula="of:=[.J73]-[.J$176]" office:value-type="float" office:value="278.820000000001" calcext:value-type="float">
            <text:p>278,82</text:p>
          </table:table-cell>
          <table:table-cell table:style-name="ce3" table:formula="of:=[.K73]-[.K$176]" office:value-type="float" office:value="123.08" calcext:value-type="float">
            <text:p>123,08</text:p>
          </table:table-cell>
          <table:table-cell table:style-name="ce3" table:formula="of:=[.L73]-[.L$176]" office:value-type="float" office:value="278.75" calcext:value-type="float">
            <text:p>278,75</text:p>
          </table:table-cell>
          <table:table-cell table:style-name="ce3" table:formula="of:=[.M73]-[.M$176]" office:value-type="float" office:value="932.42" calcext:value-type="float">
            <text:p>932,42</text:p>
          </table:table-cell>
          <table:table-cell table:style-name="ce3" table:formula="of:=[.N73]-[.N$176]" office:value-type="float" office:value="1383948.72" calcext:value-type="float">
            <text:p>1383948,72</text:p>
          </table:table-cell>
          <table:table-cell table:style-name="ce3" table:formula="of:=[.O73]-[.O$176]" office:value-type="float" office:value="43.75" calcext:value-type="float">
            <text:p>43,75</text:p>
          </table:table-cell>
          <table:table-cell table:style-name="ce3" table:formula="of:=[.P73]-[.P$176]" office:value-type="float" office:value="-106.92" calcext:value-type="float">
            <text:p>-106,92</text:p>
          </table:table-cell>
          <table:table-cell table:style-name="ce3" table:formula="of:=[.Q73]-[.Q$176]" office:value-type="float" office:value="-174.62" calcext:value-type="float">
            <text:p>-174,62</text:p>
          </table:table-cell>
          <table:table-cell table:style-name="ce3" table:formula="of:=[.R73]-[.R$176]" office:value-type="float" office:value="21.33" calcext:value-type="float">
            <text:p>21,33</text:p>
          </table:table-cell>
          <table:table-cell table:style-name="ce3" table:formula="of:=[.S73]-[.S$176]" office:value-type="float" office:value="59338.26" calcext:value-type="float">
            <text:p>59338,26</text:p>
          </table:table-cell>
          <table:table-cell table:style-name="ce3" table:formula="of:=[.T73]-[.T$176]" office:value-type="float" office:value="49" calcext:value-type="float">
            <text:p>49</text:p>
          </table:table-cell>
          <table:table-cell table:style-name="ce3" table:formula="of:=[.U73]-[.U$176]" office:value-type="float" office:value="0" calcext:value-type="float">
            <text:p>0</text:p>
          </table:table-cell>
          <table:table-cell table:style-name="ce3" table:formula="of:=[.V7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[.B74]-[.B$176]" office:value-type="float" office:value="-390.16" calcext:value-type="float">
            <text:p>-390,16</text:p>
          </table:table-cell>
          <table:table-cell table:style-name="ce3" table:formula="of:=[.C74]-[.C$176]" office:value-type="float" office:value="1006.12" calcext:value-type="float">
            <text:p>1006,12</text:p>
          </table:table-cell>
          <table:table-cell table:style-name="ce3" table:formula="of:=[.D74]-[.D$176]" office:value-type="float" office:value="3843.12" calcext:value-type="float">
            <text:p>3843,12</text:p>
          </table:table-cell>
          <table:table-cell table:style-name="ce3" table:formula="of:=[.E74]-[.E$176]" office:value-type="float" office:value="4061976.36" calcext:value-type="float">
            <text:p>4061976,36</text:p>
          </table:table-cell>
          <table:table-cell table:style-name="ce3" table:formula="of:=[.F74]-[.F$176]" office:value-type="float" office:value="-1853.76" calcext:value-type="float">
            <text:p>-1853,76</text:p>
          </table:table-cell>
          <table:table-cell table:style-name="ce3" table:formula="of:=[.G74]-[.G$176]" office:value-type="float" office:value="-310.54" calcext:value-type="float">
            <text:p>-310,54</text:p>
          </table:table-cell>
          <table:table-cell table:style-name="ce3" table:formula="of:=[.H74]-[.H$176]" office:value-type="float" office:value="152.4" calcext:value-type="float">
            <text:p>152,4</text:p>
          </table:table-cell>
          <table:table-cell table:style-name="ce3" table:formula="of:=[.I74]-[.I$176]" office:value-type="float" office:value="65622.92" calcext:value-type="float">
            <text:p>65622,92</text:p>
          </table:table-cell>
          <table:table-cell table:style-name="ce3" table:formula="of:=[.J74]-[.J$176]" office:value-type="float" office:value="-162.579999999999" calcext:value-type="float">
            <text:p>-162,58</text:p>
          </table:table-cell>
          <table:table-cell table:style-name="ce3" table:formula="of:=[.K74]-[.K$176]" office:value-type="float" office:value="-77.9199999999996" calcext:value-type="float">
            <text:p>-77,92</text:p>
          </table:table-cell>
          <table:table-cell table:style-name="ce3" table:formula="of:=[.L74]-[.L$176]" office:value-type="float" office:value="624.95" calcext:value-type="float">
            <text:p>624,95</text:p>
          </table:table-cell>
          <table:table-cell table:style-name="ce3" table:formula="of:=[.M74]-[.M$176]" office:value-type="float" office:value="832.02" calcext:value-type="float">
            <text:p>832,02</text:p>
          </table:table-cell>
          <table:table-cell table:style-name="ce3" table:formula="of:=[.N74]-[.N$176]" office:value-type="float" office:value="1377545.52" calcext:value-type="float">
            <text:p>1377545,52</text:p>
          </table:table-cell>
          <table:table-cell table:style-name="ce3" table:formula="of:=[.O74]-[.O$176]" office:value-type="float" office:value="43.75" calcext:value-type="float">
            <text:p>43,75</text:p>
          </table:table-cell>
          <table:table-cell table:style-name="ce3" table:formula="of:=[.P74]-[.P$176]" office:value-type="float" office:value="13.08" calcext:value-type="float">
            <text:p>13,08</text:p>
          </table:table-cell>
          <table:table-cell table:style-name="ce3" table:formula="of:=[.Q74]-[.Q$176]" office:value-type="float" office:value="-114.22" calcext:value-type="float">
            <text:p>-114,22</text:p>
          </table:table-cell>
          <table:table-cell table:style-name="ce3" table:formula="of:=[.R74]-[.R$176]" office:value-type="float" office:value="221.33" calcext:value-type="float">
            <text:p>221,33</text:p>
          </table:table-cell>
          <table:table-cell table:style-name="ce3" table:formula="of:=[.S74]-[.S$176]" office:value-type="float" office:value="62051.06" calcext:value-type="float">
            <text:p>62051,06</text:p>
          </table:table-cell>
          <table:table-cell table:style-name="ce3" table:formula="of:=[.T74]-[.T$176]" office:value-type="float" office:value="124" calcext:value-type="float">
            <text:p>124</text:p>
          </table:table-cell>
          <table:table-cell table:style-name="ce3" table:formula="of:=[.U74]-[.U$176]" office:value-type="float" office:value="0" calcext:value-type="float">
            <text:p>0</text:p>
          </table:table-cell>
          <table:table-cell table:style-name="ce3" table:formula="of:=[.V7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[.B75]-[.B$176]" office:value-type="float" office:value="-329.76" calcext:value-type="float">
            <text:p>-329,76</text:p>
          </table:table-cell>
          <table:table-cell table:style-name="ce3" table:formula="of:=[.C75]-[.C$176]" office:value-type="float" office:value="1206.92" calcext:value-type="float">
            <text:p>1206,92</text:p>
          </table:table-cell>
          <table:table-cell table:style-name="ce3" table:formula="of:=[.D75]-[.D$176]" office:value-type="float" office:value="8590.52" calcext:value-type="float">
            <text:p>8590,52</text:p>
          </table:table-cell>
          <table:table-cell table:style-name="ce3" table:formula="of:=[.E75]-[.E$176]" office:value-type="float" office:value="4130040.76" calcext:value-type="float">
            <text:p>4130040,76</text:p>
          </table:table-cell>
          <table:table-cell table:style-name="ce3" table:formula="of:=[.F75]-[.F$176]" office:value-type="float" office:value="-1853.76" calcext:value-type="float">
            <text:p>-1853,76</text:p>
          </table:table-cell>
          <table:table-cell table:style-name="ce3" table:formula="of:=[.G75]-[.G$176]" office:value-type="float" office:value="-135.04" calcext:value-type="float">
            <text:p>-135,04</text:p>
          </table:table-cell>
          <table:table-cell table:style-name="ce3" table:formula="of:=[.H75]-[.H$176]" office:value-type="float" office:value="212.8" calcext:value-type="float">
            <text:p>212,8</text:p>
          </table:table-cell>
          <table:table-cell table:style-name="ce3" table:formula="of:=[.I75]-[.I$176]" office:value-type="float" office:value="62937.22" calcext:value-type="float">
            <text:p>62937,22</text:p>
          </table:table-cell>
          <table:table-cell table:style-name="ce3" table:formula="of:=[.J75]-[.J$176]" office:value-type="float" office:value="118.22" calcext:value-type="float">
            <text:p>118,22</text:p>
          </table:table-cell>
          <table:table-cell table:style-name="ce3" table:formula="of:=[.K75]-[.K$176]" office:value-type="float" office:value="-403.62" calcext:value-type="float">
            <text:p>-403,62</text:p>
          </table:table-cell>
          <table:table-cell table:style-name="ce3" table:formula="of:=[.L75]-[.L$176]" office:value-type="float" office:value="378.95" calcext:value-type="float">
            <text:p>378,95</text:p>
          </table:table-cell>
          <table:table-cell table:style-name="ce3" table:formula="of:=[.M75]-[.M$176]" office:value-type="float" office:value="571.42" calcext:value-type="float">
            <text:p>571,42</text:p>
          </table:table-cell>
          <table:table-cell table:style-name="ce3" table:formula="of:=[.N75]-[.N$176]" office:value-type="float" office:value="1345779.12" calcext:value-type="float">
            <text:p>1345779,12</text:p>
          </table:table-cell>
          <table:table-cell table:style-name="ce3" table:formula="of:=[.O75]-[.O$176]" office:value-type="float" office:value="31.25" calcext:value-type="float">
            <text:p>31,25</text:p>
          </table:table-cell>
          <table:table-cell table:style-name="ce3" table:formula="of:=[.P75]-[.P$176]" office:value-type="float" office:value="26.38" calcext:value-type="float">
            <text:p>26,38</text:p>
          </table:table-cell>
          <table:table-cell table:style-name="ce3" table:formula="of:=[.Q75]-[.Q$176]" office:value-type="float" office:value="126.38" calcext:value-type="float">
            <text:p>126,38</text:p>
          </table:table-cell>
          <table:table-cell table:style-name="ce3" table:formula="of:=[.R75]-[.R$176]" office:value-type="float" office:value="71.33" calcext:value-type="float">
            <text:p>71,33</text:p>
          </table:table-cell>
          <table:table-cell table:style-name="ce3" table:formula="of:=[.S75]-[.S$176]" office:value-type="float" office:value="56625.46" calcext:value-type="float">
            <text:p>56625,46</text:p>
          </table:table-cell>
          <table:table-cell table:style-name="ce3" table:formula="of:=[.T75]-[.T$176]" office:value-type="float" office:value="-26" calcext:value-type="float">
            <text:p>-26</text:p>
          </table:table-cell>
          <table:table-cell table:style-name="ce3" table:formula="of:=[.U75]-[.U$176]" office:value-type="float" office:value="0" calcext:value-type="float">
            <text:p>0</text:p>
          </table:table-cell>
          <table:table-cell table:style-name="ce3" table:formula="of:=[.V7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[.B76]-[.B$176]" office:value-type="float" office:value="-450.36" calcext:value-type="float">
            <text:p>-450,36</text:p>
          </table:table-cell>
          <table:table-cell table:style-name="ce3" table:formula="of:=[.C76]-[.C$176]" office:value-type="float" office:value="1266.92" calcext:value-type="float">
            <text:p>1266,92</text:p>
          </table:table-cell>
          <table:table-cell table:style-name="ce3" table:formula="of:=[.D76]-[.D$176]" office:value-type="float" office:value="5199.52" calcext:value-type="float">
            <text:p>5199,52</text:p>
          </table:table-cell>
          <table:table-cell table:style-name="ce3" table:formula="of:=[.E76]-[.E$176]" office:value-type="float" office:value="4023996.46" calcext:value-type="float">
            <text:p>4023996,46</text:p>
          </table:table-cell>
          <table:table-cell table:style-name="ce3" table:formula="of:=[.F76]-[.F$176]" office:value-type="float" office:value="-1853.76" calcext:value-type="float">
            <text:p>-1853,76</text:p>
          </table:table-cell>
          <table:table-cell table:style-name="ce3" table:formula="of:=[.G76]-[.G$176]" office:value-type="float" office:value="-335.54" calcext:value-type="float">
            <text:p>-335,54</text:p>
          </table:table-cell>
          <table:table-cell table:style-name="ce3" table:formula="of:=[.H76]-[.H$176]" office:value-type="float" office:value="92.4000000000001" calcext:value-type="float">
            <text:p>92,4</text:p>
          </table:table-cell>
          <table:table-cell table:style-name="ce3" table:formula="of:=[.I76]-[.I$176]" office:value-type="float" office:value="60197.32" calcext:value-type="float">
            <text:p>60197,32</text:p>
          </table:table-cell>
          <table:table-cell table:style-name="ce3" table:formula="of:=[.J76]-[.J$176]" office:value-type="float" office:value="78.4200000000005" calcext:value-type="float">
            <text:p>78,42</text:p>
          </table:table-cell>
          <table:table-cell table:style-name="ce3" table:formula="of:=[.K76]-[.K$176]" office:value-type="float" office:value="-2.11999999999944" calcext:value-type="float">
            <text:p>-2,12</text:p>
          </table:table-cell>
          <table:table-cell table:style-name="ce3" table:formula="of:=[.L76]-[.L$176]" office:value-type="float" office:value="449.15" calcext:value-type="float">
            <text:p>449,15</text:p>
          </table:table-cell>
          <table:table-cell table:style-name="ce3" table:formula="of:=[.M76]-[.M$176]" office:value-type="float" office:value="792.02" calcext:value-type="float">
            <text:p>792,02</text:p>
          </table:table-cell>
          <table:table-cell table:style-name="ce3" table:formula="of:=[.N76]-[.N$176]" office:value-type="float" office:value="1363660.72" calcext:value-type="float">
            <text:p>1363660,72</text:p>
          </table:table-cell>
          <table:table-cell table:style-name="ce3" table:formula="of:=[.O76]-[.O$176]" office:value-type="float" office:value="56.25" calcext:value-type="float">
            <text:p>56,25</text:p>
          </table:table-cell>
          <table:table-cell table:style-name="ce3" table:formula="of:=[.P76]-[.P$176]" office:value-type="float" office:value="-6.92" calcext:value-type="float">
            <text:p>-6,92</text:p>
          </table:table-cell>
          <table:table-cell table:style-name="ce3" table:formula="of:=[.Q76]-[.Q$176]" office:value-type="float" office:value="-154.42" calcext:value-type="float">
            <text:p>-154,42</text:p>
          </table:table-cell>
          <table:table-cell table:style-name="ce3" table:formula="of:=[.R76]-[.R$176]" office:value-type="float" office:value="21.33" calcext:value-type="float">
            <text:p>21,33</text:p>
          </table:table-cell>
          <table:table-cell table:style-name="ce3" table:formula="of:=[.S76]-[.S$176]" office:value-type="float" office:value="56625.46" calcext:value-type="float">
            <text:p>56625,46</text:p>
          </table:table-cell>
          <table:table-cell table:style-name="ce3" table:formula="of:=[.T76]-[.T$176]" office:value-type="float" office:value="199.3" calcext:value-type="float">
            <text:p>199,3</text:p>
          </table:table-cell>
          <table:table-cell table:style-name="ce3" table:formula="of:=[.U76]-[.U$176]" office:value-type="float" office:value="0" calcext:value-type="float">
            <text:p>0</text:p>
          </table:table-cell>
          <table:table-cell table:style-name="ce3" table:formula="of:=[.V7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[.B77]-[.B$176]" office:value-type="float" office:value="-550.56" calcext:value-type="float">
            <text:p>-550,56</text:p>
          </table:table-cell>
          <table:table-cell table:style-name="ce3" table:formula="of:=[.C77]-[.C$176]" office:value-type="float" office:value="1347.12" calcext:value-type="float">
            <text:p>1347,12</text:p>
          </table:table-cell>
          <table:table-cell table:style-name="ce3" table:formula="of:=[.D77]-[.D$176]" office:value-type="float" office:value="5199.52" calcext:value-type="float">
            <text:p>5199,52</text:p>
          </table:table-cell>
          <table:table-cell table:style-name="ce3" table:formula="of:=[.E77]-[.E$176]" office:value-type="float" office:value="3955932.16" calcext:value-type="float">
            <text:p>3955932,16</text:p>
          </table:table-cell>
          <table:table-cell table:style-name="ce3" table:formula="of:=[.F77]-[.F$176]" office:value-type="float" office:value="-1853.76" calcext:value-type="float">
            <text:p>-1853,76</text:p>
          </table:table-cell>
          <table:table-cell table:style-name="ce3" table:formula="of:=[.G77]-[.G$176]" office:value-type="float" office:value="-461.04" calcext:value-type="float">
            <text:p>-461,04</text:p>
          </table:table-cell>
          <table:table-cell table:style-name="ce3" table:formula="of:=[.H77]-[.H$176]" office:value-type="float" office:value="-128.4" calcext:value-type="float">
            <text:p>-128,4</text:p>
          </table:table-cell>
          <table:table-cell table:style-name="ce3" table:formula="of:=[.I77]-[.I$176]" office:value-type="float" office:value="62910.12" calcext:value-type="float">
            <text:p>62910,12</text:p>
          </table:table-cell>
          <table:table-cell table:style-name="ce3" table:formula="of:=[.J77]-[.J$176]" office:value-type="float" office:value="138.22" calcext:value-type="float">
            <text:p>138,22</text:p>
          </table:table-cell>
          <table:table-cell table:style-name="ce3" table:formula="of:=[.K77]-[.K$176]" office:value-type="float" office:value="-228.119999999999" calcext:value-type="float">
            <text:p>-228,12</text:p>
          </table:table-cell>
          <table:table-cell table:style-name="ce3" table:formula="of:=[.L77]-[.L$176]" office:value-type="float" office:value="123.45" calcext:value-type="float">
            <text:p>123,45</text:p>
          </table:table-cell>
          <table:table-cell table:style-name="ce3" table:formula="of:=[.M77]-[.M$176]" office:value-type="float" office:value="832.02" calcext:value-type="float">
            <text:p>832,02</text:p>
          </table:table-cell>
          <table:table-cell table:style-name="ce3" table:formula="of:=[.N77]-[.N$176]" office:value-type="float" office:value="1353270.32" calcext:value-type="float">
            <text:p>1353270,32</text:p>
          </table:table-cell>
          <table:table-cell table:style-name="ce3" table:formula="of:=[.O77]-[.O$176]" office:value-type="float" office:value="81.25" calcext:value-type="float">
            <text:p>81,25</text:p>
          </table:table-cell>
          <table:table-cell table:style-name="ce3" table:formula="of:=[.P77]-[.P$176]" office:value-type="float" office:value="-6.92" calcext:value-type="float">
            <text:p>-6,92</text:p>
          </table:table-cell>
          <table:table-cell table:style-name="ce3" table:formula="of:=[.Q77]-[.Q$176]" office:value-type="float" office:value="-314.82" calcext:value-type="float">
            <text:p>-314,82</text:p>
          </table:table-cell>
          <table:table-cell table:style-name="ce3" table:formula="of:=[.R77]-[.R$176]" office:value-type="float" office:value="58.83" calcext:value-type="float">
            <text:p>58,83</text:p>
          </table:table-cell>
          <table:table-cell table:style-name="ce3" table:formula="of:=[.S77]-[.S$176]" office:value-type="float" office:value="56625.46" calcext:value-type="float">
            <text:p>56625,46</text:p>
          </table:table-cell>
          <table:table-cell table:style-name="ce3" table:formula="of:=[.T77]-[.T$176]" office:value-type="float" office:value="34" calcext:value-type="float">
            <text:p>34</text:p>
          </table:table-cell>
          <table:table-cell table:style-name="ce3" table:formula="of:=[.U77]-[.U$176]" office:value-type="float" office:value="0" calcext:value-type="float">
            <text:p>0</text:p>
          </table:table-cell>
          <table:table-cell table:style-name="ce3" table:formula="of:=[.V7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[.B78]-[.B$176]" office:value-type="float" office:value="236.84" calcext:value-type="float">
            <text:p>236,84</text:p>
          </table:table-cell>
          <table:table-cell table:style-name="ce3" table:formula="of:=[.C78]-[.C$176]" office:value-type="float" office:value="1226.72" calcext:value-type="float">
            <text:p>1226,72</text:p>
          </table:table-cell>
          <table:table-cell table:style-name="ce3" table:formula="of:=[.D78]-[.D$176]" office:value-type="float" office:value="5199.52" calcext:value-type="float">
            <text:p>5199,52</text:p>
          </table:table-cell>
          <table:table-cell table:style-name="ce3" table:formula="of:=[.E78]-[.E$176]" office:value-type="float" office:value="3871591.06" calcext:value-type="float">
            <text:p>3871591,06</text:p>
          </table:table-cell>
          <table:table-cell table:style-name="ce3" table:formula="of:=[.F78]-[.F$176]" office:value-type="float" office:value="-1853.76" calcext:value-type="float">
            <text:p>-1853,76</text:p>
          </table:table-cell>
          <table:table-cell table:style-name="ce3" table:formula="of:=[.G78]-[.G$176]" office:value-type="float" office:value="-360.54" calcext:value-type="float">
            <text:p>-360,54</text:p>
          </table:table-cell>
          <table:table-cell table:style-name="ce3" table:formula="of:=[.H78]-[.H$176]" office:value-type="float" office:value="152.2" calcext:value-type="float">
            <text:p>152,2</text:p>
          </table:table-cell>
          <table:table-cell table:style-name="ce3" table:formula="of:=[.I78]-[.I$176]" office:value-type="float" office:value="65650.12" calcext:value-type="float">
            <text:p>65650,12</text:p>
          </table:table-cell>
          <table:table-cell table:style-name="ce3" table:formula="of:=[.J78]-[.J$176]" office:value-type="float" office:value="138.22" calcext:value-type="float">
            <text:p>138,22</text:p>
          </table:table-cell>
          <table:table-cell table:style-name="ce3" table:formula="of:=[.K78]-[.K$176]" office:value-type="float" office:value="47.5800000000004" calcext:value-type="float">
            <text:p>47,58</text:p>
          </table:table-cell>
          <table:table-cell table:style-name="ce3" table:formula="of:=[.L78]-[.L$176]" office:value-type="float" office:value="323.95" calcext:value-type="float">
            <text:p>323,95</text:p>
          </table:table-cell>
          <table:table-cell table:style-name="ce3" table:formula="of:=[.M78]-[.M$176]" office:value-type="float" office:value="731.82" calcext:value-type="float">
            <text:p>731,82</text:p>
          </table:table-cell>
          <table:table-cell table:style-name="ce3" table:formula="of:=[.N78]-[.N$176]" office:value-type="float" office:value="1369561.52" calcext:value-type="float">
            <text:p>1369561,52</text:p>
          </table:table-cell>
          <table:table-cell table:style-name="ce3" table:formula="of:=[.O78]-[.O$176]" office:value-type="float" office:value="6.25" calcext:value-type="float">
            <text:p>6,25</text:p>
          </table:table-cell>
          <table:table-cell table:style-name="ce3" table:formula="of:=[.P78]-[.P$176]" office:value-type="float" office:value="-40.22" calcext:value-type="float">
            <text:p>-40,22</text:p>
          </table:table-cell>
          <table:table-cell table:style-name="ce3" table:formula="of:=[.Q78]-[.Q$176]" office:value-type="float" office:value="106.18" calcext:value-type="float">
            <text:p>106,18</text:p>
          </table:table-cell>
          <table:table-cell table:style-name="ce3" table:formula="of:=[.R78]-[.R$176]" office:value-type="float" office:value="-48.67" calcext:value-type="float">
            <text:p>-48,67</text:p>
          </table:table-cell>
          <table:table-cell table:style-name="ce3" table:formula="of:=[.S78]-[.S$176]" office:value-type="float" office:value="48459.86" calcext:value-type="float">
            <text:p>48459,86</text:p>
          </table:table-cell>
          <table:table-cell table:style-name="ce3" table:formula="of:=[.T78]-[.T$176]" office:value-type="float" office:value="14" calcext:value-type="float">
            <text:p>14</text:p>
          </table:table-cell>
          <table:table-cell table:style-name="ce3" table:formula="of:=[.U78]-[.U$176]" office:value-type="float" office:value="0" calcext:value-type="float">
            <text:p>0</text:p>
          </table:table-cell>
          <table:table-cell table:style-name="ce3" table:formula="of:=[.V7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[.B79]-[.B$176]" office:value-type="float" office:value="-410.16" calcext:value-type="float">
            <text:p>-410,16</text:p>
          </table:table-cell>
          <table:table-cell table:style-name="ce3" table:formula="of:=[.C79]-[.C$176]" office:value-type="float" office:value="1046.32" calcext:value-type="float">
            <text:p>1046,32</text:p>
          </table:table-cell>
          <table:table-cell table:style-name="ce3" table:formula="of:=[.D79]-[.D$176]" office:value-type="float" office:value="5199.52" calcext:value-type="float">
            <text:p>5199,52</text:p>
          </table:table-cell>
          <table:table-cell table:style-name="ce3" table:formula="of:=[.E79]-[.E$176]" office:value-type="float" office:value="3917817.56" calcext:value-type="float">
            <text:p>3917817,56</text:p>
          </table:table-cell>
          <table:table-cell table:style-name="ce3" table:formula="of:=[.F79]-[.F$176]" office:value-type="float" office:value="-1853.76" calcext:value-type="float">
            <text:p>-1853,76</text:p>
          </table:table-cell>
          <table:table-cell table:style-name="ce3" table:formula="of:=[.G79]-[.G$176]" office:value-type="float" office:value="15.9599999999998" calcext:value-type="float">
            <text:p>15,96</text:p>
          </table:table-cell>
          <table:table-cell table:style-name="ce3" table:formula="of:=[.H79]-[.H$176]" office:value-type="float" office:value="-268.6" calcext:value-type="float">
            <text:p>-268,6</text:p>
          </table:table-cell>
          <table:table-cell table:style-name="ce3" table:formula="of:=[.I79]-[.I$176]" office:value-type="float" office:value="62910.12" calcext:value-type="float">
            <text:p>62910,12</text:p>
          </table:table-cell>
          <table:table-cell table:style-name="ce3" table:formula="of:=[.J79]-[.J$176]" office:value-type="float" office:value="278.820000000001" calcext:value-type="float">
            <text:p>278,82</text:p>
          </table:table-cell>
          <table:table-cell table:style-name="ce3" table:formula="of:=[.K79]-[.K$176]" office:value-type="float" office:value="-554.12" calcext:value-type="float">
            <text:p>-554,12</text:p>
          </table:table-cell>
          <table:table-cell table:style-name="ce3" table:formula="of:=[.L79]-[.L$176]" office:value-type="float" office:value="-127.35" calcext:value-type="float">
            <text:p>-127,35</text:p>
          </table:table-cell>
          <table:table-cell table:style-name="ce3" table:formula="of:=[.M79]-[.M$176]" office:value-type="float" office:value="411.02" calcext:value-type="float">
            <text:p>411,02</text:p>
          </table:table-cell>
          <table:table-cell table:style-name="ce3" table:formula="of:=[.N79]-[.N$176]" office:value-type="float" office:value="1365823.92" calcext:value-type="float">
            <text:p>1365823,92</text:p>
          </table:table-cell>
          <table:table-cell table:style-name="ce3" table:formula="of:=[.O79]-[.O$176]" office:value-type="float" office:value="6.25" calcext:value-type="float">
            <text:p>6,25</text:p>
          </table:table-cell>
          <table:table-cell table:style-name="ce3" table:formula="of:=[.P79]-[.P$176]" office:value-type="float" office:value="-40.22" calcext:value-type="float">
            <text:p>-40,22</text:p>
          </table:table-cell>
          <table:table-cell table:style-name="ce3" table:formula="of:=[.Q79]-[.Q$176]" office:value-type="float" office:value="-335.02" calcext:value-type="float">
            <text:p>-335,02</text:p>
          </table:table-cell>
          <table:table-cell table:style-name="ce3" table:formula="of:=[.R79]-[.R$176]" office:value-type="float" office:value="91.33" calcext:value-type="float">
            <text:p>91,33</text:p>
          </table:table-cell>
          <table:table-cell table:style-name="ce3" table:formula="of:=[.S79]-[.S$176]" office:value-type="float" office:value="45747.06" calcext:value-type="float">
            <text:p>45747,06</text:p>
          </table:table-cell>
          <table:table-cell table:style-name="ce3" table:formula="of:=[.T79]-[.T$176]" office:value-type="float" office:value="7.3" calcext:value-type="float">
            <text:p>7,3</text:p>
          </table:table-cell>
          <table:table-cell table:style-name="ce3" table:formula="of:=[.U79]-[.U$176]" office:value-type="float" office:value="25" calcext:value-type="float">
            <text:p>25</text:p>
          </table:table-cell>
          <table:table-cell table:style-name="ce3" table:formula="of:=[.V7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[.B80]-[.B$176]" office:value-type="float" office:value="131.64" calcext:value-type="float">
            <text:p>131,64</text:p>
          </table:table-cell>
          <table:table-cell table:style-name="ce3" table:formula="of:=[.C80]-[.C$176]" office:value-type="float" office:value="1207.12" calcext:value-type="float">
            <text:p>1207,12</text:p>
          </table:table-cell>
          <table:table-cell table:style-name="ce3" table:formula="of:=[.D80]-[.D$176]" office:value-type="float" office:value="5199.52" calcext:value-type="float">
            <text:p>5199,52</text:p>
          </table:table-cell>
          <table:table-cell table:style-name="ce3" table:formula="of:=[.E80]-[.E$176]" office:value-type="float" office:value="4042986.36" calcext:value-type="float">
            <text:p>4042986,36</text:p>
          </table:table-cell>
          <table:table-cell table:style-name="ce3" table:formula="of:=[.F80]-[.F$176]" office:value-type="float" office:value="-1853.76" calcext:value-type="float">
            <text:p>-1853,76</text:p>
          </table:table-cell>
          <table:table-cell table:style-name="ce3" table:formula="of:=[.G80]-[.G$176]" office:value-type="float" office:value="-185.04" calcext:value-type="float">
            <text:p>-185,04</text:p>
          </table:table-cell>
          <table:table-cell table:style-name="ce3" table:formula="of:=[.H80]-[.H$176]" office:value-type="float" office:value="212.4" calcext:value-type="float">
            <text:p>212,4</text:p>
          </table:table-cell>
          <table:table-cell table:style-name="ce3" table:formula="of:=[.I80]-[.I$176]" office:value-type="float" office:value="62910.12" calcext:value-type="float">
            <text:p>62910,12</text:p>
          </table:table-cell>
          <table:table-cell table:style-name="ce3" table:formula="of:=[.J80]-[.J$176]" office:value-type="float" office:value="18.2200000000003" calcext:value-type="float">
            <text:p>18,22</text:p>
          </table:table-cell>
          <table:table-cell table:style-name="ce3" table:formula="of:=[.K80]-[.K$176]" office:value-type="float" office:value="-353.619999999999" calcext:value-type="float">
            <text:p>-353,62</text:p>
          </table:table-cell>
          <table:table-cell table:style-name="ce3" table:formula="of:=[.L80]-[.L$176]" office:value-type="float" office:value="619.75" calcext:value-type="float">
            <text:p>619,75</text:p>
          </table:table-cell>
          <table:table-cell table:style-name="ce3" table:formula="of:=[.M80]-[.M$176]" office:value-type="float" office:value="671.82" calcext:value-type="float">
            <text:p>671,82</text:p>
          </table:table-cell>
          <table:table-cell table:style-name="ce3" table:formula="of:=[.N80]-[.N$176]" office:value-type="float" office:value="1443820.72" calcext:value-type="float">
            <text:p>1443820,72</text:p>
          </table:table-cell>
          <table:table-cell table:style-name="ce3" table:formula="of:=[.O80]-[.O$176]" office:value-type="float" office:value="31.25" calcext:value-type="float">
            <text:p>31,25</text:p>
          </table:table-cell>
          <table:table-cell table:style-name="ce3" table:formula="of:=[.P80]-[.P$176]" office:value-type="float" office:value="33.28" calcext:value-type="float">
            <text:p>33,28</text:p>
          </table:table-cell>
          <table:table-cell table:style-name="ce3" table:formula="of:=[.Q80]-[.Q$176]" office:value-type="float" office:value="106.38" calcext:value-type="float">
            <text:p>106,38</text:p>
          </table:table-cell>
          <table:table-cell table:style-name="ce3" table:formula="of:=[.R80]-[.R$176]" office:value-type="float" office:value="21.33" calcext:value-type="float">
            <text:p>21,33</text:p>
          </table:table-cell>
          <table:table-cell table:style-name="ce3" table:formula="of:=[.S80]-[.S$176]" office:value-type="float" office:value="51172.66" calcext:value-type="float">
            <text:p>51172,66</text:p>
          </table:table-cell>
          <table:table-cell table:style-name="ce3" table:formula="of:=[.T80]-[.T$176]" office:value-type="float" office:value="149.3" calcext:value-type="float">
            <text:p>149,3</text:p>
          </table:table-cell>
          <table:table-cell table:style-name="ce3" table:formula="of:=[.U80]-[.U$176]" office:value-type="float" office:value="0" calcext:value-type="float">
            <text:p>0</text:p>
          </table:table-cell>
          <table:table-cell table:style-name="ce3" table:formula="of:=[.V8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[.B81]-[.B$176]" office:value-type="float" office:value="-229.36" calcext:value-type="float">
            <text:p>-229,36</text:p>
          </table:table-cell>
          <table:table-cell table:style-name="ce3" table:formula="of:=[.C81]-[.C$176]" office:value-type="float" office:value="1487.52" calcext:value-type="float">
            <text:p>1487,52</text:p>
          </table:table-cell>
          <table:table-cell table:style-name="ce3" table:formula="of:=[.D81]-[.D$176]" office:value-type="float" office:value="8590.52" calcext:value-type="float">
            <text:p>8590,52</text:p>
          </table:table-cell>
          <table:table-cell table:style-name="ce3" table:formula="of:=[.E81]-[.E$176]" office:value-type="float" office:value="4021202.66" calcext:value-type="float">
            <text:p>4021202,66</text:p>
          </table:table-cell>
          <table:table-cell table:style-name="ce3" table:formula="of:=[.F81]-[.F$176]" office:value-type="float" office:value="859.04" calcext:value-type="float">
            <text:p>859,04</text:p>
          </table:table-cell>
          <table:table-cell table:style-name="ce3" table:formula="of:=[.G81]-[.G$176]" office:value-type="float" office:value="-360.54" calcext:value-type="float">
            <text:p>-360,54</text:p>
          </table:table-cell>
          <table:table-cell table:style-name="ce3" table:formula="of:=[.H81]-[.H$176]" office:value-type="float" office:value="373" calcext:value-type="float">
            <text:p>373</text:p>
          </table:table-cell>
          <table:table-cell table:style-name="ce3" table:formula="of:=[.I81]-[.I$176]" office:value-type="float" office:value="60197.32" calcext:value-type="float">
            <text:p>60197,32</text:p>
          </table:table-cell>
          <table:table-cell table:style-name="ce3" table:formula="of:=[.J81]-[.J$176]" office:value-type="float" office:value="338.820000000001" calcext:value-type="float">
            <text:p>338,82</text:p>
          </table:table-cell>
          <table:table-cell table:style-name="ce3" table:formula="of:=[.K81]-[.K$176]" office:value-type="float" office:value="-127.92" calcext:value-type="float">
            <text:p>-127,92</text:p>
          </table:table-cell>
          <table:table-cell table:style-name="ce3" table:formula="of:=[.L81]-[.L$176]" office:value-type="float" office:value="740.35" calcext:value-type="float">
            <text:p>740,35</text:p>
          </table:table-cell>
          <table:table-cell table:style-name="ce3" table:formula="of:=[.M81]-[.M$176]" office:value-type="float" office:value="1112.82" calcext:value-type="float">
            <text:p>1112,82</text:p>
          </table:table-cell>
          <table:table-cell table:style-name="ce3" table:formula="of:=[.N81]-[.N$176]" office:value-type="float" office:value="1416915.12" calcext:value-type="float">
            <text:p>1416915,12</text:p>
          </table:table-cell>
          <table:table-cell table:style-name="ce3" table:formula="of:=[.O81]-[.O$176]" office:value-type="float" office:value="31.25" calcext:value-type="float">
            <text:p>31,25</text:p>
          </table:table-cell>
          <table:table-cell table:style-name="ce3" table:formula="of:=[.P81]-[.P$176]" office:value-type="float" office:value="-46.92" calcext:value-type="float">
            <text:p>-46,92</text:p>
          </table:table-cell>
          <table:table-cell table:style-name="ce3" table:formula="of:=[.Q81]-[.Q$176]" office:value-type="float" office:value="266.98" calcext:value-type="float">
            <text:p>266,98</text:p>
          </table:table-cell>
          <table:table-cell table:style-name="ce3" table:formula="of:=[.R81]-[.R$176]" office:value-type="float" office:value="133.83" calcext:value-type="float">
            <text:p>133,83</text:p>
          </table:table-cell>
          <table:table-cell table:style-name="ce3" table:formula="of:=[.S81]-[.S$176]" office:value-type="float" office:value="56625.46" calcext:value-type="float">
            <text:p>56625,46</text:p>
          </table:table-cell>
          <table:table-cell table:style-name="ce3" table:formula="of:=[.T81]-[.T$176]" office:value-type="float" office:value="49" calcext:value-type="float">
            <text:p>49</text:p>
          </table:table-cell>
          <table:table-cell table:style-name="ce3" table:formula="of:=[.U81]-[.U$176]" office:value-type="float" office:value="0" calcext:value-type="float">
            <text:p>0</text:p>
          </table:table-cell>
          <table:table-cell table:style-name="ce3" table:formula="of:=[.V8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[.B82]-[.B$176]" office:value-type="float" office:value="-29.1599999999999" calcext:value-type="float">
            <text:p>-29,16</text:p>
          </table:table-cell>
          <table:table-cell table:style-name="ce3" table:formula="of:=[.C82]-[.C$176]" office:value-type="float" office:value="1046.32" calcext:value-type="float">
            <text:p>1046,32</text:p>
          </table:table-cell>
          <table:table-cell table:style-name="ce3" table:formula="of:=[.D82]-[.D$176]" office:value-type="float" office:value="5199.52" calcext:value-type="float">
            <text:p>5199,52</text:p>
          </table:table-cell>
          <table:table-cell table:style-name="ce3" table:formula="of:=[.E82]-[.E$176]" office:value-type="float" office:value="3931489.56" calcext:value-type="float">
            <text:p>3931489,56</text:p>
          </table:table-cell>
          <table:table-cell table:style-name="ce3" table:formula="of:=[.F82]-[.F$176]" office:value-type="float" office:value="-1853.76" calcext:value-type="float">
            <text:p>-1853,76</text:p>
          </table:table-cell>
          <table:table-cell table:style-name="ce3" table:formula="of:=[.G82]-[.G$176]" office:value-type="float" office:value="-260.54" calcext:value-type="float">
            <text:p>-260,54</text:p>
          </table:table-cell>
          <table:table-cell table:style-name="ce3" table:formula="of:=[.H82]-[.H$176]" office:value-type="float" office:value="433.2" calcext:value-type="float">
            <text:p>433,2</text:p>
          </table:table-cell>
          <table:table-cell table:style-name="ce3" table:formula="of:=[.I82]-[.I$176]" office:value-type="float" office:value="60197.32" calcext:value-type="float">
            <text:p>60197,32</text:p>
          </table:table-cell>
          <table:table-cell table:style-name="ce3" table:formula="of:=[.J82]-[.J$176]" office:value-type="float" office:value="840.22" calcext:value-type="float">
            <text:p>840,22</text:p>
          </table:table-cell>
          <table:table-cell table:style-name="ce3" table:formula="of:=[.K82]-[.K$176]" office:value-type="float" office:value="-804.92" calcext:value-type="float">
            <text:p>-804,92</text:p>
          </table:table-cell>
          <table:table-cell table:style-name="ce3" table:formula="of:=[.L82]-[.L$176]" office:value-type="float" office:value="524.65" calcext:value-type="float">
            <text:p>524,65</text:p>
          </table:table-cell>
          <table:table-cell table:style-name="ce3" table:formula="of:=[.M82]-[.M$176]" office:value-type="float" office:value="531.22" calcext:value-type="float">
            <text:p>531,22</text:p>
          </table:table-cell>
          <table:table-cell table:style-name="ce3" table:formula="of:=[.N82]-[.N$176]" office:value-type="float" office:value="1415827.12" calcext:value-type="float">
            <text:p>1415827,12</text:p>
          </table:table-cell>
          <table:table-cell table:style-name="ce3" table:formula="of:=[.O82]-[.O$176]" office:value-type="float" office:value="81.25" calcext:value-type="float">
            <text:p>81,25</text:p>
          </table:table-cell>
          <table:table-cell table:style-name="ce3" table:formula="of:=[.P82]-[.P$176]" office:value-type="float" office:value="-6.92" calcext:value-type="float">
            <text:p>-6,92</text:p>
          </table:table-cell>
          <table:table-cell table:style-name="ce3" table:formula="of:=[.Q82]-[.Q$176]" office:value-type="float" office:value="-134.42" calcext:value-type="float">
            <text:p>-134,42</text:p>
          </table:table-cell>
          <table:table-cell table:style-name="ce3" table:formula="of:=[.R82]-[.R$176]" office:value-type="float" office:value="101.33" calcext:value-type="float">
            <text:p>101,33</text:p>
          </table:table-cell>
          <table:table-cell table:style-name="ce3" table:formula="of:=[.S82]-[.S$176]" office:value-type="float" office:value="53912.66" calcext:value-type="float">
            <text:p>53912,66</text:p>
          </table:table-cell>
          <table:table-cell table:style-name="ce3" table:formula="of:=[.T82]-[.T$176]" office:value-type="float" office:value="154" calcext:value-type="float">
            <text:p>154</text:p>
          </table:table-cell>
          <table:table-cell table:style-name="ce3" table:formula="of:=[.U82]-[.U$176]" office:value-type="float" office:value="0" calcext:value-type="float">
            <text:p>0</text:p>
          </table:table-cell>
          <table:table-cell table:style-name="ce3" table:formula="of:=[.V8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[.B83]-[.B$176]" office:value-type="float" office:value="-369.96" calcext:value-type="float">
            <text:p>-369,96</text:p>
          </table:table-cell>
          <table:table-cell table:style-name="ce3" table:formula="of:=[.C83]-[.C$176]" office:value-type="float" office:value="1146.52" calcext:value-type="float">
            <text:p>1146,52</text:p>
          </table:table-cell>
          <table:table-cell table:style-name="ce3" table:formula="of:=[.D83]-[.D$176]" office:value-type="float" office:value="3843.12" calcext:value-type="float">
            <text:p>3843,12</text:p>
          </table:table-cell>
          <table:table-cell table:style-name="ce3" table:formula="of:=[.E83]-[.E$176]" office:value-type="float" office:value="3887976.06" calcext:value-type="float">
            <text:p>3887976,06</text:p>
          </table:table-cell>
          <table:table-cell table:style-name="ce3" table:formula="of:=[.F83]-[.F$176]" office:value-type="float" office:value="-1853.76" calcext:value-type="float">
            <text:p>-1853,76</text:p>
          </table:table-cell>
          <table:table-cell table:style-name="ce3" table:formula="of:=[.G83]-[.G$176]" office:value-type="float" office:value="-159.74" calcext:value-type="float">
            <text:p>-159,74</text:p>
          </table:table-cell>
          <table:table-cell table:style-name="ce3" table:formula="of:=[.H83]-[.H$176]" office:value-type="float" office:value="332.8" calcext:value-type="float">
            <text:p>332,8</text:p>
          </table:table-cell>
          <table:table-cell table:style-name="ce3" table:formula="of:=[.I83]-[.I$176]" office:value-type="float" office:value="62910.12" calcext:value-type="float">
            <text:p>62910,12</text:p>
          </table:table-cell>
          <table:table-cell table:style-name="ce3" table:formula="of:=[.J83]-[.J$176]" office:value-type="float" office:value="138.420000000001" calcext:value-type="float">
            <text:p>138,42</text:p>
          </table:table-cell>
          <table:table-cell table:style-name="ce3" table:formula="of:=[.K83]-[.K$176]" office:value-type="float" office:value="47.5800000000004" calcext:value-type="float">
            <text:p>47,58</text:p>
          </table:table-cell>
          <table:table-cell table:style-name="ce3" table:formula="of:=[.L83]-[.L$176]" office:value-type="float" office:value="258.75" calcext:value-type="float">
            <text:p>258,75</text:p>
          </table:table-cell>
          <table:table-cell table:style-name="ce3" table:formula="of:=[.M83]-[.M$176]" office:value-type="float" office:value="892.22" calcext:value-type="float">
            <text:p>892,22</text:p>
          </table:table-cell>
          <table:table-cell table:style-name="ce3" table:formula="of:=[.N83]-[.N$176]" office:value-type="float" office:value="1442265.52" calcext:value-type="float">
            <text:p>1442265,52</text:p>
          </table:table-cell>
          <table:table-cell table:style-name="ce3" table:formula="of:=[.O83]-[.O$176]" office:value-type="float" office:value="6.25" calcext:value-type="float">
            <text:p>6,25</text:p>
          </table:table-cell>
          <table:table-cell table:style-name="ce3" table:formula="of:=[.P83]-[.P$176]" office:value-type="float" office:value="160.08" calcext:value-type="float">
            <text:p>160,08</text:p>
          </table:table-cell>
          <table:table-cell table:style-name="ce3" table:formula="of:=[.Q83]-[.Q$176]" office:value-type="float" office:value="-435.22" calcext:value-type="float">
            <text:p>-435,22</text:p>
          </table:table-cell>
          <table:table-cell table:style-name="ce3" table:formula="of:=[.R83]-[.R$176]" office:value-type="float" office:value="51.33" calcext:value-type="float">
            <text:p>51,33</text:p>
          </table:table-cell>
          <table:table-cell table:style-name="ce3" table:formula="of:=[.S83]-[.S$176]" office:value-type="float" office:value="51172.66" calcext:value-type="float">
            <text:p>51172,66</text:p>
          </table:table-cell>
          <table:table-cell table:style-name="ce3" table:formula="of:=[.T83]-[.T$176]" office:value-type="float" office:value="49" calcext:value-type="float">
            <text:p>49</text:p>
          </table:table-cell>
          <table:table-cell table:style-name="ce3" table:formula="of:=[.U83]-[.U$176]" office:value-type="float" office:value="0" calcext:value-type="float">
            <text:p>0</text:p>
          </table:table-cell>
          <table:table-cell table:style-name="ce3" table:formula="of:=[.V8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[.B84]-[.B$176]" office:value-type="float" office:value="-330.16" calcext:value-type="float">
            <text:p>-330,16</text:p>
          </table:table-cell>
          <table:table-cell table:style-name="ce3" table:formula="of:=[.C84]-[.C$176]" office:value-type="float" office:value="1547.72" calcext:value-type="float">
            <text:p>1547,72</text:p>
          </table:table-cell>
          <table:table-cell table:style-name="ce3" table:formula="of:=[.D84]-[.D$176]" office:value-type="float" office:value="5199.52" calcext:value-type="float">
            <text:p>5199,52</text:p>
          </table:table-cell>
          <table:table-cell table:style-name="ce3" table:formula="of:=[.E84]-[.E$176]" office:value-type="float" office:value="3896060.66" calcext:value-type="float">
            <text:p>3896060,66</text:p>
          </table:table-cell>
          <table:table-cell table:style-name="ce3" table:formula="of:=[.F84]-[.F$176]" office:value-type="float" office:value="859.04" calcext:value-type="float">
            <text:p>859,04</text:p>
          </table:table-cell>
          <table:table-cell table:style-name="ce3" table:formula="of:=[.G84]-[.G$176]" office:value-type="float" office:value="65.9599999999998" calcext:value-type="float">
            <text:p>65,96</text:p>
          </table:table-cell>
          <table:table-cell table:style-name="ce3" table:formula="of:=[.H84]-[.H$176]" office:value-type="float" office:value="273" calcext:value-type="float">
            <text:p>273</text:p>
          </table:table-cell>
          <table:table-cell table:style-name="ce3" table:formula="of:=[.I84]-[.I$176]" office:value-type="float" office:value="65622.92" calcext:value-type="float">
            <text:p>65622,92</text:p>
          </table:table-cell>
          <table:table-cell table:style-name="ce3" table:formula="of:=[.J84]-[.J$176]" office:value-type="float" office:value="760.02" calcext:value-type="float">
            <text:p>760,02</text:p>
          </table:table-cell>
          <table:table-cell table:style-name="ce3" table:formula="of:=[.K84]-[.K$176]" office:value-type="float" office:value="2293.68" calcext:value-type="float">
            <text:p>2293,68</text:p>
          </table:table-cell>
          <table:table-cell table:style-name="ce3" table:formula="of:=[.L84]-[.L$176]" office:value-type="float" office:value="1883.35" calcext:value-type="float">
            <text:p>1883,35</text:p>
          </table:table-cell>
          <table:table-cell table:style-name="ce3" table:formula="of:=[.M84]-[.M$176]" office:value-type="float" office:value="691.62" calcext:value-type="float">
            <text:p>691,62</text:p>
          </table:table-cell>
          <table:table-cell table:style-name="ce3" table:formula="of:=[.N84]-[.N$176]" office:value-type="float" office:value="1478444.72" calcext:value-type="float">
            <text:p>1478444,72</text:p>
          </table:table-cell>
          <table:table-cell table:style-name="ce3" table:formula="of:=[.O84]-[.O$176]" office:value-type="float" office:value="6.25" calcext:value-type="float">
            <text:p>6,25</text:p>
          </table:table-cell>
          <table:table-cell table:style-name="ce3" table:formula="of:=[.P84]-[.P$176]" office:value-type="float" office:value="133.48" calcext:value-type="float">
            <text:p>133,48</text:p>
          </table:table-cell>
          <table:table-cell table:style-name="ce3" table:formula="of:=[.Q84]-[.Q$176]" office:value-type="float" office:value="-114.22" calcext:value-type="float">
            <text:p>-114,22</text:p>
          </table:table-cell>
          <table:table-cell table:style-name="ce3" table:formula="of:=[.R84]-[.R$176]" office:value-type="float" office:value="681.53" calcext:value-type="float">
            <text:p>681,53</text:p>
          </table:table-cell>
          <table:table-cell table:style-name="ce3" table:formula="of:=[.S84]-[.S$176]" office:value-type="float" office:value="59338.26" calcext:value-type="float">
            <text:p>59338,26</text:p>
          </table:table-cell>
          <table:table-cell table:style-name="ce3" table:formula="of:=[.T84]-[.T$176]" office:value-type="float" office:value="715.6" calcext:value-type="float">
            <text:p>715,6</text:p>
          </table:table-cell>
          <table:table-cell table:style-name="ce3" table:formula="of:=[.U84]-[.U$176]" office:value-type="float" office:value="0" calcext:value-type="float">
            <text:p>0</text:p>
          </table:table-cell>
          <table:table-cell table:style-name="ce3" table:formula="of:=[.V8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[.B85]-[.B$176]" office:value-type="float" office:value="171.64" calcext:value-type="float">
            <text:p>171,64</text:p>
          </table:table-cell>
          <table:table-cell table:style-name="ce3" table:formula="of:=[.C85]-[.C$176]" office:value-type="float" office:value="1447.32" calcext:value-type="float">
            <text:p>1447,32</text:p>
          </table:table-cell>
          <table:table-cell table:style-name="ce3" table:formula="of:=[.D85]-[.D$176]" office:value-type="float" office:value="8590.52" calcext:value-type="float">
            <text:p>8590,52</text:p>
          </table:table-cell>
          <table:table-cell table:style-name="ce3" table:formula="of:=[.E85]-[.E$176]" office:value-type="float" office:value="3958672.06" calcext:value-type="float">
            <text:p>3958672,06</text:p>
          </table:table-cell>
          <table:table-cell table:style-name="ce3" table:formula="of:=[.F85]-[.F$176]" office:value-type="float" office:value="-1853.76" calcext:value-type="float">
            <text:p>-1853,76</text:p>
          </table:table-cell>
          <table:table-cell table:style-name="ce3" table:formula="of:=[.G85]-[.G$176]" office:value-type="float" office:value="-536.04" calcext:value-type="float">
            <text:p>-536,04</text:p>
          </table:table-cell>
          <table:table-cell table:style-name="ce3" table:formula="of:=[.H85]-[.H$176]" office:value-type="float" office:value="-148.4" calcext:value-type="float">
            <text:p>-148,4</text:p>
          </table:table-cell>
          <table:table-cell table:style-name="ce3" table:formula="of:=[.I85]-[.I$176]" office:value-type="float" office:value="62910.12" calcext:value-type="float">
            <text:p>62910,12</text:p>
          </table:table-cell>
          <table:table-cell table:style-name="ce3" table:formula="of:=[.J85]-[.J$176]" office:value-type="float" office:value="1522.42" calcext:value-type="float">
            <text:p>1522,42</text:p>
          </table:table-cell>
          <table:table-cell table:style-name="ce3" table:formula="of:=[.K85]-[.K$176]" office:value-type="float" office:value="1571.88" calcext:value-type="float">
            <text:p>1571,88</text:p>
          </table:table-cell>
          <table:table-cell table:style-name="ce3" table:formula="of:=[.L85]-[.L$176]" office:value-type="float" office:value="1622.55" calcext:value-type="float">
            <text:p>1622,55</text:p>
          </table:table-cell>
          <table:table-cell table:style-name="ce3" table:formula="of:=[.M85]-[.M$176]" office:value-type="float" office:value="1032.62" calcext:value-type="float">
            <text:p>1032,62</text:p>
          </table:table-cell>
          <table:table-cell table:style-name="ce3" table:formula="of:=[.N85]-[.N$176]" office:value-type="float" office:value="1508633.52" calcext:value-type="float">
            <text:p>1508633,52</text:p>
          </table:table-cell>
          <table:table-cell table:style-name="ce3" table:formula="of:=[.O85]-[.O$176]" office:value-type="float" office:value="68.75" calcext:value-type="float">
            <text:p>68,75</text:p>
          </table:table-cell>
          <table:table-cell table:style-name="ce3" table:formula="of:=[.P85]-[.P$176]" office:value-type="float" office:value="-86.92" calcext:value-type="float">
            <text:p>-86,92</text:p>
          </table:table-cell>
          <table:table-cell table:style-name="ce3" table:formula="of:=[.Q85]-[.Q$176]" office:value-type="float" office:value="-354.82" calcext:value-type="float">
            <text:p>-354,82</text:p>
          </table:table-cell>
          <table:table-cell table:style-name="ce3" table:formula="of:=[.R85]-[.R$176]" office:value-type="float" office:value="371.33" calcext:value-type="float">
            <text:p>371,33</text:p>
          </table:table-cell>
          <table:table-cell table:style-name="ce3" table:formula="of:=[.S85]-[.S$176]" office:value-type="float" office:value="59338.26" calcext:value-type="float">
            <text:p>59338,26</text:p>
          </table:table-cell>
          <table:table-cell table:style-name="ce3" table:formula="of:=[.T85]-[.T$176]" office:value-type="float" office:value="394.8" calcext:value-type="float">
            <text:p>394,8</text:p>
          </table:table-cell>
          <table:table-cell table:style-name="ce3" table:formula="of:=[.U85]-[.U$176]" office:value-type="float" office:value="0" calcext:value-type="float">
            <text:p>0</text:p>
          </table:table-cell>
          <table:table-cell table:style-name="ce3" table:formula="of:=[.V8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[.B86]-[.B$176]" office:value-type="float" office:value="-309.96" calcext:value-type="float">
            <text:p>-309,96</text:p>
          </table:table-cell>
          <table:table-cell table:style-name="ce3" table:formula="of:=[.C86]-[.C$176]" office:value-type="float" office:value="1848.32" calcext:value-type="float">
            <text:p>1848,32</text:p>
          </table:table-cell>
          <table:table-cell table:style-name="ce3" table:formula="of:=[.D86]-[.D$176]" office:value-type="float" office:value="6555.92" calcext:value-type="float">
            <text:p>6555,92</text:p>
          </table:table-cell>
          <table:table-cell table:style-name="ce3" table:formula="of:=[.E86]-[.E$176]" office:value-type="float" office:value="3969550.46" calcext:value-type="float">
            <text:p>3969550,46</text:p>
          </table:table-cell>
          <table:table-cell table:style-name="ce3" table:formula="of:=[.F86]-[.F$176]" office:value-type="float" office:value="-1853.76" calcext:value-type="float">
            <text:p>-1853,76</text:p>
          </table:table-cell>
          <table:table-cell table:style-name="ce3" table:formula="of:=[.G86]-[.G$176]" office:value-type="float" office:value="-385.54" calcext:value-type="float">
            <text:p>-385,54</text:p>
          </table:table-cell>
          <table:table-cell table:style-name="ce3" table:formula="of:=[.H86]-[.H$176]" office:value-type="float" office:value="-108.2" calcext:value-type="float">
            <text:p>-108,2</text:p>
          </table:table-cell>
          <table:table-cell table:style-name="ce3" table:formula="of:=[.I86]-[.I$176]" office:value-type="float" office:value="65650.12" calcext:value-type="float">
            <text:p>65650,12</text:p>
          </table:table-cell>
          <table:table-cell table:style-name="ce3" table:formula="of:=[.J86]-[.J$176]" office:value-type="float" office:value="739.820000000001" calcext:value-type="float">
            <text:p>739,82</text:p>
          </table:table-cell>
          <table:table-cell table:style-name="ce3" table:formula="of:=[.K86]-[.K$176]" office:value-type="float" office:value="549.08" calcext:value-type="float">
            <text:p>549,08</text:p>
          </table:table-cell>
          <table:table-cell table:style-name="ce3" table:formula="of:=[.L86]-[.L$176]" office:value-type="float" office:value="1181.55" calcext:value-type="float">
            <text:p>1181,55</text:p>
          </table:table-cell>
          <table:table-cell table:style-name="ce3" table:formula="of:=[.M86]-[.M$176]" office:value-type="float" office:value="1052.62" calcext:value-type="float">
            <text:p>1052,62</text:p>
          </table:table-cell>
          <table:table-cell table:style-name="ce3" table:formula="of:=[.N86]-[.N$176]" office:value-type="float" office:value="1554758.32" calcext:value-type="float">
            <text:p>1554758,32</text:p>
          </table:table-cell>
          <table:table-cell table:style-name="ce3" table:formula="of:=[.O86]-[.O$176]" office:value-type="float" office:value="131.25" calcext:value-type="float">
            <text:p>131,25</text:p>
          </table:table-cell>
          <table:table-cell table:style-name="ce3" table:formula="of:=[.P86]-[.P$176]" office:value-type="float" office:value="43.08" calcext:value-type="float">
            <text:p>43,08</text:p>
          </table:table-cell>
          <table:table-cell table:style-name="ce3" table:formula="of:=[.Q86]-[.Q$176]" office:value-type="float" office:value="146.38" calcext:value-type="float">
            <text:p>146,38</text:p>
          </table:table-cell>
          <table:table-cell table:style-name="ce3" table:formula="of:=[.R86]-[.R$176]" office:value-type="float" office:value="171.33" calcext:value-type="float">
            <text:p>171,33</text:p>
          </table:table-cell>
          <table:table-cell table:style-name="ce3" table:formula="of:=[.S86]-[.S$176]" office:value-type="float" office:value="56625.46" calcext:value-type="float">
            <text:p>56625,46</text:p>
          </table:table-cell>
          <table:table-cell table:style-name="ce3" table:formula="of:=[.T86]-[.T$176]" office:value-type="float" office:value="194" calcext:value-type="float">
            <text:p>194</text:p>
          </table:table-cell>
          <table:table-cell table:style-name="ce3" table:formula="of:=[.U86]-[.U$176]" office:value-type="float" office:value="0" calcext:value-type="float">
            <text:p>0</text:p>
          </table:table-cell>
          <table:table-cell table:style-name="ce3" table:formula="of:=[.V8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[.B87]-[.B$176]" office:value-type="float" office:value="-209.76" calcext:value-type="float">
            <text:p>-209,76</text:p>
          </table:table-cell>
          <table:table-cell table:style-name="ce3" table:formula="of:=[.C87]-[.C$176]" office:value-type="float" office:value="1667.92" calcext:value-type="float">
            <text:p>1667,92</text:p>
          </table:table-cell>
          <table:table-cell table:style-name="ce3" table:formula="of:=[.D87]-[.D$176]" office:value-type="float" office:value="6555.92" calcext:value-type="float">
            <text:p>6555,92</text:p>
          </table:table-cell>
          <table:table-cell table:style-name="ce3" table:formula="of:=[.E87]-[.E$176]" office:value-type="float" office:value="4034820.96" calcext:value-type="float">
            <text:p>4034820,96</text:p>
          </table:table-cell>
          <table:table-cell table:style-name="ce3" table:formula="of:=[.F87]-[.F$176]" office:value-type="float" office:value="-1853.76" calcext:value-type="float">
            <text:p>-1853,76</text:p>
          </table:table-cell>
          <table:table-cell table:style-name="ce3" table:formula="of:=[.G87]-[.G$176]" office:value-type="float" office:value="291.26" calcext:value-type="float">
            <text:p>291,26</text:p>
          </table:table-cell>
          <table:table-cell table:style-name="ce3" table:formula="of:=[.H87]-[.H$176]" office:value-type="float" office:value="172.6" calcext:value-type="float">
            <text:p>172,6</text:p>
          </table:table-cell>
          <table:table-cell table:style-name="ce3" table:formula="of:=[.I87]-[.I$176]" office:value-type="float" office:value="60197.32" calcext:value-type="float">
            <text:p>60197,32</text:p>
          </table:table-cell>
          <table:table-cell table:style-name="ce3" table:formula="of:=[.J87]-[.J$176]" office:value-type="float" office:value="639.820000000001" calcext:value-type="float">
            <text:p>639,82</text:p>
          </table:table-cell>
          <table:table-cell table:style-name="ce3" table:formula="of:=[.K87]-[.K$176]" office:value-type="float" office:value="724.58" calcext:value-type="float">
            <text:p>724,58</text:p>
          </table:table-cell>
          <table:table-cell table:style-name="ce3" table:formula="of:=[.L87]-[.L$176]" office:value-type="float" office:value="740.15" calcext:value-type="float">
            <text:p>740,15</text:p>
          </table:table-cell>
          <table:table-cell table:style-name="ce3" table:formula="of:=[.M87]-[.M$176]" office:value-type="float" office:value="1012.62" calcext:value-type="float">
            <text:p>1012,62</text:p>
          </table:table-cell>
          <table:table-cell table:style-name="ce3" table:formula="of:=[.N87]-[.N$176]" office:value-type="float" office:value="1558707.12" calcext:value-type="float">
            <text:p>1558707,12</text:p>
          </table:table-cell>
          <table:table-cell table:style-name="ce3" table:formula="of:=[.O87]-[.O$176]" office:value-type="float" office:value="6.25" calcext:value-type="float">
            <text:p>6,25</text:p>
          </table:table-cell>
          <table:table-cell table:style-name="ce3" table:formula="of:=[.P87]-[.P$176]" office:value-type="float" office:value="43.08" calcext:value-type="float">
            <text:p>43,08</text:p>
          </table:table-cell>
          <table:table-cell table:style-name="ce3" table:formula="of:=[.Q87]-[.Q$176]" office:value-type="float" office:value="-214.82" calcext:value-type="float">
            <text:p>-214,82</text:p>
          </table:table-cell>
          <table:table-cell table:style-name="ce3" table:formula="of:=[.R87]-[.R$176]" office:value-type="float" office:value="346.33" calcext:value-type="float">
            <text:p>346,33</text:p>
          </table:table-cell>
          <table:table-cell table:style-name="ce3" table:formula="of:=[.S87]-[.S$176]" office:value-type="float" office:value="59338.26" calcext:value-type="float">
            <text:p>59338,26</text:p>
          </table:table-cell>
          <table:table-cell table:style-name="ce3" table:formula="of:=[.T87]-[.T$176]" office:value-type="float" office:value="424.8" calcext:value-type="float">
            <text:p>424,8</text:p>
          </table:table-cell>
          <table:table-cell table:style-name="ce3" table:formula="of:=[.U87]-[.U$176]" office:value-type="float" office:value="0" calcext:value-type="float">
            <text:p>0</text:p>
          </table:table-cell>
          <table:table-cell table:style-name="ce3" table:formula="of:=[.V8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[.B88]-[.B$176]" office:value-type="float" office:value="251.84" calcext:value-type="float">
            <text:p>251,84</text:p>
          </table:table-cell>
          <table:table-cell table:style-name="ce3" table:formula="of:=[.C88]-[.C$176]" office:value-type="float" office:value="1347.12" calcext:value-type="float">
            <text:p>1347,12</text:p>
          </table:table-cell>
          <table:table-cell table:style-name="ce3" table:formula="of:=[.D88]-[.D$176]" office:value-type="float" office:value="6555.92" calcext:value-type="float">
            <text:p>6555,92</text:p>
          </table:table-cell>
          <table:table-cell table:style-name="ce3" table:formula="of:=[.E88]-[.E$176]" office:value-type="float" office:value="4029395.36" calcext:value-type="float">
            <text:p>4029395,36</text:p>
          </table:table-cell>
          <table:table-cell table:style-name="ce3" table:formula="of:=[.F88]-[.F$176]" office:value-type="float" office:value="-1853.76" calcext:value-type="float">
            <text:p>-1853,76</text:p>
          </table:table-cell>
          <table:table-cell table:style-name="ce3" table:formula="of:=[.G88]-[.G$176]" office:value-type="float" office:value="-24.6400000000001" calcext:value-type="float">
            <text:p>-24,64</text:p>
          </table:table-cell>
          <table:table-cell table:style-name="ce3" table:formula="of:=[.H88]-[.H$176]" office:value-type="float" office:value="533.4" calcext:value-type="float">
            <text:p>533,4</text:p>
          </table:table-cell>
          <table:table-cell table:style-name="ce3" table:formula="of:=[.I88]-[.I$176]" office:value-type="float" office:value="62910.12" calcext:value-type="float">
            <text:p>62910,12</text:p>
          </table:table-cell>
          <table:table-cell table:style-name="ce3" table:formula="of:=[.J88]-[.J$176]" office:value-type="float" office:value="720.02" calcext:value-type="float">
            <text:p>720,02</text:p>
          </table:table-cell>
          <table:table-cell table:style-name="ce3" table:formula="of:=[.K88]-[.K$176]" office:value-type="float" office:value="298.58" calcext:value-type="float">
            <text:p>298,58</text:p>
          </table:table-cell>
          <table:table-cell table:style-name="ce3" table:formula="of:=[.L88]-[.L$176]" office:value-type="float" office:value="238.75" calcext:value-type="float">
            <text:p>238,75</text:p>
          </table:table-cell>
          <table:table-cell table:style-name="ce3" table:formula="of:=[.M88]-[.M$176]" office:value-type="float" office:value="711.62" calcext:value-type="float">
            <text:p>711,62</text:p>
          </table:table-cell>
          <table:table-cell table:style-name="ce3" table:formula="of:=[.N88]-[.N$176]" office:value-type="float" office:value="1602604.72" calcext:value-type="float">
            <text:p>1602604,72</text:p>
          </table:table-cell>
          <table:table-cell table:style-name="ce3" table:formula="of:=[.O88]-[.O$176]" office:value-type="float" office:value="106.25" calcext:value-type="float">
            <text:p>106,25</text:p>
          </table:table-cell>
          <table:table-cell table:style-name="ce3" table:formula="of:=[.P88]-[.P$176]" office:value-type="float" office:value="26.78" calcext:value-type="float">
            <text:p>26,78</text:p>
          </table:table-cell>
          <table:table-cell table:style-name="ce3" table:formula="of:=[.Q88]-[.Q$176]" office:value-type="float" office:value="-14.22" calcext:value-type="float">
            <text:p>-14,22</text:p>
          </table:table-cell>
          <table:table-cell table:style-name="ce3" table:formula="of:=[.R88]-[.R$176]" office:value-type="float" office:value="51.33" calcext:value-type="float">
            <text:p>51,33</text:p>
          </table:table-cell>
          <table:table-cell table:style-name="ce3" table:formula="of:=[.S88]-[.S$176]" office:value-type="float" office:value="56625.46" calcext:value-type="float">
            <text:p>56625,46</text:p>
          </table:table-cell>
          <table:table-cell table:style-name="ce3" table:formula="of:=[.T88]-[.T$176]" office:value-type="float" office:value="154.2" calcext:value-type="float">
            <text:p>154,2</text:p>
          </table:table-cell>
          <table:table-cell table:style-name="ce3" table:formula="of:=[.U88]-[.U$176]" office:value-type="float" office:value="0" calcext:value-type="float">
            <text:p>0</text:p>
          </table:table-cell>
          <table:table-cell table:style-name="ce3" table:formula="of:=[.V8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[.B89]-[.B$176]" office:value-type="float" office:value="-450.16" calcext:value-type="float">
            <text:p>-450,16</text:p>
          </table:table-cell>
          <table:table-cell table:style-name="ce3" table:formula="of:=[.C89]-[.C$176]" office:value-type="float" office:value="2129.52" calcext:value-type="float">
            <text:p>2129,52</text:p>
          </table:table-cell>
          <table:table-cell table:style-name="ce3" table:formula="of:=[.D89]-[.D$176]" office:value-type="float" office:value="5199.52" calcext:value-type="float">
            <text:p>5199,52</text:p>
          </table:table-cell>
          <table:table-cell table:style-name="ce3" table:formula="of:=[.E89]-[.E$176]" office:value-type="float" office:value="4110942.86" calcext:value-type="float">
            <text:p>4110942,86</text:p>
          </table:table-cell>
          <table:table-cell table:style-name="ce3" table:formula="of:=[.F89]-[.F$176]" office:value-type="float" office:value="-1853.76" calcext:value-type="float">
            <text:p>-1853,76</text:p>
          </table:table-cell>
          <table:table-cell table:style-name="ce3" table:formula="of:=[.G89]-[.G$176]" office:value-type="float" office:value="-59.2400000000002" calcext:value-type="float">
            <text:p>-59,24</text:p>
          </table:table-cell>
          <table:table-cell table:style-name="ce3" table:formula="of:=[.H89]-[.H$176]" office:value-type="float" office:value="-309" calcext:value-type="float">
            <text:p>-309</text:p>
          </table:table-cell>
          <table:table-cell table:style-name="ce3" table:formula="of:=[.I89]-[.I$176]" office:value-type="float" office:value="60197.32" calcext:value-type="float">
            <text:p>60197,32</text:p>
          </table:table-cell>
          <table:table-cell table:style-name="ce3" table:formula="of:=[.J89]-[.J$176]" office:value-type="float" office:value="680.020000000001" calcext:value-type="float">
            <text:p>680,02</text:p>
          </table:table-cell>
          <table:table-cell table:style-name="ce3" table:formula="of:=[.K89]-[.K$176]" office:value-type="float" office:value="423.58" calcext:value-type="float">
            <text:p>423,58</text:p>
          </table:table-cell>
          <table:table-cell table:style-name="ce3" table:formula="of:=[.L89]-[.L$176]" office:value-type="float" office:value="599.65" calcext:value-type="float">
            <text:p>599,65</text:p>
          </table:table-cell>
          <table:table-cell table:style-name="ce3" table:formula="of:=[.M89]-[.M$176]" office:value-type="float" office:value="832.02" calcext:value-type="float">
            <text:p>832,02</text:p>
          </table:table-cell>
          <table:table-cell table:style-name="ce3" table:formula="of:=[.N89]-[.N$176]" office:value-type="float" office:value="1651609.52" calcext:value-type="float">
            <text:p>1651609,52</text:p>
          </table:table-cell>
          <table:table-cell table:style-name="ce3" table:formula="of:=[.O89]-[.O$176]" office:value-type="float" office:value="124.15" calcext:value-type="float">
            <text:p>124,15</text:p>
          </table:table-cell>
          <table:table-cell table:style-name="ce3" table:formula="of:=[.P89]-[.P$176]" office:value-type="float" office:value="-26.92" calcext:value-type="float">
            <text:p>-26,92</text:p>
          </table:table-cell>
          <table:table-cell table:style-name="ce3" table:formula="of:=[.Q89]-[.Q$176]" office:value-type="float" office:value="106.38" calcext:value-type="float">
            <text:p>106,38</text:p>
          </table:table-cell>
          <table:table-cell table:style-name="ce3" table:formula="of:=[.R89]-[.R$176]" office:value-type="float" office:value="181.33" calcext:value-type="float">
            <text:p>181,33</text:p>
          </table:table-cell>
          <table:table-cell table:style-name="ce3" table:formula="of:=[.S89]-[.S$176]" office:value-type="float" office:value="59365.36" calcext:value-type="float">
            <text:p>59365,36</text:p>
          </table:table-cell>
          <table:table-cell table:style-name="ce3" table:formula="of:=[.T89]-[.T$176]" office:value-type="float" office:value="124" calcext:value-type="float">
            <text:p>124</text:p>
          </table:table-cell>
          <table:table-cell table:style-name="ce3" table:formula="of:=[.U89]-[.U$176]" office:value-type="float" office:value="0" calcext:value-type="float">
            <text:p>0</text:p>
          </table:table-cell>
          <table:table-cell table:style-name="ce3" table:formula="of:=[.V8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[.B90]-[.B$176]" office:value-type="float" office:value="-329.96" calcext:value-type="float">
            <text:p>-329,96</text:p>
          </table:table-cell>
          <table:table-cell table:style-name="ce3" table:formula="of:=[.C90]-[.C$176]" office:value-type="float" office:value="1708.12" calcext:value-type="float">
            <text:p>1708,12</text:p>
          </table:table-cell>
          <table:table-cell table:style-name="ce3" table:formula="of:=[.D90]-[.D$176]" office:value-type="float" office:value="8590.52" calcext:value-type="float">
            <text:p>8590,52</text:p>
          </table:table-cell>
          <table:table-cell table:style-name="ce3" table:formula="of:=[.E90]-[.E$176]" office:value-type="float" office:value="4021229.46" calcext:value-type="float">
            <text:p>4021229,46</text:p>
          </table:table-cell>
          <table:table-cell table:style-name="ce3" table:formula="of:=[.F90]-[.F$176]" office:value-type="float" office:value="-1853.76" calcext:value-type="float">
            <text:p>-1853,76</text:p>
          </table:table-cell>
          <table:table-cell table:style-name="ce3" table:formula="of:=[.G90]-[.G$176]" office:value-type="float" office:value="-335.54" calcext:value-type="float">
            <text:p>-335,54</text:p>
          </table:table-cell>
          <table:table-cell table:style-name="ce3" table:formula="of:=[.H90]-[.H$176]" office:value-type="float" office:value="714" calcext:value-type="float">
            <text:p>714</text:p>
          </table:table-cell>
          <table:table-cell table:style-name="ce3" table:formula="of:=[.I90]-[.I$176]" office:value-type="float" office:value="62910.12" calcext:value-type="float">
            <text:p>62910,12</text:p>
          </table:table-cell>
          <table:table-cell table:style-name="ce3" table:formula="of:=[.J90]-[.J$176]" office:value-type="float" office:value="720.02" calcext:value-type="float">
            <text:p>720,02</text:p>
          </table:table-cell>
          <table:table-cell table:style-name="ce3" table:formula="of:=[.K90]-[.K$176]" office:value-type="float" office:value="-328.119999999999" calcext:value-type="float">
            <text:p>-328,12</text:p>
          </table:table-cell>
          <table:table-cell table:style-name="ce3" table:formula="of:=[.L90]-[.L$176]" office:value-type="float" office:value="840.35" calcext:value-type="float">
            <text:p>840,35</text:p>
          </table:table-cell>
          <table:table-cell table:style-name="ce3" table:formula="of:=[.M90]-[.M$176]" office:value-type="float" office:value="751.82" calcext:value-type="float">
            <text:p>751,82</text:p>
          </table:table-cell>
          <table:table-cell table:style-name="ce3" table:formula="of:=[.N90]-[.N$176]" office:value-type="float" office:value="1653158.32" calcext:value-type="float">
            <text:p>1653158,32</text:p>
          </table:table-cell>
          <table:table-cell table:style-name="ce3" table:formula="of:=[.O90]-[.O$176]" office:value-type="float" office:value="68.75" calcext:value-type="float">
            <text:p>68,75</text:p>
          </table:table-cell>
          <table:table-cell table:style-name="ce3" table:formula="of:=[.P90]-[.P$176]" office:value-type="float" office:value="13.08" calcext:value-type="float">
            <text:p>13,08</text:p>
          </table:table-cell>
          <table:table-cell table:style-name="ce3" table:formula="of:=[.Q90]-[.Q$176]" office:value-type="float" office:value="226.78" calcext:value-type="float">
            <text:p>226,78</text:p>
          </table:table-cell>
          <table:table-cell table:style-name="ce3" table:formula="of:=[.R90]-[.R$176]" office:value-type="float" office:value="121.33" calcext:value-type="float">
            <text:p>121,33</text:p>
          </table:table-cell>
          <table:table-cell table:style-name="ce3" table:formula="of:=[.S90]-[.S$176]" office:value-type="float" office:value="56652.56" calcext:value-type="float">
            <text:p>56652,56</text:p>
          </table:table-cell>
          <table:table-cell table:style-name="ce3" table:formula="of:=[.T90]-[.T$176]" office:value-type="float" office:value="124.3" calcext:value-type="float">
            <text:p>124,3</text:p>
          </table:table-cell>
          <table:table-cell table:style-name="ce3" table:formula="of:=[.U90]-[.U$176]" office:value-type="float" office:value="0" calcext:value-type="float">
            <text:p>0</text:p>
          </table:table-cell>
          <table:table-cell table:style-name="ce3" table:formula="of:=[.V9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[.B91]-[.B$176]" office:value-type="float" office:value="-690.96" calcext:value-type="float">
            <text:p>-690,96</text:p>
          </table:table-cell>
          <table:table-cell table:style-name="ce3" table:formula="of:=[.C91]-[.C$176]" office:value-type="float" office:value="1929.12" calcext:value-type="float">
            <text:p>1929,12</text:p>
          </table:table-cell>
          <table:table-cell table:style-name="ce3" table:formula="of:=[.D91]-[.D$176]" office:value-type="float" office:value="9268.82" calcext:value-type="float">
            <text:p>9268,82</text:p>
          </table:table-cell>
          <table:table-cell table:style-name="ce3" table:formula="of:=[.E91]-[.E$176]" office:value-type="float" office:value="4130121.56" calcext:value-type="float">
            <text:p>4130121,56</text:p>
          </table:table-cell>
          <table:table-cell table:style-name="ce3" table:formula="of:=[.F91]-[.F$176]" office:value-type="float" office:value="-1853.76" calcext:value-type="float">
            <text:p>-1853,76</text:p>
          </table:table-cell>
          <table:table-cell table:style-name="ce3" table:formula="of:=[.G91]-[.G$176]" office:value-type="float" office:value="65.4599999999998" calcext:value-type="float">
            <text:p>65,46</text:p>
          </table:table-cell>
          <table:table-cell table:style-name="ce3" table:formula="of:=[.H91]-[.H$176]" office:value-type="float" office:value="72.4000000000001" calcext:value-type="float">
            <text:p>72,4</text:p>
          </table:table-cell>
          <table:table-cell table:style-name="ce3" table:formula="of:=[.I91]-[.I$176]" office:value-type="float" office:value="62910.12" calcext:value-type="float">
            <text:p>62910,12</text:p>
          </table:table-cell>
          <table:table-cell table:style-name="ce3" table:formula="of:=[.J91]-[.J$176]" office:value-type="float" office:value="940.620000000001" calcext:value-type="float">
            <text:p>940,62</text:p>
          </table:table-cell>
          <table:table-cell table:style-name="ce3" table:formula="of:=[.K91]-[.K$176]" office:value-type="float" office:value="1025.08" calcext:value-type="float">
            <text:p>1025,08</text:p>
          </table:table-cell>
          <table:table-cell table:style-name="ce3" table:formula="of:=[.L91]-[.L$176]" office:value-type="float" office:value="3587.95" calcext:value-type="float">
            <text:p>3587,95</text:p>
          </table:table-cell>
          <table:table-cell table:style-name="ce3" table:formula="of:=[.M91]-[.M$176]" office:value-type="float" office:value="952.42" calcext:value-type="float">
            <text:p>952,42</text:p>
          </table:table-cell>
          <table:table-cell table:style-name="ce3" table:formula="of:=[.N91]-[.N$176]" office:value-type="float" office:value="1806995.12" calcext:value-type="float">
            <text:p>1806995,12</text:p>
          </table:table-cell>
          <table:table-cell table:style-name="ce3" table:formula="of:=[.O91]-[.O$176]" office:value-type="float" office:value="81.25" calcext:value-type="float">
            <text:p>81,25</text:p>
          </table:table-cell>
          <table:table-cell table:style-name="ce3" table:formula="of:=[.P91]-[.P$176]" office:value-type="float" office:value="-31.92" calcext:value-type="float">
            <text:p>-31,92</text:p>
          </table:table-cell>
          <table:table-cell table:style-name="ce3" table:formula="of:=[.Q91]-[.Q$176]" office:value-type="float" office:value="-74.4199999999998" calcext:value-type="float">
            <text:p>-74,42</text:p>
          </table:table-cell>
          <table:table-cell table:style-name="ce3" table:formula="of:=[.R91]-[.R$176]" office:value-type="float" office:value="283.83" calcext:value-type="float">
            <text:p>283,83</text:p>
          </table:table-cell>
          <table:table-cell table:style-name="ce3" table:formula="of:=[.S91]-[.S$176]" office:value-type="float" office:value="59365.36" calcext:value-type="float">
            <text:p>59365,36</text:p>
          </table:table-cell>
          <table:table-cell table:style-name="ce3" table:formula="of:=[.T91]-[.T$176]" office:value-type="float" office:value="274.5" calcext:value-type="float">
            <text:p>274,5</text:p>
          </table:table-cell>
          <table:table-cell table:style-name="ce3" table:formula="of:=[.U91]-[.U$176]" office:value-type="float" office:value="25" calcext:value-type="float">
            <text:p>25</text:p>
          </table:table-cell>
          <table:table-cell table:style-name="ce3" table:formula="of:=[.V91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[.B92]-[.B$176]" office:value-type="float" office:value="-169.56" calcext:value-type="float">
            <text:p>-169,56</text:p>
          </table:table-cell>
          <table:table-cell table:style-name="ce3" table:formula="of:=[.C92]-[.C$176]" office:value-type="float" office:value="2009.12" calcext:value-type="float">
            <text:p>2009,12</text:p>
          </table:table-cell>
          <table:table-cell table:style-name="ce3" table:formula="of:=[.D92]-[.D$176]" office:value-type="float" office:value="9268.82" calcext:value-type="float">
            <text:p>9268,82</text:p>
          </table:table-cell>
          <table:table-cell table:style-name="ce3" table:formula="of:=[.E92]-[.E$176]" office:value-type="float" office:value="4217094.66" calcext:value-type="float">
            <text:p>4217094,66</text:p>
          </table:table-cell>
          <table:table-cell table:style-name="ce3" table:formula="of:=[.F92]-[.F$176]" office:value-type="float" office:value="4928.24" calcext:value-type="float">
            <text:p>4928,24</text:p>
          </table:table-cell>
          <table:table-cell table:style-name="ce3" table:formula="of:=[.G92]-[.G$176]" office:value-type="float" office:value="-586.24" calcext:value-type="float">
            <text:p>-586,24</text:p>
          </table:table-cell>
          <table:table-cell table:style-name="ce3" table:formula="of:=[.H92]-[.H$176]" office:value-type="float" office:value="212.8" calcext:value-type="float">
            <text:p>212,8</text:p>
          </table:table-cell>
          <table:table-cell table:style-name="ce3" table:formula="of:=[.I92]-[.I$176]" office:value-type="float" office:value="62937.22" calcext:value-type="float">
            <text:p>62937,22</text:p>
          </table:table-cell>
          <table:table-cell table:style-name="ce3" table:formula="of:=[.J92]-[.J$176]" office:value-type="float" office:value="439.420000000001" calcext:value-type="float">
            <text:p>439,42</text:p>
          </table:table-cell>
          <table:table-cell table:style-name="ce3" table:formula="of:=[.K92]-[.K$176]" office:value-type="float" office:value="298.380000000001" calcext:value-type="float">
            <text:p>298,38</text:p>
          </table:table-cell>
          <table:table-cell table:style-name="ce3" table:formula="of:=[.L92]-[.L$176]" office:value-type="float" office:value="1863.15" calcext:value-type="float">
            <text:p>1863,15</text:p>
          </table:table-cell>
          <table:table-cell table:style-name="ce3" table:formula="of:=[.M92]-[.M$176]" office:value-type="float" office:value="872.22" calcext:value-type="float">
            <text:p>872,22</text:p>
          </table:table-cell>
          <table:table-cell table:style-name="ce3" table:formula="of:=[.N92]-[.N$176]" office:value-type="float" office:value="1799967.92" calcext:value-type="float">
            <text:p>1799967,92</text:p>
          </table:table-cell>
          <table:table-cell table:style-name="ce3" table:formula="of:=[.O92]-[.O$176]" office:value-type="float" office:value="93.75" calcext:value-type="float">
            <text:p>93,75</text:p>
          </table:table-cell>
          <table:table-cell table:style-name="ce3" table:formula="of:=[.P92]-[.P$176]" office:value-type="float" office:value="-56.92" calcext:value-type="float">
            <text:p>-56,92</text:p>
          </table:table-cell>
          <table:table-cell table:style-name="ce3" table:formula="of:=[.Q92]-[.Q$176]" office:value-type="float" office:value="85.98" calcext:value-type="float">
            <text:p>85,98</text:p>
          </table:table-cell>
          <table:table-cell table:style-name="ce3" table:formula="of:=[.R92]-[.R$176]" office:value-type="float" office:value="261.33" calcext:value-type="float">
            <text:p>261,33</text:p>
          </table:table-cell>
          <table:table-cell table:style-name="ce3" table:formula="of:=[.S92]-[.S$176]" office:value-type="float" office:value="56598.26" calcext:value-type="float">
            <text:p>56598,26</text:p>
          </table:table-cell>
          <table:table-cell table:style-name="ce3" table:formula="of:=[.T92]-[.T$176]" office:value-type="float" office:value="134.2" calcext:value-type="float">
            <text:p>134,2</text:p>
          </table:table-cell>
          <table:table-cell table:style-name="ce3" table:formula="of:=[.U92]-[.U$176]" office:value-type="float" office:value="0" calcext:value-type="float">
            <text:p>0</text:p>
          </table:table-cell>
          <table:table-cell table:style-name="ce3" table:formula="of:=[.V9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[.B93]-[.B$176]" office:value-type="float" office:value="-389.96" calcext:value-type="float">
            <text:p>-389,96</text:p>
          </table:table-cell>
          <table:table-cell table:style-name="ce3" table:formula="of:=[.C93]-[.C$176]" office:value-type="float" office:value="1507.72" calcext:value-type="float">
            <text:p>1507,72</text:p>
          </table:table-cell>
          <table:table-cell table:style-name="ce3" table:formula="of:=[.D93]-[.D$176]" office:value-type="float" office:value="6555.92" calcext:value-type="float">
            <text:p>6555,92</text:p>
          </table:table-cell>
          <table:table-cell table:style-name="ce3" table:formula="of:=[.E93]-[.E$176]" office:value-type="float" office:value="4135439.36" calcext:value-type="float">
            <text:p>4135439,36</text:p>
          </table:table-cell>
          <table:table-cell table:style-name="ce3" table:formula="of:=[.F93]-[.F$176]" office:value-type="float" office:value="1537.24" calcext:value-type="float">
            <text:p>1537,24</text:p>
          </table:table-cell>
          <table:table-cell table:style-name="ce3" table:formula="of:=[.G93]-[.G$176]" office:value-type="float" office:value="140.96" calcext:value-type="float">
            <text:p>140,96</text:p>
          </table:table-cell>
          <table:table-cell table:style-name="ce3" table:formula="of:=[.H93]-[.H$176]" office:value-type="float" office:value="-8" calcext:value-type="float">
            <text:p>-8</text:p>
          </table:table-cell>
          <table:table-cell table:style-name="ce3" table:formula="of:=[.I93]-[.I$176]" office:value-type="float" office:value="60197.32" calcext:value-type="float">
            <text:p>60197,32</text:p>
          </table:table-cell>
          <table:table-cell table:style-name="ce3" table:formula="of:=[.J93]-[.J$176]" office:value-type="float" office:value="-42.1799999999994" calcext:value-type="float">
            <text:p>-42,18</text:p>
          </table:table-cell>
          <table:table-cell table:style-name="ce3" table:formula="of:=[.K93]-[.K$176]" office:value-type="float" office:value="-2.41999999999962" calcext:value-type="float">
            <text:p>-2,42</text:p>
          </table:table-cell>
          <table:table-cell table:style-name="ce3" table:formula="of:=[.L93]-[.L$176]" office:value-type="float" office:value="1241.55" calcext:value-type="float">
            <text:p>1241,55</text:p>
          </table:table-cell>
          <table:table-cell table:style-name="ce3" table:formula="of:=[.M93]-[.M$176]" office:value-type="float" office:value="1133.12" calcext:value-type="float">
            <text:p>1133,12</text:p>
          </table:table-cell>
          <table:table-cell table:style-name="ce3" table:formula="of:=[.N93]-[.N$176]" office:value-type="float" office:value="1645747.12" calcext:value-type="float">
            <text:p>1645747,12</text:p>
          </table:table-cell>
          <table:table-cell table:style-name="ce3" table:formula="of:=[.O93]-[.O$176]" office:value-type="float" office:value="18.75" calcext:value-type="float">
            <text:p>18,75</text:p>
          </table:table-cell>
          <table:table-cell table:style-name="ce3" table:formula="of:=[.P93]-[.P$176]" office:value-type="float" office:value="-31.92" calcext:value-type="float">
            <text:p>-31,92</text:p>
          </table:table-cell>
          <table:table-cell table:style-name="ce3" table:formula="of:=[.Q93]-[.Q$176]" office:value-type="float" office:value="-154.22" calcext:value-type="float">
            <text:p>-154,22</text:p>
          </table:table-cell>
          <table:table-cell table:style-name="ce3" table:formula="of:=[.R93]-[.R$176]" office:value-type="float" office:value="11.33" calcext:value-type="float">
            <text:p>11,33</text:p>
          </table:table-cell>
          <table:table-cell table:style-name="ce3" table:formula="of:=[.S93]-[.S$176]" office:value-type="float" office:value="51199.76" calcext:value-type="float">
            <text:p>51199,76</text:p>
          </table:table-cell>
          <table:table-cell table:style-name="ce3" table:formula="of:=[.T93]-[.T$176]" office:value-type="float" office:value="124.3" calcext:value-type="float">
            <text:p>124,3</text:p>
          </table:table-cell>
          <table:table-cell table:style-name="ce3" table:formula="of:=[.U93]-[.U$176]" office:value-type="float" office:value="0" calcext:value-type="float">
            <text:p>0</text:p>
          </table:table-cell>
          <table:table-cell table:style-name="ce3" table:formula="of:=[.V93]-[.V$176]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[.B94]-[.B$176]" office:value-type="float" office:value="-38.8599999999997" calcext:value-type="float">
            <text:p>-38,86</text:p>
          </table:table-cell>
          <table:table-cell table:style-name="ce3" table:formula="of:=[.C94]-[.C$176]" office:value-type="float" office:value="1246.92" calcext:value-type="float">
            <text:p>1246,92</text:p>
          </table:table-cell>
          <table:table-cell table:style-name="ce3" table:formula="of:=[.D94]-[.D$176]" office:value-type="float" office:value="1808.52" calcext:value-type="float">
            <text:p>1808,52</text:p>
          </table:table-cell>
          <table:table-cell table:style-name="ce3" table:formula="of:=[.E94]-[.E$176]" office:value-type="float" office:value="3991280.26" calcext:value-type="float">
            <text:p>3991280,26</text:p>
          </table:table-cell>
          <table:table-cell table:style-name="ce3" table:formula="of:=[.F94]-[.F$176]" office:value-type="float" office:value="-1853.76" calcext:value-type="float">
            <text:p>-1853,76</text:p>
          </table:table-cell>
          <table:table-cell table:style-name="ce3" table:formula="of:=[.G94]-[.G$176]" office:value-type="float" office:value="-385.64" calcext:value-type="float">
            <text:p>-385,64</text:p>
          </table:table-cell>
          <table:table-cell table:style-name="ce3" table:formula="of:=[.H94]-[.H$176]" office:value-type="float" office:value="252.6" calcext:value-type="float">
            <text:p>252,6</text:p>
          </table:table-cell>
          <table:table-cell table:style-name="ce3" table:formula="of:=[.I94]-[.I$176]" office:value-type="float" office:value="57484.52" calcext:value-type="float">
            <text:p>57484,52</text:p>
          </table:table-cell>
          <table:table-cell table:style-name="ce3" table:formula="of:=[.J94]-[.J$176]" office:value-type="float" office:value="559.62" calcext:value-type="float">
            <text:p>559,62</text:p>
          </table:table-cell>
          <table:table-cell table:style-name="ce3" table:formula="of:=[.K94]-[.K$176]" office:value-type="float" office:value="-153.119999999999" calcext:value-type="float">
            <text:p>-153,12</text:p>
          </table:table-cell>
          <table:table-cell table:style-name="ce3" table:formula="of:=[.L94]-[.L$176]" office:value-type="float" office:value="950.95" calcext:value-type="float">
            <text:p>950,95</text:p>
          </table:table-cell>
          <table:table-cell table:style-name="ce3" table:formula="of:=[.M94]-[.M$176]" office:value-type="float" office:value="551.42" calcext:value-type="float">
            <text:p>551,42</text:p>
          </table:table-cell>
          <table:table-cell table:style-name="ce3" table:formula="of:=[.N94]-[.N$176]" office:value-type="float" office:value="1544902.32" calcext:value-type="float">
            <text:p>1544902,32</text:p>
          </table:table-cell>
          <table:table-cell table:style-name="ce3" table:formula="of:=[.O94]-[.O$176]" office:value-type="float" office:value="43.75" calcext:value-type="float">
            <text:p>43,75</text:p>
          </table:table-cell>
          <table:table-cell table:style-name="ce3" table:formula="of:=[.P94]-[.P$176]" office:value-type="float" office:value="53.28" calcext:value-type="float">
            <text:p>53,28</text:p>
          </table:table-cell>
          <table:table-cell table:style-name="ce3" table:formula="of:=[.Q94]-[.Q$176]" office:value-type="float" office:value="25.98" calcext:value-type="float">
            <text:p>25,98</text:p>
          </table:table-cell>
          <table:table-cell table:style-name="ce3" table:formula="of:=[.R94]-[.R$176]" office:value-type="float" office:value="71.33" calcext:value-type="float">
            <text:p>71,33</text:p>
          </table:table-cell>
          <table:table-cell table:style-name="ce3" table:formula="of:=[.S94]-[.S$176]" office:value-type="float" office:value="45719.96" calcext:value-type="float">
            <text:p>45719,96</text:p>
          </table:table-cell>
          <table:table-cell table:style-name="ce3" table:formula="of:=[.T94]-[.T$176]" office:value-type="float" office:value="40.7" calcext:value-type="float">
            <text:p>40,7</text:p>
          </table:table-cell>
          <table:table-cell table:style-name="ce3" table:formula="of:=[.U94]-[.U$176]" office:value-type="float" office:value="0" calcext:value-type="float">
            <text:p>0</text:p>
          </table:table-cell>
          <table:table-cell table:style-name="ce3" table:formula="of:=[.V9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[.B95]-[.B$176]" office:value-type="float" office:value="-269.56" calcext:value-type="float">
            <text:p>-269,56</text:p>
          </table:table-cell>
          <table:table-cell table:style-name="ce3" table:formula="of:=[.C95]-[.C$176]" office:value-type="float" office:value="1367.12" calcext:value-type="float">
            <text:p>1367,12</text:p>
          </table:table-cell>
          <table:table-cell table:style-name="ce3" table:formula="of:=[.D95]-[.D$176]" office:value-type="float" office:value="5199.52" calcext:value-type="float">
            <text:p>5199,52</text:p>
          </table:table-cell>
          <table:table-cell table:style-name="ce3" table:formula="of:=[.E95]-[.E$176]" office:value-type="float" office:value="3866165.26" calcext:value-type="float">
            <text:p>3866165,26</text:p>
          </table:table-cell>
          <table:table-cell table:style-name="ce3" table:formula="of:=[.F95]-[.F$176]" office:value-type="float" office:value="-1853.76" calcext:value-type="float">
            <text:p>-1853,76</text:p>
          </table:table-cell>
          <table:table-cell table:style-name="ce3" table:formula="of:=[.G95]-[.G$176]" office:value-type="float" office:value="-566.24" calcext:value-type="float">
            <text:p>-566,24</text:p>
          </table:table-cell>
          <table:table-cell table:style-name="ce3" table:formula="of:=[.H95]-[.H$176]" office:value-type="float" office:value="-309" calcext:value-type="float">
            <text:p>-309</text:p>
          </table:table-cell>
          <table:table-cell table:style-name="ce3" table:formula="of:=[.I95]-[.I$176]" office:value-type="float" office:value="60197.32" calcext:value-type="float">
            <text:p>60197,32</text:p>
          </table:table-cell>
          <table:table-cell table:style-name="ce3" table:formula="of:=[.J95]-[.J$176]" office:value-type="float" office:value="559.420000000001" calcext:value-type="float">
            <text:p>559,42</text:p>
          </table:table-cell>
          <table:table-cell table:style-name="ce3" table:formula="of:=[.K95]-[.K$176]" office:value-type="float" office:value="-303.619999999999" calcext:value-type="float">
            <text:p>-303,62</text:p>
          </table:table-cell>
          <table:table-cell table:style-name="ce3" table:formula="of:=[.L95]-[.L$176]" office:value-type="float" office:value="439.15" calcext:value-type="float">
            <text:p>439,15</text:p>
          </table:table-cell>
          <table:table-cell table:style-name="ce3" table:formula="of:=[.M95]-[.M$176]" office:value-type="float" office:value="606.32" calcext:value-type="float">
            <text:p>606,32</text:p>
          </table:table-cell>
          <table:table-cell table:style-name="ce3" table:formula="of:=[.N95]-[.N$176]" office:value-type="float" office:value="1450259.12" calcext:value-type="float">
            <text:p>1450259,12</text:p>
          </table:table-cell>
          <table:table-cell table:style-name="ce3" table:formula="of:=[.O95]-[.O$176]" office:value-type="float" office:value="118.75" calcext:value-type="float">
            <text:p>118,75</text:p>
          </table:table-cell>
          <table:table-cell table:style-name="ce3" table:formula="of:=[.P95]-[.P$176]" office:value-type="float" office:value="-26.92" calcext:value-type="float">
            <text:p>-26,92</text:p>
          </table:table-cell>
          <table:table-cell table:style-name="ce3" table:formula="of:=[.Q95]-[.Q$176]" office:value-type="float" office:value="-275.02" calcext:value-type="float">
            <text:p>-275,02</text:p>
          </table:table-cell>
          <table:table-cell table:style-name="ce3" table:formula="of:=[.R95]-[.R$176]" office:value-type="float" office:value="-16.17" calcext:value-type="float">
            <text:p>-16,17</text:p>
          </table:table-cell>
          <table:table-cell table:style-name="ce3" table:formula="of:=[.S95]-[.S$176]" office:value-type="float" office:value="43007.16" calcext:value-type="float">
            <text:p>43007,16</text:p>
          </table:table-cell>
          <table:table-cell table:style-name="ce3" table:formula="of:=[.T95]-[.T$176]" office:value-type="float" office:value="-1" calcext:value-type="float">
            <text:p>-1</text:p>
          </table:table-cell>
          <table:table-cell table:style-name="ce3" table:formula="of:=[.U95]-[.U$176]" office:value-type="float" office:value="0" calcext:value-type="float">
            <text:p>0</text:p>
          </table:table-cell>
          <table:table-cell table:style-name="ce3" table:formula="of:=[.V9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[.B96]-[.B$176]" office:value-type="float" office:value="-129.36" calcext:value-type="float">
            <text:p>-129,36</text:p>
          </table:table-cell>
          <table:table-cell table:style-name="ce3" table:formula="of:=[.C96]-[.C$176]" office:value-type="float" office:value="1487.52" calcext:value-type="float">
            <text:p>1487,52</text:p>
          </table:table-cell>
          <table:table-cell table:style-name="ce3" table:formula="of:=[.D96]-[.D$176]" office:value-type="float" office:value="5199.52" calcext:value-type="float">
            <text:p>5199,52</text:p>
          </table:table-cell>
          <table:table-cell table:style-name="ce3" table:formula="of:=[.E96]-[.E$176]" office:value-type="float" office:value="3776425.16" calcext:value-type="float">
            <text:p>3776425,16</text:p>
          </table:table-cell>
          <table:table-cell table:style-name="ce3" table:formula="of:=[.F96]-[.F$176]" office:value-type="float" office:value="1537.24" calcext:value-type="float">
            <text:p>1537,24</text:p>
          </table:table-cell>
          <table:table-cell table:style-name="ce3" table:formula="of:=[.G96]-[.G$176]" office:value-type="float" office:value="-360.54" calcext:value-type="float">
            <text:p>-360,54</text:p>
          </table:table-cell>
          <table:table-cell table:style-name="ce3" table:formula="of:=[.H96]-[.H$176]" office:value-type="float" office:value="-248.6" calcext:value-type="float">
            <text:p>-248,6</text:p>
          </table:table-cell>
          <table:table-cell table:style-name="ce3" table:formula="of:=[.I96]-[.I$176]" office:value-type="float" office:value="60197.32" calcext:value-type="float">
            <text:p>60197,32</text:p>
          </table:table-cell>
          <table:table-cell table:style-name="ce3" table:formula="of:=[.J96]-[.J$176]" office:value-type="float" office:value="479.22" calcext:value-type="float">
            <text:p>479,22</text:p>
          </table:table-cell>
          <table:table-cell table:style-name="ce3" table:formula="of:=[.K96]-[.K$176]" office:value-type="float" office:value="448.58" calcext:value-type="float">
            <text:p>448,58</text:p>
          </table:table-cell>
          <table:table-cell table:style-name="ce3" table:formula="of:=[.L96]-[.L$176]" office:value-type="float" office:value="218.75" calcext:value-type="float">
            <text:p>218,75</text:p>
          </table:table-cell>
          <table:table-cell table:style-name="ce3" table:formula="of:=[.M96]-[.M$176]" office:value-type="float" office:value="330.82" calcext:value-type="float">
            <text:p>330,82</text:p>
          </table:table-cell>
          <table:table-cell table:style-name="ce3" table:formula="of:=[.N96]-[.N$176]" office:value-type="float" office:value="1439737.52" calcext:value-type="float">
            <text:p>1439737,52</text:p>
          </table:table-cell>
          <table:table-cell table:style-name="ce3" table:formula="of:=[.O96]-[.O$176]" office:value-type="float" office:value="168.75" calcext:value-type="float">
            <text:p>168,75</text:p>
          </table:table-cell>
          <table:table-cell table:style-name="ce3" table:formula="of:=[.P96]-[.P$176]" office:value-type="float" office:value="-73.62" calcext:value-type="float">
            <text:p>-73,62</text:p>
          </table:table-cell>
          <table:table-cell table:style-name="ce3" table:formula="of:=[.Q96]-[.Q$176]" office:value-type="float" office:value="-214.62" calcext:value-type="float">
            <text:p>-214,62</text:p>
          </table:table-cell>
          <table:table-cell table:style-name="ce3" table:formula="of:=[.R96]-[.R$176]" office:value-type="float" office:value="71.33" calcext:value-type="float">
            <text:p>71,33</text:p>
          </table:table-cell>
          <table:table-cell table:style-name="ce3" table:formula="of:=[.S96]-[.S$176]" office:value-type="float" office:value="43007.16" calcext:value-type="float">
            <text:p>43007,16</text:p>
          </table:table-cell>
          <table:table-cell table:style-name="ce3" table:formula="of:=[.T96]-[.T$176]" office:value-type="float" office:value="74.3" calcext:value-type="float">
            <text:p>74,3</text:p>
          </table:table-cell>
          <table:table-cell table:style-name="ce3" table:formula="of:=[.U96]-[.U$176]" office:value-type="float" office:value="25" calcext:value-type="float">
            <text:p>25</text:p>
          </table:table-cell>
          <table:table-cell table:style-name="ce3" table:formula="of:=[.V9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[.B97]-[.B$176]" office:value-type="float" office:value="-8.96000000000004" calcext:value-type="float">
            <text:p>-8,96</text:p>
          </table:table-cell>
          <table:table-cell table:style-name="ce3" table:formula="of:=[.C97]-[.C$176]" office:value-type="float" office:value="845.72" calcext:value-type="float">
            <text:p>845,72</text:p>
          </table:table-cell>
          <table:table-cell table:style-name="ce3" table:formula="of:=[.D97]-[.D$176]" office:value-type="float" office:value="3843.12" calcext:value-type="float">
            <text:p>3843,12</text:p>
          </table:table-cell>
          <table:table-cell table:style-name="ce3" table:formula="of:=[.E97]-[.E$176]" office:value-type="float" office:value="3732884.56" calcext:value-type="float">
            <text:p>3732884,56</text:p>
          </table:table-cell>
          <table:table-cell table:style-name="ce3" table:formula="of:=[.F97]-[.F$176]" office:value-type="float" office:value="-1853.76" calcext:value-type="float">
            <text:p>-1853,76</text:p>
          </table:table-cell>
          <table:table-cell table:style-name="ce3" table:formula="of:=[.G97]-[.G$176]" office:value-type="float" office:value="-435.74" calcext:value-type="float">
            <text:p>-435,74</text:p>
          </table:table-cell>
          <table:table-cell table:style-name="ce3" table:formula="of:=[.H97]-[.H$176]" office:value-type="float" office:value="-168.6" calcext:value-type="float">
            <text:p>-168,6</text:p>
          </table:table-cell>
          <table:table-cell table:style-name="ce3" table:formula="of:=[.I97]-[.I$176]" office:value-type="float" office:value="60197.32" calcext:value-type="float">
            <text:p>60197,32</text:p>
          </table:table-cell>
          <table:table-cell table:style-name="ce3" table:formula="of:=[.J97]-[.J$176]" office:value-type="float" office:value="-102.38" calcext:value-type="float">
            <text:p>-102,38</text:p>
          </table:table-cell>
          <table:table-cell table:style-name="ce3" table:formula="of:=[.K97]-[.K$176]" office:value-type="float" office:value="198.08" calcext:value-type="float">
            <text:p>198,08</text:p>
          </table:table-cell>
          <table:table-cell table:style-name="ce3" table:formula="of:=[.L97]-[.L$176]" office:value-type="float" office:value="725.15" calcext:value-type="float">
            <text:p>725,15</text:p>
          </table:table-cell>
          <table:table-cell table:style-name="ce3" table:formula="of:=[.M97]-[.M$176]" office:value-type="float" office:value="631.62" calcext:value-type="float">
            <text:p>631,62</text:p>
          </table:table-cell>
          <table:table-cell table:style-name="ce3" table:formula="of:=[.N97]-[.N$176]" office:value-type="float" office:value="1461036.72" calcext:value-type="float">
            <text:p>1461036,72</text:p>
          </table:table-cell>
          <table:table-cell table:style-name="ce3" table:formula="of:=[.O97]-[.O$176]" office:value-type="float" office:value="18.75" calcext:value-type="float">
            <text:p>18,75</text:p>
          </table:table-cell>
          <table:table-cell table:style-name="ce3" table:formula="of:=[.P97]-[.P$176]" office:value-type="float" office:value="-66.92" calcext:value-type="float">
            <text:p>-66,92</text:p>
          </table:table-cell>
          <table:table-cell table:style-name="ce3" table:formula="of:=[.Q97]-[.Q$176]" office:value-type="float" office:value="-314.82" calcext:value-type="float">
            <text:p>-314,82</text:p>
          </table:table-cell>
          <table:table-cell table:style-name="ce3" table:formula="of:=[.R97]-[.R$176]" office:value-type="float" office:value="81.33" calcext:value-type="float">
            <text:p>81,33</text:p>
          </table:table-cell>
          <table:table-cell table:style-name="ce3" table:formula="of:=[.S97]-[.S$176]" office:value-type="float" office:value="32101.66" calcext:value-type="float">
            <text:p>32101,66</text:p>
          </table:table-cell>
          <table:table-cell table:style-name="ce3" table:formula="of:=[.T97]-[.T$176]" office:value-type="float" office:value="199.5" calcext:value-type="float">
            <text:p>199,5</text:p>
          </table:table-cell>
          <table:table-cell table:style-name="ce3" table:formula="of:=[.U97]-[.U$176]" office:value-type="float" office:value="0" calcext:value-type="float">
            <text:p>0</text:p>
          </table:table-cell>
          <table:table-cell table:style-name="ce3" table:formula="of:=[.V9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[.B98]-[.B$176]" office:value-type="float" office:value="-470.36" calcext:value-type="float">
            <text:p>-470,36</text:p>
          </table:table-cell>
          <table:table-cell table:style-name="ce3" table:formula="of:=[.C98]-[.C$176]" office:value-type="float" office:value="1266.92" calcext:value-type="float">
            <text:p>1266,92</text:p>
          </table:table-cell>
          <table:table-cell table:style-name="ce3" table:formula="of:=[.D98]-[.D$176]" office:value-type="float" office:value="5199.52" calcext:value-type="float">
            <text:p>5199,52</text:p>
          </table:table-cell>
          <table:table-cell table:style-name="ce3" table:formula="of:=[.E98]-[.E$176]" office:value-type="float" office:value="3539732.36" calcext:value-type="float">
            <text:p>3539732,36</text:p>
          </table:table-cell>
          <table:table-cell table:style-name="ce3" table:formula="of:=[.F98]-[.F$176]" office:value-type="float" office:value="-1853.76" calcext:value-type="float">
            <text:p>-1853,76</text:p>
          </table:table-cell>
          <table:table-cell table:style-name="ce3" table:formula="of:=[.G98]-[.G$176]" office:value-type="float" office:value="-85.0400000000002" calcext:value-type="float">
            <text:p>-85,04</text:p>
          </table:table-cell>
          <table:table-cell table:style-name="ce3" table:formula="of:=[.H98]-[.H$176]" office:value-type="float" office:value="-88.2" calcext:value-type="float">
            <text:p>-88,2</text:p>
          </table:table-cell>
          <table:table-cell table:style-name="ce3" table:formula="of:=[.I98]-[.I$176]" office:value-type="float" office:value="57484.52" calcext:value-type="float">
            <text:p>57484,52</text:p>
          </table:table-cell>
          <table:table-cell table:style-name="ce3" table:formula="of:=[.J98]-[.J$176]" office:value-type="float" office:value="-56.9799999999996" calcext:value-type="float">
            <text:p>-56,98</text:p>
          </table:table-cell>
          <table:table-cell table:style-name="ce3" table:formula="of:=[.K98]-[.K$176]" office:value-type="float" office:value="-603.92" calcext:value-type="float">
            <text:p>-603,92</text:p>
          </table:table-cell>
          <table:table-cell table:style-name="ce3" table:formula="of:=[.L98]-[.L$176]" office:value-type="float" office:value="148.65" calcext:value-type="float">
            <text:p>148,65</text:p>
          </table:table-cell>
          <table:table-cell table:style-name="ce3" table:formula="of:=[.M98]-[.M$176]" office:value-type="float" office:value="350.82" calcext:value-type="float">
            <text:p>350,82</text:p>
          </table:table-cell>
          <table:table-cell table:style-name="ce3" table:formula="of:=[.N98]-[.N$176]" office:value-type="float" office:value="1457107.12" calcext:value-type="float">
            <text:p>1457107,12</text:p>
          </table:table-cell>
          <table:table-cell table:style-name="ce3" table:formula="of:=[.O98]-[.O$176]" office:value-type="float" office:value="31.25" calcext:value-type="float">
            <text:p>31,25</text:p>
          </table:table-cell>
          <table:table-cell table:style-name="ce3" table:formula="of:=[.P98]-[.P$176]" office:value-type="float" office:value="18.38" calcext:value-type="float">
            <text:p>18,38</text:p>
          </table:table-cell>
          <table:table-cell table:style-name="ce3" table:formula="of:=[.Q98]-[.Q$176]" office:value-type="float" office:value="186.58" calcext:value-type="float">
            <text:p>186,58</text:p>
          </table:table-cell>
          <table:table-cell table:style-name="ce3" table:formula="of:=[.R98]-[.R$176]" office:value-type="float" office:value="-18.67" calcext:value-type="float">
            <text:p>-18,67</text:p>
          </table:table-cell>
          <table:table-cell table:style-name="ce3" table:formula="of:=[.S98]-[.S$176]" office:value-type="float" office:value="34814.46" calcext:value-type="float">
            <text:p>34814,46</text:p>
          </table:table-cell>
          <table:table-cell table:style-name="ce3" table:formula="of:=[.T98]-[.T$176]" office:value-type="float" office:value="74" calcext:value-type="float">
            <text:p>74</text:p>
          </table:table-cell>
          <table:table-cell table:style-name="ce3" table:formula="of:=[.U98]-[.U$176]" office:value-type="float" office:value="0" calcext:value-type="float">
            <text:p>0</text:p>
          </table:table-cell>
          <table:table-cell table:style-name="ce3" table:formula="of:=[.V9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[.B99]-[.B$176]" office:value-type="float" office:value="-28.96" calcext:value-type="float">
            <text:p>-28,96</text:p>
          </table:table-cell>
          <table:table-cell table:style-name="ce3" table:formula="of:=[.C99]-[.C$176]" office:value-type="float" office:value="1046.32" calcext:value-type="float">
            <text:p>1046,32</text:p>
          </table:table-cell>
          <table:table-cell table:style-name="ce3" table:formula="of:=[.D99]-[.D$176]" office:value-type="float" office:value="5199.52" calcext:value-type="float">
            <text:p>5199,52</text:p>
          </table:table-cell>
          <table:table-cell table:style-name="ce3" table:formula="of:=[.E99]-[.E$176]" office:value-type="float" office:value="3564228.96" calcext:value-type="float">
            <text:p>3564228,96</text:p>
          </table:table-cell>
          <table:table-cell table:style-name="ce3" table:formula="of:=[.F99]-[.F$176]" office:value-type="float" office:value="-1853.76" calcext:value-type="float">
            <text:p>-1853,76</text:p>
          </table:table-cell>
          <table:table-cell table:style-name="ce3" table:formula="of:=[.G99]-[.G$176]" office:value-type="float" office:value="-165.04" calcext:value-type="float">
            <text:p>-165,04</text:p>
          </table:table-cell>
          <table:table-cell table:style-name="ce3" table:formula="of:=[.H99]-[.H$176]" office:value-type="float" office:value="112.4" calcext:value-type="float">
            <text:p>112,4</text:p>
          </table:table-cell>
          <table:table-cell table:style-name="ce3" table:formula="of:=[.I99]-[.I$176]" office:value-type="float" office:value="57457.42" calcext:value-type="float">
            <text:p>57457,42</text:p>
          </table:table-cell>
          <table:table-cell table:style-name="ce3" table:formula="of:=[.J99]-[.J$176]" office:value-type="float" office:value="419.22" calcext:value-type="float">
            <text:p>419,22</text:p>
          </table:table-cell>
          <table:table-cell table:style-name="ce3" table:formula="of:=[.K99]-[.K$176]" office:value-type="float" office:value="-127.92" calcext:value-type="float">
            <text:p>-127,92</text:p>
          </table:table-cell>
          <table:table-cell table:style-name="ce3" table:formula="of:=[.L99]-[.L$176]" office:value-type="float" office:value="18.15" calcext:value-type="float">
            <text:p>18,15</text:p>
          </table:table-cell>
          <table:table-cell table:style-name="ce3" table:formula="of:=[.M99]-[.M$176]" office:value-type="float" office:value="290.62" calcext:value-type="float">
            <text:p>290,62</text:p>
          </table:table-cell>
          <table:table-cell table:style-name="ce3" table:formula="of:=[.N99]-[.N$176]" office:value-type="float" office:value="1483724.72" calcext:value-type="float">
            <text:p>1483724,72</text:p>
          </table:table-cell>
          <table:table-cell table:style-name="ce3" table:formula="of:=[.O99]-[.O$176]" office:value-type="float" office:value="43.75" calcext:value-type="float">
            <text:p>43,75</text:p>
          </table:table-cell>
          <table:table-cell table:style-name="ce3" table:formula="of:=[.P99]-[.P$176]" office:value-type="float" office:value="-46.92" calcext:value-type="float">
            <text:p>-46,92</text:p>
          </table:table-cell>
          <table:table-cell table:style-name="ce3" table:formula="of:=[.Q99]-[.Q$176]" office:value-type="float" office:value="106.18" calcext:value-type="float">
            <text:p>106,18</text:p>
          </table:table-cell>
          <table:table-cell table:style-name="ce3" table:formula="of:=[.R99]-[.R$176]" office:value-type="float" office:value="11.33" calcext:value-type="float">
            <text:p>11,33</text:p>
          </table:table-cell>
          <table:table-cell table:style-name="ce3" table:formula="of:=[.S99]-[.S$176]" office:value-type="float" office:value="40267.16" calcext:value-type="float">
            <text:p>40267,16</text:p>
          </table:table-cell>
          <table:table-cell table:style-name="ce3" table:formula="of:=[.T99]-[.T$176]" office:value-type="float" office:value="114" calcext:value-type="float">
            <text:p>114</text:p>
          </table:table-cell>
          <table:table-cell table:style-name="ce3" table:formula="of:=[.U99]-[.U$176]" office:value-type="float" office:value="25" calcext:value-type="float">
            <text:p>25</text:p>
          </table:table-cell>
          <table:table-cell table:style-name="ce3" table:formula="of:=[.V9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[.B100]-[.B$176]" office:value-type="float" office:value="-530.36" calcext:value-type="float">
            <text:p>-530,36</text:p>
          </table:table-cell>
          <table:table-cell table:style-name="ce3" table:formula="of:=[.C100]-[.C$176]" office:value-type="float" office:value="965.92" calcext:value-type="float">
            <text:p>965,92</text:p>
          </table:table-cell>
          <table:table-cell table:style-name="ce3" table:formula="of:=[.D100]-[.D$176]" office:value-type="float" office:value="5199.52" calcext:value-type="float">
            <text:p>5199,52</text:p>
          </table:table-cell>
          <table:table-cell table:style-name="ce3" table:formula="of:=[.E100]-[.E$176]" office:value-type="float" office:value="3577793.46" calcext:value-type="float">
            <text:p>3577793,46</text:p>
          </table:table-cell>
          <table:table-cell table:style-name="ce3" table:formula="of:=[.F100]-[.F$176]" office:value-type="float" office:value="1537.24" calcext:value-type="float">
            <text:p>1537,24</text:p>
          </table:table-cell>
          <table:table-cell table:style-name="ce3" table:formula="of:=[.G100]-[.G$176]" office:value-type="float" office:value="-485.84" calcext:value-type="float">
            <text:p>-485,84</text:p>
          </table:table-cell>
          <table:table-cell table:style-name="ce3" table:formula="of:=[.H100]-[.H$176]" office:value-type="float" office:value="52.2" calcext:value-type="float">
            <text:p>52,2</text:p>
          </table:table-cell>
          <table:table-cell table:style-name="ce3" table:formula="of:=[.I100]-[.I$176]" office:value-type="float" office:value="54771.72" calcext:value-type="float">
            <text:p>54771,72</text:p>
          </table:table-cell>
          <table:table-cell table:style-name="ce3" table:formula="of:=[.J100]-[.J$176]" office:value-type="float" office:value="178.420000000001" calcext:value-type="float">
            <text:p>178,42</text:p>
          </table:table-cell>
          <table:table-cell table:style-name="ce3" table:formula="of:=[.K100]-[.K$176]" office:value-type="float" office:value="47.5800000000004" calcext:value-type="float">
            <text:p>47,58</text:p>
          </table:table-cell>
          <table:table-cell table:style-name="ce3" table:formula="of:=[.L100]-[.L$176]" office:value-type="float" office:value="178.55" calcext:value-type="float">
            <text:p>178,55</text:p>
          </table:table-cell>
          <table:table-cell table:style-name="ce3" table:formula="of:=[.M100]-[.M$176]" office:value-type="float" office:value="471.02" calcext:value-type="float">
            <text:p>471,02</text:p>
          </table:table-cell>
          <table:table-cell table:style-name="ce3" table:formula="of:=[.N100]-[.N$176]" office:value-type="float" office:value="1455539.12" calcext:value-type="float">
            <text:p>1455539,12</text:p>
          </table:table-cell>
          <table:table-cell table:style-name="ce3" table:formula="of:=[.O100]-[.O$176]" office:value-type="float" office:value="138.35" calcext:value-type="float">
            <text:p>138,35</text:p>
          </table:table-cell>
          <table:table-cell table:style-name="ce3" table:formula="of:=[.P100]-[.P$176]" office:value-type="float" office:value="-46.92" calcext:value-type="float">
            <text:p>-46,92</text:p>
          </table:table-cell>
          <table:table-cell table:style-name="ce3" table:formula="of:=[.Q100]-[.Q$176]" office:value-type="float" office:value="126.38" calcext:value-type="float">
            <text:p>126,38</text:p>
          </table:table-cell>
          <table:table-cell table:style-name="ce3" table:formula="of:=[.R100]-[.R$176]" office:value-type="float" office:value="158.83" calcext:value-type="float">
            <text:p>158,83</text:p>
          </table:table-cell>
          <table:table-cell table:style-name="ce3" table:formula="of:=[.S100]-[.S$176]" office:value-type="float" office:value="29388.76" calcext:value-type="float">
            <text:p>29388,76</text:p>
          </table:table-cell>
          <table:table-cell table:style-name="ce3" table:formula="of:=[.T100]-[.T$176]" office:value-type="float" office:value="74" calcext:value-type="float">
            <text:p>74</text:p>
          </table:table-cell>
          <table:table-cell table:style-name="ce3" table:formula="of:=[.U100]-[.U$176]" office:value-type="float" office:value="0" calcext:value-type="float">
            <text:p>0</text:p>
          </table:table-cell>
          <table:table-cell table:style-name="ce3" table:formula="of:=[.V10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[.B101]-[.B$176]" office:value-type="float" office:value="71.04" calcext:value-type="float">
            <text:p>71,04</text:p>
          </table:table-cell>
          <table:table-cell table:style-name="ce3" table:formula="of:=[.C101]-[.C$176]" office:value-type="float" office:value="946.12" calcext:value-type="float">
            <text:p>946,12</text:p>
          </table:table-cell>
          <table:table-cell table:style-name="ce3" table:formula="of:=[.D101]-[.D$176]" office:value-type="float" office:value="5199.52" calcext:value-type="float">
            <text:p>5199,52</text:p>
          </table:table-cell>
          <table:table-cell table:style-name="ce3" table:formula="of:=[.E101]-[.E$176]" office:value-type="float" office:value="3618621.06" calcext:value-type="float">
            <text:p>3618621,06</text:p>
          </table:table-cell>
          <table:table-cell table:style-name="ce3" table:formula="of:=[.F101]-[.F$176]" office:value-type="float" office:value="2667.64" calcext:value-type="float">
            <text:p>2667,64</text:p>
          </table:table-cell>
          <table:table-cell table:style-name="ce3" table:formula="of:=[.G101]-[.G$176]" office:value-type="float" office:value="-385.84" calcext:value-type="float">
            <text:p>-385,84</text:p>
          </table:table-cell>
          <table:table-cell table:style-name="ce3" table:formula="of:=[.H101]-[.H$176]" office:value-type="float" office:value="-128.4" calcext:value-type="float">
            <text:p>-128,4</text:p>
          </table:table-cell>
          <table:table-cell table:style-name="ce3" table:formula="of:=[.I101]-[.I$176]" office:value-type="float" office:value="60197.32" calcext:value-type="float">
            <text:p>60197,32</text:p>
          </table:table-cell>
          <table:table-cell table:style-name="ce3" table:formula="of:=[.J101]-[.J$176]" office:value-type="float" office:value="98.4200000000005" calcext:value-type="float">
            <text:p>98,42</text:p>
          </table:table-cell>
          <table:table-cell table:style-name="ce3" table:formula="of:=[.K101]-[.K$176]" office:value-type="float" office:value="-127.619999999999" calcext:value-type="float">
            <text:p>-127,62</text:p>
          </table:table-cell>
          <table:table-cell table:style-name="ce3" table:formula="of:=[.L101]-[.L$176]" office:value-type="float" office:value="98.15" calcext:value-type="float">
            <text:p>98,15</text:p>
          </table:table-cell>
          <table:table-cell table:style-name="ce3" table:formula="of:=[.M101]-[.M$176]" office:value-type="float" office:value="310.42" calcext:value-type="float">
            <text:p>310,42</text:p>
          </table:table-cell>
          <table:table-cell table:style-name="ce3" table:formula="of:=[.N101]-[.N$176]" office:value-type="float" office:value="1497542.32" calcext:value-type="float">
            <text:p>1497542,32</text:p>
          </table:table-cell>
          <table:table-cell table:style-name="ce3" table:formula="of:=[.O101]-[.O$176]" office:value-type="float" office:value="68.75" calcext:value-type="float">
            <text:p>68,75</text:p>
          </table:table-cell>
          <table:table-cell table:style-name="ce3" table:formula="of:=[.P101]-[.P$176]" office:value-type="float" office:value="33.08" calcext:value-type="float">
            <text:p>33,08</text:p>
          </table:table-cell>
          <table:table-cell table:style-name="ce3" table:formula="of:=[.Q101]-[.Q$176]" office:value-type="float" office:value="-34.02" calcext:value-type="float">
            <text:p>-34,02</text:p>
          </table:table-cell>
          <table:table-cell table:style-name="ce3" table:formula="of:=[.R101]-[.R$176]" office:value-type="float" office:value="61.33" calcext:value-type="float">
            <text:p>61,33</text:p>
          </table:table-cell>
          <table:table-cell table:style-name="ce3" table:formula="of:=[.S101]-[.S$176]" office:value-type="float" office:value="29388.76" calcext:value-type="float">
            <text:p>29388,76</text:p>
          </table:table-cell>
          <table:table-cell table:style-name="ce3" table:formula="of:=[.T101]-[.T$176]" office:value-type="float" office:value="94" calcext:value-type="float">
            <text:p>94</text:p>
          </table:table-cell>
          <table:table-cell table:style-name="ce3" table:formula="of:=[.U101]-[.U$176]" office:value-type="float" office:value="0" calcext:value-type="float">
            <text:p>0</text:p>
          </table:table-cell>
          <table:table-cell table:style-name="ce3" table:formula="of:=[.V10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[.B102]-[.B$176]" office:value-type="float" office:value="-129.36" calcext:value-type="float">
            <text:p>-129,36</text:p>
          </table:table-cell>
          <table:table-cell table:style-name="ce3" table:formula="of:=[.C102]-[.C$176]" office:value-type="float" office:value="1066.32" calcext:value-type="float">
            <text:p>1066,32</text:p>
          </table:table-cell>
          <table:table-cell table:style-name="ce3" table:formula="of:=[.D102]-[.D$176]" office:value-type="float" office:value="3843.12" calcext:value-type="float">
            <text:p>3843,12</text:p>
          </table:table-cell>
          <table:table-cell table:style-name="ce3" table:formula="of:=[.E102]-[.E$176]" office:value-type="float" office:value="3697536.76" calcext:value-type="float">
            <text:p>3697536,76</text:p>
          </table:table-cell>
          <table:table-cell table:style-name="ce3" table:formula="of:=[.F102]-[.F$176]" office:value-type="float" office:value="-1853.76" calcext:value-type="float">
            <text:p>-1853,76</text:p>
          </table:table-cell>
          <table:table-cell table:style-name="ce3" table:formula="of:=[.G102]-[.G$176]" office:value-type="float" office:value="-786.74" calcext:value-type="float">
            <text:p>-786,74</text:p>
          </table:table-cell>
          <table:table-cell table:style-name="ce3" table:formula="of:=[.H102]-[.H$176]" office:value-type="float" office:value="307.8" calcext:value-type="float">
            <text:p>307,8</text:p>
          </table:table-cell>
          <table:table-cell table:style-name="ce3" table:formula="of:=[.I102]-[.I$176]" office:value-type="float" office:value="60197.32" calcext:value-type="float">
            <text:p>60197,32</text:p>
          </table:table-cell>
          <table:table-cell table:style-name="ce3" table:formula="of:=[.J102]-[.J$176]" office:value-type="float" office:value="379.22" calcext:value-type="float">
            <text:p>379,22</text:p>
          </table:table-cell>
          <table:table-cell table:style-name="ce3" table:formula="of:=[.K102]-[.K$176]" office:value-type="float" office:value="-228.119999999999" calcext:value-type="float">
            <text:p>-228,12</text:p>
          </table:table-cell>
          <table:table-cell table:style-name="ce3" table:formula="of:=[.L102]-[.L$176]" office:value-type="float" office:value="138.35" calcext:value-type="float">
            <text:p>138,35</text:p>
          </table:table-cell>
          <table:table-cell table:style-name="ce3" table:formula="of:=[.M102]-[.M$176]" office:value-type="float" office:value="406.12" calcext:value-type="float">
            <text:p>406,12</text:p>
          </table:table-cell>
          <table:table-cell table:style-name="ce3" table:formula="of:=[.N102]-[.N$176]" office:value-type="float" office:value="1577663.92" calcext:value-type="float">
            <text:p>1577663,92</text:p>
          </table:table-cell>
          <table:table-cell table:style-name="ce3" table:formula="of:=[.O102]-[.O$176]" office:value-type="float" office:value="81.25" calcext:value-type="float">
            <text:p>81,25</text:p>
          </table:table-cell>
          <table:table-cell table:style-name="ce3" table:formula="of:=[.P102]-[.P$176]" office:value-type="float" office:value="-56.92" calcext:value-type="float">
            <text:p>-56,92</text:p>
          </table:table-cell>
          <table:table-cell table:style-name="ce3" table:formula="of:=[.Q102]-[.Q$176]" office:value-type="float" office:value="-74.22" calcext:value-type="float">
            <text:p>-74,22</text:p>
          </table:table-cell>
          <table:table-cell table:style-name="ce3" table:formula="of:=[.R102]-[.R$176]" office:value-type="float" office:value="71.33" calcext:value-type="float">
            <text:p>71,33</text:p>
          </table:table-cell>
          <table:table-cell table:style-name="ce3" table:formula="of:=[.S102]-[.S$176]" office:value-type="float" office:value="26675.96" calcext:value-type="float">
            <text:p>26675,96</text:p>
          </table:table-cell>
          <table:table-cell table:style-name="ce3" table:formula="of:=[.T102]-[.T$176]" office:value-type="float" office:value="49" calcext:value-type="float">
            <text:p>49</text:p>
          </table:table-cell>
          <table:table-cell table:style-name="ce3" table:formula="of:=[.U102]-[.U$176]" office:value-type="float" office:value="0" calcext:value-type="float">
            <text:p>0</text:p>
          </table:table-cell>
          <table:table-cell table:style-name="ce3" table:formula="of:=[.V10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[.B103]-[.B$176]" office:value-type="float" office:value="-409.96" calcext:value-type="float">
            <text:p>-409,96</text:p>
          </table:table-cell>
          <table:table-cell table:style-name="ce3" table:formula="of:=[.C103]-[.C$176]" office:value-type="float" office:value="1026.12" calcext:value-type="float">
            <text:p>1026,12</text:p>
          </table:table-cell>
          <table:table-cell table:style-name="ce3" table:formula="of:=[.D103]-[.D$176]" office:value-type="float" office:value="5199.52" calcext:value-type="float">
            <text:p>5199,52</text:p>
          </table:table-cell>
          <table:table-cell table:style-name="ce3" table:formula="of:=[.E103]-[.E$176]" office:value-type="float" office:value="3887949.06" calcext:value-type="float">
            <text:p>3887949,06</text:p>
          </table:table-cell>
          <table:table-cell table:style-name="ce3" table:formula="of:=[.F103]-[.F$176]" office:value-type="float" office:value="-1853.76" calcext:value-type="float">
            <text:p>-1853,76</text:p>
          </table:table-cell>
          <table:table-cell table:style-name="ce3" table:formula="of:=[.G103]-[.G$176]" office:value-type="float" office:value="-546.04" calcext:value-type="float">
            <text:p>-546,04</text:p>
          </table:table-cell>
          <table:table-cell table:style-name="ce3" table:formula="of:=[.H103]-[.H$176]" office:value-type="float" office:value="333" calcext:value-type="float">
            <text:p>333</text:p>
          </table:table-cell>
          <table:table-cell table:style-name="ce3" table:formula="of:=[.I103]-[.I$176]" office:value-type="float" office:value="57484.52" calcext:value-type="float">
            <text:p>57484,52</text:p>
          </table:table-cell>
          <table:table-cell table:style-name="ce3" table:formula="of:=[.J103]-[.J$176]" office:value-type="float" office:value="-21.9799999999996" calcext:value-type="float">
            <text:p>-21,98</text:p>
          </table:table-cell>
          <table:table-cell table:style-name="ce3" table:formula="of:=[.K103]-[.K$176]" office:value-type="float" office:value="-102.619999999999" calcext:value-type="float">
            <text:p>-102,62</text:p>
          </table:table-cell>
          <table:table-cell table:style-name="ce3" table:formula="of:=[.L103]-[.L$176]" office:value-type="float" office:value="98.15" calcext:value-type="float">
            <text:p>98,15</text:p>
          </table:table-cell>
          <table:table-cell table:style-name="ce3" table:formula="of:=[.M103]-[.M$176]" office:value-type="float" office:value="631.42" calcext:value-type="float">
            <text:p>631,42</text:p>
          </table:table-cell>
          <table:table-cell table:style-name="ce3" table:formula="of:=[.N103]-[.N$176]" office:value-type="float" office:value="1590259.12" calcext:value-type="float">
            <text:p>1590259,12</text:p>
          </table:table-cell>
          <table:table-cell table:style-name="ce3" table:formula="of:=[.O103]-[.O$176]" office:value-type="float" office:value="18.75" calcext:value-type="float">
            <text:p>18,75</text:p>
          </table:table-cell>
          <table:table-cell table:style-name="ce3" table:formula="of:=[.P103]-[.P$176]" office:value-type="float" office:value="-6.92" calcext:value-type="float">
            <text:p>-6,92</text:p>
          </table:table-cell>
          <table:table-cell table:style-name="ce3" table:formula="of:=[.Q103]-[.Q$176]" office:value-type="float" office:value="106.18" calcext:value-type="float">
            <text:p>106,18</text:p>
          </table:table-cell>
          <table:table-cell table:style-name="ce3" table:formula="of:=[.R103]-[.R$176]" office:value-type="float" office:value="21.33" calcext:value-type="float">
            <text:p>21,33</text:p>
          </table:table-cell>
          <table:table-cell table:style-name="ce3" table:formula="of:=[.S103]-[.S$176]" office:value-type="float" office:value="29388.76" calcext:value-type="float">
            <text:p>29388,76</text:p>
          </table:table-cell>
          <table:table-cell table:style-name="ce3" table:formula="of:=[.T103]-[.T$176]" office:value-type="float" office:value="141" calcext:value-type="float">
            <text:p>141</text:p>
          </table:table-cell>
          <table:table-cell table:style-name="ce3" table:formula="of:=[.U103]-[.U$176]" office:value-type="float" office:value="0" calcext:value-type="float">
            <text:p>0</text:p>
          </table:table-cell>
          <table:table-cell table:style-name="ce3" table:formula="of:=[.V10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[.B104]-[.B$176]" office:value-type="float" office:value="-831.36" calcext:value-type="float">
            <text:p>-831,36</text:p>
          </table:table-cell>
          <table:table-cell table:style-name="ce3" table:formula="of:=[.C104]-[.C$176]" office:value-type="float" office:value="926.12" calcext:value-type="float">
            <text:p>926,12</text:p>
          </table:table-cell>
          <table:table-cell table:style-name="ce3" table:formula="of:=[.D104]-[.D$176]" office:value-type="float" office:value="6555.92" calcext:value-type="float">
            <text:p>6555,92</text:p>
          </table:table-cell>
          <table:table-cell table:style-name="ce3" table:formula="of:=[.E104]-[.E$176]" office:value-type="float" office:value="3681151.56" calcext:value-type="float">
            <text:p>3681151,56</text:p>
          </table:table-cell>
          <table:table-cell table:style-name="ce3" table:formula="of:=[.F104]-[.F$176]" office:value-type="float" office:value="2667.64" calcext:value-type="float">
            <text:p>2667,64</text:p>
          </table:table-cell>
          <table:table-cell table:style-name="ce3" table:formula="of:=[.G104]-[.G$176]" office:value-type="float" office:value="140.96" calcext:value-type="float">
            <text:p>140,96</text:p>
          </table:table-cell>
          <table:table-cell table:style-name="ce3" table:formula="of:=[.H104]-[.H$176]" office:value-type="float" office:value="313" calcext:value-type="float">
            <text:p>313</text:p>
          </table:table-cell>
          <table:table-cell table:style-name="ce3" table:formula="of:=[.I104]-[.I$176]" office:value-type="float" office:value="57484.52" calcext:value-type="float">
            <text:p>57484,52</text:p>
          </table:table-cell>
          <table:table-cell table:style-name="ce3" table:formula="of:=[.J104]-[.J$176]" office:value-type="float" office:value="1462.02" calcext:value-type="float">
            <text:p>1462,02</text:p>
          </table:table-cell>
          <table:table-cell table:style-name="ce3" table:formula="of:=[.K104]-[.K$176]" office:value-type="float" office:value="498.880000000001" calcext:value-type="float">
            <text:p>498,88</text:p>
          </table:table-cell>
          <table:table-cell table:style-name="ce3" table:formula="of:=[.L104]-[.L$176]" office:value-type="float" office:value="2224.55" calcext:value-type="float">
            <text:p>2224,55</text:p>
          </table:table-cell>
          <table:table-cell table:style-name="ce3" table:formula="of:=[.M104]-[.M$176]" office:value-type="float" office:value="752.02" calcext:value-type="float">
            <text:p>752,02</text:p>
          </table:table-cell>
          <table:table-cell table:style-name="ce3" table:formula="of:=[.N104]-[.N$176]" office:value-type="float" office:value="1527014.32" calcext:value-type="float">
            <text:p>1527014,32</text:p>
          </table:table-cell>
          <table:table-cell table:style-name="ce3" table:formula="of:=[.O104]-[.O$176]" office:value-type="float" office:value="56.25" calcext:value-type="float">
            <text:p>56,25</text:p>
          </table:table-cell>
          <table:table-cell table:style-name="ce3" table:formula="of:=[.P104]-[.P$176]" office:value-type="float" office:value="-6.92" calcext:value-type="float">
            <text:p>-6,92</text:p>
          </table:table-cell>
          <table:table-cell table:style-name="ce3" table:formula="of:=[.Q104]-[.Q$176]" office:value-type="float" office:value="166.38" calcext:value-type="float">
            <text:p>166,38</text:p>
          </table:table-cell>
          <table:table-cell table:style-name="ce3" table:formula="of:=[.R104]-[.R$176]" office:value-type="float" office:value="161.33" calcext:value-type="float">
            <text:p>161,33</text:p>
          </table:table-cell>
          <table:table-cell table:style-name="ce3" table:formula="of:=[.S104]-[.S$176]" office:value-type="float" office:value="21250.36" calcext:value-type="float">
            <text:p>21250,36</text:p>
          </table:table-cell>
          <table:table-cell table:style-name="ce3" table:formula="of:=[.T104]-[.T$176]" office:value-type="float" office:value="354.6" calcext:value-type="float">
            <text:p>354,6</text:p>
          </table:table-cell>
          <table:table-cell table:style-name="ce3" table:formula="of:=[.U104]-[.U$176]" office:value-type="float" office:value="0" calcext:value-type="float">
            <text:p>0</text:p>
          </table:table-cell>
          <table:table-cell table:style-name="ce3" table:formula="of:=[.V10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[.B105]-[.B$176]" office:value-type="float" office:value="-169.36" calcext:value-type="float">
            <text:p>-169,36</text:p>
          </table:table-cell>
          <table:table-cell table:style-name="ce3" table:formula="of:=[.C105]-[.C$176]" office:value-type="float" office:value="905.72" calcext:value-type="float">
            <text:p>905,72</text:p>
          </table:table-cell>
          <table:table-cell table:style-name="ce3" table:formula="of:=[.D105]-[.D$176]" office:value-type="float" office:value="3843.12" calcext:value-type="float">
            <text:p>3843,12</text:p>
          </table:table-cell>
          <table:table-cell table:style-name="ce3" table:formula="of:=[.E105]-[.E$176]" office:value-type="float" office:value="3670246.06" calcext:value-type="float">
            <text:p>3670246,06</text:p>
          </table:table-cell>
          <table:table-cell table:style-name="ce3" table:formula="of:=[.F105]-[.F$176]" office:value-type="float" office:value="-1853.76" calcext:value-type="float">
            <text:p>-1853,76</text:p>
          </table:table-cell>
          <table:table-cell table:style-name="ce3" table:formula="of:=[.G105]-[.G$176]" office:value-type="float" office:value="-109.74" calcext:value-type="float">
            <text:p>-109,74</text:p>
          </table:table-cell>
          <table:table-cell table:style-name="ce3" table:formula="of:=[.H105]-[.H$176]" office:value-type="float" office:value="313" calcext:value-type="float">
            <text:p>313</text:p>
          </table:table-cell>
          <table:table-cell table:style-name="ce3" table:formula="of:=[.I105]-[.I$176]" office:value-type="float" office:value="57484.52" calcext:value-type="float">
            <text:p>57484,52</text:p>
          </table:table-cell>
          <table:table-cell table:style-name="ce3" table:formula="of:=[.J105]-[.J$176]" office:value-type="float" office:value="1040.82" calcext:value-type="float">
            <text:p>1040,82</text:p>
          </table:table-cell>
          <table:table-cell table:style-name="ce3" table:formula="of:=[.K105]-[.K$176]" office:value-type="float" office:value="368.48" calcext:value-type="float">
            <text:p>368,48</text:p>
          </table:table-cell>
          <table:table-cell table:style-name="ce3" table:formula="of:=[.L105]-[.L$176]" office:value-type="float" office:value="1261.75" calcext:value-type="float">
            <text:p>1261,75</text:p>
          </table:table-cell>
          <table:table-cell table:style-name="ce3" table:formula="of:=[.M105]-[.M$176]" office:value-type="float" office:value="691.62" calcext:value-type="float">
            <text:p>691,62</text:p>
          </table:table-cell>
          <table:table-cell table:style-name="ce3" table:formula="of:=[.N105]-[.N$176]" office:value-type="float" office:value="1525817.52" calcext:value-type="float">
            <text:p>1525817,52</text:p>
          </table:table-cell>
          <table:table-cell table:style-name="ce3" table:formula="of:=[.O105]-[.O$176]" office:value-type="float" office:value="31.25" calcext:value-type="float">
            <text:p>31,25</text:p>
          </table:table-cell>
          <table:table-cell table:style-name="ce3" table:formula="of:=[.P105]-[.P$176]" office:value-type="float" office:value="68.38" calcext:value-type="float">
            <text:p>68,38</text:p>
          </table:table-cell>
          <table:table-cell table:style-name="ce3" table:formula="of:=[.Q105]-[.Q$176]" office:value-type="float" office:value="106.18" calcext:value-type="float">
            <text:p>106,18</text:p>
          </table:table-cell>
          <table:table-cell table:style-name="ce3" table:formula="of:=[.R105]-[.R$176]" office:value-type="float" office:value="271.33" calcext:value-type="float">
            <text:p>271,33</text:p>
          </table:table-cell>
          <table:table-cell table:style-name="ce3" table:formula="of:=[.S105]-[.S$176]" office:value-type="float" office:value="15824.76" calcext:value-type="float">
            <text:p>15824,76</text:p>
          </table:table-cell>
          <table:table-cell table:style-name="ce3" table:formula="of:=[.T105]-[.T$176]" office:value-type="float" office:value="54" calcext:value-type="float">
            <text:p>54</text:p>
          </table:table-cell>
          <table:table-cell table:style-name="ce3" table:formula="of:=[.U105]-[.U$176]" office:value-type="float" office:value="0" calcext:value-type="float">
            <text:p>0</text:p>
          </table:table-cell>
          <table:table-cell table:style-name="ce3" table:formula="of:=[.V10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[.B106]-[.B$176]" office:value-type="float" office:value="51.04" calcext:value-type="float">
            <text:p>51,04</text:p>
          </table:table-cell>
          <table:table-cell table:style-name="ce3" table:formula="of:=[.C106]-[.C$176]" office:value-type="float" office:value="1407.32" calcext:value-type="float">
            <text:p>1407,32</text:p>
          </table:table-cell>
          <table:table-cell table:style-name="ce3" table:formula="of:=[.D106]-[.D$176]" office:value-type="float" office:value="5199.52" calcext:value-type="float">
            <text:p>5199,52</text:p>
          </table:table-cell>
          <table:table-cell table:style-name="ce3" table:formula="of:=[.E106]-[.E$176]" office:value-type="float" office:value="3724664.86" calcext:value-type="float">
            <text:p>3724664,86</text:p>
          </table:table-cell>
          <table:table-cell table:style-name="ce3" table:formula="of:=[.F106]-[.F$176]" office:value-type="float" office:value="-1853.76" calcext:value-type="float">
            <text:p>-1853,76</text:p>
          </table:table-cell>
          <table:table-cell table:style-name="ce3" table:formula="of:=[.G106]-[.G$176]" office:value-type="float" office:value="15.3599999999999" calcext:value-type="float">
            <text:p>15,36</text:p>
          </table:table-cell>
          <table:table-cell table:style-name="ce3" table:formula="of:=[.H106]-[.H$176]" office:value-type="float" office:value="272.8" calcext:value-type="float">
            <text:p>272,8</text:p>
          </table:table-cell>
          <table:table-cell table:style-name="ce3" table:formula="of:=[.I106]-[.I$176]" office:value-type="float" office:value="54771.72" calcext:value-type="float">
            <text:p>54771,72</text:p>
          </table:table-cell>
          <table:table-cell table:style-name="ce3" table:formula="of:=[.J106]-[.J$176]" office:value-type="float" office:value="218.62" calcext:value-type="float">
            <text:p>218,62</text:p>
          </table:table-cell>
          <table:table-cell table:style-name="ce3" table:formula="of:=[.K106]-[.K$176]" office:value-type="float" office:value="423.58" calcext:value-type="float">
            <text:p>423,58</text:p>
          </table:table-cell>
          <table:table-cell table:style-name="ce3" table:formula="of:=[.L106]-[.L$176]" office:value-type="float" office:value="760.15" calcext:value-type="float">
            <text:p>760,15</text:p>
          </table:table-cell>
          <table:table-cell table:style-name="ce3" table:formula="of:=[.M106]-[.M$176]" office:value-type="float" office:value="411.02" calcext:value-type="float">
            <text:p>411,02</text:p>
          </table:table-cell>
          <table:table-cell table:style-name="ce3" table:formula="of:=[.N106]-[.N$176]" office:value-type="float" office:value="1559999.92" calcext:value-type="float">
            <text:p>1559999,92</text:p>
          </table:table-cell>
          <table:table-cell table:style-name="ce3" table:formula="of:=[.O106]-[.O$176]" office:value-type="float" office:value="47.95" calcext:value-type="float">
            <text:p>47,95</text:p>
          </table:table-cell>
          <table:table-cell table:style-name="ce3" table:formula="of:=[.P106]-[.P$176]" office:value-type="float" office:value="93.38" calcext:value-type="float">
            <text:p>93,38</text:p>
          </table:table-cell>
          <table:table-cell table:style-name="ce3" table:formula="of:=[.Q106]-[.Q$176]" office:value-type="float" office:value="126.18" calcext:value-type="float">
            <text:p>126,18</text:p>
          </table:table-cell>
          <table:table-cell table:style-name="ce3" table:formula="of:=[.R106]-[.R$176]" office:value-type="float" office:value="201.33" calcext:value-type="float">
            <text:p>201,33</text:p>
          </table:table-cell>
          <table:table-cell table:style-name="ce3" table:formula="of:=[.S106]-[.S$176]" office:value-type="float" office:value="15824.76" calcext:value-type="float">
            <text:p>15824,76</text:p>
          </table:table-cell>
          <table:table-cell table:style-name="ce3" table:formula="of:=[.T106]-[.T$176]" office:value-type="float" office:value="99.3" calcext:value-type="float">
            <text:p>99,3</text:p>
          </table:table-cell>
          <table:table-cell table:style-name="ce3" table:formula="of:=[.U106]-[.U$176]" office:value-type="float" office:value="20" calcext:value-type="float">
            <text:p>20</text:p>
          </table:table-cell>
          <table:table-cell table:style-name="ce3" table:formula="of:=[.V10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[.B107]-[.B$176]" office:value-type="float" office:value="-209.56" calcext:value-type="float">
            <text:p>-209,56</text:p>
          </table:table-cell>
          <table:table-cell table:style-name="ce3" table:formula="of:=[.C107]-[.C$176]" office:value-type="float" office:value="1066.52" calcext:value-type="float">
            <text:p>1066,52</text:p>
          </table:table-cell>
          <table:table-cell table:style-name="ce3" table:formula="of:=[.D107]-[.D$176]" office:value-type="float" office:value="5199.52" calcext:value-type="float">
            <text:p>5199,52</text:p>
          </table:table-cell>
          <table:table-cell table:style-name="ce3" table:formula="of:=[.E107]-[.E$176]" office:value-type="float" office:value="3825337.36" calcext:value-type="float">
            <text:p>3825337,36</text:p>
          </table:table-cell>
          <table:table-cell table:style-name="ce3" table:formula="of:=[.F107]-[.F$176]" office:value-type="float" office:value="-1853.76" calcext:value-type="float">
            <text:p>-1853,76</text:p>
          </table:table-cell>
          <table:table-cell table:style-name="ce3" table:formula="of:=[.G107]-[.G$176]" office:value-type="float" office:value="-34.5400000000002" calcext:value-type="float">
            <text:p>-34,54</text:p>
          </table:table-cell>
          <table:table-cell table:style-name="ce3" table:formula="of:=[.H107]-[.H$176]" office:value-type="float" office:value="393.4" calcext:value-type="float">
            <text:p>393,4</text:p>
          </table:table-cell>
          <table:table-cell table:style-name="ce3" table:formula="of:=[.I107]-[.I$176]" office:value-type="float" office:value="60197.32" calcext:value-type="float">
            <text:p>60197,32</text:p>
          </table:table-cell>
          <table:table-cell table:style-name="ce3" table:formula="of:=[.J107]-[.J$176]" office:value-type="float" office:value="459.020000000001" calcext:value-type="float">
            <text:p>459,02</text:p>
          </table:table-cell>
          <table:table-cell table:style-name="ce3" table:formula="of:=[.K107]-[.K$176]" office:value-type="float" office:value="599.08" calcext:value-type="float">
            <text:p>599,08</text:p>
          </table:table-cell>
          <table:table-cell table:style-name="ce3" table:formula="of:=[.L107]-[.L$176]" office:value-type="float" office:value="679.95" calcext:value-type="float">
            <text:p>679,95</text:p>
          </table:table-cell>
          <table:table-cell table:style-name="ce3" table:formula="of:=[.M107]-[.M$176]" office:value-type="float" office:value="511.22" calcext:value-type="float">
            <text:p>511,22</text:p>
          </table:table-cell>
          <table:table-cell table:style-name="ce3" table:formula="of:=[.N107]-[.N$176]" office:value-type="float" office:value="1502348.72" calcext:value-type="float">
            <text:p>1502348,72</text:p>
          </table:table-cell>
          <table:table-cell table:style-name="ce3" table:formula="of:=[.O107]-[.O$176]" office:value-type="float" office:value="68.75" calcext:value-type="float">
            <text:p>68,75</text:p>
          </table:table-cell>
          <table:table-cell table:style-name="ce3" table:formula="of:=[.P107]-[.P$176]" office:value-type="float" office:value="-26.92" calcext:value-type="float">
            <text:p>-26,92</text:p>
          </table:table-cell>
          <table:table-cell table:style-name="ce3" table:formula="of:=[.Q107]-[.Q$176]" office:value-type="float" office:value="-134.42" calcext:value-type="float">
            <text:p>-134,42</text:p>
          </table:table-cell>
          <table:table-cell table:style-name="ce3" table:formula="of:=[.R107]-[.R$176]" office:value-type="float" office:value="81.33" calcext:value-type="float">
            <text:p>81,33</text:p>
          </table:table-cell>
          <table:table-cell table:style-name="ce3" table:formula="of:=[.S107]-[.S$176]" office:value-type="float" office:value="15824.76" calcext:value-type="float">
            <text:p>15824,76</text:p>
          </table:table-cell>
          <table:table-cell table:style-name="ce3" table:formula="of:=[.T107]-[.T$176]" office:value-type="float" office:value="-26" calcext:value-type="float">
            <text:p>-26</text:p>
          </table:table-cell>
          <table:table-cell table:style-name="ce3" table:formula="of:=[.U107]-[.U$176]" office:value-type="float" office:value="0" calcext:value-type="float">
            <text:p>0</text:p>
          </table:table-cell>
          <table:table-cell table:style-name="ce3" table:formula="of:=[.V10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[.B108]-[.B$176]" office:value-type="float" office:value="111.44" calcext:value-type="float">
            <text:p>111,44</text:p>
          </table:table-cell>
          <table:table-cell table:style-name="ce3" table:formula="of:=[.C108]-[.C$176]" office:value-type="float" office:value="865.72" calcext:value-type="float">
            <text:p>865,72</text:p>
          </table:table-cell>
          <table:table-cell table:style-name="ce3" table:formula="of:=[.D108]-[.D$176]" office:value-type="float" office:value="6555.92" calcext:value-type="float">
            <text:p>6555,92</text:p>
          </table:table-cell>
          <table:table-cell table:style-name="ce3" table:formula="of:=[.E108]-[.E$176]" office:value-type="float" office:value="3887948.96" calcext:value-type="float">
            <text:p>3887948,96</text:p>
          </table:table-cell>
          <table:table-cell table:style-name="ce3" table:formula="of:=[.F108]-[.F$176]" office:value-type="float" office:value="-1853.76" calcext:value-type="float">
            <text:p>-1853,76</text:p>
          </table:table-cell>
          <table:table-cell table:style-name="ce3" table:formula="of:=[.G108]-[.G$176]" office:value-type="float" office:value="-385.74" calcext:value-type="float">
            <text:p>-385,74</text:p>
          </table:table-cell>
          <table:table-cell table:style-name="ce3" table:formula="of:=[.H108]-[.H$176]" office:value-type="float" office:value="-28" calcext:value-type="float">
            <text:p>-28</text:p>
          </table:table-cell>
          <table:table-cell table:style-name="ce3" table:formula="of:=[.I108]-[.I$176]" office:value-type="float" office:value="54771.72" calcext:value-type="float">
            <text:p>54771,72</text:p>
          </table:table-cell>
          <table:table-cell table:style-name="ce3" table:formula="of:=[.J108]-[.J$176]" office:value-type="float" office:value="659.820000000001" calcext:value-type="float">
            <text:p>659,82</text:p>
          </table:table-cell>
          <table:table-cell table:style-name="ce3" table:formula="of:=[.K108]-[.K$176]" office:value-type="float" office:value="-77.9199999999996" calcext:value-type="float">
            <text:p>-77,92</text:p>
          </table:table-cell>
          <table:table-cell table:style-name="ce3" table:formula="of:=[.L108]-[.L$176]" office:value-type="float" office:value="619.95" calcext:value-type="float">
            <text:p>619,95</text:p>
          </table:table-cell>
          <table:table-cell table:style-name="ce3" table:formula="of:=[.M108]-[.M$176]" office:value-type="float" office:value="852.02" calcext:value-type="float">
            <text:p>852,02</text:p>
          </table:table-cell>
          <table:table-cell table:style-name="ce3" table:formula="of:=[.N108]-[.N$176]" office:value-type="float" office:value="2199125.12" calcext:value-type="float">
            <text:p>2199125,12</text:p>
          </table:table-cell>
          <table:table-cell table:style-name="ce3" table:formula="of:=[.O108]-[.O$176]" office:value-type="float" office:value="56.25" calcext:value-type="float">
            <text:p>56,25</text:p>
          </table:table-cell>
          <table:table-cell table:style-name="ce3" table:formula="of:=[.P108]-[.P$176]" office:value-type="float" office:value="-31.92" calcext:value-type="float">
            <text:p>-31,92</text:p>
          </table:table-cell>
          <table:table-cell table:style-name="ce3" table:formula="of:=[.Q108]-[.Q$176]" office:value-type="float" office:value="-194.62" calcext:value-type="float">
            <text:p>-194,62</text:p>
          </table:table-cell>
          <table:table-cell table:style-name="ce3" table:formula="of:=[.R108]-[.R$176]" office:value-type="float" office:value="108.83" calcext:value-type="float">
            <text:p>108,83</text:p>
          </table:table-cell>
          <table:table-cell table:style-name="ce3" table:formula="of:=[.S108]-[.S$176]" office:value-type="float" office:value="13111.96" calcext:value-type="float">
            <text:p>13111,96</text:p>
          </table:table-cell>
          <table:table-cell table:style-name="ce3" table:formula="of:=[.T108]-[.T$176]" office:value-type="float" office:value="149.3" calcext:value-type="float">
            <text:p>149,3</text:p>
          </table:table-cell>
          <table:table-cell table:style-name="ce3" table:formula="of:=[.U108]-[.U$176]" office:value-type="float" office:value="0" calcext:value-type="float">
            <text:p>0</text:p>
          </table:table-cell>
          <table:table-cell table:style-name="ce3" table:formula="of:=[.V10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[.B109]-[.B$176]" office:value-type="float" office:value="-410.16" calcext:value-type="float">
            <text:p>-410,16</text:p>
          </table:table-cell>
          <table:table-cell table:style-name="ce3" table:formula="of:=[.C109]-[.C$176]" office:value-type="float" office:value="1186.52" calcext:value-type="float">
            <text:p>1186,52</text:p>
          </table:table-cell>
          <table:table-cell table:style-name="ce3" table:formula="of:=[.D109]-[.D$176]" office:value-type="float" office:value="6555.92" calcext:value-type="float">
            <text:p>6555,92</text:p>
          </table:table-cell>
          <table:table-cell table:style-name="ce3" table:formula="of:=[.E109]-[.E$176]" office:value-type="float" office:value="3928695.96" calcext:value-type="float">
            <text:p>3928695,96</text:p>
          </table:table-cell>
          <table:table-cell table:style-name="ce3" table:formula="of:=[.F109]-[.F$176]" office:value-type="float" office:value="-1853.76" calcext:value-type="float">
            <text:p>-1853,76</text:p>
          </table:table-cell>
          <table:table-cell table:style-name="ce3" table:formula="of:=[.G109]-[.G$176]" office:value-type="float" office:value="-285.54" calcext:value-type="float">
            <text:p>-285,54</text:p>
          </table:table-cell>
          <table:table-cell table:style-name="ce3" table:formula="of:=[.H109]-[.H$176]" office:value-type="float" office:value="373.2" calcext:value-type="float">
            <text:p>373,2</text:p>
          </table:table-cell>
          <table:table-cell table:style-name="ce3" table:formula="of:=[.I109]-[.I$176]" office:value-type="float" office:value="57484.52" calcext:value-type="float">
            <text:p>57484,52</text:p>
          </table:table-cell>
          <table:table-cell table:style-name="ce3" table:formula="of:=[.J109]-[.J$176]" office:value-type="float" office:value="-202.579999999999" calcext:value-type="float">
            <text:p>-202,58</text:p>
          </table:table-cell>
          <table:table-cell table:style-name="ce3" table:formula="of:=[.K109]-[.K$176]" office:value-type="float" office:value="-278.42" calcext:value-type="float">
            <text:p>-278,42</text:p>
          </table:table-cell>
          <table:table-cell table:style-name="ce3" table:formula="of:=[.L109]-[.L$176]" office:value-type="float" office:value="359.15" calcext:value-type="float">
            <text:p>359,15</text:p>
          </table:table-cell>
          <table:table-cell table:style-name="ce3" table:formula="of:=[.M109]-[.M$176]" office:value-type="float" office:value="310.62" calcext:value-type="float">
            <text:p>310,62</text:p>
          </table:table-cell>
          <table:table-cell table:style-name="ce3" table:formula="of:=[.N109]-[.N$176]" office:value-type="float" office:value="1508051.12" calcext:value-type="float">
            <text:p>1508051,12</text:p>
          </table:table-cell>
          <table:table-cell table:style-name="ce3" table:formula="of:=[.O109]-[.O$176]" office:value-type="float" office:value="56.25" calcext:value-type="float">
            <text:p>56,25</text:p>
          </table:table-cell>
          <table:table-cell table:style-name="ce3" table:formula="of:=[.P109]-[.P$176]" office:value-type="float" office:value="68.38" calcext:value-type="float">
            <text:p>68,38</text:p>
          </table:table-cell>
          <table:table-cell table:style-name="ce3" table:formula="of:=[.Q109]-[.Q$176]" office:value-type="float" office:value="-214.42" calcext:value-type="float">
            <text:p>-214,42</text:p>
          </table:table-cell>
          <table:table-cell table:style-name="ce3" table:formula="of:=[.R109]-[.R$176]" office:value-type="float" office:value="-3.67000000000002" calcext:value-type="float">
            <text:p>-3,67</text:p>
          </table:table-cell>
          <table:table-cell table:style-name="ce3" table:formula="of:=[.S109]-[.S$176]" office:value-type="float" office:value="10399.16" calcext:value-type="float">
            <text:p>10399,16</text:p>
          </table:table-cell>
          <table:table-cell table:style-name="ce3" table:formula="of:=[.T109]-[.T$176]" office:value-type="float" office:value="99" calcext:value-type="float">
            <text:p>99</text:p>
          </table:table-cell>
          <table:table-cell table:style-name="ce3" table:formula="of:=[.U109]-[.U$176]" office:value-type="float" office:value="0" calcext:value-type="float">
            <text:p>0</text:p>
          </table:table-cell>
          <table:table-cell table:style-name="ce3" table:formula="of:=[.V10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[.B110]-[.B$176]" office:value-type="float" office:value="31.04" calcext:value-type="float">
            <text:p>31,04</text:p>
          </table:table-cell>
          <table:table-cell table:style-name="ce3" table:formula="of:=[.C110]-[.C$176]" office:value-type="float" office:value="1066.32" calcext:value-type="float">
            <text:p>1066,32</text:p>
          </table:table-cell>
          <table:table-cell table:style-name="ce3" table:formula="of:=[.D110]-[.D$176]" office:value-type="float" office:value="5199.52" calcext:value-type="float">
            <text:p>5199,52</text:p>
          </table:table-cell>
          <table:table-cell table:style-name="ce3" table:formula="of:=[.E110]-[.E$176]" office:value-type="float" office:value="3904226.16" calcext:value-type="float">
            <text:p>3904226,16</text:p>
          </table:table-cell>
          <table:table-cell table:style-name="ce3" table:formula="of:=[.F110]-[.F$176]" office:value-type="float" office:value="-1853.76" calcext:value-type="float">
            <text:p>-1853,76</text:p>
          </table:table-cell>
          <table:table-cell table:style-name="ce3" table:formula="of:=[.G110]-[.G$176]" office:value-type="float" office:value="-185.24" calcext:value-type="float">
            <text:p>-185,24</text:p>
          </table:table-cell>
          <table:table-cell table:style-name="ce3" table:formula="of:=[.H110]-[.H$176]" office:value-type="float" office:value="-68.2000000000001" calcext:value-type="float">
            <text:p>-68,2</text:p>
          </table:table-cell>
          <table:table-cell table:style-name="ce3" table:formula="of:=[.I110]-[.I$176]" office:value-type="float" office:value="54771.72" calcext:value-type="float">
            <text:p>54771,72</text:p>
          </table:table-cell>
          <table:table-cell table:style-name="ce3" table:formula="of:=[.J110]-[.J$176]" office:value-type="float" office:value="-342.98" calcext:value-type="float">
            <text:p>-342,98</text:p>
          </table:table-cell>
          <table:table-cell table:style-name="ce3" table:formula="of:=[.K110]-[.K$176]" office:value-type="float" office:value="-102.92" calcext:value-type="float">
            <text:p>-102,92</text:p>
          </table:table-cell>
          <table:table-cell table:style-name="ce3" table:formula="of:=[.L110]-[.L$176]" office:value-type="float" office:value="173.65" calcext:value-type="float">
            <text:p>173,65</text:p>
          </table:table-cell>
          <table:table-cell table:style-name="ce3" table:formula="of:=[.M110]-[.M$176]" office:value-type="float" office:value="350.82" calcext:value-type="float">
            <text:p>350,82</text:p>
          </table:table-cell>
          <table:table-cell table:style-name="ce3" table:formula="of:=[.N110]-[.N$176]" office:value-type="float" office:value="1572844.72" calcext:value-type="float">
            <text:p>1572844,72</text:p>
          </table:table-cell>
          <table:table-cell table:style-name="ce3" table:formula="of:=[.O110]-[.O$176]" office:value-type="float" office:value="106.25" calcext:value-type="float">
            <text:p>106,25</text:p>
          </table:table-cell>
          <table:table-cell table:style-name="ce3" table:formula="of:=[.P110]-[.P$176]" office:value-type="float" office:value="-46.92" calcext:value-type="float">
            <text:p>-46,92</text:p>
          </table:table-cell>
          <table:table-cell table:style-name="ce3" table:formula="of:=[.Q110]-[.Q$176]" office:value-type="float" office:value="-295.02" calcext:value-type="float">
            <text:p>-295,02</text:p>
          </table:table-cell>
          <table:table-cell table:style-name="ce3" table:formula="of:=[.R110]-[.R$176]" office:value-type="float" office:value="81.33" calcext:value-type="float">
            <text:p>81,33</text:p>
          </table:table-cell>
          <table:table-cell table:style-name="ce3" table:formula="of:=[.S110]-[.S$176]" office:value-type="float" office:value="13111.96" calcext:value-type="float">
            <text:p>13111,96</text:p>
          </table:table-cell>
          <table:table-cell table:style-name="ce3" table:formula="of:=[.T110]-[.T$176]" office:value-type="float" office:value="14" calcext:value-type="float">
            <text:p>14</text:p>
          </table:table-cell>
          <table:table-cell table:style-name="ce3" table:formula="of:=[.U110]-[.U$176]" office:value-type="float" office:value="0" calcext:value-type="float">
            <text:p>0</text:p>
          </table:table-cell>
          <table:table-cell table:style-name="ce3" table:formula="of:=[.V11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[.B111]-[.B$176]" office:value-type="float" office:value="-169.56" calcext:value-type="float">
            <text:p>-169,56</text:p>
          </table:table-cell>
          <table:table-cell table:style-name="ce3" table:formula="of:=[.C111]-[.C$176]" office:value-type="float" office:value="705.12" calcext:value-type="float">
            <text:p>705,12</text:p>
          </table:table-cell>
          <table:table-cell table:style-name="ce3" table:formula="of:=[.D111]-[.D$176]" office:value-type="float" office:value="3843.12" calcext:value-type="float">
            <text:p>3843,12</text:p>
          </table:table-cell>
          <table:table-cell table:style-name="ce3" table:formula="of:=[.E111]-[.E$176]" office:value-type="float" office:value="4056604.66" calcext:value-type="float">
            <text:p>4056604,66</text:p>
          </table:table-cell>
          <table:table-cell table:style-name="ce3" table:formula="of:=[.F111]-[.F$176]" office:value-type="float" office:value="-1853.76" calcext:value-type="float">
            <text:p>-1853,76</text:p>
          </table:table-cell>
          <table:table-cell table:style-name="ce3" table:formula="of:=[.G111]-[.G$176]" office:value-type="float" office:value="-365.64" calcext:value-type="float">
            <text:p>-365,64</text:p>
          </table:table-cell>
          <table:table-cell table:style-name="ce3" table:formula="of:=[.H111]-[.H$176]" office:value-type="float" office:value="-248.8" calcext:value-type="float">
            <text:p>-248,8</text:p>
          </table:table-cell>
          <table:table-cell table:style-name="ce3" table:formula="of:=[.I111]-[.I$176]" office:value-type="float" office:value="60224.42" calcext:value-type="float">
            <text:p>60224,42</text:p>
          </table:table-cell>
          <table:table-cell table:style-name="ce3" table:formula="of:=[.J111]-[.J$176]" office:value-type="float" office:value="539.420000000001" calcext:value-type="float">
            <text:p>539,42</text:p>
          </table:table-cell>
          <table:table-cell table:style-name="ce3" table:formula="of:=[.K111]-[.K$176]" office:value-type="float" office:value="-203.119999999999" calcext:value-type="float">
            <text:p>-203,12</text:p>
          </table:table-cell>
          <table:table-cell table:style-name="ce3" table:formula="of:=[.L111]-[.L$176]" office:value-type="float" office:value="248.95" calcext:value-type="float">
            <text:p>248,95</text:p>
          </table:table-cell>
          <table:table-cell table:style-name="ce3" table:formula="of:=[.M111]-[.M$176]" office:value-type="float" office:value="370.82" calcext:value-type="float">
            <text:p>370,82</text:p>
          </table:table-cell>
          <table:table-cell table:style-name="ce3" table:formula="of:=[.N111]-[.N$176]" office:value-type="float" office:value="2122162.42" calcext:value-type="float">
            <text:p>2122162,42</text:p>
          </table:table-cell>
          <table:table-cell table:style-name="ce3" table:formula="of:=[.O111]-[.O$176]" office:value-type="float" office:value="31.25" calcext:value-type="float">
            <text:p>31,25</text:p>
          </table:table-cell>
          <table:table-cell table:style-name="ce3" table:formula="of:=[.P111]-[.P$176]" office:value-type="float" office:value="-6.92" calcext:value-type="float">
            <text:p>-6,92</text:p>
          </table:table-cell>
          <table:table-cell table:style-name="ce3" table:formula="of:=[.Q111]-[.Q$176]" office:value-type="float" office:value="146.38" calcext:value-type="float">
            <text:p>146,38</text:p>
          </table:table-cell>
          <table:table-cell table:style-name="ce3" table:formula="of:=[.R111]-[.R$176]" office:value-type="float" office:value="61.33" calcext:value-type="float">
            <text:p>61,33</text:p>
          </table:table-cell>
          <table:table-cell table:style-name="ce3" table:formula="of:=[.S111]-[.S$176]" office:value-type="float" office:value="13111.96" calcext:value-type="float">
            <text:p>13111,96</text:p>
          </table:table-cell>
          <table:table-cell table:style-name="ce3" table:formula="of:=[.T111]-[.T$176]" office:value-type="float" office:value="14" calcext:value-type="float">
            <text:p>14</text:p>
          </table:table-cell>
          <table:table-cell table:style-name="ce3" table:formula="of:=[.U111]-[.U$176]" office:value-type="float" office:value="0" calcext:value-type="float">
            <text:p>0</text:p>
          </table:table-cell>
          <table:table-cell table:style-name="ce3" table:formula="of:=[.V11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[.B112]-[.B$176]" office:value-type="float" office:value="-189.76" calcext:value-type="float">
            <text:p>-189,76</text:p>
          </table:table-cell>
          <table:table-cell table:style-name="ce3" table:formula="of:=[.C112]-[.C$176]" office:value-type="float" office:value="965.92" calcext:value-type="float">
            <text:p>965,92</text:p>
          </table:table-cell>
          <table:table-cell table:style-name="ce3" table:formula="of:=[.D112]-[.D$176]" office:value-type="float" office:value="5199.52" calcext:value-type="float">
            <text:p>5199,52</text:p>
          </table:table-cell>
          <table:table-cell table:style-name="ce3" table:formula="of:=[.E112]-[.E$176]" office:value-type="float" office:value="3901594.36" calcext:value-type="float">
            <text:p>3901594,36</text:p>
          </table:table-cell>
          <table:table-cell table:style-name="ce3" table:formula="of:=[.F112]-[.F$176]" office:value-type="float" office:value="-1853.76" calcext:value-type="float">
            <text:p>-1853,76</text:p>
          </table:table-cell>
          <table:table-cell table:style-name="ce3" table:formula="of:=[.G112]-[.G$176]" office:value-type="float" office:value="-84.7400000000002" calcext:value-type="float">
            <text:p>-84,74</text:p>
          </table:table-cell>
          <table:table-cell table:style-name="ce3" table:formula="of:=[.H112]-[.H$176]" office:value-type="float" office:value="-128.2" calcext:value-type="float">
            <text:p>-128,2</text:p>
          </table:table-cell>
          <table:table-cell table:style-name="ce3" table:formula="of:=[.I112]-[.I$176]" office:value-type="float" office:value="54771.72" calcext:value-type="float">
            <text:p>54771,72</text:p>
          </table:table-cell>
          <table:table-cell table:style-name="ce3" table:formula="of:=[.J112]-[.J$176]" office:value-type="float" office:value="-322.78" calcext:value-type="float">
            <text:p>-322,78</text:p>
          </table:table-cell>
          <table:table-cell table:style-name="ce3" table:formula="of:=[.K112]-[.K$176]" office:value-type="float" office:value="-77.6199999999994" calcext:value-type="float">
            <text:p>-77,62</text:p>
          </table:table-cell>
          <table:table-cell table:style-name="ce3" table:formula="of:=[.L112]-[.L$176]" office:value-type="float" office:value="358.95" calcext:value-type="float">
            <text:p>358,95</text:p>
          </table:table-cell>
          <table:table-cell table:style-name="ce3" table:formula="of:=[.M112]-[.M$176]" office:value-type="float" office:value="571.22" calcext:value-type="float">
            <text:p>571,22</text:p>
          </table:table-cell>
          <table:table-cell table:style-name="ce3" table:formula="of:=[.N112]-[.N$176]" office:value-type="float" office:value="1645209.52" calcext:value-type="float">
            <text:p>1645209,52</text:p>
          </table:table-cell>
          <table:table-cell table:style-name="ce3" table:formula="of:=[.O112]-[.O$176]" office:value-type="float" office:value="-6.25" calcext:value-type="float">
            <text:p>-6,25</text:p>
          </table:table-cell>
          <table:table-cell table:style-name="ce3" table:formula="of:=[.P112]-[.P$176]" office:value-type="float" office:value="-66.92" calcext:value-type="float">
            <text:p>-66,92</text:p>
          </table:table-cell>
          <table:table-cell table:style-name="ce3" table:formula="of:=[.Q112]-[.Q$176]" office:value-type="float" office:value="-34.02" calcext:value-type="float">
            <text:p>-34,02</text:p>
          </table:table-cell>
          <table:table-cell table:style-name="ce3" table:formula="of:=[.R112]-[.R$176]" office:value-type="float" office:value="-18.67" calcext:value-type="float">
            <text:p>-18,67</text:p>
          </table:table-cell>
          <table:table-cell table:style-name="ce3" table:formula="of:=[.S112]-[.S$176]" office:value-type="float" office:value="18537.56" calcext:value-type="float">
            <text:p>18537,56</text:p>
          </table:table-cell>
          <table:table-cell table:style-name="ce3" table:formula="of:=[.T112]-[.T$176]" office:value-type="float" office:value="199.3" calcext:value-type="float">
            <text:p>199,3</text:p>
          </table:table-cell>
          <table:table-cell table:style-name="ce3" table:formula="of:=[.U112]-[.U$176]" office:value-type="float" office:value="0" calcext:value-type="float">
            <text:p>0</text:p>
          </table:table-cell>
          <table:table-cell table:style-name="ce3" table:formula="of:=[.V11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[.B113]-[.B$176]" office:value-type="float" office:value="-269.76" calcext:value-type="float">
            <text:p>-269,76</text:p>
          </table:table-cell>
          <table:table-cell table:style-name="ce3" table:formula="of:=[.C113]-[.C$176]" office:value-type="float" office:value="865.72" calcext:value-type="float">
            <text:p>865,72</text:p>
          </table:table-cell>
          <table:table-cell table:style-name="ce3" table:formula="of:=[.D113]-[.D$176]" office:value-type="float" office:value="5199.52" calcext:value-type="float">
            <text:p>5199,52</text:p>
          </table:table-cell>
          <table:table-cell table:style-name="ce3" table:formula="of:=[.E113]-[.E$176]" office:value-type="float" office:value="4135493.26" calcext:value-type="float">
            <text:p>4135493,26</text:p>
          </table:table-cell>
          <table:table-cell table:style-name="ce3" table:formula="of:=[.F113]-[.F$176]" office:value-type="float" office:value="-1853.76" calcext:value-type="float">
            <text:p>-1853,76</text:p>
          </table:table-cell>
          <table:table-cell table:style-name="ce3" table:formula="of:=[.G113]-[.G$176]" office:value-type="float" office:value="-435.74" calcext:value-type="float">
            <text:p>-435,74</text:p>
          </table:table-cell>
          <table:table-cell table:style-name="ce3" table:formula="of:=[.H113]-[.H$176]" office:value-type="float" office:value="72.2" calcext:value-type="float">
            <text:p>72,2</text:p>
          </table:table-cell>
          <table:table-cell table:style-name="ce3" table:formula="of:=[.I113]-[.I$176]" office:value-type="float" office:value="60197.32" calcext:value-type="float">
            <text:p>60197,32</text:p>
          </table:table-cell>
          <table:table-cell table:style-name="ce3" table:formula="of:=[.J113]-[.J$176]" office:value-type="float" office:value="318.820000000001" calcext:value-type="float">
            <text:p>318,82</text:p>
          </table:table-cell>
          <table:table-cell table:style-name="ce3" table:formula="of:=[.K113]-[.K$176]" office:value-type="float" office:value="348.380000000001" calcext:value-type="float">
            <text:p>348,38</text:p>
          </table:table-cell>
          <table:table-cell table:style-name="ce3" table:formula="of:=[.L113]-[.L$176]" office:value-type="float" office:value="223.95" calcext:value-type="float">
            <text:p>223,95</text:p>
          </table:table-cell>
          <table:table-cell table:style-name="ce3" table:formula="of:=[.M113]-[.M$176]" office:value-type="float" office:value="511.22" calcext:value-type="float">
            <text:p>511,22</text:p>
          </table:table-cell>
          <table:table-cell table:style-name="ce3" table:formula="of:=[.N113]-[.N$176]" office:value-type="float" office:value="1650611.12" calcext:value-type="float">
            <text:p>1650611,12</text:p>
          </table:table-cell>
          <table:table-cell table:style-name="ce3" table:formula="of:=[.O113]-[.O$176]" office:value-type="float" office:value="68.75" calcext:value-type="float">
            <text:p>68,75</text:p>
          </table:table-cell>
          <table:table-cell table:style-name="ce3" table:formula="of:=[.P113]-[.P$176]" office:value-type="float" office:value="-106.92" calcext:value-type="float">
            <text:p>-106,92</text:p>
          </table:table-cell>
          <table:table-cell table:style-name="ce3" table:formula="of:=[.Q113]-[.Q$176]" office:value-type="float" office:value="-14.02" calcext:value-type="float">
            <text:p>-14,02</text:p>
          </table:table-cell>
          <table:table-cell table:style-name="ce3" table:formula="of:=[.R113]-[.R$176]" office:value-type="float" office:value="-38.67" calcext:value-type="float">
            <text:p>-38,67</text:p>
          </table:table-cell>
          <table:table-cell table:style-name="ce3" table:formula="of:=[.S113]-[.S$176]" office:value-type="float" office:value="21250.36" calcext:value-type="float">
            <text:p>21250,36</text:p>
          </table:table-cell>
          <table:table-cell table:style-name="ce3" table:formula="of:=[.T113]-[.T$176]" office:value-type="float" office:value="54" calcext:value-type="float">
            <text:p>54</text:p>
          </table:table-cell>
          <table:table-cell table:style-name="ce3" table:formula="of:=[.U113]-[.U$176]" office:value-type="float" office:value="0" calcext:value-type="float">
            <text:p>0</text:p>
          </table:table-cell>
          <table:table-cell table:style-name="ce3" table:formula="of:=[.V11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[.B114]-[.B$176]" office:value-type="float" office:value="-269.76" calcext:value-type="float">
            <text:p>-269,76</text:p>
          </table:table-cell>
          <table:table-cell table:style-name="ce3" table:formula="of:=[.C114]-[.C$176]" office:value-type="float" office:value="965.92" calcext:value-type="float">
            <text:p>965,92</text:p>
          </table:table-cell>
          <table:table-cell table:style-name="ce3" table:formula="of:=[.D114]-[.D$176]" office:value-type="float" office:value="5199.52" calcext:value-type="float">
            <text:p>5199,52</text:p>
          </table:table-cell>
          <table:table-cell table:style-name="ce3" table:formula="of:=[.E114]-[.E$176]" office:value-type="float" office:value="4143658.86" calcext:value-type="float">
            <text:p>4143658,86</text:p>
          </table:table-cell>
          <table:table-cell table:style-name="ce3" table:formula="of:=[.F114]-[.F$176]" office:value-type="float" office:value="-1853.76" calcext:value-type="float">
            <text:p>-1853,76</text:p>
          </table:table-cell>
          <table:table-cell table:style-name="ce3" table:formula="of:=[.G114]-[.G$176]" office:value-type="float" office:value="-686.44" calcext:value-type="float">
            <text:p>-686,44</text:p>
          </table:table-cell>
          <table:table-cell table:style-name="ce3" table:formula="of:=[.H114]-[.H$176]" office:value-type="float" office:value="252.8" calcext:value-type="float">
            <text:p>252,8</text:p>
          </table:table-cell>
          <table:table-cell table:style-name="ce3" table:formula="of:=[.I114]-[.I$176]" office:value-type="float" office:value="57457.42" calcext:value-type="float">
            <text:p>57457,42</text:p>
          </table:table-cell>
          <table:table-cell table:style-name="ce3" table:formula="of:=[.J114]-[.J$176]" office:value-type="float" office:value="-42.1799999999994" calcext:value-type="float">
            <text:p>-42,18</text:p>
          </table:table-cell>
          <table:table-cell table:style-name="ce3" table:formula="of:=[.K114]-[.K$176]" office:value-type="float" office:value="-228.119999999999" calcext:value-type="float">
            <text:p>-228,12</text:p>
          </table:table-cell>
          <table:table-cell table:style-name="ce3" table:formula="of:=[.L114]-[.L$176]" office:value-type="float" office:value="248.65" calcext:value-type="float">
            <text:p>248,65</text:p>
          </table:table-cell>
          <table:table-cell table:style-name="ce3" table:formula="of:=[.M114]-[.M$176]" office:value-type="float" office:value="571.62" calcext:value-type="float">
            <text:p>571,62</text:p>
          </table:table-cell>
          <table:table-cell table:style-name="ce3" table:formula="of:=[.N114]-[.N$176]" office:value-type="float" office:value="1702916.12" calcext:value-type="float">
            <text:p>1702916,12</text:p>
          </table:table-cell>
          <table:table-cell table:style-name="ce3" table:formula="of:=[.O114]-[.O$176]" office:value-type="float" office:value="1384.75" calcext:value-type="float">
            <text:p>1384,75</text:p>
          </table:table-cell>
          <table:table-cell table:style-name="ce3" table:formula="of:=[.P114]-[.P$176]" office:value-type="float" office:value="-6.92" calcext:value-type="float">
            <text:p>-6,92</text:p>
          </table:table-cell>
          <table:table-cell table:style-name="ce3" table:formula="of:=[.Q114]-[.Q$176]" office:value-type="float" office:value="-274.82" calcext:value-type="float">
            <text:p>-274,82</text:p>
          </table:table-cell>
          <table:table-cell table:style-name="ce3" table:formula="of:=[.R114]-[.R$176]" office:value-type="float" office:value="161.33" calcext:value-type="float">
            <text:p>161,33</text:p>
          </table:table-cell>
          <table:table-cell table:style-name="ce3" table:formula="of:=[.S114]-[.S$176]" office:value-type="float" office:value="21250.36" calcext:value-type="float">
            <text:p>21250,36</text:p>
          </table:table-cell>
          <table:table-cell table:style-name="ce3" table:formula="of:=[.T114]-[.T$176]" office:value-type="float" office:value="34" calcext:value-type="float">
            <text:p>34</text:p>
          </table:table-cell>
          <table:table-cell table:style-name="ce3" table:formula="of:=[.U114]-[.U$176]" office:value-type="float" office:value="0" calcext:value-type="float">
            <text:p>0</text:p>
          </table:table-cell>
          <table:table-cell table:style-name="ce3" table:formula="of:=[.V11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[.B115]-[.B$176]" office:value-type="float" office:value="-329.96" calcext:value-type="float">
            <text:p>-329,96</text:p>
          </table:table-cell>
          <table:table-cell table:style-name="ce3" table:formula="of:=[.C115]-[.C$176]" office:value-type="float" office:value="926.12" calcext:value-type="float">
            <text:p>926,12</text:p>
          </table:table-cell>
          <table:table-cell table:style-name="ce3" table:formula="of:=[.D115]-[.D$176]" office:value-type="float" office:value="11981.62" calcext:value-type="float">
            <text:p>11981,62</text:p>
          </table:table-cell>
          <table:table-cell table:style-name="ce3" table:formula="of:=[.E115]-[.E$176]" office:value-type="float" office:value="3885208.96" calcext:value-type="float">
            <text:p>3885208,96</text:p>
          </table:table-cell>
          <table:table-cell table:style-name="ce3" table:formula="of:=[.F115]-[.F$176]" office:value-type="float" office:value="-1853.76" calcext:value-type="float">
            <text:p>-1853,76</text:p>
          </table:table-cell>
          <table:table-cell table:style-name="ce3" table:formula="of:=[.G115]-[.G$176]" office:value-type="float" office:value="-666.24" calcext:value-type="float">
            <text:p>-666,24</text:p>
          </table:table-cell>
          <table:table-cell table:style-name="ce3" table:formula="of:=[.H115]-[.H$176]" office:value-type="float" office:value="-28.2" calcext:value-type="float">
            <text:p>-28,2</text:p>
          </table:table-cell>
          <table:table-cell table:style-name="ce3" table:formula="of:=[.I115]-[.I$176]" office:value-type="float" office:value="52058.92" calcext:value-type="float">
            <text:p>52058,92</text:p>
          </table:table-cell>
          <table:table-cell table:style-name="ce3" table:formula="of:=[.J115]-[.J$176]" office:value-type="float" office:value="238.820000000001" calcext:value-type="float">
            <text:p>238,82</text:p>
          </table:table-cell>
          <table:table-cell table:style-name="ce3" table:formula="of:=[.K115]-[.K$176]" office:value-type="float" office:value="22.5800000000004" calcext:value-type="float">
            <text:p>22,58</text:p>
          </table:table-cell>
          <table:table-cell table:style-name="ce3" table:formula="of:=[.L115]-[.L$176]" office:value-type="float" office:value="148.45" calcext:value-type="float">
            <text:p>148,45</text:p>
          </table:table-cell>
          <table:table-cell table:style-name="ce3" table:formula="of:=[.M115]-[.M$176]" office:value-type="float" office:value="631.62" calcext:value-type="float">
            <text:p>631,62</text:p>
          </table:table-cell>
          <table:table-cell table:style-name="ce3" table:formula="of:=[.N115]-[.N$176]" office:value-type="float" office:value="1596595.12" calcext:value-type="float">
            <text:p>1596595,12</text:p>
          </table:table-cell>
          <table:table-cell table:style-name="ce3" table:formula="of:=[.O115]-[.O$176]" office:value-type="float" office:value="6.25" calcext:value-type="float">
            <text:p>6,25</text:p>
          </table:table-cell>
          <table:table-cell table:style-name="ce3" table:formula="of:=[.P115]-[.P$176]" office:value-type="float" office:value="-40.22" calcext:value-type="float">
            <text:p>-40,22</text:p>
          </table:table-cell>
          <table:table-cell table:style-name="ce3" table:formula="of:=[.Q115]-[.Q$176]" office:value-type="float" office:value="126.38" calcext:value-type="float">
            <text:p>126,38</text:p>
          </table:table-cell>
          <table:table-cell table:style-name="ce3" table:formula="of:=[.R115]-[.R$176]" office:value-type="float" office:value="-66.17" calcext:value-type="float">
            <text:p>-66,17</text:p>
          </table:table-cell>
          <table:table-cell table:style-name="ce3" table:formula="of:=[.S115]-[.S$176]" office:value-type="float" office:value="23963.16" calcext:value-type="float">
            <text:p>23963,16</text:p>
          </table:table-cell>
          <table:table-cell table:style-name="ce3" table:formula="of:=[.T115]-[.T$176]" office:value-type="float" office:value="-1" calcext:value-type="float">
            <text:p>-1</text:p>
          </table:table-cell>
          <table:table-cell table:style-name="ce3" table:formula="of:=[.U115]-[.U$176]" office:value-type="float" office:value="0" calcext:value-type="float">
            <text:p>0</text:p>
          </table:table-cell>
          <table:table-cell table:style-name="ce3" table:formula="of:=[.V11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[.B116]-[.B$176]" office:value-type="float" office:value="-249.76" calcext:value-type="float">
            <text:p>-249,76</text:p>
          </table:table-cell>
          <table:table-cell table:style-name="ce3" table:formula="of:=[.C116]-[.C$176]" office:value-type="float" office:value="1146.52" calcext:value-type="float">
            <text:p>1146,52</text:p>
          </table:table-cell>
          <table:table-cell table:style-name="ce3" table:formula="of:=[.D116]-[.D$176]" office:value-type="float" office:value="5199.52" calcext:value-type="float">
            <text:p>5199,52</text:p>
          </table:table-cell>
          <table:table-cell table:style-name="ce3" table:formula="of:=[.E116]-[.E$176]" office:value-type="float" office:value="3925955.96" calcext:value-type="float">
            <text:p>3925955,96</text:p>
          </table:table-cell>
          <table:table-cell table:style-name="ce3" table:formula="of:=[.F116]-[.F$176]" office:value-type="float" office:value="859.04" calcext:value-type="float">
            <text:p>859,04</text:p>
          </table:table-cell>
          <table:table-cell table:style-name="ce3" table:formula="of:=[.G116]-[.G$176]" office:value-type="float" office:value="-34.7400000000002" calcext:value-type="float">
            <text:p>-34,74</text:p>
          </table:table-cell>
          <table:table-cell table:style-name="ce3" table:formula="of:=[.H116]-[.H$176]" office:value-type="float" office:value="-208.6" calcext:value-type="float">
            <text:p>-208,6</text:p>
          </table:table-cell>
          <table:table-cell table:style-name="ce3" table:formula="of:=[.I116]-[.I$176]" office:value-type="float" office:value="57484.52" calcext:value-type="float">
            <text:p>57484,52</text:p>
          </table:table-cell>
          <table:table-cell table:style-name="ce3" table:formula="of:=[.J116]-[.J$176]" office:value-type="float" office:value="259.02" calcext:value-type="float">
            <text:p>259,02</text:p>
          </table:table-cell>
          <table:table-cell table:style-name="ce3" table:formula="of:=[.K116]-[.K$176]" office:value-type="float" office:value="248.08" calcext:value-type="float">
            <text:p>248,08</text:p>
          </table:table-cell>
          <table:table-cell table:style-name="ce3" table:formula="of:=[.L116]-[.L$176]" office:value-type="float" office:value="-1.85000000000002" calcext:value-type="float">
            <text:p>-1,85</text:p>
          </table:table-cell>
          <table:table-cell table:style-name="ce3" table:formula="of:=[.M116]-[.M$176]" office:value-type="float" office:value="651.62" calcext:value-type="float">
            <text:p>651,62</text:p>
          </table:table-cell>
          <table:table-cell table:style-name="ce3" table:formula="of:=[.N116]-[.N$176]" office:value-type="float" office:value="1565830.32" calcext:value-type="float">
            <text:p>1565830,32</text:p>
          </table:table-cell>
          <table:table-cell table:style-name="ce3" table:formula="of:=[.O116]-[.O$176]" office:value-type="float" office:value="56.25" calcext:value-type="float">
            <text:p>56,25</text:p>
          </table:table-cell>
          <table:table-cell table:style-name="ce3" table:formula="of:=[.P116]-[.P$176]" office:value-type="float" office:value="-31.92" calcext:value-type="float">
            <text:p>-31,92</text:p>
          </table:table-cell>
          <table:table-cell table:style-name="ce3" table:formula="of:=[.Q116]-[.Q$176]" office:value-type="float" office:value="166.58" calcext:value-type="float">
            <text:p>166,58</text:p>
          </table:table-cell>
          <table:table-cell table:style-name="ce3" table:formula="of:=[.R116]-[.R$176]" office:value-type="float" office:value="-48.67" calcext:value-type="float">
            <text:p>-48,67</text:p>
          </table:table-cell>
          <table:table-cell table:style-name="ce3" table:formula="of:=[.S116]-[.S$176]" office:value-type="float" office:value="21250.36" calcext:value-type="float">
            <text:p>21250,36</text:p>
          </table:table-cell>
          <table:table-cell table:style-name="ce3" table:formula="of:=[.T116]-[.T$176]" office:value-type="float" office:value="40.7" calcext:value-type="float">
            <text:p>40,7</text:p>
          </table:table-cell>
          <table:table-cell table:style-name="ce3" table:formula="of:=[.U116]-[.U$176]" office:value-type="float" office:value="25" calcext:value-type="float">
            <text:p>25</text:p>
          </table:table-cell>
          <table:table-cell table:style-name="ce3" table:formula="of:=[.V11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[.B117]-[.B$176]" office:value-type="float" office:value="-550.36" calcext:value-type="float">
            <text:p>-550,36</text:p>
          </table:table-cell>
          <table:table-cell table:style-name="ce3" table:formula="of:=[.C117]-[.C$176]" office:value-type="float" office:value="1186.52" calcext:value-type="float">
            <text:p>1186,52</text:p>
          </table:table-cell>
          <table:table-cell table:style-name="ce3" table:formula="of:=[.D117]-[.D$176]" office:value-type="float" office:value="5199.52" calcext:value-type="float">
            <text:p>5199,52</text:p>
          </table:table-cell>
          <table:table-cell table:style-name="ce3" table:formula="of:=[.E117]-[.E$176]" office:value-type="float" office:value="3974976.16" calcext:value-type="float">
            <text:p>3974976,16</text:p>
          </table:table-cell>
          <table:table-cell table:style-name="ce3" table:formula="of:=[.F117]-[.F$176]" office:value-type="float" office:value="-1853.76" calcext:value-type="float">
            <text:p>-1853,76</text:p>
          </table:table-cell>
          <table:table-cell table:style-name="ce3" table:formula="of:=[.G117]-[.G$176]" office:value-type="float" office:value="-586.24" calcext:value-type="float">
            <text:p>-586,24</text:p>
          </table:table-cell>
          <table:table-cell table:style-name="ce3" table:formula="of:=[.H117]-[.H$176]" office:value-type="float" office:value="-188.4" calcext:value-type="float">
            <text:p>-188,4</text:p>
          </table:table-cell>
          <table:table-cell table:style-name="ce3" table:formula="of:=[.I117]-[.I$176]" office:value-type="float" office:value="54771.72" calcext:value-type="float">
            <text:p>54771,72</text:p>
          </table:table-cell>
          <table:table-cell table:style-name="ce3" table:formula="of:=[.J117]-[.J$176]" office:value-type="float" office:value="-162.38" calcext:value-type="float">
            <text:p>-162,38</text:p>
          </table:table-cell>
          <table:table-cell table:style-name="ce3" table:formula="of:=[.K117]-[.K$176]" office:value-type="float" office:value="549.08" calcext:value-type="float">
            <text:p>549,08</text:p>
          </table:table-cell>
          <table:table-cell table:style-name="ce3" table:formula="of:=[.L117]-[.L$176]" office:value-type="float" office:value="98.4499999999999" calcext:value-type="float">
            <text:p>98,45</text:p>
          </table:table-cell>
          <table:table-cell table:style-name="ce3" table:formula="of:=[.M117]-[.M$176]" office:value-type="float" office:value="491.22" calcext:value-type="float">
            <text:p>491,22</text:p>
          </table:table-cell>
          <table:table-cell table:style-name="ce3" table:formula="of:=[.N117]-[.N$176]" office:value-type="float" office:value="1625657.52" calcext:value-type="float">
            <text:p>1625657,52</text:p>
          </table:table-cell>
          <table:table-cell table:style-name="ce3" table:formula="of:=[.O117]-[.O$176]" office:value-type="float" office:value="43.75" calcext:value-type="float">
            <text:p>43,75</text:p>
          </table:table-cell>
          <table:table-cell table:style-name="ce3" table:formula="of:=[.P117]-[.P$176]" office:value-type="float" office:value="-40.22" calcext:value-type="float">
            <text:p>-40,22</text:p>
          </table:table-cell>
          <table:table-cell table:style-name="ce3" table:formula="of:=[.Q117]-[.Q$176]" office:value-type="float" office:value="-294.82" calcext:value-type="float">
            <text:p>-294,82</text:p>
          </table:table-cell>
          <table:table-cell table:style-name="ce3" table:formula="of:=[.R117]-[.R$176]" office:value-type="float" office:value="8.82999999999998" calcext:value-type="float">
            <text:p>8,83</text:p>
          </table:table-cell>
          <table:table-cell table:style-name="ce3" table:formula="of:=[.S117]-[.S$176]" office:value-type="float" office:value="26675.96" calcext:value-type="float">
            <text:p>26675,96</text:p>
          </table:table-cell>
          <table:table-cell table:style-name="ce3" table:formula="of:=[.T117]-[.T$176]" office:value-type="float" office:value="-6" calcext:value-type="float">
            <text:p>-6</text:p>
          </table:table-cell>
          <table:table-cell table:style-name="ce3" table:formula="of:=[.U117]-[.U$176]" office:value-type="float" office:value="0" calcext:value-type="float">
            <text:p>0</text:p>
          </table:table-cell>
          <table:table-cell table:style-name="ce3" table:formula="of:=[.V11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[.B118]-[.B$176]" office:value-type="float" office:value="-389.96" calcext:value-type="float">
            <text:p>-389,96</text:p>
          </table:table-cell>
          <table:table-cell table:style-name="ce3" table:formula="of:=[.C118]-[.C$176]" office:value-type="float" office:value="1246.92" calcext:value-type="float">
            <text:p>1246,92</text:p>
          </table:table-cell>
          <table:table-cell table:style-name="ce3" table:formula="of:=[.D118]-[.D$176]" office:value-type="float" office:value="6555.92" calcext:value-type="float">
            <text:p>6555,92</text:p>
          </table:table-cell>
          <table:table-cell table:style-name="ce3" table:formula="of:=[.E118]-[.E$176]" office:value-type="float" office:value="3934229.36" calcext:value-type="float">
            <text:p>3934229,36</text:p>
          </table:table-cell>
          <table:table-cell table:style-name="ce3" table:formula="of:=[.F118]-[.F$176]" office:value-type="float" office:value="-1853.76" calcext:value-type="float">
            <text:p>-1853,76</text:p>
          </table:table-cell>
          <table:table-cell table:style-name="ce3" table:formula="of:=[.G118]-[.G$176]" office:value-type="float" office:value="-646.24" calcext:value-type="float">
            <text:p>-646,24</text:p>
          </table:table-cell>
          <table:table-cell table:style-name="ce3" table:formula="of:=[.H118]-[.H$176]" office:value-type="float" office:value="282.8" calcext:value-type="float">
            <text:p>282,8</text:p>
          </table:table-cell>
          <table:table-cell table:style-name="ce3" table:formula="of:=[.I118]-[.I$176]" office:value-type="float" office:value="57484.52" calcext:value-type="float">
            <text:p>57484,52</text:p>
          </table:table-cell>
          <table:table-cell table:style-name="ce3" table:formula="of:=[.J118]-[.J$176]" office:value-type="float" office:value="-282.78" calcext:value-type="float">
            <text:p>-282,78</text:p>
          </table:table-cell>
          <table:table-cell table:style-name="ce3" table:formula="of:=[.K118]-[.K$176]" office:value-type="float" office:value="-278.42" calcext:value-type="float">
            <text:p>-278,42</text:p>
          </table:table-cell>
          <table:table-cell table:style-name="ce3" table:formula="of:=[.L118]-[.L$176]" office:value-type="float" office:value="238.75" calcext:value-type="float">
            <text:p>238,75</text:p>
          </table:table-cell>
          <table:table-cell table:style-name="ce3" table:formula="of:=[.M118]-[.M$176]" office:value-type="float" office:value="451.22" calcext:value-type="float">
            <text:p>451,22</text:p>
          </table:table-cell>
          <table:table-cell table:style-name="ce3" table:formula="of:=[.N118]-[.N$176]" office:value-type="float" office:value="1580582.32" calcext:value-type="float">
            <text:p>1580582,32</text:p>
          </table:table-cell>
          <table:table-cell table:style-name="ce3" table:formula="of:=[.O118]-[.O$176]" office:value-type="float" office:value="18.75" calcext:value-type="float">
            <text:p>18,75</text:p>
          </table:table-cell>
          <table:table-cell table:style-name="ce3" table:formula="of:=[.P118]-[.P$176]" office:value-type="float" office:value="18.08" calcext:value-type="float">
            <text:p>18,08</text:p>
          </table:table-cell>
          <table:table-cell table:style-name="ce3" table:formula="of:=[.Q118]-[.Q$176]" office:value-type="float" office:value="206.58" calcext:value-type="float">
            <text:p>206,58</text:p>
          </table:table-cell>
          <table:table-cell table:style-name="ce3" table:formula="of:=[.R118]-[.R$176]" office:value-type="float" office:value="21.33" calcext:value-type="float">
            <text:p>21,33</text:p>
          </table:table-cell>
          <table:table-cell table:style-name="ce3" table:formula="of:=[.S118]-[.S$176]" office:value-type="float" office:value="40294.26" calcext:value-type="float">
            <text:p>40294,26</text:p>
          </table:table-cell>
          <table:table-cell table:style-name="ce3" table:formula="of:=[.T118]-[.T$176]" office:value-type="float" office:value="174" calcext:value-type="float">
            <text:p>174</text:p>
          </table:table-cell>
          <table:table-cell table:style-name="ce3" table:formula="of:=[.U118]-[.U$176]" office:value-type="float" office:value="0" calcext:value-type="float">
            <text:p>0</text:p>
          </table:table-cell>
          <table:table-cell table:style-name="ce3" table:formula="of:=[.V1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2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IF([.B180]&gt;[.B$177];[.B180];&quot;&quot;)">
            <text:p/>
          </table:table-cell>
          <table:table-cell table:style-name="ce3" table:formula="of:=IF([.C180]&gt;[.C$177];[.C180];&quot;&quot;)" office:value-type="float" office:value="1186.92" calcext:value-type="float">
            <text:p>1186,92</text:p>
          </table:table-cell>
          <table:table-cell table:style-name="ce3" table:formula="of:=IF([.D180]&gt;[.D$177];[.D180];&quot;&quot;)" office:value-type="float" office:value="14694.42" calcext:value-type="float">
            <text:p>14694,42</text:p>
          </table:table-cell>
          <table:table-cell table:style-name="ce3" table:formula="of:=IF([.E180]&gt;[.E$177];[.E180];&quot;&quot;)" office:value-type="float" office:value="3961384.96" calcext:value-type="float">
            <text:p>3961384,96</text:p>
          </table:table-cell>
          <table:table-cell table:style-name="ce3" table:formula="of:=IF([.F180]&gt;[.F$177];[.F180];&quot;&quot;)">
            <text:p/>
          </table:table-cell>
          <table:table-cell table:style-name="ce3" table:formula="of:=IF([.G180]&gt;[.G$177];[.G180];&quot;&quot;)">
            <text:p/>
          </table:table-cell>
          <table:table-cell table:style-name="ce3" table:formula="of:=IF([.H180]&gt;[.H$177];[.H180];&quot;&quot;)" office:value-type="float" office:value="1160" calcext:value-type="float">
            <text:p>1160</text:p>
          </table:table-cell>
          <table:table-cell table:style-name="ce3" table:formula="of:=IF([.I180]&gt;[.I$177];[.I180];&quot;&quot;)" office:value-type="float" office:value="90092.52" calcext:value-type="float">
            <text:p>90092,52</text:p>
          </table:table-cell>
          <table:table-cell table:style-name="ce3" table:formula="of:=IF([.J180]&gt;[.J$177];[.J180];&quot;&quot;)">
            <text:p/>
          </table:table-cell>
          <table:table-cell table:style-name="ce3" table:formula="of:=IF([.K180]&gt;[.K$177];[.K180];&quot;&quot;)">
            <text:p/>
          </table:table-cell>
          <table:table-cell table:style-name="ce3" table:formula="of:=IF([.L180]&gt;[.L$177];[.L180];&quot;&quot;)">
            <text:p/>
          </table:table-cell>
          <table:table-cell table:style-name="ce3" table:formula="of:=IF([.M180]&gt;[.M$177];[.M180];&quot;&quot;)" office:value-type="float" office:value="310.82" calcext:value-type="float">
            <text:p>310,82</text:p>
          </table:table-cell>
          <table:table-cell table:style-name="ce3" table:formula="of:=IF([.N180]&gt;[.N$177];[.N180];&quot;&quot;)" office:value-type="float" office:value="2684851.12" calcext:value-type="float">
            <text:p>2684851,12</text:p>
          </table:table-cell>
          <table:table-cell table:style-name="ce3" table:formula="of:=IF([.O180]&gt;[.O$177];[.O180];&quot;&quot;)">
            <text:p/>
          </table:table-cell>
          <table:table-cell table:style-name="ce3" table:formula="of:=IF([.P180]&gt;[.P$177];[.P180];&quot;&quot;)">
            <text:p/>
          </table:table-cell>
          <table:table-cell table:style-name="ce3" table:formula="of:=IF([.Q180]&gt;[.Q$177];[.Q180];&quot;&quot;)">
            <text:p/>
          </table:table-cell>
          <table:table-cell table:style-name="ce3" table:formula="of:=IF([.R180]&gt;[.R$177];[.R180];&quot;&quot;)">
            <text:p/>
          </table:table-cell>
          <table:table-cell table:style-name="ce3" table:formula="of:=IF([.S180]&gt;[.S$177];[.S180];&quot;&quot;)" office:value-type="float" office:value="40294.26" calcext:value-type="float">
            <text:p>40294,26</text:p>
          </table:table-cell>
          <table:table-cell table:style-name="ce3" table:formula="of:=IF([.T180]&gt;[.T$177];[.T180];&quot;&quot;)">
            <text:p/>
          </table:table-cell>
          <table:table-cell table:style-name="ce3" table:formula="of:=IF([.U180]&gt;[.U$177];[.U180];&quot;&quot;)">
            <text:p/>
          </table:table-cell>
          <table:table-cell table:style-name="ce3" table:formula="of:=IF([.V180]&gt;[.V$177];[.V1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([.B181]&gt;[.B$177];[.B181];&quot;&quot;)">
            <text:p/>
          </table:table-cell>
          <table:table-cell table:style-name="ce3" table:formula="of:=IF([.C181]&gt;[.C$177];[.C181];&quot;&quot;)" office:value-type="float" office:value="1547.72" calcext:value-type="float">
            <text:p>1547,72</text:p>
          </table:table-cell>
          <table:table-cell table:style-name="ce3" table:formula="of:=IF([.D181]&gt;[.D$177];[.D181];&quot;&quot;)" office:value-type="float" office:value="14694.42" calcext:value-type="float">
            <text:p>14694,42</text:p>
          </table:table-cell>
          <table:table-cell table:style-name="ce3" table:formula="of:=IF([.E181]&gt;[.E$177];[.E181];&quot;&quot;)" office:value-type="float" office:value="4233506.76" calcext:value-type="float">
            <text:p>4233506,76</text:p>
          </table:table-cell>
          <table:table-cell table:style-name="ce3" table:formula="of:=IF([.F181]&gt;[.F$177];[.F181];&quot;&quot;)">
            <text:p/>
          </table:table-cell>
          <table:table-cell table:style-name="ce3" table:formula="of:=IF([.G181]&gt;[.G$177];[.G181];&quot;&quot;)">
            <text:p/>
          </table:table-cell>
          <table:table-cell table:style-name="ce3" table:formula="of:=IF([.H181]&gt;[.H$177];[.H181];&quot;&quot;)">
            <text:p/>
          </table:table-cell>
          <table:table-cell table:style-name="ce3" table:formula="of:=IF([.I181]&gt;[.I$177];[.I181];&quot;&quot;)" office:value-type="float" office:value="98258.12" calcext:value-type="float">
            <text:p>98258,12</text:p>
          </table:table-cell>
          <table:table-cell table:style-name="ce3" table:formula="of:=IF([.J181]&gt;[.J$177];[.J181];&quot;&quot;)">
            <text:p/>
          </table:table-cell>
          <table:table-cell table:style-name="ce3" table:formula="of:=IF([.K181]&gt;[.K$177];[.K181];&quot;&quot;)">
            <text:p/>
          </table:table-cell>
          <table:table-cell table:style-name="ce3" table:formula="of:=IF([.L181]&gt;[.L$177];[.L181];&quot;&quot;)">
            <text:p/>
          </table:table-cell>
          <table:table-cell table:style-name="ce3" table:formula="of:=IF([.M181]&gt;[.M$177];[.M181];&quot;&quot;)" office:value-type="float" office:value="691.42" calcext:value-type="float">
            <text:p>691,42</text:p>
          </table:table-cell>
          <table:table-cell table:style-name="ce3" table:formula="of:=IF([.N181]&gt;[.N$177];[.N181];&quot;&quot;)" office:value-type="float" office:value="2468742.32" calcext:value-type="float">
            <text:p>2468742,32</text:p>
          </table:table-cell>
          <table:table-cell table:style-name="ce3" table:formula="of:=IF([.O181]&gt;[.O$177];[.O181];&quot;&quot;)">
            <text:p/>
          </table:table-cell>
          <table:table-cell table:style-name="ce3" table:formula="of:=IF([.P181]&gt;[.P$177];[.P181];&quot;&quot;)">
            <text:p/>
          </table:table-cell>
          <table:table-cell table:style-name="ce3" table:formula="of:=IF([.Q181]&gt;[.Q$177];[.Q181];&quot;&quot;)">
            <text:p/>
          </table:table-cell>
          <table:table-cell table:style-name="ce3" table:formula="of:=IF([.R181]&gt;[.R$177];[.R181];&quot;&quot;)">
            <text:p/>
          </table:table-cell>
          <table:table-cell table:style-name="ce3" table:formula="of:=IF([.S181]&gt;[.S$177];[.S181];&quot;&quot;)" office:value-type="float" office:value="40294.26" calcext:value-type="float">
            <text:p>40294,26</text:p>
          </table:table-cell>
          <table:table-cell table:style-name="ce3" table:formula="of:=IF([.T181]&gt;[.T$177];[.T181];&quot;&quot;)">
            <text:p/>
          </table:table-cell>
          <table:table-cell table:style-name="ce3" table:formula="of:=IF([.U181]&gt;[.U$177];[.U181];&quot;&quot;)">
            <text:p/>
          </table:table-cell>
          <table:table-cell table:style-name="ce3" table:formula="of:=IF([.V181]&gt;[.V$177];[.V18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([.B182]&gt;[.B$177];[.B182];&quot;&quot;)">
            <text:p/>
          </table:table-cell>
          <table:table-cell table:style-name="ce3" table:formula="of:=IF([.C182]&gt;[.C$177];[.C182];&quot;&quot;)" office:value-type="float" office:value="1668.12" calcext:value-type="float">
            <text:p>1668,12</text:p>
          </table:table-cell>
          <table:table-cell table:style-name="ce3" table:formula="of:=IF([.D182]&gt;[.D$177];[.D182];&quot;&quot;)" office:value-type="float" office:value="11981.62" calcext:value-type="float">
            <text:p>11981,62</text:p>
          </table:table-cell>
          <table:table-cell table:style-name="ce3" table:formula="of:=IF([.E182]&gt;[.E$177];[.E182];&quot;&quot;)" office:value-type="float" office:value="3958645.26" calcext:value-type="float">
            <text:p>3958645,26</text:p>
          </table:table-cell>
          <table:table-cell table:style-name="ce3" table:formula="of:=IF([.F182]&gt;[.F$177];[.F182];&quot;&quot;)">
            <text:p/>
          </table:table-cell>
          <table:table-cell table:style-name="ce3" table:formula="of:=IF([.G182]&gt;[.G$177];[.G182];&quot;&quot;)">
            <text:p/>
          </table:table-cell>
          <table:table-cell table:style-name="ce3" table:formula="of:=IF([.H182]&gt;[.H$177];[.H182];&quot;&quot;)">
            <text:p/>
          </table:table-cell>
          <table:table-cell table:style-name="ce3" table:formula="of:=IF([.I182]&gt;[.I$177];[.I182];&quot;&quot;)" office:value-type="float" office:value="98285.22" calcext:value-type="float">
            <text:p>98285,22</text:p>
          </table:table-cell>
          <table:table-cell table:style-name="ce3" table:formula="of:=IF([.J182]&gt;[.J$177];[.J182];&quot;&quot;)">
            <text:p/>
          </table:table-cell>
          <table:table-cell table:style-name="ce3" table:formula="of:=IF([.K182]&gt;[.K$177];[.K182];&quot;&quot;)">
            <text:p/>
          </table:table-cell>
          <table:table-cell table:style-name="ce3" table:formula="of:=IF([.L182]&gt;[.L$177];[.L182];&quot;&quot;)">
            <text:p/>
          </table:table-cell>
          <table:table-cell table:style-name="ce3" table:formula="of:=IF([.M182]&gt;[.M$177];[.M182];&quot;&quot;)" office:value-type="float" office:value="556.62" calcext:value-type="float">
            <text:p>556,62</text:p>
          </table:table-cell>
          <table:table-cell table:style-name="ce3" table:formula="of:=IF([.N182]&gt;[.N$177];[.N182];&quot;&quot;)" office:value-type="float" office:value="2326604.72" calcext:value-type="float">
            <text:p>2326604,72</text:p>
          </table:table-cell>
          <table:table-cell table:style-name="ce3" table:formula="of:=IF([.O182]&gt;[.O$177];[.O182];&quot;&quot;)">
            <text:p/>
          </table:table-cell>
          <table:table-cell table:style-name="ce3" table:formula="of:=IF([.P182]&gt;[.P$177];[.P182];&quot;&quot;)">
            <text:p/>
          </table:table-cell>
          <table:table-cell table:style-name="ce3" table:formula="of:=IF([.Q182]&gt;[.Q$177];[.Q182];&quot;&quot;)">
            <text:p/>
          </table:table-cell>
          <table:table-cell table:style-name="ce3" table:formula="of:=IF([.R182]&gt;[.R$177];[.R182];&quot;&quot;)">
            <text:p/>
          </table:table-cell>
          <table:table-cell table:style-name="ce3" table:formula="of:=IF([.S182]&gt;[.S$177];[.S182];&quot;&quot;)" office:value-type="float" office:value="37527.26" calcext:value-type="float">
            <text:p>37527,26</text:p>
          </table:table-cell>
          <table:table-cell table:style-name="ce3" table:formula="of:=IF([.T182]&gt;[.T$177];[.T182];&quot;&quot;)">
            <text:p/>
          </table:table-cell>
          <table:table-cell table:style-name="ce3" table:formula="of:=IF([.U182]&gt;[.U$177];[.U182];&quot;&quot;)">
            <text:p/>
          </table:table-cell>
          <table:table-cell table:style-name="ce3" table:formula="of:=IF([.V182]&gt;[.V$177];[.V1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([.B183]&gt;[.B$177];[.B183];&quot;&quot;)">
            <text:p/>
          </table:table-cell>
          <table:table-cell table:style-name="ce3" table:formula="of:=IF([.C183]&gt;[.C$177];[.C183];&quot;&quot;)" office:value-type="float" office:value="1246.92" calcext:value-type="float">
            <text:p>1246,92</text:p>
          </table:table-cell>
          <table:table-cell table:style-name="ce3" table:formula="of:=IF([.D183]&gt;[.D$177];[.D183];&quot;&quot;)" office:value-type="float" office:value="11981.62" calcext:value-type="float">
            <text:p>11981,62</text:p>
          </table:table-cell>
          <table:table-cell table:style-name="ce3" table:formula="of:=IF([.E183]&gt;[.E$177];[.E183];&quot;&quot;)" office:value-type="float" office:value="3890634.96" calcext:value-type="float">
            <text:p>3890634,96</text:p>
          </table:table-cell>
          <table:table-cell table:style-name="ce3" table:formula="of:=IF([.F183]&gt;[.F$177];[.F183];&quot;&quot;)">
            <text:p/>
          </table:table-cell>
          <table:table-cell table:style-name="ce3" table:formula="of:=IF([.G183]&gt;[.G$177];[.G183];&quot;&quot;)">
            <text:p/>
          </table:table-cell>
          <table:table-cell table:style-name="ce3" table:formula="of:=IF([.H183]&gt;[.H$177];[.H183];&quot;&quot;)">
            <text:p/>
          </table:table-cell>
          <table:table-cell table:style-name="ce3" table:formula="of:=IF([.I183]&gt;[.I$177];[.I183];&quot;&quot;)" office:value-type="float" office:value="106450.82" calcext:value-type="float">
            <text:p>106450,82</text:p>
          </table:table-cell>
          <table:table-cell table:style-name="ce3" table:formula="of:=IF([.J183]&gt;[.J$177];[.J183];&quot;&quot;)">
            <text:p/>
          </table:table-cell>
          <table:table-cell table:style-name="ce3" table:formula="of:=IF([.K183]&gt;[.K$177];[.K183];&quot;&quot;)">
            <text:p/>
          </table:table-cell>
          <table:table-cell table:style-name="ce3" table:formula="of:=IF([.L183]&gt;[.L$177];[.L183];&quot;&quot;)">
            <text:p/>
          </table:table-cell>
          <table:table-cell table:style-name="ce3" table:formula="of:=IF([.M183]&gt;[.M$177];[.M183];&quot;&quot;)" office:value-type="float" office:value="611.22" calcext:value-type="float">
            <text:p>611,22</text:p>
          </table:table-cell>
          <table:table-cell table:style-name="ce3" table:formula="of:=IF([.N183]&gt;[.N$177];[.N183];&quot;&quot;)" office:value-type="float" office:value="1806402.02" calcext:value-type="float">
            <text:p>1806402,02</text:p>
          </table:table-cell>
          <table:table-cell table:style-name="ce3" table:formula="of:=IF([.O183]&gt;[.O$177];[.O183];&quot;&quot;)" office:value-type="float" office:value="118.75" calcext:value-type="float">
            <text:p>118,75</text:p>
          </table:table-cell>
          <table:table-cell table:style-name="ce3" table:formula="of:=IF([.P183]&gt;[.P$177];[.P183];&quot;&quot;)">
            <text:p/>
          </table:table-cell>
          <table:table-cell table:style-name="ce3" table:formula="of:=IF([.Q183]&gt;[.Q$177];[.Q183];&quot;&quot;)">
            <text:p/>
          </table:table-cell>
          <table:table-cell table:style-name="ce3" table:formula="of:=IF([.R183]&gt;[.R$177];[.R183];&quot;&quot;)">
            <text:p/>
          </table:table-cell>
          <table:table-cell table:style-name="ce3" table:formula="of:=IF([.S183]&gt;[.S$177];[.S183];&quot;&quot;)" office:value-type="float" office:value="32101.66" calcext:value-type="float">
            <text:p>32101,66</text:p>
          </table:table-cell>
          <table:table-cell table:style-name="ce3" table:formula="of:=IF([.T183]&gt;[.T$177];[.T183];&quot;&quot;)">
            <text:p/>
          </table:table-cell>
          <table:table-cell table:style-name="ce3" table:formula="of:=IF([.U183]&gt;[.U$177];[.U183];&quot;&quot;)" office:value-type="float" office:value="20" calcext:value-type="float">
            <text:p>20</text:p>
          </table:table-cell>
          <table:table-cell table:style-name="ce3" table:formula="of:=IF([.V183]&gt;[.V$177];[.V18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([.B184]&gt;[.B$177];[.B184];&quot;&quot;)">
            <text:p/>
          </table:table-cell>
          <table:table-cell table:style-name="ce3" table:formula="of:=IF([.C184]&gt;[.C$177];[.C184];&quot;&quot;)" office:value-type="float" office:value="1327.32" calcext:value-type="float">
            <text:p>1327,32</text:p>
          </table:table-cell>
          <table:table-cell table:style-name="ce3" table:formula="of:=IF([.D184]&gt;[.D$177];[.D184];&quot;&quot;)" office:value-type="float" office:value="11981.62" calcext:value-type="float">
            <text:p>11981,62</text:p>
          </table:table-cell>
          <table:table-cell table:style-name="ce3" table:formula="of:=IF([.E184]&gt;[.E$177];[.E184];&quot;&quot;)" office:value-type="float" office:value="3781769.96" calcext:value-type="float">
            <text:p>3781769,96</text:p>
          </table:table-cell>
          <table:table-cell table:style-name="ce3" table:formula="of:=IF([.F184]&gt;[.F$177];[.F184];&quot;&quot;)">
            <text:p/>
          </table:table-cell>
          <table:table-cell table:style-name="ce3" table:formula="of:=IF([.G184]&gt;[.G$177];[.G184];&quot;&quot;)">
            <text:p/>
          </table:table-cell>
          <table:table-cell table:style-name="ce3" table:formula="of:=IF([.H184]&gt;[.H$177];[.H184];&quot;&quot;)">
            <text:p/>
          </table:table-cell>
          <table:table-cell table:style-name="ce3" table:formula="of:=IF([.I184]&gt;[.I$177];[.I184];&quot;&quot;)" office:value-type="float" office:value="120014.82" calcext:value-type="float">
            <text:p>120014,82</text:p>
          </table:table-cell>
          <table:table-cell table:style-name="ce3" table:formula="of:=IF([.J184]&gt;[.J$177];[.J184];&quot;&quot;)">
            <text:p/>
          </table:table-cell>
          <table:table-cell table:style-name="ce3" table:formula="of:=IF([.K184]&gt;[.K$177];[.K184];&quot;&quot;)">
            <text:p/>
          </table:table-cell>
          <table:table-cell table:style-name="ce3" table:formula="of:=IF([.L184]&gt;[.L$177];[.L184];&quot;&quot;)">
            <text:p/>
          </table:table-cell>
          <table:table-cell table:style-name="ce3" table:formula="of:=IF([.M184]&gt;[.M$177];[.M184];&quot;&quot;)" office:value-type="float" office:value="391.02" calcext:value-type="float">
            <text:p>391,02</text:p>
          </table:table-cell>
          <table:table-cell table:style-name="ce3" table:formula="of:=IF([.N184]&gt;[.N$177];[.N184];&quot;&quot;)" office:value-type="float" office:value="1952569.52" calcext:value-type="float">
            <text:p>1952569,52</text:p>
          </table:table-cell>
          <table:table-cell table:style-name="ce3" table:formula="of:=IF([.O184]&gt;[.O$177];[.O184];&quot;&quot;)" office:value-type="float" office:value="81.25" calcext:value-type="float">
            <text:p>81,25</text:p>
          </table:table-cell>
          <table:table-cell table:style-name="ce3" table:formula="of:=IF([.P184]&gt;[.P$177];[.P184];&quot;&quot;)">
            <text:p/>
          </table:table-cell>
          <table:table-cell table:style-name="ce3" table:formula="of:=IF([.Q184]&gt;[.Q$177];[.Q184];&quot;&quot;)">
            <text:p/>
          </table:table-cell>
          <table:table-cell table:style-name="ce3" table:formula="of:=IF([.R184]&gt;[.R$177];[.R184];&quot;&quot;)">
            <text:p/>
          </table:table-cell>
          <table:table-cell table:style-name="ce3" table:formula="of:=IF([.S184]&gt;[.S$177];[.S184];&quot;&quot;)" office:value-type="float" office:value="34841.56" calcext:value-type="float">
            <text:p>34841,56</text:p>
          </table:table-cell>
          <table:table-cell table:style-name="ce3" table:formula="of:=IF([.T184]&gt;[.T$177];[.T184];&quot;&quot;)">
            <text:p/>
          </table:table-cell>
          <table:table-cell table:style-name="ce3" table:formula="of:=IF([.U184]&gt;[.U$177];[.U184];&quot;&quot;)">
            <text:p/>
          </table:table-cell>
          <table:table-cell table:style-name="ce3" table:formula="of:=IF([.V184]&gt;[.V$177];[.V1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([.B185]&gt;[.B$177];[.B185];&quot;&quot;)">
            <text:p/>
          </table:table-cell>
          <table:table-cell table:style-name="ce3" table:formula="of:=IF([.C185]&gt;[.C$177];[.C185];&quot;&quot;)" office:value-type="float" office:value="785.52" calcext:value-type="float">
            <text:p>785,52</text:p>
          </table:table-cell>
          <table:table-cell table:style-name="ce3" table:formula="of:=IF([.D185]&gt;[.D$177];[.D185];&quot;&quot;)" office:value-type="float" office:value="11981.62" calcext:value-type="float">
            <text:p>11981,62</text:p>
          </table:table-cell>
          <table:table-cell table:style-name="ce3" table:formula="of:=IF([.E185]&gt;[.E$177];[.E185];&quot;&quot;)" office:value-type="float" office:value="4912124.26" calcext:value-type="float">
            <text:p>4912124,26</text:p>
          </table:table-cell>
          <table:table-cell table:style-name="ce3" table:formula="of:=IF([.F185]&gt;[.F$177];[.F185];&quot;&quot;)">
            <text:p/>
          </table:table-cell>
          <table:table-cell table:style-name="ce3" table:formula="of:=IF([.G185]&gt;[.G$177];[.G185];&quot;&quot;)">
            <text:p/>
          </table:table-cell>
          <table:table-cell table:style-name="ce3" table:formula="of:=IF([.H185]&gt;[.H$177];[.H185];&quot;&quot;)">
            <text:p/>
          </table:table-cell>
          <table:table-cell table:style-name="ce3" table:formula="of:=IF([.I185]&gt;[.I$177];[.I185];&quot;&quot;)" office:value-type="float" office:value="133606.02" calcext:value-type="float">
            <text:p>133606,02</text:p>
          </table:table-cell>
          <table:table-cell table:style-name="ce3" table:formula="of:=IF([.J185]&gt;[.J$177];[.J185];&quot;&quot;)">
            <text:p/>
          </table:table-cell>
          <table:table-cell table:style-name="ce3" table:formula="of:=IF([.K185]&gt;[.K$177];[.K185];&quot;&quot;)">
            <text:p/>
          </table:table-cell>
          <table:table-cell table:style-name="ce3" table:formula="of:=IF([.L185]&gt;[.L$177];[.L185];&quot;&quot;)">
            <text:p/>
          </table:table-cell>
          <table:table-cell table:style-name="ce3" table:formula="of:=IF([.M185]&gt;[.M$177];[.M185];&quot;&quot;)" office:value-type="float" office:value="431.22" calcext:value-type="float">
            <text:p>431,22</text:p>
          </table:table-cell>
          <table:table-cell table:style-name="ce3" table:formula="of:=IF([.N185]&gt;[.N$177];[.N185];&quot;&quot;)" office:value-type="float" office:value="2043395.92" calcext:value-type="float">
            <text:p>2043395,92</text:p>
          </table:table-cell>
          <table:table-cell table:style-name="ce3" table:formula="of:=IF([.O185]&gt;[.O$177];[.O185];&quot;&quot;)" office:value-type="float" office:value="68.75" calcext:value-type="float">
            <text:p>68,75</text:p>
          </table:table-cell>
          <table:table-cell table:style-name="ce3" table:formula="of:=IF([.P185]&gt;[.P$177];[.P185];&quot;&quot;)">
            <text:p/>
          </table:table-cell>
          <table:table-cell table:style-name="ce3" table:formula="of:=IF([.Q185]&gt;[.Q$177];[.Q185];&quot;&quot;)">
            <text:p/>
          </table:table-cell>
          <table:table-cell table:style-name="ce3" table:formula="of:=IF([.R185]&gt;[.R$177];[.R185];&quot;&quot;)">
            <text:p/>
          </table:table-cell>
          <table:table-cell table:style-name="ce3" table:formula="of:=IF([.S185]&gt;[.S$177];[.S185];&quot;&quot;)" office:value-type="float" office:value="40267.16" calcext:value-type="float">
            <text:p>40267,16</text:p>
          </table:table-cell>
          <table:table-cell table:style-name="ce3" table:formula="of:=IF([.T185]&gt;[.T$177];[.T185];&quot;&quot;)">
            <text:p/>
          </table:table-cell>
          <table:table-cell table:style-name="ce3" table:formula="of:=IF([.U185]&gt;[.U$177];[.U185];&quot;&quot;)">
            <text:p/>
          </table:table-cell>
          <table:table-cell table:style-name="ce3" table:formula="of:=IF([.V185]&gt;[.V$177];[.V18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([.B186]&gt;[.B$177];[.B186];&quot;&quot;)">
            <text:p/>
          </table:table-cell>
          <table:table-cell table:style-name="ce3" table:formula="of:=IF([.C186]&gt;[.C$177];[.C186];&quot;&quot;)" office:value-type="float" office:value="1126.72" calcext:value-type="float">
            <text:p>1126,72</text:p>
          </table:table-cell>
          <table:table-cell table:style-name="ce3" table:formula="of:=IF([.D186]&gt;[.D$177];[.D186];&quot;&quot;)" office:value-type="float" office:value="9268.82" calcext:value-type="float">
            <text:p>9268,82</text:p>
          </table:table-cell>
          <table:table-cell table:style-name="ce3" table:formula="of:=IF([.E186]&gt;[.E$177];[.E186];&quot;&quot;)" office:value-type="float" office:value="3942313.96" calcext:value-type="float">
            <text:p>3942313,96</text:p>
          </table:table-cell>
          <table:table-cell table:style-name="ce3" table:formula="of:=IF([.F186]&gt;[.F$177];[.F186];&quot;&quot;)">
            <text:p/>
          </table:table-cell>
          <table:table-cell table:style-name="ce3" table:formula="of:=IF([.G186]&gt;[.G$177];[.G186];&quot;&quot;)">
            <text:p/>
          </table:table-cell>
          <table:table-cell table:style-name="ce3" table:formula="of:=IF([.H186]&gt;[.H$177];[.H186];&quot;&quot;)">
            <text:p/>
          </table:table-cell>
          <table:table-cell table:style-name="ce3" table:formula="of:=IF([.I186]&gt;[.I$177];[.I186];&quot;&quot;)" office:value-type="float" office:value="136400.22" calcext:value-type="float">
            <text:p>136400,22</text:p>
          </table:table-cell>
          <table:table-cell table:style-name="ce3" table:formula="of:=IF([.J186]&gt;[.J$177];[.J186];&quot;&quot;)">
            <text:p/>
          </table:table-cell>
          <table:table-cell table:style-name="ce3" table:formula="of:=IF([.K186]&gt;[.K$177];[.K186];&quot;&quot;)">
            <text:p/>
          </table:table-cell>
          <table:table-cell table:style-name="ce3" table:formula="of:=IF([.L186]&gt;[.L$177];[.L186];&quot;&quot;)">
            <text:p/>
          </table:table-cell>
          <table:table-cell table:style-name="ce3" table:formula="of:=IF([.M186]&gt;[.M$177];[.M186];&quot;&quot;)" office:value-type="float" office:value="591.42" calcext:value-type="float">
            <text:p>591,42</text:p>
          </table:table-cell>
          <table:table-cell table:style-name="ce3" table:formula="of:=IF([.N186]&gt;[.N$177];[.N186];&quot;&quot;)" office:value-type="float" office:value="1972729.52" calcext:value-type="float">
            <text:p>1972729,52</text:p>
          </table:table-cell>
          <table:table-cell table:style-name="ce3" table:formula="of:=IF([.O186]&gt;[.O$177];[.O186];&quot;&quot;)" office:value-type="float" office:value="118.75" calcext:value-type="float">
            <text:p>118,75</text:p>
          </table:table-cell>
          <table:table-cell table:style-name="ce3" table:formula="of:=IF([.P186]&gt;[.P$177];[.P186];&quot;&quot;)">
            <text:p/>
          </table:table-cell>
          <table:table-cell table:style-name="ce3" table:formula="of:=IF([.Q186]&gt;[.Q$177];[.Q186];&quot;&quot;)">
            <text:p/>
          </table:table-cell>
          <table:table-cell table:style-name="ce3" table:formula="of:=IF([.R186]&gt;[.R$177];[.R186];&quot;&quot;)">
            <text:p/>
          </table:table-cell>
          <table:table-cell table:style-name="ce3" table:formula="of:=IF([.S186]&gt;[.S$177];[.S186];&quot;&quot;)" office:value-type="float" office:value="42979.96" calcext:value-type="float">
            <text:p>42979,96</text:p>
          </table:table-cell>
          <table:table-cell table:style-name="ce3" table:formula="of:=IF([.T186]&gt;[.T$177];[.T186];&quot;&quot;)">
            <text:p/>
          </table:table-cell>
          <table:table-cell table:style-name="ce3" table:formula="of:=IF([.U186]&gt;[.U$177];[.U186];&quot;&quot;)">
            <text:p/>
          </table:table-cell>
          <table:table-cell table:style-name="ce3" table:formula="of:=IF([.V186]&gt;[.V$177];[.V18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([.B187]&gt;[.B$177];[.B187];&quot;&quot;)">
            <text:p/>
          </table:table-cell>
          <table:table-cell table:style-name="ce3" table:formula="of:=IF([.C187]&gt;[.C$177];[.C187];&quot;&quot;)" office:value-type="float" office:value="885.72" calcext:value-type="float">
            <text:p>885,72</text:p>
          </table:table-cell>
          <table:table-cell table:style-name="ce3" table:formula="of:=IF([.D187]&gt;[.D$177];[.D187];&quot;&quot;)" office:value-type="float" office:value="11981.62" calcext:value-type="float">
            <text:p>11981,62</text:p>
          </table:table-cell>
          <table:table-cell table:style-name="ce3" table:formula="of:=IF([.E187]&gt;[.E$177];[.E187];&quot;&quot;)" office:value-type="float" office:value="3819911.76" calcext:value-type="float">
            <text:p>3819911,76</text:p>
          </table:table-cell>
          <table:table-cell table:style-name="ce3" table:formula="of:=IF([.F187]&gt;[.F$177];[.F187];&quot;&quot;)">
            <text:p/>
          </table:table-cell>
          <table:table-cell table:style-name="ce3" table:formula="of:=IF([.G187]&gt;[.G$177];[.G187];&quot;&quot;)">
            <text:p/>
          </table:table-cell>
          <table:table-cell table:style-name="ce3" table:formula="of:=IF([.H187]&gt;[.H$177];[.H187];&quot;&quot;)">
            <text:p/>
          </table:table-cell>
          <table:table-cell table:style-name="ce3" table:formula="of:=IF([.I187]&gt;[.I$177];[.I187];&quot;&quot;)" office:value-type="float" office:value="144538.62" calcext:value-type="float">
            <text:p>144538,62</text:p>
          </table:table-cell>
          <table:table-cell table:style-name="ce3" table:formula="of:=IF([.J187]&gt;[.J$177];[.J187];&quot;&quot;)">
            <text:p/>
          </table:table-cell>
          <table:table-cell table:style-name="ce3" table:formula="of:=IF([.K187]&gt;[.K$177];[.K187];&quot;&quot;)">
            <text:p/>
          </table:table-cell>
          <table:table-cell table:style-name="ce3" table:formula="of:=IF([.L187]&gt;[.L$177];[.L187];&quot;&quot;)">
            <text:p/>
          </table:table-cell>
          <table:table-cell table:style-name="ce3" table:formula="of:=IF([.M187]&gt;[.M$177];[.M187];&quot;&quot;)" office:value-type="float" office:value="330.42" calcext:value-type="float">
            <text:p>330,42</text:p>
          </table:table-cell>
          <table:table-cell table:style-name="ce3" table:formula="of:=IF([.N187]&gt;[.N$177];[.N187];&quot;&quot;)" office:value-type="float" office:value="1912665.52" calcext:value-type="float">
            <text:p>1912665,52</text:p>
          </table:table-cell>
          <table:table-cell table:style-name="ce3" table:formula="of:=IF([.O187]&gt;[.O$177];[.O187];&quot;&quot;)" office:value-type="float" office:value="68.75" calcext:value-type="float">
            <text:p>68,75</text:p>
          </table:table-cell>
          <table:table-cell table:style-name="ce3" table:formula="of:=IF([.P187]&gt;[.P$177];[.P187];&quot;&quot;)">
            <text:p/>
          </table:table-cell>
          <table:table-cell table:style-name="ce3" table:formula="of:=IF([.Q187]&gt;[.Q$177];[.Q187];&quot;&quot;)">
            <text:p/>
          </table:table-cell>
          <table:table-cell table:style-name="ce3" table:formula="of:=IF([.R187]&gt;[.R$177];[.R187];&quot;&quot;)">
            <text:p/>
          </table:table-cell>
          <table:table-cell table:style-name="ce3" table:formula="of:=IF([.S187]&gt;[.S$177];[.S187];&quot;&quot;)" office:value-type="float" office:value="48432.76" calcext:value-type="float">
            <text:p>48432,76</text:p>
          </table:table-cell>
          <table:table-cell table:style-name="ce3" table:formula="of:=IF([.T187]&gt;[.T$177];[.T187];&quot;&quot;)">
            <text:p/>
          </table:table-cell>
          <table:table-cell table:style-name="ce3" table:formula="of:=IF([.U187]&gt;[.U$177];[.U187];&quot;&quot;)">
            <text:p/>
          </table:table-cell>
          <table:table-cell table:style-name="ce3" table:formula="of:=IF([.V187]&gt;[.V$177];[.V18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([.B188]&gt;[.B$177];[.B188];&quot;&quot;)">
            <text:p/>
          </table:table-cell>
          <table:table-cell table:style-name="ce3" table:formula="of:=IF([.C188]&gt;[.C$177];[.C188];&quot;&quot;)" office:value-type="float" office:value="1286.92" calcext:value-type="float">
            <text:p>1286,92</text:p>
          </table:table-cell>
          <table:table-cell table:style-name="ce3" table:formula="of:=IF([.D188]&gt;[.D$177];[.D188];&quot;&quot;)" office:value-type="float" office:value="14694.42" calcext:value-type="float">
            <text:p>14694,42</text:p>
          </table:table-cell>
          <table:table-cell table:style-name="ce3" table:formula="of:=IF([.E188]&gt;[.E$177];[.E188];&quot;&quot;)" office:value-type="float" office:value="3817171.96" calcext:value-type="float">
            <text:p>3817171,96</text:p>
          </table:table-cell>
          <table:table-cell table:style-name="ce3" table:formula="of:=IF([.F188]&gt;[.F$177];[.F188];&quot;&quot;)">
            <text:p/>
          </table:table-cell>
          <table:table-cell table:style-name="ce3" table:formula="of:=IF([.G188]&gt;[.G$177];[.G188];&quot;&quot;)">
            <text:p/>
          </table:table-cell>
          <table:table-cell table:style-name="ce3" table:formula="of:=IF([.H188]&gt;[.H$177];[.H188];&quot;&quot;)">
            <text:p/>
          </table:table-cell>
          <table:table-cell table:style-name="ce3" table:formula="of:=IF([.I188]&gt;[.I$177];[.I188];&quot;&quot;)" office:value-type="float" office:value="139113.02" calcext:value-type="float">
            <text:p>139113,02</text:p>
          </table:table-cell>
          <table:table-cell table:style-name="ce3" table:formula="of:=IF([.J188]&gt;[.J$177];[.J188];&quot;&quot;)">
            <text:p/>
          </table:table-cell>
          <table:table-cell table:style-name="ce3" table:formula="of:=IF([.K188]&gt;[.K$177];[.K188];&quot;&quot;)">
            <text:p/>
          </table:table-cell>
          <table:table-cell table:style-name="ce3" table:formula="of:=IF([.L188]&gt;[.L$177];[.L188];&quot;&quot;)">
            <text:p/>
          </table:table-cell>
          <table:table-cell table:style-name="ce3" table:formula="of:=IF([.M188]&gt;[.M$177];[.M188];&quot;&quot;)" office:value-type="float" office:value="350.82" calcext:value-type="float">
            <text:p>350,82</text:p>
          </table:table-cell>
          <table:table-cell table:style-name="ce3" table:formula="of:=IF([.N188]&gt;[.N$177];[.N188];&quot;&quot;)" office:value-type="float" office:value="1937023.92" calcext:value-type="float">
            <text:p>1937023,92</text:p>
          </table:table-cell>
          <table:table-cell table:style-name="ce3" table:formula="of:=IF([.O188]&gt;[.O$177];[.O188];&quot;&quot;)" office:value-type="float" office:value="93.75" calcext:value-type="float">
            <text:p>93,75</text:p>
          </table:table-cell>
          <table:table-cell table:style-name="ce3" table:formula="of:=IF([.P188]&gt;[.P$177];[.P188];&quot;&quot;)">
            <text:p/>
          </table:table-cell>
          <table:table-cell table:style-name="ce3" table:formula="of:=IF([.Q188]&gt;[.Q$177];[.Q188];&quot;&quot;)">
            <text:p/>
          </table:table-cell>
          <table:table-cell table:style-name="ce3" table:formula="of:=IF([.R188]&gt;[.R$177];[.R188];&quot;&quot;)">
            <text:p/>
          </table:table-cell>
          <table:table-cell table:style-name="ce3" table:formula="of:=IF([.S188]&gt;[.S$177];[.S188];&quot;&quot;)" office:value-type="float" office:value="45719.96" calcext:value-type="float">
            <text:p>45719,96</text:p>
          </table:table-cell>
          <table:table-cell table:style-name="ce3" table:formula="of:=IF([.T188]&gt;[.T$177];[.T188];&quot;&quot;)">
            <text:p/>
          </table:table-cell>
          <table:table-cell table:style-name="ce3" table:formula="of:=IF([.U188]&gt;[.U$177];[.U188];&quot;&quot;)">
            <text:p/>
          </table:table-cell>
          <table:table-cell table:style-name="ce3" table:formula="of:=IF([.V188]&gt;[.V$177];[.V1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([.B189]&gt;[.B$177];[.B189];&quot;&quot;)">
            <text:p/>
          </table:table-cell>
          <table:table-cell table:style-name="ce3" table:formula="of:=IF([.C189]&gt;[.C$177];[.C189];&quot;&quot;)" office:value-type="float" office:value="1206.72" calcext:value-type="float">
            <text:p>1206,72</text:p>
          </table:table-cell>
          <table:table-cell table:style-name="ce3" table:formula="of:=IF([.D189]&gt;[.D$177];[.D189];&quot;&quot;)" office:value-type="float" office:value="15372.62" calcext:value-type="float">
            <text:p>15372,62</text:p>
          </table:table-cell>
          <table:table-cell table:style-name="ce3" table:formula="of:=IF([.E189]&gt;[.E$177];[.E189];&quot;&quot;)" office:value-type="float" office:value="3939601.26" calcext:value-type="float">
            <text:p>3939601,26</text:p>
          </table:table-cell>
          <table:table-cell table:style-name="ce3" table:formula="of:=IF([.F189]&gt;[.F$177];[.F189];&quot;&quot;)">
            <text:p/>
          </table:table-cell>
          <table:table-cell table:style-name="ce3" table:formula="of:=IF([.G189]&gt;[.G$177];[.G189];&quot;&quot;)">
            <text:p/>
          </table:table-cell>
          <table:table-cell table:style-name="ce3" table:formula="of:=IF([.H189]&gt;[.H$177];[.H189];&quot;&quot;)">
            <text:p/>
          </table:table-cell>
          <table:table-cell table:style-name="ce3" table:formula="of:=IF([.I189]&gt;[.I$177];[.I189];&quot;&quot;)" office:value-type="float" office:value="149991.42" calcext:value-type="float">
            <text:p>149991,42</text:p>
          </table:table-cell>
          <table:table-cell table:style-name="ce3" table:formula="of:=IF([.J189]&gt;[.J$177];[.J189];&quot;&quot;)">
            <text:p/>
          </table:table-cell>
          <table:table-cell table:style-name="ce3" table:formula="of:=IF([.K189]&gt;[.K$177];[.K189];&quot;&quot;)">
            <text:p/>
          </table:table-cell>
          <table:table-cell table:style-name="ce3" table:formula="of:=IF([.L189]&gt;[.L$177];[.L189];&quot;&quot;)">
            <text:p/>
          </table:table-cell>
          <table:table-cell table:style-name="ce3" table:formula="of:=IF([.M189]&gt;[.M$177];[.M189];&quot;&quot;)" office:value-type="float" office:value="671.62" calcext:value-type="float">
            <text:p>671,62</text:p>
          </table:table-cell>
          <table:table-cell table:style-name="ce3" table:formula="of:=IF([.N189]&gt;[.N$177];[.N189];&quot;&quot;)" office:value-type="float" office:value="1943667.12" calcext:value-type="float">
            <text:p>1943667,12</text:p>
          </table:table-cell>
          <table:table-cell table:style-name="ce3" table:formula="of:=IF([.O189]&gt;[.O$177];[.O189];&quot;&quot;)">
            <text:p/>
          </table:table-cell>
          <table:table-cell table:style-name="ce3" table:formula="of:=IF([.P189]&gt;[.P$177];[.P189];&quot;&quot;)">
            <text:p/>
          </table:table-cell>
          <table:table-cell table:style-name="ce3" table:formula="of:=IF([.Q189]&gt;[.Q$177];[.Q189];&quot;&quot;)">
            <text:p/>
          </table:table-cell>
          <table:table-cell table:style-name="ce3" table:formula="of:=IF([.R189]&gt;[.R$177];[.R189];&quot;&quot;)">
            <text:p/>
          </table:table-cell>
          <table:table-cell table:style-name="ce3" table:formula="of:=IF([.S189]&gt;[.S$177];[.S189];&quot;&quot;)" office:value-type="float" office:value="48432.76" calcext:value-type="float">
            <text:p>48432,76</text:p>
          </table:table-cell>
          <table:table-cell table:style-name="ce3" table:formula="of:=IF([.T189]&gt;[.T$177];[.T189];&quot;&quot;)">
            <text:p/>
          </table:table-cell>
          <table:table-cell table:style-name="ce3" table:formula="of:=IF([.U189]&gt;[.U$177];[.U189];&quot;&quot;)">
            <text:p/>
          </table:table-cell>
          <table:table-cell table:style-name="ce3" table:formula="of:=IF([.V189]&gt;[.V$177];[.V18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([.B190]&gt;[.B$177];[.B190];&quot;&quot;)">
            <text:p/>
          </table:table-cell>
          <table:table-cell table:style-name="ce3" table:formula="of:=IF([.C190]&gt;[.C$177];[.C190];&quot;&quot;)" office:value-type="float" office:value="1306.92" calcext:value-type="float">
            <text:p>1306,92</text:p>
          </table:table-cell>
          <table:table-cell table:style-name="ce3" table:formula="of:=IF([.D190]&gt;[.D$177];[.D190];&quot;&quot;)" office:value-type="float" office:value="14694.42" calcext:value-type="float">
            <text:p>14694,42</text:p>
          </table:table-cell>
          <table:table-cell table:style-name="ce3" table:formula="of:=IF([.E190]&gt;[.E$177];[.E190];&quot;&quot;)" office:value-type="float" office:value="3950533.76" calcext:value-type="float">
            <text:p>3950533,76</text:p>
          </table:table-cell>
          <table:table-cell table:style-name="ce3" table:formula="of:=IF([.F190]&gt;[.F$177];[.F190];&quot;&quot;)">
            <text:p/>
          </table:table-cell>
          <table:table-cell table:style-name="ce3" table:formula="of:=IF([.G190]&gt;[.G$177];[.G190];&quot;&quot;)">
            <text:p/>
          </table:table-cell>
          <table:table-cell table:style-name="ce3" table:formula="of:=IF([.H190]&gt;[.H$177];[.H190];&quot;&quot;)">
            <text:p/>
          </table:table-cell>
          <table:table-cell table:style-name="ce3" table:formula="of:=IF([.I190]&gt;[.I$177];[.I190];&quot;&quot;)" office:value-type="float" office:value="160842.62" calcext:value-type="float">
            <text:p>160842,62</text:p>
          </table:table-cell>
          <table:table-cell table:style-name="ce3" table:formula="of:=IF([.J190]&gt;[.J$177];[.J190];&quot;&quot;)">
            <text:p/>
          </table:table-cell>
          <table:table-cell table:style-name="ce3" table:formula="of:=IF([.K190]&gt;[.K$177];[.K190];&quot;&quot;)">
            <text:p/>
          </table:table-cell>
          <table:table-cell table:style-name="ce3" table:formula="of:=IF([.L190]&gt;[.L$177];[.L190];&quot;&quot;)">
            <text:p/>
          </table:table-cell>
          <table:table-cell table:style-name="ce3" table:formula="of:=IF([.M190]&gt;[.M$177];[.M190];&quot;&quot;)" office:value-type="float" office:value="551.22" calcext:value-type="float">
            <text:p>551,22</text:p>
          </table:table-cell>
          <table:table-cell table:style-name="ce3" table:formula="of:=IF([.N190]&gt;[.N$177];[.N190];&quot;&quot;)" office:value-type="float" office:value="2009075.12" calcext:value-type="float">
            <text:p>2009075,12</text:p>
          </table:table-cell>
          <table:table-cell table:style-name="ce3" table:formula="of:=IF([.O190]&gt;[.O$177];[.O190];&quot;&quot;)">
            <text:p/>
          </table:table-cell>
          <table:table-cell table:style-name="ce3" table:formula="of:=IF([.P190]&gt;[.P$177];[.P190];&quot;&quot;)">
            <text:p/>
          </table:table-cell>
          <table:table-cell table:style-name="ce3" table:formula="of:=IF([.Q190]&gt;[.Q$177];[.Q190];&quot;&quot;)">
            <text:p/>
          </table:table-cell>
          <table:table-cell table:style-name="ce3" table:formula="of:=IF([.R190]&gt;[.R$177];[.R190];&quot;&quot;)">
            <text:p/>
          </table:table-cell>
          <table:table-cell table:style-name="ce3" table:formula="of:=IF([.S190]&gt;[.S$177];[.S190];&quot;&quot;)" office:value-type="float" office:value="51199.76" calcext:value-type="float">
            <text:p>51199,76</text:p>
          </table:table-cell>
          <table:table-cell table:style-name="ce3" table:formula="of:=IF([.T190]&gt;[.T$177];[.T190];&quot;&quot;)">
            <text:p/>
          </table:table-cell>
          <table:table-cell table:style-name="ce3" table:formula="of:=IF([.U190]&gt;[.U$177];[.U190];&quot;&quot;)">
            <text:p/>
          </table:table-cell>
          <table:table-cell table:style-name="ce3" table:formula="of:=IF([.V190]&gt;[.V$177];[.V1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([.B191]&gt;[.B$177];[.B191];&quot;&quot;)">
            <text:p/>
          </table:table-cell>
          <table:table-cell table:style-name="ce3" table:formula="of:=IF([.C191]&gt;[.C$177];[.C191];&quot;&quot;)" office:value-type="float" office:value="1748.12" calcext:value-type="float">
            <text:p>1748,12</text:p>
          </table:table-cell>
          <table:table-cell table:style-name="ce3" table:formula="of:=IF([.D191]&gt;[.D$177];[.D191];&quot;&quot;)" office:value-type="float" office:value="14694.42" calcext:value-type="float">
            <text:p>14694,42</text:p>
          </table:table-cell>
          <table:table-cell table:style-name="ce3" table:formula="of:=IF([.E191]&gt;[.E$177];[.E191];&quot;&quot;)" office:value-type="float" office:value="3887949.06" calcext:value-type="float">
            <text:p>3887949,06</text:p>
          </table:table-cell>
          <table:table-cell table:style-name="ce3" table:formula="of:=IF([.F191]&gt;[.F$177];[.F191];&quot;&quot;)" office:value-type="float" office:value="6284.64" calcext:value-type="float">
            <text:p>6284,64</text:p>
          </table:table-cell>
          <table:table-cell table:style-name="ce3" table:formula="of:=IF([.G191]&gt;[.G$177];[.G191];&quot;&quot;)">
            <text:p/>
          </table:table-cell>
          <table:table-cell table:style-name="ce3" table:formula="of:=IF([.H191]&gt;[.H$177];[.H191];&quot;&quot;)">
            <text:p/>
          </table:table-cell>
          <table:table-cell table:style-name="ce3" table:formula="of:=IF([.I191]&gt;[.I$177];[.I191];&quot;&quot;)" office:value-type="float" office:value="152677.12" calcext:value-type="float">
            <text:p>152677,12</text:p>
          </table:table-cell>
          <table:table-cell table:style-name="ce3" table:formula="of:=IF([.J191]&gt;[.J$177];[.J191];&quot;&quot;)">
            <text:p/>
          </table:table-cell>
          <table:table-cell table:style-name="ce3" table:formula="of:=IF([.K191]&gt;[.K$177];[.K191];&quot;&quot;)">
            <text:p/>
          </table:table-cell>
          <table:table-cell table:style-name="ce3" table:formula="of:=IF([.L191]&gt;[.L$177];[.L191];&quot;&quot;)">
            <text:p/>
          </table:table-cell>
          <table:table-cell table:style-name="ce3" table:formula="of:=IF([.M191]&gt;[.M$177];[.M191];&quot;&quot;)" office:value-type="float" office:value="772.02" calcext:value-type="float">
            <text:p>772,02</text:p>
          </table:table-cell>
          <table:table-cell table:style-name="ce3" table:formula="of:=IF([.N191]&gt;[.N$177];[.N191];&quot;&quot;)" office:value-type="float" office:value="1991891.12" calcext:value-type="float">
            <text:p>1991891,12</text:p>
          </table:table-cell>
          <table:table-cell table:style-name="ce3" table:formula="of:=IF([.O191]&gt;[.O$177];[.O191];&quot;&quot;)">
            <text:p/>
          </table:table-cell>
          <table:table-cell table:style-name="ce3" table:formula="of:=IF([.P191]&gt;[.P$177];[.P191];&quot;&quot;)">
            <text:p/>
          </table:table-cell>
          <table:table-cell table:style-name="ce3" table:formula="of:=IF([.Q191]&gt;[.Q$177];[.Q191];&quot;&quot;)">
            <text:p/>
          </table:table-cell>
          <table:table-cell table:style-name="ce3" table:formula="of:=IF([.R191]&gt;[.R$177];[.R191];&quot;&quot;)">
            <text:p/>
          </table:table-cell>
          <table:table-cell table:style-name="ce3" table:formula="of:=IF([.S191]&gt;[.S$177];[.S191];&quot;&quot;)" office:value-type="float" office:value="56625.46" calcext:value-type="float">
            <text:p>56625,46</text:p>
          </table:table-cell>
          <table:table-cell table:style-name="ce3" table:formula="of:=IF([.T191]&gt;[.T$177];[.T191];&quot;&quot;)">
            <text:p/>
          </table:table-cell>
          <table:table-cell table:style-name="ce3" table:formula="of:=IF([.U191]&gt;[.U$177];[.U191];&quot;&quot;)">
            <text:p/>
          </table:table-cell>
          <table:table-cell table:style-name="ce3" table:formula="of:=IF([.V191]&gt;[.V$177];[.V19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([.B192]&gt;[.B$177];[.B192];&quot;&quot;)">
            <text:p/>
          </table:table-cell>
          <table:table-cell table:style-name="ce3" table:formula="of:=IF([.C192]&gt;[.C$177];[.C192];&quot;&quot;)" office:value-type="float" office:value="1668.12" calcext:value-type="float">
            <text:p>1668,12</text:p>
          </table:table-cell>
          <table:table-cell table:style-name="ce3" table:formula="of:=IF([.D192]&gt;[.D$177];[.D192];&quot;&quot;)" office:value-type="float" office:value="14694.42" calcext:value-type="float">
            <text:p>14694,42</text:p>
          </table:table-cell>
          <table:table-cell table:style-name="ce3" table:formula="of:=IF([.E192]&gt;[.E$177];[.E192];&quot;&quot;)" office:value-type="float" office:value="4070249.76" calcext:value-type="float">
            <text:p>4070249,76</text:p>
          </table:table-cell>
          <table:table-cell table:style-name="ce3" table:formula="of:=IF([.F192]&gt;[.F$177];[.F192];&quot;&quot;)">
            <text:p/>
          </table:table-cell>
          <table:table-cell table:style-name="ce3" table:formula="of:=IF([.G192]&gt;[.G$177];[.G192];&quot;&quot;)">
            <text:p/>
          </table:table-cell>
          <table:table-cell table:style-name="ce3" table:formula="of:=IF([.H192]&gt;[.H$177];[.H192];&quot;&quot;)">
            <text:p/>
          </table:table-cell>
          <table:table-cell table:style-name="ce3" table:formula="of:=IF([.I192]&gt;[.I$177];[.I192];&quot;&quot;)" office:value-type="float" office:value="158157.02" calcext:value-type="float">
            <text:p>158157,02</text:p>
          </table:table-cell>
          <table:table-cell table:style-name="ce3" table:formula="of:=IF([.J192]&gt;[.J$177];[.J192];&quot;&quot;)">
            <text:p/>
          </table:table-cell>
          <table:table-cell table:style-name="ce3" table:formula="of:=IF([.K192]&gt;[.K$177];[.K192];&quot;&quot;)">
            <text:p/>
          </table:table-cell>
          <table:table-cell table:style-name="ce3" table:formula="of:=IF([.L192]&gt;[.L$177];[.L192];&quot;&quot;)">
            <text:p/>
          </table:table-cell>
          <table:table-cell table:style-name="ce3" table:formula="of:=IF([.M192]&gt;[.M$177];[.M192];&quot;&quot;)" office:value-type="float" office:value="772.02" calcext:value-type="float">
            <text:p>772,02</text:p>
          </table:table-cell>
          <table:table-cell table:style-name="ce3" table:formula="of:=IF([.N192]&gt;[.N$177];[.N192];&quot;&quot;)" office:value-type="float" office:value="2019571.12" calcext:value-type="float">
            <text:p>2019571,12</text:p>
          </table:table-cell>
          <table:table-cell table:style-name="ce3" table:formula="of:=IF([.O192]&gt;[.O$177];[.O192];&quot;&quot;)">
            <text:p/>
          </table:table-cell>
          <table:table-cell table:style-name="ce3" table:formula="of:=IF([.P192]&gt;[.P$177];[.P192];&quot;&quot;)">
            <text:p/>
          </table:table-cell>
          <table:table-cell table:style-name="ce3" table:formula="of:=IF([.Q192]&gt;[.Q$177];[.Q192];&quot;&quot;)">
            <text:p/>
          </table:table-cell>
          <table:table-cell table:style-name="ce3" table:formula="of:=IF([.R192]&gt;[.R$177];[.R192];&quot;&quot;)">
            <text:p/>
          </table:table-cell>
          <table:table-cell table:style-name="ce3" table:formula="of:=IF([.S192]&gt;[.S$177];[.S192];&quot;&quot;)" office:value-type="float" office:value="56625.46" calcext:value-type="float">
            <text:p>56625,46</text:p>
          </table:table-cell>
          <table:table-cell table:style-name="ce3" table:formula="of:=IF([.T192]&gt;[.T$177];[.T192];&quot;&quot;)">
            <text:p/>
          </table:table-cell>
          <table:table-cell table:style-name="ce3" table:formula="of:=IF([.U192]&gt;[.U$177];[.U192];&quot;&quot;)">
            <text:p/>
          </table:table-cell>
          <table:table-cell table:style-name="ce3" table:formula="of:=IF([.V192]&gt;[.V$177];[.V1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([.B193]&gt;[.B$177];[.B193];&quot;&quot;)">
            <text:p/>
          </table:table-cell>
          <table:table-cell table:style-name="ce3" table:formula="of:=IF([.C193]&gt;[.C$177];[.C193];&quot;&quot;)" office:value-type="float" office:value="1748.12" calcext:value-type="float">
            <text:p>1748,12</text:p>
          </table:table-cell>
          <table:table-cell table:style-name="ce3" table:formula="of:=IF([.D193]&gt;[.D$177];[.D193];&quot;&quot;)" office:value-type="float" office:value="18763.62" calcext:value-type="float">
            <text:p>18763,62</text:p>
          </table:table-cell>
          <table:table-cell table:style-name="ce3" table:formula="of:=IF([.E193]&gt;[.E$177];[.E193];&quot;&quot;)" office:value-type="float" office:value="4110996.76" calcext:value-type="float">
            <text:p>4110996,76</text:p>
          </table:table-cell>
          <table:table-cell table:style-name="ce3" table:formula="of:=IF([.F193]&gt;[.F$177];[.F193];&quot;&quot;)">
            <text:p/>
          </table:table-cell>
          <table:table-cell table:style-name="ce3" table:formula="of:=IF([.G193]&gt;[.G$177];[.G193];&quot;&quot;)">
            <text:p/>
          </table:table-cell>
          <table:table-cell table:style-name="ce3" table:formula="of:=IF([.H193]&gt;[.H$177];[.H193];&quot;&quot;)">
            <text:p/>
          </table:table-cell>
          <table:table-cell table:style-name="ce3" table:formula="of:=IF([.I193]&gt;[.I$177];[.I193];&quot;&quot;)" office:value-type="float" office:value="158129.82" calcext:value-type="float">
            <text:p>158129,82</text:p>
          </table:table-cell>
          <table:table-cell table:style-name="ce3" table:formula="of:=IF([.J193]&gt;[.J$177];[.J193];&quot;&quot;)">
            <text:p/>
          </table:table-cell>
          <table:table-cell table:style-name="ce3" table:formula="of:=IF([.K193]&gt;[.K$177];[.K193];&quot;&quot;)">
            <text:p/>
          </table:table-cell>
          <table:table-cell table:style-name="ce3" table:formula="of:=IF([.L193]&gt;[.L$177];[.L193];&quot;&quot;)">
            <text:p/>
          </table:table-cell>
          <table:table-cell table:style-name="ce3" table:formula="of:=IF([.M193]&gt;[.M$177];[.M193];&quot;&quot;)" office:value-type="float" office:value="471.22" calcext:value-type="float">
            <text:p>471,22</text:p>
          </table:table-cell>
          <table:table-cell table:style-name="ce3" table:formula="of:=IF([.N193]&gt;[.N$177];[.N193];&quot;&quot;)" office:value-type="float" office:value="2190015.92" calcext:value-type="float">
            <text:p>2190015,92</text:p>
          </table:table-cell>
          <table:table-cell table:style-name="ce3" table:formula="of:=IF([.O193]&gt;[.O$177];[.O193];&quot;&quot;)">
            <text:p/>
          </table:table-cell>
          <table:table-cell table:style-name="ce3" table:formula="of:=IF([.P193]&gt;[.P$177];[.P193];&quot;&quot;)">
            <text:p/>
          </table:table-cell>
          <table:table-cell table:style-name="ce3" table:formula="of:=IF([.Q193]&gt;[.Q$177];[.Q193];&quot;&quot;)">
            <text:p/>
          </table:table-cell>
          <table:table-cell table:style-name="ce3" table:formula="of:=IF([.R193]&gt;[.R$177];[.R193];&quot;&quot;)">
            <text:p/>
          </table:table-cell>
          <table:table-cell table:style-name="ce3" table:formula="of:=IF([.S193]&gt;[.S$177];[.S193];&quot;&quot;)" office:value-type="float" office:value="72929.46" calcext:value-type="float">
            <text:p>72929,46</text:p>
          </table:table-cell>
          <table:table-cell table:style-name="ce3" table:formula="of:=IF([.T193]&gt;[.T$177];[.T193];&quot;&quot;)">
            <text:p/>
          </table:table-cell>
          <table:table-cell table:style-name="ce3" table:formula="of:=IF([.U193]&gt;[.U$177];[.U193];&quot;&quot;)">
            <text:p/>
          </table:table-cell>
          <table:table-cell table:style-name="ce3" table:formula="of:=IF([.V193]&gt;[.V$177];[.V19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([.B194]&gt;[.B$177];[.B194];&quot;&quot;)">
            <text:p/>
          </table:table-cell>
          <table:table-cell table:style-name="ce3" table:formula="of:=IF([.C194]&gt;[.C$177];[.C194];&quot;&quot;)" office:value-type="float" office:value="2430.32" calcext:value-type="float">
            <text:p>2430,32</text:p>
          </table:table-cell>
          <table:table-cell table:style-name="ce3" table:formula="of:=IF([.D194]&gt;[.D$177];[.D194];&quot;&quot;)" office:value-type="float" office:value="14694.42" calcext:value-type="float">
            <text:p>14694,42</text:p>
          </table:table-cell>
          <table:table-cell table:style-name="ce3" table:formula="of:=IF([.E194]&gt;[.E$177];[.E194];&quot;&quot;)" office:value-type="float" office:value="4323192.96" calcext:value-type="float">
            <text:p>4323192,96</text:p>
          </table:table-cell>
          <table:table-cell table:style-name="ce3" table:formula="of:=IF([.F194]&gt;[.F$177];[.F194];&quot;&quot;)">
            <text:p/>
          </table:table-cell>
          <table:table-cell table:style-name="ce3" table:formula="of:=IF([.G194]&gt;[.G$177];[.G194];&quot;&quot;)">
            <text:p/>
          </table:table-cell>
          <table:table-cell table:style-name="ce3" table:formula="of:=IF([.H194]&gt;[.H$177];[.H194];&quot;&quot;)">
            <text:p/>
          </table:table-cell>
          <table:table-cell table:style-name="ce3" table:formula="of:=IF([.I194]&gt;[.I$177];[.I194];&quot;&quot;)" office:value-type="float" office:value="152677.12" calcext:value-type="float">
            <text:p>152677,12</text:p>
          </table:table-cell>
          <table:table-cell table:style-name="ce3" table:formula="of:=IF([.J194]&gt;[.J$177];[.J194];&quot;&quot;)">
            <text:p/>
          </table:table-cell>
          <table:table-cell table:style-name="ce3" table:formula="of:=IF([.K194]&gt;[.K$177];[.K194];&quot;&quot;)">
            <text:p/>
          </table:table-cell>
          <table:table-cell table:style-name="ce3" table:formula="of:=IF([.L194]&gt;[.L$177];[.L194];&quot;&quot;)">
            <text:p/>
          </table:table-cell>
          <table:table-cell table:style-name="ce3" table:formula="of:=IF([.M194]&gt;[.M$177];[.M194];&quot;&quot;)" office:value-type="float" office:value="872.22" calcext:value-type="float">
            <text:p>872,22</text:p>
          </table:table-cell>
          <table:table-cell table:style-name="ce3" table:formula="of:=IF([.N194]&gt;[.N$177];[.N194];&quot;&quot;)" office:value-type="float" office:value="2067099.42" calcext:value-type="float">
            <text:p>2067099,42</text:p>
          </table:table-cell>
          <table:table-cell table:style-name="ce3" table:formula="of:=IF([.O194]&gt;[.O$177];[.O194];&quot;&quot;)">
            <text:p/>
          </table:table-cell>
          <table:table-cell table:style-name="ce3" table:formula="of:=IF([.P194]&gt;[.P$177];[.P194];&quot;&quot;)">
            <text:p/>
          </table:table-cell>
          <table:table-cell table:style-name="ce3" table:formula="of:=IF([.Q194]&gt;[.Q$177];[.Q194];&quot;&quot;)">
            <text:p/>
          </table:table-cell>
          <table:table-cell table:style-name="ce3" table:formula="of:=IF([.R194]&gt;[.R$177];[.R194];&quot;&quot;)">
            <text:p/>
          </table:table-cell>
          <table:table-cell table:style-name="ce3" table:formula="of:=IF([.S194]&gt;[.S$177];[.S194];&quot;&quot;)" office:value-type="float" office:value="83780.66" calcext:value-type="float">
            <text:p>83780,66</text:p>
          </table:table-cell>
          <table:table-cell table:style-name="ce3" table:formula="of:=IF([.T194]&gt;[.T$177];[.T194];&quot;&quot;)">
            <text:p/>
          </table:table-cell>
          <table:table-cell table:style-name="ce3" table:formula="of:=IF([.U194]&gt;[.U$177];[.U194];&quot;&quot;)">
            <text:p/>
          </table:table-cell>
          <table:table-cell table:style-name="ce3" table:formula="of:=IF([.V194]&gt;[.V$177];[.V1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([.B195]&gt;[.B$177];[.B195];&quot;&quot;)">
            <text:p/>
          </table:table-cell>
          <table:table-cell table:style-name="ce3" table:formula="of:=IF([.C195]&gt;[.C$177];[.C195];&quot;&quot;)" office:value-type="float" office:value="1788.52" calcext:value-type="float">
            <text:p>1788,52</text:p>
          </table:table-cell>
          <table:table-cell table:style-name="ce3" table:formula="of:=IF([.D195]&gt;[.D$177];[.D195];&quot;&quot;)" office:value-type="float" office:value="18763.62" calcext:value-type="float">
            <text:p>18763,62</text:p>
          </table:table-cell>
          <table:table-cell table:style-name="ce3" table:formula="of:=IF([.E195]&gt;[.E$177];[.E195];&quot;&quot;)" office:value-type="float" office:value="4043040.56" calcext:value-type="float">
            <text:p>4043040,56</text:p>
          </table:table-cell>
          <table:table-cell table:style-name="ce3" table:formula="of:=IF([.F195]&gt;[.F$177];[.F195];&quot;&quot;)">
            <text:p/>
          </table:table-cell>
          <table:table-cell table:style-name="ce3" table:formula="of:=IF([.G195]&gt;[.G$177];[.G195];&quot;&quot;)">
            <text:p/>
          </table:table-cell>
          <table:table-cell table:style-name="ce3" table:formula="of:=IF([.H195]&gt;[.H$177];[.H195];&quot;&quot;)" office:value-type="float" office:value="573.8" calcext:value-type="float">
            <text:p>573,8</text:p>
          </table:table-cell>
          <table:table-cell table:style-name="ce3" table:formula="of:=IF([.I195]&gt;[.I$177];[.I195];&quot;&quot;)" office:value-type="float" office:value="147251.52" calcext:value-type="float">
            <text:p>147251,52</text:p>
          </table:table-cell>
          <table:table-cell table:style-name="ce3" table:formula="of:=IF([.J195]&gt;[.J$177];[.J195];&quot;&quot;)">
            <text:p/>
          </table:table-cell>
          <table:table-cell table:style-name="ce3" table:formula="of:=IF([.K195]&gt;[.K$177];[.K195];&quot;&quot;)">
            <text:p/>
          </table:table-cell>
          <table:table-cell table:style-name="ce3" table:formula="of:=IF([.L195]&gt;[.L$177];[.L195];&quot;&quot;)">
            <text:p/>
          </table:table-cell>
          <table:table-cell table:style-name="ce3" table:formula="of:=IF([.M195]&gt;[.M$177];[.M195];&quot;&quot;)" office:value-type="float" office:value="556.32" calcext:value-type="float">
            <text:p>556,32</text:p>
          </table:table-cell>
          <table:table-cell table:style-name="ce3" table:formula="of:=IF([.N195]&gt;[.N$177];[.N195];&quot;&quot;)" office:value-type="float" office:value="2111135.92" calcext:value-type="float">
            <text:p>2111135,92</text:p>
          </table:table-cell>
          <table:table-cell table:style-name="ce3" table:formula="of:=IF([.O195]&gt;[.O$177];[.O195];&quot;&quot;)" office:value-type="float" office:value="68.75" calcext:value-type="float">
            <text:p>68,75</text:p>
          </table:table-cell>
          <table:table-cell table:style-name="ce3" table:formula="of:=IF([.P195]&gt;[.P$177];[.P195];&quot;&quot;)">
            <text:p/>
          </table:table-cell>
          <table:table-cell table:style-name="ce3" table:formula="of:=IF([.Q195]&gt;[.Q$177];[.Q195];&quot;&quot;)">
            <text:p/>
          </table:table-cell>
          <table:table-cell table:style-name="ce3" table:formula="of:=IF([.R195]&gt;[.R$177];[.R195];&quot;&quot;)">
            <text:p/>
          </table:table-cell>
          <table:table-cell table:style-name="ce3" table:formula="of:=IF([.S195]&gt;[.S$177];[.S195];&quot;&quot;)" office:value-type="float" office:value="78355.06" calcext:value-type="float">
            <text:p>78355,06</text:p>
          </table:table-cell>
          <table:table-cell table:style-name="ce3" table:formula="of:=IF([.T195]&gt;[.T$177];[.T195];&quot;&quot;)">
            <text:p/>
          </table:table-cell>
          <table:table-cell table:style-name="ce3" table:formula="of:=IF([.U195]&gt;[.U$177];[.U195];&quot;&quot;)">
            <text:p/>
          </table:table-cell>
          <table:table-cell table:style-name="ce3" table:formula="of:=IF([.V195]&gt;[.V$177];[.V19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([.B196]&gt;[.B$177];[.B196];&quot;&quot;)">
            <text:p/>
          </table:table-cell>
          <table:table-cell table:style-name="ce3" table:formula="of:=IF([.C196]&gt;[.C$177];[.C196];&quot;&quot;)" office:value-type="float" office:value="1587.72" calcext:value-type="float">
            <text:p>1587,72</text:p>
          </table:table-cell>
          <table:table-cell table:style-name="ce3" table:formula="of:=IF([.D196]&gt;[.D$177];[.D196];&quot;&quot;)" office:value-type="float" office:value="18763.62" calcext:value-type="float">
            <text:p>18763,62</text:p>
          </table:table-cell>
          <table:table-cell table:style-name="ce3" table:formula="of:=IF([.E196]&gt;[.E$177];[.E196];&quot;&quot;)" office:value-type="float" office:value="4108310.66" calcext:value-type="float">
            <text:p>4108310,66</text:p>
          </table:table-cell>
          <table:table-cell table:style-name="ce3" table:formula="of:=IF([.F196]&gt;[.F$177];[.F196];&quot;&quot;)">
            <text:p/>
          </table:table-cell>
          <table:table-cell table:style-name="ce3" table:formula="of:=IF([.G196]&gt;[.G$177];[.G196];&quot;&quot;)">
            <text:p/>
          </table:table-cell>
          <table:table-cell table:style-name="ce3" table:formula="of:=IF([.H196]&gt;[.H$177];[.H196];&quot;&quot;)">
            <text:p/>
          </table:table-cell>
          <table:table-cell table:style-name="ce3" table:formula="of:=IF([.I196]&gt;[.I$177];[.I196];&quot;&quot;)" office:value-type="float" office:value="130920.32" calcext:value-type="float">
            <text:p>130920,32</text:p>
          </table:table-cell>
          <table:table-cell table:style-name="ce3" table:formula="of:=IF([.J196]&gt;[.J$177];[.J196];&quot;&quot;)">
            <text:p/>
          </table:table-cell>
          <table:table-cell table:style-name="ce3" table:formula="of:=IF([.K196]&gt;[.K$177];[.K196];&quot;&quot;)">
            <text:p/>
          </table:table-cell>
          <table:table-cell table:style-name="ce3" table:formula="of:=IF([.L196]&gt;[.L$177];[.L196];&quot;&quot;)">
            <text:p/>
          </table:table-cell>
          <table:table-cell table:style-name="ce3" table:formula="of:=IF([.M196]&gt;[.M$177];[.M196];&quot;&quot;)" office:value-type="float" office:value="431.02" calcext:value-type="float">
            <text:p>431,02</text:p>
          </table:table-cell>
          <table:table-cell table:style-name="ce3" table:formula="of:=IF([.N196]&gt;[.N$177];[.N196];&quot;&quot;)" office:value-type="float" office:value="2032947.12" calcext:value-type="float">
            <text:p>2032947,12</text:p>
          </table:table-cell>
          <table:table-cell table:style-name="ce3" table:formula="of:=IF([.O196]&gt;[.O$177];[.O196];&quot;&quot;)" office:value-type="float" office:value="66.95" calcext:value-type="float">
            <text:p>66,95</text:p>
          </table:table-cell>
          <table:table-cell table:style-name="ce3" table:formula="of:=IF([.P196]&gt;[.P$177];[.P196];&quot;&quot;)">
            <text:p/>
          </table:table-cell>
          <table:table-cell table:style-name="ce3" table:formula="of:=IF([.Q196]&gt;[.Q$177];[.Q196];&quot;&quot;)">
            <text:p/>
          </table:table-cell>
          <table:table-cell table:style-name="ce3" table:formula="of:=IF([.R196]&gt;[.R$177];[.R196];&quot;&quot;)">
            <text:p/>
          </table:table-cell>
          <table:table-cell table:style-name="ce3" table:formula="of:=IF([.S196]&gt;[.S$177];[.S196];&quot;&quot;)" office:value-type="float" office:value="83780.66" calcext:value-type="float">
            <text:p>83780,66</text:p>
          </table:table-cell>
          <table:table-cell table:style-name="ce3" table:formula="of:=IF([.T196]&gt;[.T$177];[.T196];&quot;&quot;)">
            <text:p/>
          </table:table-cell>
          <table:table-cell table:style-name="ce3" table:formula="of:=IF([.U196]&gt;[.U$177];[.U196];&quot;&quot;)">
            <text:p/>
          </table:table-cell>
          <table:table-cell table:style-name="ce3" table:formula="of:=IF([.V196]&gt;[.V$177];[.V1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([.B197]&gt;[.B$177];[.B197];&quot;&quot;)">
            <text:p/>
          </table:table-cell>
          <table:table-cell table:style-name="ce3" table:formula="of:=IF([.C197]&gt;[.C$177];[.C197];&quot;&quot;)" office:value-type="float" office:value="1648.12" calcext:value-type="float">
            <text:p>1648,12</text:p>
          </table:table-cell>
          <table:table-cell table:style-name="ce3" table:formula="of:=IF([.D197]&gt;[.D$177];[.D197];&quot;&quot;)" office:value-type="float" office:value="17407.22" calcext:value-type="float">
            <text:p>17407,22</text:p>
          </table:table-cell>
          <table:table-cell table:style-name="ce3" table:formula="of:=IF([.E197]&gt;[.E$177];[.E197];&quot;&quot;)" office:value-type="float" office:value="4026682.36" calcext:value-type="float">
            <text:p>4026682,36</text:p>
          </table:table-cell>
          <table:table-cell table:style-name="ce3" table:formula="of:=IF([.F197]&gt;[.F$177];[.F197];&quot;&quot;)">
            <text:p/>
          </table:table-cell>
          <table:table-cell table:style-name="ce3" table:formula="of:=IF([.G197]&gt;[.G$177];[.G197];&quot;&quot;)">
            <text:p/>
          </table:table-cell>
          <table:table-cell table:style-name="ce3" table:formula="of:=IF([.H197]&gt;[.H$177];[.H197];&quot;&quot;)">
            <text:p/>
          </table:table-cell>
          <table:table-cell table:style-name="ce3" table:formula="of:=IF([.I197]&gt;[.I$177];[.I197];&quot;&quot;)" office:value-type="float" office:value="139113.02" calcext:value-type="float">
            <text:p>139113,02</text:p>
          </table:table-cell>
          <table:table-cell table:style-name="ce3" table:formula="of:=IF([.J197]&gt;[.J$177];[.J197];&quot;&quot;)">
            <text:p/>
          </table:table-cell>
          <table:table-cell table:style-name="ce3" table:formula="of:=IF([.K197]&gt;[.K$177];[.K197];&quot;&quot;)">
            <text:p/>
          </table:table-cell>
          <table:table-cell table:style-name="ce3" table:formula="of:=IF([.L197]&gt;[.L$177];[.L197];&quot;&quot;)">
            <text:p/>
          </table:table-cell>
          <table:table-cell table:style-name="ce3" table:formula="of:=IF([.M197]&gt;[.M$177];[.M197];&quot;&quot;)" office:value-type="float" office:value="791.82" calcext:value-type="float">
            <text:p>791,82</text:p>
          </table:table-cell>
          <table:table-cell table:style-name="ce3" table:formula="of:=IF([.N197]&gt;[.N$177];[.N197];&quot;&quot;)" office:value-type="float" office:value="2023532.72" calcext:value-type="float">
            <text:p>2023532,72</text:p>
          </table:table-cell>
          <table:table-cell table:style-name="ce3" table:formula="of:=IF([.O197]&gt;[.O$177];[.O197];&quot;&quot;)" office:value-type="float" office:value="81.25" calcext:value-type="float">
            <text:p>81,25</text:p>
          </table:table-cell>
          <table:table-cell table:style-name="ce3" table:formula="of:=IF([.P197]&gt;[.P$177];[.P197];&quot;&quot;)">
            <text:p/>
          </table:table-cell>
          <table:table-cell table:style-name="ce3" table:formula="of:=IF([.Q197]&gt;[.Q$177];[.Q197];&quot;&quot;)">
            <text:p/>
          </table:table-cell>
          <table:table-cell table:style-name="ce3" table:formula="of:=IF([.R197]&gt;[.R$177];[.R197];&quot;&quot;)">
            <text:p/>
          </table:table-cell>
          <table:table-cell table:style-name="ce3" table:formula="of:=IF([.S197]&gt;[.S$177];[.S197];&quot;&quot;)" office:value-type="float" office:value="94686.16" calcext:value-type="float">
            <text:p>94686,16</text:p>
          </table:table-cell>
          <table:table-cell table:style-name="ce3" table:formula="of:=IF([.T197]&gt;[.T$177];[.T197];&quot;&quot;)">
            <text:p/>
          </table:table-cell>
          <table:table-cell table:style-name="ce3" table:formula="of:=IF([.U197]&gt;[.U$177];[.U197];&quot;&quot;)">
            <text:p/>
          </table:table-cell>
          <table:table-cell table:style-name="ce3" table:formula="of:=IF([.V197]&gt;[.V$177];[.V19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([.B198]&gt;[.B$177];[.B198];&quot;&quot;)">
            <text:p/>
          </table:table-cell>
          <table:table-cell table:style-name="ce3" table:formula="of:=IF([.C198]&gt;[.C$177];[.C198];&quot;&quot;)" office:value-type="float" office:value="1547.72" calcext:value-type="float">
            <text:p>1547,72</text:p>
          </table:table-cell>
          <table:table-cell table:style-name="ce3" table:formula="of:=IF([.D198]&gt;[.D$177];[.D198];&quot;&quot;)" office:value-type="float" office:value="17407.22" calcext:value-type="float">
            <text:p>17407,22</text:p>
          </table:table-cell>
          <table:table-cell table:style-name="ce3" table:formula="of:=IF([.E198]&gt;[.E$177];[.E198];&quot;&quot;)" office:value-type="float" office:value="3980374.96" calcext:value-type="float">
            <text:p>3980374,96</text:p>
          </table:table-cell>
          <table:table-cell table:style-name="ce3" table:formula="of:=IF([.F198]&gt;[.F$177];[.F198];&quot;&quot;)">
            <text:p/>
          </table:table-cell>
          <table:table-cell table:style-name="ce3" table:formula="of:=IF([.G198]&gt;[.G$177];[.G198];&quot;&quot;)">
            <text:p/>
          </table:table-cell>
          <table:table-cell table:style-name="ce3" table:formula="of:=IF([.H198]&gt;[.H$177];[.H198];&quot;&quot;)">
            <text:p/>
          </table:table-cell>
          <table:table-cell table:style-name="ce3" table:formula="of:=IF([.I198]&gt;[.I$177];[.I198];&quot;&quot;)" office:value-type="float" office:value="128234.62" calcext:value-type="float">
            <text:p>128234,62</text:p>
          </table:table-cell>
          <table:table-cell table:style-name="ce3" table:formula="of:=IF([.J198]&gt;[.J$177];[.J198];&quot;&quot;)">
            <text:p/>
          </table:table-cell>
          <table:table-cell table:style-name="ce3" table:formula="of:=IF([.K198]&gt;[.K$177];[.K198];&quot;&quot;)">
            <text:p/>
          </table:table-cell>
          <table:table-cell table:style-name="ce3" table:formula="of:=IF([.L198]&gt;[.L$177];[.L198];&quot;&quot;)">
            <text:p/>
          </table:table-cell>
          <table:table-cell table:style-name="ce3" table:formula="of:=IF([.M198]&gt;[.M$177];[.M198];&quot;&quot;)" office:value-type="float" office:value="551.42" calcext:value-type="float">
            <text:p>551,42</text:p>
          </table:table-cell>
          <table:table-cell table:style-name="ce3" table:formula="of:=IF([.N198]&gt;[.N$177];[.N198];&quot;&quot;)" office:value-type="float" office:value="2111974.32" calcext:value-type="float">
            <text:p>2111974,32</text:p>
          </table:table-cell>
          <table:table-cell table:style-name="ce3" table:formula="of:=IF([.O198]&gt;[.O$177];[.O198];&quot;&quot;)">
            <text:p/>
          </table:table-cell>
          <table:table-cell table:style-name="ce3" table:formula="of:=IF([.P198]&gt;[.P$177];[.P198];&quot;&quot;)">
            <text:p/>
          </table:table-cell>
          <table:table-cell table:style-name="ce3" table:formula="of:=IF([.Q198]&gt;[.Q$177];[.Q198];&quot;&quot;)">
            <text:p/>
          </table:table-cell>
          <table:table-cell table:style-name="ce3" table:formula="of:=IF([.R198]&gt;[.R$177];[.R198];&quot;&quot;)">
            <text:p/>
          </table:table-cell>
          <table:table-cell table:style-name="ce3" table:formula="of:=IF([.S198]&gt;[.S$177];[.S198];&quot;&quot;)" office:value-type="float" office:value="105564.56" calcext:value-type="float">
            <text:p>105564,56</text:p>
          </table:table-cell>
          <table:table-cell table:style-name="ce3" table:formula="of:=IF([.T198]&gt;[.T$177];[.T198];&quot;&quot;)">
            <text:p/>
          </table:table-cell>
          <table:table-cell table:style-name="ce3" table:formula="of:=IF([.U198]&gt;[.U$177];[.U198];&quot;&quot;)">
            <text:p/>
          </table:table-cell>
          <table:table-cell table:style-name="ce3" table:formula="of:=IF([.V198]&gt;[.V$177];[.V1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([.B199]&gt;[.B$177];[.B199];&quot;&quot;)">
            <text:p/>
          </table:table-cell>
          <table:table-cell table:style-name="ce3" table:formula="of:=IF([.C199]&gt;[.C$177];[.C199];&quot;&quot;)" office:value-type="float" office:value="1487.52" calcext:value-type="float">
            <text:p>1487,52</text:p>
          </table:table-cell>
          <table:table-cell table:style-name="ce3" table:formula="of:=IF([.D199]&gt;[.D$177];[.D199];&quot;&quot;)" office:value-type="float" office:value="14694.42" calcext:value-type="float">
            <text:p>14694,42</text:p>
          </table:table-cell>
          <table:table-cell table:style-name="ce3" table:formula="of:=IF([.E199]&gt;[.E$177];[.E199];&quot;&quot;)" office:value-type="float" office:value="4355828.06" calcext:value-type="float">
            <text:p>4355828,06</text:p>
          </table:table-cell>
          <table:table-cell table:style-name="ce3" table:formula="of:=IF([.F199]&gt;[.F$177];[.F199];&quot;&quot;)">
            <text:p/>
          </table:table-cell>
          <table:table-cell table:style-name="ce3" table:formula="of:=IF([.G199]&gt;[.G$177];[.G199];&quot;&quot;)">
            <text:p/>
          </table:table-cell>
          <table:table-cell table:style-name="ce3" table:formula="of:=IF([.H199]&gt;[.H$177];[.H199];&quot;&quot;)">
            <text:p/>
          </table:table-cell>
          <table:table-cell table:style-name="ce3" table:formula="of:=IF([.I199]&gt;[.I$177];[.I199];&quot;&quot;)" office:value-type="float" office:value="125494.72" calcext:value-type="float">
            <text:p>125494,72</text:p>
          </table:table-cell>
          <table:table-cell table:style-name="ce3" table:formula="of:=IF([.J199]&gt;[.J$177];[.J199];&quot;&quot;)">
            <text:p/>
          </table:table-cell>
          <table:table-cell table:style-name="ce3" table:formula="of:=IF([.K199]&gt;[.K$177];[.K199];&quot;&quot;)">
            <text:p/>
          </table:table-cell>
          <table:table-cell table:style-name="ce3" table:formula="of:=IF([.L199]&gt;[.L$177];[.L199];&quot;&quot;)">
            <text:p/>
          </table:table-cell>
          <table:table-cell table:style-name="ce3" table:formula="of:=IF([.M199]&gt;[.M$177];[.M199];&quot;&quot;)" office:value-type="float" office:value="992.42" calcext:value-type="float">
            <text:p>992,42</text:p>
          </table:table-cell>
          <table:table-cell table:style-name="ce3" table:formula="of:=IF([.N199]&gt;[.N$177];[.N199];&quot;&quot;)" office:value-type="float" office:value="2249996.72" calcext:value-type="float">
            <text:p>2249996,72</text:p>
          </table:table-cell>
          <table:table-cell table:style-name="ce3" table:formula="of:=IF([.O199]&gt;[.O$177];[.O199];&quot;&quot;)" office:value-type="float" office:value="81.25" calcext:value-type="float">
            <text:p>81,25</text:p>
          </table:table-cell>
          <table:table-cell table:style-name="ce3" table:formula="of:=IF([.P199]&gt;[.P$177];[.P199];&quot;&quot;)">
            <text:p/>
          </table:table-cell>
          <table:table-cell table:style-name="ce3" table:formula="of:=IF([.Q199]&gt;[.Q$177];[.Q199];&quot;&quot;)">
            <text:p/>
          </table:table-cell>
          <table:table-cell table:style-name="ce3" table:formula="of:=IF([.R199]&gt;[.R$177];[.R199];&quot;&quot;)">
            <text:p/>
          </table:table-cell>
          <table:table-cell table:style-name="ce3" table:formula="of:=IF([.S199]&gt;[.S$177];[.S199];&quot;&quot;)" office:value-type="float" office:value="108277.36" calcext:value-type="float">
            <text:p>108277,36</text:p>
          </table:table-cell>
          <table:table-cell table:style-name="ce3" table:formula="of:=IF([.T199]&gt;[.T$177];[.T199];&quot;&quot;)">
            <text:p/>
          </table:table-cell>
          <table:table-cell table:style-name="ce3" table:formula="of:=IF([.U199]&gt;[.U$177];[.U199];&quot;&quot;)">
            <text:p/>
          </table:table-cell>
          <table:table-cell table:style-name="ce3" table:formula="of:=IF([.V199]&gt;[.V$177];[.V19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([.B200]&gt;[.B$177];[.B200];&quot;&quot;)">
            <text:p/>
          </table:table-cell>
          <table:table-cell table:style-name="ce3" table:formula="of:=IF([.C200]&gt;[.C$177];[.C200];&quot;&quot;)" office:value-type="float" office:value="1126.32" calcext:value-type="float">
            <text:p>1126,32</text:p>
          </table:table-cell>
          <table:table-cell table:style-name="ce3" table:formula="of:=IF([.D200]&gt;[.D$177];[.D200];&quot;&quot;)" office:value-type="float" office:value="14694.42" calcext:value-type="float">
            <text:p>14694,42</text:p>
          </table:table-cell>
          <table:table-cell table:style-name="ce3" table:formula="of:=IF([.E200]&gt;[.E$177];[.E200];&quot;&quot;)" office:value-type="float" office:value="4100145.16" calcext:value-type="float">
            <text:p>4100145,16</text:p>
          </table:table-cell>
          <table:table-cell table:style-name="ce3" table:formula="of:=IF([.F200]&gt;[.F$177];[.F200];&quot;&quot;)">
            <text:p/>
          </table:table-cell>
          <table:table-cell table:style-name="ce3" table:formula="of:=IF([.G200]&gt;[.G$177];[.G200];&quot;&quot;)">
            <text:p/>
          </table:table-cell>
          <table:table-cell table:style-name="ce3" table:formula="of:=IF([.H200]&gt;[.H$177];[.H200];&quot;&quot;)">
            <text:p/>
          </table:table-cell>
          <table:table-cell table:style-name="ce3" table:formula="of:=IF([.I200]&gt;[.I$177];[.I200];&quot;&quot;)" office:value-type="float" office:value="111876.42" calcext:value-type="float">
            <text:p>111876,42</text:p>
          </table:table-cell>
          <table:table-cell table:style-name="ce3" table:formula="of:=IF([.J200]&gt;[.J$177];[.J200];&quot;&quot;)">
            <text:p/>
          </table:table-cell>
          <table:table-cell table:style-name="ce3" table:formula="of:=IF([.K200]&gt;[.K$177];[.K200];&quot;&quot;)">
            <text:p/>
          </table:table-cell>
          <table:table-cell table:style-name="ce3" table:formula="of:=IF([.L200]&gt;[.L$177];[.L200];&quot;&quot;)">
            <text:p/>
          </table:table-cell>
          <table:table-cell table:style-name="ce3" table:formula="of:=IF([.M200]&gt;[.M$177];[.M200];&quot;&quot;)" office:value-type="float" office:value="731.82" calcext:value-type="float">
            <text:p>731,82</text:p>
          </table:table-cell>
          <table:table-cell table:style-name="ce3" table:formula="of:=IF([.N200]&gt;[.N$177];[.N200];&quot;&quot;)" office:value-type="float" office:value="2132070.32" calcext:value-type="float">
            <text:p>2132070,32</text:p>
          </table:table-cell>
          <table:table-cell table:style-name="ce3" table:formula="of:=IF([.O200]&gt;[.O$177];[.O200];&quot;&quot;)">
            <text:p/>
          </table:table-cell>
          <table:table-cell table:style-name="ce3" table:formula="of:=IF([.P200]&gt;[.P$177];[.P200];&quot;&quot;)">
            <text:p/>
          </table:table-cell>
          <table:table-cell table:style-name="ce3" table:formula="of:=IF([.Q200]&gt;[.Q$177];[.Q200];&quot;&quot;)">
            <text:p/>
          </table:table-cell>
          <table:table-cell table:style-name="ce3" table:formula="of:=IF([.R200]&gt;[.R$177];[.R200];&quot;&quot;)">
            <text:p/>
          </table:table-cell>
          <table:table-cell table:style-name="ce3" table:formula="of:=IF([.S200]&gt;[.S$177];[.S200];&quot;&quot;)" office:value-type="float" office:value="102851.76" calcext:value-type="float">
            <text:p>102851,76</text:p>
          </table:table-cell>
          <table:table-cell table:style-name="ce3" table:formula="of:=IF([.T200]&gt;[.T$177];[.T200];&quot;&quot;)">
            <text:p/>
          </table:table-cell>
          <table:table-cell table:style-name="ce3" table:formula="of:=IF([.U200]&gt;[.U$177];[.U200];&quot;&quot;)">
            <text:p/>
          </table:table-cell>
          <table:table-cell table:style-name="ce3" table:formula="of:=IF([.V200]&gt;[.V$177];[.V20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([.B201]&gt;[.B$177];[.B201];&quot;&quot;)">
            <text:p/>
          </table:table-cell>
          <table:table-cell table:style-name="ce3" table:formula="of:=IF([.C201]&gt;[.C$177];[.C201];&quot;&quot;)" office:value-type="float" office:value="1006.12" calcext:value-type="float">
            <text:p>1006,12</text:p>
          </table:table-cell>
          <table:table-cell table:style-name="ce3" table:formula="of:=IF([.D201]&gt;[.D$177];[.D201];&quot;&quot;)" office:value-type="float" office:value="11981.62" calcext:value-type="float">
            <text:p>11981,62</text:p>
          </table:table-cell>
          <table:table-cell table:style-name="ce3" table:formula="of:=IF([.E201]&gt;[.E$177];[.E201];&quot;&quot;)" office:value-type="float" office:value="3974976.56" calcext:value-type="float">
            <text:p>3974976,56</text:p>
          </table:table-cell>
          <table:table-cell table:style-name="ce3" table:formula="of:=IF([.F201]&gt;[.F$177];[.F201];&quot;&quot;)">
            <text:p/>
          </table:table-cell>
          <table:table-cell table:style-name="ce3" table:formula="of:=IF([.G201]&gt;[.G$177];[.G201];&quot;&quot;)">
            <text:p/>
          </table:table-cell>
          <table:table-cell table:style-name="ce3" table:formula="of:=IF([.H201]&gt;[.H$177];[.H201];&quot;&quot;)">
            <text:p/>
          </table:table-cell>
          <table:table-cell table:style-name="ce3" table:formula="of:=IF([.I201]&gt;[.I$177];[.I201];&quot;&quot;)" office:value-type="float" office:value="100998.02" calcext:value-type="float">
            <text:p>100998,02</text:p>
          </table:table-cell>
          <table:table-cell table:style-name="ce3" table:formula="of:=IF([.J201]&gt;[.J$177];[.J201];&quot;&quot;)">
            <text:p/>
          </table:table-cell>
          <table:table-cell table:style-name="ce3" table:formula="of:=IF([.K201]&gt;[.K$177];[.K201];&quot;&quot;)">
            <text:p/>
          </table:table-cell>
          <table:table-cell table:style-name="ce3" table:formula="of:=IF([.L201]&gt;[.L$177];[.L201];&quot;&quot;)">
            <text:p/>
          </table:table-cell>
          <table:table-cell table:style-name="ce3" table:formula="of:=IF([.M201]&gt;[.M$177];[.M201];&quot;&quot;)" office:value-type="float" office:value="711.62" calcext:value-type="float">
            <text:p>711,62</text:p>
          </table:table-cell>
          <table:table-cell table:style-name="ce3" table:formula="of:=IF([.N201]&gt;[.N$177];[.N201];&quot;&quot;)" office:value-type="float" office:value="2057062.32" calcext:value-type="float">
            <text:p>2057062,32</text:p>
          </table:table-cell>
          <table:table-cell table:style-name="ce3" table:formula="of:=IF([.O201]&gt;[.O$177];[.O201];&quot;&quot;)">
            <text:p/>
          </table:table-cell>
          <table:table-cell table:style-name="ce3" table:formula="of:=IF([.P201]&gt;[.P$177];[.P201];&quot;&quot;)">
            <text:p/>
          </table:table-cell>
          <table:table-cell table:style-name="ce3" table:formula="of:=IF([.Q201]&gt;[.Q$177];[.Q201];&quot;&quot;)">
            <text:p/>
          </table:table-cell>
          <table:table-cell table:style-name="ce3" table:formula="of:=IF([.R201]&gt;[.R$177];[.R201];&quot;&quot;)">
            <text:p/>
          </table:table-cell>
          <table:table-cell table:style-name="ce3" table:formula="of:=IF([.S201]&gt;[.S$177];[.S201];&quot;&quot;)" office:value-type="float" office:value="108304.56" calcext:value-type="float">
            <text:p>108304,56</text:p>
          </table:table-cell>
          <table:table-cell table:style-name="ce3" table:formula="of:=IF([.T201]&gt;[.T$177];[.T201];&quot;&quot;)">
            <text:p/>
          </table:table-cell>
          <table:table-cell table:style-name="ce3" table:formula="of:=IF([.U201]&gt;[.U$177];[.U201];&quot;&quot;)">
            <text:p/>
          </table:table-cell>
          <table:table-cell table:style-name="ce3" table:formula="of:=IF([.V201]&gt;[.V$177];[.V20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([.B202]&gt;[.B$177];[.B202];&quot;&quot;)">
            <text:p/>
          </table:table-cell>
          <table:table-cell table:style-name="ce3" table:formula="of:=IF([.C202]&gt;[.C$177];[.C202];&quot;&quot;)" office:value-type="float" office:value="1708.12" calcext:value-type="float">
            <text:p>1708,12</text:p>
          </table:table-cell>
          <table:table-cell table:style-name="ce3" table:formula="of:=IF([.D202]&gt;[.D$177];[.D202];&quot;&quot;)" office:value-type="float" office:value="11981.62" calcext:value-type="float">
            <text:p>11981,62</text:p>
          </table:table-cell>
          <table:table-cell table:style-name="ce3" table:formula="of:=IF([.E202]&gt;[.E$177];[.E202];&quot;&quot;)" office:value-type="float" office:value="4102911.96" calcext:value-type="float">
            <text:p>4102911,96</text:p>
          </table:table-cell>
          <table:table-cell table:style-name="ce3" table:formula="of:=IF([.F202]&gt;[.F$177];[.F202];&quot;&quot;)">
            <text:p/>
          </table:table-cell>
          <table:table-cell table:style-name="ce3" table:formula="of:=IF([.G202]&gt;[.G$177];[.G202];&quot;&quot;)">
            <text:p/>
          </table:table-cell>
          <table:table-cell table:style-name="ce3" table:formula="of:=IF([.H202]&gt;[.H$177];[.H202];&quot;&quot;)">
            <text:p/>
          </table:table-cell>
          <table:table-cell table:style-name="ce3" table:formula="of:=IF([.I202]&gt;[.I$177];[.I202];&quot;&quot;)" office:value-type="float" office:value="90119.62" calcext:value-type="float">
            <text:p>90119,62</text:p>
          </table:table-cell>
          <table:table-cell table:style-name="ce3" table:formula="of:=IF([.J202]&gt;[.J$177];[.J202];&quot;&quot;)">
            <text:p/>
          </table:table-cell>
          <table:table-cell table:style-name="ce3" table:formula="of:=IF([.K202]&gt;[.K$177];[.K202];&quot;&quot;)">
            <text:p/>
          </table:table-cell>
          <table:table-cell table:style-name="ce3" table:formula="of:=IF([.L202]&gt;[.L$177];[.L202];&quot;&quot;)">
            <text:p/>
          </table:table-cell>
          <table:table-cell table:style-name="ce3" table:formula="of:=IF([.M202]&gt;[.M$177];[.M202];&quot;&quot;)" office:value-type="float" office:value="671.62" calcext:value-type="float">
            <text:p>671,62</text:p>
          </table:table-cell>
          <table:table-cell table:style-name="ce3" table:formula="of:=IF([.N202]&gt;[.N$177];[.N202];&quot;&quot;)" office:value-type="float" office:value="2181416.02" calcext:value-type="float">
            <text:p>2181416,02</text:p>
          </table:table-cell>
          <table:table-cell table:style-name="ce3" table:formula="of:=IF([.O202]&gt;[.O$177];[.O202];&quot;&quot;)" office:value-type="float" office:value="68.75" calcext:value-type="float">
            <text:p>68,75</text:p>
          </table:table-cell>
          <table:table-cell table:style-name="ce3" table:formula="of:=IF([.P202]&gt;[.P$177];[.P202];&quot;&quot;)">
            <text:p/>
          </table:table-cell>
          <table:table-cell table:style-name="ce3" table:formula="of:=IF([.Q202]&gt;[.Q$177];[.Q202];&quot;&quot;)">
            <text:p/>
          </table:table-cell>
          <table:table-cell table:style-name="ce3" table:formula="of:=IF([.R202]&gt;[.R$177];[.R202];&quot;&quot;)">
            <text:p/>
          </table:table-cell>
          <table:table-cell table:style-name="ce3" table:formula="of:=IF([.S202]&gt;[.S$177];[.S202];&quot;&quot;)" office:value-type="float" office:value="116442.96" calcext:value-type="float">
            <text:p>116442,96</text:p>
          </table:table-cell>
          <table:table-cell table:style-name="ce3" table:formula="of:=IF([.T202]&gt;[.T$177];[.T202];&quot;&quot;)">
            <text:p/>
          </table:table-cell>
          <table:table-cell table:style-name="ce3" table:formula="of:=IF([.U202]&gt;[.U$177];[.U202];&quot;&quot;)">
            <text:p/>
          </table:table-cell>
          <table:table-cell table:style-name="ce3" table:formula="of:=IF([.V202]&gt;[.V$177];[.V2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([.B203]&gt;[.B$177];[.B203];&quot;&quot;)">
            <text:p/>
          </table:table-cell>
          <table:table-cell table:style-name="ce3" table:formula="of:=IF([.C203]&gt;[.C$177];[.C203];&quot;&quot;)" office:value-type="float" office:value="1347.12" calcext:value-type="float">
            <text:p>1347,12</text:p>
          </table:table-cell>
          <table:table-cell table:style-name="ce3" table:formula="of:=IF([.D203]&gt;[.D$177];[.D203];&quot;&quot;)" office:value-type="float" office:value="11981.62" calcext:value-type="float">
            <text:p>11981,62</text:p>
          </table:table-cell>
          <table:table-cell table:style-name="ce3" table:formula="of:=IF([.E203]&gt;[.E$177];[.E203];&quot;&quot;)" office:value-type="float" office:value="4263321.16" calcext:value-type="float">
            <text:p>4263321,16</text:p>
          </table:table-cell>
          <table:table-cell table:style-name="ce3" table:formula="of:=IF([.F203]&gt;[.F$177];[.F203];&quot;&quot;)">
            <text:p/>
          </table:table-cell>
          <table:table-cell table:style-name="ce3" table:formula="of:=IF([.G203]&gt;[.G$177];[.G203];&quot;&quot;)">
            <text:p/>
          </table:table-cell>
          <table:table-cell table:style-name="ce3" table:formula="of:=IF([.H203]&gt;[.H$177];[.H203];&quot;&quot;)">
            <text:p/>
          </table:table-cell>
          <table:table-cell table:style-name="ce3" table:formula="of:=IF([.I203]&gt;[.I$177];[.I203];&quot;&quot;)" office:value-type="float" office:value="79214.12" calcext:value-type="float">
            <text:p>79214,12</text:p>
          </table:table-cell>
          <table:table-cell table:style-name="ce3" table:formula="of:=IF([.J203]&gt;[.J$177];[.J203];&quot;&quot;)">
            <text:p/>
          </table:table-cell>
          <table:table-cell table:style-name="ce3" table:formula="of:=IF([.K203]&gt;[.K$177];[.K203];&quot;&quot;)">
            <text:p/>
          </table:table-cell>
          <table:table-cell table:style-name="ce3" table:formula="of:=IF([.L203]&gt;[.L$177];[.L203];&quot;&quot;)">
            <text:p/>
          </table:table-cell>
          <table:table-cell table:style-name="ce3" table:formula="of:=IF([.M203]&gt;[.M$177];[.M203];&quot;&quot;)" office:value-type="float" office:value="390.82" calcext:value-type="float">
            <text:p>390,82</text:p>
          </table:table-cell>
          <table:table-cell table:style-name="ce3" table:formula="of:=IF([.N203]&gt;[.N$177];[.N203];&quot;&quot;)" office:value-type="float" office:value="2231603.12" calcext:value-type="float">
            <text:p>2231603,12</text:p>
          </table:table-cell>
          <table:table-cell table:style-name="ce3" table:formula="of:=IF([.O203]&gt;[.O$177];[.O203];&quot;&quot;)" office:value-type="float" office:value="81.25" calcext:value-type="float">
            <text:p>81,25</text:p>
          </table:table-cell>
          <table:table-cell table:style-name="ce3" table:formula="of:=IF([.P203]&gt;[.P$177];[.P203];&quot;&quot;)">
            <text:p/>
          </table:table-cell>
          <table:table-cell table:style-name="ce3" table:formula="of:=IF([.Q203]&gt;[.Q$177];[.Q203];&quot;&quot;)">
            <text:p/>
          </table:table-cell>
          <table:table-cell table:style-name="ce3" table:formula="of:=IF([.R203]&gt;[.R$177];[.R203];&quot;&quot;)">
            <text:p/>
          </table:table-cell>
          <table:table-cell table:style-name="ce3" table:formula="of:=IF([.S203]&gt;[.S$177];[.S203];&quot;&quot;)" office:value-type="float" office:value="124608.56" calcext:value-type="float">
            <text:p>124608,56</text:p>
          </table:table-cell>
          <table:table-cell table:style-name="ce3" table:formula="of:=IF([.T203]&gt;[.T$177];[.T203];&quot;&quot;)" office:value-type="float" office:value="107.3" calcext:value-type="float">
            <text:p>107,3</text:p>
          </table:table-cell>
          <table:table-cell table:style-name="ce3" table:formula="of:=IF([.U203]&gt;[.U$177];[.U203];&quot;&quot;)">
            <text:p/>
          </table:table-cell>
          <table:table-cell table:style-name="ce3" table:formula="of:=IF([.V203]&gt;[.V$177];[.V20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([.B204]&gt;[.B$177];[.B204];&quot;&quot;)">
            <text:p/>
          </table:table-cell>
          <table:table-cell table:style-name="ce3" table:formula="of:=IF([.C204]&gt;[.C$177];[.C204];&quot;&quot;)" office:value-type="float" office:value="1487.52" calcext:value-type="float">
            <text:p>1487,52</text:p>
          </table:table-cell>
          <table:table-cell table:style-name="ce3" table:formula="of:=IF([.D204]&gt;[.D$177];[.D204];&quot;&quot;)" office:value-type="float" office:value="9268.82" calcext:value-type="float">
            <text:p>9268,82</text:p>
          </table:table-cell>
          <table:table-cell table:style-name="ce3" table:formula="of:=IF([.E204]&gt;[.E$177];[.E204];&quot;&quot;)" office:value-type="float" office:value="4266034.06" calcext:value-type="float">
            <text:p>4266034,06</text:p>
          </table:table-cell>
          <table:table-cell table:style-name="ce3" table:formula="of:=IF([.F204]&gt;[.F$177];[.F204];&quot;&quot;)">
            <text:p/>
          </table:table-cell>
          <table:table-cell table:style-name="ce3" table:formula="of:=IF([.G204]&gt;[.G$177];[.G204];&quot;&quot;)">
            <text:p/>
          </table:table-cell>
          <table:table-cell table:style-name="ce3" table:formula="of:=IF([.H204]&gt;[.H$177];[.H204];&quot;&quot;)" office:value-type="float" office:value="809.5" calcext:value-type="float">
            <text:p>809,5</text:p>
          </table:table-cell>
          <table:table-cell table:style-name="ce3" table:formula="of:=IF([.I204]&gt;[.I$177];[.I204];&quot;&quot;)" office:value-type="float" office:value="76501.32" calcext:value-type="float">
            <text:p>76501,32</text:p>
          </table:table-cell>
          <table:table-cell table:style-name="ce3" table:formula="of:=IF([.J204]&gt;[.J$177];[.J204];&quot;&quot;)">
            <text:p/>
          </table:table-cell>
          <table:table-cell table:style-name="ce3" table:formula="of:=IF([.K204]&gt;[.K$177];[.K204];&quot;&quot;)">
            <text:p/>
          </table:table-cell>
          <table:table-cell table:style-name="ce3" table:formula="of:=IF([.L204]&gt;[.L$177];[.L204];&quot;&quot;)">
            <text:p/>
          </table:table-cell>
          <table:table-cell table:style-name="ce3" table:formula="of:=IF([.M204]&gt;[.M$177];[.M204];&quot;&quot;)" office:value-type="float" office:value="1433.82" calcext:value-type="float">
            <text:p>1433,82</text:p>
          </table:table-cell>
          <table:table-cell table:style-name="ce3" table:formula="of:=IF([.N204]&gt;[.N$177];[.N204];&quot;&quot;)" office:value-type="float" office:value="2276127.92" calcext:value-type="float">
            <text:p>2276127,92</text:p>
          </table:table-cell>
          <table:table-cell table:style-name="ce3" table:formula="of:=IF([.O204]&gt;[.O$177];[.O204];&quot;&quot;)">
            <text:p/>
          </table:table-cell>
          <table:table-cell table:style-name="ce3" table:formula="of:=IF([.P204]&gt;[.P$177];[.P204];&quot;&quot;)">
            <text:p/>
          </table:table-cell>
          <table:table-cell table:style-name="ce3" table:formula="of:=IF([.Q204]&gt;[.Q$177];[.Q204];&quot;&quot;)">
            <text:p/>
          </table:table-cell>
          <table:table-cell table:style-name="ce3" table:formula="of:=IF([.R204]&gt;[.R$177];[.R204];&quot;&quot;)">
            <text:p/>
          </table:table-cell>
          <table:table-cell table:style-name="ce3" table:formula="of:=IF([.S204]&gt;[.S$177];[.S204];&quot;&quot;)" office:value-type="float" office:value="138253.96" calcext:value-type="float">
            <text:p>138253,96</text:p>
          </table:table-cell>
          <table:table-cell table:style-name="ce3" table:formula="of:=IF([.T204]&gt;[.T$177];[.T204];&quot;&quot;)">
            <text:p/>
          </table:table-cell>
          <table:table-cell table:style-name="ce3" table:formula="of:=IF([.U204]&gt;[.U$177];[.U204];&quot;&quot;)">
            <text:p/>
          </table:table-cell>
          <table:table-cell table:style-name="ce3" table:formula="of:=IF([.V204]&gt;[.V$177];[.V20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([.B205]&gt;[.B$177];[.B205];&quot;&quot;)">
            <text:p/>
          </table:table-cell>
          <table:table-cell table:style-name="ce3" table:formula="of:=IF([.C205]&gt;[.C$177];[.C205];&quot;&quot;)" office:value-type="float" office:value="2349.72" calcext:value-type="float">
            <text:p>2349,72</text:p>
          </table:table-cell>
          <table:table-cell table:style-name="ce3" table:formula="of:=IF([.D205]&gt;[.D$177];[.D205];&quot;&quot;)" office:value-type="float" office:value="8590.52" calcext:value-type="float">
            <text:p>8590,52</text:p>
          </table:table-cell>
          <table:table-cell table:style-name="ce3" table:formula="of:=IF([.E205]&gt;[.E$177];[.E205];&quot;&quot;)" office:value-type="float" office:value="4538101.86" calcext:value-type="float">
            <text:p>4538101,86</text:p>
          </table:table-cell>
          <table:table-cell table:style-name="ce3" table:formula="of:=IF([.F205]&gt;[.F$177];[.F205];&quot;&quot;)">
            <text:p/>
          </table:table-cell>
          <table:table-cell table:style-name="ce3" table:formula="of:=IF([.G205]&gt;[.G$177];[.G205];&quot;&quot;)">
            <text:p/>
          </table:table-cell>
          <table:table-cell table:style-name="ce3" table:formula="of:=IF([.H205]&gt;[.H$177];[.H205];&quot;&quot;)">
            <text:p/>
          </table:table-cell>
          <table:table-cell table:style-name="ce3" table:formula="of:=IF([.I205]&gt;[.I$177];[.I205];&quot;&quot;)" office:value-type="float" office:value="68362.92" calcext:value-type="float">
            <text:p>68362,92</text:p>
          </table:table-cell>
          <table:table-cell table:style-name="ce3" table:formula="of:=IF([.J205]&gt;[.J$177];[.J205];&quot;&quot;)">
            <text:p/>
          </table:table-cell>
          <table:table-cell table:style-name="ce3" table:formula="of:=IF([.K205]&gt;[.K$177];[.K205];&quot;&quot;)">
            <text:p/>
          </table:table-cell>
          <table:table-cell table:style-name="ce3" table:formula="of:=IF([.L205]&gt;[.L$177];[.L205];&quot;&quot;)">
            <text:p/>
          </table:table-cell>
          <table:table-cell table:style-name="ce3" table:formula="of:=IF([.M205]&gt;[.M$177];[.M205];&quot;&quot;)" office:value-type="float" office:value="1072.82" calcext:value-type="float">
            <text:p>1072,82</text:p>
          </table:table-cell>
          <table:table-cell table:style-name="ce3" table:formula="of:=IF([.N205]&gt;[.N$177];[.N205];&quot;&quot;)" office:value-type="float" office:value="2452396.72" calcext:value-type="float">
            <text:p>2452396,72</text:p>
          </table:table-cell>
          <table:table-cell table:style-name="ce3" table:formula="of:=IF([.O205]&gt;[.O$177];[.O205];&quot;&quot;)">
            <text:p/>
          </table:table-cell>
          <table:table-cell table:style-name="ce3" table:formula="of:=IF([.P205]&gt;[.P$177];[.P205];&quot;&quot;)">
            <text:p/>
          </table:table-cell>
          <table:table-cell table:style-name="ce3" table:formula="of:=IF([.Q205]&gt;[.Q$177];[.Q205];&quot;&quot;)">
            <text:p/>
          </table:table-cell>
          <table:table-cell table:style-name="ce3" table:formula="of:=IF([.R205]&gt;[.R$177];[.R205];&quot;&quot;)">
            <text:p/>
          </table:table-cell>
          <table:table-cell table:style-name="ce3" table:formula="of:=IF([.S205]&gt;[.S$177];[.S205];&quot;&quot;)" office:value-type="float" office:value="165409.26" calcext:value-type="float">
            <text:p>165409,26</text:p>
          </table:table-cell>
          <table:table-cell table:style-name="ce3" table:formula="of:=IF([.T205]&gt;[.T$177];[.T205];&quot;&quot;)">
            <text:p/>
          </table:table-cell>
          <table:table-cell table:style-name="ce3" table:formula="of:=IF([.U205]&gt;[.U$177];[.U205];&quot;&quot;)">
            <text:p/>
          </table:table-cell>
          <table:table-cell table:style-name="ce3" table:formula="of:=IF([.V205]&gt;[.V$177];[.V20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([.B206]&gt;[.B$177];[.B206];&quot;&quot;)">
            <text:p/>
          </table:table-cell>
          <table:table-cell table:style-name="ce3" table:formula="of:=IF([.C206]&gt;[.C$177];[.C206];&quot;&quot;)" office:value-type="float" office:value="2189.52" calcext:value-type="float">
            <text:p>2189,52</text:p>
          </table:table-cell>
          <table:table-cell table:style-name="ce3" table:formula="of:=IF([.D206]&gt;[.D$177];[.D206];&quot;&quot;)" office:value-type="float" office:value="6555.92" calcext:value-type="float">
            <text:p>6555,92</text:p>
          </table:table-cell>
          <table:table-cell table:style-name="ce3" table:formula="of:=IF([.E206]&gt;[.E$177];[.E206];&quot;&quot;)" office:value-type="float" office:value="4532676.16" calcext:value-type="float">
            <text:p>4532676,16</text:p>
          </table:table-cell>
          <table:table-cell table:style-name="ce3" table:formula="of:=IF([.F206]&gt;[.F$177];[.F206];&quot;&quot;)">
            <text:p/>
          </table:table-cell>
          <table:table-cell table:style-name="ce3" table:formula="of:=IF([.G206]&gt;[.G$177];[.G206];&quot;&quot;)">
            <text:p/>
          </table:table-cell>
          <table:table-cell table:style-name="ce3" table:formula="of:=IF([.H206]&gt;[.H$177];[.H206];&quot;&quot;)">
            <text:p/>
          </table:table-cell>
          <table:table-cell table:style-name="ce3" table:formula="of:=IF([.I206]&gt;[.I$177];[.I206];&quot;&quot;)" office:value-type="float" office:value="71075.72" calcext:value-type="float">
            <text:p>71075,72</text:p>
          </table:table-cell>
          <table:table-cell table:style-name="ce3" table:formula="of:=IF([.J206]&gt;[.J$177];[.J206];&quot;&quot;)">
            <text:p/>
          </table:table-cell>
          <table:table-cell table:style-name="ce3" table:formula="of:=IF([.K206]&gt;[.K$177];[.K206];&quot;&quot;)">
            <text:p/>
          </table:table-cell>
          <table:table-cell table:style-name="ce3" table:formula="of:=IF([.L206]&gt;[.L$177];[.L206];&quot;&quot;)">
            <text:p/>
          </table:table-cell>
          <table:table-cell table:style-name="ce3" table:formula="of:=IF([.M206]&gt;[.M$177];[.M206];&quot;&quot;)" office:value-type="float" office:value="832.02" calcext:value-type="float">
            <text:p>832,02</text:p>
          </table:table-cell>
          <table:table-cell table:style-name="ce3" table:formula="of:=IF([.N206]&gt;[.N$177];[.N206];&quot;&quot;)" office:value-type="float" office:value="2514438.32" calcext:value-type="float">
            <text:p>2514438,32</text:p>
          </table:table-cell>
          <table:table-cell table:style-name="ce3" table:formula="of:=IF([.O206]&gt;[.O$177];[.O206];&quot;&quot;)" office:value-type="float" office:value="156.25" calcext:value-type="float">
            <text:p>156,25</text:p>
          </table:table-cell>
          <table:table-cell table:style-name="ce3" table:formula="of:=IF([.P206]&gt;[.P$177];[.P206];&quot;&quot;)">
            <text:p/>
          </table:table-cell>
          <table:table-cell table:style-name="ce3" table:formula="of:=IF([.Q206]&gt;[.Q$177];[.Q206];&quot;&quot;)">
            <text:p/>
          </table:table-cell>
          <table:table-cell table:style-name="ce3" table:formula="of:=IF([.R206]&gt;[.R$177];[.R206];&quot;&quot;)">
            <text:p/>
          </table:table-cell>
          <table:table-cell table:style-name="ce3" table:formula="of:=IF([.S206]&gt;[.S$177];[.S206];&quot;&quot;)" office:value-type="float" office:value="173574.76" calcext:value-type="float">
            <text:p>173574,76</text:p>
          </table:table-cell>
          <table:table-cell table:style-name="ce3" table:formula="of:=IF([.T206]&gt;[.T$177];[.T206];&quot;&quot;)">
            <text:p/>
          </table:table-cell>
          <table:table-cell table:style-name="ce3" table:formula="of:=IF([.U206]&gt;[.U$177];[.U206];&quot;&quot;)">
            <text:p/>
          </table:table-cell>
          <table:table-cell table:style-name="ce3" table:formula="of:=IF([.V206]&gt;[.V$177];[.V20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([.B207]&gt;[.B$177];[.B207];&quot;&quot;)">
            <text:p/>
          </table:table-cell>
          <table:table-cell table:style-name="ce3" table:formula="of:=IF([.C207]&gt;[.C$177];[.C207];&quot;&quot;)" office:value-type="float" office:value="1988.92" calcext:value-type="float">
            <text:p>1988,92</text:p>
          </table:table-cell>
          <table:table-cell table:style-name="ce3" table:formula="of:=IF([.D207]&gt;[.D$177];[.D207];&quot;&quot;)" office:value-type="float" office:value="8590.52" calcext:value-type="float">
            <text:p>8590,52</text:p>
          </table:table-cell>
          <table:table-cell table:style-name="ce3" table:formula="of:=IF([.E207]&gt;[.E$177];[.E207];&quot;&quot;)" office:value-type="float" office:value="4437456.46" calcext:value-type="float">
            <text:p>4437456,46</text:p>
          </table:table-cell>
          <table:table-cell table:style-name="ce3" table:formula="of:=IF([.F207]&gt;[.F$177];[.F207];&quot;&quot;)">
            <text:p/>
          </table:table-cell>
          <table:table-cell table:style-name="ce3" table:formula="of:=IF([.G207]&gt;[.G$177];[.G207];&quot;&quot;)">
            <text:p/>
          </table:table-cell>
          <table:table-cell table:style-name="ce3" table:formula="of:=IF([.H207]&gt;[.H$177];[.H207];&quot;&quot;)">
            <text:p/>
          </table:table-cell>
          <table:table-cell table:style-name="ce3" table:formula="of:=IF([.I207]&gt;[.I$177];[.I207];&quot;&quot;)" office:value-type="float" office:value="71075.72" calcext:value-type="float">
            <text:p>71075,72</text:p>
          </table:table-cell>
          <table:table-cell table:style-name="ce3" table:formula="of:=IF([.J207]&gt;[.J$177];[.J207];&quot;&quot;)">
            <text:p/>
          </table:table-cell>
          <table:table-cell table:style-name="ce3" table:formula="of:=IF([.K207]&gt;[.K$177];[.K207];&quot;&quot;)">
            <text:p/>
          </table:table-cell>
          <table:table-cell table:style-name="ce3" table:formula="of:=IF([.L207]&gt;[.L$177];[.L207];&quot;&quot;)">
            <text:p/>
          </table:table-cell>
          <table:table-cell table:style-name="ce3" table:formula="of:=IF([.M207]&gt;[.M$177];[.M207];&quot;&quot;)" office:value-type="float" office:value="852.22" calcext:value-type="float">
            <text:p>852,22</text:p>
          </table:table-cell>
          <table:table-cell table:style-name="ce3" table:formula="of:=IF([.N207]&gt;[.N$177];[.N207];&quot;&quot;)" office:value-type="float" office:value="2573164.72" calcext:value-type="float">
            <text:p>2573164,72</text:p>
          </table:table-cell>
          <table:table-cell table:style-name="ce3" table:formula="of:=IF([.O207]&gt;[.O$177];[.O207];&quot;&quot;)">
            <text:p/>
          </table:table-cell>
          <table:table-cell table:style-name="ce3" table:formula="of:=IF([.P207]&gt;[.P$177];[.P207];&quot;&quot;)">
            <text:p/>
          </table:table-cell>
          <table:table-cell table:style-name="ce3" table:formula="of:=IF([.Q207]&gt;[.Q$177];[.Q207];&quot;&quot;)">
            <text:p/>
          </table:table-cell>
          <table:table-cell table:style-name="ce3" table:formula="of:=IF([.R207]&gt;[.R$177];[.R207];&quot;&quot;)">
            <text:p/>
          </table:table-cell>
          <table:table-cell table:style-name="ce3" table:formula="of:=IF([.S207]&gt;[.S$177];[.S207];&quot;&quot;)" office:value-type="float" office:value="187165.96" calcext:value-type="float">
            <text:p>187165,96</text:p>
          </table:table-cell>
          <table:table-cell table:style-name="ce3" table:formula="of:=IF([.T207]&gt;[.T$177];[.T207];&quot;&quot;)">
            <text:p/>
          </table:table-cell>
          <table:table-cell table:style-name="ce3" table:formula="of:=IF([.U207]&gt;[.U$177];[.U207];&quot;&quot;)">
            <text:p/>
          </table:table-cell>
          <table:table-cell table:style-name="ce3" table:formula="of:=IF([.V207]&gt;[.V$177];[.V20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([.B208]&gt;[.B$177];[.B208];&quot;&quot;)">
            <text:p/>
          </table:table-cell>
          <table:table-cell table:style-name="ce3" table:formula="of:=IF([.C208]&gt;[.C$177];[.C208];&quot;&quot;)" office:value-type="float" office:value="2991.72" calcext:value-type="float">
            <text:p>2991,72</text:p>
          </table:table-cell>
          <table:table-cell table:style-name="ce3" table:formula="of:=IF([.D208]&gt;[.D$177];[.D208];&quot;&quot;)" office:value-type="float" office:value="8590.52" calcext:value-type="float">
            <text:p>8590,52</text:p>
          </table:table-cell>
          <table:table-cell table:style-name="ce3" table:formula="of:=IF([.E208]&gt;[.E$177];[.E208];&quot;&quot;)" office:value-type="float" office:value="4480996.96" calcext:value-type="float">
            <text:p>4480996,96</text:p>
          </table:table-cell>
          <table:table-cell table:style-name="ce3" table:formula="of:=IF([.F208]&gt;[.F$177];[.F208];&quot;&quot;)">
            <text:p/>
          </table:table-cell>
          <table:table-cell table:style-name="ce3" table:formula="of:=IF([.G208]&gt;[.G$177];[.G208];&quot;&quot;)">
            <text:p/>
          </table:table-cell>
          <table:table-cell table:style-name="ce3" table:formula="of:=IF([.H208]&gt;[.H$177];[.H208];&quot;&quot;)">
            <text:p/>
          </table:table-cell>
          <table:table-cell table:style-name="ce3" table:formula="of:=IF([.I208]&gt;[.I$177];[.I208];&quot;&quot;)" office:value-type="float" office:value="71075.72" calcext:value-type="float">
            <text:p>71075,72</text:p>
          </table:table-cell>
          <table:table-cell table:style-name="ce3" table:formula="of:=IF([.J208]&gt;[.J$177];[.J208];&quot;&quot;)">
            <text:p/>
          </table:table-cell>
          <table:table-cell table:style-name="ce3" table:formula="of:=IF([.K208]&gt;[.K$177];[.K208];&quot;&quot;)">
            <text:p/>
          </table:table-cell>
          <table:table-cell table:style-name="ce3" table:formula="of:=IF([.L208]&gt;[.L$177];[.L208];&quot;&quot;)">
            <text:p/>
          </table:table-cell>
          <table:table-cell table:style-name="ce3" table:formula="of:=IF([.M208]&gt;[.M$177];[.M208];&quot;&quot;)" office:value-type="float" office:value="872.22" calcext:value-type="float">
            <text:p>872,22</text:p>
          </table:table-cell>
          <table:table-cell table:style-name="ce3" table:formula="of:=IF([.N208]&gt;[.N$177];[.N208];&quot;&quot;)" office:value-type="float" office:value="2564793.52" calcext:value-type="float">
            <text:p>2564793,52</text:p>
          </table:table-cell>
          <table:table-cell table:style-name="ce3" table:formula="of:=IF([.O208]&gt;[.O$177];[.O208];&quot;&quot;)" office:value-type="float" office:value="156.25" calcext:value-type="float">
            <text:p>156,25</text:p>
          </table:table-cell>
          <table:table-cell table:style-name="ce3" table:formula="of:=IF([.P208]&gt;[.P$177];[.P208];&quot;&quot;)">
            <text:p/>
          </table:table-cell>
          <table:table-cell table:style-name="ce3" table:formula="of:=IF([.Q208]&gt;[.Q$177];[.Q208];&quot;&quot;)">
            <text:p/>
          </table:table-cell>
          <table:table-cell table:style-name="ce3" table:formula="of:=IF([.R208]&gt;[.R$177];[.R208];&quot;&quot;)">
            <text:p/>
          </table:table-cell>
          <table:table-cell table:style-name="ce3" table:formula="of:=IF([.S208]&gt;[.S$177];[.S208];&quot;&quot;)" office:value-type="float" office:value="214402.66" calcext:value-type="float">
            <text:p>214402,66</text:p>
          </table:table-cell>
          <table:table-cell table:style-name="ce3" table:formula="of:=IF([.T208]&gt;[.T$177];[.T208];&quot;&quot;)">
            <text:p/>
          </table:table-cell>
          <table:table-cell table:style-name="ce3" table:formula="of:=IF([.U208]&gt;[.U$177];[.U208];&quot;&quot;)">
            <text:p/>
          </table:table-cell>
          <table:table-cell table:style-name="ce3" table:formula="of:=IF([.V208]&gt;[.V$177];[.V20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([.B209]&gt;[.B$177];[.B209];&quot;&quot;)">
            <text:p/>
          </table:table-cell>
          <table:table-cell table:style-name="ce3" table:formula="of:=IF([.C209]&gt;[.C$177];[.C209];&quot;&quot;)" office:value-type="float" office:value="1968.92" calcext:value-type="float">
            <text:p>1968,92</text:p>
          </table:table-cell>
          <table:table-cell table:style-name="ce3" table:formula="of:=IF([.D209]&gt;[.D$177];[.D209];&quot;&quot;)" office:value-type="float" office:value="6555.92" calcext:value-type="float">
            <text:p>6555,92</text:p>
          </table:table-cell>
          <table:table-cell table:style-name="ce3" table:formula="of:=IF([.E209]&gt;[.E$177];[.E209];&quot;&quot;)" office:value-type="float" office:value="4603453.26" calcext:value-type="float">
            <text:p>4603453,26</text:p>
          </table:table-cell>
          <table:table-cell table:style-name="ce3" table:formula="of:=IF([.F209]&gt;[.F$177];[.F209];&quot;&quot;)">
            <text:p/>
          </table:table-cell>
          <table:table-cell table:style-name="ce3" table:formula="of:=IF([.G209]&gt;[.G$177];[.G209];&quot;&quot;)">
            <text:p/>
          </table:table-cell>
          <table:table-cell table:style-name="ce3" table:formula="of:=IF([.H209]&gt;[.H$177];[.H209];&quot;&quot;)">
            <text:p/>
          </table:table-cell>
          <table:table-cell table:style-name="ce3" table:formula="of:=IF([.I209]&gt;[.I$177];[.I209];&quot;&quot;)" office:value-type="float" office:value="71075.72" calcext:value-type="float">
            <text:p>71075,72</text:p>
          </table:table-cell>
          <table:table-cell table:style-name="ce3" table:formula="of:=IF([.J209]&gt;[.J$177];[.J209];&quot;&quot;)">
            <text:p/>
          </table:table-cell>
          <table:table-cell table:style-name="ce3" table:formula="of:=IF([.K209]&gt;[.K$177];[.K209];&quot;&quot;)">
            <text:p/>
          </table:table-cell>
          <table:table-cell table:style-name="ce3" table:formula="of:=IF([.L209]&gt;[.L$177];[.L209];&quot;&quot;)">
            <text:p/>
          </table:table-cell>
          <table:table-cell table:style-name="ce3" table:formula="of:=IF([.M209]&gt;[.M$177];[.M209];&quot;&quot;)" office:value-type="float" office:value="892.42" calcext:value-type="float">
            <text:p>892,42</text:p>
          </table:table-cell>
          <table:table-cell table:style-name="ce3" table:formula="of:=IF([.N209]&gt;[.N$177];[.N209];&quot;&quot;)" office:value-type="float" office:value="2550073.52" calcext:value-type="float">
            <text:p>2550073,52</text:p>
          </table:table-cell>
          <table:table-cell table:style-name="ce3" table:formula="of:=IF([.O209]&gt;[.O$177];[.O209];&quot;&quot;)" office:value-type="float" office:value="118.75" calcext:value-type="float">
            <text:p>118,75</text:p>
          </table:table-cell>
          <table:table-cell table:style-name="ce3" table:formula="of:=IF([.P209]&gt;[.P$177];[.P209];&quot;&quot;)">
            <text:p/>
          </table:table-cell>
          <table:table-cell table:style-name="ce3" table:formula="of:=IF([.Q209]&gt;[.Q$177];[.Q209];&quot;&quot;)">
            <text:p/>
          </table:table-cell>
          <table:table-cell table:style-name="ce3" table:formula="of:=IF([.R209]&gt;[.R$177];[.R209];&quot;&quot;)">
            <text:p/>
          </table:table-cell>
          <table:table-cell table:style-name="ce3" table:formula="of:=IF([.S209]&gt;[.S$177];[.S209];&quot;&quot;)" office:value-type="float" office:value="227993.76" calcext:value-type="float">
            <text:p>227993,76</text:p>
          </table:table-cell>
          <table:table-cell table:style-name="ce3" table:formula="of:=IF([.T209]&gt;[.T$177];[.T209];&quot;&quot;)">
            <text:p/>
          </table:table-cell>
          <table:table-cell table:style-name="ce3" table:formula="of:=IF([.U209]&gt;[.U$177];[.U209];&quot;&quot;)">
            <text:p/>
          </table:table-cell>
          <table:table-cell table:style-name="ce3" table:formula="of:=IF([.V209]&gt;[.V$177];[.V209];&quot;&quot;)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([.B210]&gt;[.B$177];[.B210];&quot;&quot;)">
            <text:p/>
          </table:table-cell>
          <table:table-cell table:style-name="ce3" table:formula="of:=IF([.C210]&gt;[.C$177];[.C210];&quot;&quot;)" office:value-type="float" office:value="2329.92" calcext:value-type="float">
            <text:p>2329,92</text:p>
          </table:table-cell>
          <table:table-cell table:style-name="ce3" table:formula="of:=IF([.D210]&gt;[.D$177];[.D210];&quot;&quot;)" office:value-type="float" office:value="6555.92" calcext:value-type="float">
            <text:p>6555,92</text:p>
          </table:table-cell>
          <table:table-cell table:style-name="ce3" table:formula="of:=IF([.E210]&gt;[.E$177];[.E210];&quot;&quot;)" office:value-type="float" office:value="4573476.76" calcext:value-type="float">
            <text:p>4573476,76</text:p>
          </table:table-cell>
          <table:table-cell table:style-name="ce3" table:formula="of:=IF([.F210]&gt;[.F$177];[.F210];&quot;&quot;)">
            <text:p/>
          </table:table-cell>
          <table:table-cell table:style-name="ce3" table:formula="of:=IF([.G210]&gt;[.G$177];[.G210];&quot;&quot;)">
            <text:p/>
          </table:table-cell>
          <table:table-cell table:style-name="ce3" table:formula="of:=IF([.H210]&gt;[.H$177];[.H210];&quot;&quot;)">
            <text:p/>
          </table:table-cell>
          <table:table-cell table:style-name="ce3" table:formula="of:=IF([.I210]&gt;[.I$177];[.I210];&quot;&quot;)" office:value-type="float" office:value="68335.72" calcext:value-type="float">
            <text:p>68335,72</text:p>
          </table:table-cell>
          <table:table-cell table:style-name="ce3" table:formula="of:=IF([.J210]&gt;[.J$177];[.J210];&quot;&quot;)">
            <text:p/>
          </table:table-cell>
          <table:table-cell table:style-name="ce3" table:formula="of:=IF([.K210]&gt;[.K$177];[.K210];&quot;&quot;)">
            <text:p/>
          </table:table-cell>
          <table:table-cell table:style-name="ce3" table:formula="of:=IF([.L210]&gt;[.L$177];[.L210];&quot;&quot;)">
            <text:p/>
          </table:table-cell>
          <table:table-cell table:style-name="ce3" table:formula="of:=IF([.M210]&gt;[.M$177];[.M210];&quot;&quot;)" office:value-type="float" office:value="1132.82" calcext:value-type="float">
            <text:p>1132,82</text:p>
          </table:table-cell>
          <table:table-cell table:style-name="ce3" table:formula="of:=IF([.N210]&gt;[.N$177];[.N210];&quot;&quot;)" office:value-type="float" office:value="2640742.32" calcext:value-type="float">
            <text:p>2640742,32</text:p>
          </table:table-cell>
          <table:table-cell table:style-name="ce3" table:formula="of:=IF([.O210]&gt;[.O$177];[.O210];&quot;&quot;)">
            <text:p/>
          </table:table-cell>
          <table:table-cell table:style-name="ce3" table:formula="of:=IF([.P210]&gt;[.P$177];[.P210];&quot;&quot;)">
            <text:p/>
          </table:table-cell>
          <table:table-cell table:style-name="ce3" table:formula="of:=IF([.Q210]&gt;[.Q$177];[.Q210];&quot;&quot;)">
            <text:p/>
          </table:table-cell>
          <table:table-cell table:style-name="ce3" table:formula="of:=IF([.R210]&gt;[.R$177];[.R210];&quot;&quot;)">
            <text:p/>
          </table:table-cell>
          <table:table-cell table:style-name="ce3" table:formula="of:=IF([.S210]&gt;[.S$177];[.S210];&quot;&quot;)" office:value-type="float" office:value="227966.86" calcext:value-type="float">
            <text:p>227966,86</text:p>
          </table:table-cell>
          <table:table-cell table:style-name="ce3" table:formula="of:=IF([.T210]&gt;[.T$177];[.T210];&quot;&quot;)">
            <text:p/>
          </table:table-cell>
          <table:table-cell table:style-name="ce3" table:formula="of:=IF([.U210]&gt;[.U$177];[.U210];&quot;&quot;)">
            <text:p/>
          </table:table-cell>
          <table:table-cell table:style-name="ce3" table:formula="of:=IF([.V210]&gt;[.V$177];[.V2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([.B211]&gt;[.B$177];[.B211];&quot;&quot;)">
            <text:p/>
          </table:table-cell>
          <table:table-cell table:style-name="ce3" table:formula="of:=IF([.C211]&gt;[.C$177];[.C211];&quot;&quot;)" office:value-type="float" office:value="2129.32" calcext:value-type="float">
            <text:p>2129,32</text:p>
          </table:table-cell>
          <table:table-cell table:style-name="ce3" table:formula="of:=IF([.D211]&gt;[.D$177];[.D211];&quot;&quot;)" office:value-type="float" office:value="8590.52" calcext:value-type="float">
            <text:p>8590,52</text:p>
          </table:table-cell>
          <table:table-cell table:style-name="ce3" table:formula="of:=IF([.E211]&gt;[.E$177];[.E211];&quot;&quot;)" office:value-type="float" office:value="4671409.36" calcext:value-type="float">
            <text:p>4671409,36</text:p>
          </table:table-cell>
          <table:table-cell table:style-name="ce3" table:formula="of:=IF([.F211]&gt;[.F$177];[.F211];&quot;&quot;)">
            <text:p/>
          </table:table-cell>
          <table:table-cell table:style-name="ce3" table:formula="of:=IF([.G211]&gt;[.G$177];[.G211];&quot;&quot;)">
            <text:p/>
          </table:table-cell>
          <table:table-cell table:style-name="ce3" table:formula="of:=IF([.H211]&gt;[.H$177];[.H211];&quot;&quot;)">
            <text:p/>
          </table:table-cell>
          <table:table-cell table:style-name="ce3" table:formula="of:=IF([.I211]&gt;[.I$177];[.I211];&quot;&quot;)" office:value-type="float" office:value="68362.92" calcext:value-type="float">
            <text:p>68362,92</text:p>
          </table:table-cell>
          <table:table-cell table:style-name="ce3" table:formula="of:=IF([.J211]&gt;[.J$177];[.J211];&quot;&quot;)">
            <text:p/>
          </table:table-cell>
          <table:table-cell table:style-name="ce3" table:formula="of:=IF([.K211]&gt;[.K$177];[.K211];&quot;&quot;)">
            <text:p/>
          </table:table-cell>
          <table:table-cell table:style-name="ce3" table:formula="of:=IF([.L211]&gt;[.L$177];[.L211];&quot;&quot;)">
            <text:p/>
          </table:table-cell>
          <table:table-cell table:style-name="ce3" table:formula="of:=IF([.M211]&gt;[.M$177];[.M211];&quot;&quot;)" office:value-type="float" office:value="1032.42" calcext:value-type="float">
            <text:p>1032,42</text:p>
          </table:table-cell>
          <table:table-cell table:style-name="ce3" table:formula="of:=IF([.N211]&gt;[.N$177];[.N211];&quot;&quot;)" office:value-type="float" office:value="2633907.12" calcext:value-type="float">
            <text:p>2633907,12</text:p>
          </table:table-cell>
          <table:table-cell table:style-name="ce3" table:formula="of:=IF([.O211]&gt;[.O$177];[.O211];&quot;&quot;)" office:value-type="float" office:value="143.75" calcext:value-type="float">
            <text:p>143,75</text:p>
          </table:table-cell>
          <table:table-cell table:style-name="ce3" table:formula="of:=IF([.P211]&gt;[.P$177];[.P211];&quot;&quot;)">
            <text:p/>
          </table:table-cell>
          <table:table-cell table:style-name="ce3" table:formula="of:=IF([.Q211]&gt;[.Q$177];[.Q211];&quot;&quot;)">
            <text:p/>
          </table:table-cell>
          <table:table-cell table:style-name="ce3" table:formula="of:=IF([.R211]&gt;[.R$177];[.R211];&quot;&quot;)">
            <text:p/>
          </table:table-cell>
          <table:table-cell table:style-name="ce3" table:formula="of:=IF([.S211]&gt;[.S$177];[.S211];&quot;&quot;)" office:value-type="float" office:value="222541.06" calcext:value-type="float">
            <text:p>222541,06</text:p>
          </table:table-cell>
          <table:table-cell table:style-name="ce3" table:formula="of:=IF([.T211]&gt;[.T$177];[.T211];&quot;&quot;)">
            <text:p/>
          </table:table-cell>
          <table:table-cell table:style-name="ce3" table:formula="of:=IF([.U211]&gt;[.U$177];[.U211];&quot;&quot;)">
            <text:p/>
          </table:table-cell>
          <table:table-cell table:style-name="ce3" table:formula="of:=IF([.V211]&gt;[.V$177];[.V21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([.B212]&gt;[.B$177];[.B212];&quot;&quot;)">
            <text:p/>
          </table:table-cell>
          <table:table-cell table:style-name="ce3" table:formula="of:=IF([.C212]&gt;[.C$177];[.C212];&quot;&quot;)" office:value-type="float" office:value="2269.72" calcext:value-type="float">
            <text:p>2269,72</text:p>
          </table:table-cell>
          <table:table-cell table:style-name="ce3" table:formula="of:=IF([.D212]&gt;[.D$177];[.D212];&quot;&quot;)" office:value-type="float" office:value="8590.52" calcext:value-type="float">
            <text:p>8590,52</text:p>
          </table:table-cell>
          <table:table-cell table:style-name="ce3" table:formula="of:=IF([.E212]&gt;[.E$177];[.E212];&quot;&quot;)" office:value-type="float" office:value="4701304.96" calcext:value-type="float">
            <text:p>4701304,96</text:p>
          </table:table-cell>
          <table:table-cell table:style-name="ce3" table:formula="of:=IF([.F212]&gt;[.F$177];[.F212];&quot;&quot;)">
            <text:p/>
          </table:table-cell>
          <table:table-cell table:style-name="ce3" table:formula="of:=IF([.G212]&gt;[.G$177];[.G212];&quot;&quot;)">
            <text:p/>
          </table:table-cell>
          <table:table-cell table:style-name="ce3" table:formula="of:=IF([.H212]&gt;[.H$177];[.H212];&quot;&quot;)">
            <text:p/>
          </table:table-cell>
          <table:table-cell table:style-name="ce3" table:formula="of:=IF([.I212]&gt;[.I$177];[.I212];&quot;&quot;)" office:value-type="float" office:value="68335.72" calcext:value-type="float">
            <text:p>68335,72</text:p>
          </table:table-cell>
          <table:table-cell table:style-name="ce3" table:formula="of:=IF([.J212]&gt;[.J$177];[.J212];&quot;&quot;)">
            <text:p/>
          </table:table-cell>
          <table:table-cell table:style-name="ce3" table:formula="of:=IF([.K212]&gt;[.K$177];[.K212];&quot;&quot;)">
            <text:p/>
          </table:table-cell>
          <table:table-cell table:style-name="ce3" table:formula="of:=IF([.L212]&gt;[.L$177];[.L212];&quot;&quot;)">
            <text:p/>
          </table:table-cell>
          <table:table-cell table:style-name="ce3" table:formula="of:=IF([.M212]&gt;[.M$177];[.M212];&quot;&quot;)" office:value-type="float" office:value="1153.22" calcext:value-type="float">
            <text:p>1153,22</text:p>
          </table:table-cell>
          <table:table-cell table:style-name="ce3" table:formula="of:=IF([.N212]&gt;[.N$177];[.N212];&quot;&quot;)" office:value-type="float" office:value="2583929.52" calcext:value-type="float">
            <text:p>2583929,52</text:p>
          </table:table-cell>
          <table:table-cell table:style-name="ce3" table:formula="of:=IF([.O212]&gt;[.O$177];[.O212];&quot;&quot;)">
            <text:p/>
          </table:table-cell>
          <table:table-cell table:style-name="ce3" table:formula="of:=IF([.P212]&gt;[.P$177];[.P212];&quot;&quot;)">
            <text:p/>
          </table:table-cell>
          <table:table-cell table:style-name="ce3" table:formula="of:=IF([.Q212]&gt;[.Q$177];[.Q212];&quot;&quot;)">
            <text:p/>
          </table:table-cell>
          <table:table-cell table:style-name="ce3" table:formula="of:=IF([.R212]&gt;[.R$177];[.R212];&quot;&quot;)">
            <text:p/>
          </table:table-cell>
          <table:table-cell table:style-name="ce3" table:formula="of:=IF([.S212]&gt;[.S$177];[.S212];&quot;&quot;)" office:value-type="float" office:value="203524.26" calcext:value-type="float">
            <text:p>203524,26</text:p>
          </table:table-cell>
          <table:table-cell table:style-name="ce3" table:formula="of:=IF([.T212]&gt;[.T$177];[.T212];&quot;&quot;)">
            <text:p/>
          </table:table-cell>
          <table:table-cell table:style-name="ce3" table:formula="of:=IF([.U212]&gt;[.U$177];[.U212];&quot;&quot;)">
            <text:p/>
          </table:table-cell>
          <table:table-cell table:style-name="ce3" table:formula="of:=IF([.V212]&gt;[.V$177];[.V21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([.B213]&gt;[.B$177];[.B213];&quot;&quot;)">
            <text:p/>
          </table:table-cell>
          <table:table-cell table:style-name="ce3" table:formula="of:=IF([.C213]&gt;[.C$177];[.C213];&quot;&quot;)" office:value-type="float" office:value="1768.32" calcext:value-type="float">
            <text:p>1768,32</text:p>
          </table:table-cell>
          <table:table-cell table:style-name="ce3" table:formula="of:=IF([.D213]&gt;[.D$177];[.D213];&quot;&quot;)" office:value-type="float" office:value="8590.52" calcext:value-type="float">
            <text:p>8590,52</text:p>
          </table:table-cell>
          <table:table-cell table:style-name="ce3" table:formula="of:=IF([.E213]&gt;[.E$177];[.E213];&quot;&quot;)" office:value-type="float" office:value="4445621.96" calcext:value-type="float">
            <text:p>4445621,96</text:p>
          </table:table-cell>
          <table:table-cell table:style-name="ce3" table:formula="of:=IF([.F213]&gt;[.F$177];[.F213];&quot;&quot;)">
            <text:p/>
          </table:table-cell>
          <table:table-cell table:style-name="ce3" table:formula="of:=IF([.G213]&gt;[.G$177];[.G213];&quot;&quot;)">
            <text:p/>
          </table:table-cell>
          <table:table-cell table:style-name="ce3" table:formula="of:=IF([.H213]&gt;[.H$177];[.H213];&quot;&quot;)">
            <text:p/>
          </table:table-cell>
          <table:table-cell table:style-name="ce3" table:formula="of:=IF([.I213]&gt;[.I$177];[.I213];&quot;&quot;)" office:value-type="float" office:value="65650.12" calcext:value-type="float">
            <text:p>65650,12</text:p>
          </table:table-cell>
          <table:table-cell table:style-name="ce3" table:formula="of:=IF([.J213]&gt;[.J$177];[.J213];&quot;&quot;)">
            <text:p/>
          </table:table-cell>
          <table:table-cell table:style-name="ce3" table:formula="of:=IF([.K213]&gt;[.K$177];[.K213];&quot;&quot;)">
            <text:p/>
          </table:table-cell>
          <table:table-cell table:style-name="ce3" table:formula="of:=IF([.L213]&gt;[.L$177];[.L213];&quot;&quot;)">
            <text:p/>
          </table:table-cell>
          <table:table-cell table:style-name="ce3" table:formula="of:=IF([.M213]&gt;[.M$177];[.M213];&quot;&quot;)" office:value-type="float" office:value="1173.02" calcext:value-type="float">
            <text:p>1173,02</text:p>
          </table:table-cell>
          <table:table-cell table:style-name="ce3" table:formula="of:=IF([.N213]&gt;[.N$177];[.N213];&quot;&quot;)" office:value-type="float" office:value="2455609.52" calcext:value-type="float">
            <text:p>2455609,52</text:p>
          </table:table-cell>
          <table:table-cell table:style-name="ce3" table:formula="of:=IF([.O213]&gt;[.O$177];[.O213];&quot;&quot;)">
            <text:p/>
          </table:table-cell>
          <table:table-cell table:style-name="ce3" table:formula="of:=IF([.P213]&gt;[.P$177];[.P213];&quot;&quot;)">
            <text:p/>
          </table:table-cell>
          <table:table-cell table:style-name="ce3" table:formula="of:=IF([.Q213]&gt;[.Q$177];[.Q213];&quot;&quot;)">
            <text:p/>
          </table:table-cell>
          <table:table-cell table:style-name="ce3" table:formula="of:=IF([.R213]&gt;[.R$177];[.R213];&quot;&quot;)">
            <text:p/>
          </table:table-cell>
          <table:table-cell table:style-name="ce3" table:formula="of:=IF([.S213]&gt;[.S$177];[.S213];&quot;&quot;)" office:value-type="float" office:value="198071.46" calcext:value-type="float">
            <text:p>198071,46</text:p>
          </table:table-cell>
          <table:table-cell table:style-name="ce3" table:formula="of:=IF([.T213]&gt;[.T$177];[.T213];&quot;&quot;)">
            <text:p/>
          </table:table-cell>
          <table:table-cell table:style-name="ce3" table:formula="of:=IF([.U213]&gt;[.U$177];[.U213];&quot;&quot;)">
            <text:p/>
          </table:table-cell>
          <table:table-cell table:style-name="ce3" table:formula="of:=IF([.V213]&gt;[.V$177];[.V21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([.B214]&gt;[.B$177];[.B214];&quot;&quot;)">
            <text:p/>
          </table:table-cell>
          <table:table-cell table:style-name="ce3" table:formula="of:=IF([.C214]&gt;[.C$177];[.C214];&quot;&quot;)" office:value-type="float" office:value="1647.92" calcext:value-type="float">
            <text:p>1647,92</text:p>
          </table:table-cell>
          <table:table-cell table:style-name="ce3" table:formula="of:=IF([.D214]&gt;[.D$177];[.D214];&quot;&quot;)">
            <text:p/>
          </table:table-cell>
          <table:table-cell table:style-name="ce3" table:formula="of:=IF([.E214]&gt;[.E$177];[.E214];&quot;&quot;)" office:value-type="float" office:value="4660557.96" calcext:value-type="float">
            <text:p>4660557,96</text:p>
          </table:table-cell>
          <table:table-cell table:style-name="ce3" table:formula="of:=IF([.F214]&gt;[.F$177];[.F214];&quot;&quot;)">
            <text:p/>
          </table:table-cell>
          <table:table-cell table:style-name="ce3" table:formula="of:=IF([.G214]&gt;[.G$177];[.G214];&quot;&quot;)">
            <text:p/>
          </table:table-cell>
          <table:table-cell table:style-name="ce3" table:formula="of:=IF([.H214]&gt;[.H$177];[.H214];&quot;&quot;)">
            <text:p/>
          </table:table-cell>
          <table:table-cell table:style-name="ce3" table:formula="of:=IF([.I214]&gt;[.I$177];[.I214];&quot;&quot;)" office:value-type="float" office:value="65622.92" calcext:value-type="float">
            <text:p>65622,92</text:p>
          </table:table-cell>
          <table:table-cell table:style-name="ce3" table:formula="of:=IF([.J214]&gt;[.J$177];[.J214];&quot;&quot;)">
            <text:p/>
          </table:table-cell>
          <table:table-cell table:style-name="ce3" table:formula="of:=IF([.K214]&gt;[.K$177];[.K214];&quot;&quot;)">
            <text:p/>
          </table:table-cell>
          <table:table-cell table:style-name="ce3" table:formula="of:=IF([.L214]&gt;[.L$177];[.L214];&quot;&quot;)">
            <text:p/>
          </table:table-cell>
          <table:table-cell table:style-name="ce3" table:formula="of:=IF([.M214]&gt;[.M$177];[.M214];&quot;&quot;)" office:value-type="float" office:value="531.22" calcext:value-type="float">
            <text:p>531,22</text:p>
          </table:table-cell>
          <table:table-cell table:style-name="ce3" table:formula="of:=IF([.N214]&gt;[.N$177];[.N214];&quot;&quot;)" office:value-type="float" office:value="2450707.12" calcext:value-type="float">
            <text:p>2450707,12</text:p>
          </table:table-cell>
          <table:table-cell table:style-name="ce3" table:formula="of:=IF([.O214]&gt;[.O$177];[.O214];&quot;&quot;)">
            <text:p/>
          </table:table-cell>
          <table:table-cell table:style-name="ce3" table:formula="of:=IF([.P214]&gt;[.P$177];[.P214];&quot;&quot;)">
            <text:p/>
          </table:table-cell>
          <table:table-cell table:style-name="ce3" table:formula="of:=IF([.Q214]&gt;[.Q$177];[.Q214];&quot;&quot;)">
            <text:p/>
          </table:table-cell>
          <table:table-cell table:style-name="ce3" table:formula="of:=IF([.R214]&gt;[.R$177];[.R214];&quot;&quot;)">
            <text:p/>
          </table:table-cell>
          <table:table-cell table:style-name="ce3" table:formula="of:=IF([.S214]&gt;[.S$177];[.S214];&quot;&quot;)" office:value-type="float" office:value="189905.96" calcext:value-type="float">
            <text:p>189905,96</text:p>
          </table:table-cell>
          <table:table-cell table:style-name="ce3" table:formula="of:=IF([.T214]&gt;[.T$177];[.T214];&quot;&quot;)">
            <text:p/>
          </table:table-cell>
          <table:table-cell table:style-name="ce3" table:formula="of:=IF([.U214]&gt;[.U$177];[.U214];&quot;&quot;)">
            <text:p/>
          </table:table-cell>
          <table:table-cell table:style-name="ce3" table:formula="of:=IF([.V214]&gt;[.V$177];[.V2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([.B215]&gt;[.B$177];[.B215];&quot;&quot;)">
            <text:p/>
          </table:table-cell>
          <table:table-cell table:style-name="ce3" table:formula="of:=IF([.C215]&gt;[.C$177];[.C215];&quot;&quot;)" office:value-type="float" office:value="1407.32" calcext:value-type="float">
            <text:p>1407,32</text:p>
          </table:table-cell>
          <table:table-cell table:style-name="ce3" table:formula="of:=IF([.D215]&gt;[.D$177];[.D215];&quot;&quot;)" office:value-type="float" office:value="6555.92" calcext:value-type="float">
            <text:p>6555,92</text:p>
          </table:table-cell>
          <table:table-cell table:style-name="ce3" table:formula="of:=IF([.E215]&gt;[.E$177];[.E215];&quot;&quot;)" office:value-type="float" office:value="4399395.66" calcext:value-type="float">
            <text:p>4399395,66</text:p>
          </table:table-cell>
          <table:table-cell table:style-name="ce3" table:formula="of:=IF([.F215]&gt;[.F$177];[.F215];&quot;&quot;)">
            <text:p/>
          </table:table-cell>
          <table:table-cell table:style-name="ce3" table:formula="of:=IF([.G215]&gt;[.G$177];[.G215];&quot;&quot;)">
            <text:p/>
          </table:table-cell>
          <table:table-cell table:style-name="ce3" table:formula="of:=IF([.H215]&gt;[.H$177];[.H215];&quot;&quot;)" office:value-type="float" office:value="608.8" calcext:value-type="float">
            <text:p>608,8</text:p>
          </table:table-cell>
          <table:table-cell table:style-name="ce3" table:formula="of:=IF([.I215]&gt;[.I$177];[.I215];&quot;&quot;)" office:value-type="float" office:value="65622.92" calcext:value-type="float">
            <text:p>65622,92</text:p>
          </table:table-cell>
          <table:table-cell table:style-name="ce3" table:formula="of:=IF([.J215]&gt;[.J$177];[.J215];&quot;&quot;)">
            <text:p/>
          </table:table-cell>
          <table:table-cell table:style-name="ce3" table:formula="of:=IF([.K215]&gt;[.K$177];[.K215];&quot;&quot;)">
            <text:p/>
          </table:table-cell>
          <table:table-cell table:style-name="ce3" table:formula="of:=IF([.L215]&gt;[.L$177];[.L215];&quot;&quot;)">
            <text:p/>
          </table:table-cell>
          <table:table-cell table:style-name="ce3" table:formula="of:=IF([.M215]&gt;[.M$177];[.M215];&quot;&quot;)" office:value-type="float" office:value="1373.42" calcext:value-type="float">
            <text:p>1373,42</text:p>
          </table:table-cell>
          <table:table-cell table:style-name="ce3" table:formula="of:=IF([.N215]&gt;[.N$177];[.N215];&quot;&quot;)" office:value-type="float" office:value="2393625.52" calcext:value-type="float">
            <text:p>2393625,52</text:p>
          </table:table-cell>
          <table:table-cell table:style-name="ce3" table:formula="of:=IF([.O215]&gt;[.O$177];[.O215];&quot;&quot;)">
            <text:p/>
          </table:table-cell>
          <table:table-cell table:style-name="ce3" table:formula="of:=IF([.P215]&gt;[.P$177];[.P215];&quot;&quot;)">
            <text:p/>
          </table:table-cell>
          <table:table-cell table:style-name="ce3" table:formula="of:=IF([.Q215]&gt;[.Q$177];[.Q215];&quot;&quot;)">
            <text:p/>
          </table:table-cell>
          <table:table-cell table:style-name="ce3" table:formula="of:=IF([.R215]&gt;[.R$177];[.R215];&quot;&quot;)">
            <text:p/>
          </table:table-cell>
          <table:table-cell table:style-name="ce3" table:formula="of:=IF([.S215]&gt;[.S$177];[.S215];&quot;&quot;)" office:value-type="float" office:value="159983.56" calcext:value-type="float">
            <text:p>159983,56</text:p>
          </table:table-cell>
          <table:table-cell table:style-name="ce3" table:formula="of:=IF([.T215]&gt;[.T$177];[.T215];&quot;&quot;)">
            <text:p/>
          </table:table-cell>
          <table:table-cell table:style-name="ce3" table:formula="of:=IF([.U215]&gt;[.U$177];[.U215];&quot;&quot;)">
            <text:p/>
          </table:table-cell>
          <table:table-cell table:style-name="ce3" table:formula="of:=IF([.V215]&gt;[.V$177];[.V21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([.B216]&gt;[.B$177];[.B216];&quot;&quot;)">
            <text:p/>
          </table:table-cell>
          <table:table-cell table:style-name="ce3" table:formula="of:=IF([.C216]&gt;[.C$177];[.C216];&quot;&quot;)" office:value-type="float" office:value="1507.52" calcext:value-type="float">
            <text:p>1507,52</text:p>
          </table:table-cell>
          <table:table-cell table:style-name="ce3" table:formula="of:=IF([.D216]&gt;[.D$177];[.D216];&quot;&quot;)">
            <text:p/>
          </table:table-cell>
          <table:table-cell table:style-name="ce3" table:formula="of:=IF([.E216]&gt;[.E$177];[.E216];&quot;&quot;)" office:value-type="float" office:value="4181719.76" calcext:value-type="float">
            <text:p>4181719,76</text:p>
          </table:table-cell>
          <table:table-cell table:style-name="ce3" table:formula="of:=IF([.F216]&gt;[.F$177];[.F216];&quot;&quot;)">
            <text:p/>
          </table:table-cell>
          <table:table-cell table:style-name="ce3" table:formula="of:=IF([.G216]&gt;[.G$177];[.G216];&quot;&quot;)">
            <text:p/>
          </table:table-cell>
          <table:table-cell table:style-name="ce3" table:formula="of:=IF([.H216]&gt;[.H$177];[.H216];&quot;&quot;)">
            <text:p/>
          </table:table-cell>
          <table:table-cell table:style-name="ce3" table:formula="of:=IF([.I216]&gt;[.I$177];[.I216];&quot;&quot;)" office:value-type="float" office:value="62910.12" calcext:value-type="float">
            <text:p>62910,12</text:p>
          </table:table-cell>
          <table:table-cell table:style-name="ce3" table:formula="of:=IF([.J216]&gt;[.J$177];[.J216];&quot;&quot;)">
            <text:p/>
          </table:table-cell>
          <table:table-cell table:style-name="ce3" table:formula="of:=IF([.K216]&gt;[.K$177];[.K216];&quot;&quot;)">
            <text:p/>
          </table:table-cell>
          <table:table-cell table:style-name="ce3" table:formula="of:=IF([.L216]&gt;[.L$177];[.L216];&quot;&quot;)">
            <text:p/>
          </table:table-cell>
          <table:table-cell table:style-name="ce3" table:formula="of:=IF([.M216]&gt;[.M$177];[.M216];&quot;&quot;)" office:value-type="float" office:value="711.82" calcext:value-type="float">
            <text:p>711,82</text:p>
          </table:table-cell>
          <table:table-cell table:style-name="ce3" table:formula="of:=IF([.N216]&gt;[.N$177];[.N216];&quot;&quot;)" office:value-type="float" office:value="2301145.52" calcext:value-type="float">
            <text:p>2301145,52</text:p>
          </table:table-cell>
          <table:table-cell table:style-name="ce3" table:formula="of:=IF([.O216]&gt;[.O$177];[.O216];&quot;&quot;)" office:value-type="float" office:value="81.25" calcext:value-type="float">
            <text:p>81,25</text:p>
          </table:table-cell>
          <table:table-cell table:style-name="ce3" table:formula="of:=IF([.P216]&gt;[.P$177];[.P216];&quot;&quot;)">
            <text:p/>
          </table:table-cell>
          <table:table-cell table:style-name="ce3" table:formula="of:=IF([.Q216]&gt;[.Q$177];[.Q216];&quot;&quot;)">
            <text:p/>
          </table:table-cell>
          <table:table-cell table:style-name="ce3" table:formula="of:=IF([.R216]&gt;[.R$177];[.R216];&quot;&quot;)">
            <text:p/>
          </table:table-cell>
          <table:table-cell table:style-name="ce3" table:formula="of:=IF([.S216]&gt;[.S$177];[.S216];&quot;&quot;)" office:value-type="float" office:value="143706.76" calcext:value-type="float">
            <text:p>143706,76</text:p>
          </table:table-cell>
          <table:table-cell table:style-name="ce3" table:formula="of:=IF([.T216]&gt;[.T$177];[.T216];&quot;&quot;)">
            <text:p/>
          </table:table-cell>
          <table:table-cell table:style-name="ce3" table:formula="of:=IF([.U216]&gt;[.U$177];[.U216];&quot;&quot;)">
            <text:p/>
          </table:table-cell>
          <table:table-cell table:style-name="ce3" table:formula="of:=IF([.V216]&gt;[.V$177];[.V2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([.B217]&gt;[.B$177];[.B217];&quot;&quot;)">
            <text:p/>
          </table:table-cell>
          <table:table-cell table:style-name="ce3" table:formula="of:=IF([.C217]&gt;[.C$177];[.C217];&quot;&quot;)" office:value-type="float" office:value="1246.72" calcext:value-type="float">
            <text:p>1246,72</text:p>
          </table:table-cell>
          <table:table-cell table:style-name="ce3" table:formula="of:=IF([.D217]&gt;[.D$177];[.D217];&quot;&quot;)">
            <text:p/>
          </table:table-cell>
          <table:table-cell table:style-name="ce3" table:formula="of:=IF([.E217]&gt;[.E$177];[.E217];&quot;&quot;)" office:value-type="float" office:value="4124587.96" calcext:value-type="float">
            <text:p>4124587,96</text:p>
          </table:table-cell>
          <table:table-cell table:style-name="ce3" table:formula="of:=IF([.F217]&gt;[.F$177];[.F217];&quot;&quot;)">
            <text:p/>
          </table:table-cell>
          <table:table-cell table:style-name="ce3" table:formula="of:=IF([.G217]&gt;[.G$177];[.G217];&quot;&quot;)">
            <text:p/>
          </table:table-cell>
          <table:table-cell table:style-name="ce3" table:formula="of:=IF([.H217]&gt;[.H$177];[.H217];&quot;&quot;)">
            <text:p/>
          </table:table-cell>
          <table:table-cell table:style-name="ce3" table:formula="of:=IF([.I217]&gt;[.I$177];[.I217];&quot;&quot;)" office:value-type="float" office:value="62910.12" calcext:value-type="float">
            <text:p>62910,12</text:p>
          </table:table-cell>
          <table:table-cell table:style-name="ce3" table:formula="of:=IF([.J217]&gt;[.J$177];[.J217];&quot;&quot;)">
            <text:p/>
          </table:table-cell>
          <table:table-cell table:style-name="ce3" table:formula="of:=IF([.K217]&gt;[.K$177];[.K217];&quot;&quot;)">
            <text:p/>
          </table:table-cell>
          <table:table-cell table:style-name="ce3" table:formula="of:=IF([.L217]&gt;[.L$177];[.L217];&quot;&quot;)">
            <text:p/>
          </table:table-cell>
          <table:table-cell table:style-name="ce3" table:formula="of:=IF([.M217]&gt;[.M$177];[.M217];&quot;&quot;)" office:value-type="float" office:value="691.62" calcext:value-type="float">
            <text:p>691,62</text:p>
          </table:table-cell>
          <table:table-cell table:style-name="ce3" table:formula="of:=IF([.N217]&gt;[.N$177];[.N217];&quot;&quot;)" office:value-type="float" office:value="2234547.12" calcext:value-type="float">
            <text:p>2234547,12</text:p>
          </table:table-cell>
          <table:table-cell table:style-name="ce3" table:formula="of:=IF([.O217]&gt;[.O$177];[.O217];&quot;&quot;)">
            <text:p/>
          </table:table-cell>
          <table:table-cell table:style-name="ce3" table:formula="of:=IF([.P217]&gt;[.P$177];[.P217];&quot;&quot;)">
            <text:p/>
          </table:table-cell>
          <table:table-cell table:style-name="ce3" table:formula="of:=IF([.Q217]&gt;[.Q$177];[.Q217];&quot;&quot;)">
            <text:p/>
          </table:table-cell>
          <table:table-cell table:style-name="ce3" table:formula="of:=IF([.R217]&gt;[.R$177];[.R217];&quot;&quot;)">
            <text:p/>
          </table:table-cell>
          <table:table-cell table:style-name="ce3" table:formula="of:=IF([.S217]&gt;[.S$177];[.S217];&quot;&quot;)" office:value-type="float" office:value="140966.76" calcext:value-type="float">
            <text:p>140966,76</text:p>
          </table:table-cell>
          <table:table-cell table:style-name="ce3" table:formula="of:=IF([.T217]&gt;[.T$177];[.T217];&quot;&quot;)">
            <text:p/>
          </table:table-cell>
          <table:table-cell table:style-name="ce3" table:formula="of:=IF([.U217]&gt;[.U$177];[.U217];&quot;&quot;)">
            <text:p/>
          </table:table-cell>
          <table:table-cell table:style-name="ce3" table:formula="of:=IF([.V217]&gt;[.V$177];[.V21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([.B218]&gt;[.B$177];[.B218];&quot;&quot;)">
            <text:p/>
          </table:table-cell>
          <table:table-cell table:style-name="ce3" table:formula="of:=IF([.C218]&gt;[.C$177];[.C218];&quot;&quot;)" office:value-type="float" office:value="1527.52" calcext:value-type="float">
            <text:p>1527,52</text:p>
          </table:table-cell>
          <table:table-cell table:style-name="ce3" table:formula="of:=IF([.D218]&gt;[.D$177];[.D218];&quot;&quot;)" office:value-type="float" office:value="8590.52" calcext:value-type="float">
            <text:p>8590,52</text:p>
          </table:table-cell>
          <table:table-cell table:style-name="ce3" table:formula="of:=IF([.E218]&gt;[.E$177];[.E218];&quot;&quot;)" office:value-type="float" office:value="4197969.86" calcext:value-type="float">
            <text:p>4197969,86</text:p>
          </table:table-cell>
          <table:table-cell table:style-name="ce3" table:formula="of:=IF([.F218]&gt;[.F$177];[.F218];&quot;&quot;)">
            <text:p/>
          </table:table-cell>
          <table:table-cell table:style-name="ce3" table:formula="of:=IF([.G218]&gt;[.G$177];[.G218];&quot;&quot;)">
            <text:p/>
          </table:table-cell>
          <table:table-cell table:style-name="ce3" table:formula="of:=IF([.H218]&gt;[.H$177];[.H218];&quot;&quot;)">
            <text:p/>
          </table:table-cell>
          <table:table-cell table:style-name="ce3" table:formula="of:=IF([.I218]&gt;[.I$177];[.I218];&quot;&quot;)" office:value-type="float" office:value="60197.32" calcext:value-type="float">
            <text:p>60197,32</text:p>
          </table:table-cell>
          <table:table-cell table:style-name="ce3" table:formula="of:=IF([.J218]&gt;[.J$177];[.J218];&quot;&quot;)">
            <text:p/>
          </table:table-cell>
          <table:table-cell table:style-name="ce3" table:formula="of:=IF([.K218]&gt;[.K$177];[.K218];&quot;&quot;)">
            <text:p/>
          </table:table-cell>
          <table:table-cell table:style-name="ce3" table:formula="of:=IF([.L218]&gt;[.L$177];[.L218];&quot;&quot;)">
            <text:p/>
          </table:table-cell>
          <table:table-cell table:style-name="ce3" table:formula="of:=IF([.M218]&gt;[.M$177];[.M218];&quot;&quot;)" office:value-type="float" office:value="812.02" calcext:value-type="float">
            <text:p>812,02</text:p>
          </table:table-cell>
          <table:table-cell table:style-name="ce3" table:formula="of:=IF([.N218]&gt;[.N$177];[.N218];&quot;&quot;)" office:value-type="float" office:value="2167718.32" calcext:value-type="float">
            <text:p>2167718,32</text:p>
          </table:table-cell>
          <table:table-cell table:style-name="ce3" table:formula="of:=IF([.O218]&gt;[.O$177];[.O218];&quot;&quot;)" office:value-type="float" office:value="147.95" calcext:value-type="float">
            <text:p>147,95</text:p>
          </table:table-cell>
          <table:table-cell table:style-name="ce3" table:formula="of:=IF([.P218]&gt;[.P$177];[.P218];&quot;&quot;)">
            <text:p/>
          </table:table-cell>
          <table:table-cell table:style-name="ce3" table:formula="of:=IF([.Q218]&gt;[.Q$177];[.Q218];&quot;&quot;)">
            <text:p/>
          </table:table-cell>
          <table:table-cell table:style-name="ce3" table:formula="of:=IF([.R218]&gt;[.R$177];[.R218];&quot;&quot;)">
            <text:p/>
          </table:table-cell>
          <table:table-cell table:style-name="ce3" table:formula="of:=IF([.S218]&gt;[.S$177];[.S218];&quot;&quot;)" office:value-type="float" office:value="135486.86" calcext:value-type="float">
            <text:p>135486,86</text:p>
          </table:table-cell>
          <table:table-cell table:style-name="ce3" table:formula="of:=IF([.T218]&gt;[.T$177];[.T218];&quot;&quot;)">
            <text:p/>
          </table:table-cell>
          <table:table-cell table:style-name="ce3" table:formula="of:=IF([.U218]&gt;[.U$177];[.U218];&quot;&quot;)">
            <text:p/>
          </table:table-cell>
          <table:table-cell table:style-name="ce3" table:formula="of:=IF([.V218]&gt;[.V$177];[.V2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([.B219]&gt;[.B$177];[.B219];&quot;&quot;)">
            <text:p/>
          </table:table-cell>
          <table:table-cell table:style-name="ce3" table:formula="of:=IF([.C219]&gt;[.C$177];[.C219];&quot;&quot;)" office:value-type="float" office:value="1948.92" calcext:value-type="float">
            <text:p>1948,92</text:p>
          </table:table-cell>
          <table:table-cell table:style-name="ce3" table:formula="of:=IF([.D219]&gt;[.D$177];[.D219];&quot;&quot;)" office:value-type="float" office:value="8590.52" calcext:value-type="float">
            <text:p>8590,52</text:p>
          </table:table-cell>
          <table:table-cell table:style-name="ce3" table:formula="of:=IF([.E219]&gt;[.E$177];[.E219];&quot;&quot;)" office:value-type="float" office:value="4198023.96" calcext:value-type="float">
            <text:p>4198023,96</text:p>
          </table:table-cell>
          <table:table-cell table:style-name="ce3" table:formula="of:=IF([.F219]&gt;[.F$177];[.F219];&quot;&quot;)">
            <text:p/>
          </table:table-cell>
          <table:table-cell table:style-name="ce3" table:formula="of:=IF([.G219]&gt;[.G$177];[.G219];&quot;&quot;)">
            <text:p/>
          </table:table-cell>
          <table:table-cell table:style-name="ce3" table:formula="of:=IF([.H219]&gt;[.H$177];[.H219];&quot;&quot;)">
            <text:p/>
          </table:table-cell>
          <table:table-cell table:style-name="ce3" table:formula="of:=IF([.I219]&gt;[.I$177];[.I219];&quot;&quot;)" office:value-type="float" office:value="57484.52" calcext:value-type="float">
            <text:p>57484,52</text:p>
          </table:table-cell>
          <table:table-cell table:style-name="ce3" table:formula="of:=IF([.J219]&gt;[.J$177];[.J219];&quot;&quot;)">
            <text:p/>
          </table:table-cell>
          <table:table-cell table:style-name="ce3" table:formula="of:=IF([.K219]&gt;[.K$177];[.K219];&quot;&quot;)">
            <text:p/>
          </table:table-cell>
          <table:table-cell table:style-name="ce3" table:formula="of:=IF([.L219]&gt;[.L$177];[.L219];&quot;&quot;)">
            <text:p/>
          </table:table-cell>
          <table:table-cell table:style-name="ce3" table:formula="of:=IF([.M219]&gt;[.M$177];[.M219];&quot;&quot;)" office:value-type="float" office:value="571.42" calcext:value-type="float">
            <text:p>571,42</text:p>
          </table:table-cell>
          <table:table-cell table:style-name="ce3" table:formula="of:=IF([.N219]&gt;[.N$177];[.N219];&quot;&quot;)" office:value-type="float" office:value="2100447.92" calcext:value-type="float">
            <text:p>2100447,92</text:p>
          </table:table-cell>
          <table:table-cell table:style-name="ce3" table:formula="of:=IF([.O219]&gt;[.O$177];[.O219];&quot;&quot;)">
            <text:p/>
          </table:table-cell>
          <table:table-cell table:style-name="ce3" table:formula="of:=IF([.P219]&gt;[.P$177];[.P219];&quot;&quot;)">
            <text:p/>
          </table:table-cell>
          <table:table-cell table:style-name="ce3" table:formula="of:=IF([.Q219]&gt;[.Q$177];[.Q219];&quot;&quot;)">
            <text:p/>
          </table:table-cell>
          <table:table-cell table:style-name="ce3" table:formula="of:=IF([.R219]&gt;[.R$177];[.R219];&quot;&quot;)">
            <text:p/>
          </table:table-cell>
          <table:table-cell table:style-name="ce3" table:formula="of:=IF([.S219]&gt;[.S$177];[.S219];&quot;&quot;)" office:value-type="float" office:value="121868.56" calcext:value-type="float">
            <text:p>121868,56</text:p>
          </table:table-cell>
          <table:table-cell table:style-name="ce3" table:formula="of:=IF([.T219]&gt;[.T$177];[.T219];&quot;&quot;)">
            <text:p/>
          </table:table-cell>
          <table:table-cell table:style-name="ce3" table:formula="of:=IF([.U219]&gt;[.U$177];[.U219];&quot;&quot;)" office:value-type="float" office:value="25" calcext:value-type="float">
            <text:p>25</text:p>
          </table:table-cell>
          <table:table-cell table:style-name="ce3" table:formula="of:=IF([.V219]&gt;[.V$177];[.V21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([.B220]&gt;[.B$177];[.B220];&quot;&quot;)">
            <text:p/>
          </table:table-cell>
          <table:table-cell table:style-name="ce3" table:formula="of:=IF([.C220]&gt;[.C$177];[.C220];&quot;&quot;)" office:value-type="float" office:value="1527.52" calcext:value-type="float">
            <text:p>1527,52</text:p>
          </table:table-cell>
          <table:table-cell table:style-name="ce3" table:formula="of:=IF([.D220]&gt;[.D$177];[.D220];&quot;&quot;)">
            <text:p/>
          </table:table-cell>
          <table:table-cell table:style-name="ce3" table:formula="of:=IF([.E220]&gt;[.E$177];[.E220];&quot;&quot;)" office:value-type="float" office:value="4154510.26" calcext:value-type="float">
            <text:p>4154510,26</text:p>
          </table:table-cell>
          <table:table-cell table:style-name="ce3" table:formula="of:=IF([.F220]&gt;[.F$177];[.F220];&quot;&quot;)">
            <text:p/>
          </table:table-cell>
          <table:table-cell table:style-name="ce3" table:formula="of:=IF([.G220]&gt;[.G$177];[.G220];&quot;&quot;)">
            <text:p/>
          </table:table-cell>
          <table:table-cell table:style-name="ce3" table:formula="of:=IF([.H220]&gt;[.H$177];[.H220];&quot;&quot;)">
            <text:p/>
          </table:table-cell>
          <table:table-cell table:style-name="ce3" table:formula="of:=IF([.I220]&gt;[.I$177];[.I220];&quot;&quot;)" office:value-type="float" office:value="65650.12" calcext:value-type="float">
            <text:p>65650,12</text:p>
          </table:table-cell>
          <table:table-cell table:style-name="ce3" table:formula="of:=IF([.J220]&gt;[.J$177];[.J220];&quot;&quot;)">
            <text:p/>
          </table:table-cell>
          <table:table-cell table:style-name="ce3" table:formula="of:=IF([.K220]&gt;[.K$177];[.K220];&quot;&quot;)">
            <text:p/>
          </table:table-cell>
          <table:table-cell table:style-name="ce3" table:formula="of:=IF([.L220]&gt;[.L$177];[.L220];&quot;&quot;)">
            <text:p/>
          </table:table-cell>
          <table:table-cell table:style-name="ce3" table:formula="of:=IF([.M220]&gt;[.M$177];[.M220];&quot;&quot;)" office:value-type="float" office:value="832.22" calcext:value-type="float">
            <text:p>832,22</text:p>
          </table:table-cell>
          <table:table-cell table:style-name="ce3" table:formula="of:=IF([.N220]&gt;[.N$177];[.N220];&quot;&quot;)" office:value-type="float" office:value="2054540.72" calcext:value-type="float">
            <text:p>2054540,72</text:p>
          </table:table-cell>
          <table:table-cell table:style-name="ce3" table:formula="of:=IF([.O220]&gt;[.O$177];[.O220];&quot;&quot;)" office:value-type="float" office:value="68.75" calcext:value-type="float">
            <text:p>68,75</text:p>
          </table:table-cell>
          <table:table-cell table:style-name="ce3" table:formula="of:=IF([.P220]&gt;[.P$177];[.P220];&quot;&quot;)">
            <text:p/>
          </table:table-cell>
          <table:table-cell table:style-name="ce3" table:formula="of:=IF([.Q220]&gt;[.Q$177];[.Q220];&quot;&quot;)">
            <text:p/>
          </table:table-cell>
          <table:table-cell table:style-name="ce3" table:formula="of:=IF([.R220]&gt;[.R$177];[.R220];&quot;&quot;)">
            <text:p/>
          </table:table-cell>
          <table:table-cell table:style-name="ce3" table:formula="of:=IF([.S220]&gt;[.S$177];[.S220];&quot;&quot;)" office:value-type="float" office:value="105591.66" calcext:value-type="float">
            <text:p>105591,66</text:p>
          </table:table-cell>
          <table:table-cell table:style-name="ce3" table:formula="of:=IF([.T220]&gt;[.T$177];[.T220];&quot;&quot;)">
            <text:p/>
          </table:table-cell>
          <table:table-cell table:style-name="ce3" table:formula="of:=IF([.U220]&gt;[.U$177];[.U220];&quot;&quot;)">
            <text:p/>
          </table:table-cell>
          <table:table-cell table:style-name="ce3" table:formula="of:=IF([.V220]&gt;[.V$177];[.V2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([.B221]&gt;[.B$177];[.B221];&quot;&quot;)">
            <text:p/>
          </table:table-cell>
          <table:table-cell table:style-name="ce3" table:formula="of:=IF([.C221]&gt;[.C$177];[.C221];&quot;&quot;)" office:value-type="float" office:value="1527.92" calcext:value-type="float">
            <text:p>1527,92</text:p>
          </table:table-cell>
          <table:table-cell table:style-name="ce3" table:formula="of:=IF([.D221]&gt;[.D$177];[.D221];&quot;&quot;)">
            <text:p/>
          </table:table-cell>
          <table:table-cell table:style-name="ce3" table:formula="of:=IF([.E221]&gt;[.E$177];[.E221];&quot;&quot;)" office:value-type="float" office:value="4146398.56" calcext:value-type="float">
            <text:p>4146398,56</text:p>
          </table:table-cell>
          <table:table-cell table:style-name="ce3" table:formula="of:=IF([.F221]&gt;[.F$177];[.F221];&quot;&quot;)">
            <text:p/>
          </table:table-cell>
          <table:table-cell table:style-name="ce3" table:formula="of:=IF([.G221]&gt;[.G$177];[.G221];&quot;&quot;)">
            <text:p/>
          </table:table-cell>
          <table:table-cell table:style-name="ce3" table:formula="of:=IF([.H221]&gt;[.H$177];[.H221];&quot;&quot;)">
            <text:p/>
          </table:table-cell>
          <table:table-cell table:style-name="ce3" table:formula="of:=IF([.I221]&gt;[.I$177];[.I221];&quot;&quot;)" office:value-type="float" office:value="60197.32" calcext:value-type="float">
            <text:p>60197,32</text:p>
          </table:table-cell>
          <table:table-cell table:style-name="ce3" table:formula="of:=IF([.J221]&gt;[.J$177];[.J221];&quot;&quot;)">
            <text:p/>
          </table:table-cell>
          <table:table-cell table:style-name="ce3" table:formula="of:=IF([.K221]&gt;[.K$177];[.K221];&quot;&quot;)">
            <text:p/>
          </table:table-cell>
          <table:table-cell table:style-name="ce3" table:formula="of:=IF([.L221]&gt;[.L$177];[.L221];&quot;&quot;)">
            <text:p/>
          </table:table-cell>
          <table:table-cell table:style-name="ce3" table:formula="of:=IF([.M221]&gt;[.M$177];[.M221];&quot;&quot;)" office:value-type="float" office:value="1033.02" calcext:value-type="float">
            <text:p>1033,02</text:p>
          </table:table-cell>
          <table:table-cell table:style-name="ce3" table:formula="of:=IF([.N221]&gt;[.N$177];[.N221];&quot;&quot;)" office:value-type="float" office:value="2003423.92" calcext:value-type="float">
            <text:p>2003423,92</text:p>
          </table:table-cell>
          <table:table-cell table:style-name="ce3" table:formula="of:=IF([.O221]&gt;[.O$177];[.O221];&quot;&quot;)">
            <text:p/>
          </table:table-cell>
          <table:table-cell table:style-name="ce3" table:formula="of:=IF([.P221]&gt;[.P$177];[.P221];&quot;&quot;)">
            <text:p/>
          </table:table-cell>
          <table:table-cell table:style-name="ce3" table:formula="of:=IF([.Q221]&gt;[.Q$177];[.Q221];&quot;&quot;)">
            <text:p/>
          </table:table-cell>
          <table:table-cell table:style-name="ce3" table:formula="of:=IF([.R221]&gt;[.R$177];[.R221];&quot;&quot;)">
            <text:p/>
          </table:table-cell>
          <table:table-cell table:style-name="ce3" table:formula="of:=IF([.S221]&gt;[.S$177];[.S221];&quot;&quot;)" office:value-type="float" office:value="94659.06" calcext:value-type="float">
            <text:p>94659,06</text:p>
          </table:table-cell>
          <table:table-cell table:style-name="ce3" table:formula="of:=IF([.T221]&gt;[.T$177];[.T221];&quot;&quot;)">
            <text:p/>
          </table:table-cell>
          <table:table-cell table:style-name="ce3" table:formula="of:=IF([.U221]&gt;[.U$177];[.U221];&quot;&quot;)">
            <text:p/>
          </table:table-cell>
          <table:table-cell table:style-name="ce3" table:formula="of:=IF([.V221]&gt;[.V$177];[.V22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([.B222]&gt;[.B$177];[.B222];&quot;&quot;)">
            <text:p/>
          </table:table-cell>
          <table:table-cell table:style-name="ce3" table:formula="of:=IF([.C222]&gt;[.C$177];[.C222];&quot;&quot;)" office:value-type="float" office:value="1607.92" calcext:value-type="float">
            <text:p>1607,92</text:p>
          </table:table-cell>
          <table:table-cell table:style-name="ce3" table:formula="of:=IF([.D222]&gt;[.D$177];[.D222];&quot;&quot;)" office:value-type="float" office:value="6555.92" calcext:value-type="float">
            <text:p>6555,92</text:p>
          </table:table-cell>
          <table:table-cell table:style-name="ce3" table:formula="of:=IF([.E222]&gt;[.E$177];[.E222];&quot;&quot;)" office:value-type="float" office:value="4067429.16" calcext:value-type="float">
            <text:p>4067429,16</text:p>
          </table:table-cell>
          <table:table-cell table:style-name="ce3" table:formula="of:=IF([.F222]&gt;[.F$177];[.F222];&quot;&quot;)">
            <text:p/>
          </table:table-cell>
          <table:table-cell table:style-name="ce3" table:formula="of:=IF([.G222]&gt;[.G$177];[.G222];&quot;&quot;)">
            <text:p/>
          </table:table-cell>
          <table:table-cell table:style-name="ce3" table:formula="of:=IF([.H222]&gt;[.H$177];[.H222];&quot;&quot;)">
            <text:p/>
          </table:table-cell>
          <table:table-cell table:style-name="ce3" table:formula="of:=IF([.I222]&gt;[.I$177];[.I222];&quot;&quot;)" office:value-type="float" office:value="62910.12" calcext:value-type="float">
            <text:p>62910,12</text:p>
          </table:table-cell>
          <table:table-cell table:style-name="ce3" table:formula="of:=IF([.J222]&gt;[.J$177];[.J222];&quot;&quot;)">
            <text:p/>
          </table:table-cell>
          <table:table-cell table:style-name="ce3" table:formula="of:=IF([.K222]&gt;[.K$177];[.K222];&quot;&quot;)">
            <text:p/>
          </table:table-cell>
          <table:table-cell table:style-name="ce3" table:formula="of:=IF([.L222]&gt;[.L$177];[.L222];&quot;&quot;)">
            <text:p/>
          </table:table-cell>
          <table:table-cell table:style-name="ce3" table:formula="of:=IF([.M222]&gt;[.M$177];[.M222];&quot;&quot;)" office:value-type="float" office:value="912.42" calcext:value-type="float">
            <text:p>912,42</text:p>
          </table:table-cell>
          <table:table-cell table:style-name="ce3" table:formula="of:=IF([.N222]&gt;[.N$177];[.N222];&quot;&quot;)" office:value-type="float" office:value="1996063.92" calcext:value-type="float">
            <text:p>1996063,92</text:p>
          </table:table-cell>
          <table:table-cell table:style-name="ce3" table:formula="of:=IF([.O222]&gt;[.O$177];[.O222];&quot;&quot;)">
            <text:p/>
          </table:table-cell>
          <table:table-cell table:style-name="ce3" table:formula="of:=IF([.P222]&gt;[.P$177];[.P222];&quot;&quot;)">
            <text:p/>
          </table:table-cell>
          <table:table-cell table:style-name="ce3" table:formula="of:=IF([.Q222]&gt;[.Q$177];[.Q222];&quot;&quot;)">
            <text:p/>
          </table:table-cell>
          <table:table-cell table:style-name="ce3" table:formula="of:=IF([.R222]&gt;[.R$177];[.R222];&quot;&quot;)">
            <text:p/>
          </table:table-cell>
          <table:table-cell table:style-name="ce3" table:formula="of:=IF([.S222]&gt;[.S$177];[.S222];&quot;&quot;)" office:value-type="float" office:value="81067.86" calcext:value-type="float">
            <text:p>81067,86</text:p>
          </table:table-cell>
          <table:table-cell table:style-name="ce3" table:formula="of:=IF([.T222]&gt;[.T$177];[.T222];&quot;&quot;)">
            <text:p/>
          </table:table-cell>
          <table:table-cell table:style-name="ce3" table:formula="of:=IF([.U222]&gt;[.U$177];[.U222];&quot;&quot;)">
            <text:p/>
          </table:table-cell>
          <table:table-cell table:style-name="ce3" table:formula="of:=IF([.V222]&gt;[.V$177];[.V2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([.B223]&gt;[.B$177];[.B223];&quot;&quot;)">
            <text:p/>
          </table:table-cell>
          <table:table-cell table:style-name="ce3" table:formula="of:=IF([.C223]&gt;[.C$177];[.C223];&quot;&quot;)" office:value-type="float" office:value="1407.12" calcext:value-type="float">
            <text:p>1407,12</text:p>
          </table:table-cell>
          <table:table-cell table:style-name="ce3" table:formula="of:=IF([.D223]&gt;[.D$177];[.D223];&quot;&quot;)">
            <text:p/>
          </table:table-cell>
          <table:table-cell table:style-name="ce3" table:formula="of:=IF([.E223]&gt;[.E$177];[.E223];&quot;&quot;)" office:value-type="float" office:value="4124668.76" calcext:value-type="float">
            <text:p>4124668,76</text:p>
          </table:table-cell>
          <table:table-cell table:style-name="ce3" table:formula="of:=IF([.F223]&gt;[.F$177];[.F223];&quot;&quot;)">
            <text:p/>
          </table:table-cell>
          <table:table-cell table:style-name="ce3" table:formula="of:=IF([.G223]&gt;[.G$177];[.G223];&quot;&quot;)">
            <text:p/>
          </table:table-cell>
          <table:table-cell table:style-name="ce3" table:formula="of:=IF([.H223]&gt;[.H$177];[.H223];&quot;&quot;)">
            <text:p/>
          </table:table-cell>
          <table:table-cell table:style-name="ce3" table:formula="of:=IF([.I223]&gt;[.I$177];[.I223];&quot;&quot;)" office:value-type="float" office:value="60170.22" calcext:value-type="float">
            <text:p>60170,22</text:p>
          </table:table-cell>
          <table:table-cell table:style-name="ce3" table:formula="of:=IF([.J223]&gt;[.J$177];[.J223];&quot;&quot;)">
            <text:p/>
          </table:table-cell>
          <table:table-cell table:style-name="ce3" table:formula="of:=IF([.K223]&gt;[.K$177];[.K223];&quot;&quot;)">
            <text:p/>
          </table:table-cell>
          <table:table-cell table:style-name="ce3" table:formula="of:=IF([.L223]&gt;[.L$177];[.L223];&quot;&quot;)">
            <text:p/>
          </table:table-cell>
          <table:table-cell table:style-name="ce3" table:formula="of:=IF([.M223]&gt;[.M$177];[.M223];&quot;&quot;)" office:value-type="float" office:value="812.22" calcext:value-type="float">
            <text:p>812,22</text:p>
          </table:table-cell>
          <table:table-cell table:style-name="ce3" table:formula="of:=IF([.N223]&gt;[.N$177];[.N223];&quot;&quot;)" office:value-type="float" office:value="1901932.72" calcext:value-type="float">
            <text:p>1901932,72</text:p>
          </table:table-cell>
          <table:table-cell table:style-name="ce3" table:formula="of:=IF([.O223]&gt;[.O$177];[.O223];&quot;&quot;)">
            <text:p/>
          </table:table-cell>
          <table:table-cell table:style-name="ce3" table:formula="of:=IF([.P223]&gt;[.P$177];[.P223];&quot;&quot;)">
            <text:p/>
          </table:table-cell>
          <table:table-cell table:style-name="ce3" table:formula="of:=IF([.Q223]&gt;[.Q$177];[.Q223];&quot;&quot;)">
            <text:p/>
          </table:table-cell>
          <table:table-cell table:style-name="ce3" table:formula="of:=IF([.R223]&gt;[.R$177];[.R223];&quot;&quot;)">
            <text:p/>
          </table:table-cell>
          <table:table-cell table:style-name="ce3" table:formula="of:=IF([.S223]&gt;[.S$177];[.S223];&quot;&quot;)" office:value-type="float" office:value="64790.96" calcext:value-type="float">
            <text:p>64790,96</text:p>
          </table:table-cell>
          <table:table-cell table:style-name="ce3" table:formula="of:=IF([.T223]&gt;[.T$177];[.T223];&quot;&quot;)">
            <text:p/>
          </table:table-cell>
          <table:table-cell table:style-name="ce3" table:formula="of:=IF([.U223]&gt;[.U$177];[.U223];&quot;&quot;)">
            <text:p/>
          </table:table-cell>
          <table:table-cell table:style-name="ce3" table:formula="of:=IF([.V223]&gt;[.V$177];[.V22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([.B224]&gt;[.B$177];[.B224];&quot;&quot;)">
            <text:p/>
          </table:table-cell>
          <table:table-cell table:style-name="ce3" table:formula="of:=IF([.C224]&gt;[.C$177];[.C224];&quot;&quot;)" office:value-type="float" office:value="1427.32" calcext:value-type="float">
            <text:p>1427,32</text:p>
          </table:table-cell>
          <table:table-cell table:style-name="ce3" table:formula="of:=IF([.D224]&gt;[.D$177];[.D224];&quot;&quot;)">
            <text:p/>
          </table:table-cell>
          <table:table-cell table:style-name="ce3" table:formula="of:=IF([.E224]&gt;[.E$177];[.E224];&quot;&quot;)" office:value-type="float" office:value="4007584.46" calcext:value-type="float">
            <text:p>4007584,46</text:p>
          </table:table-cell>
          <table:table-cell table:style-name="ce3" table:formula="of:=IF([.F224]&gt;[.F$177];[.F224];&quot;&quot;)">
            <text:p/>
          </table:table-cell>
          <table:table-cell table:style-name="ce3" table:formula="of:=IF([.G224]&gt;[.G$177];[.G224];&quot;&quot;)">
            <text:p/>
          </table:table-cell>
          <table:table-cell table:style-name="ce3" table:formula="of:=IF([.H224]&gt;[.H$177];[.H224];&quot;&quot;)">
            <text:p/>
          </table:table-cell>
          <table:table-cell table:style-name="ce3" table:formula="of:=IF([.I224]&gt;[.I$177];[.I224];&quot;&quot;)" office:value-type="float" office:value="62910.12" calcext:value-type="float">
            <text:p>62910,12</text:p>
          </table:table-cell>
          <table:table-cell table:style-name="ce3" table:formula="of:=IF([.J224]&gt;[.J$177];[.J224];&quot;&quot;)">
            <text:p/>
          </table:table-cell>
          <table:table-cell table:style-name="ce3" table:formula="of:=IF([.K224]&gt;[.K$177];[.K224];&quot;&quot;)">
            <text:p/>
          </table:table-cell>
          <table:table-cell table:style-name="ce3" table:formula="of:=IF([.L224]&gt;[.L$177];[.L224];&quot;&quot;)">
            <text:p/>
          </table:table-cell>
          <table:table-cell table:style-name="ce3" table:formula="of:=IF([.M224]&gt;[.M$177];[.M224];&quot;&quot;)" office:value-type="float" office:value="892.42" calcext:value-type="float">
            <text:p>892,42</text:p>
          </table:table-cell>
          <table:table-cell table:style-name="ce3" table:formula="of:=IF([.N224]&gt;[.N$177];[.N224];&quot;&quot;)" office:value-type="float" office:value="1789593.52" calcext:value-type="float">
            <text:p>1789593,52</text:p>
          </table:table-cell>
          <table:table-cell table:style-name="ce3" table:formula="of:=IF([.O224]&gt;[.O$177];[.O224];&quot;&quot;)" office:value-type="float" office:value="106.25" calcext:value-type="float">
            <text:p>106,25</text:p>
          </table:table-cell>
          <table:table-cell table:style-name="ce3" table:formula="of:=IF([.P224]&gt;[.P$177];[.P224];&quot;&quot;)">
            <text:p/>
          </table:table-cell>
          <table:table-cell table:style-name="ce3" table:formula="of:=IF([.Q224]&gt;[.Q$177];[.Q224];&quot;&quot;)">
            <text:p/>
          </table:table-cell>
          <table:table-cell table:style-name="ce3" table:formula="of:=IF([.R224]&gt;[.R$177];[.R224];&quot;&quot;)">
            <text:p/>
          </table:table-cell>
          <table:table-cell table:style-name="ce3" table:formula="of:=IF([.S224]&gt;[.S$177];[.S224];&quot;&quot;)" office:value-type="float" office:value="59338.26" calcext:value-type="float">
            <text:p>59338,26</text:p>
          </table:table-cell>
          <table:table-cell table:style-name="ce3" table:formula="of:=IF([.T224]&gt;[.T$177];[.T224];&quot;&quot;)">
            <text:p/>
          </table:table-cell>
          <table:table-cell table:style-name="ce3" table:formula="of:=IF([.U224]&gt;[.U$177];[.U224];&quot;&quot;)" office:value-type="float" office:value="20" calcext:value-type="float">
            <text:p>20</text:p>
          </table:table-cell>
          <table:table-cell table:style-name="ce3" table:formula="of:=IF([.V224]&gt;[.V$177];[.V2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([.B225]&gt;[.B$177];[.B225];&quot;&quot;)">
            <text:p/>
          </table:table-cell>
          <table:table-cell table:style-name="ce3" table:formula="of:=IF([.C225]&gt;[.C$177];[.C225];&quot;&quot;)" office:value-type="float" office:value="1487.72" calcext:value-type="float">
            <text:p>1487,72</text:p>
          </table:table-cell>
          <table:table-cell table:style-name="ce3" table:formula="of:=IF([.D225]&gt;[.D$177];[.D225];&quot;&quot;)">
            <text:p/>
          </table:table-cell>
          <table:table-cell table:style-name="ce3" table:formula="of:=IF([.E225]&gt;[.E$177];[.E225];&quot;&quot;)" office:value-type="float" office:value="4040300.66" calcext:value-type="float">
            <text:p>4040300,66</text:p>
          </table:table-cell>
          <table:table-cell table:style-name="ce3" table:formula="of:=IF([.F225]&gt;[.F$177];[.F225];&quot;&quot;)">
            <text:p/>
          </table:table-cell>
          <table:table-cell table:style-name="ce3" table:formula="of:=IF([.G225]&gt;[.G$177];[.G225];&quot;&quot;)">
            <text:p/>
          </table:table-cell>
          <table:table-cell table:style-name="ce3" table:formula="of:=IF([.H225]&gt;[.H$177];[.H225];&quot;&quot;)">
            <text:p/>
          </table:table-cell>
          <table:table-cell table:style-name="ce3" table:formula="of:=IF([.I225]&gt;[.I$177];[.I225];&quot;&quot;)" office:value-type="float" office:value="65622.92" calcext:value-type="float">
            <text:p>65622,92</text:p>
          </table:table-cell>
          <table:table-cell table:style-name="ce3" table:formula="of:=IF([.J225]&gt;[.J$177];[.J225];&quot;&quot;)">
            <text:p/>
          </table:table-cell>
          <table:table-cell table:style-name="ce3" table:formula="of:=IF([.K225]&gt;[.K$177];[.K225];&quot;&quot;)">
            <text:p/>
          </table:table-cell>
          <table:table-cell table:style-name="ce3" table:formula="of:=IF([.L225]&gt;[.L$177];[.L225];&quot;&quot;)">
            <text:p/>
          </table:table-cell>
          <table:table-cell table:style-name="ce3" table:formula="of:=IF([.M225]&gt;[.M$177];[.M225];&quot;&quot;)" office:value-type="float" office:value="451.22" calcext:value-type="float">
            <text:p>451,22</text:p>
          </table:table-cell>
          <table:table-cell table:style-name="ce3" table:formula="of:=IF([.N225]&gt;[.N$177];[.N225];&quot;&quot;)" office:value-type="float" office:value="1752428.72" calcext:value-type="float">
            <text:p>1752428,72</text:p>
          </table:table-cell>
          <table:table-cell table:style-name="ce3" table:formula="of:=IF([.O225]&gt;[.O$177];[.O225];&quot;&quot;)">
            <text:p/>
          </table:table-cell>
          <table:table-cell table:style-name="ce3" table:formula="of:=IF([.P225]&gt;[.P$177];[.P225];&quot;&quot;)">
            <text:p/>
          </table:table-cell>
          <table:table-cell table:style-name="ce3" table:formula="of:=IF([.Q225]&gt;[.Q$177];[.Q225];&quot;&quot;)">
            <text:p/>
          </table:table-cell>
          <table:table-cell table:style-name="ce3" table:formula="of:=IF([.R225]&gt;[.R$177];[.R225];&quot;&quot;)">
            <text:p/>
          </table:table-cell>
          <table:table-cell table:style-name="ce3" table:formula="of:=IF([.S225]&gt;[.S$177];[.S225];&quot;&quot;)" office:value-type="float" office:value="56625.46" calcext:value-type="float">
            <text:p>56625,46</text:p>
          </table:table-cell>
          <table:table-cell table:style-name="ce3" table:formula="of:=IF([.T225]&gt;[.T$177];[.T225];&quot;&quot;)">
            <text:p/>
          </table:table-cell>
          <table:table-cell table:style-name="ce3" table:formula="of:=IF([.U225]&gt;[.U$177];[.U225];&quot;&quot;)">
            <text:p/>
          </table:table-cell>
          <table:table-cell table:style-name="ce3" table:formula="of:=IF([.V225]&gt;[.V$177];[.V22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([.B226]&gt;[.B$177];[.B226];&quot;&quot;)">
            <text:p/>
          </table:table-cell>
          <table:table-cell table:style-name="ce3" table:formula="of:=IF([.C226]&gt;[.C$177];[.C226];&quot;&quot;)" office:value-type="float" office:value="1728.12" calcext:value-type="float">
            <text:p>1728,12</text:p>
          </table:table-cell>
          <table:table-cell table:style-name="ce3" table:formula="of:=IF([.D226]&gt;[.D$177];[.D226];&quot;&quot;)">
            <text:p/>
          </table:table-cell>
          <table:table-cell table:style-name="ce3" table:formula="of:=IF([.E226]&gt;[.E$177];[.E226];&quot;&quot;)" office:value-type="float" office:value="4102831.16" calcext:value-type="float">
            <text:p>4102831,16</text:p>
          </table:table-cell>
          <table:table-cell table:style-name="ce3" table:formula="of:=IF([.F226]&gt;[.F$177];[.F226];&quot;&quot;)">
            <text:p/>
          </table:table-cell>
          <table:table-cell table:style-name="ce3" table:formula="of:=IF([.G226]&gt;[.G$177];[.G226];&quot;&quot;)">
            <text:p/>
          </table:table-cell>
          <table:table-cell table:style-name="ce3" table:formula="of:=IF([.H226]&gt;[.H$177];[.H226];&quot;&quot;)">
            <text:p/>
          </table:table-cell>
          <table:table-cell table:style-name="ce3" table:formula="of:=IF([.I226]&gt;[.I$177];[.I226];&quot;&quot;)" office:value-type="float" office:value="60197.32" calcext:value-type="float">
            <text:p>60197,32</text:p>
          </table:table-cell>
          <table:table-cell table:style-name="ce3" table:formula="of:=IF([.J226]&gt;[.J$177];[.J226];&quot;&quot;)">
            <text:p/>
          </table:table-cell>
          <table:table-cell table:style-name="ce3" table:formula="of:=IF([.K226]&gt;[.K$177];[.K226];&quot;&quot;)">
            <text:p/>
          </table:table-cell>
          <table:table-cell table:style-name="ce3" table:formula="of:=IF([.L226]&gt;[.L$177];[.L226];&quot;&quot;)">
            <text:p/>
          </table:table-cell>
          <table:table-cell table:style-name="ce3" table:formula="of:=IF([.M226]&gt;[.M$177];[.M226];&quot;&quot;)" office:value-type="float" office:value="1032.82" calcext:value-type="float">
            <text:p>1032,82</text:p>
          </table:table-cell>
          <table:table-cell table:style-name="ce3" table:formula="of:=IF([.N226]&gt;[.N$177];[.N226];&quot;&quot;)" office:value-type="float" office:value="1695225.52" calcext:value-type="float">
            <text:p>1695225,52</text:p>
          </table:table-cell>
          <table:table-cell table:style-name="ce3" table:formula="of:=IF([.O226]&gt;[.O$177];[.O226];&quot;&quot;)">
            <text:p/>
          </table:table-cell>
          <table:table-cell table:style-name="ce3" table:formula="of:=IF([.P226]&gt;[.P$177];[.P226];&quot;&quot;)">
            <text:p/>
          </table:table-cell>
          <table:table-cell table:style-name="ce3" table:formula="of:=IF([.Q226]&gt;[.Q$177];[.Q226];&quot;&quot;)">
            <text:p/>
          </table:table-cell>
          <table:table-cell table:style-name="ce3" table:formula="of:=IF([.R226]&gt;[.R$177];[.R226];&quot;&quot;)">
            <text:p/>
          </table:table-cell>
          <table:table-cell table:style-name="ce3" table:formula="of:=IF([.S226]&gt;[.S$177];[.S226];&quot;&quot;)" office:value-type="float" office:value="53912.66" calcext:value-type="float">
            <text:p>53912,66</text:p>
          </table:table-cell>
          <table:table-cell table:style-name="ce3" table:formula="of:=IF([.T226]&gt;[.T$177];[.T226];&quot;&quot;)">
            <text:p/>
          </table:table-cell>
          <table:table-cell table:style-name="ce3" table:formula="of:=IF([.U226]&gt;[.U$177];[.U226];&quot;&quot;)">
            <text:p/>
          </table:table-cell>
          <table:table-cell table:style-name="ce3" table:formula="of:=IF([.V226]&gt;[.V$177];[.V2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([.B227]&gt;[.B$177];[.B227];&quot;&quot;)">
            <text:p/>
          </table:table-cell>
          <table:table-cell table:style-name="ce3" table:formula="of:=IF([.C227]&gt;[.C$177];[.C227];&quot;&quot;)" office:value-type="float" office:value="1527.52" calcext:value-type="float">
            <text:p>1527,52</text:p>
          </table:table-cell>
          <table:table-cell table:style-name="ce3" table:formula="of:=IF([.D227]&gt;[.D$177];[.D227];&quot;&quot;)">
            <text:p/>
          </table:table-cell>
          <table:table-cell table:style-name="ce3" table:formula="of:=IF([.E227]&gt;[.E$177];[.E227];&quot;&quot;)" office:value-type="float" office:value="4048439.06" calcext:value-type="float">
            <text:p>4048439,06</text:p>
          </table:table-cell>
          <table:table-cell table:style-name="ce3" table:formula="of:=IF([.F227]&gt;[.F$177];[.F227];&quot;&quot;)">
            <text:p/>
          </table:table-cell>
          <table:table-cell table:style-name="ce3" table:formula="of:=IF([.G227]&gt;[.G$177];[.G227];&quot;&quot;)">
            <text:p/>
          </table:table-cell>
          <table:table-cell table:style-name="ce3" table:formula="of:=IF([.H227]&gt;[.H$177];[.H227];&quot;&quot;)">
            <text:p/>
          </table:table-cell>
          <table:table-cell table:style-name="ce3" table:formula="of:=IF([.I227]&gt;[.I$177];[.I227];&quot;&quot;)" office:value-type="float" office:value="62937.22" calcext:value-type="float">
            <text:p>62937,22</text:p>
          </table:table-cell>
          <table:table-cell table:style-name="ce3" table:formula="of:=IF([.J227]&gt;[.J$177];[.J227];&quot;&quot;)">
            <text:p/>
          </table:table-cell>
          <table:table-cell table:style-name="ce3" table:formula="of:=IF([.K227]&gt;[.K$177];[.K227];&quot;&quot;)">
            <text:p/>
          </table:table-cell>
          <table:table-cell table:style-name="ce3" table:formula="of:=IF([.L227]&gt;[.L$177];[.L227];&quot;&quot;)">
            <text:p/>
          </table:table-cell>
          <table:table-cell table:style-name="ce3" table:formula="of:=IF([.M227]&gt;[.M$177];[.M227];&quot;&quot;)" office:value-type="float" office:value="431.12" calcext:value-type="float">
            <text:p>431,12</text:p>
          </table:table-cell>
          <table:table-cell table:style-name="ce3" table:formula="of:=IF([.N227]&gt;[.N$177];[.N227];&quot;&quot;)" office:value-type="float" office:value="1631475.12" calcext:value-type="float">
            <text:p>1631475,12</text:p>
          </table:table-cell>
          <table:table-cell table:style-name="ce3" table:formula="of:=IF([.O227]&gt;[.O$177];[.O227];&quot;&quot;)">
            <text:p/>
          </table:table-cell>
          <table:table-cell table:style-name="ce3" table:formula="of:=IF([.P227]&gt;[.P$177];[.P227];&quot;&quot;)">
            <text:p/>
          </table:table-cell>
          <table:table-cell table:style-name="ce3" table:formula="of:=IF([.Q227]&gt;[.Q$177];[.Q227];&quot;&quot;)">
            <text:p/>
          </table:table-cell>
          <table:table-cell table:style-name="ce3" table:formula="of:=IF([.R227]&gt;[.R$177];[.R227];&quot;&quot;)">
            <text:p/>
          </table:table-cell>
          <table:table-cell table:style-name="ce3" table:formula="of:=IF([.S227]&gt;[.S$177];[.S227];&quot;&quot;)" office:value-type="float" office:value="53912.66" calcext:value-type="float">
            <text:p>53912,66</text:p>
          </table:table-cell>
          <table:table-cell table:style-name="ce3" table:formula="of:=IF([.T227]&gt;[.T$177];[.T227];&quot;&quot;)">
            <text:p/>
          </table:table-cell>
          <table:table-cell table:style-name="ce3" table:formula="of:=IF([.U227]&gt;[.U$177];[.U227];&quot;&quot;)">
            <text:p/>
          </table:table-cell>
          <table:table-cell table:style-name="ce3" table:formula="of:=IF([.V227]&gt;[.V$177];[.V22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([.B228]&gt;[.B$177];[.B228];&quot;&quot;)">
            <text:p/>
          </table:table-cell>
          <table:table-cell table:style-name="ce3" table:formula="of:=IF([.C228]&gt;[.C$177];[.C228];&quot;&quot;)" office:value-type="float" office:value="1467.32" calcext:value-type="float">
            <text:p>1467,32</text:p>
          </table:table-cell>
          <table:table-cell table:style-name="ce3" table:formula="of:=IF([.D228]&gt;[.D$177];[.D228];&quot;&quot;)" office:value-type="float" office:value="8590.52" calcext:value-type="float">
            <text:p>8590,52</text:p>
          </table:table-cell>
          <table:table-cell table:style-name="ce3" table:formula="of:=IF([.E228]&gt;[.E$177];[.E228];&quot;&quot;)" office:value-type="float" office:value="4127327.86" calcext:value-type="float">
            <text:p>4127327,86</text:p>
          </table:table-cell>
          <table:table-cell table:style-name="ce3" table:formula="of:=IF([.F228]&gt;[.F$177];[.F228];&quot;&quot;)">
            <text:p/>
          </table:table-cell>
          <table:table-cell table:style-name="ce3" table:formula="of:=IF([.G228]&gt;[.G$177];[.G228];&quot;&quot;)">
            <text:p/>
          </table:table-cell>
          <table:table-cell table:style-name="ce3" table:formula="of:=IF([.H228]&gt;[.H$177];[.H228];&quot;&quot;)">
            <text:p/>
          </table:table-cell>
          <table:table-cell table:style-name="ce3" table:formula="of:=IF([.I228]&gt;[.I$177];[.I228];&quot;&quot;)" office:value-type="float" office:value="62910.12" calcext:value-type="float">
            <text:p>62910,12</text:p>
          </table:table-cell>
          <table:table-cell table:style-name="ce3" table:formula="of:=IF([.J228]&gt;[.J$177];[.J228];&quot;&quot;)">
            <text:p/>
          </table:table-cell>
          <table:table-cell table:style-name="ce3" table:formula="of:=IF([.K228]&gt;[.K$177];[.K228];&quot;&quot;)">
            <text:p/>
          </table:table-cell>
          <table:table-cell table:style-name="ce3" table:formula="of:=IF([.L228]&gt;[.L$177];[.L228];&quot;&quot;)" office:value-type="float" office:value="1201.55" calcext:value-type="float">
            <text:p>1201,55</text:p>
          </table:table-cell>
          <table:table-cell table:style-name="ce3" table:formula="of:=IF([.M228]&gt;[.M$177];[.M228];&quot;&quot;)" office:value-type="float" office:value="1253.02" calcext:value-type="float">
            <text:p>1253,02</text:p>
          </table:table-cell>
          <table:table-cell table:style-name="ce3" table:formula="of:=IF([.N228]&gt;[.N$177];[.N228];&quot;&quot;)" office:value-type="float" office:value="1566047.92" calcext:value-type="float">
            <text:p>1566047,92</text:p>
          </table:table-cell>
          <table:table-cell table:style-name="ce3" table:formula="of:=IF([.O228]&gt;[.O$177];[.O228];&quot;&quot;)">
            <text:p/>
          </table:table-cell>
          <table:table-cell table:style-name="ce3" table:formula="of:=IF([.P228]&gt;[.P$177];[.P228];&quot;&quot;)">
            <text:p/>
          </table:table-cell>
          <table:table-cell table:style-name="ce3" table:formula="of:=IF([.Q228]&gt;[.Q$177];[.Q228];&quot;&quot;)">
            <text:p/>
          </table:table-cell>
          <table:table-cell table:style-name="ce3" table:formula="of:=IF([.R228]&gt;[.R$177];[.R228];&quot;&quot;)" office:value-type="float" office:value="441.33" calcext:value-type="float">
            <text:p>441,33</text:p>
          </table:table-cell>
          <table:table-cell table:style-name="ce3" table:formula="of:=IF([.S228]&gt;[.S$177];[.S228];&quot;&quot;)" office:value-type="float" office:value="56625.46" calcext:value-type="float">
            <text:p>56625,46</text:p>
          </table:table-cell>
          <table:table-cell table:style-name="ce3" table:formula="of:=IF([.T228]&gt;[.T$177];[.T228];&quot;&quot;)" office:value-type="float" office:value="294.6" calcext:value-type="float">
            <text:p>294,6</text:p>
          </table:table-cell>
          <table:table-cell table:style-name="ce3" table:formula="of:=IF([.U228]&gt;[.U$177];[.U228];&quot;&quot;)">
            <text:p/>
          </table:table-cell>
          <table:table-cell table:style-name="ce3" table:formula="of:=IF([.V228]&gt;[.V$177];[.V22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([.B229]&gt;[.B$177];[.B229];&quot;&quot;)">
            <text:p/>
          </table:table-cell>
          <table:table-cell table:style-name="ce3" table:formula="of:=IF([.C229]&gt;[.C$177];[.C229];&quot;&quot;)" office:value-type="float" office:value="1628.12" calcext:value-type="float">
            <text:p>1628,12</text:p>
          </table:table-cell>
          <table:table-cell table:style-name="ce3" table:formula="of:=IF([.D229]&gt;[.D$177];[.D229];&quot;&quot;)" office:value-type="float" office:value="8590.52" calcext:value-type="float">
            <text:p>8590,52</text:p>
          </table:table-cell>
          <table:table-cell table:style-name="ce3" table:formula="of:=IF([.E229]&gt;[.E$177];[.E229];&quot;&quot;)" office:value-type="float" office:value="4040327.36" calcext:value-type="float">
            <text:p>4040327,36</text:p>
          </table:table-cell>
          <table:table-cell table:style-name="ce3" table:formula="of:=IF([.F229]&gt;[.F$177];[.F229];&quot;&quot;)">
            <text:p/>
          </table:table-cell>
          <table:table-cell table:style-name="ce3" table:formula="of:=IF([.G229]&gt;[.G$177];[.G229];&quot;&quot;)">
            <text:p/>
          </table:table-cell>
          <table:table-cell table:style-name="ce3" table:formula="of:=IF([.H229]&gt;[.H$177];[.H229];&quot;&quot;)">
            <text:p/>
          </table:table-cell>
          <table:table-cell table:style-name="ce3" table:formula="of:=IF([.I229]&gt;[.I$177];[.I229];&quot;&quot;)" office:value-type="float" office:value="60197.32" calcext:value-type="float">
            <text:p>60197,32</text:p>
          </table:table-cell>
          <table:table-cell table:style-name="ce3" table:formula="of:=IF([.J229]&gt;[.J$177];[.J229];&quot;&quot;)" office:value-type="float" office:value="1702.62" calcext:value-type="float">
            <text:p>1702,62</text:p>
          </table:table-cell>
          <table:table-cell table:style-name="ce3" table:formula="of:=IF([.K229]&gt;[.K$177];[.K229];&quot;&quot;)">
            <text:p/>
          </table:table-cell>
          <table:table-cell table:style-name="ce3" table:formula="of:=IF([.L229]&gt;[.L$177];[.L229];&quot;&quot;)" office:value-type="float" office:value="1081.15" calcext:value-type="float">
            <text:p>1081,15</text:p>
          </table:table-cell>
          <table:table-cell table:style-name="ce3" table:formula="of:=IF([.M229]&gt;[.M$177];[.M229];&quot;&quot;)" office:value-type="float" office:value="1072.82" calcext:value-type="float">
            <text:p>1072,82</text:p>
          </table:table-cell>
          <table:table-cell table:style-name="ce3" table:formula="of:=IF([.N229]&gt;[.N$177];[.N229];&quot;&quot;)" office:value-type="float" office:value="1492659.12" calcext:value-type="float">
            <text:p>1492659,12</text:p>
          </table:table-cell>
          <table:table-cell table:style-name="ce3" table:formula="of:=IF([.O229]&gt;[.O$177];[.O229];&quot;&quot;)">
            <text:p/>
          </table:table-cell>
          <table:table-cell table:style-name="ce3" table:formula="of:=IF([.P229]&gt;[.P$177];[.P229];&quot;&quot;)">
            <text:p/>
          </table:table-cell>
          <table:table-cell table:style-name="ce3" table:formula="of:=IF([.Q229]&gt;[.Q$177];[.Q229];&quot;&quot;)">
            <text:p/>
          </table:table-cell>
          <table:table-cell table:style-name="ce3" table:formula="of:=IF([.R229]&gt;[.R$177];[.R229];&quot;&quot;)" office:value-type="float" office:value="281.33" calcext:value-type="float">
            <text:p>281,33</text:p>
          </table:table-cell>
          <table:table-cell table:style-name="ce3" table:formula="of:=IF([.S229]&gt;[.S$177];[.S229];&quot;&quot;)" office:value-type="float" office:value="51199.76" calcext:value-type="float">
            <text:p>51199,76</text:p>
          </table:table-cell>
          <table:table-cell table:style-name="ce3" table:formula="of:=IF([.T229]&gt;[.T$177];[.T229];&quot;&quot;)" office:value-type="float" office:value="134" calcext:value-type="float">
            <text:p>134</text:p>
          </table:table-cell>
          <table:table-cell table:style-name="ce3" table:formula="of:=IF([.U229]&gt;[.U$177];[.U229];&quot;&quot;)">
            <text:p/>
          </table:table-cell>
          <table:table-cell table:style-name="ce3" table:formula="of:=IF([.V229]&gt;[.V$177];[.V22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([.B230]&gt;[.B$177];[.B230];&quot;&quot;)">
            <text:p/>
          </table:table-cell>
          <table:table-cell table:style-name="ce3" table:formula="of:=IF([.C230]&gt;[.C$177];[.C230];&quot;&quot;)" office:value-type="float" office:value="1287.12" calcext:value-type="float">
            <text:p>1287,12</text:p>
          </table:table-cell>
          <table:table-cell table:style-name="ce3" table:formula="of:=IF([.D230]&gt;[.D$177];[.D230];&quot;&quot;)" office:value-type="float" office:value="6555.92" calcext:value-type="float">
            <text:p>6555,92</text:p>
          </table:table-cell>
          <table:table-cell table:style-name="ce3" table:formula="of:=IF([.E230]&gt;[.E$177];[.E230];&quot;&quot;)" office:value-type="float" office:value="4083705.96" calcext:value-type="float">
            <text:p>4083705,96</text:p>
          </table:table-cell>
          <table:table-cell table:style-name="ce3" table:formula="of:=IF([.F230]&gt;[.F$177];[.F230];&quot;&quot;)">
            <text:p/>
          </table:table-cell>
          <table:table-cell table:style-name="ce3" table:formula="of:=IF([.G230]&gt;[.G$177];[.G230];&quot;&quot;)">
            <text:p/>
          </table:table-cell>
          <table:table-cell table:style-name="ce3" table:formula="of:=IF([.H230]&gt;[.H$177];[.H230];&quot;&quot;)" office:value-type="float" office:value="613.8" calcext:value-type="float">
            <text:p>613,8</text:p>
          </table:table-cell>
          <table:table-cell table:style-name="ce3" table:formula="of:=IF([.I230]&gt;[.I$177];[.I230];&quot;&quot;)" office:value-type="float" office:value="62910.12" calcext:value-type="float">
            <text:p>62910,12</text:p>
          </table:table-cell>
          <table:table-cell table:style-name="ce3" table:formula="of:=IF([.J230]&gt;[.J$177];[.J230];&quot;&quot;)">
            <text:p/>
          </table:table-cell>
          <table:table-cell table:style-name="ce3" table:formula="of:=IF([.K230]&gt;[.K$177];[.K230];&quot;&quot;)">
            <text:p/>
          </table:table-cell>
          <table:table-cell table:style-name="ce3" table:formula="of:=IF([.L230]&gt;[.L$177];[.L230];&quot;&quot;)" office:value-type="float" office:value="800.15" calcext:value-type="float">
            <text:p>800,15</text:p>
          </table:table-cell>
          <table:table-cell table:style-name="ce3" table:formula="of:=IF([.M230]&gt;[.M$177];[.M230];&quot;&quot;)" office:value-type="float" office:value="992.62" calcext:value-type="float">
            <text:p>992,62</text:p>
          </table:table-cell>
          <table:table-cell table:style-name="ce3" table:formula="of:=IF([.N230]&gt;[.N$177];[.N230];&quot;&quot;)" office:value-type="float" office:value="1491103.92" calcext:value-type="float">
            <text:p>1491103,92</text:p>
          </table:table-cell>
          <table:table-cell table:style-name="ce3" table:formula="of:=IF([.O230]&gt;[.O$177];[.O230];&quot;&quot;)" office:value-type="float" office:value="93.75" calcext:value-type="float">
            <text:p>93,75</text:p>
          </table:table-cell>
          <table:table-cell table:style-name="ce3" table:formula="of:=IF([.P230]&gt;[.P$177];[.P230];&quot;&quot;)">
            <text:p/>
          </table:table-cell>
          <table:table-cell table:style-name="ce3" table:formula="of:=IF([.Q230]&gt;[.Q$177];[.Q230];&quot;&quot;)">
            <text:p/>
          </table:table-cell>
          <table:table-cell table:style-name="ce3" table:formula="of:=IF([.R230]&gt;[.R$177];[.R230];&quot;&quot;)">
            <text:p/>
          </table:table-cell>
          <table:table-cell table:style-name="ce3" table:formula="of:=IF([.S230]&gt;[.S$177];[.S230];&quot;&quot;)" office:value-type="float" office:value="53885.46" calcext:value-type="float">
            <text:p>53885,46</text:p>
          </table:table-cell>
          <table:table-cell table:style-name="ce3" table:formula="of:=IF([.T230]&gt;[.T$177];[.T230];&quot;&quot;)">
            <text:p/>
          </table:table-cell>
          <table:table-cell table:style-name="ce3" table:formula="of:=IF([.U230]&gt;[.U$177];[.U230];&quot;&quot;)">
            <text:p/>
          </table:table-cell>
          <table:table-cell table:style-name="ce3" table:formula="of:=IF([.V230]&gt;[.V$177];[.V2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([.B231]&gt;[.B$177];[.B231];&quot;&quot;)">
            <text:p/>
          </table:table-cell>
          <table:table-cell table:style-name="ce3" table:formula="of:=IF([.C231]&gt;[.C$177];[.C231];&quot;&quot;)" office:value-type="float" office:value="1046.12" calcext:value-type="float">
            <text:p>1046,12</text:p>
          </table:table-cell>
          <table:table-cell table:style-name="ce3" table:formula="of:=IF([.D231]&gt;[.D$177];[.D231];&quot;&quot;)" office:value-type="float" office:value="8590.52" calcext:value-type="float">
            <text:p>8590,52</text:p>
          </table:table-cell>
          <table:table-cell table:style-name="ce3" table:formula="of:=IF([.E231]&gt;[.E$177];[.E231];&quot;&quot;)" office:value-type="float" office:value="4173608.06" calcext:value-type="float">
            <text:p>4173608,06</text:p>
          </table:table-cell>
          <table:table-cell table:style-name="ce3" table:formula="of:=IF([.F231]&gt;[.F$177];[.F231];&quot;&quot;)">
            <text:p/>
          </table:table-cell>
          <table:table-cell table:style-name="ce3" table:formula="of:=IF([.G231]&gt;[.G$177];[.G231];&quot;&quot;)">
            <text:p/>
          </table:table-cell>
          <table:table-cell table:style-name="ce3" table:formula="of:=IF([.H231]&gt;[.H$177];[.H231];&quot;&quot;)">
            <text:p/>
          </table:table-cell>
          <table:table-cell table:style-name="ce3" table:formula="of:=IF([.I231]&gt;[.I$177];[.I231];&quot;&quot;)" office:value-type="float" office:value="62910.12" calcext:value-type="float">
            <text:p>62910,12</text:p>
          </table:table-cell>
          <table:table-cell table:style-name="ce3" table:formula="of:=IF([.J231]&gt;[.J$177];[.J231];&quot;&quot;)">
            <text:p/>
          </table:table-cell>
          <table:table-cell table:style-name="ce3" table:formula="of:=IF([.K231]&gt;[.K$177];[.K231];&quot;&quot;)">
            <text:p/>
          </table:table-cell>
          <table:table-cell table:style-name="ce3" table:formula="of:=IF([.L231]&gt;[.L$177];[.L231];&quot;&quot;)" office:value-type="float" office:value="579.95" calcext:value-type="float">
            <text:p>579,95</text:p>
          </table:table-cell>
          <table:table-cell table:style-name="ce3" table:formula="of:=IF([.M231]&gt;[.M$177];[.M231];&quot;&quot;)" office:value-type="float" office:value="1283.62" calcext:value-type="float">
            <text:p>1283,62</text:p>
          </table:table-cell>
          <table:table-cell table:style-name="ce3" table:formula="of:=IF([.N231]&gt;[.N$177];[.N231];&quot;&quot;)" office:value-type="float" office:value="1508025.52" calcext:value-type="float">
            <text:p>1508025,52</text:p>
          </table:table-cell>
          <table:table-cell table:style-name="ce3" table:formula="of:=IF([.O231]&gt;[.O$177];[.O231];&quot;&quot;)" office:value-type="float" office:value="66.95" calcext:value-type="float">
            <text:p>66,95</text:p>
          </table:table-cell>
          <table:table-cell table:style-name="ce3" table:formula="of:=IF([.P231]&gt;[.P$177];[.P231];&quot;&quot;)">
            <text:p/>
          </table:table-cell>
          <table:table-cell table:style-name="ce3" table:formula="of:=IF([.Q231]&gt;[.Q$177];[.Q231];&quot;&quot;)">
            <text:p/>
          </table:table-cell>
          <table:table-cell table:style-name="ce3" table:formula="of:=IF([.R231]&gt;[.R$177];[.R231];&quot;&quot;)">
            <text:p/>
          </table:table-cell>
          <table:table-cell table:style-name="ce3" table:formula="of:=IF([.S231]&gt;[.S$177];[.S231];&quot;&quot;)" office:value-type="float" office:value="56625.46" calcext:value-type="float">
            <text:p>56625,46</text:p>
          </table:table-cell>
          <table:table-cell table:style-name="ce3" table:formula="of:=IF([.T231]&gt;[.T$177];[.T231];&quot;&quot;)">
            <text:p/>
          </table:table-cell>
          <table:table-cell table:style-name="ce3" table:formula="of:=IF([.U231]&gt;[.U$177];[.U231];&quot;&quot;)">
            <text:p/>
          </table:table-cell>
          <table:table-cell table:style-name="ce3" table:formula="of:=IF([.V231]&gt;[.V$177];[.V23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([.B232]&gt;[.B$177];[.B232];&quot;&quot;)">
            <text:p/>
          </table:table-cell>
          <table:table-cell table:style-name="ce3" table:formula="of:=IF([.C232]&gt;[.C$177];[.C232];&quot;&quot;)" office:value-type="float" office:value="1286.72" calcext:value-type="float">
            <text:p>1286,72</text:p>
          </table:table-cell>
          <table:table-cell table:style-name="ce3" table:formula="of:=IF([.D232]&gt;[.D$177];[.D232];&quot;&quot;)">
            <text:p/>
          </table:table-cell>
          <table:table-cell table:style-name="ce3" table:formula="of:=IF([.E232]&gt;[.E$177];[.E232];&quot;&quot;)" office:value-type="float" office:value="4010351.26" calcext:value-type="float">
            <text:p>4010351,26</text:p>
          </table:table-cell>
          <table:table-cell table:style-name="ce3" table:formula="of:=IF([.F232]&gt;[.F$177];[.F232];&quot;&quot;)">
            <text:p/>
          </table:table-cell>
          <table:table-cell table:style-name="ce3" table:formula="of:=IF([.G232]&gt;[.G$177];[.G232];&quot;&quot;)">
            <text:p/>
          </table:table-cell>
          <table:table-cell table:style-name="ce3" table:formula="of:=IF([.H232]&gt;[.H$177];[.H232];&quot;&quot;)">
            <text:p/>
          </table:table-cell>
          <table:table-cell table:style-name="ce3" table:formula="of:=IF([.I232]&gt;[.I$177];[.I232];&quot;&quot;)" office:value-type="float" office:value="60197.32" calcext:value-type="float">
            <text:p>60197,32</text:p>
          </table:table-cell>
          <table:table-cell table:style-name="ce3" table:formula="of:=IF([.J232]&gt;[.J$177];[.J232];&quot;&quot;)">
            <text:p/>
          </table:table-cell>
          <table:table-cell table:style-name="ce3" table:formula="of:=IF([.K232]&gt;[.K$177];[.K232];&quot;&quot;)">
            <text:p/>
          </table:table-cell>
          <table:table-cell table:style-name="ce3" table:formula="of:=IF([.L232]&gt;[.L$177];[.L232];&quot;&quot;)">
            <text:p/>
          </table:table-cell>
          <table:table-cell table:style-name="ce3" table:formula="of:=IF([.M232]&gt;[.M$177];[.M232];&quot;&quot;)" office:value-type="float" office:value="932.42" calcext:value-type="float">
            <text:p>932,42</text:p>
          </table:table-cell>
          <table:table-cell table:style-name="ce3" table:formula="of:=IF([.N232]&gt;[.N$177];[.N232];&quot;&quot;)" office:value-type="float" office:value="1383948.72" calcext:value-type="float">
            <text:p>1383948,72</text:p>
          </table:table-cell>
          <table:table-cell table:style-name="ce3" table:formula="of:=IF([.O232]&gt;[.O$177];[.O232];&quot;&quot;)">
            <text:p/>
          </table:table-cell>
          <table:table-cell table:style-name="ce3" table:formula="of:=IF([.P232]&gt;[.P$177];[.P232];&quot;&quot;)">
            <text:p/>
          </table:table-cell>
          <table:table-cell table:style-name="ce3" table:formula="of:=IF([.Q232]&gt;[.Q$177];[.Q232];&quot;&quot;)">
            <text:p/>
          </table:table-cell>
          <table:table-cell table:style-name="ce3" table:formula="of:=IF([.R232]&gt;[.R$177];[.R232];&quot;&quot;)">
            <text:p/>
          </table:table-cell>
          <table:table-cell table:style-name="ce3" table:formula="of:=IF([.S232]&gt;[.S$177];[.S232];&quot;&quot;)" office:value-type="float" office:value="59338.26" calcext:value-type="float">
            <text:p>59338,26</text:p>
          </table:table-cell>
          <table:table-cell table:style-name="ce3" table:formula="of:=IF([.T232]&gt;[.T$177];[.T232];&quot;&quot;)">
            <text:p/>
          </table:table-cell>
          <table:table-cell table:style-name="ce3" table:formula="of:=IF([.U232]&gt;[.U$177];[.U232];&quot;&quot;)">
            <text:p/>
          </table:table-cell>
          <table:table-cell table:style-name="ce3" table:formula="of:=IF([.V232]&gt;[.V$177];[.V2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([.B233]&gt;[.B$177];[.B233];&quot;&quot;)">
            <text:p/>
          </table:table-cell>
          <table:table-cell table:style-name="ce3" table:formula="of:=IF([.C233]&gt;[.C$177];[.C233];&quot;&quot;)" office:value-type="float" office:value="1006.12" calcext:value-type="float">
            <text:p>1006,12</text:p>
          </table:table-cell>
          <table:table-cell table:style-name="ce3" table:formula="of:=IF([.D233]&gt;[.D$177];[.D233];&quot;&quot;)">
            <text:p/>
          </table:table-cell>
          <table:table-cell table:style-name="ce3" table:formula="of:=IF([.E233]&gt;[.E$177];[.E233];&quot;&quot;)" office:value-type="float" office:value="4061976.36" calcext:value-type="float">
            <text:p>4061976,36</text:p>
          </table:table-cell>
          <table:table-cell table:style-name="ce3" table:formula="of:=IF([.F233]&gt;[.F$177];[.F233];&quot;&quot;)">
            <text:p/>
          </table:table-cell>
          <table:table-cell table:style-name="ce3" table:formula="of:=IF([.G233]&gt;[.G$177];[.G233];&quot;&quot;)">
            <text:p/>
          </table:table-cell>
          <table:table-cell table:style-name="ce3" table:formula="of:=IF([.H233]&gt;[.H$177];[.H233];&quot;&quot;)">
            <text:p/>
          </table:table-cell>
          <table:table-cell table:style-name="ce3" table:formula="of:=IF([.I233]&gt;[.I$177];[.I233];&quot;&quot;)" office:value-type="float" office:value="65622.92" calcext:value-type="float">
            <text:p>65622,92</text:p>
          </table:table-cell>
          <table:table-cell table:style-name="ce3" table:formula="of:=IF([.J233]&gt;[.J$177];[.J233];&quot;&quot;)">
            <text:p/>
          </table:table-cell>
          <table:table-cell table:style-name="ce3" table:formula="of:=IF([.K233]&gt;[.K$177];[.K233];&quot;&quot;)">
            <text:p/>
          </table:table-cell>
          <table:table-cell table:style-name="ce3" table:formula="of:=IF([.L233]&gt;[.L$177];[.L233];&quot;&quot;)" office:value-type="float" office:value="624.95" calcext:value-type="float">
            <text:p>624,95</text:p>
          </table:table-cell>
          <table:table-cell table:style-name="ce3" table:formula="of:=IF([.M233]&gt;[.M$177];[.M233];&quot;&quot;)" office:value-type="float" office:value="832.02" calcext:value-type="float">
            <text:p>832,02</text:p>
          </table:table-cell>
          <table:table-cell table:style-name="ce3" table:formula="of:=IF([.N233]&gt;[.N$177];[.N233];&quot;&quot;)" office:value-type="float" office:value="1377545.52" calcext:value-type="float">
            <text:p>1377545,52</text:p>
          </table:table-cell>
          <table:table-cell table:style-name="ce3" table:formula="of:=IF([.O233]&gt;[.O$177];[.O233];&quot;&quot;)">
            <text:p/>
          </table:table-cell>
          <table:table-cell table:style-name="ce3" table:formula="of:=IF([.P233]&gt;[.P$177];[.P233];&quot;&quot;)">
            <text:p/>
          </table:table-cell>
          <table:table-cell table:style-name="ce3" table:formula="of:=IF([.Q233]&gt;[.Q$177];[.Q233];&quot;&quot;)">
            <text:p/>
          </table:table-cell>
          <table:table-cell table:style-name="ce3" table:formula="of:=IF([.R233]&gt;[.R$177];[.R233];&quot;&quot;)" office:value-type="float" office:value="221.33" calcext:value-type="float">
            <text:p>221,33</text:p>
          </table:table-cell>
          <table:table-cell table:style-name="ce3" table:formula="of:=IF([.S233]&gt;[.S$177];[.S233];&quot;&quot;)" office:value-type="float" office:value="62051.06" calcext:value-type="float">
            <text:p>62051,06</text:p>
          </table:table-cell>
          <table:table-cell table:style-name="ce3" table:formula="of:=IF([.T233]&gt;[.T$177];[.T233];&quot;&quot;)" office:value-type="float" office:value="124" calcext:value-type="float">
            <text:p>124</text:p>
          </table:table-cell>
          <table:table-cell table:style-name="ce3" table:formula="of:=IF([.U233]&gt;[.U$177];[.U233];&quot;&quot;)">
            <text:p/>
          </table:table-cell>
          <table:table-cell table:style-name="ce3" table:formula="of:=IF([.V233]&gt;[.V$177];[.V23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([.B234]&gt;[.B$177];[.B234];&quot;&quot;)">
            <text:p/>
          </table:table-cell>
          <table:table-cell table:style-name="ce3" table:formula="of:=IF([.C234]&gt;[.C$177];[.C234];&quot;&quot;)" office:value-type="float" office:value="1206.92" calcext:value-type="float">
            <text:p>1206,92</text:p>
          </table:table-cell>
          <table:table-cell table:style-name="ce3" table:formula="of:=IF([.D234]&gt;[.D$177];[.D234];&quot;&quot;)" office:value-type="float" office:value="8590.52" calcext:value-type="float">
            <text:p>8590,52</text:p>
          </table:table-cell>
          <table:table-cell table:style-name="ce3" table:formula="of:=IF([.E234]&gt;[.E$177];[.E234];&quot;&quot;)" office:value-type="float" office:value="4130040.76" calcext:value-type="float">
            <text:p>4130040,76</text:p>
          </table:table-cell>
          <table:table-cell table:style-name="ce3" table:formula="of:=IF([.F234]&gt;[.F$177];[.F234];&quot;&quot;)">
            <text:p/>
          </table:table-cell>
          <table:table-cell table:style-name="ce3" table:formula="of:=IF([.G234]&gt;[.G$177];[.G234];&quot;&quot;)">
            <text:p/>
          </table:table-cell>
          <table:table-cell table:style-name="ce3" table:formula="of:=IF([.H234]&gt;[.H$177];[.H234];&quot;&quot;)">
            <text:p/>
          </table:table-cell>
          <table:table-cell table:style-name="ce3" table:formula="of:=IF([.I234]&gt;[.I$177];[.I234];&quot;&quot;)" office:value-type="float" office:value="62937.22" calcext:value-type="float">
            <text:p>62937,22</text:p>
          </table:table-cell>
          <table:table-cell table:style-name="ce3" table:formula="of:=IF([.J234]&gt;[.J$177];[.J234];&quot;&quot;)">
            <text:p/>
          </table:table-cell>
          <table:table-cell table:style-name="ce3" table:formula="of:=IF([.K234]&gt;[.K$177];[.K234];&quot;&quot;)">
            <text:p/>
          </table:table-cell>
          <table:table-cell table:style-name="ce3" table:formula="of:=IF([.L234]&gt;[.L$177];[.L234];&quot;&quot;)">
            <text:p/>
          </table:table-cell>
          <table:table-cell table:style-name="ce3" table:formula="of:=IF([.M234]&gt;[.M$177];[.M234];&quot;&quot;)" office:value-type="float" office:value="571.42" calcext:value-type="float">
            <text:p>571,42</text:p>
          </table:table-cell>
          <table:table-cell table:style-name="ce3" table:formula="of:=IF([.N234]&gt;[.N$177];[.N234];&quot;&quot;)" office:value-type="float" office:value="1345779.12" calcext:value-type="float">
            <text:p>1345779,12</text:p>
          </table:table-cell>
          <table:table-cell table:style-name="ce3" table:formula="of:=IF([.O234]&gt;[.O$177];[.O234];&quot;&quot;)">
            <text:p/>
          </table:table-cell>
          <table:table-cell table:style-name="ce3" table:formula="of:=IF([.P234]&gt;[.P$177];[.P234];&quot;&quot;)">
            <text:p/>
          </table:table-cell>
          <table:table-cell table:style-name="ce3" table:formula="of:=IF([.Q234]&gt;[.Q$177];[.Q234];&quot;&quot;)">
            <text:p/>
          </table:table-cell>
          <table:table-cell table:style-name="ce3" table:formula="of:=IF([.R234]&gt;[.R$177];[.R234];&quot;&quot;)">
            <text:p/>
          </table:table-cell>
          <table:table-cell table:style-name="ce3" table:formula="of:=IF([.S234]&gt;[.S$177];[.S234];&quot;&quot;)" office:value-type="float" office:value="56625.46" calcext:value-type="float">
            <text:p>56625,46</text:p>
          </table:table-cell>
          <table:table-cell table:style-name="ce3" table:formula="of:=IF([.T234]&gt;[.T$177];[.T234];&quot;&quot;)">
            <text:p/>
          </table:table-cell>
          <table:table-cell table:style-name="ce3" table:formula="of:=IF([.U234]&gt;[.U$177];[.U234];&quot;&quot;)">
            <text:p/>
          </table:table-cell>
          <table:table-cell table:style-name="ce3" table:formula="of:=IF([.V234]&gt;[.V$177];[.V2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([.B235]&gt;[.B$177];[.B235];&quot;&quot;)">
            <text:p/>
          </table:table-cell>
          <table:table-cell table:style-name="ce3" table:formula="of:=IF([.C235]&gt;[.C$177];[.C235];&quot;&quot;)" office:value-type="float" office:value="1266.92" calcext:value-type="float">
            <text:p>1266,92</text:p>
          </table:table-cell>
          <table:table-cell table:style-name="ce3" table:formula="of:=IF([.D235]&gt;[.D$177];[.D235];&quot;&quot;)">
            <text:p/>
          </table:table-cell>
          <table:table-cell table:style-name="ce3" table:formula="of:=IF([.E235]&gt;[.E$177];[.E235];&quot;&quot;)" office:value-type="float" office:value="4023996.46" calcext:value-type="float">
            <text:p>4023996,46</text:p>
          </table:table-cell>
          <table:table-cell table:style-name="ce3" table:formula="of:=IF([.F235]&gt;[.F$177];[.F235];&quot;&quot;)">
            <text:p/>
          </table:table-cell>
          <table:table-cell table:style-name="ce3" table:formula="of:=IF([.G235]&gt;[.G$177];[.G235];&quot;&quot;)">
            <text:p/>
          </table:table-cell>
          <table:table-cell table:style-name="ce3" table:formula="of:=IF([.H235]&gt;[.H$177];[.H235];&quot;&quot;)">
            <text:p/>
          </table:table-cell>
          <table:table-cell table:style-name="ce3" table:formula="of:=IF([.I235]&gt;[.I$177];[.I235];&quot;&quot;)" office:value-type="float" office:value="60197.32" calcext:value-type="float">
            <text:p>60197,32</text:p>
          </table:table-cell>
          <table:table-cell table:style-name="ce3" table:formula="of:=IF([.J235]&gt;[.J$177];[.J235];&quot;&quot;)">
            <text:p/>
          </table:table-cell>
          <table:table-cell table:style-name="ce3" table:formula="of:=IF([.K235]&gt;[.K$177];[.K235];&quot;&quot;)">
            <text:p/>
          </table:table-cell>
          <table:table-cell table:style-name="ce3" table:formula="of:=IF([.L235]&gt;[.L$177];[.L235];&quot;&quot;)">
            <text:p/>
          </table:table-cell>
          <table:table-cell table:style-name="ce3" table:formula="of:=IF([.M235]&gt;[.M$177];[.M235];&quot;&quot;)" office:value-type="float" office:value="792.02" calcext:value-type="float">
            <text:p>792,02</text:p>
          </table:table-cell>
          <table:table-cell table:style-name="ce3" table:formula="of:=IF([.N235]&gt;[.N$177];[.N235];&quot;&quot;)" office:value-type="float" office:value="1363660.72" calcext:value-type="float">
            <text:p>1363660,72</text:p>
          </table:table-cell>
          <table:table-cell table:style-name="ce3" table:formula="of:=IF([.O235]&gt;[.O$177];[.O235];&quot;&quot;)">
            <text:p/>
          </table:table-cell>
          <table:table-cell table:style-name="ce3" table:formula="of:=IF([.P235]&gt;[.P$177];[.P235];&quot;&quot;)">
            <text:p/>
          </table:table-cell>
          <table:table-cell table:style-name="ce3" table:formula="of:=IF([.Q235]&gt;[.Q$177];[.Q235];&quot;&quot;)">
            <text:p/>
          </table:table-cell>
          <table:table-cell table:style-name="ce3" table:formula="of:=IF([.R235]&gt;[.R$177];[.R235];&quot;&quot;)">
            <text:p/>
          </table:table-cell>
          <table:table-cell table:style-name="ce3" table:formula="of:=IF([.S235]&gt;[.S$177];[.S235];&quot;&quot;)" office:value-type="float" office:value="56625.46" calcext:value-type="float">
            <text:p>56625,46</text:p>
          </table:table-cell>
          <table:table-cell table:style-name="ce3" table:formula="of:=IF([.T235]&gt;[.T$177];[.T235];&quot;&quot;)" office:value-type="float" office:value="199.3" calcext:value-type="float">
            <text:p>199,3</text:p>
          </table:table-cell>
          <table:table-cell table:style-name="ce3" table:formula="of:=IF([.U235]&gt;[.U$177];[.U235];&quot;&quot;)">
            <text:p/>
          </table:table-cell>
          <table:table-cell table:style-name="ce3" table:formula="of:=IF([.V235]&gt;[.V$177];[.V23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([.B236]&gt;[.B$177];[.B236];&quot;&quot;)">
            <text:p/>
          </table:table-cell>
          <table:table-cell table:style-name="ce3" table:formula="of:=IF([.C236]&gt;[.C$177];[.C236];&quot;&quot;)" office:value-type="float" office:value="1347.12" calcext:value-type="float">
            <text:p>1347,12</text:p>
          </table:table-cell>
          <table:table-cell table:style-name="ce3" table:formula="of:=IF([.D236]&gt;[.D$177];[.D236];&quot;&quot;)">
            <text:p/>
          </table:table-cell>
          <table:table-cell table:style-name="ce3" table:formula="of:=IF([.E236]&gt;[.E$177];[.E236];&quot;&quot;)" office:value-type="float" office:value="3955932.16" calcext:value-type="float">
            <text:p>3955932,16</text:p>
          </table:table-cell>
          <table:table-cell table:style-name="ce3" table:formula="of:=IF([.F236]&gt;[.F$177];[.F236];&quot;&quot;)">
            <text:p/>
          </table:table-cell>
          <table:table-cell table:style-name="ce3" table:formula="of:=IF([.G236]&gt;[.G$177];[.G236];&quot;&quot;)">
            <text:p/>
          </table:table-cell>
          <table:table-cell table:style-name="ce3" table:formula="of:=IF([.H236]&gt;[.H$177];[.H236];&quot;&quot;)">
            <text:p/>
          </table:table-cell>
          <table:table-cell table:style-name="ce3" table:formula="of:=IF([.I236]&gt;[.I$177];[.I236];&quot;&quot;)" office:value-type="float" office:value="62910.12" calcext:value-type="float">
            <text:p>62910,12</text:p>
          </table:table-cell>
          <table:table-cell table:style-name="ce3" table:formula="of:=IF([.J236]&gt;[.J$177];[.J236];&quot;&quot;)">
            <text:p/>
          </table:table-cell>
          <table:table-cell table:style-name="ce3" table:formula="of:=IF([.K236]&gt;[.K$177];[.K236];&quot;&quot;)">
            <text:p/>
          </table:table-cell>
          <table:table-cell table:style-name="ce3" table:formula="of:=IF([.L236]&gt;[.L$177];[.L236];&quot;&quot;)">
            <text:p/>
          </table:table-cell>
          <table:table-cell table:style-name="ce3" table:formula="of:=IF([.M236]&gt;[.M$177];[.M236];&quot;&quot;)" office:value-type="float" office:value="832.02" calcext:value-type="float">
            <text:p>832,02</text:p>
          </table:table-cell>
          <table:table-cell table:style-name="ce3" table:formula="of:=IF([.N236]&gt;[.N$177];[.N236];&quot;&quot;)" office:value-type="float" office:value="1353270.32" calcext:value-type="float">
            <text:p>1353270,32</text:p>
          </table:table-cell>
          <table:table-cell table:style-name="ce3" table:formula="of:=IF([.O236]&gt;[.O$177];[.O236];&quot;&quot;)" office:value-type="float" office:value="81.25" calcext:value-type="float">
            <text:p>81,25</text:p>
          </table:table-cell>
          <table:table-cell table:style-name="ce3" table:formula="of:=IF([.P236]&gt;[.P$177];[.P236];&quot;&quot;)">
            <text:p/>
          </table:table-cell>
          <table:table-cell table:style-name="ce3" table:formula="of:=IF([.Q236]&gt;[.Q$177];[.Q236];&quot;&quot;)">
            <text:p/>
          </table:table-cell>
          <table:table-cell table:style-name="ce3" table:formula="of:=IF([.R236]&gt;[.R$177];[.R236];&quot;&quot;)">
            <text:p/>
          </table:table-cell>
          <table:table-cell table:style-name="ce3" table:formula="of:=IF([.S236]&gt;[.S$177];[.S236];&quot;&quot;)" office:value-type="float" office:value="56625.46" calcext:value-type="float">
            <text:p>56625,46</text:p>
          </table:table-cell>
          <table:table-cell table:style-name="ce3" table:formula="of:=IF([.T236]&gt;[.T$177];[.T236];&quot;&quot;)">
            <text:p/>
          </table:table-cell>
          <table:table-cell table:style-name="ce3" table:formula="of:=IF([.U236]&gt;[.U$177];[.U236];&quot;&quot;)">
            <text:p/>
          </table:table-cell>
          <table:table-cell table:style-name="ce3" table:formula="of:=IF([.V236]&gt;[.V$177];[.V23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([.B237]&gt;[.B$177];[.B237];&quot;&quot;)">
            <text:p/>
          </table:table-cell>
          <table:table-cell table:style-name="ce3" table:formula="of:=IF([.C237]&gt;[.C$177];[.C237];&quot;&quot;)" office:value-type="float" office:value="1226.72" calcext:value-type="float">
            <text:p>1226,72</text:p>
          </table:table-cell>
          <table:table-cell table:style-name="ce3" table:formula="of:=IF([.D237]&gt;[.D$177];[.D237];&quot;&quot;)">
            <text:p/>
          </table:table-cell>
          <table:table-cell table:style-name="ce3" table:formula="of:=IF([.E237]&gt;[.E$177];[.E237];&quot;&quot;)" office:value-type="float" office:value="3871591.06" calcext:value-type="float">
            <text:p>3871591,06</text:p>
          </table:table-cell>
          <table:table-cell table:style-name="ce3" table:formula="of:=IF([.F237]&gt;[.F$177];[.F237];&quot;&quot;)">
            <text:p/>
          </table:table-cell>
          <table:table-cell table:style-name="ce3" table:formula="of:=IF([.G237]&gt;[.G$177];[.G237];&quot;&quot;)">
            <text:p/>
          </table:table-cell>
          <table:table-cell table:style-name="ce3" table:formula="of:=IF([.H237]&gt;[.H$177];[.H237];&quot;&quot;)">
            <text:p/>
          </table:table-cell>
          <table:table-cell table:style-name="ce3" table:formula="of:=IF([.I237]&gt;[.I$177];[.I237];&quot;&quot;)" office:value-type="float" office:value="65650.12" calcext:value-type="float">
            <text:p>65650,12</text:p>
          </table:table-cell>
          <table:table-cell table:style-name="ce3" table:formula="of:=IF([.J237]&gt;[.J$177];[.J237];&quot;&quot;)">
            <text:p/>
          </table:table-cell>
          <table:table-cell table:style-name="ce3" table:formula="of:=IF([.K237]&gt;[.K$177];[.K237];&quot;&quot;)">
            <text:p/>
          </table:table-cell>
          <table:table-cell table:style-name="ce3" table:formula="of:=IF([.L237]&gt;[.L$177];[.L237];&quot;&quot;)">
            <text:p/>
          </table:table-cell>
          <table:table-cell table:style-name="ce3" table:formula="of:=IF([.M237]&gt;[.M$177];[.M237];&quot;&quot;)" office:value-type="float" office:value="731.82" calcext:value-type="float">
            <text:p>731,82</text:p>
          </table:table-cell>
          <table:table-cell table:style-name="ce3" table:formula="of:=IF([.N237]&gt;[.N$177];[.N237];&quot;&quot;)" office:value-type="float" office:value="1369561.52" calcext:value-type="float">
            <text:p>1369561,52</text:p>
          </table:table-cell>
          <table:table-cell table:style-name="ce3" table:formula="of:=IF([.O237]&gt;[.O$177];[.O237];&quot;&quot;)">
            <text:p/>
          </table:table-cell>
          <table:table-cell table:style-name="ce3" table:formula="of:=IF([.P237]&gt;[.P$177];[.P237];&quot;&quot;)">
            <text:p/>
          </table:table-cell>
          <table:table-cell table:style-name="ce3" table:formula="of:=IF([.Q237]&gt;[.Q$177];[.Q237];&quot;&quot;)">
            <text:p/>
          </table:table-cell>
          <table:table-cell table:style-name="ce3" table:formula="of:=IF([.R237]&gt;[.R$177];[.R237];&quot;&quot;)">
            <text:p/>
          </table:table-cell>
          <table:table-cell table:style-name="ce3" table:formula="of:=IF([.S237]&gt;[.S$177];[.S237];&quot;&quot;)" office:value-type="float" office:value="48459.86" calcext:value-type="float">
            <text:p>48459,86</text:p>
          </table:table-cell>
          <table:table-cell table:style-name="ce3" table:formula="of:=IF([.T237]&gt;[.T$177];[.T237];&quot;&quot;)">
            <text:p/>
          </table:table-cell>
          <table:table-cell table:style-name="ce3" table:formula="of:=IF([.U237]&gt;[.U$177];[.U237];&quot;&quot;)">
            <text:p/>
          </table:table-cell>
          <table:table-cell table:style-name="ce3" table:formula="of:=IF([.V237]&gt;[.V$177];[.V23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([.B238]&gt;[.B$177];[.B238];&quot;&quot;)">
            <text:p/>
          </table:table-cell>
          <table:table-cell table:style-name="ce3" table:formula="of:=IF([.C238]&gt;[.C$177];[.C238];&quot;&quot;)" office:value-type="float" office:value="1046.32" calcext:value-type="float">
            <text:p>1046,32</text:p>
          </table:table-cell>
          <table:table-cell table:style-name="ce3" table:formula="of:=IF([.D238]&gt;[.D$177];[.D238];&quot;&quot;)">
            <text:p/>
          </table:table-cell>
          <table:table-cell table:style-name="ce3" table:formula="of:=IF([.E238]&gt;[.E$177];[.E238];&quot;&quot;)" office:value-type="float" office:value="3917817.56" calcext:value-type="float">
            <text:p>3917817,56</text:p>
          </table:table-cell>
          <table:table-cell table:style-name="ce3" table:formula="of:=IF([.F238]&gt;[.F$177];[.F238];&quot;&quot;)">
            <text:p/>
          </table:table-cell>
          <table:table-cell table:style-name="ce3" table:formula="of:=IF([.G238]&gt;[.G$177];[.G238];&quot;&quot;)">
            <text:p/>
          </table:table-cell>
          <table:table-cell table:style-name="ce3" table:formula="of:=IF([.H238]&gt;[.H$177];[.H238];&quot;&quot;)">
            <text:p/>
          </table:table-cell>
          <table:table-cell table:style-name="ce3" table:formula="of:=IF([.I238]&gt;[.I$177];[.I238];&quot;&quot;)" office:value-type="float" office:value="62910.12" calcext:value-type="float">
            <text:p>62910,12</text:p>
          </table:table-cell>
          <table:table-cell table:style-name="ce3" table:formula="of:=IF([.J238]&gt;[.J$177];[.J238];&quot;&quot;)">
            <text:p/>
          </table:table-cell>
          <table:table-cell table:style-name="ce3" table:formula="of:=IF([.K238]&gt;[.K$177];[.K238];&quot;&quot;)">
            <text:p/>
          </table:table-cell>
          <table:table-cell table:style-name="ce3" table:formula="of:=IF([.L238]&gt;[.L$177];[.L238];&quot;&quot;)">
            <text:p/>
          </table:table-cell>
          <table:table-cell table:style-name="ce3" table:formula="of:=IF([.M238]&gt;[.M$177];[.M238];&quot;&quot;)" office:value-type="float" office:value="411.02" calcext:value-type="float">
            <text:p>411,02</text:p>
          </table:table-cell>
          <table:table-cell table:style-name="ce3" table:formula="of:=IF([.N238]&gt;[.N$177];[.N238];&quot;&quot;)" office:value-type="float" office:value="1365823.92" calcext:value-type="float">
            <text:p>1365823,92</text:p>
          </table:table-cell>
          <table:table-cell table:style-name="ce3" table:formula="of:=IF([.O238]&gt;[.O$177];[.O238];&quot;&quot;)">
            <text:p/>
          </table:table-cell>
          <table:table-cell table:style-name="ce3" table:formula="of:=IF([.P238]&gt;[.P$177];[.P238];&quot;&quot;)">
            <text:p/>
          </table:table-cell>
          <table:table-cell table:style-name="ce3" table:formula="of:=IF([.Q238]&gt;[.Q$177];[.Q238];&quot;&quot;)">
            <text:p/>
          </table:table-cell>
          <table:table-cell table:style-name="ce3" table:formula="of:=IF([.R238]&gt;[.R$177];[.R238];&quot;&quot;)">
            <text:p/>
          </table:table-cell>
          <table:table-cell table:style-name="ce3" table:formula="of:=IF([.S238]&gt;[.S$177];[.S238];&quot;&quot;)" office:value-type="float" office:value="45747.06" calcext:value-type="float">
            <text:p>45747,06</text:p>
          </table:table-cell>
          <table:table-cell table:style-name="ce3" table:formula="of:=IF([.T238]&gt;[.T$177];[.T238];&quot;&quot;)">
            <text:p/>
          </table:table-cell>
          <table:table-cell table:style-name="ce3" table:formula="of:=IF([.U238]&gt;[.U$177];[.U238];&quot;&quot;)" office:value-type="float" office:value="25" calcext:value-type="float">
            <text:p>25</text:p>
          </table:table-cell>
          <table:table-cell table:style-name="ce3" table:formula="of:=IF([.V238]&gt;[.V$177];[.V2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([.B239]&gt;[.B$177];[.B239];&quot;&quot;)">
            <text:p/>
          </table:table-cell>
          <table:table-cell table:style-name="ce3" table:formula="of:=IF([.C239]&gt;[.C$177];[.C239];&quot;&quot;)" office:value-type="float" office:value="1207.12" calcext:value-type="float">
            <text:p>1207,12</text:p>
          </table:table-cell>
          <table:table-cell table:style-name="ce3" table:formula="of:=IF([.D239]&gt;[.D$177];[.D239];&quot;&quot;)">
            <text:p/>
          </table:table-cell>
          <table:table-cell table:style-name="ce3" table:formula="of:=IF([.E239]&gt;[.E$177];[.E239];&quot;&quot;)" office:value-type="float" office:value="4042986.36" calcext:value-type="float">
            <text:p>4042986,36</text:p>
          </table:table-cell>
          <table:table-cell table:style-name="ce3" table:formula="of:=IF([.F239]&gt;[.F$177];[.F239];&quot;&quot;)">
            <text:p/>
          </table:table-cell>
          <table:table-cell table:style-name="ce3" table:formula="of:=IF([.G239]&gt;[.G$177];[.G239];&quot;&quot;)">
            <text:p/>
          </table:table-cell>
          <table:table-cell table:style-name="ce3" table:formula="of:=IF([.H239]&gt;[.H$177];[.H239];&quot;&quot;)">
            <text:p/>
          </table:table-cell>
          <table:table-cell table:style-name="ce3" table:formula="of:=IF([.I239]&gt;[.I$177];[.I239];&quot;&quot;)" office:value-type="float" office:value="62910.12" calcext:value-type="float">
            <text:p>62910,12</text:p>
          </table:table-cell>
          <table:table-cell table:style-name="ce3" table:formula="of:=IF([.J239]&gt;[.J$177];[.J239];&quot;&quot;)">
            <text:p/>
          </table:table-cell>
          <table:table-cell table:style-name="ce3" table:formula="of:=IF([.K239]&gt;[.K$177];[.K239];&quot;&quot;)">
            <text:p/>
          </table:table-cell>
          <table:table-cell table:style-name="ce3" table:formula="of:=IF([.L239]&gt;[.L$177];[.L239];&quot;&quot;)" office:value-type="float" office:value="619.75" calcext:value-type="float">
            <text:p>619,75</text:p>
          </table:table-cell>
          <table:table-cell table:style-name="ce3" table:formula="of:=IF([.M239]&gt;[.M$177];[.M239];&quot;&quot;)" office:value-type="float" office:value="671.82" calcext:value-type="float">
            <text:p>671,82</text:p>
          </table:table-cell>
          <table:table-cell table:style-name="ce3" table:formula="of:=IF([.N239]&gt;[.N$177];[.N239];&quot;&quot;)" office:value-type="float" office:value="1443820.72" calcext:value-type="float">
            <text:p>1443820,72</text:p>
          </table:table-cell>
          <table:table-cell table:style-name="ce3" table:formula="of:=IF([.O239]&gt;[.O$177];[.O239];&quot;&quot;)">
            <text:p/>
          </table:table-cell>
          <table:table-cell table:style-name="ce3" table:formula="of:=IF([.P239]&gt;[.P$177];[.P239];&quot;&quot;)">
            <text:p/>
          </table:table-cell>
          <table:table-cell table:style-name="ce3" table:formula="of:=IF([.Q239]&gt;[.Q$177];[.Q239];&quot;&quot;)">
            <text:p/>
          </table:table-cell>
          <table:table-cell table:style-name="ce3" table:formula="of:=IF([.R239]&gt;[.R$177];[.R239];&quot;&quot;)">
            <text:p/>
          </table:table-cell>
          <table:table-cell table:style-name="ce3" table:formula="of:=IF([.S239]&gt;[.S$177];[.S239];&quot;&quot;)" office:value-type="float" office:value="51172.66" calcext:value-type="float">
            <text:p>51172,66</text:p>
          </table:table-cell>
          <table:table-cell table:style-name="ce3" table:formula="of:=IF([.T239]&gt;[.T$177];[.T239];&quot;&quot;)" office:value-type="float" office:value="149.3" calcext:value-type="float">
            <text:p>149,3</text:p>
          </table:table-cell>
          <table:table-cell table:style-name="ce3" table:formula="of:=IF([.U239]&gt;[.U$177];[.U239];&quot;&quot;)">
            <text:p/>
          </table:table-cell>
          <table:table-cell table:style-name="ce3" table:formula="of:=IF([.V239]&gt;[.V$177];[.V23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([.B240]&gt;[.B$177];[.B240];&quot;&quot;)">
            <text:p/>
          </table:table-cell>
          <table:table-cell table:style-name="ce3" table:formula="of:=IF([.C240]&gt;[.C$177];[.C240];&quot;&quot;)" office:value-type="float" office:value="1487.52" calcext:value-type="float">
            <text:p>1487,52</text:p>
          </table:table-cell>
          <table:table-cell table:style-name="ce3" table:formula="of:=IF([.D240]&gt;[.D$177];[.D240];&quot;&quot;)" office:value-type="float" office:value="8590.52" calcext:value-type="float">
            <text:p>8590,52</text:p>
          </table:table-cell>
          <table:table-cell table:style-name="ce3" table:formula="of:=IF([.E240]&gt;[.E$177];[.E240];&quot;&quot;)" office:value-type="float" office:value="4021202.66" calcext:value-type="float">
            <text:p>4021202,66</text:p>
          </table:table-cell>
          <table:table-cell table:style-name="ce3" table:formula="of:=IF([.F240]&gt;[.F$177];[.F240];&quot;&quot;)">
            <text:p/>
          </table:table-cell>
          <table:table-cell table:style-name="ce3" table:formula="of:=IF([.G240]&gt;[.G$177];[.G240];&quot;&quot;)">
            <text:p/>
          </table:table-cell>
          <table:table-cell table:style-name="ce3" table:formula="of:=IF([.H240]&gt;[.H$177];[.H240];&quot;&quot;)">
            <text:p/>
          </table:table-cell>
          <table:table-cell table:style-name="ce3" table:formula="of:=IF([.I240]&gt;[.I$177];[.I240];&quot;&quot;)" office:value-type="float" office:value="60197.32" calcext:value-type="float">
            <text:p>60197,32</text:p>
          </table:table-cell>
          <table:table-cell table:style-name="ce3" table:formula="of:=IF([.J240]&gt;[.J$177];[.J240];&quot;&quot;)">
            <text:p/>
          </table:table-cell>
          <table:table-cell table:style-name="ce3" table:formula="of:=IF([.K240]&gt;[.K$177];[.K240];&quot;&quot;)">
            <text:p/>
          </table:table-cell>
          <table:table-cell table:style-name="ce3" table:formula="of:=IF([.L240]&gt;[.L$177];[.L240];&quot;&quot;)" office:value-type="float" office:value="740.35" calcext:value-type="float">
            <text:p>740,35</text:p>
          </table:table-cell>
          <table:table-cell table:style-name="ce3" table:formula="of:=IF([.M240]&gt;[.M$177];[.M240];&quot;&quot;)" office:value-type="float" office:value="1112.82" calcext:value-type="float">
            <text:p>1112,82</text:p>
          </table:table-cell>
          <table:table-cell table:style-name="ce3" table:formula="of:=IF([.N240]&gt;[.N$177];[.N240];&quot;&quot;)" office:value-type="float" office:value="1416915.12" calcext:value-type="float">
            <text:p>1416915,12</text:p>
          </table:table-cell>
          <table:table-cell table:style-name="ce3" table:formula="of:=IF([.O240]&gt;[.O$177];[.O240];&quot;&quot;)">
            <text:p/>
          </table:table-cell>
          <table:table-cell table:style-name="ce3" table:formula="of:=IF([.P240]&gt;[.P$177];[.P240];&quot;&quot;)">
            <text:p/>
          </table:table-cell>
          <table:table-cell table:style-name="ce3" table:formula="of:=IF([.Q240]&gt;[.Q$177];[.Q240];&quot;&quot;)">
            <text:p/>
          </table:table-cell>
          <table:table-cell table:style-name="ce3" table:formula="of:=IF([.R240]&gt;[.R$177];[.R240];&quot;&quot;)">
            <text:p/>
          </table:table-cell>
          <table:table-cell table:style-name="ce3" table:formula="of:=IF([.S240]&gt;[.S$177];[.S240];&quot;&quot;)" office:value-type="float" office:value="56625.46" calcext:value-type="float">
            <text:p>56625,46</text:p>
          </table:table-cell>
          <table:table-cell table:style-name="ce3" table:formula="of:=IF([.T240]&gt;[.T$177];[.T240];&quot;&quot;)">
            <text:p/>
          </table:table-cell>
          <table:table-cell table:style-name="ce3" table:formula="of:=IF([.U240]&gt;[.U$177];[.U240];&quot;&quot;)">
            <text:p/>
          </table:table-cell>
          <table:table-cell table:style-name="ce3" table:formula="of:=IF([.V240]&gt;[.V$177];[.V2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([.B241]&gt;[.B$177];[.B241];&quot;&quot;)">
            <text:p/>
          </table:table-cell>
          <table:table-cell table:style-name="ce3" table:formula="of:=IF([.C241]&gt;[.C$177];[.C241];&quot;&quot;)" office:value-type="float" office:value="1046.32" calcext:value-type="float">
            <text:p>1046,32</text:p>
          </table:table-cell>
          <table:table-cell table:style-name="ce3" table:formula="of:=IF([.D241]&gt;[.D$177];[.D241];&quot;&quot;)">
            <text:p/>
          </table:table-cell>
          <table:table-cell table:style-name="ce3" table:formula="of:=IF([.E241]&gt;[.E$177];[.E241];&quot;&quot;)" office:value-type="float" office:value="3931489.56" calcext:value-type="float">
            <text:p>3931489,56</text:p>
          </table:table-cell>
          <table:table-cell table:style-name="ce3" table:formula="of:=IF([.F241]&gt;[.F$177];[.F241];&quot;&quot;)">
            <text:p/>
          </table:table-cell>
          <table:table-cell table:style-name="ce3" table:formula="of:=IF([.G241]&gt;[.G$177];[.G241];&quot;&quot;)">
            <text:p/>
          </table:table-cell>
          <table:table-cell table:style-name="ce3" table:formula="of:=IF([.H241]&gt;[.H$177];[.H241];&quot;&quot;)">
            <text:p/>
          </table:table-cell>
          <table:table-cell table:style-name="ce3" table:formula="of:=IF([.I241]&gt;[.I$177];[.I241];&quot;&quot;)" office:value-type="float" office:value="60197.32" calcext:value-type="float">
            <text:p>60197,32</text:p>
          </table:table-cell>
          <table:table-cell table:style-name="ce3" table:formula="of:=IF([.J241]&gt;[.J$177];[.J241];&quot;&quot;)">
            <text:p/>
          </table:table-cell>
          <table:table-cell table:style-name="ce3" table:formula="of:=IF([.K241]&gt;[.K$177];[.K241];&quot;&quot;)">
            <text:p/>
          </table:table-cell>
          <table:table-cell table:style-name="ce3" table:formula="of:=IF([.L241]&gt;[.L$177];[.L241];&quot;&quot;)" office:value-type="float" office:value="524.65" calcext:value-type="float">
            <text:p>524,65</text:p>
          </table:table-cell>
          <table:table-cell table:style-name="ce3" table:formula="of:=IF([.M241]&gt;[.M$177];[.M241];&quot;&quot;)" office:value-type="float" office:value="531.22" calcext:value-type="float">
            <text:p>531,22</text:p>
          </table:table-cell>
          <table:table-cell table:style-name="ce3" table:formula="of:=IF([.N241]&gt;[.N$177];[.N241];&quot;&quot;)" office:value-type="float" office:value="1415827.12" calcext:value-type="float">
            <text:p>1415827,12</text:p>
          </table:table-cell>
          <table:table-cell table:style-name="ce3" table:formula="of:=IF([.O241]&gt;[.O$177];[.O241];&quot;&quot;)" office:value-type="float" office:value="81.25" calcext:value-type="float">
            <text:p>81,25</text:p>
          </table:table-cell>
          <table:table-cell table:style-name="ce3" table:formula="of:=IF([.P241]&gt;[.P$177];[.P241];&quot;&quot;)">
            <text:p/>
          </table:table-cell>
          <table:table-cell table:style-name="ce3" table:formula="of:=IF([.Q241]&gt;[.Q$177];[.Q241];&quot;&quot;)">
            <text:p/>
          </table:table-cell>
          <table:table-cell table:style-name="ce3" table:formula="of:=IF([.R241]&gt;[.R$177];[.R241];&quot;&quot;)">
            <text:p/>
          </table:table-cell>
          <table:table-cell table:style-name="ce3" table:formula="of:=IF([.S241]&gt;[.S$177];[.S241];&quot;&quot;)" office:value-type="float" office:value="53912.66" calcext:value-type="float">
            <text:p>53912,66</text:p>
          </table:table-cell>
          <table:table-cell table:style-name="ce3" table:formula="of:=IF([.T241]&gt;[.T$177];[.T241];&quot;&quot;)" office:value-type="float" office:value="154" calcext:value-type="float">
            <text:p>154</text:p>
          </table:table-cell>
          <table:table-cell table:style-name="ce3" table:formula="of:=IF([.U241]&gt;[.U$177];[.U241];&quot;&quot;)">
            <text:p/>
          </table:table-cell>
          <table:table-cell table:style-name="ce3" table:formula="of:=IF([.V241]&gt;[.V$177];[.V24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([.B242]&gt;[.B$177];[.B242];&quot;&quot;)">
            <text:p/>
          </table:table-cell>
          <table:table-cell table:style-name="ce3" table:formula="of:=IF([.C242]&gt;[.C$177];[.C242];&quot;&quot;)" office:value-type="float" office:value="1146.52" calcext:value-type="float">
            <text:p>1146,52</text:p>
          </table:table-cell>
          <table:table-cell table:style-name="ce3" table:formula="of:=IF([.D242]&gt;[.D$177];[.D242];&quot;&quot;)">
            <text:p/>
          </table:table-cell>
          <table:table-cell table:style-name="ce3" table:formula="of:=IF([.E242]&gt;[.E$177];[.E242];&quot;&quot;)" office:value-type="float" office:value="3887976.06" calcext:value-type="float">
            <text:p>3887976,06</text:p>
          </table:table-cell>
          <table:table-cell table:style-name="ce3" table:formula="of:=IF([.F242]&gt;[.F$177];[.F242];&quot;&quot;)">
            <text:p/>
          </table:table-cell>
          <table:table-cell table:style-name="ce3" table:formula="of:=IF([.G242]&gt;[.G$177];[.G242];&quot;&quot;)">
            <text:p/>
          </table:table-cell>
          <table:table-cell table:style-name="ce3" table:formula="of:=IF([.H242]&gt;[.H$177];[.H242];&quot;&quot;)">
            <text:p/>
          </table:table-cell>
          <table:table-cell table:style-name="ce3" table:formula="of:=IF([.I242]&gt;[.I$177];[.I242];&quot;&quot;)" office:value-type="float" office:value="62910.12" calcext:value-type="float">
            <text:p>62910,12</text:p>
          </table:table-cell>
          <table:table-cell table:style-name="ce3" table:formula="of:=IF([.J242]&gt;[.J$177];[.J242];&quot;&quot;)">
            <text:p/>
          </table:table-cell>
          <table:table-cell table:style-name="ce3" table:formula="of:=IF([.K242]&gt;[.K$177];[.K242];&quot;&quot;)">
            <text:p/>
          </table:table-cell>
          <table:table-cell table:style-name="ce3" table:formula="of:=IF([.L242]&gt;[.L$177];[.L242];&quot;&quot;)">
            <text:p/>
          </table:table-cell>
          <table:table-cell table:style-name="ce3" table:formula="of:=IF([.M242]&gt;[.M$177];[.M242];&quot;&quot;)" office:value-type="float" office:value="892.22" calcext:value-type="float">
            <text:p>892,22</text:p>
          </table:table-cell>
          <table:table-cell table:style-name="ce3" table:formula="of:=IF([.N242]&gt;[.N$177];[.N242];&quot;&quot;)" office:value-type="float" office:value="1442265.52" calcext:value-type="float">
            <text:p>1442265,52</text:p>
          </table:table-cell>
          <table:table-cell table:style-name="ce3" table:formula="of:=IF([.O242]&gt;[.O$177];[.O242];&quot;&quot;)">
            <text:p/>
          </table:table-cell>
          <table:table-cell table:style-name="ce3" table:formula="of:=IF([.P242]&gt;[.P$177];[.P242];&quot;&quot;)">
            <text:p/>
          </table:table-cell>
          <table:table-cell table:style-name="ce3" table:formula="of:=IF([.Q242]&gt;[.Q$177];[.Q242];&quot;&quot;)">
            <text:p/>
          </table:table-cell>
          <table:table-cell table:style-name="ce3" table:formula="of:=IF([.R242]&gt;[.R$177];[.R242];&quot;&quot;)">
            <text:p/>
          </table:table-cell>
          <table:table-cell table:style-name="ce3" table:formula="of:=IF([.S242]&gt;[.S$177];[.S242];&quot;&quot;)" office:value-type="float" office:value="51172.66" calcext:value-type="float">
            <text:p>51172,66</text:p>
          </table:table-cell>
          <table:table-cell table:style-name="ce3" table:formula="of:=IF([.T242]&gt;[.T$177];[.T242];&quot;&quot;)">
            <text:p/>
          </table:table-cell>
          <table:table-cell table:style-name="ce3" table:formula="of:=IF([.U242]&gt;[.U$177];[.U242];&quot;&quot;)">
            <text:p/>
          </table:table-cell>
          <table:table-cell table:style-name="ce3" table:formula="of:=IF([.V242]&gt;[.V$177];[.V2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([.B243]&gt;[.B$177];[.B243];&quot;&quot;)">
            <text:p/>
          </table:table-cell>
          <table:table-cell table:style-name="ce3" table:formula="of:=IF([.C243]&gt;[.C$177];[.C243];&quot;&quot;)" office:value-type="float" office:value="1547.72" calcext:value-type="float">
            <text:p>1547,72</text:p>
          </table:table-cell>
          <table:table-cell table:style-name="ce3" table:formula="of:=IF([.D243]&gt;[.D$177];[.D243];&quot;&quot;)">
            <text:p/>
          </table:table-cell>
          <table:table-cell table:style-name="ce3" table:formula="of:=IF([.E243]&gt;[.E$177];[.E243];&quot;&quot;)" office:value-type="float" office:value="3896060.66" calcext:value-type="float">
            <text:p>3896060,66</text:p>
          </table:table-cell>
          <table:table-cell table:style-name="ce3" table:formula="of:=IF([.F243]&gt;[.F$177];[.F243];&quot;&quot;)">
            <text:p/>
          </table:table-cell>
          <table:table-cell table:style-name="ce3" table:formula="of:=IF([.G243]&gt;[.G$177];[.G243];&quot;&quot;)">
            <text:p/>
          </table:table-cell>
          <table:table-cell table:style-name="ce3" table:formula="of:=IF([.H243]&gt;[.H$177];[.H243];&quot;&quot;)">
            <text:p/>
          </table:table-cell>
          <table:table-cell table:style-name="ce3" table:formula="of:=IF([.I243]&gt;[.I$177];[.I243];&quot;&quot;)" office:value-type="float" office:value="65622.92" calcext:value-type="float">
            <text:p>65622,92</text:p>
          </table:table-cell>
          <table:table-cell table:style-name="ce3" table:formula="of:=IF([.J243]&gt;[.J$177];[.J243];&quot;&quot;)">
            <text:p/>
          </table:table-cell>
          <table:table-cell table:style-name="ce3" table:formula="of:=IF([.K243]&gt;[.K$177];[.K243];&quot;&quot;)" office:value-type="float" office:value="2293.68" calcext:value-type="float">
            <text:p>2293,68</text:p>
          </table:table-cell>
          <table:table-cell table:style-name="ce3" table:formula="of:=IF([.L243]&gt;[.L$177];[.L243];&quot;&quot;)" office:value-type="float" office:value="1883.35" calcext:value-type="float">
            <text:p>1883,35</text:p>
          </table:table-cell>
          <table:table-cell table:style-name="ce3" table:formula="of:=IF([.M243]&gt;[.M$177];[.M243];&quot;&quot;)" office:value-type="float" office:value="691.62" calcext:value-type="float">
            <text:p>691,62</text:p>
          </table:table-cell>
          <table:table-cell table:style-name="ce3" table:formula="of:=IF([.N243]&gt;[.N$177];[.N243];&quot;&quot;)" office:value-type="float" office:value="1478444.72" calcext:value-type="float">
            <text:p>1478444,72</text:p>
          </table:table-cell>
          <table:table-cell table:style-name="ce3" table:formula="of:=IF([.O243]&gt;[.O$177];[.O243];&quot;&quot;)">
            <text:p/>
          </table:table-cell>
          <table:table-cell table:style-name="ce3" table:formula="of:=IF([.P243]&gt;[.P$177];[.P243];&quot;&quot;)">
            <text:p/>
          </table:table-cell>
          <table:table-cell table:style-name="ce3" table:formula="of:=IF([.Q243]&gt;[.Q$177];[.Q243];&quot;&quot;)">
            <text:p/>
          </table:table-cell>
          <table:table-cell table:style-name="ce3" table:formula="of:=IF([.R243]&gt;[.R$177];[.R243];&quot;&quot;)" office:value-type="float" office:value="681.53" calcext:value-type="float">
            <text:p>681,53</text:p>
          </table:table-cell>
          <table:table-cell table:style-name="ce3" table:formula="of:=IF([.S243]&gt;[.S$177];[.S243];&quot;&quot;)" office:value-type="float" office:value="59338.26" calcext:value-type="float">
            <text:p>59338,26</text:p>
          </table:table-cell>
          <table:table-cell table:style-name="ce3" table:formula="of:=IF([.T243]&gt;[.T$177];[.T243];&quot;&quot;)" office:value-type="float" office:value="715.6" calcext:value-type="float">
            <text:p>715,6</text:p>
          </table:table-cell>
          <table:table-cell table:style-name="ce3" table:formula="of:=IF([.U243]&gt;[.U$177];[.U243];&quot;&quot;)">
            <text:p/>
          </table:table-cell>
          <table:table-cell table:style-name="ce3" table:formula="of:=IF([.V243]&gt;[.V$177];[.V24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([.B244]&gt;[.B$177];[.B244];&quot;&quot;)">
            <text:p/>
          </table:table-cell>
          <table:table-cell table:style-name="ce3" table:formula="of:=IF([.C244]&gt;[.C$177];[.C244];&quot;&quot;)" office:value-type="float" office:value="1447.32" calcext:value-type="float">
            <text:p>1447,32</text:p>
          </table:table-cell>
          <table:table-cell table:style-name="ce3" table:formula="of:=IF([.D244]&gt;[.D$177];[.D244];&quot;&quot;)" office:value-type="float" office:value="8590.52" calcext:value-type="float">
            <text:p>8590,52</text:p>
          </table:table-cell>
          <table:table-cell table:style-name="ce3" table:formula="of:=IF([.E244]&gt;[.E$177];[.E244];&quot;&quot;)" office:value-type="float" office:value="3958672.06" calcext:value-type="float">
            <text:p>3958672,06</text:p>
          </table:table-cell>
          <table:table-cell table:style-name="ce3" table:formula="of:=IF([.F244]&gt;[.F$177];[.F244];&quot;&quot;)">
            <text:p/>
          </table:table-cell>
          <table:table-cell table:style-name="ce3" table:formula="of:=IF([.G244]&gt;[.G$177];[.G244];&quot;&quot;)">
            <text:p/>
          </table:table-cell>
          <table:table-cell table:style-name="ce3" table:formula="of:=IF([.H244]&gt;[.H$177];[.H244];&quot;&quot;)">
            <text:p/>
          </table:table-cell>
          <table:table-cell table:style-name="ce3" table:formula="of:=IF([.I244]&gt;[.I$177];[.I244];&quot;&quot;)" office:value-type="float" office:value="62910.12" calcext:value-type="float">
            <text:p>62910,12</text:p>
          </table:table-cell>
          <table:table-cell table:style-name="ce3" table:formula="of:=IF([.J244]&gt;[.J$177];[.J244];&quot;&quot;)" office:value-type="float" office:value="1522.42" calcext:value-type="float">
            <text:p>1522,42</text:p>
          </table:table-cell>
          <table:table-cell table:style-name="ce3" table:formula="of:=IF([.K244]&gt;[.K$177];[.K244];&quot;&quot;)" office:value-type="float" office:value="1571.88" calcext:value-type="float">
            <text:p>1571,88</text:p>
          </table:table-cell>
          <table:table-cell table:style-name="ce3" table:formula="of:=IF([.L244]&gt;[.L$177];[.L244];&quot;&quot;)" office:value-type="float" office:value="1622.55" calcext:value-type="float">
            <text:p>1622,55</text:p>
          </table:table-cell>
          <table:table-cell table:style-name="ce3" table:formula="of:=IF([.M244]&gt;[.M$177];[.M244];&quot;&quot;)" office:value-type="float" office:value="1032.62" calcext:value-type="float">
            <text:p>1032,62</text:p>
          </table:table-cell>
          <table:table-cell table:style-name="ce3" table:formula="of:=IF([.N244]&gt;[.N$177];[.N244];&quot;&quot;)" office:value-type="float" office:value="1508633.52" calcext:value-type="float">
            <text:p>1508633,52</text:p>
          </table:table-cell>
          <table:table-cell table:style-name="ce3" table:formula="of:=IF([.O244]&gt;[.O$177];[.O244];&quot;&quot;)" office:value-type="float" office:value="68.75" calcext:value-type="float">
            <text:p>68,75</text:p>
          </table:table-cell>
          <table:table-cell table:style-name="ce3" table:formula="of:=IF([.P244]&gt;[.P$177];[.P244];&quot;&quot;)">
            <text:p/>
          </table:table-cell>
          <table:table-cell table:style-name="ce3" table:formula="of:=IF([.Q244]&gt;[.Q$177];[.Q244];&quot;&quot;)">
            <text:p/>
          </table:table-cell>
          <table:table-cell table:style-name="ce3" table:formula="of:=IF([.R244]&gt;[.R$177];[.R244];&quot;&quot;)" office:value-type="float" office:value="371.33" calcext:value-type="float">
            <text:p>371,33</text:p>
          </table:table-cell>
          <table:table-cell table:style-name="ce3" table:formula="of:=IF([.S244]&gt;[.S$177];[.S244];&quot;&quot;)" office:value-type="float" office:value="59338.26" calcext:value-type="float">
            <text:p>59338,26</text:p>
          </table:table-cell>
          <table:table-cell table:style-name="ce3" table:formula="of:=IF([.T244]&gt;[.T$177];[.T244];&quot;&quot;)" office:value-type="float" office:value="394.8" calcext:value-type="float">
            <text:p>394,8</text:p>
          </table:table-cell>
          <table:table-cell table:style-name="ce3" table:formula="of:=IF([.U244]&gt;[.U$177];[.U244];&quot;&quot;)">
            <text:p/>
          </table:table-cell>
          <table:table-cell table:style-name="ce3" table:formula="of:=IF([.V244]&gt;[.V$177];[.V2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([.B245]&gt;[.B$177];[.B245];&quot;&quot;)">
            <text:p/>
          </table:table-cell>
          <table:table-cell table:style-name="ce3" table:formula="of:=IF([.C245]&gt;[.C$177];[.C245];&quot;&quot;)" office:value-type="float" office:value="1848.32" calcext:value-type="float">
            <text:p>1848,32</text:p>
          </table:table-cell>
          <table:table-cell table:style-name="ce3" table:formula="of:=IF([.D245]&gt;[.D$177];[.D245];&quot;&quot;)" office:value-type="float" office:value="6555.92" calcext:value-type="float">
            <text:p>6555,92</text:p>
          </table:table-cell>
          <table:table-cell table:style-name="ce3" table:formula="of:=IF([.E245]&gt;[.E$177];[.E245];&quot;&quot;)" office:value-type="float" office:value="3969550.46" calcext:value-type="float">
            <text:p>3969550,46</text:p>
          </table:table-cell>
          <table:table-cell table:style-name="ce3" table:formula="of:=IF([.F245]&gt;[.F$177];[.F245];&quot;&quot;)">
            <text:p/>
          </table:table-cell>
          <table:table-cell table:style-name="ce3" table:formula="of:=IF([.G245]&gt;[.G$177];[.G245];&quot;&quot;)">
            <text:p/>
          </table:table-cell>
          <table:table-cell table:style-name="ce3" table:formula="of:=IF([.H245]&gt;[.H$177];[.H245];&quot;&quot;)">
            <text:p/>
          </table:table-cell>
          <table:table-cell table:style-name="ce3" table:formula="of:=IF([.I245]&gt;[.I$177];[.I245];&quot;&quot;)" office:value-type="float" office:value="65650.12" calcext:value-type="float">
            <text:p>65650,12</text:p>
          </table:table-cell>
          <table:table-cell table:style-name="ce3" table:formula="of:=IF([.J245]&gt;[.J$177];[.J245];&quot;&quot;)">
            <text:p/>
          </table:table-cell>
          <table:table-cell table:style-name="ce3" table:formula="of:=IF([.K245]&gt;[.K$177];[.K245];&quot;&quot;)">
            <text:p/>
          </table:table-cell>
          <table:table-cell table:style-name="ce3" table:formula="of:=IF([.L245]&gt;[.L$177];[.L245];&quot;&quot;)" office:value-type="float" office:value="1181.55" calcext:value-type="float">
            <text:p>1181,55</text:p>
          </table:table-cell>
          <table:table-cell table:style-name="ce3" table:formula="of:=IF([.M245]&gt;[.M$177];[.M245];&quot;&quot;)" office:value-type="float" office:value="1052.62" calcext:value-type="float">
            <text:p>1052,62</text:p>
          </table:table-cell>
          <table:table-cell table:style-name="ce3" table:formula="of:=IF([.N245]&gt;[.N$177];[.N245];&quot;&quot;)" office:value-type="float" office:value="1554758.32" calcext:value-type="float">
            <text:p>1554758,32</text:p>
          </table:table-cell>
          <table:table-cell table:style-name="ce3" table:formula="of:=IF([.O245]&gt;[.O$177];[.O245];&quot;&quot;)" office:value-type="float" office:value="131.25" calcext:value-type="float">
            <text:p>131,25</text:p>
          </table:table-cell>
          <table:table-cell table:style-name="ce3" table:formula="of:=IF([.P245]&gt;[.P$177];[.P245];&quot;&quot;)">
            <text:p/>
          </table:table-cell>
          <table:table-cell table:style-name="ce3" table:formula="of:=IF([.Q245]&gt;[.Q$177];[.Q245];&quot;&quot;)">
            <text:p/>
          </table:table-cell>
          <table:table-cell table:style-name="ce3" table:formula="of:=IF([.R245]&gt;[.R$177];[.R245];&quot;&quot;)" office:value-type="float" office:value="171.33" calcext:value-type="float">
            <text:p>171,33</text:p>
          </table:table-cell>
          <table:table-cell table:style-name="ce3" table:formula="of:=IF([.S245]&gt;[.S$177];[.S245];&quot;&quot;)" office:value-type="float" office:value="56625.46" calcext:value-type="float">
            <text:p>56625,46</text:p>
          </table:table-cell>
          <table:table-cell table:style-name="ce3" table:formula="of:=IF([.T245]&gt;[.T$177];[.T245];&quot;&quot;)" office:value-type="float" office:value="194" calcext:value-type="float">
            <text:p>194</text:p>
          </table:table-cell>
          <table:table-cell table:style-name="ce3" table:formula="of:=IF([.U245]&gt;[.U$177];[.U245];&quot;&quot;)">
            <text:p/>
          </table:table-cell>
          <table:table-cell table:style-name="ce3" table:formula="of:=IF([.V245]&gt;[.V$177];[.V24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([.B246]&gt;[.B$177];[.B246];&quot;&quot;)">
            <text:p/>
          </table:table-cell>
          <table:table-cell table:style-name="ce3" table:formula="of:=IF([.C246]&gt;[.C$177];[.C246];&quot;&quot;)" office:value-type="float" office:value="1667.92" calcext:value-type="float">
            <text:p>1667,92</text:p>
          </table:table-cell>
          <table:table-cell table:style-name="ce3" table:formula="of:=IF([.D246]&gt;[.D$177];[.D246];&quot;&quot;)" office:value-type="float" office:value="6555.92" calcext:value-type="float">
            <text:p>6555,92</text:p>
          </table:table-cell>
          <table:table-cell table:style-name="ce3" table:formula="of:=IF([.E246]&gt;[.E$177];[.E246];&quot;&quot;)" office:value-type="float" office:value="4034820.96" calcext:value-type="float">
            <text:p>4034820,96</text:p>
          </table:table-cell>
          <table:table-cell table:style-name="ce3" table:formula="of:=IF([.F246]&gt;[.F$177];[.F246];&quot;&quot;)">
            <text:p/>
          </table:table-cell>
          <table:table-cell table:style-name="ce3" table:formula="of:=IF([.G246]&gt;[.G$177];[.G246];&quot;&quot;)">
            <text:p/>
          </table:table-cell>
          <table:table-cell table:style-name="ce3" table:formula="of:=IF([.H246]&gt;[.H$177];[.H246];&quot;&quot;)">
            <text:p/>
          </table:table-cell>
          <table:table-cell table:style-name="ce3" table:formula="of:=IF([.I246]&gt;[.I$177];[.I246];&quot;&quot;)" office:value-type="float" office:value="60197.32" calcext:value-type="float">
            <text:p>60197,32</text:p>
          </table:table-cell>
          <table:table-cell table:style-name="ce3" table:formula="of:=IF([.J246]&gt;[.J$177];[.J246];&quot;&quot;)">
            <text:p/>
          </table:table-cell>
          <table:table-cell table:style-name="ce3" table:formula="of:=IF([.K246]&gt;[.K$177];[.K246];&quot;&quot;)">
            <text:p/>
          </table:table-cell>
          <table:table-cell table:style-name="ce3" table:formula="of:=IF([.L246]&gt;[.L$177];[.L246];&quot;&quot;)" office:value-type="float" office:value="740.15" calcext:value-type="float">
            <text:p>740,15</text:p>
          </table:table-cell>
          <table:table-cell table:style-name="ce3" table:formula="of:=IF([.M246]&gt;[.M$177];[.M246];&quot;&quot;)" office:value-type="float" office:value="1012.62" calcext:value-type="float">
            <text:p>1012,62</text:p>
          </table:table-cell>
          <table:table-cell table:style-name="ce3" table:formula="of:=IF([.N246]&gt;[.N$177];[.N246];&quot;&quot;)" office:value-type="float" office:value="1558707.12" calcext:value-type="float">
            <text:p>1558707,12</text:p>
          </table:table-cell>
          <table:table-cell table:style-name="ce3" table:formula="of:=IF([.O246]&gt;[.O$177];[.O246];&quot;&quot;)">
            <text:p/>
          </table:table-cell>
          <table:table-cell table:style-name="ce3" table:formula="of:=IF([.P246]&gt;[.P$177];[.P246];&quot;&quot;)">
            <text:p/>
          </table:table-cell>
          <table:table-cell table:style-name="ce3" table:formula="of:=IF([.Q246]&gt;[.Q$177];[.Q246];&quot;&quot;)">
            <text:p/>
          </table:table-cell>
          <table:table-cell table:style-name="ce3" table:formula="of:=IF([.R246]&gt;[.R$177];[.R246];&quot;&quot;)" office:value-type="float" office:value="346.33" calcext:value-type="float">
            <text:p>346,33</text:p>
          </table:table-cell>
          <table:table-cell table:style-name="ce3" table:formula="of:=IF([.S246]&gt;[.S$177];[.S246];&quot;&quot;)" office:value-type="float" office:value="59338.26" calcext:value-type="float">
            <text:p>59338,26</text:p>
          </table:table-cell>
          <table:table-cell table:style-name="ce3" table:formula="of:=IF([.T246]&gt;[.T$177];[.T246];&quot;&quot;)" office:value-type="float" office:value="424.8" calcext:value-type="float">
            <text:p>424,8</text:p>
          </table:table-cell>
          <table:table-cell table:style-name="ce3" table:formula="of:=IF([.U246]&gt;[.U$177];[.U246];&quot;&quot;)">
            <text:p/>
          </table:table-cell>
          <table:table-cell table:style-name="ce3" table:formula="of:=IF([.V246]&gt;[.V$177];[.V2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([.B247]&gt;[.B$177];[.B247];&quot;&quot;)">
            <text:p/>
          </table:table-cell>
          <table:table-cell table:style-name="ce3" table:formula="of:=IF([.C247]&gt;[.C$177];[.C247];&quot;&quot;)" office:value-type="float" office:value="1347.12" calcext:value-type="float">
            <text:p>1347,12</text:p>
          </table:table-cell>
          <table:table-cell table:style-name="ce3" table:formula="of:=IF([.D247]&gt;[.D$177];[.D247];&quot;&quot;)" office:value-type="float" office:value="6555.92" calcext:value-type="float">
            <text:p>6555,92</text:p>
          </table:table-cell>
          <table:table-cell table:style-name="ce3" table:formula="of:=IF([.E247]&gt;[.E$177];[.E247];&quot;&quot;)" office:value-type="float" office:value="4029395.36" calcext:value-type="float">
            <text:p>4029395,36</text:p>
          </table:table-cell>
          <table:table-cell table:style-name="ce3" table:formula="of:=IF([.F247]&gt;[.F$177];[.F247];&quot;&quot;)">
            <text:p/>
          </table:table-cell>
          <table:table-cell table:style-name="ce3" table:formula="of:=IF([.G247]&gt;[.G$177];[.G247];&quot;&quot;)">
            <text:p/>
          </table:table-cell>
          <table:table-cell table:style-name="ce3" table:formula="of:=IF([.H247]&gt;[.H$177];[.H247];&quot;&quot;)" office:value-type="float" office:value="533.4" calcext:value-type="float">
            <text:p>533,4</text:p>
          </table:table-cell>
          <table:table-cell table:style-name="ce3" table:formula="of:=IF([.I247]&gt;[.I$177];[.I247];&quot;&quot;)" office:value-type="float" office:value="62910.12" calcext:value-type="float">
            <text:p>62910,12</text:p>
          </table:table-cell>
          <table:table-cell table:style-name="ce3" table:formula="of:=IF([.J247]&gt;[.J$177];[.J247];&quot;&quot;)">
            <text:p/>
          </table:table-cell>
          <table:table-cell table:style-name="ce3" table:formula="of:=IF([.K247]&gt;[.K$177];[.K247];&quot;&quot;)">
            <text:p/>
          </table:table-cell>
          <table:table-cell table:style-name="ce3" table:formula="of:=IF([.L247]&gt;[.L$177];[.L247];&quot;&quot;)">
            <text:p/>
          </table:table-cell>
          <table:table-cell table:style-name="ce3" table:formula="of:=IF([.M247]&gt;[.M$177];[.M247];&quot;&quot;)" office:value-type="float" office:value="711.62" calcext:value-type="float">
            <text:p>711,62</text:p>
          </table:table-cell>
          <table:table-cell table:style-name="ce3" table:formula="of:=IF([.N247]&gt;[.N$177];[.N247];&quot;&quot;)" office:value-type="float" office:value="1602604.72" calcext:value-type="float">
            <text:p>1602604,72</text:p>
          </table:table-cell>
          <table:table-cell table:style-name="ce3" table:formula="of:=IF([.O247]&gt;[.O$177];[.O247];&quot;&quot;)" office:value-type="float" office:value="106.25" calcext:value-type="float">
            <text:p>106,25</text:p>
          </table:table-cell>
          <table:table-cell table:style-name="ce3" table:formula="of:=IF([.P247]&gt;[.P$177];[.P247];&quot;&quot;)">
            <text:p/>
          </table:table-cell>
          <table:table-cell table:style-name="ce3" table:formula="of:=IF([.Q247]&gt;[.Q$177];[.Q247];&quot;&quot;)">
            <text:p/>
          </table:table-cell>
          <table:table-cell table:style-name="ce3" table:formula="of:=IF([.R247]&gt;[.R$177];[.R247];&quot;&quot;)">
            <text:p/>
          </table:table-cell>
          <table:table-cell table:style-name="ce3" table:formula="of:=IF([.S247]&gt;[.S$177];[.S247];&quot;&quot;)" office:value-type="float" office:value="56625.46" calcext:value-type="float">
            <text:p>56625,46</text:p>
          </table:table-cell>
          <table:table-cell table:style-name="ce3" table:formula="of:=IF([.T247]&gt;[.T$177];[.T247];&quot;&quot;)" office:value-type="float" office:value="154.2" calcext:value-type="float">
            <text:p>154,2</text:p>
          </table:table-cell>
          <table:table-cell table:style-name="ce3" table:formula="of:=IF([.U247]&gt;[.U$177];[.U247];&quot;&quot;)">
            <text:p/>
          </table:table-cell>
          <table:table-cell table:style-name="ce3" table:formula="of:=IF([.V247]&gt;[.V$177];[.V24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([.B248]&gt;[.B$177];[.B248];&quot;&quot;)">
            <text:p/>
          </table:table-cell>
          <table:table-cell table:style-name="ce3" table:formula="of:=IF([.C248]&gt;[.C$177];[.C248];&quot;&quot;)" office:value-type="float" office:value="2129.52" calcext:value-type="float">
            <text:p>2129,52</text:p>
          </table:table-cell>
          <table:table-cell table:style-name="ce3" table:formula="of:=IF([.D248]&gt;[.D$177];[.D248];&quot;&quot;)">
            <text:p/>
          </table:table-cell>
          <table:table-cell table:style-name="ce3" table:formula="of:=IF([.E248]&gt;[.E$177];[.E248];&quot;&quot;)" office:value-type="float" office:value="4110942.86" calcext:value-type="float">
            <text:p>4110942,86</text:p>
          </table:table-cell>
          <table:table-cell table:style-name="ce3" table:formula="of:=IF([.F248]&gt;[.F$177];[.F248];&quot;&quot;)">
            <text:p/>
          </table:table-cell>
          <table:table-cell table:style-name="ce3" table:formula="of:=IF([.G248]&gt;[.G$177];[.G248];&quot;&quot;)">
            <text:p/>
          </table:table-cell>
          <table:table-cell table:style-name="ce3" table:formula="of:=IF([.H248]&gt;[.H$177];[.H248];&quot;&quot;)">
            <text:p/>
          </table:table-cell>
          <table:table-cell table:style-name="ce3" table:formula="of:=IF([.I248]&gt;[.I$177];[.I248];&quot;&quot;)" office:value-type="float" office:value="60197.32" calcext:value-type="float">
            <text:p>60197,32</text:p>
          </table:table-cell>
          <table:table-cell table:style-name="ce3" table:formula="of:=IF([.J248]&gt;[.J$177];[.J248];&quot;&quot;)">
            <text:p/>
          </table:table-cell>
          <table:table-cell table:style-name="ce3" table:formula="of:=IF([.K248]&gt;[.K$177];[.K248];&quot;&quot;)">
            <text:p/>
          </table:table-cell>
          <table:table-cell table:style-name="ce3" table:formula="of:=IF([.L248]&gt;[.L$177];[.L248];&quot;&quot;)" office:value-type="float" office:value="599.65" calcext:value-type="float">
            <text:p>599,65</text:p>
          </table:table-cell>
          <table:table-cell table:style-name="ce3" table:formula="of:=IF([.M248]&gt;[.M$177];[.M248];&quot;&quot;)" office:value-type="float" office:value="832.02" calcext:value-type="float">
            <text:p>832,02</text:p>
          </table:table-cell>
          <table:table-cell table:style-name="ce3" table:formula="of:=IF([.N248]&gt;[.N$177];[.N248];&quot;&quot;)" office:value-type="float" office:value="1651609.52" calcext:value-type="float">
            <text:p>1651609,52</text:p>
          </table:table-cell>
          <table:table-cell table:style-name="ce3" table:formula="of:=IF([.O248]&gt;[.O$177];[.O248];&quot;&quot;)" office:value-type="float" office:value="124.15" calcext:value-type="float">
            <text:p>124,15</text:p>
          </table:table-cell>
          <table:table-cell table:style-name="ce3" table:formula="of:=IF([.P248]&gt;[.P$177];[.P248];&quot;&quot;)">
            <text:p/>
          </table:table-cell>
          <table:table-cell table:style-name="ce3" table:formula="of:=IF([.Q248]&gt;[.Q$177];[.Q248];&quot;&quot;)">
            <text:p/>
          </table:table-cell>
          <table:table-cell table:style-name="ce3" table:formula="of:=IF([.R248]&gt;[.R$177];[.R248];&quot;&quot;)" office:value-type="float" office:value="181.33" calcext:value-type="float">
            <text:p>181,33</text:p>
          </table:table-cell>
          <table:table-cell table:style-name="ce3" table:formula="of:=IF([.S248]&gt;[.S$177];[.S248];&quot;&quot;)" office:value-type="float" office:value="59365.36" calcext:value-type="float">
            <text:p>59365,36</text:p>
          </table:table-cell>
          <table:table-cell table:style-name="ce3" table:formula="of:=IF([.T248]&gt;[.T$177];[.T248];&quot;&quot;)" office:value-type="float" office:value="124" calcext:value-type="float">
            <text:p>124</text:p>
          </table:table-cell>
          <table:table-cell table:style-name="ce3" table:formula="of:=IF([.U248]&gt;[.U$177];[.U248];&quot;&quot;)">
            <text:p/>
          </table:table-cell>
          <table:table-cell table:style-name="ce3" table:formula="of:=IF([.V248]&gt;[.V$177];[.V2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([.B249]&gt;[.B$177];[.B249];&quot;&quot;)">
            <text:p/>
          </table:table-cell>
          <table:table-cell table:style-name="ce3" table:formula="of:=IF([.C249]&gt;[.C$177];[.C249];&quot;&quot;)" office:value-type="float" office:value="1708.12" calcext:value-type="float">
            <text:p>1708,12</text:p>
          </table:table-cell>
          <table:table-cell table:style-name="ce3" table:formula="of:=IF([.D249]&gt;[.D$177];[.D249];&quot;&quot;)" office:value-type="float" office:value="8590.52" calcext:value-type="float">
            <text:p>8590,52</text:p>
          </table:table-cell>
          <table:table-cell table:style-name="ce3" table:formula="of:=IF([.E249]&gt;[.E$177];[.E249];&quot;&quot;)" office:value-type="float" office:value="4021229.46" calcext:value-type="float">
            <text:p>4021229,46</text:p>
          </table:table-cell>
          <table:table-cell table:style-name="ce3" table:formula="of:=IF([.F249]&gt;[.F$177];[.F249];&quot;&quot;)">
            <text:p/>
          </table:table-cell>
          <table:table-cell table:style-name="ce3" table:formula="of:=IF([.G249]&gt;[.G$177];[.G249];&quot;&quot;)">
            <text:p/>
          </table:table-cell>
          <table:table-cell table:style-name="ce3" table:formula="of:=IF([.H249]&gt;[.H$177];[.H249];&quot;&quot;)" office:value-type="float" office:value="714" calcext:value-type="float">
            <text:p>714</text:p>
          </table:table-cell>
          <table:table-cell table:style-name="ce3" table:formula="of:=IF([.I249]&gt;[.I$177];[.I249];&quot;&quot;)" office:value-type="float" office:value="62910.12" calcext:value-type="float">
            <text:p>62910,12</text:p>
          </table:table-cell>
          <table:table-cell table:style-name="ce3" table:formula="of:=IF([.J249]&gt;[.J$177];[.J249];&quot;&quot;)">
            <text:p/>
          </table:table-cell>
          <table:table-cell table:style-name="ce3" table:formula="of:=IF([.K249]&gt;[.K$177];[.K249];&quot;&quot;)">
            <text:p/>
          </table:table-cell>
          <table:table-cell table:style-name="ce3" table:formula="of:=IF([.L249]&gt;[.L$177];[.L249];&quot;&quot;)" office:value-type="float" office:value="840.35" calcext:value-type="float">
            <text:p>840,35</text:p>
          </table:table-cell>
          <table:table-cell table:style-name="ce3" table:formula="of:=IF([.M249]&gt;[.M$177];[.M249];&quot;&quot;)" office:value-type="float" office:value="751.82" calcext:value-type="float">
            <text:p>751,82</text:p>
          </table:table-cell>
          <table:table-cell table:style-name="ce3" table:formula="of:=IF([.N249]&gt;[.N$177];[.N249];&quot;&quot;)" office:value-type="float" office:value="1653158.32" calcext:value-type="float">
            <text:p>1653158,32</text:p>
          </table:table-cell>
          <table:table-cell table:style-name="ce3" table:formula="of:=IF([.O249]&gt;[.O$177];[.O249];&quot;&quot;)" office:value-type="float" office:value="68.75" calcext:value-type="float">
            <text:p>68,75</text:p>
          </table:table-cell>
          <table:table-cell table:style-name="ce3" table:formula="of:=IF([.P249]&gt;[.P$177];[.P249];&quot;&quot;)">
            <text:p/>
          </table:table-cell>
          <table:table-cell table:style-name="ce3" table:formula="of:=IF([.Q249]&gt;[.Q$177];[.Q249];&quot;&quot;)">
            <text:p/>
          </table:table-cell>
          <table:table-cell table:style-name="ce3" table:formula="of:=IF([.R249]&gt;[.R$177];[.R249];&quot;&quot;)">
            <text:p/>
          </table:table-cell>
          <table:table-cell table:style-name="ce3" table:formula="of:=IF([.S249]&gt;[.S$177];[.S249];&quot;&quot;)" office:value-type="float" office:value="56652.56" calcext:value-type="float">
            <text:p>56652,56</text:p>
          </table:table-cell>
          <table:table-cell table:style-name="ce3" table:formula="of:=IF([.T249]&gt;[.T$177];[.T249];&quot;&quot;)" office:value-type="float" office:value="124.3" calcext:value-type="float">
            <text:p>124,3</text:p>
          </table:table-cell>
          <table:table-cell table:style-name="ce3" table:formula="of:=IF([.U249]&gt;[.U$177];[.U249];&quot;&quot;)">
            <text:p/>
          </table:table-cell>
          <table:table-cell table:style-name="ce3" table:formula="of:=IF([.V249]&gt;[.V$177];[.V24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([.B250]&gt;[.B$177];[.B250];&quot;&quot;)">
            <text:p/>
          </table:table-cell>
          <table:table-cell table:style-name="ce3" table:formula="of:=IF([.C250]&gt;[.C$177];[.C250];&quot;&quot;)" office:value-type="float" office:value="1929.12" calcext:value-type="float">
            <text:p>1929,12</text:p>
          </table:table-cell>
          <table:table-cell table:style-name="ce3" table:formula="of:=IF([.D250]&gt;[.D$177];[.D250];&quot;&quot;)" office:value-type="float" office:value="9268.82" calcext:value-type="float">
            <text:p>9268,82</text:p>
          </table:table-cell>
          <table:table-cell table:style-name="ce3" table:formula="of:=IF([.E250]&gt;[.E$177];[.E250];&quot;&quot;)" office:value-type="float" office:value="4130121.56" calcext:value-type="float">
            <text:p>4130121,56</text:p>
          </table:table-cell>
          <table:table-cell table:style-name="ce3" table:formula="of:=IF([.F250]&gt;[.F$177];[.F250];&quot;&quot;)">
            <text:p/>
          </table:table-cell>
          <table:table-cell table:style-name="ce3" table:formula="of:=IF([.G250]&gt;[.G$177];[.G250];&quot;&quot;)">
            <text:p/>
          </table:table-cell>
          <table:table-cell table:style-name="ce3" table:formula="of:=IF([.H250]&gt;[.H$177];[.H250];&quot;&quot;)">
            <text:p/>
          </table:table-cell>
          <table:table-cell table:style-name="ce3" table:formula="of:=IF([.I250]&gt;[.I$177];[.I250];&quot;&quot;)" office:value-type="float" office:value="62910.12" calcext:value-type="float">
            <text:p>62910,12</text:p>
          </table:table-cell>
          <table:table-cell table:style-name="ce3" table:formula="of:=IF([.J250]&gt;[.J$177];[.J250];&quot;&quot;)">
            <text:p/>
          </table:table-cell>
          <table:table-cell table:style-name="ce3" table:formula="of:=IF([.K250]&gt;[.K$177];[.K250];&quot;&quot;)" office:value-type="float" office:value="1025.08" calcext:value-type="float">
            <text:p>1025,08</text:p>
          </table:table-cell>
          <table:table-cell table:style-name="ce3" table:formula="of:=IF([.L250]&gt;[.L$177];[.L250];&quot;&quot;)" office:value-type="float" office:value="3587.95" calcext:value-type="float">
            <text:p>3587,95</text:p>
          </table:table-cell>
          <table:table-cell table:style-name="ce3" table:formula="of:=IF([.M250]&gt;[.M$177];[.M250];&quot;&quot;)" office:value-type="float" office:value="952.42" calcext:value-type="float">
            <text:p>952,42</text:p>
          </table:table-cell>
          <table:table-cell table:style-name="ce3" table:formula="of:=IF([.N250]&gt;[.N$177];[.N250];&quot;&quot;)" office:value-type="float" office:value="1806995.12" calcext:value-type="float">
            <text:p>1806995,12</text:p>
          </table:table-cell>
          <table:table-cell table:style-name="ce3" table:formula="of:=IF([.O250]&gt;[.O$177];[.O250];&quot;&quot;)" office:value-type="float" office:value="81.25" calcext:value-type="float">
            <text:p>81,25</text:p>
          </table:table-cell>
          <table:table-cell table:style-name="ce3" table:formula="of:=IF([.P250]&gt;[.P$177];[.P250];&quot;&quot;)">
            <text:p/>
          </table:table-cell>
          <table:table-cell table:style-name="ce3" table:formula="of:=IF([.Q250]&gt;[.Q$177];[.Q250];&quot;&quot;)">
            <text:p/>
          </table:table-cell>
          <table:table-cell table:style-name="ce3" table:formula="of:=IF([.R250]&gt;[.R$177];[.R250];&quot;&quot;)" office:value-type="float" office:value="283.83" calcext:value-type="float">
            <text:p>283,83</text:p>
          </table:table-cell>
          <table:table-cell table:style-name="ce3" table:formula="of:=IF([.S250]&gt;[.S$177];[.S250];&quot;&quot;)" office:value-type="float" office:value="59365.36" calcext:value-type="float">
            <text:p>59365,36</text:p>
          </table:table-cell>
          <table:table-cell table:style-name="ce3" table:formula="of:=IF([.T250]&gt;[.T$177];[.T250];&quot;&quot;)" office:value-type="float" office:value="274.5" calcext:value-type="float">
            <text:p>274,5</text:p>
          </table:table-cell>
          <table:table-cell table:style-name="ce3" table:formula="of:=IF([.U250]&gt;[.U$177];[.U250];&quot;&quot;)" office:value-type="float" office:value="25" calcext:value-type="float">
            <text:p>25</text:p>
          </table:table-cell>
          <table:table-cell table:style-name="ce3" table:formula="of:=IF([.V250]&gt;[.V$177];[.V250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([.B251]&gt;[.B$177];[.B251];&quot;&quot;)">
            <text:p/>
          </table:table-cell>
          <table:table-cell table:style-name="ce3" table:formula="of:=IF([.C251]&gt;[.C$177];[.C251];&quot;&quot;)" office:value-type="float" office:value="2009.12" calcext:value-type="float">
            <text:p>2009,12</text:p>
          </table:table-cell>
          <table:table-cell table:style-name="ce3" table:formula="of:=IF([.D251]&gt;[.D$177];[.D251];&quot;&quot;)" office:value-type="float" office:value="9268.82" calcext:value-type="float">
            <text:p>9268,82</text:p>
          </table:table-cell>
          <table:table-cell table:style-name="ce3" table:formula="of:=IF([.E251]&gt;[.E$177];[.E251];&quot;&quot;)" office:value-type="float" office:value="4217094.66" calcext:value-type="float">
            <text:p>4217094,66</text:p>
          </table:table-cell>
          <table:table-cell table:style-name="ce3" table:formula="of:=IF([.F251]&gt;[.F$177];[.F251];&quot;&quot;)">
            <text:p/>
          </table:table-cell>
          <table:table-cell table:style-name="ce3" table:formula="of:=IF([.G251]&gt;[.G$177];[.G251];&quot;&quot;)">
            <text:p/>
          </table:table-cell>
          <table:table-cell table:style-name="ce3" table:formula="of:=IF([.H251]&gt;[.H$177];[.H251];&quot;&quot;)">
            <text:p/>
          </table:table-cell>
          <table:table-cell table:style-name="ce3" table:formula="of:=IF([.I251]&gt;[.I$177];[.I251];&quot;&quot;)" office:value-type="float" office:value="62937.22" calcext:value-type="float">
            <text:p>62937,22</text:p>
          </table:table-cell>
          <table:table-cell table:style-name="ce3" table:formula="of:=IF([.J251]&gt;[.J$177];[.J251];&quot;&quot;)">
            <text:p/>
          </table:table-cell>
          <table:table-cell table:style-name="ce3" table:formula="of:=IF([.K251]&gt;[.K$177];[.K251];&quot;&quot;)">
            <text:p/>
          </table:table-cell>
          <table:table-cell table:style-name="ce3" table:formula="of:=IF([.L251]&gt;[.L$177];[.L251];&quot;&quot;)" office:value-type="float" office:value="1863.15" calcext:value-type="float">
            <text:p>1863,15</text:p>
          </table:table-cell>
          <table:table-cell table:style-name="ce3" table:formula="of:=IF([.M251]&gt;[.M$177];[.M251];&quot;&quot;)" office:value-type="float" office:value="872.22" calcext:value-type="float">
            <text:p>872,22</text:p>
          </table:table-cell>
          <table:table-cell table:style-name="ce3" table:formula="of:=IF([.N251]&gt;[.N$177];[.N251];&quot;&quot;)" office:value-type="float" office:value="1799967.92" calcext:value-type="float">
            <text:p>1799967,92</text:p>
          </table:table-cell>
          <table:table-cell table:style-name="ce3" table:formula="of:=IF([.O251]&gt;[.O$177];[.O251];&quot;&quot;)" office:value-type="float" office:value="93.75" calcext:value-type="float">
            <text:p>93,75</text:p>
          </table:table-cell>
          <table:table-cell table:style-name="ce3" table:formula="of:=IF([.P251]&gt;[.P$177];[.P251];&quot;&quot;)">
            <text:p/>
          </table:table-cell>
          <table:table-cell table:style-name="ce3" table:formula="of:=IF([.Q251]&gt;[.Q$177];[.Q251];&quot;&quot;)">
            <text:p/>
          </table:table-cell>
          <table:table-cell table:style-name="ce3" table:formula="of:=IF([.R251]&gt;[.R$177];[.R251];&quot;&quot;)" office:value-type="float" office:value="261.33" calcext:value-type="float">
            <text:p>261,33</text:p>
          </table:table-cell>
          <table:table-cell table:style-name="ce3" table:formula="of:=IF([.S251]&gt;[.S$177];[.S251];&quot;&quot;)" office:value-type="float" office:value="56598.26" calcext:value-type="float">
            <text:p>56598,26</text:p>
          </table:table-cell>
          <table:table-cell table:style-name="ce3" table:formula="of:=IF([.T251]&gt;[.T$177];[.T251];&quot;&quot;)" office:value-type="float" office:value="134.2" calcext:value-type="float">
            <text:p>134,2</text:p>
          </table:table-cell>
          <table:table-cell table:style-name="ce3" table:formula="of:=IF([.U251]&gt;[.U$177];[.U251];&quot;&quot;)">
            <text:p/>
          </table:table-cell>
          <table:table-cell table:style-name="ce3" table:formula="of:=IF([.V251]&gt;[.V$177];[.V25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([.B252]&gt;[.B$177];[.B252];&quot;&quot;)">
            <text:p/>
          </table:table-cell>
          <table:table-cell table:style-name="ce3" table:formula="of:=IF([.C252]&gt;[.C$177];[.C252];&quot;&quot;)" office:value-type="float" office:value="1507.72" calcext:value-type="float">
            <text:p>1507,72</text:p>
          </table:table-cell>
          <table:table-cell table:style-name="ce3" table:formula="of:=IF([.D252]&gt;[.D$177];[.D252];&quot;&quot;)" office:value-type="float" office:value="6555.92" calcext:value-type="float">
            <text:p>6555,92</text:p>
          </table:table-cell>
          <table:table-cell table:style-name="ce3" table:formula="of:=IF([.E252]&gt;[.E$177];[.E252];&quot;&quot;)" office:value-type="float" office:value="4135439.36" calcext:value-type="float">
            <text:p>4135439,36</text:p>
          </table:table-cell>
          <table:table-cell table:style-name="ce3" table:formula="of:=IF([.F252]&gt;[.F$177];[.F252];&quot;&quot;)">
            <text:p/>
          </table:table-cell>
          <table:table-cell table:style-name="ce3" table:formula="of:=IF([.G252]&gt;[.G$177];[.G252];&quot;&quot;)">
            <text:p/>
          </table:table-cell>
          <table:table-cell table:style-name="ce3" table:formula="of:=IF([.H252]&gt;[.H$177];[.H252];&quot;&quot;)">
            <text:p/>
          </table:table-cell>
          <table:table-cell table:style-name="ce3" table:formula="of:=IF([.I252]&gt;[.I$177];[.I252];&quot;&quot;)" office:value-type="float" office:value="60197.32" calcext:value-type="float">
            <text:p>60197,32</text:p>
          </table:table-cell>
          <table:table-cell table:style-name="ce3" table:formula="of:=IF([.J252]&gt;[.J$177];[.J252];&quot;&quot;)">
            <text:p/>
          </table:table-cell>
          <table:table-cell table:style-name="ce3" table:formula="of:=IF([.K252]&gt;[.K$177];[.K252];&quot;&quot;)">
            <text:p/>
          </table:table-cell>
          <table:table-cell table:style-name="ce3" table:formula="of:=IF([.L252]&gt;[.L$177];[.L252];&quot;&quot;)" office:value-type="float" office:value="1241.55" calcext:value-type="float">
            <text:p>1241,55</text:p>
          </table:table-cell>
          <table:table-cell table:style-name="ce3" table:formula="of:=IF([.M252]&gt;[.M$177];[.M252];&quot;&quot;)" office:value-type="float" office:value="1133.12" calcext:value-type="float">
            <text:p>1133,12</text:p>
          </table:table-cell>
          <table:table-cell table:style-name="ce3" table:formula="of:=IF([.N252]&gt;[.N$177];[.N252];&quot;&quot;)" office:value-type="float" office:value="1645747.12" calcext:value-type="float">
            <text:p>1645747,12</text:p>
          </table:table-cell>
          <table:table-cell table:style-name="ce3" table:formula="of:=IF([.O252]&gt;[.O$177];[.O252];&quot;&quot;)">
            <text:p/>
          </table:table-cell>
          <table:table-cell table:style-name="ce3" table:formula="of:=IF([.P252]&gt;[.P$177];[.P252];&quot;&quot;)">
            <text:p/>
          </table:table-cell>
          <table:table-cell table:style-name="ce3" table:formula="of:=IF([.Q252]&gt;[.Q$177];[.Q252];&quot;&quot;)">
            <text:p/>
          </table:table-cell>
          <table:table-cell table:style-name="ce3" table:formula="of:=IF([.R252]&gt;[.R$177];[.R252];&quot;&quot;)">
            <text:p/>
          </table:table-cell>
          <table:table-cell table:style-name="ce3" table:formula="of:=IF([.S252]&gt;[.S$177];[.S252];&quot;&quot;)" office:value-type="float" office:value="51199.76" calcext:value-type="float">
            <text:p>51199,76</text:p>
          </table:table-cell>
          <table:table-cell table:style-name="ce3" table:formula="of:=IF([.T252]&gt;[.T$177];[.T252];&quot;&quot;)" office:value-type="float" office:value="124.3" calcext:value-type="float">
            <text:p>124,3</text:p>
          </table:table-cell>
          <table:table-cell table:style-name="ce3" table:formula="of:=IF([.U252]&gt;[.U$177];[.U252];&quot;&quot;)">
            <text:p/>
          </table:table-cell>
          <table:table-cell table:style-name="ce3" table:formula="of:=IF([.V252]&gt;[.V$177];[.V252];&quot;&quot;)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([.B253]&gt;[.B$177];[.B253];&quot;&quot;)">
            <text:p/>
          </table:table-cell>
          <table:table-cell table:style-name="ce3" table:formula="of:=IF([.C253]&gt;[.C$177];[.C253];&quot;&quot;)" office:value-type="float" office:value="1246.92" calcext:value-type="float">
            <text:p>1246,92</text:p>
          </table:table-cell>
          <table:table-cell table:style-name="ce3" table:formula="of:=IF([.D253]&gt;[.D$177];[.D253];&quot;&quot;)">
            <text:p/>
          </table:table-cell>
          <table:table-cell table:style-name="ce3" table:formula="of:=IF([.E253]&gt;[.E$177];[.E253];&quot;&quot;)" office:value-type="float" office:value="3991280.26" calcext:value-type="float">
            <text:p>3991280,26</text:p>
          </table:table-cell>
          <table:table-cell table:style-name="ce3" table:formula="of:=IF([.F253]&gt;[.F$177];[.F253];&quot;&quot;)">
            <text:p/>
          </table:table-cell>
          <table:table-cell table:style-name="ce3" table:formula="of:=IF([.G253]&gt;[.G$177];[.G253];&quot;&quot;)">
            <text:p/>
          </table:table-cell>
          <table:table-cell table:style-name="ce3" table:formula="of:=IF([.H253]&gt;[.H$177];[.H253];&quot;&quot;)">
            <text:p/>
          </table:table-cell>
          <table:table-cell table:style-name="ce3" table:formula="of:=IF([.I253]&gt;[.I$177];[.I253];&quot;&quot;)" office:value-type="float" office:value="57484.52" calcext:value-type="float">
            <text:p>57484,52</text:p>
          </table:table-cell>
          <table:table-cell table:style-name="ce3" table:formula="of:=IF([.J253]&gt;[.J$177];[.J253];&quot;&quot;)">
            <text:p/>
          </table:table-cell>
          <table:table-cell table:style-name="ce3" table:formula="of:=IF([.K253]&gt;[.K$177];[.K253];&quot;&quot;)">
            <text:p/>
          </table:table-cell>
          <table:table-cell table:style-name="ce3" table:formula="of:=IF([.L253]&gt;[.L$177];[.L253];&quot;&quot;)" office:value-type="float" office:value="950.95" calcext:value-type="float">
            <text:p>950,95</text:p>
          </table:table-cell>
          <table:table-cell table:style-name="ce3" table:formula="of:=IF([.M253]&gt;[.M$177];[.M253];&quot;&quot;)" office:value-type="float" office:value="551.42" calcext:value-type="float">
            <text:p>551,42</text:p>
          </table:table-cell>
          <table:table-cell table:style-name="ce3" table:formula="of:=IF([.N253]&gt;[.N$177];[.N253];&quot;&quot;)" office:value-type="float" office:value="1544902.32" calcext:value-type="float">
            <text:p>1544902,32</text:p>
          </table:table-cell>
          <table:table-cell table:style-name="ce3" table:formula="of:=IF([.O253]&gt;[.O$177];[.O253];&quot;&quot;)">
            <text:p/>
          </table:table-cell>
          <table:table-cell table:style-name="ce3" table:formula="of:=IF([.P253]&gt;[.P$177];[.P253];&quot;&quot;)">
            <text:p/>
          </table:table-cell>
          <table:table-cell table:style-name="ce3" table:formula="of:=IF([.Q253]&gt;[.Q$177];[.Q253];&quot;&quot;)">
            <text:p/>
          </table:table-cell>
          <table:table-cell table:style-name="ce3" table:formula="of:=IF([.R253]&gt;[.R$177];[.R253];&quot;&quot;)">
            <text:p/>
          </table:table-cell>
          <table:table-cell table:style-name="ce3" table:formula="of:=IF([.S253]&gt;[.S$177];[.S253];&quot;&quot;)" office:value-type="float" office:value="45719.96" calcext:value-type="float">
            <text:p>45719,96</text:p>
          </table:table-cell>
          <table:table-cell table:style-name="ce3" table:formula="of:=IF([.T253]&gt;[.T$177];[.T253];&quot;&quot;)">
            <text:p/>
          </table:table-cell>
          <table:table-cell table:style-name="ce3" table:formula="of:=IF([.U253]&gt;[.U$177];[.U253];&quot;&quot;)">
            <text:p/>
          </table:table-cell>
          <table:table-cell table:style-name="ce3" table:formula="of:=IF([.V253]&gt;[.V$177];[.V25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([.B254]&gt;[.B$177];[.B254];&quot;&quot;)">
            <text:p/>
          </table:table-cell>
          <table:table-cell table:style-name="ce3" table:formula="of:=IF([.C254]&gt;[.C$177];[.C254];&quot;&quot;)" office:value-type="float" office:value="1367.12" calcext:value-type="float">
            <text:p>1367,12</text:p>
          </table:table-cell>
          <table:table-cell table:style-name="ce3" table:formula="of:=IF([.D254]&gt;[.D$177];[.D254];&quot;&quot;)">
            <text:p/>
          </table:table-cell>
          <table:table-cell table:style-name="ce3" table:formula="of:=IF([.E254]&gt;[.E$177];[.E254];&quot;&quot;)" office:value-type="float" office:value="3866165.26" calcext:value-type="float">
            <text:p>3866165,26</text:p>
          </table:table-cell>
          <table:table-cell table:style-name="ce3" table:formula="of:=IF([.F254]&gt;[.F$177];[.F254];&quot;&quot;)">
            <text:p/>
          </table:table-cell>
          <table:table-cell table:style-name="ce3" table:formula="of:=IF([.G254]&gt;[.G$177];[.G254];&quot;&quot;)">
            <text:p/>
          </table:table-cell>
          <table:table-cell table:style-name="ce3" table:formula="of:=IF([.H254]&gt;[.H$177];[.H254];&quot;&quot;)">
            <text:p/>
          </table:table-cell>
          <table:table-cell table:style-name="ce3" table:formula="of:=IF([.I254]&gt;[.I$177];[.I254];&quot;&quot;)" office:value-type="float" office:value="60197.32" calcext:value-type="float">
            <text:p>60197,32</text:p>
          </table:table-cell>
          <table:table-cell table:style-name="ce3" table:formula="of:=IF([.J254]&gt;[.J$177];[.J254];&quot;&quot;)">
            <text:p/>
          </table:table-cell>
          <table:table-cell table:style-name="ce3" table:formula="of:=IF([.K254]&gt;[.K$177];[.K254];&quot;&quot;)">
            <text:p/>
          </table:table-cell>
          <table:table-cell table:style-name="ce3" table:formula="of:=IF([.L254]&gt;[.L$177];[.L254];&quot;&quot;)">
            <text:p/>
          </table:table-cell>
          <table:table-cell table:style-name="ce3" table:formula="of:=IF([.M254]&gt;[.M$177];[.M254];&quot;&quot;)" office:value-type="float" office:value="606.32" calcext:value-type="float">
            <text:p>606,32</text:p>
          </table:table-cell>
          <table:table-cell table:style-name="ce3" table:formula="of:=IF([.N254]&gt;[.N$177];[.N254];&quot;&quot;)" office:value-type="float" office:value="1450259.12" calcext:value-type="float">
            <text:p>1450259,12</text:p>
          </table:table-cell>
          <table:table-cell table:style-name="ce3" table:formula="of:=IF([.O254]&gt;[.O$177];[.O254];&quot;&quot;)" office:value-type="float" office:value="118.75" calcext:value-type="float">
            <text:p>118,75</text:p>
          </table:table-cell>
          <table:table-cell table:style-name="ce3" table:formula="of:=IF([.P254]&gt;[.P$177];[.P254];&quot;&quot;)">
            <text:p/>
          </table:table-cell>
          <table:table-cell table:style-name="ce3" table:formula="of:=IF([.Q254]&gt;[.Q$177];[.Q254];&quot;&quot;)">
            <text:p/>
          </table:table-cell>
          <table:table-cell table:style-name="ce3" table:formula="of:=IF([.R254]&gt;[.R$177];[.R254];&quot;&quot;)">
            <text:p/>
          </table:table-cell>
          <table:table-cell table:style-name="ce3" table:formula="of:=IF([.S254]&gt;[.S$177];[.S254];&quot;&quot;)" office:value-type="float" office:value="43007.16" calcext:value-type="float">
            <text:p>43007,16</text:p>
          </table:table-cell>
          <table:table-cell table:style-name="ce3" table:formula="of:=IF([.T254]&gt;[.T$177];[.T254];&quot;&quot;)">
            <text:p/>
          </table:table-cell>
          <table:table-cell table:style-name="ce3" table:formula="of:=IF([.U254]&gt;[.U$177];[.U254];&quot;&quot;)">
            <text:p/>
          </table:table-cell>
          <table:table-cell table:style-name="ce3" table:formula="of:=IF([.V254]&gt;[.V$177];[.V2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([.B255]&gt;[.B$177];[.B255];&quot;&quot;)">
            <text:p/>
          </table:table-cell>
          <table:table-cell table:style-name="ce3" table:formula="of:=IF([.C255]&gt;[.C$177];[.C255];&quot;&quot;)" office:value-type="float" office:value="1487.52" calcext:value-type="float">
            <text:p>1487,52</text:p>
          </table:table-cell>
          <table:table-cell table:style-name="ce3" table:formula="of:=IF([.D255]&gt;[.D$177];[.D255];&quot;&quot;)">
            <text:p/>
          </table:table-cell>
          <table:table-cell table:style-name="ce3" table:formula="of:=IF([.E255]&gt;[.E$177];[.E255];&quot;&quot;)" office:value-type="float" office:value="3776425.16" calcext:value-type="float">
            <text:p>3776425,16</text:p>
          </table:table-cell>
          <table:table-cell table:style-name="ce3" table:formula="of:=IF([.F255]&gt;[.F$177];[.F255];&quot;&quot;)">
            <text:p/>
          </table:table-cell>
          <table:table-cell table:style-name="ce3" table:formula="of:=IF([.G255]&gt;[.G$177];[.G255];&quot;&quot;)">
            <text:p/>
          </table:table-cell>
          <table:table-cell table:style-name="ce3" table:formula="of:=IF([.H255]&gt;[.H$177];[.H255];&quot;&quot;)">
            <text:p/>
          </table:table-cell>
          <table:table-cell table:style-name="ce3" table:formula="of:=IF([.I255]&gt;[.I$177];[.I255];&quot;&quot;)" office:value-type="float" office:value="60197.32" calcext:value-type="float">
            <text:p>60197,32</text:p>
          </table:table-cell>
          <table:table-cell table:style-name="ce3" table:formula="of:=IF([.J255]&gt;[.J$177];[.J255];&quot;&quot;)">
            <text:p/>
          </table:table-cell>
          <table:table-cell table:style-name="ce3" table:formula="of:=IF([.K255]&gt;[.K$177];[.K255];&quot;&quot;)">
            <text:p/>
          </table:table-cell>
          <table:table-cell table:style-name="ce3" table:formula="of:=IF([.L255]&gt;[.L$177];[.L255];&quot;&quot;)">
            <text:p/>
          </table:table-cell>
          <table:table-cell table:style-name="ce3" table:formula="of:=IF([.M255]&gt;[.M$177];[.M255];&quot;&quot;)" office:value-type="float" office:value="330.82" calcext:value-type="float">
            <text:p>330,82</text:p>
          </table:table-cell>
          <table:table-cell table:style-name="ce3" table:formula="of:=IF([.N255]&gt;[.N$177];[.N255];&quot;&quot;)" office:value-type="float" office:value="1439737.52" calcext:value-type="float">
            <text:p>1439737,52</text:p>
          </table:table-cell>
          <table:table-cell table:style-name="ce3" table:formula="of:=IF([.O255]&gt;[.O$177];[.O255];&quot;&quot;)" office:value-type="float" office:value="168.75" calcext:value-type="float">
            <text:p>168,75</text:p>
          </table:table-cell>
          <table:table-cell table:style-name="ce3" table:formula="of:=IF([.P255]&gt;[.P$177];[.P255];&quot;&quot;)">
            <text:p/>
          </table:table-cell>
          <table:table-cell table:style-name="ce3" table:formula="of:=IF([.Q255]&gt;[.Q$177];[.Q255];&quot;&quot;)">
            <text:p/>
          </table:table-cell>
          <table:table-cell table:style-name="ce3" table:formula="of:=IF([.R255]&gt;[.R$177];[.R255];&quot;&quot;)">
            <text:p/>
          </table:table-cell>
          <table:table-cell table:style-name="ce3" table:formula="of:=IF([.S255]&gt;[.S$177];[.S255];&quot;&quot;)" office:value-type="float" office:value="43007.16" calcext:value-type="float">
            <text:p>43007,16</text:p>
          </table:table-cell>
          <table:table-cell table:style-name="ce3" table:formula="of:=IF([.T255]&gt;[.T$177];[.T255];&quot;&quot;)">
            <text:p/>
          </table:table-cell>
          <table:table-cell table:style-name="ce3" table:formula="of:=IF([.U255]&gt;[.U$177];[.U255];&quot;&quot;)" office:value-type="float" office:value="25" calcext:value-type="float">
            <text:p>25</text:p>
          </table:table-cell>
          <table:table-cell table:style-name="ce3" table:formula="of:=IF([.V255]&gt;[.V$177];[.V25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([.B256]&gt;[.B$177];[.B256];&quot;&quot;)">
            <text:p/>
          </table:table-cell>
          <table:table-cell table:style-name="ce3" table:formula="of:=IF([.C256]&gt;[.C$177];[.C256];&quot;&quot;)" office:value-type="float" office:value="845.72" calcext:value-type="float">
            <text:p>845,72</text:p>
          </table:table-cell>
          <table:table-cell table:style-name="ce3" table:formula="of:=IF([.D256]&gt;[.D$177];[.D256];&quot;&quot;)">
            <text:p/>
          </table:table-cell>
          <table:table-cell table:style-name="ce3" table:formula="of:=IF([.E256]&gt;[.E$177];[.E256];&quot;&quot;)" office:value-type="float" office:value="3732884.56" calcext:value-type="float">
            <text:p>3732884,56</text:p>
          </table:table-cell>
          <table:table-cell table:style-name="ce3" table:formula="of:=IF([.F256]&gt;[.F$177];[.F256];&quot;&quot;)">
            <text:p/>
          </table:table-cell>
          <table:table-cell table:style-name="ce3" table:formula="of:=IF([.G256]&gt;[.G$177];[.G256];&quot;&quot;)">
            <text:p/>
          </table:table-cell>
          <table:table-cell table:style-name="ce3" table:formula="of:=IF([.H256]&gt;[.H$177];[.H256];&quot;&quot;)">
            <text:p/>
          </table:table-cell>
          <table:table-cell table:style-name="ce3" table:formula="of:=IF([.I256]&gt;[.I$177];[.I256];&quot;&quot;)" office:value-type="float" office:value="60197.32" calcext:value-type="float">
            <text:p>60197,32</text:p>
          </table:table-cell>
          <table:table-cell table:style-name="ce3" table:formula="of:=IF([.J256]&gt;[.J$177];[.J256];&quot;&quot;)">
            <text:p/>
          </table:table-cell>
          <table:table-cell table:style-name="ce3" table:formula="of:=IF([.K256]&gt;[.K$177];[.K256];&quot;&quot;)">
            <text:p/>
          </table:table-cell>
          <table:table-cell table:style-name="ce3" table:formula="of:=IF([.L256]&gt;[.L$177];[.L256];&quot;&quot;)" office:value-type="float" office:value="725.15" calcext:value-type="float">
            <text:p>725,15</text:p>
          </table:table-cell>
          <table:table-cell table:style-name="ce3" table:formula="of:=IF([.M256]&gt;[.M$177];[.M256];&quot;&quot;)" office:value-type="float" office:value="631.62" calcext:value-type="float">
            <text:p>631,62</text:p>
          </table:table-cell>
          <table:table-cell table:style-name="ce3" table:formula="of:=IF([.N256]&gt;[.N$177];[.N256];&quot;&quot;)" office:value-type="float" office:value="1461036.72" calcext:value-type="float">
            <text:p>1461036,72</text:p>
          </table:table-cell>
          <table:table-cell table:style-name="ce3" table:formula="of:=IF([.O256]&gt;[.O$177];[.O256];&quot;&quot;)">
            <text:p/>
          </table:table-cell>
          <table:table-cell table:style-name="ce3" table:formula="of:=IF([.P256]&gt;[.P$177];[.P256];&quot;&quot;)">
            <text:p/>
          </table:table-cell>
          <table:table-cell table:style-name="ce3" table:formula="of:=IF([.Q256]&gt;[.Q$177];[.Q256];&quot;&quot;)">
            <text:p/>
          </table:table-cell>
          <table:table-cell table:style-name="ce3" table:formula="of:=IF([.R256]&gt;[.R$177];[.R256];&quot;&quot;)">
            <text:p/>
          </table:table-cell>
          <table:table-cell table:style-name="ce3" table:formula="of:=IF([.S256]&gt;[.S$177];[.S256];&quot;&quot;)" office:value-type="float" office:value="32101.66" calcext:value-type="float">
            <text:p>32101,66</text:p>
          </table:table-cell>
          <table:table-cell table:style-name="ce3" table:formula="of:=IF([.T256]&gt;[.T$177];[.T256];&quot;&quot;)" office:value-type="float" office:value="199.5" calcext:value-type="float">
            <text:p>199,5</text:p>
          </table:table-cell>
          <table:table-cell table:style-name="ce3" table:formula="of:=IF([.U256]&gt;[.U$177];[.U256];&quot;&quot;)">
            <text:p/>
          </table:table-cell>
          <table:table-cell table:style-name="ce3" table:formula="of:=IF([.V256]&gt;[.V$177];[.V2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([.B257]&gt;[.B$177];[.B257];&quot;&quot;)">
            <text:p/>
          </table:table-cell>
          <table:table-cell table:style-name="ce3" table:formula="of:=IF([.C257]&gt;[.C$177];[.C257];&quot;&quot;)" office:value-type="float" office:value="1266.92" calcext:value-type="float">
            <text:p>1266,92</text:p>
          </table:table-cell>
          <table:table-cell table:style-name="ce3" table:formula="of:=IF([.D257]&gt;[.D$177];[.D257];&quot;&quot;)">
            <text:p/>
          </table:table-cell>
          <table:table-cell table:style-name="ce3" table:formula="of:=IF([.E257]&gt;[.E$177];[.E257];&quot;&quot;)" office:value-type="float" office:value="3539732.36" calcext:value-type="float">
            <text:p>3539732,36</text:p>
          </table:table-cell>
          <table:table-cell table:style-name="ce3" table:formula="of:=IF([.F257]&gt;[.F$177];[.F257];&quot;&quot;)">
            <text:p/>
          </table:table-cell>
          <table:table-cell table:style-name="ce3" table:formula="of:=IF([.G257]&gt;[.G$177];[.G257];&quot;&quot;)">
            <text:p/>
          </table:table-cell>
          <table:table-cell table:style-name="ce3" table:formula="of:=IF([.H257]&gt;[.H$177];[.H257];&quot;&quot;)">
            <text:p/>
          </table:table-cell>
          <table:table-cell table:style-name="ce3" table:formula="of:=IF([.I257]&gt;[.I$177];[.I257];&quot;&quot;)" office:value-type="float" office:value="57484.52" calcext:value-type="float">
            <text:p>57484,52</text:p>
          </table:table-cell>
          <table:table-cell table:style-name="ce3" table:formula="of:=IF([.J257]&gt;[.J$177];[.J257];&quot;&quot;)">
            <text:p/>
          </table:table-cell>
          <table:table-cell table:style-name="ce3" table:formula="of:=IF([.K257]&gt;[.K$177];[.K257];&quot;&quot;)">
            <text:p/>
          </table:table-cell>
          <table:table-cell table:style-name="ce3" table:formula="of:=IF([.L257]&gt;[.L$177];[.L257];&quot;&quot;)">
            <text:p/>
          </table:table-cell>
          <table:table-cell table:style-name="ce3" table:formula="of:=IF([.M257]&gt;[.M$177];[.M257];&quot;&quot;)" office:value-type="float" office:value="350.82" calcext:value-type="float">
            <text:p>350,82</text:p>
          </table:table-cell>
          <table:table-cell table:style-name="ce3" table:formula="of:=IF([.N257]&gt;[.N$177];[.N257];&quot;&quot;)" office:value-type="float" office:value="1457107.12" calcext:value-type="float">
            <text:p>1457107,12</text:p>
          </table:table-cell>
          <table:table-cell table:style-name="ce3" table:formula="of:=IF([.O257]&gt;[.O$177];[.O257];&quot;&quot;)">
            <text:p/>
          </table:table-cell>
          <table:table-cell table:style-name="ce3" table:formula="of:=IF([.P257]&gt;[.P$177];[.P257];&quot;&quot;)">
            <text:p/>
          </table:table-cell>
          <table:table-cell table:style-name="ce3" table:formula="of:=IF([.Q257]&gt;[.Q$177];[.Q257];&quot;&quot;)">
            <text:p/>
          </table:table-cell>
          <table:table-cell table:style-name="ce3" table:formula="of:=IF([.R257]&gt;[.R$177];[.R257];&quot;&quot;)">
            <text:p/>
          </table:table-cell>
          <table:table-cell table:style-name="ce3" table:formula="of:=IF([.S257]&gt;[.S$177];[.S257];&quot;&quot;)" office:value-type="float" office:value="34814.46" calcext:value-type="float">
            <text:p>34814,46</text:p>
          </table:table-cell>
          <table:table-cell table:style-name="ce3" table:formula="of:=IF([.T257]&gt;[.T$177];[.T257];&quot;&quot;)">
            <text:p/>
          </table:table-cell>
          <table:table-cell table:style-name="ce3" table:formula="of:=IF([.U257]&gt;[.U$177];[.U257];&quot;&quot;)">
            <text:p/>
          </table:table-cell>
          <table:table-cell table:style-name="ce3" table:formula="of:=IF([.V257]&gt;[.V$177];[.V25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([.B258]&gt;[.B$177];[.B258];&quot;&quot;)">
            <text:p/>
          </table:table-cell>
          <table:table-cell table:style-name="ce3" table:formula="of:=IF([.C258]&gt;[.C$177];[.C258];&quot;&quot;)" office:value-type="float" office:value="1046.32" calcext:value-type="float">
            <text:p>1046,32</text:p>
          </table:table-cell>
          <table:table-cell table:style-name="ce3" table:formula="of:=IF([.D258]&gt;[.D$177];[.D258];&quot;&quot;)">
            <text:p/>
          </table:table-cell>
          <table:table-cell table:style-name="ce3" table:formula="of:=IF([.E258]&gt;[.E$177];[.E258];&quot;&quot;)" office:value-type="float" office:value="3564228.96" calcext:value-type="float">
            <text:p>3564228,96</text:p>
          </table:table-cell>
          <table:table-cell table:style-name="ce3" table:formula="of:=IF([.F258]&gt;[.F$177];[.F258];&quot;&quot;)">
            <text:p/>
          </table:table-cell>
          <table:table-cell table:style-name="ce3" table:formula="of:=IF([.G258]&gt;[.G$177];[.G258];&quot;&quot;)">
            <text:p/>
          </table:table-cell>
          <table:table-cell table:style-name="ce3" table:formula="of:=IF([.H258]&gt;[.H$177];[.H258];&quot;&quot;)">
            <text:p/>
          </table:table-cell>
          <table:table-cell table:style-name="ce3" table:formula="of:=IF([.I258]&gt;[.I$177];[.I258];&quot;&quot;)" office:value-type="float" office:value="57457.42" calcext:value-type="float">
            <text:p>57457,42</text:p>
          </table:table-cell>
          <table:table-cell table:style-name="ce3" table:formula="of:=IF([.J258]&gt;[.J$177];[.J258];&quot;&quot;)">
            <text:p/>
          </table:table-cell>
          <table:table-cell table:style-name="ce3" table:formula="of:=IF([.K258]&gt;[.K$177];[.K258];&quot;&quot;)">
            <text:p/>
          </table:table-cell>
          <table:table-cell table:style-name="ce3" table:formula="of:=IF([.L258]&gt;[.L$177];[.L258];&quot;&quot;)">
            <text:p/>
          </table:table-cell>
          <table:table-cell table:style-name="ce3" table:formula="of:=IF([.M258]&gt;[.M$177];[.M258];&quot;&quot;)" office:value-type="float" office:value="290.62" calcext:value-type="float">
            <text:p>290,62</text:p>
          </table:table-cell>
          <table:table-cell table:style-name="ce3" table:formula="of:=IF([.N258]&gt;[.N$177];[.N258];&quot;&quot;)" office:value-type="float" office:value="1483724.72" calcext:value-type="float">
            <text:p>1483724,72</text:p>
          </table:table-cell>
          <table:table-cell table:style-name="ce3" table:formula="of:=IF([.O258]&gt;[.O$177];[.O258];&quot;&quot;)">
            <text:p/>
          </table:table-cell>
          <table:table-cell table:style-name="ce3" table:formula="of:=IF([.P258]&gt;[.P$177];[.P258];&quot;&quot;)">
            <text:p/>
          </table:table-cell>
          <table:table-cell table:style-name="ce3" table:formula="of:=IF([.Q258]&gt;[.Q$177];[.Q258];&quot;&quot;)">
            <text:p/>
          </table:table-cell>
          <table:table-cell table:style-name="ce3" table:formula="of:=IF([.R258]&gt;[.R$177];[.R258];&quot;&quot;)">
            <text:p/>
          </table:table-cell>
          <table:table-cell table:style-name="ce3" table:formula="of:=IF([.S258]&gt;[.S$177];[.S258];&quot;&quot;)" office:value-type="float" office:value="40267.16" calcext:value-type="float">
            <text:p>40267,16</text:p>
          </table:table-cell>
          <table:table-cell table:style-name="ce3" table:formula="of:=IF([.T258]&gt;[.T$177];[.T258];&quot;&quot;)" office:value-type="float" office:value="114" calcext:value-type="float">
            <text:p>114</text:p>
          </table:table-cell>
          <table:table-cell table:style-name="ce3" table:formula="of:=IF([.U258]&gt;[.U$177];[.U258];&quot;&quot;)" office:value-type="float" office:value="25" calcext:value-type="float">
            <text:p>25</text:p>
          </table:table-cell>
          <table:table-cell table:style-name="ce3" table:formula="of:=IF([.V258]&gt;[.V$177];[.V25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([.B259]&gt;[.B$177];[.B259];&quot;&quot;)">
            <text:p/>
          </table:table-cell>
          <table:table-cell table:style-name="ce3" table:formula="of:=IF([.C259]&gt;[.C$177];[.C259];&quot;&quot;)" office:value-type="float" office:value="965.92" calcext:value-type="float">
            <text:p>965,92</text:p>
          </table:table-cell>
          <table:table-cell table:style-name="ce3" table:formula="of:=IF([.D259]&gt;[.D$177];[.D259];&quot;&quot;)">
            <text:p/>
          </table:table-cell>
          <table:table-cell table:style-name="ce3" table:formula="of:=IF([.E259]&gt;[.E$177];[.E259];&quot;&quot;)" office:value-type="float" office:value="3577793.46" calcext:value-type="float">
            <text:p>3577793,46</text:p>
          </table:table-cell>
          <table:table-cell table:style-name="ce3" table:formula="of:=IF([.F259]&gt;[.F$177];[.F259];&quot;&quot;)">
            <text:p/>
          </table:table-cell>
          <table:table-cell table:style-name="ce3" table:formula="of:=IF([.G259]&gt;[.G$177];[.G259];&quot;&quot;)">
            <text:p/>
          </table:table-cell>
          <table:table-cell table:style-name="ce3" table:formula="of:=IF([.H259]&gt;[.H$177];[.H259];&quot;&quot;)">
            <text:p/>
          </table:table-cell>
          <table:table-cell table:style-name="ce3" table:formula="of:=IF([.I259]&gt;[.I$177];[.I259];&quot;&quot;)" office:value-type="float" office:value="54771.72" calcext:value-type="float">
            <text:p>54771,72</text:p>
          </table:table-cell>
          <table:table-cell table:style-name="ce3" table:formula="of:=IF([.J259]&gt;[.J$177];[.J259];&quot;&quot;)">
            <text:p/>
          </table:table-cell>
          <table:table-cell table:style-name="ce3" table:formula="of:=IF([.K259]&gt;[.K$177];[.K259];&quot;&quot;)">
            <text:p/>
          </table:table-cell>
          <table:table-cell table:style-name="ce3" table:formula="of:=IF([.L259]&gt;[.L$177];[.L259];&quot;&quot;)">
            <text:p/>
          </table:table-cell>
          <table:table-cell table:style-name="ce3" table:formula="of:=IF([.M259]&gt;[.M$177];[.M259];&quot;&quot;)" office:value-type="float" office:value="471.02" calcext:value-type="float">
            <text:p>471,02</text:p>
          </table:table-cell>
          <table:table-cell table:style-name="ce3" table:formula="of:=IF([.N259]&gt;[.N$177];[.N259];&quot;&quot;)" office:value-type="float" office:value="1455539.12" calcext:value-type="float">
            <text:p>1455539,12</text:p>
          </table:table-cell>
          <table:table-cell table:style-name="ce3" table:formula="of:=IF([.O259]&gt;[.O$177];[.O259];&quot;&quot;)" office:value-type="float" office:value="138.35" calcext:value-type="float">
            <text:p>138,35</text:p>
          </table:table-cell>
          <table:table-cell table:style-name="ce3" table:formula="of:=IF([.P259]&gt;[.P$177];[.P259];&quot;&quot;)">
            <text:p/>
          </table:table-cell>
          <table:table-cell table:style-name="ce3" table:formula="of:=IF([.Q259]&gt;[.Q$177];[.Q259];&quot;&quot;)">
            <text:p/>
          </table:table-cell>
          <table:table-cell table:style-name="ce3" table:formula="of:=IF([.R259]&gt;[.R$177];[.R259];&quot;&quot;)">
            <text:p/>
          </table:table-cell>
          <table:table-cell table:style-name="ce3" table:formula="of:=IF([.S259]&gt;[.S$177];[.S259];&quot;&quot;)" office:value-type="float" office:value="29388.76" calcext:value-type="float">
            <text:p>29388,76</text:p>
          </table:table-cell>
          <table:table-cell table:style-name="ce3" table:formula="of:=IF([.T259]&gt;[.T$177];[.T259];&quot;&quot;)">
            <text:p/>
          </table:table-cell>
          <table:table-cell table:style-name="ce3" table:formula="of:=IF([.U259]&gt;[.U$177];[.U259];&quot;&quot;)">
            <text:p/>
          </table:table-cell>
          <table:table-cell table:style-name="ce3" table:formula="of:=IF([.V259]&gt;[.V$177];[.V25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([.B260]&gt;[.B$177];[.B260];&quot;&quot;)">
            <text:p/>
          </table:table-cell>
          <table:table-cell table:style-name="ce3" table:formula="of:=IF([.C260]&gt;[.C$177];[.C260];&quot;&quot;)" office:value-type="float" office:value="946.12" calcext:value-type="float">
            <text:p>946,12</text:p>
          </table:table-cell>
          <table:table-cell table:style-name="ce3" table:formula="of:=IF([.D260]&gt;[.D$177];[.D260];&quot;&quot;)">
            <text:p/>
          </table:table-cell>
          <table:table-cell table:style-name="ce3" table:formula="of:=IF([.E260]&gt;[.E$177];[.E260];&quot;&quot;)" office:value-type="float" office:value="3618621.06" calcext:value-type="float">
            <text:p>3618621,06</text:p>
          </table:table-cell>
          <table:table-cell table:style-name="ce3" table:formula="of:=IF([.F260]&gt;[.F$177];[.F260];&quot;&quot;)">
            <text:p/>
          </table:table-cell>
          <table:table-cell table:style-name="ce3" table:formula="of:=IF([.G260]&gt;[.G$177];[.G260];&quot;&quot;)">
            <text:p/>
          </table:table-cell>
          <table:table-cell table:style-name="ce3" table:formula="of:=IF([.H260]&gt;[.H$177];[.H260];&quot;&quot;)">
            <text:p/>
          </table:table-cell>
          <table:table-cell table:style-name="ce3" table:formula="of:=IF([.I260]&gt;[.I$177];[.I260];&quot;&quot;)" office:value-type="float" office:value="60197.32" calcext:value-type="float">
            <text:p>60197,32</text:p>
          </table:table-cell>
          <table:table-cell table:style-name="ce3" table:formula="of:=IF([.J260]&gt;[.J$177];[.J260];&quot;&quot;)">
            <text:p/>
          </table:table-cell>
          <table:table-cell table:style-name="ce3" table:formula="of:=IF([.K260]&gt;[.K$177];[.K260];&quot;&quot;)">
            <text:p/>
          </table:table-cell>
          <table:table-cell table:style-name="ce3" table:formula="of:=IF([.L260]&gt;[.L$177];[.L260];&quot;&quot;)">
            <text:p/>
          </table:table-cell>
          <table:table-cell table:style-name="ce3" table:formula="of:=IF([.M260]&gt;[.M$177];[.M260];&quot;&quot;)" office:value-type="float" office:value="310.42" calcext:value-type="float">
            <text:p>310,42</text:p>
          </table:table-cell>
          <table:table-cell table:style-name="ce3" table:formula="of:=IF([.N260]&gt;[.N$177];[.N260];&quot;&quot;)" office:value-type="float" office:value="1497542.32" calcext:value-type="float">
            <text:p>1497542,32</text:p>
          </table:table-cell>
          <table:table-cell table:style-name="ce3" table:formula="of:=IF([.O260]&gt;[.O$177];[.O260];&quot;&quot;)" office:value-type="float" office:value="68.75" calcext:value-type="float">
            <text:p>68,75</text:p>
          </table:table-cell>
          <table:table-cell table:style-name="ce3" table:formula="of:=IF([.P260]&gt;[.P$177];[.P260];&quot;&quot;)">
            <text:p/>
          </table:table-cell>
          <table:table-cell table:style-name="ce3" table:formula="of:=IF([.Q260]&gt;[.Q$177];[.Q260];&quot;&quot;)">
            <text:p/>
          </table:table-cell>
          <table:table-cell table:style-name="ce3" table:formula="of:=IF([.R260]&gt;[.R$177];[.R260];&quot;&quot;)">
            <text:p/>
          </table:table-cell>
          <table:table-cell table:style-name="ce3" table:formula="of:=IF([.S260]&gt;[.S$177];[.S260];&quot;&quot;)" office:value-type="float" office:value="29388.76" calcext:value-type="float">
            <text:p>29388,76</text:p>
          </table:table-cell>
          <table:table-cell table:style-name="ce3" table:formula="of:=IF([.T260]&gt;[.T$177];[.T260];&quot;&quot;)">
            <text:p/>
          </table:table-cell>
          <table:table-cell table:style-name="ce3" table:formula="of:=IF([.U260]&gt;[.U$177];[.U260];&quot;&quot;)">
            <text:p/>
          </table:table-cell>
          <table:table-cell table:style-name="ce3" table:formula="of:=IF([.V260]&gt;[.V$177];[.V26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([.B261]&gt;[.B$177];[.B261];&quot;&quot;)">
            <text:p/>
          </table:table-cell>
          <table:table-cell table:style-name="ce3" table:formula="of:=IF([.C261]&gt;[.C$177];[.C261];&quot;&quot;)" office:value-type="float" office:value="1066.32" calcext:value-type="float">
            <text:p>1066,32</text:p>
          </table:table-cell>
          <table:table-cell table:style-name="ce3" table:formula="of:=IF([.D261]&gt;[.D$177];[.D261];&quot;&quot;)">
            <text:p/>
          </table:table-cell>
          <table:table-cell table:style-name="ce3" table:formula="of:=IF([.E261]&gt;[.E$177];[.E261];&quot;&quot;)" office:value-type="float" office:value="3697536.76" calcext:value-type="float">
            <text:p>3697536,76</text:p>
          </table:table-cell>
          <table:table-cell table:style-name="ce3" table:formula="of:=IF([.F261]&gt;[.F$177];[.F261];&quot;&quot;)">
            <text:p/>
          </table:table-cell>
          <table:table-cell table:style-name="ce3" table:formula="of:=IF([.G261]&gt;[.G$177];[.G261];&quot;&quot;)">
            <text:p/>
          </table:table-cell>
          <table:table-cell table:style-name="ce3" table:formula="of:=IF([.H261]&gt;[.H$177];[.H261];&quot;&quot;)">
            <text:p/>
          </table:table-cell>
          <table:table-cell table:style-name="ce3" table:formula="of:=IF([.I261]&gt;[.I$177];[.I261];&quot;&quot;)" office:value-type="float" office:value="60197.32" calcext:value-type="float">
            <text:p>60197,32</text:p>
          </table:table-cell>
          <table:table-cell table:style-name="ce3" table:formula="of:=IF([.J261]&gt;[.J$177];[.J261];&quot;&quot;)">
            <text:p/>
          </table:table-cell>
          <table:table-cell table:style-name="ce3" table:formula="of:=IF([.K261]&gt;[.K$177];[.K261];&quot;&quot;)">
            <text:p/>
          </table:table-cell>
          <table:table-cell table:style-name="ce3" table:formula="of:=IF([.L261]&gt;[.L$177];[.L261];&quot;&quot;)">
            <text:p/>
          </table:table-cell>
          <table:table-cell table:style-name="ce3" table:formula="of:=IF([.M261]&gt;[.M$177];[.M261];&quot;&quot;)" office:value-type="float" office:value="406.12" calcext:value-type="float">
            <text:p>406,12</text:p>
          </table:table-cell>
          <table:table-cell table:style-name="ce3" table:formula="of:=IF([.N261]&gt;[.N$177];[.N261];&quot;&quot;)" office:value-type="float" office:value="1577663.92" calcext:value-type="float">
            <text:p>1577663,92</text:p>
          </table:table-cell>
          <table:table-cell table:style-name="ce3" table:formula="of:=IF([.O261]&gt;[.O$177];[.O261];&quot;&quot;)" office:value-type="float" office:value="81.25" calcext:value-type="float">
            <text:p>81,25</text:p>
          </table:table-cell>
          <table:table-cell table:style-name="ce3" table:formula="of:=IF([.P261]&gt;[.P$177];[.P261];&quot;&quot;)">
            <text:p/>
          </table:table-cell>
          <table:table-cell table:style-name="ce3" table:formula="of:=IF([.Q261]&gt;[.Q$177];[.Q261];&quot;&quot;)">
            <text:p/>
          </table:table-cell>
          <table:table-cell table:style-name="ce3" table:formula="of:=IF([.R261]&gt;[.R$177];[.R261];&quot;&quot;)">
            <text:p/>
          </table:table-cell>
          <table:table-cell table:style-name="ce3" table:formula="of:=IF([.S261]&gt;[.S$177];[.S261];&quot;&quot;)" office:value-type="float" office:value="26675.96" calcext:value-type="float">
            <text:p>26675,96</text:p>
          </table:table-cell>
          <table:table-cell table:style-name="ce3" table:formula="of:=IF([.T261]&gt;[.T$177];[.T261];&quot;&quot;)">
            <text:p/>
          </table:table-cell>
          <table:table-cell table:style-name="ce3" table:formula="of:=IF([.U261]&gt;[.U$177];[.U261];&quot;&quot;)">
            <text:p/>
          </table:table-cell>
          <table:table-cell table:style-name="ce3" table:formula="of:=IF([.V261]&gt;[.V$177];[.V26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([.B262]&gt;[.B$177];[.B262];&quot;&quot;)">
            <text:p/>
          </table:table-cell>
          <table:table-cell table:style-name="ce3" table:formula="of:=IF([.C262]&gt;[.C$177];[.C262];&quot;&quot;)" office:value-type="float" office:value="1026.12" calcext:value-type="float">
            <text:p>1026,12</text:p>
          </table:table-cell>
          <table:table-cell table:style-name="ce3" table:formula="of:=IF([.D262]&gt;[.D$177];[.D262];&quot;&quot;)">
            <text:p/>
          </table:table-cell>
          <table:table-cell table:style-name="ce3" table:formula="of:=IF([.E262]&gt;[.E$177];[.E262];&quot;&quot;)" office:value-type="float" office:value="3887949.06" calcext:value-type="float">
            <text:p>3887949,06</text:p>
          </table:table-cell>
          <table:table-cell table:style-name="ce3" table:formula="of:=IF([.F262]&gt;[.F$177];[.F262];&quot;&quot;)">
            <text:p/>
          </table:table-cell>
          <table:table-cell table:style-name="ce3" table:formula="of:=IF([.G262]&gt;[.G$177];[.G262];&quot;&quot;)">
            <text:p/>
          </table:table-cell>
          <table:table-cell table:style-name="ce3" table:formula="of:=IF([.H262]&gt;[.H$177];[.H262];&quot;&quot;)">
            <text:p/>
          </table:table-cell>
          <table:table-cell table:style-name="ce3" table:formula="of:=IF([.I262]&gt;[.I$177];[.I262];&quot;&quot;)" office:value-type="float" office:value="57484.52" calcext:value-type="float">
            <text:p>57484,52</text:p>
          </table:table-cell>
          <table:table-cell table:style-name="ce3" table:formula="of:=IF([.J262]&gt;[.J$177];[.J262];&quot;&quot;)">
            <text:p/>
          </table:table-cell>
          <table:table-cell table:style-name="ce3" table:formula="of:=IF([.K262]&gt;[.K$177];[.K262];&quot;&quot;)">
            <text:p/>
          </table:table-cell>
          <table:table-cell table:style-name="ce3" table:formula="of:=IF([.L262]&gt;[.L$177];[.L262];&quot;&quot;)">
            <text:p/>
          </table:table-cell>
          <table:table-cell table:style-name="ce3" table:formula="of:=IF([.M262]&gt;[.M$177];[.M262];&quot;&quot;)" office:value-type="float" office:value="631.42" calcext:value-type="float">
            <text:p>631,42</text:p>
          </table:table-cell>
          <table:table-cell table:style-name="ce3" table:formula="of:=IF([.N262]&gt;[.N$177];[.N262];&quot;&quot;)" office:value-type="float" office:value="1590259.12" calcext:value-type="float">
            <text:p>1590259,12</text:p>
          </table:table-cell>
          <table:table-cell table:style-name="ce3" table:formula="of:=IF([.O262]&gt;[.O$177];[.O262];&quot;&quot;)">
            <text:p/>
          </table:table-cell>
          <table:table-cell table:style-name="ce3" table:formula="of:=IF([.P262]&gt;[.P$177];[.P262];&quot;&quot;)">
            <text:p/>
          </table:table-cell>
          <table:table-cell table:style-name="ce3" table:formula="of:=IF([.Q262]&gt;[.Q$177];[.Q262];&quot;&quot;)">
            <text:p/>
          </table:table-cell>
          <table:table-cell table:style-name="ce3" table:formula="of:=IF([.R262]&gt;[.R$177];[.R262];&quot;&quot;)">
            <text:p/>
          </table:table-cell>
          <table:table-cell table:style-name="ce3" table:formula="of:=IF([.S262]&gt;[.S$177];[.S262];&quot;&quot;)" office:value-type="float" office:value="29388.76" calcext:value-type="float">
            <text:p>29388,76</text:p>
          </table:table-cell>
          <table:table-cell table:style-name="ce3" table:formula="of:=IF([.T262]&gt;[.T$177];[.T262];&quot;&quot;)" office:value-type="float" office:value="141" calcext:value-type="float">
            <text:p>141</text:p>
          </table:table-cell>
          <table:table-cell table:style-name="ce3" table:formula="of:=IF([.U262]&gt;[.U$177];[.U262];&quot;&quot;)">
            <text:p/>
          </table:table-cell>
          <table:table-cell table:style-name="ce3" table:formula="of:=IF([.V262]&gt;[.V$177];[.V2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([.B263]&gt;[.B$177];[.B263];&quot;&quot;)">
            <text:p/>
          </table:table-cell>
          <table:table-cell table:style-name="ce3" table:formula="of:=IF([.C263]&gt;[.C$177];[.C263];&quot;&quot;)" office:value-type="float" office:value="926.12" calcext:value-type="float">
            <text:p>926,12</text:p>
          </table:table-cell>
          <table:table-cell table:style-name="ce3" table:formula="of:=IF([.D263]&gt;[.D$177];[.D263];&quot;&quot;)" office:value-type="float" office:value="6555.92" calcext:value-type="float">
            <text:p>6555,92</text:p>
          </table:table-cell>
          <table:table-cell table:style-name="ce3" table:formula="of:=IF([.E263]&gt;[.E$177];[.E263];&quot;&quot;)" office:value-type="float" office:value="3681151.56" calcext:value-type="float">
            <text:p>3681151,56</text:p>
          </table:table-cell>
          <table:table-cell table:style-name="ce3" table:formula="of:=IF([.F263]&gt;[.F$177];[.F263];&quot;&quot;)">
            <text:p/>
          </table:table-cell>
          <table:table-cell table:style-name="ce3" table:formula="of:=IF([.G263]&gt;[.G$177];[.G263];&quot;&quot;)">
            <text:p/>
          </table:table-cell>
          <table:table-cell table:style-name="ce3" table:formula="of:=IF([.H263]&gt;[.H$177];[.H263];&quot;&quot;)">
            <text:p/>
          </table:table-cell>
          <table:table-cell table:style-name="ce3" table:formula="of:=IF([.I263]&gt;[.I$177];[.I263];&quot;&quot;)" office:value-type="float" office:value="57484.52" calcext:value-type="float">
            <text:p>57484,52</text:p>
          </table:table-cell>
          <table:table-cell table:style-name="ce3" table:formula="of:=IF([.J263]&gt;[.J$177];[.J263];&quot;&quot;)" office:value-type="float" office:value="1462.02" calcext:value-type="float">
            <text:p>1462,02</text:p>
          </table:table-cell>
          <table:table-cell table:style-name="ce3" table:formula="of:=IF([.K263]&gt;[.K$177];[.K263];&quot;&quot;)">
            <text:p/>
          </table:table-cell>
          <table:table-cell table:style-name="ce3" table:formula="of:=IF([.L263]&gt;[.L$177];[.L263];&quot;&quot;)" office:value-type="float" office:value="2224.55" calcext:value-type="float">
            <text:p>2224,55</text:p>
          </table:table-cell>
          <table:table-cell table:style-name="ce3" table:formula="of:=IF([.M263]&gt;[.M$177];[.M263];&quot;&quot;)" office:value-type="float" office:value="752.02" calcext:value-type="float">
            <text:p>752,02</text:p>
          </table:table-cell>
          <table:table-cell table:style-name="ce3" table:formula="of:=IF([.N263]&gt;[.N$177];[.N263];&quot;&quot;)" office:value-type="float" office:value="1527014.32" calcext:value-type="float">
            <text:p>1527014,32</text:p>
          </table:table-cell>
          <table:table-cell table:style-name="ce3" table:formula="of:=IF([.O263]&gt;[.O$177];[.O263];&quot;&quot;)">
            <text:p/>
          </table:table-cell>
          <table:table-cell table:style-name="ce3" table:formula="of:=IF([.P263]&gt;[.P$177];[.P263];&quot;&quot;)">
            <text:p/>
          </table:table-cell>
          <table:table-cell table:style-name="ce3" table:formula="of:=IF([.Q263]&gt;[.Q$177];[.Q263];&quot;&quot;)">
            <text:p/>
          </table:table-cell>
          <table:table-cell table:style-name="ce3" table:formula="of:=IF([.R263]&gt;[.R$177];[.R263];&quot;&quot;)">
            <text:p/>
          </table:table-cell>
          <table:table-cell table:style-name="ce3" table:formula="of:=IF([.S263]&gt;[.S$177];[.S263];&quot;&quot;)" office:value-type="float" office:value="21250.36" calcext:value-type="float">
            <text:p>21250,36</text:p>
          </table:table-cell>
          <table:table-cell table:style-name="ce3" table:formula="of:=IF([.T263]&gt;[.T$177];[.T263];&quot;&quot;)" office:value-type="float" office:value="354.6" calcext:value-type="float">
            <text:p>354,6</text:p>
          </table:table-cell>
          <table:table-cell table:style-name="ce3" table:formula="of:=IF([.U263]&gt;[.U$177];[.U263];&quot;&quot;)">
            <text:p/>
          </table:table-cell>
          <table:table-cell table:style-name="ce3" table:formula="of:=IF([.V263]&gt;[.V$177];[.V26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([.B264]&gt;[.B$177];[.B264];&quot;&quot;)">
            <text:p/>
          </table:table-cell>
          <table:table-cell table:style-name="ce3" table:formula="of:=IF([.C264]&gt;[.C$177];[.C264];&quot;&quot;)" office:value-type="float" office:value="905.72" calcext:value-type="float">
            <text:p>905,72</text:p>
          </table:table-cell>
          <table:table-cell table:style-name="ce3" table:formula="of:=IF([.D264]&gt;[.D$177];[.D264];&quot;&quot;)">
            <text:p/>
          </table:table-cell>
          <table:table-cell table:style-name="ce3" table:formula="of:=IF([.E264]&gt;[.E$177];[.E264];&quot;&quot;)" office:value-type="float" office:value="3670246.06" calcext:value-type="float">
            <text:p>3670246,06</text:p>
          </table:table-cell>
          <table:table-cell table:style-name="ce3" table:formula="of:=IF([.F264]&gt;[.F$177];[.F264];&quot;&quot;)">
            <text:p/>
          </table:table-cell>
          <table:table-cell table:style-name="ce3" table:formula="of:=IF([.G264]&gt;[.G$177];[.G264];&quot;&quot;)">
            <text:p/>
          </table:table-cell>
          <table:table-cell table:style-name="ce3" table:formula="of:=IF([.H264]&gt;[.H$177];[.H264];&quot;&quot;)">
            <text:p/>
          </table:table-cell>
          <table:table-cell table:style-name="ce3" table:formula="of:=IF([.I264]&gt;[.I$177];[.I264];&quot;&quot;)" office:value-type="float" office:value="57484.52" calcext:value-type="float">
            <text:p>57484,52</text:p>
          </table:table-cell>
          <table:table-cell table:style-name="ce3" table:formula="of:=IF([.J264]&gt;[.J$177];[.J264];&quot;&quot;)">
            <text:p/>
          </table:table-cell>
          <table:table-cell table:style-name="ce3" table:formula="of:=IF([.K264]&gt;[.K$177];[.K264];&quot;&quot;)">
            <text:p/>
          </table:table-cell>
          <table:table-cell table:style-name="ce3" table:formula="of:=IF([.L264]&gt;[.L$177];[.L264];&quot;&quot;)" office:value-type="float" office:value="1261.75" calcext:value-type="float">
            <text:p>1261,75</text:p>
          </table:table-cell>
          <table:table-cell table:style-name="ce3" table:formula="of:=IF([.M264]&gt;[.M$177];[.M264];&quot;&quot;)" office:value-type="float" office:value="691.62" calcext:value-type="float">
            <text:p>691,62</text:p>
          </table:table-cell>
          <table:table-cell table:style-name="ce3" table:formula="of:=IF([.N264]&gt;[.N$177];[.N264];&quot;&quot;)" office:value-type="float" office:value="1525817.52" calcext:value-type="float">
            <text:p>1525817,52</text:p>
          </table:table-cell>
          <table:table-cell table:style-name="ce3" table:formula="of:=IF([.O264]&gt;[.O$177];[.O264];&quot;&quot;)">
            <text:p/>
          </table:table-cell>
          <table:table-cell table:style-name="ce3" table:formula="of:=IF([.P264]&gt;[.P$177];[.P264];&quot;&quot;)">
            <text:p/>
          </table:table-cell>
          <table:table-cell table:style-name="ce3" table:formula="of:=IF([.Q264]&gt;[.Q$177];[.Q264];&quot;&quot;)">
            <text:p/>
          </table:table-cell>
          <table:table-cell table:style-name="ce3" table:formula="of:=IF([.R264]&gt;[.R$177];[.R264];&quot;&quot;)" office:value-type="float" office:value="271.33" calcext:value-type="float">
            <text:p>271,33</text:p>
          </table:table-cell>
          <table:table-cell table:style-name="ce3" table:formula="of:=IF([.S264]&gt;[.S$177];[.S264];&quot;&quot;)" office:value-type="float" office:value="15824.76" calcext:value-type="float">
            <text:p>15824,76</text:p>
          </table:table-cell>
          <table:table-cell table:style-name="ce3" table:formula="of:=IF([.T264]&gt;[.T$177];[.T264];&quot;&quot;)">
            <text:p/>
          </table:table-cell>
          <table:table-cell table:style-name="ce3" table:formula="of:=IF([.U264]&gt;[.U$177];[.U264];&quot;&quot;)">
            <text:p/>
          </table:table-cell>
          <table:table-cell table:style-name="ce3" table:formula="of:=IF([.V264]&gt;[.V$177];[.V2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([.B265]&gt;[.B$177];[.B265];&quot;&quot;)">
            <text:p/>
          </table:table-cell>
          <table:table-cell table:style-name="ce3" table:formula="of:=IF([.C265]&gt;[.C$177];[.C265];&quot;&quot;)" office:value-type="float" office:value="1407.32" calcext:value-type="float">
            <text:p>1407,32</text:p>
          </table:table-cell>
          <table:table-cell table:style-name="ce3" table:formula="of:=IF([.D265]&gt;[.D$177];[.D265];&quot;&quot;)">
            <text:p/>
          </table:table-cell>
          <table:table-cell table:style-name="ce3" table:formula="of:=IF([.E265]&gt;[.E$177];[.E265];&quot;&quot;)" office:value-type="float" office:value="3724664.86" calcext:value-type="float">
            <text:p>3724664,86</text:p>
          </table:table-cell>
          <table:table-cell table:style-name="ce3" table:formula="of:=IF([.F265]&gt;[.F$177];[.F265];&quot;&quot;)">
            <text:p/>
          </table:table-cell>
          <table:table-cell table:style-name="ce3" table:formula="of:=IF([.G265]&gt;[.G$177];[.G265];&quot;&quot;)">
            <text:p/>
          </table:table-cell>
          <table:table-cell table:style-name="ce3" table:formula="of:=IF([.H265]&gt;[.H$177];[.H265];&quot;&quot;)">
            <text:p/>
          </table:table-cell>
          <table:table-cell table:style-name="ce3" table:formula="of:=IF([.I265]&gt;[.I$177];[.I265];&quot;&quot;)" office:value-type="float" office:value="54771.72" calcext:value-type="float">
            <text:p>54771,72</text:p>
          </table:table-cell>
          <table:table-cell table:style-name="ce3" table:formula="of:=IF([.J265]&gt;[.J$177];[.J265];&quot;&quot;)">
            <text:p/>
          </table:table-cell>
          <table:table-cell table:style-name="ce3" table:formula="of:=IF([.K265]&gt;[.K$177];[.K265];&quot;&quot;)">
            <text:p/>
          </table:table-cell>
          <table:table-cell table:style-name="ce3" table:formula="of:=IF([.L265]&gt;[.L$177];[.L265];&quot;&quot;)" office:value-type="float" office:value="760.15" calcext:value-type="float">
            <text:p>760,15</text:p>
          </table:table-cell>
          <table:table-cell table:style-name="ce3" table:formula="of:=IF([.M265]&gt;[.M$177];[.M265];&quot;&quot;)" office:value-type="float" office:value="411.02" calcext:value-type="float">
            <text:p>411,02</text:p>
          </table:table-cell>
          <table:table-cell table:style-name="ce3" table:formula="of:=IF([.N265]&gt;[.N$177];[.N265];&quot;&quot;)" office:value-type="float" office:value="1559999.92" calcext:value-type="float">
            <text:p>1559999,92</text:p>
          </table:table-cell>
          <table:table-cell table:style-name="ce3" table:formula="of:=IF([.O265]&gt;[.O$177];[.O265];&quot;&quot;)">
            <text:p/>
          </table:table-cell>
          <table:table-cell table:style-name="ce3" table:formula="of:=IF([.P265]&gt;[.P$177];[.P265];&quot;&quot;)">
            <text:p/>
          </table:table-cell>
          <table:table-cell table:style-name="ce3" table:formula="of:=IF([.Q265]&gt;[.Q$177];[.Q265];&quot;&quot;)">
            <text:p/>
          </table:table-cell>
          <table:table-cell table:style-name="ce3" table:formula="of:=IF([.R265]&gt;[.R$177];[.R265];&quot;&quot;)" office:value-type="float" office:value="201.33" calcext:value-type="float">
            <text:p>201,33</text:p>
          </table:table-cell>
          <table:table-cell table:style-name="ce3" table:formula="of:=IF([.S265]&gt;[.S$177];[.S265];&quot;&quot;)" office:value-type="float" office:value="15824.76" calcext:value-type="float">
            <text:p>15824,76</text:p>
          </table:table-cell>
          <table:table-cell table:style-name="ce3" table:formula="of:=IF([.T265]&gt;[.T$177];[.T265];&quot;&quot;)">
            <text:p/>
          </table:table-cell>
          <table:table-cell table:style-name="ce3" table:formula="of:=IF([.U265]&gt;[.U$177];[.U265];&quot;&quot;)" office:value-type="float" office:value="20" calcext:value-type="float">
            <text:p>20</text:p>
          </table:table-cell>
          <table:table-cell table:style-name="ce3" table:formula="of:=IF([.V265]&gt;[.V$177];[.V26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([.B266]&gt;[.B$177];[.B266];&quot;&quot;)">
            <text:p/>
          </table:table-cell>
          <table:table-cell table:style-name="ce3" table:formula="of:=IF([.C266]&gt;[.C$177];[.C266];&quot;&quot;)" office:value-type="float" office:value="1066.52" calcext:value-type="float">
            <text:p>1066,52</text:p>
          </table:table-cell>
          <table:table-cell table:style-name="ce3" table:formula="of:=IF([.D266]&gt;[.D$177];[.D266];&quot;&quot;)">
            <text:p/>
          </table:table-cell>
          <table:table-cell table:style-name="ce3" table:formula="of:=IF([.E266]&gt;[.E$177];[.E266];&quot;&quot;)" office:value-type="float" office:value="3825337.36" calcext:value-type="float">
            <text:p>3825337,36</text:p>
          </table:table-cell>
          <table:table-cell table:style-name="ce3" table:formula="of:=IF([.F266]&gt;[.F$177];[.F266];&quot;&quot;)">
            <text:p/>
          </table:table-cell>
          <table:table-cell table:style-name="ce3" table:formula="of:=IF([.G266]&gt;[.G$177];[.G266];&quot;&quot;)">
            <text:p/>
          </table:table-cell>
          <table:table-cell table:style-name="ce3" table:formula="of:=IF([.H266]&gt;[.H$177];[.H266];&quot;&quot;)">
            <text:p/>
          </table:table-cell>
          <table:table-cell table:style-name="ce3" table:formula="of:=IF([.I266]&gt;[.I$177];[.I266];&quot;&quot;)" office:value-type="float" office:value="60197.32" calcext:value-type="float">
            <text:p>60197,32</text:p>
          </table:table-cell>
          <table:table-cell table:style-name="ce3" table:formula="of:=IF([.J266]&gt;[.J$177];[.J266];&quot;&quot;)">
            <text:p/>
          </table:table-cell>
          <table:table-cell table:style-name="ce3" table:formula="of:=IF([.K266]&gt;[.K$177];[.K266];&quot;&quot;)">
            <text:p/>
          </table:table-cell>
          <table:table-cell table:style-name="ce3" table:formula="of:=IF([.L266]&gt;[.L$177];[.L266];&quot;&quot;)" office:value-type="float" office:value="679.95" calcext:value-type="float">
            <text:p>679,95</text:p>
          </table:table-cell>
          <table:table-cell table:style-name="ce3" table:formula="of:=IF([.M266]&gt;[.M$177];[.M266];&quot;&quot;)" office:value-type="float" office:value="511.22" calcext:value-type="float">
            <text:p>511,22</text:p>
          </table:table-cell>
          <table:table-cell table:style-name="ce3" table:formula="of:=IF([.N266]&gt;[.N$177];[.N266];&quot;&quot;)" office:value-type="float" office:value="1502348.72" calcext:value-type="float">
            <text:p>1502348,72</text:p>
          </table:table-cell>
          <table:table-cell table:style-name="ce3" table:formula="of:=IF([.O266]&gt;[.O$177];[.O266];&quot;&quot;)" office:value-type="float" office:value="68.75" calcext:value-type="float">
            <text:p>68,75</text:p>
          </table:table-cell>
          <table:table-cell table:style-name="ce3" table:formula="of:=IF([.P266]&gt;[.P$177];[.P266];&quot;&quot;)">
            <text:p/>
          </table:table-cell>
          <table:table-cell table:style-name="ce3" table:formula="of:=IF([.Q266]&gt;[.Q$177];[.Q266];&quot;&quot;)">
            <text:p/>
          </table:table-cell>
          <table:table-cell table:style-name="ce3" table:formula="of:=IF([.R266]&gt;[.R$177];[.R266];&quot;&quot;)">
            <text:p/>
          </table:table-cell>
          <table:table-cell table:style-name="ce3" table:formula="of:=IF([.S266]&gt;[.S$177];[.S266];&quot;&quot;)" office:value-type="float" office:value="15824.76" calcext:value-type="float">
            <text:p>15824,76</text:p>
          </table:table-cell>
          <table:table-cell table:style-name="ce3" table:formula="of:=IF([.T266]&gt;[.T$177];[.T266];&quot;&quot;)">
            <text:p/>
          </table:table-cell>
          <table:table-cell table:style-name="ce3" table:formula="of:=IF([.U266]&gt;[.U$177];[.U266];&quot;&quot;)">
            <text:p/>
          </table:table-cell>
          <table:table-cell table:style-name="ce3" table:formula="of:=IF([.V266]&gt;[.V$177];[.V26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([.B267]&gt;[.B$177];[.B267];&quot;&quot;)">
            <text:p/>
          </table:table-cell>
          <table:table-cell table:style-name="ce3" table:formula="of:=IF([.C267]&gt;[.C$177];[.C267];&quot;&quot;)" office:value-type="float" office:value="865.72" calcext:value-type="float">
            <text:p>865,72</text:p>
          </table:table-cell>
          <table:table-cell table:style-name="ce3" table:formula="of:=IF([.D267]&gt;[.D$177];[.D267];&quot;&quot;)" office:value-type="float" office:value="6555.92" calcext:value-type="float">
            <text:p>6555,92</text:p>
          </table:table-cell>
          <table:table-cell table:style-name="ce3" table:formula="of:=IF([.E267]&gt;[.E$177];[.E267];&quot;&quot;)" office:value-type="float" office:value="3887948.96" calcext:value-type="float">
            <text:p>3887948,96</text:p>
          </table:table-cell>
          <table:table-cell table:style-name="ce3" table:formula="of:=IF([.F267]&gt;[.F$177];[.F267];&quot;&quot;)">
            <text:p/>
          </table:table-cell>
          <table:table-cell table:style-name="ce3" table:formula="of:=IF([.G267]&gt;[.G$177];[.G267];&quot;&quot;)">
            <text:p/>
          </table:table-cell>
          <table:table-cell table:style-name="ce3" table:formula="of:=IF([.H267]&gt;[.H$177];[.H267];&quot;&quot;)">
            <text:p/>
          </table:table-cell>
          <table:table-cell table:style-name="ce3" table:formula="of:=IF([.I267]&gt;[.I$177];[.I267];&quot;&quot;)" office:value-type="float" office:value="54771.72" calcext:value-type="float">
            <text:p>54771,72</text:p>
          </table:table-cell>
          <table:table-cell table:style-name="ce3" table:formula="of:=IF([.J267]&gt;[.J$177];[.J267];&quot;&quot;)">
            <text:p/>
          </table:table-cell>
          <table:table-cell table:style-name="ce3" table:formula="of:=IF([.K267]&gt;[.K$177];[.K267];&quot;&quot;)">
            <text:p/>
          </table:table-cell>
          <table:table-cell table:style-name="ce3" table:formula="of:=IF([.L267]&gt;[.L$177];[.L267];&quot;&quot;)" office:value-type="float" office:value="619.95" calcext:value-type="float">
            <text:p>619,95</text:p>
          </table:table-cell>
          <table:table-cell table:style-name="ce3" table:formula="of:=IF([.M267]&gt;[.M$177];[.M267];&quot;&quot;)" office:value-type="float" office:value="852.02" calcext:value-type="float">
            <text:p>852,02</text:p>
          </table:table-cell>
          <table:table-cell table:style-name="ce3" table:formula="of:=IF([.N267]&gt;[.N$177];[.N267];&quot;&quot;)" office:value-type="float" office:value="2199125.12" calcext:value-type="float">
            <text:p>2199125,12</text:p>
          </table:table-cell>
          <table:table-cell table:style-name="ce3" table:formula="of:=IF([.O267]&gt;[.O$177];[.O267];&quot;&quot;)">
            <text:p/>
          </table:table-cell>
          <table:table-cell table:style-name="ce3" table:formula="of:=IF([.P267]&gt;[.P$177];[.P267];&quot;&quot;)">
            <text:p/>
          </table:table-cell>
          <table:table-cell table:style-name="ce3" table:formula="of:=IF([.Q267]&gt;[.Q$177];[.Q267];&quot;&quot;)">
            <text:p/>
          </table:table-cell>
          <table:table-cell table:style-name="ce3" table:formula="of:=IF([.R267]&gt;[.R$177];[.R267];&quot;&quot;)">
            <text:p/>
          </table:table-cell>
          <table:table-cell table:style-name="ce3" table:formula="of:=IF([.S267]&gt;[.S$177];[.S267];&quot;&quot;)" office:value-type="float" office:value="13111.96" calcext:value-type="float">
            <text:p>13111,96</text:p>
          </table:table-cell>
          <table:table-cell table:style-name="ce3" table:formula="of:=IF([.T267]&gt;[.T$177];[.T267];&quot;&quot;)" office:value-type="float" office:value="149.3" calcext:value-type="float">
            <text:p>149,3</text:p>
          </table:table-cell>
          <table:table-cell table:style-name="ce3" table:formula="of:=IF([.U267]&gt;[.U$177];[.U267];&quot;&quot;)">
            <text:p/>
          </table:table-cell>
          <table:table-cell table:style-name="ce3" table:formula="of:=IF([.V267]&gt;[.V$177];[.V26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([.B268]&gt;[.B$177];[.B268];&quot;&quot;)">
            <text:p/>
          </table:table-cell>
          <table:table-cell table:style-name="ce3" table:formula="of:=IF([.C268]&gt;[.C$177];[.C268];&quot;&quot;)" office:value-type="float" office:value="1186.52" calcext:value-type="float">
            <text:p>1186,52</text:p>
          </table:table-cell>
          <table:table-cell table:style-name="ce3" table:formula="of:=IF([.D268]&gt;[.D$177];[.D268];&quot;&quot;)" office:value-type="float" office:value="6555.92" calcext:value-type="float">
            <text:p>6555,92</text:p>
          </table:table-cell>
          <table:table-cell table:style-name="ce3" table:formula="of:=IF([.E268]&gt;[.E$177];[.E268];&quot;&quot;)" office:value-type="float" office:value="3928695.96" calcext:value-type="float">
            <text:p>3928695,96</text:p>
          </table:table-cell>
          <table:table-cell table:style-name="ce3" table:formula="of:=IF([.F268]&gt;[.F$177];[.F268];&quot;&quot;)">
            <text:p/>
          </table:table-cell>
          <table:table-cell table:style-name="ce3" table:formula="of:=IF([.G268]&gt;[.G$177];[.G268];&quot;&quot;)">
            <text:p/>
          </table:table-cell>
          <table:table-cell table:style-name="ce3" table:formula="of:=IF([.H268]&gt;[.H$177];[.H268];&quot;&quot;)">
            <text:p/>
          </table:table-cell>
          <table:table-cell table:style-name="ce3" table:formula="of:=IF([.I268]&gt;[.I$177];[.I268];&quot;&quot;)" office:value-type="float" office:value="57484.52" calcext:value-type="float">
            <text:p>57484,52</text:p>
          </table:table-cell>
          <table:table-cell table:style-name="ce3" table:formula="of:=IF([.J268]&gt;[.J$177];[.J268];&quot;&quot;)">
            <text:p/>
          </table:table-cell>
          <table:table-cell table:style-name="ce3" table:formula="of:=IF([.K268]&gt;[.K$177];[.K268];&quot;&quot;)">
            <text:p/>
          </table:table-cell>
          <table:table-cell table:style-name="ce3" table:formula="of:=IF([.L268]&gt;[.L$177];[.L268];&quot;&quot;)">
            <text:p/>
          </table:table-cell>
          <table:table-cell table:style-name="ce3" table:formula="of:=IF([.M268]&gt;[.M$177];[.M268];&quot;&quot;)" office:value-type="float" office:value="310.62" calcext:value-type="float">
            <text:p>310,62</text:p>
          </table:table-cell>
          <table:table-cell table:style-name="ce3" table:formula="of:=IF([.N268]&gt;[.N$177];[.N268];&quot;&quot;)" office:value-type="float" office:value="1508051.12" calcext:value-type="float">
            <text:p>1508051,12</text:p>
          </table:table-cell>
          <table:table-cell table:style-name="ce3" table:formula="of:=IF([.O268]&gt;[.O$177];[.O268];&quot;&quot;)">
            <text:p/>
          </table:table-cell>
          <table:table-cell table:style-name="ce3" table:formula="of:=IF([.P268]&gt;[.P$177];[.P268];&quot;&quot;)">
            <text:p/>
          </table:table-cell>
          <table:table-cell table:style-name="ce3" table:formula="of:=IF([.Q268]&gt;[.Q$177];[.Q268];&quot;&quot;)">
            <text:p/>
          </table:table-cell>
          <table:table-cell table:style-name="ce3" table:formula="of:=IF([.R268]&gt;[.R$177];[.R268];&quot;&quot;)">
            <text:p/>
          </table:table-cell>
          <table:table-cell table:style-name="ce3" table:formula="of:=IF([.S268]&gt;[.S$177];[.S268];&quot;&quot;)" office:value-type="float" office:value="10399.16" calcext:value-type="float">
            <text:p>10399,16</text:p>
          </table:table-cell>
          <table:table-cell table:style-name="ce3" table:formula="of:=IF([.T268]&gt;[.T$177];[.T268];&quot;&quot;)">
            <text:p/>
          </table:table-cell>
          <table:table-cell table:style-name="ce3" table:formula="of:=IF([.U268]&gt;[.U$177];[.U268];&quot;&quot;)">
            <text:p/>
          </table:table-cell>
          <table:table-cell table:style-name="ce3" table:formula="of:=IF([.V268]&gt;[.V$177];[.V2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([.B269]&gt;[.B$177];[.B269];&quot;&quot;)">
            <text:p/>
          </table:table-cell>
          <table:table-cell table:style-name="ce3" table:formula="of:=IF([.C269]&gt;[.C$177];[.C269];&quot;&quot;)" office:value-type="float" office:value="1066.32" calcext:value-type="float">
            <text:p>1066,32</text:p>
          </table:table-cell>
          <table:table-cell table:style-name="ce3" table:formula="of:=IF([.D269]&gt;[.D$177];[.D269];&quot;&quot;)">
            <text:p/>
          </table:table-cell>
          <table:table-cell table:style-name="ce3" table:formula="of:=IF([.E269]&gt;[.E$177];[.E269];&quot;&quot;)" office:value-type="float" office:value="3904226.16" calcext:value-type="float">
            <text:p>3904226,16</text:p>
          </table:table-cell>
          <table:table-cell table:style-name="ce3" table:formula="of:=IF([.F269]&gt;[.F$177];[.F269];&quot;&quot;)">
            <text:p/>
          </table:table-cell>
          <table:table-cell table:style-name="ce3" table:formula="of:=IF([.G269]&gt;[.G$177];[.G269];&quot;&quot;)">
            <text:p/>
          </table:table-cell>
          <table:table-cell table:style-name="ce3" table:formula="of:=IF([.H269]&gt;[.H$177];[.H269];&quot;&quot;)">
            <text:p/>
          </table:table-cell>
          <table:table-cell table:style-name="ce3" table:formula="of:=IF([.I269]&gt;[.I$177];[.I269];&quot;&quot;)" office:value-type="float" office:value="54771.72" calcext:value-type="float">
            <text:p>54771,72</text:p>
          </table:table-cell>
          <table:table-cell table:style-name="ce3" table:formula="of:=IF([.J269]&gt;[.J$177];[.J269];&quot;&quot;)">
            <text:p/>
          </table:table-cell>
          <table:table-cell table:style-name="ce3" table:formula="of:=IF([.K269]&gt;[.K$177];[.K269];&quot;&quot;)">
            <text:p/>
          </table:table-cell>
          <table:table-cell table:style-name="ce3" table:formula="of:=IF([.L269]&gt;[.L$177];[.L269];&quot;&quot;)">
            <text:p/>
          </table:table-cell>
          <table:table-cell table:style-name="ce3" table:formula="of:=IF([.M269]&gt;[.M$177];[.M269];&quot;&quot;)" office:value-type="float" office:value="350.82" calcext:value-type="float">
            <text:p>350,82</text:p>
          </table:table-cell>
          <table:table-cell table:style-name="ce3" table:formula="of:=IF([.N269]&gt;[.N$177];[.N269];&quot;&quot;)" office:value-type="float" office:value="1572844.72" calcext:value-type="float">
            <text:p>1572844,72</text:p>
          </table:table-cell>
          <table:table-cell table:style-name="ce3" table:formula="of:=IF([.O269]&gt;[.O$177];[.O269];&quot;&quot;)" office:value-type="float" office:value="106.25" calcext:value-type="float">
            <text:p>106,25</text:p>
          </table:table-cell>
          <table:table-cell table:style-name="ce3" table:formula="of:=IF([.P269]&gt;[.P$177];[.P269];&quot;&quot;)">
            <text:p/>
          </table:table-cell>
          <table:table-cell table:style-name="ce3" table:formula="of:=IF([.Q269]&gt;[.Q$177];[.Q269];&quot;&quot;)">
            <text:p/>
          </table:table-cell>
          <table:table-cell table:style-name="ce3" table:formula="of:=IF([.R269]&gt;[.R$177];[.R269];&quot;&quot;)">
            <text:p/>
          </table:table-cell>
          <table:table-cell table:style-name="ce3" table:formula="of:=IF([.S269]&gt;[.S$177];[.S269];&quot;&quot;)" office:value-type="float" office:value="13111.96" calcext:value-type="float">
            <text:p>13111,96</text:p>
          </table:table-cell>
          <table:table-cell table:style-name="ce3" table:formula="of:=IF([.T269]&gt;[.T$177];[.T269];&quot;&quot;)">
            <text:p/>
          </table:table-cell>
          <table:table-cell table:style-name="ce3" table:formula="of:=IF([.U269]&gt;[.U$177];[.U269];&quot;&quot;)">
            <text:p/>
          </table:table-cell>
          <table:table-cell table:style-name="ce3" table:formula="of:=IF([.V269]&gt;[.V$177];[.V26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([.B270]&gt;[.B$177];[.B270];&quot;&quot;)">
            <text:p/>
          </table:table-cell>
          <table:table-cell table:style-name="ce3" table:formula="of:=IF([.C270]&gt;[.C$177];[.C270];&quot;&quot;)" office:value-type="float" office:value="705.12" calcext:value-type="float">
            <text:p>705,12</text:p>
          </table:table-cell>
          <table:table-cell table:style-name="ce3" table:formula="of:=IF([.D270]&gt;[.D$177];[.D270];&quot;&quot;)">
            <text:p/>
          </table:table-cell>
          <table:table-cell table:style-name="ce3" table:formula="of:=IF([.E270]&gt;[.E$177];[.E270];&quot;&quot;)" office:value-type="float" office:value="4056604.66" calcext:value-type="float">
            <text:p>4056604,66</text:p>
          </table:table-cell>
          <table:table-cell table:style-name="ce3" table:formula="of:=IF([.F270]&gt;[.F$177];[.F270];&quot;&quot;)">
            <text:p/>
          </table:table-cell>
          <table:table-cell table:style-name="ce3" table:formula="of:=IF([.G270]&gt;[.G$177];[.G270];&quot;&quot;)">
            <text:p/>
          </table:table-cell>
          <table:table-cell table:style-name="ce3" table:formula="of:=IF([.H270]&gt;[.H$177];[.H270];&quot;&quot;)">
            <text:p/>
          </table:table-cell>
          <table:table-cell table:style-name="ce3" table:formula="of:=IF([.I270]&gt;[.I$177];[.I270];&quot;&quot;)" office:value-type="float" office:value="60224.42" calcext:value-type="float">
            <text:p>60224,42</text:p>
          </table:table-cell>
          <table:table-cell table:style-name="ce3" table:formula="of:=IF([.J270]&gt;[.J$177];[.J270];&quot;&quot;)">
            <text:p/>
          </table:table-cell>
          <table:table-cell table:style-name="ce3" table:formula="of:=IF([.K270]&gt;[.K$177];[.K270];&quot;&quot;)">
            <text:p/>
          </table:table-cell>
          <table:table-cell table:style-name="ce3" table:formula="of:=IF([.L270]&gt;[.L$177];[.L270];&quot;&quot;)">
            <text:p/>
          </table:table-cell>
          <table:table-cell table:style-name="ce3" table:formula="of:=IF([.M270]&gt;[.M$177];[.M270];&quot;&quot;)" office:value-type="float" office:value="370.82" calcext:value-type="float">
            <text:p>370,82</text:p>
          </table:table-cell>
          <table:table-cell table:style-name="ce3" table:formula="of:=IF([.N270]&gt;[.N$177];[.N270];&quot;&quot;)" office:value-type="float" office:value="2122162.42" calcext:value-type="float">
            <text:p>2122162,42</text:p>
          </table:table-cell>
          <table:table-cell table:style-name="ce3" table:formula="of:=IF([.O270]&gt;[.O$177];[.O270];&quot;&quot;)">
            <text:p/>
          </table:table-cell>
          <table:table-cell table:style-name="ce3" table:formula="of:=IF([.P270]&gt;[.P$177];[.P270];&quot;&quot;)">
            <text:p/>
          </table:table-cell>
          <table:table-cell table:style-name="ce3" table:formula="of:=IF([.Q270]&gt;[.Q$177];[.Q270];&quot;&quot;)">
            <text:p/>
          </table:table-cell>
          <table:table-cell table:style-name="ce3" table:formula="of:=IF([.R270]&gt;[.R$177];[.R270];&quot;&quot;)">
            <text:p/>
          </table:table-cell>
          <table:table-cell table:style-name="ce3" table:formula="of:=IF([.S270]&gt;[.S$177];[.S270];&quot;&quot;)" office:value-type="float" office:value="13111.96" calcext:value-type="float">
            <text:p>13111,96</text:p>
          </table:table-cell>
          <table:table-cell table:style-name="ce3" table:formula="of:=IF([.T270]&gt;[.T$177];[.T270];&quot;&quot;)">
            <text:p/>
          </table:table-cell>
          <table:table-cell table:style-name="ce3" table:formula="of:=IF([.U270]&gt;[.U$177];[.U270];&quot;&quot;)">
            <text:p/>
          </table:table-cell>
          <table:table-cell table:style-name="ce3" table:formula="of:=IF([.V270]&gt;[.V$177];[.V2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([.B271]&gt;[.B$177];[.B271];&quot;&quot;)">
            <text:p/>
          </table:table-cell>
          <table:table-cell table:style-name="ce3" table:formula="of:=IF([.C271]&gt;[.C$177];[.C271];&quot;&quot;)" office:value-type="float" office:value="965.92" calcext:value-type="float">
            <text:p>965,92</text:p>
          </table:table-cell>
          <table:table-cell table:style-name="ce3" table:formula="of:=IF([.D271]&gt;[.D$177];[.D271];&quot;&quot;)">
            <text:p/>
          </table:table-cell>
          <table:table-cell table:style-name="ce3" table:formula="of:=IF([.E271]&gt;[.E$177];[.E271];&quot;&quot;)" office:value-type="float" office:value="3901594.36" calcext:value-type="float">
            <text:p>3901594,36</text:p>
          </table:table-cell>
          <table:table-cell table:style-name="ce3" table:formula="of:=IF([.F271]&gt;[.F$177];[.F271];&quot;&quot;)">
            <text:p/>
          </table:table-cell>
          <table:table-cell table:style-name="ce3" table:formula="of:=IF([.G271]&gt;[.G$177];[.G271];&quot;&quot;)">
            <text:p/>
          </table:table-cell>
          <table:table-cell table:style-name="ce3" table:formula="of:=IF([.H271]&gt;[.H$177];[.H271];&quot;&quot;)">
            <text:p/>
          </table:table-cell>
          <table:table-cell table:style-name="ce3" table:formula="of:=IF([.I271]&gt;[.I$177];[.I271];&quot;&quot;)" office:value-type="float" office:value="54771.72" calcext:value-type="float">
            <text:p>54771,72</text:p>
          </table:table-cell>
          <table:table-cell table:style-name="ce3" table:formula="of:=IF([.J271]&gt;[.J$177];[.J271];&quot;&quot;)">
            <text:p/>
          </table:table-cell>
          <table:table-cell table:style-name="ce3" table:formula="of:=IF([.K271]&gt;[.K$177];[.K271];&quot;&quot;)">
            <text:p/>
          </table:table-cell>
          <table:table-cell table:style-name="ce3" table:formula="of:=IF([.L271]&gt;[.L$177];[.L271];&quot;&quot;)">
            <text:p/>
          </table:table-cell>
          <table:table-cell table:style-name="ce3" table:formula="of:=IF([.M271]&gt;[.M$177];[.M271];&quot;&quot;)" office:value-type="float" office:value="571.22" calcext:value-type="float">
            <text:p>571,22</text:p>
          </table:table-cell>
          <table:table-cell table:style-name="ce3" table:formula="of:=IF([.N271]&gt;[.N$177];[.N271];&quot;&quot;)" office:value-type="float" office:value="1645209.52" calcext:value-type="float">
            <text:p>1645209,52</text:p>
          </table:table-cell>
          <table:table-cell table:style-name="ce3" table:formula="of:=IF([.O271]&gt;[.O$177];[.O271];&quot;&quot;)">
            <text:p/>
          </table:table-cell>
          <table:table-cell table:style-name="ce3" table:formula="of:=IF([.P271]&gt;[.P$177];[.P271];&quot;&quot;)">
            <text:p/>
          </table:table-cell>
          <table:table-cell table:style-name="ce3" table:formula="of:=IF([.Q271]&gt;[.Q$177];[.Q271];&quot;&quot;)">
            <text:p/>
          </table:table-cell>
          <table:table-cell table:style-name="ce3" table:formula="of:=IF([.R271]&gt;[.R$177];[.R271];&quot;&quot;)">
            <text:p/>
          </table:table-cell>
          <table:table-cell table:style-name="ce3" table:formula="of:=IF([.S271]&gt;[.S$177];[.S271];&quot;&quot;)" office:value-type="float" office:value="18537.56" calcext:value-type="float">
            <text:p>18537,56</text:p>
          </table:table-cell>
          <table:table-cell table:style-name="ce3" table:formula="of:=IF([.T271]&gt;[.T$177];[.T271];&quot;&quot;)" office:value-type="float" office:value="199.3" calcext:value-type="float">
            <text:p>199,3</text:p>
          </table:table-cell>
          <table:table-cell table:style-name="ce3" table:formula="of:=IF([.U271]&gt;[.U$177];[.U271];&quot;&quot;)">
            <text:p/>
          </table:table-cell>
          <table:table-cell table:style-name="ce3" table:formula="of:=IF([.V271]&gt;[.V$177];[.V27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([.B272]&gt;[.B$177];[.B272];&quot;&quot;)">
            <text:p/>
          </table:table-cell>
          <table:table-cell table:style-name="ce3" table:formula="of:=IF([.C272]&gt;[.C$177];[.C272];&quot;&quot;)" office:value-type="float" office:value="865.72" calcext:value-type="float">
            <text:p>865,72</text:p>
          </table:table-cell>
          <table:table-cell table:style-name="ce3" table:formula="of:=IF([.D272]&gt;[.D$177];[.D272];&quot;&quot;)">
            <text:p/>
          </table:table-cell>
          <table:table-cell table:style-name="ce3" table:formula="of:=IF([.E272]&gt;[.E$177];[.E272];&quot;&quot;)" office:value-type="float" office:value="4135493.26" calcext:value-type="float">
            <text:p>4135493,26</text:p>
          </table:table-cell>
          <table:table-cell table:style-name="ce3" table:formula="of:=IF([.F272]&gt;[.F$177];[.F272];&quot;&quot;)">
            <text:p/>
          </table:table-cell>
          <table:table-cell table:style-name="ce3" table:formula="of:=IF([.G272]&gt;[.G$177];[.G272];&quot;&quot;)">
            <text:p/>
          </table:table-cell>
          <table:table-cell table:style-name="ce3" table:formula="of:=IF([.H272]&gt;[.H$177];[.H272];&quot;&quot;)">
            <text:p/>
          </table:table-cell>
          <table:table-cell table:style-name="ce3" table:formula="of:=IF([.I272]&gt;[.I$177];[.I272];&quot;&quot;)" office:value-type="float" office:value="60197.32" calcext:value-type="float">
            <text:p>60197,32</text:p>
          </table:table-cell>
          <table:table-cell table:style-name="ce3" table:formula="of:=IF([.J272]&gt;[.J$177];[.J272];&quot;&quot;)">
            <text:p/>
          </table:table-cell>
          <table:table-cell table:style-name="ce3" table:formula="of:=IF([.K272]&gt;[.K$177];[.K272];&quot;&quot;)">
            <text:p/>
          </table:table-cell>
          <table:table-cell table:style-name="ce3" table:formula="of:=IF([.L272]&gt;[.L$177];[.L272];&quot;&quot;)">
            <text:p/>
          </table:table-cell>
          <table:table-cell table:style-name="ce3" table:formula="of:=IF([.M272]&gt;[.M$177];[.M272];&quot;&quot;)" office:value-type="float" office:value="511.22" calcext:value-type="float">
            <text:p>511,22</text:p>
          </table:table-cell>
          <table:table-cell table:style-name="ce3" table:formula="of:=IF([.N272]&gt;[.N$177];[.N272];&quot;&quot;)" office:value-type="float" office:value="1650611.12" calcext:value-type="float">
            <text:p>1650611,12</text:p>
          </table:table-cell>
          <table:table-cell table:style-name="ce3" table:formula="of:=IF([.O272]&gt;[.O$177];[.O272];&quot;&quot;)" office:value-type="float" office:value="68.75" calcext:value-type="float">
            <text:p>68,75</text:p>
          </table:table-cell>
          <table:table-cell table:style-name="ce3" table:formula="of:=IF([.P272]&gt;[.P$177];[.P272];&quot;&quot;)">
            <text:p/>
          </table:table-cell>
          <table:table-cell table:style-name="ce3" table:formula="of:=IF([.Q272]&gt;[.Q$177];[.Q272];&quot;&quot;)">
            <text:p/>
          </table:table-cell>
          <table:table-cell table:style-name="ce3" table:formula="of:=IF([.R272]&gt;[.R$177];[.R272];&quot;&quot;)">
            <text:p/>
          </table:table-cell>
          <table:table-cell table:style-name="ce3" table:formula="of:=IF([.S272]&gt;[.S$177];[.S272];&quot;&quot;)" office:value-type="float" office:value="21250.36" calcext:value-type="float">
            <text:p>21250,36</text:p>
          </table:table-cell>
          <table:table-cell table:style-name="ce3" table:formula="of:=IF([.T272]&gt;[.T$177];[.T272];&quot;&quot;)">
            <text:p/>
          </table:table-cell>
          <table:table-cell table:style-name="ce3" table:formula="of:=IF([.U272]&gt;[.U$177];[.U272];&quot;&quot;)">
            <text:p/>
          </table:table-cell>
          <table:table-cell table:style-name="ce3" table:formula="of:=IF([.V272]&gt;[.V$177];[.V2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([.B273]&gt;[.B$177];[.B273];&quot;&quot;)">
            <text:p/>
          </table:table-cell>
          <table:table-cell table:style-name="ce3" table:formula="of:=IF([.C273]&gt;[.C$177];[.C273];&quot;&quot;)" office:value-type="float" office:value="965.92" calcext:value-type="float">
            <text:p>965,92</text:p>
          </table:table-cell>
          <table:table-cell table:style-name="ce3" table:formula="of:=IF([.D273]&gt;[.D$177];[.D273];&quot;&quot;)">
            <text:p/>
          </table:table-cell>
          <table:table-cell table:style-name="ce3" table:formula="of:=IF([.E273]&gt;[.E$177];[.E273];&quot;&quot;)" office:value-type="float" office:value="4143658.86" calcext:value-type="float">
            <text:p>4143658,86</text:p>
          </table:table-cell>
          <table:table-cell table:style-name="ce3" table:formula="of:=IF([.F273]&gt;[.F$177];[.F273];&quot;&quot;)">
            <text:p/>
          </table:table-cell>
          <table:table-cell table:style-name="ce3" table:formula="of:=IF([.G273]&gt;[.G$177];[.G273];&quot;&quot;)">
            <text:p/>
          </table:table-cell>
          <table:table-cell table:style-name="ce3" table:formula="of:=IF([.H273]&gt;[.H$177];[.H273];&quot;&quot;)">
            <text:p/>
          </table:table-cell>
          <table:table-cell table:style-name="ce3" table:formula="of:=IF([.I273]&gt;[.I$177];[.I273];&quot;&quot;)" office:value-type="float" office:value="57457.42" calcext:value-type="float">
            <text:p>57457,42</text:p>
          </table:table-cell>
          <table:table-cell table:style-name="ce3" table:formula="of:=IF([.J273]&gt;[.J$177];[.J273];&quot;&quot;)">
            <text:p/>
          </table:table-cell>
          <table:table-cell table:style-name="ce3" table:formula="of:=IF([.K273]&gt;[.K$177];[.K273];&quot;&quot;)">
            <text:p/>
          </table:table-cell>
          <table:table-cell table:style-name="ce3" table:formula="of:=IF([.L273]&gt;[.L$177];[.L273];&quot;&quot;)">
            <text:p/>
          </table:table-cell>
          <table:table-cell table:style-name="ce3" table:formula="of:=IF([.M273]&gt;[.M$177];[.M273];&quot;&quot;)" office:value-type="float" office:value="571.62" calcext:value-type="float">
            <text:p>571,62</text:p>
          </table:table-cell>
          <table:table-cell table:style-name="ce3" table:formula="of:=IF([.N273]&gt;[.N$177];[.N273];&quot;&quot;)" office:value-type="float" office:value="1702916.12" calcext:value-type="float">
            <text:p>1702916,12</text:p>
          </table:table-cell>
          <table:table-cell table:style-name="ce3" table:formula="of:=IF([.O273]&gt;[.O$177];[.O273];&quot;&quot;)" office:value-type="float" office:value="1384.75" calcext:value-type="float">
            <text:p>1384,75</text:p>
          </table:table-cell>
          <table:table-cell table:style-name="ce3" table:formula="of:=IF([.P273]&gt;[.P$177];[.P273];&quot;&quot;)">
            <text:p/>
          </table:table-cell>
          <table:table-cell table:style-name="ce3" table:formula="of:=IF([.Q273]&gt;[.Q$177];[.Q273];&quot;&quot;)">
            <text:p/>
          </table:table-cell>
          <table:table-cell table:style-name="ce3" table:formula="of:=IF([.R273]&gt;[.R$177];[.R273];&quot;&quot;)">
            <text:p/>
          </table:table-cell>
          <table:table-cell table:style-name="ce3" table:formula="of:=IF([.S273]&gt;[.S$177];[.S273];&quot;&quot;)" office:value-type="float" office:value="21250.36" calcext:value-type="float">
            <text:p>21250,36</text:p>
          </table:table-cell>
          <table:table-cell table:style-name="ce3" table:formula="of:=IF([.T273]&gt;[.T$177];[.T273];&quot;&quot;)">
            <text:p/>
          </table:table-cell>
          <table:table-cell table:style-name="ce3" table:formula="of:=IF([.U273]&gt;[.U$177];[.U273];&quot;&quot;)">
            <text:p/>
          </table:table-cell>
          <table:table-cell table:style-name="ce3" table:formula="of:=IF([.V273]&gt;[.V$177];[.V27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([.B274]&gt;[.B$177];[.B274];&quot;&quot;)">
            <text:p/>
          </table:table-cell>
          <table:table-cell table:style-name="ce3" table:formula="of:=IF([.C274]&gt;[.C$177];[.C274];&quot;&quot;)" office:value-type="float" office:value="926.12" calcext:value-type="float">
            <text:p>926,12</text:p>
          </table:table-cell>
          <table:table-cell table:style-name="ce3" table:formula="of:=IF([.D274]&gt;[.D$177];[.D274];&quot;&quot;)" office:value-type="float" office:value="11981.62" calcext:value-type="float">
            <text:p>11981,62</text:p>
          </table:table-cell>
          <table:table-cell table:style-name="ce3" table:formula="of:=IF([.E274]&gt;[.E$177];[.E274];&quot;&quot;)" office:value-type="float" office:value="3885208.96" calcext:value-type="float">
            <text:p>3885208,96</text:p>
          </table:table-cell>
          <table:table-cell table:style-name="ce3" table:formula="of:=IF([.F274]&gt;[.F$177];[.F274];&quot;&quot;)">
            <text:p/>
          </table:table-cell>
          <table:table-cell table:style-name="ce3" table:formula="of:=IF([.G274]&gt;[.G$177];[.G274];&quot;&quot;)">
            <text:p/>
          </table:table-cell>
          <table:table-cell table:style-name="ce3" table:formula="of:=IF([.H274]&gt;[.H$177];[.H274];&quot;&quot;)">
            <text:p/>
          </table:table-cell>
          <table:table-cell table:style-name="ce3" table:formula="of:=IF([.I274]&gt;[.I$177];[.I274];&quot;&quot;)" office:value-type="float" office:value="52058.92" calcext:value-type="float">
            <text:p>52058,92</text:p>
          </table:table-cell>
          <table:table-cell table:style-name="ce3" table:formula="of:=IF([.J274]&gt;[.J$177];[.J274];&quot;&quot;)">
            <text:p/>
          </table:table-cell>
          <table:table-cell table:style-name="ce3" table:formula="of:=IF([.K274]&gt;[.K$177];[.K274];&quot;&quot;)">
            <text:p/>
          </table:table-cell>
          <table:table-cell table:style-name="ce3" table:formula="of:=IF([.L274]&gt;[.L$177];[.L274];&quot;&quot;)">
            <text:p/>
          </table:table-cell>
          <table:table-cell table:style-name="ce3" table:formula="of:=IF([.M274]&gt;[.M$177];[.M274];&quot;&quot;)" office:value-type="float" office:value="631.62" calcext:value-type="float">
            <text:p>631,62</text:p>
          </table:table-cell>
          <table:table-cell table:style-name="ce3" table:formula="of:=IF([.N274]&gt;[.N$177];[.N274];&quot;&quot;)" office:value-type="float" office:value="1596595.12" calcext:value-type="float">
            <text:p>1596595,12</text:p>
          </table:table-cell>
          <table:table-cell table:style-name="ce3" table:formula="of:=IF([.O274]&gt;[.O$177];[.O274];&quot;&quot;)">
            <text:p/>
          </table:table-cell>
          <table:table-cell table:style-name="ce3" table:formula="of:=IF([.P274]&gt;[.P$177];[.P274];&quot;&quot;)">
            <text:p/>
          </table:table-cell>
          <table:table-cell table:style-name="ce3" table:formula="of:=IF([.Q274]&gt;[.Q$177];[.Q274];&quot;&quot;)">
            <text:p/>
          </table:table-cell>
          <table:table-cell table:style-name="ce3" table:formula="of:=IF([.R274]&gt;[.R$177];[.R274];&quot;&quot;)">
            <text:p/>
          </table:table-cell>
          <table:table-cell table:style-name="ce3" table:formula="of:=IF([.S274]&gt;[.S$177];[.S274];&quot;&quot;)" office:value-type="float" office:value="23963.16" calcext:value-type="float">
            <text:p>23963,16</text:p>
          </table:table-cell>
          <table:table-cell table:style-name="ce3" table:formula="of:=IF([.T274]&gt;[.T$177];[.T274];&quot;&quot;)">
            <text:p/>
          </table:table-cell>
          <table:table-cell table:style-name="ce3" table:formula="of:=IF([.U274]&gt;[.U$177];[.U274];&quot;&quot;)">
            <text:p/>
          </table:table-cell>
          <table:table-cell table:style-name="ce3" table:formula="of:=IF([.V274]&gt;[.V$177];[.V2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([.B275]&gt;[.B$177];[.B275];&quot;&quot;)">
            <text:p/>
          </table:table-cell>
          <table:table-cell table:style-name="ce3" table:formula="of:=IF([.C275]&gt;[.C$177];[.C275];&quot;&quot;)" office:value-type="float" office:value="1146.52" calcext:value-type="float">
            <text:p>1146,52</text:p>
          </table:table-cell>
          <table:table-cell table:style-name="ce3" table:formula="of:=IF([.D275]&gt;[.D$177];[.D275];&quot;&quot;)">
            <text:p/>
          </table:table-cell>
          <table:table-cell table:style-name="ce3" table:formula="of:=IF([.E275]&gt;[.E$177];[.E275];&quot;&quot;)" office:value-type="float" office:value="3925955.96" calcext:value-type="float">
            <text:p>3925955,96</text:p>
          </table:table-cell>
          <table:table-cell table:style-name="ce3" table:formula="of:=IF([.F275]&gt;[.F$177];[.F275];&quot;&quot;)">
            <text:p/>
          </table:table-cell>
          <table:table-cell table:style-name="ce3" table:formula="of:=IF([.G275]&gt;[.G$177];[.G275];&quot;&quot;)">
            <text:p/>
          </table:table-cell>
          <table:table-cell table:style-name="ce3" table:formula="of:=IF([.H275]&gt;[.H$177];[.H275];&quot;&quot;)">
            <text:p/>
          </table:table-cell>
          <table:table-cell table:style-name="ce3" table:formula="of:=IF([.I275]&gt;[.I$177];[.I275];&quot;&quot;)" office:value-type="float" office:value="57484.52" calcext:value-type="float">
            <text:p>57484,52</text:p>
          </table:table-cell>
          <table:table-cell table:style-name="ce3" table:formula="of:=IF([.J275]&gt;[.J$177];[.J275];&quot;&quot;)">
            <text:p/>
          </table:table-cell>
          <table:table-cell table:style-name="ce3" table:formula="of:=IF([.K275]&gt;[.K$177];[.K275];&quot;&quot;)">
            <text:p/>
          </table:table-cell>
          <table:table-cell table:style-name="ce3" table:formula="of:=IF([.L275]&gt;[.L$177];[.L275];&quot;&quot;)">
            <text:p/>
          </table:table-cell>
          <table:table-cell table:style-name="ce3" table:formula="of:=IF([.M275]&gt;[.M$177];[.M275];&quot;&quot;)" office:value-type="float" office:value="651.62" calcext:value-type="float">
            <text:p>651,62</text:p>
          </table:table-cell>
          <table:table-cell table:style-name="ce3" table:formula="of:=IF([.N275]&gt;[.N$177];[.N275];&quot;&quot;)" office:value-type="float" office:value="1565830.32" calcext:value-type="float">
            <text:p>1565830,32</text:p>
          </table:table-cell>
          <table:table-cell table:style-name="ce3" table:formula="of:=IF([.O275]&gt;[.O$177];[.O275];&quot;&quot;)">
            <text:p/>
          </table:table-cell>
          <table:table-cell table:style-name="ce3" table:formula="of:=IF([.P275]&gt;[.P$177];[.P275];&quot;&quot;)">
            <text:p/>
          </table:table-cell>
          <table:table-cell table:style-name="ce3" table:formula="of:=IF([.Q275]&gt;[.Q$177];[.Q275];&quot;&quot;)">
            <text:p/>
          </table:table-cell>
          <table:table-cell table:style-name="ce3" table:formula="of:=IF([.R275]&gt;[.R$177];[.R275];&quot;&quot;)">
            <text:p/>
          </table:table-cell>
          <table:table-cell table:style-name="ce3" table:formula="of:=IF([.S275]&gt;[.S$177];[.S275];&quot;&quot;)" office:value-type="float" office:value="21250.36" calcext:value-type="float">
            <text:p>21250,36</text:p>
          </table:table-cell>
          <table:table-cell table:style-name="ce3" table:formula="of:=IF([.T275]&gt;[.T$177];[.T275];&quot;&quot;)">
            <text:p/>
          </table:table-cell>
          <table:table-cell table:style-name="ce3" table:formula="of:=IF([.U275]&gt;[.U$177];[.U275];&quot;&quot;)" office:value-type="float" office:value="25" calcext:value-type="float">
            <text:p>25</text:p>
          </table:table-cell>
          <table:table-cell table:style-name="ce3" table:formula="of:=IF([.V275]&gt;[.V$177];[.V27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([.B276]&gt;[.B$177];[.B276];&quot;&quot;)">
            <text:p/>
          </table:table-cell>
          <table:table-cell table:style-name="ce3" table:formula="of:=IF([.C276]&gt;[.C$177];[.C276];&quot;&quot;)" office:value-type="float" office:value="1186.52" calcext:value-type="float">
            <text:p>1186,52</text:p>
          </table:table-cell>
          <table:table-cell table:style-name="ce3" table:formula="of:=IF([.D276]&gt;[.D$177];[.D276];&quot;&quot;)">
            <text:p/>
          </table:table-cell>
          <table:table-cell table:style-name="ce3" table:formula="of:=IF([.E276]&gt;[.E$177];[.E276];&quot;&quot;)" office:value-type="float" office:value="3974976.16" calcext:value-type="float">
            <text:p>3974976,16</text:p>
          </table:table-cell>
          <table:table-cell table:style-name="ce3" table:formula="of:=IF([.F276]&gt;[.F$177];[.F276];&quot;&quot;)">
            <text:p/>
          </table:table-cell>
          <table:table-cell table:style-name="ce3" table:formula="of:=IF([.G276]&gt;[.G$177];[.G276];&quot;&quot;)">
            <text:p/>
          </table:table-cell>
          <table:table-cell table:style-name="ce3" table:formula="of:=IF([.H276]&gt;[.H$177];[.H276];&quot;&quot;)">
            <text:p/>
          </table:table-cell>
          <table:table-cell table:style-name="ce3" table:formula="of:=IF([.I276]&gt;[.I$177];[.I276];&quot;&quot;)" office:value-type="float" office:value="54771.72" calcext:value-type="float">
            <text:p>54771,72</text:p>
          </table:table-cell>
          <table:table-cell table:style-name="ce3" table:formula="of:=IF([.J276]&gt;[.J$177];[.J276];&quot;&quot;)">
            <text:p/>
          </table:table-cell>
          <table:table-cell table:style-name="ce3" table:formula="of:=IF([.K276]&gt;[.K$177];[.K276];&quot;&quot;)">
            <text:p/>
          </table:table-cell>
          <table:table-cell table:style-name="ce3" table:formula="of:=IF([.L276]&gt;[.L$177];[.L276];&quot;&quot;)">
            <text:p/>
          </table:table-cell>
          <table:table-cell table:style-name="ce3" table:formula="of:=IF([.M276]&gt;[.M$177];[.M276];&quot;&quot;)" office:value-type="float" office:value="491.22" calcext:value-type="float">
            <text:p>491,22</text:p>
          </table:table-cell>
          <table:table-cell table:style-name="ce3" table:formula="of:=IF([.N276]&gt;[.N$177];[.N276];&quot;&quot;)" office:value-type="float" office:value="1625657.52" calcext:value-type="float">
            <text:p>1625657,52</text:p>
          </table:table-cell>
          <table:table-cell table:style-name="ce3" table:formula="of:=IF([.O276]&gt;[.O$177];[.O276];&quot;&quot;)">
            <text:p/>
          </table:table-cell>
          <table:table-cell table:style-name="ce3" table:formula="of:=IF([.P276]&gt;[.P$177];[.P276];&quot;&quot;)">
            <text:p/>
          </table:table-cell>
          <table:table-cell table:style-name="ce3" table:formula="of:=IF([.Q276]&gt;[.Q$177];[.Q276];&quot;&quot;)">
            <text:p/>
          </table:table-cell>
          <table:table-cell table:style-name="ce3" table:formula="of:=IF([.R276]&gt;[.R$177];[.R276];&quot;&quot;)">
            <text:p/>
          </table:table-cell>
          <table:table-cell table:style-name="ce3" table:formula="of:=IF([.S276]&gt;[.S$177];[.S276];&quot;&quot;)" office:value-type="float" office:value="26675.96" calcext:value-type="float">
            <text:p>26675,96</text:p>
          </table:table-cell>
          <table:table-cell table:style-name="ce3" table:formula="of:=IF([.T276]&gt;[.T$177];[.T276];&quot;&quot;)">
            <text:p/>
          </table:table-cell>
          <table:table-cell table:style-name="ce3" table:formula="of:=IF([.U276]&gt;[.U$177];[.U276];&quot;&quot;)">
            <text:p/>
          </table:table-cell>
          <table:table-cell table:style-name="ce3" table:formula="of:=IF([.V276]&gt;[.V$177];[.V27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([.B277]&gt;[.B$177];[.B277];&quot;&quot;)">
            <text:p/>
          </table:table-cell>
          <table:table-cell table:style-name="ce3" table:formula="of:=IF([.C277]&gt;[.C$177];[.C277];&quot;&quot;)" office:value-type="float" office:value="1246.92" calcext:value-type="float">
            <text:p>1246,92</text:p>
          </table:table-cell>
          <table:table-cell table:style-name="ce3" table:formula="of:=IF([.D277]&gt;[.D$177];[.D277];&quot;&quot;)" office:value-type="float" office:value="6555.92" calcext:value-type="float">
            <text:p>6555,92</text:p>
          </table:table-cell>
          <table:table-cell table:style-name="ce3" table:formula="of:=IF([.E277]&gt;[.E$177];[.E277];&quot;&quot;)" office:value-type="float" office:value="3934229.36" calcext:value-type="float">
            <text:p>3934229,36</text:p>
          </table:table-cell>
          <table:table-cell table:style-name="ce3" table:formula="of:=IF([.F277]&gt;[.F$177];[.F277];&quot;&quot;)">
            <text:p/>
          </table:table-cell>
          <table:table-cell table:style-name="ce3" table:formula="of:=IF([.G277]&gt;[.G$177];[.G277];&quot;&quot;)">
            <text:p/>
          </table:table-cell>
          <table:table-cell table:style-name="ce3" table:formula="of:=IF([.H277]&gt;[.H$177];[.H277];&quot;&quot;)">
            <text:p/>
          </table:table-cell>
          <table:table-cell table:style-name="ce3" table:formula="of:=IF([.I277]&gt;[.I$177];[.I277];&quot;&quot;)" office:value-type="float" office:value="57484.52" calcext:value-type="float">
            <text:p>57484,52</text:p>
          </table:table-cell>
          <table:table-cell table:style-name="ce3" table:formula="of:=IF([.J277]&gt;[.J$177];[.J277];&quot;&quot;)">
            <text:p/>
          </table:table-cell>
          <table:table-cell table:style-name="ce3" table:formula="of:=IF([.K277]&gt;[.K$177];[.K277];&quot;&quot;)">
            <text:p/>
          </table:table-cell>
          <table:table-cell table:style-name="ce3" table:formula="of:=IF([.L277]&gt;[.L$177];[.L277];&quot;&quot;)">
            <text:p/>
          </table:table-cell>
          <table:table-cell table:style-name="ce3" table:formula="of:=IF([.M277]&gt;[.M$177];[.M277];&quot;&quot;)" office:value-type="float" office:value="451.22" calcext:value-type="float">
            <text:p>451,22</text:p>
          </table:table-cell>
          <table:table-cell table:style-name="ce3" table:formula="of:=IF([.N277]&gt;[.N$177];[.N277];&quot;&quot;)" office:value-type="float" office:value="1580582.32" calcext:value-type="float">
            <text:p>1580582,32</text:p>
          </table:table-cell>
          <table:table-cell table:style-name="ce3" table:formula="of:=IF([.O277]&gt;[.O$177];[.O277];&quot;&quot;)">
            <text:p/>
          </table:table-cell>
          <table:table-cell table:style-name="ce3" table:formula="of:=IF([.P277]&gt;[.P$177];[.P277];&quot;&quot;)">
            <text:p/>
          </table:table-cell>
          <table:table-cell table:style-name="ce3" table:formula="of:=IF([.Q277]&gt;[.Q$177];[.Q277];&quot;&quot;)">
            <text:p/>
          </table:table-cell>
          <table:table-cell table:style-name="ce3" table:formula="of:=IF([.R277]&gt;[.R$177];[.R277];&quot;&quot;)">
            <text:p/>
          </table:table-cell>
          <table:table-cell table:style-name="ce3" table:formula="of:=IF([.S277]&gt;[.S$177];[.S277];&quot;&quot;)" office:value-type="float" office:value="40294.26" calcext:value-type="float">
            <text:p>40294,26</text:p>
          </table:table-cell>
          <table:table-cell table:style-name="ce3" table:formula="of:=IF([.T277]&gt;[.T$177];[.T277];&quot;&quot;)" office:value-type="float" office:value="174" calcext:value-type="float">
            <text:p>174</text:p>
          </table:table-cell>
          <table:table-cell table:style-name="ce3" table:formula="of:=IF([.U277]&gt;[.U$177];[.U277];&quot;&quot;)">
            <text:p/>
          </table:table-cell>
          <table:table-cell table:style-name="ce3" table:formula="of:=IF([.V277]&gt;[.V$177];[.V277];&quot;&quot;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278]&gt;[.B$177];[.B278];&quot;&quot;)">
            <text:p/>
          </table:table-cell>
          <table:table-cell table:style-name="ce3" table:formula="of:=IF([.C278]&gt;[.C$177];[.C278];&quot;&quot;)">
            <text:p/>
          </table:table-cell>
          <table:table-cell table:style-name="ce3" table:formula="of:=IF([.D278]&gt;[.D$177];[.D278];&quot;&quot;)">
            <text:p/>
          </table:table-cell>
          <table:table-cell table:style-name="ce3" table:formula="of:=IF([.E278]&gt;[.E$177];[.E278];&quot;&quot;)">
            <text:p/>
          </table:table-cell>
          <table:table-cell table:style-name="ce3" table:formula="of:=IF([.F278]&gt;[.F$177];[.F278];&quot;&quot;)">
            <text:p/>
          </table:table-cell>
          <table:table-cell table:style-name="ce3" table:formula="of:=IF([.G278]&gt;[.G$177];[.G278];&quot;&quot;)">
            <text:p/>
          </table:table-cell>
          <table:table-cell table:style-name="ce3" table:formula="of:=IF([.H278]&gt;[.H$177];[.H278];&quot;&quot;)">
            <text:p/>
          </table:table-cell>
          <table:table-cell table:style-name="ce3" table:formula="of:=IF([.I278]&gt;[.I$177];[.I278];&quot;&quot;)">
            <text:p/>
          </table:table-cell>
          <table:table-cell table:style-name="ce3" table:formula="of:=IF([.J278]&gt;[.J$177];[.J278];&quot;&quot;)">
            <text:p/>
          </table:table-cell>
          <table:table-cell table:style-name="ce3" table:formula="of:=IF([.K278]&gt;[.K$177];[.K278];&quot;&quot;)">
            <text:p/>
          </table:table-cell>
          <table:table-cell table:style-name="ce3" table:formula="of:=IF([.L278]&gt;[.L$177];[.L278];&quot;&quot;)">
            <text:p/>
          </table:table-cell>
          <table:table-cell table:style-name="ce3" table:formula="of:=IF([.M278]&gt;[.M$177];[.M278];&quot;&quot;)">
            <text:p/>
          </table:table-cell>
          <table:table-cell table:style-name="ce3" table:formula="of:=IF([.N278]&gt;[.N$177];[.N278];&quot;&quot;)">
            <text:p/>
          </table:table-cell>
          <table:table-cell table:style-name="ce3" table:formula="of:=IF([.O278]&gt;[.O$177];[.O278];&quot;&quot;)">
            <text:p/>
          </table:table-cell>
          <table:table-cell table:style-name="ce3" table:formula="of:=IF([.P278]&gt;[.P$177];[.P278];&quot;&quot;)">
            <text:p/>
          </table:table-cell>
          <table:table-cell table:style-name="ce3" table:formula="of:=IF([.Q278]&gt;[.Q$177];[.Q278];&quot;&quot;)">
            <text:p/>
          </table:table-cell>
          <table:table-cell table:style-name="ce3" table:formula="of:=IF([.R278]&gt;[.R$177];[.R278];&quot;&quot;)">
            <text:p/>
          </table:table-cell>
          <table:table-cell table:style-name="ce3" table:formula="of:=IF([.S278]&gt;[.S$177];[.S278];&quot;&quot;)">
            <text:p/>
          </table:table-cell>
          <table:table-cell table:style-name="ce3" table:formula="of:=IF([.T278]&gt;[.T$177];[.T278];&quot;&quot;)">
            <text:p/>
          </table:table-cell>
          <table:table-cell table:style-name="ce3" table:formula="of:=IF([.U278]&gt;[.U$177];[.U278];&quot;&quot;)">
            <text:p/>
          </table:table-cell>
          <table:table-cell table:style-name="ce3" table:formula="of:=IF([.V278]&gt;[.V$177];[.V278];&quot;&quot;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279]&gt;[.B$177];[.B279];&quot;&quot;)">
            <text:p/>
          </table:table-cell>
          <table:table-cell table:style-name="ce3" table:formula="of:=IF([.C279]&gt;[.C$177];[.C279];&quot;&quot;)">
            <text:p/>
          </table:table-cell>
          <table:table-cell table:style-name="ce3" table:formula="of:=IF([.D279]&gt;[.D$177];[.D279];&quot;&quot;)">
            <text:p/>
          </table:table-cell>
          <table:table-cell table:style-name="ce3" table:formula="of:=IF([.E279]&gt;[.E$177];[.E279];&quot;&quot;)">
            <text:p/>
          </table:table-cell>
          <table:table-cell table:style-name="ce3" table:formula="of:=IF([.F279]&gt;[.F$177];[.F279];&quot;&quot;)">
            <text:p/>
          </table:table-cell>
          <table:table-cell table:style-name="ce3" table:formula="of:=IF([.G279]&gt;[.G$177];[.G279];&quot;&quot;)">
            <text:p/>
          </table:table-cell>
          <table:table-cell table:style-name="ce3" table:formula="of:=IF([.H279]&gt;[.H$177];[.H279];&quot;&quot;)">
            <text:p/>
          </table:table-cell>
          <table:table-cell table:style-name="ce3" table:formula="of:=IF([.I279]&gt;[.I$177];[.I279];&quot;&quot;)">
            <text:p/>
          </table:table-cell>
          <table:table-cell table:style-name="ce3" table:formula="of:=IF([.J279]&gt;[.J$177];[.J279];&quot;&quot;)">
            <text:p/>
          </table:table-cell>
          <table:table-cell table:style-name="ce3" table:formula="of:=IF([.K279]&gt;[.K$177];[.K279];&quot;&quot;)">
            <text:p/>
          </table:table-cell>
          <table:table-cell table:style-name="ce3" table:formula="of:=IF([.L279]&gt;[.L$177];[.L279];&quot;&quot;)">
            <text:p/>
          </table:table-cell>
          <table:table-cell table:style-name="ce3" table:formula="of:=IF([.M279]&gt;[.M$177];[.M279];&quot;&quot;)">
            <text:p/>
          </table:table-cell>
          <table:table-cell table:style-name="ce3" table:formula="of:=IF([.N279]&gt;[.N$177];[.N279];&quot;&quot;)">
            <text:p/>
          </table:table-cell>
          <table:table-cell table:style-name="ce3" table:formula="of:=IF([.O279]&gt;[.O$177];[.O279];&quot;&quot;)">
            <text:p/>
          </table:table-cell>
          <table:table-cell table:style-name="ce3" table:formula="of:=IF([.P279]&gt;[.P$177];[.P279];&quot;&quot;)">
            <text:p/>
          </table:table-cell>
          <table:table-cell table:style-name="ce3" table:formula="of:=IF([.Q279]&gt;[.Q$177];[.Q279];&quot;&quot;)">
            <text:p/>
          </table:table-cell>
          <table:table-cell table:style-name="ce3" table:formula="of:=IF([.R279]&gt;[.R$177];[.R279];&quot;&quot;)">
            <text:p/>
          </table:table-cell>
          <table:table-cell table:style-name="ce3" table:formula="of:=IF([.S279]&gt;[.S$177];[.S279];&quot;&quot;)">
            <text:p/>
          </table:table-cell>
          <table:table-cell table:style-name="ce3" table:formula="of:=IF([.T279]&gt;[.T$177];[.T279];&quot;&quot;)">
            <text:p/>
          </table:table-cell>
          <table:table-cell table:style-name="ce3" table:formula="of:=IF([.U279]&gt;[.U$177];[.U279];&quot;&quot;)">
            <text:p/>
          </table:table-cell>
          <table:table-cell table:style-name="ce3" table:formula="of:=IF([.V279]&gt;[.V$177];[.V279];&quot;&quot;)">
            <text:p/>
          </table:table-cell>
          <table:table-cell table:number-columns-repeated="1002"/>
        </table:table-row>
        <table:table-row table:style-name="ro1" table:number-rows-repeated="18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3" table:formula="of:=IFERROR([.B302]/[.$E302];&quot;&quot; )">
            <text:p/>
          </table:table-cell>
          <table:table-cell table:style-name="ce3" table:formula="of:=IFERROR([.C302]/[.$E302];&quot;&quot; )" office:value-type="float" office:value="0.000299622483546764" calcext:value-type="float">
            <text:p>0,0002996225</text:p>
          </table:table-cell>
          <table:table-cell table:style-name="ce3" table:formula="of:=IFERROR([.D302]/[.$E302];&quot;&quot; )" office:value-type="float" office:value="0.00370941480022179" calcext:value-type="float">
            <text:p>0,0037094148</text:p>
          </table:table-cell>
          <table:table-cell table:style-name="ce3" table:formula="of:=IFERROR([.E302]/[.$E302];&quot;&quot; )" office:value-type="float" office:value="1" calcext:value-type="float">
            <text:p>1</text:p>
          </table:table-cell>
          <table:table-cell table:style-name="ce3" table:formula="of:=IFERROR([.F302]/[.$E302];&quot;&quot; )">
            <text:p/>
          </table:table-cell>
          <table:table-cell table:style-name="ce3" table:formula="of:=IFERROR([.G302]/[.$E302];&quot;&quot; )">
            <text:p/>
          </table:table-cell>
          <table:table-cell table:style-name="ce3" table:formula="of:=IFERROR([.H302]/[.$E302];&quot;&quot; )" office:value-type="float" office:value="0.000292826880425173" calcext:value-type="float">
            <text:p>0,0002928269</text:p>
          </table:table-cell>
          <table:table-cell table:style-name="ce3" table:formula="of:=IFERROR([.I302]/[.$E302];&quot;&quot; )" office:value-type="float" office:value="0.0227426823976229" calcext:value-type="float">
            <text:p>0,0227426824</text:p>
          </table:table-cell>
          <table:table-cell table:style-name="ce3" table:formula="of:=IFERROR([.J302]/[.$E302];&quot;&quot; )">
            <text:p/>
          </table:table-cell>
          <table:table-cell table:style-name="ce3" table:formula="of:=IFERROR([.K302]/[.$E302];&quot;&quot; )">
            <text:p/>
          </table:table-cell>
          <table:table-cell table:style-name="ce3" table:formula="of:=IFERROR([.L302]/[.$E302];&quot;&quot; )">
            <text:p/>
          </table:table-cell>
          <table:table-cell table:style-name="ce3" table:formula="of:=IFERROR([.M302]/[.$E302];&quot;&quot; )" office:value-type="float" office:value="0.0000784624577359934" calcext:value-type="float">
            <text:p>7,84624577359934E-005</text:p>
          </table:table-cell>
          <table:table-cell table:style-name="ce3" table:formula="of:=IFERROR([.N302]/[.$E302];&quot;&quot; )" office:value-type="float" office:value="0.677755670582442" calcext:value-type="float">
            <text:p>0,6777556706</text:p>
          </table:table-cell>
          <table:table-cell table:style-name="ce3" table:formula="of:=IFERROR([.O302]/[.$E302];&quot;&quot; )">
            <text:p/>
          </table:table-cell>
          <table:table-cell table:style-name="ce3" table:formula="of:=IFERROR([.P302]/[.$E302];&quot;&quot; )">
            <text:p/>
          </table:table-cell>
          <table:table-cell table:style-name="ce3" table:formula="of:=IFERROR([.Q302]/[.$E302];&quot;&quot; )">
            <text:p/>
          </table:table-cell>
          <table:table-cell table:style-name="ce3" table:formula="of:=IFERROR([.R302]/[.$E302];&quot;&quot; )">
            <text:p/>
          </table:table-cell>
          <table:table-cell table:style-name="ce3" table:formula="of:=IFERROR([.S302]/[.$E302];&quot;&quot; )" office:value-type="float" office:value="0.0101717607369318" calcext:value-type="float">
            <text:p>0,0101717607</text:p>
          </table:table-cell>
          <table:table-cell table:style-name="ce3" table:formula="of:=IFERROR([.T302]/[.$E302];&quot;&quot; )">
            <text:p/>
          </table:table-cell>
          <table:table-cell table:style-name="ce3" table:formula="of:=IFERROR([.U302]/[.$E302];&quot;&quot; )">
            <text:p/>
          </table:table-cell>
          <table:table-cell table:style-name="ce3" table:formula="of:=IFERROR([.V302]/[.$E30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ERROR([.B303]/[.$E303];&quot;&quot; )">
            <text:p/>
          </table:table-cell>
          <table:table-cell table:style-name="ce3" table:formula="of:=IFERROR([.C303]/[.$E303];&quot;&quot; )" office:value-type="float" office:value="0.000365588172581541" calcext:value-type="float">
            <text:p>0,0003655882</text:p>
          </table:table-cell>
          <table:table-cell table:style-name="ce3" table:formula="of:=IFERROR([.D303]/[.$E303];&quot;&quot; )" office:value-type="float" office:value="0.0034709806392278" calcext:value-type="float">
            <text:p>0,0034709806</text:p>
          </table:table-cell>
          <table:table-cell table:style-name="ce3" table:formula="of:=IFERROR([.E303]/[.$E303];&quot;&quot; )" office:value-type="float" office:value="1" calcext:value-type="float">
            <text:p>1</text:p>
          </table:table-cell>
          <table:table-cell table:style-name="ce3" table:formula="of:=IFERROR([.F303]/[.$E303];&quot;&quot; )">
            <text:p/>
          </table:table-cell>
          <table:table-cell table:style-name="ce3" table:formula="of:=IFERROR([.G303]/[.$E303];&quot;&quot; )">
            <text:p/>
          </table:table-cell>
          <table:table-cell table:style-name="ce3" table:formula="of:=IFERROR([.H303]/[.$E303];&quot;&quot; )">
            <text:p/>
          </table:table-cell>
          <table:table-cell table:style-name="ce3" table:formula="of:=IFERROR([.I303]/[.$E303];&quot;&quot; )" office:value-type="float" office:value="0.0232096287003449" calcext:value-type="float">
            <text:p>0,0232096287</text:p>
          </table:table-cell>
          <table:table-cell table:style-name="ce3" table:formula="of:=IFERROR([.J303]/[.$E303];&quot;&quot; )">
            <text:p/>
          </table:table-cell>
          <table:table-cell table:style-name="ce3" table:formula="of:=IFERROR([.K303]/[.$E303];&quot;&quot; )">
            <text:p/>
          </table:table-cell>
          <table:table-cell table:style-name="ce3" table:formula="of:=IFERROR([.L303]/[.$E303];&quot;&quot; )">
            <text:p/>
          </table:table-cell>
          <table:table-cell table:style-name="ce3" table:formula="of:=IFERROR([.M303]/[.$E303];&quot;&quot; )" office:value-type="float" office:value="0.00016332086830068" calcext:value-type="float">
            <text:p>0,0001633209</text:p>
          </table:table-cell>
          <table:table-cell table:style-name="ce3" table:formula="of:=IFERROR([.N303]/[.$E303];&quot;&quot; )" office:value-type="float" office:value="0.583143587563328" calcext:value-type="float">
            <text:p>0,5831435876</text:p>
          </table:table-cell>
          <table:table-cell table:style-name="ce3" table:formula="of:=IFERROR([.O303]/[.$E303];&quot;&quot; )">
            <text:p/>
          </table:table-cell>
          <table:table-cell table:style-name="ce3" table:formula="of:=IFERROR([.P303]/[.$E303];&quot;&quot; )">
            <text:p/>
          </table:table-cell>
          <table:table-cell table:style-name="ce3" table:formula="of:=IFERROR([.Q303]/[.$E303];&quot;&quot; )">
            <text:p/>
          </table:table-cell>
          <table:table-cell table:style-name="ce3" table:formula="of:=IFERROR([.R303]/[.$E303];&quot;&quot; )">
            <text:p/>
          </table:table-cell>
          <table:table-cell table:style-name="ce3" table:formula="of:=IFERROR([.S303]/[.$E303];&quot;&quot; )" office:value-type="float" office:value="0.00951793921311702" calcext:value-type="float">
            <text:p>0,0095179392</text:p>
          </table:table-cell>
          <table:table-cell table:style-name="ce3" table:formula="of:=IFERROR([.T303]/[.$E303];&quot;&quot; )">
            <text:p/>
          </table:table-cell>
          <table:table-cell table:style-name="ce3" table:formula="of:=IFERROR([.U303]/[.$E303];&quot;&quot; )">
            <text:p/>
          </table:table-cell>
          <table:table-cell table:style-name="ce3" table:formula="of:=IFERROR([.V303]/[.$E30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ERROR([.B304]/[.$E304];&quot;&quot; )">
            <text:p/>
          </table:table-cell>
          <table:table-cell table:style-name="ce3" table:formula="of:=IFERROR([.C304]/[.$E304];&quot;&quot; )" office:value-type="float" office:value="0.000421386583146377" calcext:value-type="float">
            <text:p>0,0004213866</text:p>
          </table:table-cell>
          <table:table-cell table:style-name="ce3" table:formula="of:=IFERROR([.D304]/[.$E304];&quot;&quot; )" office:value-type="float" office:value="0.00302669706757205" calcext:value-type="float">
            <text:p>0,0030266971</text:p>
          </table:table-cell>
          <table:table-cell table:style-name="ce3" table:formula="of:=IFERROR([.E304]/[.$E304];&quot;&quot; )" office:value-type="float" office:value="1" calcext:value-type="float">
            <text:p>1</text:p>
          </table:table-cell>
          <table:table-cell table:style-name="ce3" table:formula="of:=IFERROR([.F304]/[.$E304];&quot;&quot; )">
            <text:p/>
          </table:table-cell>
          <table:table-cell table:style-name="ce3" table:formula="of:=IFERROR([.G304]/[.$E304];&quot;&quot; )">
            <text:p/>
          </table:table-cell>
          <table:table-cell table:style-name="ce3" table:formula="of:=IFERROR([.H304]/[.$E304];&quot;&quot; )">
            <text:p/>
          </table:table-cell>
          <table:table-cell table:style-name="ce3" table:formula="of:=IFERROR([.I304]/[.$E304];&quot;&quot; )" office:value-type="float" office:value="0.0248279938071541" calcext:value-type="float">
            <text:p>0,0248279938</text:p>
          </table:table-cell>
          <table:table-cell table:style-name="ce3" table:formula="of:=IFERROR([.J304]/[.$E304];&quot;&quot; )">
            <text:p/>
          </table:table-cell>
          <table:table-cell table:style-name="ce3" table:formula="of:=IFERROR([.K304]/[.$E304];&quot;&quot; )">
            <text:p/>
          </table:table-cell>
          <table:table-cell table:style-name="ce3" table:formula="of:=IFERROR([.L304]/[.$E304];&quot;&quot; )">
            <text:p/>
          </table:table-cell>
          <table:table-cell table:style-name="ce3" table:formula="of:=IFERROR([.M304]/[.$E304];&quot;&quot; )" office:value-type="float" office:value="0.000140608709152181" calcext:value-type="float">
            <text:p>0,0001406087</text:p>
          </table:table-cell>
          <table:table-cell table:style-name="ce3" table:formula="of:=IFERROR([.N304]/[.$E304];&quot;&quot; )" office:value-type="float" office:value="0.587727509587459" calcext:value-type="float">
            <text:p>0,5877275096</text:p>
          </table:table-cell>
          <table:table-cell table:style-name="ce3" table:formula="of:=IFERROR([.O304]/[.$E304];&quot;&quot; )">
            <text:p/>
          </table:table-cell>
          <table:table-cell table:style-name="ce3" table:formula="of:=IFERROR([.P304]/[.$E304];&quot;&quot; )">
            <text:p/>
          </table:table-cell>
          <table:table-cell table:style-name="ce3" table:formula="of:=IFERROR([.Q304]/[.$E304];&quot;&quot; )">
            <text:p/>
          </table:table-cell>
          <table:table-cell table:style-name="ce3" table:formula="of:=IFERROR([.R304]/[.$E304];&quot;&quot; )">
            <text:p/>
          </table:table-cell>
          <table:table-cell table:style-name="ce3" table:formula="of:=IFERROR([.S304]/[.$E304];&quot;&quot; )" office:value-type="float" office:value="0.00947982391329503" calcext:value-type="float">
            <text:p>0,0094798239</text:p>
          </table:table-cell>
          <table:table-cell table:style-name="ce3" table:formula="of:=IFERROR([.T304]/[.$E304];&quot;&quot; )">
            <text:p/>
          </table:table-cell>
          <table:table-cell table:style-name="ce3" table:formula="of:=IFERROR([.U304]/[.$E304];&quot;&quot; )">
            <text:p/>
          </table:table-cell>
          <table:table-cell table:style-name="ce3" table:formula="of:=IFERROR([.V304]/[.$E30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ERROR([.B305]/[.$E305];&quot;&quot; )">
            <text:p/>
          </table:table-cell>
          <table:table-cell table:style-name="ce3" table:formula="of:=IFERROR([.C305]/[.$E305];&quot;&quot; )" office:value-type="float" office:value="0.000320492673514659" calcext:value-type="float">
            <text:p>0,0003204927</text:p>
          </table:table-cell>
          <table:table-cell table:style-name="ce3" table:formula="of:=IFERROR([.D305]/[.$E305];&quot;&quot; )" office:value-type="float" office:value="0.00307960528890122" calcext:value-type="float">
            <text:p>0,0030796053</text:p>
          </table:table-cell>
          <table:table-cell table:style-name="ce3" table:formula="of:=IFERROR([.E305]/[.$E305];&quot;&quot; )" office:value-type="float" office:value="1" calcext:value-type="float">
            <text:p>1</text:p>
          </table:table-cell>
          <table:table-cell table:style-name="ce3" table:formula="of:=IFERROR([.F305]/[.$E305];&quot;&quot; )">
            <text:p/>
          </table:table-cell>
          <table:table-cell table:style-name="ce3" table:formula="of:=IFERROR([.G305]/[.$E305];&quot;&quot; )">
            <text:p/>
          </table:table-cell>
          <table:table-cell table:style-name="ce3" table:formula="of:=IFERROR([.H305]/[.$E305];&quot;&quot; )">
            <text:p/>
          </table:table-cell>
          <table:table-cell table:style-name="ce3" table:formula="of:=IFERROR([.I305]/[.$E305];&quot;&quot; )" office:value-type="float" office:value="0.0273607832897281" calcext:value-type="float">
            <text:p>0,0273607833</text:p>
          </table:table-cell>
          <table:table-cell table:style-name="ce3" table:formula="of:=IFERROR([.J305]/[.$E305];&quot;&quot; )">
            <text:p/>
          </table:table-cell>
          <table:table-cell table:style-name="ce3" table:formula="of:=IFERROR([.K305]/[.$E305];&quot;&quot; )">
            <text:p/>
          </table:table-cell>
          <table:table-cell table:style-name="ce3" table:formula="of:=IFERROR([.L305]/[.$E305];&quot;&quot; )">
            <text:p/>
          </table:table-cell>
          <table:table-cell table:style-name="ce3" table:formula="of:=IFERROR([.M305]/[.$E305];&quot;&quot; )" office:value-type="float" office:value="0.000157100320714745" calcext:value-type="float">
            <text:p>0,0001571003</text:p>
          </table:table-cell>
          <table:table-cell table:style-name="ce3" table:formula="of:=IFERROR([.N305]/[.$E305];&quot;&quot; )" office:value-type="float" office:value="0.464294912931127" calcext:value-type="float">
            <text:p>0,4642949129</text:p>
          </table:table-cell>
          <table:table-cell table:style-name="ce3" table:formula="of:=IFERROR([.O305]/[.$E305];&quot;&quot; )" office:value-type="float" office:value="0.0000305220102170675" calcext:value-type="float">
            <text:p>0,000030522</text:p>
          </table:table-cell>
          <table:table-cell table:style-name="ce3" table:formula="of:=IFERROR([.P305]/[.$E305];&quot;&quot; )">
            <text:p/>
          </table:table-cell>
          <table:table-cell table:style-name="ce3" table:formula="of:=IFERROR([.Q305]/[.$E305];&quot;&quot; )">
            <text:p/>
          </table:table-cell>
          <table:table-cell table:style-name="ce3" table:formula="of:=IFERROR([.R305]/[.$E305];&quot;&quot; )">
            <text:p/>
          </table:table-cell>
          <table:table-cell table:style-name="ce3" table:formula="of:=IFERROR([.S305]/[.$E305];&quot;&quot; )" office:value-type="float" office:value="0.00825100795372486" calcext:value-type="float">
            <text:p>0,008251008</text:p>
          </table:table-cell>
          <table:table-cell table:style-name="ce3" table:formula="of:=IFERROR([.T305]/[.$E305];&quot;&quot; )">
            <text:p/>
          </table:table-cell>
          <table:table-cell table:style-name="ce3" table:formula="of:=IFERROR([.U305]/[.$E305];&quot;&quot; )" office:value-type="float" office:value="0.00000514054908919032" calcext:value-type="float">
            <text:p>5,14054908919032E-006</text:p>
          </table:table-cell>
          <table:table-cell table:style-name="ce3" table:formula="of:=IFERROR([.V305]/[.$E30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ERROR([.B306]/[.$E306];&quot;&quot; )">
            <text:p/>
          </table:table-cell>
          <table:table-cell table:style-name="ce3" table:formula="of:=IFERROR([.C306]/[.$E306];&quot;&quot; )" office:value-type="float" office:value="0.000350978513775068" calcext:value-type="float">
            <text:p>0,0003509785</text:p>
          </table:table-cell>
          <table:table-cell table:style-name="ce3" table:formula="of:=IFERROR([.D306]/[.$E306];&quot;&quot; )" office:value-type="float" office:value="0.0031682572252491" calcext:value-type="float">
            <text:p>0,0031682572</text:p>
          </table:table-cell>
          <table:table-cell table:style-name="ce3" table:formula="of:=IFERROR([.E306]/[.$E306];&quot;&quot; )" office:value-type="float" office:value="1" calcext:value-type="float">
            <text:p>1</text:p>
          </table:table-cell>
          <table:table-cell table:style-name="ce3" table:formula="of:=IFERROR([.F306]/[.$E306];&quot;&quot; )">
            <text:p/>
          </table:table-cell>
          <table:table-cell table:style-name="ce3" table:formula="of:=IFERROR([.G306]/[.$E306];&quot;&quot; )">
            <text:p/>
          </table:table-cell>
          <table:table-cell table:style-name="ce3" table:formula="of:=IFERROR([.H306]/[.$E306];&quot;&quot; )">
            <text:p/>
          </table:table-cell>
          <table:table-cell table:style-name="ce3" table:formula="of:=IFERROR([.I306]/[.$E306];&quot;&quot; )" office:value-type="float" office:value="0.0317350926337148" calcext:value-type="float">
            <text:p>0,0317350926</text:p>
          </table:table-cell>
          <table:table-cell table:style-name="ce3" table:formula="of:=IFERROR([.J306]/[.$E306];&quot;&quot; )">
            <text:p/>
          </table:table-cell>
          <table:table-cell table:style-name="ce3" table:formula="of:=IFERROR([.K306]/[.$E306];&quot;&quot; )">
            <text:p/>
          </table:table-cell>
          <table:table-cell table:style-name="ce3" table:formula="of:=IFERROR([.L306]/[.$E306];&quot;&quot; )">
            <text:p/>
          </table:table-cell>
          <table:table-cell table:style-name="ce3" table:formula="of:=IFERROR([.M306]/[.$E306];&quot;&quot; )" office:value-type="float" office:value="0.000103396029937263" calcext:value-type="float">
            <text:p>0,000103396</text:p>
          </table:table-cell>
          <table:table-cell table:style-name="ce3" table:formula="of:=IFERROR([.N306]/[.$E306];&quot;&quot; )" office:value-type="float" office:value="0.516311023846622" calcext:value-type="float">
            <text:p>0,5163110238</text:p>
          </table:table-cell>
          <table:table-cell table:style-name="ce3" table:formula="of:=IFERROR([.O306]/[.$E306];&quot;&quot; )" office:value-type="float" office:value="0.0000214846489499324" calcext:value-type="float">
            <text:p>2,14846489499324E-005</text:p>
          </table:table-cell>
          <table:table-cell table:style-name="ce3" table:formula="of:=IFERROR([.P306]/[.$E306];&quot;&quot; )">
            <text:p/>
          </table:table-cell>
          <table:table-cell table:style-name="ce3" table:formula="of:=IFERROR([.Q306]/[.$E306];&quot;&quot; )">
            <text:p/>
          </table:table-cell>
          <table:table-cell table:style-name="ce3" table:formula="of:=IFERROR([.R306]/[.$E306];&quot;&quot; )">
            <text:p/>
          </table:table-cell>
          <table:table-cell table:style-name="ce3" table:formula="of:=IFERROR([.S306]/[.$E306];&quot;&quot; )" office:value-type="float" office:value="0.00921302997499086" calcext:value-type="float">
            <text:p>0,00921303</text:p>
          </table:table-cell>
          <table:table-cell table:style-name="ce3" table:formula="of:=IFERROR([.T306]/[.$E306];&quot;&quot; )">
            <text:p/>
          </table:table-cell>
          <table:table-cell table:style-name="ce3" table:formula="of:=IFERROR([.U306]/[.$E306];&quot;&quot; )">
            <text:p/>
          </table:table-cell>
          <table:table-cell table:style-name="ce3" table:formula="of:=IFERROR([.V306]/[.$E30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ERROR([.B307]/[.$E307];&quot;&quot; )">
            <text:p/>
          </table:table-cell>
          <table:table-cell table:style-name="ce3" table:formula="of:=IFERROR([.C307]/[.$E307];&quot;&quot; )" office:value-type="float" office:value="0.000159914521380613" calcext:value-type="float">
            <text:p>0,0001599145</text:p>
          </table:table-cell>
          <table:table-cell table:style-name="ce3" table:formula="of:=IFERROR([.D307]/[.$E307];&quot;&quot; )" office:value-type="float" office:value="0.00243919318115947" calcext:value-type="float">
            <text:p>0,0024391932</text:p>
          </table:table-cell>
          <table:table-cell table:style-name="ce3" table:formula="of:=IFERROR([.E307]/[.$E307];&quot;&quot; )" office:value-type="float" office:value="1" calcext:value-type="float">
            <text:p>1</text:p>
          </table:table-cell>
          <table:table-cell table:style-name="ce3" table:formula="of:=IFERROR([.F307]/[.$E307];&quot;&quot; )">
            <text:p/>
          </table:table-cell>
          <table:table-cell table:style-name="ce3" table:formula="of:=IFERROR([.G307]/[.$E307];&quot;&quot; )">
            <text:p/>
          </table:table-cell>
          <table:table-cell table:style-name="ce3" table:formula="of:=IFERROR([.H307]/[.$E307];&quot;&quot; )">
            <text:p/>
          </table:table-cell>
          <table:table-cell table:style-name="ce3" table:formula="of:=IFERROR([.I307]/[.$E307];&quot;&quot; )" office:value-type="float" office:value="0.0271992345731091" calcext:value-type="float">
            <text:p>0,0271992346</text:p>
          </table:table-cell>
          <table:table-cell table:style-name="ce3" table:formula="of:=IFERROR([.J307]/[.$E307];&quot;&quot; )">
            <text:p/>
          </table:table-cell>
          <table:table-cell table:style-name="ce3" table:formula="of:=IFERROR([.K307]/[.$E307];&quot;&quot; )">
            <text:p/>
          </table:table-cell>
          <table:table-cell table:style-name="ce3" table:formula="of:=IFERROR([.L307]/[.$E307];&quot;&quot; )">
            <text:p/>
          </table:table-cell>
          <table:table-cell table:style-name="ce3" table:formula="of:=IFERROR([.M307]/[.$E307];&quot;&quot; )" office:value-type="float" office:value="0.0000877868671832011" calcext:value-type="float">
            <text:p>8,77868671832011E-005</text:p>
          </table:table-cell>
          <table:table-cell table:style-name="ce3" table:formula="of:=IFERROR([.N307]/[.$E307];&quot;&quot; )" office:value-type="float" office:value="0.415990274643419" calcext:value-type="float">
            <text:p>0,4159902746</text:p>
          </table:table-cell>
          <table:table-cell table:style-name="ce3" table:formula="of:=IFERROR([.O307]/[.$E307];&quot;&quot; )" office:value-type="float" office:value="0.0000139959814453065" calcext:value-type="float">
            <text:p>0,000013996</text:p>
          </table:table-cell>
          <table:table-cell table:style-name="ce3" table:formula="of:=IFERROR([.P307]/[.$E307];&quot;&quot; )">
            <text:p/>
          </table:table-cell>
          <table:table-cell table:style-name="ce3" table:formula="of:=IFERROR([.Q307]/[.$E307];&quot;&quot; )">
            <text:p/>
          </table:table-cell>
          <table:table-cell table:style-name="ce3" table:formula="of:=IFERROR([.R307]/[.$E307];&quot;&quot; )">
            <text:p/>
          </table:table-cell>
          <table:table-cell table:style-name="ce3" table:formula="of:=IFERROR([.S307]/[.$E307];&quot;&quot; )" office:value-type="float" office:value="0.00819750435222093" calcext:value-type="float">
            <text:p>0,0081975044</text:p>
          </table:table-cell>
          <table:table-cell table:style-name="ce3" table:formula="of:=IFERROR([.T307]/[.$E307];&quot;&quot; )">
            <text:p/>
          </table:table-cell>
          <table:table-cell table:style-name="ce3" table:formula="of:=IFERROR([.U307]/[.$E307];&quot;&quot; )">
            <text:p/>
          </table:table-cell>
          <table:table-cell table:style-name="ce3" table:formula="of:=IFERROR([.V307]/[.$E30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ERROR([.B308]/[.$E308];&quot;&quot; )">
            <text:p/>
          </table:table-cell>
          <table:table-cell table:style-name="ce3" table:formula="of:=IFERROR([.C308]/[.$E308];&quot;&quot; )" office:value-type="float" office:value="0.000285801691958598" calcext:value-type="float">
            <text:p>0,0002858017</text:p>
          </table:table-cell>
          <table:table-cell table:style-name="ce3" table:formula="of:=IFERROR([.D308]/[.$E308];&quot;&quot; )" office:value-type="float" office:value="0.00235111157914982" calcext:value-type="float">
            <text:p>0,0023511116</text:p>
          </table:table-cell>
          <table:table-cell table:style-name="ce3" table:formula="of:=IFERROR([.E308]/[.$E308];&quot;&quot; )" office:value-type="float" office:value="1" calcext:value-type="float">
            <text:p>1</text:p>
          </table:table-cell>
          <table:table-cell table:style-name="ce3" table:formula="of:=IFERROR([.F308]/[.$E308];&quot;&quot; )">
            <text:p/>
          </table:table-cell>
          <table:table-cell table:style-name="ce3" table:formula="of:=IFERROR([.G308]/[.$E308];&quot;&quot; )">
            <text:p/>
          </table:table-cell>
          <table:table-cell table:style-name="ce3" table:formula="of:=IFERROR([.H308]/[.$E308];&quot;&quot; )">
            <text:p/>
          </table:table-cell>
          <table:table-cell table:style-name="ce3" table:formula="of:=IFERROR([.I308]/[.$E308];&quot;&quot; )" office:value-type="float" office:value="0.0345990251877352" calcext:value-type="float">
            <text:p>0,0345990252</text:p>
          </table:table-cell>
          <table:table-cell table:style-name="ce3" table:formula="of:=IFERROR([.J308]/[.$E308];&quot;&quot; )">
            <text:p/>
          </table:table-cell>
          <table:table-cell table:style-name="ce3" table:formula="of:=IFERROR([.K308]/[.$E308];&quot;&quot; )">
            <text:p/>
          </table:table-cell>
          <table:table-cell table:style-name="ce3" table:formula="of:=IFERROR([.L308]/[.$E308];&quot;&quot; )">
            <text:p/>
          </table:table-cell>
          <table:table-cell table:style-name="ce3" table:formula="of:=IFERROR([.M308]/[.$E308];&quot;&quot; )" office:value-type="float" office:value="0.000150018493199867" calcext:value-type="float">
            <text:p>0,0001500185</text:p>
          </table:table-cell>
          <table:table-cell table:style-name="ce3" table:formula="of:=IFERROR([.N308]/[.$E308];&quot;&quot; )" office:value-type="float" office:value="0.500398887560949" calcext:value-type="float">
            <text:p>0,5003988876</text:p>
          </table:table-cell>
          <table:table-cell table:style-name="ce3" table:formula="of:=IFERROR([.O308]/[.$E308];&quot;&quot; )" office:value-type="float" office:value="0.000030121903330094" calcext:value-type="float">
            <text:p>3,0121903330094E-005</text:p>
          </table:table-cell>
          <table:table-cell table:style-name="ce3" table:formula="of:=IFERROR([.P308]/[.$E308];&quot;&quot; )">
            <text:p/>
          </table:table-cell>
          <table:table-cell table:style-name="ce3" table:formula="of:=IFERROR([.Q308]/[.$E308];&quot;&quot; )">
            <text:p/>
          </table:table-cell>
          <table:table-cell table:style-name="ce3" table:formula="of:=IFERROR([.R308]/[.$E308];&quot;&quot; )">
            <text:p/>
          </table:table-cell>
          <table:table-cell table:style-name="ce3" table:formula="of:=IFERROR([.S308]/[.$E308];&quot;&quot; )" office:value-type="float" office:value="0.0109022164231689" calcext:value-type="float">
            <text:p>0,0109022164</text:p>
          </table:table-cell>
          <table:table-cell table:style-name="ce3" table:formula="of:=IFERROR([.T308]/[.$E308];&quot;&quot; )">
            <text:p/>
          </table:table-cell>
          <table:table-cell table:style-name="ce3" table:formula="of:=IFERROR([.U308]/[.$E308];&quot;&quot; )">
            <text:p/>
          </table:table-cell>
          <table:table-cell table:style-name="ce3" table:formula="of:=IFERROR([.V308]/[.$E30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ERROR([.B309]/[.$E309];&quot;&quot; )">
            <text:p/>
          </table:table-cell>
          <table:table-cell table:style-name="ce3" table:formula="of:=IFERROR([.C309]/[.$E309];&quot;&quot; )" office:value-type="float" office:value="0.000231869230403375" calcext:value-type="float">
            <text:p>0,0002318692</text:p>
          </table:table-cell>
          <table:table-cell table:style-name="ce3" table:formula="of:=IFERROR([.D309]/[.$E309];&quot;&quot; )" office:value-type="float" office:value="0.00313662219255033" calcext:value-type="float">
            <text:p>0,0031366222</text:p>
          </table:table-cell>
          <table:table-cell table:style-name="ce3" table:formula="of:=IFERROR([.E309]/[.$E309];&quot;&quot; )" office:value-type="float" office:value="1" calcext:value-type="float">
            <text:p>1</text:p>
          </table:table-cell>
          <table:table-cell table:style-name="ce3" table:formula="of:=IFERROR([.F309]/[.$E309];&quot;&quot; )">
            <text:p/>
          </table:table-cell>
          <table:table-cell table:style-name="ce3" table:formula="of:=IFERROR([.G309]/[.$E309];&quot;&quot; )">
            <text:p/>
          </table:table-cell>
          <table:table-cell table:style-name="ce3" table:formula="of:=IFERROR([.H309]/[.$E309];&quot;&quot; )">
            <text:p/>
          </table:table-cell>
          <table:table-cell table:style-name="ce3" table:formula="of:=IFERROR([.I309]/[.$E309];&quot;&quot; )" office:value-type="float" office:value="0.0378382091213542" calcext:value-type="float">
            <text:p>0,0378382091</text:p>
          </table:table-cell>
          <table:table-cell table:style-name="ce3" table:formula="of:=IFERROR([.J309]/[.$E309];&quot;&quot; )">
            <text:p/>
          </table:table-cell>
          <table:table-cell table:style-name="ce3" table:formula="of:=IFERROR([.K309]/[.$E309];&quot;&quot; )">
            <text:p/>
          </table:table-cell>
          <table:table-cell table:style-name="ce3" table:formula="of:=IFERROR([.L309]/[.$E309];&quot;&quot; )">
            <text:p/>
          </table:table-cell>
          <table:table-cell table:style-name="ce3" table:formula="of:=IFERROR([.M309]/[.$E309];&quot;&quot; )" office:value-type="float" office:value="0.0000864993802893499" calcext:value-type="float">
            <text:p>8,64993802893499E-005</text:p>
          </table:table-cell>
          <table:table-cell table:style-name="ce3" table:formula="of:=IFERROR([.N309]/[.$E309];&quot;&quot; )" office:value-type="float" office:value="0.500709346228458" calcext:value-type="float">
            <text:p>0,5007093462</text:p>
          </table:table-cell>
          <table:table-cell table:style-name="ce3" table:formula="of:=IFERROR([.O309]/[.$E309];&quot;&quot; )" office:value-type="float" office:value="0.0000179977979386623" calcext:value-type="float">
            <text:p>1,79977979386623E-005</text:p>
          </table:table-cell>
          <table:table-cell table:style-name="ce3" table:formula="of:=IFERROR([.P309]/[.$E309];&quot;&quot; )">
            <text:p/>
          </table:table-cell>
          <table:table-cell table:style-name="ce3" table:formula="of:=IFERROR([.Q309]/[.$E309];&quot;&quot; )">
            <text:p/>
          </table:table-cell>
          <table:table-cell table:style-name="ce3" table:formula="of:=IFERROR([.R309]/[.$E309];&quot;&quot; )">
            <text:p/>
          </table:table-cell>
          <table:table-cell table:style-name="ce3" table:formula="of:=IFERROR([.S309]/[.$E309];&quot;&quot; )" office:value-type="float" office:value="0.0126790258631524" calcext:value-type="float">
            <text:p>0,0126790259</text:p>
          </table:table-cell>
          <table:table-cell table:style-name="ce3" table:formula="of:=IFERROR([.T309]/[.$E309];&quot;&quot; )">
            <text:p/>
          </table:table-cell>
          <table:table-cell table:style-name="ce3" table:formula="of:=IFERROR([.U309]/[.$E309];&quot;&quot; )">
            <text:p/>
          </table:table-cell>
          <table:table-cell table:style-name="ce3" table:formula="of:=IFERROR([.V309]/[.$E30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ERROR([.B310]/[.$E310];&quot;&quot; )">
            <text:p/>
          </table:table-cell>
          <table:table-cell table:style-name="ce3" table:formula="of:=IFERROR([.C310]/[.$E310];&quot;&quot; )" office:value-type="float" office:value="0.000337139645131418" calcext:value-type="float">
            <text:p>0,0003371396</text:p>
          </table:table-cell>
          <table:table-cell table:style-name="ce3" table:formula="of:=IFERROR([.D310]/[.$E310];&quot;&quot; )" office:value-type="float" office:value="0.00384955672785567" calcext:value-type="float">
            <text:p>0,0038495567</text:p>
          </table:table-cell>
          <table:table-cell table:style-name="ce3" table:formula="of:=IFERROR([.E310]/[.$E310];&quot;&quot; )" office:value-type="float" office:value="1" calcext:value-type="float">
            <text:p>1</text:p>
          </table:table-cell>
          <table:table-cell table:style-name="ce3" table:formula="of:=IFERROR([.F310]/[.$E310];&quot;&quot; )">
            <text:p/>
          </table:table-cell>
          <table:table-cell table:style-name="ce3" table:formula="of:=IFERROR([.G310]/[.$E310];&quot;&quot; )">
            <text:p/>
          </table:table-cell>
          <table:table-cell table:style-name="ce3" table:formula="of:=IFERROR([.H310]/[.$E310];&quot;&quot; )">
            <text:p/>
          </table:table-cell>
          <table:table-cell table:style-name="ce3" table:formula="of:=IFERROR([.I310]/[.$E310];&quot;&quot; )" office:value-type="float" office:value="0.036444001333385" calcext:value-type="float">
            <text:p>0,0364440013</text:p>
          </table:table-cell>
          <table:table-cell table:style-name="ce3" table:formula="of:=IFERROR([.J310]/[.$E310];&quot;&quot; )">
            <text:p/>
          </table:table-cell>
          <table:table-cell table:style-name="ce3" table:formula="of:=IFERROR([.K310]/[.$E310];&quot;&quot; )">
            <text:p/>
          </table:table-cell>
          <table:table-cell table:style-name="ce3" table:formula="of:=IFERROR([.L310]/[.$E310];&quot;&quot; )">
            <text:p/>
          </table:table-cell>
          <table:table-cell table:style-name="ce3" table:formula="of:=IFERROR([.M310]/[.$E310];&quot;&quot; )" office:value-type="float" office:value="0.0000919057364133001" calcext:value-type="float">
            <text:p>9,19057364133001E-005</text:p>
          </table:table-cell>
          <table:table-cell table:style-name="ce3" table:formula="of:=IFERROR([.N310]/[.$E310];&quot;&quot; )" office:value-type="float" office:value="0.507450002331045" calcext:value-type="float">
            <text:p>0,5074500023</text:p>
          </table:table-cell>
          <table:table-cell table:style-name="ce3" table:formula="of:=IFERROR([.O310]/[.$E310];&quot;&quot; )" office:value-type="float" office:value="0.0000245600672388885" calcext:value-type="float">
            <text:p>2,45600672388885E-005</text:p>
          </table:table-cell>
          <table:table-cell table:style-name="ce3" table:formula="of:=IFERROR([.P310]/[.$E310];&quot;&quot; )">
            <text:p/>
          </table:table-cell>
          <table:table-cell table:style-name="ce3" table:formula="of:=IFERROR([.Q310]/[.$E310];&quot;&quot; )">
            <text:p/>
          </table:table-cell>
          <table:table-cell table:style-name="ce3" table:formula="of:=IFERROR([.R310]/[.$E310];&quot;&quot; )">
            <text:p/>
          </table:table-cell>
          <table:table-cell table:style-name="ce3" table:formula="of:=IFERROR([.S310]/[.$E310];&quot;&quot; )" office:value-type="float" office:value="0.0119774431120991" calcext:value-type="float">
            <text:p>0,0119774431</text:p>
          </table:table-cell>
          <table:table-cell table:style-name="ce3" table:formula="of:=IFERROR([.T310]/[.$E310];&quot;&quot; )">
            <text:p/>
          </table:table-cell>
          <table:table-cell table:style-name="ce3" table:formula="of:=IFERROR([.U310]/[.$E310];&quot;&quot; )">
            <text:p/>
          </table:table-cell>
          <table:table-cell table:style-name="ce3" table:formula="of:=IFERROR([.V310]/[.$E31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ERROR([.B311]/[.$E311];&quot;&quot; )">
            <text:p/>
          </table:table-cell>
          <table:table-cell table:style-name="ce3" table:formula="of:=IFERROR([.C311]/[.$E311];&quot;&quot; )" office:value-type="float" office:value="0.000306305110685237" calcext:value-type="float">
            <text:p>0,0003063051</text:p>
          </table:table-cell>
          <table:table-cell table:style-name="ce3" table:formula="of:=IFERROR([.D311]/[.$E311];&quot;&quot; )" office:value-type="float" office:value="0.0039020751049308" calcext:value-type="float">
            <text:p>0,0039020751</text:p>
          </table:table-cell>
          <table:table-cell table:style-name="ce3" table:formula="of:=IFERROR([.E311]/[.$E311];&quot;&quot; )" office:value-type="float" office:value="1" calcext:value-type="float">
            <text:p>1</text:p>
          </table:table-cell>
          <table:table-cell table:style-name="ce3" table:formula="of:=IFERROR([.F311]/[.$E311];&quot;&quot; )">
            <text:p/>
          </table:table-cell>
          <table:table-cell table:style-name="ce3" table:formula="of:=IFERROR([.G311]/[.$E311];&quot;&quot; )">
            <text:p/>
          </table:table-cell>
          <table:table-cell table:style-name="ce3" table:formula="of:=IFERROR([.H311]/[.$E311];&quot;&quot; )">
            <text:p/>
          </table:table-cell>
          <table:table-cell table:style-name="ce3" table:formula="of:=IFERROR([.I311]/[.$E311];&quot;&quot; )" office:value-type="float" office:value="0.0380727414022606" calcext:value-type="float">
            <text:p>0,0380727414</text:p>
          </table:table-cell>
          <table:table-cell table:style-name="ce3" table:formula="of:=IFERROR([.J311]/[.$E311];&quot;&quot; )">
            <text:p/>
          </table:table-cell>
          <table:table-cell table:style-name="ce3" table:formula="of:=IFERROR([.K311]/[.$E311];&quot;&quot; )">
            <text:p/>
          </table:table-cell>
          <table:table-cell table:style-name="ce3" table:formula="of:=IFERROR([.L311]/[.$E311];&quot;&quot; )">
            <text:p/>
          </table:table-cell>
          <table:table-cell table:style-name="ce3" table:formula="of:=IFERROR([.M311]/[.$E311];&quot;&quot; )" office:value-type="float" office:value="0.000170479181946449" calcext:value-type="float">
            <text:p>0,0001704792</text:p>
          </table:table-cell>
          <table:table-cell table:style-name="ce3" table:formula="of:=IFERROR([.N311]/[.$E311];&quot;&quot; )" office:value-type="float" office:value="0.493366458106981" calcext:value-type="float">
            <text:p>0,4933664581</text:p>
          </table:table-cell>
          <table:table-cell table:style-name="ce3" table:formula="of:=IFERROR([.O311]/[.$E311];&quot;&quot; )">
            <text:p/>
          </table:table-cell>
          <table:table-cell table:style-name="ce3" table:formula="of:=IFERROR([.P311]/[.$E311];&quot;&quot; )">
            <text:p/>
          </table:table-cell>
          <table:table-cell table:style-name="ce3" table:formula="of:=IFERROR([.Q311]/[.$E311];&quot;&quot; )">
            <text:p/>
          </table:table-cell>
          <table:table-cell table:style-name="ce3" table:formula="of:=IFERROR([.R311]/[.$E311];&quot;&quot; )">
            <text:p/>
          </table:table-cell>
          <table:table-cell table:style-name="ce3" table:formula="of:=IFERROR([.S311]/[.$E311];&quot;&quot; )" office:value-type="float" office:value="0.0122938228525188" calcext:value-type="float">
            <text:p>0,0122938229</text:p>
          </table:table-cell>
          <table:table-cell table:style-name="ce3" table:formula="of:=IFERROR([.T311]/[.$E311];&quot;&quot; )">
            <text:p/>
          </table:table-cell>
          <table:table-cell table:style-name="ce3" table:formula="of:=IFERROR([.U311]/[.$E311];&quot;&quot; )">
            <text:p/>
          </table:table-cell>
          <table:table-cell table:style-name="ce3" table:formula="of:=IFERROR([.V311]/[.$E31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ERROR([.B312]/[.$E312];&quot;&quot; )">
            <text:p/>
          </table:table-cell>
          <table:table-cell table:style-name="ce3" table:formula="of:=IFERROR([.C312]/[.$E312];&quot;&quot; )" office:value-type="float" office:value="0.000330821119220102" calcext:value-type="float">
            <text:p>0,0003308211</text:p>
          </table:table-cell>
          <table:table-cell table:style-name="ce3" table:formula="of:=IFERROR([.D312]/[.$E312];&quot;&quot; )" office:value-type="float" office:value="0.00371960370236148" calcext:value-type="float">
            <text:p>0,0037196037</text:p>
          </table:table-cell>
          <table:table-cell table:style-name="ce3" table:formula="of:=IFERROR([.E312]/[.$E312];&quot;&quot; )" office:value-type="float" office:value="1" calcext:value-type="float">
            <text:p>1</text:p>
          </table:table-cell>
          <table:table-cell table:style-name="ce3" table:formula="of:=IFERROR([.F312]/[.$E312];&quot;&quot; )">
            <text:p/>
          </table:table-cell>
          <table:table-cell table:style-name="ce3" table:formula="of:=IFERROR([.G312]/[.$E312];&quot;&quot; )">
            <text:p/>
          </table:table-cell>
          <table:table-cell table:style-name="ce3" table:formula="of:=IFERROR([.H312]/[.$E312];&quot;&quot; )">
            <text:p/>
          </table:table-cell>
          <table:table-cell table:style-name="ce3" table:formula="of:=IFERROR([.I312]/[.$E312];&quot;&quot; )" office:value-type="float" office:value="0.0407141489660374" calcext:value-type="float">
            <text:p>0,040714149</text:p>
          </table:table-cell>
          <table:table-cell table:style-name="ce3" table:formula="of:=IFERROR([.J312]/[.$E312];&quot;&quot; )">
            <text:p/>
          </table:table-cell>
          <table:table-cell table:style-name="ce3" table:formula="of:=IFERROR([.K312]/[.$E312];&quot;&quot; )">
            <text:p/>
          </table:table-cell>
          <table:table-cell table:style-name="ce3" table:formula="of:=IFERROR([.L312]/[.$E312];&quot;&quot; )">
            <text:p/>
          </table:table-cell>
          <table:table-cell table:style-name="ce3" table:formula="of:=IFERROR([.M312]/[.$E312];&quot;&quot; )" office:value-type="float" office:value="0.000139530512454094" calcext:value-type="float">
            <text:p>0,0001395305</text:p>
          </table:table-cell>
          <table:table-cell table:style-name="ce3" table:formula="of:=IFERROR([.N312]/[.$E312];&quot;&quot; )" office:value-type="float" office:value="0.508557891680946" calcext:value-type="float">
            <text:p>0,5085578917</text:p>
          </table:table-cell>
          <table:table-cell table:style-name="ce3" table:formula="of:=IFERROR([.O312]/[.$E312];&quot;&quot; )">
            <text:p/>
          </table:table-cell>
          <table:table-cell table:style-name="ce3" table:formula="of:=IFERROR([.P312]/[.$E312];&quot;&quot; )">
            <text:p/>
          </table:table-cell>
          <table:table-cell table:style-name="ce3" table:formula="of:=IFERROR([.Q312]/[.$E312];&quot;&quot; )">
            <text:p/>
          </table:table-cell>
          <table:table-cell table:style-name="ce3" table:formula="of:=IFERROR([.R312]/[.$E312];&quot;&quot; )">
            <text:p/>
          </table:table-cell>
          <table:table-cell table:style-name="ce3" table:formula="of:=IFERROR([.S312]/[.$E312];&quot;&quot; )" office:value-type="float" office:value="0.0129602132548286" calcext:value-type="float">
            <text:p>0,0129602133</text:p>
          </table:table-cell>
          <table:table-cell table:style-name="ce3" table:formula="of:=IFERROR([.T312]/[.$E312];&quot;&quot; )">
            <text:p/>
          </table:table-cell>
          <table:table-cell table:style-name="ce3" table:formula="of:=IFERROR([.U312]/[.$E312];&quot;&quot; )">
            <text:p/>
          </table:table-cell>
          <table:table-cell table:style-name="ce3" table:formula="of:=IFERROR([.V312]/[.$E31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ERROR([.B313]/[.$E313];&quot;&quot; )">
            <text:p/>
          </table:table-cell>
          <table:table-cell table:style-name="ce3" table:formula="of:=IFERROR([.C313]/[.$E313];&quot;&quot; )" office:value-type="float" office:value="0.000449625232486971" calcext:value-type="float">
            <text:p>0,0004496252</text:p>
          </table:table-cell>
          <table:table-cell table:style-name="ce3" table:formula="of:=IFERROR([.D313]/[.$E313];&quot;&quot; )" office:value-type="float" office:value="0.00377947853051346" calcext:value-type="float">
            <text:p>0,0037794785</text:p>
          </table:table-cell>
          <table:table-cell table:style-name="ce3" table:formula="of:=IFERROR([.E313]/[.$E313];&quot;&quot; )" office:value-type="float" office:value="1" calcext:value-type="float">
            <text:p>1</text:p>
          </table:table-cell>
          <table:table-cell table:style-name="ce3" table:formula="of:=IFERROR([.F313]/[.$E313];&quot;&quot; )" office:value-type="float" office:value="0.00161644093145603" calcext:value-type="float">
            <text:p>0,0016164409</text:p>
          </table:table-cell>
          <table:table-cell table:style-name="ce3" table:formula="of:=IFERROR([.G313]/[.$E313];&quot;&quot; )">
            <text:p/>
          </table:table-cell>
          <table:table-cell table:style-name="ce3" table:formula="of:=IFERROR([.H313]/[.$E313];&quot;&quot; )">
            <text:p/>
          </table:table-cell>
          <table:table-cell table:style-name="ce3" table:formula="of:=IFERROR([.I313]/[.$E313];&quot;&quot; )" office:value-type="float" office:value="0.0392693210851893" calcext:value-type="float">
            <text:p>0,0392693211</text:p>
          </table:table-cell>
          <table:table-cell table:style-name="ce3" table:formula="of:=IFERROR([.J313]/[.$E313];&quot;&quot; )">
            <text:p/>
          </table:table-cell>
          <table:table-cell table:style-name="ce3" table:formula="of:=IFERROR([.K313]/[.$E313];&quot;&quot; )">
            <text:p/>
          </table:table-cell>
          <table:table-cell table:style-name="ce3" table:formula="of:=IFERROR([.L313]/[.$E313];&quot;&quot; )">
            <text:p/>
          </table:table-cell>
          <table:table-cell table:style-name="ce3" table:formula="of:=IFERROR([.M313]/[.$E313];&quot;&quot; )" office:value-type="float" office:value="0.000198567416415687" calcext:value-type="float">
            <text:p>0,0001985674</text:p>
          </table:table-cell>
          <table:table-cell table:style-name="ce3" table:formula="of:=IFERROR([.N313]/[.$E313];&quot;&quot; )" office:value-type="float" office:value="0.512324387295342" calcext:value-type="float">
            <text:p>0,5123243873</text:p>
          </table:table-cell>
          <table:table-cell table:style-name="ce3" table:formula="of:=IFERROR([.O313]/[.$E313];&quot;&quot; )">
            <text:p/>
          </table:table-cell>
          <table:table-cell table:style-name="ce3" table:formula="of:=IFERROR([.P313]/[.$E313];&quot;&quot; )">
            <text:p/>
          </table:table-cell>
          <table:table-cell table:style-name="ce3" table:formula="of:=IFERROR([.Q313]/[.$E313];&quot;&quot; )">
            <text:p/>
          </table:table-cell>
          <table:table-cell table:style-name="ce3" table:formula="of:=IFERROR([.R313]/[.$E313];&quot;&quot; )">
            <text:p/>
          </table:table-cell>
          <table:table-cell table:style-name="ce3" table:formula="of:=IFERROR([.S313]/[.$E313];&quot;&quot; )" office:value-type="float" office:value="0.0145643523426205" calcext:value-type="float">
            <text:p>0,0145643523</text:p>
          </table:table-cell>
          <table:table-cell table:style-name="ce3" table:formula="of:=IFERROR([.T313]/[.$E313];&quot;&quot; )">
            <text:p/>
          </table:table-cell>
          <table:table-cell table:style-name="ce3" table:formula="of:=IFERROR([.U313]/[.$E313];&quot;&quot; )">
            <text:p/>
          </table:table-cell>
          <table:table-cell table:style-name="ce3" table:formula="of:=IFERROR([.V313]/[.$E31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ERROR([.B314]/[.$E314];&quot;&quot; )">
            <text:p/>
          </table:table-cell>
          <table:table-cell table:style-name="ce3" table:formula="of:=IFERROR([.C314]/[.$E314];&quot;&quot; )" office:value-type="float" office:value="0.000409832344047605" calcext:value-type="float">
            <text:p>0,0004098323</text:p>
          </table:table-cell>
          <table:table-cell table:style-name="ce3" table:formula="of:=IFERROR([.D314]/[.$E314];&quot;&quot; )" office:value-type="float" office:value="0.00361020106048726" calcext:value-type="float">
            <text:p>0,0036102011</text:p>
          </table:table-cell>
          <table:table-cell table:style-name="ce3" table:formula="of:=IFERROR([.E314]/[.$E314];&quot;&quot; )" office:value-type="float" office:value="1" calcext:value-type="float">
            <text:p>1</text:p>
          </table:table-cell>
          <table:table-cell table:style-name="ce3" table:formula="of:=IFERROR([.F314]/[.$E314];&quot;&quot; )">
            <text:p/>
          </table:table-cell>
          <table:table-cell table:style-name="ce3" table:formula="of:=IFERROR([.G314]/[.$E314];&quot;&quot; )">
            <text:p/>
          </table:table-cell>
          <table:table-cell table:style-name="ce3" table:formula="of:=IFERROR([.H314]/[.$E314];&quot;&quot; )">
            <text:p/>
          </table:table-cell>
          <table:table-cell table:style-name="ce3" table:formula="of:=IFERROR([.I314]/[.$E314];&quot;&quot; )" office:value-type="float" office:value="0.0388568341811044" calcext:value-type="float">
            <text:p>0,0388568342</text:p>
          </table:table-cell>
          <table:table-cell table:style-name="ce3" table:formula="of:=IFERROR([.J314]/[.$E314];&quot;&quot; )">
            <text:p/>
          </table:table-cell>
          <table:table-cell table:style-name="ce3" table:formula="of:=IFERROR([.K314]/[.$E314];&quot;&quot; )">
            <text:p/>
          </table:table-cell>
          <table:table-cell table:style-name="ce3" table:formula="of:=IFERROR([.L314]/[.$E314];&quot;&quot; )">
            <text:p/>
          </table:table-cell>
          <table:table-cell table:style-name="ce3" table:formula="of:=IFERROR([.M314]/[.$E314];&quot;&quot; )" office:value-type="float" office:value="0.000189673864141448" calcext:value-type="float">
            <text:p>0,0001896739</text:p>
          </table:table-cell>
          <table:table-cell table:style-name="ce3" table:formula="of:=IFERROR([.N314]/[.$E314];&quot;&quot; )" office:value-type="float" office:value="0.496178671846418" calcext:value-type="float">
            <text:p>0,4961786718</text:p>
          </table:table-cell>
          <table:table-cell table:style-name="ce3" table:formula="of:=IFERROR([.O314]/[.$E314];&quot;&quot; )">
            <text:p/>
          </table:table-cell>
          <table:table-cell table:style-name="ce3" table:formula="of:=IFERROR([.P314]/[.$E314];&quot;&quot; )">
            <text:p/>
          </table:table-cell>
          <table:table-cell table:style-name="ce3" table:formula="of:=IFERROR([.Q314]/[.$E314];&quot;&quot; )">
            <text:p/>
          </table:table-cell>
          <table:table-cell table:style-name="ce3" table:formula="of:=IFERROR([.R314]/[.$E314];&quot;&quot; )">
            <text:p/>
          </table:table-cell>
          <table:table-cell table:style-name="ce3" table:formula="of:=IFERROR([.S314]/[.$E314];&quot;&quot; )" office:value-type="float" office:value="0.0139120357076073" calcext:value-type="float">
            <text:p>0,0139120357</text:p>
          </table:table-cell>
          <table:table-cell table:style-name="ce3" table:formula="of:=IFERROR([.T314]/[.$E314];&quot;&quot; )">
            <text:p/>
          </table:table-cell>
          <table:table-cell table:style-name="ce3" table:formula="of:=IFERROR([.U314]/[.$E314];&quot;&quot; )">
            <text:p/>
          </table:table-cell>
          <table:table-cell table:style-name="ce3" table:formula="of:=IFERROR([.V314]/[.$E31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ERROR([.B315]/[.$E315];&quot;&quot; )">
            <text:p/>
          </table:table-cell>
          <table:table-cell table:style-name="ce3" table:formula="of:=IFERROR([.C315]/[.$E315];&quot;&quot; )" office:value-type="float" office:value="0.000425230206214028" calcext:value-type="float">
            <text:p>0,0004252302</text:p>
          </table:table-cell>
          <table:table-cell table:style-name="ce3" table:formula="of:=IFERROR([.D315]/[.$E315];&quot;&quot; )" office:value-type="float" office:value="0.00456425073903488" calcext:value-type="float">
            <text:p>0,0045642507</text:p>
          </table:table-cell>
          <table:table-cell table:style-name="ce3" table:formula="of:=IFERROR([.E315]/[.$E315];&quot;&quot; )" office:value-type="float" office:value="1" calcext:value-type="float">
            <text:p>1</text:p>
          </table:table-cell>
          <table:table-cell table:style-name="ce3" table:formula="of:=IFERROR([.F315]/[.$E315];&quot;&quot; )">
            <text:p/>
          </table:table-cell>
          <table:table-cell table:style-name="ce3" table:formula="of:=IFERROR([.G315]/[.$E315];&quot;&quot; )">
            <text:p/>
          </table:table-cell>
          <table:table-cell table:style-name="ce3" table:formula="of:=IFERROR([.H315]/[.$E315];&quot;&quot; )">
            <text:p/>
          </table:table-cell>
          <table:table-cell table:style-name="ce3" table:formula="of:=IFERROR([.I315]/[.$E315];&quot;&quot; )" office:value-type="float" office:value="0.0384650801816735" calcext:value-type="float">
            <text:p>0,0384650802</text:p>
          </table:table-cell>
          <table:table-cell table:style-name="ce3" table:formula="of:=IFERROR([.J315]/[.$E315];&quot;&quot; )">
            <text:p/>
          </table:table-cell>
          <table:table-cell table:style-name="ce3" table:formula="of:=IFERROR([.K315]/[.$E315];&quot;&quot; )">
            <text:p/>
          </table:table-cell>
          <table:table-cell table:style-name="ce3" table:formula="of:=IFERROR([.L315]/[.$E315];&quot;&quot; )">
            <text:p/>
          </table:table-cell>
          <table:table-cell table:style-name="ce3" table:formula="of:=IFERROR([.M315]/[.$E315];&quot;&quot; )" office:value-type="float" office:value="0.000114624269370623" calcext:value-type="float">
            <text:p>0,0001146243</text:p>
          </table:table-cell>
          <table:table-cell table:style-name="ce3" table:formula="of:=IFERROR([.N315]/[.$E315];&quot;&quot; )" office:value-type="float" office:value="0.532721392852667" calcext:value-type="float">
            <text:p>0,5327213929</text:p>
          </table:table-cell>
          <table:table-cell table:style-name="ce3" table:formula="of:=IFERROR([.O315]/[.$E315];&quot;&quot; )">
            <text:p/>
          </table:table-cell>
          <table:table-cell table:style-name="ce3" table:formula="of:=IFERROR([.P315]/[.$E315];&quot;&quot; )">
            <text:p/>
          </table:table-cell>
          <table:table-cell table:style-name="ce3" table:formula="of:=IFERROR([.Q315]/[.$E315];&quot;&quot; )">
            <text:p/>
          </table:table-cell>
          <table:table-cell table:style-name="ce3" table:formula="of:=IFERROR([.R315]/[.$E315];&quot;&quot; )">
            <text:p/>
          </table:table-cell>
          <table:table-cell table:style-name="ce3" table:formula="of:=IFERROR([.S315]/[.$E315];&quot;&quot; )" office:value-type="float" office:value="0.0177400918214297" calcext:value-type="float">
            <text:p>0,0177400918</text:p>
          </table:table-cell>
          <table:table-cell table:style-name="ce3" table:formula="of:=IFERROR([.T315]/[.$E315];&quot;&quot; )">
            <text:p/>
          </table:table-cell>
          <table:table-cell table:style-name="ce3" table:formula="of:=IFERROR([.U315]/[.$E315];&quot;&quot; )">
            <text:p/>
          </table:table-cell>
          <table:table-cell table:style-name="ce3" table:formula="of:=IFERROR([.V315]/[.$E31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ERROR([.B316]/[.$E316];&quot;&quot; )">
            <text:p/>
          </table:table-cell>
          <table:table-cell table:style-name="ce3" table:formula="of:=IFERROR([.C316]/[.$E316];&quot;&quot; )" office:value-type="float" office:value="0.000562158576424033" calcext:value-type="float">
            <text:p>0,0005621586</text:p>
          </table:table-cell>
          <table:table-cell table:style-name="ce3" table:formula="of:=IFERROR([.D316]/[.$E316];&quot;&quot; )" office:value-type="float" office:value="0.00339897389174135" calcext:value-type="float">
            <text:p>0,0033989739</text:p>
          </table:table-cell>
          <table:table-cell table:style-name="ce3" table:formula="of:=IFERROR([.E316]/[.$E316];&quot;&quot; )" office:value-type="float" office:value="1" calcext:value-type="float">
            <text:p>1</text:p>
          </table:table-cell>
          <table:table-cell table:style-name="ce3" table:formula="of:=IFERROR([.F316]/[.$E316];&quot;&quot; )">
            <text:p/>
          </table:table-cell>
          <table:table-cell table:style-name="ce3" table:formula="of:=IFERROR([.G316]/[.$E316];&quot;&quot; )">
            <text:p/>
          </table:table-cell>
          <table:table-cell table:style-name="ce3" table:formula="of:=IFERROR([.H316]/[.$E316];&quot;&quot; )">
            <text:p/>
          </table:table-cell>
          <table:table-cell table:style-name="ce3" table:formula="of:=IFERROR([.I316]/[.$E316];&quot;&quot; )" office:value-type="float" office:value="0.035315823608299" calcext:value-type="float">
            <text:p>0,0353158236</text:p>
          </table:table-cell>
          <table:table-cell table:style-name="ce3" table:formula="of:=IFERROR([.J316]/[.$E316];&quot;&quot; )">
            <text:p/>
          </table:table-cell>
          <table:table-cell table:style-name="ce3" table:formula="of:=IFERROR([.K316]/[.$E316];&quot;&quot; )">
            <text:p/>
          </table:table-cell>
          <table:table-cell table:style-name="ce3" table:formula="of:=IFERROR([.L316]/[.$E316];&quot;&quot; )">
            <text:p/>
          </table:table-cell>
          <table:table-cell table:style-name="ce3" table:formula="of:=IFERROR([.M316]/[.$E316];&quot;&quot; )" office:value-type="float" office:value="0.000201753659406403" calcext:value-type="float">
            <text:p>0,0002017537</text:p>
          </table:table-cell>
          <table:table-cell table:style-name="ce3" table:formula="of:=IFERROR([.N316]/[.$E316];&quot;&quot; )" office:value-type="float" office:value="0.478141836167313" calcext:value-type="float">
            <text:p>0,4781418362</text:p>
          </table:table-cell>
          <table:table-cell table:style-name="ce3" table:formula="of:=IFERROR([.O316]/[.$E316];&quot;&quot; )">
            <text:p/>
          </table:table-cell>
          <table:table-cell table:style-name="ce3" table:formula="of:=IFERROR([.P316]/[.$E316];&quot;&quot; )">
            <text:p/>
          </table:table-cell>
          <table:table-cell table:style-name="ce3" table:formula="of:=IFERROR([.Q316]/[.$E316];&quot;&quot; )">
            <text:p/>
          </table:table-cell>
          <table:table-cell table:style-name="ce3" table:formula="of:=IFERROR([.R316]/[.$E316];&quot;&quot; )">
            <text:p/>
          </table:table-cell>
          <table:table-cell table:style-name="ce3" table:formula="of:=IFERROR([.S316]/[.$E316];&quot;&quot; )" office:value-type="float" office:value="0.0193793478050075" calcext:value-type="float">
            <text:p>0,0193793478</text:p>
          </table:table-cell>
          <table:table-cell table:style-name="ce3" table:formula="of:=IFERROR([.T316]/[.$E316];&quot;&quot; )">
            <text:p/>
          </table:table-cell>
          <table:table-cell table:style-name="ce3" table:formula="of:=IFERROR([.U316]/[.$E316];&quot;&quot; )">
            <text:p/>
          </table:table-cell>
          <table:table-cell table:style-name="ce3" table:formula="of:=IFERROR([.V316]/[.$E31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ERROR([.B317]/[.$E317];&quot;&quot; )">
            <text:p/>
          </table:table-cell>
          <table:table-cell table:style-name="ce3" table:formula="of:=IFERROR([.C317]/[.$E317];&quot;&quot; )" office:value-type="float" office:value="0.000442370036475716" calcext:value-type="float">
            <text:p>0,00044237</text:p>
          </table:table-cell>
          <table:table-cell table:style-name="ce3" table:formula="of:=IFERROR([.D317]/[.$E317];&quot;&quot; )" office:value-type="float" office:value="0.0046409675395391" calcext:value-type="float">
            <text:p>0,0046409675</text:p>
          </table:table-cell>
          <table:table-cell table:style-name="ce3" table:formula="of:=IFERROR([.E317]/[.$E317];&quot;&quot; )" office:value-type="float" office:value="1" calcext:value-type="float">
            <text:p>1</text:p>
          </table:table-cell>
          <table:table-cell table:style-name="ce3" table:formula="of:=IFERROR([.F317]/[.$E317];&quot;&quot; )">
            <text:p/>
          </table:table-cell>
          <table:table-cell table:style-name="ce3" table:formula="of:=IFERROR([.G317]/[.$E317];&quot;&quot; )">
            <text:p/>
          </table:table-cell>
          <table:table-cell table:style-name="ce3" table:formula="of:=IFERROR([.H317]/[.$E317];&quot;&quot; )" office:value-type="float" office:value="0.000141922889836158" calcext:value-type="float">
            <text:p>0,0001419229</text:p>
          </table:table-cell>
          <table:table-cell table:style-name="ce3" table:formula="of:=IFERROR([.I317]/[.$E317];&quot;&quot; )" office:value-type="float" office:value="0.0364209851013713" calcext:value-type="float">
            <text:p>0,0364209851</text:p>
          </table:table-cell>
          <table:table-cell table:style-name="ce3" table:formula="of:=IFERROR([.J317]/[.$E317];&quot;&quot; )">
            <text:p/>
          </table:table-cell>
          <table:table-cell table:style-name="ce3" table:formula="of:=IFERROR([.K317]/[.$E317];&quot;&quot; )">
            <text:p/>
          </table:table-cell>
          <table:table-cell table:style-name="ce3" table:formula="of:=IFERROR([.L317]/[.$E317];&quot;&quot; )">
            <text:p/>
          </table:table-cell>
          <table:table-cell table:style-name="ce3" table:formula="of:=IFERROR([.M317]/[.$E317];&quot;&quot; )" office:value-type="float" office:value="0.000137599411072938" calcext:value-type="float">
            <text:p>0,0001375994</text:p>
          </table:table-cell>
          <table:table-cell table:style-name="ce3" table:formula="of:=IFERROR([.N317]/[.$E317];&quot;&quot; )" office:value-type="float" office:value="0.522165407116272" calcext:value-type="float">
            <text:p>0,5221654071</text:p>
          </table:table-cell>
          <table:table-cell table:style-name="ce3" table:formula="of:=IFERROR([.O317]/[.$E317];&quot;&quot; )" office:value-type="float" office:value="0.0000170045288885254" calcext:value-type="float">
            <text:p>1,70045288885254E-005</text:p>
          </table:table-cell>
          <table:table-cell table:style-name="ce3" table:formula="of:=IFERROR([.P317]/[.$E317];&quot;&quot; )">
            <text:p/>
          </table:table-cell>
          <table:table-cell table:style-name="ce3" table:formula="of:=IFERROR([.Q317]/[.$E317];&quot;&quot; )">
            <text:p/>
          </table:table-cell>
          <table:table-cell table:style-name="ce3" table:formula="of:=IFERROR([.R317]/[.$E317];&quot;&quot; )">
            <text:p/>
          </table:table-cell>
          <table:table-cell table:style-name="ce3" table:formula="of:=IFERROR([.S317]/[.$E317];&quot;&quot; )" office:value-type="float" office:value="0.0193802310011948" calcext:value-type="float">
            <text:p>0,019380231</text:p>
          </table:table-cell>
          <table:table-cell table:style-name="ce3" table:formula="of:=IFERROR([.T317]/[.$E317];&quot;&quot; )">
            <text:p/>
          </table:table-cell>
          <table:table-cell table:style-name="ce3" table:formula="of:=IFERROR([.U317]/[.$E317];&quot;&quot; )">
            <text:p/>
          </table:table-cell>
          <table:table-cell table:style-name="ce3" table:formula="of:=IFERROR([.V317]/[.$E31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ERROR([.B318]/[.$E318];&quot;&quot; )">
            <text:p/>
          </table:table-cell>
          <table:table-cell table:style-name="ce3" table:formula="of:=IFERROR([.C318]/[.$E318];&quot;&quot; )" office:value-type="float" office:value="0.000386465418854182" calcext:value-type="float">
            <text:p>0,0003864654</text:p>
          </table:table-cell>
          <table:table-cell table:style-name="ce3" table:formula="of:=IFERROR([.D318]/[.$E318];&quot;&quot; )" office:value-type="float" office:value="0.00456723494225726" calcext:value-type="float">
            <text:p>0,0045672349</text:p>
          </table:table-cell>
          <table:table-cell table:style-name="ce3" table:formula="of:=IFERROR([.E318]/[.$E318];&quot;&quot; )" office:value-type="float" office:value="1" calcext:value-type="float">
            <text:p>1</text:p>
          </table:table-cell>
          <table:table-cell table:style-name="ce3" table:formula="of:=IFERROR([.F318]/[.$E318];&quot;&quot; )">
            <text:p/>
          </table:table-cell>
          <table:table-cell table:style-name="ce3" table:formula="of:=IFERROR([.G318]/[.$E318];&quot;&quot; )">
            <text:p/>
          </table:table-cell>
          <table:table-cell table:style-name="ce3" table:formula="of:=IFERROR([.H318]/[.$E318];&quot;&quot; )">
            <text:p/>
          </table:table-cell>
          <table:table-cell table:style-name="ce3" table:formula="of:=IFERROR([.I318]/[.$E318];&quot;&quot; )" office:value-type="float" office:value="0.0318671908808376" calcext:value-type="float">
            <text:p>0,0318671909</text:p>
          </table:table-cell>
          <table:table-cell table:style-name="ce3" table:formula="of:=IFERROR([.J318]/[.$E318];&quot;&quot; )">
            <text:p/>
          </table:table-cell>
          <table:table-cell table:style-name="ce3" table:formula="of:=IFERROR([.K318]/[.$E318];&quot;&quot; )">
            <text:p/>
          </table:table-cell>
          <table:table-cell table:style-name="ce3" table:formula="of:=IFERROR([.L318]/[.$E318];&quot;&quot; )">
            <text:p/>
          </table:table-cell>
          <table:table-cell table:style-name="ce3" table:formula="of:=IFERROR([.M318]/[.$E318];&quot;&quot; )" office:value-type="float" office:value="0.000104914169270734" calcext:value-type="float">
            <text:p>0,0001049142</text:p>
          </table:table-cell>
          <table:table-cell table:style-name="ce3" table:formula="of:=IFERROR([.N318]/[.$E318];&quot;&quot; )" office:value-type="float" office:value="0.494837729725142" calcext:value-type="float">
            <text:p>0,4948377297</text:p>
          </table:table-cell>
          <table:table-cell table:style-name="ce3" table:formula="of:=IFERROR([.O318]/[.$E318];&quot;&quot; )" office:value-type="float" office:value="0.0000162962359813364" calcext:value-type="float">
            <text:p>1,62962359813364E-005</text:p>
          </table:table-cell>
          <table:table-cell table:style-name="ce3" table:formula="of:=IFERROR([.P318]/[.$E318];&quot;&quot; )">
            <text:p/>
          </table:table-cell>
          <table:table-cell table:style-name="ce3" table:formula="of:=IFERROR([.Q318]/[.$E318];&quot;&quot; )">
            <text:p/>
          </table:table-cell>
          <table:table-cell table:style-name="ce3" table:formula="of:=IFERROR([.R318]/[.$E318];&quot;&quot; )">
            <text:p/>
          </table:table-cell>
          <table:table-cell table:style-name="ce3" table:formula="of:=IFERROR([.S318]/[.$E318];&quot;&quot; )" office:value-type="float" office:value="0.0203929709638852" calcext:value-type="float">
            <text:p>0,020392971</text:p>
          </table:table-cell>
          <table:table-cell table:style-name="ce3" table:formula="of:=IFERROR([.T318]/[.$E318];&quot;&quot; )">
            <text:p/>
          </table:table-cell>
          <table:table-cell table:style-name="ce3" table:formula="of:=IFERROR([.U318]/[.$E318];&quot;&quot; )">
            <text:p/>
          </table:table-cell>
          <table:table-cell table:style-name="ce3" table:formula="of:=IFERROR([.V318]/[.$E31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ERROR([.B319]/[.$E319];&quot;&quot; )">
            <text:p/>
          </table:table-cell>
          <table:table-cell table:style-name="ce3" table:formula="of:=IFERROR([.C319]/[.$E319];&quot;&quot; )" office:value-type="float" office:value="0.000409299729318605" calcext:value-type="float">
            <text:p>0,0004092997</text:p>
          </table:table-cell>
          <table:table-cell table:style-name="ce3" table:formula="of:=IFERROR([.D319]/[.$E319];&quot;&quot; )" office:value-type="float" office:value="0.00432296825121314" calcext:value-type="float">
            <text:p>0,0043229683</text:p>
          </table:table-cell>
          <table:table-cell table:style-name="ce3" table:formula="of:=IFERROR([.E319]/[.$E319];&quot;&quot; )" office:value-type="float" office:value="1" calcext:value-type="float">
            <text:p>1</text:p>
          </table:table-cell>
          <table:table-cell table:style-name="ce3" table:formula="of:=IFERROR([.F319]/[.$E319];&quot;&quot; )">
            <text:p/>
          </table:table-cell>
          <table:table-cell table:style-name="ce3" table:formula="of:=IFERROR([.G319]/[.$E319];&quot;&quot; )">
            <text:p/>
          </table:table-cell>
          <table:table-cell table:style-name="ce3" table:formula="of:=IFERROR([.H319]/[.$E319];&quot;&quot; )">
            <text:p/>
          </table:table-cell>
          <table:table-cell table:style-name="ce3" table:formula="of:=IFERROR([.I319]/[.$E319];&quot;&quot; )" office:value-type="float" office:value="0.0345478007855579" calcext:value-type="float">
            <text:p>0,0345478008</text:p>
          </table:table-cell>
          <table:table-cell table:style-name="ce3" table:formula="of:=IFERROR([.J319]/[.$E319];&quot;&quot; )">
            <text:p/>
          </table:table-cell>
          <table:table-cell table:style-name="ce3" table:formula="of:=IFERROR([.K319]/[.$E319];&quot;&quot; )">
            <text:p/>
          </table:table-cell>
          <table:table-cell table:style-name="ce3" table:formula="of:=IFERROR([.L319]/[.$E319];&quot;&quot; )">
            <text:p/>
          </table:table-cell>
          <table:table-cell table:style-name="ce3" table:formula="of:=IFERROR([.M319]/[.$E319];&quot;&quot; )" office:value-type="float" office:value="0.000196643273347243" calcext:value-type="float">
            <text:p>0,0001966433</text:p>
          </table:table-cell>
          <table:table-cell table:style-name="ce3" table:formula="of:=IFERROR([.N319]/[.$E319];&quot;&quot; )" office:value-type="float" office:value="0.502531001725202" calcext:value-type="float">
            <text:p>0,5025310017</text:p>
          </table:table-cell>
          <table:table-cell table:style-name="ce3" table:formula="of:=IFERROR([.O319]/[.$E319];&quot;&quot; )" office:value-type="float" office:value="0.0000201779014920859" calcext:value-type="float">
            <text:p>2,01779014920859E-005</text:p>
          </table:table-cell>
          <table:table-cell table:style-name="ce3" table:formula="of:=IFERROR([.P319]/[.$E319];&quot;&quot; )">
            <text:p/>
          </table:table-cell>
          <table:table-cell table:style-name="ce3" table:formula="of:=IFERROR([.Q319]/[.$E319];&quot;&quot; )">
            <text:p/>
          </table:table-cell>
          <table:table-cell table:style-name="ce3" table:formula="of:=IFERROR([.R319]/[.$E319];&quot;&quot; )">
            <text:p/>
          </table:table-cell>
          <table:table-cell table:style-name="ce3" table:formula="of:=IFERROR([.S319]/[.$E319];&quot;&quot; )" office:value-type="float" office:value="0.0235146831894632" calcext:value-type="float">
            <text:p>0,0235146832</text:p>
          </table:table-cell>
          <table:table-cell table:style-name="ce3" table:formula="of:=IFERROR([.T319]/[.$E319];&quot;&quot; )">
            <text:p/>
          </table:table-cell>
          <table:table-cell table:style-name="ce3" table:formula="of:=IFERROR([.U319]/[.$E319];&quot;&quot; )">
            <text:p/>
          </table:table-cell>
          <table:table-cell table:style-name="ce3" table:formula="of:=IFERROR([.V319]/[.$E31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ERROR([.B320]/[.$E320];&quot;&quot; )">
            <text:p/>
          </table:table-cell>
          <table:table-cell table:style-name="ce3" table:formula="of:=IFERROR([.C320]/[.$E320];&quot;&quot; )" office:value-type="float" office:value="0.00038883773904557" calcext:value-type="float">
            <text:p>0,0003888377</text:p>
          </table:table-cell>
          <table:table-cell table:style-name="ce3" table:formula="of:=IFERROR([.D320]/[.$E320];&quot;&quot; )" office:value-type="float" office:value="0.0043732613572667" calcext:value-type="float">
            <text:p>0,0043732614</text:p>
          </table:table-cell>
          <table:table-cell table:style-name="ce3" table:formula="of:=IFERROR([.E320]/[.$E320];&quot;&quot; )" office:value-type="float" office:value="1" calcext:value-type="float">
            <text:p>1</text:p>
          </table:table-cell>
          <table:table-cell table:style-name="ce3" table:formula="of:=IFERROR([.F320]/[.$E320];&quot;&quot; )">
            <text:p/>
          </table:table-cell>
          <table:table-cell table:style-name="ce3" table:formula="of:=IFERROR([.G320]/[.$E320];&quot;&quot; )">
            <text:p/>
          </table:table-cell>
          <table:table-cell table:style-name="ce3" table:formula="of:=IFERROR([.H320]/[.$E320];&quot;&quot; )">
            <text:p/>
          </table:table-cell>
          <table:table-cell table:style-name="ce3" table:formula="of:=IFERROR([.I320]/[.$E320];&quot;&quot; )" office:value-type="float" office:value="0.0322167185977876" calcext:value-type="float">
            <text:p>0,0322167186</text:p>
          </table:table-cell>
          <table:table-cell table:style-name="ce3" table:formula="of:=IFERROR([.J320]/[.$E320];&quot;&quot; )">
            <text:p/>
          </table:table-cell>
          <table:table-cell table:style-name="ce3" table:formula="of:=IFERROR([.K320]/[.$E320];&quot;&quot; )">
            <text:p/>
          </table:table-cell>
          <table:table-cell table:style-name="ce3" table:formula="of:=IFERROR([.L320]/[.$E320];&quot;&quot; )">
            <text:p/>
          </table:table-cell>
          <table:table-cell table:style-name="ce3" table:formula="of:=IFERROR([.M320]/[.$E320];&quot;&quot; )" office:value-type="float" office:value="0.000138534687194394" calcext:value-type="float">
            <text:p>0,0001385347</text:p>
          </table:table-cell>
          <table:table-cell table:style-name="ce3" table:formula="of:=IFERROR([.N320]/[.$E320];&quot;&quot; )" office:value-type="float" office:value="0.530596825983449" calcext:value-type="float">
            <text:p>0,530596826</text:p>
          </table:table-cell>
          <table:table-cell table:style-name="ce3" table:formula="of:=IFERROR([.O320]/[.$E320];&quot;&quot; )">
            <text:p/>
          </table:table-cell>
          <table:table-cell table:style-name="ce3" table:formula="of:=IFERROR([.P320]/[.$E320];&quot;&quot; )">
            <text:p/>
          </table:table-cell>
          <table:table-cell table:style-name="ce3" table:formula="of:=IFERROR([.Q320]/[.$E320];&quot;&quot; )">
            <text:p/>
          </table:table-cell>
          <table:table-cell table:style-name="ce3" table:formula="of:=IFERROR([.R320]/[.$E320];&quot;&quot; )">
            <text:p/>
          </table:table-cell>
          <table:table-cell table:style-name="ce3" table:formula="of:=IFERROR([.S320]/[.$E320];&quot;&quot; )" office:value-type="float" office:value="0.0265212601980593" calcext:value-type="float">
            <text:p>0,0265212602</text:p>
          </table:table-cell>
          <table:table-cell table:style-name="ce3" table:formula="of:=IFERROR([.T320]/[.$E320];&quot;&quot; )">
            <text:p/>
          </table:table-cell>
          <table:table-cell table:style-name="ce3" table:formula="of:=IFERROR([.U320]/[.$E320];&quot;&quot; )">
            <text:p/>
          </table:table-cell>
          <table:table-cell table:style-name="ce3" table:formula="of:=IFERROR([.V320]/[.$E32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ERROR([.B321]/[.$E321];&quot;&quot; )">
            <text:p/>
          </table:table-cell>
          <table:table-cell table:style-name="ce3" table:formula="of:=IFERROR([.C321]/[.$E321];&quot;&quot; )" office:value-type="float" office:value="0.000341501083034026" calcext:value-type="float">
            <text:p>0,0003415011</text:p>
          </table:table-cell>
          <table:table-cell table:style-name="ce3" table:formula="of:=IFERROR([.D321]/[.$E321];&quot;&quot; )" office:value-type="float" office:value="0.00337350781472306" calcext:value-type="float">
            <text:p>0,0033735078</text:p>
          </table:table-cell>
          <table:table-cell table:style-name="ce3" table:formula="of:=IFERROR([.E321]/[.$E321];&quot;&quot; )" office:value-type="float" office:value="1" calcext:value-type="float">
            <text:p>1</text:p>
          </table:table-cell>
          <table:table-cell table:style-name="ce3" table:formula="of:=IFERROR([.F321]/[.$E321];&quot;&quot; )">
            <text:p/>
          </table:table-cell>
          <table:table-cell table:style-name="ce3" table:formula="of:=IFERROR([.G321]/[.$E321];&quot;&quot; )">
            <text:p/>
          </table:table-cell>
          <table:table-cell table:style-name="ce3" table:formula="of:=IFERROR([.H321]/[.$E321];&quot;&quot; )">
            <text:p/>
          </table:table-cell>
          <table:table-cell table:style-name="ce3" table:formula="of:=IFERROR([.I321]/[.$E321];&quot;&quot; )" office:value-type="float" office:value="0.0288107607259411" calcext:value-type="float">
            <text:p>0,0288107607</text:p>
          </table:table-cell>
          <table:table-cell table:style-name="ce3" table:formula="of:=IFERROR([.J321]/[.$E321];&quot;&quot; )">
            <text:p/>
          </table:table-cell>
          <table:table-cell table:style-name="ce3" table:formula="of:=IFERROR([.K321]/[.$E321];&quot;&quot; )">
            <text:p/>
          </table:table-cell>
          <table:table-cell table:style-name="ce3" table:formula="of:=IFERROR([.L321]/[.$E321];&quot;&quot; )">
            <text:p/>
          </table:table-cell>
          <table:table-cell table:style-name="ce3" table:formula="of:=IFERROR([.M321]/[.$E321];&quot;&quot; )" office:value-type="float" office:value="0.000227837276019568" calcext:value-type="float">
            <text:p>0,0002278373</text:p>
          </table:table-cell>
          <table:table-cell table:style-name="ce3" table:formula="of:=IFERROR([.N321]/[.$E321];&quot;&quot; )" office:value-type="float" office:value="0.516548561836484" calcext:value-type="float">
            <text:p>0,5165485618</text:p>
          </table:table-cell>
          <table:table-cell table:style-name="ce3" table:formula="of:=IFERROR([.O321]/[.$E321];&quot;&quot; )" office:value-type="float" office:value="0.0000186531697029382" calcext:value-type="float">
            <text:p>1,86531697029382E-005</text:p>
          </table:table-cell>
          <table:table-cell table:style-name="ce3" table:formula="of:=IFERROR([.P321]/[.$E321];&quot;&quot; )">
            <text:p/>
          </table:table-cell>
          <table:table-cell table:style-name="ce3" table:formula="of:=IFERROR([.Q321]/[.$E321];&quot;&quot; )">
            <text:p/>
          </table:table-cell>
          <table:table-cell table:style-name="ce3" table:formula="of:=IFERROR([.R321]/[.$E321];&quot;&quot; )">
            <text:p/>
          </table:table-cell>
          <table:table-cell table:style-name="ce3" table:formula="of:=IFERROR([.S321]/[.$E321];&quot;&quot; )" office:value-type="float" office:value="0.0248580427208139" calcext:value-type="float">
            <text:p>0,0248580427</text:p>
          </table:table-cell>
          <table:table-cell table:style-name="ce3" table:formula="of:=IFERROR([.T321]/[.$E321];&quot;&quot; )">
            <text:p/>
          </table:table-cell>
          <table:table-cell table:style-name="ce3" table:formula="of:=IFERROR([.U321]/[.$E321];&quot;&quot; )">
            <text:p/>
          </table:table-cell>
          <table:table-cell table:style-name="ce3" table:formula="of:=IFERROR([.V321]/[.$E32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ERROR([.B322]/[.$E322];&quot;&quot; )">
            <text:p/>
          </table:table-cell>
          <table:table-cell table:style-name="ce3" table:formula="of:=IFERROR([.C322]/[.$E322];&quot;&quot; )" office:value-type="float" office:value="0.000274702469314525" calcext:value-type="float">
            <text:p>0,0002747025</text:p>
          </table:table-cell>
          <table:table-cell table:style-name="ce3" table:formula="of:=IFERROR([.D322]/[.$E322];&quot;&quot; )" office:value-type="float" office:value="0.00358387799128556" calcext:value-type="float">
            <text:p>0,003583878</text:p>
          </table:table-cell>
          <table:table-cell table:style-name="ce3" table:formula="of:=IFERROR([.E322]/[.$E322];&quot;&quot; )" office:value-type="float" office:value="1" calcext:value-type="float">
            <text:p>1</text:p>
          </table:table-cell>
          <table:table-cell table:style-name="ce3" table:formula="of:=IFERROR([.F322]/[.$E322];&quot;&quot; )">
            <text:p/>
          </table:table-cell>
          <table:table-cell table:style-name="ce3" table:formula="of:=IFERROR([.G322]/[.$E322];&quot;&quot; )">
            <text:p/>
          </table:table-cell>
          <table:table-cell table:style-name="ce3" table:formula="of:=IFERROR([.H322]/[.$E322];&quot;&quot; )">
            <text:p/>
          </table:table-cell>
          <table:table-cell table:style-name="ce3" table:formula="of:=IFERROR([.I322]/[.$E322];&quot;&quot; )" office:value-type="float" office:value="0.0272859656510307" calcext:value-type="float">
            <text:p>0,0272859657</text:p>
          </table:table-cell>
          <table:table-cell table:style-name="ce3" table:formula="of:=IFERROR([.J322]/[.$E322];&quot;&quot; )">
            <text:p/>
          </table:table-cell>
          <table:table-cell table:style-name="ce3" table:formula="of:=IFERROR([.K322]/[.$E322];&quot;&quot; )">
            <text:p/>
          </table:table-cell>
          <table:table-cell table:style-name="ce3" table:formula="of:=IFERROR([.L322]/[.$E322];&quot;&quot; )">
            <text:p/>
          </table:table-cell>
          <table:table-cell table:style-name="ce3" table:formula="of:=IFERROR([.M322]/[.$E322];&quot;&quot; )" office:value-type="float" office:value="0.000178486363638891" calcext:value-type="float">
            <text:p>0,0001784864</text:p>
          </table:table-cell>
          <table:table-cell table:style-name="ce3" table:formula="of:=IFERROR([.N322]/[.$E322];&quot;&quot; )" office:value-type="float" office:value="0.519998740727511" calcext:value-type="float">
            <text:p>0,5199987407</text:p>
          </table:table-cell>
          <table:table-cell table:style-name="ce3" table:formula="of:=IFERROR([.O322]/[.$E322];&quot;&quot; )">
            <text:p/>
          </table:table-cell>
          <table:table-cell table:style-name="ce3" table:formula="of:=IFERROR([.P322]/[.$E322];&quot;&quot; )">
            <text:p/>
          </table:table-cell>
          <table:table-cell table:style-name="ce3" table:formula="of:=IFERROR([.Q322]/[.$E322];&quot;&quot; )">
            <text:p/>
          </table:table-cell>
          <table:table-cell table:style-name="ce3" table:formula="of:=IFERROR([.R322]/[.$E322];&quot;&quot; )">
            <text:p/>
          </table:table-cell>
          <table:table-cell table:style-name="ce3" table:formula="of:=IFERROR([.S322]/[.$E322];&quot;&quot; )" office:value-type="float" office:value="0.0250849069938782" calcext:value-type="float">
            <text:p>0,025084907</text:p>
          </table:table-cell>
          <table:table-cell table:style-name="ce3" table:formula="of:=IFERROR([.T322]/[.$E322];&quot;&quot; )">
            <text:p/>
          </table:table-cell>
          <table:table-cell table:style-name="ce3" table:formula="of:=IFERROR([.U322]/[.$E322];&quot;&quot; )">
            <text:p/>
          </table:table-cell>
          <table:table-cell table:style-name="ce3" table:formula="of:=IFERROR([.V322]/[.$E32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ERROR([.B323]/[.$E323];&quot;&quot; )">
            <text:p/>
          </table:table-cell>
          <table:table-cell table:style-name="ce3" table:formula="of:=IFERROR([.C323]/[.$E323];&quot;&quot; )" office:value-type="float" office:value="0.00025311344225889" calcext:value-type="float">
            <text:p>0,0002531134</text:p>
          </table:table-cell>
          <table:table-cell table:style-name="ce3" table:formula="of:=IFERROR([.D323]/[.$E323];&quot;&quot; )" office:value-type="float" office:value="0.00301426179982304" calcext:value-type="float">
            <text:p>0,0030142618</text:p>
          </table:table-cell>
          <table:table-cell table:style-name="ce3" table:formula="of:=IFERROR([.E323]/[.$E323];&quot;&quot; )" office:value-type="float" office:value="1" calcext:value-type="float">
            <text:p>1</text:p>
          </table:table-cell>
          <table:table-cell table:style-name="ce3" table:formula="of:=IFERROR([.F323]/[.$E323];&quot;&quot; )">
            <text:p/>
          </table:table-cell>
          <table:table-cell table:style-name="ce3" table:formula="of:=IFERROR([.G323]/[.$E323];&quot;&quot; )">
            <text:p/>
          </table:table-cell>
          <table:table-cell table:style-name="ce3" table:formula="of:=IFERROR([.H323]/[.$E323];&quot;&quot; )">
            <text:p/>
          </table:table-cell>
          <table:table-cell table:style-name="ce3" table:formula="of:=IFERROR([.I323]/[.$E323];&quot;&quot; )" office:value-type="float" office:value="0.025408456748233" calcext:value-type="float">
            <text:p>0,0254084567</text:p>
          </table:table-cell>
          <table:table-cell table:style-name="ce3" table:formula="of:=IFERROR([.J323]/[.$E323];&quot;&quot; )">
            <text:p/>
          </table:table-cell>
          <table:table-cell table:style-name="ce3" table:formula="of:=IFERROR([.K323]/[.$E323];&quot;&quot; )">
            <text:p/>
          </table:table-cell>
          <table:table-cell table:style-name="ce3" table:formula="of:=IFERROR([.L323]/[.$E323];&quot;&quot; )">
            <text:p/>
          </table:table-cell>
          <table:table-cell table:style-name="ce3" table:formula="of:=IFERROR([.M323]/[.$E323];&quot;&quot; )" office:value-type="float" office:value="0.000179024955055332" calcext:value-type="float">
            <text:p>0,000179025</text:p>
          </table:table-cell>
          <table:table-cell table:style-name="ce3" table:formula="of:=IFERROR([.N323]/[.$E323];&quot;&quot; )" office:value-type="float" office:value="0.517503006357351" calcext:value-type="float">
            <text:p>0,5175030064</text:p>
          </table:table-cell>
          <table:table-cell table:style-name="ce3" table:formula="of:=IFERROR([.O323]/[.$E323];&quot;&quot; )">
            <text:p/>
          </table:table-cell>
          <table:table-cell table:style-name="ce3" table:formula="of:=IFERROR([.P323]/[.$E323];&quot;&quot; )">
            <text:p/>
          </table:table-cell>
          <table:table-cell table:style-name="ce3" table:formula="of:=IFERROR([.Q323]/[.$E323];&quot;&quot; )">
            <text:p/>
          </table:table-cell>
          <table:table-cell table:style-name="ce3" table:formula="of:=IFERROR([.R323]/[.$E323];&quot;&quot; )">
            <text:p/>
          </table:table-cell>
          <table:table-cell table:style-name="ce3" table:formula="of:=IFERROR([.S323]/[.$E323];&quot;&quot; )" office:value-type="float" office:value="0.0272465908578842" calcext:value-type="float">
            <text:p>0,0272465909</text:p>
          </table:table-cell>
          <table:table-cell table:style-name="ce3" table:formula="of:=IFERROR([.T323]/[.$E323];&quot;&quot; )">
            <text:p/>
          </table:table-cell>
          <table:table-cell table:style-name="ce3" table:formula="of:=IFERROR([.U323]/[.$E323];&quot;&quot; )">
            <text:p/>
          </table:table-cell>
          <table:table-cell table:style-name="ce3" table:formula="of:=IFERROR([.V323]/[.$E32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ERROR([.B324]/[.$E324];&quot;&quot; )">
            <text:p/>
          </table:table-cell>
          <table:table-cell table:style-name="ce3" table:formula="of:=IFERROR([.C324]/[.$E324];&quot;&quot; )" office:value-type="float" office:value="0.000416318950212132" calcext:value-type="float">
            <text:p>0,000416319</text:p>
          </table:table-cell>
          <table:table-cell table:style-name="ce3" table:formula="of:=IFERROR([.D324]/[.$E324];&quot;&quot; )" office:value-type="float" office:value="0.00292027226438463" calcext:value-type="float">
            <text:p>0,0029202723</text:p>
          </table:table-cell>
          <table:table-cell table:style-name="ce3" table:formula="of:=IFERROR([.E324]/[.$E324];&quot;&quot; )" office:value-type="float" office:value="1" calcext:value-type="float">
            <text:p>1</text:p>
          </table:table-cell>
          <table:table-cell table:style-name="ce3" table:formula="of:=IFERROR([.F324]/[.$E324];&quot;&quot; )">
            <text:p/>
          </table:table-cell>
          <table:table-cell table:style-name="ce3" table:formula="of:=IFERROR([.G324]/[.$E324];&quot;&quot; )">
            <text:p/>
          </table:table-cell>
          <table:table-cell table:style-name="ce3" table:formula="of:=IFERROR([.H324]/[.$E324];&quot;&quot; )">
            <text:p/>
          </table:table-cell>
          <table:table-cell table:style-name="ce3" table:formula="of:=IFERROR([.I324]/[.$E324];&quot;&quot; )" office:value-type="float" office:value="0.0219647949745429" calcext:value-type="float">
            <text:p>0,021964795</text:p>
          </table:table-cell>
          <table:table-cell table:style-name="ce3" table:formula="of:=IFERROR([.J324]/[.$E324];&quot;&quot; )">
            <text:p/>
          </table:table-cell>
          <table:table-cell table:style-name="ce3" table:formula="of:=IFERROR([.K324]/[.$E324];&quot;&quot; )">
            <text:p/>
          </table:table-cell>
          <table:table-cell table:style-name="ce3" table:formula="of:=IFERROR([.L324]/[.$E324];&quot;&quot; )">
            <text:p/>
          </table:table-cell>
          <table:table-cell table:style-name="ce3" table:formula="of:=IFERROR([.M324]/[.$E324];&quot;&quot; )" office:value-type="float" office:value="0.000163693495387603" calcext:value-type="float">
            <text:p>0,0001636935</text:p>
          </table:table-cell>
          <table:table-cell table:style-name="ce3" table:formula="of:=IFERROR([.N324]/[.$E324];&quot;&quot; )" office:value-type="float" office:value="0.531675074012556" calcext:value-type="float">
            <text:p>0,531675074</text:p>
          </table:table-cell>
          <table:table-cell table:style-name="ce3" table:formula="of:=IFERROR([.O324]/[.$E324];&quot;&quot; )" office:value-type="float" office:value="0.0000167563917213568" calcext:value-type="float">
            <text:p>1,67563917213568E-005</text:p>
          </table:table-cell>
          <table:table-cell table:style-name="ce3" table:formula="of:=IFERROR([.P324]/[.$E324];&quot;&quot; )">
            <text:p/>
          </table:table-cell>
          <table:table-cell table:style-name="ce3" table:formula="of:=IFERROR([.Q324]/[.$E324];&quot;&quot; )">
            <text:p/>
          </table:table-cell>
          <table:table-cell table:style-name="ce3" table:formula="of:=IFERROR([.R324]/[.$E324];&quot;&quot; )">
            <text:p/>
          </table:table-cell>
          <table:table-cell table:style-name="ce3" table:formula="of:=IFERROR([.S324]/[.$E324];&quot;&quot; )" office:value-type="float" office:value="0.0283805651047896" calcext:value-type="float">
            <text:p>0,0283805651</text:p>
          </table:table-cell>
          <table:table-cell table:style-name="ce3" table:formula="of:=IFERROR([.T324]/[.$E324];&quot;&quot; )">
            <text:p/>
          </table:table-cell>
          <table:table-cell table:style-name="ce3" table:formula="of:=IFERROR([.U324]/[.$E324];&quot;&quot; )">
            <text:p/>
          </table:table-cell>
          <table:table-cell table:style-name="ce3" table:formula="of:=IFERROR([.V324]/[.$E32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ERROR([.B325]/[.$E325];&quot;&quot; )">
            <text:p/>
          </table:table-cell>
          <table:table-cell table:style-name="ce3" table:formula="of:=IFERROR([.C325]/[.$E325];&quot;&quot; )" office:value-type="float" office:value="0.000315979010129277" calcext:value-type="float">
            <text:p>0,000315979</text:p>
          </table:table-cell>
          <table:table-cell table:style-name="ce3" table:formula="of:=IFERROR([.D325]/[.$E325];&quot;&quot; )" office:value-type="float" office:value="0.00281039582765095" calcext:value-type="float">
            <text:p>0,0028103958</text:p>
          </table:table-cell>
          <table:table-cell table:style-name="ce3" table:formula="of:=IFERROR([.E325]/[.$E325];&quot;&quot; )" office:value-type="float" office:value="1" calcext:value-type="float">
            <text:p>1</text:p>
          </table:table-cell>
          <table:table-cell table:style-name="ce3" table:formula="of:=IFERROR([.F325]/[.$E325];&quot;&quot; )">
            <text:p/>
          </table:table-cell>
          <table:table-cell table:style-name="ce3" table:formula="of:=IFERROR([.G325]/[.$E325];&quot;&quot; )">
            <text:p/>
          </table:table-cell>
          <table:table-cell table:style-name="ce3" table:formula="of:=IFERROR([.H325]/[.$E325];&quot;&quot; )">
            <text:p/>
          </table:table-cell>
          <table:table-cell table:style-name="ce3" table:formula="of:=IFERROR([.I325]/[.$E325];&quot;&quot; )" office:value-type="float" office:value="0.0185803783076947" calcext:value-type="float">
            <text:p>0,0185803783</text:p>
          </table:table-cell>
          <table:table-cell table:style-name="ce3" table:formula="of:=IFERROR([.J325]/[.$E325];&quot;&quot; )">
            <text:p/>
          </table:table-cell>
          <table:table-cell table:style-name="ce3" table:formula="of:=IFERROR([.K325]/[.$E325];&quot;&quot; )">
            <text:p/>
          </table:table-cell>
          <table:table-cell table:style-name="ce3" table:formula="of:=IFERROR([.L325]/[.$E325];&quot;&quot; )">
            <text:p/>
          </table:table-cell>
          <table:table-cell table:style-name="ce3" table:formula="of:=IFERROR([.M325]/[.$E325];&quot;&quot; )" office:value-type="float" office:value="0.000091670316481623" calcext:value-type="float">
            <text:p>9,1670316481623E-005</text:p>
          </table:table-cell>
          <table:table-cell table:style-name="ce3" table:formula="of:=IFERROR([.N325]/[.$E325];&quot;&quot; )" office:value-type="float" office:value="0.52344241408264" calcext:value-type="float">
            <text:p>0,5234424141</text:p>
          </table:table-cell>
          <table:table-cell table:style-name="ce3" table:formula="of:=IFERROR([.O325]/[.$E325];&quot;&quot; )" office:value-type="float" office:value="0.000019057912118448" calcext:value-type="float">
            <text:p>1,9057912118448E-005</text:p>
          </table:table-cell>
          <table:table-cell table:style-name="ce3" table:formula="of:=IFERROR([.P325]/[.$E325];&quot;&quot; )">
            <text:p/>
          </table:table-cell>
          <table:table-cell table:style-name="ce3" table:formula="of:=IFERROR([.Q325]/[.$E325];&quot;&quot; )">
            <text:p/>
          </table:table-cell>
          <table:table-cell table:style-name="ce3" table:formula="of:=IFERROR([.R325]/[.$E325];&quot;&quot; )">
            <text:p/>
          </table:table-cell>
          <table:table-cell table:style-name="ce3" table:formula="of:=IFERROR([.S325]/[.$E325];&quot;&quot; )" office:value-type="float" office:value="0.0292280490546014" calcext:value-type="float">
            <text:p>0,0292280491</text:p>
          </table:table-cell>
          <table:table-cell table:style-name="ce3" table:formula="of:=IFERROR([.T325]/[.$E325];&quot;&quot; )" office:value-type="float" office:value="0.0000251681719422705" calcext:value-type="float">
            <text:p>2,51681719422705E-005</text:p>
          </table:table-cell>
          <table:table-cell table:style-name="ce3" table:formula="of:=IFERROR([.U325]/[.$E325];&quot;&quot; )">
            <text:p/>
          </table:table-cell>
          <table:table-cell table:style-name="ce3" table:formula="of:=IFERROR([.V325]/[.$E32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ERROR([.B326]/[.$E326];&quot;&quot; )">
            <text:p/>
          </table:table-cell>
          <table:table-cell table:style-name="ce3" table:formula="of:=IFERROR([.C326]/[.$E326];&quot;&quot; )" office:value-type="float" office:value="0.000348689199166872" calcext:value-type="float">
            <text:p>0,0003486892</text:p>
          </table:table-cell>
          <table:table-cell table:style-name="ce3" table:formula="of:=IFERROR([.D326]/[.$E326];&quot;&quot; )" office:value-type="float" office:value="0.0021727018278893" calcext:value-type="float">
            <text:p>0,0021727018</text:p>
          </table:table-cell>
          <table:table-cell table:style-name="ce3" table:formula="of:=IFERROR([.E326]/[.$E326];&quot;&quot; )" office:value-type="float" office:value="1" calcext:value-type="float">
            <text:p>1</text:p>
          </table:table-cell>
          <table:table-cell table:style-name="ce3" table:formula="of:=IFERROR([.F326]/[.$E326];&quot;&quot; )">
            <text:p/>
          </table:table-cell>
          <table:table-cell table:style-name="ce3" table:formula="of:=IFERROR([.G326]/[.$E326];&quot;&quot; )">
            <text:p/>
          </table:table-cell>
          <table:table-cell table:style-name="ce3" table:formula="of:=IFERROR([.H326]/[.$E326];&quot;&quot; )" office:value-type="float" office:value="0.000189754696895224" calcext:value-type="float">
            <text:p>0,0001897547</text:p>
          </table:table-cell>
          <table:table-cell table:style-name="ce3" table:formula="of:=IFERROR([.I326]/[.$E326];&quot;&quot; )" office:value-type="float" office:value="0.017932655699425" calcext:value-type="float">
            <text:p>0,0179326557</text:p>
          </table:table-cell>
          <table:table-cell table:style-name="ce3" table:formula="of:=IFERROR([.J326]/[.$E326];&quot;&quot; )">
            <text:p/>
          </table:table-cell>
          <table:table-cell table:style-name="ce3" table:formula="of:=IFERROR([.K326]/[.$E326];&quot;&quot; )">
            <text:p/>
          </table:table-cell>
          <table:table-cell table:style-name="ce3" table:formula="of:=IFERROR([.L326]/[.$E326];&quot;&quot; )">
            <text:p/>
          </table:table-cell>
          <table:table-cell table:style-name="ce3" table:formula="of:=IFERROR([.M326]/[.$E326];&quot;&quot; )" office:value-type="float" office:value="0.000336101395308597" calcext:value-type="float">
            <text:p>0,0003361014</text:p>
          </table:table-cell>
          <table:table-cell table:style-name="ce3" table:formula="of:=IFERROR([.N326]/[.$E326];&quot;&quot; )" office:value-type="float" office:value="0.533546588702107" calcext:value-type="float">
            <text:p>0,5335465887</text:p>
          </table:table-cell>
          <table:table-cell table:style-name="ce3" table:formula="of:=IFERROR([.O326]/[.$E326];&quot;&quot; )">
            <text:p/>
          </table:table-cell>
          <table:table-cell table:style-name="ce3" table:formula="of:=IFERROR([.P326]/[.$E326];&quot;&quot; )">
            <text:p/>
          </table:table-cell>
          <table:table-cell table:style-name="ce3" table:formula="of:=IFERROR([.Q326]/[.$E326];&quot;&quot; )">
            <text:p/>
          </table:table-cell>
          <table:table-cell table:style-name="ce3" table:formula="of:=IFERROR([.R326]/[.$E326];&quot;&quot; )">
            <text:p/>
          </table:table-cell>
          <table:table-cell table:style-name="ce3" table:formula="of:=IFERROR([.S326]/[.$E326];&quot;&quot; )" office:value-type="float" office:value="0.0324080769294186" calcext:value-type="float">
            <text:p>0,0324080769</text:p>
          </table:table-cell>
          <table:table-cell table:style-name="ce3" table:formula="of:=IFERROR([.T326]/[.$E326];&quot;&quot; )">
            <text:p/>
          </table:table-cell>
          <table:table-cell table:style-name="ce3" table:formula="of:=IFERROR([.U326]/[.$E326];&quot;&quot; )">
            <text:p/>
          </table:table-cell>
          <table:table-cell table:style-name="ce3" table:formula="of:=IFERROR([.V326]/[.$E32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ERROR([.B327]/[.$E327];&quot;&quot; )">
            <text:p/>
          </table:table-cell>
          <table:table-cell table:style-name="ce3" table:formula="of:=IFERROR([.C327]/[.$E327];&quot;&quot; )" office:value-type="float" office:value="0.000517775949612555" calcext:value-type="float">
            <text:p>0,0005177759</text:p>
          </table:table-cell>
          <table:table-cell table:style-name="ce3" table:formula="of:=IFERROR([.D327]/[.$E327];&quot;&quot; )" office:value-type="float" office:value="0.00189297646130843" calcext:value-type="float">
            <text:p>0,0018929765</text:p>
          </table:table-cell>
          <table:table-cell table:style-name="ce3" table:formula="of:=IFERROR([.E327]/[.$E327];&quot;&quot; )" office:value-type="float" office:value="1" calcext:value-type="float">
            <text:p>1</text:p>
          </table:table-cell>
          <table:table-cell table:style-name="ce3" table:formula="of:=IFERROR([.F327]/[.$E327];&quot;&quot; )">
            <text:p/>
          </table:table-cell>
          <table:table-cell table:style-name="ce3" table:formula="of:=IFERROR([.G327]/[.$E327];&quot;&quot; )">
            <text:p/>
          </table:table-cell>
          <table:table-cell table:style-name="ce3" table:formula="of:=IFERROR([.H327]/[.$E327];&quot;&quot; )">
            <text:p/>
          </table:table-cell>
          <table:table-cell table:style-name="ce3" table:formula="of:=IFERROR([.I327]/[.$E327];&quot;&quot; )" office:value-type="float" office:value="0.0150642101277119" calcext:value-type="float">
            <text:p>0,0150642101</text:p>
          </table:table-cell>
          <table:table-cell table:style-name="ce3" table:formula="of:=IFERROR([.J327]/[.$E327];&quot;&quot; )">
            <text:p/>
          </table:table-cell>
          <table:table-cell table:style-name="ce3" table:formula="of:=IFERROR([.K327]/[.$E327];&quot;&quot; )">
            <text:p/>
          </table:table-cell>
          <table:table-cell table:style-name="ce3" table:formula="of:=IFERROR([.L327]/[.$E327];&quot;&quot; )">
            <text:p/>
          </table:table-cell>
          <table:table-cell table:style-name="ce3" table:formula="of:=IFERROR([.M327]/[.$E327];&quot;&quot; )" office:value-type="float" office:value="0.000236402802999226" calcext:value-type="float">
            <text:p>0,0002364028</text:p>
          </table:table-cell>
          <table:table-cell table:style-name="ce3" table:formula="of:=IFERROR([.N327]/[.$E327];&quot;&quot; )" office:value-type="float" office:value="0.54040142677626" calcext:value-type="float">
            <text:p>0,5404014268</text:p>
          </table:table-cell>
          <table:table-cell table:style-name="ce3" table:formula="of:=IFERROR([.O327]/[.$E327];&quot;&quot; )">
            <text:p/>
          </table:table-cell>
          <table:table-cell table:style-name="ce3" table:formula="of:=IFERROR([.P327]/[.$E327];&quot;&quot; )">
            <text:p/>
          </table:table-cell>
          <table:table-cell table:style-name="ce3" table:formula="of:=IFERROR([.Q327]/[.$E327];&quot;&quot; )">
            <text:p/>
          </table:table-cell>
          <table:table-cell table:style-name="ce3" table:formula="of:=IFERROR([.R327]/[.$E327];&quot;&quot; )">
            <text:p/>
          </table:table-cell>
          <table:table-cell table:style-name="ce3" table:formula="of:=IFERROR([.S327]/[.$E327];&quot;&quot; )" office:value-type="float" office:value="0.0364489967618312" calcext:value-type="float">
            <text:p>0,0364489968</text:p>
          </table:table-cell>
          <table:table-cell table:style-name="ce3" table:formula="of:=IFERROR([.T327]/[.$E327];&quot;&quot; )">
            <text:p/>
          </table:table-cell>
          <table:table-cell table:style-name="ce3" table:formula="of:=IFERROR([.U327]/[.$E327];&quot;&quot; )">
            <text:p/>
          </table:table-cell>
          <table:table-cell table:style-name="ce3" table:formula="of:=IFERROR([.V327]/[.$E32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ERROR([.B328]/[.$E328];&quot;&quot; )">
            <text:p/>
          </table:table-cell>
          <table:table-cell table:style-name="ce3" table:formula="of:=IFERROR([.C328]/[.$E328];&quot;&quot; )" office:value-type="float" office:value="0.00048305237848715" calcext:value-type="float">
            <text:p>0,0004830524</text:p>
          </table:table-cell>
          <table:table-cell table:style-name="ce3" table:formula="of:=IFERROR([.D328]/[.$E328];&quot;&quot; )" office:value-type="float" office:value="0.00144636849591302" calcext:value-type="float">
            <text:p>0,0014463685</text:p>
          </table:table-cell>
          <table:table-cell table:style-name="ce3" table:formula="of:=IFERROR([.E328]/[.$E328];&quot;&quot; )" office:value-type="float" office:value="1" calcext:value-type="float">
            <text:p>1</text:p>
          </table:table-cell>
          <table:table-cell table:style-name="ce3" table:formula="of:=IFERROR([.F328]/[.$E328];&quot;&quot; )">
            <text:p/>
          </table:table-cell>
          <table:table-cell table:style-name="ce3" table:formula="of:=IFERROR([.G328]/[.$E328];&quot;&quot; )">
            <text:p/>
          </table:table-cell>
          <table:table-cell table:style-name="ce3" table:formula="of:=IFERROR([.H328]/[.$E328];&quot;&quot; )">
            <text:p/>
          </table:table-cell>
          <table:table-cell table:style-name="ce3" table:formula="of:=IFERROR([.I328]/[.$E328];&quot;&quot; )" office:value-type="float" office:value="0.0156807408010371" calcext:value-type="float">
            <text:p>0,0156807408</text:p>
          </table:table-cell>
          <table:table-cell table:style-name="ce3" table:formula="of:=IFERROR([.J328]/[.$E328];&quot;&quot; )">
            <text:p/>
          </table:table-cell>
          <table:table-cell table:style-name="ce3" table:formula="of:=IFERROR([.K328]/[.$E328];&quot;&quot; )">
            <text:p/>
          </table:table-cell>
          <table:table-cell table:style-name="ce3" table:formula="of:=IFERROR([.L328]/[.$E328];&quot;&quot; )">
            <text:p/>
          </table:table-cell>
          <table:table-cell table:style-name="ce3" table:formula="of:=IFERROR([.M328]/[.$E328];&quot;&quot; )" office:value-type="float" office:value="0.000183560433313639" calcext:value-type="float">
            <text:p>0,0001835604</text:p>
          </table:table-cell>
          <table:table-cell table:style-name="ce3" table:formula="of:=IFERROR([.N328]/[.$E328];&quot;&quot; )" office:value-type="float" office:value="0.554735928895481" calcext:value-type="float">
            <text:p>0,5547359289</text:p>
          </table:table-cell>
          <table:table-cell table:style-name="ce3" table:formula="of:=IFERROR([.O328]/[.$E328];&quot;&quot; )" office:value-type="float" office:value="0.0000344719089748516" calcext:value-type="float">
            <text:p>3,44719089748516E-005</text:p>
          </table:table-cell>
          <table:table-cell table:style-name="ce3" table:formula="of:=IFERROR([.P328]/[.$E328];&quot;&quot; )">
            <text:p/>
          </table:table-cell>
          <table:table-cell table:style-name="ce3" table:formula="of:=IFERROR([.Q328]/[.$E328];&quot;&quot; )">
            <text:p/>
          </table:table-cell>
          <table:table-cell table:style-name="ce3" table:formula="of:=IFERROR([.R328]/[.$E328];&quot;&quot; )">
            <text:p/>
          </table:table-cell>
          <table:table-cell table:style-name="ce3" table:formula="of:=IFERROR([.S328]/[.$E328];&quot;&quot; )" office:value-type="float" office:value="0.038294101293131" calcext:value-type="float">
            <text:p>0,0382941013</text:p>
          </table:table-cell>
          <table:table-cell table:style-name="ce3" table:formula="of:=IFERROR([.T328]/[.$E328];&quot;&quot; )">
            <text:p/>
          </table:table-cell>
          <table:table-cell table:style-name="ce3" table:formula="of:=IFERROR([.U328]/[.$E328];&quot;&quot; )">
            <text:p/>
          </table:table-cell>
          <table:table-cell table:style-name="ce3" table:formula="of:=IFERROR([.V328]/[.$E32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ERROR([.B329]/[.$E329];&quot;&quot; )">
            <text:p/>
          </table:table-cell>
          <table:table-cell table:style-name="ce3" table:formula="of:=IFERROR([.C329]/[.$E329];&quot;&quot; )" office:value-type="float" office:value="0.000448211721721321" calcext:value-type="float">
            <text:p>0,0004482117</text:p>
          </table:table-cell>
          <table:table-cell table:style-name="ce3" table:formula="of:=IFERROR([.D329]/[.$E329];&quot;&quot; )" office:value-type="float" office:value="0.00193591082581574" calcext:value-type="float">
            <text:p>0,0019359108</text:p>
          </table:table-cell>
          <table:table-cell table:style-name="ce3" table:formula="of:=IFERROR([.E329]/[.$E329];&quot;&quot; )" office:value-type="float" office:value="1" calcext:value-type="float">
            <text:p>1</text:p>
          </table:table-cell>
          <table:table-cell table:style-name="ce3" table:formula="of:=IFERROR([.F329]/[.$E329];&quot;&quot; )">
            <text:p/>
          </table:table-cell>
          <table:table-cell table:style-name="ce3" table:formula="of:=IFERROR([.G329]/[.$E329];&quot;&quot; )">
            <text:p/>
          </table:table-cell>
          <table:table-cell table:style-name="ce3" table:formula="of:=IFERROR([.H329]/[.$E329];&quot;&quot; )">
            <text:p/>
          </table:table-cell>
          <table:table-cell table:style-name="ce3" table:formula="of:=IFERROR([.I329]/[.$E329];&quot;&quot; )" office:value-type="float" office:value="0.0160172208202354" calcext:value-type="float">
            <text:p>0,0160172208</text:p>
          </table:table-cell>
          <table:table-cell table:style-name="ce3" table:formula="of:=IFERROR([.J329]/[.$E329];&quot;&quot; )">
            <text:p/>
          </table:table-cell>
          <table:table-cell table:style-name="ce3" table:formula="of:=IFERROR([.K329]/[.$E329];&quot;&quot; )">
            <text:p/>
          </table:table-cell>
          <table:table-cell table:style-name="ce3" table:formula="of:=IFERROR([.L329]/[.$E329];&quot;&quot; )">
            <text:p/>
          </table:table-cell>
          <table:table-cell table:style-name="ce3" table:formula="of:=IFERROR([.M329]/[.$E329];&quot;&quot; )" office:value-type="float" office:value="0.000192051461841273" calcext:value-type="float">
            <text:p>0,0001920515</text:p>
          </table:table-cell>
          <table:table-cell table:style-name="ce3" table:formula="of:=IFERROR([.N329]/[.$E329];&quot;&quot; )" office:value-type="float" office:value="0.579873795539168" calcext:value-type="float">
            <text:p>0,5798737955</text:p>
          </table:table-cell>
          <table:table-cell table:style-name="ce3" table:formula="of:=IFERROR([.O329]/[.$E329];&quot;&quot; )">
            <text:p/>
          </table:table-cell>
          <table:table-cell table:style-name="ce3" table:formula="of:=IFERROR([.P329]/[.$E329];&quot;&quot; )">
            <text:p/>
          </table:table-cell>
          <table:table-cell table:style-name="ce3" table:formula="of:=IFERROR([.Q329]/[.$E329];&quot;&quot; )">
            <text:p/>
          </table:table-cell>
          <table:table-cell table:style-name="ce3" table:formula="of:=IFERROR([.R329]/[.$E329];&quot;&quot; )">
            <text:p/>
          </table:table-cell>
          <table:table-cell table:style-name="ce3" table:formula="of:=IFERROR([.S329]/[.$E329];&quot;&quot; )" office:value-type="float" office:value="0.0421786583569093" calcext:value-type="float">
            <text:p>0,0421786584</text:p>
          </table:table-cell>
          <table:table-cell table:style-name="ce3" table:formula="of:=IFERROR([.T329]/[.$E329];&quot;&quot; )">
            <text:p/>
          </table:table-cell>
          <table:table-cell table:style-name="ce3" table:formula="of:=IFERROR([.U329]/[.$E329];&quot;&quot; )">
            <text:p/>
          </table:table-cell>
          <table:table-cell table:style-name="ce3" table:formula="of:=IFERROR([.V329]/[.$E32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ERROR([.B330]/[.$E330];&quot;&quot; )">
            <text:p/>
          </table:table-cell>
          <table:table-cell table:style-name="ce3" table:formula="of:=IFERROR([.C330]/[.$E330];&quot;&quot; )" office:value-type="float" office:value="0.000667646067762563" calcext:value-type="float">
            <text:p>0,0006676461</text:p>
          </table:table-cell>
          <table:table-cell table:style-name="ce3" table:formula="of:=IFERROR([.D330]/[.$E330];&quot;&quot; )" office:value-type="float" office:value="0.00191710016246028" calcext:value-type="float">
            <text:p>0,0019171002</text:p>
          </table:table-cell>
          <table:table-cell table:style-name="ce3" table:formula="of:=IFERROR([.E330]/[.$E330];&quot;&quot; )" office:value-type="float" office:value="1" calcext:value-type="float">
            <text:p>1</text:p>
          </table:table-cell>
          <table:table-cell table:style-name="ce3" table:formula="of:=IFERROR([.F330]/[.$E330];&quot;&quot; )">
            <text:p/>
          </table:table-cell>
          <table:table-cell table:style-name="ce3" table:formula="of:=IFERROR([.G330]/[.$E330];&quot;&quot; )">
            <text:p/>
          </table:table-cell>
          <table:table-cell table:style-name="ce3" table:formula="of:=IFERROR([.H330]/[.$E330];&quot;&quot; )">
            <text:p/>
          </table:table-cell>
          <table:table-cell table:style-name="ce3" table:formula="of:=IFERROR([.I330]/[.$E330];&quot;&quot; )" office:value-type="float" office:value="0.0158615863019912" calcext:value-type="float">
            <text:p>0,0158615863</text:p>
          </table:table-cell>
          <table:table-cell table:style-name="ce3" table:formula="of:=IFERROR([.J330]/[.$E330];&quot;&quot; )">
            <text:p/>
          </table:table-cell>
          <table:table-cell table:style-name="ce3" table:formula="of:=IFERROR([.K330]/[.$E330];&quot;&quot; )">
            <text:p/>
          </table:table-cell>
          <table:table-cell table:style-name="ce3" table:formula="of:=IFERROR([.L330]/[.$E330];&quot;&quot; )">
            <text:p/>
          </table:table-cell>
          <table:table-cell table:style-name="ce3" table:formula="of:=IFERROR([.M330]/[.$E330];&quot;&quot; )" office:value-type="float" office:value="0.000194648648009795" calcext:value-type="float">
            <text:p>0,0001946486</text:p>
          </table:table-cell>
          <table:table-cell table:style-name="ce3" table:formula="of:=IFERROR([.N330]/[.$E330];&quot;&quot; )" office:value-type="float" office:value="0.57237118054193" calcext:value-type="float">
            <text:p>0,5723711805</text:p>
          </table:table-cell>
          <table:table-cell table:style-name="ce3" table:formula="of:=IFERROR([.O330]/[.$E330];&quot;&quot; )" office:value-type="float" office:value="0.000034869472439901" calcext:value-type="float">
            <text:p>3,4869472439901E-005</text:p>
          </table:table-cell>
          <table:table-cell table:style-name="ce3" table:formula="of:=IFERROR([.P330]/[.$E330];&quot;&quot; )">
            <text:p/>
          </table:table-cell>
          <table:table-cell table:style-name="ce3" table:formula="of:=IFERROR([.Q330]/[.$E330];&quot;&quot; )">
            <text:p/>
          </table:table-cell>
          <table:table-cell table:style-name="ce3" table:formula="of:=IFERROR([.R330]/[.$E330];&quot;&quot; )">
            <text:p/>
          </table:table-cell>
          <table:table-cell table:style-name="ce3" table:formula="of:=IFERROR([.S330]/[.$E330];&quot;&quot; )" office:value-type="float" office:value="0.0478470889210333" calcext:value-type="float">
            <text:p>0,0478470889</text:p>
          </table:table-cell>
          <table:table-cell table:style-name="ce3" table:formula="of:=IFERROR([.T330]/[.$E330];&quot;&quot; )">
            <text:p/>
          </table:table-cell>
          <table:table-cell table:style-name="ce3" table:formula="of:=IFERROR([.U330]/[.$E330];&quot;&quot; )">
            <text:p/>
          </table:table-cell>
          <table:table-cell table:style-name="ce3" table:formula="of:=IFERROR([.V330]/[.$E33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ERROR([.B331]/[.$E331];&quot;&quot; )">
            <text:p/>
          </table:table-cell>
          <table:table-cell table:style-name="ce3" table:formula="of:=IFERROR([.C331]/[.$E331];&quot;&quot; )" office:value-type="float" office:value="0.000427705005090027" calcext:value-type="float">
            <text:p>0,000427705</text:p>
          </table:table-cell>
          <table:table-cell table:style-name="ce3" table:formula="of:=IFERROR([.D331]/[.$E331];&quot;&quot; )" office:value-type="float" office:value="0.00142413089255521" calcext:value-type="float">
            <text:p>0,0014241309</text:p>
          </table:table-cell>
          <table:table-cell table:style-name="ce3" table:formula="of:=IFERROR([.E331]/[.$E331];&quot;&quot; )" office:value-type="float" office:value="1" calcext:value-type="float">
            <text:p>1</text:p>
          </table:table-cell>
          <table:table-cell table:style-name="ce3" table:formula="of:=IFERROR([.F331]/[.$E331];&quot;&quot; )">
            <text:p/>
          </table:table-cell>
          <table:table-cell table:style-name="ce3" table:formula="of:=IFERROR([.G331]/[.$E331];&quot;&quot; )">
            <text:p/>
          </table:table-cell>
          <table:table-cell table:style-name="ce3" table:formula="of:=IFERROR([.H331]/[.$E331];&quot;&quot; )">
            <text:p/>
          </table:table-cell>
          <table:table-cell table:style-name="ce3" table:formula="of:=IFERROR([.I331]/[.$E331];&quot;&quot; )" office:value-type="float" office:value="0.0154396527966486" calcext:value-type="float">
            <text:p>0,0154396528</text:p>
          </table:table-cell>
          <table:table-cell table:style-name="ce3" table:formula="of:=IFERROR([.J331]/[.$E331];&quot;&quot; )">
            <text:p/>
          </table:table-cell>
          <table:table-cell table:style-name="ce3" table:formula="of:=IFERROR([.K331]/[.$E331];&quot;&quot; )">
            <text:p/>
          </table:table-cell>
          <table:table-cell table:style-name="ce3" table:formula="of:=IFERROR([.L331]/[.$E331];&quot;&quot; )">
            <text:p/>
          </table:table-cell>
          <table:table-cell table:style-name="ce3" table:formula="of:=IFERROR([.M331]/[.$E331];&quot;&quot; )" office:value-type="float" office:value="0.000193858816326941" calcext:value-type="float">
            <text:p>0,0001938588</text:p>
          </table:table-cell>
          <table:table-cell table:style-name="ce3" table:formula="of:=IFERROR([.N331]/[.$E331];&quot;&quot; )" office:value-type="float" office:value="0.553947955148783" calcext:value-type="float">
            <text:p>0,5539479551</text:p>
          </table:table-cell>
          <table:table-cell table:style-name="ce3" table:formula="of:=IFERROR([.O331]/[.$E331];&quot;&quot; )" office:value-type="float" office:value="0.0000257958522207305" calcext:value-type="float">
            <text:p>2,57958522207305E-005</text:p>
          </table:table-cell>
          <table:table-cell table:style-name="ce3" table:formula="of:=IFERROR([.P331]/[.$E331];&quot;&quot; )">
            <text:p/>
          </table:table-cell>
          <table:table-cell table:style-name="ce3" table:formula="of:=IFERROR([.Q331]/[.$E331];&quot;&quot; )">
            <text:p/>
          </table:table-cell>
          <table:table-cell table:style-name="ce3" table:formula="of:=IFERROR([.R331]/[.$E331];&quot;&quot; )">
            <text:p/>
          </table:table-cell>
          <table:table-cell table:style-name="ce3" table:formula="of:=IFERROR([.S331]/[.$E331];&quot;&quot; )" office:value-type="float" office:value="0.0495266807596522" calcext:value-type="float">
            <text:p>0,0495266808</text:p>
          </table:table-cell>
          <table:table-cell table:style-name="ce3" table:formula="of:=IFERROR([.T331]/[.$E331];&quot;&quot; )">
            <text:p/>
          </table:table-cell>
          <table:table-cell table:style-name="ce3" table:formula="of:=IFERROR([.U331]/[.$E331];&quot;&quot; )">
            <text:p/>
          </table:table-cell>
          <table:table-cell table:style-name="ce3" table:formula="of:=IFERROR([.V331]/[.$E331];&quot;&quot; )" office:value-type="float" office:value="0.0000108614114613602" calcext:value-type="float">
            <text:p>1,08614114613602E-005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ERROR([.B332]/[.$E332];&quot;&quot; )">
            <text:p/>
          </table:table-cell>
          <table:table-cell table:style-name="ce3" table:formula="of:=IFERROR([.C332]/[.$E332];&quot;&quot; )" office:value-type="float" office:value="0.000509441749081939" calcext:value-type="float">
            <text:p>0,0005094417</text:p>
          </table:table-cell>
          <table:table-cell table:style-name="ce3" table:formula="of:=IFERROR([.D332]/[.$E332];&quot;&quot; )" office:value-type="float" office:value="0.00143346524843826" calcext:value-type="float">
            <text:p>0,0014334652</text:p>
          </table:table-cell>
          <table:table-cell table:style-name="ce3" table:formula="of:=IFERROR([.E332]/[.$E332];&quot;&quot; )" office:value-type="float" office:value="1" calcext:value-type="float">
            <text:p>1</text:p>
          </table:table-cell>
          <table:table-cell table:style-name="ce3" table:formula="of:=IFERROR([.F332]/[.$E332];&quot;&quot; )">
            <text:p/>
          </table:table-cell>
          <table:table-cell table:style-name="ce3" table:formula="of:=IFERROR([.G332]/[.$E332];&quot;&quot; )">
            <text:p/>
          </table:table-cell>
          <table:table-cell table:style-name="ce3" table:formula="of:=IFERROR([.H332]/[.$E332];&quot;&quot; )">
            <text:p/>
          </table:table-cell>
          <table:table-cell table:style-name="ce3" table:formula="of:=IFERROR([.I332]/[.$E332];&quot;&quot; )" office:value-type="float" office:value="0.014941744232237" calcext:value-type="float">
            <text:p>0,0149417442</text:p>
          </table:table-cell>
          <table:table-cell table:style-name="ce3" table:formula="of:=IFERROR([.J332]/[.$E332];&quot;&quot; )">
            <text:p/>
          </table:table-cell>
          <table:table-cell table:style-name="ce3" table:formula="of:=IFERROR([.K332]/[.$E332];&quot;&quot; )">
            <text:p/>
          </table:table-cell>
          <table:table-cell table:style-name="ce3" table:formula="of:=IFERROR([.L332]/[.$E332];&quot;&quot; )">
            <text:p/>
          </table:table-cell>
          <table:table-cell table:style-name="ce3" table:formula="of:=IFERROR([.M332]/[.$E332];&quot;&quot; )" office:value-type="float" office:value="0.00024769339814028" calcext:value-type="float">
            <text:p>0,0002476934</text:p>
          </table:table-cell>
          <table:table-cell table:style-name="ce3" table:formula="of:=IFERROR([.N332]/[.$E332];&quot;&quot; )" office:value-type="float" office:value="0.577403681832637" calcext:value-type="float">
            <text:p>0,5774036818</text:p>
          </table:table-cell>
          <table:table-cell table:style-name="ce3" table:formula="of:=IFERROR([.O332]/[.$E332];&quot;&quot; )">
            <text:p/>
          </table:table-cell>
          <table:table-cell table:style-name="ce3" table:formula="of:=IFERROR([.P332]/[.$E332];&quot;&quot; )">
            <text:p/>
          </table:table-cell>
          <table:table-cell table:style-name="ce3" table:formula="of:=IFERROR([.Q332]/[.$E332];&quot;&quot; )">
            <text:p/>
          </table:table-cell>
          <table:table-cell table:style-name="ce3" table:formula="of:=IFERROR([.R332]/[.$E332];&quot;&quot; )">
            <text:p/>
          </table:table-cell>
          <table:table-cell table:style-name="ce3" table:formula="of:=IFERROR([.S332]/[.$E332];&quot;&quot; )" office:value-type="float" office:value="0.0498454178216924" calcext:value-type="float">
            <text:p>0,0498454178</text:p>
          </table:table-cell>
          <table:table-cell table:style-name="ce3" table:formula="of:=IFERROR([.T332]/[.$E332];&quot;&quot; )">
            <text:p/>
          </table:table-cell>
          <table:table-cell table:style-name="ce3" table:formula="of:=IFERROR([.U332]/[.$E332];&quot;&quot; )">
            <text:p/>
          </table:table-cell>
          <table:table-cell table:style-name="ce3" table:formula="of:=IFERROR([.V332]/[.$E33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ERROR([.B333]/[.$E333];&quot;&quot; )">
            <text:p/>
          </table:table-cell>
          <table:table-cell table:style-name="ce3" table:formula="of:=IFERROR([.C333]/[.$E333];&quot;&quot; )" office:value-type="float" office:value="0.000455819611578635" calcext:value-type="float">
            <text:p>0,0004558196</text:p>
          </table:table-cell>
          <table:table-cell table:style-name="ce3" table:formula="of:=IFERROR([.D333]/[.$E333];&quot;&quot; )" office:value-type="float" office:value="0.00183895679825414" calcext:value-type="float">
            <text:p>0,0018389568</text:p>
          </table:table-cell>
          <table:table-cell table:style-name="ce3" table:formula="of:=IFERROR([.E333]/[.$E333];&quot;&quot; )" office:value-type="float" office:value="1" calcext:value-type="float">
            <text:p>1</text:p>
          </table:table-cell>
          <table:table-cell table:style-name="ce3" table:formula="of:=IFERROR([.F333]/[.$E333];&quot;&quot; )">
            <text:p/>
          </table:table-cell>
          <table:table-cell table:style-name="ce3" table:formula="of:=IFERROR([.G333]/[.$E333];&quot;&quot; )">
            <text:p/>
          </table:table-cell>
          <table:table-cell table:style-name="ce3" table:formula="of:=IFERROR([.H333]/[.$E333];&quot;&quot; )">
            <text:p/>
          </table:table-cell>
          <table:table-cell table:style-name="ce3" table:formula="of:=IFERROR([.I333]/[.$E333];&quot;&quot; )" office:value-type="float" office:value="0.014634324404402" calcext:value-type="float">
            <text:p>0,0146343244</text:p>
          </table:table-cell>
          <table:table-cell table:style-name="ce3" table:formula="of:=IFERROR([.J333]/[.$E333];&quot;&quot; )">
            <text:p/>
          </table:table-cell>
          <table:table-cell table:style-name="ce3" table:formula="of:=IFERROR([.K333]/[.$E333];&quot;&quot; )">
            <text:p/>
          </table:table-cell>
          <table:table-cell table:style-name="ce3" table:formula="of:=IFERROR([.L333]/[.$E333];&quot;&quot; )">
            <text:p/>
          </table:table-cell>
          <table:table-cell table:style-name="ce3" table:formula="of:=IFERROR([.M333]/[.$E333];&quot;&quot; )" office:value-type="float" office:value="0.000221008248354411" calcext:value-type="float">
            <text:p>0,0002210082</text:p>
          </table:table-cell>
          <table:table-cell table:style-name="ce3" table:formula="of:=IFERROR([.N333]/[.$E333];&quot;&quot; )" office:value-type="float" office:value="0.56383564723602" calcext:value-type="float">
            <text:p>0,5638356472</text:p>
          </table:table-cell>
          <table:table-cell table:style-name="ce3" table:formula="of:=IFERROR([.O333]/[.$E333];&quot;&quot; )" office:value-type="float" office:value="0.0000307722978060737" calcext:value-type="float">
            <text:p>3,07722978060737E-005</text:p>
          </table:table-cell>
          <table:table-cell table:style-name="ce3" table:formula="of:=IFERROR([.P333]/[.$E333];&quot;&quot; )">
            <text:p/>
          </table:table-cell>
          <table:table-cell table:style-name="ce3" table:formula="of:=IFERROR([.Q333]/[.$E333];&quot;&quot; )">
            <text:p/>
          </table:table-cell>
          <table:table-cell table:style-name="ce3" table:formula="of:=IFERROR([.R333]/[.$E333];&quot;&quot; )">
            <text:p/>
          </table:table-cell>
          <table:table-cell table:style-name="ce3" table:formula="of:=IFERROR([.S333]/[.$E333];&quot;&quot; )" office:value-type="float" office:value="0.04763895493843" calcext:value-type="float">
            <text:p>0,0476389549</text:p>
          </table:table-cell>
          <table:table-cell table:style-name="ce3" table:formula="of:=IFERROR([.T333]/[.$E333];&quot;&quot; )">
            <text:p/>
          </table:table-cell>
          <table:table-cell table:style-name="ce3" table:formula="of:=IFERROR([.U333]/[.$E333];&quot;&quot; )">
            <text:p/>
          </table:table-cell>
          <table:table-cell table:style-name="ce3" table:formula="of:=IFERROR([.V333]/[.$E33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ERROR([.B334]/[.$E334];&quot;&quot; )">
            <text:p/>
          </table:table-cell>
          <table:table-cell table:style-name="ce3" table:formula="of:=IFERROR([.C334]/[.$E334];&quot;&quot; )" office:value-type="float" office:value="0.000482785103138683" calcext:value-type="float">
            <text:p>0,0004827851</text:p>
          </table:table-cell>
          <table:table-cell table:style-name="ce3" table:formula="of:=IFERROR([.D334]/[.$E334];&quot;&quot; )" office:value-type="float" office:value="0.00182726287128585" calcext:value-type="float">
            <text:p>0,0018272629</text:p>
          </table:table-cell>
          <table:table-cell table:style-name="ce3" table:formula="of:=IFERROR([.E334]/[.$E334];&quot;&quot; )" office:value-type="float" office:value="1" calcext:value-type="float">
            <text:p>1</text:p>
          </table:table-cell>
          <table:table-cell table:style-name="ce3" table:formula="of:=IFERROR([.F334]/[.$E334];&quot;&quot; )">
            <text:p/>
          </table:table-cell>
          <table:table-cell table:style-name="ce3" table:formula="of:=IFERROR([.G334]/[.$E334];&quot;&quot; )">
            <text:p/>
          </table:table-cell>
          <table:table-cell table:style-name="ce3" table:formula="of:=IFERROR([.H334]/[.$E334];&quot;&quot; )">
            <text:p/>
          </table:table-cell>
          <table:table-cell table:style-name="ce3" table:formula="of:=IFERROR([.I334]/[.$E334];&quot;&quot; )" office:value-type="float" office:value="0.014535479102381" calcext:value-type="float">
            <text:p>0,0145354791</text:p>
          </table:table-cell>
          <table:table-cell table:style-name="ce3" table:formula="of:=IFERROR([.J334]/[.$E334];&quot;&quot; )">
            <text:p/>
          </table:table-cell>
          <table:table-cell table:style-name="ce3" table:formula="of:=IFERROR([.K334]/[.$E334];&quot;&quot; )">
            <text:p/>
          </table:table-cell>
          <table:table-cell table:style-name="ce3" table:formula="of:=IFERROR([.L334]/[.$E334];&quot;&quot; )">
            <text:p/>
          </table:table-cell>
          <table:table-cell table:style-name="ce3" table:formula="of:=IFERROR([.M334]/[.$E334];&quot;&quot; )" office:value-type="float" office:value="0.000245297850237735" calcext:value-type="float">
            <text:p>0,0002452979</text:p>
          </table:table-cell>
          <table:table-cell table:style-name="ce3" table:formula="of:=IFERROR([.N334]/[.$E334];&quot;&quot; )" office:value-type="float" office:value="0.549619635821285" calcext:value-type="float">
            <text:p>0,5496196358</text:p>
          </table:table-cell>
          <table:table-cell table:style-name="ce3" table:formula="of:=IFERROR([.O334]/[.$E334];&quot;&quot; )">
            <text:p/>
          </table:table-cell>
          <table:table-cell table:style-name="ce3" table:formula="of:=IFERROR([.P334]/[.$E334];&quot;&quot; )">
            <text:p/>
          </table:table-cell>
          <table:table-cell table:style-name="ce3" table:formula="of:=IFERROR([.Q334]/[.$E334];&quot;&quot; )">
            <text:p/>
          </table:table-cell>
          <table:table-cell table:style-name="ce3" table:formula="of:=IFERROR([.R334]/[.$E334];&quot;&quot; )">
            <text:p/>
          </table:table-cell>
          <table:table-cell table:style-name="ce3" table:formula="of:=IFERROR([.S334]/[.$E334];&quot;&quot; )" office:value-type="float" office:value="0.0432910142463934" calcext:value-type="float">
            <text:p>0,0432910142</text:p>
          </table:table-cell>
          <table:table-cell table:style-name="ce3" table:formula="of:=IFERROR([.T334]/[.$E334];&quot;&quot; )">
            <text:p/>
          </table:table-cell>
          <table:table-cell table:style-name="ce3" table:formula="of:=IFERROR([.U334]/[.$E334];&quot;&quot; )">
            <text:p/>
          </table:table-cell>
          <table:table-cell table:style-name="ce3" table:formula="of:=IFERROR([.V334]/[.$E33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ERROR([.B335]/[.$E335];&quot;&quot; )">
            <text:p/>
          </table:table-cell>
          <table:table-cell table:style-name="ce3" table:formula="of:=IFERROR([.C335]/[.$E335];&quot;&quot; )" office:value-type="float" office:value="0.000397766615315172" calcext:value-type="float">
            <text:p>0,0003977666</text:p>
          </table:table-cell>
          <table:table-cell table:style-name="ce3" table:formula="of:=IFERROR([.D335]/[.$E335];&quot;&quot; )" office:value-type="float" office:value="0.00193235503992337" calcext:value-type="float">
            <text:p>0,001932355</text:p>
          </table:table-cell>
          <table:table-cell table:style-name="ce3" table:formula="of:=IFERROR([.E335]/[.$E335];&quot;&quot; )" office:value-type="float" office:value="1" calcext:value-type="float">
            <text:p>1</text:p>
          </table:table-cell>
          <table:table-cell table:style-name="ce3" table:formula="of:=IFERROR([.F335]/[.$E335];&quot;&quot; )">
            <text:p/>
          </table:table-cell>
          <table:table-cell table:style-name="ce3" table:formula="of:=IFERROR([.G335]/[.$E335];&quot;&quot; )">
            <text:p/>
          </table:table-cell>
          <table:table-cell table:style-name="ce3" table:formula="of:=IFERROR([.H335]/[.$E335];&quot;&quot; )">
            <text:p/>
          </table:table-cell>
          <table:table-cell table:style-name="ce3" table:formula="of:=IFERROR([.I335]/[.$E335];&quot;&quot; )" office:value-type="float" office:value="0.0147673645196768" calcext:value-type="float">
            <text:p>0,0147673645</text:p>
          </table:table-cell>
          <table:table-cell table:style-name="ce3" table:formula="of:=IFERROR([.J335]/[.$E335];&quot;&quot; )">
            <text:p/>
          </table:table-cell>
          <table:table-cell table:style-name="ce3" table:formula="of:=IFERROR([.K335]/[.$E335];&quot;&quot; )">
            <text:p/>
          </table:table-cell>
          <table:table-cell table:style-name="ce3" table:formula="of:=IFERROR([.L335]/[.$E335];&quot;&quot; )">
            <text:p/>
          </table:table-cell>
          <table:table-cell table:style-name="ce3" table:formula="of:=IFERROR([.M335]/[.$E335];&quot;&quot; )" office:value-type="float" office:value="0.00026385959277563" calcext:value-type="float">
            <text:p>0,0002638596</text:p>
          </table:table-cell>
          <table:table-cell table:style-name="ce3" table:formula="of:=IFERROR([.N335]/[.$E335];&quot;&quot; )" office:value-type="float" office:value="0.552365797653204" calcext:value-type="float">
            <text:p>0,5523657977</text:p>
          </table:table-cell>
          <table:table-cell table:style-name="ce3" table:formula="of:=IFERROR([.O335]/[.$E335];&quot;&quot; )">
            <text:p/>
          </table:table-cell>
          <table:table-cell table:style-name="ce3" table:formula="of:=IFERROR([.P335]/[.$E335];&quot;&quot; )">
            <text:p/>
          </table:table-cell>
          <table:table-cell table:style-name="ce3" table:formula="of:=IFERROR([.Q335]/[.$E335];&quot;&quot; )">
            <text:p/>
          </table:table-cell>
          <table:table-cell table:style-name="ce3" table:formula="of:=IFERROR([.R335]/[.$E335];&quot;&quot; )">
            <text:p/>
          </table:table-cell>
          <table:table-cell table:style-name="ce3" table:formula="of:=IFERROR([.S335]/[.$E335];&quot;&quot; )" office:value-type="float" office:value="0.044554274246027" calcext:value-type="float">
            <text:p>0,0445542742</text:p>
          </table:table-cell>
          <table:table-cell table:style-name="ce3" table:formula="of:=IFERROR([.T335]/[.$E335];&quot;&quot; )">
            <text:p/>
          </table:table-cell>
          <table:table-cell table:style-name="ce3" table:formula="of:=IFERROR([.U335]/[.$E335];&quot;&quot; )">
            <text:p/>
          </table:table-cell>
          <table:table-cell table:style-name="ce3" table:formula="of:=IFERROR([.V335]/[.$E33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ERROR([.B336]/[.$E336];&quot;&quot; )">
            <text:p/>
          </table:table-cell>
          <table:table-cell table:style-name="ce3" table:formula="of:=IFERROR([.C336]/[.$E336];&quot;&quot; )" office:value-type="float" office:value="0.000353588564747728" calcext:value-type="float">
            <text:p>0,0003535886</text:p>
          </table:table-cell>
          <table:table-cell table:style-name="ce3" table:formula="of:=IFERROR([.D336]/[.$E336];&quot;&quot; )">
            <text:p/>
          </table:table-cell>
          <table:table-cell table:style-name="ce3" table:formula="of:=IFERROR([.E336]/[.$E336];&quot;&quot; )" office:value-type="float" office:value="1" calcext:value-type="float">
            <text:p>1</text:p>
          </table:table-cell>
          <table:table-cell table:style-name="ce3" table:formula="of:=IFERROR([.F336]/[.$E336];&quot;&quot; )">
            <text:p/>
          </table:table-cell>
          <table:table-cell table:style-name="ce3" table:formula="of:=IFERROR([.G336]/[.$E336];&quot;&quot; )">
            <text:p/>
          </table:table-cell>
          <table:table-cell table:style-name="ce3" table:formula="of:=IFERROR([.H336]/[.$E336];&quot;&quot; )">
            <text:p/>
          </table:table-cell>
          <table:table-cell table:style-name="ce3" table:formula="of:=IFERROR([.I336]/[.$E336];&quot;&quot; )" office:value-type="float" office:value="0.014080485762267" calcext:value-type="float">
            <text:p>0,0140804858</text:p>
          </table:table-cell>
          <table:table-cell table:style-name="ce3" table:formula="of:=IFERROR([.J336]/[.$E336];&quot;&quot; )">
            <text:p/>
          </table:table-cell>
          <table:table-cell table:style-name="ce3" table:formula="of:=IFERROR([.K336]/[.$E336];&quot;&quot; )">
            <text:p/>
          </table:table-cell>
          <table:table-cell table:style-name="ce3" table:formula="of:=IFERROR([.L336]/[.$E336];&quot;&quot; )">
            <text:p/>
          </table:table-cell>
          <table:table-cell table:style-name="ce3" table:formula="of:=IFERROR([.M336]/[.$E336];&quot;&quot; )" office:value-type="float" office:value="0.00011398206063722" calcext:value-type="float">
            <text:p>0,0001139821</text:p>
          </table:table-cell>
          <table:table-cell table:style-name="ce3" table:formula="of:=IFERROR([.N336]/[.$E336];&quot;&quot; )" office:value-type="float" office:value="0.525839854591144" calcext:value-type="float">
            <text:p>0,5258398546</text:p>
          </table:table-cell>
          <table:table-cell table:style-name="ce3" table:formula="of:=IFERROR([.O336]/[.$E336];&quot;&quot; )">
            <text:p/>
          </table:table-cell>
          <table:table-cell table:style-name="ce3" table:formula="of:=IFERROR([.P336]/[.$E336];&quot;&quot; )">
            <text:p/>
          </table:table-cell>
          <table:table-cell table:style-name="ce3" table:formula="of:=IFERROR([.Q336]/[.$E336];&quot;&quot; )">
            <text:p/>
          </table:table-cell>
          <table:table-cell table:style-name="ce3" table:formula="of:=IFERROR([.R336]/[.$E336];&quot;&quot; )">
            <text:p/>
          </table:table-cell>
          <table:table-cell table:style-name="ce3" table:formula="of:=IFERROR([.S336]/[.$E336];&quot;&quot; )" office:value-type="float" office:value="0.0407474730772364" calcext:value-type="float">
            <text:p>0,0407474731</text:p>
          </table:table-cell>
          <table:table-cell table:style-name="ce3" table:formula="of:=IFERROR([.T336]/[.$E336];&quot;&quot; )">
            <text:p/>
          </table:table-cell>
          <table:table-cell table:style-name="ce3" table:formula="of:=IFERROR([.U336]/[.$E336];&quot;&quot; )">
            <text:p/>
          </table:table-cell>
          <table:table-cell table:style-name="ce3" table:formula="of:=IFERROR([.V336]/[.$E33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ERROR([.B337]/[.$E337];&quot;&quot; )">
            <text:p/>
          </table:table-cell>
          <table:table-cell table:style-name="ce3" table:formula="of:=IFERROR([.C337]/[.$E337];&quot;&quot; )" office:value-type="float" office:value="0.000319889391353357" calcext:value-type="float">
            <text:p>0,0003198894</text:p>
          </table:table-cell>
          <table:table-cell table:style-name="ce3" table:formula="of:=IFERROR([.D337]/[.$E337];&quot;&quot; )" office:value-type="float" office:value="0.00149018649529695" calcext:value-type="float">
            <text:p>0,0014901865</text:p>
          </table:table-cell>
          <table:table-cell table:style-name="ce3" table:formula="of:=IFERROR([.E337]/[.$E337];&quot;&quot; )" office:value-type="float" office:value="1" calcext:value-type="float">
            <text:p>1</text:p>
          </table:table-cell>
          <table:table-cell table:style-name="ce3" table:formula="of:=IFERROR([.F337]/[.$E337];&quot;&quot; )">
            <text:p/>
          </table:table-cell>
          <table:table-cell table:style-name="ce3" table:formula="of:=IFERROR([.G337]/[.$E337];&quot;&quot; )">
            <text:p/>
          </table:table-cell>
          <table:table-cell table:style-name="ce3" table:formula="of:=IFERROR([.H337]/[.$E337];&quot;&quot; )" office:value-type="float" office:value="0.000138382643219683" calcext:value-type="float">
            <text:p>0,0001383826</text:p>
          </table:table-cell>
          <table:table-cell table:style-name="ce3" table:formula="of:=IFERROR([.I337]/[.$E337];&quot;&quot; )" office:value-type="float" office:value="0.0149163487605023" calcext:value-type="float">
            <text:p>0,0149163488</text:p>
          </table:table-cell>
          <table:table-cell table:style-name="ce3" table:formula="of:=IFERROR([.J337]/[.$E337];&quot;&quot; )">
            <text:p/>
          </table:table-cell>
          <table:table-cell table:style-name="ce3" table:formula="of:=IFERROR([.K337]/[.$E337];&quot;&quot; )">
            <text:p/>
          </table:table-cell>
          <table:table-cell table:style-name="ce3" table:formula="of:=IFERROR([.L337]/[.$E337];&quot;&quot; )">
            <text:p/>
          </table:table-cell>
          <table:table-cell table:style-name="ce3" table:formula="of:=IFERROR([.M337]/[.$E337];&quot;&quot; )" office:value-type="float" office:value="0.000312183787534127" calcext:value-type="float">
            <text:p>0,0003121838</text:p>
          </table:table-cell>
          <table:table-cell table:style-name="ce3" table:formula="of:=IFERROR([.N337]/[.$E337];&quot;&quot; )" office:value-type="float" office:value="0.544080529460721" calcext:value-type="float">
            <text:p>0,5440805295</text:p>
          </table:table-cell>
          <table:table-cell table:style-name="ce3" table:formula="of:=IFERROR([.O337]/[.$E337];&quot;&quot; )">
            <text:p/>
          </table:table-cell>
          <table:table-cell table:style-name="ce3" table:formula="of:=IFERROR([.P337]/[.$E337];&quot;&quot; )">
            <text:p/>
          </table:table-cell>
          <table:table-cell table:style-name="ce3" table:formula="of:=IFERROR([.Q337]/[.$E337];&quot;&quot; )">
            <text:p/>
          </table:table-cell>
          <table:table-cell table:style-name="ce3" table:formula="of:=IFERROR([.R337]/[.$E337];&quot;&quot; )">
            <text:p/>
          </table:table-cell>
          <table:table-cell table:style-name="ce3" table:formula="of:=IFERROR([.S337]/[.$E337];&quot;&quot; )" office:value-type="float" office:value="0.0363648947182896" calcext:value-type="float">
            <text:p>0,0363648947</text:p>
          </table:table-cell>
          <table:table-cell table:style-name="ce3" table:formula="of:=IFERROR([.T337]/[.$E337];&quot;&quot; )">
            <text:p/>
          </table:table-cell>
          <table:table-cell table:style-name="ce3" table:formula="of:=IFERROR([.U337]/[.$E337];&quot;&quot; )">
            <text:p/>
          </table:table-cell>
          <table:table-cell table:style-name="ce3" table:formula="of:=IFERROR([.V337]/[.$E33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ERROR([.B338]/[.$E338];&quot;&quot; )">
            <text:p/>
          </table:table-cell>
          <table:table-cell table:style-name="ce3" table:formula="of:=IFERROR([.C338]/[.$E338];&quot;&quot; )" office:value-type="float" office:value="0.000360502397702518" calcext:value-type="float">
            <text:p>0,0003605024</text:p>
          </table:table-cell>
          <table:table-cell table:style-name="ce3" table:formula="of:=IFERROR([.D338]/[.$E338];&quot;&quot; )">
            <text:p/>
          </table:table-cell>
          <table:table-cell table:style-name="ce3" table:formula="of:=IFERROR([.E338]/[.$E338];&quot;&quot; )" office:value-type="float" office:value="1" calcext:value-type="float">
            <text:p>1</text:p>
          </table:table-cell>
          <table:table-cell table:style-name="ce3" table:formula="of:=IFERROR([.F338]/[.$E338];&quot;&quot; )">
            <text:p/>
          </table:table-cell>
          <table:table-cell table:style-name="ce3" table:formula="of:=IFERROR([.G338]/[.$E338];&quot;&quot; )">
            <text:p/>
          </table:table-cell>
          <table:table-cell table:style-name="ce3" table:formula="of:=IFERROR([.H338]/[.$E338];&quot;&quot; )">
            <text:p/>
          </table:table-cell>
          <table:table-cell table:style-name="ce3" table:formula="of:=IFERROR([.I338]/[.$E338];&quot;&quot; )" office:value-type="float" office:value="0.0150440784200231" calcext:value-type="float">
            <text:p>0,0150440784</text:p>
          </table:table-cell>
          <table:table-cell table:style-name="ce3" table:formula="of:=IFERROR([.J338]/[.$E338];&quot;&quot; )">
            <text:p/>
          </table:table-cell>
          <table:table-cell table:style-name="ce3" table:formula="of:=IFERROR([.K338]/[.$E338];&quot;&quot; )">
            <text:p/>
          </table:table-cell>
          <table:table-cell table:style-name="ce3" table:formula="of:=IFERROR([.L338]/[.$E338];&quot;&quot; )">
            <text:p/>
          </table:table-cell>
          <table:table-cell table:style-name="ce3" table:formula="of:=IFERROR([.M338]/[.$E338];&quot;&quot; )" office:value-type="float" office:value="0.000170221832368796" calcext:value-type="float">
            <text:p>0,0001702218</text:p>
          </table:table-cell>
          <table:table-cell table:style-name="ce3" table:formula="of:=IFERROR([.N338]/[.$E338];&quot;&quot; )" office:value-type="float" office:value="0.550286880056257" calcext:value-type="float">
            <text:p>0,5502868801</text:p>
          </table:table-cell>
          <table:table-cell table:style-name="ce3" table:formula="of:=IFERROR([.O338]/[.$E338];&quot;&quot; )" office:value-type="float" office:value="0.0000194298051192221" calcext:value-type="float">
            <text:p>1,94298051192221E-005</text:p>
          </table:table-cell>
          <table:table-cell table:style-name="ce3" table:formula="of:=IFERROR([.P338]/[.$E338];&quot;&quot; )">
            <text:p/>
          </table:table-cell>
          <table:table-cell table:style-name="ce3" table:formula="of:=IFERROR([.Q338]/[.$E338];&quot;&quot; )">
            <text:p/>
          </table:table-cell>
          <table:table-cell table:style-name="ce3" table:formula="of:=IFERROR([.R338]/[.$E338];&quot;&quot; )">
            <text:p/>
          </table:table-cell>
          <table:table-cell table:style-name="ce3" table:formula="of:=IFERROR([.S338]/[.$E338];&quot;&quot; )" office:value-type="float" office:value="0.0343654688137208" calcext:value-type="float">
            <text:p>0,0343654688</text:p>
          </table:table-cell>
          <table:table-cell table:style-name="ce3" table:formula="of:=IFERROR([.T338]/[.$E338];&quot;&quot; )">
            <text:p/>
          </table:table-cell>
          <table:table-cell table:style-name="ce3" table:formula="of:=IFERROR([.U338]/[.$E338];&quot;&quot; )">
            <text:p/>
          </table:table-cell>
          <table:table-cell table:style-name="ce3" table:formula="of:=IFERROR([.V338]/[.$E33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ERROR([.B339]/[.$E339];&quot;&quot; )">
            <text:p/>
          </table:table-cell>
          <table:table-cell table:style-name="ce3" table:formula="of:=IFERROR([.C339]/[.$E339];&quot;&quot; )" office:value-type="float" office:value="0.00030226534434242" calcext:value-type="float">
            <text:p>0,0003022653</text:p>
          </table:table-cell>
          <table:table-cell table:style-name="ce3" table:formula="of:=IFERROR([.D339]/[.$E339];&quot;&quot; )">
            <text:p/>
          </table:table-cell>
          <table:table-cell table:style-name="ce3" table:formula="of:=IFERROR([.E339]/[.$E339];&quot;&quot; )" office:value-type="float" office:value="1" calcext:value-type="float">
            <text:p>1</text:p>
          </table:table-cell>
          <table:table-cell table:style-name="ce3" table:formula="of:=IFERROR([.F339]/[.$E339];&quot;&quot; )">
            <text:p/>
          </table:table-cell>
          <table:table-cell table:style-name="ce3" table:formula="of:=IFERROR([.G339]/[.$E339];&quot;&quot; )">
            <text:p/>
          </table:table-cell>
          <table:table-cell table:style-name="ce3" table:formula="of:=IFERROR([.H339]/[.$E339];&quot;&quot; )">
            <text:p/>
          </table:table-cell>
          <table:table-cell table:style-name="ce3" table:formula="of:=IFERROR([.I339]/[.$E339];&quot;&quot; )" office:value-type="float" office:value="0.0152524617271103" calcext:value-type="float">
            <text:p>0,0152524617</text:p>
          </table:table-cell>
          <table:table-cell table:style-name="ce3" table:formula="of:=IFERROR([.J339]/[.$E339];&quot;&quot; )">
            <text:p/>
          </table:table-cell>
          <table:table-cell table:style-name="ce3" table:formula="of:=IFERROR([.K339]/[.$E339];&quot;&quot; )">
            <text:p/>
          </table:table-cell>
          <table:table-cell table:style-name="ce3" table:formula="of:=IFERROR([.L339]/[.$E339];&quot;&quot; )">
            <text:p/>
          </table:table-cell>
          <table:table-cell table:style-name="ce3" table:formula="of:=IFERROR([.M339]/[.$E339];&quot;&quot; )" office:value-type="float" office:value="0.000167682204066755" calcext:value-type="float">
            <text:p>0,0001676822</text:p>
          </table:table-cell>
          <table:table-cell table:style-name="ce3" table:formula="of:=IFERROR([.N339]/[.$E339];&quot;&quot; )" office:value-type="float" office:value="0.541762508563401" calcext:value-type="float">
            <text:p>0,5417625086</text:p>
          </table:table-cell>
          <table:table-cell table:style-name="ce3" table:formula="of:=IFERROR([.O339]/[.$E339];&quot;&quot; )">
            <text:p/>
          </table:table-cell>
          <table:table-cell table:style-name="ce3" table:formula="of:=IFERROR([.P339]/[.$E339];&quot;&quot; )">
            <text:p/>
          </table:table-cell>
          <table:table-cell table:style-name="ce3" table:formula="of:=IFERROR([.Q339]/[.$E339];&quot;&quot; )">
            <text:p/>
          </table:table-cell>
          <table:table-cell table:style-name="ce3" table:formula="of:=IFERROR([.R339]/[.$E339];&quot;&quot; )">
            <text:p/>
          </table:table-cell>
          <table:table-cell table:style-name="ce3" table:formula="of:=IFERROR([.S339]/[.$E339];&quot;&quot; )" office:value-type="float" office:value="0.0341771739061179" calcext:value-type="float">
            <text:p>0,0341771739</text:p>
          </table:table-cell>
          <table:table-cell table:style-name="ce3" table:formula="of:=IFERROR([.T339]/[.$E339];&quot;&quot; )">
            <text:p/>
          </table:table-cell>
          <table:table-cell table:style-name="ce3" table:formula="of:=IFERROR([.U339]/[.$E339];&quot;&quot; )">
            <text:p/>
          </table:table-cell>
          <table:table-cell table:style-name="ce3" table:formula="of:=IFERROR([.V339]/[.$E33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ERROR([.B340]/[.$E340];&quot;&quot; )">
            <text:p/>
          </table:table-cell>
          <table:table-cell table:style-name="ce3" table:formula="of:=IFERROR([.C340]/[.$E340];&quot;&quot; )" office:value-type="float" office:value="0.000363871121266221" calcext:value-type="float">
            <text:p>0,0003638711</text:p>
          </table:table-cell>
          <table:table-cell table:style-name="ce3" table:formula="of:=IFERROR([.D340]/[.$E340];&quot;&quot; )" office:value-type="float" office:value="0.00204635104264422" calcext:value-type="float">
            <text:p>0,002046351</text:p>
          </table:table-cell>
          <table:table-cell table:style-name="ce3" table:formula="of:=IFERROR([.E340]/[.$E340];&quot;&quot; )" office:value-type="float" office:value="1" calcext:value-type="float">
            <text:p>1</text:p>
          </table:table-cell>
          <table:table-cell table:style-name="ce3" table:formula="of:=IFERROR([.F340]/[.$E340];&quot;&quot; )">
            <text:p/>
          </table:table-cell>
          <table:table-cell table:style-name="ce3" table:formula="of:=IFERROR([.G340]/[.$E340];&quot;&quot; )">
            <text:p/>
          </table:table-cell>
          <table:table-cell table:style-name="ce3" table:formula="of:=IFERROR([.H340]/[.$E340];&quot;&quot; )">
            <text:p/>
          </table:table-cell>
          <table:table-cell table:style-name="ce3" table:formula="of:=IFERROR([.I340]/[.$E340];&quot;&quot; )" office:value-type="float" office:value="0.014339626535575" calcext:value-type="float">
            <text:p>0,0143396265</text:p>
          </table:table-cell>
          <table:table-cell table:style-name="ce3" table:formula="of:=IFERROR([.J340]/[.$E340];&quot;&quot; )">
            <text:p/>
          </table:table-cell>
          <table:table-cell table:style-name="ce3" table:formula="of:=IFERROR([.K340]/[.$E340];&quot;&quot; )">
            <text:p/>
          </table:table-cell>
          <table:table-cell table:style-name="ce3" table:formula="of:=IFERROR([.L340]/[.$E340];&quot;&quot; )">
            <text:p/>
          </table:table-cell>
          <table:table-cell table:style-name="ce3" table:formula="of:=IFERROR([.M340]/[.$E340];&quot;&quot; )" office:value-type="float" office:value="0.000193431593622733" calcext:value-type="float">
            <text:p>0,0001934316</text:p>
          </table:table-cell>
          <table:table-cell table:style-name="ce3" table:formula="of:=IFERROR([.N340]/[.$E340];&quot;&quot; )" office:value-type="float" office:value="0.516373007022971" calcext:value-type="float">
            <text:p>0,516373007</text:p>
          </table:table-cell>
          <table:table-cell table:style-name="ce3" table:formula="of:=IFERROR([.O340]/[.$E340];&quot;&quot; )" office:value-type="float" office:value="0.0000352432258768051" calcext:value-type="float">
            <text:p>3,52432258768051E-005</text:p>
          </table:table-cell>
          <table:table-cell table:style-name="ce3" table:formula="of:=IFERROR([.P340]/[.$E340];&quot;&quot; )">
            <text:p/>
          </table:table-cell>
          <table:table-cell table:style-name="ce3" table:formula="of:=IFERROR([.Q340]/[.$E340];&quot;&quot; )">
            <text:p/>
          </table:table-cell>
          <table:table-cell table:style-name="ce3" table:formula="of:=IFERROR([.R340]/[.$E340];&quot;&quot; )">
            <text:p/>
          </table:table-cell>
          <table:table-cell table:style-name="ce3" table:formula="of:=IFERROR([.S340]/[.$E340];&quot;&quot; )" office:value-type="float" office:value="0.0322743765482871" calcext:value-type="float">
            <text:p>0,0322743765</text:p>
          </table:table-cell>
          <table:table-cell table:style-name="ce3" table:formula="of:=IFERROR([.T340]/[.$E340];&quot;&quot; )">
            <text:p/>
          </table:table-cell>
          <table:table-cell table:style-name="ce3" table:formula="of:=IFERROR([.U340]/[.$E340];&quot;&quot; )">
            <text:p/>
          </table:table-cell>
          <table:table-cell table:style-name="ce3" table:formula="of:=IFERROR([.V340]/[.$E34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ERROR([.B341]/[.$E341];&quot;&quot; )">
            <text:p/>
          </table:table-cell>
          <table:table-cell table:style-name="ce3" table:formula="of:=IFERROR([.C341]/[.$E341];&quot;&quot; )" office:value-type="float" office:value="0.000464246993006681" calcext:value-type="float">
            <text:p>0,000464247</text:p>
          </table:table-cell>
          <table:table-cell table:style-name="ce3" table:formula="of:=IFERROR([.D341]/[.$E341];&quot;&quot; )" office:value-type="float" office:value="0.00204632467128654" calcext:value-type="float">
            <text:p>0,0020463247</text:p>
          </table:table-cell>
          <table:table-cell table:style-name="ce3" table:formula="of:=IFERROR([.E341]/[.$E341];&quot;&quot; )" office:value-type="float" office:value="1" calcext:value-type="float">
            <text:p>1</text:p>
          </table:table-cell>
          <table:table-cell table:style-name="ce3" table:formula="of:=IFERROR([.F341]/[.$E341];&quot;&quot; )">
            <text:p/>
          </table:table-cell>
          <table:table-cell table:style-name="ce3" table:formula="of:=IFERROR([.G341]/[.$E341];&quot;&quot; )">
            <text:p/>
          </table:table-cell>
          <table:table-cell table:style-name="ce3" table:formula="of:=IFERROR([.H341]/[.$E341];&quot;&quot; )">
            <text:p/>
          </table:table-cell>
          <table:table-cell table:style-name="ce3" table:formula="of:=IFERROR([.I341]/[.$E341];&quot;&quot; )" office:value-type="float" office:value="0.0136932329466743" calcext:value-type="float">
            <text:p>0,0136932329</text:p>
          </table:table-cell>
          <table:table-cell table:style-name="ce3" table:formula="of:=IFERROR([.J341]/[.$E341];&quot;&quot; )">
            <text:p/>
          </table:table-cell>
          <table:table-cell table:style-name="ce3" table:formula="of:=IFERROR([.K341]/[.$E341];&quot;&quot; )">
            <text:p/>
          </table:table-cell>
          <table:table-cell table:style-name="ce3" table:formula="of:=IFERROR([.L341]/[.$E341];&quot;&quot; )">
            <text:p/>
          </table:table-cell>
          <table:table-cell table:style-name="ce3" table:formula="of:=IFERROR([.M341]/[.$E341];&quot;&quot; )" office:value-type="float" office:value="0.00013611642178431" calcext:value-type="float">
            <text:p>0,0001361164</text:p>
          </table:table-cell>
          <table:table-cell table:style-name="ce3" table:formula="of:=IFERROR([.N341]/[.$E341];&quot;&quot; )" office:value-type="float" office:value="0.500342051406491" calcext:value-type="float">
            <text:p>0,5003420514</text:p>
          </table:table-cell>
          <table:table-cell table:style-name="ce3" table:formula="of:=IFERROR([.O341]/[.$E341];&quot;&quot; )">
            <text:p/>
          </table:table-cell>
          <table:table-cell table:style-name="ce3" table:formula="of:=IFERROR([.P341]/[.$E341];&quot;&quot; )">
            <text:p/>
          </table:table-cell>
          <table:table-cell table:style-name="ce3" table:formula="of:=IFERROR([.Q341]/[.$E341];&quot;&quot; )">
            <text:p/>
          </table:table-cell>
          <table:table-cell table:style-name="ce3" table:formula="of:=IFERROR([.R341]/[.$E341];&quot;&quot; )">
            <text:p/>
          </table:table-cell>
          <table:table-cell table:style-name="ce3" table:formula="of:=IFERROR([.S341]/[.$E341];&quot;&quot; )" office:value-type="float" office:value="0.0290299820013414" calcext:value-type="float">
            <text:p>0,029029982</text:p>
          </table:table-cell>
          <table:table-cell table:style-name="ce3" table:formula="of:=IFERROR([.T341]/[.$E341];&quot;&quot; )">
            <text:p/>
          </table:table-cell>
          <table:table-cell table:style-name="ce3" table:formula="of:=IFERROR([.U341]/[.$E341];&quot;&quot; )" office:value-type="float" office:value="0.00000595518278080528" calcext:value-type="float">
            <text:p>5,95518278080528E-006</text:p>
          </table:table-cell>
          <table:table-cell table:style-name="ce3" table:formula="of:=IFERROR([.V341]/[.$E34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ERROR([.B342]/[.$E342];&quot;&quot; )">
            <text:p/>
          </table:table-cell>
          <table:table-cell table:style-name="ce3" table:formula="of:=IFERROR([.C342]/[.$E342];&quot;&quot; )" office:value-type="float" office:value="0.000367677512968761" calcext:value-type="float">
            <text:p>0,0003676775</text:p>
          </table:table-cell>
          <table:table-cell table:style-name="ce3" table:formula="of:=IFERROR([.D342]/[.$E342];&quot;&quot; )">
            <text:p/>
          </table:table-cell>
          <table:table-cell table:style-name="ce3" table:formula="of:=IFERROR([.E342]/[.$E342];&quot;&quot; )" office:value-type="float" office:value="1" calcext:value-type="float">
            <text:p>1</text:p>
          </table:table-cell>
          <table:table-cell table:style-name="ce3" table:formula="of:=IFERROR([.F342]/[.$E342];&quot;&quot; )">
            <text:p/>
          </table:table-cell>
          <table:table-cell table:style-name="ce3" table:formula="of:=IFERROR([.G342]/[.$E342];&quot;&quot; )">
            <text:p/>
          </table:table-cell>
          <table:table-cell table:style-name="ce3" table:formula="of:=IFERROR([.H342]/[.$E342];&quot;&quot; )">
            <text:p/>
          </table:table-cell>
          <table:table-cell table:style-name="ce3" table:formula="of:=IFERROR([.I342]/[.$E342];&quot;&quot; )" office:value-type="float" office:value="0.0158021321146045" calcext:value-type="float">
            <text:p>0,0158021321</text:p>
          </table:table-cell>
          <table:table-cell table:style-name="ce3" table:formula="of:=IFERROR([.J342]/[.$E342];&quot;&quot; )">
            <text:p/>
          </table:table-cell>
          <table:table-cell table:style-name="ce3" table:formula="of:=IFERROR([.K342]/[.$E342];&quot;&quot; )">
            <text:p/>
          </table:table-cell>
          <table:table-cell table:style-name="ce3" table:formula="of:=IFERROR([.L342]/[.$E342];&quot;&quot; )">
            <text:p/>
          </table:table-cell>
          <table:table-cell table:style-name="ce3" table:formula="of:=IFERROR([.M342]/[.$E342];&quot;&quot; )" office:value-type="float" office:value="0.000200317233059379" calcext:value-type="float">
            <text:p>0,0002003172</text:p>
          </table:table-cell>
          <table:table-cell table:style-name="ce3" table:formula="of:=IFERROR([.N342]/[.$E342];&quot;&quot; )" office:value-type="float" office:value="0.494532590226411" calcext:value-type="float">
            <text:p>0,4945325902</text:p>
          </table:table-cell>
          <table:table-cell table:style-name="ce3" table:formula="of:=IFERROR([.O342]/[.$E342];&quot;&quot; )" office:value-type="float" office:value="0.0000165482802297857" calcext:value-type="float">
            <text:p>1,65482802297857E-005</text:p>
          </table:table-cell>
          <table:table-cell table:style-name="ce3" table:formula="of:=IFERROR([.P342]/[.$E342];&quot;&quot; )">
            <text:p/>
          </table:table-cell>
          <table:table-cell table:style-name="ce3" table:formula="of:=IFERROR([.Q342]/[.$E342];&quot;&quot; )">
            <text:p/>
          </table:table-cell>
          <table:table-cell table:style-name="ce3" table:formula="of:=IFERROR([.R342]/[.$E342];&quot;&quot; )">
            <text:p/>
          </table:table-cell>
          <table:table-cell table:style-name="ce3" table:formula="of:=IFERROR([.S342]/[.$E342];&quot;&quot; )" office:value-type="float" office:value="0.0254161509761201" calcext:value-type="float">
            <text:p>0,025416151</text:p>
          </table:table-cell>
          <table:table-cell table:style-name="ce3" table:formula="of:=IFERROR([.T342]/[.$E342];&quot;&quot; )">
            <text:p/>
          </table:table-cell>
          <table:table-cell table:style-name="ce3" table:formula="of:=IFERROR([.U342]/[.$E342];&quot;&quot; )">
            <text:p/>
          </table:table-cell>
          <table:table-cell table:style-name="ce3" table:formula="of:=IFERROR([.V342]/[.$E34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ERROR([.B343]/[.$E343];&quot;&quot; )">
            <text:p/>
          </table:table-cell>
          <table:table-cell table:style-name="ce3" table:formula="of:=IFERROR([.C343]/[.$E343];&quot;&quot; )" office:value-type="float" office:value="0.000368493278658673" calcext:value-type="float">
            <text:p>0,0003684933</text:p>
          </table:table-cell>
          <table:table-cell table:style-name="ce3" table:formula="of:=IFERROR([.D343]/[.$E343];&quot;&quot; )">
            <text:p/>
          </table:table-cell>
          <table:table-cell table:style-name="ce3" table:formula="of:=IFERROR([.E343]/[.$E343];&quot;&quot; )" office:value-type="float" office:value="1" calcext:value-type="float">
            <text:p>1</text:p>
          </table:table-cell>
          <table:table-cell table:style-name="ce3" table:formula="of:=IFERROR([.F343]/[.$E343];&quot;&quot; )">
            <text:p/>
          </table:table-cell>
          <table:table-cell table:style-name="ce3" table:formula="of:=IFERROR([.G343]/[.$E343];&quot;&quot; )">
            <text:p/>
          </table:table-cell>
          <table:table-cell table:style-name="ce3" table:formula="of:=IFERROR([.H343]/[.$E343];&quot;&quot; )">
            <text:p/>
          </table:table-cell>
          <table:table-cell table:style-name="ce3" table:formula="of:=IFERROR([.I343]/[.$E343];&quot;&quot; )" office:value-type="float" office:value="0.0145179772587997" calcext:value-type="float">
            <text:p>0,0145179773</text:p>
          </table:table-cell>
          <table:table-cell table:style-name="ce3" table:formula="of:=IFERROR([.J343]/[.$E343];&quot;&quot; )">
            <text:p/>
          </table:table-cell>
          <table:table-cell table:style-name="ce3" table:formula="of:=IFERROR([.K343]/[.$E343];&quot;&quot; )">
            <text:p/>
          </table:table-cell>
          <table:table-cell table:style-name="ce3" table:formula="of:=IFERROR([.L343]/[.$E343];&quot;&quot; )">
            <text:p/>
          </table:table-cell>
          <table:table-cell table:style-name="ce3" table:formula="of:=IFERROR([.M343]/[.$E343];&quot;&quot; )" office:value-type="float" office:value="0.000249136686946949" calcext:value-type="float">
            <text:p>0,0002491367</text:p>
          </table:table-cell>
          <table:table-cell table:style-name="ce3" table:formula="of:=IFERROR([.N343]/[.$E343];&quot;&quot; )" office:value-type="float" office:value="0.483172056667895" calcext:value-type="float">
            <text:p>0,4831720567</text:p>
          </table:table-cell>
          <table:table-cell table:style-name="ce3" table:formula="of:=IFERROR([.O343]/[.$E343];&quot;&quot; )">
            <text:p/>
          </table:table-cell>
          <table:table-cell table:style-name="ce3" table:formula="of:=IFERROR([.P343]/[.$E343];&quot;&quot; )">
            <text:p/>
          </table:table-cell>
          <table:table-cell table:style-name="ce3" table:formula="of:=IFERROR([.Q343]/[.$E343];&quot;&quot; )">
            <text:p/>
          </table:table-cell>
          <table:table-cell table:style-name="ce3" table:formula="of:=IFERROR([.R343]/[.$E343];&quot;&quot; )">
            <text:p/>
          </table:table-cell>
          <table:table-cell table:style-name="ce3" table:formula="of:=IFERROR([.S343]/[.$E343];&quot;&quot; )" office:value-type="float" office:value="0.0228292236335332" calcext:value-type="float">
            <text:p>0,0228292236</text:p>
          </table:table-cell>
          <table:table-cell table:style-name="ce3" table:formula="of:=IFERROR([.T343]/[.$E343];&quot;&quot; )">
            <text:p/>
          </table:table-cell>
          <table:table-cell table:style-name="ce3" table:formula="of:=IFERROR([.U343]/[.$E343];&quot;&quot; )">
            <text:p/>
          </table:table-cell>
          <table:table-cell table:style-name="ce3" table:formula="of:=IFERROR([.V343]/[.$E34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ERROR([.B344]/[.$E344];&quot;&quot; )">
            <text:p/>
          </table:table-cell>
          <table:table-cell table:style-name="ce3" table:formula="of:=IFERROR([.C344]/[.$E344];&quot;&quot; )" office:value-type="float" office:value="0.000395316042824456" calcext:value-type="float">
            <text:p>0,000395316</text:p>
          </table:table-cell>
          <table:table-cell table:style-name="ce3" table:formula="of:=IFERROR([.D344]/[.$E344];&quot;&quot; )" office:value-type="float" office:value="0.00161180926381518" calcext:value-type="float">
            <text:p>0,0016118093</text:p>
          </table:table-cell>
          <table:table-cell table:style-name="ce3" table:formula="of:=IFERROR([.E344]/[.$E344];&quot;&quot; )" office:value-type="float" office:value="1" calcext:value-type="float">
            <text:p>1</text:p>
          </table:table-cell>
          <table:table-cell table:style-name="ce3" table:formula="of:=IFERROR([.F344]/[.$E344];&quot;&quot; )">
            <text:p/>
          </table:table-cell>
          <table:table-cell table:style-name="ce3" table:formula="of:=IFERROR([.G344]/[.$E344];&quot;&quot; )">
            <text:p/>
          </table:table-cell>
          <table:table-cell table:style-name="ce3" table:formula="of:=IFERROR([.H344]/[.$E344];&quot;&quot; )">
            <text:p/>
          </table:table-cell>
          <table:table-cell table:style-name="ce3" table:formula="of:=IFERROR([.I344]/[.$E344];&quot;&quot; )" office:value-type="float" office:value="0.0154668016393923" calcext:value-type="float">
            <text:p>0,0154668016</text:p>
          </table:table-cell>
          <table:table-cell table:style-name="ce3" table:formula="of:=IFERROR([.J344]/[.$E344];&quot;&quot; )">
            <text:p/>
          </table:table-cell>
          <table:table-cell table:style-name="ce3" table:formula="of:=IFERROR([.K344]/[.$E344];&quot;&quot; )">
            <text:p/>
          </table:table-cell>
          <table:table-cell table:style-name="ce3" table:formula="of:=IFERROR([.L344]/[.$E344];&quot;&quot; )">
            <text:p/>
          </table:table-cell>
          <table:table-cell table:style-name="ce3" table:formula="of:=IFERROR([.M344]/[.$E344];&quot;&quot; )" office:value-type="float" office:value="0.000224323513479458" calcext:value-type="float">
            <text:p>0,0002243235</text:p>
          </table:table-cell>
          <table:table-cell table:style-name="ce3" table:formula="of:=IFERROR([.N344]/[.$E344];&quot;&quot; )" office:value-type="float" office:value="0.490743376585322" calcext:value-type="float">
            <text:p>0,4907433766</text:p>
          </table:table-cell>
          <table:table-cell table:style-name="ce3" table:formula="of:=IFERROR([.O344]/[.$E344];&quot;&quot; )">
            <text:p/>
          </table:table-cell>
          <table:table-cell table:style-name="ce3" table:formula="of:=IFERROR([.P344]/[.$E344];&quot;&quot; )">
            <text:p/>
          </table:table-cell>
          <table:table-cell table:style-name="ce3" table:formula="of:=IFERROR([.Q344]/[.$E344];&quot;&quot; )">
            <text:p/>
          </table:table-cell>
          <table:table-cell table:style-name="ce3" table:formula="of:=IFERROR([.R344]/[.$E344];&quot;&quot; )">
            <text:p/>
          </table:table-cell>
          <table:table-cell table:style-name="ce3" table:formula="of:=IFERROR([.S344]/[.$E344];&quot;&quot; )" office:value-type="float" office:value="0.0199309826455588" calcext:value-type="float">
            <text:p>0,0199309826</text:p>
          </table:table-cell>
          <table:table-cell table:style-name="ce3" table:formula="of:=IFERROR([.T344]/[.$E344];&quot;&quot; )">
            <text:p/>
          </table:table-cell>
          <table:table-cell table:style-name="ce3" table:formula="of:=IFERROR([.U344]/[.$E344];&quot;&quot; )">
            <text:p/>
          </table:table-cell>
          <table:table-cell table:style-name="ce3" table:formula="of:=IFERROR([.V344]/[.$E34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ERROR([.B345]/[.$E345];&quot;&quot; )">
            <text:p/>
          </table:table-cell>
          <table:table-cell table:style-name="ce3" table:formula="of:=IFERROR([.C345]/[.$E345];&quot;&quot; )" office:value-type="float" office:value="0.000341147394342522" calcext:value-type="float">
            <text:p>0,0003411474</text:p>
          </table:table-cell>
          <table:table-cell table:style-name="ce3" table:formula="of:=IFERROR([.D345]/[.$E345];&quot;&quot; )">
            <text:p/>
          </table:table-cell>
          <table:table-cell table:style-name="ce3" table:formula="of:=IFERROR([.E345]/[.$E345];&quot;&quot; )" office:value-type="float" office:value="1" calcext:value-type="float">
            <text:p>1</text:p>
          </table:table-cell>
          <table:table-cell table:style-name="ce3" table:formula="of:=IFERROR([.F345]/[.$E345];&quot;&quot; )">
            <text:p/>
          </table:table-cell>
          <table:table-cell table:style-name="ce3" table:formula="of:=IFERROR([.G345]/[.$E345];&quot;&quot; )">
            <text:p/>
          </table:table-cell>
          <table:table-cell table:style-name="ce3" table:formula="of:=IFERROR([.H345]/[.$E345];&quot;&quot; )">
            <text:p/>
          </table:table-cell>
          <table:table-cell table:style-name="ce3" table:formula="of:=IFERROR([.I345]/[.$E345];&quot;&quot; )" office:value-type="float" office:value="0.0145878914165219" calcext:value-type="float">
            <text:p>0,0145878914</text:p>
          </table:table-cell>
          <table:table-cell table:style-name="ce3" table:formula="of:=IFERROR([.J345]/[.$E345];&quot;&quot; )">
            <text:p/>
          </table:table-cell>
          <table:table-cell table:style-name="ce3" table:formula="of:=IFERROR([.K345]/[.$E345];&quot;&quot; )">
            <text:p/>
          </table:table-cell>
          <table:table-cell table:style-name="ce3" table:formula="of:=IFERROR([.L345]/[.$E345];&quot;&quot; )">
            <text:p/>
          </table:table-cell>
          <table:table-cell table:style-name="ce3" table:formula="of:=IFERROR([.M345]/[.$E345];&quot;&quot; )" office:value-type="float" office:value="0.000196917630786914" calcext:value-type="float">
            <text:p>0,0001969176</text:p>
          </table:table-cell>
          <table:table-cell table:style-name="ce3" table:formula="of:=IFERROR([.N345]/[.$E345];&quot;&quot; )" office:value-type="float" office:value="0.461111626330935" calcext:value-type="float">
            <text:p>0,4611116263</text:p>
          </table:table-cell>
          <table:table-cell table:style-name="ce3" table:formula="of:=IFERROR([.O345]/[.$E345];&quot;&quot; )">
            <text:p/>
          </table:table-cell>
          <table:table-cell table:style-name="ce3" table:formula="of:=IFERROR([.P345]/[.$E345];&quot;&quot; )">
            <text:p/>
          </table:table-cell>
          <table:table-cell table:style-name="ce3" table:formula="of:=IFERROR([.Q345]/[.$E345];&quot;&quot; )">
            <text:p/>
          </table:table-cell>
          <table:table-cell table:style-name="ce3" table:formula="of:=IFERROR([.R345]/[.$E345];&quot;&quot; )">
            <text:p/>
          </table:table-cell>
          <table:table-cell table:style-name="ce3" table:formula="of:=IFERROR([.S345]/[.$E345];&quot;&quot; )" office:value-type="float" office:value="0.0157081607687692" calcext:value-type="float">
            <text:p>0,0157081608</text:p>
          </table:table-cell>
          <table:table-cell table:style-name="ce3" table:formula="of:=IFERROR([.T345]/[.$E345];&quot;&quot; )">
            <text:p/>
          </table:table-cell>
          <table:table-cell table:style-name="ce3" table:formula="of:=IFERROR([.U345]/[.$E345];&quot;&quot; )">
            <text:p/>
          </table:table-cell>
          <table:table-cell table:style-name="ce3" table:formula="of:=IFERROR([.V345]/[.$E34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ERROR([.B346]/[.$E346];&quot;&quot; )">
            <text:p/>
          </table:table-cell>
          <table:table-cell table:style-name="ce3" table:formula="of:=IFERROR([.C346]/[.$E346];&quot;&quot; )" office:value-type="float" office:value="0.000356154689750444" calcext:value-type="float">
            <text:p>0,0003561547</text:p>
          </table:table-cell>
          <table:table-cell table:style-name="ce3" table:formula="of:=IFERROR([.D346]/[.$E346];&quot;&quot; )">
            <text:p/>
          </table:table-cell>
          <table:table-cell table:style-name="ce3" table:formula="of:=IFERROR([.E346]/[.$E346];&quot;&quot; )" office:value-type="float" office:value="1" calcext:value-type="float">
            <text:p>1</text:p>
          </table:table-cell>
          <table:table-cell table:style-name="ce3" table:formula="of:=IFERROR([.F346]/[.$E346];&quot;&quot; )">
            <text:p/>
          </table:table-cell>
          <table:table-cell table:style-name="ce3" table:formula="of:=IFERROR([.G346]/[.$E346];&quot;&quot; )">
            <text:p/>
          </table:table-cell>
          <table:table-cell table:style-name="ce3" table:formula="of:=IFERROR([.H346]/[.$E346];&quot;&quot; )">
            <text:p/>
          </table:table-cell>
          <table:table-cell table:style-name="ce3" table:formula="of:=IFERROR([.I346]/[.$E346];&quot;&quot; )" office:value-type="float" office:value="0.0156977652318774" calcext:value-type="float">
            <text:p>0,0156977652</text:p>
          </table:table-cell>
          <table:table-cell table:style-name="ce3" table:formula="of:=IFERROR([.J346]/[.$E346];&quot;&quot; )">
            <text:p/>
          </table:table-cell>
          <table:table-cell table:style-name="ce3" table:formula="of:=IFERROR([.K346]/[.$E346];&quot;&quot; )">
            <text:p/>
          </table:table-cell>
          <table:table-cell table:style-name="ce3" table:formula="of:=IFERROR([.L346]/[.$E346];&quot;&quot; )">
            <text:p/>
          </table:table-cell>
          <table:table-cell table:style-name="ce3" table:formula="of:=IFERROR([.M346]/[.$E346];&quot;&quot; )" office:value-type="float" office:value="0.000222682767863612" calcext:value-type="float">
            <text:p>0,0002226828</text:p>
          </table:table-cell>
          <table:table-cell table:style-name="ce3" table:formula="of:=IFERROR([.N346]/[.$E346];&quot;&quot; )" office:value-type="float" office:value="0.446551666686521" calcext:value-type="float">
            <text:p>0,4465516667</text:p>
          </table:table-cell>
          <table:table-cell table:style-name="ce3" table:formula="of:=IFERROR([.O346]/[.$E346];&quot;&quot; )" office:value-type="float" office:value="0.000026512229763462" calcext:value-type="float">
            <text:p>2,6512229763462E-005</text:p>
          </table:table-cell>
          <table:table-cell table:style-name="ce3" table:formula="of:=IFERROR([.P346]/[.$E346];&quot;&quot; )">
            <text:p/>
          </table:table-cell>
          <table:table-cell table:style-name="ce3" table:formula="of:=IFERROR([.Q346]/[.$E346];&quot;&quot; )">
            <text:p/>
          </table:table-cell>
          <table:table-cell table:style-name="ce3" table:formula="of:=IFERROR([.R346]/[.$E346];&quot;&quot; )">
            <text:p/>
          </table:table-cell>
          <table:table-cell table:style-name="ce3" table:formula="of:=IFERROR([.S346]/[.$E346];&quot;&quot; )" office:value-type="float" office:value="0.0148064901918499" calcext:value-type="float">
            <text:p>0,0148064902</text:p>
          </table:table-cell>
          <table:table-cell table:style-name="ce3" table:formula="of:=IFERROR([.T346]/[.$E346];&quot;&quot; )">
            <text:p/>
          </table:table-cell>
          <table:table-cell table:style-name="ce3" table:formula="of:=IFERROR([.U346]/[.$E346];&quot;&quot; )" office:value-type="float" office:value="0.00000499053736723992" calcext:value-type="float">
            <text:p>4,99053736723992E-006</text:p>
          </table:table-cell>
          <table:table-cell table:style-name="ce3" table:formula="of:=IFERROR([.V346]/[.$E34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ERROR([.B347]/[.$E347];&quot;&quot; )">
            <text:p/>
          </table:table-cell>
          <table:table-cell table:style-name="ce3" table:formula="of:=IFERROR([.C347]/[.$E347];&quot;&quot; )" office:value-type="float" office:value="0.000368220121519372" calcext:value-type="float">
            <text:p>0,0003682201</text:p>
          </table:table-cell>
          <table:table-cell table:style-name="ce3" table:formula="of:=IFERROR([.D347]/[.$E347];&quot;&quot; )">
            <text:p/>
          </table:table-cell>
          <table:table-cell table:style-name="ce3" table:formula="of:=IFERROR([.E347]/[.$E347];&quot;&quot; )" office:value-type="float" office:value="1" calcext:value-type="float">
            <text:p>1</text:p>
          </table:table-cell>
          <table:table-cell table:style-name="ce3" table:formula="of:=IFERROR([.F347]/[.$E347];&quot;&quot; )">
            <text:p/>
          </table:table-cell>
          <table:table-cell table:style-name="ce3" table:formula="of:=IFERROR([.G347]/[.$E347];&quot;&quot; )">
            <text:p/>
          </table:table-cell>
          <table:table-cell table:style-name="ce3" table:formula="of:=IFERROR([.H347]/[.$E347];&quot;&quot; )">
            <text:p/>
          </table:table-cell>
          <table:table-cell table:style-name="ce3" table:formula="of:=IFERROR([.I347]/[.$E347];&quot;&quot; )" office:value-type="float" office:value="0.0162420882806281" calcext:value-type="float">
            <text:p>0,0162420883</text:p>
          </table:table-cell>
          <table:table-cell table:style-name="ce3" table:formula="of:=IFERROR([.J347]/[.$E347];&quot;&quot; )">
            <text:p/>
          </table:table-cell>
          <table:table-cell table:style-name="ce3" table:formula="of:=IFERROR([.K347]/[.$E347];&quot;&quot; )">
            <text:p/>
          </table:table-cell>
          <table:table-cell table:style-name="ce3" table:formula="of:=IFERROR([.L347]/[.$E347];&quot;&quot; )">
            <text:p/>
          </table:table-cell>
          <table:table-cell table:style-name="ce3" table:formula="of:=IFERROR([.M347]/[.$E347];&quot;&quot; )" office:value-type="float" office:value="0.000111679807512147" calcext:value-type="float">
            <text:p>0,0001116798</text:p>
          </table:table-cell>
          <table:table-cell table:style-name="ce3" table:formula="of:=IFERROR([.N347]/[.$E347];&quot;&quot; )" office:value-type="float" office:value="0.433737206082084" calcext:value-type="float">
            <text:p>0,4337372061</text:p>
          </table:table-cell>
          <table:table-cell table:style-name="ce3" table:formula="of:=IFERROR([.O347]/[.$E347];&quot;&quot; )">
            <text:p/>
          </table:table-cell>
          <table:table-cell table:style-name="ce3" table:formula="of:=IFERROR([.P347]/[.$E347];&quot;&quot; )">
            <text:p/>
          </table:table-cell>
          <table:table-cell table:style-name="ce3" table:formula="of:=IFERROR([.Q347]/[.$E347];&quot;&quot; )">
            <text:p/>
          </table:table-cell>
          <table:table-cell table:style-name="ce3" table:formula="of:=IFERROR([.R347]/[.$E347];&quot;&quot; )">
            <text:p/>
          </table:table-cell>
          <table:table-cell table:style-name="ce3" table:formula="of:=IFERROR([.S347]/[.$E347];&quot;&quot; )" office:value-type="float" office:value="0.0140151599509924" calcext:value-type="float">
            <text:p>0,01401516</text:p>
          </table:table-cell>
          <table:table-cell table:style-name="ce3" table:formula="of:=IFERROR([.T347]/[.$E347];&quot;&quot; )">
            <text:p/>
          </table:table-cell>
          <table:table-cell table:style-name="ce3" table:formula="of:=IFERROR([.U347]/[.$E347];&quot;&quot; )">
            <text:p/>
          </table:table-cell>
          <table:table-cell table:style-name="ce3" table:formula="of:=IFERROR([.V347]/[.$E34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ERROR([.B348]/[.$E348];&quot;&quot; )">
            <text:p/>
          </table:table-cell>
          <table:table-cell table:style-name="ce3" table:formula="of:=IFERROR([.C348]/[.$E348];&quot;&quot; )" office:value-type="float" office:value="0.000421201831761461" calcext:value-type="float">
            <text:p>0,0004212018</text:p>
          </table:table-cell>
          <table:table-cell table:style-name="ce3" table:formula="of:=IFERROR([.D348]/[.$E348];&quot;&quot; )">
            <text:p/>
          </table:table-cell>
          <table:table-cell table:style-name="ce3" table:formula="of:=IFERROR([.E348]/[.$E348];&quot;&quot; )" office:value-type="float" office:value="1" calcext:value-type="float">
            <text:p>1</text:p>
          </table:table-cell>
          <table:table-cell table:style-name="ce3" table:formula="of:=IFERROR([.F348]/[.$E348];&quot;&quot; )">
            <text:p/>
          </table:table-cell>
          <table:table-cell table:style-name="ce3" table:formula="of:=IFERROR([.G348]/[.$E348];&quot;&quot; )">
            <text:p/>
          </table:table-cell>
          <table:table-cell table:style-name="ce3" table:formula="of:=IFERROR([.H348]/[.$E348];&quot;&quot; )">
            <text:p/>
          </table:table-cell>
          <table:table-cell table:style-name="ce3" table:formula="of:=IFERROR([.I348]/[.$E348];&quot;&quot; )" office:value-type="float" office:value="0.0146721416632704" calcext:value-type="float">
            <text:p>0,0146721417</text:p>
          </table:table-cell>
          <table:table-cell table:style-name="ce3" table:formula="of:=IFERROR([.J348]/[.$E348];&quot;&quot; )">
            <text:p/>
          </table:table-cell>
          <table:table-cell table:style-name="ce3" table:formula="of:=IFERROR([.K348]/[.$E348];&quot;&quot; )">
            <text:p/>
          </table:table-cell>
          <table:table-cell table:style-name="ce3" table:formula="of:=IFERROR([.L348]/[.$E348];&quot;&quot; )">
            <text:p/>
          </table:table-cell>
          <table:table-cell table:style-name="ce3" table:formula="of:=IFERROR([.M348]/[.$E348];&quot;&quot; )" office:value-type="float" office:value="0.000251733488345643" calcext:value-type="float">
            <text:p>0,0002517335</text:p>
          </table:table-cell>
          <table:table-cell table:style-name="ce3" table:formula="of:=IFERROR([.N348]/[.$E348];&quot;&quot; )" office:value-type="float" office:value="0.413184324163123" calcext:value-type="float">
            <text:p>0,4131843242</text:p>
          </table:table-cell>
          <table:table-cell table:style-name="ce3" table:formula="of:=IFERROR([.O348]/[.$E348];&quot;&quot; )">
            <text:p/>
          </table:table-cell>
          <table:table-cell table:style-name="ce3" table:formula="of:=IFERROR([.P348]/[.$E348];&quot;&quot; )">
            <text:p/>
          </table:table-cell>
          <table:table-cell table:style-name="ce3" table:formula="of:=IFERROR([.Q348]/[.$E348];&quot;&quot; )">
            <text:p/>
          </table:table-cell>
          <table:table-cell table:style-name="ce3" table:formula="of:=IFERROR([.R348]/[.$E348];&quot;&quot; )">
            <text:p/>
          </table:table-cell>
          <table:table-cell table:style-name="ce3" table:formula="of:=IFERROR([.S348]/[.$E348];&quot;&quot; )" office:value-type="float" office:value="0.0131403555002736" calcext:value-type="float">
            <text:p>0,0131403555</text:p>
          </table:table-cell>
          <table:table-cell table:style-name="ce3" table:formula="of:=IFERROR([.T348]/[.$E348];&quot;&quot; )">
            <text:p/>
          </table:table-cell>
          <table:table-cell table:style-name="ce3" table:formula="of:=IFERROR([.U348]/[.$E348];&quot;&quot; )">
            <text:p/>
          </table:table-cell>
          <table:table-cell table:style-name="ce3" table:formula="of:=IFERROR([.V348]/[.$E34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ERROR([.B349]/[.$E349];&quot;&quot; )">
            <text:p/>
          </table:table-cell>
          <table:table-cell table:style-name="ce3" table:formula="of:=IFERROR([.C349]/[.$E349];&quot;&quot; )" office:value-type="float" office:value="0.000377310854223405" calcext:value-type="float">
            <text:p>0,0003773109</text:p>
          </table:table-cell>
          <table:table-cell table:style-name="ce3" table:formula="of:=IFERROR([.D349]/[.$E349];&quot;&quot; )">
            <text:p/>
          </table:table-cell>
          <table:table-cell table:style-name="ce3" table:formula="of:=IFERROR([.E349]/[.$E349];&quot;&quot; )" office:value-type="float" office:value="1" calcext:value-type="float">
            <text:p>1</text:p>
          </table:table-cell>
          <table:table-cell table:style-name="ce3" table:formula="of:=IFERROR([.F349]/[.$E349];&quot;&quot; )">
            <text:p/>
          </table:table-cell>
          <table:table-cell table:style-name="ce3" table:formula="of:=IFERROR([.G349]/[.$E349];&quot;&quot; )">
            <text:p/>
          </table:table-cell>
          <table:table-cell table:style-name="ce3" table:formula="of:=IFERROR([.H349]/[.$E349];&quot;&quot; )">
            <text:p/>
          </table:table-cell>
          <table:table-cell table:style-name="ce3" table:formula="of:=IFERROR([.I349]/[.$E349];&quot;&quot; )" office:value-type="float" office:value="0.015546046035827" calcext:value-type="float">
            <text:p>0,015546046</text:p>
          </table:table-cell>
          <table:table-cell table:style-name="ce3" table:formula="of:=IFERROR([.J349]/[.$E349];&quot;&quot; )">
            <text:p/>
          </table:table-cell>
          <table:table-cell table:style-name="ce3" table:formula="of:=IFERROR([.K349]/[.$E349];&quot;&quot; )">
            <text:p/>
          </table:table-cell>
          <table:table-cell table:style-name="ce3" table:formula="of:=IFERROR([.L349]/[.$E349];&quot;&quot; )">
            <text:p/>
          </table:table-cell>
          <table:table-cell table:style-name="ce3" table:formula="of:=IFERROR([.M349]/[.$E349];&quot;&quot; )" office:value-type="float" office:value="0.000106490425966792" calcext:value-type="float">
            <text:p>0,0001064904</text:p>
          </table:table-cell>
          <table:table-cell table:style-name="ce3" table:formula="of:=IFERROR([.N349]/[.$E349];&quot;&quot; )" office:value-type="float" office:value="0.402988681766152" calcext:value-type="float">
            <text:p>0,4029886818</text:p>
          </table:table-cell>
          <table:table-cell table:style-name="ce3" table:formula="of:=IFERROR([.O349]/[.$E349];&quot;&quot; )">
            <text:p/>
          </table:table-cell>
          <table:table-cell table:style-name="ce3" table:formula="of:=IFERROR([.P349]/[.$E349];&quot;&quot; )">
            <text:p/>
          </table:table-cell>
          <table:table-cell table:style-name="ce3" table:formula="of:=IFERROR([.Q349]/[.$E349];&quot;&quot; )">
            <text:p/>
          </table:table-cell>
          <table:table-cell table:style-name="ce3" table:formula="of:=IFERROR([.R349]/[.$E349];&quot;&quot; )">
            <text:p/>
          </table:table-cell>
          <table:table-cell table:style-name="ce3" table:formula="of:=IFERROR([.S349]/[.$E349];&quot;&quot; )" office:value-type="float" office:value="0.0133169004648424" calcext:value-type="float">
            <text:p>0,0133169005</text:p>
          </table:table-cell>
          <table:table-cell table:style-name="ce3" table:formula="of:=IFERROR([.T349]/[.$E349];&quot;&quot; )">
            <text:p/>
          </table:table-cell>
          <table:table-cell table:style-name="ce3" table:formula="of:=IFERROR([.U349]/[.$E349];&quot;&quot; )">
            <text:p/>
          </table:table-cell>
          <table:table-cell table:style-name="ce3" table:formula="of:=IFERROR([.V349]/[.$E34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ERROR([.B350]/[.$E350];&quot;&quot; )">
            <text:p/>
          </table:table-cell>
          <table:table-cell table:style-name="ce3" table:formula="of:=IFERROR([.C350]/[.$E350];&quot;&quot; )" office:value-type="float" office:value="0.000355513312673929" calcext:value-type="float">
            <text:p>0,0003555133</text:p>
          </table:table-cell>
          <table:table-cell table:style-name="ce3" table:formula="of:=IFERROR([.D350]/[.$E350];&quot;&quot; )" office:value-type="float" office:value="0.00208137572090045" calcext:value-type="float">
            <text:p>0,0020813757</text:p>
          </table:table-cell>
          <table:table-cell table:style-name="ce3" table:formula="of:=IFERROR([.E350]/[.$E350];&quot;&quot; )" office:value-type="float" office:value="1" calcext:value-type="float">
            <text:p>1</text:p>
          </table:table-cell>
          <table:table-cell table:style-name="ce3" table:formula="of:=IFERROR([.F350]/[.$E350];&quot;&quot; )">
            <text:p/>
          </table:table-cell>
          <table:table-cell table:style-name="ce3" table:formula="of:=IFERROR([.G350]/[.$E350];&quot;&quot; )">
            <text:p/>
          </table:table-cell>
          <table:table-cell table:style-name="ce3" table:formula="of:=IFERROR([.H350]/[.$E350];&quot;&quot; )">
            <text:p/>
          </table:table-cell>
          <table:table-cell table:style-name="ce3" table:formula="of:=IFERROR([.I350]/[.$E350];&quot;&quot; )" office:value-type="float" office:value="0.0152423364786921" calcext:value-type="float">
            <text:p>0,0152423365</text:p>
          </table:table-cell>
          <table:table-cell table:style-name="ce3" table:formula="of:=IFERROR([.J350]/[.$E350];&quot;&quot; )">
            <text:p/>
          </table:table-cell>
          <table:table-cell table:style-name="ce3" table:formula="of:=IFERROR([.K350]/[.$E350];&quot;&quot; )">
            <text:p/>
          </table:table-cell>
          <table:table-cell table:style-name="ce3" table:formula="of:=IFERROR([.L350]/[.$E350];&quot;&quot; )" office:value-type="float" office:value="0.000291120560507156" calcext:value-type="float">
            <text:p>0,0002911206</text:p>
          </table:table-cell>
          <table:table-cell table:style-name="ce3" table:formula="of:=IFERROR([.M350]/[.$E350];&quot;&quot; )" office:value-type="float" office:value="0.000303591098769653" calcext:value-type="float">
            <text:p>0,0003035911</text:p>
          </table:table-cell>
          <table:table-cell table:style-name="ce3" table:formula="of:=IFERROR([.N350]/[.$E350];&quot;&quot; )" office:value-type="float" office:value="0.379433854813754" calcext:value-type="float">
            <text:p>0,3794338548</text:p>
          </table:table-cell>
          <table:table-cell table:style-name="ce3" table:formula="of:=IFERROR([.O350]/[.$E350];&quot;&quot; )">
            <text:p/>
          </table:table-cell>
          <table:table-cell table:style-name="ce3" table:formula="of:=IFERROR([.P350]/[.$E350];&quot;&quot; )">
            <text:p/>
          </table:table-cell>
          <table:table-cell table:style-name="ce3" table:formula="of:=IFERROR([.Q350]/[.$E350];&quot;&quot; )">
            <text:p/>
          </table:table-cell>
          <table:table-cell table:style-name="ce3" table:formula="of:=IFERROR([.R350]/[.$E350];&quot;&quot; )" office:value-type="float" office:value="0.000106928747841224" calcext:value-type="float">
            <text:p>0,0001069287</text:p>
          </table:table-cell>
          <table:table-cell table:style-name="ce3" table:formula="of:=IFERROR([.S350]/[.$E350];&quot;&quot; )" office:value-type="float" office:value="0.0137196418411015" calcext:value-type="float">
            <text:p>0,0137196418</text:p>
          </table:table-cell>
          <table:table-cell table:style-name="ce3" table:formula="of:=IFERROR([.T350]/[.$E350];&quot;&quot; )" office:value-type="float" office:value="0.0000713779011488561" calcext:value-type="float">
            <text:p>7,13779011488561E-005</text:p>
          </table:table-cell>
          <table:table-cell table:style-name="ce3" table:formula="of:=IFERROR([.U350]/[.$E350];&quot;&quot; )">
            <text:p/>
          </table:table-cell>
          <table:table-cell table:style-name="ce3" table:formula="of:=IFERROR([.V350]/[.$E35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ERROR([.B351]/[.$E351];&quot;&quot; )">
            <text:p/>
          </table:table-cell>
          <table:table-cell table:style-name="ce3" table:formula="of:=IFERROR([.C351]/[.$E351];&quot;&quot; )" office:value-type="float" office:value="0.000402967347675511" calcext:value-type="float">
            <text:p>0,0004029673</text:p>
          </table:table-cell>
          <table:table-cell table:style-name="ce3" table:formula="of:=IFERROR([.D351]/[.$E351];&quot;&quot; )" office:value-type="float" office:value="0.00212619405176119" calcext:value-type="float">
            <text:p>0,0021261941</text:p>
          </table:table-cell>
          <table:table-cell table:style-name="ce3" table:formula="of:=IFERROR([.E351]/[.$E351];&quot;&quot; )" office:value-type="float" office:value="1" calcext:value-type="float">
            <text:p>1</text:p>
          </table:table-cell>
          <table:table-cell table:style-name="ce3" table:formula="of:=IFERROR([.F351]/[.$E351];&quot;&quot; )">
            <text:p/>
          </table:table-cell>
          <table:table-cell table:style-name="ce3" table:formula="of:=IFERROR([.G351]/[.$E351];&quot;&quot; )">
            <text:p/>
          </table:table-cell>
          <table:table-cell table:style-name="ce3" table:formula="of:=IFERROR([.H351]/[.$E351];&quot;&quot; )">
            <text:p/>
          </table:table-cell>
          <table:table-cell table:style-name="ce3" table:formula="of:=IFERROR([.I351]/[.$E351];&quot;&quot; )" office:value-type="float" office:value="0.0148991194614488" calcext:value-type="float">
            <text:p>0,0148991195</text:p>
          </table:table-cell>
          <table:table-cell table:style-name="ce3" table:formula="of:=IFERROR([.J351]/[.$E351];&quot;&quot; )" office:value-type="float" office:value="0.000421406447620126" calcext:value-type="float">
            <text:p>0,0004214064</text:p>
          </table:table-cell>
          <table:table-cell table:style-name="ce3" table:formula="of:=IFERROR([.K351]/[.$E351];&quot;&quot; )">
            <text:p/>
          </table:table-cell>
          <table:table-cell table:style-name="ce3" table:formula="of:=IFERROR([.L351]/[.$E351];&quot;&quot; )" office:value-type="float" office:value="0.000267589703424427" calcext:value-type="float">
            <text:p>0,0002675897</text:p>
          </table:table-cell>
          <table:table-cell table:style-name="ce3" table:formula="of:=IFERROR([.M351]/[.$E351];&quot;&quot; )" office:value-type="float" office:value="0.000265527989296392" calcext:value-type="float">
            <text:p>0,000265528</text:p>
          </table:table-cell>
          <table:table-cell table:style-name="ce3" table:formula="of:=IFERROR([.N351]/[.$E351];&quot;&quot; )" office:value-type="float" office:value="0.369440143582821" calcext:value-type="float">
            <text:p>0,3694401436</text:p>
          </table:table-cell>
          <table:table-cell table:style-name="ce3" table:formula="of:=IFERROR([.O351]/[.$E351];&quot;&quot; )">
            <text:p/>
          </table:table-cell>
          <table:table-cell table:style-name="ce3" table:formula="of:=IFERROR([.P351]/[.$E351];&quot;&quot; )">
            <text:p/>
          </table:table-cell>
          <table:table-cell table:style-name="ce3" table:formula="of:=IFERROR([.Q351]/[.$E351];&quot;&quot; )">
            <text:p/>
          </table:table-cell>
          <table:table-cell table:style-name="ce3" table:formula="of:=IFERROR([.R351]/[.$E351];&quot;&quot; )" office:value-type="float" office:value="0.0000696304964754143" calcext:value-type="float">
            <text:p>6,96304964754143E-005</text:p>
          </table:table-cell>
          <table:table-cell table:style-name="ce3" table:formula="of:=IFERROR([.S351]/[.$E351];&quot;&quot; )" office:value-type="float" office:value="0.0126721810977217" calcext:value-type="float">
            <text:p>0,0126721811</text:p>
          </table:table-cell>
          <table:table-cell table:style-name="ce3" table:formula="of:=IFERROR([.T351]/[.$E351];&quot;&quot; )" office:value-type="float" office:value="0.0000331656294305816" calcext:value-type="float">
            <text:p>3,31656294305816E-005</text:p>
          </table:table-cell>
          <table:table-cell table:style-name="ce3" table:formula="of:=IFERROR([.U351]/[.$E351];&quot;&quot; )">
            <text:p/>
          </table:table-cell>
          <table:table-cell table:style-name="ce3" table:formula="of:=IFERROR([.V351]/[.$E35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ERROR([.B352]/[.$E352];&quot;&quot; )">
            <text:p/>
          </table:table-cell>
          <table:table-cell table:style-name="ce3" table:formula="of:=IFERROR([.C352]/[.$E352];&quot;&quot; )" office:value-type="float" office:value="0.000315184298920483" calcext:value-type="float">
            <text:p>0,0003151843</text:p>
          </table:table-cell>
          <table:table-cell table:style-name="ce3" table:formula="of:=IFERROR([.D352]/[.$E352];&quot;&quot; )" office:value-type="float" office:value="0.00160538492835072" calcext:value-type="float">
            <text:p>0,0016053849</text:p>
          </table:table-cell>
          <table:table-cell table:style-name="ce3" table:formula="of:=IFERROR([.E352]/[.$E352];&quot;&quot; )" office:value-type="float" office:value="1" calcext:value-type="float">
            <text:p>1</text:p>
          </table:table-cell>
          <table:table-cell table:style-name="ce3" table:formula="of:=IFERROR([.F352]/[.$E352];&quot;&quot; )">
            <text:p/>
          </table:table-cell>
          <table:table-cell table:style-name="ce3" table:formula="of:=IFERROR([.G352]/[.$E352];&quot;&quot; )">
            <text:p/>
          </table:table-cell>
          <table:table-cell table:style-name="ce3" table:formula="of:=IFERROR([.H352]/[.$E352];&quot;&quot; )" office:value-type="float" office:value="0.000150304651219306" calcext:value-type="float">
            <text:p>0,0001503047</text:p>
          </table:table-cell>
          <table:table-cell table:style-name="ce3" table:formula="of:=IFERROR([.I352]/[.$E352];&quot;&quot; )" office:value-type="float" office:value="0.0154051541947942" calcext:value-type="float">
            <text:p>0,0154051542</text:p>
          </table:table-cell>
          <table:table-cell table:style-name="ce3" table:formula="of:=IFERROR([.J352]/[.$E352];&quot;&quot; )">
            <text:p/>
          </table:table-cell>
          <table:table-cell table:style-name="ce3" table:formula="of:=IFERROR([.K352]/[.$E352];&quot;&quot; )">
            <text:p/>
          </table:table-cell>
          <table:table-cell table:style-name="ce3" table:formula="of:=IFERROR([.L352]/[.$E352];&quot;&quot; )" office:value-type="float" office:value="0.000195937221689683" calcext:value-type="float">
            <text:p>0,0001959372</text:p>
          </table:table-cell>
          <table:table-cell table:style-name="ce3" table:formula="of:=IFERROR([.M352]/[.$E352];&quot;&quot; )" office:value-type="float" office:value="0.000243068430911221" calcext:value-type="float">
            <text:p>0,0002430684</text:p>
          </table:table-cell>
          <table:table-cell table:style-name="ce3" table:formula="of:=IFERROR([.N352]/[.$E352];&quot;&quot; )" office:value-type="float" office:value="0.365134986359302" calcext:value-type="float">
            <text:p>0,3651349864</text:p>
          </table:table-cell>
          <table:table-cell table:style-name="ce3" table:formula="of:=IFERROR([.O352]/[.$E352];&quot;&quot; )" office:value-type="float" office:value="0.0000229570887126261" calcext:value-type="float">
            <text:p>2,29570887126261E-005</text:p>
          </table:table-cell>
          <table:table-cell table:style-name="ce3" table:formula="of:=IFERROR([.P352]/[.$E352];&quot;&quot; )">
            <text:p/>
          </table:table-cell>
          <table:table-cell table:style-name="ce3" table:formula="of:=IFERROR([.Q352]/[.$E352];&quot;&quot; )">
            <text:p/>
          </table:table-cell>
          <table:table-cell table:style-name="ce3" table:formula="of:=IFERROR([.R352]/[.$E352];&quot;&quot; )">
            <text:p/>
          </table:table-cell>
          <table:table-cell table:style-name="ce3" table:formula="of:=IFERROR([.S352]/[.$E352];&quot;&quot; )" office:value-type="float" office:value="0.0131952350457671" calcext:value-type="float">
            <text:p>0,013195235</text:p>
          </table:table-cell>
          <table:table-cell table:style-name="ce3" table:formula="of:=IFERROR([.T352]/[.$E352];&quot;&quot; )">
            <text:p/>
          </table:table-cell>
          <table:table-cell table:style-name="ce3" table:formula="of:=IFERROR([.U352]/[.$E352];&quot;&quot; )">
            <text:p/>
          </table:table-cell>
          <table:table-cell table:style-name="ce3" table:formula="of:=IFERROR([.V352]/[.$E35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ERROR([.B353]/[.$E353];&quot;&quot; )">
            <text:p/>
          </table:table-cell>
          <table:table-cell table:style-name="ce3" table:formula="of:=IFERROR([.C353]/[.$E353];&quot;&quot; )" office:value-type="float" office:value="0.000250651231491057" calcext:value-type="float">
            <text:p>0,0002506512</text:p>
          </table:table-cell>
          <table:table-cell table:style-name="ce3" table:formula="of:=IFERROR([.D353]/[.$E353];&quot;&quot; )" office:value-type="float" office:value="0.00205829581419775" calcext:value-type="float">
            <text:p>0,0020582958</text:p>
          </table:table-cell>
          <table:table-cell table:style-name="ce3" table:formula="of:=IFERROR([.E353]/[.$E353];&quot;&quot; )" office:value-type="float" office:value="1" calcext:value-type="float">
            <text:p>1</text:p>
          </table:table-cell>
          <table:table-cell table:style-name="ce3" table:formula="of:=IFERROR([.F353]/[.$E353];&quot;&quot; )">
            <text:p/>
          </table:table-cell>
          <table:table-cell table:style-name="ce3" table:formula="of:=IFERROR([.G353]/[.$E353];&quot;&quot; )">
            <text:p/>
          </table:table-cell>
          <table:table-cell table:style-name="ce3" table:formula="of:=IFERROR([.H353]/[.$E353];&quot;&quot; )">
            <text:p/>
          </table:table-cell>
          <table:table-cell table:style-name="ce3" table:formula="of:=IFERROR([.I353]/[.$E353];&quot;&quot; )" office:value-type="float" office:value="0.0150733176416187" calcext:value-type="float">
            <text:p>0,0150733176</text:p>
          </table:table-cell>
          <table:table-cell table:style-name="ce3" table:formula="of:=IFERROR([.J353]/[.$E353];&quot;&quot; )">
            <text:p/>
          </table:table-cell>
          <table:table-cell table:style-name="ce3" table:formula="of:=IFERROR([.K353]/[.$E353];&quot;&quot; )">
            <text:p/>
          </table:table-cell>
          <table:table-cell table:style-name="ce3" table:formula="of:=IFERROR([.L353]/[.$E353];&quot;&quot; )" office:value-type="float" office:value="0.000138956507573929" calcext:value-type="float">
            <text:p>0,0001389565</text:p>
          </table:table-cell>
          <table:table-cell table:style-name="ce3" table:formula="of:=IFERROR([.M353]/[.$E353];&quot;&quot; )" office:value-type="float" office:value="0.000307556431161387" calcext:value-type="float">
            <text:p>0,0003075564</text:p>
          </table:table-cell>
          <table:table-cell table:style-name="ce3" table:formula="of:=IFERROR([.N353]/[.$E353];&quot;&quot; )" office:value-type="float" office:value="0.361324182414963" calcext:value-type="float">
            <text:p>0,3613241824</text:p>
          </table:table-cell>
          <table:table-cell table:style-name="ce3" table:formula="of:=IFERROR([.O353]/[.$E353];&quot;&quot; )" office:value-type="float" office:value="0.0000160412762860152" calcext:value-type="float">
            <text:p>1,60412762860152E-005</text:p>
          </table:table-cell>
          <table:table-cell table:style-name="ce3" table:formula="of:=IFERROR([.P353]/[.$E353];&quot;&quot; )">
            <text:p/>
          </table:table-cell>
          <table:table-cell table:style-name="ce3" table:formula="of:=IFERROR([.Q353]/[.$E353];&quot;&quot; )">
            <text:p/>
          </table:table-cell>
          <table:table-cell table:style-name="ce3" table:formula="of:=IFERROR([.R353]/[.$E353];&quot;&quot; )">
            <text:p/>
          </table:table-cell>
          <table:table-cell table:style-name="ce3" table:formula="of:=IFERROR([.S353]/[.$E353];&quot;&quot; )" office:value-type="float" office:value="0.0135675078219971" calcext:value-type="float">
            <text:p>0,0135675078</text:p>
          </table:table-cell>
          <table:table-cell table:style-name="ce3" table:formula="of:=IFERROR([.T353]/[.$E353];&quot;&quot; )">
            <text:p/>
          </table:table-cell>
          <table:table-cell table:style-name="ce3" table:formula="of:=IFERROR([.U353]/[.$E353];&quot;&quot; )">
            <text:p/>
          </table:table-cell>
          <table:table-cell table:style-name="ce3" table:formula="of:=IFERROR([.V353]/[.$E35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ERROR([.B354]/[.$E354];&quot;&quot; )">
            <text:p/>
          </table:table-cell>
          <table:table-cell table:style-name="ce3" table:formula="of:=IFERROR([.C354]/[.$E354];&quot;&quot; )" office:value-type="float" office:value="0.000320849700332733" calcext:value-type="float">
            <text:p>0,0003208497</text:p>
          </table:table-cell>
          <table:table-cell table:style-name="ce3" table:formula="of:=IFERROR([.D354]/[.$E354];&quot;&quot; )">
            <text:p/>
          </table:table-cell>
          <table:table-cell table:style-name="ce3" table:formula="of:=IFERROR([.E354]/[.$E354];&quot;&quot; )" office:value-type="float" office:value="1" calcext:value-type="float">
            <text:p>1</text:p>
          </table:table-cell>
          <table:table-cell table:style-name="ce3" table:formula="of:=IFERROR([.F354]/[.$E354];&quot;&quot; )">
            <text:p/>
          </table:table-cell>
          <table:table-cell table:style-name="ce3" table:formula="of:=IFERROR([.G354]/[.$E354];&quot;&quot; )">
            <text:p/>
          </table:table-cell>
          <table:table-cell table:style-name="ce3" table:formula="of:=IFERROR([.H354]/[.$E354];&quot;&quot; )">
            <text:p/>
          </table:table-cell>
          <table:table-cell table:style-name="ce3" table:formula="of:=IFERROR([.I354]/[.$E354];&quot;&quot; )" office:value-type="float" office:value="0.0150104856401033" calcext:value-type="float">
            <text:p>0,0150104856</text:p>
          </table:table-cell>
          <table:table-cell table:style-name="ce3" table:formula="of:=IFERROR([.J354]/[.$E354];&quot;&quot; )">
            <text:p/>
          </table:table-cell>
          <table:table-cell table:style-name="ce3" table:formula="of:=IFERROR([.K354]/[.$E354];&quot;&quot; )">
            <text:p/>
          </table:table-cell>
          <table:table-cell table:style-name="ce3" table:formula="of:=IFERROR([.L354]/[.$E354];&quot;&quot; )">
            <text:p/>
          </table:table-cell>
          <table:table-cell table:style-name="ce3" table:formula="of:=IFERROR([.M354]/[.$E354];&quot;&quot; )" office:value-type="float" office:value="0.000232503324409543" calcext:value-type="float">
            <text:p>0,0002325033</text:p>
          </table:table-cell>
          <table:table-cell table:style-name="ce3" table:formula="of:=IFERROR([.N354]/[.$E354];&quot;&quot; )" office:value-type="float" office:value="0.345094140207559" calcext:value-type="float">
            <text:p>0,3450941402</text:p>
          </table:table-cell>
          <table:table-cell table:style-name="ce3" table:formula="of:=IFERROR([.O354]/[.$E354];&quot;&quot; )">
            <text:p/>
          </table:table-cell>
          <table:table-cell table:style-name="ce3" table:formula="of:=IFERROR([.P354]/[.$E354];&quot;&quot; )">
            <text:p/>
          </table:table-cell>
          <table:table-cell table:style-name="ce3" table:formula="of:=IFERROR([.Q354]/[.$E354];&quot;&quot; )">
            <text:p/>
          </table:table-cell>
          <table:table-cell table:style-name="ce3" table:formula="of:=IFERROR([.R354]/[.$E354];&quot;&quot; )">
            <text:p/>
          </table:table-cell>
          <table:table-cell table:style-name="ce3" table:formula="of:=IFERROR([.S354]/[.$E354];&quot;&quot; )" office:value-type="float" office:value="0.0147962749776687" calcext:value-type="float">
            <text:p>0,014796275</text:p>
          </table:table-cell>
          <table:table-cell table:style-name="ce3" table:formula="of:=IFERROR([.T354]/[.$E354];&quot;&quot; )">
            <text:p/>
          </table:table-cell>
          <table:table-cell table:style-name="ce3" table:formula="of:=IFERROR([.U354]/[.$E354];&quot;&quot; )">
            <text:p/>
          </table:table-cell>
          <table:table-cell table:style-name="ce3" table:formula="of:=IFERROR([.V354]/[.$E35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ERROR([.B355]/[.$E355];&quot;&quot; )">
            <text:p/>
          </table:table-cell>
          <table:table-cell table:style-name="ce3" table:formula="of:=IFERROR([.C355]/[.$E355];&quot;&quot; )" office:value-type="float" office:value="0.000247692234230531" calcext:value-type="float">
            <text:p>0,0002476922</text:p>
          </table:table-cell>
          <table:table-cell table:style-name="ce3" table:formula="of:=IFERROR([.D355]/[.$E355];&quot;&quot; )">
            <text:p/>
          </table:table-cell>
          <table:table-cell table:style-name="ce3" table:formula="of:=IFERROR([.E355]/[.$E355];&quot;&quot; )" office:value-type="float" office:value="1" calcext:value-type="float">
            <text:p>1</text:p>
          </table:table-cell>
          <table:table-cell table:style-name="ce3" table:formula="of:=IFERROR([.F355]/[.$E355];&quot;&quot; )">
            <text:p/>
          </table:table-cell>
          <table:table-cell table:style-name="ce3" table:formula="of:=IFERROR([.G355]/[.$E355];&quot;&quot; )">
            <text:p/>
          </table:table-cell>
          <table:table-cell table:style-name="ce3" table:formula="of:=IFERROR([.H355]/[.$E355];&quot;&quot; )">
            <text:p/>
          </table:table-cell>
          <table:table-cell table:style-name="ce3" table:formula="of:=IFERROR([.I355]/[.$E355];&quot;&quot; )" office:value-type="float" office:value="0.0161554165224142" calcext:value-type="float">
            <text:p>0,0161554165</text:p>
          </table:table-cell>
          <table:table-cell table:style-name="ce3" table:formula="of:=IFERROR([.J355]/[.$E355];&quot;&quot; )">
            <text:p/>
          </table:table-cell>
          <table:table-cell table:style-name="ce3" table:formula="of:=IFERROR([.K355]/[.$E355];&quot;&quot; )">
            <text:p/>
          </table:table-cell>
          <table:table-cell table:style-name="ce3" table:formula="of:=IFERROR([.L355]/[.$E355];&quot;&quot; )" office:value-type="float" office:value="0.000153853677277433" calcext:value-type="float">
            <text:p>0,0001538537</text:p>
          </table:table-cell>
          <table:table-cell table:style-name="ce3" table:formula="of:=IFERROR([.M355]/[.$E355];&quot;&quot; )" office:value-type="float" office:value="0.000204831325015392" calcext:value-type="float">
            <text:p>0,0002048313</text:p>
          </table:table-cell>
          <table:table-cell table:style-name="ce3" table:formula="of:=IFERROR([.N355]/[.$E355];&quot;&quot; )" office:value-type="float" office:value="0.339131840737744" calcext:value-type="float">
            <text:p>0,3391318407</text:p>
          </table:table-cell>
          <table:table-cell table:style-name="ce3" table:formula="of:=IFERROR([.O355]/[.$E355];&quot;&quot; )">
            <text:p/>
          </table:table-cell>
          <table:table-cell table:style-name="ce3" table:formula="of:=IFERROR([.P355]/[.$E355];&quot;&quot; )">
            <text:p/>
          </table:table-cell>
          <table:table-cell table:style-name="ce3" table:formula="of:=IFERROR([.Q355]/[.$E355];&quot;&quot; )">
            <text:p/>
          </table:table-cell>
          <table:table-cell table:style-name="ce3" table:formula="of:=IFERROR([.R355]/[.$E355];&quot;&quot; )" office:value-type="float" office:value="0.0000544882540872296" calcext:value-type="float">
            <text:p>5,44882540872296E-005</text:p>
          </table:table-cell>
          <table:table-cell table:style-name="ce3" table:formula="of:=IFERROR([.S355]/[.$E355];&quot;&quot; )" office:value-type="float" office:value="0.0152760761020283" calcext:value-type="float">
            <text:p>0,0152760761</text:p>
          </table:table-cell>
          <table:table-cell table:style-name="ce3" table:formula="of:=IFERROR([.T355]/[.$E355];&quot;&quot; )" office:value-type="float" office:value="0.0000305270117327812" calcext:value-type="float">
            <text:p>0,000030527</text:p>
          </table:table-cell>
          <table:table-cell table:style-name="ce3" table:formula="of:=IFERROR([.U355]/[.$E355];&quot;&quot; )">
            <text:p/>
          </table:table-cell>
          <table:table-cell table:style-name="ce3" table:formula="of:=IFERROR([.V355]/[.$E35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ERROR([.B356]/[.$E356];&quot;&quot; )">
            <text:p/>
          </table:table-cell>
          <table:table-cell table:style-name="ce3" table:formula="of:=IFERROR([.C356]/[.$E356];&quot;&quot; )" office:value-type="float" office:value="0.000292229561434159" calcext:value-type="float">
            <text:p>0,0002922296</text:p>
          </table:table-cell>
          <table:table-cell table:style-name="ce3" table:formula="of:=IFERROR([.D356]/[.$E356];&quot;&quot; )" office:value-type="float" office:value="0.00208000852756717" calcext:value-type="float">
            <text:p>0,0020800085</text:p>
          </table:table-cell>
          <table:table-cell table:style-name="ce3" table:formula="of:=IFERROR([.E356]/[.$E356];&quot;&quot; )" office:value-type="float" office:value="1" calcext:value-type="float">
            <text:p>1</text:p>
          </table:table-cell>
          <table:table-cell table:style-name="ce3" table:formula="of:=IFERROR([.F356]/[.$E356];&quot;&quot; )">
            <text:p/>
          </table:table-cell>
          <table:table-cell table:style-name="ce3" table:formula="of:=IFERROR([.G356]/[.$E356];&quot;&quot; )">
            <text:p/>
          </table:table-cell>
          <table:table-cell table:style-name="ce3" table:formula="of:=IFERROR([.H356]/[.$E356];&quot;&quot; )">
            <text:p/>
          </table:table-cell>
          <table:table-cell table:style-name="ce3" table:formula="of:=IFERROR([.I356]/[.$E356];&quot;&quot; )" office:value-type="float" office:value="0.0152388859232469" calcext:value-type="float">
            <text:p>0,0152388859</text:p>
          </table:table-cell>
          <table:table-cell table:style-name="ce3" table:formula="of:=IFERROR([.J356]/[.$E356];&quot;&quot; )">
            <text:p/>
          </table:table-cell>
          <table:table-cell table:style-name="ce3" table:formula="of:=IFERROR([.K356]/[.$E356];&quot;&quot; )">
            <text:p/>
          </table:table-cell>
          <table:table-cell table:style-name="ce3" table:formula="of:=IFERROR([.L356]/[.$E356];&quot;&quot; )">
            <text:p/>
          </table:table-cell>
          <table:table-cell table:style-name="ce3" table:formula="of:=IFERROR([.M356]/[.$E356];&quot;&quot; )" office:value-type="float" office:value="0.000138356988031276" calcext:value-type="float">
            <text:p>0,000138357</text:p>
          </table:table-cell>
          <table:table-cell table:style-name="ce3" table:formula="of:=IFERROR([.N356]/[.$E356];&quot;&quot; )" office:value-type="float" office:value="0.325851292566904" calcext:value-type="float">
            <text:p>0,3258512926</text:p>
          </table:table-cell>
          <table:table-cell table:style-name="ce3" table:formula="of:=IFERROR([.O356]/[.$E356];&quot;&quot; )">
            <text:p/>
          </table:table-cell>
          <table:table-cell table:style-name="ce3" table:formula="of:=IFERROR([.P356]/[.$E356];&quot;&quot; )">
            <text:p/>
          </table:table-cell>
          <table:table-cell table:style-name="ce3" table:formula="of:=IFERROR([.Q356]/[.$E356];&quot;&quot; )">
            <text:p/>
          </table:table-cell>
          <table:table-cell table:style-name="ce3" table:formula="of:=IFERROR([.R356]/[.$E356];&quot;&quot; )">
            <text:p/>
          </table:table-cell>
          <table:table-cell table:style-name="ce3" table:formula="of:=IFERROR([.S356]/[.$E356];&quot;&quot; )" office:value-type="float" office:value="0.0137106298195469" calcext:value-type="float">
            <text:p>0,0137106298</text:p>
          </table:table-cell>
          <table:table-cell table:style-name="ce3" table:formula="of:=IFERROR([.T356]/[.$E356];&quot;&quot; )">
            <text:p/>
          </table:table-cell>
          <table:table-cell table:style-name="ce3" table:formula="of:=IFERROR([.U356]/[.$E356];&quot;&quot; )">
            <text:p/>
          </table:table-cell>
          <table:table-cell table:style-name="ce3" table:formula="of:=IFERROR([.V356]/[.$E35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ERROR([.B357]/[.$E357];&quot;&quot; )">
            <text:p/>
          </table:table-cell>
          <table:table-cell table:style-name="ce3" table:formula="of:=IFERROR([.C357]/[.$E357];&quot;&quot; )" office:value-type="float" office:value="0.000314841231247008" calcext:value-type="float">
            <text:p>0,0003148412</text:p>
          </table:table-cell>
          <table:table-cell table:style-name="ce3" table:formula="of:=IFERROR([.D357]/[.$E357];&quot;&quot; )">
            <text:p/>
          </table:table-cell>
          <table:table-cell table:style-name="ce3" table:formula="of:=IFERROR([.E357]/[.$E357];&quot;&quot; )" office:value-type="float" office:value="1" calcext:value-type="float">
            <text:p>1</text:p>
          </table:table-cell>
          <table:table-cell table:style-name="ce3" table:formula="of:=IFERROR([.F357]/[.$E357];&quot;&quot; )">
            <text:p/>
          </table:table-cell>
          <table:table-cell table:style-name="ce3" table:formula="of:=IFERROR([.G357]/[.$E357];&quot;&quot; )">
            <text:p/>
          </table:table-cell>
          <table:table-cell table:style-name="ce3" table:formula="of:=IFERROR([.H357]/[.$E357];&quot;&quot; )">
            <text:p/>
          </table:table-cell>
          <table:table-cell table:style-name="ce3" table:formula="of:=IFERROR([.I357]/[.$E357];&quot;&quot; )" office:value-type="float" office:value="0.0149595857248841" calcext:value-type="float">
            <text:p>0,0149595857</text:p>
          </table:table-cell>
          <table:table-cell table:style-name="ce3" table:formula="of:=IFERROR([.J357]/[.$E357];&quot;&quot; )">
            <text:p/>
          </table:table-cell>
          <table:table-cell table:style-name="ce3" table:formula="of:=IFERROR([.K357]/[.$E357];&quot;&quot; )">
            <text:p/>
          </table:table-cell>
          <table:table-cell table:style-name="ce3" table:formula="of:=IFERROR([.L357]/[.$E357];&quot;&quot; )">
            <text:p/>
          </table:table-cell>
          <table:table-cell table:style-name="ce3" table:formula="of:=IFERROR([.M357]/[.$E357];&quot;&quot; )" office:value-type="float" office:value="0.000196824228816543" calcext:value-type="float">
            <text:p>0,0001968242</text:p>
          </table:table-cell>
          <table:table-cell table:style-name="ce3" table:formula="of:=IFERROR([.N357]/[.$E357];&quot;&quot; )" office:value-type="float" office:value="0.338882186789995" calcext:value-type="float">
            <text:p>0,3388821868</text:p>
          </table:table-cell>
          <table:table-cell table:style-name="ce3" table:formula="of:=IFERROR([.O357]/[.$E357];&quot;&quot; )">
            <text:p/>
          </table:table-cell>
          <table:table-cell table:style-name="ce3" table:formula="of:=IFERROR([.P357]/[.$E357];&quot;&quot; )">
            <text:p/>
          </table:table-cell>
          <table:table-cell table:style-name="ce3" table:formula="of:=IFERROR([.Q357]/[.$E357];&quot;&quot; )">
            <text:p/>
          </table:table-cell>
          <table:table-cell table:style-name="ce3" table:formula="of:=IFERROR([.R357]/[.$E357];&quot;&quot; )">
            <text:p/>
          </table:table-cell>
          <table:table-cell table:style-name="ce3" table:formula="of:=IFERROR([.S357]/[.$E357];&quot;&quot; )" office:value-type="float" office:value="0.014071945778998" calcext:value-type="float">
            <text:p>0,0140719458</text:p>
          </table:table-cell>
          <table:table-cell table:style-name="ce3" table:formula="of:=IFERROR([.T357]/[.$E357];&quot;&quot; )" office:value-type="float" office:value="0.0000495278765727344" calcext:value-type="float">
            <text:p>4,95278765727344E-005</text:p>
          </table:table-cell>
          <table:table-cell table:style-name="ce3" table:formula="of:=IFERROR([.U357]/[.$E357];&quot;&quot; )">
            <text:p/>
          </table:table-cell>
          <table:table-cell table:style-name="ce3" table:formula="of:=IFERROR([.V357]/[.$E35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ERROR([.B358]/[.$E358];&quot;&quot; )">
            <text:p/>
          </table:table-cell>
          <table:table-cell table:style-name="ce3" table:formula="of:=IFERROR([.C358]/[.$E358];&quot;&quot; )" office:value-type="float" office:value="0.000340531623272326" calcext:value-type="float">
            <text:p>0,0003405316</text:p>
          </table:table-cell>
          <table:table-cell table:style-name="ce3" table:formula="of:=IFERROR([.D358]/[.$E358];&quot;&quot; )">
            <text:p/>
          </table:table-cell>
          <table:table-cell table:style-name="ce3" table:formula="of:=IFERROR([.E358]/[.$E358];&quot;&quot; )" office:value-type="float" office:value="1" calcext:value-type="float">
            <text:p>1</text:p>
          </table:table-cell>
          <table:table-cell table:style-name="ce3" table:formula="of:=IFERROR([.F358]/[.$E358];&quot;&quot; )">
            <text:p/>
          </table:table-cell>
          <table:table-cell table:style-name="ce3" table:formula="of:=IFERROR([.G358]/[.$E358];&quot;&quot; )">
            <text:p/>
          </table:table-cell>
          <table:table-cell table:style-name="ce3" table:formula="of:=IFERROR([.H358]/[.$E358];&quot;&quot; )">
            <text:p/>
          </table:table-cell>
          <table:table-cell table:style-name="ce3" table:formula="of:=IFERROR([.I358]/[.$E358];&quot;&quot; )" office:value-type="float" office:value="0.0159027297374078" calcext:value-type="float">
            <text:p>0,0159027297</text:p>
          </table:table-cell>
          <table:table-cell table:style-name="ce3" table:formula="of:=IFERROR([.J358]/[.$E358];&quot;&quot; )">
            <text:p/>
          </table:table-cell>
          <table:table-cell table:style-name="ce3" table:formula="of:=IFERROR([.K358]/[.$E358];&quot;&quot; )">
            <text:p/>
          </table:table-cell>
          <table:table-cell table:style-name="ce3" table:formula="of:=IFERROR([.L358]/[.$E358];&quot;&quot; )">
            <text:p/>
          </table:table-cell>
          <table:table-cell table:style-name="ce3" table:formula="of:=IFERROR([.M358]/[.$E358];&quot;&quot; )" office:value-type="float" office:value="0.000210322110276027" calcext:value-type="float">
            <text:p>0,0002103221</text:p>
          </table:table-cell>
          <table:table-cell table:style-name="ce3" table:formula="of:=IFERROR([.N358]/[.$E358];&quot;&quot; )" office:value-type="float" office:value="0.34208633142991" calcext:value-type="float">
            <text:p>0,3420863314</text:p>
          </table:table-cell>
          <table:table-cell table:style-name="ce3" table:formula="of:=IFERROR([.O358]/[.$E358];&quot;&quot; )" office:value-type="float" office:value="0.0000205387748610937" calcext:value-type="float">
            <text:p>2,05387748610937E-005</text:p>
          </table:table-cell>
          <table:table-cell table:style-name="ce3" table:formula="of:=IFERROR([.P358]/[.$E358];&quot;&quot; )">
            <text:p/>
          </table:table-cell>
          <table:table-cell table:style-name="ce3" table:formula="of:=IFERROR([.Q358]/[.$E358];&quot;&quot; )">
            <text:p/>
          </table:table-cell>
          <table:table-cell table:style-name="ce3" table:formula="of:=IFERROR([.R358]/[.$E358];&quot;&quot; )">
            <text:p/>
          </table:table-cell>
          <table:table-cell table:style-name="ce3" table:formula="of:=IFERROR([.S358]/[.$E358];&quot;&quot; )" office:value-type="float" office:value="0.0143140624534876" calcext:value-type="float">
            <text:p>0,0143140625</text:p>
          </table:table-cell>
          <table:table-cell table:style-name="ce3" table:formula="of:=IFERROR([.T358]/[.$E358];&quot;&quot; )">
            <text:p/>
          </table:table-cell>
          <table:table-cell table:style-name="ce3" table:formula="of:=IFERROR([.U358]/[.$E358];&quot;&quot; )">
            <text:p/>
          </table:table-cell>
          <table:table-cell table:style-name="ce3" table:formula="of:=IFERROR([.V358]/[.$E35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ERROR([.B359]/[.$E359];&quot;&quot; )">
            <text:p/>
          </table:table-cell>
          <table:table-cell table:style-name="ce3" table:formula="of:=IFERROR([.C359]/[.$E359];&quot;&quot; )" office:value-type="float" office:value="0.00031685164600003" calcext:value-type="float">
            <text:p>0,0003168516</text:p>
          </table:table-cell>
          <table:table-cell table:style-name="ce3" table:formula="of:=IFERROR([.D359]/[.$E359];&quot;&quot; )">
            <text:p/>
          </table:table-cell>
          <table:table-cell table:style-name="ce3" table:formula="of:=IFERROR([.E359]/[.$E359];&quot;&quot; )" office:value-type="float" office:value="1" calcext:value-type="float">
            <text:p>1</text:p>
          </table:table-cell>
          <table:table-cell table:style-name="ce3" table:formula="of:=IFERROR([.F359]/[.$E359];&quot;&quot; )">
            <text:p/>
          </table:table-cell>
          <table:table-cell table:style-name="ce3" table:formula="of:=IFERROR([.G359]/[.$E359];&quot;&quot; )">
            <text:p/>
          </table:table-cell>
          <table:table-cell table:style-name="ce3" table:formula="of:=IFERROR([.H359]/[.$E359];&quot;&quot; )">
            <text:p/>
          </table:table-cell>
          <table:table-cell table:style-name="ce3" table:formula="of:=IFERROR([.I359]/[.$E359];&quot;&quot; )" office:value-type="float" office:value="0.0169568838708911" calcext:value-type="float">
            <text:p>0,0169568839</text:p>
          </table:table-cell>
          <table:table-cell table:style-name="ce3" table:formula="of:=IFERROR([.J359]/[.$E359];&quot;&quot; )">
            <text:p/>
          </table:table-cell>
          <table:table-cell table:style-name="ce3" table:formula="of:=IFERROR([.K359]/[.$E359];&quot;&quot; )">
            <text:p/>
          </table:table-cell>
          <table:table-cell table:style-name="ce3" table:formula="of:=IFERROR([.L359]/[.$E359];&quot;&quot; )">
            <text:p/>
          </table:table-cell>
          <table:table-cell table:style-name="ce3" table:formula="of:=IFERROR([.M359]/[.$E359];&quot;&quot; )" office:value-type="float" office:value="0.000189023062781842" calcext:value-type="float">
            <text:p>0,0001890231</text:p>
          </table:table-cell>
          <table:table-cell table:style-name="ce3" table:formula="of:=IFERROR([.N359]/[.$E359];&quot;&quot; )" office:value-type="float" office:value="0.353746431060309" calcext:value-type="float">
            <text:p>0,3537464311</text:p>
          </table:table-cell>
          <table:table-cell table:style-name="ce3" table:formula="of:=IFERROR([.O359]/[.$E359];&quot;&quot; )">
            <text:p/>
          </table:table-cell>
          <table:table-cell table:style-name="ce3" table:formula="of:=IFERROR([.P359]/[.$E359];&quot;&quot; )">
            <text:p/>
          </table:table-cell>
          <table:table-cell table:style-name="ce3" table:formula="of:=IFERROR([.Q359]/[.$E359];&quot;&quot; )">
            <text:p/>
          </table:table-cell>
          <table:table-cell table:style-name="ce3" table:formula="of:=IFERROR([.R359]/[.$E359];&quot;&quot; )">
            <text:p/>
          </table:table-cell>
          <table:table-cell table:style-name="ce3" table:formula="of:=IFERROR([.S359]/[.$E359];&quot;&quot; )" office:value-type="float" office:value="0.0125167816665017" calcext:value-type="float">
            <text:p>0,0125167817</text:p>
          </table:table-cell>
          <table:table-cell table:style-name="ce3" table:formula="of:=IFERROR([.T359]/[.$E359];&quot;&quot; )">
            <text:p/>
          </table:table-cell>
          <table:table-cell table:style-name="ce3" table:formula="of:=IFERROR([.U359]/[.$E359];&quot;&quot; )">
            <text:p/>
          </table:table-cell>
          <table:table-cell table:style-name="ce3" table:formula="of:=IFERROR([.V359]/[.$E35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ERROR([.B360]/[.$E360];&quot;&quot; )">
            <text:p/>
          </table:table-cell>
          <table:table-cell table:style-name="ce3" table:formula="of:=IFERROR([.C360]/[.$E360];&quot;&quot; )" office:value-type="float" office:value="0.000267067055567539" calcext:value-type="float">
            <text:p>0,0002670671</text:p>
          </table:table-cell>
          <table:table-cell table:style-name="ce3" table:formula="of:=IFERROR([.D360]/[.$E360];&quot;&quot; )">
            <text:p/>
          </table:table-cell>
          <table:table-cell table:style-name="ce3" table:formula="of:=IFERROR([.E360]/[.$E360];&quot;&quot; )" office:value-type="float" office:value="1" calcext:value-type="float">
            <text:p>1</text:p>
          </table:table-cell>
          <table:table-cell table:style-name="ce3" table:formula="of:=IFERROR([.F360]/[.$E360];&quot;&quot; )">
            <text:p/>
          </table:table-cell>
          <table:table-cell table:style-name="ce3" table:formula="of:=IFERROR([.G360]/[.$E360];&quot;&quot; )">
            <text:p/>
          </table:table-cell>
          <table:table-cell table:style-name="ce3" table:formula="of:=IFERROR([.H360]/[.$E360];&quot;&quot; )">
            <text:p/>
          </table:table-cell>
          <table:table-cell table:style-name="ce3" table:formula="of:=IFERROR([.I360]/[.$E360];&quot;&quot; )" office:value-type="float" office:value="0.0160574398977374" calcext:value-type="float">
            <text:p>0,0160574399</text:p>
          </table:table-cell>
          <table:table-cell table:style-name="ce3" table:formula="of:=IFERROR([.J360]/[.$E360];&quot;&quot; )">
            <text:p/>
          </table:table-cell>
          <table:table-cell table:style-name="ce3" table:formula="of:=IFERROR([.K360]/[.$E360];&quot;&quot; )">
            <text:p/>
          </table:table-cell>
          <table:table-cell table:style-name="ce3" table:formula="of:=IFERROR([.L360]/[.$E360];&quot;&quot; )">
            <text:p/>
          </table:table-cell>
          <table:table-cell table:style-name="ce3" table:formula="of:=IFERROR([.M360]/[.$E360];&quot;&quot; )" office:value-type="float" office:value="0.000104910449173647" calcext:value-type="float">
            <text:p>0,0001049104</text:p>
          </table:table-cell>
          <table:table-cell table:style-name="ce3" table:formula="of:=IFERROR([.N360]/[.$E360];&quot;&quot; )" office:value-type="float" office:value="0.348618560992922" calcext:value-type="float">
            <text:p>0,348618561</text:p>
          </table:table-cell>
          <table:table-cell table:style-name="ce3" table:formula="of:=IFERROR([.O360]/[.$E360];&quot;&quot; )">
            <text:p/>
          </table:table-cell>
          <table:table-cell table:style-name="ce3" table:formula="of:=IFERROR([.P360]/[.$E360];&quot;&quot; )">
            <text:p/>
          </table:table-cell>
          <table:table-cell table:style-name="ce3" table:formula="of:=IFERROR([.Q360]/[.$E360];&quot;&quot; )">
            <text:p/>
          </table:table-cell>
          <table:table-cell table:style-name="ce3" table:formula="of:=IFERROR([.R360]/[.$E360];&quot;&quot; )">
            <text:p/>
          </table:table-cell>
          <table:table-cell table:style-name="ce3" table:formula="of:=IFERROR([.S360]/[.$E360];&quot;&quot; )" office:value-type="float" office:value="0.0116766692934012" calcext:value-type="float">
            <text:p>0,0116766693</text:p>
          </table:table-cell>
          <table:table-cell table:style-name="ce3" table:formula="of:=IFERROR([.T360]/[.$E360];&quot;&quot; )">
            <text:p/>
          </table:table-cell>
          <table:table-cell table:style-name="ce3" table:formula="of:=IFERROR([.U360]/[.$E360];&quot;&quot; )" office:value-type="float" office:value="0.00000638110366731829" calcext:value-type="float">
            <text:p>6,38110366731829E-006</text:p>
          </table:table-cell>
          <table:table-cell table:style-name="ce3" table:formula="of:=IFERROR([.V360]/[.$E36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ERROR([.B361]/[.$E361];&quot;&quot; )">
            <text:p/>
          </table:table-cell>
          <table:table-cell table:style-name="ce3" table:formula="of:=IFERROR([.C361]/[.$E361];&quot;&quot; )" office:value-type="float" office:value="0.000298571375838132" calcext:value-type="float">
            <text:p>0,0002985714</text:p>
          </table:table-cell>
          <table:table-cell table:style-name="ce3" table:formula="of:=IFERROR([.D361]/[.$E361];&quot;&quot; )">
            <text:p/>
          </table:table-cell>
          <table:table-cell table:style-name="ce3" table:formula="of:=IFERROR([.E361]/[.$E361];&quot;&quot; )" office:value-type="float" office:value="1" calcext:value-type="float">
            <text:p>1</text:p>
          </table:table-cell>
          <table:table-cell table:style-name="ce3" table:formula="of:=IFERROR([.F361]/[.$E361];&quot;&quot; )">
            <text:p/>
          </table:table-cell>
          <table:table-cell table:style-name="ce3" table:formula="of:=IFERROR([.G361]/[.$E361];&quot;&quot; )">
            <text:p/>
          </table:table-cell>
          <table:table-cell table:style-name="ce3" table:formula="of:=IFERROR([.H361]/[.$E361];&quot;&quot; )">
            <text:p/>
          </table:table-cell>
          <table:table-cell table:style-name="ce3" table:formula="of:=IFERROR([.I361]/[.$E361];&quot;&quot; )" office:value-type="float" office:value="0.0155603097310474" calcext:value-type="float">
            <text:p>0,0155603097</text:p>
          </table:table-cell>
          <table:table-cell table:style-name="ce3" table:formula="of:=IFERROR([.J361]/[.$E361];&quot;&quot; )">
            <text:p/>
          </table:table-cell>
          <table:table-cell table:style-name="ce3" table:formula="of:=IFERROR([.K361]/[.$E361];&quot;&quot; )">
            <text:p/>
          </table:table-cell>
          <table:table-cell table:style-name="ce3" table:formula="of:=IFERROR([.L361]/[.$E361];&quot;&quot; )" office:value-type="float" office:value="0.000153290153568562" calcext:value-type="float">
            <text:p>0,0001532902</text:p>
          </table:table-cell>
          <table:table-cell table:style-name="ce3" table:formula="of:=IFERROR([.M361]/[.$E361];&quot;&quot; )" office:value-type="float" office:value="0.000166169247229417" calcext:value-type="float">
            <text:p>0,0001661692</text:p>
          </table:table-cell>
          <table:table-cell table:style-name="ce3" table:formula="of:=IFERROR([.N361]/[.$E361];&quot;&quot; )" office:value-type="float" office:value="0.35711738587216" calcext:value-type="float">
            <text:p>0,3571173859</text:p>
          </table:table-cell>
          <table:table-cell table:style-name="ce3" table:formula="of:=IFERROR([.O361]/[.$E361];&quot;&quot; )">
            <text:p/>
          </table:table-cell>
          <table:table-cell table:style-name="ce3" table:formula="of:=IFERROR([.P361]/[.$E361];&quot;&quot; )">
            <text:p/>
          </table:table-cell>
          <table:table-cell table:style-name="ce3" table:formula="of:=IFERROR([.Q361]/[.$E361];&quot;&quot; )">
            <text:p/>
          </table:table-cell>
          <table:table-cell table:style-name="ce3" table:formula="of:=IFERROR([.R361]/[.$E361];&quot;&quot; )">
            <text:p/>
          </table:table-cell>
          <table:table-cell table:style-name="ce3" table:formula="of:=IFERROR([.S361]/[.$E361];&quot;&quot; )" office:value-type="float" office:value="0.0126571438643192" calcext:value-type="float">
            <text:p>0,0126571439</text:p>
          </table:table-cell>
          <table:table-cell table:style-name="ce3" table:formula="of:=IFERROR([.T361]/[.$E361];&quot;&quot; )" office:value-type="float" office:value="0.0000369281483304336" calcext:value-type="float">
            <text:p>3,69281483304336E-005</text:p>
          </table:table-cell>
          <table:table-cell table:style-name="ce3" table:formula="of:=IFERROR([.U361]/[.$E361];&quot;&quot; )">
            <text:p/>
          </table:table-cell>
          <table:table-cell table:style-name="ce3" table:formula="of:=IFERROR([.V361]/[.$E36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ERROR([.B362]/[.$E362];&quot;&quot; )">
            <text:p/>
          </table:table-cell>
          <table:table-cell table:style-name="ce3" table:formula="of:=IFERROR([.C362]/[.$E362];&quot;&quot; )" office:value-type="float" office:value="0.000369919182337356" calcext:value-type="float">
            <text:p>0,0003699192</text:p>
          </table:table-cell>
          <table:table-cell table:style-name="ce3" table:formula="of:=IFERROR([.D362]/[.$E362];&quot;&quot; )" office:value-type="float" office:value="0.00213630615672576" calcext:value-type="float">
            <text:p>0,0021363062</text:p>
          </table:table-cell>
          <table:table-cell table:style-name="ce3" table:formula="of:=IFERROR([.E362]/[.$E362];&quot;&quot; )" office:value-type="float" office:value="1" calcext:value-type="float">
            <text:p>1</text:p>
          </table:table-cell>
          <table:table-cell table:style-name="ce3" table:formula="of:=IFERROR([.F362]/[.$E362];&quot;&quot; )">
            <text:p/>
          </table:table-cell>
          <table:table-cell table:style-name="ce3" table:formula="of:=IFERROR([.G362]/[.$E362];&quot;&quot; )">
            <text:p/>
          </table:table-cell>
          <table:table-cell table:style-name="ce3" table:formula="of:=IFERROR([.H362]/[.$E362];&quot;&quot; )">
            <text:p/>
          </table:table-cell>
          <table:table-cell table:style-name="ce3" table:formula="of:=IFERROR([.I362]/[.$E362];&quot;&quot; )" office:value-type="float" office:value="0.01496997915544" calcext:value-type="float">
            <text:p>0,0149699792</text:p>
          </table:table-cell>
          <table:table-cell table:style-name="ce3" table:formula="of:=IFERROR([.J362]/[.$E362];&quot;&quot; )">
            <text:p/>
          </table:table-cell>
          <table:table-cell table:style-name="ce3" table:formula="of:=IFERROR([.K362]/[.$E362];&quot;&quot; )">
            <text:p/>
          </table:table-cell>
          <table:table-cell table:style-name="ce3" table:formula="of:=IFERROR([.L362]/[.$E362];&quot;&quot; )" office:value-type="float" office:value="0.000184111586159152" calcext:value-type="float">
            <text:p>0,0001841116</text:p>
          </table:table-cell>
          <table:table-cell table:style-name="ce3" table:formula="of:=IFERROR([.M362]/[.$E362];&quot;&quot; )" office:value-type="float" office:value="0.000276738104017866" calcext:value-type="float">
            <text:p>0,0002767381</text:p>
          </table:table-cell>
          <table:table-cell table:style-name="ce3" table:formula="of:=IFERROR([.N362]/[.$E362];&quot;&quot; )" office:value-type="float" office:value="0.352361032209205" calcext:value-type="float">
            <text:p>0,3523610322</text:p>
          </table:table-cell>
          <table:table-cell table:style-name="ce3" table:formula="of:=IFERROR([.O362]/[.$E362];&quot;&quot; )">
            <text:p/>
          </table:table-cell>
          <table:table-cell table:style-name="ce3" table:formula="of:=IFERROR([.P362]/[.$E362];&quot;&quot; )">
            <text:p/>
          </table:table-cell>
          <table:table-cell table:style-name="ce3" table:formula="of:=IFERROR([.Q362]/[.$E362];&quot;&quot; )">
            <text:p/>
          </table:table-cell>
          <table:table-cell table:style-name="ce3" table:formula="of:=IFERROR([.R362]/[.$E362];&quot;&quot; )">
            <text:p/>
          </table:table-cell>
          <table:table-cell table:style-name="ce3" table:formula="of:=IFERROR([.S362]/[.$E362];&quot;&quot; )" office:value-type="float" office:value="0.0140817225063708" calcext:value-type="float">
            <text:p>0,0140817225</text:p>
          </table:table-cell>
          <table:table-cell table:style-name="ce3" table:formula="of:=IFERROR([.T362]/[.$E362];&quot;&quot; )">
            <text:p/>
          </table:table-cell>
          <table:table-cell table:style-name="ce3" table:formula="of:=IFERROR([.U362]/[.$E362];&quot;&quot; )">
            <text:p/>
          </table:table-cell>
          <table:table-cell table:style-name="ce3" table:formula="of:=IFERROR([.V362]/[.$E36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ERROR([.B363]/[.$E363];&quot;&quot; )">
            <text:p/>
          </table:table-cell>
          <table:table-cell table:style-name="ce3" table:formula="of:=IFERROR([.C363]/[.$E363];&quot;&quot; )" office:value-type="float" office:value="0.000266138313235149" calcext:value-type="float">
            <text:p>0,0002661383</text:p>
          </table:table-cell>
          <table:table-cell table:style-name="ce3" table:formula="of:=IFERROR([.D363]/[.$E363];&quot;&quot; )">
            <text:p/>
          </table:table-cell>
          <table:table-cell table:style-name="ce3" table:formula="of:=IFERROR([.E363]/[.$E363];&quot;&quot; )" office:value-type="float" office:value="1" calcext:value-type="float">
            <text:p>1</text:p>
          </table:table-cell>
          <table:table-cell table:style-name="ce3" table:formula="of:=IFERROR([.F363]/[.$E363];&quot;&quot; )">
            <text:p/>
          </table:table-cell>
          <table:table-cell table:style-name="ce3" table:formula="of:=IFERROR([.G363]/[.$E363];&quot;&quot; )">
            <text:p/>
          </table:table-cell>
          <table:table-cell table:style-name="ce3" table:formula="of:=IFERROR([.H363]/[.$E363];&quot;&quot; )">
            <text:p/>
          </table:table-cell>
          <table:table-cell table:style-name="ce3" table:formula="of:=IFERROR([.I363]/[.$E363];&quot;&quot; )" office:value-type="float" office:value="0.0153115807841545" calcext:value-type="float">
            <text:p>0,0153115808</text:p>
          </table:table-cell>
          <table:table-cell table:style-name="ce3" table:formula="of:=IFERROR([.J363]/[.$E363];&quot;&quot; )">
            <text:p/>
          </table:table-cell>
          <table:table-cell table:style-name="ce3" table:formula="of:=IFERROR([.K363]/[.$E363];&quot;&quot; )">
            <text:p/>
          </table:table-cell>
          <table:table-cell table:style-name="ce3" table:formula="of:=IFERROR([.L363]/[.$E363];&quot;&quot; )" office:value-type="float" office:value="0.000133448147831276" calcext:value-type="float">
            <text:p>0,0001334481</text:p>
          </table:table-cell>
          <table:table-cell table:style-name="ce3" table:formula="of:=IFERROR([.M363]/[.$E363];&quot;&quot; )" office:value-type="float" office:value="0.000135119270162834" calcext:value-type="float">
            <text:p>0,0001351193</text:p>
          </table:table-cell>
          <table:table-cell table:style-name="ce3" table:formula="of:=IFERROR([.N363]/[.$E363];&quot;&quot; )" office:value-type="float" office:value="0.360124858121205" calcext:value-type="float">
            <text:p>0,3601248581</text:p>
          </table:table-cell>
          <table:table-cell table:style-name="ce3" table:formula="of:=IFERROR([.O363]/[.$E363];&quot;&quot; )" office:value-type="float" office:value="0.00002066646719011" calcext:value-type="float">
            <text:p>2,066646719011E-005</text:p>
          </table:table-cell>
          <table:table-cell table:style-name="ce3" table:formula="of:=IFERROR([.P363]/[.$E363];&quot;&quot; )">
            <text:p/>
          </table:table-cell>
          <table:table-cell table:style-name="ce3" table:formula="of:=IFERROR([.Q363]/[.$E363];&quot;&quot; )">
            <text:p/>
          </table:table-cell>
          <table:table-cell table:style-name="ce3" table:formula="of:=IFERROR([.R363]/[.$E363];&quot;&quot; )">
            <text:p/>
          </table:table-cell>
          <table:table-cell table:style-name="ce3" table:formula="of:=IFERROR([.S363]/[.$E363];&quot;&quot; )" office:value-type="float" office:value="0.0137130365418038" calcext:value-type="float">
            <text:p>0,0137130365</text:p>
          </table:table-cell>
          <table:table-cell table:style-name="ce3" table:formula="of:=IFERROR([.T363]/[.$E363];&quot;&quot; )" office:value-type="float" office:value="0.0000391709039664854" calcext:value-type="float">
            <text:p>3,91709039664854E-005</text:p>
          </table:table-cell>
          <table:table-cell table:style-name="ce3" table:formula="of:=IFERROR([.U363]/[.$E363];&quot;&quot; )">
            <text:p/>
          </table:table-cell>
          <table:table-cell table:style-name="ce3" table:formula="of:=IFERROR([.V363]/[.$E36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ERROR([.B364]/[.$E364];&quot;&quot; )">
            <text:p/>
          </table:table-cell>
          <table:table-cell table:style-name="ce3" table:formula="of:=IFERROR([.C364]/[.$E364];&quot;&quot; )" office:value-type="float" office:value="0.00029488864702526" calcext:value-type="float">
            <text:p>0,0002948886</text:p>
          </table:table-cell>
          <table:table-cell table:style-name="ce3" table:formula="of:=IFERROR([.D364]/[.$E364];&quot;&quot; )">
            <text:p/>
          </table:table-cell>
          <table:table-cell table:style-name="ce3" table:formula="of:=IFERROR([.E364]/[.$E364];&quot;&quot; )" office:value-type="float" office:value="1" calcext:value-type="float">
            <text:p>1</text:p>
          </table:table-cell>
          <table:table-cell table:style-name="ce3" table:formula="of:=IFERROR([.F364]/[.$E364];&quot;&quot; )">
            <text:p/>
          </table:table-cell>
          <table:table-cell table:style-name="ce3" table:formula="of:=IFERROR([.G364]/[.$E364];&quot;&quot; )">
            <text:p/>
          </table:table-cell>
          <table:table-cell table:style-name="ce3" table:formula="of:=IFERROR([.H364]/[.$E364];&quot;&quot; )">
            <text:p/>
          </table:table-cell>
          <table:table-cell table:style-name="ce3" table:formula="of:=IFERROR([.I364]/[.$E364];&quot;&quot; )" office:value-type="float" office:value="0.0161806860508292" calcext:value-type="float">
            <text:p>0,0161806861</text:p>
          </table:table-cell>
          <table:table-cell table:style-name="ce3" table:formula="of:=IFERROR([.J364]/[.$E364];&quot;&quot; )">
            <text:p/>
          </table:table-cell>
          <table:table-cell table:style-name="ce3" table:formula="of:=IFERROR([.K364]/[.$E364];&quot;&quot; )">
            <text:p/>
          </table:table-cell>
          <table:table-cell table:style-name="ce3" table:formula="of:=IFERROR([.L364]/[.$E364];&quot;&quot; )">
            <text:p/>
          </table:table-cell>
          <table:table-cell table:style-name="ce3" table:formula="of:=IFERROR([.M364]/[.$E364];&quot;&quot; )" office:value-type="float" office:value="0.000229481865688237" calcext:value-type="float">
            <text:p>0,0002294819</text:p>
          </table:table-cell>
          <table:table-cell table:style-name="ce3" table:formula="of:=IFERROR([.N364]/[.$E364];&quot;&quot; )" office:value-type="float" office:value="0.370955349966841" calcext:value-type="float">
            <text:p>0,37095535</text:p>
          </table:table-cell>
          <table:table-cell table:style-name="ce3" table:formula="of:=IFERROR([.O364]/[.$E364];&quot;&quot; )">
            <text:p/>
          </table:table-cell>
          <table:table-cell table:style-name="ce3" table:formula="of:=IFERROR([.P364]/[.$E364];&quot;&quot; )">
            <text:p/>
          </table:table-cell>
          <table:table-cell table:style-name="ce3" table:formula="of:=IFERROR([.Q364]/[.$E364];&quot;&quot; )">
            <text:p/>
          </table:table-cell>
          <table:table-cell table:style-name="ce3" table:formula="of:=IFERROR([.R364]/[.$E364];&quot;&quot; )">
            <text:p/>
          </table:table-cell>
          <table:table-cell table:style-name="ce3" table:formula="of:=IFERROR([.S364]/[.$E364];&quot;&quot; )" office:value-type="float" office:value="0.0131617734292325" calcext:value-type="float">
            <text:p>0,0131617734</text:p>
          </table:table-cell>
          <table:table-cell table:style-name="ce3" table:formula="of:=IFERROR([.T364]/[.$E364];&quot;&quot; )">
            <text:p/>
          </table:table-cell>
          <table:table-cell table:style-name="ce3" table:formula="of:=IFERROR([.U364]/[.$E364];&quot;&quot; )">
            <text:p/>
          </table:table-cell>
          <table:table-cell table:style-name="ce3" table:formula="of:=IFERROR([.V364]/[.$E36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ERROR([.B365]/[.$E365];&quot;&quot; )">
            <text:p/>
          </table:table-cell>
          <table:table-cell table:style-name="ce3" table:formula="of:=IFERROR([.C365]/[.$E365];&quot;&quot; )" office:value-type="float" office:value="0.000397252541750723" calcext:value-type="float">
            <text:p>0,0003972525</text:p>
          </table:table-cell>
          <table:table-cell table:style-name="ce3" table:formula="of:=IFERROR([.D365]/[.$E365];&quot;&quot; )">
            <text:p/>
          </table:table-cell>
          <table:table-cell table:style-name="ce3" table:formula="of:=IFERROR([.E365]/[.$E365];&quot;&quot; )" office:value-type="float" office:value="1" calcext:value-type="float">
            <text:p>1</text:p>
          </table:table-cell>
          <table:table-cell table:style-name="ce3" table:formula="of:=IFERROR([.F365]/[.$E365];&quot;&quot; )">
            <text:p/>
          </table:table-cell>
          <table:table-cell table:style-name="ce3" table:formula="of:=IFERROR([.G365]/[.$E365];&quot;&quot; )">
            <text:p/>
          </table:table-cell>
          <table:table-cell table:style-name="ce3" table:formula="of:=IFERROR([.H365]/[.$E365];&quot;&quot; )">
            <text:p/>
          </table:table-cell>
          <table:table-cell table:style-name="ce3" table:formula="of:=IFERROR([.I365]/[.$E365];&quot;&quot; )" office:value-type="float" office:value="0.0168434030490685" calcext:value-type="float">
            <text:p>0,016843403</text:p>
          </table:table-cell>
          <table:table-cell table:style-name="ce3" table:formula="of:=IFERROR([.J365]/[.$E365];&quot;&quot; )">
            <text:p/>
          </table:table-cell>
          <table:table-cell table:style-name="ce3" table:formula="of:=IFERROR([.K365]/[.$E365];&quot;&quot; )" office:value-type="float" office:value="0.000588717733157676" calcext:value-type="float">
            <text:p>0,0005887177</text:p>
          </table:table-cell>
          <table:table-cell table:style-name="ce3" table:formula="of:=IFERROR([.L365]/[.$E365];&quot;&quot; )" office:value-type="float" office:value="0.000483398531069072" calcext:value-type="float">
            <text:p>0,0004833985</text:p>
          </table:table-cell>
          <table:table-cell table:style-name="ce3" table:formula="of:=IFERROR([.M365]/[.$E365];&quot;&quot; )" office:value-type="float" office:value="0.000177517769962031" calcext:value-type="float">
            <text:p>0,0001775178</text:p>
          </table:table-cell>
          <table:table-cell table:style-name="ce3" table:formula="of:=IFERROR([.N365]/[.$E365];&quot;&quot; )" office:value-type="float" office:value="0.379471689231861" calcext:value-type="float">
            <text:p>0,3794716892</text:p>
          </table:table-cell>
          <table:table-cell table:style-name="ce3" table:formula="of:=IFERROR([.O365]/[.$E365];&quot;&quot; )">
            <text:p/>
          </table:table-cell>
          <table:table-cell table:style-name="ce3" table:formula="of:=IFERROR([.P365]/[.$E365];&quot;&quot; )">
            <text:p/>
          </table:table-cell>
          <table:table-cell table:style-name="ce3" table:formula="of:=IFERROR([.Q365]/[.$E365];&quot;&quot; )">
            <text:p/>
          </table:table-cell>
          <table:table-cell table:style-name="ce3" table:formula="of:=IFERROR([.R365]/[.$E365];&quot;&quot; )" office:value-type="float" office:value="0.000174927974555714" calcext:value-type="float">
            <text:p>0,000174928</text:p>
          </table:table-cell>
          <table:table-cell table:style-name="ce3" table:formula="of:=IFERROR([.S365]/[.$E365];&quot;&quot; )" office:value-type="float" office:value="0.0152303224149493" calcext:value-type="float">
            <text:p>0,0152303224</text:p>
          </table:table-cell>
          <table:table-cell table:style-name="ce3" table:formula="of:=IFERROR([.T365]/[.$E365];&quot;&quot; )" office:value-type="float" office:value="0.000183672704931653" calcext:value-type="float">
            <text:p>0,0001836727</text:p>
          </table:table-cell>
          <table:table-cell table:style-name="ce3" table:formula="of:=IFERROR([.U365]/[.$E365];&quot;&quot; )">
            <text:p/>
          </table:table-cell>
          <table:table-cell table:style-name="ce3" table:formula="of:=IFERROR([.V365]/[.$E36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ERROR([.B366]/[.$E366];&quot;&quot; )">
            <text:p/>
          </table:table-cell>
          <table:table-cell table:style-name="ce3" table:formula="of:=IFERROR([.C366]/[.$E366];&quot;&quot; )" office:value-type="float" office:value="0.000365607450696484" calcext:value-type="float">
            <text:p>0,0003656075</text:p>
          </table:table-cell>
          <table:table-cell table:style-name="ce3" table:formula="of:=IFERROR([.D366]/[.$E366];&quot;&quot; )" office:value-type="float" office:value="0.00217005093369618" calcext:value-type="float">
            <text:p>0,0021700509</text:p>
          </table:table-cell>
          <table:table-cell table:style-name="ce3" table:formula="of:=IFERROR([.E366]/[.$E366];&quot;&quot; )" office:value-type="float" office:value="1" calcext:value-type="float">
            <text:p>1</text:p>
          </table:table-cell>
          <table:table-cell table:style-name="ce3" table:formula="of:=IFERROR([.F366]/[.$E366];&quot;&quot; )">
            <text:p/>
          </table:table-cell>
          <table:table-cell table:style-name="ce3" table:formula="of:=IFERROR([.G366]/[.$E366];&quot;&quot; )">
            <text:p/>
          </table:table-cell>
          <table:table-cell table:style-name="ce3" table:formula="of:=IFERROR([.H366]/[.$E366];&quot;&quot; )">
            <text:p/>
          </table:table-cell>
          <table:table-cell table:style-name="ce3" table:formula="of:=IFERROR([.I366]/[.$E366];&quot;&quot; )" office:value-type="float" office:value="0.015891723044116" calcext:value-type="float">
            <text:p>0,015891723</text:p>
          </table:table-cell>
          <table:table-cell table:style-name="ce3" table:formula="of:=IFERROR([.J366]/[.$E366];&quot;&quot; )" office:value-type="float" office:value="0.000384578458868351" calcext:value-type="float">
            <text:p>0,0003845785</text:p>
          </table:table-cell>
          <table:table-cell table:style-name="ce3" table:formula="of:=IFERROR([.K366]/[.$E366];&quot;&quot; )" office:value-type="float" office:value="0.000397072547605775" calcext:value-type="float">
            <text:p>0,0003970725</text:p>
          </table:table-cell>
          <table:table-cell table:style-name="ce3" table:formula="of:=IFERROR([.L366]/[.$E366];&quot;&quot; )" office:value-type="float" office:value="0.000409872294397632" calcext:value-type="float">
            <text:p>0,0004098723</text:p>
          </table:table-cell>
          <table:table-cell table:style-name="ce3" table:formula="of:=IFERROR([.M366]/[.$E366];&quot;&quot; )" office:value-type="float" office:value="0.000260850099313354" calcext:value-type="float">
            <text:p>0,0002608501</text:p>
          </table:table-cell>
          <table:table-cell table:style-name="ce3" table:formula="of:=IFERROR([.N366]/[.$E366];&quot;&quot; )" office:value-type="float" office:value="0.381095856674725" calcext:value-type="float">
            <text:p>0,3810958567</text:p>
          </table:table-cell>
          <table:table-cell table:style-name="ce3" table:formula="of:=IFERROR([.O366]/[.$E366];&quot;&quot; )" office:value-type="float" office:value="0.0000173669349109964" calcext:value-type="float">
            <text:p>1,73669349109964E-005</text:p>
          </table:table-cell>
          <table:table-cell table:style-name="ce3" table:formula="of:=IFERROR([.P366]/[.$E366];&quot;&quot; )">
            <text:p/>
          </table:table-cell>
          <table:table-cell table:style-name="ce3" table:formula="of:=IFERROR([.Q366]/[.$E366];&quot;&quot; )">
            <text:p/>
          </table:table-cell>
          <table:table-cell table:style-name="ce3" table:formula="of:=IFERROR([.R366]/[.$E366];&quot;&quot; )" office:value-type="float" office:value="0.0000938016573163678" calcext:value-type="float">
            <text:p>9,38016573163678E-005</text:p>
          </table:table-cell>
          <table:table-cell table:style-name="ce3" table:formula="of:=IFERROR([.S366]/[.$E366];&quot;&quot; )" office:value-type="float" office:value="0.0149894356240259" calcext:value-type="float">
            <text:p>0,0149894356</text:p>
          </table:table-cell>
          <table:table-cell table:style-name="ce3" table:formula="of:=IFERROR([.T366]/[.$E366];&quot;&quot; )" office:value-type="float" office:value="0.0000997304131325291" calcext:value-type="float">
            <text:p>9,97304131325291E-005</text:p>
          </table:table-cell>
          <table:table-cell table:style-name="ce3" table:formula="of:=IFERROR([.U366]/[.$E366];&quot;&quot; )">
            <text:p/>
          </table:table-cell>
          <table:table-cell table:style-name="ce3" table:formula="of:=IFERROR([.V366]/[.$E36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ERROR([.B367]/[.$E367];&quot;&quot; )">
            <text:p/>
          </table:table-cell>
          <table:table-cell table:style-name="ce3" table:formula="of:=IFERROR([.C367]/[.$E367];&quot;&quot; )" office:value-type="float" office:value="0.000465624513058841" calcext:value-type="float">
            <text:p>0,0004656245</text:p>
          </table:table-cell>
          <table:table-cell table:style-name="ce3" table:formula="of:=IFERROR([.D367]/[.$E367];&quot;&quot; )" office:value-type="float" office:value="0.00165155225158669" calcext:value-type="float">
            <text:p>0,0016515523</text:p>
          </table:table-cell>
          <table:table-cell table:style-name="ce3" table:formula="of:=IFERROR([.E367]/[.$E367];&quot;&quot; )" office:value-type="float" office:value="1" calcext:value-type="float">
            <text:p>1</text:p>
          </table:table-cell>
          <table:table-cell table:style-name="ce3" table:formula="of:=IFERROR([.F367]/[.$E367];&quot;&quot; )">
            <text:p/>
          </table:table-cell>
          <table:table-cell table:style-name="ce3" table:formula="of:=IFERROR([.G367]/[.$E367];&quot;&quot; )">
            <text:p/>
          </table:table-cell>
          <table:table-cell table:style-name="ce3" table:formula="of:=IFERROR([.H367]/[.$E367];&quot;&quot; )">
            <text:p/>
          </table:table-cell>
          <table:table-cell table:style-name="ce3" table:formula="of:=IFERROR([.I367]/[.$E367];&quot;&quot; )" office:value-type="float" office:value="0.0165384268726489" calcext:value-type="float">
            <text:p>0,0165384269</text:p>
          </table:table-cell>
          <table:table-cell table:style-name="ce3" table:formula="of:=IFERROR([.J367]/[.$E367];&quot;&quot; )">
            <text:p/>
          </table:table-cell>
          <table:table-cell table:style-name="ce3" table:formula="of:=IFERROR([.K367]/[.$E367];&quot;&quot; )">
            <text:p/>
          </table:table-cell>
          <table:table-cell table:style-name="ce3" table:formula="of:=IFERROR([.L367]/[.$E367];&quot;&quot; )" office:value-type="float" office:value="0.000297653351911289" calcext:value-type="float">
            <text:p>0,0002976534</text:p>
          </table:table-cell>
          <table:table-cell table:style-name="ce3" table:formula="of:=IFERROR([.M367]/[.$E367];&quot;&quot; )" office:value-type="float" office:value="0.000265173603562152" calcext:value-type="float">
            <text:p>0,0002651736</text:p>
          </table:table-cell>
          <table:table-cell table:style-name="ce3" table:formula="of:=IFERROR([.N367]/[.$E367];&quot;&quot; )" office:value-type="float" office:value="0.391671131445952" calcext:value-type="float">
            <text:p>0,3916711314</text:p>
          </table:table-cell>
          <table:table-cell table:style-name="ce3" table:formula="of:=IFERROR([.O367]/[.$E367];&quot;&quot; )" office:value-type="float" office:value="0.0000330641974003273" calcext:value-type="float">
            <text:p>3,30641974003273E-005</text:p>
          </table:table-cell>
          <table:table-cell table:style-name="ce3" table:formula="of:=IFERROR([.P367]/[.$E367];&quot;&quot; )">
            <text:p/>
          </table:table-cell>
          <table:table-cell table:style-name="ce3" table:formula="of:=IFERROR([.Q367]/[.$E367];&quot;&quot; )">
            <text:p/>
          </table:table-cell>
          <table:table-cell table:style-name="ce3" table:formula="of:=IFERROR([.R367]/[.$E367];&quot;&quot; )" office:value-type="float" office:value="0.0000431610585950329" calcext:value-type="float">
            <text:p>4,31610585950329E-005</text:p>
          </table:table-cell>
          <table:table-cell table:style-name="ce3" table:formula="of:=IFERROR([.S367]/[.$E367];&quot;&quot; )" office:value-type="float" office:value="0.0142649553319949" calcext:value-type="float">
            <text:p>0,0142649553</text:p>
          </table:table-cell>
          <table:table-cell table:style-name="ce3" table:formula="of:=IFERROR([.T367]/[.$E367];&quot;&quot; )" office:value-type="float" office:value="0.0000488720327288647" calcext:value-type="float">
            <text:p>0,000048872</text:p>
          </table:table-cell>
          <table:table-cell table:style-name="ce3" table:formula="of:=IFERROR([.U367]/[.$E367];&quot;&quot; )">
            <text:p/>
          </table:table-cell>
          <table:table-cell table:style-name="ce3" table:formula="of:=IFERROR([.V367]/[.$E36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ERROR([.B368]/[.$E368];&quot;&quot; )">
            <text:p/>
          </table:table-cell>
          <table:table-cell table:style-name="ce3" table:formula="of:=IFERROR([.C368]/[.$E368];&quot;&quot; )" office:value-type="float" office:value="0.000413381415565959" calcext:value-type="float">
            <text:p>0,0004133814</text:p>
          </table:table-cell>
          <table:table-cell table:style-name="ce3" table:formula="of:=IFERROR([.D368]/[.$E368];&quot;&quot; )" office:value-type="float" office:value="0.00162483541772818" calcext:value-type="float">
            <text:p>0,0016248354</text:p>
          </table:table-cell>
          <table:table-cell table:style-name="ce3" table:formula="of:=IFERROR([.E368]/[.$E368];&quot;&quot; )" office:value-type="float" office:value="1" calcext:value-type="float">
            <text:p>1</text:p>
          </table:table-cell>
          <table:table-cell table:style-name="ce3" table:formula="of:=IFERROR([.F368]/[.$E368];&quot;&quot; )">
            <text:p/>
          </table:table-cell>
          <table:table-cell table:style-name="ce3" table:formula="of:=IFERROR([.G368]/[.$E368];&quot;&quot; )">
            <text:p/>
          </table:table-cell>
          <table:table-cell table:style-name="ce3" table:formula="of:=IFERROR([.H368]/[.$E368];&quot;&quot; )">
            <text:p/>
          </table:table-cell>
          <table:table-cell table:style-name="ce3" table:formula="of:=IFERROR([.I368]/[.$E368];&quot;&quot; )" office:value-type="float" office:value="0.0149194525845826" calcext:value-type="float">
            <text:p>0,0149194526</text:p>
          </table:table-cell>
          <table:table-cell table:style-name="ce3" table:formula="of:=IFERROR([.J368]/[.$E368];&quot;&quot; )">
            <text:p/>
          </table:table-cell>
          <table:table-cell table:style-name="ce3" table:formula="of:=IFERROR([.K368]/[.$E368];&quot;&quot; )">
            <text:p/>
          </table:table-cell>
          <table:table-cell table:style-name="ce3" table:formula="of:=IFERROR([.L368]/[.$E368];&quot;&quot; )" office:value-type="float" office:value="0.000183440605503348" calcext:value-type="float">
            <text:p>0,0001834406</text:p>
          </table:table-cell>
          <table:table-cell table:style-name="ce3" table:formula="of:=IFERROR([.M368]/[.$E368];&quot;&quot; )" office:value-type="float" office:value="0.000250970243794907" calcext:value-type="float">
            <text:p>0,0002509702</text:p>
          </table:table-cell>
          <table:table-cell table:style-name="ce3" table:formula="of:=IFERROR([.N368]/[.$E368];&quot;&quot; )" office:value-type="float" office:value="0.386313825434277" calcext:value-type="float">
            <text:p>0,3863138254</text:p>
          </table:table-cell>
          <table:table-cell table:style-name="ce3" table:formula="of:=IFERROR([.O368]/[.$E368];&quot;&quot; )">
            <text:p/>
          </table:table-cell>
          <table:table-cell table:style-name="ce3" table:formula="of:=IFERROR([.P368]/[.$E368];&quot;&quot; )">
            <text:p/>
          </table:table-cell>
          <table:table-cell table:style-name="ce3" table:formula="of:=IFERROR([.Q368]/[.$E368];&quot;&quot; )">
            <text:p/>
          </table:table-cell>
          <table:table-cell table:style-name="ce3" table:formula="of:=IFERROR([.R368]/[.$E368];&quot;&quot; )" office:value-type="float" office:value="0.0000858352832587645" calcext:value-type="float">
            <text:p>8,58352832587645E-005</text:p>
          </table:table-cell>
          <table:table-cell table:style-name="ce3" table:formula="of:=IFERROR([.S368]/[.$E368];&quot;&quot; )" office:value-type="float" office:value="0.0147065410307574" calcext:value-type="float">
            <text:p>0,014706541</text:p>
          </table:table-cell>
          <table:table-cell table:style-name="ce3" table:formula="of:=IFERROR([.T368]/[.$E368];&quot;&quot; )" office:value-type="float" office:value="0.000105283482020972" calcext:value-type="float">
            <text:p>0,0001052835</text:p>
          </table:table-cell>
          <table:table-cell table:style-name="ce3" table:formula="of:=IFERROR([.U368]/[.$E368];&quot;&quot; )">
            <text:p/>
          </table:table-cell>
          <table:table-cell table:style-name="ce3" table:formula="of:=IFERROR([.V368]/[.$E36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ERROR([.B369]/[.$E369];&quot;&quot; )">
            <text:p/>
          </table:table-cell>
          <table:table-cell table:style-name="ce3" table:formula="of:=IFERROR([.C369]/[.$E369];&quot;&quot; )" office:value-type="float" office:value="0.000334323112934741" calcext:value-type="float">
            <text:p>0,0003343231</text:p>
          </table:table-cell>
          <table:table-cell table:style-name="ce3" table:formula="of:=IFERROR([.D369]/[.$E369];&quot;&quot; )" office:value-type="float" office:value="0.00162702326633939" calcext:value-type="float">
            <text:p>0,0016270233</text:p>
          </table:table-cell>
          <table:table-cell table:style-name="ce3" table:formula="of:=IFERROR([.E369]/[.$E369];&quot;&quot; )" office:value-type="float" office:value="1" calcext:value-type="float">
            <text:p>1</text:p>
          </table:table-cell>
          <table:table-cell table:style-name="ce3" table:formula="of:=IFERROR([.F369]/[.$E369];&quot;&quot; )">
            <text:p/>
          </table:table-cell>
          <table:table-cell table:style-name="ce3" table:formula="of:=IFERROR([.G369]/[.$E369];&quot;&quot; )">
            <text:p/>
          </table:table-cell>
          <table:table-cell table:style-name="ce3" table:formula="of:=IFERROR([.H369]/[.$E369];&quot;&quot; )" office:value-type="float" office:value="0.000132377181275158" calcext:value-type="float">
            <text:p>0,0001323772</text:p>
          </table:table-cell>
          <table:table-cell table:style-name="ce3" table:formula="of:=IFERROR([.I369]/[.$E369];&quot;&quot; )" office:value-type="float" office:value="0.0156127940743943" calcext:value-type="float">
            <text:p>0,0156127941</text:p>
          </table:table-cell>
          <table:table-cell table:style-name="ce3" table:formula="of:=IFERROR([.J369]/[.$E369];&quot;&quot; )">
            <text:p/>
          </table:table-cell>
          <table:table-cell table:style-name="ce3" table:formula="of:=IFERROR([.K369]/[.$E369];&quot;&quot; )">
            <text:p/>
          </table:table-cell>
          <table:table-cell table:style-name="ce3" table:formula="of:=IFERROR([.L369]/[.$E369];&quot;&quot; )">
            <text:p/>
          </table:table-cell>
          <table:table-cell table:style-name="ce3" table:formula="of:=IFERROR([.M369]/[.$E369];&quot;&quot; )" office:value-type="float" office:value="0.000176607142367881" calcext:value-type="float">
            <text:p>0,0001766071</text:p>
          </table:table-cell>
          <table:table-cell table:style-name="ce3" table:formula="of:=IFERROR([.N369]/[.$E369];&quot;&quot; )" office:value-type="float" office:value="0.397728338079984" calcext:value-type="float">
            <text:p>0,3977283381</text:p>
          </table:table-cell>
          <table:table-cell table:style-name="ce3" table:formula="of:=IFERROR([.O369]/[.$E369];&quot;&quot; )" office:value-type="float" office:value="0.0000263687204920988" calcext:value-type="float">
            <text:p>2,63687204920988E-005</text:p>
          </table:table-cell>
          <table:table-cell table:style-name="ce3" table:formula="of:=IFERROR([.P369]/[.$E369];&quot;&quot; )">
            <text:p/>
          </table:table-cell>
          <table:table-cell table:style-name="ce3" table:formula="of:=IFERROR([.Q369]/[.$E369];&quot;&quot; )">
            <text:p/>
          </table:table-cell>
          <table:table-cell table:style-name="ce3" table:formula="of:=IFERROR([.R369]/[.$E369];&quot;&quot; )">
            <text:p/>
          </table:table-cell>
          <table:table-cell table:style-name="ce3" table:formula="of:=IFERROR([.S369]/[.$E369];&quot;&quot; )" office:value-type="float" office:value="0.014053091082132" calcext:value-type="float">
            <text:p>0,0140530911</text:p>
          </table:table-cell>
          <table:table-cell table:style-name="ce3" table:formula="of:=IFERROR([.T369]/[.$E369];&quot;&quot; )" office:value-type="float" office:value="0.0000382687689400625" calcext:value-type="float">
            <text:p>3,82687689400625E-005</text:p>
          </table:table-cell>
          <table:table-cell table:style-name="ce3" table:formula="of:=IFERROR([.U369]/[.$E369];&quot;&quot; )">
            <text:p/>
          </table:table-cell>
          <table:table-cell table:style-name="ce3" table:formula="of:=IFERROR([.V369]/[.$E36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ERROR([.B370]/[.$E370];&quot;&quot; )">
            <text:p/>
          </table:table-cell>
          <table:table-cell table:style-name="ce3" table:formula="of:=IFERROR([.C370]/[.$E370];&quot;&quot; )" office:value-type="float" office:value="0.000518012551505034" calcext:value-type="float">
            <text:p>0,0005180126</text:p>
          </table:table-cell>
          <table:table-cell table:style-name="ce3" table:formula="of:=IFERROR([.D370]/[.$E370];&quot;&quot; )">
            <text:p/>
          </table:table-cell>
          <table:table-cell table:style-name="ce3" table:formula="of:=IFERROR([.E370]/[.$E370];&quot;&quot; )" office:value-type="float" office:value="1" calcext:value-type="float">
            <text:p>1</text:p>
          </table:table-cell>
          <table:table-cell table:style-name="ce3" table:formula="of:=IFERROR([.F370]/[.$E370];&quot;&quot; )">
            <text:p/>
          </table:table-cell>
          <table:table-cell table:style-name="ce3" table:formula="of:=IFERROR([.G370]/[.$E370];&quot;&quot; )">
            <text:p/>
          </table:table-cell>
          <table:table-cell table:style-name="ce3" table:formula="of:=IFERROR([.H370]/[.$E370];&quot;&quot; )">
            <text:p/>
          </table:table-cell>
          <table:table-cell table:style-name="ce3" table:formula="of:=IFERROR([.I370]/[.$E370];&quot;&quot; )" office:value-type="float" office:value="0.0146431906377799" calcext:value-type="float">
            <text:p>0,0146431906</text:p>
          </table:table-cell>
          <table:table-cell table:style-name="ce3" table:formula="of:=IFERROR([.J370]/[.$E370];&quot;&quot; )">
            <text:p/>
          </table:table-cell>
          <table:table-cell table:style-name="ce3" table:formula="of:=IFERROR([.K370]/[.$E370];&quot;&quot; )">
            <text:p/>
          </table:table-cell>
          <table:table-cell table:style-name="ce3" table:formula="of:=IFERROR([.L370]/[.$E370];&quot;&quot; )" office:value-type="float" office:value="0.000145866780546787" calcext:value-type="float">
            <text:p>0,0001458668</text:p>
          </table:table-cell>
          <table:table-cell table:style-name="ce3" table:formula="of:=IFERROR([.M370]/[.$E370];&quot;&quot; )" office:value-type="float" office:value="0.000202391526307909" calcext:value-type="float">
            <text:p>0,0002023915</text:p>
          </table:table-cell>
          <table:table-cell table:style-name="ce3" table:formula="of:=IFERROR([.N370]/[.$E370];&quot;&quot; )" office:value-type="float" office:value="0.401759298595554" calcext:value-type="float">
            <text:p>0,4017592986</text:p>
          </table:table-cell>
          <table:table-cell table:style-name="ce3" table:formula="of:=IFERROR([.O370]/[.$E370];&quot;&quot; )" office:value-type="float" office:value="0.0000301998846074937" calcext:value-type="float">
            <text:p>3,01998846074937E-005</text:p>
          </table:table-cell>
          <table:table-cell table:style-name="ce3" table:formula="of:=IFERROR([.P370]/[.$E370];&quot;&quot; )">
            <text:p/>
          </table:table-cell>
          <table:table-cell table:style-name="ce3" table:formula="of:=IFERROR([.Q370]/[.$E370];&quot;&quot; )">
            <text:p/>
          </table:table-cell>
          <table:table-cell table:style-name="ce3" table:formula="of:=IFERROR([.R370]/[.$E370];&quot;&quot; )" office:value-type="float" office:value="0.0000441091025040421" calcext:value-type="float">
            <text:p>4,41091025040421E-005</text:p>
          </table:table-cell>
          <table:table-cell table:style-name="ce3" table:formula="of:=IFERROR([.S370]/[.$E370];&quot;&quot; )" office:value-type="float" office:value="0.0144408137066639" calcext:value-type="float">
            <text:p>0,0144408137</text:p>
          </table:table-cell>
          <table:table-cell table:style-name="ce3" table:formula="of:=IFERROR([.T370]/[.$E370];&quot;&quot; )" office:value-type="float" office:value="0.0000301633966277021" calcext:value-type="float">
            <text:p>3,01633966277021E-005</text:p>
          </table:table-cell>
          <table:table-cell table:style-name="ce3" table:formula="of:=IFERROR([.U370]/[.$E370];&quot;&quot; )">
            <text:p/>
          </table:table-cell>
          <table:table-cell table:style-name="ce3" table:formula="of:=IFERROR([.V370]/[.$E37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ERROR([.B371]/[.$E371];&quot;&quot; )">
            <text:p/>
          </table:table-cell>
          <table:table-cell table:style-name="ce3" table:formula="of:=IFERROR([.C371]/[.$E371];&quot;&quot; )" office:value-type="float" office:value="0.000424775561054404" calcext:value-type="float">
            <text:p>0,0004247756</text:p>
          </table:table-cell>
          <table:table-cell table:style-name="ce3" table:formula="of:=IFERROR([.D371]/[.$E371];&quot;&quot; )" office:value-type="float" office:value="0.00213629191903911" calcext:value-type="float">
            <text:p>0,0021362919</text:p>
          </table:table-cell>
          <table:table-cell table:style-name="ce3" table:formula="of:=IFERROR([.E371]/[.$E371];&quot;&quot; )" office:value-type="float" office:value="1" calcext:value-type="float">
            <text:p>1</text:p>
          </table:table-cell>
          <table:table-cell table:style-name="ce3" table:formula="of:=IFERROR([.F371]/[.$E371];&quot;&quot; )">
            <text:p/>
          </table:table-cell>
          <table:table-cell table:style-name="ce3" table:formula="of:=IFERROR([.G371]/[.$E371];&quot;&quot; )">
            <text:p/>
          </table:table-cell>
          <table:table-cell table:style-name="ce3" table:formula="of:=IFERROR([.H371]/[.$E371];&quot;&quot; )" office:value-type="float" office:value="0.000177557636812897" calcext:value-type="float">
            <text:p>0,0001775576</text:p>
          </table:table-cell>
          <table:table-cell table:style-name="ce3" table:formula="of:=IFERROR([.I371]/[.$E371];&quot;&quot; )" office:value-type="float" office:value="0.0156444989339156" calcext:value-type="float">
            <text:p>0,0156444989</text:p>
          </table:table-cell>
          <table:table-cell table:style-name="ce3" table:formula="of:=IFERROR([.J371]/[.$E371];&quot;&quot; )">
            <text:p/>
          </table:table-cell>
          <table:table-cell table:style-name="ce3" table:formula="of:=IFERROR([.K371]/[.$E371];&quot;&quot; )">
            <text:p/>
          </table:table-cell>
          <table:table-cell table:style-name="ce3" table:formula="of:=IFERROR([.L371]/[.$E371];&quot;&quot; )" office:value-type="float" office:value="0.000208978375484198" calcext:value-type="float">
            <text:p>0,0002089784</text:p>
          </table:table-cell>
          <table:table-cell table:style-name="ce3" table:formula="of:=IFERROR([.M371]/[.$E371];&quot;&quot; )" office:value-type="float" office:value="0.000186962720600381" calcext:value-type="float">
            <text:p>0,0001869627</text:p>
          </table:table-cell>
          <table:table-cell table:style-name="ce3" table:formula="of:=IFERROR([.N371]/[.$E371];&quot;&quot; )" office:value-type="float" office:value="0.411107681480081" calcext:value-type="float">
            <text:p>0,4111076815</text:p>
          </table:table-cell>
          <table:table-cell table:style-name="ce3" table:formula="of:=IFERROR([.O371]/[.$E371];&quot;&quot; )" office:value-type="float" office:value="0.0000170967612477404" calcext:value-type="float">
            <text:p>1,70967612477404E-005</text:p>
          </table:table-cell>
          <table:table-cell table:style-name="ce3" table:formula="of:=IFERROR([.P371]/[.$E371];&quot;&quot; )">
            <text:p/>
          </table:table-cell>
          <table:table-cell table:style-name="ce3" table:formula="of:=IFERROR([.Q371]/[.$E371];&quot;&quot; )">
            <text:p/>
          </table:table-cell>
          <table:table-cell table:style-name="ce3" table:formula="of:=IFERROR([.R371]/[.$E371];&quot;&quot; )">
            <text:p/>
          </table:table-cell>
          <table:table-cell table:style-name="ce3" table:formula="of:=IFERROR([.S371]/[.$E371];&quot;&quot; )" office:value-type="float" office:value="0.0140883678893569" calcext:value-type="float">
            <text:p>0,0140883679</text:p>
          </table:table-cell>
          <table:table-cell table:style-name="ce3" table:formula="of:=IFERROR([.T371]/[.$E371];&quot;&quot; )" office:value-type="float" office:value="0.0000309109443359146" calcext:value-type="float">
            <text:p>3,09109443359146E-005</text:p>
          </table:table-cell>
          <table:table-cell table:style-name="ce3" table:formula="of:=IFERROR([.U371]/[.$E371];&quot;&quot; )">
            <text:p/>
          </table:table-cell>
          <table:table-cell table:style-name="ce3" table:formula="of:=IFERROR([.V371]/[.$E37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ERROR([.B372]/[.$E372];&quot;&quot; )">
            <text:p/>
          </table:table-cell>
          <table:table-cell table:style-name="ce3" table:formula="of:=IFERROR([.C372]/[.$E372];&quot;&quot; )" office:value-type="float" office:value="0.000467085525686077" calcext:value-type="float">
            <text:p>0,0004670855</text:p>
          </table:table-cell>
          <table:table-cell table:style-name="ce3" table:formula="of:=IFERROR([.D372]/[.$E372];&quot;&quot; )" office:value-type="float" office:value="0.00224420028934935" calcext:value-type="float">
            <text:p>0,0022442003</text:p>
          </table:table-cell>
          <table:table-cell table:style-name="ce3" table:formula="of:=IFERROR([.E372]/[.$E372];&quot;&quot; )" office:value-type="float" office:value="1" calcext:value-type="float">
            <text:p>1</text:p>
          </table:table-cell>
          <table:table-cell table:style-name="ce3" table:formula="of:=IFERROR([.F372]/[.$E372];&quot;&quot; )">
            <text:p/>
          </table:table-cell>
          <table:table-cell table:style-name="ce3" table:formula="of:=IFERROR([.G372]/[.$E372];&quot;&quot; )">
            <text:p/>
          </table:table-cell>
          <table:table-cell table:style-name="ce3" table:formula="of:=IFERROR([.H372]/[.$E372];&quot;&quot; )">
            <text:p/>
          </table:table-cell>
          <table:table-cell table:style-name="ce3" table:formula="of:=IFERROR([.I372]/[.$E372];&quot;&quot; )" office:value-type="float" office:value="0.015232026245736" calcext:value-type="float">
            <text:p>0,0152320262</text:p>
          </table:table-cell>
          <table:table-cell table:style-name="ce3" table:formula="of:=IFERROR([.J372]/[.$E372];&quot;&quot; )">
            <text:p/>
          </table:table-cell>
          <table:table-cell table:style-name="ce3" table:formula="of:=IFERROR([.K372]/[.$E372];&quot;&quot; )" office:value-type="float" office:value="0.000248196084572387" calcext:value-type="float">
            <text:p>0,0002481961</text:p>
          </table:table-cell>
          <table:table-cell table:style-name="ce3" table:formula="of:=IFERROR([.L372]/[.$E372];&quot;&quot; )" office:value-type="float" office:value="0.000868727457019449" calcext:value-type="float">
            <text:p>0,0008687275</text:p>
          </table:table-cell>
          <table:table-cell table:style-name="ce3" table:formula="of:=IFERROR([.M372]/[.$E372];&quot;&quot; )" office:value-type="float" office:value="0.000230603382046702" calcext:value-type="float">
            <text:p>0,0002306034</text:p>
          </table:table-cell>
          <table:table-cell table:style-name="ce3" table:formula="of:=IFERROR([.N372]/[.$E372];&quot;&quot; )" office:value-type="float" office:value="0.437516207150087" calcext:value-type="float">
            <text:p>0,4375162072</text:p>
          </table:table-cell>
          <table:table-cell table:style-name="ce3" table:formula="of:=IFERROR([.O372]/[.$E372];&quot;&quot; )" office:value-type="float" office:value="0.0000196725444565365" calcext:value-type="float">
            <text:p>1,96725444565365E-005</text:p>
          </table:table-cell>
          <table:table-cell table:style-name="ce3" table:formula="of:=IFERROR([.P372]/[.$E372];&quot;&quot; )">
            <text:p/>
          </table:table-cell>
          <table:table-cell table:style-name="ce3" table:formula="of:=IFERROR([.Q372]/[.$E372];&quot;&quot; )">
            <text:p/>
          </table:table-cell>
          <table:table-cell table:style-name="ce3" table:formula="of:=IFERROR([.R372]/[.$E372];&quot;&quot; )" office:value-type="float" office:value="0.000068721948222754" calcext:value-type="float">
            <text:p>6,8721948222754E-005</text:p>
          </table:table-cell>
          <table:table-cell table:style-name="ce3" table:formula="of:=IFERROR([.S372]/[.$E372];&quot;&quot; )" office:value-type="float" office:value="0.0143737561080406" calcext:value-type="float">
            <text:p>0,0143737561</text:p>
          </table:table-cell>
          <table:table-cell table:style-name="ce3" table:formula="of:=IFERROR([.T372]/[.$E372];&quot;&quot; )" office:value-type="float" office:value="0.0000664629348100834" calcext:value-type="float">
            <text:p>6,64629348100834E-005</text:p>
          </table:table-cell>
          <table:table-cell table:style-name="ce3" table:formula="of:=IFERROR([.U372]/[.$E372];&quot;&quot; )" office:value-type="float" office:value="0.00000605309060201124" calcext:value-type="float">
            <text:p>6,05309060201124E-006</text:p>
          </table:table-cell>
          <table:table-cell table:style-name="ce3" table:formula="of:=IFERROR([.V372]/[.$E372];&quot;&quot; )" office:value-type="float" office:value="0.00000806271668187897" calcext:value-type="float">
            <text:p>8,06271668187897E-006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ERROR([.B373]/[.$E373];&quot;&quot; )">
            <text:p/>
          </table:table-cell>
          <table:table-cell table:style-name="ce3" table:formula="of:=IFERROR([.C373]/[.$E373];&quot;&quot; )" office:value-type="float" office:value="0.000476422789143652" calcext:value-type="float">
            <text:p>0,0004764228</text:p>
          </table:table-cell>
          <table:table-cell table:style-name="ce3" table:formula="of:=IFERROR([.D373]/[.$E373];&quot;&quot; )" office:value-type="float" office:value="0.00219791604108787" calcext:value-type="float">
            <text:p>0,002197916</text:p>
          </table:table-cell>
          <table:table-cell table:style-name="ce3" table:formula="of:=IFERROR([.E373]/[.$E373];&quot;&quot; )" office:value-type="float" office:value="1" calcext:value-type="float">
            <text:p>1</text:p>
          </table:table-cell>
          <table:table-cell table:style-name="ce3" table:formula="of:=IFERROR([.F373]/[.$E373];&quot;&quot; )">
            <text:p/>
          </table:table-cell>
          <table:table-cell table:style-name="ce3" table:formula="of:=IFERROR([.G373]/[.$E373];&quot;&quot; )">
            <text:p/>
          </table:table-cell>
          <table:table-cell table:style-name="ce3" table:formula="of:=IFERROR([.H373]/[.$E373];&quot;&quot; )">
            <text:p/>
          </table:table-cell>
          <table:table-cell table:style-name="ce3" table:formula="of:=IFERROR([.I373]/[.$E373];&quot;&quot; )" office:value-type="float" office:value="0.0149243081017299" calcext:value-type="float">
            <text:p>0,0149243081</text:p>
          </table:table-cell>
          <table:table-cell table:style-name="ce3" table:formula="of:=IFERROR([.J373]/[.$E373];&quot;&quot; )">
            <text:p/>
          </table:table-cell>
          <table:table-cell table:style-name="ce3" table:formula="of:=IFERROR([.K373]/[.$E373];&quot;&quot; )">
            <text:p/>
          </table:table-cell>
          <table:table-cell table:style-name="ce3" table:formula="of:=IFERROR([.L373]/[.$E373];&quot;&quot; )" office:value-type="float" office:value="0.0004418089111616" calcext:value-type="float">
            <text:p>0,0004418089</text:p>
          </table:table-cell>
          <table:table-cell table:style-name="ce3" table:formula="of:=IFERROR([.M373]/[.$E373];&quot;&quot; )" office:value-type="float" office:value="0.000206829599599265" calcext:value-type="float">
            <text:p>0,0002068296</text:p>
          </table:table-cell>
          <table:table-cell table:style-name="ce3" table:formula="of:=IFERROR([.N373]/[.$E373];&quot;&quot; )" office:value-type="float" office:value="0.426826539388139" calcext:value-type="float">
            <text:p>0,4268265394</text:p>
          </table:table-cell>
          <table:table-cell table:style-name="ce3" table:formula="of:=IFERROR([.O373]/[.$E373];&quot;&quot; )" office:value-type="float" office:value="0.0000222309451313099" calcext:value-type="float">
            <text:p>2,22309451313099E-005</text:p>
          </table:table-cell>
          <table:table-cell table:style-name="ce3" table:formula="of:=IFERROR([.P373]/[.$E373];&quot;&quot; )">
            <text:p/>
          </table:table-cell>
          <table:table-cell table:style-name="ce3" table:formula="of:=IFERROR([.Q373]/[.$E373];&quot;&quot; )">
            <text:p/>
          </table:table-cell>
          <table:table-cell table:style-name="ce3" table:formula="of:=IFERROR([.R373]/[.$E373];&quot;&quot; )" office:value-type="float" office:value="0.000061969204172429" calcext:value-type="float">
            <text:p>6,1969204172429E-005</text:p>
          </table:table-cell>
          <table:table-cell table:style-name="ce3" table:formula="of:=IFERROR([.S373]/[.$E373];&quot;&quot; )" office:value-type="float" office:value="0.0134211500009345" calcext:value-type="float">
            <text:p>0,01342115</text:p>
          </table:table-cell>
          <table:table-cell table:style-name="ce3" table:formula="of:=IFERROR([.T373]/[.$E373];&quot;&quot; )" office:value-type="float" office:value="0.0000318228569239657" calcext:value-type="float">
            <text:p>3,18228569239657E-005</text:p>
          </table:table-cell>
          <table:table-cell table:style-name="ce3" table:formula="of:=IFERROR([.U373]/[.$E373];&quot;&quot; )">
            <text:p/>
          </table:table-cell>
          <table:table-cell table:style-name="ce3" table:formula="of:=IFERROR([.V373]/[.$E37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ERROR([.B374]/[.$E374];&quot;&quot; )">
            <text:p/>
          </table:table-cell>
          <table:table-cell table:style-name="ce3" table:formula="of:=IFERROR([.C374]/[.$E374];&quot;&quot; )" office:value-type="float" office:value="0.00036458520334826" calcext:value-type="float">
            <text:p>0,0003645852</text:p>
          </table:table-cell>
          <table:table-cell table:style-name="ce3" table:formula="of:=IFERROR([.D374]/[.$E374];&quot;&quot; )" office:value-type="float" office:value="0.00158530193028873" calcext:value-type="float">
            <text:p>0,0015853019</text:p>
          </table:table-cell>
          <table:table-cell table:style-name="ce3" table:formula="of:=IFERROR([.E374]/[.$E374];&quot;&quot; )" office:value-type="float" office:value="1" calcext:value-type="float">
            <text:p>1</text:p>
          </table:table-cell>
          <table:table-cell table:style-name="ce3" table:formula="of:=IFERROR([.F374]/[.$E374];&quot;&quot; )">
            <text:p/>
          </table:table-cell>
          <table:table-cell table:style-name="ce3" table:formula="of:=IFERROR([.G374]/[.$E374];&quot;&quot; )">
            <text:p/>
          </table:table-cell>
          <table:table-cell table:style-name="ce3" table:formula="of:=IFERROR([.H374]/[.$E374];&quot;&quot; )">
            <text:p/>
          </table:table-cell>
          <table:table-cell table:style-name="ce3" table:formula="of:=IFERROR([.I374]/[.$E374];&quot;&quot; )" office:value-type="float" office:value="0.0145564509015071" calcext:value-type="float">
            <text:p>0,0145564509</text:p>
          </table:table-cell>
          <table:table-cell table:style-name="ce3" table:formula="of:=IFERROR([.J374]/[.$E374];&quot;&quot; )">
            <text:p/>
          </table:table-cell>
          <table:table-cell table:style-name="ce3" table:formula="of:=IFERROR([.K374]/[.$E374];&quot;&quot; )">
            <text:p/>
          </table:table-cell>
          <table:table-cell table:style-name="ce3" table:formula="of:=IFERROR([.L374]/[.$E374];&quot;&quot; )" office:value-type="float" office:value="0.000300222030096459" calcext:value-type="float">
            <text:p>0,000300222</text:p>
          </table:table-cell>
          <table:table-cell table:style-name="ce3" table:formula="of:=IFERROR([.M374]/[.$E374];&quot;&quot; )" office:value-type="float" office:value="0.000274002325112077" calcext:value-type="float">
            <text:p>0,0002740023</text:p>
          </table:table-cell>
          <table:table-cell table:style-name="ce3" table:formula="of:=IFERROR([.N374]/[.$E374];&quot;&quot; )" office:value-type="float" office:value="0.397961855254964" calcext:value-type="float">
            <text:p>0,3979618553</text:p>
          </table:table-cell>
          <table:table-cell table:style-name="ce3" table:formula="of:=IFERROR([.O374]/[.$E374];&quot;&quot; )">
            <text:p/>
          </table:table-cell>
          <table:table-cell table:style-name="ce3" table:formula="of:=IFERROR([.P374]/[.$E374];&quot;&quot; )">
            <text:p/>
          </table:table-cell>
          <table:table-cell table:style-name="ce3" table:formula="of:=IFERROR([.Q374]/[.$E374];&quot;&quot; )">
            <text:p/>
          </table:table-cell>
          <table:table-cell table:style-name="ce3" table:formula="of:=IFERROR([.R374]/[.$E374];&quot;&quot; )">
            <text:p/>
          </table:table-cell>
          <table:table-cell table:style-name="ce3" table:formula="of:=IFERROR([.S374]/[.$E374];&quot;&quot; )" office:value-type="float" office:value="0.0123807304479493" calcext:value-type="float">
            <text:p>0,0123807304</text:p>
          </table:table-cell>
          <table:table-cell table:style-name="ce3" table:formula="of:=IFERROR([.T374]/[.$E374];&quot;&quot; )" office:value-type="float" office:value="0.0000300572657895291" calcext:value-type="float">
            <text:p>3,00572657895291E-005</text:p>
          </table:table-cell>
          <table:table-cell table:style-name="ce3" table:formula="of:=IFERROR([.U374]/[.$E374];&quot;&quot; )">
            <text:p/>
          </table:table-cell>
          <table:table-cell table:style-name="ce3" table:formula="of:=IFERROR([.V374]/[.$E374];&quot;&quot; )" office:value-type="float" office:value="0.00000604530687641373" calcext:value-type="float">
            <text:p>6,04530687641373E-006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ERROR([.B375]/[.$E375];&quot;&quot; )">
            <text:p/>
          </table:table-cell>
          <table:table-cell table:style-name="ce3" table:formula="of:=IFERROR([.C375]/[.$E375];&quot;&quot; )" office:value-type="float" office:value="0.00031241103575122" calcext:value-type="float">
            <text:p>0,000312411</text:p>
          </table:table-cell>
          <table:table-cell table:style-name="ce3" table:formula="of:=IFERROR([.D375]/[.$E375];&quot;&quot; )">
            <text:p/>
          </table:table-cell>
          <table:table-cell table:style-name="ce3" table:formula="of:=IFERROR([.E375]/[.$E375];&quot;&quot; )" office:value-type="float" office:value="1" calcext:value-type="float">
            <text:p>1</text:p>
          </table:table-cell>
          <table:table-cell table:style-name="ce3" table:formula="of:=IFERROR([.F375]/[.$E375];&quot;&quot; )">
            <text:p/>
          </table:table-cell>
          <table:table-cell table:style-name="ce3" table:formula="of:=IFERROR([.G375]/[.$E375];&quot;&quot; )">
            <text:p/>
          </table:table-cell>
          <table:table-cell table:style-name="ce3" table:formula="of:=IFERROR([.H375]/[.$E375];&quot;&quot; )">
            <text:p/>
          </table:table-cell>
          <table:table-cell table:style-name="ce3" table:formula="of:=IFERROR([.I375]/[.$E375];&quot;&quot; )" office:value-type="float" office:value="0.0144025265717622" calcext:value-type="float">
            <text:p>0,0144025266</text:p>
          </table:table-cell>
          <table:table-cell table:style-name="ce3" table:formula="of:=IFERROR([.J375]/[.$E375];&quot;&quot; )">
            <text:p/>
          </table:table-cell>
          <table:table-cell table:style-name="ce3" table:formula="of:=IFERROR([.K375]/[.$E375];&quot;&quot; )">
            <text:p/>
          </table:table-cell>
          <table:table-cell table:style-name="ce3" table:formula="of:=IFERROR([.L375]/[.$E375];&quot;&quot; )" office:value-type="float" office:value="0.000238256884521559" calcext:value-type="float">
            <text:p>0,0002382569</text:p>
          </table:table-cell>
          <table:table-cell table:style-name="ce3" table:formula="of:=IFERROR([.M375]/[.$E375];&quot;&quot; )" office:value-type="float" office:value="0.000138156171473661" calcext:value-type="float">
            <text:p>0,0001381562</text:p>
          </table:table-cell>
          <table:table-cell table:style-name="ce3" table:formula="of:=IFERROR([.N375]/[.$E375];&quot;&quot; )" office:value-type="float" office:value="0.387069366058499" calcext:value-type="float">
            <text:p>0,3870693661</text:p>
          </table:table-cell>
          <table:table-cell table:style-name="ce3" table:formula="of:=IFERROR([.O375]/[.$E375];&quot;&quot; )">
            <text:p/>
          </table:table-cell>
          <table:table-cell table:style-name="ce3" table:formula="of:=IFERROR([.P375]/[.$E375];&quot;&quot; )">
            <text:p/>
          </table:table-cell>
          <table:table-cell table:style-name="ce3" table:formula="of:=IFERROR([.Q375]/[.$E375];&quot;&quot; )">
            <text:p/>
          </table:table-cell>
          <table:table-cell table:style-name="ce3" table:formula="of:=IFERROR([.R375]/[.$E375];&quot;&quot; )">
            <text:p/>
          </table:table-cell>
          <table:table-cell table:style-name="ce3" table:formula="of:=IFERROR([.S375]/[.$E375];&quot;&quot; )" office:value-type="float" office:value="0.0114549610705614" calcext:value-type="float">
            <text:p>0,0114549611</text:p>
          </table:table-cell>
          <table:table-cell table:style-name="ce3" table:formula="of:=IFERROR([.T375]/[.$E375];&quot;&quot; )">
            <text:p/>
          </table:table-cell>
          <table:table-cell table:style-name="ce3" table:formula="of:=IFERROR([.U375]/[.$E375];&quot;&quot; )">
            <text:p/>
          </table:table-cell>
          <table:table-cell table:style-name="ce3" table:formula="of:=IFERROR([.V375]/[.$E37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ERROR([.B376]/[.$E376];&quot;&quot; )">
            <text:p/>
          </table:table-cell>
          <table:table-cell table:style-name="ce3" table:formula="of:=IFERROR([.C376]/[.$E376];&quot;&quot; )" office:value-type="float" office:value="0.00035361137149114" calcext:value-type="float">
            <text:p>0,0003536114</text:p>
          </table:table-cell>
          <table:table-cell table:style-name="ce3" table:formula="of:=IFERROR([.D376]/[.$E376];&quot;&quot; )">
            <text:p/>
          </table:table-cell>
          <table:table-cell table:style-name="ce3" table:formula="of:=IFERROR([.E376]/[.$E376];&quot;&quot; )" office:value-type="float" office:value="1" calcext:value-type="float">
            <text:p>1</text:p>
          </table:table-cell>
          <table:table-cell table:style-name="ce3" table:formula="of:=IFERROR([.F376]/[.$E376];&quot;&quot; )">
            <text:p/>
          </table:table-cell>
          <table:table-cell table:style-name="ce3" table:formula="of:=IFERROR([.G376]/[.$E376];&quot;&quot; )">
            <text:p/>
          </table:table-cell>
          <table:table-cell table:style-name="ce3" table:formula="of:=IFERROR([.H376]/[.$E376];&quot;&quot; )">
            <text:p/>
          </table:table-cell>
          <table:table-cell table:style-name="ce3" table:formula="of:=IFERROR([.I376]/[.$E376];&quot;&quot; )" office:value-type="float" office:value="0.0155702914779178" calcext:value-type="float">
            <text:p>0,0155702915</text:p>
          </table:table-cell>
          <table:table-cell table:style-name="ce3" table:formula="of:=IFERROR([.J376]/[.$E376];&quot;&quot; )">
            <text:p/>
          </table:table-cell>
          <table:table-cell table:style-name="ce3" table:formula="of:=IFERROR([.K376]/[.$E376];&quot;&quot; )">
            <text:p/>
          </table:table-cell>
          <table:table-cell table:style-name="ce3" table:formula="of:=IFERROR([.L376]/[.$E376];&quot;&quot; )">
            <text:p/>
          </table:table-cell>
          <table:table-cell table:style-name="ce3" table:formula="of:=IFERROR([.M376]/[.$E376];&quot;&quot; )" office:value-type="float" office:value="0.000156827232987966" calcext:value-type="float">
            <text:p>0,0001568272</text:p>
          </table:table-cell>
          <table:table-cell table:style-name="ce3" table:formula="of:=IFERROR([.N376]/[.$E376];&quot;&quot; )" office:value-type="float" office:value="0.375115656592497" calcext:value-type="float">
            <text:p>0,3751156566</text:p>
          </table:table-cell>
          <table:table-cell table:style-name="ce3" table:formula="of:=IFERROR([.O376]/[.$E376];&quot;&quot; )" office:value-type="float" office:value="0.0000307151898623185" calcext:value-type="float">
            <text:p>3,07151898623185E-005</text:p>
          </table:table-cell>
          <table:table-cell table:style-name="ce3" table:formula="of:=IFERROR([.P376]/[.$E376];&quot;&quot; )">
            <text:p/>
          </table:table-cell>
          <table:table-cell table:style-name="ce3" table:formula="of:=IFERROR([.Q376]/[.$E376];&quot;&quot; )">
            <text:p/>
          </table:table-cell>
          <table:table-cell table:style-name="ce3" table:formula="of:=IFERROR([.R376]/[.$E376];&quot;&quot; )">
            <text:p/>
          </table:table-cell>
          <table:table-cell table:style-name="ce3" table:formula="of:=IFERROR([.S376]/[.$E376];&quot;&quot; )" office:value-type="float" office:value="0.0111239838723294" calcext:value-type="float">
            <text:p>0,0111239839</text:p>
          </table:table-cell>
          <table:table-cell table:style-name="ce3" table:formula="of:=IFERROR([.T376]/[.$E376];&quot;&quot; )">
            <text:p/>
          </table:table-cell>
          <table:table-cell table:style-name="ce3" table:formula="of:=IFERROR([.U376]/[.$E376];&quot;&quot; )">
            <text:p/>
          </table:table-cell>
          <table:table-cell table:style-name="ce3" table:formula="of:=IFERROR([.V376]/[.$E37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ERROR([.B377]/[.$E377];&quot;&quot; )">
            <text:p/>
          </table:table-cell>
          <table:table-cell table:style-name="ce3" table:formula="of:=IFERROR([.C377]/[.$E377];&quot;&quot; )" office:value-type="float" office:value="0.00039389632707563" calcext:value-type="float">
            <text:p>0,0003938963</text:p>
          </table:table-cell>
          <table:table-cell table:style-name="ce3" table:formula="of:=IFERROR([.D377]/[.$E377];&quot;&quot; )">
            <text:p/>
          </table:table-cell>
          <table:table-cell table:style-name="ce3" table:formula="of:=IFERROR([.E377]/[.$E377];&quot;&quot; )" office:value-type="float" office:value="1" calcext:value-type="float">
            <text:p>1</text:p>
          </table:table-cell>
          <table:table-cell table:style-name="ce3" table:formula="of:=IFERROR([.F377]/[.$E377];&quot;&quot; )">
            <text:p/>
          </table:table-cell>
          <table:table-cell table:style-name="ce3" table:formula="of:=IFERROR([.G377]/[.$E377];&quot;&quot; )">
            <text:p/>
          </table:table-cell>
          <table:table-cell table:style-name="ce3" table:formula="of:=IFERROR([.H377]/[.$E377];&quot;&quot; )">
            <text:p/>
          </table:table-cell>
          <table:table-cell table:style-name="ce3" table:formula="of:=IFERROR([.I377]/[.$E377];&quot;&quot; )" office:value-type="float" office:value="0.0159402920618186" calcext:value-type="float">
            <text:p>0,0159402921</text:p>
          </table:table-cell>
          <table:table-cell table:style-name="ce3" table:formula="of:=IFERROR([.J377]/[.$E377];&quot;&quot; )">
            <text:p/>
          </table:table-cell>
          <table:table-cell table:style-name="ce3" table:formula="of:=IFERROR([.K377]/[.$E377];&quot;&quot; )">
            <text:p/>
          </table:table-cell>
          <table:table-cell table:style-name="ce3" table:formula="of:=IFERROR([.L377]/[.$E377];&quot;&quot; )">
            <text:p/>
          </table:table-cell>
          <table:table-cell table:style-name="ce3" table:formula="of:=IFERROR([.M377]/[.$E377];&quot;&quot; )" office:value-type="float" office:value="0.0000876013653081371" calcext:value-type="float">
            <text:p>8,76013653081371E-005</text:p>
          </table:table-cell>
          <table:table-cell table:style-name="ce3" table:formula="of:=IFERROR([.N377]/[.$E377];&quot;&quot; )" office:value-type="float" office:value="0.381243493251168" calcext:value-type="float">
            <text:p>0,3812434933</text:p>
          </table:table-cell>
          <table:table-cell table:style-name="ce3" table:formula="of:=IFERROR([.O377]/[.$E377];&quot;&quot; )" office:value-type="float" office:value="0.0000446851169691921" calcext:value-type="float">
            <text:p>4,46851169691921E-005</text:p>
          </table:table-cell>
          <table:table-cell table:style-name="ce3" table:formula="of:=IFERROR([.P377]/[.$E377];&quot;&quot; )">
            <text:p/>
          </table:table-cell>
          <table:table-cell table:style-name="ce3" table:formula="of:=IFERROR([.Q377]/[.$E377];&quot;&quot; )">
            <text:p/>
          </table:table-cell>
          <table:table-cell table:style-name="ce3" table:formula="of:=IFERROR([.R377]/[.$E377];&quot;&quot; )">
            <text:p/>
          </table:table-cell>
          <table:table-cell table:style-name="ce3" table:formula="of:=IFERROR([.S377]/[.$E377];&quot;&quot; )" office:value-type="float" office:value="0.011388325778446" calcext:value-type="float">
            <text:p>0,0113883258</text:p>
          </table:table-cell>
          <table:table-cell table:style-name="ce3" table:formula="of:=IFERROR([.T377]/[.$E377];&quot;&quot; )">
            <text:p/>
          </table:table-cell>
          <table:table-cell table:style-name="ce3" table:formula="of:=IFERROR([.U377]/[.$E377];&quot;&quot; )" office:value-type="float" office:value="0.0000066200173287692" calcext:value-type="float">
            <text:p>0,00000662</text:p>
          </table:table-cell>
          <table:table-cell table:style-name="ce3" table:formula="of:=IFERROR([.V377]/[.$E37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ERROR([.B378]/[.$E378];&quot;&quot; )">
            <text:p/>
          </table:table-cell>
          <table:table-cell table:style-name="ce3" table:formula="of:=IFERROR([.C378]/[.$E378];&quot;&quot; )" office:value-type="float" office:value="0.000226559376912529" calcext:value-type="float">
            <text:p>0,0002265594</text:p>
          </table:table-cell>
          <table:table-cell table:style-name="ce3" table:formula="of:=IFERROR([.D378]/[.$E378];&quot;&quot; )">
            <text:p/>
          </table:table-cell>
          <table:table-cell table:style-name="ce3" table:formula="of:=IFERROR([.E378]/[.$E378];&quot;&quot; )" office:value-type="float" office:value="1" calcext:value-type="float">
            <text:p>1</text:p>
          </table:table-cell>
          <table:table-cell table:style-name="ce3" table:formula="of:=IFERROR([.F378]/[.$E378];&quot;&quot; )">
            <text:p/>
          </table:table-cell>
          <table:table-cell table:style-name="ce3" table:formula="of:=IFERROR([.G378]/[.$E378];&quot;&quot; )">
            <text:p/>
          </table:table-cell>
          <table:table-cell table:style-name="ce3" table:formula="of:=IFERROR([.H378]/[.$E378];&quot;&quot; )">
            <text:p/>
          </table:table-cell>
          <table:table-cell table:style-name="ce3" table:formula="of:=IFERROR([.I378]/[.$E378];&quot;&quot; )" office:value-type="float" office:value="0.0161262206297641" calcext:value-type="float">
            <text:p>0,0161262206</text:p>
          </table:table-cell>
          <table:table-cell table:style-name="ce3" table:formula="of:=IFERROR([.J378]/[.$E378];&quot;&quot; )">
            <text:p/>
          </table:table-cell>
          <table:table-cell table:style-name="ce3" table:formula="of:=IFERROR([.K378]/[.$E378];&quot;&quot; )">
            <text:p/>
          </table:table-cell>
          <table:table-cell table:style-name="ce3" table:formula="of:=IFERROR([.L378]/[.$E378];&quot;&quot; )" office:value-type="float" office:value="0.000194259958577449" calcext:value-type="float">
            <text:p>0,00019426</text:p>
          </table:table-cell>
          <table:table-cell table:style-name="ce3" table:formula="of:=IFERROR([.M378]/[.$E378];&quot;&quot; )" office:value-type="float" office:value="0.00016920426813306" calcext:value-type="float">
            <text:p>0,0001692043</text:p>
          </table:table-cell>
          <table:table-cell table:style-name="ce3" table:formula="of:=IFERROR([.N378]/[.$E378];&quot;&quot; )" office:value-type="float" office:value="0.391396170043898" calcext:value-type="float">
            <text:p>0,39139617</text:p>
          </table:table-cell>
          <table:table-cell table:style-name="ce3" table:formula="of:=IFERROR([.O378]/[.$E378];&quot;&quot; )">
            <text:p/>
          </table:table-cell>
          <table:table-cell table:style-name="ce3" table:formula="of:=IFERROR([.P378]/[.$E378];&quot;&quot; )">
            <text:p/>
          </table:table-cell>
          <table:table-cell table:style-name="ce3" table:formula="of:=IFERROR([.Q378]/[.$E378];&quot;&quot; )">
            <text:p/>
          </table:table-cell>
          <table:table-cell table:style-name="ce3" table:formula="of:=IFERROR([.R378]/[.$E378];&quot;&quot; )">
            <text:p/>
          </table:table-cell>
          <table:table-cell table:style-name="ce3" table:formula="of:=IFERROR([.S378]/[.$E378];&quot;&quot; )" office:value-type="float" office:value="0.00859969267305711" calcext:value-type="float">
            <text:p>0,0085996927</text:p>
          </table:table-cell>
          <table:table-cell table:style-name="ce3" table:formula="of:=IFERROR([.T378]/[.$E378];&quot;&quot; )" office:value-type="float" office:value="0.0000534439243414482" calcext:value-type="float">
            <text:p>5,34439243414482E-005</text:p>
          </table:table-cell>
          <table:table-cell table:style-name="ce3" table:formula="of:=IFERROR([.U378]/[.$E378];&quot;&quot; )">
            <text:p/>
          </table:table-cell>
          <table:table-cell table:style-name="ce3" table:formula="of:=IFERROR([.V378]/[.$E37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ERROR([.B379]/[.$E379];&quot;&quot; )">
            <text:p/>
          </table:table-cell>
          <table:table-cell table:style-name="ce3" table:formula="of:=IFERROR([.C379]/[.$E379];&quot;&quot; )" office:value-type="float" office:value="0.000357914065570765" calcext:value-type="float">
            <text:p>0,0003579141</text:p>
          </table:table-cell>
          <table:table-cell table:style-name="ce3" table:formula="of:=IFERROR([.D379]/[.$E379];&quot;&quot; )">
            <text:p/>
          </table:table-cell>
          <table:table-cell table:style-name="ce3" table:formula="of:=IFERROR([.E379]/[.$E379];&quot;&quot; )" office:value-type="float" office:value="1" calcext:value-type="float">
            <text:p>1</text:p>
          </table:table-cell>
          <table:table-cell table:style-name="ce3" table:formula="of:=IFERROR([.F379]/[.$E379];&quot;&quot; )">
            <text:p/>
          </table:table-cell>
          <table:table-cell table:style-name="ce3" table:formula="of:=IFERROR([.G379]/[.$E379];&quot;&quot; )">
            <text:p/>
          </table:table-cell>
          <table:table-cell table:style-name="ce3" table:formula="of:=IFERROR([.H379]/[.$E379];&quot;&quot; )">
            <text:p/>
          </table:table-cell>
          <table:table-cell table:style-name="ce3" table:formula="of:=IFERROR([.I379]/[.$E379];&quot;&quot; )" office:value-type="float" office:value="0.0162397927734853" calcext:value-type="float">
            <text:p>0,0162397928</text:p>
          </table:table-cell>
          <table:table-cell table:style-name="ce3" table:formula="of:=IFERROR([.J379]/[.$E379];&quot;&quot; )">
            <text:p/>
          </table:table-cell>
          <table:table-cell table:style-name="ce3" table:formula="of:=IFERROR([.K379]/[.$E379];&quot;&quot; )">
            <text:p/>
          </table:table-cell>
          <table:table-cell table:style-name="ce3" table:formula="of:=IFERROR([.L379]/[.$E379];&quot;&quot; )">
            <text:p/>
          </table:table-cell>
          <table:table-cell table:style-name="ce3" table:formula="of:=IFERROR([.M379]/[.$E379];&quot;&quot; )" office:value-type="float" office:value="0.0000991091880178195" calcext:value-type="float">
            <text:p>9,91091880178195E-005</text:p>
          </table:table-cell>
          <table:table-cell table:style-name="ce3" table:formula="of:=IFERROR([.N379]/[.$E379];&quot;&quot; )" office:value-type="float" office:value="0.411643302885193" calcext:value-type="float">
            <text:p>0,4116433029</text:p>
          </table:table-cell>
          <table:table-cell table:style-name="ce3" table:formula="of:=IFERROR([.O379]/[.$E379];&quot;&quot; )">
            <text:p/>
          </table:table-cell>
          <table:table-cell table:style-name="ce3" table:formula="of:=IFERROR([.P379]/[.$E379];&quot;&quot; )">
            <text:p/>
          </table:table-cell>
          <table:table-cell table:style-name="ce3" table:formula="of:=IFERROR([.Q379]/[.$E379];&quot;&quot; )">
            <text:p/>
          </table:table-cell>
          <table:table-cell table:style-name="ce3" table:formula="of:=IFERROR([.R379]/[.$E379];&quot;&quot; )">
            <text:p/>
          </table:table-cell>
          <table:table-cell table:style-name="ce3" table:formula="of:=IFERROR([.S379]/[.$E379];&quot;&quot; )" office:value-type="float" office:value="0.00983533681625579" calcext:value-type="float">
            <text:p>0,0098353368</text:p>
          </table:table-cell>
          <table:table-cell table:style-name="ce3" table:formula="of:=IFERROR([.T379]/[.$E379];&quot;&quot; )">
            <text:p/>
          </table:table-cell>
          <table:table-cell table:style-name="ce3" table:formula="of:=IFERROR([.U379]/[.$E379];&quot;&quot; )">
            <text:p/>
          </table:table-cell>
          <table:table-cell table:style-name="ce3" table:formula="of:=IFERROR([.V379]/[.$E37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ERROR([.B380]/[.$E380];&quot;&quot; )">
            <text:p/>
          </table:table-cell>
          <table:table-cell table:style-name="ce3" table:formula="of:=IFERROR([.C380]/[.$E380];&quot;&quot; )" office:value-type="float" office:value="0.000293561387818363" calcext:value-type="float">
            <text:p>0,0002935614</text:p>
          </table:table-cell>
          <table:table-cell table:style-name="ce3" table:formula="of:=IFERROR([.D380]/[.$E380];&quot;&quot; )">
            <text:p/>
          </table:table-cell>
          <table:table-cell table:style-name="ce3" table:formula="of:=IFERROR([.E380]/[.$E380];&quot;&quot; )" office:value-type="float" office:value="1" calcext:value-type="float">
            <text:p>1</text:p>
          </table:table-cell>
          <table:table-cell table:style-name="ce3" table:formula="of:=IFERROR([.F380]/[.$E380];&quot;&quot; )">
            <text:p/>
          </table:table-cell>
          <table:table-cell table:style-name="ce3" table:formula="of:=IFERROR([.G380]/[.$E380];&quot;&quot; )">
            <text:p/>
          </table:table-cell>
          <table:table-cell table:style-name="ce3" table:formula="of:=IFERROR([.H380]/[.$E380];&quot;&quot; )">
            <text:p/>
          </table:table-cell>
          <table:table-cell table:style-name="ce3" table:formula="of:=IFERROR([.I380]/[.$E380];&quot;&quot; )" office:value-type="float" office:value="0.0161205749251305" calcext:value-type="float">
            <text:p>0,0161205749</text:p>
          </table:table-cell>
          <table:table-cell table:style-name="ce3" table:formula="of:=IFERROR([.J380]/[.$E380];&quot;&quot; )">
            <text:p/>
          </table:table-cell>
          <table:table-cell table:style-name="ce3" table:formula="of:=IFERROR([.K380]/[.$E380];&quot;&quot; )">
            <text:p/>
          </table:table-cell>
          <table:table-cell table:style-name="ce3" table:formula="of:=IFERROR([.L380]/[.$E380];&quot;&quot; )">
            <text:p/>
          </table:table-cell>
          <table:table-cell table:style-name="ce3" table:formula="of:=IFERROR([.M380]/[.$E380];&quot;&quot; )" office:value-type="float" office:value="0.0000815379716795747" calcext:value-type="float">
            <text:p>0,000081538</text:p>
          </table:table-cell>
          <table:table-cell table:style-name="ce3" table:formula="of:=IFERROR([.N380]/[.$E380];&quot;&quot; )" office:value-type="float" office:value="0.416282101024172" calcext:value-type="float">
            <text:p>0,416282101</text:p>
          </table:table-cell>
          <table:table-cell table:style-name="ce3" table:formula="of:=IFERROR([.O380]/[.$E380];&quot;&quot; )">
            <text:p/>
          </table:table-cell>
          <table:table-cell table:style-name="ce3" table:formula="of:=IFERROR([.P380]/[.$E380];&quot;&quot; )">
            <text:p/>
          </table:table-cell>
          <table:table-cell table:style-name="ce3" table:formula="of:=IFERROR([.Q380]/[.$E380];&quot;&quot; )">
            <text:p/>
          </table:table-cell>
          <table:table-cell table:style-name="ce3" table:formula="of:=IFERROR([.R380]/[.$E380];&quot;&quot; )">
            <text:p/>
          </table:table-cell>
          <table:table-cell table:style-name="ce3" table:formula="of:=IFERROR([.S380]/[.$E380];&quot;&quot; )" office:value-type="float" office:value="0.0112975794910774" calcext:value-type="float">
            <text:p>0,0112975795</text:p>
          </table:table-cell>
          <table:table-cell table:style-name="ce3" table:formula="of:=IFERROR([.T380]/[.$E380];&quot;&quot; )" office:value-type="float" office:value="0.0000319844772261768" calcext:value-type="float">
            <text:p>3,19844772261768E-005</text:p>
          </table:table-cell>
          <table:table-cell table:style-name="ce3" table:formula="of:=IFERROR([.U380]/[.$E380];&quot;&quot; )" office:value-type="float" office:value="0.00000701413974258264" calcext:value-type="float">
            <text:p>7,01413974258264E-006</text:p>
          </table:table-cell>
          <table:table-cell table:style-name="ce3" table:formula="of:=IFERROR([.V380]/[.$E38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ERROR([.B381]/[.$E381];&quot;&quot; )">
            <text:p/>
          </table:table-cell>
          <table:table-cell table:style-name="ce3" table:formula="of:=IFERROR([.C381]/[.$E381];&quot;&quot; )" office:value-type="float" office:value="0.0002699764563827" calcext:value-type="float">
            <text:p>0,0002699765</text:p>
          </table:table-cell>
          <table:table-cell table:style-name="ce3" table:formula="of:=IFERROR([.D381]/[.$E381];&quot;&quot; )">
            <text:p/>
          </table:table-cell>
          <table:table-cell table:style-name="ce3" table:formula="of:=IFERROR([.E381]/[.$E381];&quot;&quot; )" office:value-type="float" office:value="1" calcext:value-type="float">
            <text:p>1</text:p>
          </table:table-cell>
          <table:table-cell table:style-name="ce3" table:formula="of:=IFERROR([.F381]/[.$E381];&quot;&quot; )">
            <text:p/>
          </table:table-cell>
          <table:table-cell table:style-name="ce3" table:formula="of:=IFERROR([.G381]/[.$E381];&quot;&quot; )">
            <text:p/>
          </table:table-cell>
          <table:table-cell table:style-name="ce3" table:formula="of:=IFERROR([.H381]/[.$E381];&quot;&quot; )">
            <text:p/>
          </table:table-cell>
          <table:table-cell table:style-name="ce3" table:formula="of:=IFERROR([.I381]/[.$E381];&quot;&quot; )" office:value-type="float" office:value="0.0153087987365263" calcext:value-type="float">
            <text:p>0,0153087987</text:p>
          </table:table-cell>
          <table:table-cell table:style-name="ce3" table:formula="of:=IFERROR([.J381]/[.$E381];&quot;&quot; )">
            <text:p/>
          </table:table-cell>
          <table:table-cell table:style-name="ce3" table:formula="of:=IFERROR([.K381]/[.$E381];&quot;&quot; )">
            <text:p/>
          </table:table-cell>
          <table:table-cell table:style-name="ce3" table:formula="of:=IFERROR([.L381]/[.$E381];&quot;&quot; )">
            <text:p/>
          </table:table-cell>
          <table:table-cell table:style-name="ce3" table:formula="of:=IFERROR([.M381]/[.$E381];&quot;&quot; )" office:value-type="float" office:value="0.000131650975738549" calcext:value-type="float">
            <text:p>0,000131651</text:p>
          </table:table-cell>
          <table:table-cell table:style-name="ce3" table:formula="of:=IFERROR([.N381]/[.$E381];&quot;&quot; )" office:value-type="float" office:value="0.40682592113632" calcext:value-type="float">
            <text:p>0,4068259211</text:p>
          </table:table-cell>
          <table:table-cell table:style-name="ce3" table:formula="of:=IFERROR([.O381]/[.$E381];&quot;&quot; )" office:value-type="float" office:value="0.0000386690851628981" calcext:value-type="float">
            <text:p>3,86690851628981E-005</text:p>
          </table:table-cell>
          <table:table-cell table:style-name="ce3" table:formula="of:=IFERROR([.P381]/[.$E381];&quot;&quot; )">
            <text:p/>
          </table:table-cell>
          <table:table-cell table:style-name="ce3" table:formula="of:=IFERROR([.Q381]/[.$E381];&quot;&quot; )">
            <text:p/>
          </table:table-cell>
          <table:table-cell table:style-name="ce3" table:formula="of:=IFERROR([.R381]/[.$E381];&quot;&quot; )">
            <text:p/>
          </table:table-cell>
          <table:table-cell table:style-name="ce3" table:formula="of:=IFERROR([.S381]/[.$E381];&quot;&quot; )" office:value-type="float" office:value="0.00821421368465468" calcext:value-type="float">
            <text:p>0,0082142137</text:p>
          </table:table-cell>
          <table:table-cell table:style-name="ce3" table:formula="of:=IFERROR([.T381]/[.$E381];&quot;&quot; )">
            <text:p/>
          </table:table-cell>
          <table:table-cell table:style-name="ce3" table:formula="of:=IFERROR([.U381]/[.$E381];&quot;&quot; )">
            <text:p/>
          </table:table-cell>
          <table:table-cell table:style-name="ce3" table:formula="of:=IFERROR([.V381]/[.$E38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ERROR([.B382]/[.$E382];&quot;&quot; )">
            <text:p/>
          </table:table-cell>
          <table:table-cell table:style-name="ce3" table:formula="of:=IFERROR([.C382]/[.$E382];&quot;&quot; )" office:value-type="float" office:value="0.000261458711567881" calcext:value-type="float">
            <text:p>0,0002614587</text:p>
          </table:table-cell>
          <table:table-cell table:style-name="ce3" table:formula="of:=IFERROR([.D382]/[.$E382];&quot;&quot; )">
            <text:p/>
          </table:table-cell>
          <table:table-cell table:style-name="ce3" table:formula="of:=IFERROR([.E382]/[.$E382];&quot;&quot; )" office:value-type="float" office:value="1" calcext:value-type="float">
            <text:p>1</text:p>
          </table:table-cell>
          <table:table-cell table:style-name="ce3" table:formula="of:=IFERROR([.F382]/[.$E382];&quot;&quot; )">
            <text:p/>
          </table:table-cell>
          <table:table-cell table:style-name="ce3" table:formula="of:=IFERROR([.G382]/[.$E382];&quot;&quot; )">
            <text:p/>
          </table:table-cell>
          <table:table-cell table:style-name="ce3" table:formula="of:=IFERROR([.H382]/[.$E382];&quot;&quot; )">
            <text:p/>
          </table:table-cell>
          <table:table-cell table:style-name="ce3" table:formula="of:=IFERROR([.I382]/[.$E382];&quot;&quot; )" office:value-type="float" office:value="0.0166354307350436" calcext:value-type="float">
            <text:p>0,0166354307</text:p>
          </table:table-cell>
          <table:table-cell table:style-name="ce3" table:formula="of:=IFERROR([.J382]/[.$E382];&quot;&quot; )">
            <text:p/>
          </table:table-cell>
          <table:table-cell table:style-name="ce3" table:formula="of:=IFERROR([.K382]/[.$E382];&quot;&quot; )">
            <text:p/>
          </table:table-cell>
          <table:table-cell table:style-name="ce3" table:formula="of:=IFERROR([.L382]/[.$E382];&quot;&quot; )">
            <text:p/>
          </table:table-cell>
          <table:table-cell table:style-name="ce3" table:formula="of:=IFERROR([.M382]/[.$E382];&quot;&quot; )" office:value-type="float" office:value="0.0000857840583064533" calcext:value-type="float">
            <text:p>8,57840583064533E-005</text:p>
          </table:table-cell>
          <table:table-cell table:style-name="ce3" table:formula="of:=IFERROR([.N382]/[.$E382];&quot;&quot; )" office:value-type="float" office:value="0.413843366069394" calcext:value-type="float">
            <text:p>0,4138433661</text:p>
          </table:table-cell>
          <table:table-cell table:style-name="ce3" table:formula="of:=IFERROR([.O382]/[.$E382];&quot;&quot; )" office:value-type="float" office:value="0.0000189989498375384" calcext:value-type="float">
            <text:p>1,89989498375384E-005</text:p>
          </table:table-cell>
          <table:table-cell table:style-name="ce3" table:formula="of:=IFERROR([.P382]/[.$E382];&quot;&quot; )">
            <text:p/>
          </table:table-cell>
          <table:table-cell table:style-name="ce3" table:formula="of:=IFERROR([.Q382]/[.$E382];&quot;&quot; )">
            <text:p/>
          </table:table-cell>
          <table:table-cell table:style-name="ce3" table:formula="of:=IFERROR([.R382]/[.$E382];&quot;&quot; )">
            <text:p/>
          </table:table-cell>
          <table:table-cell table:style-name="ce3" table:formula="of:=IFERROR([.S382]/[.$E382];&quot;&quot; )" office:value-type="float" office:value="0.00812153566585389" calcext:value-type="float">
            <text:p>0,0081215357</text:p>
          </table:table-cell>
          <table:table-cell table:style-name="ce3" table:formula="of:=IFERROR([.T382]/[.$E382];&quot;&quot; )">
            <text:p/>
          </table:table-cell>
          <table:table-cell table:style-name="ce3" table:formula="of:=IFERROR([.U382]/[.$E382];&quot;&quot; )">
            <text:p/>
          </table:table-cell>
          <table:table-cell table:style-name="ce3" table:formula="of:=IFERROR([.V382]/[.$E38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ERROR([.B383]/[.$E383];&quot;&quot; )">
            <text:p/>
          </table:table-cell>
          <table:table-cell table:style-name="ce3" table:formula="of:=IFERROR([.C383]/[.$E383];&quot;&quot; )" office:value-type="float" office:value="0.000288386585235734" calcext:value-type="float">
            <text:p>0,0002883866</text:p>
          </table:table-cell>
          <table:table-cell table:style-name="ce3" table:formula="of:=IFERROR([.D383]/[.$E383];&quot;&quot; )">
            <text:p/>
          </table:table-cell>
          <table:table-cell table:style-name="ce3" table:formula="of:=IFERROR([.E383]/[.$E383];&quot;&quot; )" office:value-type="float" office:value="1" calcext:value-type="float">
            <text:p>1</text:p>
          </table:table-cell>
          <table:table-cell table:style-name="ce3" table:formula="of:=IFERROR([.F383]/[.$E383];&quot;&quot; )">
            <text:p/>
          </table:table-cell>
          <table:table-cell table:style-name="ce3" table:formula="of:=IFERROR([.G383]/[.$E383];&quot;&quot; )">
            <text:p/>
          </table:table-cell>
          <table:table-cell table:style-name="ce3" table:formula="of:=IFERROR([.H383]/[.$E383];&quot;&quot; )">
            <text:p/>
          </table:table-cell>
          <table:table-cell table:style-name="ce3" table:formula="of:=IFERROR([.I383]/[.$E383];&quot;&quot; )" office:value-type="float" office:value="0.0162803844578952" calcext:value-type="float">
            <text:p>0,0162803845</text:p>
          </table:table-cell>
          <table:table-cell table:style-name="ce3" table:formula="of:=IFERROR([.J383]/[.$E383];&quot;&quot; )">
            <text:p/>
          </table:table-cell>
          <table:table-cell table:style-name="ce3" table:formula="of:=IFERROR([.K383]/[.$E383];&quot;&quot; )">
            <text:p/>
          </table:table-cell>
          <table:table-cell table:style-name="ce3" table:formula="of:=IFERROR([.L383]/[.$E383];&quot;&quot; )">
            <text:p/>
          </table:table-cell>
          <table:table-cell table:style-name="ce3" table:formula="of:=IFERROR([.M383]/[.$E383];&quot;&quot; )" office:value-type="float" office:value="0.000109835283963478" calcext:value-type="float">
            <text:p>0,0001098353</text:p>
          </table:table-cell>
          <table:table-cell table:style-name="ce3" table:formula="of:=IFERROR([.N383]/[.$E383];&quot;&quot; )" office:value-type="float" office:value="0.426679712036183" calcext:value-type="float">
            <text:p>0,426679712</text:p>
          </table:table-cell>
          <table:table-cell table:style-name="ce3" table:formula="of:=IFERROR([.O383]/[.$E383];&quot;&quot; )" office:value-type="float" office:value="0.000021974088501016" calcext:value-type="float">
            <text:p>2,1974088501016E-005</text:p>
          </table:table-cell>
          <table:table-cell table:style-name="ce3" table:formula="of:=IFERROR([.P383]/[.$E383];&quot;&quot; )">
            <text:p/>
          </table:table-cell>
          <table:table-cell table:style-name="ce3" table:formula="of:=IFERROR([.Q383]/[.$E383];&quot;&quot; )">
            <text:p/>
          </table:table-cell>
          <table:table-cell table:style-name="ce3" table:formula="of:=IFERROR([.R383]/[.$E383];&quot;&quot; )">
            <text:p/>
          </table:table-cell>
          <table:table-cell table:style-name="ce3" table:formula="of:=IFERROR([.S383]/[.$E383];&quot;&quot; )" office:value-type="float" office:value="0.00721452191864078" calcext:value-type="float">
            <text:p>0,0072145219</text:p>
          </table:table-cell>
          <table:table-cell table:style-name="ce3" table:formula="of:=IFERROR([.T383]/[.$E383];&quot;&quot; )">
            <text:p/>
          </table:table-cell>
          <table:table-cell table:style-name="ce3" table:formula="of:=IFERROR([.U383]/[.$E383];&quot;&quot; )">
            <text:p/>
          </table:table-cell>
          <table:table-cell table:style-name="ce3" table:formula="of:=IFERROR([.V383]/[.$E38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ERROR([.B384]/[.$E384];&quot;&quot; )">
            <text:p/>
          </table:table-cell>
          <table:table-cell table:style-name="ce3" table:formula="of:=IFERROR([.C384]/[.$E384];&quot;&quot; )" office:value-type="float" office:value="0.00026392321096923" calcext:value-type="float">
            <text:p>0,0002639232</text:p>
          </table:table-cell>
          <table:table-cell table:style-name="ce3" table:formula="of:=IFERROR([.D384]/[.$E384];&quot;&quot; )">
            <text:p/>
          </table:table-cell>
          <table:table-cell table:style-name="ce3" table:formula="of:=IFERROR([.E384]/[.$E384];&quot;&quot; )" office:value-type="float" office:value="1" calcext:value-type="float">
            <text:p>1</text:p>
          </table:table-cell>
          <table:table-cell table:style-name="ce3" table:formula="of:=IFERROR([.F384]/[.$E384];&quot;&quot; )">
            <text:p/>
          </table:table-cell>
          <table:table-cell table:style-name="ce3" table:formula="of:=IFERROR([.G384]/[.$E384];&quot;&quot; )">
            <text:p/>
          </table:table-cell>
          <table:table-cell table:style-name="ce3" table:formula="of:=IFERROR([.H384]/[.$E384];&quot;&quot; )">
            <text:p/>
          </table:table-cell>
          <table:table-cell table:style-name="ce3" table:formula="of:=IFERROR([.I384]/[.$E384];&quot;&quot; )" office:value-type="float" office:value="0.0147853068836247" calcext:value-type="float">
            <text:p>0,0147853069</text:p>
          </table:table-cell>
          <table:table-cell table:style-name="ce3" table:formula="of:=IFERROR([.J384]/[.$E384];&quot;&quot; )">
            <text:p/>
          </table:table-cell>
          <table:table-cell table:style-name="ce3" table:formula="of:=IFERROR([.K384]/[.$E384];&quot;&quot; )">
            <text:p/>
          </table:table-cell>
          <table:table-cell table:style-name="ce3" table:formula="of:=IFERROR([.L384]/[.$E384];&quot;&quot; )">
            <text:p/>
          </table:table-cell>
          <table:table-cell table:style-name="ce3" table:formula="of:=IFERROR([.M384]/[.$E384];&quot;&quot; )" office:value-type="float" office:value="0.000162404391172759" calcext:value-type="float">
            <text:p>0,0001624044</text:p>
          </table:table-cell>
          <table:table-cell table:style-name="ce3" table:formula="of:=IFERROR([.N384]/[.$E384];&quot;&quot; )" office:value-type="float" office:value="0.409022622328287" calcext:value-type="float">
            <text:p>0,4090226223</text:p>
          </table:table-cell>
          <table:table-cell table:style-name="ce3" table:formula="of:=IFERROR([.O384]/[.$E384];&quot;&quot; )">
            <text:p/>
          </table:table-cell>
          <table:table-cell table:style-name="ce3" table:formula="of:=IFERROR([.P384]/[.$E384];&quot;&quot; )">
            <text:p/>
          </table:table-cell>
          <table:table-cell table:style-name="ce3" table:formula="of:=IFERROR([.Q384]/[.$E384];&quot;&quot; )">
            <text:p/>
          </table:table-cell>
          <table:table-cell table:style-name="ce3" table:formula="of:=IFERROR([.R384]/[.$E384];&quot;&quot; )">
            <text:p/>
          </table:table-cell>
          <table:table-cell table:style-name="ce3" table:formula="of:=IFERROR([.S384]/[.$E384];&quot;&quot; )" office:value-type="float" office:value="0.00755893648462565" calcext:value-type="float">
            <text:p>0,0075589365</text:p>
          </table:table-cell>
          <table:table-cell table:style-name="ce3" table:formula="of:=IFERROR([.T384]/[.$E384];&quot;&quot; )" office:value-type="float" office:value="0.0000362659072493095" calcext:value-type="float">
            <text:p>3,62659072493095E-005</text:p>
          </table:table-cell>
          <table:table-cell table:style-name="ce3" table:formula="of:=IFERROR([.U384]/[.$E384];&quot;&quot; )">
            <text:p/>
          </table:table-cell>
          <table:table-cell table:style-name="ce3" table:formula="of:=IFERROR([.V384]/[.$E38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ERROR([.B385]/[.$E385];&quot;&quot; )">
            <text:p/>
          </table:table-cell>
          <table:table-cell table:style-name="ce3" table:formula="of:=IFERROR([.C385]/[.$E385];&quot;&quot; )" office:value-type="float" office:value="0.000251584316729409" calcext:value-type="float">
            <text:p>0,0002515843</text:p>
          </table:table-cell>
          <table:table-cell table:style-name="ce3" table:formula="of:=IFERROR([.D385]/[.$E385];&quot;&quot; )" office:value-type="float" office:value="0.00178094270044127" calcext:value-type="float">
            <text:p>0,0017809427</text:p>
          </table:table-cell>
          <table:table-cell table:style-name="ce3" table:formula="of:=IFERROR([.E385]/[.$E385];&quot;&quot; )" office:value-type="float" office:value="1" calcext:value-type="float">
            <text:p>1</text:p>
          </table:table-cell>
          <table:table-cell table:style-name="ce3" table:formula="of:=IFERROR([.F385]/[.$E385];&quot;&quot; )">
            <text:p/>
          </table:table-cell>
          <table:table-cell table:style-name="ce3" table:formula="of:=IFERROR([.G385]/[.$E385];&quot;&quot; )">
            <text:p/>
          </table:table-cell>
          <table:table-cell table:style-name="ce3" table:formula="of:=IFERROR([.H385]/[.$E385];&quot;&quot; )">
            <text:p/>
          </table:table-cell>
          <table:table-cell table:style-name="ce3" table:formula="of:=IFERROR([.I385]/[.$E385];&quot;&quot; )" office:value-type="float" office:value="0.0156159068875719" calcext:value-type="float">
            <text:p>0,0156159069</text:p>
          </table:table-cell>
          <table:table-cell table:style-name="ce3" table:formula="of:=IFERROR([.J385]/[.$E385];&quot;&quot; )" office:value-type="float" office:value="0.000397163761439912" calcext:value-type="float">
            <text:p>0,0003971638</text:p>
          </table:table-cell>
          <table:table-cell table:style-name="ce3" table:formula="of:=IFERROR([.K385]/[.$E385];&quot;&quot; )">
            <text:p/>
          </table:table-cell>
          <table:table-cell table:style-name="ce3" table:formula="of:=IFERROR([.L385]/[.$E385];&quot;&quot; )" office:value-type="float" office:value="0.000604308180128286" calcext:value-type="float">
            <text:p>0,0006043082</text:p>
          </table:table-cell>
          <table:table-cell table:style-name="ce3" table:formula="of:=IFERROR([.M385]/[.$E385];&quot;&quot; )" office:value-type="float" office:value="0.000204289333851823" calcext:value-type="float">
            <text:p>0,0002042893</text:p>
          </table:table-cell>
          <table:table-cell table:style-name="ce3" table:formula="of:=IFERROR([.N385]/[.$E385];&quot;&quot; )" office:value-type="float" office:value="0.414819736463119" calcext:value-type="float">
            <text:p>0,4148197365</text:p>
          </table:table-cell>
          <table:table-cell table:style-name="ce3" table:formula="of:=IFERROR([.O385]/[.$E385];&quot;&quot; )">
            <text:p/>
          </table:table-cell>
          <table:table-cell table:style-name="ce3" table:formula="of:=IFERROR([.P385]/[.$E385];&quot;&quot; )">
            <text:p/>
          </table:table-cell>
          <table:table-cell table:style-name="ce3" table:formula="of:=IFERROR([.Q385]/[.$E385];&quot;&quot; )">
            <text:p/>
          </table:table-cell>
          <table:table-cell table:style-name="ce3" table:formula="of:=IFERROR([.R385]/[.$E385];&quot;&quot; )">
            <text:p/>
          </table:table-cell>
          <table:table-cell table:style-name="ce3" table:formula="of:=IFERROR([.S385]/[.$E385];&quot;&quot; )" office:value-type="float" office:value="0.0057727479169589" calcext:value-type="float">
            <text:p>0,0057727479</text:p>
          </table:table-cell>
          <table:table-cell table:style-name="ce3" table:formula="of:=IFERROR([.T385]/[.$E385];&quot;&quot; )" office:value-type="float" office:value="0.000096328552144699" calcext:value-type="float">
            <text:p>9,6328552144699E-005</text:p>
          </table:table-cell>
          <table:table-cell table:style-name="ce3" table:formula="of:=IFERROR([.U385]/[.$E385];&quot;&quot; )">
            <text:p/>
          </table:table-cell>
          <table:table-cell table:style-name="ce3" table:formula="of:=IFERROR([.V385]/[.$E38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ERROR([.B386]/[.$E386];&quot;&quot; )">
            <text:p/>
          </table:table-cell>
          <table:table-cell table:style-name="ce3" table:formula="of:=IFERROR([.C386]/[.$E386];&quot;&quot; )" office:value-type="float" office:value="0.000246773645470516" calcext:value-type="float">
            <text:p>0,0002467736</text:p>
          </table:table-cell>
          <table:table-cell table:style-name="ce3" table:formula="of:=IFERROR([.D386]/[.$E386];&quot;&quot; )">
            <text:p/>
          </table:table-cell>
          <table:table-cell table:style-name="ce3" table:formula="of:=IFERROR([.E386]/[.$E386];&quot;&quot; )" office:value-type="float" office:value="1" calcext:value-type="float">
            <text:p>1</text:p>
          </table:table-cell>
          <table:table-cell table:style-name="ce3" table:formula="of:=IFERROR([.F386]/[.$E386];&quot;&quot; )">
            <text:p/>
          </table:table-cell>
          <table:table-cell table:style-name="ce3" table:formula="of:=IFERROR([.G386]/[.$E386];&quot;&quot; )">
            <text:p/>
          </table:table-cell>
          <table:table-cell table:style-name="ce3" table:formula="of:=IFERROR([.H386]/[.$E386];&quot;&quot; )">
            <text:p/>
          </table:table-cell>
          <table:table-cell table:style-name="ce3" table:formula="of:=IFERROR([.I386]/[.$E386];&quot;&quot; )" office:value-type="float" office:value="0.0156623068481681" calcext:value-type="float">
            <text:p>0,0156623068</text:p>
          </table:table-cell>
          <table:table-cell table:style-name="ce3" table:formula="of:=IFERROR([.J386]/[.$E386];&quot;&quot; )">
            <text:p/>
          </table:table-cell>
          <table:table-cell table:style-name="ce3" table:formula="of:=IFERROR([.K386]/[.$E386];&quot;&quot; )">
            <text:p/>
          </table:table-cell>
          <table:table-cell table:style-name="ce3" table:formula="of:=IFERROR([.L386]/[.$E386];&quot;&quot; )" office:value-type="float" office:value="0.000343778040865195" calcext:value-type="float">
            <text:p>0,000343778</text:p>
          </table:table-cell>
          <table:table-cell table:style-name="ce3" table:formula="of:=IFERROR([.M386]/[.$E386];&quot;&quot; )" office:value-type="float" office:value="0.000188439681888794" calcext:value-type="float">
            <text:p>0,0001884397</text:p>
          </table:table-cell>
          <table:table-cell table:style-name="ce3" table:formula="of:=IFERROR([.N386]/[.$E386];&quot;&quot; )" office:value-type="float" office:value="0.415726219729257" calcext:value-type="float">
            <text:p>0,4157262197</text:p>
          </table:table-cell>
          <table:table-cell table:style-name="ce3" table:formula="of:=IFERROR([.O386]/[.$E386];&quot;&quot; )">
            <text:p/>
          </table:table-cell>
          <table:table-cell table:style-name="ce3" table:formula="of:=IFERROR([.P386]/[.$E386];&quot;&quot; )">
            <text:p/>
          </table:table-cell>
          <table:table-cell table:style-name="ce3" table:formula="of:=IFERROR([.Q386]/[.$E386];&quot;&quot; )">
            <text:p/>
          </table:table-cell>
          <table:table-cell table:style-name="ce3" table:formula="of:=IFERROR([.R386]/[.$E386];&quot;&quot; )" office:value-type="float" office:value="0.000073926923580704" calcext:value-type="float">
            <text:p>7,3926923580704E-005</text:p>
          </table:table-cell>
          <table:table-cell table:style-name="ce3" table:formula="of:=IFERROR([.S386]/[.$E386];&quot;&quot; )" office:value-type="float" office:value="0.0043116346264806" calcext:value-type="float">
            <text:p>0,0043116346</text:p>
          </table:table-cell>
          <table:table-cell table:style-name="ce3" table:formula="of:=IFERROR([.T386]/[.$E386];&quot;&quot; )">
            <text:p/>
          </table:table-cell>
          <table:table-cell table:style-name="ce3" table:formula="of:=IFERROR([.U386]/[.$E386];&quot;&quot; )">
            <text:p/>
          </table:table-cell>
          <table:table-cell table:style-name="ce3" table:formula="of:=IFERROR([.V386]/[.$E38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ERROR([.B387]/[.$E387];&quot;&quot; )">
            <text:p/>
          </table:table-cell>
          <table:table-cell table:style-name="ce3" table:formula="of:=IFERROR([.C387]/[.$E387];&quot;&quot; )" office:value-type="float" office:value="0.000377838021109905" calcext:value-type="float">
            <text:p>0,000377838</text:p>
          </table:table-cell>
          <table:table-cell table:style-name="ce3" table:formula="of:=IFERROR([.D387]/[.$E387];&quot;&quot; )">
            <text:p/>
          </table:table-cell>
          <table:table-cell table:style-name="ce3" table:formula="of:=IFERROR([.E387]/[.$E387];&quot;&quot; )" office:value-type="float" office:value="1" calcext:value-type="float">
            <text:p>1</text:p>
          </table:table-cell>
          <table:table-cell table:style-name="ce3" table:formula="of:=IFERROR([.F387]/[.$E387];&quot;&quot; )">
            <text:p/>
          </table:table-cell>
          <table:table-cell table:style-name="ce3" table:formula="of:=IFERROR([.G387]/[.$E387];&quot;&quot; )">
            <text:p/>
          </table:table-cell>
          <table:table-cell table:style-name="ce3" table:formula="of:=IFERROR([.H387]/[.$E387];&quot;&quot; )">
            <text:p/>
          </table:table-cell>
          <table:table-cell table:style-name="ce3" table:formula="of:=IFERROR([.I387]/[.$E387];&quot;&quot; )" office:value-type="float" office:value="0.0147051404780617" calcext:value-type="float">
            <text:p>0,0147051405</text:p>
          </table:table-cell>
          <table:table-cell table:style-name="ce3" table:formula="of:=IFERROR([.J387]/[.$E387];&quot;&quot; )">
            <text:p/>
          </table:table-cell>
          <table:table-cell table:style-name="ce3" table:formula="of:=IFERROR([.K387]/[.$E387];&quot;&quot; )">
            <text:p/>
          </table:table-cell>
          <table:table-cell table:style-name="ce3" table:formula="of:=IFERROR([.L387]/[.$E387];&quot;&quot; )" office:value-type="float" office:value="0.000204085475760093" calcext:value-type="float">
            <text:p>0,0002040855</text:p>
          </table:table-cell>
          <table:table-cell table:style-name="ce3" table:formula="of:=IFERROR([.M387]/[.$E387];&quot;&quot; )" office:value-type="float" office:value="0.000110350867916745" calcext:value-type="float">
            <text:p>0,0001103509</text:p>
          </table:table-cell>
          <table:table-cell table:style-name="ce3" table:formula="of:=IFERROR([.N387]/[.$E387];&quot;&quot; )" office:value-type="float" office:value="0.418829607128734" calcext:value-type="float">
            <text:p>0,4188296071</text:p>
          </table:table-cell>
          <table:table-cell table:style-name="ce3" table:formula="of:=IFERROR([.O387]/[.$E387];&quot;&quot; )">
            <text:p/>
          </table:table-cell>
          <table:table-cell table:style-name="ce3" table:formula="of:=IFERROR([.P387]/[.$E387];&quot;&quot; )">
            <text:p/>
          </table:table-cell>
          <table:table-cell table:style-name="ce3" table:formula="of:=IFERROR([.Q387]/[.$E387];&quot;&quot; )">
            <text:p/>
          </table:table-cell>
          <table:table-cell table:style-name="ce3" table:formula="of:=IFERROR([.R387]/[.$E387];&quot;&quot; )" office:value-type="float" office:value="0.00005405318533813" calcext:value-type="float">
            <text:p>5,405318533813E-005</text:p>
          </table:table-cell>
          <table:table-cell table:style-name="ce3" table:formula="of:=IFERROR([.S387]/[.$E387];&quot;&quot; )" office:value-type="float" office:value="0.00424863997025494" calcext:value-type="float">
            <text:p>0,00424864</text:p>
          </table:table-cell>
          <table:table-cell table:style-name="ce3" table:formula="of:=IFERROR([.T387]/[.$E387];&quot;&quot; )">
            <text:p/>
          </table:table-cell>
          <table:table-cell table:style-name="ce3" table:formula="of:=IFERROR([.U387]/[.$E387];&quot;&quot; )" office:value-type="float" office:value="0.00000536961062316893" calcext:value-type="float">
            <text:p>5,36961062316893E-006</text:p>
          </table:table-cell>
          <table:table-cell table:style-name="ce3" table:formula="of:=IFERROR([.V387]/[.$E38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ERROR([.B388]/[.$E388];&quot;&quot; )">
            <text:p/>
          </table:table-cell>
          <table:table-cell table:style-name="ce3" table:formula="of:=IFERROR([.C388]/[.$E388];&quot;&quot; )" office:value-type="float" office:value="0.000278804168006766" calcext:value-type="float">
            <text:p>0,0002788042</text:p>
          </table:table-cell>
          <table:table-cell table:style-name="ce3" table:formula="of:=IFERROR([.D388]/[.$E388];&quot;&quot; )">
            <text:p/>
          </table:table-cell>
          <table:table-cell table:style-name="ce3" table:formula="of:=IFERROR([.E388]/[.$E388];&quot;&quot; )" office:value-type="float" office:value="1" calcext:value-type="float">
            <text:p>1</text:p>
          </table:table-cell>
          <table:table-cell table:style-name="ce3" table:formula="of:=IFERROR([.F388]/[.$E388];&quot;&quot; )">
            <text:p/>
          </table:table-cell>
          <table:table-cell table:style-name="ce3" table:formula="of:=IFERROR([.G388]/[.$E388];&quot;&quot; )">
            <text:p/>
          </table:table-cell>
          <table:table-cell table:style-name="ce3" table:formula="of:=IFERROR([.H388]/[.$E388];&quot;&quot; )">
            <text:p/>
          </table:table-cell>
          <table:table-cell table:style-name="ce3" table:formula="of:=IFERROR([.I388]/[.$E388];&quot;&quot; )" office:value-type="float" office:value="0.0157364735015162" calcext:value-type="float">
            <text:p>0,0157364735</text:p>
          </table:table-cell>
          <table:table-cell table:style-name="ce3" table:formula="of:=IFERROR([.J388]/[.$E388];&quot;&quot; )">
            <text:p/>
          </table:table-cell>
          <table:table-cell table:style-name="ce3" table:formula="of:=IFERROR([.K388]/[.$E388];&quot;&quot; )">
            <text:p/>
          </table:table-cell>
          <table:table-cell table:style-name="ce3" table:formula="of:=IFERROR([.L388]/[.$E388];&quot;&quot; )" office:value-type="float" office:value="0.000177749028650378" calcext:value-type="float">
            <text:p>0,000177749</text:p>
          </table:table-cell>
          <table:table-cell table:style-name="ce3" table:formula="of:=IFERROR([.M388]/[.$E388];&quot;&quot; )" office:value-type="float" office:value="0.000133640500664234" calcext:value-type="float">
            <text:p>0,0001336405</text:p>
          </table:table-cell>
          <table:table-cell table:style-name="ce3" table:formula="of:=IFERROR([.N388]/[.$E388];&quot;&quot; )" office:value-type="float" office:value="0.392736268364053" calcext:value-type="float">
            <text:p>0,3927362684</text:p>
          </table:table-cell>
          <table:table-cell table:style-name="ce3" table:formula="of:=IFERROR([.O388]/[.$E388];&quot;&quot; )" office:value-type="float" office:value="0.0000179722710783344" calcext:value-type="float">
            <text:p>1,79722710783344E-005</text:p>
          </table:table-cell>
          <table:table-cell table:style-name="ce3" table:formula="of:=IFERROR([.P388]/[.$E388];&quot;&quot; )">
            <text:p/>
          </table:table-cell>
          <table:table-cell table:style-name="ce3" table:formula="of:=IFERROR([.Q388]/[.$E388];&quot;&quot; )">
            <text:p/>
          </table:table-cell>
          <table:table-cell table:style-name="ce3" table:formula="of:=IFERROR([.R388]/[.$E388];&quot;&quot; )">
            <text:p/>
          </table:table-cell>
          <table:table-cell table:style-name="ce3" table:formula="of:=IFERROR([.S388]/[.$E388];&quot;&quot; )" office:value-type="float" office:value="0.00413682729410302" calcext:value-type="float">
            <text:p>0,0041368273</text:p>
          </table:table-cell>
          <table:table-cell table:style-name="ce3" table:formula="of:=IFERROR([.T388]/[.$E388];&quot;&quot; )">
            <text:p/>
          </table:table-cell>
          <table:table-cell table:style-name="ce3" table:formula="of:=IFERROR([.U388]/[.$E388];&quot;&quot; )">
            <text:p/>
          </table:table-cell>
          <table:table-cell table:style-name="ce3" table:formula="of:=IFERROR([.V388]/[.$E38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ERROR([.B389]/[.$E389];&quot;&quot; )">
            <text:p/>
          </table:table-cell>
          <table:table-cell table:style-name="ce3" table:formula="of:=IFERROR([.C389]/[.$E389];&quot;&quot; )" office:value-type="float" office:value="0.000222667532137562" calcext:value-type="float">
            <text:p>0,0002226675</text:p>
          </table:table-cell>
          <table:table-cell table:style-name="ce3" table:formula="of:=IFERROR([.D389]/[.$E389];&quot;&quot; )" office:value-type="float" office:value="0.00168621555155395" calcext:value-type="float">
            <text:p>0,0016862156</text:p>
          </table:table-cell>
          <table:table-cell table:style-name="ce3" table:formula="of:=IFERROR([.E389]/[.$E389];&quot;&quot; )" office:value-type="float" office:value="1" calcext:value-type="float">
            <text:p>1</text:p>
          </table:table-cell>
          <table:table-cell table:style-name="ce3" table:formula="of:=IFERROR([.F389]/[.$E389];&quot;&quot; )">
            <text:p/>
          </table:table-cell>
          <table:table-cell table:style-name="ce3" table:formula="of:=IFERROR([.G389]/[.$E389];&quot;&quot; )">
            <text:p/>
          </table:table-cell>
          <table:table-cell table:style-name="ce3" table:formula="of:=IFERROR([.H389]/[.$E389];&quot;&quot; )">
            <text:p/>
          </table:table-cell>
          <table:table-cell table:style-name="ce3" table:formula="of:=IFERROR([.I389]/[.$E389];&quot;&quot; )" office:value-type="float" office:value="0.0140875614786877" calcext:value-type="float">
            <text:p>0,0140875615</text:p>
          </table:table-cell>
          <table:table-cell table:style-name="ce3" table:formula="of:=IFERROR([.J389]/[.$E389];&quot;&quot; )">
            <text:p/>
          </table:table-cell>
          <table:table-cell table:style-name="ce3" table:formula="of:=IFERROR([.K389]/[.$E389];&quot;&quot; )">
            <text:p/>
          </table:table-cell>
          <table:table-cell table:style-name="ce3" table:formula="of:=IFERROR([.L389]/[.$E389];&quot;&quot; )" office:value-type="float" office:value="0.000159454253741026" calcext:value-type="float">
            <text:p>0,0001594543</text:p>
          </table:table-cell>
          <table:table-cell table:style-name="ce3" table:formula="of:=IFERROR([.M389]/[.$E389];&quot;&quot; )" office:value-type="float" office:value="0.00021914382332838" calcext:value-type="float">
            <text:p>0,0002191438</text:p>
          </table:table-cell>
          <table:table-cell table:style-name="ce3" table:formula="of:=IFERROR([.N389]/[.$E389];&quot;&quot; )" office:value-type="float" office:value="0.565626026119438" calcext:value-type="float">
            <text:p>0,5656260261</text:p>
          </table:table-cell>
          <table:table-cell table:style-name="ce3" table:formula="of:=IFERROR([.O389]/[.$E389];&quot;&quot; )">
            <text:p/>
          </table:table-cell>
          <table:table-cell table:style-name="ce3" table:formula="of:=IFERROR([.P389]/[.$E389];&quot;&quot; )">
            <text:p/>
          </table:table-cell>
          <table:table-cell table:style-name="ce3" table:formula="of:=IFERROR([.Q389]/[.$E389];&quot;&quot; )">
            <text:p/>
          </table:table-cell>
          <table:table-cell table:style-name="ce3" table:formula="of:=IFERROR([.R389]/[.$E389];&quot;&quot; )">
            <text:p/>
          </table:table-cell>
          <table:table-cell table:style-name="ce3" table:formula="of:=IFERROR([.S389]/[.$E389];&quot;&quot; )" office:value-type="float" office:value="0.0033724619677106" calcext:value-type="float">
            <text:p>0,003372462</text:p>
          </table:table-cell>
          <table:table-cell table:style-name="ce3" table:formula="of:=IFERROR([.T389]/[.$E389];&quot;&quot; )" office:value-type="float" office:value="0.0000384007098694012" calcext:value-type="float">
            <text:p>3,84007098694012E-005</text:p>
          </table:table-cell>
          <table:table-cell table:style-name="ce3" table:formula="of:=IFERROR([.U389]/[.$E389];&quot;&quot; )">
            <text:p/>
          </table:table-cell>
          <table:table-cell table:style-name="ce3" table:formula="of:=IFERROR([.V389]/[.$E38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ERROR([.B390]/[.$E390];&quot;&quot; )">
            <text:p/>
          </table:table-cell>
          <table:table-cell table:style-name="ce3" table:formula="of:=IFERROR([.C390]/[.$E390];&quot;&quot; )" office:value-type="float" office:value="0.000302013699222477" calcext:value-type="float">
            <text:p>0,0003020137</text:p>
          </table:table-cell>
          <table:table-cell table:style-name="ce3" table:formula="of:=IFERROR([.D390]/[.$E390];&quot;&quot; )" office:value-type="float" office:value="0.00166872673954642" calcext:value-type="float">
            <text:p>0,0016687267</text:p>
          </table:table-cell>
          <table:table-cell table:style-name="ce3" table:formula="of:=IFERROR([.E390]/[.$E390];&quot;&quot; )" office:value-type="float" office:value="1" calcext:value-type="float">
            <text:p>1</text:p>
          </table:table-cell>
          <table:table-cell table:style-name="ce3" table:formula="of:=IFERROR([.F390]/[.$E390];&quot;&quot; )">
            <text:p/>
          </table:table-cell>
          <table:table-cell table:style-name="ce3" table:formula="of:=IFERROR([.G390]/[.$E390];&quot;&quot; )">
            <text:p/>
          </table:table-cell>
          <table:table-cell table:style-name="ce3" table:formula="of:=IFERROR([.H390]/[.$E390];&quot;&quot; )">
            <text:p/>
          </table:table-cell>
          <table:table-cell table:style-name="ce3" table:formula="of:=IFERROR([.I390]/[.$E390];&quot;&quot; )" office:value-type="float" office:value="0.0146319594555747" calcext:value-type="float">
            <text:p>0,0146319595</text:p>
          </table:table-cell>
          <table:table-cell table:style-name="ce3" table:formula="of:=IFERROR([.J390]/[.$E390];&quot;&quot; )">
            <text:p/>
          </table:table-cell>
          <table:table-cell table:style-name="ce3" table:formula="of:=IFERROR([.K390]/[.$E390];&quot;&quot; )">
            <text:p/>
          </table:table-cell>
          <table:table-cell table:style-name="ce3" table:formula="of:=IFERROR([.L390]/[.$E390];&quot;&quot; )">
            <text:p/>
          </table:table-cell>
          <table:table-cell table:style-name="ce3" table:formula="of:=IFERROR([.M390]/[.$E390];&quot;&quot; )" office:value-type="float" office:value="0.0000790644028355913" calcext:value-type="float">
            <text:p>7,90644028355913E-005</text:p>
          </table:table-cell>
          <table:table-cell table:style-name="ce3" table:formula="of:=IFERROR([.N390]/[.$E390];&quot;&quot; )" office:value-type="float" office:value="0.383855390021069" calcext:value-type="float">
            <text:p>0,38385539</text:p>
          </table:table-cell>
          <table:table-cell table:style-name="ce3" table:formula="of:=IFERROR([.O390]/[.$E390];&quot;&quot; )">
            <text:p/>
          </table:table-cell>
          <table:table-cell table:style-name="ce3" table:formula="of:=IFERROR([.P390]/[.$E390];&quot;&quot; )">
            <text:p/>
          </table:table-cell>
          <table:table-cell table:style-name="ce3" table:formula="of:=IFERROR([.Q390]/[.$E390];&quot;&quot; )">
            <text:p/>
          </table:table-cell>
          <table:table-cell table:style-name="ce3" table:formula="of:=IFERROR([.R390]/[.$E390];&quot;&quot; )">
            <text:p/>
          </table:table-cell>
          <table:table-cell table:style-name="ce3" table:formula="of:=IFERROR([.S390]/[.$E390];&quot;&quot; )" office:value-type="float" office:value="0.00264697500287093" calcext:value-type="float">
            <text:p>0,002646975</text:p>
          </table:table-cell>
          <table:table-cell table:style-name="ce3" table:formula="of:=IFERROR([.T390]/[.$E390];&quot;&quot; )">
            <text:p/>
          </table:table-cell>
          <table:table-cell table:style-name="ce3" table:formula="of:=IFERROR([.U390]/[.$E390];&quot;&quot; )">
            <text:p/>
          </table:table-cell>
          <table:table-cell table:style-name="ce3" table:formula="of:=IFERROR([.V390]/[.$E39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ERROR([.B391]/[.$E391];&quot;&quot; )">
            <text:p/>
          </table:table-cell>
          <table:table-cell table:style-name="ce3" table:formula="of:=IFERROR([.C391]/[.$E391];&quot;&quot; )" office:value-type="float" office:value="0.000273119424003859" calcext:value-type="float">
            <text:p>0,0002731194</text:p>
          </table:table-cell>
          <table:table-cell table:style-name="ce3" table:formula="of:=IFERROR([.D391]/[.$E391];&quot;&quot; )">
            <text:p/>
          </table:table-cell>
          <table:table-cell table:style-name="ce3" table:formula="of:=IFERROR([.E391]/[.$E391];&quot;&quot; )" office:value-type="float" office:value="1" calcext:value-type="float">
            <text:p>1</text:p>
          </table:table-cell>
          <table:table-cell table:style-name="ce3" table:formula="of:=IFERROR([.F391]/[.$E391];&quot;&quot; )">
            <text:p/>
          </table:table-cell>
          <table:table-cell table:style-name="ce3" table:formula="of:=IFERROR([.G391]/[.$E391];&quot;&quot; )">
            <text:p/>
          </table:table-cell>
          <table:table-cell table:style-name="ce3" table:formula="of:=IFERROR([.H391]/[.$E391];&quot;&quot; )">
            <text:p/>
          </table:table-cell>
          <table:table-cell table:style-name="ce3" table:formula="of:=IFERROR([.I391]/[.$E391];&quot;&quot; )" office:value-type="float" office:value="0.0140288286987965" calcext:value-type="float">
            <text:p>0,0140288287</text:p>
          </table:table-cell>
          <table:table-cell table:style-name="ce3" table:formula="of:=IFERROR([.J391]/[.$E391];&quot;&quot; )">
            <text:p/>
          </table:table-cell>
          <table:table-cell table:style-name="ce3" table:formula="of:=IFERROR([.K391]/[.$E391];&quot;&quot; )">
            <text:p/>
          </table:table-cell>
          <table:table-cell table:style-name="ce3" table:formula="of:=IFERROR([.L391]/[.$E391];&quot;&quot; )">
            <text:p/>
          </table:table-cell>
          <table:table-cell table:style-name="ce3" table:formula="of:=IFERROR([.M391]/[.$E391];&quot;&quot; )" office:value-type="float" office:value="0.000089856474912816" calcext:value-type="float">
            <text:p>8,9856474912816E-005</text:p>
          </table:table-cell>
          <table:table-cell table:style-name="ce3" table:formula="of:=IFERROR([.N391]/[.$E391];&quot;&quot; )" office:value-type="float" office:value="0.402856969740708" calcext:value-type="float">
            <text:p>0,4028569697</text:p>
          </table:table-cell>
          <table:table-cell table:style-name="ce3" table:formula="of:=IFERROR([.O391]/[.$E391];&quot;&quot; )" office:value-type="float" office:value="0.0000272140997077895" calcext:value-type="float">
            <text:p>2,72140997077895E-005</text:p>
          </table:table-cell>
          <table:table-cell table:style-name="ce3" table:formula="of:=IFERROR([.P391]/[.$E391];&quot;&quot; )">
            <text:p/>
          </table:table-cell>
          <table:table-cell table:style-name="ce3" table:formula="of:=IFERROR([.Q391]/[.$E391];&quot;&quot; )">
            <text:p/>
          </table:table-cell>
          <table:table-cell table:style-name="ce3" table:formula="of:=IFERROR([.R391]/[.$E391];&quot;&quot; )">
            <text:p/>
          </table:table-cell>
          <table:table-cell table:style-name="ce3" table:formula="of:=IFERROR([.S391]/[.$E391];&quot;&quot; )" office:value-type="float" office:value="0.00335840175816044" calcext:value-type="float">
            <text:p>0,0033584018</text:p>
          </table:table-cell>
          <table:table-cell table:style-name="ce3" table:formula="of:=IFERROR([.T391]/[.$E391];&quot;&quot; )">
            <text:p/>
          </table:table-cell>
          <table:table-cell table:style-name="ce3" table:formula="of:=IFERROR([.U391]/[.$E391];&quot;&quot; )">
            <text:p/>
          </table:table-cell>
          <table:table-cell table:style-name="ce3" table:formula="of:=IFERROR([.V391]/[.$E39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ERROR([.B392]/[.$E392];&quot;&quot; )">
            <text:p/>
          </table:table-cell>
          <table:table-cell table:style-name="ce3" table:formula="of:=IFERROR([.C392]/[.$E392];&quot;&quot; )" office:value-type="float" office:value="0.000173820241088024" calcext:value-type="float">
            <text:p>0,0001738202</text:p>
          </table:table-cell>
          <table:table-cell table:style-name="ce3" table:formula="of:=IFERROR([.D392]/[.$E392];&quot;&quot; )">
            <text:p/>
          </table:table-cell>
          <table:table-cell table:style-name="ce3" table:formula="of:=IFERROR([.E392]/[.$E392];&quot;&quot; )" office:value-type="float" office:value="1" calcext:value-type="float">
            <text:p>1</text:p>
          </table:table-cell>
          <table:table-cell table:style-name="ce3" table:formula="of:=IFERROR([.F392]/[.$E392];&quot;&quot; )">
            <text:p/>
          </table:table-cell>
          <table:table-cell table:style-name="ce3" table:formula="of:=IFERROR([.G392]/[.$E392];&quot;&quot; )">
            <text:p/>
          </table:table-cell>
          <table:table-cell table:style-name="ce3" table:formula="of:=IFERROR([.H392]/[.$E392];&quot;&quot; )">
            <text:p/>
          </table:table-cell>
          <table:table-cell table:style-name="ce3" table:formula="of:=IFERROR([.I392]/[.$E392];&quot;&quot; )" office:value-type="float" office:value="0.0148460165699262" calcext:value-type="float">
            <text:p>0,0148460166</text:p>
          </table:table-cell>
          <table:table-cell table:style-name="ce3" table:formula="of:=IFERROR([.J392]/[.$E392];&quot;&quot; )">
            <text:p/>
          </table:table-cell>
          <table:table-cell table:style-name="ce3" table:formula="of:=IFERROR([.K392]/[.$E392];&quot;&quot; )">
            <text:p/>
          </table:table-cell>
          <table:table-cell table:style-name="ce3" table:formula="of:=IFERROR([.L392]/[.$E392];&quot;&quot; )">
            <text:p/>
          </table:table-cell>
          <table:table-cell table:style-name="ce3" table:formula="of:=IFERROR([.M392]/[.$E392];&quot;&quot; )" office:value-type="float" office:value="0.0000914114218860065" calcext:value-type="float">
            <text:p>9,14114218860065E-005</text:p>
          </table:table-cell>
          <table:table-cell table:style-name="ce3" table:formula="of:=IFERROR([.N392]/[.$E392];&quot;&quot; )" office:value-type="float" office:value="0.523137598525561" calcext:value-type="float">
            <text:p>0,5231375985</text:p>
          </table:table-cell>
          <table:table-cell table:style-name="ce3" table:formula="of:=IFERROR([.O392]/[.$E392];&quot;&quot; )">
            <text:p/>
          </table:table-cell>
          <table:table-cell table:style-name="ce3" table:formula="of:=IFERROR([.P392]/[.$E392];&quot;&quot; )">
            <text:p/>
          </table:table-cell>
          <table:table-cell table:style-name="ce3" table:formula="of:=IFERROR([.Q392]/[.$E392];&quot;&quot; )">
            <text:p/>
          </table:table-cell>
          <table:table-cell table:style-name="ce3" table:formula="of:=IFERROR([.R392]/[.$E392];&quot;&quot; )">
            <text:p/>
          </table:table-cell>
          <table:table-cell table:style-name="ce3" table:formula="of:=IFERROR([.S392]/[.$E392];&quot;&quot; )" office:value-type="float" office:value="0.00323224989836698" calcext:value-type="float">
            <text:p>0,0032322499</text:p>
          </table:table-cell>
          <table:table-cell table:style-name="ce3" table:formula="of:=IFERROR([.T392]/[.$E392];&quot;&quot; )">
            <text:p/>
          </table:table-cell>
          <table:table-cell table:style-name="ce3" table:formula="of:=IFERROR([.U392]/[.$E392];&quot;&quot; )">
            <text:p/>
          </table:table-cell>
          <table:table-cell table:style-name="ce3" table:formula="of:=IFERROR([.V392]/[.$E39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ERROR([.B393]/[.$E393];&quot;&quot; )">
            <text:p/>
          </table:table-cell>
          <table:table-cell table:style-name="ce3" table:formula="of:=IFERROR([.C393]/[.$E393];&quot;&quot; )" office:value-type="float" office:value="0.000247570585477266" calcext:value-type="float">
            <text:p>0,0002475706</text:p>
          </table:table-cell>
          <table:table-cell table:style-name="ce3" table:formula="of:=IFERROR([.D393]/[.$E393];&quot;&quot; )">
            <text:p/>
          </table:table-cell>
          <table:table-cell table:style-name="ce3" table:formula="of:=IFERROR([.E393]/[.$E393];&quot;&quot; )" office:value-type="float" office:value="1" calcext:value-type="float">
            <text:p>1</text:p>
          </table:table-cell>
          <table:table-cell table:style-name="ce3" table:formula="of:=IFERROR([.F393]/[.$E393];&quot;&quot; )">
            <text:p/>
          </table:table-cell>
          <table:table-cell table:style-name="ce3" table:formula="of:=IFERROR([.G393]/[.$E393];&quot;&quot; )">
            <text:p/>
          </table:table-cell>
          <table:table-cell table:style-name="ce3" table:formula="of:=IFERROR([.H393]/[.$E393];&quot;&quot; )">
            <text:p/>
          </table:table-cell>
          <table:table-cell table:style-name="ce3" table:formula="of:=IFERROR([.I393]/[.$E393];&quot;&quot; )" office:value-type="float" office:value="0.0140382917715721" calcext:value-type="float">
            <text:p>0,0140382918</text:p>
          </table:table-cell>
          <table:table-cell table:style-name="ce3" table:formula="of:=IFERROR([.J393]/[.$E393];&quot;&quot; )">
            <text:p/>
          </table:table-cell>
          <table:table-cell table:style-name="ce3" table:formula="of:=IFERROR([.K393]/[.$E393];&quot;&quot; )">
            <text:p/>
          </table:table-cell>
          <table:table-cell table:style-name="ce3" table:formula="of:=IFERROR([.L393]/[.$E393];&quot;&quot; )">
            <text:p/>
          </table:table-cell>
          <table:table-cell table:style-name="ce3" table:formula="of:=IFERROR([.M393]/[.$E393];&quot;&quot; )" office:value-type="float" office:value="0.000146406814059471" calcext:value-type="float">
            <text:p>0,0001464068</text:p>
          </table:table-cell>
          <table:table-cell table:style-name="ce3" table:formula="of:=IFERROR([.N393]/[.$E393];&quot;&quot; )" office:value-type="float" office:value="0.421676209312544" calcext:value-type="float">
            <text:p>0,4216762093</text:p>
          </table:table-cell>
          <table:table-cell table:style-name="ce3" table:formula="of:=IFERROR([.O393]/[.$E393];&quot;&quot; )">
            <text:p/>
          </table:table-cell>
          <table:table-cell table:style-name="ce3" table:formula="of:=IFERROR([.P393]/[.$E393];&quot;&quot; )">
            <text:p/>
          </table:table-cell>
          <table:table-cell table:style-name="ce3" table:formula="of:=IFERROR([.Q393]/[.$E393];&quot;&quot; )">
            <text:p/>
          </table:table-cell>
          <table:table-cell table:style-name="ce3" table:formula="of:=IFERROR([.R393]/[.$E393];&quot;&quot; )">
            <text:p/>
          </table:table-cell>
          <table:table-cell table:style-name="ce3" table:formula="of:=IFERROR([.S393]/[.$E393];&quot;&quot; )" office:value-type="float" office:value="0.00475127814158518" calcext:value-type="float">
            <text:p>0,0047512781</text:p>
          </table:table-cell>
          <table:table-cell table:style-name="ce3" table:formula="of:=IFERROR([.T393]/[.$E393];&quot;&quot; )" office:value-type="float" office:value="0.0000510816813872983" calcext:value-type="float">
            <text:p>5,10816813872983E-005</text:p>
          </table:table-cell>
          <table:table-cell table:style-name="ce3" table:formula="of:=IFERROR([.U393]/[.$E393];&quot;&quot; )">
            <text:p/>
          </table:table-cell>
          <table:table-cell table:style-name="ce3" table:formula="of:=IFERROR([.V393]/[.$E39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ERROR([.B394]/[.$E394];&quot;&quot; )">
            <text:p/>
          </table:table-cell>
          <table:table-cell table:style-name="ce3" table:formula="of:=IFERROR([.C394]/[.$E394];&quot;&quot; )" office:value-type="float" office:value="0.000209338994304152" calcext:value-type="float">
            <text:p>0,000209339</text:p>
          </table:table-cell>
          <table:table-cell table:style-name="ce3" table:formula="of:=IFERROR([.D394]/[.$E394];&quot;&quot; )">
            <text:p/>
          </table:table-cell>
          <table:table-cell table:style-name="ce3" table:formula="of:=IFERROR([.E394]/[.$E394];&quot;&quot; )" office:value-type="float" office:value="1" calcext:value-type="float">
            <text:p>1</text:p>
          </table:table-cell>
          <table:table-cell table:style-name="ce3" table:formula="of:=IFERROR([.F394]/[.$E394];&quot;&quot; )">
            <text:p/>
          </table:table-cell>
          <table:table-cell table:style-name="ce3" table:formula="of:=IFERROR([.G394]/[.$E394];&quot;&quot; )">
            <text:p/>
          </table:table-cell>
          <table:table-cell table:style-name="ce3" table:formula="of:=IFERROR([.H394]/[.$E394];&quot;&quot; )">
            <text:p/>
          </table:table-cell>
          <table:table-cell table:style-name="ce3" table:formula="of:=IFERROR([.I394]/[.$E394];&quot;&quot; )" office:value-type="float" office:value="0.0145562611798332" calcext:value-type="float">
            <text:p>0,0145562612</text:p>
          </table:table-cell>
          <table:table-cell table:style-name="ce3" table:formula="of:=IFERROR([.J394]/[.$E394];&quot;&quot; )">
            <text:p/>
          </table:table-cell>
          <table:table-cell table:style-name="ce3" table:formula="of:=IFERROR([.K394]/[.$E394];&quot;&quot; )">
            <text:p/>
          </table:table-cell>
          <table:table-cell table:style-name="ce3" table:formula="of:=IFERROR([.L394]/[.$E394];&quot;&quot; )">
            <text:p/>
          </table:table-cell>
          <table:table-cell table:style-name="ce3" table:formula="of:=IFERROR([.M394]/[.$E394];&quot;&quot; )" office:value-type="float" office:value="0.000123617660061185" calcext:value-type="float">
            <text:p>0,0001236177</text:p>
          </table:table-cell>
          <table:table-cell table:style-name="ce3" table:formula="of:=IFERROR([.N394]/[.$E394];&quot;&quot; )" office:value-type="float" office:value="0.399132827990633" calcext:value-type="float">
            <text:p>0,399132828</text:p>
          </table:table-cell>
          <table:table-cell table:style-name="ce3" table:formula="of:=IFERROR([.O394]/[.$E394];&quot;&quot; )" office:value-type="float" office:value="0.0000166243772332977" calcext:value-type="float">
            <text:p>1,66243772332977E-005</text:p>
          </table:table-cell>
          <table:table-cell table:style-name="ce3" table:formula="of:=IFERROR([.P394]/[.$E394];&quot;&quot; )">
            <text:p/>
          </table:table-cell>
          <table:table-cell table:style-name="ce3" table:formula="of:=IFERROR([.Q394]/[.$E394];&quot;&quot; )">
            <text:p/>
          </table:table-cell>
          <table:table-cell table:style-name="ce3" table:formula="of:=IFERROR([.R394]/[.$E394];&quot;&quot; )">
            <text:p/>
          </table:table-cell>
          <table:table-cell table:style-name="ce3" table:formula="of:=IFERROR([.S394]/[.$E394];&quot;&quot; )" office:value-type="float" office:value="0.00513853092339461" calcext:value-type="float">
            <text:p>0,0051385309</text:p>
          </table:table-cell>
          <table:table-cell table:style-name="ce3" table:formula="of:=IFERROR([.T394]/[.$E394];&quot;&quot; )">
            <text:p/>
          </table:table-cell>
          <table:table-cell table:style-name="ce3" table:formula="of:=IFERROR([.U394]/[.$E394];&quot;&quot; )">
            <text:p/>
          </table:table-cell>
          <table:table-cell table:style-name="ce3" table:formula="of:=IFERROR([.V394]/[.$E39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ERROR([.B395]/[.$E395];&quot;&quot; )">
            <text:p/>
          </table:table-cell>
          <table:table-cell table:style-name="ce3" table:formula="of:=IFERROR([.C395]/[.$E395];&quot;&quot; )" office:value-type="float" office:value="0.000233107992871788" calcext:value-type="float">
            <text:p>0,000233108</text:p>
          </table:table-cell>
          <table:table-cell table:style-name="ce3" table:formula="of:=IFERROR([.D395]/[.$E395];&quot;&quot; )">
            <text:p/>
          </table:table-cell>
          <table:table-cell table:style-name="ce3" table:formula="of:=IFERROR([.E395]/[.$E395];&quot;&quot; )" office:value-type="float" office:value="1" calcext:value-type="float">
            <text:p>1</text:p>
          </table:table-cell>
          <table:table-cell table:style-name="ce3" table:formula="of:=IFERROR([.F395]/[.$E395];&quot;&quot; )">
            <text:p/>
          </table:table-cell>
          <table:table-cell table:style-name="ce3" table:formula="of:=IFERROR([.G395]/[.$E395];&quot;&quot; )">
            <text:p/>
          </table:table-cell>
          <table:table-cell table:style-name="ce3" table:formula="of:=IFERROR([.H395]/[.$E395];&quot;&quot; )">
            <text:p/>
          </table:table-cell>
          <table:table-cell table:style-name="ce3" table:formula="of:=IFERROR([.I395]/[.$E395];&quot;&quot; )" office:value-type="float" office:value="0.0138663490266185" calcext:value-type="float">
            <text:p>0,013866349</text:p>
          </table:table-cell>
          <table:table-cell table:style-name="ce3" table:formula="of:=IFERROR([.J395]/[.$E395];&quot;&quot; )">
            <text:p/>
          </table:table-cell>
          <table:table-cell table:style-name="ce3" table:formula="of:=IFERROR([.K395]/[.$E395];&quot;&quot; )">
            <text:p/>
          </table:table-cell>
          <table:table-cell table:style-name="ce3" table:formula="of:=IFERROR([.L395]/[.$E395];&quot;&quot; )">
            <text:p/>
          </table:table-cell>
          <table:table-cell table:style-name="ce3" table:formula="of:=IFERROR([.M395]/[.$E395];&quot;&quot; )" office:value-type="float" office:value="0.000137950545475165" calcext:value-type="float">
            <text:p>0,0001379505</text:p>
          </table:table-cell>
          <table:table-cell table:style-name="ce3" table:formula="of:=IFERROR([.N395]/[.$E395];&quot;&quot; )" office:value-type="float" office:value="0.410969188713571" calcext:value-type="float">
            <text:p>0,4109691887</text:p>
          </table:table-cell>
          <table:table-cell table:style-name="ce3" table:formula="of:=IFERROR([.O395]/[.$E395];&quot;&quot; )" office:value-type="float" office:value="0.000334185329146521" calcext:value-type="float">
            <text:p>0,0003341853</text:p>
          </table:table-cell>
          <table:table-cell table:style-name="ce3" table:formula="of:=IFERROR([.P395]/[.$E395];&quot;&quot; )">
            <text:p/>
          </table:table-cell>
          <table:table-cell table:style-name="ce3" table:formula="of:=IFERROR([.Q395]/[.$E395];&quot;&quot; )">
            <text:p/>
          </table:table-cell>
          <table:table-cell table:style-name="ce3" table:formula="of:=IFERROR([.R395]/[.$E395];&quot;&quot; )">
            <text:p/>
          </table:table-cell>
          <table:table-cell table:style-name="ce3" table:formula="of:=IFERROR([.S395]/[.$E395];&quot;&quot; )" office:value-type="float" office:value="0.00512840480309231" calcext:value-type="float">
            <text:p>0,0051284048</text:p>
          </table:table-cell>
          <table:table-cell table:style-name="ce3" table:formula="of:=IFERROR([.T395]/[.$E395];&quot;&quot; )">
            <text:p/>
          </table:table-cell>
          <table:table-cell table:style-name="ce3" table:formula="of:=IFERROR([.U395]/[.$E395];&quot;&quot; )">
            <text:p/>
          </table:table-cell>
          <table:table-cell table:style-name="ce3" table:formula="of:=IFERROR([.V395]/[.$E39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ERROR([.B396]/[.$E396];&quot;&quot; )">
            <text:p/>
          </table:table-cell>
          <table:table-cell table:style-name="ce3" table:formula="of:=IFERROR([.C396]/[.$E396];&quot;&quot; )" office:value-type="float" office:value="0.000238370705291486" calcext:value-type="float">
            <text:p>0,0002383707</text:p>
          </table:table-cell>
          <table:table-cell table:style-name="ce3" table:formula="of:=IFERROR([.D396]/[.$E396];&quot;&quot; )" office:value-type="float" office:value="0.00308390619998982" calcext:value-type="float">
            <text:p>0,0030839062</text:p>
          </table:table-cell>
          <table:table-cell table:style-name="ce3" table:formula="of:=IFERROR([.E396]/[.$E396];&quot;&quot; )" office:value-type="float" office:value="1" calcext:value-type="float">
            <text:p>1</text:p>
          </table:table-cell>
          <table:table-cell table:style-name="ce3" table:formula="of:=IFERROR([.F396]/[.$E396];&quot;&quot; )">
            <text:p/>
          </table:table-cell>
          <table:table-cell table:style-name="ce3" table:formula="of:=IFERROR([.G396]/[.$E396];&quot;&quot; )">
            <text:p/>
          </table:table-cell>
          <table:table-cell table:style-name="ce3" table:formula="of:=IFERROR([.H396]/[.$E396];&quot;&quot; )">
            <text:p/>
          </table:table-cell>
          <table:table-cell table:style-name="ce3" table:formula="of:=IFERROR([.I396]/[.$E396];&quot;&quot; )" office:value-type="float" office:value="0.0133992587106563" calcext:value-type="float">
            <text:p>0,0133992587</text:p>
          </table:table-cell>
          <table:table-cell table:style-name="ce3" table:formula="of:=IFERROR([.J396]/[.$E396];&quot;&quot; )">
            <text:p/>
          </table:table-cell>
          <table:table-cell table:style-name="ce3" table:formula="of:=IFERROR([.K396]/[.$E396];&quot;&quot; )">
            <text:p/>
          </table:table-cell>
          <table:table-cell table:style-name="ce3" table:formula="of:=IFERROR([.L396]/[.$E396];&quot;&quot; )">
            <text:p/>
          </table:table-cell>
          <table:table-cell table:style-name="ce3" table:formula="of:=IFERROR([.M396]/[.$E396];&quot;&quot; )" office:value-type="float" office:value="0.000162570406509101" calcext:value-type="float">
            <text:p>0,0001625704</text:p>
          </table:table-cell>
          <table:table-cell table:style-name="ce3" table:formula="of:=IFERROR([.N396]/[.$E396];&quot;&quot; )" office:value-type="float" office:value="0.410941891784374" calcext:value-type="float">
            <text:p>0,4109418918</text:p>
          </table:table-cell>
          <table:table-cell table:style-name="ce3" table:formula="of:=IFERROR([.O396]/[.$E396];&quot;&quot; )">
            <text:p/>
          </table:table-cell>
          <table:table-cell table:style-name="ce3" table:formula="of:=IFERROR([.P396]/[.$E396];&quot;&quot; )">
            <text:p/>
          </table:table-cell>
          <table:table-cell table:style-name="ce3" table:formula="of:=IFERROR([.Q396]/[.$E396];&quot;&quot; )">
            <text:p/>
          </table:table-cell>
          <table:table-cell table:style-name="ce3" table:formula="of:=IFERROR([.R396]/[.$E396];&quot;&quot; )">
            <text:p/>
          </table:table-cell>
          <table:table-cell table:style-name="ce3" table:formula="of:=IFERROR([.S396]/[.$E396];&quot;&quot; )" office:value-type="float" office:value="0.00616779180906656" calcext:value-type="float">
            <text:p>0,0061677918</text:p>
          </table:table-cell>
          <table:table-cell table:style-name="ce3" table:formula="of:=IFERROR([.T396]/[.$E396];&quot;&quot; )">
            <text:p/>
          </table:table-cell>
          <table:table-cell table:style-name="ce3" table:formula="of:=IFERROR([.U396]/[.$E396];&quot;&quot; )">
            <text:p/>
          </table:table-cell>
          <table:table-cell table:style-name="ce3" table:formula="of:=IFERROR([.V396]/[.$E39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ERROR([.B397]/[.$E397];&quot;&quot; )">
            <text:p/>
          </table:table-cell>
          <table:table-cell table:style-name="ce3" table:formula="of:=IFERROR([.C397]/[.$E397];&quot;&quot; )" office:value-type="float" office:value="0.000292035879077971" calcext:value-type="float">
            <text:p>0,0002920359</text:p>
          </table:table-cell>
          <table:table-cell table:style-name="ce3" table:formula="of:=IFERROR([.D397]/[.$E397];&quot;&quot; )">
            <text:p/>
          </table:table-cell>
          <table:table-cell table:style-name="ce3" table:formula="of:=IFERROR([.E397]/[.$E397];&quot;&quot; )" office:value-type="float" office:value="1" calcext:value-type="float">
            <text:p>1</text:p>
          </table:table-cell>
          <table:table-cell table:style-name="ce3" table:formula="of:=IFERROR([.F397]/[.$E397];&quot;&quot; )">
            <text:p/>
          </table:table-cell>
          <table:table-cell table:style-name="ce3" table:formula="of:=IFERROR([.G397]/[.$E397];&quot;&quot; )">
            <text:p/>
          </table:table-cell>
          <table:table-cell table:style-name="ce3" table:formula="of:=IFERROR([.H397]/[.$E397];&quot;&quot; )">
            <text:p/>
          </table:table-cell>
          <table:table-cell table:style-name="ce3" table:formula="of:=IFERROR([.I397]/[.$E397];&quot;&quot; )" office:value-type="float" office:value="0.0146421713808527" calcext:value-type="float">
            <text:p>0,0146421714</text:p>
          </table:table-cell>
          <table:table-cell table:style-name="ce3" table:formula="of:=IFERROR([.J397]/[.$E397];&quot;&quot; )">
            <text:p/>
          </table:table-cell>
          <table:table-cell table:style-name="ce3" table:formula="of:=IFERROR([.K397]/[.$E397];&quot;&quot; )">
            <text:p/>
          </table:table-cell>
          <table:table-cell table:style-name="ce3" table:formula="of:=IFERROR([.L397]/[.$E397];&quot;&quot; )">
            <text:p/>
          </table:table-cell>
          <table:table-cell table:style-name="ce3" table:formula="of:=IFERROR([.M397]/[.$E397];&quot;&quot; )" office:value-type="float" office:value="0.000165977409486784" calcext:value-type="float">
            <text:p>0,0001659774</text:p>
          </table:table-cell>
          <table:table-cell table:style-name="ce3" table:formula="of:=IFERROR([.N397]/[.$E397];&quot;&quot; )" office:value-type="float" office:value="0.398840520870234" calcext:value-type="float">
            <text:p>0,3988405209</text:p>
          </table:table-cell>
          <table:table-cell table:style-name="ce3" table:formula="of:=IFERROR([.O397]/[.$E397];&quot;&quot; )">
            <text:p/>
          </table:table-cell>
          <table:table-cell table:style-name="ce3" table:formula="of:=IFERROR([.P397]/[.$E397];&quot;&quot; )">
            <text:p/>
          </table:table-cell>
          <table:table-cell table:style-name="ce3" table:formula="of:=IFERROR([.Q397]/[.$E397];&quot;&quot; )">
            <text:p/>
          </table:table-cell>
          <table:table-cell table:style-name="ce3" table:formula="of:=IFERROR([.R397]/[.$E397];&quot;&quot; )">
            <text:p/>
          </table:table-cell>
          <table:table-cell table:style-name="ce3" table:formula="of:=IFERROR([.S397]/[.$E397];&quot;&quot; )" office:value-type="float" office:value="0.00541278613833457" calcext:value-type="float">
            <text:p>0,0054127861</text:p>
          </table:table-cell>
          <table:table-cell table:style-name="ce3" table:formula="of:=IFERROR([.T397]/[.$E397];&quot;&quot; )">
            <text:p/>
          </table:table-cell>
          <table:table-cell table:style-name="ce3" table:formula="of:=IFERROR([.U397]/[.$E397];&quot;&quot; )" office:value-type="float" office:value="0.00000636787581285043" calcext:value-type="float">
            <text:p>6,36787581285043E-006</text:p>
          </table:table-cell>
          <table:table-cell table:style-name="ce3" table:formula="of:=IFERROR([.V397]/[.$E39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ERROR([.B398]/[.$E398];&quot;&quot; )">
            <text:p/>
          </table:table-cell>
          <table:table-cell table:style-name="ce3" table:formula="of:=IFERROR([.C398]/[.$E398];&quot;&quot; )" office:value-type="float" office:value="0.000298497387717666" calcext:value-type="float">
            <text:p>0,0002984974</text:p>
          </table:table-cell>
          <table:table-cell table:style-name="ce3" table:formula="of:=IFERROR([.D398]/[.$E398];&quot;&quot; )">
            <text:p/>
          </table:table-cell>
          <table:table-cell table:style-name="ce3" table:formula="of:=IFERROR([.E398]/[.$E398];&quot;&quot; )" office:value-type="float" office:value="1" calcext:value-type="float">
            <text:p>1</text:p>
          </table:table-cell>
          <table:table-cell table:style-name="ce3" table:formula="of:=IFERROR([.F398]/[.$E398];&quot;&quot; )">
            <text:p/>
          </table:table-cell>
          <table:table-cell table:style-name="ce3" table:formula="of:=IFERROR([.G398]/[.$E398];&quot;&quot; )">
            <text:p/>
          </table:table-cell>
          <table:table-cell table:style-name="ce3" table:formula="of:=IFERROR([.H398]/[.$E398];&quot;&quot; )">
            <text:p/>
          </table:table-cell>
          <table:table-cell table:style-name="ce3" table:formula="of:=IFERROR([.I398]/[.$E398];&quot;&quot; )" office:value-type="float" office:value="0.0137791316967295" calcext:value-type="float">
            <text:p>0,0137791317</text:p>
          </table:table-cell>
          <table:table-cell table:style-name="ce3" table:formula="of:=IFERROR([.J398]/[.$E398];&quot;&quot; )">
            <text:p/>
          </table:table-cell>
          <table:table-cell table:style-name="ce3" table:formula="of:=IFERROR([.K398]/[.$E398];&quot;&quot; )">
            <text:p/>
          </table:table-cell>
          <table:table-cell table:style-name="ce3" table:formula="of:=IFERROR([.L398]/[.$E398];&quot;&quot; )">
            <text:p/>
          </table:table-cell>
          <table:table-cell table:style-name="ce3" table:formula="of:=IFERROR([.M398]/[.$E398];&quot;&quot; )" office:value-type="float" office:value="0.000123578099648276" calcext:value-type="float">
            <text:p>0,0001235781</text:p>
          </table:table-cell>
          <table:table-cell table:style-name="ce3" table:formula="of:=IFERROR([.N398]/[.$E398];&quot;&quot; )" office:value-type="float" office:value="0.408972898091545" calcext:value-type="float">
            <text:p>0,4089728981</text:p>
          </table:table-cell>
          <table:table-cell table:style-name="ce3" table:formula="of:=IFERROR([.O398]/[.$E398];&quot;&quot; )">
            <text:p/>
          </table:table-cell>
          <table:table-cell table:style-name="ce3" table:formula="of:=IFERROR([.P398]/[.$E398];&quot;&quot; )">
            <text:p/>
          </table:table-cell>
          <table:table-cell table:style-name="ce3" table:formula="of:=IFERROR([.Q398]/[.$E398];&quot;&quot; )">
            <text:p/>
          </table:table-cell>
          <table:table-cell table:style-name="ce3" table:formula="of:=IFERROR([.R398]/[.$E398];&quot;&quot; )">
            <text:p/>
          </table:table-cell>
          <table:table-cell table:style-name="ce3" table:formula="of:=IFERROR([.S398]/[.$E398];&quot;&quot; )" office:value-type="float" office:value="0.00671097358229187" calcext:value-type="float">
            <text:p>0,0067109736</text:p>
          </table:table-cell>
          <table:table-cell table:style-name="ce3" table:formula="of:=IFERROR([.T398]/[.$E398];&quot;&quot; )">
            <text:p/>
          </table:table-cell>
          <table:table-cell table:style-name="ce3" table:formula="of:=IFERROR([.U398]/[.$E398];&quot;&quot; )">
            <text:p/>
          </table:table-cell>
          <table:table-cell table:style-name="ce3" table:formula="of:=IFERROR([.V398]/[.$E39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ERROR([.B399]/[.$E399];&quot;&quot; )">
            <text:p/>
          </table:table-cell>
          <table:table-cell table:style-name="ce3" table:formula="of:=IFERROR([.C399]/[.$E399];&quot;&quot; )" office:value-type="float" office:value="0.000316941359006075" calcext:value-type="float">
            <text:p>0,0003169414</text:p>
          </table:table-cell>
          <table:table-cell table:style-name="ce3" table:formula="of:=IFERROR([.D399]/[.$E399];&quot;&quot; )" office:value-type="float" office:value="0.00166637971508606" calcext:value-type="float">
            <text:p>0,0016663797</text:p>
          </table:table-cell>
          <table:table-cell table:style-name="ce3" table:formula="of:=IFERROR([.E399]/[.$E399];&quot;&quot; )" office:value-type="float" office:value="1" calcext:value-type="float">
            <text:p>1</text:p>
          </table:table-cell>
          <table:table-cell table:style-name="ce3" table:formula="of:=IFERROR([.F399]/[.$E399];&quot;&quot; )">
            <text:p/>
          </table:table-cell>
          <table:table-cell table:style-name="ce3" table:formula="of:=IFERROR([.G399]/[.$E399];&quot;&quot; )">
            <text:p/>
          </table:table-cell>
          <table:table-cell table:style-name="ce3" table:formula="of:=IFERROR([.H399]/[.$E399];&quot;&quot; )">
            <text:p/>
          </table:table-cell>
          <table:table-cell table:style-name="ce3" table:formula="of:=IFERROR([.I399]/[.$E399];&quot;&quot; )" office:value-type="float" office:value="0.0146113799526929" calcext:value-type="float">
            <text:p>0,01461138</text:p>
          </table:table-cell>
          <table:table-cell table:style-name="ce3" table:formula="of:=IFERROR([.J399]/[.$E399];&quot;&quot; )">
            <text:p/>
          </table:table-cell>
          <table:table-cell table:style-name="ce3" table:formula="of:=IFERROR([.K399]/[.$E399];&quot;&quot; )">
            <text:p/>
          </table:table-cell>
          <table:table-cell table:style-name="ce3" table:formula="of:=IFERROR([.L399]/[.$E399];&quot;&quot; )">
            <text:p/>
          </table:table-cell>
          <table:table-cell table:style-name="ce3" table:formula="of:=IFERROR([.M399]/[.$E399];&quot;&quot; )" office:value-type="float" office:value="0.000114690822194464" calcext:value-type="float">
            <text:p>0,0001146908</text:p>
          </table:table-cell>
          <table:table-cell table:style-name="ce3" table:formula="of:=IFERROR([.N399]/[.$E399];&quot;&quot; )" office:value-type="float" office:value="0.401751442371423" calcext:value-type="float">
            <text:p>0,4017514424</text:p>
          </table:table-cell>
          <table:table-cell table:style-name="ce3" table:formula="of:=IFERROR([.O399]/[.$E399];&quot;&quot; )">
            <text:p/>
          </table:table-cell>
          <table:table-cell table:style-name="ce3" table:formula="of:=IFERROR([.P399]/[.$E399];&quot;&quot; )">
            <text:p/>
          </table:table-cell>
          <table:table-cell table:style-name="ce3" table:formula="of:=IFERROR([.Q399]/[.$E399];&quot;&quot; )">
            <text:p/>
          </table:table-cell>
          <table:table-cell table:style-name="ce3" table:formula="of:=IFERROR([.R399]/[.$E399];&quot;&quot; )">
            <text:p/>
          </table:table-cell>
          <table:table-cell table:style-name="ce3" table:formula="of:=IFERROR([.S399]/[.$E399];&quot;&quot; )" office:value-type="float" office:value="0.0102419702342926" calcext:value-type="float">
            <text:p>0,0102419702</text:p>
          </table:table-cell>
          <table:table-cell table:style-name="ce3" table:formula="of:=IFERROR([.T399]/[.$E399];&quot;&quot; )" office:value-type="float" office:value="0.000044227213026543" calcext:value-type="float">
            <text:p>4,4227213026543E-005</text:p>
          </table:table-cell>
          <table:table-cell table:style-name="ce3" table:formula="of:=IFERROR([.U399]/[.$E399];&quot;&quot; )">
            <text:p/>
          </table:table-cell>
          <table:table-cell table:style-name="ce3" table:formula="of:=IFERROR([.V399]/[.$E399];&quot;&quot; )">
            <text:p/>
          </table:table-cell>
          <table:table-cell table:number-columns-repeated="1002"/>
        </table:table-row>
        <table:table-row table:style-name="ro1" table:number-rows-repeated="28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valMin</text:p>
          </table:table-cell>
          <table:table-cell table:style-name="ce3" table:formula="of:=AVERAGE([.B422:.B519])-2*STDEV([.B422:.B519])" office:value-type="string" office:string-value="" calcext:value-type="error">
            <text:p>#DIV/0 !</text:p>
          </table:table-cell>
          <table:table-cell table:style-name="ce3" table:formula="of:=AVERAGE([.C422:.C519])-2*STDEV([.C422:.C519])" office:value-type="float" office:value="0.00017516439393072" calcext:value-type="float">
            <text:p>0,0001751644</text:p>
          </table:table-cell>
          <table:table-cell table:style-name="ce3" table:formula="of:=AVERAGE([.D422:.D519])-2*STDEV([.D422:.D519])" office:value-type="float" office:value="0.000673044719783595" calcext:value-type="float">
            <text:p>0,0006730447</text:p>
          </table:table-cell>
          <table:table-cell table:style-name="ce3" table:formula="of:=AVERAGE([.E422:.E519])-2*STDEV([.E422:.E519])" office:value-type="float" office:value="1" calcext:value-type="float">
            <text:p>1</text:p>
          </table:table-cell>
          <table:table-cell table:style-name="ce3" table:formula="of:=AVERAGE([.F422:.F519])-2*STDEV([.F422:.F519])" office:value-type="string" office:string-value="" calcext:value-type="error">
            <text:p>#DIV/0 !</text:p>
          </table:table-cell>
          <table:table-cell table:style-name="ce3" table:formula="of:=AVERAGE([.G422:.G519])-2*STDEV([.G422:.G519])" office:value-type="string" office:string-value="" calcext:value-type="error">
            <text:p>#DIV/0 !</text:p>
          </table:table-cell>
          <table:table-cell table:style-name="ce3" table:formula="of:=AVERAGE([.H422:.H519])-2*STDEV([.H422:.H519])" office:value-type="float" office:value="0.0000622796942943741" calcext:value-type="float">
            <text:p>6,22796942943741E-005</text:p>
          </table:table-cell>
          <table:table-cell table:style-name="ce3" table:formula="of:=AVERAGE([.I422:.I519])-2*STDEV([.I422:.I519])" office:value-type="float" office:value="0.00381178129765224" calcext:value-type="float">
            <text:p>0,0038117813</text:p>
          </table:table-cell>
          <table:table-cell table:style-name="ce3" table:formula="of:=AVERAGE([.J422:.J519])-2*STDEV([.J422:.J519])" office:value-type="float" office:value="0.000363611621297064" calcext:value-type="float">
            <text:p>0,0003636116</text:p>
          </table:table-cell>
          <table:table-cell table:style-name="ce3" table:formula="of:=AVERAGE([.K422:.K519])-2*STDEV([.K422:.K519])" office:value-type="float" office:value="0.0000699130384221369" calcext:value-type="float">
            <text:p>0,000069913</text:p>
          </table:table-cell>
          <table:table-cell table:style-name="ce3" table:formula="of:=AVERAGE([.L422:.L519])-2*STDEV([.L422:.L519])" office:value-type="float" office:value="-0.000067129792313712" calcext:value-type="float">
            <text:p>-6,7129792313712E-005</text:p>
          </table:table-cell>
          <table:table-cell table:style-name="ce3" table:formula="of:=AVERAGE([.M422:.M519])-2*STDEV([.M422:.M519])" office:value-type="float" office:value="0.0000543021916015404" calcext:value-type="float">
            <text:p>5,43021916015404E-005</text:p>
          </table:table-cell>
          <table:table-cell table:style-name="ce3" table:formula="of:=AVERAGE([.N422:.N519])-2*STDEV([.N422:.N519])" office:value-type="float" office:value="0.3012372068457" calcext:value-type="float">
            <text:p>0,3012372068</text:p>
          </table:table-cell>
          <table:table-cell table:style-name="ce3" table:formula="of:=AVERAGE([.O422:.O519])-2*STDEV([.O422:.O519])" office:value-type="float" office:value="-0.0000675056006576391" calcext:value-type="float">
            <text:p>-6,75056006576391E-005</text:p>
          </table:table-cell>
          <table:table-cell table:style-name="ce3" table:formula="of:=AVERAGE([.P422:.P519])-2*STDEV([.P422:.P519])" office:value-type="string" office:string-value="" calcext:value-type="error">
            <text:p>#DIV/0 !</text:p>
          </table:table-cell>
          <table:table-cell table:style-name="ce3" table:formula="of:=AVERAGE([.Q422:.Q519])-2*STDEV([.Q422:.Q519])" office:value-type="string" office:string-value="" calcext:value-type="error">
            <text:p>#DIV/0 !</text:p>
          </table:table-cell>
          <table:table-cell table:style-name="ce3" table:formula="of:=AVERAGE([.R422:.R519])-2*STDEV([.R422:.R519])" office:value-type="float" office:value="0.00000511705359867125" calcext:value-type="float">
            <text:p>5,11705359867125E-006</text:p>
          </table:table-cell>
          <table:table-cell table:style-name="ce3" table:formula="of:=AVERAGE([.S422:.S519])-2*STDEV([.S422:.S519])" office:value-type="float" office:value="-0.00626499597250273" calcext:value-type="float">
            <text:p>-0,006264996</text:p>
          </table:table-cell>
          <table:table-cell table:style-name="ce3" table:formula="of:=AVERAGE([.T422:.T519])-2*STDEV([.T422:.T519])" office:value-type="float" office:value="-0.000017606116705325" calcext:value-type="float">
            <text:p>-1,7606116705325E-005</text:p>
          </table:table-cell>
          <table:table-cell table:style-name="ce3" table:formula="of:=AVERAGE([.U422:.U519])-2*STDEV([.U422:.U519])" office:value-type="float" office:value="0.00000460019548902546" calcext:value-type="float">
            <text:p>4,60019548902546E-006</text:p>
          </table:table-cell>
          <table:table-cell table:style-name="ce3" table:formula="of:=AVERAGE([.V422:.V519])-2*STDEV([.V422:.V519])" office:value-type="float" office:value="0.00000348596275755344" calcext:value-type="float">
            <text:p>0,000003486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ValMax</text:p>
          </table:table-cell>
          <table:table-cell table:style-name="ce4" table:formula="of:=AVERAGE([.B422:.B519])+2*STDEV([.B422:.B519])" office:value-type="string" office:string-value="" calcext:value-type="error">
            <text:p>#DIV/0 !</text:p>
          </table:table-cell>
          <table:table-cell table:style-name="ce4" table:formula="of:=AVERAGE([.C422:.C519])+2*STDEV([.C422:.C519])" office:value-type="float" office:value="0.000523800561761071" calcext:value-type="float">
            <text:p>0,0005238006</text:p>
          </table:table-cell>
          <table:table-cell table:style-name="ce4" table:formula="of:=AVERAGE([.D422:.D519])+2*STDEV([.D422:.D519])" office:value-type="float" office:value="0.00448623871078562" calcext:value-type="float">
            <text:p>0,0044862387</text:p>
          </table:table-cell>
          <table:table-cell table:style-name="ce4" table:formula="of:=AVERAGE([.E422:.E519])+2*STDEV([.E422:.E519])" office:value-type="float" office:value="1" calcext:value-type="float">
            <text:p>1</text:p>
          </table:table-cell>
          <table:table-cell table:style-name="ce4" table:formula="of:=AVERAGE([.F422:.F519])+2*STDEV([.F422:.F519])" office:value-type="string" office:string-value="" calcext:value-type="error">
            <text:p>#DIV/0 !</text:p>
          </table:table-cell>
          <table:table-cell table:style-name="ce4" table:formula="of:=AVERAGE([.G422:.G519])+2*STDEV([.G422:.G519])" office:value-type="string" office:string-value="" calcext:value-type="error">
            <text:p>#DIV/0 !</text:p>
          </table:table-cell>
          <table:table-cell table:style-name="ce4" table:formula="of:=AVERAGE([.H422:.H519])+2*STDEV([.H422:.H519])" office:value-type="float" office:value="0.000287185042758083" calcext:value-type="float">
            <text:p>0,000287185</text:p>
          </table:table-cell>
          <table:table-cell table:style-name="ce4" table:formula="of:=AVERAGE([.I422:.I519])+2*STDEV([.I422:.I519])" office:value-type="float" office:value="0.034593005457265" calcext:value-type="float">
            <text:p>0,0345930055</text:p>
          </table:table-cell>
          <table:table-cell table:style-name="ce4" table:formula="of:=AVERAGE([.J422:.J519])+2*STDEV([.J422:.J519])" office:value-type="float" office:value="0.000438487490655195" calcext:value-type="float">
            <text:p>0,0004384875</text:p>
          </table:table-cell>
          <table:table-cell table:style-name="ce4" table:formula="of:=AVERAGE([.K422:.K519])+2*STDEV([.K422:.K519])" office:value-type="float" office:value="0.000752744538468422" calcext:value-type="float">
            <text:p>0,0007527445</text:p>
          </table:table-cell>
          <table:table-cell table:style-name="ce4" table:formula="of:=AVERAGE([.L422:.L519])+2*STDEV([.L422:.L519])" office:value-type="float" office:value="0.000632143768769165" calcext:value-type="float">
            <text:p>0,0006321438</text:p>
          </table:table-cell>
          <table:table-cell table:style-name="ce4" table:formula="of:=AVERAGE([.M422:.M519])+2*STDEV([.M422:.M519])" office:value-type="float" office:value="0.000296974243609076" calcext:value-type="float">
            <text:p>0,0002969742</text:p>
          </table:table-cell>
          <table:table-cell table:style-name="ce4" table:formula="of:=AVERAGE([.N422:.N519])+2*STDEV([.N422:.N519])" office:value-type="float" office:value="0.607475611910637" calcext:value-type="float">
            <text:p>0,6074756119</text:p>
          </table:table-cell>
          <table:table-cell table:style-name="ce4" table:formula="of:=AVERAGE([.O422:.O519])+2*STDEV([.O422:.O519])" office:value-type="float" office:value="0.000130881286870176" calcext:value-type="float">
            <text:p>0,0001308813</text:p>
          </table:table-cell>
          <table:table-cell table:style-name="ce4" table:formula="of:=AVERAGE([.P422:.P519])+2*STDEV([.P422:.P519])" office:value-type="string" office:string-value="" calcext:value-type="error">
            <text:p>#DIV/0 !</text:p>
          </table:table-cell>
          <table:table-cell table:style-name="ce4" table:formula="of:=AVERAGE([.Q422:.Q519])+2*STDEV([.Q422:.Q519])" office:value-type="string" office:string-value="" calcext:value-type="error">
            <text:p>#DIV/0 !</text:p>
          </table:table-cell>
          <table:table-cell table:style-name="ce4" table:formula="of:=AVERAGE([.R422:.R519])+2*STDEV([.R422:.R519])" office:value-type="float" office:value="0.000150141919059297" calcext:value-type="float">
            <text:p>0,0001501419</text:p>
          </table:table-cell>
          <table:table-cell table:style-name="ce4" table:formula="of:=AVERAGE([.S422:.S519])+2*STDEV([.S422:.S519])" office:value-type="float" office:value="0.0409287425088691" calcext:value-type="float">
            <text:p>0,0409287425</text:p>
          </table:table-cell>
          <table:table-cell table:style-name="ce4" table:formula="of:=AVERAGE([.T422:.T519])+2*STDEV([.T422:.T519])" office:value-type="float" office:value="0.000126176359089516" calcext:value-type="float">
            <text:p>0,0001261764</text:p>
          </table:table-cell>
          <table:table-cell table:style-name="ce4" table:formula="of:=AVERAGE([.U422:.U519])+2*STDEV([.U422:.U519])" office:value-type="float" office:value="0.00000737582829184927" calcext:value-type="float">
            <text:p>7,37582829184927E-006</text:p>
          </table:table-cell>
          <table:table-cell table:style-name="ce4" table:formula="of:=AVERAGE([.V422:.V519])+2*STDEV([.V422:.V519])" office:value-type="float" office:value="0.0000131603272555485" calcext:value-type="float">
            <text:p>1,31603272555485E-005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 office:value-type="float" office:value="0.000299622483546764" calcext:value-type="float">
            <text:p>0,0002996225</text:p>
          </table:table-cell>
          <table:table-cell table:formula="of:=IF(OR([.D422]&lt;[.D$549];[.D422]&gt;[.D$550]);&quot;&quot;;[.D422])" office:value-type="float" office:value="0.00370941480022179" calcext:value-type="float">
            <text:p>0,0037094148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>
            <text:p/>
          </table:table-cell>
          <table:table-cell table:formula="of:=IF(OR([.I422]&lt;[.I$549];[.I422]&gt;[.I$550]);&quot;&quot;;[.I422])" office:value-type="float" office:value="0.0227426823976229" calcext:value-type="float">
            <text:p>0,0227426824</text:p>
          </table:table-cell>
          <table:table-cell table:formula="of:=IF(OR([.J422]&lt;[.J$549];[.J422]&gt;[.J$550]);&quot;&quot;;[.J422])">
            <text:p/>
          </table:table-cell>
          <table:table-cell table:formula="of:=IF(OR([.K422]&lt;[.K$549];[.K422]&gt;[.K$550]);&quot;&quot;;[.K422])">
            <text:p/>
          </table:table-cell>
          <table:table-cell table:formula="of:=IF(OR([.L422]&lt;[.L$549];[.L422]&gt;[.L$550]);&quot;&quot;;[.L422])">
            <text:p/>
          </table:table-cell>
          <table:table-cell table:formula="of:=IF(OR([.M422]&lt;[.M$549];[.M422]&gt;[.M$550]);&quot;&quot;;[.M422])" office:value-type="float" office:value="0.0000784624577359934" calcext:value-type="float">
            <text:p>7,84624577359934E-005</text:p>
          </table:table-cell>
          <table:table-cell table:formula="of:=IF(OR([.N422]&lt;[.N$549];[.N422]&gt;[.N$550]);&quot;&quot;;[.N422])">
            <text:p/>
          </table:table-cell>
          <table:table-cell table:formula="of:=IF(OR([.O422]&lt;[.O$549];[.O422]&gt;[.O$550]);&quot;&quot;;[.O422])">
            <text:p/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>
            <text:p/>
          </table:table-cell>
          <table:table-cell table:formula="of:=IF(OR([.S422]&lt;[.S$549];[.S422]&gt;[.S$550]);&quot;&quot;;[.S422])" office:value-type="float" office:value="0.0101717607369318" calcext:value-type="float">
            <text:p>0,0101717607</text:p>
          </table:table-cell>
          <table:table-cell table:formula="of:=IF(OR([.T422]&lt;[.T$549];[.T422]&gt;[.T$550]);&quot;&quot;;[.T422])">
            <text:p/>
          </table:table-cell>
          <table:table-cell table:formula="of:=IF(OR([.U422]&lt;[.U$549];[.U422]&gt;[.U$550]);&quot;&quot;;[.U422])">
            <text:p/>
          </table:table-cell>
          <table:table-cell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 office:value-type="float" office:value="0.000365588172581541" calcext:value-type="float">
            <text:p>0,0003655882</text:p>
          </table:table-cell>
          <table:table-cell table:formula="of:=IF(OR([.D423]&lt;[.D$549];[.D423]&gt;[.D$550]);&quot;&quot;;[.D423])" office:value-type="float" office:value="0.0034709806392278" calcext:value-type="float">
            <text:p>0,0034709806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>
            <text:p/>
          </table:table-cell>
          <table:table-cell table:formula="of:=IF(OR([.I423]&lt;[.I$549];[.I423]&gt;[.I$550]);&quot;&quot;;[.I423])" office:value-type="float" office:value="0.0232096287003449" calcext:value-type="float">
            <text:p>0,0232096287</text:p>
          </table:table-cell>
          <table:table-cell table:formula="of:=IF(OR([.J423]&lt;[.J$549];[.J423]&gt;[.J$550]);&quot;&quot;;[.J423])">
            <text:p/>
          </table:table-cell>
          <table:table-cell table:formula="of:=IF(OR([.K423]&lt;[.K$549];[.K423]&gt;[.K$550]);&quot;&quot;;[.K423])">
            <text:p/>
          </table:table-cell>
          <table:table-cell table:formula="of:=IF(OR([.L423]&lt;[.L$549];[.L423]&gt;[.L$550]);&quot;&quot;;[.L423])">
            <text:p/>
          </table:table-cell>
          <table:table-cell table:formula="of:=IF(OR([.M423]&lt;[.M$549];[.M423]&gt;[.M$550]);&quot;&quot;;[.M423])" office:value-type="float" office:value="0.00016332086830068" calcext:value-type="float">
            <text:p>0,0001633209</text:p>
          </table:table-cell>
          <table:table-cell table:formula="of:=IF(OR([.N423]&lt;[.N$549];[.N423]&gt;[.N$550]);&quot;&quot;;[.N423])" office:value-type="float" office:value="0.583143587563328" calcext:value-type="float">
            <text:p>0,5831435876</text:p>
          </table:table-cell>
          <table:table-cell table:formula="of:=IF(OR([.O423]&lt;[.O$549];[.O423]&gt;[.O$550]);&quot;&quot;;[.O423])">
            <text:p/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>
            <text:p/>
          </table:table-cell>
          <table:table-cell table:formula="of:=IF(OR([.S423]&lt;[.S$549];[.S423]&gt;[.S$550]);&quot;&quot;;[.S423])" office:value-type="float" office:value="0.00951793921311702" calcext:value-type="float">
            <text:p>0,0095179392</text:p>
          </table:table-cell>
          <table:table-cell table:formula="of:=IF(OR([.T423]&lt;[.T$549];[.T423]&gt;[.T$550]);&quot;&quot;;[.T423])">
            <text:p/>
          </table:table-cell>
          <table:table-cell table:formula="of:=IF(OR([.U423]&lt;[.U$549];[.U423]&gt;[.U$550]);&quot;&quot;;[.U423])">
            <text:p/>
          </table:table-cell>
          <table:table-cell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421386583146377" calcext:value-type="float">
            <text:p>0,0004213866</text:p>
          </table:table-cell>
          <table:table-cell table:formula="of:=IF(OR([.D424]&lt;[.D$549];[.D424]&gt;[.D$550]);&quot;&quot;;[.D424])" office:value-type="float" office:value="0.00302669706757205" calcext:value-type="float">
            <text:p>0,0030266971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>
            <text:p/>
          </table:table-cell>
          <table:table-cell table:formula="of:=IF(OR([.I424]&lt;[.I$549];[.I424]&gt;[.I$550]);&quot;&quot;;[.I424])" office:value-type="float" office:value="0.0248279938071541" calcext:value-type="float">
            <text:p>0,0248279938</text:p>
          </table:table-cell>
          <table:table-cell table:formula="of:=IF(OR([.J424]&lt;[.J$549];[.J424]&gt;[.J$550]);&quot;&quot;;[.J424])">
            <text:p/>
          </table:table-cell>
          <table:table-cell table:formula="of:=IF(OR([.K424]&lt;[.K$549];[.K424]&gt;[.K$550]);&quot;&quot;;[.K424])">
            <text:p/>
          </table:table-cell>
          <table:table-cell table:formula="of:=IF(OR([.L424]&lt;[.L$549];[.L424]&gt;[.L$550]);&quot;&quot;;[.L424])">
            <text:p/>
          </table:table-cell>
          <table:table-cell table:formula="of:=IF(OR([.M424]&lt;[.M$549];[.M424]&gt;[.M$550]);&quot;&quot;;[.M424])" office:value-type="float" office:value="0.000140608709152181" calcext:value-type="float">
            <text:p>0,0001406087</text:p>
          </table:table-cell>
          <table:table-cell table:formula="of:=IF(OR([.N424]&lt;[.N$549];[.N424]&gt;[.N$550]);&quot;&quot;;[.N424])" office:value-type="float" office:value="0.587727509587459" calcext:value-type="float">
            <text:p>0,5877275096</text:p>
          </table:table-cell>
          <table:table-cell table:formula="of:=IF(OR([.O424]&lt;[.O$549];[.O424]&gt;[.O$550]);&quot;&quot;;[.O424])">
            <text:p/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>
            <text:p/>
          </table:table-cell>
          <table:table-cell table:formula="of:=IF(OR([.S424]&lt;[.S$549];[.S424]&gt;[.S$550]);&quot;&quot;;[.S424])" office:value-type="float" office:value="0.00947982391329503" calcext:value-type="float">
            <text:p>0,0094798239</text:p>
          </table:table-cell>
          <table:table-cell table:formula="of:=IF(OR([.T424]&lt;[.T$549];[.T424]&gt;[.T$550]);&quot;&quot;;[.T424])">
            <text:p/>
          </table:table-cell>
          <table:table-cell table:formula="of:=IF(OR([.U424]&lt;[.U$549];[.U424]&gt;[.U$550]);&quot;&quot;;[.U424])">
            <text:p/>
          </table:table-cell>
          <table:table-cell table:formula="of:=IF(OR([.V424]&lt;[.V$549];[.V424]&gt;[.V$550]);&quot;&quot;;[.V424]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320492673514659" calcext:value-type="float">
            <text:p>0,0003204927</text:p>
          </table:table-cell>
          <table:table-cell table:formula="of:=IF(OR([.D425]&lt;[.D$549];[.D425]&gt;[.D$550]);&quot;&quot;;[.D425])" office:value-type="float" office:value="0.00307960528890122" calcext:value-type="float">
            <text:p>0,0030796053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>
            <text:p/>
          </table:table-cell>
          <table:table-cell table:formula="of:=IF(OR([.I425]&lt;[.I$549];[.I425]&gt;[.I$550]);&quot;&quot;;[.I425])" office:value-type="float" office:value="0.0273607832897281" calcext:value-type="float">
            <text:p>0,0273607833</text:p>
          </table:table-cell>
          <table:table-cell table:formula="of:=IF(OR([.J425]&lt;[.J$549];[.J425]&gt;[.J$550]);&quot;&quot;;[.J425])">
            <text:p/>
          </table:table-cell>
          <table:table-cell table:formula="of:=IF(OR([.K425]&lt;[.K$549];[.K425]&gt;[.K$550]);&quot;&quot;;[.K425])">
            <text:p/>
          </table:table-cell>
          <table:table-cell table:formula="of:=IF(OR([.L425]&lt;[.L$549];[.L425]&gt;[.L$550]);&quot;&quot;;[.L425])">
            <text:p/>
          </table:table-cell>
          <table:table-cell table:formula="of:=IF(OR([.M425]&lt;[.M$549];[.M425]&gt;[.M$550]);&quot;&quot;;[.M425])" office:value-type="float" office:value="0.000157100320714745" calcext:value-type="float">
            <text:p>0,0001571003</text:p>
          </table:table-cell>
          <table:table-cell table:formula="of:=IF(OR([.N425]&lt;[.N$549];[.N425]&gt;[.N$550]);&quot;&quot;;[.N425])" office:value-type="float" office:value="0.464294912931127" calcext:value-type="float">
            <text:p>0,4642949129</text:p>
          </table:table-cell>
          <table:table-cell table:formula="of:=IF(OR([.O425]&lt;[.O$549];[.O425]&gt;[.O$550]);&quot;&quot;;[.O425])" office:value-type="float" office:value="0.0000305220102170675" calcext:value-type="float">
            <text:p>0,000030522</text:p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>
            <text:p/>
          </table:table-cell>
          <table:table-cell table:formula="of:=IF(OR([.S425]&lt;[.S$549];[.S425]&gt;[.S$550]);&quot;&quot;;[.S425])" office:value-type="float" office:value="0.00825100795372486" calcext:value-type="float">
            <text:p>0,008251008</text:p>
          </table:table-cell>
          <table:table-cell table:formula="of:=IF(OR([.T425]&lt;[.T$549];[.T425]&gt;[.T$550]);&quot;&quot;;[.T425])">
            <text:p/>
          </table:table-cell>
          <table:table-cell table:formula="of:=IF(OR([.U425]&lt;[.U$549];[.U425]&gt;[.U$550]);&quot;&quot;;[.U425])" office:value-type="float" office:value="0.00000514054908919032" calcext:value-type="float">
            <text:p>5,14054908919032E-006</text:p>
          </table:table-cell>
          <table:table-cell table:formula="of:=IF(OR([.V425]&lt;[.V$549];[.V425]&gt;[.V$550]);&quot;&quot;;[.V425]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350978513775068" calcext:value-type="float">
            <text:p>0,0003509785</text:p>
          </table:table-cell>
          <table:table-cell table:formula="of:=IF(OR([.D426]&lt;[.D$549];[.D426]&gt;[.D$550]);&quot;&quot;;[.D426])" office:value-type="float" office:value="0.0031682572252491" calcext:value-type="float">
            <text:p>0,0031682572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>
            <text:p/>
          </table:table-cell>
          <table:table-cell table:formula="of:=IF(OR([.I426]&lt;[.I$549];[.I426]&gt;[.I$550]);&quot;&quot;;[.I426])" office:value-type="float" office:value="0.0317350926337148" calcext:value-type="float">
            <text:p>0,0317350926</text:p>
          </table:table-cell>
          <table:table-cell table:formula="of:=IF(OR([.J426]&lt;[.J$549];[.J426]&gt;[.J$550]);&quot;&quot;;[.J426])">
            <text:p/>
          </table:table-cell>
          <table:table-cell table:formula="of:=IF(OR([.K426]&lt;[.K$549];[.K426]&gt;[.K$550]);&quot;&quot;;[.K426])">
            <text:p/>
          </table:table-cell>
          <table:table-cell table:formula="of:=IF(OR([.L426]&lt;[.L$549];[.L426]&gt;[.L$550]);&quot;&quot;;[.L426])">
            <text:p/>
          </table:table-cell>
          <table:table-cell table:formula="of:=IF(OR([.M426]&lt;[.M$549];[.M426]&gt;[.M$550]);&quot;&quot;;[.M426])" office:value-type="float" office:value="0.000103396029937263" calcext:value-type="float">
            <text:p>0,000103396</text:p>
          </table:table-cell>
          <table:table-cell table:formula="of:=IF(OR([.N426]&lt;[.N$549];[.N426]&gt;[.N$550]);&quot;&quot;;[.N426])" office:value-type="float" office:value="0.516311023846622" calcext:value-type="float">
            <text:p>0,5163110238</text:p>
          </table:table-cell>
          <table:table-cell table:formula="of:=IF(OR([.O426]&lt;[.O$549];[.O426]&gt;[.O$550]);&quot;&quot;;[.O426])" office:value-type="float" office:value="0.0000214846489499324" calcext:value-type="float">
            <text:p>2,14846489499324E-005</text:p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>
            <text:p/>
          </table:table-cell>
          <table:table-cell table:formula="of:=IF(OR([.S426]&lt;[.S$549];[.S426]&gt;[.S$550]);&quot;&quot;;[.S426])" office:value-type="float" office:value="0.00921302997499086" calcext:value-type="float">
            <text:p>0,00921303</text:p>
          </table:table-cell>
          <table:table-cell table:formula="of:=IF(OR([.T426]&lt;[.T$549];[.T426]&gt;[.T$550]);&quot;&quot;;[.T426])">
            <text:p/>
          </table:table-cell>
          <table:table-cell table:formula="of:=IF(OR([.U426]&lt;[.U$549];[.U426]&gt;[.U$550]);&quot;&quot;;[.U426])">
            <text:p/>
          </table:table-cell>
          <table:table-cell table:formula="of:=IF(OR([.V426]&lt;[.V$549];[.V426]&gt;[.V$550]);&quot;&quot;;[.V426]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>
            <text:p/>
          </table:table-cell>
          <table:table-cell table:formula="of:=IF(OR([.D427]&lt;[.D$549];[.D427]&gt;[.D$550]);&quot;&quot;;[.D427])" office:value-type="float" office:value="0.00243919318115947" calcext:value-type="float">
            <text:p>0,0024391932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>
            <text:p/>
          </table:table-cell>
          <table:table-cell table:formula="of:=IF(OR([.I427]&lt;[.I$549];[.I427]&gt;[.I$550]);&quot;&quot;;[.I427])" office:value-type="float" office:value="0.0271992345731091" calcext:value-type="float">
            <text:p>0,0271992346</text:p>
          </table:table-cell>
          <table:table-cell table:formula="of:=IF(OR([.J427]&lt;[.J$549];[.J427]&gt;[.J$550]);&quot;&quot;;[.J427])">
            <text:p/>
          </table:table-cell>
          <table:table-cell table:formula="of:=IF(OR([.K427]&lt;[.K$549];[.K427]&gt;[.K$550]);&quot;&quot;;[.K427])">
            <text:p/>
          </table:table-cell>
          <table:table-cell table:formula="of:=IF(OR([.L427]&lt;[.L$549];[.L427]&gt;[.L$550]);&quot;&quot;;[.L427])">
            <text:p/>
          </table:table-cell>
          <table:table-cell table:formula="of:=IF(OR([.M427]&lt;[.M$549];[.M427]&gt;[.M$550]);&quot;&quot;;[.M427])" office:value-type="float" office:value="0.0000877868671832011" calcext:value-type="float">
            <text:p>8,77868671832011E-005</text:p>
          </table:table-cell>
          <table:table-cell table:formula="of:=IF(OR([.N427]&lt;[.N$549];[.N427]&gt;[.N$550]);&quot;&quot;;[.N427])" office:value-type="float" office:value="0.415990274643419" calcext:value-type="float">
            <text:p>0,4159902746</text:p>
          </table:table-cell>
          <table:table-cell table:formula="of:=IF(OR([.O427]&lt;[.O$549];[.O427]&gt;[.O$550]);&quot;&quot;;[.O427])" office:value-type="float" office:value="0.0000139959814453065" calcext:value-type="float">
            <text:p>0,000013996</text:p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>
            <text:p/>
          </table:table-cell>
          <table:table-cell table:formula="of:=IF(OR([.S427]&lt;[.S$549];[.S427]&gt;[.S$550]);&quot;&quot;;[.S427])" office:value-type="float" office:value="0.00819750435222093" calcext:value-type="float">
            <text:p>0,0081975044</text:p>
          </table:table-cell>
          <table:table-cell table:formula="of:=IF(OR([.T427]&lt;[.T$549];[.T427]&gt;[.T$550]);&quot;&quot;;[.T427])">
            <text:p/>
          </table:table-cell>
          <table:table-cell table:formula="of:=IF(OR([.U427]&lt;[.U$549];[.U427]&gt;[.U$550]);&quot;&quot;;[.U427])">
            <text:p/>
          </table:table-cell>
          <table:table-cell table:formula="of:=IF(OR([.V427]&lt;[.V$549];[.V427]&gt;[.V$550]);&quot;&quot;;[.V427]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285801691958598" calcext:value-type="float">
            <text:p>0,0002858017</text:p>
          </table:table-cell>
          <table:table-cell table:formula="of:=IF(OR([.D428]&lt;[.D$549];[.D428]&gt;[.D$550]);&quot;&quot;;[.D428])" office:value-type="float" office:value="0.00235111157914982" calcext:value-type="float">
            <text:p>0,0023511116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>
            <text:p/>
          </table:table-cell>
          <table:table-cell table:formula="of:=IF(OR([.I428]&lt;[.I$549];[.I428]&gt;[.I$550]);&quot;&quot;;[.I428])">
            <text:p/>
          </table:table-cell>
          <table:table-cell table:formula="of:=IF(OR([.J428]&lt;[.J$549];[.J428]&gt;[.J$550]);&quot;&quot;;[.J428])">
            <text:p/>
          </table:table-cell>
          <table:table-cell table:formula="of:=IF(OR([.K428]&lt;[.K$549];[.K428]&gt;[.K$550]);&quot;&quot;;[.K428])">
            <text:p/>
          </table:table-cell>
          <table:table-cell table:formula="of:=IF(OR([.L428]&lt;[.L$549];[.L428]&gt;[.L$550]);&quot;&quot;;[.L428])">
            <text:p/>
          </table:table-cell>
          <table:table-cell table:formula="of:=IF(OR([.M428]&lt;[.M$549];[.M428]&gt;[.M$550]);&quot;&quot;;[.M428])" office:value-type="float" office:value="0.000150018493199867" calcext:value-type="float">
            <text:p>0,0001500185</text:p>
          </table:table-cell>
          <table:table-cell table:formula="of:=IF(OR([.N428]&lt;[.N$549];[.N428]&gt;[.N$550]);&quot;&quot;;[.N428])" office:value-type="float" office:value="0.500398887560949" calcext:value-type="float">
            <text:p>0,5003988876</text:p>
          </table:table-cell>
          <table:table-cell table:formula="of:=IF(OR([.O428]&lt;[.O$549];[.O428]&gt;[.O$550]);&quot;&quot;;[.O428])" office:value-type="float" office:value="0.000030121903330094" calcext:value-type="float">
            <text:p>3,0121903330094E-005</text:p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>
            <text:p/>
          </table:table-cell>
          <table:table-cell table:formula="of:=IF(OR([.S428]&lt;[.S$549];[.S428]&gt;[.S$550]);&quot;&quot;;[.S428])" office:value-type="float" office:value="0.0109022164231689" calcext:value-type="float">
            <text:p>0,0109022164</text:p>
          </table:table-cell>
          <table:table-cell table:formula="of:=IF(OR([.T428]&lt;[.T$549];[.T428]&gt;[.T$550]);&quot;&quot;;[.T428])">
            <text:p/>
          </table:table-cell>
          <table:table-cell table:formula="of:=IF(OR([.U428]&lt;[.U$549];[.U428]&gt;[.U$550]);&quot;&quot;;[.U428])">
            <text:p/>
          </table:table-cell>
          <table:table-cell table:formula="of:=IF(OR([.V428]&lt;[.V$549];[.V428]&gt;[.V$550]);&quot;&quot;;[.V428]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231869230403375" calcext:value-type="float">
            <text:p>0,0002318692</text:p>
          </table:table-cell>
          <table:table-cell table:formula="of:=IF(OR([.D429]&lt;[.D$549];[.D429]&gt;[.D$550]);&quot;&quot;;[.D429])" office:value-type="float" office:value="0.00313662219255033" calcext:value-type="float">
            <text:p>0,0031366222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>
            <text:p/>
          </table:table-cell>
          <table:table-cell table:formula="of:=IF(OR([.I429]&lt;[.I$549];[.I429]&gt;[.I$550]);&quot;&quot;;[.I429])">
            <text:p/>
          </table:table-cell>
          <table:table-cell table:formula="of:=IF(OR([.J429]&lt;[.J$549];[.J429]&gt;[.J$550]);&quot;&quot;;[.J429])">
            <text:p/>
          </table:table-cell>
          <table:table-cell table:formula="of:=IF(OR([.K429]&lt;[.K$549];[.K429]&gt;[.K$550]);&quot;&quot;;[.K429])">
            <text:p/>
          </table:table-cell>
          <table:table-cell table:formula="of:=IF(OR([.L429]&lt;[.L$549];[.L429]&gt;[.L$550]);&quot;&quot;;[.L429])">
            <text:p/>
          </table:table-cell>
          <table:table-cell table:formula="of:=IF(OR([.M429]&lt;[.M$549];[.M429]&gt;[.M$550]);&quot;&quot;;[.M429])" office:value-type="float" office:value="0.0000864993802893499" calcext:value-type="float">
            <text:p>8,64993802893499E-005</text:p>
          </table:table-cell>
          <table:table-cell table:formula="of:=IF(OR([.N429]&lt;[.N$549];[.N429]&gt;[.N$550]);&quot;&quot;;[.N429])" office:value-type="float" office:value="0.500709346228458" calcext:value-type="float">
            <text:p>0,5007093462</text:p>
          </table:table-cell>
          <table:table-cell table:formula="of:=IF(OR([.O429]&lt;[.O$549];[.O429]&gt;[.O$550]);&quot;&quot;;[.O429])" office:value-type="float" office:value="0.0000179977979386623" calcext:value-type="float">
            <text:p>1,79977979386623E-005</text:p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>
            <text:p/>
          </table:table-cell>
          <table:table-cell table:formula="of:=IF(OR([.S429]&lt;[.S$549];[.S429]&gt;[.S$550]);&quot;&quot;;[.S429])" office:value-type="float" office:value="0.0126790258631524" calcext:value-type="float">
            <text:p>0,0126790259</text:p>
          </table:table-cell>
          <table:table-cell table:formula="of:=IF(OR([.T429]&lt;[.T$549];[.T429]&gt;[.T$550]);&quot;&quot;;[.T429])">
            <text:p/>
          </table:table-cell>
          <table:table-cell table:formula="of:=IF(OR([.U429]&lt;[.U$549];[.U429]&gt;[.U$550]);&quot;&quot;;[.U429])">
            <text:p/>
          </table:table-cell>
          <table:table-cell table:formula="of:=IF(OR([.V429]&lt;[.V$549];[.V429]&gt;[.V$550]);&quot;&quot;;[.V429]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337139645131418" calcext:value-type="float">
            <text:p>0,0003371396</text:p>
          </table:table-cell>
          <table:table-cell table:formula="of:=IF(OR([.D430]&lt;[.D$549];[.D430]&gt;[.D$550]);&quot;&quot;;[.D430])" office:value-type="float" office:value="0.00384955672785567" calcext:value-type="float">
            <text:p>0,0038495567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>
            <text:p/>
          </table:table-cell>
          <table:table-cell table:formula="of:=IF(OR([.I430]&lt;[.I$549];[.I430]&gt;[.I$550]);&quot;&quot;;[.I430])">
            <text:p/>
          </table:table-cell>
          <table:table-cell table:formula="of:=IF(OR([.J430]&lt;[.J$549];[.J430]&gt;[.J$550]);&quot;&quot;;[.J430])">
            <text:p/>
          </table:table-cell>
          <table:table-cell table:formula="of:=IF(OR([.K430]&lt;[.K$549];[.K430]&gt;[.K$550]);&quot;&quot;;[.K430])">
            <text:p/>
          </table:table-cell>
          <table:table-cell table:formula="of:=IF(OR([.L430]&lt;[.L$549];[.L430]&gt;[.L$550]);&quot;&quot;;[.L430])">
            <text:p/>
          </table:table-cell>
          <table:table-cell table:formula="of:=IF(OR([.M430]&lt;[.M$549];[.M430]&gt;[.M$550]);&quot;&quot;;[.M430])" office:value-type="float" office:value="0.0000919057364133001" calcext:value-type="float">
            <text:p>9,19057364133001E-005</text:p>
          </table:table-cell>
          <table:table-cell table:formula="of:=IF(OR([.N430]&lt;[.N$549];[.N430]&gt;[.N$550]);&quot;&quot;;[.N430])" office:value-type="float" office:value="0.507450002331045" calcext:value-type="float">
            <text:p>0,5074500023</text:p>
          </table:table-cell>
          <table:table-cell table:formula="of:=IF(OR([.O430]&lt;[.O$549];[.O430]&gt;[.O$550]);&quot;&quot;;[.O430])" office:value-type="float" office:value="0.0000245600672388885" calcext:value-type="float">
            <text:p>2,45600672388885E-005</text:p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>
            <text:p/>
          </table:table-cell>
          <table:table-cell table:formula="of:=IF(OR([.S430]&lt;[.S$549];[.S430]&gt;[.S$550]);&quot;&quot;;[.S430])" office:value-type="float" office:value="0.0119774431120991" calcext:value-type="float">
            <text:p>0,0119774431</text:p>
          </table:table-cell>
          <table:table-cell table:formula="of:=IF(OR([.T430]&lt;[.T$549];[.T430]&gt;[.T$550]);&quot;&quot;;[.T430])">
            <text:p/>
          </table:table-cell>
          <table:table-cell table:formula="of:=IF(OR([.U430]&lt;[.U$549];[.U430]&gt;[.U$550]);&quot;&quot;;[.U430])">
            <text:p/>
          </table:table-cell>
          <table:table-cell table:formula="of:=IF(OR([.V430]&lt;[.V$549];[.V430]&gt;[.V$550]);&quot;&quot;;[.V430]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306305110685237" calcext:value-type="float">
            <text:p>0,0003063051</text:p>
          </table:table-cell>
          <table:table-cell table:formula="of:=IF(OR([.D431]&lt;[.D$549];[.D431]&gt;[.D$550]);&quot;&quot;;[.D431])" office:value-type="float" office:value="0.0039020751049308" calcext:value-type="float">
            <text:p>0,0039020751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>
            <text:p/>
          </table:table-cell>
          <table:table-cell table:formula="of:=IF(OR([.I431]&lt;[.I$549];[.I431]&gt;[.I$550]);&quot;&quot;;[.I431])">
            <text:p/>
          </table:table-cell>
          <table:table-cell table:formula="of:=IF(OR([.J431]&lt;[.J$549];[.J431]&gt;[.J$550]);&quot;&quot;;[.J431])">
            <text:p/>
          </table:table-cell>
          <table:table-cell table:formula="of:=IF(OR([.K431]&lt;[.K$549];[.K431]&gt;[.K$550]);&quot;&quot;;[.K431])">
            <text:p/>
          </table:table-cell>
          <table:table-cell table:formula="of:=IF(OR([.L431]&lt;[.L$549];[.L431]&gt;[.L$550]);&quot;&quot;;[.L431])">
            <text:p/>
          </table:table-cell>
          <table:table-cell table:formula="of:=IF(OR([.M431]&lt;[.M$549];[.M431]&gt;[.M$550]);&quot;&quot;;[.M431])" office:value-type="float" office:value="0.000170479181946449" calcext:value-type="float">
            <text:p>0,0001704792</text:p>
          </table:table-cell>
          <table:table-cell table:formula="of:=IF(OR([.N431]&lt;[.N$549];[.N431]&gt;[.N$550]);&quot;&quot;;[.N431])" office:value-type="float" office:value="0.493366458106981" calcext:value-type="float">
            <text:p>0,4933664581</text:p>
          </table:table-cell>
          <table:table-cell table:formula="of:=IF(OR([.O431]&lt;[.O$549];[.O431]&gt;[.O$550]);&quot;&quot;;[.O431])">
            <text:p/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>
            <text:p/>
          </table:table-cell>
          <table:table-cell table:formula="of:=IF(OR([.S431]&lt;[.S$549];[.S431]&gt;[.S$550]);&quot;&quot;;[.S431])" office:value-type="float" office:value="0.0122938228525188" calcext:value-type="float">
            <text:p>0,0122938229</text:p>
          </table:table-cell>
          <table:table-cell table:formula="of:=IF(OR([.T431]&lt;[.T$549];[.T431]&gt;[.T$550]);&quot;&quot;;[.T431])">
            <text:p/>
          </table:table-cell>
          <table:table-cell table:formula="of:=IF(OR([.U431]&lt;[.U$549];[.U431]&gt;[.U$550]);&quot;&quot;;[.U431])">
            <text:p/>
          </table:table-cell>
          <table:table-cell table:formula="of:=IF(OR([.V431]&lt;[.V$549];[.V431]&gt;[.V$550]);&quot;&quot;;[.V431]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330821119220102" calcext:value-type="float">
            <text:p>0,0003308211</text:p>
          </table:table-cell>
          <table:table-cell table:formula="of:=IF(OR([.D432]&lt;[.D$549];[.D432]&gt;[.D$550]);&quot;&quot;;[.D432])" office:value-type="float" office:value="0.00371960370236148" calcext:value-type="float">
            <text:p>0,0037196037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>
            <text:p/>
          </table:table-cell>
          <table:table-cell table:formula="of:=IF(OR([.I432]&lt;[.I$549];[.I432]&gt;[.I$550]);&quot;&quot;;[.I432])">
            <text:p/>
          </table:table-cell>
          <table:table-cell table:formula="of:=IF(OR([.J432]&lt;[.J$549];[.J432]&gt;[.J$550]);&quot;&quot;;[.J432])">
            <text:p/>
          </table:table-cell>
          <table:table-cell table:formula="of:=IF(OR([.K432]&lt;[.K$549];[.K432]&gt;[.K$550]);&quot;&quot;;[.K432])">
            <text:p/>
          </table:table-cell>
          <table:table-cell table:formula="of:=IF(OR([.L432]&lt;[.L$549];[.L432]&gt;[.L$550]);&quot;&quot;;[.L432])">
            <text:p/>
          </table:table-cell>
          <table:table-cell table:formula="of:=IF(OR([.M432]&lt;[.M$549];[.M432]&gt;[.M$550]);&quot;&quot;;[.M432])" office:value-type="float" office:value="0.000139530512454094" calcext:value-type="float">
            <text:p>0,0001395305</text:p>
          </table:table-cell>
          <table:table-cell table:formula="of:=IF(OR([.N432]&lt;[.N$549];[.N432]&gt;[.N$550]);&quot;&quot;;[.N432])" office:value-type="float" office:value="0.508557891680946" calcext:value-type="float">
            <text:p>0,5085578917</text:p>
          </table:table-cell>
          <table:table-cell table:formula="of:=IF(OR([.O432]&lt;[.O$549];[.O432]&gt;[.O$550]);&quot;&quot;;[.O432])">
            <text:p/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>
            <text:p/>
          </table:table-cell>
          <table:table-cell table:formula="of:=IF(OR([.S432]&lt;[.S$549];[.S432]&gt;[.S$550]);&quot;&quot;;[.S432])" office:value-type="float" office:value="0.0129602132548286" calcext:value-type="float">
            <text:p>0,0129602133</text:p>
          </table:table-cell>
          <table:table-cell table:formula="of:=IF(OR([.T432]&lt;[.T$549];[.T432]&gt;[.T$550]);&quot;&quot;;[.T432])">
            <text:p/>
          </table:table-cell>
          <table:table-cell table:formula="of:=IF(OR([.U432]&lt;[.U$549];[.U432]&gt;[.U$550]);&quot;&quot;;[.U432])">
            <text:p/>
          </table:table-cell>
          <table:table-cell table:formula="of:=IF(OR([.V432]&lt;[.V$549];[.V432]&gt;[.V$550]);&quot;&quot;;[.V432]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449625232486971" calcext:value-type="float">
            <text:p>0,0004496252</text:p>
          </table:table-cell>
          <table:table-cell table:formula="of:=IF(OR([.D433]&lt;[.D$549];[.D433]&gt;[.D$550]);&quot;&quot;;[.D433])" office:value-type="float" office:value="0.00377947853051346" calcext:value-type="float">
            <text:p>0,0037794785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>
            <text:p/>
          </table:table-cell>
          <table:table-cell table:formula="of:=IF(OR([.I433]&lt;[.I$549];[.I433]&gt;[.I$550]);&quot;&quot;;[.I433])">
            <text:p/>
          </table:table-cell>
          <table:table-cell table:formula="of:=IF(OR([.J433]&lt;[.J$549];[.J433]&gt;[.J$550]);&quot;&quot;;[.J433])">
            <text:p/>
          </table:table-cell>
          <table:table-cell table:formula="of:=IF(OR([.K433]&lt;[.K$549];[.K433]&gt;[.K$550]);&quot;&quot;;[.K433])">
            <text:p/>
          </table:table-cell>
          <table:table-cell table:formula="of:=IF(OR([.L433]&lt;[.L$549];[.L433]&gt;[.L$550]);&quot;&quot;;[.L433])">
            <text:p/>
          </table:table-cell>
          <table:table-cell table:formula="of:=IF(OR([.M433]&lt;[.M$549];[.M433]&gt;[.M$550]);&quot;&quot;;[.M433])" office:value-type="float" office:value="0.000198567416415687" calcext:value-type="float">
            <text:p>0,0001985674</text:p>
          </table:table-cell>
          <table:table-cell table:formula="of:=IF(OR([.N433]&lt;[.N$549];[.N433]&gt;[.N$550]);&quot;&quot;;[.N433])" office:value-type="float" office:value="0.512324387295342" calcext:value-type="float">
            <text:p>0,5123243873</text:p>
          </table:table-cell>
          <table:table-cell table:formula="of:=IF(OR([.O433]&lt;[.O$549];[.O433]&gt;[.O$550]);&quot;&quot;;[.O433])">
            <text:p/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>
            <text:p/>
          </table:table-cell>
          <table:table-cell table:formula="of:=IF(OR([.S433]&lt;[.S$549];[.S433]&gt;[.S$550]);&quot;&quot;;[.S433])" office:value-type="float" office:value="0.0145643523426205" calcext:value-type="float">
            <text:p>0,0145643523</text:p>
          </table:table-cell>
          <table:table-cell table:formula="of:=IF(OR([.T433]&lt;[.T$549];[.T433]&gt;[.T$550]);&quot;&quot;;[.T433])">
            <text:p/>
          </table:table-cell>
          <table:table-cell table:formula="of:=IF(OR([.U433]&lt;[.U$549];[.U433]&gt;[.U$550]);&quot;&quot;;[.U433])">
            <text:p/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409832344047605" calcext:value-type="float">
            <text:p>0,0004098323</text:p>
          </table:table-cell>
          <table:table-cell table:formula="of:=IF(OR([.D434]&lt;[.D$549];[.D434]&gt;[.D$550]);&quot;&quot;;[.D434])" office:value-type="float" office:value="0.00361020106048726" calcext:value-type="float">
            <text:p>0,0036102011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>
            <text:p/>
          </table:table-cell>
          <table:table-cell table:formula="of:=IF(OR([.I434]&lt;[.I$549];[.I434]&gt;[.I$550]);&quot;&quot;;[.I434])">
            <text:p/>
          </table:table-cell>
          <table:table-cell table:formula="of:=IF(OR([.J434]&lt;[.J$549];[.J434]&gt;[.J$550]);&quot;&quot;;[.J434])">
            <text:p/>
          </table:table-cell>
          <table:table-cell table:formula="of:=IF(OR([.K434]&lt;[.K$549];[.K434]&gt;[.K$550]);&quot;&quot;;[.K434])">
            <text:p/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 office:value-type="float" office:value="0.000189673864141448" calcext:value-type="float">
            <text:p>0,0001896739</text:p>
          </table:table-cell>
          <table:table-cell table:formula="of:=IF(OR([.N434]&lt;[.N$549];[.N434]&gt;[.N$550]);&quot;&quot;;[.N434])" office:value-type="float" office:value="0.496178671846418" calcext:value-type="float">
            <text:p>0,4961786718</text:p>
          </table:table-cell>
          <table:table-cell table:formula="of:=IF(OR([.O434]&lt;[.O$549];[.O434]&gt;[.O$550]);&quot;&quot;;[.O434])">
            <text:p/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>
            <text:p/>
          </table:table-cell>
          <table:table-cell table:formula="of:=IF(OR([.S434]&lt;[.S$549];[.S434]&gt;[.S$550]);&quot;&quot;;[.S434])" office:value-type="float" office:value="0.0139120357076073" calcext:value-type="float">
            <text:p>0,0139120357</text:p>
          </table:table-cell>
          <table:table-cell table:formula="of:=IF(OR([.T434]&lt;[.T$549];[.T434]&gt;[.T$550]);&quot;&quot;;[.T434])">
            <text:p/>
          </table:table-cell>
          <table:table-cell table:formula="of:=IF(OR([.U434]&lt;[.U$549];[.U434]&gt;[.U$550]);&quot;&quot;;[.U434])">
            <text:p/>
          </table:table-cell>
          <table:table-cell table:formula="of:=IF(OR([.V434]&lt;[.V$549];[.V434]&gt;[.V$550]);&quot;&quot;;[.V434]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425230206214028" calcext:value-type="float">
            <text:p>0,0004252302</text:p>
          </table:table-cell>
          <table:table-cell table:formula="of:=IF(OR([.D435]&lt;[.D$549];[.D435]&gt;[.D$550]);&quot;&quot;;[.D435])">
            <text:p/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>
            <text:p/>
          </table:table-cell>
          <table:table-cell table:formula="of:=IF(OR([.I435]&lt;[.I$549];[.I435]&gt;[.I$550]);&quot;&quot;;[.I435])">
            <text:p/>
          </table:table-cell>
          <table:table-cell table:formula="of:=IF(OR([.J435]&lt;[.J$549];[.J435]&gt;[.J$550]);&quot;&quot;;[.J435])">
            <text:p/>
          </table:table-cell>
          <table:table-cell table:formula="of:=IF(OR([.K435]&lt;[.K$549];[.K435]&gt;[.K$550]);&quot;&quot;;[.K435])">
            <text:p/>
          </table:table-cell>
          <table:table-cell table:formula="of:=IF(OR([.L435]&lt;[.L$549];[.L435]&gt;[.L$550]);&quot;&quot;;[.L435])">
            <text:p/>
          </table:table-cell>
          <table:table-cell table:formula="of:=IF(OR([.M435]&lt;[.M$549];[.M435]&gt;[.M$550]);&quot;&quot;;[.M435])" office:value-type="float" office:value="0.000114624269370623" calcext:value-type="float">
            <text:p>0,0001146243</text:p>
          </table:table-cell>
          <table:table-cell table:formula="of:=IF(OR([.N435]&lt;[.N$549];[.N435]&gt;[.N$550]);&quot;&quot;;[.N435])" office:value-type="float" office:value="0.532721392852667" calcext:value-type="float">
            <text:p>0,5327213929</text:p>
          </table:table-cell>
          <table:table-cell table:formula="of:=IF(OR([.O435]&lt;[.O$549];[.O435]&gt;[.O$550]);&quot;&quot;;[.O435])">
            <text:p/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>
            <text:p/>
          </table:table-cell>
          <table:table-cell table:formula="of:=IF(OR([.S435]&lt;[.S$549];[.S435]&gt;[.S$550]);&quot;&quot;;[.S435])" office:value-type="float" office:value="0.0177400918214297" calcext:value-type="float">
            <text:p>0,0177400918</text:p>
          </table:table-cell>
          <table:table-cell table:formula="of:=IF(OR([.T435]&lt;[.T$549];[.T435]&gt;[.T$550]);&quot;&quot;;[.T435])">
            <text:p/>
          </table:table-cell>
          <table:table-cell table:formula="of:=IF(OR([.U435]&lt;[.U$549];[.U435]&gt;[.U$550]);&quot;&quot;;[.U435])">
            <text:p/>
          </table:table-cell>
          <table:table-cell table:formula="of:=IF(OR([.V435]&lt;[.V$549];[.V435]&gt;[.V$550]);&quot;&quot;;[.V435]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>
            <text:p/>
          </table:table-cell>
          <table:table-cell table:formula="of:=IF(OR([.D436]&lt;[.D$549];[.D436]&gt;[.D$550]);&quot;&quot;;[.D436])" office:value-type="float" office:value="0.00339897389174135" calcext:value-type="float">
            <text:p>0,0033989739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>
            <text:p/>
          </table:table-cell>
          <table:table-cell table:formula="of:=IF(OR([.I436]&lt;[.I$549];[.I436]&gt;[.I$550]);&quot;&quot;;[.I436])">
            <text:p/>
          </table:table-cell>
          <table:table-cell table:formula="of:=IF(OR([.J436]&lt;[.J$549];[.J436]&gt;[.J$550]);&quot;&quot;;[.J436])">
            <text:p/>
          </table:table-cell>
          <table:table-cell table:formula="of:=IF(OR([.K436]&lt;[.K$549];[.K436]&gt;[.K$550]);&quot;&quot;;[.K436])">
            <text:p/>
          </table:table-cell>
          <table:table-cell table:formula="of:=IF(OR([.L436]&lt;[.L$549];[.L436]&gt;[.L$550]);&quot;&quot;;[.L436])">
            <text:p/>
          </table:table-cell>
          <table:table-cell table:formula="of:=IF(OR([.M436]&lt;[.M$549];[.M436]&gt;[.M$550]);&quot;&quot;;[.M436])" office:value-type="float" office:value="0.000201753659406403" calcext:value-type="float">
            <text:p>0,0002017537</text:p>
          </table:table-cell>
          <table:table-cell table:formula="of:=IF(OR([.N436]&lt;[.N$549];[.N436]&gt;[.N$550]);&quot;&quot;;[.N436])" office:value-type="float" office:value="0.478141836167313" calcext:value-type="float">
            <text:p>0,4781418362</text:p>
          </table:table-cell>
          <table:table-cell table:formula="of:=IF(OR([.O436]&lt;[.O$549];[.O436]&gt;[.O$550]);&quot;&quot;;[.O436])">
            <text:p/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>
            <text:p/>
          </table:table-cell>
          <table:table-cell table:formula="of:=IF(OR([.S436]&lt;[.S$549];[.S436]&gt;[.S$550]);&quot;&quot;;[.S436])" office:value-type="float" office:value="0.0193793478050075" calcext:value-type="float">
            <text:p>0,0193793478</text:p>
          </table:table-cell>
          <table:table-cell table:formula="of:=IF(OR([.T436]&lt;[.T$549];[.T436]&gt;[.T$550]);&quot;&quot;;[.T436])">
            <text:p/>
          </table:table-cell>
          <table:table-cell table:formula="of:=IF(OR([.U436]&lt;[.U$549];[.U436]&gt;[.U$550]);&quot;&quot;;[.U436])">
            <text:p/>
          </table:table-cell>
          <table:table-cell table:formula="of:=IF(OR([.V436]&lt;[.V$549];[.V436]&gt;[.V$550]);&quot;&quot;;[.V436]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442370036475716" calcext:value-type="float">
            <text:p>0,00044237</text:p>
          </table:table-cell>
          <table:table-cell table:formula="of:=IF(OR([.D437]&lt;[.D$549];[.D437]&gt;[.D$550]);&quot;&quot;;[.D437])">
            <text:p/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float" office:value="0.000141922889836158" calcext:value-type="float">
            <text:p>0,0001419229</text:p>
          </table:table-cell>
          <table:table-cell table:formula="of:=IF(OR([.I437]&lt;[.I$549];[.I437]&gt;[.I$550]);&quot;&quot;;[.I437])">
            <text:p/>
          </table:table-cell>
          <table:table-cell table:formula="of:=IF(OR([.J437]&lt;[.J$549];[.J437]&gt;[.J$550]);&quot;&quot;;[.J437])">
            <text:p/>
          </table:table-cell>
          <table:table-cell table:formula="of:=IF(OR([.K437]&lt;[.K$549];[.K437]&gt;[.K$550]);&quot;&quot;;[.K437])">
            <text:p/>
          </table:table-cell>
          <table:table-cell table:formula="of:=IF(OR([.L437]&lt;[.L$549];[.L437]&gt;[.L$550]);&quot;&quot;;[.L437])">
            <text:p/>
          </table:table-cell>
          <table:table-cell table:formula="of:=IF(OR([.M437]&lt;[.M$549];[.M437]&gt;[.M$550]);&quot;&quot;;[.M437])" office:value-type="float" office:value="0.000137599411072938" calcext:value-type="float">
            <text:p>0,0001375994</text:p>
          </table:table-cell>
          <table:table-cell table:formula="of:=IF(OR([.N437]&lt;[.N$549];[.N437]&gt;[.N$550]);&quot;&quot;;[.N437])" office:value-type="float" office:value="0.522165407116272" calcext:value-type="float">
            <text:p>0,5221654071</text:p>
          </table:table-cell>
          <table:table-cell table:formula="of:=IF(OR([.O437]&lt;[.O$549];[.O437]&gt;[.O$550]);&quot;&quot;;[.O437])" office:value-type="float" office:value="0.0000170045288885254" calcext:value-type="float">
            <text:p>1,70045288885254E-005</text:p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>
            <text:p/>
          </table:table-cell>
          <table:table-cell table:formula="of:=IF(OR([.S437]&lt;[.S$549];[.S437]&gt;[.S$550]);&quot;&quot;;[.S437])" office:value-type="float" office:value="0.0193802310011948" calcext:value-type="float">
            <text:p>0,019380231</text:p>
          </table:table-cell>
          <table:table-cell table:formula="of:=IF(OR([.T437]&lt;[.T$549];[.T437]&gt;[.T$550]);&quot;&quot;;[.T437])">
            <text:p/>
          </table:table-cell>
          <table:table-cell table:formula="of:=IF(OR([.U437]&lt;[.U$549];[.U437]&gt;[.U$550]);&quot;&quot;;[.U437])">
            <text:p/>
          </table:table-cell>
          <table:table-cell table:formula="of:=IF(OR([.V437]&lt;[.V$549];[.V437]&gt;[.V$550]);&quot;&quot;;[.V437]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386465418854182" calcext:value-type="float">
            <text:p>0,0003864654</text:p>
          </table:table-cell>
          <table:table-cell table:formula="of:=IF(OR([.D438]&lt;[.D$549];[.D438]&gt;[.D$550]);&quot;&quot;;[.D438])">
            <text:p/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>
            <text:p/>
          </table:table-cell>
          <table:table-cell table:formula="of:=IF(OR([.I438]&lt;[.I$549];[.I438]&gt;[.I$550]);&quot;&quot;;[.I438])" office:value-type="float" office:value="0.0318671908808376" calcext:value-type="float">
            <text:p>0,0318671909</text:p>
          </table:table-cell>
          <table:table-cell table:formula="of:=IF(OR([.J438]&lt;[.J$549];[.J438]&gt;[.J$550]);&quot;&quot;;[.J438])">
            <text:p/>
          </table:table-cell>
          <table:table-cell table:formula="of:=IF(OR([.K438]&lt;[.K$549];[.K438]&gt;[.K$550]);&quot;&quot;;[.K438])">
            <text:p/>
          </table:table-cell>
          <table:table-cell table:formula="of:=IF(OR([.L438]&lt;[.L$549];[.L438]&gt;[.L$550]);&quot;&quot;;[.L438])">
            <text:p/>
          </table:table-cell>
          <table:table-cell table:formula="of:=IF(OR([.M438]&lt;[.M$549];[.M438]&gt;[.M$550]);&quot;&quot;;[.M438])" office:value-type="float" office:value="0.000104914169270734" calcext:value-type="float">
            <text:p>0,0001049142</text:p>
          </table:table-cell>
          <table:table-cell table:formula="of:=IF(OR([.N438]&lt;[.N$549];[.N438]&gt;[.N$550]);&quot;&quot;;[.N438])" office:value-type="float" office:value="0.494837729725142" calcext:value-type="float">
            <text:p>0,4948377297</text:p>
          </table:table-cell>
          <table:table-cell table:formula="of:=IF(OR([.O438]&lt;[.O$549];[.O438]&gt;[.O$550]);&quot;&quot;;[.O438])" office:value-type="float" office:value="0.0000162962359813364" calcext:value-type="float">
            <text:p>1,62962359813364E-005</text:p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>
            <text:p/>
          </table:table-cell>
          <table:table-cell table:formula="of:=IF(OR([.S438]&lt;[.S$549];[.S438]&gt;[.S$550]);&quot;&quot;;[.S438])" office:value-type="float" office:value="0.0203929709638852" calcext:value-type="float">
            <text:p>0,020392971</text:p>
          </table:table-cell>
          <table:table-cell table:formula="of:=IF(OR([.T438]&lt;[.T$549];[.T438]&gt;[.T$550]);&quot;&quot;;[.T438])">
            <text:p/>
          </table:table-cell>
          <table:table-cell table:formula="of:=IF(OR([.U438]&lt;[.U$549];[.U438]&gt;[.U$550]);&quot;&quot;;[.U438])">
            <text:p/>
          </table:table-cell>
          <table:table-cell table:formula="of:=IF(OR([.V438]&lt;[.V$549];[.V438]&gt;[.V$550]);&quot;&quot;;[.V438]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409299729318605" calcext:value-type="float">
            <text:p>0,0004092997</text:p>
          </table:table-cell>
          <table:table-cell table:formula="of:=IF(OR([.D439]&lt;[.D$549];[.D439]&gt;[.D$550]);&quot;&quot;;[.D439])" office:value-type="float" office:value="0.00432296825121314" calcext:value-type="float">
            <text:p>0,0043229683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>
            <text:p/>
          </table:table-cell>
          <table:table-cell table:formula="of:=IF(OR([.I439]&lt;[.I$549];[.I439]&gt;[.I$550]);&quot;&quot;;[.I439])" office:value-type="float" office:value="0.0345478007855579" calcext:value-type="float">
            <text:p>0,0345478008</text:p>
          </table:table-cell>
          <table:table-cell table:formula="of:=IF(OR([.J439]&lt;[.J$549];[.J439]&gt;[.J$550]);&quot;&quot;;[.J439])">
            <text:p/>
          </table:table-cell>
          <table:table-cell table:formula="of:=IF(OR([.K439]&lt;[.K$549];[.K439]&gt;[.K$550]);&quot;&quot;;[.K439])">
            <text:p/>
          </table:table-cell>
          <table:table-cell table:formula="of:=IF(OR([.L439]&lt;[.L$549];[.L439]&gt;[.L$550]);&quot;&quot;;[.L439])">
            <text:p/>
          </table:table-cell>
          <table:table-cell table:formula="of:=IF(OR([.M439]&lt;[.M$549];[.M439]&gt;[.M$550]);&quot;&quot;;[.M439])" office:value-type="float" office:value="0.000196643273347243" calcext:value-type="float">
            <text:p>0,0001966433</text:p>
          </table:table-cell>
          <table:table-cell table:formula="of:=IF(OR([.N439]&lt;[.N$549];[.N439]&gt;[.N$550]);&quot;&quot;;[.N439])" office:value-type="float" office:value="0.502531001725202" calcext:value-type="float">
            <text:p>0,5025310017</text:p>
          </table:table-cell>
          <table:table-cell table:formula="of:=IF(OR([.O439]&lt;[.O$549];[.O439]&gt;[.O$550]);&quot;&quot;;[.O439])" office:value-type="float" office:value="0.0000201779014920859" calcext:value-type="float">
            <text:p>2,01779014920859E-005</text:p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>
            <text:p/>
          </table:table-cell>
          <table:table-cell table:formula="of:=IF(OR([.S439]&lt;[.S$549];[.S439]&gt;[.S$550]);&quot;&quot;;[.S439])" office:value-type="float" office:value="0.0235146831894632" calcext:value-type="float">
            <text:p>0,0235146832</text:p>
          </table:table-cell>
          <table:table-cell table:formula="of:=IF(OR([.T439]&lt;[.T$549];[.T439]&gt;[.T$550]);&quot;&quot;;[.T439])">
            <text:p/>
          </table:table-cell>
          <table:table-cell table:formula="of:=IF(OR([.U439]&lt;[.U$549];[.U439]&gt;[.U$550]);&quot;&quot;;[.U439])">
            <text:p/>
          </table:table-cell>
          <table:table-cell table:formula="of:=IF(OR([.V439]&lt;[.V$549];[.V439]&gt;[.V$550]);&quot;&quot;;[.V439]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38883773904557" calcext:value-type="float">
            <text:p>0,0003888377</text:p>
          </table:table-cell>
          <table:table-cell table:formula="of:=IF(OR([.D440]&lt;[.D$549];[.D440]&gt;[.D$550]);&quot;&quot;;[.D440])" office:value-type="float" office:value="0.0043732613572667" calcext:value-type="float">
            <text:p>0,0043732614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>
            <text:p/>
          </table:table-cell>
          <table:table-cell table:formula="of:=IF(OR([.I440]&lt;[.I$549];[.I440]&gt;[.I$550]);&quot;&quot;;[.I440])" office:value-type="float" office:value="0.0322167185977876" calcext:value-type="float">
            <text:p>0,0322167186</text:p>
          </table:table-cell>
          <table:table-cell table:formula="of:=IF(OR([.J440]&lt;[.J$549];[.J440]&gt;[.J$550]);&quot;&quot;;[.J440])">
            <text:p/>
          </table:table-cell>
          <table:table-cell table:formula="of:=IF(OR([.K440]&lt;[.K$549];[.K440]&gt;[.K$550]);&quot;&quot;;[.K440])">
            <text:p/>
          </table:table-cell>
          <table:table-cell table:formula="of:=IF(OR([.L440]&lt;[.L$549];[.L440]&gt;[.L$550]);&quot;&quot;;[.L440])">
            <text:p/>
          </table:table-cell>
          <table:table-cell table:formula="of:=IF(OR([.M440]&lt;[.M$549];[.M440]&gt;[.M$550]);&quot;&quot;;[.M440])" office:value-type="float" office:value="0.000138534687194394" calcext:value-type="float">
            <text:p>0,0001385347</text:p>
          </table:table-cell>
          <table:table-cell table:formula="of:=IF(OR([.N440]&lt;[.N$549];[.N440]&gt;[.N$550]);&quot;&quot;;[.N440])" office:value-type="float" office:value="0.530596825983449" calcext:value-type="float">
            <text:p>0,530596826</text:p>
          </table:table-cell>
          <table:table-cell table:formula="of:=IF(OR([.O440]&lt;[.O$549];[.O440]&gt;[.O$550]);&quot;&quot;;[.O440])">
            <text:p/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>
            <text:p/>
          </table:table-cell>
          <table:table-cell table:formula="of:=IF(OR([.S440]&lt;[.S$549];[.S440]&gt;[.S$550]);&quot;&quot;;[.S440])" office:value-type="float" office:value="0.0265212601980593" calcext:value-type="float">
            <text:p>0,0265212602</text:p>
          </table:table-cell>
          <table:table-cell table:formula="of:=IF(OR([.T440]&lt;[.T$549];[.T440]&gt;[.T$550]);&quot;&quot;;[.T440])">
            <text:p/>
          </table:table-cell>
          <table:table-cell table:formula="of:=IF(OR([.U440]&lt;[.U$549];[.U440]&gt;[.U$550]);&quot;&quot;;[.U440])">
            <text:p/>
          </table:table-cell>
          <table:table-cell table:formula="of:=IF(OR([.V440]&lt;[.V$549];[.V440]&gt;[.V$550]);&quot;&quot;;[.V440]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341501083034026" calcext:value-type="float">
            <text:p>0,0003415011</text:p>
          </table:table-cell>
          <table:table-cell table:formula="of:=IF(OR([.D441]&lt;[.D$549];[.D441]&gt;[.D$550]);&quot;&quot;;[.D441])" office:value-type="float" office:value="0.00337350781472306" calcext:value-type="float">
            <text:p>0,0033735078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>
            <text:p/>
          </table:table-cell>
          <table:table-cell table:formula="of:=IF(OR([.I441]&lt;[.I$549];[.I441]&gt;[.I$550]);&quot;&quot;;[.I441])" office:value-type="float" office:value="0.0288107607259411" calcext:value-type="float">
            <text:p>0,0288107607</text:p>
          </table:table-cell>
          <table:table-cell table:formula="of:=IF(OR([.J441]&lt;[.J$549];[.J441]&gt;[.J$550]);&quot;&quot;;[.J441])">
            <text:p/>
          </table:table-cell>
          <table:table-cell table:formula="of:=IF(OR([.K441]&lt;[.K$549];[.K441]&gt;[.K$550]);&quot;&quot;;[.K441])">
            <text:p/>
          </table:table-cell>
          <table:table-cell table:formula="of:=IF(OR([.L441]&lt;[.L$549];[.L441]&gt;[.L$550]);&quot;&quot;;[.L441])">
            <text:p/>
          </table:table-cell>
          <table:table-cell table:formula="of:=IF(OR([.M441]&lt;[.M$549];[.M441]&gt;[.M$550]);&quot;&quot;;[.M441])" office:value-type="float" office:value="0.000227837276019568" calcext:value-type="float">
            <text:p>0,0002278373</text:p>
          </table:table-cell>
          <table:table-cell table:formula="of:=IF(OR([.N441]&lt;[.N$549];[.N441]&gt;[.N$550]);&quot;&quot;;[.N441])" office:value-type="float" office:value="0.516548561836484" calcext:value-type="float">
            <text:p>0,5165485618</text:p>
          </table:table-cell>
          <table:table-cell table:formula="of:=IF(OR([.O441]&lt;[.O$549];[.O441]&gt;[.O$550]);&quot;&quot;;[.O441])" office:value-type="float" office:value="0.0000186531697029382" calcext:value-type="float">
            <text:p>1,86531697029382E-005</text:p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>
            <text:p/>
          </table:table-cell>
          <table:table-cell table:formula="of:=IF(OR([.S441]&lt;[.S$549];[.S441]&gt;[.S$550]);&quot;&quot;;[.S441])" office:value-type="float" office:value="0.0248580427208139" calcext:value-type="float">
            <text:p>0,0248580427</text:p>
          </table:table-cell>
          <table:table-cell table:formula="of:=IF(OR([.T441]&lt;[.T$549];[.T441]&gt;[.T$550]);&quot;&quot;;[.T441])">
            <text:p/>
          </table:table-cell>
          <table:table-cell table:formula="of:=IF(OR([.U441]&lt;[.U$549];[.U441]&gt;[.U$550]);&quot;&quot;;[.U441])">
            <text:p/>
          </table:table-cell>
          <table:table-cell table:formula="of:=IF(OR([.V441]&lt;[.V$549];[.V441]&gt;[.V$550]);&quot;&quot;;[.V441]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274702469314525" calcext:value-type="float">
            <text:p>0,0002747025</text:p>
          </table:table-cell>
          <table:table-cell table:formula="of:=IF(OR([.D442]&lt;[.D$549];[.D442]&gt;[.D$550]);&quot;&quot;;[.D442])" office:value-type="float" office:value="0.00358387799128556" calcext:value-type="float">
            <text:p>0,003583878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>
            <text:p/>
          </table:table-cell>
          <table:table-cell table:formula="of:=IF(OR([.I442]&lt;[.I$549];[.I442]&gt;[.I$550]);&quot;&quot;;[.I442])" office:value-type="float" office:value="0.0272859656510307" calcext:value-type="float">
            <text:p>0,0272859657</text:p>
          </table:table-cell>
          <table:table-cell table:formula="of:=IF(OR([.J442]&lt;[.J$549];[.J442]&gt;[.J$550]);&quot;&quot;;[.J442])">
            <text:p/>
          </table:table-cell>
          <table:table-cell table:formula="of:=IF(OR([.K442]&lt;[.K$549];[.K442]&gt;[.K$550]);&quot;&quot;;[.K442])">
            <text:p/>
          </table:table-cell>
          <table:table-cell table:formula="of:=IF(OR([.L442]&lt;[.L$549];[.L442]&gt;[.L$550]);&quot;&quot;;[.L442])">
            <text:p/>
          </table:table-cell>
          <table:table-cell table:formula="of:=IF(OR([.M442]&lt;[.M$549];[.M442]&gt;[.M$550]);&quot;&quot;;[.M442])" office:value-type="float" office:value="0.000178486363638891" calcext:value-type="float">
            <text:p>0,0001784864</text:p>
          </table:table-cell>
          <table:table-cell table:formula="of:=IF(OR([.N442]&lt;[.N$549];[.N442]&gt;[.N$550]);&quot;&quot;;[.N442])" office:value-type="float" office:value="0.519998740727511" calcext:value-type="float">
            <text:p>0,5199987407</text:p>
          </table:table-cell>
          <table:table-cell table:formula="of:=IF(OR([.O442]&lt;[.O$549];[.O442]&gt;[.O$550]);&quot;&quot;;[.O442])">
            <text:p/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>
            <text:p/>
          </table:table-cell>
          <table:table-cell table:formula="of:=IF(OR([.S442]&lt;[.S$549];[.S442]&gt;[.S$550]);&quot;&quot;;[.S442])" office:value-type="float" office:value="0.0250849069938782" calcext:value-type="float">
            <text:p>0,025084907</text:p>
          </table:table-cell>
          <table:table-cell table:formula="of:=IF(OR([.T442]&lt;[.T$549];[.T442]&gt;[.T$550]);&quot;&quot;;[.T442])">
            <text:p/>
          </table:table-cell>
          <table:table-cell table:formula="of:=IF(OR([.U442]&lt;[.U$549];[.U442]&gt;[.U$550]);&quot;&quot;;[.U442])">
            <text:p/>
          </table:table-cell>
          <table:table-cell table:formula="of:=IF(OR([.V442]&lt;[.V$549];[.V442]&gt;[.V$550]);&quot;&quot;;[.V442]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25311344225889" calcext:value-type="float">
            <text:p>0,0002531134</text:p>
          </table:table-cell>
          <table:table-cell table:formula="of:=IF(OR([.D443]&lt;[.D$549];[.D443]&gt;[.D$550]);&quot;&quot;;[.D443])" office:value-type="float" office:value="0.00301426179982304" calcext:value-type="float">
            <text:p>0,0030142618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>
            <text:p/>
          </table:table-cell>
          <table:table-cell table:formula="of:=IF(OR([.I443]&lt;[.I$549];[.I443]&gt;[.I$550]);&quot;&quot;;[.I443])" office:value-type="float" office:value="0.025408456748233" calcext:value-type="float">
            <text:p>0,0254084567</text:p>
          </table:table-cell>
          <table:table-cell table:formula="of:=IF(OR([.J443]&lt;[.J$549];[.J443]&gt;[.J$550]);&quot;&quot;;[.J443])">
            <text:p/>
          </table:table-cell>
          <table:table-cell table:formula="of:=IF(OR([.K443]&lt;[.K$549];[.K443]&gt;[.K$550]);&quot;&quot;;[.K443])">
            <text:p/>
          </table:table-cell>
          <table:table-cell table:formula="of:=IF(OR([.L443]&lt;[.L$549];[.L443]&gt;[.L$550]);&quot;&quot;;[.L443])">
            <text:p/>
          </table:table-cell>
          <table:table-cell table:formula="of:=IF(OR([.M443]&lt;[.M$549];[.M443]&gt;[.M$550]);&quot;&quot;;[.M443])" office:value-type="float" office:value="0.000179024955055332" calcext:value-type="float">
            <text:p>0,000179025</text:p>
          </table:table-cell>
          <table:table-cell table:formula="of:=IF(OR([.N443]&lt;[.N$549];[.N443]&gt;[.N$550]);&quot;&quot;;[.N443])" office:value-type="float" office:value="0.517503006357351" calcext:value-type="float">
            <text:p>0,5175030064</text:p>
          </table:table-cell>
          <table:table-cell table:formula="of:=IF(OR([.O443]&lt;[.O$549];[.O443]&gt;[.O$550]);&quot;&quot;;[.O443])">
            <text:p/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>
            <text:p/>
          </table:table-cell>
          <table:table-cell table:formula="of:=IF(OR([.S443]&lt;[.S$549];[.S443]&gt;[.S$550]);&quot;&quot;;[.S443])" office:value-type="float" office:value="0.0272465908578842" calcext:value-type="float">
            <text:p>0,0272465909</text:p>
          </table:table-cell>
          <table:table-cell table:formula="of:=IF(OR([.T443]&lt;[.T$549];[.T443]&gt;[.T$550]);&quot;&quot;;[.T443])">
            <text:p/>
          </table:table-cell>
          <table:table-cell table:formula="of:=IF(OR([.U443]&lt;[.U$549];[.U443]&gt;[.U$550]);&quot;&quot;;[.U443])">
            <text:p/>
          </table:table-cell>
          <table:table-cell table:formula="of:=IF(OR([.V443]&lt;[.V$549];[.V443]&gt;[.V$550]);&quot;&quot;;[.V443]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416318950212132" calcext:value-type="float">
            <text:p>0,000416319</text:p>
          </table:table-cell>
          <table:table-cell table:formula="of:=IF(OR([.D444]&lt;[.D$549];[.D444]&gt;[.D$550]);&quot;&quot;;[.D444])" office:value-type="float" office:value="0.00292027226438463" calcext:value-type="float">
            <text:p>0,0029202723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>
            <text:p/>
          </table:table-cell>
          <table:table-cell table:formula="of:=IF(OR([.I444]&lt;[.I$549];[.I444]&gt;[.I$550]);&quot;&quot;;[.I444])" office:value-type="float" office:value="0.0219647949745429" calcext:value-type="float">
            <text:p>0,021964795</text:p>
          </table:table-cell>
          <table:table-cell table:formula="of:=IF(OR([.J444]&lt;[.J$549];[.J444]&gt;[.J$550]);&quot;&quot;;[.J444])">
            <text:p/>
          </table:table-cell>
          <table:table-cell table:formula="of:=IF(OR([.K444]&lt;[.K$549];[.K444]&gt;[.K$550]);&quot;&quot;;[.K444])">
            <text:p/>
          </table:table-cell>
          <table:table-cell table:formula="of:=IF(OR([.L444]&lt;[.L$549];[.L444]&gt;[.L$550]);&quot;&quot;;[.L444])">
            <text:p/>
          </table:table-cell>
          <table:table-cell table:formula="of:=IF(OR([.M444]&lt;[.M$549];[.M444]&gt;[.M$550]);&quot;&quot;;[.M444])" office:value-type="float" office:value="0.000163693495387603" calcext:value-type="float">
            <text:p>0,0001636935</text:p>
          </table:table-cell>
          <table:table-cell table:formula="of:=IF(OR([.N444]&lt;[.N$549];[.N444]&gt;[.N$550]);&quot;&quot;;[.N444])" office:value-type="float" office:value="0.531675074012556" calcext:value-type="float">
            <text:p>0,531675074</text:p>
          </table:table-cell>
          <table:table-cell table:formula="of:=IF(OR([.O444]&lt;[.O$549];[.O444]&gt;[.O$550]);&quot;&quot;;[.O444])" office:value-type="float" office:value="0.0000167563917213568" calcext:value-type="float">
            <text:p>1,67563917213568E-005</text:p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>
            <text:p/>
          </table:table-cell>
          <table:table-cell table:formula="of:=IF(OR([.S444]&lt;[.S$549];[.S444]&gt;[.S$550]);&quot;&quot;;[.S444])" office:value-type="float" office:value="0.0283805651047896" calcext:value-type="float">
            <text:p>0,0283805651</text:p>
          </table:table-cell>
          <table:table-cell table:formula="of:=IF(OR([.T444]&lt;[.T$549];[.T444]&gt;[.T$550]);&quot;&quot;;[.T444])">
            <text:p/>
          </table:table-cell>
          <table:table-cell table:formula="of:=IF(OR([.U444]&lt;[.U$549];[.U444]&gt;[.U$550]);&quot;&quot;;[.U444])">
            <text:p/>
          </table:table-cell>
          <table:table-cell table:formula="of:=IF(OR([.V444]&lt;[.V$549];[.V444]&gt;[.V$550]);&quot;&quot;;[.V444]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315979010129277" calcext:value-type="float">
            <text:p>0,000315979</text:p>
          </table:table-cell>
          <table:table-cell table:formula="of:=IF(OR([.D445]&lt;[.D$549];[.D445]&gt;[.D$550]);&quot;&quot;;[.D445])" office:value-type="float" office:value="0.00281039582765095" calcext:value-type="float">
            <text:p>0,0028103958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>
            <text:p/>
          </table:table-cell>
          <table:table-cell table:formula="of:=IF(OR([.I445]&lt;[.I$549];[.I445]&gt;[.I$550]);&quot;&quot;;[.I445])" office:value-type="float" office:value="0.0185803783076947" calcext:value-type="float">
            <text:p>0,0185803783</text:p>
          </table:table-cell>
          <table:table-cell table:formula="of:=IF(OR([.J445]&lt;[.J$549];[.J445]&gt;[.J$550]);&quot;&quot;;[.J445])">
            <text:p/>
          </table:table-cell>
          <table:table-cell table:formula="of:=IF(OR([.K445]&lt;[.K$549];[.K445]&gt;[.K$550]);&quot;&quot;;[.K445])">
            <text:p/>
          </table:table-cell>
          <table:table-cell table:formula="of:=IF(OR([.L445]&lt;[.L$549];[.L445]&gt;[.L$550]);&quot;&quot;;[.L445])">
            <text:p/>
          </table:table-cell>
          <table:table-cell table:formula="of:=IF(OR([.M445]&lt;[.M$549];[.M445]&gt;[.M$550]);&quot;&quot;;[.M445])" office:value-type="float" office:value="0.000091670316481623" calcext:value-type="float">
            <text:p>9,1670316481623E-005</text:p>
          </table:table-cell>
          <table:table-cell table:formula="of:=IF(OR([.N445]&lt;[.N$549];[.N445]&gt;[.N$550]);&quot;&quot;;[.N445])" office:value-type="float" office:value="0.52344241408264" calcext:value-type="float">
            <text:p>0,5234424141</text:p>
          </table:table-cell>
          <table:table-cell table:formula="of:=IF(OR([.O445]&lt;[.O$549];[.O445]&gt;[.O$550]);&quot;&quot;;[.O445])" office:value-type="float" office:value="0.000019057912118448" calcext:value-type="float">
            <text:p>1,9057912118448E-005</text:p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>
            <text:p/>
          </table:table-cell>
          <table:table-cell table:formula="of:=IF(OR([.S445]&lt;[.S$549];[.S445]&gt;[.S$550]);&quot;&quot;;[.S445])" office:value-type="float" office:value="0.0292280490546014" calcext:value-type="float">
            <text:p>0,0292280491</text:p>
          </table:table-cell>
          <table:table-cell table:formula="of:=IF(OR([.T445]&lt;[.T$549];[.T445]&gt;[.T$550]);&quot;&quot;;[.T445])" office:value-type="float" office:value="0.0000251681719422705" calcext:value-type="float">
            <text:p>2,51681719422705E-005</text:p>
          </table:table-cell>
          <table:table-cell table:formula="of:=IF(OR([.U445]&lt;[.U$549];[.U445]&gt;[.U$550]);&quot;&quot;;[.U445])">
            <text:p/>
          </table:table-cell>
          <table:table-cell table:formula="of:=IF(OR([.V445]&lt;[.V$549];[.V445]&gt;[.V$550]);&quot;&quot;;[.V445]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348689199166872" calcext:value-type="float">
            <text:p>0,0003486892</text:p>
          </table:table-cell>
          <table:table-cell table:formula="of:=IF(OR([.D446]&lt;[.D$549];[.D446]&gt;[.D$550]);&quot;&quot;;[.D446])" office:value-type="float" office:value="0.0021727018278893" calcext:value-type="float">
            <text:p>0,0021727018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float" office:value="0.000189754696895224" calcext:value-type="float">
            <text:p>0,0001897547</text:p>
          </table:table-cell>
          <table:table-cell table:formula="of:=IF(OR([.I446]&lt;[.I$549];[.I446]&gt;[.I$550]);&quot;&quot;;[.I446])" office:value-type="float" office:value="0.017932655699425" calcext:value-type="float">
            <text:p>0,0179326557</text:p>
          </table:table-cell>
          <table:table-cell table:formula="of:=IF(OR([.J446]&lt;[.J$549];[.J446]&gt;[.J$550]);&quot;&quot;;[.J446])">
            <text:p/>
          </table:table-cell>
          <table:table-cell table:formula="of:=IF(OR([.K446]&lt;[.K$549];[.K446]&gt;[.K$550]);&quot;&quot;;[.K446])">
            <text:p/>
          </table:table-cell>
          <table:table-cell table:formula="of:=IF(OR([.L446]&lt;[.L$549];[.L446]&gt;[.L$550]);&quot;&quot;;[.L446])">
            <text:p/>
          </table:table-cell>
          <table:table-cell table:formula="of:=IF(OR([.M446]&lt;[.M$549];[.M446]&gt;[.M$550]);&quot;&quot;;[.M446])">
            <text:p/>
          </table:table-cell>
          <table:table-cell table:formula="of:=IF(OR([.N446]&lt;[.N$549];[.N446]&gt;[.N$550]);&quot;&quot;;[.N446])" office:value-type="float" office:value="0.533546588702107" calcext:value-type="float">
            <text:p>0,5335465887</text:p>
          </table:table-cell>
          <table:table-cell table:formula="of:=IF(OR([.O446]&lt;[.O$549];[.O446]&gt;[.O$550]);&quot;&quot;;[.O446])">
            <text:p/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>
            <text:p/>
          </table:table-cell>
          <table:table-cell table:formula="of:=IF(OR([.S446]&lt;[.S$549];[.S446]&gt;[.S$550]);&quot;&quot;;[.S446])" office:value-type="float" office:value="0.0324080769294186" calcext:value-type="float">
            <text:p>0,0324080769</text:p>
          </table:table-cell>
          <table:table-cell table:formula="of:=IF(OR([.T446]&lt;[.T$549];[.T446]&gt;[.T$550]);&quot;&quot;;[.T446])">
            <text:p/>
          </table:table-cell>
          <table:table-cell table:formula="of:=IF(OR([.U446]&lt;[.U$549];[.U446]&gt;[.U$550]);&quot;&quot;;[.U446])">
            <text:p/>
          </table:table-cell>
          <table:table-cell table:formula="of:=IF(OR([.V446]&lt;[.V$549];[.V446]&gt;[.V$550]);&quot;&quot;;[.V446]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517775949612555" calcext:value-type="float">
            <text:p>0,0005177759</text:p>
          </table:table-cell>
          <table:table-cell table:formula="of:=IF(OR([.D447]&lt;[.D$549];[.D447]&gt;[.D$550]);&quot;&quot;;[.D447])" office:value-type="float" office:value="0.00189297646130843" calcext:value-type="float">
            <text:p>0,0018929765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>
            <text:p/>
          </table:table-cell>
          <table:table-cell table:formula="of:=IF(OR([.I447]&lt;[.I$549];[.I447]&gt;[.I$550]);&quot;&quot;;[.I447])" office:value-type="float" office:value="0.0150642101277119" calcext:value-type="float">
            <text:p>0,0150642101</text:p>
          </table:table-cell>
          <table:table-cell table:formula="of:=IF(OR([.J447]&lt;[.J$549];[.J447]&gt;[.J$550]);&quot;&quot;;[.J447])">
            <text:p/>
          </table:table-cell>
          <table:table-cell table:formula="of:=IF(OR([.K447]&lt;[.K$549];[.K447]&gt;[.K$550]);&quot;&quot;;[.K447])">
            <text:p/>
          </table:table-cell>
          <table:table-cell table:formula="of:=IF(OR([.L447]&lt;[.L$549];[.L447]&gt;[.L$550]);&quot;&quot;;[.L447])">
            <text:p/>
          </table:table-cell>
          <table:table-cell table:formula="of:=IF(OR([.M447]&lt;[.M$549];[.M447]&gt;[.M$550]);&quot;&quot;;[.M447])" office:value-type="float" office:value="0.000236402802999226" calcext:value-type="float">
            <text:p>0,0002364028</text:p>
          </table:table-cell>
          <table:table-cell table:formula="of:=IF(OR([.N447]&lt;[.N$549];[.N447]&gt;[.N$550]);&quot;&quot;;[.N447])" office:value-type="float" office:value="0.54040142677626" calcext:value-type="float">
            <text:p>0,5404014268</text:p>
          </table:table-cell>
          <table:table-cell table:formula="of:=IF(OR([.O447]&lt;[.O$549];[.O447]&gt;[.O$550]);&quot;&quot;;[.O447])">
            <text:p/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>
            <text:p/>
          </table:table-cell>
          <table:table-cell table:formula="of:=IF(OR([.S447]&lt;[.S$549];[.S447]&gt;[.S$550]);&quot;&quot;;[.S447])" office:value-type="float" office:value="0.0364489967618312" calcext:value-type="float">
            <text:p>0,0364489968</text:p>
          </table:table-cell>
          <table:table-cell table:formula="of:=IF(OR([.T447]&lt;[.T$549];[.T447]&gt;[.T$550]);&quot;&quot;;[.T447])">
            <text:p/>
          </table:table-cell>
          <table:table-cell table:formula="of:=IF(OR([.U447]&lt;[.U$549];[.U447]&gt;[.U$550]);&quot;&quot;;[.U447])">
            <text:p/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48305237848715" calcext:value-type="float">
            <text:p>0,0004830524</text:p>
          </table:table-cell>
          <table:table-cell table:formula="of:=IF(OR([.D448]&lt;[.D$549];[.D448]&gt;[.D$550]);&quot;&quot;;[.D448])" office:value-type="float" office:value="0.00144636849591302" calcext:value-type="float">
            <text:p>0,0014463685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>
            <text:p/>
          </table:table-cell>
          <table:table-cell table:formula="of:=IF(OR([.I448]&lt;[.I$549];[.I448]&gt;[.I$550]);&quot;&quot;;[.I448])" office:value-type="float" office:value="0.0156807408010371" calcext:value-type="float">
            <text:p>0,0156807408</text:p>
          </table:table-cell>
          <table:table-cell table:formula="of:=IF(OR([.J448]&lt;[.J$549];[.J448]&gt;[.J$550]);&quot;&quot;;[.J448])">
            <text:p/>
          </table:table-cell>
          <table:table-cell table:formula="of:=IF(OR([.K448]&lt;[.K$549];[.K448]&gt;[.K$550]);&quot;&quot;;[.K448])">
            <text:p/>
          </table:table-cell>
          <table:table-cell table:formula="of:=IF(OR([.L448]&lt;[.L$549];[.L448]&gt;[.L$550]);&quot;&quot;;[.L448])">
            <text:p/>
          </table:table-cell>
          <table:table-cell table:formula="of:=IF(OR([.M448]&lt;[.M$549];[.M448]&gt;[.M$550]);&quot;&quot;;[.M448])" office:value-type="float" office:value="0.000183560433313639" calcext:value-type="float">
            <text:p>0,0001835604</text:p>
          </table:table-cell>
          <table:table-cell table:formula="of:=IF(OR([.N448]&lt;[.N$549];[.N448]&gt;[.N$550]);&quot;&quot;;[.N448])" office:value-type="float" office:value="0.554735928895481" calcext:value-type="float">
            <text:p>0,5547359289</text:p>
          </table:table-cell>
          <table:table-cell table:formula="of:=IF(OR([.O448]&lt;[.O$549];[.O448]&gt;[.O$550]);&quot;&quot;;[.O448])" office:value-type="float" office:value="0.0000344719089748516" calcext:value-type="float">
            <text:p>3,44719089748516E-005</text:p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>
            <text:p/>
          </table:table-cell>
          <table:table-cell table:formula="of:=IF(OR([.S448]&lt;[.S$549];[.S448]&gt;[.S$550]);&quot;&quot;;[.S448])" office:value-type="float" office:value="0.038294101293131" calcext:value-type="float">
            <text:p>0,0382941013</text:p>
          </table:table-cell>
          <table:table-cell table:formula="of:=IF(OR([.T448]&lt;[.T$549];[.T448]&gt;[.T$550]);&quot;&quot;;[.T448])">
            <text:p/>
          </table:table-cell>
          <table:table-cell table:formula="of:=IF(OR([.U448]&lt;[.U$549];[.U448]&gt;[.U$550]);&quot;&quot;;[.U448])">
            <text:p/>
          </table:table-cell>
          <table:table-cell table:formula="of:=IF(OR([.V448]&lt;[.V$549];[.V448]&gt;[.V$550]);&quot;&quot;;[.V448]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448211721721321" calcext:value-type="float">
            <text:p>0,0004482117</text:p>
          </table:table-cell>
          <table:table-cell table:formula="of:=IF(OR([.D449]&lt;[.D$549];[.D449]&gt;[.D$550]);&quot;&quot;;[.D449])" office:value-type="float" office:value="0.00193591082581574" calcext:value-type="float">
            <text:p>0,0019359108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>
            <text:p/>
          </table:table-cell>
          <table:table-cell table:formula="of:=IF(OR([.I449]&lt;[.I$549];[.I449]&gt;[.I$550]);&quot;&quot;;[.I449])" office:value-type="float" office:value="0.0160172208202354" calcext:value-type="float">
            <text:p>0,0160172208</text:p>
          </table:table-cell>
          <table:table-cell table:formula="of:=IF(OR([.J449]&lt;[.J$549];[.J449]&gt;[.J$550]);&quot;&quot;;[.J449])">
            <text:p/>
          </table:table-cell>
          <table:table-cell table:formula="of:=IF(OR([.K449]&lt;[.K$549];[.K449]&gt;[.K$550]);&quot;&quot;;[.K449])">
            <text:p/>
          </table:table-cell>
          <table:table-cell table:formula="of:=IF(OR([.L449]&lt;[.L$549];[.L449]&gt;[.L$550]);&quot;&quot;;[.L449])">
            <text:p/>
          </table:table-cell>
          <table:table-cell table:formula="of:=IF(OR([.M449]&lt;[.M$549];[.M449]&gt;[.M$550]);&quot;&quot;;[.M449])" office:value-type="float" office:value="0.000192051461841273" calcext:value-type="float">
            <text:p>0,0001920515</text:p>
          </table:table-cell>
          <table:table-cell table:formula="of:=IF(OR([.N449]&lt;[.N$549];[.N449]&gt;[.N$550]);&quot;&quot;;[.N449])" office:value-type="float" office:value="0.579873795539168" calcext:value-type="float">
            <text:p>0,5798737955</text:p>
          </table:table-cell>
          <table:table-cell table:formula="of:=IF(OR([.O449]&lt;[.O$549];[.O449]&gt;[.O$550]);&quot;&quot;;[.O449])">
            <text:p/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>
            <text:p/>
          </table:table-cell>
          <table:table-cell table:formula="of:=IF(OR([.S449]&lt;[.S$549];[.S449]&gt;[.S$550]);&quot;&quot;;[.S449])">
            <text:p/>
          </table:table-cell>
          <table:table-cell table:formula="of:=IF(OR([.T449]&lt;[.T$549];[.T449]&gt;[.T$550]);&quot;&quot;;[.T449])">
            <text:p/>
          </table:table-cell>
          <table:table-cell table:formula="of:=IF(OR([.U449]&lt;[.U$549];[.U449]&gt;[.U$550]);&quot;&quot;;[.U449])">
            <text:p/>
          </table:table-cell>
          <table:table-cell table:formula="of:=IF(OR([.V449]&lt;[.V$549];[.V449]&gt;[.V$550]);&quot;&quot;;[.V449]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>
            <text:p/>
          </table:table-cell>
          <table:table-cell table:formula="of:=IF(OR([.D450]&lt;[.D$549];[.D450]&gt;[.D$550]);&quot;&quot;;[.D450])" office:value-type="float" office:value="0.00191710016246028" calcext:value-type="float">
            <text:p>0,0019171002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>
            <text:p/>
          </table:table-cell>
          <table:table-cell table:formula="of:=IF(OR([.I450]&lt;[.I$549];[.I450]&gt;[.I$550]);&quot;&quot;;[.I450])" office:value-type="float" office:value="0.0158615863019912" calcext:value-type="float">
            <text:p>0,0158615863</text:p>
          </table:table-cell>
          <table:table-cell table:formula="of:=IF(OR([.J450]&lt;[.J$549];[.J450]&gt;[.J$550]);&quot;&quot;;[.J450])">
            <text:p/>
          </table:table-cell>
          <table:table-cell table:formula="of:=IF(OR([.K450]&lt;[.K$549];[.K450]&gt;[.K$550]);&quot;&quot;;[.K450])">
            <text:p/>
          </table:table-cell>
          <table:table-cell table:formula="of:=IF(OR([.L450]&lt;[.L$549];[.L450]&gt;[.L$550]);&quot;&quot;;[.L450])">
            <text:p/>
          </table:table-cell>
          <table:table-cell table:formula="of:=IF(OR([.M450]&lt;[.M$549];[.M450]&gt;[.M$550]);&quot;&quot;;[.M450])" office:value-type="float" office:value="0.000194648648009795" calcext:value-type="float">
            <text:p>0,0001946486</text:p>
          </table:table-cell>
          <table:table-cell table:formula="of:=IF(OR([.N450]&lt;[.N$549];[.N450]&gt;[.N$550]);&quot;&quot;;[.N450])" office:value-type="float" office:value="0.57237118054193" calcext:value-type="float">
            <text:p>0,5723711805</text:p>
          </table:table-cell>
          <table:table-cell table:formula="of:=IF(OR([.O450]&lt;[.O$549];[.O450]&gt;[.O$550]);&quot;&quot;;[.O450])" office:value-type="float" office:value="0.000034869472439901" calcext:value-type="float">
            <text:p>3,4869472439901E-005</text:p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>
            <text:p/>
          </table:table-cell>
          <table:table-cell table:formula="of:=IF(OR([.S450]&lt;[.S$549];[.S450]&gt;[.S$550]);&quot;&quot;;[.S450])">
            <text:p/>
          </table:table-cell>
          <table:table-cell table:formula="of:=IF(OR([.T450]&lt;[.T$549];[.T450]&gt;[.T$550]);&quot;&quot;;[.T450])">
            <text:p/>
          </table:table-cell>
          <table:table-cell table:formula="of:=IF(OR([.U450]&lt;[.U$549];[.U450]&gt;[.U$550]);&quot;&quot;;[.U450])">
            <text:p/>
          </table:table-cell>
          <table:table-cell table:formula="of:=IF(OR([.V450]&lt;[.V$549];[.V450]&gt;[.V$550]);&quot;&quot;;[.V450]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427705005090027" calcext:value-type="float">
            <text:p>0,000427705</text:p>
          </table:table-cell>
          <table:table-cell table:formula="of:=IF(OR([.D451]&lt;[.D$549];[.D451]&gt;[.D$550]);&quot;&quot;;[.D451])" office:value-type="float" office:value="0.00142413089255521" calcext:value-type="float">
            <text:p>0,0014241309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>
            <text:p/>
          </table:table-cell>
          <table:table-cell table:formula="of:=IF(OR([.I451]&lt;[.I$549];[.I451]&gt;[.I$550]);&quot;&quot;;[.I451])" office:value-type="float" office:value="0.0154396527966486" calcext:value-type="float">
            <text:p>0,0154396528</text:p>
          </table:table-cell>
          <table:table-cell table:formula="of:=IF(OR([.J451]&lt;[.J$549];[.J451]&gt;[.J$550]);&quot;&quot;;[.J451])">
            <text:p/>
          </table:table-cell>
          <table:table-cell table:formula="of:=IF(OR([.K451]&lt;[.K$549];[.K451]&gt;[.K$550]);&quot;&quot;;[.K451])">
            <text:p/>
          </table:table-cell>
          <table:table-cell table:formula="of:=IF(OR([.L451]&lt;[.L$549];[.L451]&gt;[.L$550]);&quot;&quot;;[.L451])">
            <text:p/>
          </table:table-cell>
          <table:table-cell table:formula="of:=IF(OR([.M451]&lt;[.M$549];[.M451]&gt;[.M$550]);&quot;&quot;;[.M451])" office:value-type="float" office:value="0.000193858816326941" calcext:value-type="float">
            <text:p>0,0001938588</text:p>
          </table:table-cell>
          <table:table-cell table:formula="of:=IF(OR([.N451]&lt;[.N$549];[.N451]&gt;[.N$550]);&quot;&quot;;[.N451])" office:value-type="float" office:value="0.553947955148783" calcext:value-type="float">
            <text:p>0,5539479551</text:p>
          </table:table-cell>
          <table:table-cell table:formula="of:=IF(OR([.O451]&lt;[.O$549];[.O451]&gt;[.O$550]);&quot;&quot;;[.O451])" office:value-type="float" office:value="0.0000257958522207305" calcext:value-type="float">
            <text:p>2,57958522207305E-005</text:p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>
            <text:p/>
          </table:table-cell>
          <table:table-cell table:formula="of:=IF(OR([.S451]&lt;[.S$549];[.S451]&gt;[.S$550]);&quot;&quot;;[.S451])">
            <text:p/>
          </table:table-cell>
          <table:table-cell table:formula="of:=IF(OR([.T451]&lt;[.T$549];[.T451]&gt;[.T$550]);&quot;&quot;;[.T451])">
            <text:p/>
          </table:table-cell>
          <table:table-cell table:formula="of:=IF(OR([.U451]&lt;[.U$549];[.U451]&gt;[.U$550]);&quot;&quot;;[.U451])">
            <text:p/>
          </table:table-cell>
          <table:table-cell table:formula="of:=IF(OR([.V451]&lt;[.V$549];[.V451]&gt;[.V$550]);&quot;&quot;;[.V451])" office:value-type="float" office:value="0.0000108614114613602" calcext:value-type="float">
            <text:p>1,08614114613602E-005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509441749081939" calcext:value-type="float">
            <text:p>0,0005094417</text:p>
          </table:table-cell>
          <table:table-cell table:formula="of:=IF(OR([.D452]&lt;[.D$549];[.D452]&gt;[.D$550]);&quot;&quot;;[.D452])" office:value-type="float" office:value="0.00143346524843826" calcext:value-type="float">
            <text:p>0,0014334652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>
            <text:p/>
          </table:table-cell>
          <table:table-cell table:formula="of:=IF(OR([.I452]&lt;[.I$549];[.I452]&gt;[.I$550]);&quot;&quot;;[.I452])" office:value-type="float" office:value="0.014941744232237" calcext:value-type="float">
            <text:p>0,0149417442</text:p>
          </table:table-cell>
          <table:table-cell table:formula="of:=IF(OR([.J452]&lt;[.J$549];[.J452]&gt;[.J$550]);&quot;&quot;;[.J452])">
            <text:p/>
          </table:table-cell>
          <table:table-cell table:formula="of:=IF(OR([.K452]&lt;[.K$549];[.K452]&gt;[.K$550]);&quot;&quot;;[.K452])">
            <text:p/>
          </table:table-cell>
          <table:table-cell table:formula="of:=IF(OR([.L452]&lt;[.L$549];[.L452]&gt;[.L$550]);&quot;&quot;;[.L452])">
            <text:p/>
          </table:table-cell>
          <table:table-cell table:formula="of:=IF(OR([.M452]&lt;[.M$549];[.M452]&gt;[.M$550]);&quot;&quot;;[.M452])" office:value-type="float" office:value="0.00024769339814028" calcext:value-type="float">
            <text:p>0,0002476934</text:p>
          </table:table-cell>
          <table:table-cell table:formula="of:=IF(OR([.N452]&lt;[.N$549];[.N452]&gt;[.N$550]);&quot;&quot;;[.N452])" office:value-type="float" office:value="0.577403681832637" calcext:value-type="float">
            <text:p>0,5774036818</text:p>
          </table:table-cell>
          <table:table-cell table:formula="of:=IF(OR([.O452]&lt;[.O$549];[.O452]&gt;[.O$550]);&quot;&quot;;[.O452])">
            <text:p/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>
            <text:p/>
          </table:table-cell>
          <table:table-cell table:formula="of:=IF(OR([.S452]&lt;[.S$549];[.S452]&gt;[.S$550]);&quot;&quot;;[.S452])">
            <text:p/>
          </table:table-cell>
          <table:table-cell table:formula="of:=IF(OR([.T452]&lt;[.T$549];[.T452]&gt;[.T$550]);&quot;&quot;;[.T452])">
            <text:p/>
          </table:table-cell>
          <table:table-cell table:formula="of:=IF(OR([.U452]&lt;[.U$549];[.U452]&gt;[.U$550]);&quot;&quot;;[.U452])">
            <text:p/>
          </table:table-cell>
          <table:table-cell table:formula="of:=IF(OR([.V452]&lt;[.V$549];[.V452]&gt;[.V$550]);&quot;&quot;;[.V452]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455819611578635" calcext:value-type="float">
            <text:p>0,0004558196</text:p>
          </table:table-cell>
          <table:table-cell table:formula="of:=IF(OR([.D453]&lt;[.D$549];[.D453]&gt;[.D$550]);&quot;&quot;;[.D453])" office:value-type="float" office:value="0.00183895679825414" calcext:value-type="float">
            <text:p>0,0018389568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>
            <text:p/>
          </table:table-cell>
          <table:table-cell table:formula="of:=IF(OR([.I453]&lt;[.I$549];[.I453]&gt;[.I$550]);&quot;&quot;;[.I453])" office:value-type="float" office:value="0.014634324404402" calcext:value-type="float">
            <text:p>0,0146343244</text:p>
          </table:table-cell>
          <table:table-cell table:formula="of:=IF(OR([.J453]&lt;[.J$549];[.J453]&gt;[.J$550]);&quot;&quot;;[.J453])">
            <text:p/>
          </table:table-cell>
          <table:table-cell table:formula="of:=IF(OR([.K453]&lt;[.K$549];[.K453]&gt;[.K$550]);&quot;&quot;;[.K453])">
            <text:p/>
          </table:table-cell>
          <table:table-cell table:formula="of:=IF(OR([.L453]&lt;[.L$549];[.L453]&gt;[.L$550]);&quot;&quot;;[.L453])">
            <text:p/>
          </table:table-cell>
          <table:table-cell table:formula="of:=IF(OR([.M453]&lt;[.M$549];[.M453]&gt;[.M$550]);&quot;&quot;;[.M453])" office:value-type="float" office:value="0.000221008248354411" calcext:value-type="float">
            <text:p>0,0002210082</text:p>
          </table:table-cell>
          <table:table-cell table:formula="of:=IF(OR([.N453]&lt;[.N$549];[.N453]&gt;[.N$550]);&quot;&quot;;[.N453])" office:value-type="float" office:value="0.56383564723602" calcext:value-type="float">
            <text:p>0,5638356472</text:p>
          </table:table-cell>
          <table:table-cell table:formula="of:=IF(OR([.O453]&lt;[.O$549];[.O453]&gt;[.O$550]);&quot;&quot;;[.O453])" office:value-type="float" office:value="0.0000307722978060737" calcext:value-type="float">
            <text:p>3,07722978060737E-005</text:p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>
            <text:p/>
          </table:table-cell>
          <table:table-cell table:formula="of:=IF(OR([.S453]&lt;[.S$549];[.S453]&gt;[.S$550]);&quot;&quot;;[.S453])">
            <text:p/>
          </table:table-cell>
          <table:table-cell table:formula="of:=IF(OR([.T453]&lt;[.T$549];[.T453]&gt;[.T$550]);&quot;&quot;;[.T453])">
            <text:p/>
          </table:table-cell>
          <table:table-cell table:formula="of:=IF(OR([.U453]&lt;[.U$549];[.U453]&gt;[.U$550]);&quot;&quot;;[.U453])">
            <text:p/>
          </table:table-cell>
          <table:table-cell table:formula="of:=IF(OR([.V453]&lt;[.V$549];[.V453]&gt;[.V$550]);&quot;&quot;;[.V453]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formula="of:=IF(OR([.B454]&lt;[.B$549];[.B454]&gt;[.B$550]);&quot;&quot;;[.B454])" office:value-type="string" office:string-value="" calcext:value-type="error">
            <text:p>#DIV/0 !</text:p>
          </table:table-cell>
          <table:table-cell table:formula="of:=IF(OR([.C454]&lt;[.C$549];[.C454]&gt;[.C$550]);&quot;&quot;;[.C454])" office:value-type="float" office:value="0.000482785103138683" calcext:value-type="float">
            <text:p>0,0004827851</text:p>
          </table:table-cell>
          <table:table-cell table:formula="of:=IF(OR([.D454]&lt;[.D$549];[.D454]&gt;[.D$550]);&quot;&quot;;[.D454])" office:value-type="float" office:value="0.00182726287128585" calcext:value-type="float">
            <text:p>0,0018272629</text:p>
          </table:table-cell>
          <table:table-cell table:formula="of:=IF(OR([.E454]&lt;[.E$549];[.E454]&gt;[.E$550]);&quot;&quot;;[.E454])" office:value-type="float" office:value="1" calcext:value-type="float">
            <text:p>1</text:p>
          </table:table-cell>
          <table:table-cell table:formula="of:=IF(OR([.F454]&lt;[.F$549];[.F454]&gt;[.F$550]);&quot;&quot;;[.F454])" office:value-type="string" office:string-value="" calcext:value-type="error">
            <text:p>#DIV/0 !</text:p>
          </table:table-cell>
          <table:table-cell table:formula="of:=IF(OR([.G454]&lt;[.G$549];[.G454]&gt;[.G$550]);&quot;&quot;;[.G454])" office:value-type="string" office:string-value="" calcext:value-type="error">
            <text:p>#DIV/0 !</text:p>
          </table:table-cell>
          <table:table-cell table:formula="of:=IF(OR([.H454]&lt;[.H$549];[.H454]&gt;[.H$550]);&quot;&quot;;[.H454])">
            <text:p/>
          </table:table-cell>
          <table:table-cell table:formula="of:=IF(OR([.I454]&lt;[.I$549];[.I454]&gt;[.I$550]);&quot;&quot;;[.I454])" office:value-type="float" office:value="0.014535479102381" calcext:value-type="float">
            <text:p>0,0145354791</text:p>
          </table:table-cell>
          <table:table-cell table:formula="of:=IF(OR([.J454]&lt;[.J$549];[.J454]&gt;[.J$550]);&quot;&quot;;[.J454])">
            <text:p/>
          </table:table-cell>
          <table:table-cell table:formula="of:=IF(OR([.K454]&lt;[.K$549];[.K454]&gt;[.K$550]);&quot;&quot;;[.K454])">
            <text:p/>
          </table:table-cell>
          <table:table-cell table:formula="of:=IF(OR([.L454]&lt;[.L$549];[.L454]&gt;[.L$550]);&quot;&quot;;[.L454])">
            <text:p/>
          </table:table-cell>
          <table:table-cell table:formula="of:=IF(OR([.M454]&lt;[.M$549];[.M454]&gt;[.M$550]);&quot;&quot;;[.M454])" office:value-type="float" office:value="0.000245297850237735" calcext:value-type="float">
            <text:p>0,0002452979</text:p>
          </table:table-cell>
          <table:table-cell table:formula="of:=IF(OR([.N454]&lt;[.N$549];[.N454]&gt;[.N$550]);&quot;&quot;;[.N454])" office:value-type="float" office:value="0.549619635821285" calcext:value-type="float">
            <text:p>0,5496196358</text:p>
          </table:table-cell>
          <table:table-cell table:formula="of:=IF(OR([.O454]&lt;[.O$549];[.O454]&gt;[.O$550]);&quot;&quot;;[.O454])">
            <text:p/>
          </table:table-cell>
          <table:table-cell table:formula="of:=IF(OR([.P454]&lt;[.P$549];[.P454]&gt;[.P$550]);&quot;&quot;;[.P454])" office:value-type="string" office:string-value="" calcext:value-type="error">
            <text:p>#DIV/0 !</text:p>
          </table:table-cell>
          <table:table-cell table:formula="of:=IF(OR([.Q454]&lt;[.Q$549];[.Q454]&gt;[.Q$550]);&quot;&quot;;[.Q454])" office:value-type="string" office:string-value="" calcext:value-type="error">
            <text:p>#DIV/0 !</text:p>
          </table:table-cell>
          <table:table-cell table:formula="of:=IF(OR([.R454]&lt;[.R$549];[.R454]&gt;[.R$550]);&quot;&quot;;[.R454])">
            <text:p/>
          </table:table-cell>
          <table:table-cell table:formula="of:=IF(OR([.S454]&lt;[.S$549];[.S454]&gt;[.S$550]);&quot;&quot;;[.S454])">
            <text:p/>
          </table:table-cell>
          <table:table-cell table:formula="of:=IF(OR([.T454]&lt;[.T$549];[.T454]&gt;[.T$550]);&quot;&quot;;[.T454])">
            <text:p/>
          </table:table-cell>
          <table:table-cell table:formula="of:=IF(OR([.U454]&lt;[.U$549];[.U454]&gt;[.U$550]);&quot;&quot;;[.U454])">
            <text:p/>
          </table:table-cell>
          <table:table-cell table:formula="of:=IF(OR([.V454]&lt;[.V$549];[.V454]&gt;[.V$550]);&quot;&quot;;[.V454]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formula="of:=IF(OR([.B455]&lt;[.B$549];[.B455]&gt;[.B$550]);&quot;&quot;;[.B455])" office:value-type="string" office:string-value="" calcext:value-type="error">
            <text:p>#DIV/0 !</text:p>
          </table:table-cell>
          <table:table-cell table:formula="of:=IF(OR([.C455]&lt;[.C$549];[.C455]&gt;[.C$550]);&quot;&quot;;[.C455])" office:value-type="float" office:value="0.000397766615315172" calcext:value-type="float">
            <text:p>0,0003977666</text:p>
          </table:table-cell>
          <table:table-cell table:formula="of:=IF(OR([.D455]&lt;[.D$549];[.D455]&gt;[.D$550]);&quot;&quot;;[.D455])" office:value-type="float" office:value="0.00193235503992337" calcext:value-type="float">
            <text:p>0,001932355</text:p>
          </table:table-cell>
          <table:table-cell table:formula="of:=IF(OR([.E455]&lt;[.E$549];[.E455]&gt;[.E$550]);&quot;&quot;;[.E455])" office:value-type="float" office:value="1" calcext:value-type="float">
            <text:p>1</text:p>
          </table:table-cell>
          <table:table-cell table:formula="of:=IF(OR([.F455]&lt;[.F$549];[.F455]&gt;[.F$550]);&quot;&quot;;[.F455])" office:value-type="string" office:string-value="" calcext:value-type="error">
            <text:p>#DIV/0 !</text:p>
          </table:table-cell>
          <table:table-cell table:formula="of:=IF(OR([.G455]&lt;[.G$549];[.G455]&gt;[.G$550]);&quot;&quot;;[.G455])" office:value-type="string" office:string-value="" calcext:value-type="error">
            <text:p>#DIV/0 !</text:p>
          </table:table-cell>
          <table:table-cell table:formula="of:=IF(OR([.H455]&lt;[.H$549];[.H455]&gt;[.H$550]);&quot;&quot;;[.H455])">
            <text:p/>
          </table:table-cell>
          <table:table-cell table:formula="of:=IF(OR([.I455]&lt;[.I$549];[.I455]&gt;[.I$550]);&quot;&quot;;[.I455])" office:value-type="float" office:value="0.0147673645196768" calcext:value-type="float">
            <text:p>0,0147673645</text:p>
          </table:table-cell>
          <table:table-cell table:formula="of:=IF(OR([.J455]&lt;[.J$549];[.J455]&gt;[.J$550]);&quot;&quot;;[.J455])">
            <text:p/>
          </table:table-cell>
          <table:table-cell table:formula="of:=IF(OR([.K455]&lt;[.K$549];[.K455]&gt;[.K$550]);&quot;&quot;;[.K455])">
            <text:p/>
          </table:table-cell>
          <table:table-cell table:formula="of:=IF(OR([.L455]&lt;[.L$549];[.L455]&gt;[.L$550]);&quot;&quot;;[.L455])">
            <text:p/>
          </table:table-cell>
          <table:table-cell table:formula="of:=IF(OR([.M455]&lt;[.M$549];[.M455]&gt;[.M$550]);&quot;&quot;;[.M455])" office:value-type="float" office:value="0.00026385959277563" calcext:value-type="float">
            <text:p>0,0002638596</text:p>
          </table:table-cell>
          <table:table-cell table:formula="of:=IF(OR([.N455]&lt;[.N$549];[.N455]&gt;[.N$550]);&quot;&quot;;[.N455])" office:value-type="float" office:value="0.552365797653204" calcext:value-type="float">
            <text:p>0,5523657977</text:p>
          </table:table-cell>
          <table:table-cell table:formula="of:=IF(OR([.O455]&lt;[.O$549];[.O455]&gt;[.O$550]);&quot;&quot;;[.O455])">
            <text:p/>
          </table:table-cell>
          <table:table-cell table:formula="of:=IF(OR([.P455]&lt;[.P$549];[.P455]&gt;[.P$550]);&quot;&quot;;[.P455])" office:value-type="string" office:string-value="" calcext:value-type="error">
            <text:p>#DIV/0 !</text:p>
          </table:table-cell>
          <table:table-cell table:formula="of:=IF(OR([.Q455]&lt;[.Q$549];[.Q455]&gt;[.Q$550]);&quot;&quot;;[.Q455])" office:value-type="string" office:string-value="" calcext:value-type="error">
            <text:p>#DIV/0 !</text:p>
          </table:table-cell>
          <table:table-cell table:formula="of:=IF(OR([.R455]&lt;[.R$549];[.R455]&gt;[.R$550]);&quot;&quot;;[.R455])">
            <text:p/>
          </table:table-cell>
          <table:table-cell table:formula="of:=IF(OR([.S455]&lt;[.S$549];[.S455]&gt;[.S$550]);&quot;&quot;;[.S455])">
            <text:p/>
          </table:table-cell>
          <table:table-cell table:formula="of:=IF(OR([.T455]&lt;[.T$549];[.T455]&gt;[.T$550]);&quot;&quot;;[.T455])">
            <text:p/>
          </table:table-cell>
          <table:table-cell table:formula="of:=IF(OR([.U455]&lt;[.U$549];[.U455]&gt;[.U$550]);&quot;&quot;;[.U455])">
            <text:p/>
          </table:table-cell>
          <table:table-cell table:formula="of:=IF(OR([.V455]&lt;[.V$549];[.V455]&gt;[.V$550]);&quot;&quot;;[.V455]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formula="of:=IF(OR([.B456]&lt;[.B$549];[.B456]&gt;[.B$550]);&quot;&quot;;[.B456])" office:value-type="string" office:string-value="" calcext:value-type="error">
            <text:p>#DIV/0 !</text:p>
          </table:table-cell>
          <table:table-cell table:formula="of:=IF(OR([.C456]&lt;[.C$549];[.C456]&gt;[.C$550]);&quot;&quot;;[.C456])" office:value-type="float" office:value="0.000353588564747728" calcext:value-type="float">
            <text:p>0,0003535886</text:p>
          </table:table-cell>
          <table:table-cell table:formula="of:=IF(OR([.D456]&lt;[.D$549];[.D456]&gt;[.D$550]);&quot;&quot;;[.D456])">
            <text:p/>
          </table:table-cell>
          <table:table-cell table:formula="of:=IF(OR([.E456]&lt;[.E$549];[.E456]&gt;[.E$550]);&quot;&quot;;[.E456])" office:value-type="float" office:value="1" calcext:value-type="float">
            <text:p>1</text:p>
          </table:table-cell>
          <table:table-cell table:formula="of:=IF(OR([.F456]&lt;[.F$549];[.F456]&gt;[.F$550]);&quot;&quot;;[.F456])" office:value-type="string" office:string-value="" calcext:value-type="error">
            <text:p>#DIV/0 !</text:p>
          </table:table-cell>
          <table:table-cell table:formula="of:=IF(OR([.G456]&lt;[.G$549];[.G456]&gt;[.G$550]);&quot;&quot;;[.G456])" office:value-type="string" office:string-value="" calcext:value-type="error">
            <text:p>#DIV/0 !</text:p>
          </table:table-cell>
          <table:table-cell table:formula="of:=IF(OR([.H456]&lt;[.H$549];[.H456]&gt;[.H$550]);&quot;&quot;;[.H456])">
            <text:p/>
          </table:table-cell>
          <table:table-cell table:formula="of:=IF(OR([.I456]&lt;[.I$549];[.I456]&gt;[.I$550]);&quot;&quot;;[.I456])" office:value-type="float" office:value="0.014080485762267" calcext:value-type="float">
            <text:p>0,0140804858</text:p>
          </table:table-cell>
          <table:table-cell table:formula="of:=IF(OR([.J456]&lt;[.J$549];[.J456]&gt;[.J$550]);&quot;&quot;;[.J456])">
            <text:p/>
          </table:table-cell>
          <table:table-cell table:formula="of:=IF(OR([.K456]&lt;[.K$549];[.K456]&gt;[.K$550]);&quot;&quot;;[.K456])">
            <text:p/>
          </table:table-cell>
          <table:table-cell table:formula="of:=IF(OR([.L456]&lt;[.L$549];[.L456]&gt;[.L$550]);&quot;&quot;;[.L456])">
            <text:p/>
          </table:table-cell>
          <table:table-cell table:formula="of:=IF(OR([.M456]&lt;[.M$549];[.M456]&gt;[.M$550]);&quot;&quot;;[.M456])" office:value-type="float" office:value="0.00011398206063722" calcext:value-type="float">
            <text:p>0,0001139821</text:p>
          </table:table-cell>
          <table:table-cell table:formula="of:=IF(OR([.N456]&lt;[.N$549];[.N456]&gt;[.N$550]);&quot;&quot;;[.N456])" office:value-type="float" office:value="0.525839854591144" calcext:value-type="float">
            <text:p>0,5258398546</text:p>
          </table:table-cell>
          <table:table-cell table:formula="of:=IF(OR([.O456]&lt;[.O$549];[.O456]&gt;[.O$550]);&quot;&quot;;[.O456])">
            <text:p/>
          </table:table-cell>
          <table:table-cell table:formula="of:=IF(OR([.P456]&lt;[.P$549];[.P456]&gt;[.P$550]);&quot;&quot;;[.P456])" office:value-type="string" office:string-value="" calcext:value-type="error">
            <text:p>#DIV/0 !</text:p>
          </table:table-cell>
          <table:table-cell table:formula="of:=IF(OR([.Q456]&lt;[.Q$549];[.Q456]&gt;[.Q$550]);&quot;&quot;;[.Q456])" office:value-type="string" office:string-value="" calcext:value-type="error">
            <text:p>#DIV/0 !</text:p>
          </table:table-cell>
          <table:table-cell table:formula="of:=IF(OR([.R456]&lt;[.R$549];[.R456]&gt;[.R$550]);&quot;&quot;;[.R456])">
            <text:p/>
          </table:table-cell>
          <table:table-cell table:formula="of:=IF(OR([.S456]&lt;[.S$549];[.S456]&gt;[.S$550]);&quot;&quot;;[.S456])" office:value-type="float" office:value="0.0407474730772364" calcext:value-type="float">
            <text:p>0,0407474731</text:p>
          </table:table-cell>
          <table:table-cell table:formula="of:=IF(OR([.T456]&lt;[.T$549];[.T456]&gt;[.T$550]);&quot;&quot;;[.T456])">
            <text:p/>
          </table:table-cell>
          <table:table-cell table:formula="of:=IF(OR([.U456]&lt;[.U$549];[.U456]&gt;[.U$550]);&quot;&quot;;[.U456])">
            <text:p/>
          </table:table-cell>
          <table:table-cell table:formula="of:=IF(OR([.V456]&lt;[.V$549];[.V456]&gt;[.V$550]);&quot;&quot;;[.V456]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formula="of:=IF(OR([.B457]&lt;[.B$549];[.B457]&gt;[.B$550]);&quot;&quot;;[.B457])" office:value-type="string" office:string-value="" calcext:value-type="error">
            <text:p>#DIV/0 !</text:p>
          </table:table-cell>
          <table:table-cell table:formula="of:=IF(OR([.C457]&lt;[.C$549];[.C457]&gt;[.C$550]);&quot;&quot;;[.C457])" office:value-type="float" office:value="0.000319889391353357" calcext:value-type="float">
            <text:p>0,0003198894</text:p>
          </table:table-cell>
          <table:table-cell table:formula="of:=IF(OR([.D457]&lt;[.D$549];[.D457]&gt;[.D$550]);&quot;&quot;;[.D457])" office:value-type="float" office:value="0.00149018649529695" calcext:value-type="float">
            <text:p>0,0014901865</text:p>
          </table:table-cell>
          <table:table-cell table:formula="of:=IF(OR([.E457]&lt;[.E$549];[.E457]&gt;[.E$550]);&quot;&quot;;[.E457])" office:value-type="float" office:value="1" calcext:value-type="float">
            <text:p>1</text:p>
          </table:table-cell>
          <table:table-cell table:formula="of:=IF(OR([.F457]&lt;[.F$549];[.F457]&gt;[.F$550]);&quot;&quot;;[.F457])" office:value-type="string" office:string-value="" calcext:value-type="error">
            <text:p>#DIV/0 !</text:p>
          </table:table-cell>
          <table:table-cell table:formula="of:=IF(OR([.G457]&lt;[.G$549];[.G457]&gt;[.G$550]);&quot;&quot;;[.G457])" office:value-type="string" office:string-value="" calcext:value-type="error">
            <text:p>#DIV/0 !</text:p>
          </table:table-cell>
          <table:table-cell table:formula="of:=IF(OR([.H457]&lt;[.H$549];[.H457]&gt;[.H$550]);&quot;&quot;;[.H457])" office:value-type="float" office:value="0.000138382643219683" calcext:value-type="float">
            <text:p>0,0001383826</text:p>
          </table:table-cell>
          <table:table-cell table:formula="of:=IF(OR([.I457]&lt;[.I$549];[.I457]&gt;[.I$550]);&quot;&quot;;[.I457])" office:value-type="float" office:value="0.0149163487605023" calcext:value-type="float">
            <text:p>0,0149163488</text:p>
          </table:table-cell>
          <table:table-cell table:formula="of:=IF(OR([.J457]&lt;[.J$549];[.J457]&gt;[.J$550]);&quot;&quot;;[.J457])">
            <text:p/>
          </table:table-cell>
          <table:table-cell table:formula="of:=IF(OR([.K457]&lt;[.K$549];[.K457]&gt;[.K$550]);&quot;&quot;;[.K457])">
            <text:p/>
          </table:table-cell>
          <table:table-cell table:formula="of:=IF(OR([.L457]&lt;[.L$549];[.L457]&gt;[.L$550]);&quot;&quot;;[.L457])">
            <text:p/>
          </table:table-cell>
          <table:table-cell table:formula="of:=IF(OR([.M457]&lt;[.M$549];[.M457]&gt;[.M$550]);&quot;&quot;;[.M457])">
            <text:p/>
          </table:table-cell>
          <table:table-cell table:formula="of:=IF(OR([.N457]&lt;[.N$549];[.N457]&gt;[.N$550]);&quot;&quot;;[.N457])" office:value-type="float" office:value="0.544080529460721" calcext:value-type="float">
            <text:p>0,5440805295</text:p>
          </table:table-cell>
          <table:table-cell table:formula="of:=IF(OR([.O457]&lt;[.O$549];[.O457]&gt;[.O$550]);&quot;&quot;;[.O457])">
            <text:p/>
          </table:table-cell>
          <table:table-cell table:formula="of:=IF(OR([.P457]&lt;[.P$549];[.P457]&gt;[.P$550]);&quot;&quot;;[.P457])" office:value-type="string" office:string-value="" calcext:value-type="error">
            <text:p>#DIV/0 !</text:p>
          </table:table-cell>
          <table:table-cell table:formula="of:=IF(OR([.Q457]&lt;[.Q$549];[.Q457]&gt;[.Q$550]);&quot;&quot;;[.Q457])" office:value-type="string" office:string-value="" calcext:value-type="error">
            <text:p>#DIV/0 !</text:p>
          </table:table-cell>
          <table:table-cell table:formula="of:=IF(OR([.R457]&lt;[.R$549];[.R457]&gt;[.R$550]);&quot;&quot;;[.R457])">
            <text:p/>
          </table:table-cell>
          <table:table-cell table:formula="of:=IF(OR([.S457]&lt;[.S$549];[.S457]&gt;[.S$550]);&quot;&quot;;[.S457])" office:value-type="float" office:value="0.0363648947182896" calcext:value-type="float">
            <text:p>0,0363648947</text:p>
          </table:table-cell>
          <table:table-cell table:formula="of:=IF(OR([.T457]&lt;[.T$549];[.T457]&gt;[.T$550]);&quot;&quot;;[.T457])">
            <text:p/>
          </table:table-cell>
          <table:table-cell table:formula="of:=IF(OR([.U457]&lt;[.U$549];[.U457]&gt;[.U$550]);&quot;&quot;;[.U457])">
            <text:p/>
          </table:table-cell>
          <table:table-cell table:formula="of:=IF(OR([.V457]&lt;[.V$549];[.V457]&gt;[.V$550]);&quot;&quot;;[.V457]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OR([.B458]&lt;[.B$549];[.B458]&gt;[.B$550]);&quot;&quot;;[.B458])" office:value-type="string" office:string-value="" calcext:value-type="error">
            <text:p>#DIV/0 !</text:p>
          </table:table-cell>
          <table:table-cell table:formula="of:=IF(OR([.C458]&lt;[.C$549];[.C458]&gt;[.C$550]);&quot;&quot;;[.C458])" office:value-type="float" office:value="0.000360502397702518" calcext:value-type="float">
            <text:p>0,0003605024</text:p>
          </table:table-cell>
          <table:table-cell table:formula="of:=IF(OR([.D458]&lt;[.D$549];[.D458]&gt;[.D$550]);&quot;&quot;;[.D458])">
            <text:p/>
          </table:table-cell>
          <table:table-cell table:formula="of:=IF(OR([.E458]&lt;[.E$549];[.E458]&gt;[.E$550]);&quot;&quot;;[.E458])" office:value-type="float" office:value="1" calcext:value-type="float">
            <text:p>1</text:p>
          </table:table-cell>
          <table:table-cell table:formula="of:=IF(OR([.F458]&lt;[.F$549];[.F458]&gt;[.F$550]);&quot;&quot;;[.F458])" office:value-type="string" office:string-value="" calcext:value-type="error">
            <text:p>#DIV/0 !</text:p>
          </table:table-cell>
          <table:table-cell table:formula="of:=IF(OR([.G458]&lt;[.G$549];[.G458]&gt;[.G$550]);&quot;&quot;;[.G458])" office:value-type="string" office:string-value="" calcext:value-type="error">
            <text:p>#DIV/0 !</text:p>
          </table:table-cell>
          <table:table-cell table:formula="of:=IF(OR([.H458]&lt;[.H$549];[.H458]&gt;[.H$550]);&quot;&quot;;[.H458])">
            <text:p/>
          </table:table-cell>
          <table:table-cell table:formula="of:=IF(OR([.I458]&lt;[.I$549];[.I458]&gt;[.I$550]);&quot;&quot;;[.I458])" office:value-type="float" office:value="0.0150440784200231" calcext:value-type="float">
            <text:p>0,0150440784</text:p>
          </table:table-cell>
          <table:table-cell table:formula="of:=IF(OR([.J458]&lt;[.J$549];[.J458]&gt;[.J$550]);&quot;&quot;;[.J458])">
            <text:p/>
          </table:table-cell>
          <table:table-cell table:formula="of:=IF(OR([.K458]&lt;[.K$549];[.K458]&gt;[.K$550]);&quot;&quot;;[.K458])">
            <text:p/>
          </table:table-cell>
          <table:table-cell table:formula="of:=IF(OR([.L458]&lt;[.L$549];[.L458]&gt;[.L$550]);&quot;&quot;;[.L458])">
            <text:p/>
          </table:table-cell>
          <table:table-cell table:formula="of:=IF(OR([.M458]&lt;[.M$549];[.M458]&gt;[.M$550]);&quot;&quot;;[.M458])" office:value-type="float" office:value="0.000170221832368796" calcext:value-type="float">
            <text:p>0,0001702218</text:p>
          </table:table-cell>
          <table:table-cell table:formula="of:=IF(OR([.N458]&lt;[.N$549];[.N458]&gt;[.N$550]);&quot;&quot;;[.N458])" office:value-type="float" office:value="0.550286880056257" calcext:value-type="float">
            <text:p>0,5502868801</text:p>
          </table:table-cell>
          <table:table-cell table:formula="of:=IF(OR([.O458]&lt;[.O$549];[.O458]&gt;[.O$550]);&quot;&quot;;[.O458])" office:value-type="float" office:value="0.0000194298051192221" calcext:value-type="float">
            <text:p>1,94298051192221E-005</text:p>
          </table:table-cell>
          <table:table-cell table:formula="of:=IF(OR([.P458]&lt;[.P$549];[.P458]&gt;[.P$550]);&quot;&quot;;[.P458])" office:value-type="string" office:string-value="" calcext:value-type="error">
            <text:p>#DIV/0 !</text:p>
          </table:table-cell>
          <table:table-cell table:formula="of:=IF(OR([.Q458]&lt;[.Q$549];[.Q458]&gt;[.Q$550]);&quot;&quot;;[.Q458])" office:value-type="string" office:string-value="" calcext:value-type="error">
            <text:p>#DIV/0 !</text:p>
          </table:table-cell>
          <table:table-cell table:formula="of:=IF(OR([.R458]&lt;[.R$549];[.R458]&gt;[.R$550]);&quot;&quot;;[.R458])">
            <text:p/>
          </table:table-cell>
          <table:table-cell table:formula="of:=IF(OR([.S458]&lt;[.S$549];[.S458]&gt;[.S$550]);&quot;&quot;;[.S458])" office:value-type="float" office:value="0.0343654688137208" calcext:value-type="float">
            <text:p>0,0343654688</text:p>
          </table:table-cell>
          <table:table-cell table:formula="of:=IF(OR([.T458]&lt;[.T$549];[.T458]&gt;[.T$550]);&quot;&quot;;[.T458])">
            <text:p/>
          </table:table-cell>
          <table:table-cell table:formula="of:=IF(OR([.U458]&lt;[.U$549];[.U458]&gt;[.U$550]);&quot;&quot;;[.U458])">
            <text:p/>
          </table:table-cell>
          <table:table-cell table:formula="of:=IF(OR([.V458]&lt;[.V$549];[.V458]&gt;[.V$550]);&quot;&quot;;[.V458]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formula="of:=IF(OR([.B459]&lt;[.B$549];[.B459]&gt;[.B$550]);&quot;&quot;;[.B459])" office:value-type="string" office:string-value="" calcext:value-type="error">
            <text:p>#DIV/0 !</text:p>
          </table:table-cell>
          <table:table-cell table:formula="of:=IF(OR([.C459]&lt;[.C$549];[.C459]&gt;[.C$550]);&quot;&quot;;[.C459])" office:value-type="float" office:value="0.00030226534434242" calcext:value-type="float">
            <text:p>0,0003022653</text:p>
          </table:table-cell>
          <table:table-cell table:formula="of:=IF(OR([.D459]&lt;[.D$549];[.D459]&gt;[.D$550]);&quot;&quot;;[.D459])">
            <text:p/>
          </table:table-cell>
          <table:table-cell table:formula="of:=IF(OR([.E459]&lt;[.E$549];[.E459]&gt;[.E$550]);&quot;&quot;;[.E459])" office:value-type="float" office:value="1" calcext:value-type="float">
            <text:p>1</text:p>
          </table:table-cell>
          <table:table-cell table:formula="of:=IF(OR([.F459]&lt;[.F$549];[.F459]&gt;[.F$550]);&quot;&quot;;[.F459])" office:value-type="string" office:string-value="" calcext:value-type="error">
            <text:p>#DIV/0 !</text:p>
          </table:table-cell>
          <table:table-cell table:formula="of:=IF(OR([.G459]&lt;[.G$549];[.G459]&gt;[.G$550]);&quot;&quot;;[.G459])" office:value-type="string" office:string-value="" calcext:value-type="error">
            <text:p>#DIV/0 !</text:p>
          </table:table-cell>
          <table:table-cell table:formula="of:=IF(OR([.H459]&lt;[.H$549];[.H459]&gt;[.H$550]);&quot;&quot;;[.H459])">
            <text:p/>
          </table:table-cell>
          <table:table-cell table:formula="of:=IF(OR([.I459]&lt;[.I$549];[.I459]&gt;[.I$550]);&quot;&quot;;[.I459])" office:value-type="float" office:value="0.0152524617271103" calcext:value-type="float">
            <text:p>0,0152524617</text:p>
          </table:table-cell>
          <table:table-cell table:formula="of:=IF(OR([.J459]&lt;[.J$549];[.J459]&gt;[.J$550]);&quot;&quot;;[.J459])">
            <text:p/>
          </table:table-cell>
          <table:table-cell table:formula="of:=IF(OR([.K459]&lt;[.K$549];[.K459]&gt;[.K$550]);&quot;&quot;;[.K459])">
            <text:p/>
          </table:table-cell>
          <table:table-cell table:formula="of:=IF(OR([.L459]&lt;[.L$549];[.L459]&gt;[.L$550]);&quot;&quot;;[.L459])">
            <text:p/>
          </table:table-cell>
          <table:table-cell table:formula="of:=IF(OR([.M459]&lt;[.M$549];[.M459]&gt;[.M$550]);&quot;&quot;;[.M459])" office:value-type="float" office:value="0.000167682204066755" calcext:value-type="float">
            <text:p>0,0001676822</text:p>
          </table:table-cell>
          <table:table-cell table:formula="of:=IF(OR([.N459]&lt;[.N$549];[.N459]&gt;[.N$550]);&quot;&quot;;[.N459])" office:value-type="float" office:value="0.541762508563401" calcext:value-type="float">
            <text:p>0,5417625086</text:p>
          </table:table-cell>
          <table:table-cell table:formula="of:=IF(OR([.O459]&lt;[.O$549];[.O459]&gt;[.O$550]);&quot;&quot;;[.O459])">
            <text:p/>
          </table:table-cell>
          <table:table-cell table:formula="of:=IF(OR([.P459]&lt;[.P$549];[.P459]&gt;[.P$550]);&quot;&quot;;[.P459])" office:value-type="string" office:string-value="" calcext:value-type="error">
            <text:p>#DIV/0 !</text:p>
          </table:table-cell>
          <table:table-cell table:formula="of:=IF(OR([.Q459]&lt;[.Q$549];[.Q459]&gt;[.Q$550]);&quot;&quot;;[.Q459])" office:value-type="string" office:string-value="" calcext:value-type="error">
            <text:p>#DIV/0 !</text:p>
          </table:table-cell>
          <table:table-cell table:formula="of:=IF(OR([.R459]&lt;[.R$549];[.R459]&gt;[.R$550]);&quot;&quot;;[.R459])">
            <text:p/>
          </table:table-cell>
          <table:table-cell table:formula="of:=IF(OR([.S459]&lt;[.S$549];[.S459]&gt;[.S$550]);&quot;&quot;;[.S459])" office:value-type="float" office:value="0.0341771739061179" calcext:value-type="float">
            <text:p>0,0341771739</text:p>
          </table:table-cell>
          <table:table-cell table:formula="of:=IF(OR([.T459]&lt;[.T$549];[.T459]&gt;[.T$550]);&quot;&quot;;[.T459])">
            <text:p/>
          </table:table-cell>
          <table:table-cell table:formula="of:=IF(OR([.U459]&lt;[.U$549];[.U459]&gt;[.U$550]);&quot;&quot;;[.U459])">
            <text:p/>
          </table:table-cell>
          <table:table-cell table:formula="of:=IF(OR([.V459]&lt;[.V$549];[.V459]&gt;[.V$550]);&quot;&quot;;[.V459]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formula="of:=IF(OR([.B460]&lt;[.B$549];[.B460]&gt;[.B$550]);&quot;&quot;;[.B460])" office:value-type="string" office:string-value="" calcext:value-type="error">
            <text:p>#DIV/0 !</text:p>
          </table:table-cell>
          <table:table-cell table:formula="of:=IF(OR([.C460]&lt;[.C$549];[.C460]&gt;[.C$550]);&quot;&quot;;[.C460])" office:value-type="float" office:value="0.000363871121266221" calcext:value-type="float">
            <text:p>0,0003638711</text:p>
          </table:table-cell>
          <table:table-cell table:formula="of:=IF(OR([.D460]&lt;[.D$549];[.D460]&gt;[.D$550]);&quot;&quot;;[.D460])" office:value-type="float" office:value="0.00204635104264422" calcext:value-type="float">
            <text:p>0,002046351</text:p>
          </table:table-cell>
          <table:table-cell table:formula="of:=IF(OR([.E460]&lt;[.E$549];[.E460]&gt;[.E$550]);&quot;&quot;;[.E460])" office:value-type="float" office:value="1" calcext:value-type="float">
            <text:p>1</text:p>
          </table:table-cell>
          <table:table-cell table:formula="of:=IF(OR([.F460]&lt;[.F$549];[.F460]&gt;[.F$550]);&quot;&quot;;[.F460])" office:value-type="string" office:string-value="" calcext:value-type="error">
            <text:p>#DIV/0 !</text:p>
          </table:table-cell>
          <table:table-cell table:formula="of:=IF(OR([.G460]&lt;[.G$549];[.G460]&gt;[.G$550]);&quot;&quot;;[.G460])" office:value-type="string" office:string-value="" calcext:value-type="error">
            <text:p>#DIV/0 !</text:p>
          </table:table-cell>
          <table:table-cell table:formula="of:=IF(OR([.H460]&lt;[.H$549];[.H460]&gt;[.H$550]);&quot;&quot;;[.H460])">
            <text:p/>
          </table:table-cell>
          <table:table-cell table:formula="of:=IF(OR([.I460]&lt;[.I$549];[.I460]&gt;[.I$550]);&quot;&quot;;[.I460])" office:value-type="float" office:value="0.014339626535575" calcext:value-type="float">
            <text:p>0,0143396265</text:p>
          </table:table-cell>
          <table:table-cell table:formula="of:=IF(OR([.J460]&lt;[.J$549];[.J460]&gt;[.J$550]);&quot;&quot;;[.J460])">
            <text:p/>
          </table:table-cell>
          <table:table-cell table:formula="of:=IF(OR([.K460]&lt;[.K$549];[.K460]&gt;[.K$550]);&quot;&quot;;[.K460])">
            <text:p/>
          </table:table-cell>
          <table:table-cell table:formula="of:=IF(OR([.L460]&lt;[.L$549];[.L460]&gt;[.L$550]);&quot;&quot;;[.L460])">
            <text:p/>
          </table:table-cell>
          <table:table-cell table:formula="of:=IF(OR([.M460]&lt;[.M$549];[.M460]&gt;[.M$550]);&quot;&quot;;[.M460])" office:value-type="float" office:value="0.000193431593622733" calcext:value-type="float">
            <text:p>0,0001934316</text:p>
          </table:table-cell>
          <table:table-cell table:formula="of:=IF(OR([.N460]&lt;[.N$549];[.N460]&gt;[.N$550]);&quot;&quot;;[.N460])" office:value-type="float" office:value="0.516373007022971" calcext:value-type="float">
            <text:p>0,516373007</text:p>
          </table:table-cell>
          <table:table-cell table:formula="of:=IF(OR([.O460]&lt;[.O$549];[.O460]&gt;[.O$550]);&quot;&quot;;[.O460])" office:value-type="float" office:value="0.0000352432258768051" calcext:value-type="float">
            <text:p>3,52432258768051E-005</text:p>
          </table:table-cell>
          <table:table-cell table:formula="of:=IF(OR([.P460]&lt;[.P$549];[.P460]&gt;[.P$550]);&quot;&quot;;[.P460])" office:value-type="string" office:string-value="" calcext:value-type="error">
            <text:p>#DIV/0 !</text:p>
          </table:table-cell>
          <table:table-cell table:formula="of:=IF(OR([.Q460]&lt;[.Q$549];[.Q460]&gt;[.Q$550]);&quot;&quot;;[.Q460])" office:value-type="string" office:string-value="" calcext:value-type="error">
            <text:p>#DIV/0 !</text:p>
          </table:table-cell>
          <table:table-cell table:formula="of:=IF(OR([.R460]&lt;[.R$549];[.R460]&gt;[.R$550]);&quot;&quot;;[.R460])">
            <text:p/>
          </table:table-cell>
          <table:table-cell table:formula="of:=IF(OR([.S460]&lt;[.S$549];[.S460]&gt;[.S$550]);&quot;&quot;;[.S460])" office:value-type="float" office:value="0.0322743765482871" calcext:value-type="float">
            <text:p>0,0322743765</text:p>
          </table:table-cell>
          <table:table-cell table:formula="of:=IF(OR([.T460]&lt;[.T$549];[.T460]&gt;[.T$550]);&quot;&quot;;[.T460])">
            <text:p/>
          </table:table-cell>
          <table:table-cell table:formula="of:=IF(OR([.U460]&lt;[.U$549];[.U460]&gt;[.U$550]);&quot;&quot;;[.U460])">
            <text:p/>
          </table:table-cell>
          <table:table-cell table:formula="of:=IF(OR([.V460]&lt;[.V$549];[.V460]&gt;[.V$550]);&quot;&quot;;[.V460]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formula="of:=IF(OR([.B461]&lt;[.B$549];[.B461]&gt;[.B$550]);&quot;&quot;;[.B461])" office:value-type="string" office:string-value="" calcext:value-type="error">
            <text:p>#DIV/0 !</text:p>
          </table:table-cell>
          <table:table-cell table:formula="of:=IF(OR([.C461]&lt;[.C$549];[.C461]&gt;[.C$550]);&quot;&quot;;[.C461])" office:value-type="float" office:value="0.000464246993006681" calcext:value-type="float">
            <text:p>0,000464247</text:p>
          </table:table-cell>
          <table:table-cell table:formula="of:=IF(OR([.D461]&lt;[.D$549];[.D461]&gt;[.D$550]);&quot;&quot;;[.D461])" office:value-type="float" office:value="0.00204632467128654" calcext:value-type="float">
            <text:p>0,0020463247</text:p>
          </table:table-cell>
          <table:table-cell table:formula="of:=IF(OR([.E461]&lt;[.E$549];[.E461]&gt;[.E$550]);&quot;&quot;;[.E461])" office:value-type="float" office:value="1" calcext:value-type="float">
            <text:p>1</text:p>
          </table:table-cell>
          <table:table-cell table:formula="of:=IF(OR([.F461]&lt;[.F$549];[.F461]&gt;[.F$550]);&quot;&quot;;[.F461])" office:value-type="string" office:string-value="" calcext:value-type="error">
            <text:p>#DIV/0 !</text:p>
          </table:table-cell>
          <table:table-cell table:formula="of:=IF(OR([.G461]&lt;[.G$549];[.G461]&gt;[.G$550]);&quot;&quot;;[.G461])" office:value-type="string" office:string-value="" calcext:value-type="error">
            <text:p>#DIV/0 !</text:p>
          </table:table-cell>
          <table:table-cell table:formula="of:=IF(OR([.H461]&lt;[.H$549];[.H461]&gt;[.H$550]);&quot;&quot;;[.H461])">
            <text:p/>
          </table:table-cell>
          <table:table-cell table:formula="of:=IF(OR([.I461]&lt;[.I$549];[.I461]&gt;[.I$550]);&quot;&quot;;[.I461])" office:value-type="float" office:value="0.0136932329466743" calcext:value-type="float">
            <text:p>0,0136932329</text:p>
          </table:table-cell>
          <table:table-cell table:formula="of:=IF(OR([.J461]&lt;[.J$549];[.J461]&gt;[.J$550]);&quot;&quot;;[.J461])">
            <text:p/>
          </table:table-cell>
          <table:table-cell table:formula="of:=IF(OR([.K461]&lt;[.K$549];[.K461]&gt;[.K$550]);&quot;&quot;;[.K461])">
            <text:p/>
          </table:table-cell>
          <table:table-cell table:formula="of:=IF(OR([.L461]&lt;[.L$549];[.L461]&gt;[.L$550]);&quot;&quot;;[.L461])">
            <text:p/>
          </table:table-cell>
          <table:table-cell table:formula="of:=IF(OR([.M461]&lt;[.M$549];[.M461]&gt;[.M$550]);&quot;&quot;;[.M461])" office:value-type="float" office:value="0.00013611642178431" calcext:value-type="float">
            <text:p>0,0001361164</text:p>
          </table:table-cell>
          <table:table-cell table:formula="of:=IF(OR([.N461]&lt;[.N$549];[.N461]&gt;[.N$550]);&quot;&quot;;[.N461])" office:value-type="float" office:value="0.500342051406491" calcext:value-type="float">
            <text:p>0,5003420514</text:p>
          </table:table-cell>
          <table:table-cell table:formula="of:=IF(OR([.O461]&lt;[.O$549];[.O461]&gt;[.O$550]);&quot;&quot;;[.O461])">
            <text:p/>
          </table:table-cell>
          <table:table-cell table:formula="of:=IF(OR([.P461]&lt;[.P$549];[.P461]&gt;[.P$550]);&quot;&quot;;[.P461])" office:value-type="string" office:string-value="" calcext:value-type="error">
            <text:p>#DIV/0 !</text:p>
          </table:table-cell>
          <table:table-cell table:formula="of:=IF(OR([.Q461]&lt;[.Q$549];[.Q461]&gt;[.Q$550]);&quot;&quot;;[.Q461])" office:value-type="string" office:string-value="" calcext:value-type="error">
            <text:p>#DIV/0 !</text:p>
          </table:table-cell>
          <table:table-cell table:formula="of:=IF(OR([.R461]&lt;[.R$549];[.R461]&gt;[.R$550]);&quot;&quot;;[.R461])">
            <text:p/>
          </table:table-cell>
          <table:table-cell table:formula="of:=IF(OR([.S461]&lt;[.S$549];[.S461]&gt;[.S$550]);&quot;&quot;;[.S461])" office:value-type="float" office:value="0.0290299820013414" calcext:value-type="float">
            <text:p>0,029029982</text:p>
          </table:table-cell>
          <table:table-cell table:formula="of:=IF(OR([.T461]&lt;[.T$549];[.T461]&gt;[.T$550]);&quot;&quot;;[.T461])">
            <text:p/>
          </table:table-cell>
          <table:table-cell table:formula="of:=IF(OR([.U461]&lt;[.U$549];[.U461]&gt;[.U$550]);&quot;&quot;;[.U461])" office:value-type="float" office:value="0.00000595518278080528" calcext:value-type="float">
            <text:p>5,95518278080528E-006</text:p>
          </table:table-cell>
          <table:table-cell table:formula="of:=IF(OR([.V461]&lt;[.V$549];[.V461]&gt;[.V$550]);&quot;&quot;;[.V461]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formula="of:=IF(OR([.B462]&lt;[.B$549];[.B462]&gt;[.B$550]);&quot;&quot;;[.B462])" office:value-type="string" office:string-value="" calcext:value-type="error">
            <text:p>#DIV/0 !</text:p>
          </table:table-cell>
          <table:table-cell table:formula="of:=IF(OR([.C462]&lt;[.C$549];[.C462]&gt;[.C$550]);&quot;&quot;;[.C462])" office:value-type="float" office:value="0.000367677512968761" calcext:value-type="float">
            <text:p>0,0003676775</text:p>
          </table:table-cell>
          <table:table-cell table:formula="of:=IF(OR([.D462]&lt;[.D$549];[.D462]&gt;[.D$550]);&quot;&quot;;[.D462])">
            <text:p/>
          </table:table-cell>
          <table:table-cell table:formula="of:=IF(OR([.E462]&lt;[.E$549];[.E462]&gt;[.E$550]);&quot;&quot;;[.E462])" office:value-type="float" office:value="1" calcext:value-type="float">
            <text:p>1</text:p>
          </table:table-cell>
          <table:table-cell table:formula="of:=IF(OR([.F462]&lt;[.F$549];[.F462]&gt;[.F$550]);&quot;&quot;;[.F462])" office:value-type="string" office:string-value="" calcext:value-type="error">
            <text:p>#DIV/0 !</text:p>
          </table:table-cell>
          <table:table-cell table:formula="of:=IF(OR([.G462]&lt;[.G$549];[.G462]&gt;[.G$550]);&quot;&quot;;[.G462])" office:value-type="string" office:string-value="" calcext:value-type="error">
            <text:p>#DIV/0 !</text:p>
          </table:table-cell>
          <table:table-cell table:formula="of:=IF(OR([.H462]&lt;[.H$549];[.H462]&gt;[.H$550]);&quot;&quot;;[.H462])">
            <text:p/>
          </table:table-cell>
          <table:table-cell table:formula="of:=IF(OR([.I462]&lt;[.I$549];[.I462]&gt;[.I$550]);&quot;&quot;;[.I462])" office:value-type="float" office:value="0.0158021321146045" calcext:value-type="float">
            <text:p>0,0158021321</text:p>
          </table:table-cell>
          <table:table-cell table:formula="of:=IF(OR([.J462]&lt;[.J$549];[.J462]&gt;[.J$550]);&quot;&quot;;[.J462])">
            <text:p/>
          </table:table-cell>
          <table:table-cell table:formula="of:=IF(OR([.K462]&lt;[.K$549];[.K462]&gt;[.K$550]);&quot;&quot;;[.K462])">
            <text:p/>
          </table:table-cell>
          <table:table-cell table:formula="of:=IF(OR([.L462]&lt;[.L$549];[.L462]&gt;[.L$550]);&quot;&quot;;[.L462])">
            <text:p/>
          </table:table-cell>
          <table:table-cell table:formula="of:=IF(OR([.M462]&lt;[.M$549];[.M462]&gt;[.M$550]);&quot;&quot;;[.M462])" office:value-type="float" office:value="0.000200317233059379" calcext:value-type="float">
            <text:p>0,0002003172</text:p>
          </table:table-cell>
          <table:table-cell table:formula="of:=IF(OR([.N462]&lt;[.N$549];[.N462]&gt;[.N$550]);&quot;&quot;;[.N462])" office:value-type="float" office:value="0.494532590226411" calcext:value-type="float">
            <text:p>0,4945325902</text:p>
          </table:table-cell>
          <table:table-cell table:formula="of:=IF(OR([.O462]&lt;[.O$549];[.O462]&gt;[.O$550]);&quot;&quot;;[.O462])" office:value-type="float" office:value="0.0000165482802297857" calcext:value-type="float">
            <text:p>1,65482802297857E-005</text:p>
          </table:table-cell>
          <table:table-cell table:formula="of:=IF(OR([.P462]&lt;[.P$549];[.P462]&gt;[.P$550]);&quot;&quot;;[.P462])" office:value-type="string" office:string-value="" calcext:value-type="error">
            <text:p>#DIV/0 !</text:p>
          </table:table-cell>
          <table:table-cell table:formula="of:=IF(OR([.Q462]&lt;[.Q$549];[.Q462]&gt;[.Q$550]);&quot;&quot;;[.Q462])" office:value-type="string" office:string-value="" calcext:value-type="error">
            <text:p>#DIV/0 !</text:p>
          </table:table-cell>
          <table:table-cell table:formula="of:=IF(OR([.R462]&lt;[.R$549];[.R462]&gt;[.R$550]);&quot;&quot;;[.R462])">
            <text:p/>
          </table:table-cell>
          <table:table-cell table:formula="of:=IF(OR([.S462]&lt;[.S$549];[.S462]&gt;[.S$550]);&quot;&quot;;[.S462])" office:value-type="float" office:value="0.0254161509761201" calcext:value-type="float">
            <text:p>0,025416151</text:p>
          </table:table-cell>
          <table:table-cell table:formula="of:=IF(OR([.T462]&lt;[.T$549];[.T462]&gt;[.T$550]);&quot;&quot;;[.T462])">
            <text:p/>
          </table:table-cell>
          <table:table-cell table:formula="of:=IF(OR([.U462]&lt;[.U$549];[.U462]&gt;[.U$550]);&quot;&quot;;[.U462])">
            <text:p/>
          </table:table-cell>
          <table:table-cell table:formula="of:=IF(OR([.V462]&lt;[.V$549];[.V462]&gt;[.V$550]);&quot;&quot;;[.V462]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formula="of:=IF(OR([.B463]&lt;[.B$549];[.B463]&gt;[.B$550]);&quot;&quot;;[.B463])" office:value-type="string" office:string-value="" calcext:value-type="error">
            <text:p>#DIV/0 !</text:p>
          </table:table-cell>
          <table:table-cell table:formula="of:=IF(OR([.C463]&lt;[.C$549];[.C463]&gt;[.C$550]);&quot;&quot;;[.C463])" office:value-type="float" office:value="0.000368493278658673" calcext:value-type="float">
            <text:p>0,0003684933</text:p>
          </table:table-cell>
          <table:table-cell table:formula="of:=IF(OR([.D463]&lt;[.D$549];[.D463]&gt;[.D$550]);&quot;&quot;;[.D463])">
            <text:p/>
          </table:table-cell>
          <table:table-cell table:formula="of:=IF(OR([.E463]&lt;[.E$549];[.E463]&gt;[.E$550]);&quot;&quot;;[.E463])" office:value-type="float" office:value="1" calcext:value-type="float">
            <text:p>1</text:p>
          </table:table-cell>
          <table:table-cell table:formula="of:=IF(OR([.F463]&lt;[.F$549];[.F463]&gt;[.F$550]);&quot;&quot;;[.F463])" office:value-type="string" office:string-value="" calcext:value-type="error">
            <text:p>#DIV/0 !</text:p>
          </table:table-cell>
          <table:table-cell table:formula="of:=IF(OR([.G463]&lt;[.G$549];[.G463]&gt;[.G$550]);&quot;&quot;;[.G463])" office:value-type="string" office:string-value="" calcext:value-type="error">
            <text:p>#DIV/0 !</text:p>
          </table:table-cell>
          <table:table-cell table:formula="of:=IF(OR([.H463]&lt;[.H$549];[.H463]&gt;[.H$550]);&quot;&quot;;[.H463])">
            <text:p/>
          </table:table-cell>
          <table:table-cell table:formula="of:=IF(OR([.I463]&lt;[.I$549];[.I463]&gt;[.I$550]);&quot;&quot;;[.I463])" office:value-type="float" office:value="0.0145179772587997" calcext:value-type="float">
            <text:p>0,0145179773</text:p>
          </table:table-cell>
          <table:table-cell table:formula="of:=IF(OR([.J463]&lt;[.J$549];[.J463]&gt;[.J$550]);&quot;&quot;;[.J463])">
            <text:p/>
          </table:table-cell>
          <table:table-cell table:formula="of:=IF(OR([.K463]&lt;[.K$549];[.K463]&gt;[.K$550]);&quot;&quot;;[.K463])">
            <text:p/>
          </table:table-cell>
          <table:table-cell table:formula="of:=IF(OR([.L463]&lt;[.L$549];[.L463]&gt;[.L$550]);&quot;&quot;;[.L463])">
            <text:p/>
          </table:table-cell>
          <table:table-cell table:formula="of:=IF(OR([.M463]&lt;[.M$549];[.M463]&gt;[.M$550]);&quot;&quot;;[.M463])" office:value-type="float" office:value="0.000249136686946949" calcext:value-type="float">
            <text:p>0,0002491367</text:p>
          </table:table-cell>
          <table:table-cell table:formula="of:=IF(OR([.N463]&lt;[.N$549];[.N463]&gt;[.N$550]);&quot;&quot;;[.N463])" office:value-type="float" office:value="0.483172056667895" calcext:value-type="float">
            <text:p>0,4831720567</text:p>
          </table:table-cell>
          <table:table-cell table:formula="of:=IF(OR([.O463]&lt;[.O$549];[.O463]&gt;[.O$550]);&quot;&quot;;[.O463])">
            <text:p/>
          </table:table-cell>
          <table:table-cell table:formula="of:=IF(OR([.P463]&lt;[.P$549];[.P463]&gt;[.P$550]);&quot;&quot;;[.P463])" office:value-type="string" office:string-value="" calcext:value-type="error">
            <text:p>#DIV/0 !</text:p>
          </table:table-cell>
          <table:table-cell table:formula="of:=IF(OR([.Q463]&lt;[.Q$549];[.Q463]&gt;[.Q$550]);&quot;&quot;;[.Q463])" office:value-type="string" office:string-value="" calcext:value-type="error">
            <text:p>#DIV/0 !</text:p>
          </table:table-cell>
          <table:table-cell table:formula="of:=IF(OR([.R463]&lt;[.R$549];[.R463]&gt;[.R$550]);&quot;&quot;;[.R463])">
            <text:p/>
          </table:table-cell>
          <table:table-cell table:formula="of:=IF(OR([.S463]&lt;[.S$549];[.S463]&gt;[.S$550]);&quot;&quot;;[.S463])" office:value-type="float" office:value="0.0228292236335332" calcext:value-type="float">
            <text:p>0,0228292236</text:p>
          </table:table-cell>
          <table:table-cell table:formula="of:=IF(OR([.T463]&lt;[.T$549];[.T463]&gt;[.T$550]);&quot;&quot;;[.T463])">
            <text:p/>
          </table:table-cell>
          <table:table-cell table:formula="of:=IF(OR([.U463]&lt;[.U$549];[.U463]&gt;[.U$550]);&quot;&quot;;[.U463])">
            <text:p/>
          </table:table-cell>
          <table:table-cell table:formula="of:=IF(OR([.V463]&lt;[.V$549];[.V463]&gt;[.V$550]);&quot;&quot;;[.V463]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formula="of:=IF(OR([.B464]&lt;[.B$549];[.B464]&gt;[.B$550]);&quot;&quot;;[.B464])" office:value-type="string" office:string-value="" calcext:value-type="error">
            <text:p>#DIV/0 !</text:p>
          </table:table-cell>
          <table:table-cell table:formula="of:=IF(OR([.C464]&lt;[.C$549];[.C464]&gt;[.C$550]);&quot;&quot;;[.C464])" office:value-type="float" office:value="0.000395316042824456" calcext:value-type="float">
            <text:p>0,000395316</text:p>
          </table:table-cell>
          <table:table-cell table:formula="of:=IF(OR([.D464]&lt;[.D$549];[.D464]&gt;[.D$550]);&quot;&quot;;[.D464])" office:value-type="float" office:value="0.00161180926381518" calcext:value-type="float">
            <text:p>0,0016118093</text:p>
          </table:table-cell>
          <table:table-cell table:formula="of:=IF(OR([.E464]&lt;[.E$549];[.E464]&gt;[.E$550]);&quot;&quot;;[.E464])" office:value-type="float" office:value="1" calcext:value-type="float">
            <text:p>1</text:p>
          </table:table-cell>
          <table:table-cell table:formula="of:=IF(OR([.F464]&lt;[.F$549];[.F464]&gt;[.F$550]);&quot;&quot;;[.F464])" office:value-type="string" office:string-value="" calcext:value-type="error">
            <text:p>#DIV/0 !</text:p>
          </table:table-cell>
          <table:table-cell table:formula="of:=IF(OR([.G464]&lt;[.G$549];[.G464]&gt;[.G$550]);&quot;&quot;;[.G464])" office:value-type="string" office:string-value="" calcext:value-type="error">
            <text:p>#DIV/0 !</text:p>
          </table:table-cell>
          <table:table-cell table:formula="of:=IF(OR([.H464]&lt;[.H$549];[.H464]&gt;[.H$550]);&quot;&quot;;[.H464])">
            <text:p/>
          </table:table-cell>
          <table:table-cell table:formula="of:=IF(OR([.I464]&lt;[.I$549];[.I464]&gt;[.I$550]);&quot;&quot;;[.I464])" office:value-type="float" office:value="0.0154668016393923" calcext:value-type="float">
            <text:p>0,0154668016</text:p>
          </table:table-cell>
          <table:table-cell table:formula="of:=IF(OR([.J464]&lt;[.J$549];[.J464]&gt;[.J$550]);&quot;&quot;;[.J464])">
            <text:p/>
          </table:table-cell>
          <table:table-cell table:formula="of:=IF(OR([.K464]&lt;[.K$549];[.K464]&gt;[.K$550]);&quot;&quot;;[.K464])">
            <text:p/>
          </table:table-cell>
          <table:table-cell table:formula="of:=IF(OR([.L464]&lt;[.L$549];[.L464]&gt;[.L$550]);&quot;&quot;;[.L464])">
            <text:p/>
          </table:table-cell>
          <table:table-cell table:formula="of:=IF(OR([.M464]&lt;[.M$549];[.M464]&gt;[.M$550]);&quot;&quot;;[.M464])" office:value-type="float" office:value="0.000224323513479458" calcext:value-type="float">
            <text:p>0,0002243235</text:p>
          </table:table-cell>
          <table:table-cell table:formula="of:=IF(OR([.N464]&lt;[.N$549];[.N464]&gt;[.N$550]);&quot;&quot;;[.N464])" office:value-type="float" office:value="0.490743376585322" calcext:value-type="float">
            <text:p>0,4907433766</text:p>
          </table:table-cell>
          <table:table-cell table:formula="of:=IF(OR([.O464]&lt;[.O$549];[.O464]&gt;[.O$550]);&quot;&quot;;[.O464])">
            <text:p/>
          </table:table-cell>
          <table:table-cell table:formula="of:=IF(OR([.P464]&lt;[.P$549];[.P464]&gt;[.P$550]);&quot;&quot;;[.P464])" office:value-type="string" office:string-value="" calcext:value-type="error">
            <text:p>#DIV/0 !</text:p>
          </table:table-cell>
          <table:table-cell table:formula="of:=IF(OR([.Q464]&lt;[.Q$549];[.Q464]&gt;[.Q$550]);&quot;&quot;;[.Q464])" office:value-type="string" office:string-value="" calcext:value-type="error">
            <text:p>#DIV/0 !</text:p>
          </table:table-cell>
          <table:table-cell table:formula="of:=IF(OR([.R464]&lt;[.R$549];[.R464]&gt;[.R$550]);&quot;&quot;;[.R464])">
            <text:p/>
          </table:table-cell>
          <table:table-cell table:formula="of:=IF(OR([.S464]&lt;[.S$549];[.S464]&gt;[.S$550]);&quot;&quot;;[.S464])" office:value-type="float" office:value="0.0199309826455588" calcext:value-type="float">
            <text:p>0,0199309826</text:p>
          </table:table-cell>
          <table:table-cell table:formula="of:=IF(OR([.T464]&lt;[.T$549];[.T464]&gt;[.T$550]);&quot;&quot;;[.T464])">
            <text:p/>
          </table:table-cell>
          <table:table-cell table:formula="of:=IF(OR([.U464]&lt;[.U$549];[.U464]&gt;[.U$550]);&quot;&quot;;[.U464])">
            <text:p/>
          </table:table-cell>
          <table:table-cell table:formula="of:=IF(OR([.V464]&lt;[.V$549];[.V464]&gt;[.V$550]);&quot;&quot;;[.V464]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formula="of:=IF(OR([.B465]&lt;[.B$549];[.B465]&gt;[.B$550]);&quot;&quot;;[.B465])" office:value-type="string" office:string-value="" calcext:value-type="error">
            <text:p>#DIV/0 !</text:p>
          </table:table-cell>
          <table:table-cell table:formula="of:=IF(OR([.C465]&lt;[.C$549];[.C465]&gt;[.C$550]);&quot;&quot;;[.C465])" office:value-type="float" office:value="0.000341147394342522" calcext:value-type="float">
            <text:p>0,0003411474</text:p>
          </table:table-cell>
          <table:table-cell table:formula="of:=IF(OR([.D465]&lt;[.D$549];[.D465]&gt;[.D$550]);&quot;&quot;;[.D465])">
            <text:p/>
          </table:table-cell>
          <table:table-cell table:formula="of:=IF(OR([.E465]&lt;[.E$549];[.E465]&gt;[.E$550]);&quot;&quot;;[.E465])" office:value-type="float" office:value="1" calcext:value-type="float">
            <text:p>1</text:p>
          </table:table-cell>
          <table:table-cell table:formula="of:=IF(OR([.F465]&lt;[.F$549];[.F465]&gt;[.F$550]);&quot;&quot;;[.F465])" office:value-type="string" office:string-value="" calcext:value-type="error">
            <text:p>#DIV/0 !</text:p>
          </table:table-cell>
          <table:table-cell table:formula="of:=IF(OR([.G465]&lt;[.G$549];[.G465]&gt;[.G$550]);&quot;&quot;;[.G465])" office:value-type="string" office:string-value="" calcext:value-type="error">
            <text:p>#DIV/0 !</text:p>
          </table:table-cell>
          <table:table-cell table:formula="of:=IF(OR([.H465]&lt;[.H$549];[.H465]&gt;[.H$550]);&quot;&quot;;[.H465])">
            <text:p/>
          </table:table-cell>
          <table:table-cell table:formula="of:=IF(OR([.I465]&lt;[.I$549];[.I465]&gt;[.I$550]);&quot;&quot;;[.I465])" office:value-type="float" office:value="0.0145878914165219" calcext:value-type="float">
            <text:p>0,0145878914</text:p>
          </table:table-cell>
          <table:table-cell table:formula="of:=IF(OR([.J465]&lt;[.J$549];[.J465]&gt;[.J$550]);&quot;&quot;;[.J465])">
            <text:p/>
          </table:table-cell>
          <table:table-cell table:formula="of:=IF(OR([.K465]&lt;[.K$549];[.K465]&gt;[.K$550]);&quot;&quot;;[.K465])">
            <text:p/>
          </table:table-cell>
          <table:table-cell table:formula="of:=IF(OR([.L465]&lt;[.L$549];[.L465]&gt;[.L$550]);&quot;&quot;;[.L465])">
            <text:p/>
          </table:table-cell>
          <table:table-cell table:formula="of:=IF(OR([.M465]&lt;[.M$549];[.M465]&gt;[.M$550]);&quot;&quot;;[.M465])" office:value-type="float" office:value="0.000196917630786914" calcext:value-type="float">
            <text:p>0,0001969176</text:p>
          </table:table-cell>
          <table:table-cell table:formula="of:=IF(OR([.N465]&lt;[.N$549];[.N465]&gt;[.N$550]);&quot;&quot;;[.N465])" office:value-type="float" office:value="0.461111626330935" calcext:value-type="float">
            <text:p>0,4611116263</text:p>
          </table:table-cell>
          <table:table-cell table:formula="of:=IF(OR([.O465]&lt;[.O$549];[.O465]&gt;[.O$550]);&quot;&quot;;[.O465])">
            <text:p/>
          </table:table-cell>
          <table:table-cell table:formula="of:=IF(OR([.P465]&lt;[.P$549];[.P465]&gt;[.P$550]);&quot;&quot;;[.P465])" office:value-type="string" office:string-value="" calcext:value-type="error">
            <text:p>#DIV/0 !</text:p>
          </table:table-cell>
          <table:table-cell table:formula="of:=IF(OR([.Q465]&lt;[.Q$549];[.Q465]&gt;[.Q$550]);&quot;&quot;;[.Q465])" office:value-type="string" office:string-value="" calcext:value-type="error">
            <text:p>#DIV/0 !</text:p>
          </table:table-cell>
          <table:table-cell table:formula="of:=IF(OR([.R465]&lt;[.R$549];[.R465]&gt;[.R$550]);&quot;&quot;;[.R465])">
            <text:p/>
          </table:table-cell>
          <table:table-cell table:formula="of:=IF(OR([.S465]&lt;[.S$549];[.S465]&gt;[.S$550]);&quot;&quot;;[.S465])" office:value-type="float" office:value="0.0157081607687692" calcext:value-type="float">
            <text:p>0,0157081608</text:p>
          </table:table-cell>
          <table:table-cell table:formula="of:=IF(OR([.T465]&lt;[.T$549];[.T465]&gt;[.T$550]);&quot;&quot;;[.T465])">
            <text:p/>
          </table:table-cell>
          <table:table-cell table:formula="of:=IF(OR([.U465]&lt;[.U$549];[.U465]&gt;[.U$550]);&quot;&quot;;[.U465])">
            <text:p/>
          </table:table-cell>
          <table:table-cell table:formula="of:=IF(OR([.V465]&lt;[.V$549];[.V465]&gt;[.V$550]);&quot;&quot;;[.V465]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formula="of:=IF(OR([.B466]&lt;[.B$549];[.B466]&gt;[.B$550]);&quot;&quot;;[.B466])" office:value-type="string" office:string-value="" calcext:value-type="error">
            <text:p>#DIV/0 !</text:p>
          </table:table-cell>
          <table:table-cell table:formula="of:=IF(OR([.C466]&lt;[.C$549];[.C466]&gt;[.C$550]);&quot;&quot;;[.C466])" office:value-type="float" office:value="0.000356154689750444" calcext:value-type="float">
            <text:p>0,0003561547</text:p>
          </table:table-cell>
          <table:table-cell table:formula="of:=IF(OR([.D466]&lt;[.D$549];[.D466]&gt;[.D$550]);&quot;&quot;;[.D466])">
            <text:p/>
          </table:table-cell>
          <table:table-cell table:formula="of:=IF(OR([.E466]&lt;[.E$549];[.E466]&gt;[.E$550]);&quot;&quot;;[.E466])" office:value-type="float" office:value="1" calcext:value-type="float">
            <text:p>1</text:p>
          </table:table-cell>
          <table:table-cell table:formula="of:=IF(OR([.F466]&lt;[.F$549];[.F466]&gt;[.F$550]);&quot;&quot;;[.F466])" office:value-type="string" office:string-value="" calcext:value-type="error">
            <text:p>#DIV/0 !</text:p>
          </table:table-cell>
          <table:table-cell table:formula="of:=IF(OR([.G466]&lt;[.G$549];[.G466]&gt;[.G$550]);&quot;&quot;;[.G466])" office:value-type="string" office:string-value="" calcext:value-type="error">
            <text:p>#DIV/0 !</text:p>
          </table:table-cell>
          <table:table-cell table:formula="of:=IF(OR([.H466]&lt;[.H$549];[.H466]&gt;[.H$550]);&quot;&quot;;[.H466])">
            <text:p/>
          </table:table-cell>
          <table:table-cell table:formula="of:=IF(OR([.I466]&lt;[.I$549];[.I466]&gt;[.I$550]);&quot;&quot;;[.I466])" office:value-type="float" office:value="0.0156977652318774" calcext:value-type="float">
            <text:p>0,0156977652</text:p>
          </table:table-cell>
          <table:table-cell table:formula="of:=IF(OR([.J466]&lt;[.J$549];[.J466]&gt;[.J$550]);&quot;&quot;;[.J466])">
            <text:p/>
          </table:table-cell>
          <table:table-cell table:formula="of:=IF(OR([.K466]&lt;[.K$549];[.K466]&gt;[.K$550]);&quot;&quot;;[.K466])">
            <text:p/>
          </table:table-cell>
          <table:table-cell table:formula="of:=IF(OR([.L466]&lt;[.L$549];[.L466]&gt;[.L$550]);&quot;&quot;;[.L466])">
            <text:p/>
          </table:table-cell>
          <table:table-cell table:formula="of:=IF(OR([.M466]&lt;[.M$549];[.M466]&gt;[.M$550]);&quot;&quot;;[.M466])" office:value-type="float" office:value="0.000222682767863612" calcext:value-type="float">
            <text:p>0,0002226828</text:p>
          </table:table-cell>
          <table:table-cell table:formula="of:=IF(OR([.N466]&lt;[.N$549];[.N466]&gt;[.N$550]);&quot;&quot;;[.N466])" office:value-type="float" office:value="0.446551666686521" calcext:value-type="float">
            <text:p>0,4465516667</text:p>
          </table:table-cell>
          <table:table-cell table:formula="of:=IF(OR([.O466]&lt;[.O$549];[.O466]&gt;[.O$550]);&quot;&quot;;[.O466])" office:value-type="float" office:value="0.000026512229763462" calcext:value-type="float">
            <text:p>2,6512229763462E-005</text:p>
          </table:table-cell>
          <table:table-cell table:formula="of:=IF(OR([.P466]&lt;[.P$549];[.P466]&gt;[.P$550]);&quot;&quot;;[.P466])" office:value-type="string" office:string-value="" calcext:value-type="error">
            <text:p>#DIV/0 !</text:p>
          </table:table-cell>
          <table:table-cell table:formula="of:=IF(OR([.Q466]&lt;[.Q$549];[.Q466]&gt;[.Q$550]);&quot;&quot;;[.Q466])" office:value-type="string" office:string-value="" calcext:value-type="error">
            <text:p>#DIV/0 !</text:p>
          </table:table-cell>
          <table:table-cell table:formula="of:=IF(OR([.R466]&lt;[.R$549];[.R466]&gt;[.R$550]);&quot;&quot;;[.R466])">
            <text:p/>
          </table:table-cell>
          <table:table-cell table:formula="of:=IF(OR([.S466]&lt;[.S$549];[.S466]&gt;[.S$550]);&quot;&quot;;[.S466])" office:value-type="float" office:value="0.0148064901918499" calcext:value-type="float">
            <text:p>0,0148064902</text:p>
          </table:table-cell>
          <table:table-cell table:formula="of:=IF(OR([.T466]&lt;[.T$549];[.T466]&gt;[.T$550]);&quot;&quot;;[.T466])">
            <text:p/>
          </table:table-cell>
          <table:table-cell table:formula="of:=IF(OR([.U466]&lt;[.U$549];[.U466]&gt;[.U$550]);&quot;&quot;;[.U466])" office:value-type="float" office:value="0.00000499053736723992" calcext:value-type="float">
            <text:p>4,99053736723992E-006</text:p>
          </table:table-cell>
          <table:table-cell table:formula="of:=IF(OR([.V466]&lt;[.V$549];[.V466]&gt;[.V$550]);&quot;&quot;;[.V466]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formula="of:=IF(OR([.B467]&lt;[.B$549];[.B467]&gt;[.B$550]);&quot;&quot;;[.B467])" office:value-type="string" office:string-value="" calcext:value-type="error">
            <text:p>#DIV/0 !</text:p>
          </table:table-cell>
          <table:table-cell table:formula="of:=IF(OR([.C467]&lt;[.C$549];[.C467]&gt;[.C$550]);&quot;&quot;;[.C467])" office:value-type="float" office:value="0.000368220121519372" calcext:value-type="float">
            <text:p>0,0003682201</text:p>
          </table:table-cell>
          <table:table-cell table:formula="of:=IF(OR([.D467]&lt;[.D$549];[.D467]&gt;[.D$550]);&quot;&quot;;[.D467])">
            <text:p/>
          </table:table-cell>
          <table:table-cell table:formula="of:=IF(OR([.E467]&lt;[.E$549];[.E467]&gt;[.E$550]);&quot;&quot;;[.E467])" office:value-type="float" office:value="1" calcext:value-type="float">
            <text:p>1</text:p>
          </table:table-cell>
          <table:table-cell table:formula="of:=IF(OR([.F467]&lt;[.F$549];[.F467]&gt;[.F$550]);&quot;&quot;;[.F467])" office:value-type="string" office:string-value="" calcext:value-type="error">
            <text:p>#DIV/0 !</text:p>
          </table:table-cell>
          <table:table-cell table:formula="of:=IF(OR([.G467]&lt;[.G$549];[.G467]&gt;[.G$550]);&quot;&quot;;[.G467])" office:value-type="string" office:string-value="" calcext:value-type="error">
            <text:p>#DIV/0 !</text:p>
          </table:table-cell>
          <table:table-cell table:formula="of:=IF(OR([.H467]&lt;[.H$549];[.H467]&gt;[.H$550]);&quot;&quot;;[.H467])">
            <text:p/>
          </table:table-cell>
          <table:table-cell table:formula="of:=IF(OR([.I467]&lt;[.I$549];[.I467]&gt;[.I$550]);&quot;&quot;;[.I467])" office:value-type="float" office:value="0.0162420882806281" calcext:value-type="float">
            <text:p>0,0162420883</text:p>
          </table:table-cell>
          <table:table-cell table:formula="of:=IF(OR([.J467]&lt;[.J$549];[.J467]&gt;[.J$550]);&quot;&quot;;[.J467])">
            <text:p/>
          </table:table-cell>
          <table:table-cell table:formula="of:=IF(OR([.K467]&lt;[.K$549];[.K467]&gt;[.K$550]);&quot;&quot;;[.K467])">
            <text:p/>
          </table:table-cell>
          <table:table-cell table:formula="of:=IF(OR([.L467]&lt;[.L$549];[.L467]&gt;[.L$550]);&quot;&quot;;[.L467])">
            <text:p/>
          </table:table-cell>
          <table:table-cell table:formula="of:=IF(OR([.M467]&lt;[.M$549];[.M467]&gt;[.M$550]);&quot;&quot;;[.M467])" office:value-type="float" office:value="0.000111679807512147" calcext:value-type="float">
            <text:p>0,0001116798</text:p>
          </table:table-cell>
          <table:table-cell table:formula="of:=IF(OR([.N467]&lt;[.N$549];[.N467]&gt;[.N$550]);&quot;&quot;;[.N467])" office:value-type="float" office:value="0.433737206082084" calcext:value-type="float">
            <text:p>0,4337372061</text:p>
          </table:table-cell>
          <table:table-cell table:formula="of:=IF(OR([.O467]&lt;[.O$549];[.O467]&gt;[.O$550]);&quot;&quot;;[.O467])">
            <text:p/>
          </table:table-cell>
          <table:table-cell table:formula="of:=IF(OR([.P467]&lt;[.P$549];[.P467]&gt;[.P$550]);&quot;&quot;;[.P467])" office:value-type="string" office:string-value="" calcext:value-type="error">
            <text:p>#DIV/0 !</text:p>
          </table:table-cell>
          <table:table-cell table:formula="of:=IF(OR([.Q467]&lt;[.Q$549];[.Q467]&gt;[.Q$550]);&quot;&quot;;[.Q467])" office:value-type="string" office:string-value="" calcext:value-type="error">
            <text:p>#DIV/0 !</text:p>
          </table:table-cell>
          <table:table-cell table:formula="of:=IF(OR([.R467]&lt;[.R$549];[.R467]&gt;[.R$550]);&quot;&quot;;[.R467])">
            <text:p/>
          </table:table-cell>
          <table:table-cell table:formula="of:=IF(OR([.S467]&lt;[.S$549];[.S467]&gt;[.S$550]);&quot;&quot;;[.S467])" office:value-type="float" office:value="0.0140151599509924" calcext:value-type="float">
            <text:p>0,01401516</text:p>
          </table:table-cell>
          <table:table-cell table:formula="of:=IF(OR([.T467]&lt;[.T$549];[.T467]&gt;[.T$550]);&quot;&quot;;[.T467])">
            <text:p/>
          </table:table-cell>
          <table:table-cell table:formula="of:=IF(OR([.U467]&lt;[.U$549];[.U467]&gt;[.U$550]);&quot;&quot;;[.U467])">
            <text:p/>
          </table:table-cell>
          <table:table-cell table:formula="of:=IF(OR([.V467]&lt;[.V$549];[.V467]&gt;[.V$550]);&quot;&quot;;[.V467]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formula="of:=IF(OR([.B468]&lt;[.B$549];[.B468]&gt;[.B$550]);&quot;&quot;;[.B468])" office:value-type="string" office:string-value="" calcext:value-type="error">
            <text:p>#DIV/0 !</text:p>
          </table:table-cell>
          <table:table-cell table:formula="of:=IF(OR([.C468]&lt;[.C$549];[.C468]&gt;[.C$550]);&quot;&quot;;[.C468])" office:value-type="float" office:value="0.000421201831761461" calcext:value-type="float">
            <text:p>0,0004212018</text:p>
          </table:table-cell>
          <table:table-cell table:formula="of:=IF(OR([.D468]&lt;[.D$549];[.D468]&gt;[.D$550]);&quot;&quot;;[.D468])">
            <text:p/>
          </table:table-cell>
          <table:table-cell table:formula="of:=IF(OR([.E468]&lt;[.E$549];[.E468]&gt;[.E$550]);&quot;&quot;;[.E468])" office:value-type="float" office:value="1" calcext:value-type="float">
            <text:p>1</text:p>
          </table:table-cell>
          <table:table-cell table:formula="of:=IF(OR([.F468]&lt;[.F$549];[.F468]&gt;[.F$550]);&quot;&quot;;[.F468])" office:value-type="string" office:string-value="" calcext:value-type="error">
            <text:p>#DIV/0 !</text:p>
          </table:table-cell>
          <table:table-cell table:formula="of:=IF(OR([.G468]&lt;[.G$549];[.G468]&gt;[.G$550]);&quot;&quot;;[.G468])" office:value-type="string" office:string-value="" calcext:value-type="error">
            <text:p>#DIV/0 !</text:p>
          </table:table-cell>
          <table:table-cell table:formula="of:=IF(OR([.H468]&lt;[.H$549];[.H468]&gt;[.H$550]);&quot;&quot;;[.H468])">
            <text:p/>
          </table:table-cell>
          <table:table-cell table:formula="of:=IF(OR([.I468]&lt;[.I$549];[.I468]&gt;[.I$550]);&quot;&quot;;[.I468])" office:value-type="float" office:value="0.0146721416632704" calcext:value-type="float">
            <text:p>0,0146721417</text:p>
          </table:table-cell>
          <table:table-cell table:formula="of:=IF(OR([.J468]&lt;[.J$549];[.J468]&gt;[.J$550]);&quot;&quot;;[.J468])">
            <text:p/>
          </table:table-cell>
          <table:table-cell table:formula="of:=IF(OR([.K468]&lt;[.K$549];[.K468]&gt;[.K$550]);&quot;&quot;;[.K468])">
            <text:p/>
          </table:table-cell>
          <table:table-cell table:formula="of:=IF(OR([.L468]&lt;[.L$549];[.L468]&gt;[.L$550]);&quot;&quot;;[.L468])">
            <text:p/>
          </table:table-cell>
          <table:table-cell table:formula="of:=IF(OR([.M468]&lt;[.M$549];[.M468]&gt;[.M$550]);&quot;&quot;;[.M468])" office:value-type="float" office:value="0.000251733488345643" calcext:value-type="float">
            <text:p>0,0002517335</text:p>
          </table:table-cell>
          <table:table-cell table:formula="of:=IF(OR([.N468]&lt;[.N$549];[.N468]&gt;[.N$550]);&quot;&quot;;[.N468])" office:value-type="float" office:value="0.413184324163123" calcext:value-type="float">
            <text:p>0,4131843242</text:p>
          </table:table-cell>
          <table:table-cell table:formula="of:=IF(OR([.O468]&lt;[.O$549];[.O468]&gt;[.O$550]);&quot;&quot;;[.O468])">
            <text:p/>
          </table:table-cell>
          <table:table-cell table:formula="of:=IF(OR([.P468]&lt;[.P$549];[.P468]&gt;[.P$550]);&quot;&quot;;[.P468])" office:value-type="string" office:string-value="" calcext:value-type="error">
            <text:p>#DIV/0 !</text:p>
          </table:table-cell>
          <table:table-cell table:formula="of:=IF(OR([.Q468]&lt;[.Q$549];[.Q468]&gt;[.Q$550]);&quot;&quot;;[.Q468])" office:value-type="string" office:string-value="" calcext:value-type="error">
            <text:p>#DIV/0 !</text:p>
          </table:table-cell>
          <table:table-cell table:formula="of:=IF(OR([.R468]&lt;[.R$549];[.R468]&gt;[.R$550]);&quot;&quot;;[.R468])">
            <text:p/>
          </table:table-cell>
          <table:table-cell table:formula="of:=IF(OR([.S468]&lt;[.S$549];[.S468]&gt;[.S$550]);&quot;&quot;;[.S468])" office:value-type="float" office:value="0.0131403555002736" calcext:value-type="float">
            <text:p>0,0131403555</text:p>
          </table:table-cell>
          <table:table-cell table:formula="of:=IF(OR([.T468]&lt;[.T$549];[.T468]&gt;[.T$550]);&quot;&quot;;[.T468])">
            <text:p/>
          </table:table-cell>
          <table:table-cell table:formula="of:=IF(OR([.U468]&lt;[.U$549];[.U468]&gt;[.U$550]);&quot;&quot;;[.U468])">
            <text:p/>
          </table:table-cell>
          <table:table-cell table:formula="of:=IF(OR([.V468]&lt;[.V$549];[.V468]&gt;[.V$550]);&quot;&quot;;[.V468]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formula="of:=IF(OR([.B469]&lt;[.B$549];[.B469]&gt;[.B$550]);&quot;&quot;;[.B469])" office:value-type="string" office:string-value="" calcext:value-type="error">
            <text:p>#DIV/0 !</text:p>
          </table:table-cell>
          <table:table-cell table:formula="of:=IF(OR([.C469]&lt;[.C$549];[.C469]&gt;[.C$550]);&quot;&quot;;[.C469])" office:value-type="float" office:value="0.000377310854223405" calcext:value-type="float">
            <text:p>0,0003773109</text:p>
          </table:table-cell>
          <table:table-cell table:formula="of:=IF(OR([.D469]&lt;[.D$549];[.D469]&gt;[.D$550]);&quot;&quot;;[.D469])">
            <text:p/>
          </table:table-cell>
          <table:table-cell table:formula="of:=IF(OR([.E469]&lt;[.E$549];[.E469]&gt;[.E$550]);&quot;&quot;;[.E469])" office:value-type="float" office:value="1" calcext:value-type="float">
            <text:p>1</text:p>
          </table:table-cell>
          <table:table-cell table:formula="of:=IF(OR([.F469]&lt;[.F$549];[.F469]&gt;[.F$550]);&quot;&quot;;[.F469])" office:value-type="string" office:string-value="" calcext:value-type="error">
            <text:p>#DIV/0 !</text:p>
          </table:table-cell>
          <table:table-cell table:formula="of:=IF(OR([.G469]&lt;[.G$549];[.G469]&gt;[.G$550]);&quot;&quot;;[.G469])" office:value-type="string" office:string-value="" calcext:value-type="error">
            <text:p>#DIV/0 !</text:p>
          </table:table-cell>
          <table:table-cell table:formula="of:=IF(OR([.H469]&lt;[.H$549];[.H469]&gt;[.H$550]);&quot;&quot;;[.H469])">
            <text:p/>
          </table:table-cell>
          <table:table-cell table:formula="of:=IF(OR([.I469]&lt;[.I$549];[.I469]&gt;[.I$550]);&quot;&quot;;[.I469])" office:value-type="float" office:value="0.015546046035827" calcext:value-type="float">
            <text:p>0,015546046</text:p>
          </table:table-cell>
          <table:table-cell table:formula="of:=IF(OR([.J469]&lt;[.J$549];[.J469]&gt;[.J$550]);&quot;&quot;;[.J469])">
            <text:p/>
          </table:table-cell>
          <table:table-cell table:formula="of:=IF(OR([.K469]&lt;[.K$549];[.K469]&gt;[.K$550]);&quot;&quot;;[.K469])">
            <text:p/>
          </table:table-cell>
          <table:table-cell table:formula="of:=IF(OR([.L469]&lt;[.L$549];[.L469]&gt;[.L$550]);&quot;&quot;;[.L469])">
            <text:p/>
          </table:table-cell>
          <table:table-cell table:formula="of:=IF(OR([.M469]&lt;[.M$549];[.M469]&gt;[.M$550]);&quot;&quot;;[.M469])" office:value-type="float" office:value="0.000106490425966792" calcext:value-type="float">
            <text:p>0,0001064904</text:p>
          </table:table-cell>
          <table:table-cell table:formula="of:=IF(OR([.N469]&lt;[.N$549];[.N469]&gt;[.N$550]);&quot;&quot;;[.N469])" office:value-type="float" office:value="0.402988681766152" calcext:value-type="float">
            <text:p>0,4029886818</text:p>
          </table:table-cell>
          <table:table-cell table:formula="of:=IF(OR([.O469]&lt;[.O$549];[.O469]&gt;[.O$550]);&quot;&quot;;[.O469])">
            <text:p/>
          </table:table-cell>
          <table:table-cell table:formula="of:=IF(OR([.P469]&lt;[.P$549];[.P469]&gt;[.P$550]);&quot;&quot;;[.P469])" office:value-type="string" office:string-value="" calcext:value-type="error">
            <text:p>#DIV/0 !</text:p>
          </table:table-cell>
          <table:table-cell table:formula="of:=IF(OR([.Q469]&lt;[.Q$549];[.Q469]&gt;[.Q$550]);&quot;&quot;;[.Q469])" office:value-type="string" office:string-value="" calcext:value-type="error">
            <text:p>#DIV/0 !</text:p>
          </table:table-cell>
          <table:table-cell table:formula="of:=IF(OR([.R469]&lt;[.R$549];[.R469]&gt;[.R$550]);&quot;&quot;;[.R469])">
            <text:p/>
          </table:table-cell>
          <table:table-cell table:formula="of:=IF(OR([.S469]&lt;[.S$549];[.S469]&gt;[.S$550]);&quot;&quot;;[.S469])" office:value-type="float" office:value="0.0133169004648424" calcext:value-type="float">
            <text:p>0,0133169005</text:p>
          </table:table-cell>
          <table:table-cell table:formula="of:=IF(OR([.T469]&lt;[.T$549];[.T469]&gt;[.T$550]);&quot;&quot;;[.T469])">
            <text:p/>
          </table:table-cell>
          <table:table-cell table:formula="of:=IF(OR([.U469]&lt;[.U$549];[.U469]&gt;[.U$550]);&quot;&quot;;[.U469])">
            <text:p/>
          </table:table-cell>
          <table:table-cell table:formula="of:=IF(OR([.V469]&lt;[.V$549];[.V469]&gt;[.V$550]);&quot;&quot;;[.V469]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formula="of:=IF(OR([.B470]&lt;[.B$549];[.B470]&gt;[.B$550]);&quot;&quot;;[.B470])" office:value-type="string" office:string-value="" calcext:value-type="error">
            <text:p>#DIV/0 !</text:p>
          </table:table-cell>
          <table:table-cell table:formula="of:=IF(OR([.C470]&lt;[.C$549];[.C470]&gt;[.C$550]);&quot;&quot;;[.C470])" office:value-type="float" office:value="0.000355513312673929" calcext:value-type="float">
            <text:p>0,0003555133</text:p>
          </table:table-cell>
          <table:table-cell table:formula="of:=IF(OR([.D470]&lt;[.D$549];[.D470]&gt;[.D$550]);&quot;&quot;;[.D470])" office:value-type="float" office:value="0.00208137572090045" calcext:value-type="float">
            <text:p>0,0020813757</text:p>
          </table:table-cell>
          <table:table-cell table:formula="of:=IF(OR([.E470]&lt;[.E$549];[.E470]&gt;[.E$550]);&quot;&quot;;[.E470])" office:value-type="float" office:value="1" calcext:value-type="float">
            <text:p>1</text:p>
          </table:table-cell>
          <table:table-cell table:formula="of:=IF(OR([.F470]&lt;[.F$549];[.F470]&gt;[.F$550]);&quot;&quot;;[.F470])" office:value-type="string" office:string-value="" calcext:value-type="error">
            <text:p>#DIV/0 !</text:p>
          </table:table-cell>
          <table:table-cell table:formula="of:=IF(OR([.G470]&lt;[.G$549];[.G470]&gt;[.G$550]);&quot;&quot;;[.G470])" office:value-type="string" office:string-value="" calcext:value-type="error">
            <text:p>#DIV/0 !</text:p>
          </table:table-cell>
          <table:table-cell table:formula="of:=IF(OR([.H470]&lt;[.H$549];[.H470]&gt;[.H$550]);&quot;&quot;;[.H470])">
            <text:p/>
          </table:table-cell>
          <table:table-cell table:formula="of:=IF(OR([.I470]&lt;[.I$549];[.I470]&gt;[.I$550]);&quot;&quot;;[.I470])" office:value-type="float" office:value="0.0152423364786921" calcext:value-type="float">
            <text:p>0,0152423365</text:p>
          </table:table-cell>
          <table:table-cell table:formula="of:=IF(OR([.J470]&lt;[.J$549];[.J470]&gt;[.J$550]);&quot;&quot;;[.J470])">
            <text:p/>
          </table:table-cell>
          <table:table-cell table:formula="of:=IF(OR([.K470]&lt;[.K$549];[.K470]&gt;[.K$550]);&quot;&quot;;[.K470])">
            <text:p/>
          </table:table-cell>
          <table:table-cell table:formula="of:=IF(OR([.L470]&lt;[.L$549];[.L470]&gt;[.L$550]);&quot;&quot;;[.L470])" office:value-type="float" office:value="0.000291120560507156" calcext:value-type="float">
            <text:p>0,0002911206</text:p>
          </table:table-cell>
          <table:table-cell table:formula="of:=IF(OR([.M470]&lt;[.M$549];[.M470]&gt;[.M$550]);&quot;&quot;;[.M470])">
            <text:p/>
          </table:table-cell>
          <table:table-cell table:formula="of:=IF(OR([.N470]&lt;[.N$549];[.N470]&gt;[.N$550]);&quot;&quot;;[.N470])" office:value-type="float" office:value="0.379433854813754" calcext:value-type="float">
            <text:p>0,3794338548</text:p>
          </table:table-cell>
          <table:table-cell table:formula="of:=IF(OR([.O470]&lt;[.O$549];[.O470]&gt;[.O$550]);&quot;&quot;;[.O470])">
            <text:p/>
          </table:table-cell>
          <table:table-cell table:formula="of:=IF(OR([.P470]&lt;[.P$549];[.P470]&gt;[.P$550]);&quot;&quot;;[.P470])" office:value-type="string" office:string-value="" calcext:value-type="error">
            <text:p>#DIV/0 !</text:p>
          </table:table-cell>
          <table:table-cell table:formula="of:=IF(OR([.Q470]&lt;[.Q$549];[.Q470]&gt;[.Q$550]);&quot;&quot;;[.Q470])" office:value-type="string" office:string-value="" calcext:value-type="error">
            <text:p>#DIV/0 !</text:p>
          </table:table-cell>
          <table:table-cell table:formula="of:=IF(OR([.R470]&lt;[.R$549];[.R470]&gt;[.R$550]);&quot;&quot;;[.R470])" office:value-type="float" office:value="0.000106928747841224" calcext:value-type="float">
            <text:p>0,0001069287</text:p>
          </table:table-cell>
          <table:table-cell table:formula="of:=IF(OR([.S470]&lt;[.S$549];[.S470]&gt;[.S$550]);&quot;&quot;;[.S470])" office:value-type="float" office:value="0.0137196418411015" calcext:value-type="float">
            <text:p>0,0137196418</text:p>
          </table:table-cell>
          <table:table-cell table:formula="of:=IF(OR([.T470]&lt;[.T$549];[.T470]&gt;[.T$550]);&quot;&quot;;[.T470])" office:value-type="float" office:value="0.0000713779011488561" calcext:value-type="float">
            <text:p>7,13779011488561E-005</text:p>
          </table:table-cell>
          <table:table-cell table:formula="of:=IF(OR([.U470]&lt;[.U$549];[.U470]&gt;[.U$550]);&quot;&quot;;[.U470])">
            <text:p/>
          </table:table-cell>
          <table:table-cell table:formula="of:=IF(OR([.V470]&lt;[.V$549];[.V470]&gt;[.V$550]);&quot;&quot;;[.V470]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OR([.B471]&lt;[.B$549];[.B471]&gt;[.B$550]);&quot;&quot;;[.B471])" office:value-type="string" office:string-value="" calcext:value-type="error">
            <text:p>#DIV/0 !</text:p>
          </table:table-cell>
          <table:table-cell table:formula="of:=IF(OR([.C471]&lt;[.C$549];[.C471]&gt;[.C$550]);&quot;&quot;;[.C471])" office:value-type="float" office:value="0.000402967347675511" calcext:value-type="float">
            <text:p>0,0004029673</text:p>
          </table:table-cell>
          <table:table-cell table:formula="of:=IF(OR([.D471]&lt;[.D$549];[.D471]&gt;[.D$550]);&quot;&quot;;[.D471])" office:value-type="float" office:value="0.00212619405176119" calcext:value-type="float">
            <text:p>0,0021261941</text:p>
          </table:table-cell>
          <table:table-cell table:formula="of:=IF(OR([.E471]&lt;[.E$549];[.E471]&gt;[.E$550]);&quot;&quot;;[.E471])" office:value-type="float" office:value="1" calcext:value-type="float">
            <text:p>1</text:p>
          </table:table-cell>
          <table:table-cell table:formula="of:=IF(OR([.F471]&lt;[.F$549];[.F471]&gt;[.F$550]);&quot;&quot;;[.F471])" office:value-type="string" office:string-value="" calcext:value-type="error">
            <text:p>#DIV/0 !</text:p>
          </table:table-cell>
          <table:table-cell table:formula="of:=IF(OR([.G471]&lt;[.G$549];[.G471]&gt;[.G$550]);&quot;&quot;;[.G471])" office:value-type="string" office:string-value="" calcext:value-type="error">
            <text:p>#DIV/0 !</text:p>
          </table:table-cell>
          <table:table-cell table:formula="of:=IF(OR([.H471]&lt;[.H$549];[.H471]&gt;[.H$550]);&quot;&quot;;[.H471])">
            <text:p/>
          </table:table-cell>
          <table:table-cell table:formula="of:=IF(OR([.I471]&lt;[.I$549];[.I471]&gt;[.I$550]);&quot;&quot;;[.I471])" office:value-type="float" office:value="0.0148991194614488" calcext:value-type="float">
            <text:p>0,0148991195</text:p>
          </table:table-cell>
          <table:table-cell table:formula="of:=IF(OR([.J471]&lt;[.J$549];[.J471]&gt;[.J$550]);&quot;&quot;;[.J471])" office:value-type="float" office:value="0.000421406447620126" calcext:value-type="float">
            <text:p>0,0004214064</text:p>
          </table:table-cell>
          <table:table-cell table:formula="of:=IF(OR([.K471]&lt;[.K$549];[.K471]&gt;[.K$550]);&quot;&quot;;[.K471])">
            <text:p/>
          </table:table-cell>
          <table:table-cell table:formula="of:=IF(OR([.L471]&lt;[.L$549];[.L471]&gt;[.L$550]);&quot;&quot;;[.L471])" office:value-type="float" office:value="0.000267589703424427" calcext:value-type="float">
            <text:p>0,0002675897</text:p>
          </table:table-cell>
          <table:table-cell table:formula="of:=IF(OR([.M471]&lt;[.M$549];[.M471]&gt;[.M$550]);&quot;&quot;;[.M471])" office:value-type="float" office:value="0.000265527989296392" calcext:value-type="float">
            <text:p>0,000265528</text:p>
          </table:table-cell>
          <table:table-cell table:formula="of:=IF(OR([.N471]&lt;[.N$549];[.N471]&gt;[.N$550]);&quot;&quot;;[.N471])" office:value-type="float" office:value="0.369440143582821" calcext:value-type="float">
            <text:p>0,3694401436</text:p>
          </table:table-cell>
          <table:table-cell table:formula="of:=IF(OR([.O471]&lt;[.O$549];[.O471]&gt;[.O$550]);&quot;&quot;;[.O471])">
            <text:p/>
          </table:table-cell>
          <table:table-cell table:formula="of:=IF(OR([.P471]&lt;[.P$549];[.P471]&gt;[.P$550]);&quot;&quot;;[.P471])" office:value-type="string" office:string-value="" calcext:value-type="error">
            <text:p>#DIV/0 !</text:p>
          </table:table-cell>
          <table:table-cell table:formula="of:=IF(OR([.Q471]&lt;[.Q$549];[.Q471]&gt;[.Q$550]);&quot;&quot;;[.Q471])" office:value-type="string" office:string-value="" calcext:value-type="error">
            <text:p>#DIV/0 !</text:p>
          </table:table-cell>
          <table:table-cell table:formula="of:=IF(OR([.R471]&lt;[.R$549];[.R471]&gt;[.R$550]);&quot;&quot;;[.R471])" office:value-type="float" office:value="0.0000696304964754143" calcext:value-type="float">
            <text:p>6,96304964754143E-005</text:p>
          </table:table-cell>
          <table:table-cell table:formula="of:=IF(OR([.S471]&lt;[.S$549];[.S471]&gt;[.S$550]);&quot;&quot;;[.S471])" office:value-type="float" office:value="0.0126721810977217" calcext:value-type="float">
            <text:p>0,0126721811</text:p>
          </table:table-cell>
          <table:table-cell table:formula="of:=IF(OR([.T471]&lt;[.T$549];[.T471]&gt;[.T$550]);&quot;&quot;;[.T471])" office:value-type="float" office:value="0.0000331656294305816" calcext:value-type="float">
            <text:p>3,31656294305816E-005</text:p>
          </table:table-cell>
          <table:table-cell table:formula="of:=IF(OR([.U471]&lt;[.U$549];[.U471]&gt;[.U$550]);&quot;&quot;;[.U471])">
            <text:p/>
          </table:table-cell>
          <table:table-cell table:formula="of:=IF(OR([.V471]&lt;[.V$549];[.V471]&gt;[.V$550]);&quot;&quot;;[.V471]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formula="of:=IF(OR([.B472]&lt;[.B$549];[.B472]&gt;[.B$550]);&quot;&quot;;[.B472])" office:value-type="string" office:string-value="" calcext:value-type="error">
            <text:p>#DIV/0 !</text:p>
          </table:table-cell>
          <table:table-cell table:formula="of:=IF(OR([.C472]&lt;[.C$549];[.C472]&gt;[.C$550]);&quot;&quot;;[.C472])" office:value-type="float" office:value="0.000315184298920483" calcext:value-type="float">
            <text:p>0,0003151843</text:p>
          </table:table-cell>
          <table:table-cell table:formula="of:=IF(OR([.D472]&lt;[.D$549];[.D472]&gt;[.D$550]);&quot;&quot;;[.D472])" office:value-type="float" office:value="0.00160538492835072" calcext:value-type="float">
            <text:p>0,0016053849</text:p>
          </table:table-cell>
          <table:table-cell table:formula="of:=IF(OR([.E472]&lt;[.E$549];[.E472]&gt;[.E$550]);&quot;&quot;;[.E472])" office:value-type="float" office:value="1" calcext:value-type="float">
            <text:p>1</text:p>
          </table:table-cell>
          <table:table-cell table:formula="of:=IF(OR([.F472]&lt;[.F$549];[.F472]&gt;[.F$550]);&quot;&quot;;[.F472])" office:value-type="string" office:string-value="" calcext:value-type="error">
            <text:p>#DIV/0 !</text:p>
          </table:table-cell>
          <table:table-cell table:formula="of:=IF(OR([.G472]&lt;[.G$549];[.G472]&gt;[.G$550]);&quot;&quot;;[.G472])" office:value-type="string" office:string-value="" calcext:value-type="error">
            <text:p>#DIV/0 !</text:p>
          </table:table-cell>
          <table:table-cell table:formula="of:=IF(OR([.H472]&lt;[.H$549];[.H472]&gt;[.H$550]);&quot;&quot;;[.H472])" office:value-type="float" office:value="0.000150304651219306" calcext:value-type="float">
            <text:p>0,0001503047</text:p>
          </table:table-cell>
          <table:table-cell table:formula="of:=IF(OR([.I472]&lt;[.I$549];[.I472]&gt;[.I$550]);&quot;&quot;;[.I472])" office:value-type="float" office:value="0.0154051541947942" calcext:value-type="float">
            <text:p>0,0154051542</text:p>
          </table:table-cell>
          <table:table-cell table:formula="of:=IF(OR([.J472]&lt;[.J$549];[.J472]&gt;[.J$550]);&quot;&quot;;[.J472])">
            <text:p/>
          </table:table-cell>
          <table:table-cell table:formula="of:=IF(OR([.K472]&lt;[.K$549];[.K472]&gt;[.K$550]);&quot;&quot;;[.K472])">
            <text:p/>
          </table:table-cell>
          <table:table-cell table:formula="of:=IF(OR([.L472]&lt;[.L$549];[.L472]&gt;[.L$550]);&quot;&quot;;[.L472])" office:value-type="float" office:value="0.000195937221689683" calcext:value-type="float">
            <text:p>0,0001959372</text:p>
          </table:table-cell>
          <table:table-cell table:formula="of:=IF(OR([.M472]&lt;[.M$549];[.M472]&gt;[.M$550]);&quot;&quot;;[.M472])" office:value-type="float" office:value="0.000243068430911221" calcext:value-type="float">
            <text:p>0,0002430684</text:p>
          </table:table-cell>
          <table:table-cell table:formula="of:=IF(OR([.N472]&lt;[.N$549];[.N472]&gt;[.N$550]);&quot;&quot;;[.N472])" office:value-type="float" office:value="0.365134986359302" calcext:value-type="float">
            <text:p>0,3651349864</text:p>
          </table:table-cell>
          <table:table-cell table:formula="of:=IF(OR([.O472]&lt;[.O$549];[.O472]&gt;[.O$550]);&quot;&quot;;[.O472])" office:value-type="float" office:value="0.0000229570887126261" calcext:value-type="float">
            <text:p>2,29570887126261E-005</text:p>
          </table:table-cell>
          <table:table-cell table:formula="of:=IF(OR([.P472]&lt;[.P$549];[.P472]&gt;[.P$550]);&quot;&quot;;[.P472])" office:value-type="string" office:string-value="" calcext:value-type="error">
            <text:p>#DIV/0 !</text:p>
          </table:table-cell>
          <table:table-cell table:formula="of:=IF(OR([.Q472]&lt;[.Q$549];[.Q472]&gt;[.Q$550]);&quot;&quot;;[.Q472])" office:value-type="string" office:string-value="" calcext:value-type="error">
            <text:p>#DIV/0 !</text:p>
          </table:table-cell>
          <table:table-cell table:formula="of:=IF(OR([.R472]&lt;[.R$549];[.R472]&gt;[.R$550]);&quot;&quot;;[.R472])">
            <text:p/>
          </table:table-cell>
          <table:table-cell table:formula="of:=IF(OR([.S472]&lt;[.S$549];[.S472]&gt;[.S$550]);&quot;&quot;;[.S472])" office:value-type="float" office:value="0.0131952350457671" calcext:value-type="float">
            <text:p>0,013195235</text:p>
          </table:table-cell>
          <table:table-cell table:formula="of:=IF(OR([.T472]&lt;[.T$549];[.T472]&gt;[.T$550]);&quot;&quot;;[.T472])">
            <text:p/>
          </table:table-cell>
          <table:table-cell table:formula="of:=IF(OR([.U472]&lt;[.U$549];[.U472]&gt;[.U$550]);&quot;&quot;;[.U472])">
            <text:p/>
          </table:table-cell>
          <table:table-cell table:formula="of:=IF(OR([.V472]&lt;[.V$549];[.V472]&gt;[.V$550]);&quot;&quot;;[.V472]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formula="of:=IF(OR([.B473]&lt;[.B$549];[.B473]&gt;[.B$550]);&quot;&quot;;[.B473])" office:value-type="string" office:string-value="" calcext:value-type="error">
            <text:p>#DIV/0 !</text:p>
          </table:table-cell>
          <table:table-cell table:formula="of:=IF(OR([.C473]&lt;[.C$549];[.C473]&gt;[.C$550]);&quot;&quot;;[.C473])" office:value-type="float" office:value="0.000250651231491057" calcext:value-type="float">
            <text:p>0,0002506512</text:p>
          </table:table-cell>
          <table:table-cell table:formula="of:=IF(OR([.D473]&lt;[.D$549];[.D473]&gt;[.D$550]);&quot;&quot;;[.D473])" office:value-type="float" office:value="0.00205829581419775" calcext:value-type="float">
            <text:p>0,0020582958</text:p>
          </table:table-cell>
          <table:table-cell table:formula="of:=IF(OR([.E473]&lt;[.E$549];[.E473]&gt;[.E$550]);&quot;&quot;;[.E473])" office:value-type="float" office:value="1" calcext:value-type="float">
            <text:p>1</text:p>
          </table:table-cell>
          <table:table-cell table:formula="of:=IF(OR([.F473]&lt;[.F$549];[.F473]&gt;[.F$550]);&quot;&quot;;[.F473])" office:value-type="string" office:string-value="" calcext:value-type="error">
            <text:p>#DIV/0 !</text:p>
          </table:table-cell>
          <table:table-cell table:formula="of:=IF(OR([.G473]&lt;[.G$549];[.G473]&gt;[.G$550]);&quot;&quot;;[.G473])" office:value-type="string" office:string-value="" calcext:value-type="error">
            <text:p>#DIV/0 !</text:p>
          </table:table-cell>
          <table:table-cell table:formula="of:=IF(OR([.H473]&lt;[.H$549];[.H473]&gt;[.H$550]);&quot;&quot;;[.H473])">
            <text:p/>
          </table:table-cell>
          <table:table-cell table:formula="of:=IF(OR([.I473]&lt;[.I$549];[.I473]&gt;[.I$550]);&quot;&quot;;[.I473])" office:value-type="float" office:value="0.0150733176416187" calcext:value-type="float">
            <text:p>0,0150733176</text:p>
          </table:table-cell>
          <table:table-cell table:formula="of:=IF(OR([.J473]&lt;[.J$549];[.J473]&gt;[.J$550]);&quot;&quot;;[.J473])">
            <text:p/>
          </table:table-cell>
          <table:table-cell table:formula="of:=IF(OR([.K473]&lt;[.K$549];[.K473]&gt;[.K$550]);&quot;&quot;;[.K473])">
            <text:p/>
          </table:table-cell>
          <table:table-cell table:formula="of:=IF(OR([.L473]&lt;[.L$549];[.L473]&gt;[.L$550]);&quot;&quot;;[.L473])" office:value-type="float" office:value="0.000138956507573929" calcext:value-type="float">
            <text:p>0,0001389565</text:p>
          </table:table-cell>
          <table:table-cell table:formula="of:=IF(OR([.M473]&lt;[.M$549];[.M473]&gt;[.M$550]);&quot;&quot;;[.M473])">
            <text:p/>
          </table:table-cell>
          <table:table-cell table:formula="of:=IF(OR([.N473]&lt;[.N$549];[.N473]&gt;[.N$550]);&quot;&quot;;[.N473])" office:value-type="float" office:value="0.361324182414963" calcext:value-type="float">
            <text:p>0,3613241824</text:p>
          </table:table-cell>
          <table:table-cell table:formula="of:=IF(OR([.O473]&lt;[.O$549];[.O473]&gt;[.O$550]);&quot;&quot;;[.O473])" office:value-type="float" office:value="0.0000160412762860152" calcext:value-type="float">
            <text:p>1,60412762860152E-005</text:p>
          </table:table-cell>
          <table:table-cell table:formula="of:=IF(OR([.P473]&lt;[.P$549];[.P473]&gt;[.P$550]);&quot;&quot;;[.P473])" office:value-type="string" office:string-value="" calcext:value-type="error">
            <text:p>#DIV/0 !</text:p>
          </table:table-cell>
          <table:table-cell table:formula="of:=IF(OR([.Q473]&lt;[.Q$549];[.Q473]&gt;[.Q$550]);&quot;&quot;;[.Q473])" office:value-type="string" office:string-value="" calcext:value-type="error">
            <text:p>#DIV/0 !</text:p>
          </table:table-cell>
          <table:table-cell table:formula="of:=IF(OR([.R473]&lt;[.R$549];[.R473]&gt;[.R$550]);&quot;&quot;;[.R473])">
            <text:p/>
          </table:table-cell>
          <table:table-cell table:formula="of:=IF(OR([.S473]&lt;[.S$549];[.S473]&gt;[.S$550]);&quot;&quot;;[.S473])" office:value-type="float" office:value="0.0135675078219971" calcext:value-type="float">
            <text:p>0,0135675078</text:p>
          </table:table-cell>
          <table:table-cell table:formula="of:=IF(OR([.T473]&lt;[.T$549];[.T473]&gt;[.T$550]);&quot;&quot;;[.T473])">
            <text:p/>
          </table:table-cell>
          <table:table-cell table:formula="of:=IF(OR([.U473]&lt;[.U$549];[.U473]&gt;[.U$550]);&quot;&quot;;[.U473])">
            <text:p/>
          </table:table-cell>
          <table:table-cell table:formula="of:=IF(OR([.V473]&lt;[.V$549];[.V473]&gt;[.V$550]);&quot;&quot;;[.V473]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formula="of:=IF(OR([.B474]&lt;[.B$549];[.B474]&gt;[.B$550]);&quot;&quot;;[.B474])" office:value-type="string" office:string-value="" calcext:value-type="error">
            <text:p>#DIV/0 !</text:p>
          </table:table-cell>
          <table:table-cell table:formula="of:=IF(OR([.C474]&lt;[.C$549];[.C474]&gt;[.C$550]);&quot;&quot;;[.C474])" office:value-type="float" office:value="0.000320849700332733" calcext:value-type="float">
            <text:p>0,0003208497</text:p>
          </table:table-cell>
          <table:table-cell table:formula="of:=IF(OR([.D474]&lt;[.D$549];[.D474]&gt;[.D$550]);&quot;&quot;;[.D474])">
            <text:p/>
          </table:table-cell>
          <table:table-cell table:formula="of:=IF(OR([.E474]&lt;[.E$549];[.E474]&gt;[.E$550]);&quot;&quot;;[.E474])" office:value-type="float" office:value="1" calcext:value-type="float">
            <text:p>1</text:p>
          </table:table-cell>
          <table:table-cell table:formula="of:=IF(OR([.F474]&lt;[.F$549];[.F474]&gt;[.F$550]);&quot;&quot;;[.F474])" office:value-type="string" office:string-value="" calcext:value-type="error">
            <text:p>#DIV/0 !</text:p>
          </table:table-cell>
          <table:table-cell table:formula="of:=IF(OR([.G474]&lt;[.G$549];[.G474]&gt;[.G$550]);&quot;&quot;;[.G474])" office:value-type="string" office:string-value="" calcext:value-type="error">
            <text:p>#DIV/0 !</text:p>
          </table:table-cell>
          <table:table-cell table:formula="of:=IF(OR([.H474]&lt;[.H$549];[.H474]&gt;[.H$550]);&quot;&quot;;[.H474])">
            <text:p/>
          </table:table-cell>
          <table:table-cell table:formula="of:=IF(OR([.I474]&lt;[.I$549];[.I474]&gt;[.I$550]);&quot;&quot;;[.I474])" office:value-type="float" office:value="0.0150104856401033" calcext:value-type="float">
            <text:p>0,0150104856</text:p>
          </table:table-cell>
          <table:table-cell table:formula="of:=IF(OR([.J474]&lt;[.J$549];[.J474]&gt;[.J$550]);&quot;&quot;;[.J474])">
            <text:p/>
          </table:table-cell>
          <table:table-cell table:formula="of:=IF(OR([.K474]&lt;[.K$549];[.K474]&gt;[.K$550]);&quot;&quot;;[.K474])">
            <text:p/>
          </table:table-cell>
          <table:table-cell table:formula="of:=IF(OR([.L474]&lt;[.L$549];[.L474]&gt;[.L$550]);&quot;&quot;;[.L474])">
            <text:p/>
          </table:table-cell>
          <table:table-cell table:formula="of:=IF(OR([.M474]&lt;[.M$549];[.M474]&gt;[.M$550]);&quot;&quot;;[.M474])" office:value-type="float" office:value="0.000232503324409543" calcext:value-type="float">
            <text:p>0,0002325033</text:p>
          </table:table-cell>
          <table:table-cell table:formula="of:=IF(OR([.N474]&lt;[.N$549];[.N474]&gt;[.N$550]);&quot;&quot;;[.N474])" office:value-type="float" office:value="0.345094140207559" calcext:value-type="float">
            <text:p>0,3450941402</text:p>
          </table:table-cell>
          <table:table-cell table:formula="of:=IF(OR([.O474]&lt;[.O$549];[.O474]&gt;[.O$550]);&quot;&quot;;[.O474])">
            <text:p/>
          </table:table-cell>
          <table:table-cell table:formula="of:=IF(OR([.P474]&lt;[.P$549];[.P474]&gt;[.P$550]);&quot;&quot;;[.P474])" office:value-type="string" office:string-value="" calcext:value-type="error">
            <text:p>#DIV/0 !</text:p>
          </table:table-cell>
          <table:table-cell table:formula="of:=IF(OR([.Q474]&lt;[.Q$549];[.Q474]&gt;[.Q$550]);&quot;&quot;;[.Q474])" office:value-type="string" office:string-value="" calcext:value-type="error">
            <text:p>#DIV/0 !</text:p>
          </table:table-cell>
          <table:table-cell table:formula="of:=IF(OR([.R474]&lt;[.R$549];[.R474]&gt;[.R$550]);&quot;&quot;;[.R474])">
            <text:p/>
          </table:table-cell>
          <table:table-cell table:formula="of:=IF(OR([.S474]&lt;[.S$549];[.S474]&gt;[.S$550]);&quot;&quot;;[.S474])" office:value-type="float" office:value="0.0147962749776687" calcext:value-type="float">
            <text:p>0,014796275</text:p>
          </table:table-cell>
          <table:table-cell table:formula="of:=IF(OR([.T474]&lt;[.T$549];[.T474]&gt;[.T$550]);&quot;&quot;;[.T474])">
            <text:p/>
          </table:table-cell>
          <table:table-cell table:formula="of:=IF(OR([.U474]&lt;[.U$549];[.U474]&gt;[.U$550]);&quot;&quot;;[.U474])">
            <text:p/>
          </table:table-cell>
          <table:table-cell table:formula="of:=IF(OR([.V474]&lt;[.V$549];[.V474]&gt;[.V$550]);&quot;&quot;;[.V474]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OR([.B475]&lt;[.B$549];[.B475]&gt;[.B$550]);&quot;&quot;;[.B475])" office:value-type="string" office:string-value="" calcext:value-type="error">
            <text:p>#DIV/0 !</text:p>
          </table:table-cell>
          <table:table-cell table:formula="of:=IF(OR([.C475]&lt;[.C$549];[.C475]&gt;[.C$550]);&quot;&quot;;[.C475])" office:value-type="float" office:value="0.000247692234230531" calcext:value-type="float">
            <text:p>0,0002476922</text:p>
          </table:table-cell>
          <table:table-cell table:formula="of:=IF(OR([.D475]&lt;[.D$549];[.D475]&gt;[.D$550]);&quot;&quot;;[.D475])">
            <text:p/>
          </table:table-cell>
          <table:table-cell table:formula="of:=IF(OR([.E475]&lt;[.E$549];[.E475]&gt;[.E$550]);&quot;&quot;;[.E475])" office:value-type="float" office:value="1" calcext:value-type="float">
            <text:p>1</text:p>
          </table:table-cell>
          <table:table-cell table:formula="of:=IF(OR([.F475]&lt;[.F$549];[.F475]&gt;[.F$550]);&quot;&quot;;[.F475])" office:value-type="string" office:string-value="" calcext:value-type="error">
            <text:p>#DIV/0 !</text:p>
          </table:table-cell>
          <table:table-cell table:formula="of:=IF(OR([.G475]&lt;[.G$549];[.G475]&gt;[.G$550]);&quot;&quot;;[.G475])" office:value-type="string" office:string-value="" calcext:value-type="error">
            <text:p>#DIV/0 !</text:p>
          </table:table-cell>
          <table:table-cell table:formula="of:=IF(OR([.H475]&lt;[.H$549];[.H475]&gt;[.H$550]);&quot;&quot;;[.H475])">
            <text:p/>
          </table:table-cell>
          <table:table-cell table:formula="of:=IF(OR([.I475]&lt;[.I$549];[.I475]&gt;[.I$550]);&quot;&quot;;[.I475])" office:value-type="float" office:value="0.0161554165224142" calcext:value-type="float">
            <text:p>0,0161554165</text:p>
          </table:table-cell>
          <table:table-cell table:formula="of:=IF(OR([.J475]&lt;[.J$549];[.J475]&gt;[.J$550]);&quot;&quot;;[.J475])">
            <text:p/>
          </table:table-cell>
          <table:table-cell table:formula="of:=IF(OR([.K475]&lt;[.K$549];[.K475]&gt;[.K$550]);&quot;&quot;;[.K475])">
            <text:p/>
          </table:table-cell>
          <table:table-cell table:formula="of:=IF(OR([.L475]&lt;[.L$549];[.L475]&gt;[.L$550]);&quot;&quot;;[.L475])" office:value-type="float" office:value="0.000153853677277433" calcext:value-type="float">
            <text:p>0,0001538537</text:p>
          </table:table-cell>
          <table:table-cell table:formula="of:=IF(OR([.M475]&lt;[.M$549];[.M475]&gt;[.M$550]);&quot;&quot;;[.M475])" office:value-type="float" office:value="0.000204831325015392" calcext:value-type="float">
            <text:p>0,0002048313</text:p>
          </table:table-cell>
          <table:table-cell table:formula="of:=IF(OR([.N475]&lt;[.N$549];[.N475]&gt;[.N$550]);&quot;&quot;;[.N475])" office:value-type="float" office:value="0.339131840737744" calcext:value-type="float">
            <text:p>0,3391318407</text:p>
          </table:table-cell>
          <table:table-cell table:formula="of:=IF(OR([.O475]&lt;[.O$549];[.O475]&gt;[.O$550]);&quot;&quot;;[.O475])">
            <text:p/>
          </table:table-cell>
          <table:table-cell table:formula="of:=IF(OR([.P475]&lt;[.P$549];[.P475]&gt;[.P$550]);&quot;&quot;;[.P475])" office:value-type="string" office:string-value="" calcext:value-type="error">
            <text:p>#DIV/0 !</text:p>
          </table:table-cell>
          <table:table-cell table:formula="of:=IF(OR([.Q475]&lt;[.Q$549];[.Q475]&gt;[.Q$550]);&quot;&quot;;[.Q475])" office:value-type="string" office:string-value="" calcext:value-type="error">
            <text:p>#DIV/0 !</text:p>
          </table:table-cell>
          <table:table-cell table:formula="of:=IF(OR([.R475]&lt;[.R$549];[.R475]&gt;[.R$550]);&quot;&quot;;[.R475])" office:value-type="float" office:value="0.0000544882540872296" calcext:value-type="float">
            <text:p>5,44882540872296E-005</text:p>
          </table:table-cell>
          <table:table-cell table:formula="of:=IF(OR([.S475]&lt;[.S$549];[.S475]&gt;[.S$550]);&quot;&quot;;[.S475])" office:value-type="float" office:value="0.0152760761020283" calcext:value-type="float">
            <text:p>0,0152760761</text:p>
          </table:table-cell>
          <table:table-cell table:formula="of:=IF(OR([.T475]&lt;[.T$549];[.T475]&gt;[.T$550]);&quot;&quot;;[.T475])" office:value-type="float" office:value="0.0000305270117327812" calcext:value-type="float">
            <text:p>0,000030527</text:p>
          </table:table-cell>
          <table:table-cell table:formula="of:=IF(OR([.U475]&lt;[.U$549];[.U475]&gt;[.U$550]);&quot;&quot;;[.U475])">
            <text:p/>
          </table:table-cell>
          <table:table-cell table:formula="of:=IF(OR([.V475]&lt;[.V$549];[.V475]&gt;[.V$550]);&quot;&quot;;[.V475]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formula="of:=IF(OR([.B476]&lt;[.B$549];[.B476]&gt;[.B$550]);&quot;&quot;;[.B476])" office:value-type="string" office:string-value="" calcext:value-type="error">
            <text:p>#DIV/0 !</text:p>
          </table:table-cell>
          <table:table-cell table:formula="of:=IF(OR([.C476]&lt;[.C$549];[.C476]&gt;[.C$550]);&quot;&quot;;[.C476])" office:value-type="float" office:value="0.000292229561434159" calcext:value-type="float">
            <text:p>0,0002922296</text:p>
          </table:table-cell>
          <table:table-cell table:formula="of:=IF(OR([.D476]&lt;[.D$549];[.D476]&gt;[.D$550]);&quot;&quot;;[.D476])" office:value-type="float" office:value="0.00208000852756717" calcext:value-type="float">
            <text:p>0,0020800085</text:p>
          </table:table-cell>
          <table:table-cell table:formula="of:=IF(OR([.E476]&lt;[.E$549];[.E476]&gt;[.E$550]);&quot;&quot;;[.E476])" office:value-type="float" office:value="1" calcext:value-type="float">
            <text:p>1</text:p>
          </table:table-cell>
          <table:table-cell table:formula="of:=IF(OR([.F476]&lt;[.F$549];[.F476]&gt;[.F$550]);&quot;&quot;;[.F476])" office:value-type="string" office:string-value="" calcext:value-type="error">
            <text:p>#DIV/0 !</text:p>
          </table:table-cell>
          <table:table-cell table:formula="of:=IF(OR([.G476]&lt;[.G$549];[.G476]&gt;[.G$550]);&quot;&quot;;[.G476])" office:value-type="string" office:string-value="" calcext:value-type="error">
            <text:p>#DIV/0 !</text:p>
          </table:table-cell>
          <table:table-cell table:formula="of:=IF(OR([.H476]&lt;[.H$549];[.H476]&gt;[.H$550]);&quot;&quot;;[.H476])">
            <text:p/>
          </table:table-cell>
          <table:table-cell table:formula="of:=IF(OR([.I476]&lt;[.I$549];[.I476]&gt;[.I$550]);&quot;&quot;;[.I476])" office:value-type="float" office:value="0.0152388859232469" calcext:value-type="float">
            <text:p>0,0152388859</text:p>
          </table:table-cell>
          <table:table-cell table:formula="of:=IF(OR([.J476]&lt;[.J$549];[.J476]&gt;[.J$550]);&quot;&quot;;[.J476])">
            <text:p/>
          </table:table-cell>
          <table:table-cell table:formula="of:=IF(OR([.K476]&lt;[.K$549];[.K476]&gt;[.K$550]);&quot;&quot;;[.K476])">
            <text:p/>
          </table:table-cell>
          <table:table-cell table:formula="of:=IF(OR([.L476]&lt;[.L$549];[.L476]&gt;[.L$550]);&quot;&quot;;[.L476])">
            <text:p/>
          </table:table-cell>
          <table:table-cell table:formula="of:=IF(OR([.M476]&lt;[.M$549];[.M476]&gt;[.M$550]);&quot;&quot;;[.M476])" office:value-type="float" office:value="0.000138356988031276" calcext:value-type="float">
            <text:p>0,000138357</text:p>
          </table:table-cell>
          <table:table-cell table:formula="of:=IF(OR([.N476]&lt;[.N$549];[.N476]&gt;[.N$550]);&quot;&quot;;[.N476])" office:value-type="float" office:value="0.325851292566904" calcext:value-type="float">
            <text:p>0,3258512926</text:p>
          </table:table-cell>
          <table:table-cell table:formula="of:=IF(OR([.O476]&lt;[.O$549];[.O476]&gt;[.O$550]);&quot;&quot;;[.O476])">
            <text:p/>
          </table:table-cell>
          <table:table-cell table:formula="of:=IF(OR([.P476]&lt;[.P$549];[.P476]&gt;[.P$550]);&quot;&quot;;[.P476])" office:value-type="string" office:string-value="" calcext:value-type="error">
            <text:p>#DIV/0 !</text:p>
          </table:table-cell>
          <table:table-cell table:formula="of:=IF(OR([.Q476]&lt;[.Q$549];[.Q476]&gt;[.Q$550]);&quot;&quot;;[.Q476])" office:value-type="string" office:string-value="" calcext:value-type="error">
            <text:p>#DIV/0 !</text:p>
          </table:table-cell>
          <table:table-cell table:formula="of:=IF(OR([.R476]&lt;[.R$549];[.R476]&gt;[.R$550]);&quot;&quot;;[.R476])">
            <text:p/>
          </table:table-cell>
          <table:table-cell table:formula="of:=IF(OR([.S476]&lt;[.S$549];[.S476]&gt;[.S$550]);&quot;&quot;;[.S476])" office:value-type="float" office:value="0.0137106298195469" calcext:value-type="float">
            <text:p>0,0137106298</text:p>
          </table:table-cell>
          <table:table-cell table:formula="of:=IF(OR([.T476]&lt;[.T$549];[.T476]&gt;[.T$550]);&quot;&quot;;[.T476])">
            <text:p/>
          </table:table-cell>
          <table:table-cell table:formula="of:=IF(OR([.U476]&lt;[.U$549];[.U476]&gt;[.U$550]);&quot;&quot;;[.U476])">
            <text:p/>
          </table:table-cell>
          <table:table-cell table:formula="of:=IF(OR([.V476]&lt;[.V$549];[.V476]&gt;[.V$550]);&quot;&quot;;[.V476]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formula="of:=IF(OR([.B477]&lt;[.B$549];[.B477]&gt;[.B$550]);&quot;&quot;;[.B477])" office:value-type="string" office:string-value="" calcext:value-type="error">
            <text:p>#DIV/0 !</text:p>
          </table:table-cell>
          <table:table-cell table:formula="of:=IF(OR([.C477]&lt;[.C$549];[.C477]&gt;[.C$550]);&quot;&quot;;[.C477])" office:value-type="float" office:value="0.000314841231247008" calcext:value-type="float">
            <text:p>0,0003148412</text:p>
          </table:table-cell>
          <table:table-cell table:formula="of:=IF(OR([.D477]&lt;[.D$549];[.D477]&gt;[.D$550]);&quot;&quot;;[.D477])">
            <text:p/>
          </table:table-cell>
          <table:table-cell table:formula="of:=IF(OR([.E477]&lt;[.E$549];[.E477]&gt;[.E$550]);&quot;&quot;;[.E477])" office:value-type="float" office:value="1" calcext:value-type="float">
            <text:p>1</text:p>
          </table:table-cell>
          <table:table-cell table:formula="of:=IF(OR([.F477]&lt;[.F$549];[.F477]&gt;[.F$550]);&quot;&quot;;[.F477])" office:value-type="string" office:string-value="" calcext:value-type="error">
            <text:p>#DIV/0 !</text:p>
          </table:table-cell>
          <table:table-cell table:formula="of:=IF(OR([.G477]&lt;[.G$549];[.G477]&gt;[.G$550]);&quot;&quot;;[.G477])" office:value-type="string" office:string-value="" calcext:value-type="error">
            <text:p>#DIV/0 !</text:p>
          </table:table-cell>
          <table:table-cell table:formula="of:=IF(OR([.H477]&lt;[.H$549];[.H477]&gt;[.H$550]);&quot;&quot;;[.H477])">
            <text:p/>
          </table:table-cell>
          <table:table-cell table:formula="of:=IF(OR([.I477]&lt;[.I$549];[.I477]&gt;[.I$550]);&quot;&quot;;[.I477])" office:value-type="float" office:value="0.0149595857248841" calcext:value-type="float">
            <text:p>0,0149595857</text:p>
          </table:table-cell>
          <table:table-cell table:formula="of:=IF(OR([.J477]&lt;[.J$549];[.J477]&gt;[.J$550]);&quot;&quot;;[.J477])">
            <text:p/>
          </table:table-cell>
          <table:table-cell table:formula="of:=IF(OR([.K477]&lt;[.K$549];[.K477]&gt;[.K$550]);&quot;&quot;;[.K477])">
            <text:p/>
          </table:table-cell>
          <table:table-cell table:formula="of:=IF(OR([.L477]&lt;[.L$549];[.L477]&gt;[.L$550]);&quot;&quot;;[.L477])">
            <text:p/>
          </table:table-cell>
          <table:table-cell table:formula="of:=IF(OR([.M477]&lt;[.M$549];[.M477]&gt;[.M$550]);&quot;&quot;;[.M477])" office:value-type="float" office:value="0.000196824228816543" calcext:value-type="float">
            <text:p>0,0001968242</text:p>
          </table:table-cell>
          <table:table-cell table:formula="of:=IF(OR([.N477]&lt;[.N$549];[.N477]&gt;[.N$550]);&quot;&quot;;[.N477])" office:value-type="float" office:value="0.338882186789995" calcext:value-type="float">
            <text:p>0,3388821868</text:p>
          </table:table-cell>
          <table:table-cell table:formula="of:=IF(OR([.O477]&lt;[.O$549];[.O477]&gt;[.O$550]);&quot;&quot;;[.O477])">
            <text:p/>
          </table:table-cell>
          <table:table-cell table:formula="of:=IF(OR([.P477]&lt;[.P$549];[.P477]&gt;[.P$550]);&quot;&quot;;[.P477])" office:value-type="string" office:string-value="" calcext:value-type="error">
            <text:p>#DIV/0 !</text:p>
          </table:table-cell>
          <table:table-cell table:formula="of:=IF(OR([.Q477]&lt;[.Q$549];[.Q477]&gt;[.Q$550]);&quot;&quot;;[.Q477])" office:value-type="string" office:string-value="" calcext:value-type="error">
            <text:p>#DIV/0 !</text:p>
          </table:table-cell>
          <table:table-cell table:formula="of:=IF(OR([.R477]&lt;[.R$549];[.R477]&gt;[.R$550]);&quot;&quot;;[.R477])">
            <text:p/>
          </table:table-cell>
          <table:table-cell table:formula="of:=IF(OR([.S477]&lt;[.S$549];[.S477]&gt;[.S$550]);&quot;&quot;;[.S477])" office:value-type="float" office:value="0.014071945778998" calcext:value-type="float">
            <text:p>0,0140719458</text:p>
          </table:table-cell>
          <table:table-cell table:formula="of:=IF(OR([.T477]&lt;[.T$549];[.T477]&gt;[.T$550]);&quot;&quot;;[.T477])" office:value-type="float" office:value="0.0000495278765727344" calcext:value-type="float">
            <text:p>4,95278765727344E-005</text:p>
          </table:table-cell>
          <table:table-cell table:formula="of:=IF(OR([.U477]&lt;[.U$549];[.U477]&gt;[.U$550]);&quot;&quot;;[.U477])">
            <text:p/>
          </table:table-cell>
          <table:table-cell table:formula="of:=IF(OR([.V477]&lt;[.V$549];[.V477]&gt;[.V$550]);&quot;&quot;;[.V477]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formula="of:=IF(OR([.B478]&lt;[.B$549];[.B478]&gt;[.B$550]);&quot;&quot;;[.B478])" office:value-type="string" office:string-value="" calcext:value-type="error">
            <text:p>#DIV/0 !</text:p>
          </table:table-cell>
          <table:table-cell table:formula="of:=IF(OR([.C478]&lt;[.C$549];[.C478]&gt;[.C$550]);&quot;&quot;;[.C478])" office:value-type="float" office:value="0.000340531623272326" calcext:value-type="float">
            <text:p>0,0003405316</text:p>
          </table:table-cell>
          <table:table-cell table:formula="of:=IF(OR([.D478]&lt;[.D$549];[.D478]&gt;[.D$550]);&quot;&quot;;[.D478])">
            <text:p/>
          </table:table-cell>
          <table:table-cell table:formula="of:=IF(OR([.E478]&lt;[.E$549];[.E478]&gt;[.E$550]);&quot;&quot;;[.E478])" office:value-type="float" office:value="1" calcext:value-type="float">
            <text:p>1</text:p>
          </table:table-cell>
          <table:table-cell table:formula="of:=IF(OR([.F478]&lt;[.F$549];[.F478]&gt;[.F$550]);&quot;&quot;;[.F478])" office:value-type="string" office:string-value="" calcext:value-type="error">
            <text:p>#DIV/0 !</text:p>
          </table:table-cell>
          <table:table-cell table:formula="of:=IF(OR([.G478]&lt;[.G$549];[.G478]&gt;[.G$550]);&quot;&quot;;[.G478])" office:value-type="string" office:string-value="" calcext:value-type="error">
            <text:p>#DIV/0 !</text:p>
          </table:table-cell>
          <table:table-cell table:formula="of:=IF(OR([.H478]&lt;[.H$549];[.H478]&gt;[.H$550]);&quot;&quot;;[.H478])">
            <text:p/>
          </table:table-cell>
          <table:table-cell table:formula="of:=IF(OR([.I478]&lt;[.I$549];[.I478]&gt;[.I$550]);&quot;&quot;;[.I478])" office:value-type="float" office:value="0.0159027297374078" calcext:value-type="float">
            <text:p>0,0159027297</text:p>
          </table:table-cell>
          <table:table-cell table:formula="of:=IF(OR([.J478]&lt;[.J$549];[.J478]&gt;[.J$550]);&quot;&quot;;[.J478])">
            <text:p/>
          </table:table-cell>
          <table:table-cell table:formula="of:=IF(OR([.K478]&lt;[.K$549];[.K478]&gt;[.K$550]);&quot;&quot;;[.K478])">
            <text:p/>
          </table:table-cell>
          <table:table-cell table:formula="of:=IF(OR([.L478]&lt;[.L$549];[.L478]&gt;[.L$550]);&quot;&quot;;[.L478])">
            <text:p/>
          </table:table-cell>
          <table:table-cell table:formula="of:=IF(OR([.M478]&lt;[.M$549];[.M478]&gt;[.M$550]);&quot;&quot;;[.M478])" office:value-type="float" office:value="0.000210322110276027" calcext:value-type="float">
            <text:p>0,0002103221</text:p>
          </table:table-cell>
          <table:table-cell table:formula="of:=IF(OR([.N478]&lt;[.N$549];[.N478]&gt;[.N$550]);&quot;&quot;;[.N478])" office:value-type="float" office:value="0.34208633142991" calcext:value-type="float">
            <text:p>0,3420863314</text:p>
          </table:table-cell>
          <table:table-cell table:formula="of:=IF(OR([.O478]&lt;[.O$549];[.O478]&gt;[.O$550]);&quot;&quot;;[.O478])" office:value-type="float" office:value="0.0000205387748610937" calcext:value-type="float">
            <text:p>2,05387748610937E-005</text:p>
          </table:table-cell>
          <table:table-cell table:formula="of:=IF(OR([.P478]&lt;[.P$549];[.P478]&gt;[.P$550]);&quot;&quot;;[.P478])" office:value-type="string" office:string-value="" calcext:value-type="error">
            <text:p>#DIV/0 !</text:p>
          </table:table-cell>
          <table:table-cell table:formula="of:=IF(OR([.Q478]&lt;[.Q$549];[.Q478]&gt;[.Q$550]);&quot;&quot;;[.Q478])" office:value-type="string" office:string-value="" calcext:value-type="error">
            <text:p>#DIV/0 !</text:p>
          </table:table-cell>
          <table:table-cell table:formula="of:=IF(OR([.R478]&lt;[.R$549];[.R478]&gt;[.R$550]);&quot;&quot;;[.R478])">
            <text:p/>
          </table:table-cell>
          <table:table-cell table:formula="of:=IF(OR([.S478]&lt;[.S$549];[.S478]&gt;[.S$550]);&quot;&quot;;[.S478])" office:value-type="float" office:value="0.0143140624534876" calcext:value-type="float">
            <text:p>0,0143140625</text:p>
          </table:table-cell>
          <table:table-cell table:formula="of:=IF(OR([.T478]&lt;[.T$549];[.T478]&gt;[.T$550]);&quot;&quot;;[.T478])">
            <text:p/>
          </table:table-cell>
          <table:table-cell table:formula="of:=IF(OR([.U478]&lt;[.U$549];[.U478]&gt;[.U$550]);&quot;&quot;;[.U478])">
            <text:p/>
          </table:table-cell>
          <table:table-cell table:formula="of:=IF(OR([.V478]&lt;[.V$549];[.V478]&gt;[.V$550]);&quot;&quot;;[.V478]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formula="of:=IF(OR([.B479]&lt;[.B$549];[.B479]&gt;[.B$550]);&quot;&quot;;[.B479])" office:value-type="string" office:string-value="" calcext:value-type="error">
            <text:p>#DIV/0 !</text:p>
          </table:table-cell>
          <table:table-cell table:formula="of:=IF(OR([.C479]&lt;[.C$549];[.C479]&gt;[.C$550]);&quot;&quot;;[.C479])" office:value-type="float" office:value="0.00031685164600003" calcext:value-type="float">
            <text:p>0,0003168516</text:p>
          </table:table-cell>
          <table:table-cell table:formula="of:=IF(OR([.D479]&lt;[.D$549];[.D479]&gt;[.D$550]);&quot;&quot;;[.D479])">
            <text:p/>
          </table:table-cell>
          <table:table-cell table:formula="of:=IF(OR([.E479]&lt;[.E$549];[.E479]&gt;[.E$550]);&quot;&quot;;[.E479])" office:value-type="float" office:value="1" calcext:value-type="float">
            <text:p>1</text:p>
          </table:table-cell>
          <table:table-cell table:formula="of:=IF(OR([.F479]&lt;[.F$549];[.F479]&gt;[.F$550]);&quot;&quot;;[.F479])" office:value-type="string" office:string-value="" calcext:value-type="error">
            <text:p>#DIV/0 !</text:p>
          </table:table-cell>
          <table:table-cell table:formula="of:=IF(OR([.G479]&lt;[.G$549];[.G479]&gt;[.G$550]);&quot;&quot;;[.G479])" office:value-type="string" office:string-value="" calcext:value-type="error">
            <text:p>#DIV/0 !</text:p>
          </table:table-cell>
          <table:table-cell table:formula="of:=IF(OR([.H479]&lt;[.H$549];[.H479]&gt;[.H$550]);&quot;&quot;;[.H479])">
            <text:p/>
          </table:table-cell>
          <table:table-cell table:formula="of:=IF(OR([.I479]&lt;[.I$549];[.I479]&gt;[.I$550]);&quot;&quot;;[.I479])" office:value-type="float" office:value="0.0169568838708911" calcext:value-type="float">
            <text:p>0,0169568839</text:p>
          </table:table-cell>
          <table:table-cell table:formula="of:=IF(OR([.J479]&lt;[.J$549];[.J479]&gt;[.J$550]);&quot;&quot;;[.J479])">
            <text:p/>
          </table:table-cell>
          <table:table-cell table:formula="of:=IF(OR([.K479]&lt;[.K$549];[.K479]&gt;[.K$550]);&quot;&quot;;[.K479])">
            <text:p/>
          </table:table-cell>
          <table:table-cell table:formula="of:=IF(OR([.L479]&lt;[.L$549];[.L479]&gt;[.L$550]);&quot;&quot;;[.L479])">
            <text:p/>
          </table:table-cell>
          <table:table-cell table:formula="of:=IF(OR([.M479]&lt;[.M$549];[.M479]&gt;[.M$550]);&quot;&quot;;[.M479])" office:value-type="float" office:value="0.000189023062781842" calcext:value-type="float">
            <text:p>0,0001890231</text:p>
          </table:table-cell>
          <table:table-cell table:formula="of:=IF(OR([.N479]&lt;[.N$549];[.N479]&gt;[.N$550]);&quot;&quot;;[.N479])" office:value-type="float" office:value="0.353746431060309" calcext:value-type="float">
            <text:p>0,3537464311</text:p>
          </table:table-cell>
          <table:table-cell table:formula="of:=IF(OR([.O479]&lt;[.O$549];[.O479]&gt;[.O$550]);&quot;&quot;;[.O479])">
            <text:p/>
          </table:table-cell>
          <table:table-cell table:formula="of:=IF(OR([.P479]&lt;[.P$549];[.P479]&gt;[.P$550]);&quot;&quot;;[.P479])" office:value-type="string" office:string-value="" calcext:value-type="error">
            <text:p>#DIV/0 !</text:p>
          </table:table-cell>
          <table:table-cell table:formula="of:=IF(OR([.Q479]&lt;[.Q$549];[.Q479]&gt;[.Q$550]);&quot;&quot;;[.Q479])" office:value-type="string" office:string-value="" calcext:value-type="error">
            <text:p>#DIV/0 !</text:p>
          </table:table-cell>
          <table:table-cell table:formula="of:=IF(OR([.R479]&lt;[.R$549];[.R479]&gt;[.R$550]);&quot;&quot;;[.R479])">
            <text:p/>
          </table:table-cell>
          <table:table-cell table:formula="of:=IF(OR([.S479]&lt;[.S$549];[.S479]&gt;[.S$550]);&quot;&quot;;[.S479])" office:value-type="float" office:value="0.0125167816665017" calcext:value-type="float">
            <text:p>0,0125167817</text:p>
          </table:table-cell>
          <table:table-cell table:formula="of:=IF(OR([.T479]&lt;[.T$549];[.T479]&gt;[.T$550]);&quot;&quot;;[.T479])">
            <text:p/>
          </table:table-cell>
          <table:table-cell table:formula="of:=IF(OR([.U479]&lt;[.U$549];[.U479]&gt;[.U$550]);&quot;&quot;;[.U479])">
            <text:p/>
          </table:table-cell>
          <table:table-cell table:formula="of:=IF(OR([.V479]&lt;[.V$549];[.V479]&gt;[.V$550]);&quot;&quot;;[.V479]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formula="of:=IF(OR([.B480]&lt;[.B$549];[.B480]&gt;[.B$550]);&quot;&quot;;[.B480])" office:value-type="string" office:string-value="" calcext:value-type="error">
            <text:p>#DIV/0 !</text:p>
          </table:table-cell>
          <table:table-cell table:formula="of:=IF(OR([.C480]&lt;[.C$549];[.C480]&gt;[.C$550]);&quot;&quot;;[.C480])" office:value-type="float" office:value="0.000267067055567539" calcext:value-type="float">
            <text:p>0,0002670671</text:p>
          </table:table-cell>
          <table:table-cell table:formula="of:=IF(OR([.D480]&lt;[.D$549];[.D480]&gt;[.D$550]);&quot;&quot;;[.D480])">
            <text:p/>
          </table:table-cell>
          <table:table-cell table:formula="of:=IF(OR([.E480]&lt;[.E$549];[.E480]&gt;[.E$550]);&quot;&quot;;[.E480])" office:value-type="float" office:value="1" calcext:value-type="float">
            <text:p>1</text:p>
          </table:table-cell>
          <table:table-cell table:formula="of:=IF(OR([.F480]&lt;[.F$549];[.F480]&gt;[.F$550]);&quot;&quot;;[.F480])" office:value-type="string" office:string-value="" calcext:value-type="error">
            <text:p>#DIV/0 !</text:p>
          </table:table-cell>
          <table:table-cell table:formula="of:=IF(OR([.G480]&lt;[.G$549];[.G480]&gt;[.G$550]);&quot;&quot;;[.G480])" office:value-type="string" office:string-value="" calcext:value-type="error">
            <text:p>#DIV/0 !</text:p>
          </table:table-cell>
          <table:table-cell table:formula="of:=IF(OR([.H480]&lt;[.H$549];[.H480]&gt;[.H$550]);&quot;&quot;;[.H480])">
            <text:p/>
          </table:table-cell>
          <table:table-cell table:formula="of:=IF(OR([.I480]&lt;[.I$549];[.I480]&gt;[.I$550]);&quot;&quot;;[.I480])" office:value-type="float" office:value="0.0160574398977374" calcext:value-type="float">
            <text:p>0,0160574399</text:p>
          </table:table-cell>
          <table:table-cell table:formula="of:=IF(OR([.J480]&lt;[.J$549];[.J480]&gt;[.J$550]);&quot;&quot;;[.J480])">
            <text:p/>
          </table:table-cell>
          <table:table-cell table:formula="of:=IF(OR([.K480]&lt;[.K$549];[.K480]&gt;[.K$550]);&quot;&quot;;[.K480])">
            <text:p/>
          </table:table-cell>
          <table:table-cell table:formula="of:=IF(OR([.L480]&lt;[.L$549];[.L480]&gt;[.L$550]);&quot;&quot;;[.L480])">
            <text:p/>
          </table:table-cell>
          <table:table-cell table:formula="of:=IF(OR([.M480]&lt;[.M$549];[.M480]&gt;[.M$550]);&quot;&quot;;[.M480])" office:value-type="float" office:value="0.000104910449173647" calcext:value-type="float">
            <text:p>0,0001049104</text:p>
          </table:table-cell>
          <table:table-cell table:formula="of:=IF(OR([.N480]&lt;[.N$549];[.N480]&gt;[.N$550]);&quot;&quot;;[.N480])" office:value-type="float" office:value="0.348618560992922" calcext:value-type="float">
            <text:p>0,348618561</text:p>
          </table:table-cell>
          <table:table-cell table:formula="of:=IF(OR([.O480]&lt;[.O$549];[.O480]&gt;[.O$550]);&quot;&quot;;[.O480])">
            <text:p/>
          </table:table-cell>
          <table:table-cell table:formula="of:=IF(OR([.P480]&lt;[.P$549];[.P480]&gt;[.P$550]);&quot;&quot;;[.P480])" office:value-type="string" office:string-value="" calcext:value-type="error">
            <text:p>#DIV/0 !</text:p>
          </table:table-cell>
          <table:table-cell table:formula="of:=IF(OR([.Q480]&lt;[.Q$549];[.Q480]&gt;[.Q$550]);&quot;&quot;;[.Q480])" office:value-type="string" office:string-value="" calcext:value-type="error">
            <text:p>#DIV/0 !</text:p>
          </table:table-cell>
          <table:table-cell table:formula="of:=IF(OR([.R480]&lt;[.R$549];[.R480]&gt;[.R$550]);&quot;&quot;;[.R480])">
            <text:p/>
          </table:table-cell>
          <table:table-cell table:formula="of:=IF(OR([.S480]&lt;[.S$549];[.S480]&gt;[.S$550]);&quot;&quot;;[.S480])" office:value-type="float" office:value="0.0116766692934012" calcext:value-type="float">
            <text:p>0,0116766693</text:p>
          </table:table-cell>
          <table:table-cell table:formula="of:=IF(OR([.T480]&lt;[.T$549];[.T480]&gt;[.T$550]);&quot;&quot;;[.T480])">
            <text:p/>
          </table:table-cell>
          <table:table-cell table:formula="of:=IF(OR([.U480]&lt;[.U$549];[.U480]&gt;[.U$550]);&quot;&quot;;[.U480])" office:value-type="float" office:value="0.00000638110366731829" calcext:value-type="float">
            <text:p>6,38110366731829E-006</text:p>
          </table:table-cell>
          <table:table-cell table:formula="of:=IF(OR([.V480]&lt;[.V$549];[.V480]&gt;[.V$550]);&quot;&quot;;[.V480]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formula="of:=IF(OR([.B481]&lt;[.B$549];[.B481]&gt;[.B$550]);&quot;&quot;;[.B481])" office:value-type="string" office:string-value="" calcext:value-type="error">
            <text:p>#DIV/0 !</text:p>
          </table:table-cell>
          <table:table-cell table:formula="of:=IF(OR([.C481]&lt;[.C$549];[.C481]&gt;[.C$550]);&quot;&quot;;[.C481])" office:value-type="float" office:value="0.000298571375838132" calcext:value-type="float">
            <text:p>0,0002985714</text:p>
          </table:table-cell>
          <table:table-cell table:formula="of:=IF(OR([.D481]&lt;[.D$549];[.D481]&gt;[.D$550]);&quot;&quot;;[.D481])">
            <text:p/>
          </table:table-cell>
          <table:table-cell table:formula="of:=IF(OR([.E481]&lt;[.E$549];[.E481]&gt;[.E$550]);&quot;&quot;;[.E481])" office:value-type="float" office:value="1" calcext:value-type="float">
            <text:p>1</text:p>
          </table:table-cell>
          <table:table-cell table:formula="of:=IF(OR([.F481]&lt;[.F$549];[.F481]&gt;[.F$550]);&quot;&quot;;[.F481])" office:value-type="string" office:string-value="" calcext:value-type="error">
            <text:p>#DIV/0 !</text:p>
          </table:table-cell>
          <table:table-cell table:formula="of:=IF(OR([.G481]&lt;[.G$549];[.G481]&gt;[.G$550]);&quot;&quot;;[.G481])" office:value-type="string" office:string-value="" calcext:value-type="error">
            <text:p>#DIV/0 !</text:p>
          </table:table-cell>
          <table:table-cell table:formula="of:=IF(OR([.H481]&lt;[.H$549];[.H481]&gt;[.H$550]);&quot;&quot;;[.H481])">
            <text:p/>
          </table:table-cell>
          <table:table-cell table:formula="of:=IF(OR([.I481]&lt;[.I$549];[.I481]&gt;[.I$550]);&quot;&quot;;[.I481])" office:value-type="float" office:value="0.0155603097310474" calcext:value-type="float">
            <text:p>0,0155603097</text:p>
          </table:table-cell>
          <table:table-cell table:formula="of:=IF(OR([.J481]&lt;[.J$549];[.J481]&gt;[.J$550]);&quot;&quot;;[.J481])">
            <text:p/>
          </table:table-cell>
          <table:table-cell table:formula="of:=IF(OR([.K481]&lt;[.K$549];[.K481]&gt;[.K$550]);&quot;&quot;;[.K481])">
            <text:p/>
          </table:table-cell>
          <table:table-cell table:formula="of:=IF(OR([.L481]&lt;[.L$549];[.L481]&gt;[.L$550]);&quot;&quot;;[.L481])" office:value-type="float" office:value="0.000153290153568562" calcext:value-type="float">
            <text:p>0,0001532902</text:p>
          </table:table-cell>
          <table:table-cell table:formula="of:=IF(OR([.M481]&lt;[.M$549];[.M481]&gt;[.M$550]);&quot;&quot;;[.M481])" office:value-type="float" office:value="0.000166169247229417" calcext:value-type="float">
            <text:p>0,0001661692</text:p>
          </table:table-cell>
          <table:table-cell table:formula="of:=IF(OR([.N481]&lt;[.N$549];[.N481]&gt;[.N$550]);&quot;&quot;;[.N481])" office:value-type="float" office:value="0.35711738587216" calcext:value-type="float">
            <text:p>0,3571173859</text:p>
          </table:table-cell>
          <table:table-cell table:formula="of:=IF(OR([.O481]&lt;[.O$549];[.O481]&gt;[.O$550]);&quot;&quot;;[.O481])">
            <text:p/>
          </table:table-cell>
          <table:table-cell table:formula="of:=IF(OR([.P481]&lt;[.P$549];[.P481]&gt;[.P$550]);&quot;&quot;;[.P481])" office:value-type="string" office:string-value="" calcext:value-type="error">
            <text:p>#DIV/0 !</text:p>
          </table:table-cell>
          <table:table-cell table:formula="of:=IF(OR([.Q481]&lt;[.Q$549];[.Q481]&gt;[.Q$550]);&quot;&quot;;[.Q481])" office:value-type="string" office:string-value="" calcext:value-type="error">
            <text:p>#DIV/0 !</text:p>
          </table:table-cell>
          <table:table-cell table:formula="of:=IF(OR([.R481]&lt;[.R$549];[.R481]&gt;[.R$550]);&quot;&quot;;[.R481])">
            <text:p/>
          </table:table-cell>
          <table:table-cell table:formula="of:=IF(OR([.S481]&lt;[.S$549];[.S481]&gt;[.S$550]);&quot;&quot;;[.S481])" office:value-type="float" office:value="0.0126571438643192" calcext:value-type="float">
            <text:p>0,0126571439</text:p>
          </table:table-cell>
          <table:table-cell table:formula="of:=IF(OR([.T481]&lt;[.T$549];[.T481]&gt;[.T$550]);&quot;&quot;;[.T481])" office:value-type="float" office:value="0.0000369281483304336" calcext:value-type="float">
            <text:p>3,69281483304336E-005</text:p>
          </table:table-cell>
          <table:table-cell table:formula="of:=IF(OR([.U481]&lt;[.U$549];[.U481]&gt;[.U$550]);&quot;&quot;;[.U481])">
            <text:p/>
          </table:table-cell>
          <table:table-cell table:formula="of:=IF(OR([.V481]&lt;[.V$549];[.V481]&gt;[.V$550]);&quot;&quot;;[.V481]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formula="of:=IF(OR([.B482]&lt;[.B$549];[.B482]&gt;[.B$550]);&quot;&quot;;[.B482])" office:value-type="string" office:string-value="" calcext:value-type="error">
            <text:p>#DIV/0 !</text:p>
          </table:table-cell>
          <table:table-cell table:formula="of:=IF(OR([.C482]&lt;[.C$549];[.C482]&gt;[.C$550]);&quot;&quot;;[.C482])" office:value-type="float" office:value="0.000369919182337356" calcext:value-type="float">
            <text:p>0,0003699192</text:p>
          </table:table-cell>
          <table:table-cell table:formula="of:=IF(OR([.D482]&lt;[.D$549];[.D482]&gt;[.D$550]);&quot;&quot;;[.D482])" office:value-type="float" office:value="0.00213630615672576" calcext:value-type="float">
            <text:p>0,0021363062</text:p>
          </table:table-cell>
          <table:table-cell table:formula="of:=IF(OR([.E482]&lt;[.E$549];[.E482]&gt;[.E$550]);&quot;&quot;;[.E482])" office:value-type="float" office:value="1" calcext:value-type="float">
            <text:p>1</text:p>
          </table:table-cell>
          <table:table-cell table:formula="of:=IF(OR([.F482]&lt;[.F$549];[.F482]&gt;[.F$550]);&quot;&quot;;[.F482])" office:value-type="string" office:string-value="" calcext:value-type="error">
            <text:p>#DIV/0 !</text:p>
          </table:table-cell>
          <table:table-cell table:formula="of:=IF(OR([.G482]&lt;[.G$549];[.G482]&gt;[.G$550]);&quot;&quot;;[.G482])" office:value-type="string" office:string-value="" calcext:value-type="error">
            <text:p>#DIV/0 !</text:p>
          </table:table-cell>
          <table:table-cell table:formula="of:=IF(OR([.H482]&lt;[.H$549];[.H482]&gt;[.H$550]);&quot;&quot;;[.H482])">
            <text:p/>
          </table:table-cell>
          <table:table-cell table:formula="of:=IF(OR([.I482]&lt;[.I$549];[.I482]&gt;[.I$550]);&quot;&quot;;[.I482])" office:value-type="float" office:value="0.01496997915544" calcext:value-type="float">
            <text:p>0,0149699792</text:p>
          </table:table-cell>
          <table:table-cell table:formula="of:=IF(OR([.J482]&lt;[.J$549];[.J482]&gt;[.J$550]);&quot;&quot;;[.J482])">
            <text:p/>
          </table:table-cell>
          <table:table-cell table:formula="of:=IF(OR([.K482]&lt;[.K$549];[.K482]&gt;[.K$550]);&quot;&quot;;[.K482])">
            <text:p/>
          </table:table-cell>
          <table:table-cell table:formula="of:=IF(OR([.L482]&lt;[.L$549];[.L482]&gt;[.L$550]);&quot;&quot;;[.L482])" office:value-type="float" office:value="0.000184111586159152" calcext:value-type="float">
            <text:p>0,0001841116</text:p>
          </table:table-cell>
          <table:table-cell table:formula="of:=IF(OR([.M482]&lt;[.M$549];[.M482]&gt;[.M$550]);&quot;&quot;;[.M482])" office:value-type="float" office:value="0.000276738104017866" calcext:value-type="float">
            <text:p>0,0002767381</text:p>
          </table:table-cell>
          <table:table-cell table:formula="of:=IF(OR([.N482]&lt;[.N$549];[.N482]&gt;[.N$550]);&quot;&quot;;[.N482])" office:value-type="float" office:value="0.352361032209205" calcext:value-type="float">
            <text:p>0,3523610322</text:p>
          </table:table-cell>
          <table:table-cell table:formula="of:=IF(OR([.O482]&lt;[.O$549];[.O482]&gt;[.O$550]);&quot;&quot;;[.O482])">
            <text:p/>
          </table:table-cell>
          <table:table-cell table:formula="of:=IF(OR([.P482]&lt;[.P$549];[.P482]&gt;[.P$550]);&quot;&quot;;[.P482])" office:value-type="string" office:string-value="" calcext:value-type="error">
            <text:p>#DIV/0 !</text:p>
          </table:table-cell>
          <table:table-cell table:formula="of:=IF(OR([.Q482]&lt;[.Q$549];[.Q482]&gt;[.Q$550]);&quot;&quot;;[.Q482])" office:value-type="string" office:string-value="" calcext:value-type="error">
            <text:p>#DIV/0 !</text:p>
          </table:table-cell>
          <table:table-cell table:formula="of:=IF(OR([.R482]&lt;[.R$549];[.R482]&gt;[.R$550]);&quot;&quot;;[.R482])">
            <text:p/>
          </table:table-cell>
          <table:table-cell table:formula="of:=IF(OR([.S482]&lt;[.S$549];[.S482]&gt;[.S$550]);&quot;&quot;;[.S482])" office:value-type="float" office:value="0.0140817225063708" calcext:value-type="float">
            <text:p>0,0140817225</text:p>
          </table:table-cell>
          <table:table-cell table:formula="of:=IF(OR([.T482]&lt;[.T$549];[.T482]&gt;[.T$550]);&quot;&quot;;[.T482])">
            <text:p/>
          </table:table-cell>
          <table:table-cell table:formula="of:=IF(OR([.U482]&lt;[.U$549];[.U482]&gt;[.U$550]);&quot;&quot;;[.U482])">
            <text:p/>
          </table:table-cell>
          <table:table-cell table:formula="of:=IF(OR([.V482]&lt;[.V$549];[.V482]&gt;[.V$550]);&quot;&quot;;[.V482]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formula="of:=IF(OR([.B483]&lt;[.B$549];[.B483]&gt;[.B$550]);&quot;&quot;;[.B483])" office:value-type="string" office:string-value="" calcext:value-type="error">
            <text:p>#DIV/0 !</text:p>
          </table:table-cell>
          <table:table-cell table:formula="of:=IF(OR([.C483]&lt;[.C$549];[.C483]&gt;[.C$550]);&quot;&quot;;[.C483])" office:value-type="float" office:value="0.000266138313235149" calcext:value-type="float">
            <text:p>0,0002661383</text:p>
          </table:table-cell>
          <table:table-cell table:formula="of:=IF(OR([.D483]&lt;[.D$549];[.D483]&gt;[.D$550]);&quot;&quot;;[.D483])">
            <text:p/>
          </table:table-cell>
          <table:table-cell table:formula="of:=IF(OR([.E483]&lt;[.E$549];[.E483]&gt;[.E$550]);&quot;&quot;;[.E483])" office:value-type="float" office:value="1" calcext:value-type="float">
            <text:p>1</text:p>
          </table:table-cell>
          <table:table-cell table:formula="of:=IF(OR([.F483]&lt;[.F$549];[.F483]&gt;[.F$550]);&quot;&quot;;[.F483])" office:value-type="string" office:string-value="" calcext:value-type="error">
            <text:p>#DIV/0 !</text:p>
          </table:table-cell>
          <table:table-cell table:formula="of:=IF(OR([.G483]&lt;[.G$549];[.G483]&gt;[.G$550]);&quot;&quot;;[.G483])" office:value-type="string" office:string-value="" calcext:value-type="error">
            <text:p>#DIV/0 !</text:p>
          </table:table-cell>
          <table:table-cell table:formula="of:=IF(OR([.H483]&lt;[.H$549];[.H483]&gt;[.H$550]);&quot;&quot;;[.H483])">
            <text:p/>
          </table:table-cell>
          <table:table-cell table:formula="of:=IF(OR([.I483]&lt;[.I$549];[.I483]&gt;[.I$550]);&quot;&quot;;[.I483])" office:value-type="float" office:value="0.0153115807841545" calcext:value-type="float">
            <text:p>0,0153115808</text:p>
          </table:table-cell>
          <table:table-cell table:formula="of:=IF(OR([.J483]&lt;[.J$549];[.J483]&gt;[.J$550]);&quot;&quot;;[.J483])">
            <text:p/>
          </table:table-cell>
          <table:table-cell table:formula="of:=IF(OR([.K483]&lt;[.K$549];[.K483]&gt;[.K$550]);&quot;&quot;;[.K483])">
            <text:p/>
          </table:table-cell>
          <table:table-cell table:formula="of:=IF(OR([.L483]&lt;[.L$549];[.L483]&gt;[.L$550]);&quot;&quot;;[.L483])" office:value-type="float" office:value="0.000133448147831276" calcext:value-type="float">
            <text:p>0,0001334481</text:p>
          </table:table-cell>
          <table:table-cell table:formula="of:=IF(OR([.M483]&lt;[.M$549];[.M483]&gt;[.M$550]);&quot;&quot;;[.M483])" office:value-type="float" office:value="0.000135119270162834" calcext:value-type="float">
            <text:p>0,0001351193</text:p>
          </table:table-cell>
          <table:table-cell table:formula="of:=IF(OR([.N483]&lt;[.N$549];[.N483]&gt;[.N$550]);&quot;&quot;;[.N483])" office:value-type="float" office:value="0.360124858121205" calcext:value-type="float">
            <text:p>0,3601248581</text:p>
          </table:table-cell>
          <table:table-cell table:formula="of:=IF(OR([.O483]&lt;[.O$549];[.O483]&gt;[.O$550]);&quot;&quot;;[.O483])" office:value-type="float" office:value="0.00002066646719011" calcext:value-type="float">
            <text:p>2,066646719011E-005</text:p>
          </table:table-cell>
          <table:table-cell table:formula="of:=IF(OR([.P483]&lt;[.P$549];[.P483]&gt;[.P$550]);&quot;&quot;;[.P483])" office:value-type="string" office:string-value="" calcext:value-type="error">
            <text:p>#DIV/0 !</text:p>
          </table:table-cell>
          <table:table-cell table:formula="of:=IF(OR([.Q483]&lt;[.Q$549];[.Q483]&gt;[.Q$550]);&quot;&quot;;[.Q483])" office:value-type="string" office:string-value="" calcext:value-type="error">
            <text:p>#DIV/0 !</text:p>
          </table:table-cell>
          <table:table-cell table:formula="of:=IF(OR([.R483]&lt;[.R$549];[.R483]&gt;[.R$550]);&quot;&quot;;[.R483])">
            <text:p/>
          </table:table-cell>
          <table:table-cell table:formula="of:=IF(OR([.S483]&lt;[.S$549];[.S483]&gt;[.S$550]);&quot;&quot;;[.S483])" office:value-type="float" office:value="0.0137130365418038" calcext:value-type="float">
            <text:p>0,0137130365</text:p>
          </table:table-cell>
          <table:table-cell table:formula="of:=IF(OR([.T483]&lt;[.T$549];[.T483]&gt;[.T$550]);&quot;&quot;;[.T483])" office:value-type="float" office:value="0.0000391709039664854" calcext:value-type="float">
            <text:p>3,91709039664854E-005</text:p>
          </table:table-cell>
          <table:table-cell table:formula="of:=IF(OR([.U483]&lt;[.U$549];[.U483]&gt;[.U$550]);&quot;&quot;;[.U483])">
            <text:p/>
          </table:table-cell>
          <table:table-cell table:formula="of:=IF(OR([.V483]&lt;[.V$549];[.V483]&gt;[.V$550]);&quot;&quot;;[.V483]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formula="of:=IF(OR([.B484]&lt;[.B$549];[.B484]&gt;[.B$550]);&quot;&quot;;[.B484])" office:value-type="string" office:string-value="" calcext:value-type="error">
            <text:p>#DIV/0 !</text:p>
          </table:table-cell>
          <table:table-cell table:formula="of:=IF(OR([.C484]&lt;[.C$549];[.C484]&gt;[.C$550]);&quot;&quot;;[.C484])" office:value-type="float" office:value="0.00029488864702526" calcext:value-type="float">
            <text:p>0,0002948886</text:p>
          </table:table-cell>
          <table:table-cell table:formula="of:=IF(OR([.D484]&lt;[.D$549];[.D484]&gt;[.D$550]);&quot;&quot;;[.D484])">
            <text:p/>
          </table:table-cell>
          <table:table-cell table:formula="of:=IF(OR([.E484]&lt;[.E$549];[.E484]&gt;[.E$550]);&quot;&quot;;[.E484])" office:value-type="float" office:value="1" calcext:value-type="float">
            <text:p>1</text:p>
          </table:table-cell>
          <table:table-cell table:formula="of:=IF(OR([.F484]&lt;[.F$549];[.F484]&gt;[.F$550]);&quot;&quot;;[.F484])" office:value-type="string" office:string-value="" calcext:value-type="error">
            <text:p>#DIV/0 !</text:p>
          </table:table-cell>
          <table:table-cell table:formula="of:=IF(OR([.G484]&lt;[.G$549];[.G484]&gt;[.G$550]);&quot;&quot;;[.G484])" office:value-type="string" office:string-value="" calcext:value-type="error">
            <text:p>#DIV/0 !</text:p>
          </table:table-cell>
          <table:table-cell table:formula="of:=IF(OR([.H484]&lt;[.H$549];[.H484]&gt;[.H$550]);&quot;&quot;;[.H484])">
            <text:p/>
          </table:table-cell>
          <table:table-cell table:formula="of:=IF(OR([.I484]&lt;[.I$549];[.I484]&gt;[.I$550]);&quot;&quot;;[.I484])" office:value-type="float" office:value="0.0161806860508292" calcext:value-type="float">
            <text:p>0,0161806861</text:p>
          </table:table-cell>
          <table:table-cell table:formula="of:=IF(OR([.J484]&lt;[.J$549];[.J484]&gt;[.J$550]);&quot;&quot;;[.J484])">
            <text:p/>
          </table:table-cell>
          <table:table-cell table:formula="of:=IF(OR([.K484]&lt;[.K$549];[.K484]&gt;[.K$550]);&quot;&quot;;[.K484])">
            <text:p/>
          </table:table-cell>
          <table:table-cell table:formula="of:=IF(OR([.L484]&lt;[.L$549];[.L484]&gt;[.L$550]);&quot;&quot;;[.L484])">
            <text:p/>
          </table:table-cell>
          <table:table-cell table:formula="of:=IF(OR([.M484]&lt;[.M$549];[.M484]&gt;[.M$550]);&quot;&quot;;[.M484])" office:value-type="float" office:value="0.000229481865688237" calcext:value-type="float">
            <text:p>0,0002294819</text:p>
          </table:table-cell>
          <table:table-cell table:formula="of:=IF(OR([.N484]&lt;[.N$549];[.N484]&gt;[.N$550]);&quot;&quot;;[.N484])" office:value-type="float" office:value="0.370955349966841" calcext:value-type="float">
            <text:p>0,37095535</text:p>
          </table:table-cell>
          <table:table-cell table:formula="of:=IF(OR([.O484]&lt;[.O$549];[.O484]&gt;[.O$550]);&quot;&quot;;[.O484])">
            <text:p/>
          </table:table-cell>
          <table:table-cell table:formula="of:=IF(OR([.P484]&lt;[.P$549];[.P484]&gt;[.P$550]);&quot;&quot;;[.P484])" office:value-type="string" office:string-value="" calcext:value-type="error">
            <text:p>#DIV/0 !</text:p>
          </table:table-cell>
          <table:table-cell table:formula="of:=IF(OR([.Q484]&lt;[.Q$549];[.Q484]&gt;[.Q$550]);&quot;&quot;;[.Q484])" office:value-type="string" office:string-value="" calcext:value-type="error">
            <text:p>#DIV/0 !</text:p>
          </table:table-cell>
          <table:table-cell table:formula="of:=IF(OR([.R484]&lt;[.R$549];[.R484]&gt;[.R$550]);&quot;&quot;;[.R484])">
            <text:p/>
          </table:table-cell>
          <table:table-cell table:formula="of:=IF(OR([.S484]&lt;[.S$549];[.S484]&gt;[.S$550]);&quot;&quot;;[.S484])" office:value-type="float" office:value="0.0131617734292325" calcext:value-type="float">
            <text:p>0,0131617734</text:p>
          </table:table-cell>
          <table:table-cell table:formula="of:=IF(OR([.T484]&lt;[.T$549];[.T484]&gt;[.T$550]);&quot;&quot;;[.T484])">
            <text:p/>
          </table:table-cell>
          <table:table-cell table:formula="of:=IF(OR([.U484]&lt;[.U$549];[.U484]&gt;[.U$550]);&quot;&quot;;[.U484])">
            <text:p/>
          </table:table-cell>
          <table:table-cell table:formula="of:=IF(OR([.V484]&lt;[.V$549];[.V484]&gt;[.V$550]);&quot;&quot;;[.V484]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formula="of:=IF(OR([.B485]&lt;[.B$549];[.B485]&gt;[.B$550]);&quot;&quot;;[.B485])" office:value-type="string" office:string-value="" calcext:value-type="error">
            <text:p>#DIV/0 !</text:p>
          </table:table-cell>
          <table:table-cell table:formula="of:=IF(OR([.C485]&lt;[.C$549];[.C485]&gt;[.C$550]);&quot;&quot;;[.C485])" office:value-type="float" office:value="0.000397252541750723" calcext:value-type="float">
            <text:p>0,0003972525</text:p>
          </table:table-cell>
          <table:table-cell table:formula="of:=IF(OR([.D485]&lt;[.D$549];[.D485]&gt;[.D$550]);&quot;&quot;;[.D485])">
            <text:p/>
          </table:table-cell>
          <table:table-cell table:formula="of:=IF(OR([.E485]&lt;[.E$549];[.E485]&gt;[.E$550]);&quot;&quot;;[.E485])" office:value-type="float" office:value="1" calcext:value-type="float">
            <text:p>1</text:p>
          </table:table-cell>
          <table:table-cell table:formula="of:=IF(OR([.F485]&lt;[.F$549];[.F485]&gt;[.F$550]);&quot;&quot;;[.F485])" office:value-type="string" office:string-value="" calcext:value-type="error">
            <text:p>#DIV/0 !</text:p>
          </table:table-cell>
          <table:table-cell table:formula="of:=IF(OR([.G485]&lt;[.G$549];[.G485]&gt;[.G$550]);&quot;&quot;;[.G485])" office:value-type="string" office:string-value="" calcext:value-type="error">
            <text:p>#DIV/0 !</text:p>
          </table:table-cell>
          <table:table-cell table:formula="of:=IF(OR([.H485]&lt;[.H$549];[.H485]&gt;[.H$550]);&quot;&quot;;[.H485])">
            <text:p/>
          </table:table-cell>
          <table:table-cell table:formula="of:=IF(OR([.I485]&lt;[.I$549];[.I485]&gt;[.I$550]);&quot;&quot;;[.I485])" office:value-type="float" office:value="0.0168434030490685" calcext:value-type="float">
            <text:p>0,016843403</text:p>
          </table:table-cell>
          <table:table-cell table:formula="of:=IF(OR([.J485]&lt;[.J$549];[.J485]&gt;[.J$550]);&quot;&quot;;[.J485])">
            <text:p/>
          </table:table-cell>
          <table:table-cell table:formula="of:=IF(OR([.K485]&lt;[.K$549];[.K485]&gt;[.K$550]);&quot;&quot;;[.K485])" office:value-type="float" office:value="0.000588717733157676" calcext:value-type="float">
            <text:p>0,0005887177</text:p>
          </table:table-cell>
          <table:table-cell table:formula="of:=IF(OR([.L485]&lt;[.L$549];[.L485]&gt;[.L$550]);&quot;&quot;;[.L485])" office:value-type="float" office:value="0.000483398531069072" calcext:value-type="float">
            <text:p>0,0004833985</text:p>
          </table:table-cell>
          <table:table-cell table:formula="of:=IF(OR([.M485]&lt;[.M$549];[.M485]&gt;[.M$550]);&quot;&quot;;[.M485])" office:value-type="float" office:value="0.000177517769962031" calcext:value-type="float">
            <text:p>0,0001775178</text:p>
          </table:table-cell>
          <table:table-cell table:formula="of:=IF(OR([.N485]&lt;[.N$549];[.N485]&gt;[.N$550]);&quot;&quot;;[.N485])" office:value-type="float" office:value="0.379471689231861" calcext:value-type="float">
            <text:p>0,3794716892</text:p>
          </table:table-cell>
          <table:table-cell table:formula="of:=IF(OR([.O485]&lt;[.O$549];[.O485]&gt;[.O$550]);&quot;&quot;;[.O485])">
            <text:p/>
          </table:table-cell>
          <table:table-cell table:formula="of:=IF(OR([.P485]&lt;[.P$549];[.P485]&gt;[.P$550]);&quot;&quot;;[.P485])" office:value-type="string" office:string-value="" calcext:value-type="error">
            <text:p>#DIV/0 !</text:p>
          </table:table-cell>
          <table:table-cell table:formula="of:=IF(OR([.Q485]&lt;[.Q$549];[.Q485]&gt;[.Q$550]);&quot;&quot;;[.Q485])" office:value-type="string" office:string-value="" calcext:value-type="error">
            <text:p>#DIV/0 !</text:p>
          </table:table-cell>
          <table:table-cell table:formula="of:=IF(OR([.R485]&lt;[.R$549];[.R485]&gt;[.R$550]);&quot;&quot;;[.R485])">
            <text:p/>
          </table:table-cell>
          <table:table-cell table:formula="of:=IF(OR([.S485]&lt;[.S$549];[.S485]&gt;[.S$550]);&quot;&quot;;[.S485])" office:value-type="float" office:value="0.0152303224149493" calcext:value-type="float">
            <text:p>0,0152303224</text:p>
          </table:table-cell>
          <table:table-cell table:formula="of:=IF(OR([.T485]&lt;[.T$549];[.T485]&gt;[.T$550]);&quot;&quot;;[.T485])">
            <text:p/>
          </table:table-cell>
          <table:table-cell table:formula="of:=IF(OR([.U485]&lt;[.U$549];[.U485]&gt;[.U$550]);&quot;&quot;;[.U485])">
            <text:p/>
          </table:table-cell>
          <table:table-cell table:formula="of:=IF(OR([.V485]&lt;[.V$549];[.V485]&gt;[.V$550]);&quot;&quot;;[.V485]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formula="of:=IF(OR([.B486]&lt;[.B$549];[.B486]&gt;[.B$550]);&quot;&quot;;[.B486])" office:value-type="string" office:string-value="" calcext:value-type="error">
            <text:p>#DIV/0 !</text:p>
          </table:table-cell>
          <table:table-cell table:formula="of:=IF(OR([.C486]&lt;[.C$549];[.C486]&gt;[.C$550]);&quot;&quot;;[.C486])" office:value-type="float" office:value="0.000365607450696484" calcext:value-type="float">
            <text:p>0,0003656075</text:p>
          </table:table-cell>
          <table:table-cell table:formula="of:=IF(OR([.D486]&lt;[.D$549];[.D486]&gt;[.D$550]);&quot;&quot;;[.D486])" office:value-type="float" office:value="0.00217005093369618" calcext:value-type="float">
            <text:p>0,0021700509</text:p>
          </table:table-cell>
          <table:table-cell table:formula="of:=IF(OR([.E486]&lt;[.E$549];[.E486]&gt;[.E$550]);&quot;&quot;;[.E486])" office:value-type="float" office:value="1" calcext:value-type="float">
            <text:p>1</text:p>
          </table:table-cell>
          <table:table-cell table:formula="of:=IF(OR([.F486]&lt;[.F$549];[.F486]&gt;[.F$550]);&quot;&quot;;[.F486])" office:value-type="string" office:string-value="" calcext:value-type="error">
            <text:p>#DIV/0 !</text:p>
          </table:table-cell>
          <table:table-cell table:formula="of:=IF(OR([.G486]&lt;[.G$549];[.G486]&gt;[.G$550]);&quot;&quot;;[.G486])" office:value-type="string" office:string-value="" calcext:value-type="error">
            <text:p>#DIV/0 !</text:p>
          </table:table-cell>
          <table:table-cell table:formula="of:=IF(OR([.H486]&lt;[.H$549];[.H486]&gt;[.H$550]);&quot;&quot;;[.H486])">
            <text:p/>
          </table:table-cell>
          <table:table-cell table:formula="of:=IF(OR([.I486]&lt;[.I$549];[.I486]&gt;[.I$550]);&quot;&quot;;[.I486])" office:value-type="float" office:value="0.015891723044116" calcext:value-type="float">
            <text:p>0,015891723</text:p>
          </table:table-cell>
          <table:table-cell table:formula="of:=IF(OR([.J486]&lt;[.J$549];[.J486]&gt;[.J$550]);&quot;&quot;;[.J486])" office:value-type="float" office:value="0.000384578458868351" calcext:value-type="float">
            <text:p>0,0003845785</text:p>
          </table:table-cell>
          <table:table-cell table:formula="of:=IF(OR([.K486]&lt;[.K$549];[.K486]&gt;[.K$550]);&quot;&quot;;[.K486])" office:value-type="float" office:value="0.000397072547605775" calcext:value-type="float">
            <text:p>0,0003970725</text:p>
          </table:table-cell>
          <table:table-cell table:formula="of:=IF(OR([.L486]&lt;[.L$549];[.L486]&gt;[.L$550]);&quot;&quot;;[.L486])" office:value-type="float" office:value="0.000409872294397632" calcext:value-type="float">
            <text:p>0,0004098723</text:p>
          </table:table-cell>
          <table:table-cell table:formula="of:=IF(OR([.M486]&lt;[.M$549];[.M486]&gt;[.M$550]);&quot;&quot;;[.M486])" office:value-type="float" office:value="0.000260850099313354" calcext:value-type="float">
            <text:p>0,0002608501</text:p>
          </table:table-cell>
          <table:table-cell table:formula="of:=IF(OR([.N486]&lt;[.N$549];[.N486]&gt;[.N$550]);&quot;&quot;;[.N486])" office:value-type="float" office:value="0.381095856674725" calcext:value-type="float">
            <text:p>0,3810958567</text:p>
          </table:table-cell>
          <table:table-cell table:formula="of:=IF(OR([.O486]&lt;[.O$549];[.O486]&gt;[.O$550]);&quot;&quot;;[.O486])" office:value-type="float" office:value="0.0000173669349109964" calcext:value-type="float">
            <text:p>1,73669349109964E-005</text:p>
          </table:table-cell>
          <table:table-cell table:formula="of:=IF(OR([.P486]&lt;[.P$549];[.P486]&gt;[.P$550]);&quot;&quot;;[.P486])" office:value-type="string" office:string-value="" calcext:value-type="error">
            <text:p>#DIV/0 !</text:p>
          </table:table-cell>
          <table:table-cell table:formula="of:=IF(OR([.Q486]&lt;[.Q$549];[.Q486]&gt;[.Q$550]);&quot;&quot;;[.Q486])" office:value-type="string" office:string-value="" calcext:value-type="error">
            <text:p>#DIV/0 !</text:p>
          </table:table-cell>
          <table:table-cell table:formula="of:=IF(OR([.R486]&lt;[.R$549];[.R486]&gt;[.R$550]);&quot;&quot;;[.R486])" office:value-type="float" office:value="0.0000938016573163678" calcext:value-type="float">
            <text:p>9,38016573163678E-005</text:p>
          </table:table-cell>
          <table:table-cell table:formula="of:=IF(OR([.S486]&lt;[.S$549];[.S486]&gt;[.S$550]);&quot;&quot;;[.S486])" office:value-type="float" office:value="0.0149894356240259" calcext:value-type="float">
            <text:p>0,0149894356</text:p>
          </table:table-cell>
          <table:table-cell table:formula="of:=IF(OR([.T486]&lt;[.T$549];[.T486]&gt;[.T$550]);&quot;&quot;;[.T486])" office:value-type="float" office:value="0.0000997304131325291" calcext:value-type="float">
            <text:p>9,97304131325291E-005</text:p>
          </table:table-cell>
          <table:table-cell table:formula="of:=IF(OR([.U486]&lt;[.U$549];[.U486]&gt;[.U$550]);&quot;&quot;;[.U486])">
            <text:p/>
          </table:table-cell>
          <table:table-cell table:formula="of:=IF(OR([.V486]&lt;[.V$549];[.V486]&gt;[.V$550]);&quot;&quot;;[.V486]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formula="of:=IF(OR([.B487]&lt;[.B$549];[.B487]&gt;[.B$550]);&quot;&quot;;[.B487])" office:value-type="string" office:string-value="" calcext:value-type="error">
            <text:p>#DIV/0 !</text:p>
          </table:table-cell>
          <table:table-cell table:formula="of:=IF(OR([.C487]&lt;[.C$549];[.C487]&gt;[.C$550]);&quot;&quot;;[.C487])" office:value-type="float" office:value="0.000465624513058841" calcext:value-type="float">
            <text:p>0,0004656245</text:p>
          </table:table-cell>
          <table:table-cell table:formula="of:=IF(OR([.D487]&lt;[.D$549];[.D487]&gt;[.D$550]);&quot;&quot;;[.D487])" office:value-type="float" office:value="0.00165155225158669" calcext:value-type="float">
            <text:p>0,0016515523</text:p>
          </table:table-cell>
          <table:table-cell table:formula="of:=IF(OR([.E487]&lt;[.E$549];[.E487]&gt;[.E$550]);&quot;&quot;;[.E487])" office:value-type="float" office:value="1" calcext:value-type="float">
            <text:p>1</text:p>
          </table:table-cell>
          <table:table-cell table:formula="of:=IF(OR([.F487]&lt;[.F$549];[.F487]&gt;[.F$550]);&quot;&quot;;[.F487])" office:value-type="string" office:string-value="" calcext:value-type="error">
            <text:p>#DIV/0 !</text:p>
          </table:table-cell>
          <table:table-cell table:formula="of:=IF(OR([.G487]&lt;[.G$549];[.G487]&gt;[.G$550]);&quot;&quot;;[.G487])" office:value-type="string" office:string-value="" calcext:value-type="error">
            <text:p>#DIV/0 !</text:p>
          </table:table-cell>
          <table:table-cell table:formula="of:=IF(OR([.H487]&lt;[.H$549];[.H487]&gt;[.H$550]);&quot;&quot;;[.H487])">
            <text:p/>
          </table:table-cell>
          <table:table-cell table:formula="of:=IF(OR([.I487]&lt;[.I$549];[.I487]&gt;[.I$550]);&quot;&quot;;[.I487])" office:value-type="float" office:value="0.0165384268726489" calcext:value-type="float">
            <text:p>0,0165384269</text:p>
          </table:table-cell>
          <table:table-cell table:formula="of:=IF(OR([.J487]&lt;[.J$549];[.J487]&gt;[.J$550]);&quot;&quot;;[.J487])">
            <text:p/>
          </table:table-cell>
          <table:table-cell table:formula="of:=IF(OR([.K487]&lt;[.K$549];[.K487]&gt;[.K$550]);&quot;&quot;;[.K487])">
            <text:p/>
          </table:table-cell>
          <table:table-cell table:formula="of:=IF(OR([.L487]&lt;[.L$549];[.L487]&gt;[.L$550]);&quot;&quot;;[.L487])" office:value-type="float" office:value="0.000297653351911289" calcext:value-type="float">
            <text:p>0,0002976534</text:p>
          </table:table-cell>
          <table:table-cell table:formula="of:=IF(OR([.M487]&lt;[.M$549];[.M487]&gt;[.M$550]);&quot;&quot;;[.M487])" office:value-type="float" office:value="0.000265173603562152" calcext:value-type="float">
            <text:p>0,0002651736</text:p>
          </table:table-cell>
          <table:table-cell table:formula="of:=IF(OR([.N487]&lt;[.N$549];[.N487]&gt;[.N$550]);&quot;&quot;;[.N487])" office:value-type="float" office:value="0.391671131445952" calcext:value-type="float">
            <text:p>0,3916711314</text:p>
          </table:table-cell>
          <table:table-cell table:formula="of:=IF(OR([.O487]&lt;[.O$549];[.O487]&gt;[.O$550]);&quot;&quot;;[.O487])" office:value-type="float" office:value="0.0000330641974003273" calcext:value-type="float">
            <text:p>3,30641974003273E-005</text:p>
          </table:table-cell>
          <table:table-cell table:formula="of:=IF(OR([.P487]&lt;[.P$549];[.P487]&gt;[.P$550]);&quot;&quot;;[.P487])" office:value-type="string" office:string-value="" calcext:value-type="error">
            <text:p>#DIV/0 !</text:p>
          </table:table-cell>
          <table:table-cell table:formula="of:=IF(OR([.Q487]&lt;[.Q$549];[.Q487]&gt;[.Q$550]);&quot;&quot;;[.Q487])" office:value-type="string" office:string-value="" calcext:value-type="error">
            <text:p>#DIV/0 !</text:p>
          </table:table-cell>
          <table:table-cell table:formula="of:=IF(OR([.R487]&lt;[.R$549];[.R487]&gt;[.R$550]);&quot;&quot;;[.R487])" office:value-type="float" office:value="0.0000431610585950329" calcext:value-type="float">
            <text:p>4,31610585950329E-005</text:p>
          </table:table-cell>
          <table:table-cell table:formula="of:=IF(OR([.S487]&lt;[.S$549];[.S487]&gt;[.S$550]);&quot;&quot;;[.S487])" office:value-type="float" office:value="0.0142649553319949" calcext:value-type="float">
            <text:p>0,0142649553</text:p>
          </table:table-cell>
          <table:table-cell table:formula="of:=IF(OR([.T487]&lt;[.T$549];[.T487]&gt;[.T$550]);&quot;&quot;;[.T487])" office:value-type="float" office:value="0.0000488720327288647" calcext:value-type="float">
            <text:p>0,000048872</text:p>
          </table:table-cell>
          <table:table-cell table:formula="of:=IF(OR([.U487]&lt;[.U$549];[.U487]&gt;[.U$550]);&quot;&quot;;[.U487])">
            <text:p/>
          </table:table-cell>
          <table:table-cell table:formula="of:=IF(OR([.V487]&lt;[.V$549];[.V487]&gt;[.V$550]);&quot;&quot;;[.V487]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OR([.B488]&lt;[.B$549];[.B488]&gt;[.B$550]);&quot;&quot;;[.B488])" office:value-type="string" office:string-value="" calcext:value-type="error">
            <text:p>#DIV/0 !</text:p>
          </table:table-cell>
          <table:table-cell table:formula="of:=IF(OR([.C488]&lt;[.C$549];[.C488]&gt;[.C$550]);&quot;&quot;;[.C488])" office:value-type="float" office:value="0.000413381415565959" calcext:value-type="float">
            <text:p>0,0004133814</text:p>
          </table:table-cell>
          <table:table-cell table:formula="of:=IF(OR([.D488]&lt;[.D$549];[.D488]&gt;[.D$550]);&quot;&quot;;[.D488])" office:value-type="float" office:value="0.00162483541772818" calcext:value-type="float">
            <text:p>0,0016248354</text:p>
          </table:table-cell>
          <table:table-cell table:formula="of:=IF(OR([.E488]&lt;[.E$549];[.E488]&gt;[.E$550]);&quot;&quot;;[.E488])" office:value-type="float" office:value="1" calcext:value-type="float">
            <text:p>1</text:p>
          </table:table-cell>
          <table:table-cell table:formula="of:=IF(OR([.F488]&lt;[.F$549];[.F488]&gt;[.F$550]);&quot;&quot;;[.F488])" office:value-type="string" office:string-value="" calcext:value-type="error">
            <text:p>#DIV/0 !</text:p>
          </table:table-cell>
          <table:table-cell table:formula="of:=IF(OR([.G488]&lt;[.G$549];[.G488]&gt;[.G$550]);&quot;&quot;;[.G488])" office:value-type="string" office:string-value="" calcext:value-type="error">
            <text:p>#DIV/0 !</text:p>
          </table:table-cell>
          <table:table-cell table:formula="of:=IF(OR([.H488]&lt;[.H$549];[.H488]&gt;[.H$550]);&quot;&quot;;[.H488])">
            <text:p/>
          </table:table-cell>
          <table:table-cell table:formula="of:=IF(OR([.I488]&lt;[.I$549];[.I488]&gt;[.I$550]);&quot;&quot;;[.I488])" office:value-type="float" office:value="0.0149194525845826" calcext:value-type="float">
            <text:p>0,0149194526</text:p>
          </table:table-cell>
          <table:table-cell table:formula="of:=IF(OR([.J488]&lt;[.J$549];[.J488]&gt;[.J$550]);&quot;&quot;;[.J488])">
            <text:p/>
          </table:table-cell>
          <table:table-cell table:formula="of:=IF(OR([.K488]&lt;[.K$549];[.K488]&gt;[.K$550]);&quot;&quot;;[.K488])">
            <text:p/>
          </table:table-cell>
          <table:table-cell table:formula="of:=IF(OR([.L488]&lt;[.L$549];[.L488]&gt;[.L$550]);&quot;&quot;;[.L488])" office:value-type="float" office:value="0.000183440605503348" calcext:value-type="float">
            <text:p>0,0001834406</text:p>
          </table:table-cell>
          <table:table-cell table:formula="of:=IF(OR([.M488]&lt;[.M$549];[.M488]&gt;[.M$550]);&quot;&quot;;[.M488])" office:value-type="float" office:value="0.000250970243794907" calcext:value-type="float">
            <text:p>0,0002509702</text:p>
          </table:table-cell>
          <table:table-cell table:formula="of:=IF(OR([.N488]&lt;[.N$549];[.N488]&gt;[.N$550]);&quot;&quot;;[.N488])" office:value-type="float" office:value="0.386313825434277" calcext:value-type="float">
            <text:p>0,3863138254</text:p>
          </table:table-cell>
          <table:table-cell table:formula="of:=IF(OR([.O488]&lt;[.O$549];[.O488]&gt;[.O$550]);&quot;&quot;;[.O488])">
            <text:p/>
          </table:table-cell>
          <table:table-cell table:formula="of:=IF(OR([.P488]&lt;[.P$549];[.P488]&gt;[.P$550]);&quot;&quot;;[.P488])" office:value-type="string" office:string-value="" calcext:value-type="error">
            <text:p>#DIV/0 !</text:p>
          </table:table-cell>
          <table:table-cell table:formula="of:=IF(OR([.Q488]&lt;[.Q$549];[.Q488]&gt;[.Q$550]);&quot;&quot;;[.Q488])" office:value-type="string" office:string-value="" calcext:value-type="error">
            <text:p>#DIV/0 !</text:p>
          </table:table-cell>
          <table:table-cell table:formula="of:=IF(OR([.R488]&lt;[.R$549];[.R488]&gt;[.R$550]);&quot;&quot;;[.R488])" office:value-type="float" office:value="0.0000858352832587645" calcext:value-type="float">
            <text:p>8,58352832587645E-005</text:p>
          </table:table-cell>
          <table:table-cell table:formula="of:=IF(OR([.S488]&lt;[.S$549];[.S488]&gt;[.S$550]);&quot;&quot;;[.S488])" office:value-type="float" office:value="0.0147065410307574" calcext:value-type="float">
            <text:p>0,014706541</text:p>
          </table:table-cell>
          <table:table-cell table:formula="of:=IF(OR([.T488]&lt;[.T$549];[.T488]&gt;[.T$550]);&quot;&quot;;[.T488])" office:value-type="float" office:value="0.000105283482020972" calcext:value-type="float">
            <text:p>0,0001052835</text:p>
          </table:table-cell>
          <table:table-cell table:formula="of:=IF(OR([.U488]&lt;[.U$549];[.U488]&gt;[.U$550]);&quot;&quot;;[.U488])">
            <text:p/>
          </table:table-cell>
          <table:table-cell table:formula="of:=IF(OR([.V488]&lt;[.V$549];[.V488]&gt;[.V$550]);&quot;&quot;;[.V488]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formula="of:=IF(OR([.B489]&lt;[.B$549];[.B489]&gt;[.B$550]);&quot;&quot;;[.B489])" office:value-type="string" office:string-value="" calcext:value-type="error">
            <text:p>#DIV/0 !</text:p>
          </table:table-cell>
          <table:table-cell table:formula="of:=IF(OR([.C489]&lt;[.C$549];[.C489]&gt;[.C$550]);&quot;&quot;;[.C489])" office:value-type="float" office:value="0.000334323112934741" calcext:value-type="float">
            <text:p>0,0003343231</text:p>
          </table:table-cell>
          <table:table-cell table:formula="of:=IF(OR([.D489]&lt;[.D$549];[.D489]&gt;[.D$550]);&quot;&quot;;[.D489])" office:value-type="float" office:value="0.00162702326633939" calcext:value-type="float">
            <text:p>0,0016270233</text:p>
          </table:table-cell>
          <table:table-cell table:formula="of:=IF(OR([.E489]&lt;[.E$549];[.E489]&gt;[.E$550]);&quot;&quot;;[.E489])" office:value-type="float" office:value="1" calcext:value-type="float">
            <text:p>1</text:p>
          </table:table-cell>
          <table:table-cell table:formula="of:=IF(OR([.F489]&lt;[.F$549];[.F489]&gt;[.F$550]);&quot;&quot;;[.F489])" office:value-type="string" office:string-value="" calcext:value-type="error">
            <text:p>#DIV/0 !</text:p>
          </table:table-cell>
          <table:table-cell table:formula="of:=IF(OR([.G489]&lt;[.G$549];[.G489]&gt;[.G$550]);&quot;&quot;;[.G489])" office:value-type="string" office:string-value="" calcext:value-type="error">
            <text:p>#DIV/0 !</text:p>
          </table:table-cell>
          <table:table-cell table:formula="of:=IF(OR([.H489]&lt;[.H$549];[.H489]&gt;[.H$550]);&quot;&quot;;[.H489])" office:value-type="float" office:value="0.000132377181275158" calcext:value-type="float">
            <text:p>0,0001323772</text:p>
          </table:table-cell>
          <table:table-cell table:formula="of:=IF(OR([.I489]&lt;[.I$549];[.I489]&gt;[.I$550]);&quot;&quot;;[.I489])" office:value-type="float" office:value="0.0156127940743943" calcext:value-type="float">
            <text:p>0,0156127941</text:p>
          </table:table-cell>
          <table:table-cell table:formula="of:=IF(OR([.J489]&lt;[.J$549];[.J489]&gt;[.J$550]);&quot;&quot;;[.J489])">
            <text:p/>
          </table:table-cell>
          <table:table-cell table:formula="of:=IF(OR([.K489]&lt;[.K$549];[.K489]&gt;[.K$550]);&quot;&quot;;[.K489])">
            <text:p/>
          </table:table-cell>
          <table:table-cell table:formula="of:=IF(OR([.L489]&lt;[.L$549];[.L489]&gt;[.L$550]);&quot;&quot;;[.L489])">
            <text:p/>
          </table:table-cell>
          <table:table-cell table:formula="of:=IF(OR([.M489]&lt;[.M$549];[.M489]&gt;[.M$550]);&quot;&quot;;[.M489])" office:value-type="float" office:value="0.000176607142367881" calcext:value-type="float">
            <text:p>0,0001766071</text:p>
          </table:table-cell>
          <table:table-cell table:formula="of:=IF(OR([.N489]&lt;[.N$549];[.N489]&gt;[.N$550]);&quot;&quot;;[.N489])" office:value-type="float" office:value="0.397728338079984" calcext:value-type="float">
            <text:p>0,3977283381</text:p>
          </table:table-cell>
          <table:table-cell table:formula="of:=IF(OR([.O489]&lt;[.O$549];[.O489]&gt;[.O$550]);&quot;&quot;;[.O489])" office:value-type="float" office:value="0.0000263687204920988" calcext:value-type="float">
            <text:p>2,63687204920988E-005</text:p>
          </table:table-cell>
          <table:table-cell table:formula="of:=IF(OR([.P489]&lt;[.P$549];[.P489]&gt;[.P$550]);&quot;&quot;;[.P489])" office:value-type="string" office:string-value="" calcext:value-type="error">
            <text:p>#DIV/0 !</text:p>
          </table:table-cell>
          <table:table-cell table:formula="of:=IF(OR([.Q489]&lt;[.Q$549];[.Q489]&gt;[.Q$550]);&quot;&quot;;[.Q489])" office:value-type="string" office:string-value="" calcext:value-type="error">
            <text:p>#DIV/0 !</text:p>
          </table:table-cell>
          <table:table-cell table:formula="of:=IF(OR([.R489]&lt;[.R$549];[.R489]&gt;[.R$550]);&quot;&quot;;[.R489])">
            <text:p/>
          </table:table-cell>
          <table:table-cell table:formula="of:=IF(OR([.S489]&lt;[.S$549];[.S489]&gt;[.S$550]);&quot;&quot;;[.S489])" office:value-type="float" office:value="0.014053091082132" calcext:value-type="float">
            <text:p>0,0140530911</text:p>
          </table:table-cell>
          <table:table-cell table:formula="of:=IF(OR([.T489]&lt;[.T$549];[.T489]&gt;[.T$550]);&quot;&quot;;[.T489])" office:value-type="float" office:value="0.0000382687689400625" calcext:value-type="float">
            <text:p>3,82687689400625E-005</text:p>
          </table:table-cell>
          <table:table-cell table:formula="of:=IF(OR([.U489]&lt;[.U$549];[.U489]&gt;[.U$550]);&quot;&quot;;[.U489])">
            <text:p/>
          </table:table-cell>
          <table:table-cell table:formula="of:=IF(OR([.V489]&lt;[.V$549];[.V489]&gt;[.V$550]);&quot;&quot;;[.V489]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formula="of:=IF(OR([.B490]&lt;[.B$549];[.B490]&gt;[.B$550]);&quot;&quot;;[.B490])" office:value-type="string" office:string-value="" calcext:value-type="error">
            <text:p>#DIV/0 !</text:p>
          </table:table-cell>
          <table:table-cell table:formula="of:=IF(OR([.C490]&lt;[.C$549];[.C490]&gt;[.C$550]);&quot;&quot;;[.C490])" office:value-type="float" office:value="0.000518012551505034" calcext:value-type="float">
            <text:p>0,0005180126</text:p>
          </table:table-cell>
          <table:table-cell table:formula="of:=IF(OR([.D490]&lt;[.D$549];[.D490]&gt;[.D$550]);&quot;&quot;;[.D490])">
            <text:p/>
          </table:table-cell>
          <table:table-cell table:formula="of:=IF(OR([.E490]&lt;[.E$549];[.E490]&gt;[.E$550]);&quot;&quot;;[.E490])" office:value-type="float" office:value="1" calcext:value-type="float">
            <text:p>1</text:p>
          </table:table-cell>
          <table:table-cell table:formula="of:=IF(OR([.F490]&lt;[.F$549];[.F490]&gt;[.F$550]);&quot;&quot;;[.F490])" office:value-type="string" office:string-value="" calcext:value-type="error">
            <text:p>#DIV/0 !</text:p>
          </table:table-cell>
          <table:table-cell table:formula="of:=IF(OR([.G490]&lt;[.G$549];[.G490]&gt;[.G$550]);&quot;&quot;;[.G490])" office:value-type="string" office:string-value="" calcext:value-type="error">
            <text:p>#DIV/0 !</text:p>
          </table:table-cell>
          <table:table-cell table:formula="of:=IF(OR([.H490]&lt;[.H$549];[.H490]&gt;[.H$550]);&quot;&quot;;[.H490])">
            <text:p/>
          </table:table-cell>
          <table:table-cell table:formula="of:=IF(OR([.I490]&lt;[.I$549];[.I490]&gt;[.I$550]);&quot;&quot;;[.I490])" office:value-type="float" office:value="0.0146431906377799" calcext:value-type="float">
            <text:p>0,0146431906</text:p>
          </table:table-cell>
          <table:table-cell table:formula="of:=IF(OR([.J490]&lt;[.J$549];[.J490]&gt;[.J$550]);&quot;&quot;;[.J490])">
            <text:p/>
          </table:table-cell>
          <table:table-cell table:formula="of:=IF(OR([.K490]&lt;[.K$549];[.K490]&gt;[.K$550]);&quot;&quot;;[.K490])">
            <text:p/>
          </table:table-cell>
          <table:table-cell table:formula="of:=IF(OR([.L490]&lt;[.L$549];[.L490]&gt;[.L$550]);&quot;&quot;;[.L490])" office:value-type="float" office:value="0.000145866780546787" calcext:value-type="float">
            <text:p>0,0001458668</text:p>
          </table:table-cell>
          <table:table-cell table:formula="of:=IF(OR([.M490]&lt;[.M$549];[.M490]&gt;[.M$550]);&quot;&quot;;[.M490])" office:value-type="float" office:value="0.000202391526307909" calcext:value-type="float">
            <text:p>0,0002023915</text:p>
          </table:table-cell>
          <table:table-cell table:formula="of:=IF(OR([.N490]&lt;[.N$549];[.N490]&gt;[.N$550]);&quot;&quot;;[.N490])" office:value-type="float" office:value="0.401759298595554" calcext:value-type="float">
            <text:p>0,4017592986</text:p>
          </table:table-cell>
          <table:table-cell table:formula="of:=IF(OR([.O490]&lt;[.O$549];[.O490]&gt;[.O$550]);&quot;&quot;;[.O490])" office:value-type="float" office:value="0.0000301998846074937" calcext:value-type="float">
            <text:p>3,01998846074937E-005</text:p>
          </table:table-cell>
          <table:table-cell table:formula="of:=IF(OR([.P490]&lt;[.P$549];[.P490]&gt;[.P$550]);&quot;&quot;;[.P490])" office:value-type="string" office:string-value="" calcext:value-type="error">
            <text:p>#DIV/0 !</text:p>
          </table:table-cell>
          <table:table-cell table:formula="of:=IF(OR([.Q490]&lt;[.Q$549];[.Q490]&gt;[.Q$550]);&quot;&quot;;[.Q490])" office:value-type="string" office:string-value="" calcext:value-type="error">
            <text:p>#DIV/0 !</text:p>
          </table:table-cell>
          <table:table-cell table:formula="of:=IF(OR([.R490]&lt;[.R$549];[.R490]&gt;[.R$550]);&quot;&quot;;[.R490])" office:value-type="float" office:value="0.0000441091025040421" calcext:value-type="float">
            <text:p>4,41091025040421E-005</text:p>
          </table:table-cell>
          <table:table-cell table:formula="of:=IF(OR([.S490]&lt;[.S$549];[.S490]&gt;[.S$550]);&quot;&quot;;[.S490])" office:value-type="float" office:value="0.0144408137066639" calcext:value-type="float">
            <text:p>0,0144408137</text:p>
          </table:table-cell>
          <table:table-cell table:formula="of:=IF(OR([.T490]&lt;[.T$549];[.T490]&gt;[.T$550]);&quot;&quot;;[.T490])" office:value-type="float" office:value="0.0000301633966277021" calcext:value-type="float">
            <text:p>3,01633966277021E-005</text:p>
          </table:table-cell>
          <table:table-cell table:formula="of:=IF(OR([.U490]&lt;[.U$549];[.U490]&gt;[.U$550]);&quot;&quot;;[.U490])">
            <text:p/>
          </table:table-cell>
          <table:table-cell table:formula="of:=IF(OR([.V490]&lt;[.V$549];[.V490]&gt;[.V$550]);&quot;&quot;;[.V490]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formula="of:=IF(OR([.B491]&lt;[.B$549];[.B491]&gt;[.B$550]);&quot;&quot;;[.B491])" office:value-type="string" office:string-value="" calcext:value-type="error">
            <text:p>#DIV/0 !</text:p>
          </table:table-cell>
          <table:table-cell table:formula="of:=IF(OR([.C491]&lt;[.C$549];[.C491]&gt;[.C$550]);&quot;&quot;;[.C491])" office:value-type="float" office:value="0.000424775561054404" calcext:value-type="float">
            <text:p>0,0004247756</text:p>
          </table:table-cell>
          <table:table-cell table:formula="of:=IF(OR([.D491]&lt;[.D$549];[.D491]&gt;[.D$550]);&quot;&quot;;[.D491])" office:value-type="float" office:value="0.00213629191903911" calcext:value-type="float">
            <text:p>0,0021362919</text:p>
          </table:table-cell>
          <table:table-cell table:formula="of:=IF(OR([.E491]&lt;[.E$549];[.E491]&gt;[.E$550]);&quot;&quot;;[.E491])" office:value-type="float" office:value="1" calcext:value-type="float">
            <text:p>1</text:p>
          </table:table-cell>
          <table:table-cell table:formula="of:=IF(OR([.F491]&lt;[.F$549];[.F491]&gt;[.F$550]);&quot;&quot;;[.F491])" office:value-type="string" office:string-value="" calcext:value-type="error">
            <text:p>#DIV/0 !</text:p>
          </table:table-cell>
          <table:table-cell table:formula="of:=IF(OR([.G491]&lt;[.G$549];[.G491]&gt;[.G$550]);&quot;&quot;;[.G491])" office:value-type="string" office:string-value="" calcext:value-type="error">
            <text:p>#DIV/0 !</text:p>
          </table:table-cell>
          <table:table-cell table:formula="of:=IF(OR([.H491]&lt;[.H$549];[.H491]&gt;[.H$550]);&quot;&quot;;[.H491])" office:value-type="float" office:value="0.000177557636812897" calcext:value-type="float">
            <text:p>0,0001775576</text:p>
          </table:table-cell>
          <table:table-cell table:formula="of:=IF(OR([.I491]&lt;[.I$549];[.I491]&gt;[.I$550]);&quot;&quot;;[.I491])" office:value-type="float" office:value="0.0156444989339156" calcext:value-type="float">
            <text:p>0,0156444989</text:p>
          </table:table-cell>
          <table:table-cell table:formula="of:=IF(OR([.J491]&lt;[.J$549];[.J491]&gt;[.J$550]);&quot;&quot;;[.J491])">
            <text:p/>
          </table:table-cell>
          <table:table-cell table:formula="of:=IF(OR([.K491]&lt;[.K$549];[.K491]&gt;[.K$550]);&quot;&quot;;[.K491])">
            <text:p/>
          </table:table-cell>
          <table:table-cell table:formula="of:=IF(OR([.L491]&lt;[.L$549];[.L491]&gt;[.L$550]);&quot;&quot;;[.L491])" office:value-type="float" office:value="0.000208978375484198" calcext:value-type="float">
            <text:p>0,0002089784</text:p>
          </table:table-cell>
          <table:table-cell table:formula="of:=IF(OR([.M491]&lt;[.M$549];[.M491]&gt;[.M$550]);&quot;&quot;;[.M491])" office:value-type="float" office:value="0.000186962720600381" calcext:value-type="float">
            <text:p>0,0001869627</text:p>
          </table:table-cell>
          <table:table-cell table:formula="of:=IF(OR([.N491]&lt;[.N$549];[.N491]&gt;[.N$550]);&quot;&quot;;[.N491])" office:value-type="float" office:value="0.411107681480081" calcext:value-type="float">
            <text:p>0,4111076815</text:p>
          </table:table-cell>
          <table:table-cell table:formula="of:=IF(OR([.O491]&lt;[.O$549];[.O491]&gt;[.O$550]);&quot;&quot;;[.O491])" office:value-type="float" office:value="0.0000170967612477404" calcext:value-type="float">
            <text:p>1,70967612477404E-005</text:p>
          </table:table-cell>
          <table:table-cell table:formula="of:=IF(OR([.P491]&lt;[.P$549];[.P491]&gt;[.P$550]);&quot;&quot;;[.P491])" office:value-type="string" office:string-value="" calcext:value-type="error">
            <text:p>#DIV/0 !</text:p>
          </table:table-cell>
          <table:table-cell table:formula="of:=IF(OR([.Q491]&lt;[.Q$549];[.Q491]&gt;[.Q$550]);&quot;&quot;;[.Q491])" office:value-type="string" office:string-value="" calcext:value-type="error">
            <text:p>#DIV/0 !</text:p>
          </table:table-cell>
          <table:table-cell table:formula="of:=IF(OR([.R491]&lt;[.R$549];[.R491]&gt;[.R$550]);&quot;&quot;;[.R491])">
            <text:p/>
          </table:table-cell>
          <table:table-cell table:formula="of:=IF(OR([.S491]&lt;[.S$549];[.S491]&gt;[.S$550]);&quot;&quot;;[.S491])" office:value-type="float" office:value="0.0140883678893569" calcext:value-type="float">
            <text:p>0,0140883679</text:p>
          </table:table-cell>
          <table:table-cell table:formula="of:=IF(OR([.T491]&lt;[.T$549];[.T491]&gt;[.T$550]);&quot;&quot;;[.T491])" office:value-type="float" office:value="0.0000309109443359146" calcext:value-type="float">
            <text:p>3,09109443359146E-005</text:p>
          </table:table-cell>
          <table:table-cell table:formula="of:=IF(OR([.U491]&lt;[.U$549];[.U491]&gt;[.U$550]);&quot;&quot;;[.U491])">
            <text:p/>
          </table:table-cell>
          <table:table-cell table:formula="of:=IF(OR([.V491]&lt;[.V$549];[.V491]&gt;[.V$550]);&quot;&quot;;[.V491]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formula="of:=IF(OR([.B492]&lt;[.B$549];[.B492]&gt;[.B$550]);&quot;&quot;;[.B492])" office:value-type="string" office:string-value="" calcext:value-type="error">
            <text:p>#DIV/0 !</text:p>
          </table:table-cell>
          <table:table-cell table:formula="of:=IF(OR([.C492]&lt;[.C$549];[.C492]&gt;[.C$550]);&quot;&quot;;[.C492])" office:value-type="float" office:value="0.000467085525686077" calcext:value-type="float">
            <text:p>0,0004670855</text:p>
          </table:table-cell>
          <table:table-cell table:formula="of:=IF(OR([.D492]&lt;[.D$549];[.D492]&gt;[.D$550]);&quot;&quot;;[.D492])" office:value-type="float" office:value="0.00224420028934935" calcext:value-type="float">
            <text:p>0,0022442003</text:p>
          </table:table-cell>
          <table:table-cell table:formula="of:=IF(OR([.E492]&lt;[.E$549];[.E492]&gt;[.E$550]);&quot;&quot;;[.E492])" office:value-type="float" office:value="1" calcext:value-type="float">
            <text:p>1</text:p>
          </table:table-cell>
          <table:table-cell table:formula="of:=IF(OR([.F492]&lt;[.F$549];[.F492]&gt;[.F$550]);&quot;&quot;;[.F492])" office:value-type="string" office:string-value="" calcext:value-type="error">
            <text:p>#DIV/0 !</text:p>
          </table:table-cell>
          <table:table-cell table:formula="of:=IF(OR([.G492]&lt;[.G$549];[.G492]&gt;[.G$550]);&quot;&quot;;[.G492])" office:value-type="string" office:string-value="" calcext:value-type="error">
            <text:p>#DIV/0 !</text:p>
          </table:table-cell>
          <table:table-cell table:formula="of:=IF(OR([.H492]&lt;[.H$549];[.H492]&gt;[.H$550]);&quot;&quot;;[.H492])">
            <text:p/>
          </table:table-cell>
          <table:table-cell table:formula="of:=IF(OR([.I492]&lt;[.I$549];[.I492]&gt;[.I$550]);&quot;&quot;;[.I492])" office:value-type="float" office:value="0.015232026245736" calcext:value-type="float">
            <text:p>0,0152320262</text:p>
          </table:table-cell>
          <table:table-cell table:formula="of:=IF(OR([.J492]&lt;[.J$549];[.J492]&gt;[.J$550]);&quot;&quot;;[.J492])">
            <text:p/>
          </table:table-cell>
          <table:table-cell table:formula="of:=IF(OR([.K492]&lt;[.K$549];[.K492]&gt;[.K$550]);&quot;&quot;;[.K492])" office:value-type="float" office:value="0.000248196084572387" calcext:value-type="float">
            <text:p>0,0002481961</text:p>
          </table:table-cell>
          <table:table-cell table:formula="of:=IF(OR([.L492]&lt;[.L$549];[.L492]&gt;[.L$550]);&quot;&quot;;[.L492])">
            <text:p/>
          </table:table-cell>
          <table:table-cell table:formula="of:=IF(OR([.M492]&lt;[.M$549];[.M492]&gt;[.M$550]);&quot;&quot;;[.M492])" office:value-type="float" office:value="0.000230603382046702" calcext:value-type="float">
            <text:p>0,0002306034</text:p>
          </table:table-cell>
          <table:table-cell table:formula="of:=IF(OR([.N492]&lt;[.N$549];[.N492]&gt;[.N$550]);&quot;&quot;;[.N492])" office:value-type="float" office:value="0.437516207150087" calcext:value-type="float">
            <text:p>0,4375162072</text:p>
          </table:table-cell>
          <table:table-cell table:formula="of:=IF(OR([.O492]&lt;[.O$549];[.O492]&gt;[.O$550]);&quot;&quot;;[.O492])" office:value-type="float" office:value="0.0000196725444565365" calcext:value-type="float">
            <text:p>1,96725444565365E-005</text:p>
          </table:table-cell>
          <table:table-cell table:formula="of:=IF(OR([.P492]&lt;[.P$549];[.P492]&gt;[.P$550]);&quot;&quot;;[.P492])" office:value-type="string" office:string-value="" calcext:value-type="error">
            <text:p>#DIV/0 !</text:p>
          </table:table-cell>
          <table:table-cell table:formula="of:=IF(OR([.Q492]&lt;[.Q$549];[.Q492]&gt;[.Q$550]);&quot;&quot;;[.Q492])" office:value-type="string" office:string-value="" calcext:value-type="error">
            <text:p>#DIV/0 !</text:p>
          </table:table-cell>
          <table:table-cell table:formula="of:=IF(OR([.R492]&lt;[.R$549];[.R492]&gt;[.R$550]);&quot;&quot;;[.R492])" office:value-type="float" office:value="0.000068721948222754" calcext:value-type="float">
            <text:p>6,8721948222754E-005</text:p>
          </table:table-cell>
          <table:table-cell table:formula="of:=IF(OR([.S492]&lt;[.S$549];[.S492]&gt;[.S$550]);&quot;&quot;;[.S492])" office:value-type="float" office:value="0.0143737561080406" calcext:value-type="float">
            <text:p>0,0143737561</text:p>
          </table:table-cell>
          <table:table-cell table:formula="of:=IF(OR([.T492]&lt;[.T$549];[.T492]&gt;[.T$550]);&quot;&quot;;[.T492])" office:value-type="float" office:value="0.0000664629348100834" calcext:value-type="float">
            <text:p>6,64629348100834E-005</text:p>
          </table:table-cell>
          <table:table-cell table:formula="of:=IF(OR([.U492]&lt;[.U$549];[.U492]&gt;[.U$550]);&quot;&quot;;[.U492])" office:value-type="float" office:value="0.00000605309060201124" calcext:value-type="float">
            <text:p>6,05309060201124E-006</text:p>
          </table:table-cell>
          <table:table-cell table:formula="of:=IF(OR([.V492]&lt;[.V$549];[.V492]&gt;[.V$550]);&quot;&quot;;[.V492])" office:value-type="float" office:value="0.00000806271668187897" calcext:value-type="float">
            <text:p>8,06271668187897E-006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formula="of:=IF(OR([.B493]&lt;[.B$549];[.B493]&gt;[.B$550]);&quot;&quot;;[.B493])" office:value-type="string" office:string-value="" calcext:value-type="error">
            <text:p>#DIV/0 !</text:p>
          </table:table-cell>
          <table:table-cell table:formula="of:=IF(OR([.C493]&lt;[.C$549];[.C493]&gt;[.C$550]);&quot;&quot;;[.C493])" office:value-type="float" office:value="0.000476422789143652" calcext:value-type="float">
            <text:p>0,0004764228</text:p>
          </table:table-cell>
          <table:table-cell table:formula="of:=IF(OR([.D493]&lt;[.D$549];[.D493]&gt;[.D$550]);&quot;&quot;;[.D493])" office:value-type="float" office:value="0.00219791604108787" calcext:value-type="float">
            <text:p>0,002197916</text:p>
          </table:table-cell>
          <table:table-cell table:formula="of:=IF(OR([.E493]&lt;[.E$549];[.E493]&gt;[.E$550]);&quot;&quot;;[.E493])" office:value-type="float" office:value="1" calcext:value-type="float">
            <text:p>1</text:p>
          </table:table-cell>
          <table:table-cell table:formula="of:=IF(OR([.F493]&lt;[.F$549];[.F493]&gt;[.F$550]);&quot;&quot;;[.F493])" office:value-type="string" office:string-value="" calcext:value-type="error">
            <text:p>#DIV/0 !</text:p>
          </table:table-cell>
          <table:table-cell table:formula="of:=IF(OR([.G493]&lt;[.G$549];[.G493]&gt;[.G$550]);&quot;&quot;;[.G493])" office:value-type="string" office:string-value="" calcext:value-type="error">
            <text:p>#DIV/0 !</text:p>
          </table:table-cell>
          <table:table-cell table:formula="of:=IF(OR([.H493]&lt;[.H$549];[.H493]&gt;[.H$550]);&quot;&quot;;[.H493])">
            <text:p/>
          </table:table-cell>
          <table:table-cell table:formula="of:=IF(OR([.I493]&lt;[.I$549];[.I493]&gt;[.I$550]);&quot;&quot;;[.I493])" office:value-type="float" office:value="0.0149243081017299" calcext:value-type="float">
            <text:p>0,0149243081</text:p>
          </table:table-cell>
          <table:table-cell table:formula="of:=IF(OR([.J493]&lt;[.J$549];[.J493]&gt;[.J$550]);&quot;&quot;;[.J493])">
            <text:p/>
          </table:table-cell>
          <table:table-cell table:formula="of:=IF(OR([.K493]&lt;[.K$549];[.K493]&gt;[.K$550]);&quot;&quot;;[.K493])">
            <text:p/>
          </table:table-cell>
          <table:table-cell table:formula="of:=IF(OR([.L493]&lt;[.L$549];[.L493]&gt;[.L$550]);&quot;&quot;;[.L493])" office:value-type="float" office:value="0.0004418089111616" calcext:value-type="float">
            <text:p>0,0004418089</text:p>
          </table:table-cell>
          <table:table-cell table:formula="of:=IF(OR([.M493]&lt;[.M$549];[.M493]&gt;[.M$550]);&quot;&quot;;[.M493])" office:value-type="float" office:value="0.000206829599599265" calcext:value-type="float">
            <text:p>0,0002068296</text:p>
          </table:table-cell>
          <table:table-cell table:formula="of:=IF(OR([.N493]&lt;[.N$549];[.N493]&gt;[.N$550]);&quot;&quot;;[.N493])" office:value-type="float" office:value="0.426826539388139" calcext:value-type="float">
            <text:p>0,4268265394</text:p>
          </table:table-cell>
          <table:table-cell table:formula="of:=IF(OR([.O493]&lt;[.O$549];[.O493]&gt;[.O$550]);&quot;&quot;;[.O493])" office:value-type="float" office:value="0.0000222309451313099" calcext:value-type="float">
            <text:p>2,22309451313099E-005</text:p>
          </table:table-cell>
          <table:table-cell table:formula="of:=IF(OR([.P493]&lt;[.P$549];[.P493]&gt;[.P$550]);&quot;&quot;;[.P493])" office:value-type="string" office:string-value="" calcext:value-type="error">
            <text:p>#DIV/0 !</text:p>
          </table:table-cell>
          <table:table-cell table:formula="of:=IF(OR([.Q493]&lt;[.Q$549];[.Q493]&gt;[.Q$550]);&quot;&quot;;[.Q493])" office:value-type="string" office:string-value="" calcext:value-type="error">
            <text:p>#DIV/0 !</text:p>
          </table:table-cell>
          <table:table-cell table:formula="of:=IF(OR([.R493]&lt;[.R$549];[.R493]&gt;[.R$550]);&quot;&quot;;[.R493])" office:value-type="float" office:value="0.000061969204172429" calcext:value-type="float">
            <text:p>6,1969204172429E-005</text:p>
          </table:table-cell>
          <table:table-cell table:formula="of:=IF(OR([.S493]&lt;[.S$549];[.S493]&gt;[.S$550]);&quot;&quot;;[.S493])" office:value-type="float" office:value="0.0134211500009345" calcext:value-type="float">
            <text:p>0,01342115</text:p>
          </table:table-cell>
          <table:table-cell table:formula="of:=IF(OR([.T493]&lt;[.T$549];[.T493]&gt;[.T$550]);&quot;&quot;;[.T493])" office:value-type="float" office:value="0.0000318228569239657" calcext:value-type="float">
            <text:p>3,18228569239657E-005</text:p>
          </table:table-cell>
          <table:table-cell table:formula="of:=IF(OR([.U493]&lt;[.U$549];[.U493]&gt;[.U$550]);&quot;&quot;;[.U493])">
            <text:p/>
          </table:table-cell>
          <table:table-cell table:formula="of:=IF(OR([.V493]&lt;[.V$549];[.V493]&gt;[.V$550]);&quot;&quot;;[.V493]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formula="of:=IF(OR([.B494]&lt;[.B$549];[.B494]&gt;[.B$550]);&quot;&quot;;[.B494])" office:value-type="string" office:string-value="" calcext:value-type="error">
            <text:p>#DIV/0 !</text:p>
          </table:table-cell>
          <table:table-cell table:formula="of:=IF(OR([.C494]&lt;[.C$549];[.C494]&gt;[.C$550]);&quot;&quot;;[.C494])" office:value-type="float" office:value="0.00036458520334826" calcext:value-type="float">
            <text:p>0,0003645852</text:p>
          </table:table-cell>
          <table:table-cell table:formula="of:=IF(OR([.D494]&lt;[.D$549];[.D494]&gt;[.D$550]);&quot;&quot;;[.D494])" office:value-type="float" office:value="0.00158530193028873" calcext:value-type="float">
            <text:p>0,0015853019</text:p>
          </table:table-cell>
          <table:table-cell table:formula="of:=IF(OR([.E494]&lt;[.E$549];[.E494]&gt;[.E$550]);&quot;&quot;;[.E494])" office:value-type="float" office:value="1" calcext:value-type="float">
            <text:p>1</text:p>
          </table:table-cell>
          <table:table-cell table:formula="of:=IF(OR([.F494]&lt;[.F$549];[.F494]&gt;[.F$550]);&quot;&quot;;[.F494])" office:value-type="string" office:string-value="" calcext:value-type="error">
            <text:p>#DIV/0 !</text:p>
          </table:table-cell>
          <table:table-cell table:formula="of:=IF(OR([.G494]&lt;[.G$549];[.G494]&gt;[.G$550]);&quot;&quot;;[.G494])" office:value-type="string" office:string-value="" calcext:value-type="error">
            <text:p>#DIV/0 !</text:p>
          </table:table-cell>
          <table:table-cell table:formula="of:=IF(OR([.H494]&lt;[.H$549];[.H494]&gt;[.H$550]);&quot;&quot;;[.H494])">
            <text:p/>
          </table:table-cell>
          <table:table-cell table:formula="of:=IF(OR([.I494]&lt;[.I$549];[.I494]&gt;[.I$550]);&quot;&quot;;[.I494])" office:value-type="float" office:value="0.0145564509015071" calcext:value-type="float">
            <text:p>0,0145564509</text:p>
          </table:table-cell>
          <table:table-cell table:formula="of:=IF(OR([.J494]&lt;[.J$549];[.J494]&gt;[.J$550]);&quot;&quot;;[.J494])">
            <text:p/>
          </table:table-cell>
          <table:table-cell table:formula="of:=IF(OR([.K494]&lt;[.K$549];[.K494]&gt;[.K$550]);&quot;&quot;;[.K494])">
            <text:p/>
          </table:table-cell>
          <table:table-cell table:formula="of:=IF(OR([.L494]&lt;[.L$549];[.L494]&gt;[.L$550]);&quot;&quot;;[.L494])" office:value-type="float" office:value="0.000300222030096459" calcext:value-type="float">
            <text:p>0,000300222</text:p>
          </table:table-cell>
          <table:table-cell table:formula="of:=IF(OR([.M494]&lt;[.M$549];[.M494]&gt;[.M$550]);&quot;&quot;;[.M494])" office:value-type="float" office:value="0.000274002325112077" calcext:value-type="float">
            <text:p>0,0002740023</text:p>
          </table:table-cell>
          <table:table-cell table:formula="of:=IF(OR([.N494]&lt;[.N$549];[.N494]&gt;[.N$550]);&quot;&quot;;[.N494])" office:value-type="float" office:value="0.397961855254964" calcext:value-type="float">
            <text:p>0,3979618553</text:p>
          </table:table-cell>
          <table:table-cell table:formula="of:=IF(OR([.O494]&lt;[.O$549];[.O494]&gt;[.O$550]);&quot;&quot;;[.O494])">
            <text:p/>
          </table:table-cell>
          <table:table-cell table:formula="of:=IF(OR([.P494]&lt;[.P$549];[.P494]&gt;[.P$550]);&quot;&quot;;[.P494])" office:value-type="string" office:string-value="" calcext:value-type="error">
            <text:p>#DIV/0 !</text:p>
          </table:table-cell>
          <table:table-cell table:formula="of:=IF(OR([.Q494]&lt;[.Q$549];[.Q494]&gt;[.Q$550]);&quot;&quot;;[.Q494])" office:value-type="string" office:string-value="" calcext:value-type="error">
            <text:p>#DIV/0 !</text:p>
          </table:table-cell>
          <table:table-cell table:formula="of:=IF(OR([.R494]&lt;[.R$549];[.R494]&gt;[.R$550]);&quot;&quot;;[.R494])">
            <text:p/>
          </table:table-cell>
          <table:table-cell table:formula="of:=IF(OR([.S494]&lt;[.S$549];[.S494]&gt;[.S$550]);&quot;&quot;;[.S494])" office:value-type="float" office:value="0.0123807304479493" calcext:value-type="float">
            <text:p>0,0123807304</text:p>
          </table:table-cell>
          <table:table-cell table:formula="of:=IF(OR([.T494]&lt;[.T$549];[.T494]&gt;[.T$550]);&quot;&quot;;[.T494])" office:value-type="float" office:value="0.0000300572657895291" calcext:value-type="float">
            <text:p>3,00572657895291E-005</text:p>
          </table:table-cell>
          <table:table-cell table:formula="of:=IF(OR([.U494]&lt;[.U$549];[.U494]&gt;[.U$550]);&quot;&quot;;[.U494])">
            <text:p/>
          </table:table-cell>
          <table:table-cell table:formula="of:=IF(OR([.V494]&lt;[.V$549];[.V494]&gt;[.V$550]);&quot;&quot;;[.V494])" office:value-type="float" office:value="0.00000604530687641373" calcext:value-type="float">
            <text:p>6,04530687641373E-006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formula="of:=IF(OR([.B495]&lt;[.B$549];[.B495]&gt;[.B$550]);&quot;&quot;;[.B495])" office:value-type="string" office:string-value="" calcext:value-type="error">
            <text:p>#DIV/0 !</text:p>
          </table:table-cell>
          <table:table-cell table:formula="of:=IF(OR([.C495]&lt;[.C$549];[.C495]&gt;[.C$550]);&quot;&quot;;[.C495])" office:value-type="float" office:value="0.00031241103575122" calcext:value-type="float">
            <text:p>0,000312411</text:p>
          </table:table-cell>
          <table:table-cell table:formula="of:=IF(OR([.D495]&lt;[.D$549];[.D495]&gt;[.D$550]);&quot;&quot;;[.D495])">
            <text:p/>
          </table:table-cell>
          <table:table-cell table:formula="of:=IF(OR([.E495]&lt;[.E$549];[.E495]&gt;[.E$550]);&quot;&quot;;[.E495])" office:value-type="float" office:value="1" calcext:value-type="float">
            <text:p>1</text:p>
          </table:table-cell>
          <table:table-cell table:formula="of:=IF(OR([.F495]&lt;[.F$549];[.F495]&gt;[.F$550]);&quot;&quot;;[.F495])" office:value-type="string" office:string-value="" calcext:value-type="error">
            <text:p>#DIV/0 !</text:p>
          </table:table-cell>
          <table:table-cell table:formula="of:=IF(OR([.G495]&lt;[.G$549];[.G495]&gt;[.G$550]);&quot;&quot;;[.G495])" office:value-type="string" office:string-value="" calcext:value-type="error">
            <text:p>#DIV/0 !</text:p>
          </table:table-cell>
          <table:table-cell table:formula="of:=IF(OR([.H495]&lt;[.H$549];[.H495]&gt;[.H$550]);&quot;&quot;;[.H495])">
            <text:p/>
          </table:table-cell>
          <table:table-cell table:formula="of:=IF(OR([.I495]&lt;[.I$549];[.I495]&gt;[.I$550]);&quot;&quot;;[.I495])" office:value-type="float" office:value="0.0144025265717622" calcext:value-type="float">
            <text:p>0,0144025266</text:p>
          </table:table-cell>
          <table:table-cell table:formula="of:=IF(OR([.J495]&lt;[.J$549];[.J495]&gt;[.J$550]);&quot;&quot;;[.J495])">
            <text:p/>
          </table:table-cell>
          <table:table-cell table:formula="of:=IF(OR([.K495]&lt;[.K$549];[.K495]&gt;[.K$550]);&quot;&quot;;[.K495])">
            <text:p/>
          </table:table-cell>
          <table:table-cell table:formula="of:=IF(OR([.L495]&lt;[.L$549];[.L495]&gt;[.L$550]);&quot;&quot;;[.L495])" office:value-type="float" office:value="0.000238256884521559" calcext:value-type="float">
            <text:p>0,0002382569</text:p>
          </table:table-cell>
          <table:table-cell table:formula="of:=IF(OR([.M495]&lt;[.M$549];[.M495]&gt;[.M$550]);&quot;&quot;;[.M495])" office:value-type="float" office:value="0.000138156171473661" calcext:value-type="float">
            <text:p>0,0001381562</text:p>
          </table:table-cell>
          <table:table-cell table:formula="of:=IF(OR([.N495]&lt;[.N$549];[.N495]&gt;[.N$550]);&quot;&quot;;[.N495])" office:value-type="float" office:value="0.387069366058499" calcext:value-type="float">
            <text:p>0,3870693661</text:p>
          </table:table-cell>
          <table:table-cell table:formula="of:=IF(OR([.O495]&lt;[.O$549];[.O495]&gt;[.O$550]);&quot;&quot;;[.O495])">
            <text:p/>
          </table:table-cell>
          <table:table-cell table:formula="of:=IF(OR([.P495]&lt;[.P$549];[.P495]&gt;[.P$550]);&quot;&quot;;[.P495])" office:value-type="string" office:string-value="" calcext:value-type="error">
            <text:p>#DIV/0 !</text:p>
          </table:table-cell>
          <table:table-cell table:formula="of:=IF(OR([.Q495]&lt;[.Q$549];[.Q495]&gt;[.Q$550]);&quot;&quot;;[.Q495])" office:value-type="string" office:string-value="" calcext:value-type="error">
            <text:p>#DIV/0 !</text:p>
          </table:table-cell>
          <table:table-cell table:formula="of:=IF(OR([.R495]&lt;[.R$549];[.R495]&gt;[.R$550]);&quot;&quot;;[.R495])">
            <text:p/>
          </table:table-cell>
          <table:table-cell table:formula="of:=IF(OR([.S495]&lt;[.S$549];[.S495]&gt;[.S$550]);&quot;&quot;;[.S495])" office:value-type="float" office:value="0.0114549610705614" calcext:value-type="float">
            <text:p>0,0114549611</text:p>
          </table:table-cell>
          <table:table-cell table:formula="of:=IF(OR([.T495]&lt;[.T$549];[.T495]&gt;[.T$550]);&quot;&quot;;[.T495])">
            <text:p/>
          </table:table-cell>
          <table:table-cell table:formula="of:=IF(OR([.U495]&lt;[.U$549];[.U495]&gt;[.U$550]);&quot;&quot;;[.U495])">
            <text:p/>
          </table:table-cell>
          <table:table-cell table:formula="of:=IF(OR([.V495]&lt;[.V$549];[.V495]&gt;[.V$550]);&quot;&quot;;[.V495]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formula="of:=IF(OR([.B496]&lt;[.B$549];[.B496]&gt;[.B$550]);&quot;&quot;;[.B496])" office:value-type="string" office:string-value="" calcext:value-type="error">
            <text:p>#DIV/0 !</text:p>
          </table:table-cell>
          <table:table-cell table:formula="of:=IF(OR([.C496]&lt;[.C$549];[.C496]&gt;[.C$550]);&quot;&quot;;[.C496])" office:value-type="float" office:value="0.00035361137149114" calcext:value-type="float">
            <text:p>0,0003536114</text:p>
          </table:table-cell>
          <table:table-cell table:formula="of:=IF(OR([.D496]&lt;[.D$549];[.D496]&gt;[.D$550]);&quot;&quot;;[.D496])">
            <text:p/>
          </table:table-cell>
          <table:table-cell table:formula="of:=IF(OR([.E496]&lt;[.E$549];[.E496]&gt;[.E$550]);&quot;&quot;;[.E496])" office:value-type="float" office:value="1" calcext:value-type="float">
            <text:p>1</text:p>
          </table:table-cell>
          <table:table-cell table:formula="of:=IF(OR([.F496]&lt;[.F$549];[.F496]&gt;[.F$550]);&quot;&quot;;[.F496])" office:value-type="string" office:string-value="" calcext:value-type="error">
            <text:p>#DIV/0 !</text:p>
          </table:table-cell>
          <table:table-cell table:formula="of:=IF(OR([.G496]&lt;[.G$549];[.G496]&gt;[.G$550]);&quot;&quot;;[.G496])" office:value-type="string" office:string-value="" calcext:value-type="error">
            <text:p>#DIV/0 !</text:p>
          </table:table-cell>
          <table:table-cell table:formula="of:=IF(OR([.H496]&lt;[.H$549];[.H496]&gt;[.H$550]);&quot;&quot;;[.H496])">
            <text:p/>
          </table:table-cell>
          <table:table-cell table:formula="of:=IF(OR([.I496]&lt;[.I$549];[.I496]&gt;[.I$550]);&quot;&quot;;[.I496])" office:value-type="float" office:value="0.0155702914779178" calcext:value-type="float">
            <text:p>0,0155702915</text:p>
          </table:table-cell>
          <table:table-cell table:formula="of:=IF(OR([.J496]&lt;[.J$549];[.J496]&gt;[.J$550]);&quot;&quot;;[.J496])">
            <text:p/>
          </table:table-cell>
          <table:table-cell table:formula="of:=IF(OR([.K496]&lt;[.K$549];[.K496]&gt;[.K$550]);&quot;&quot;;[.K496])">
            <text:p/>
          </table:table-cell>
          <table:table-cell table:formula="of:=IF(OR([.L496]&lt;[.L$549];[.L496]&gt;[.L$550]);&quot;&quot;;[.L496])">
            <text:p/>
          </table:table-cell>
          <table:table-cell table:formula="of:=IF(OR([.M496]&lt;[.M$549];[.M496]&gt;[.M$550]);&quot;&quot;;[.M496])" office:value-type="float" office:value="0.000156827232987966" calcext:value-type="float">
            <text:p>0,0001568272</text:p>
          </table:table-cell>
          <table:table-cell table:formula="of:=IF(OR([.N496]&lt;[.N$549];[.N496]&gt;[.N$550]);&quot;&quot;;[.N496])" office:value-type="float" office:value="0.375115656592497" calcext:value-type="float">
            <text:p>0,3751156566</text:p>
          </table:table-cell>
          <table:table-cell table:formula="of:=IF(OR([.O496]&lt;[.O$549];[.O496]&gt;[.O$550]);&quot;&quot;;[.O496])" office:value-type="float" office:value="0.0000307151898623185" calcext:value-type="float">
            <text:p>3,07151898623185E-005</text:p>
          </table:table-cell>
          <table:table-cell table:formula="of:=IF(OR([.P496]&lt;[.P$549];[.P496]&gt;[.P$550]);&quot;&quot;;[.P496])" office:value-type="string" office:string-value="" calcext:value-type="error">
            <text:p>#DIV/0 !</text:p>
          </table:table-cell>
          <table:table-cell table:formula="of:=IF(OR([.Q496]&lt;[.Q$549];[.Q496]&gt;[.Q$550]);&quot;&quot;;[.Q496])" office:value-type="string" office:string-value="" calcext:value-type="error">
            <text:p>#DIV/0 !</text:p>
          </table:table-cell>
          <table:table-cell table:formula="of:=IF(OR([.R496]&lt;[.R$549];[.R496]&gt;[.R$550]);&quot;&quot;;[.R496])">
            <text:p/>
          </table:table-cell>
          <table:table-cell table:formula="of:=IF(OR([.S496]&lt;[.S$549];[.S496]&gt;[.S$550]);&quot;&quot;;[.S496])" office:value-type="float" office:value="0.0111239838723294" calcext:value-type="float">
            <text:p>0,0111239839</text:p>
          </table:table-cell>
          <table:table-cell table:formula="of:=IF(OR([.T496]&lt;[.T$549];[.T496]&gt;[.T$550]);&quot;&quot;;[.T496])">
            <text:p/>
          </table:table-cell>
          <table:table-cell table:formula="of:=IF(OR([.U496]&lt;[.U$549];[.U496]&gt;[.U$550]);&quot;&quot;;[.U496])">
            <text:p/>
          </table:table-cell>
          <table:table-cell table:formula="of:=IF(OR([.V496]&lt;[.V$549];[.V496]&gt;[.V$550]);&quot;&quot;;[.V496]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formula="of:=IF(OR([.B497]&lt;[.B$549];[.B497]&gt;[.B$550]);&quot;&quot;;[.B497])" office:value-type="string" office:string-value="" calcext:value-type="error">
            <text:p>#DIV/0 !</text:p>
          </table:table-cell>
          <table:table-cell table:formula="of:=IF(OR([.C497]&lt;[.C$549];[.C497]&gt;[.C$550]);&quot;&quot;;[.C497])" office:value-type="float" office:value="0.00039389632707563" calcext:value-type="float">
            <text:p>0,0003938963</text:p>
          </table:table-cell>
          <table:table-cell table:formula="of:=IF(OR([.D497]&lt;[.D$549];[.D497]&gt;[.D$550]);&quot;&quot;;[.D497])">
            <text:p/>
          </table:table-cell>
          <table:table-cell table:formula="of:=IF(OR([.E497]&lt;[.E$549];[.E497]&gt;[.E$550]);&quot;&quot;;[.E497])" office:value-type="float" office:value="1" calcext:value-type="float">
            <text:p>1</text:p>
          </table:table-cell>
          <table:table-cell table:formula="of:=IF(OR([.F497]&lt;[.F$549];[.F497]&gt;[.F$550]);&quot;&quot;;[.F497])" office:value-type="string" office:string-value="" calcext:value-type="error">
            <text:p>#DIV/0 !</text:p>
          </table:table-cell>
          <table:table-cell table:formula="of:=IF(OR([.G497]&lt;[.G$549];[.G497]&gt;[.G$550]);&quot;&quot;;[.G497])" office:value-type="string" office:string-value="" calcext:value-type="error">
            <text:p>#DIV/0 !</text:p>
          </table:table-cell>
          <table:table-cell table:formula="of:=IF(OR([.H497]&lt;[.H$549];[.H497]&gt;[.H$550]);&quot;&quot;;[.H497])">
            <text:p/>
          </table:table-cell>
          <table:table-cell table:formula="of:=IF(OR([.I497]&lt;[.I$549];[.I497]&gt;[.I$550]);&quot;&quot;;[.I497])" office:value-type="float" office:value="0.0159402920618186" calcext:value-type="float">
            <text:p>0,0159402921</text:p>
          </table:table-cell>
          <table:table-cell table:formula="of:=IF(OR([.J497]&lt;[.J$549];[.J497]&gt;[.J$550]);&quot;&quot;;[.J497])">
            <text:p/>
          </table:table-cell>
          <table:table-cell table:formula="of:=IF(OR([.K497]&lt;[.K$549];[.K497]&gt;[.K$550]);&quot;&quot;;[.K497])">
            <text:p/>
          </table:table-cell>
          <table:table-cell table:formula="of:=IF(OR([.L497]&lt;[.L$549];[.L497]&gt;[.L$550]);&quot;&quot;;[.L497])">
            <text:p/>
          </table:table-cell>
          <table:table-cell table:formula="of:=IF(OR([.M497]&lt;[.M$549];[.M497]&gt;[.M$550]);&quot;&quot;;[.M497])" office:value-type="float" office:value="0.0000876013653081371" calcext:value-type="float">
            <text:p>8,76013653081371E-005</text:p>
          </table:table-cell>
          <table:table-cell table:formula="of:=IF(OR([.N497]&lt;[.N$549];[.N497]&gt;[.N$550]);&quot;&quot;;[.N497])" office:value-type="float" office:value="0.381243493251168" calcext:value-type="float">
            <text:p>0,3812434933</text:p>
          </table:table-cell>
          <table:table-cell table:formula="of:=IF(OR([.O497]&lt;[.O$549];[.O497]&gt;[.O$550]);&quot;&quot;;[.O497])" office:value-type="float" office:value="0.0000446851169691921" calcext:value-type="float">
            <text:p>4,46851169691921E-005</text:p>
          </table:table-cell>
          <table:table-cell table:formula="of:=IF(OR([.P497]&lt;[.P$549];[.P497]&gt;[.P$550]);&quot;&quot;;[.P497])" office:value-type="string" office:string-value="" calcext:value-type="error">
            <text:p>#DIV/0 !</text:p>
          </table:table-cell>
          <table:table-cell table:formula="of:=IF(OR([.Q497]&lt;[.Q$549];[.Q497]&gt;[.Q$550]);&quot;&quot;;[.Q497])" office:value-type="string" office:string-value="" calcext:value-type="error">
            <text:p>#DIV/0 !</text:p>
          </table:table-cell>
          <table:table-cell table:formula="of:=IF(OR([.R497]&lt;[.R$549];[.R497]&gt;[.R$550]);&quot;&quot;;[.R497])">
            <text:p/>
          </table:table-cell>
          <table:table-cell table:formula="of:=IF(OR([.S497]&lt;[.S$549];[.S497]&gt;[.S$550]);&quot;&quot;;[.S497])" office:value-type="float" office:value="0.011388325778446" calcext:value-type="float">
            <text:p>0,0113883258</text:p>
          </table:table-cell>
          <table:table-cell table:formula="of:=IF(OR([.T497]&lt;[.T$549];[.T497]&gt;[.T$550]);&quot;&quot;;[.T497])">
            <text:p/>
          </table:table-cell>
          <table:table-cell table:formula="of:=IF(OR([.U497]&lt;[.U$549];[.U497]&gt;[.U$550]);&quot;&quot;;[.U497])" office:value-type="float" office:value="0.0000066200173287692" calcext:value-type="float">
            <text:p>0,00000662</text:p>
          </table:table-cell>
          <table:table-cell table:formula="of:=IF(OR([.V497]&lt;[.V$549];[.V497]&gt;[.V$550]);&quot;&quot;;[.V497]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formula="of:=IF(OR([.B498]&lt;[.B$549];[.B498]&gt;[.B$550]);&quot;&quot;;[.B498])" office:value-type="string" office:string-value="" calcext:value-type="error">
            <text:p>#DIV/0 !</text:p>
          </table:table-cell>
          <table:table-cell table:formula="of:=IF(OR([.C498]&lt;[.C$549];[.C498]&gt;[.C$550]);&quot;&quot;;[.C498])" office:value-type="float" office:value="0.000226559376912529" calcext:value-type="float">
            <text:p>0,0002265594</text:p>
          </table:table-cell>
          <table:table-cell table:formula="of:=IF(OR([.D498]&lt;[.D$549];[.D498]&gt;[.D$550]);&quot;&quot;;[.D498])">
            <text:p/>
          </table:table-cell>
          <table:table-cell table:formula="of:=IF(OR([.E498]&lt;[.E$549];[.E498]&gt;[.E$550]);&quot;&quot;;[.E498])" office:value-type="float" office:value="1" calcext:value-type="float">
            <text:p>1</text:p>
          </table:table-cell>
          <table:table-cell table:formula="of:=IF(OR([.F498]&lt;[.F$549];[.F498]&gt;[.F$550]);&quot;&quot;;[.F498])" office:value-type="string" office:string-value="" calcext:value-type="error">
            <text:p>#DIV/0 !</text:p>
          </table:table-cell>
          <table:table-cell table:formula="of:=IF(OR([.G498]&lt;[.G$549];[.G498]&gt;[.G$550]);&quot;&quot;;[.G498])" office:value-type="string" office:string-value="" calcext:value-type="error">
            <text:p>#DIV/0 !</text:p>
          </table:table-cell>
          <table:table-cell table:formula="of:=IF(OR([.H498]&lt;[.H$549];[.H498]&gt;[.H$550]);&quot;&quot;;[.H498])">
            <text:p/>
          </table:table-cell>
          <table:table-cell table:formula="of:=IF(OR([.I498]&lt;[.I$549];[.I498]&gt;[.I$550]);&quot;&quot;;[.I498])" office:value-type="float" office:value="0.0161262206297641" calcext:value-type="float">
            <text:p>0,0161262206</text:p>
          </table:table-cell>
          <table:table-cell table:formula="of:=IF(OR([.J498]&lt;[.J$549];[.J498]&gt;[.J$550]);&quot;&quot;;[.J498])">
            <text:p/>
          </table:table-cell>
          <table:table-cell table:formula="of:=IF(OR([.K498]&lt;[.K$549];[.K498]&gt;[.K$550]);&quot;&quot;;[.K498])">
            <text:p/>
          </table:table-cell>
          <table:table-cell table:formula="of:=IF(OR([.L498]&lt;[.L$549];[.L498]&gt;[.L$550]);&quot;&quot;;[.L498])" office:value-type="float" office:value="0.000194259958577449" calcext:value-type="float">
            <text:p>0,00019426</text:p>
          </table:table-cell>
          <table:table-cell table:formula="of:=IF(OR([.M498]&lt;[.M$549];[.M498]&gt;[.M$550]);&quot;&quot;;[.M498])" office:value-type="float" office:value="0.00016920426813306" calcext:value-type="float">
            <text:p>0,0001692043</text:p>
          </table:table-cell>
          <table:table-cell table:formula="of:=IF(OR([.N498]&lt;[.N$549];[.N498]&gt;[.N$550]);&quot;&quot;;[.N498])" office:value-type="float" office:value="0.391396170043898" calcext:value-type="float">
            <text:p>0,39139617</text:p>
          </table:table-cell>
          <table:table-cell table:formula="of:=IF(OR([.O498]&lt;[.O$549];[.O498]&gt;[.O$550]);&quot;&quot;;[.O498])">
            <text:p/>
          </table:table-cell>
          <table:table-cell table:formula="of:=IF(OR([.P498]&lt;[.P$549];[.P498]&gt;[.P$550]);&quot;&quot;;[.P498])" office:value-type="string" office:string-value="" calcext:value-type="error">
            <text:p>#DIV/0 !</text:p>
          </table:table-cell>
          <table:table-cell table:formula="of:=IF(OR([.Q498]&lt;[.Q$549];[.Q498]&gt;[.Q$550]);&quot;&quot;;[.Q498])" office:value-type="string" office:string-value="" calcext:value-type="error">
            <text:p>#DIV/0 !</text:p>
          </table:table-cell>
          <table:table-cell table:formula="of:=IF(OR([.R498]&lt;[.R$549];[.R498]&gt;[.R$550]);&quot;&quot;;[.R498])">
            <text:p/>
          </table:table-cell>
          <table:table-cell table:formula="of:=IF(OR([.S498]&lt;[.S$549];[.S498]&gt;[.S$550]);&quot;&quot;;[.S498])" office:value-type="float" office:value="0.00859969267305711" calcext:value-type="float">
            <text:p>0,0085996927</text:p>
          </table:table-cell>
          <table:table-cell table:formula="of:=IF(OR([.T498]&lt;[.T$549];[.T498]&gt;[.T$550]);&quot;&quot;;[.T498])" office:value-type="float" office:value="0.0000534439243414482" calcext:value-type="float">
            <text:p>5,34439243414482E-005</text:p>
          </table:table-cell>
          <table:table-cell table:formula="of:=IF(OR([.U498]&lt;[.U$549];[.U498]&gt;[.U$550]);&quot;&quot;;[.U498])">
            <text:p/>
          </table:table-cell>
          <table:table-cell table:formula="of:=IF(OR([.V498]&lt;[.V$549];[.V498]&gt;[.V$550]);&quot;&quot;;[.V498]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formula="of:=IF(OR([.B499]&lt;[.B$549];[.B499]&gt;[.B$550]);&quot;&quot;;[.B499])" office:value-type="string" office:string-value="" calcext:value-type="error">
            <text:p>#DIV/0 !</text:p>
          </table:table-cell>
          <table:table-cell table:formula="of:=IF(OR([.C499]&lt;[.C$549];[.C499]&gt;[.C$550]);&quot;&quot;;[.C499])" office:value-type="float" office:value="0.000357914065570765" calcext:value-type="float">
            <text:p>0,0003579141</text:p>
          </table:table-cell>
          <table:table-cell table:formula="of:=IF(OR([.D499]&lt;[.D$549];[.D499]&gt;[.D$550]);&quot;&quot;;[.D499])">
            <text:p/>
          </table:table-cell>
          <table:table-cell table:formula="of:=IF(OR([.E499]&lt;[.E$549];[.E499]&gt;[.E$550]);&quot;&quot;;[.E499])" office:value-type="float" office:value="1" calcext:value-type="float">
            <text:p>1</text:p>
          </table:table-cell>
          <table:table-cell table:formula="of:=IF(OR([.F499]&lt;[.F$549];[.F499]&gt;[.F$550]);&quot;&quot;;[.F499])" office:value-type="string" office:string-value="" calcext:value-type="error">
            <text:p>#DIV/0 !</text:p>
          </table:table-cell>
          <table:table-cell table:formula="of:=IF(OR([.G499]&lt;[.G$549];[.G499]&gt;[.G$550]);&quot;&quot;;[.G499])" office:value-type="string" office:string-value="" calcext:value-type="error">
            <text:p>#DIV/0 !</text:p>
          </table:table-cell>
          <table:table-cell table:formula="of:=IF(OR([.H499]&lt;[.H$549];[.H499]&gt;[.H$550]);&quot;&quot;;[.H499])">
            <text:p/>
          </table:table-cell>
          <table:table-cell table:formula="of:=IF(OR([.I499]&lt;[.I$549];[.I499]&gt;[.I$550]);&quot;&quot;;[.I499])" office:value-type="float" office:value="0.0162397927734853" calcext:value-type="float">
            <text:p>0,0162397928</text:p>
          </table:table-cell>
          <table:table-cell table:formula="of:=IF(OR([.J499]&lt;[.J$549];[.J499]&gt;[.J$550]);&quot;&quot;;[.J499])">
            <text:p/>
          </table:table-cell>
          <table:table-cell table:formula="of:=IF(OR([.K499]&lt;[.K$549];[.K499]&gt;[.K$550]);&quot;&quot;;[.K499])">
            <text:p/>
          </table:table-cell>
          <table:table-cell table:formula="of:=IF(OR([.L499]&lt;[.L$549];[.L499]&gt;[.L$550]);&quot;&quot;;[.L499])">
            <text:p/>
          </table:table-cell>
          <table:table-cell table:formula="of:=IF(OR([.M499]&lt;[.M$549];[.M499]&gt;[.M$550]);&quot;&quot;;[.M499])" office:value-type="float" office:value="0.0000991091880178195" calcext:value-type="float">
            <text:p>9,91091880178195E-005</text:p>
          </table:table-cell>
          <table:table-cell table:formula="of:=IF(OR([.N499]&lt;[.N$549];[.N499]&gt;[.N$550]);&quot;&quot;;[.N499])" office:value-type="float" office:value="0.411643302885193" calcext:value-type="float">
            <text:p>0,4116433029</text:p>
          </table:table-cell>
          <table:table-cell table:formula="of:=IF(OR([.O499]&lt;[.O$549];[.O499]&gt;[.O$550]);&quot;&quot;;[.O499])">
            <text:p/>
          </table:table-cell>
          <table:table-cell table:formula="of:=IF(OR([.P499]&lt;[.P$549];[.P499]&gt;[.P$550]);&quot;&quot;;[.P499])" office:value-type="string" office:string-value="" calcext:value-type="error">
            <text:p>#DIV/0 !</text:p>
          </table:table-cell>
          <table:table-cell table:formula="of:=IF(OR([.Q499]&lt;[.Q$549];[.Q499]&gt;[.Q$550]);&quot;&quot;;[.Q499])" office:value-type="string" office:string-value="" calcext:value-type="error">
            <text:p>#DIV/0 !</text:p>
          </table:table-cell>
          <table:table-cell table:formula="of:=IF(OR([.R499]&lt;[.R$549];[.R499]&gt;[.R$550]);&quot;&quot;;[.R499])">
            <text:p/>
          </table:table-cell>
          <table:table-cell table:formula="of:=IF(OR([.S499]&lt;[.S$549];[.S499]&gt;[.S$550]);&quot;&quot;;[.S499])" office:value-type="float" office:value="0.00983533681625579" calcext:value-type="float">
            <text:p>0,0098353368</text:p>
          </table:table-cell>
          <table:table-cell table:formula="of:=IF(OR([.T499]&lt;[.T$549];[.T499]&gt;[.T$550]);&quot;&quot;;[.T499])">
            <text:p/>
          </table:table-cell>
          <table:table-cell table:formula="of:=IF(OR([.U499]&lt;[.U$549];[.U499]&gt;[.U$550]);&quot;&quot;;[.U499])">
            <text:p/>
          </table:table-cell>
          <table:table-cell table:formula="of:=IF(OR([.V499]&lt;[.V$549];[.V499]&gt;[.V$550]);&quot;&quot;;[.V499]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formula="of:=IF(OR([.B500]&lt;[.B$549];[.B500]&gt;[.B$550]);&quot;&quot;;[.B500])" office:value-type="string" office:string-value="" calcext:value-type="error">
            <text:p>#DIV/0 !</text:p>
          </table:table-cell>
          <table:table-cell table:formula="of:=IF(OR([.C500]&lt;[.C$549];[.C500]&gt;[.C$550]);&quot;&quot;;[.C500])" office:value-type="float" office:value="0.000293561387818363" calcext:value-type="float">
            <text:p>0,0002935614</text:p>
          </table:table-cell>
          <table:table-cell table:formula="of:=IF(OR([.D500]&lt;[.D$549];[.D500]&gt;[.D$550]);&quot;&quot;;[.D500])">
            <text:p/>
          </table:table-cell>
          <table:table-cell table:formula="of:=IF(OR([.E500]&lt;[.E$549];[.E500]&gt;[.E$550]);&quot;&quot;;[.E500])" office:value-type="float" office:value="1" calcext:value-type="float">
            <text:p>1</text:p>
          </table:table-cell>
          <table:table-cell table:formula="of:=IF(OR([.F500]&lt;[.F$549];[.F500]&gt;[.F$550]);&quot;&quot;;[.F500])" office:value-type="string" office:string-value="" calcext:value-type="error">
            <text:p>#DIV/0 !</text:p>
          </table:table-cell>
          <table:table-cell table:formula="of:=IF(OR([.G500]&lt;[.G$549];[.G500]&gt;[.G$550]);&quot;&quot;;[.G500])" office:value-type="string" office:string-value="" calcext:value-type="error">
            <text:p>#DIV/0 !</text:p>
          </table:table-cell>
          <table:table-cell table:formula="of:=IF(OR([.H500]&lt;[.H$549];[.H500]&gt;[.H$550]);&quot;&quot;;[.H500])">
            <text:p/>
          </table:table-cell>
          <table:table-cell table:formula="of:=IF(OR([.I500]&lt;[.I$549];[.I500]&gt;[.I$550]);&quot;&quot;;[.I500])" office:value-type="float" office:value="0.0161205749251305" calcext:value-type="float">
            <text:p>0,0161205749</text:p>
          </table:table-cell>
          <table:table-cell table:formula="of:=IF(OR([.J500]&lt;[.J$549];[.J500]&gt;[.J$550]);&quot;&quot;;[.J500])">
            <text:p/>
          </table:table-cell>
          <table:table-cell table:formula="of:=IF(OR([.K500]&lt;[.K$549];[.K500]&gt;[.K$550]);&quot;&quot;;[.K500])">
            <text:p/>
          </table:table-cell>
          <table:table-cell table:formula="of:=IF(OR([.L500]&lt;[.L$549];[.L500]&gt;[.L$550]);&quot;&quot;;[.L500])">
            <text:p/>
          </table:table-cell>
          <table:table-cell table:formula="of:=IF(OR([.M500]&lt;[.M$549];[.M500]&gt;[.M$550]);&quot;&quot;;[.M500])" office:value-type="float" office:value="0.0000815379716795747" calcext:value-type="float">
            <text:p>0,000081538</text:p>
          </table:table-cell>
          <table:table-cell table:formula="of:=IF(OR([.N500]&lt;[.N$549];[.N500]&gt;[.N$550]);&quot;&quot;;[.N500])" office:value-type="float" office:value="0.416282101024172" calcext:value-type="float">
            <text:p>0,416282101</text:p>
          </table:table-cell>
          <table:table-cell table:formula="of:=IF(OR([.O500]&lt;[.O$549];[.O500]&gt;[.O$550]);&quot;&quot;;[.O500])">
            <text:p/>
          </table:table-cell>
          <table:table-cell table:formula="of:=IF(OR([.P500]&lt;[.P$549];[.P500]&gt;[.P$550]);&quot;&quot;;[.P500])" office:value-type="string" office:string-value="" calcext:value-type="error">
            <text:p>#DIV/0 !</text:p>
          </table:table-cell>
          <table:table-cell table:formula="of:=IF(OR([.Q500]&lt;[.Q$549];[.Q500]&gt;[.Q$550]);&quot;&quot;;[.Q500])" office:value-type="string" office:string-value="" calcext:value-type="error">
            <text:p>#DIV/0 !</text:p>
          </table:table-cell>
          <table:table-cell table:formula="of:=IF(OR([.R500]&lt;[.R$549];[.R500]&gt;[.R$550]);&quot;&quot;;[.R500])">
            <text:p/>
          </table:table-cell>
          <table:table-cell table:formula="of:=IF(OR([.S500]&lt;[.S$549];[.S500]&gt;[.S$550]);&quot;&quot;;[.S500])" office:value-type="float" office:value="0.0112975794910774" calcext:value-type="float">
            <text:p>0,0112975795</text:p>
          </table:table-cell>
          <table:table-cell table:formula="of:=IF(OR([.T500]&lt;[.T$549];[.T500]&gt;[.T$550]);&quot;&quot;;[.T500])" office:value-type="float" office:value="0.0000319844772261768" calcext:value-type="float">
            <text:p>3,19844772261768E-005</text:p>
          </table:table-cell>
          <table:table-cell table:formula="of:=IF(OR([.U500]&lt;[.U$549];[.U500]&gt;[.U$550]);&quot;&quot;;[.U500])" office:value-type="float" office:value="0.00000701413974258264" calcext:value-type="float">
            <text:p>7,01413974258264E-006</text:p>
          </table:table-cell>
          <table:table-cell table:formula="of:=IF(OR([.V500]&lt;[.V$549];[.V500]&gt;[.V$550]);&quot;&quot;;[.V500]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OR([.B501]&lt;[.B$549];[.B501]&gt;[.B$550]);&quot;&quot;;[.B501])" office:value-type="string" office:string-value="" calcext:value-type="error">
            <text:p>#DIV/0 !</text:p>
          </table:table-cell>
          <table:table-cell table:formula="of:=IF(OR([.C501]&lt;[.C$549];[.C501]&gt;[.C$550]);&quot;&quot;;[.C501])" office:value-type="float" office:value="0.0002699764563827" calcext:value-type="float">
            <text:p>0,0002699765</text:p>
          </table:table-cell>
          <table:table-cell table:formula="of:=IF(OR([.D501]&lt;[.D$549];[.D501]&gt;[.D$550]);&quot;&quot;;[.D501])">
            <text:p/>
          </table:table-cell>
          <table:table-cell table:formula="of:=IF(OR([.E501]&lt;[.E$549];[.E501]&gt;[.E$550]);&quot;&quot;;[.E501])" office:value-type="float" office:value="1" calcext:value-type="float">
            <text:p>1</text:p>
          </table:table-cell>
          <table:table-cell table:formula="of:=IF(OR([.F501]&lt;[.F$549];[.F501]&gt;[.F$550]);&quot;&quot;;[.F501])" office:value-type="string" office:string-value="" calcext:value-type="error">
            <text:p>#DIV/0 !</text:p>
          </table:table-cell>
          <table:table-cell table:formula="of:=IF(OR([.G501]&lt;[.G$549];[.G501]&gt;[.G$550]);&quot;&quot;;[.G501])" office:value-type="string" office:string-value="" calcext:value-type="error">
            <text:p>#DIV/0 !</text:p>
          </table:table-cell>
          <table:table-cell table:formula="of:=IF(OR([.H501]&lt;[.H$549];[.H501]&gt;[.H$550]);&quot;&quot;;[.H501])">
            <text:p/>
          </table:table-cell>
          <table:table-cell table:formula="of:=IF(OR([.I501]&lt;[.I$549];[.I501]&gt;[.I$550]);&quot;&quot;;[.I501])" office:value-type="float" office:value="0.0153087987365263" calcext:value-type="float">
            <text:p>0,0153087987</text:p>
          </table:table-cell>
          <table:table-cell table:formula="of:=IF(OR([.J501]&lt;[.J$549];[.J501]&gt;[.J$550]);&quot;&quot;;[.J501])">
            <text:p/>
          </table:table-cell>
          <table:table-cell table:formula="of:=IF(OR([.K501]&lt;[.K$549];[.K501]&gt;[.K$550]);&quot;&quot;;[.K501])">
            <text:p/>
          </table:table-cell>
          <table:table-cell table:formula="of:=IF(OR([.L501]&lt;[.L$549];[.L501]&gt;[.L$550]);&quot;&quot;;[.L501])">
            <text:p/>
          </table:table-cell>
          <table:table-cell table:formula="of:=IF(OR([.M501]&lt;[.M$549];[.M501]&gt;[.M$550]);&quot;&quot;;[.M501])" office:value-type="float" office:value="0.000131650975738549" calcext:value-type="float">
            <text:p>0,000131651</text:p>
          </table:table-cell>
          <table:table-cell table:formula="of:=IF(OR([.N501]&lt;[.N$549];[.N501]&gt;[.N$550]);&quot;&quot;;[.N501])" office:value-type="float" office:value="0.40682592113632" calcext:value-type="float">
            <text:p>0,4068259211</text:p>
          </table:table-cell>
          <table:table-cell table:formula="of:=IF(OR([.O501]&lt;[.O$549];[.O501]&gt;[.O$550]);&quot;&quot;;[.O501])" office:value-type="float" office:value="0.0000386690851628981" calcext:value-type="float">
            <text:p>3,86690851628981E-005</text:p>
          </table:table-cell>
          <table:table-cell table:formula="of:=IF(OR([.P501]&lt;[.P$549];[.P501]&gt;[.P$550]);&quot;&quot;;[.P501])" office:value-type="string" office:string-value="" calcext:value-type="error">
            <text:p>#DIV/0 !</text:p>
          </table:table-cell>
          <table:table-cell table:formula="of:=IF(OR([.Q501]&lt;[.Q$549];[.Q501]&gt;[.Q$550]);&quot;&quot;;[.Q501])" office:value-type="string" office:string-value="" calcext:value-type="error">
            <text:p>#DIV/0 !</text:p>
          </table:table-cell>
          <table:table-cell table:formula="of:=IF(OR([.R501]&lt;[.R$549];[.R501]&gt;[.R$550]);&quot;&quot;;[.R501])">
            <text:p/>
          </table:table-cell>
          <table:table-cell table:formula="of:=IF(OR([.S501]&lt;[.S$549];[.S501]&gt;[.S$550]);&quot;&quot;;[.S501])" office:value-type="float" office:value="0.00821421368465468" calcext:value-type="float">
            <text:p>0,0082142137</text:p>
          </table:table-cell>
          <table:table-cell table:formula="of:=IF(OR([.T501]&lt;[.T$549];[.T501]&gt;[.T$550]);&quot;&quot;;[.T501])">
            <text:p/>
          </table:table-cell>
          <table:table-cell table:formula="of:=IF(OR([.U501]&lt;[.U$549];[.U501]&gt;[.U$550]);&quot;&quot;;[.U501])">
            <text:p/>
          </table:table-cell>
          <table:table-cell table:formula="of:=IF(OR([.V501]&lt;[.V$549];[.V501]&gt;[.V$550]);&quot;&quot;;[.V501]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formula="of:=IF(OR([.B502]&lt;[.B$549];[.B502]&gt;[.B$550]);&quot;&quot;;[.B502])" office:value-type="string" office:string-value="" calcext:value-type="error">
            <text:p>#DIV/0 !</text:p>
          </table:table-cell>
          <table:table-cell table:formula="of:=IF(OR([.C502]&lt;[.C$549];[.C502]&gt;[.C$550]);&quot;&quot;;[.C502])" office:value-type="float" office:value="0.000261458711567881" calcext:value-type="float">
            <text:p>0,0002614587</text:p>
          </table:table-cell>
          <table:table-cell table:formula="of:=IF(OR([.D502]&lt;[.D$549];[.D502]&gt;[.D$550]);&quot;&quot;;[.D502])">
            <text:p/>
          </table:table-cell>
          <table:table-cell table:formula="of:=IF(OR([.E502]&lt;[.E$549];[.E502]&gt;[.E$550]);&quot;&quot;;[.E502])" office:value-type="float" office:value="1" calcext:value-type="float">
            <text:p>1</text:p>
          </table:table-cell>
          <table:table-cell table:formula="of:=IF(OR([.F502]&lt;[.F$549];[.F502]&gt;[.F$550]);&quot;&quot;;[.F502])" office:value-type="string" office:string-value="" calcext:value-type="error">
            <text:p>#DIV/0 !</text:p>
          </table:table-cell>
          <table:table-cell table:formula="of:=IF(OR([.G502]&lt;[.G$549];[.G502]&gt;[.G$550]);&quot;&quot;;[.G502])" office:value-type="string" office:string-value="" calcext:value-type="error">
            <text:p>#DIV/0 !</text:p>
          </table:table-cell>
          <table:table-cell table:formula="of:=IF(OR([.H502]&lt;[.H$549];[.H502]&gt;[.H$550]);&quot;&quot;;[.H502])">
            <text:p/>
          </table:table-cell>
          <table:table-cell table:formula="of:=IF(OR([.I502]&lt;[.I$549];[.I502]&gt;[.I$550]);&quot;&quot;;[.I502])" office:value-type="float" office:value="0.0166354307350436" calcext:value-type="float">
            <text:p>0,0166354307</text:p>
          </table:table-cell>
          <table:table-cell table:formula="of:=IF(OR([.J502]&lt;[.J$549];[.J502]&gt;[.J$550]);&quot;&quot;;[.J502])">
            <text:p/>
          </table:table-cell>
          <table:table-cell table:formula="of:=IF(OR([.K502]&lt;[.K$549];[.K502]&gt;[.K$550]);&quot;&quot;;[.K502])">
            <text:p/>
          </table:table-cell>
          <table:table-cell table:formula="of:=IF(OR([.L502]&lt;[.L$549];[.L502]&gt;[.L$550]);&quot;&quot;;[.L502])">
            <text:p/>
          </table:table-cell>
          <table:table-cell table:formula="of:=IF(OR([.M502]&lt;[.M$549];[.M502]&gt;[.M$550]);&quot;&quot;;[.M502])" office:value-type="float" office:value="0.0000857840583064533" calcext:value-type="float">
            <text:p>8,57840583064533E-005</text:p>
          </table:table-cell>
          <table:table-cell table:formula="of:=IF(OR([.N502]&lt;[.N$549];[.N502]&gt;[.N$550]);&quot;&quot;;[.N502])" office:value-type="float" office:value="0.413843366069394" calcext:value-type="float">
            <text:p>0,4138433661</text:p>
          </table:table-cell>
          <table:table-cell table:formula="of:=IF(OR([.O502]&lt;[.O$549];[.O502]&gt;[.O$550]);&quot;&quot;;[.O502])" office:value-type="float" office:value="0.0000189989498375384" calcext:value-type="float">
            <text:p>1,89989498375384E-005</text:p>
          </table:table-cell>
          <table:table-cell table:formula="of:=IF(OR([.P502]&lt;[.P$549];[.P502]&gt;[.P$550]);&quot;&quot;;[.P502])" office:value-type="string" office:string-value="" calcext:value-type="error">
            <text:p>#DIV/0 !</text:p>
          </table:table-cell>
          <table:table-cell table:formula="of:=IF(OR([.Q502]&lt;[.Q$549];[.Q502]&gt;[.Q$550]);&quot;&quot;;[.Q502])" office:value-type="string" office:string-value="" calcext:value-type="error">
            <text:p>#DIV/0 !</text:p>
          </table:table-cell>
          <table:table-cell table:formula="of:=IF(OR([.R502]&lt;[.R$549];[.R502]&gt;[.R$550]);&quot;&quot;;[.R502])">
            <text:p/>
          </table:table-cell>
          <table:table-cell table:formula="of:=IF(OR([.S502]&lt;[.S$549];[.S502]&gt;[.S$550]);&quot;&quot;;[.S502])" office:value-type="float" office:value="0.00812153566585389" calcext:value-type="float">
            <text:p>0,0081215357</text:p>
          </table:table-cell>
          <table:table-cell table:formula="of:=IF(OR([.T502]&lt;[.T$549];[.T502]&gt;[.T$550]);&quot;&quot;;[.T502])">
            <text:p/>
          </table:table-cell>
          <table:table-cell table:formula="of:=IF(OR([.U502]&lt;[.U$549];[.U502]&gt;[.U$550]);&quot;&quot;;[.U502])">
            <text:p/>
          </table:table-cell>
          <table:table-cell table:formula="of:=IF(OR([.V502]&lt;[.V$549];[.V502]&gt;[.V$550]);&quot;&quot;;[.V502]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formula="of:=IF(OR([.B503]&lt;[.B$549];[.B503]&gt;[.B$550]);&quot;&quot;;[.B503])" office:value-type="string" office:string-value="" calcext:value-type="error">
            <text:p>#DIV/0 !</text:p>
          </table:table-cell>
          <table:table-cell table:formula="of:=IF(OR([.C503]&lt;[.C$549];[.C503]&gt;[.C$550]);&quot;&quot;;[.C503])" office:value-type="float" office:value="0.000288386585235734" calcext:value-type="float">
            <text:p>0,0002883866</text:p>
          </table:table-cell>
          <table:table-cell table:formula="of:=IF(OR([.D503]&lt;[.D$549];[.D503]&gt;[.D$550]);&quot;&quot;;[.D503])">
            <text:p/>
          </table:table-cell>
          <table:table-cell table:formula="of:=IF(OR([.E503]&lt;[.E$549];[.E503]&gt;[.E$550]);&quot;&quot;;[.E503])" office:value-type="float" office:value="1" calcext:value-type="float">
            <text:p>1</text:p>
          </table:table-cell>
          <table:table-cell table:formula="of:=IF(OR([.F503]&lt;[.F$549];[.F503]&gt;[.F$550]);&quot;&quot;;[.F503])" office:value-type="string" office:string-value="" calcext:value-type="error">
            <text:p>#DIV/0 !</text:p>
          </table:table-cell>
          <table:table-cell table:formula="of:=IF(OR([.G503]&lt;[.G$549];[.G503]&gt;[.G$550]);&quot;&quot;;[.G503])" office:value-type="string" office:string-value="" calcext:value-type="error">
            <text:p>#DIV/0 !</text:p>
          </table:table-cell>
          <table:table-cell table:formula="of:=IF(OR([.H503]&lt;[.H$549];[.H503]&gt;[.H$550]);&quot;&quot;;[.H503])">
            <text:p/>
          </table:table-cell>
          <table:table-cell table:formula="of:=IF(OR([.I503]&lt;[.I$549];[.I503]&gt;[.I$550]);&quot;&quot;;[.I503])" office:value-type="float" office:value="0.0162803844578952" calcext:value-type="float">
            <text:p>0,0162803845</text:p>
          </table:table-cell>
          <table:table-cell table:formula="of:=IF(OR([.J503]&lt;[.J$549];[.J503]&gt;[.J$550]);&quot;&quot;;[.J503])">
            <text:p/>
          </table:table-cell>
          <table:table-cell table:formula="of:=IF(OR([.K503]&lt;[.K$549];[.K503]&gt;[.K$550]);&quot;&quot;;[.K503])">
            <text:p/>
          </table:table-cell>
          <table:table-cell table:formula="of:=IF(OR([.L503]&lt;[.L$549];[.L503]&gt;[.L$550]);&quot;&quot;;[.L503])">
            <text:p/>
          </table:table-cell>
          <table:table-cell table:formula="of:=IF(OR([.M503]&lt;[.M$549];[.M503]&gt;[.M$550]);&quot;&quot;;[.M503])" office:value-type="float" office:value="0.000109835283963478" calcext:value-type="float">
            <text:p>0,0001098353</text:p>
          </table:table-cell>
          <table:table-cell table:formula="of:=IF(OR([.N503]&lt;[.N$549];[.N503]&gt;[.N$550]);&quot;&quot;;[.N503])" office:value-type="float" office:value="0.426679712036183" calcext:value-type="float">
            <text:p>0,426679712</text:p>
          </table:table-cell>
          <table:table-cell table:formula="of:=IF(OR([.O503]&lt;[.O$549];[.O503]&gt;[.O$550]);&quot;&quot;;[.O503])" office:value-type="float" office:value="0.000021974088501016" calcext:value-type="float">
            <text:p>2,1974088501016E-005</text:p>
          </table:table-cell>
          <table:table-cell table:formula="of:=IF(OR([.P503]&lt;[.P$549];[.P503]&gt;[.P$550]);&quot;&quot;;[.P503])" office:value-type="string" office:string-value="" calcext:value-type="error">
            <text:p>#DIV/0 !</text:p>
          </table:table-cell>
          <table:table-cell table:formula="of:=IF(OR([.Q503]&lt;[.Q$549];[.Q503]&gt;[.Q$550]);&quot;&quot;;[.Q503])" office:value-type="string" office:string-value="" calcext:value-type="error">
            <text:p>#DIV/0 !</text:p>
          </table:table-cell>
          <table:table-cell table:formula="of:=IF(OR([.R503]&lt;[.R$549];[.R503]&gt;[.R$550]);&quot;&quot;;[.R503])">
            <text:p/>
          </table:table-cell>
          <table:table-cell table:formula="of:=IF(OR([.S503]&lt;[.S$549];[.S503]&gt;[.S$550]);&quot;&quot;;[.S503])" office:value-type="float" office:value="0.00721452191864078" calcext:value-type="float">
            <text:p>0,0072145219</text:p>
          </table:table-cell>
          <table:table-cell table:formula="of:=IF(OR([.T503]&lt;[.T$549];[.T503]&gt;[.T$550]);&quot;&quot;;[.T503])">
            <text:p/>
          </table:table-cell>
          <table:table-cell table:formula="of:=IF(OR([.U503]&lt;[.U$549];[.U503]&gt;[.U$550]);&quot;&quot;;[.U503])">
            <text:p/>
          </table:table-cell>
          <table:table-cell table:formula="of:=IF(OR([.V503]&lt;[.V$549];[.V503]&gt;[.V$550]);&quot;&quot;;[.V503]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formula="of:=IF(OR([.B504]&lt;[.B$549];[.B504]&gt;[.B$550]);&quot;&quot;;[.B504])" office:value-type="string" office:string-value="" calcext:value-type="error">
            <text:p>#DIV/0 !</text:p>
          </table:table-cell>
          <table:table-cell table:formula="of:=IF(OR([.C504]&lt;[.C$549];[.C504]&gt;[.C$550]);&quot;&quot;;[.C504])" office:value-type="float" office:value="0.00026392321096923" calcext:value-type="float">
            <text:p>0,0002639232</text:p>
          </table:table-cell>
          <table:table-cell table:formula="of:=IF(OR([.D504]&lt;[.D$549];[.D504]&gt;[.D$550]);&quot;&quot;;[.D504])">
            <text:p/>
          </table:table-cell>
          <table:table-cell table:formula="of:=IF(OR([.E504]&lt;[.E$549];[.E504]&gt;[.E$550]);&quot;&quot;;[.E504])" office:value-type="float" office:value="1" calcext:value-type="float">
            <text:p>1</text:p>
          </table:table-cell>
          <table:table-cell table:formula="of:=IF(OR([.F504]&lt;[.F$549];[.F504]&gt;[.F$550]);&quot;&quot;;[.F504])" office:value-type="string" office:string-value="" calcext:value-type="error">
            <text:p>#DIV/0 !</text:p>
          </table:table-cell>
          <table:table-cell table:formula="of:=IF(OR([.G504]&lt;[.G$549];[.G504]&gt;[.G$550]);&quot;&quot;;[.G504])" office:value-type="string" office:string-value="" calcext:value-type="error">
            <text:p>#DIV/0 !</text:p>
          </table:table-cell>
          <table:table-cell table:formula="of:=IF(OR([.H504]&lt;[.H$549];[.H504]&gt;[.H$550]);&quot;&quot;;[.H504])">
            <text:p/>
          </table:table-cell>
          <table:table-cell table:formula="of:=IF(OR([.I504]&lt;[.I$549];[.I504]&gt;[.I$550]);&quot;&quot;;[.I504])" office:value-type="float" office:value="0.0147853068836247" calcext:value-type="float">
            <text:p>0,0147853069</text:p>
          </table:table-cell>
          <table:table-cell table:formula="of:=IF(OR([.J504]&lt;[.J$549];[.J504]&gt;[.J$550]);&quot;&quot;;[.J504])">
            <text:p/>
          </table:table-cell>
          <table:table-cell table:formula="of:=IF(OR([.K504]&lt;[.K$549];[.K504]&gt;[.K$550]);&quot;&quot;;[.K504])">
            <text:p/>
          </table:table-cell>
          <table:table-cell table:formula="of:=IF(OR([.L504]&lt;[.L$549];[.L504]&gt;[.L$550]);&quot;&quot;;[.L504])">
            <text:p/>
          </table:table-cell>
          <table:table-cell table:formula="of:=IF(OR([.M504]&lt;[.M$549];[.M504]&gt;[.M$550]);&quot;&quot;;[.M504])" office:value-type="float" office:value="0.000162404391172759" calcext:value-type="float">
            <text:p>0,0001624044</text:p>
          </table:table-cell>
          <table:table-cell table:formula="of:=IF(OR([.N504]&lt;[.N$549];[.N504]&gt;[.N$550]);&quot;&quot;;[.N504])" office:value-type="float" office:value="0.409022622328287" calcext:value-type="float">
            <text:p>0,4090226223</text:p>
          </table:table-cell>
          <table:table-cell table:formula="of:=IF(OR([.O504]&lt;[.O$549];[.O504]&gt;[.O$550]);&quot;&quot;;[.O504])">
            <text:p/>
          </table:table-cell>
          <table:table-cell table:formula="of:=IF(OR([.P504]&lt;[.P$549];[.P504]&gt;[.P$550]);&quot;&quot;;[.P504])" office:value-type="string" office:string-value="" calcext:value-type="error">
            <text:p>#DIV/0 !</text:p>
          </table:table-cell>
          <table:table-cell table:formula="of:=IF(OR([.Q504]&lt;[.Q$549];[.Q504]&gt;[.Q$550]);&quot;&quot;;[.Q504])" office:value-type="string" office:string-value="" calcext:value-type="error">
            <text:p>#DIV/0 !</text:p>
          </table:table-cell>
          <table:table-cell table:formula="of:=IF(OR([.R504]&lt;[.R$549];[.R504]&gt;[.R$550]);&quot;&quot;;[.R504])">
            <text:p/>
          </table:table-cell>
          <table:table-cell table:formula="of:=IF(OR([.S504]&lt;[.S$549];[.S504]&gt;[.S$550]);&quot;&quot;;[.S504])" office:value-type="float" office:value="0.00755893648462565" calcext:value-type="float">
            <text:p>0,0075589365</text:p>
          </table:table-cell>
          <table:table-cell table:formula="of:=IF(OR([.T504]&lt;[.T$549];[.T504]&gt;[.T$550]);&quot;&quot;;[.T504])" office:value-type="float" office:value="0.0000362659072493095" calcext:value-type="float">
            <text:p>3,62659072493095E-005</text:p>
          </table:table-cell>
          <table:table-cell table:formula="of:=IF(OR([.U504]&lt;[.U$549];[.U504]&gt;[.U$550]);&quot;&quot;;[.U504])">
            <text:p/>
          </table:table-cell>
          <table:table-cell table:formula="of:=IF(OR([.V504]&lt;[.V$549];[.V504]&gt;[.V$550]);&quot;&quot;;[.V504]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formula="of:=IF(OR([.B505]&lt;[.B$549];[.B505]&gt;[.B$550]);&quot;&quot;;[.B505])" office:value-type="string" office:string-value="" calcext:value-type="error">
            <text:p>#DIV/0 !</text:p>
          </table:table-cell>
          <table:table-cell table:formula="of:=IF(OR([.C505]&lt;[.C$549];[.C505]&gt;[.C$550]);&quot;&quot;;[.C505])" office:value-type="float" office:value="0.000251584316729409" calcext:value-type="float">
            <text:p>0,0002515843</text:p>
          </table:table-cell>
          <table:table-cell table:formula="of:=IF(OR([.D505]&lt;[.D$549];[.D505]&gt;[.D$550]);&quot;&quot;;[.D505])" office:value-type="float" office:value="0.00178094270044127" calcext:value-type="float">
            <text:p>0,0017809427</text:p>
          </table:table-cell>
          <table:table-cell table:formula="of:=IF(OR([.E505]&lt;[.E$549];[.E505]&gt;[.E$550]);&quot;&quot;;[.E505])" office:value-type="float" office:value="1" calcext:value-type="float">
            <text:p>1</text:p>
          </table:table-cell>
          <table:table-cell table:formula="of:=IF(OR([.F505]&lt;[.F$549];[.F505]&gt;[.F$550]);&quot;&quot;;[.F505])" office:value-type="string" office:string-value="" calcext:value-type="error">
            <text:p>#DIV/0 !</text:p>
          </table:table-cell>
          <table:table-cell table:formula="of:=IF(OR([.G505]&lt;[.G$549];[.G505]&gt;[.G$550]);&quot;&quot;;[.G505])" office:value-type="string" office:string-value="" calcext:value-type="error">
            <text:p>#DIV/0 !</text:p>
          </table:table-cell>
          <table:table-cell table:formula="of:=IF(OR([.H505]&lt;[.H$549];[.H505]&gt;[.H$550]);&quot;&quot;;[.H505])">
            <text:p/>
          </table:table-cell>
          <table:table-cell table:formula="of:=IF(OR([.I505]&lt;[.I$549];[.I505]&gt;[.I$550]);&quot;&quot;;[.I505])" office:value-type="float" office:value="0.0156159068875719" calcext:value-type="float">
            <text:p>0,0156159069</text:p>
          </table:table-cell>
          <table:table-cell table:formula="of:=IF(OR([.J505]&lt;[.J$549];[.J505]&gt;[.J$550]);&quot;&quot;;[.J505])" office:value-type="float" office:value="0.000397163761439912" calcext:value-type="float">
            <text:p>0,0003971638</text:p>
          </table:table-cell>
          <table:table-cell table:formula="of:=IF(OR([.K505]&lt;[.K$549];[.K505]&gt;[.K$550]);&quot;&quot;;[.K505])">
            <text:p/>
          </table:table-cell>
          <table:table-cell table:formula="of:=IF(OR([.L505]&lt;[.L$549];[.L505]&gt;[.L$550]);&quot;&quot;;[.L505])" office:value-type="float" office:value="0.000604308180128286" calcext:value-type="float">
            <text:p>0,0006043082</text:p>
          </table:table-cell>
          <table:table-cell table:formula="of:=IF(OR([.M505]&lt;[.M$549];[.M505]&gt;[.M$550]);&quot;&quot;;[.M505])" office:value-type="float" office:value="0.000204289333851823" calcext:value-type="float">
            <text:p>0,0002042893</text:p>
          </table:table-cell>
          <table:table-cell table:formula="of:=IF(OR([.N505]&lt;[.N$549];[.N505]&gt;[.N$550]);&quot;&quot;;[.N505])" office:value-type="float" office:value="0.414819736463119" calcext:value-type="float">
            <text:p>0,4148197365</text:p>
          </table:table-cell>
          <table:table-cell table:formula="of:=IF(OR([.O505]&lt;[.O$549];[.O505]&gt;[.O$550]);&quot;&quot;;[.O505])">
            <text:p/>
          </table:table-cell>
          <table:table-cell table:formula="of:=IF(OR([.P505]&lt;[.P$549];[.P505]&gt;[.P$550]);&quot;&quot;;[.P505])" office:value-type="string" office:string-value="" calcext:value-type="error">
            <text:p>#DIV/0 !</text:p>
          </table:table-cell>
          <table:table-cell table:formula="of:=IF(OR([.Q505]&lt;[.Q$549];[.Q505]&gt;[.Q$550]);&quot;&quot;;[.Q505])" office:value-type="string" office:string-value="" calcext:value-type="error">
            <text:p>#DIV/0 !</text:p>
          </table:table-cell>
          <table:table-cell table:formula="of:=IF(OR([.R505]&lt;[.R$549];[.R505]&gt;[.R$550]);&quot;&quot;;[.R505])">
            <text:p/>
          </table:table-cell>
          <table:table-cell table:formula="of:=IF(OR([.S505]&lt;[.S$549];[.S505]&gt;[.S$550]);&quot;&quot;;[.S505])" office:value-type="float" office:value="0.0057727479169589" calcext:value-type="float">
            <text:p>0,0057727479</text:p>
          </table:table-cell>
          <table:table-cell table:formula="of:=IF(OR([.T505]&lt;[.T$549];[.T505]&gt;[.T$550]);&quot;&quot;;[.T505])" office:value-type="float" office:value="0.000096328552144699" calcext:value-type="float">
            <text:p>9,6328552144699E-005</text:p>
          </table:table-cell>
          <table:table-cell table:formula="of:=IF(OR([.U505]&lt;[.U$549];[.U505]&gt;[.U$550]);&quot;&quot;;[.U505])">
            <text:p/>
          </table:table-cell>
          <table:table-cell table:formula="of:=IF(OR([.V505]&lt;[.V$549];[.V505]&gt;[.V$550]);&quot;&quot;;[.V505]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formula="of:=IF(OR([.B506]&lt;[.B$549];[.B506]&gt;[.B$550]);&quot;&quot;;[.B506])" office:value-type="string" office:string-value="" calcext:value-type="error">
            <text:p>#DIV/0 !</text:p>
          </table:table-cell>
          <table:table-cell table:formula="of:=IF(OR([.C506]&lt;[.C$549];[.C506]&gt;[.C$550]);&quot;&quot;;[.C506])" office:value-type="float" office:value="0.000246773645470516" calcext:value-type="float">
            <text:p>0,0002467736</text:p>
          </table:table-cell>
          <table:table-cell table:formula="of:=IF(OR([.D506]&lt;[.D$549];[.D506]&gt;[.D$550]);&quot;&quot;;[.D506])">
            <text:p/>
          </table:table-cell>
          <table:table-cell table:formula="of:=IF(OR([.E506]&lt;[.E$549];[.E506]&gt;[.E$550]);&quot;&quot;;[.E506])" office:value-type="float" office:value="1" calcext:value-type="float">
            <text:p>1</text:p>
          </table:table-cell>
          <table:table-cell table:formula="of:=IF(OR([.F506]&lt;[.F$549];[.F506]&gt;[.F$550]);&quot;&quot;;[.F506])" office:value-type="string" office:string-value="" calcext:value-type="error">
            <text:p>#DIV/0 !</text:p>
          </table:table-cell>
          <table:table-cell table:formula="of:=IF(OR([.G506]&lt;[.G$549];[.G506]&gt;[.G$550]);&quot;&quot;;[.G506])" office:value-type="string" office:string-value="" calcext:value-type="error">
            <text:p>#DIV/0 !</text:p>
          </table:table-cell>
          <table:table-cell table:formula="of:=IF(OR([.H506]&lt;[.H$549];[.H506]&gt;[.H$550]);&quot;&quot;;[.H506])">
            <text:p/>
          </table:table-cell>
          <table:table-cell table:formula="of:=IF(OR([.I506]&lt;[.I$549];[.I506]&gt;[.I$550]);&quot;&quot;;[.I506])" office:value-type="float" office:value="0.0156623068481681" calcext:value-type="float">
            <text:p>0,0156623068</text:p>
          </table:table-cell>
          <table:table-cell table:formula="of:=IF(OR([.J506]&lt;[.J$549];[.J506]&gt;[.J$550]);&quot;&quot;;[.J506])">
            <text:p/>
          </table:table-cell>
          <table:table-cell table:formula="of:=IF(OR([.K506]&lt;[.K$549];[.K506]&gt;[.K$550]);&quot;&quot;;[.K506])">
            <text:p/>
          </table:table-cell>
          <table:table-cell table:formula="of:=IF(OR([.L506]&lt;[.L$549];[.L506]&gt;[.L$550]);&quot;&quot;;[.L506])" office:value-type="float" office:value="0.000343778040865195" calcext:value-type="float">
            <text:p>0,000343778</text:p>
          </table:table-cell>
          <table:table-cell table:formula="of:=IF(OR([.M506]&lt;[.M$549];[.M506]&gt;[.M$550]);&quot;&quot;;[.M506])" office:value-type="float" office:value="0.000188439681888794" calcext:value-type="float">
            <text:p>0,0001884397</text:p>
          </table:table-cell>
          <table:table-cell table:formula="of:=IF(OR([.N506]&lt;[.N$549];[.N506]&gt;[.N$550]);&quot;&quot;;[.N506])" office:value-type="float" office:value="0.415726219729257" calcext:value-type="float">
            <text:p>0,4157262197</text:p>
          </table:table-cell>
          <table:table-cell table:formula="of:=IF(OR([.O506]&lt;[.O$549];[.O506]&gt;[.O$550]);&quot;&quot;;[.O506])">
            <text:p/>
          </table:table-cell>
          <table:table-cell table:formula="of:=IF(OR([.P506]&lt;[.P$549];[.P506]&gt;[.P$550]);&quot;&quot;;[.P506])" office:value-type="string" office:string-value="" calcext:value-type="error">
            <text:p>#DIV/0 !</text:p>
          </table:table-cell>
          <table:table-cell table:formula="of:=IF(OR([.Q506]&lt;[.Q$549];[.Q506]&gt;[.Q$550]);&quot;&quot;;[.Q506])" office:value-type="string" office:string-value="" calcext:value-type="error">
            <text:p>#DIV/0 !</text:p>
          </table:table-cell>
          <table:table-cell table:formula="of:=IF(OR([.R506]&lt;[.R$549];[.R506]&gt;[.R$550]);&quot;&quot;;[.R506])" office:value-type="float" office:value="0.000073926923580704" calcext:value-type="float">
            <text:p>7,3926923580704E-005</text:p>
          </table:table-cell>
          <table:table-cell table:formula="of:=IF(OR([.S506]&lt;[.S$549];[.S506]&gt;[.S$550]);&quot;&quot;;[.S506])" office:value-type="float" office:value="0.0043116346264806" calcext:value-type="float">
            <text:p>0,0043116346</text:p>
          </table:table-cell>
          <table:table-cell table:formula="of:=IF(OR([.T506]&lt;[.T$549];[.T506]&gt;[.T$550]);&quot;&quot;;[.T506])">
            <text:p/>
          </table:table-cell>
          <table:table-cell table:formula="of:=IF(OR([.U506]&lt;[.U$549];[.U506]&gt;[.U$550]);&quot;&quot;;[.U506])">
            <text:p/>
          </table:table-cell>
          <table:table-cell table:formula="of:=IF(OR([.V506]&lt;[.V$549];[.V506]&gt;[.V$550]);&quot;&quot;;[.V506]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formula="of:=IF(OR([.B507]&lt;[.B$549];[.B507]&gt;[.B$550]);&quot;&quot;;[.B507])" office:value-type="string" office:string-value="" calcext:value-type="error">
            <text:p>#DIV/0 !</text:p>
          </table:table-cell>
          <table:table-cell table:formula="of:=IF(OR([.C507]&lt;[.C$549];[.C507]&gt;[.C$550]);&quot;&quot;;[.C507])" office:value-type="float" office:value="0.000377838021109905" calcext:value-type="float">
            <text:p>0,000377838</text:p>
          </table:table-cell>
          <table:table-cell table:formula="of:=IF(OR([.D507]&lt;[.D$549];[.D507]&gt;[.D$550]);&quot;&quot;;[.D507])">
            <text:p/>
          </table:table-cell>
          <table:table-cell table:formula="of:=IF(OR([.E507]&lt;[.E$549];[.E507]&gt;[.E$550]);&quot;&quot;;[.E507])" office:value-type="float" office:value="1" calcext:value-type="float">
            <text:p>1</text:p>
          </table:table-cell>
          <table:table-cell table:formula="of:=IF(OR([.F507]&lt;[.F$549];[.F507]&gt;[.F$550]);&quot;&quot;;[.F507])" office:value-type="string" office:string-value="" calcext:value-type="error">
            <text:p>#DIV/0 !</text:p>
          </table:table-cell>
          <table:table-cell table:formula="of:=IF(OR([.G507]&lt;[.G$549];[.G507]&gt;[.G$550]);&quot;&quot;;[.G507])" office:value-type="string" office:string-value="" calcext:value-type="error">
            <text:p>#DIV/0 !</text:p>
          </table:table-cell>
          <table:table-cell table:formula="of:=IF(OR([.H507]&lt;[.H$549];[.H507]&gt;[.H$550]);&quot;&quot;;[.H507])">
            <text:p/>
          </table:table-cell>
          <table:table-cell table:formula="of:=IF(OR([.I507]&lt;[.I$549];[.I507]&gt;[.I$550]);&quot;&quot;;[.I507])" office:value-type="float" office:value="0.0147051404780617" calcext:value-type="float">
            <text:p>0,0147051405</text:p>
          </table:table-cell>
          <table:table-cell table:formula="of:=IF(OR([.J507]&lt;[.J$549];[.J507]&gt;[.J$550]);&quot;&quot;;[.J507])">
            <text:p/>
          </table:table-cell>
          <table:table-cell table:formula="of:=IF(OR([.K507]&lt;[.K$549];[.K507]&gt;[.K$550]);&quot;&quot;;[.K507])">
            <text:p/>
          </table:table-cell>
          <table:table-cell table:formula="of:=IF(OR([.L507]&lt;[.L$549];[.L507]&gt;[.L$550]);&quot;&quot;;[.L507])" office:value-type="float" office:value="0.000204085475760093" calcext:value-type="float">
            <text:p>0,0002040855</text:p>
          </table:table-cell>
          <table:table-cell table:formula="of:=IF(OR([.M507]&lt;[.M$549];[.M507]&gt;[.M$550]);&quot;&quot;;[.M507])" office:value-type="float" office:value="0.000110350867916745" calcext:value-type="float">
            <text:p>0,0001103509</text:p>
          </table:table-cell>
          <table:table-cell table:formula="of:=IF(OR([.N507]&lt;[.N$549];[.N507]&gt;[.N$550]);&quot;&quot;;[.N507])" office:value-type="float" office:value="0.418829607128734" calcext:value-type="float">
            <text:p>0,4188296071</text:p>
          </table:table-cell>
          <table:table-cell table:formula="of:=IF(OR([.O507]&lt;[.O$549];[.O507]&gt;[.O$550]);&quot;&quot;;[.O507])">
            <text:p/>
          </table:table-cell>
          <table:table-cell table:formula="of:=IF(OR([.P507]&lt;[.P$549];[.P507]&gt;[.P$550]);&quot;&quot;;[.P507])" office:value-type="string" office:string-value="" calcext:value-type="error">
            <text:p>#DIV/0 !</text:p>
          </table:table-cell>
          <table:table-cell table:formula="of:=IF(OR([.Q507]&lt;[.Q$549];[.Q507]&gt;[.Q$550]);&quot;&quot;;[.Q507])" office:value-type="string" office:string-value="" calcext:value-type="error">
            <text:p>#DIV/0 !</text:p>
          </table:table-cell>
          <table:table-cell table:formula="of:=IF(OR([.R507]&lt;[.R$549];[.R507]&gt;[.R$550]);&quot;&quot;;[.R507])" office:value-type="float" office:value="0.00005405318533813" calcext:value-type="float">
            <text:p>5,405318533813E-005</text:p>
          </table:table-cell>
          <table:table-cell table:formula="of:=IF(OR([.S507]&lt;[.S$549];[.S507]&gt;[.S$550]);&quot;&quot;;[.S507])" office:value-type="float" office:value="0.00424863997025494" calcext:value-type="float">
            <text:p>0,00424864</text:p>
          </table:table-cell>
          <table:table-cell table:formula="of:=IF(OR([.T507]&lt;[.T$549];[.T507]&gt;[.T$550]);&quot;&quot;;[.T507])">
            <text:p/>
          </table:table-cell>
          <table:table-cell table:formula="of:=IF(OR([.U507]&lt;[.U$549];[.U507]&gt;[.U$550]);&quot;&quot;;[.U507])" office:value-type="float" office:value="0.00000536961062316893" calcext:value-type="float">
            <text:p>5,36961062316893E-006</text:p>
          </table:table-cell>
          <table:table-cell table:formula="of:=IF(OR([.V507]&lt;[.V$549];[.V507]&gt;[.V$550]);&quot;&quot;;[.V507]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formula="of:=IF(OR([.B508]&lt;[.B$549];[.B508]&gt;[.B$550]);&quot;&quot;;[.B508])" office:value-type="string" office:string-value="" calcext:value-type="error">
            <text:p>#DIV/0 !</text:p>
          </table:table-cell>
          <table:table-cell table:formula="of:=IF(OR([.C508]&lt;[.C$549];[.C508]&gt;[.C$550]);&quot;&quot;;[.C508])" office:value-type="float" office:value="0.000278804168006766" calcext:value-type="float">
            <text:p>0,0002788042</text:p>
          </table:table-cell>
          <table:table-cell table:formula="of:=IF(OR([.D508]&lt;[.D$549];[.D508]&gt;[.D$550]);&quot;&quot;;[.D508])">
            <text:p/>
          </table:table-cell>
          <table:table-cell table:formula="of:=IF(OR([.E508]&lt;[.E$549];[.E508]&gt;[.E$550]);&quot;&quot;;[.E508])" office:value-type="float" office:value="1" calcext:value-type="float">
            <text:p>1</text:p>
          </table:table-cell>
          <table:table-cell table:formula="of:=IF(OR([.F508]&lt;[.F$549];[.F508]&gt;[.F$550]);&quot;&quot;;[.F508])" office:value-type="string" office:string-value="" calcext:value-type="error">
            <text:p>#DIV/0 !</text:p>
          </table:table-cell>
          <table:table-cell table:formula="of:=IF(OR([.G508]&lt;[.G$549];[.G508]&gt;[.G$550]);&quot;&quot;;[.G508])" office:value-type="string" office:string-value="" calcext:value-type="error">
            <text:p>#DIV/0 !</text:p>
          </table:table-cell>
          <table:table-cell table:formula="of:=IF(OR([.H508]&lt;[.H$549];[.H508]&gt;[.H$550]);&quot;&quot;;[.H508])">
            <text:p/>
          </table:table-cell>
          <table:table-cell table:formula="of:=IF(OR([.I508]&lt;[.I$549];[.I508]&gt;[.I$550]);&quot;&quot;;[.I508])" office:value-type="float" office:value="0.0157364735015162" calcext:value-type="float">
            <text:p>0,0157364735</text:p>
          </table:table-cell>
          <table:table-cell table:formula="of:=IF(OR([.J508]&lt;[.J$549];[.J508]&gt;[.J$550]);&quot;&quot;;[.J508])">
            <text:p/>
          </table:table-cell>
          <table:table-cell table:formula="of:=IF(OR([.K508]&lt;[.K$549];[.K508]&gt;[.K$550]);&quot;&quot;;[.K508])">
            <text:p/>
          </table:table-cell>
          <table:table-cell table:formula="of:=IF(OR([.L508]&lt;[.L$549];[.L508]&gt;[.L$550]);&quot;&quot;;[.L508])" office:value-type="float" office:value="0.000177749028650378" calcext:value-type="float">
            <text:p>0,000177749</text:p>
          </table:table-cell>
          <table:table-cell table:formula="of:=IF(OR([.M508]&lt;[.M$549];[.M508]&gt;[.M$550]);&quot;&quot;;[.M508])" office:value-type="float" office:value="0.000133640500664234" calcext:value-type="float">
            <text:p>0,0001336405</text:p>
          </table:table-cell>
          <table:table-cell table:formula="of:=IF(OR([.N508]&lt;[.N$549];[.N508]&gt;[.N$550]);&quot;&quot;;[.N508])" office:value-type="float" office:value="0.392736268364053" calcext:value-type="float">
            <text:p>0,3927362684</text:p>
          </table:table-cell>
          <table:table-cell table:formula="of:=IF(OR([.O508]&lt;[.O$549];[.O508]&gt;[.O$550]);&quot;&quot;;[.O508])" office:value-type="float" office:value="0.0000179722710783344" calcext:value-type="float">
            <text:p>1,79722710783344E-005</text:p>
          </table:table-cell>
          <table:table-cell table:formula="of:=IF(OR([.P508]&lt;[.P$549];[.P508]&gt;[.P$550]);&quot;&quot;;[.P508])" office:value-type="string" office:string-value="" calcext:value-type="error">
            <text:p>#DIV/0 !</text:p>
          </table:table-cell>
          <table:table-cell table:formula="of:=IF(OR([.Q508]&lt;[.Q$549];[.Q508]&gt;[.Q$550]);&quot;&quot;;[.Q508])" office:value-type="string" office:string-value="" calcext:value-type="error">
            <text:p>#DIV/0 !</text:p>
          </table:table-cell>
          <table:table-cell table:formula="of:=IF(OR([.R508]&lt;[.R$549];[.R508]&gt;[.R$550]);&quot;&quot;;[.R508])">
            <text:p/>
          </table:table-cell>
          <table:table-cell table:formula="of:=IF(OR([.S508]&lt;[.S$549];[.S508]&gt;[.S$550]);&quot;&quot;;[.S508])" office:value-type="float" office:value="0.00413682729410302" calcext:value-type="float">
            <text:p>0,0041368273</text:p>
          </table:table-cell>
          <table:table-cell table:formula="of:=IF(OR([.T508]&lt;[.T$549];[.T508]&gt;[.T$550]);&quot;&quot;;[.T508])">
            <text:p/>
          </table:table-cell>
          <table:table-cell table:formula="of:=IF(OR([.U508]&lt;[.U$549];[.U508]&gt;[.U$550]);&quot;&quot;;[.U508])">
            <text:p/>
          </table:table-cell>
          <table:table-cell table:formula="of:=IF(OR([.V508]&lt;[.V$549];[.V508]&gt;[.V$550]);&quot;&quot;;[.V508]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formula="of:=IF(OR([.B509]&lt;[.B$549];[.B509]&gt;[.B$550]);&quot;&quot;;[.B509])" office:value-type="string" office:string-value="" calcext:value-type="error">
            <text:p>#DIV/0 !</text:p>
          </table:table-cell>
          <table:table-cell table:formula="of:=IF(OR([.C509]&lt;[.C$549];[.C509]&gt;[.C$550]);&quot;&quot;;[.C509])" office:value-type="float" office:value="0.000222667532137562" calcext:value-type="float">
            <text:p>0,0002226675</text:p>
          </table:table-cell>
          <table:table-cell table:formula="of:=IF(OR([.D509]&lt;[.D$549];[.D509]&gt;[.D$550]);&quot;&quot;;[.D509])" office:value-type="float" office:value="0.00168621555155395" calcext:value-type="float">
            <text:p>0,0016862156</text:p>
          </table:table-cell>
          <table:table-cell table:formula="of:=IF(OR([.E509]&lt;[.E$549];[.E509]&gt;[.E$550]);&quot;&quot;;[.E509])" office:value-type="float" office:value="1" calcext:value-type="float">
            <text:p>1</text:p>
          </table:table-cell>
          <table:table-cell table:formula="of:=IF(OR([.F509]&lt;[.F$549];[.F509]&gt;[.F$550]);&quot;&quot;;[.F509])" office:value-type="string" office:string-value="" calcext:value-type="error">
            <text:p>#DIV/0 !</text:p>
          </table:table-cell>
          <table:table-cell table:formula="of:=IF(OR([.G509]&lt;[.G$549];[.G509]&gt;[.G$550]);&quot;&quot;;[.G509])" office:value-type="string" office:string-value="" calcext:value-type="error">
            <text:p>#DIV/0 !</text:p>
          </table:table-cell>
          <table:table-cell table:formula="of:=IF(OR([.H509]&lt;[.H$549];[.H509]&gt;[.H$550]);&quot;&quot;;[.H509])">
            <text:p/>
          </table:table-cell>
          <table:table-cell table:formula="of:=IF(OR([.I509]&lt;[.I$549];[.I509]&gt;[.I$550]);&quot;&quot;;[.I509])" office:value-type="float" office:value="0.0140875614786877" calcext:value-type="float">
            <text:p>0,0140875615</text:p>
          </table:table-cell>
          <table:table-cell table:formula="of:=IF(OR([.J509]&lt;[.J$549];[.J509]&gt;[.J$550]);&quot;&quot;;[.J509])">
            <text:p/>
          </table:table-cell>
          <table:table-cell table:formula="of:=IF(OR([.K509]&lt;[.K$549];[.K509]&gt;[.K$550]);&quot;&quot;;[.K509])">
            <text:p/>
          </table:table-cell>
          <table:table-cell table:formula="of:=IF(OR([.L509]&lt;[.L$549];[.L509]&gt;[.L$550]);&quot;&quot;;[.L509])" office:value-type="float" office:value="0.000159454253741026" calcext:value-type="float">
            <text:p>0,0001594543</text:p>
          </table:table-cell>
          <table:table-cell table:formula="of:=IF(OR([.M509]&lt;[.M$549];[.M509]&gt;[.M$550]);&quot;&quot;;[.M509])" office:value-type="float" office:value="0.00021914382332838" calcext:value-type="float">
            <text:p>0,0002191438</text:p>
          </table:table-cell>
          <table:table-cell table:formula="of:=IF(OR([.N509]&lt;[.N$549];[.N509]&gt;[.N$550]);&quot;&quot;;[.N509])" office:value-type="float" office:value="0.565626026119438" calcext:value-type="float">
            <text:p>0,5656260261</text:p>
          </table:table-cell>
          <table:table-cell table:formula="of:=IF(OR([.O509]&lt;[.O$549];[.O509]&gt;[.O$550]);&quot;&quot;;[.O509])">
            <text:p/>
          </table:table-cell>
          <table:table-cell table:formula="of:=IF(OR([.P509]&lt;[.P$549];[.P509]&gt;[.P$550]);&quot;&quot;;[.P509])" office:value-type="string" office:string-value="" calcext:value-type="error">
            <text:p>#DIV/0 !</text:p>
          </table:table-cell>
          <table:table-cell table:formula="of:=IF(OR([.Q509]&lt;[.Q$549];[.Q509]&gt;[.Q$550]);&quot;&quot;;[.Q509])" office:value-type="string" office:string-value="" calcext:value-type="error">
            <text:p>#DIV/0 !</text:p>
          </table:table-cell>
          <table:table-cell table:formula="of:=IF(OR([.R509]&lt;[.R$549];[.R509]&gt;[.R$550]);&quot;&quot;;[.R509])">
            <text:p/>
          </table:table-cell>
          <table:table-cell table:formula="of:=IF(OR([.S509]&lt;[.S$549];[.S509]&gt;[.S$550]);&quot;&quot;;[.S509])" office:value-type="float" office:value="0.0033724619677106" calcext:value-type="float">
            <text:p>0,003372462</text:p>
          </table:table-cell>
          <table:table-cell table:formula="of:=IF(OR([.T509]&lt;[.T$549];[.T509]&gt;[.T$550]);&quot;&quot;;[.T509])" office:value-type="float" office:value="0.0000384007098694012" calcext:value-type="float">
            <text:p>3,84007098694012E-005</text:p>
          </table:table-cell>
          <table:table-cell table:formula="of:=IF(OR([.U509]&lt;[.U$549];[.U509]&gt;[.U$550]);&quot;&quot;;[.U509])">
            <text:p/>
          </table:table-cell>
          <table:table-cell table:formula="of:=IF(OR([.V509]&lt;[.V$549];[.V509]&gt;[.V$550]);&quot;&quot;;[.V509]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formula="of:=IF(OR([.B510]&lt;[.B$549];[.B510]&gt;[.B$550]);&quot;&quot;;[.B510])" office:value-type="string" office:string-value="" calcext:value-type="error">
            <text:p>#DIV/0 !</text:p>
          </table:table-cell>
          <table:table-cell table:formula="of:=IF(OR([.C510]&lt;[.C$549];[.C510]&gt;[.C$550]);&quot;&quot;;[.C510])" office:value-type="float" office:value="0.000302013699222477" calcext:value-type="float">
            <text:p>0,0003020137</text:p>
          </table:table-cell>
          <table:table-cell table:formula="of:=IF(OR([.D510]&lt;[.D$549];[.D510]&gt;[.D$550]);&quot;&quot;;[.D510])" office:value-type="float" office:value="0.00166872673954642" calcext:value-type="float">
            <text:p>0,0016687267</text:p>
          </table:table-cell>
          <table:table-cell table:formula="of:=IF(OR([.E510]&lt;[.E$549];[.E510]&gt;[.E$550]);&quot;&quot;;[.E510])" office:value-type="float" office:value="1" calcext:value-type="float">
            <text:p>1</text:p>
          </table:table-cell>
          <table:table-cell table:formula="of:=IF(OR([.F510]&lt;[.F$549];[.F510]&gt;[.F$550]);&quot;&quot;;[.F510])" office:value-type="string" office:string-value="" calcext:value-type="error">
            <text:p>#DIV/0 !</text:p>
          </table:table-cell>
          <table:table-cell table:formula="of:=IF(OR([.G510]&lt;[.G$549];[.G510]&gt;[.G$550]);&quot;&quot;;[.G510])" office:value-type="string" office:string-value="" calcext:value-type="error">
            <text:p>#DIV/0 !</text:p>
          </table:table-cell>
          <table:table-cell table:formula="of:=IF(OR([.H510]&lt;[.H$549];[.H510]&gt;[.H$550]);&quot;&quot;;[.H510])">
            <text:p/>
          </table:table-cell>
          <table:table-cell table:formula="of:=IF(OR([.I510]&lt;[.I$549];[.I510]&gt;[.I$550]);&quot;&quot;;[.I510])" office:value-type="float" office:value="0.0146319594555747" calcext:value-type="float">
            <text:p>0,0146319595</text:p>
          </table:table-cell>
          <table:table-cell table:formula="of:=IF(OR([.J510]&lt;[.J$549];[.J510]&gt;[.J$550]);&quot;&quot;;[.J510])">
            <text:p/>
          </table:table-cell>
          <table:table-cell table:formula="of:=IF(OR([.K510]&lt;[.K$549];[.K510]&gt;[.K$550]);&quot;&quot;;[.K510])">
            <text:p/>
          </table:table-cell>
          <table:table-cell table:formula="of:=IF(OR([.L510]&lt;[.L$549];[.L510]&gt;[.L$550]);&quot;&quot;;[.L510])">
            <text:p/>
          </table:table-cell>
          <table:table-cell table:formula="of:=IF(OR([.M510]&lt;[.M$549];[.M510]&gt;[.M$550]);&quot;&quot;;[.M510])" office:value-type="float" office:value="0.0000790644028355913" calcext:value-type="float">
            <text:p>7,90644028355913E-005</text:p>
          </table:table-cell>
          <table:table-cell table:formula="of:=IF(OR([.N510]&lt;[.N$549];[.N510]&gt;[.N$550]);&quot;&quot;;[.N510])" office:value-type="float" office:value="0.383855390021069" calcext:value-type="float">
            <text:p>0,38385539</text:p>
          </table:table-cell>
          <table:table-cell table:formula="of:=IF(OR([.O510]&lt;[.O$549];[.O510]&gt;[.O$550]);&quot;&quot;;[.O510])">
            <text:p/>
          </table:table-cell>
          <table:table-cell table:formula="of:=IF(OR([.P510]&lt;[.P$549];[.P510]&gt;[.P$550]);&quot;&quot;;[.P510])" office:value-type="string" office:string-value="" calcext:value-type="error">
            <text:p>#DIV/0 !</text:p>
          </table:table-cell>
          <table:table-cell table:formula="of:=IF(OR([.Q510]&lt;[.Q$549];[.Q510]&gt;[.Q$550]);&quot;&quot;;[.Q510])" office:value-type="string" office:string-value="" calcext:value-type="error">
            <text:p>#DIV/0 !</text:p>
          </table:table-cell>
          <table:table-cell table:formula="of:=IF(OR([.R510]&lt;[.R$549];[.R510]&gt;[.R$550]);&quot;&quot;;[.R510])">
            <text:p/>
          </table:table-cell>
          <table:table-cell table:formula="of:=IF(OR([.S510]&lt;[.S$549];[.S510]&gt;[.S$550]);&quot;&quot;;[.S510])" office:value-type="float" office:value="0.00264697500287093" calcext:value-type="float">
            <text:p>0,002646975</text:p>
          </table:table-cell>
          <table:table-cell table:formula="of:=IF(OR([.T510]&lt;[.T$549];[.T510]&gt;[.T$550]);&quot;&quot;;[.T510])">
            <text:p/>
          </table:table-cell>
          <table:table-cell table:formula="of:=IF(OR([.U510]&lt;[.U$549];[.U510]&gt;[.U$550]);&quot;&quot;;[.U510])">
            <text:p/>
          </table:table-cell>
          <table:table-cell table:formula="of:=IF(OR([.V510]&lt;[.V$549];[.V510]&gt;[.V$550]);&quot;&quot;;[.V510]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formula="of:=IF(OR([.B511]&lt;[.B$549];[.B511]&gt;[.B$550]);&quot;&quot;;[.B511])" office:value-type="string" office:string-value="" calcext:value-type="error">
            <text:p>#DIV/0 !</text:p>
          </table:table-cell>
          <table:table-cell table:formula="of:=IF(OR([.C511]&lt;[.C$549];[.C511]&gt;[.C$550]);&quot;&quot;;[.C511])" office:value-type="float" office:value="0.000273119424003859" calcext:value-type="float">
            <text:p>0,0002731194</text:p>
          </table:table-cell>
          <table:table-cell table:formula="of:=IF(OR([.D511]&lt;[.D$549];[.D511]&gt;[.D$550]);&quot;&quot;;[.D511])">
            <text:p/>
          </table:table-cell>
          <table:table-cell table:formula="of:=IF(OR([.E511]&lt;[.E$549];[.E511]&gt;[.E$550]);&quot;&quot;;[.E511])" office:value-type="float" office:value="1" calcext:value-type="float">
            <text:p>1</text:p>
          </table:table-cell>
          <table:table-cell table:formula="of:=IF(OR([.F511]&lt;[.F$549];[.F511]&gt;[.F$550]);&quot;&quot;;[.F511])" office:value-type="string" office:string-value="" calcext:value-type="error">
            <text:p>#DIV/0 !</text:p>
          </table:table-cell>
          <table:table-cell table:formula="of:=IF(OR([.G511]&lt;[.G$549];[.G511]&gt;[.G$550]);&quot;&quot;;[.G511])" office:value-type="string" office:string-value="" calcext:value-type="error">
            <text:p>#DIV/0 !</text:p>
          </table:table-cell>
          <table:table-cell table:formula="of:=IF(OR([.H511]&lt;[.H$549];[.H511]&gt;[.H$550]);&quot;&quot;;[.H511])">
            <text:p/>
          </table:table-cell>
          <table:table-cell table:formula="of:=IF(OR([.I511]&lt;[.I$549];[.I511]&gt;[.I$550]);&quot;&quot;;[.I511])" office:value-type="float" office:value="0.0140288286987965" calcext:value-type="float">
            <text:p>0,0140288287</text:p>
          </table:table-cell>
          <table:table-cell table:formula="of:=IF(OR([.J511]&lt;[.J$549];[.J511]&gt;[.J$550]);&quot;&quot;;[.J511])">
            <text:p/>
          </table:table-cell>
          <table:table-cell table:formula="of:=IF(OR([.K511]&lt;[.K$549];[.K511]&gt;[.K$550]);&quot;&quot;;[.K511])">
            <text:p/>
          </table:table-cell>
          <table:table-cell table:formula="of:=IF(OR([.L511]&lt;[.L$549];[.L511]&gt;[.L$550]);&quot;&quot;;[.L511])">
            <text:p/>
          </table:table-cell>
          <table:table-cell table:formula="of:=IF(OR([.M511]&lt;[.M$549];[.M511]&gt;[.M$550]);&quot;&quot;;[.M511])" office:value-type="float" office:value="0.000089856474912816" calcext:value-type="float">
            <text:p>8,9856474912816E-005</text:p>
          </table:table-cell>
          <table:table-cell table:formula="of:=IF(OR([.N511]&lt;[.N$549];[.N511]&gt;[.N$550]);&quot;&quot;;[.N511])" office:value-type="float" office:value="0.402856969740708" calcext:value-type="float">
            <text:p>0,4028569697</text:p>
          </table:table-cell>
          <table:table-cell table:formula="of:=IF(OR([.O511]&lt;[.O$549];[.O511]&gt;[.O$550]);&quot;&quot;;[.O511])" office:value-type="float" office:value="0.0000272140997077895" calcext:value-type="float">
            <text:p>2,72140997077895E-005</text:p>
          </table:table-cell>
          <table:table-cell table:formula="of:=IF(OR([.P511]&lt;[.P$549];[.P511]&gt;[.P$550]);&quot;&quot;;[.P511])" office:value-type="string" office:string-value="" calcext:value-type="error">
            <text:p>#DIV/0 !</text:p>
          </table:table-cell>
          <table:table-cell table:formula="of:=IF(OR([.Q511]&lt;[.Q$549];[.Q511]&gt;[.Q$550]);&quot;&quot;;[.Q511])" office:value-type="string" office:string-value="" calcext:value-type="error">
            <text:p>#DIV/0 !</text:p>
          </table:table-cell>
          <table:table-cell table:formula="of:=IF(OR([.R511]&lt;[.R$549];[.R511]&gt;[.R$550]);&quot;&quot;;[.R511])">
            <text:p/>
          </table:table-cell>
          <table:table-cell table:formula="of:=IF(OR([.S511]&lt;[.S$549];[.S511]&gt;[.S$550]);&quot;&quot;;[.S511])" office:value-type="float" office:value="0.00335840175816044" calcext:value-type="float">
            <text:p>0,0033584018</text:p>
          </table:table-cell>
          <table:table-cell table:formula="of:=IF(OR([.T511]&lt;[.T$549];[.T511]&gt;[.T$550]);&quot;&quot;;[.T511])">
            <text:p/>
          </table:table-cell>
          <table:table-cell table:formula="of:=IF(OR([.U511]&lt;[.U$549];[.U511]&gt;[.U$550]);&quot;&quot;;[.U511])">
            <text:p/>
          </table:table-cell>
          <table:table-cell table:formula="of:=IF(OR([.V511]&lt;[.V$549];[.V511]&gt;[.V$550]);&quot;&quot;;[.V511]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formula="of:=IF(OR([.B512]&lt;[.B$549];[.B512]&gt;[.B$550]);&quot;&quot;;[.B512])" office:value-type="string" office:string-value="" calcext:value-type="error">
            <text:p>#DIV/0 !</text:p>
          </table:table-cell>
          <table:table-cell table:formula="of:=IF(OR([.C512]&lt;[.C$549];[.C512]&gt;[.C$550]);&quot;&quot;;[.C512])">
            <text:p/>
          </table:table-cell>
          <table:table-cell table:formula="of:=IF(OR([.D512]&lt;[.D$549];[.D512]&gt;[.D$550]);&quot;&quot;;[.D512])">
            <text:p/>
          </table:table-cell>
          <table:table-cell table:formula="of:=IF(OR([.E512]&lt;[.E$549];[.E512]&gt;[.E$550]);&quot;&quot;;[.E512])" office:value-type="float" office:value="1" calcext:value-type="float">
            <text:p>1</text:p>
          </table:table-cell>
          <table:table-cell table:formula="of:=IF(OR([.F512]&lt;[.F$549];[.F512]&gt;[.F$550]);&quot;&quot;;[.F512])" office:value-type="string" office:string-value="" calcext:value-type="error">
            <text:p>#DIV/0 !</text:p>
          </table:table-cell>
          <table:table-cell table:formula="of:=IF(OR([.G512]&lt;[.G$549];[.G512]&gt;[.G$550]);&quot;&quot;;[.G512])" office:value-type="string" office:string-value="" calcext:value-type="error">
            <text:p>#DIV/0 !</text:p>
          </table:table-cell>
          <table:table-cell table:formula="of:=IF(OR([.H512]&lt;[.H$549];[.H512]&gt;[.H$550]);&quot;&quot;;[.H512])">
            <text:p/>
          </table:table-cell>
          <table:table-cell table:formula="of:=IF(OR([.I512]&lt;[.I$549];[.I512]&gt;[.I$550]);&quot;&quot;;[.I512])" office:value-type="float" office:value="0.0148460165699262" calcext:value-type="float">
            <text:p>0,0148460166</text:p>
          </table:table-cell>
          <table:table-cell table:formula="of:=IF(OR([.J512]&lt;[.J$549];[.J512]&gt;[.J$550]);&quot;&quot;;[.J512])">
            <text:p/>
          </table:table-cell>
          <table:table-cell table:formula="of:=IF(OR([.K512]&lt;[.K$549];[.K512]&gt;[.K$550]);&quot;&quot;;[.K512])">
            <text:p/>
          </table:table-cell>
          <table:table-cell table:formula="of:=IF(OR([.L512]&lt;[.L$549];[.L512]&gt;[.L$550]);&quot;&quot;;[.L512])">
            <text:p/>
          </table:table-cell>
          <table:table-cell table:formula="of:=IF(OR([.M512]&lt;[.M$549];[.M512]&gt;[.M$550]);&quot;&quot;;[.M512])" office:value-type="float" office:value="0.0000914114218860065" calcext:value-type="float">
            <text:p>9,14114218860065E-005</text:p>
          </table:table-cell>
          <table:table-cell table:formula="of:=IF(OR([.N512]&lt;[.N$549];[.N512]&gt;[.N$550]);&quot;&quot;;[.N512])" office:value-type="float" office:value="0.523137598525561" calcext:value-type="float">
            <text:p>0,5231375985</text:p>
          </table:table-cell>
          <table:table-cell table:formula="of:=IF(OR([.O512]&lt;[.O$549];[.O512]&gt;[.O$550]);&quot;&quot;;[.O512])">
            <text:p/>
          </table:table-cell>
          <table:table-cell table:formula="of:=IF(OR([.P512]&lt;[.P$549];[.P512]&gt;[.P$550]);&quot;&quot;;[.P512])" office:value-type="string" office:string-value="" calcext:value-type="error">
            <text:p>#DIV/0 !</text:p>
          </table:table-cell>
          <table:table-cell table:formula="of:=IF(OR([.Q512]&lt;[.Q$549];[.Q512]&gt;[.Q$550]);&quot;&quot;;[.Q512])" office:value-type="string" office:string-value="" calcext:value-type="error">
            <text:p>#DIV/0 !</text:p>
          </table:table-cell>
          <table:table-cell table:formula="of:=IF(OR([.R512]&lt;[.R$549];[.R512]&gt;[.R$550]);&quot;&quot;;[.R512])">
            <text:p/>
          </table:table-cell>
          <table:table-cell table:formula="of:=IF(OR([.S512]&lt;[.S$549];[.S512]&gt;[.S$550]);&quot;&quot;;[.S512])" office:value-type="float" office:value="0.00323224989836698" calcext:value-type="float">
            <text:p>0,0032322499</text:p>
          </table:table-cell>
          <table:table-cell table:formula="of:=IF(OR([.T512]&lt;[.T$549];[.T512]&gt;[.T$550]);&quot;&quot;;[.T512])">
            <text:p/>
          </table:table-cell>
          <table:table-cell table:formula="of:=IF(OR([.U512]&lt;[.U$549];[.U512]&gt;[.U$550]);&quot;&quot;;[.U512])">
            <text:p/>
          </table:table-cell>
          <table:table-cell table:formula="of:=IF(OR([.V512]&lt;[.V$549];[.V512]&gt;[.V$550]);&quot;&quot;;[.V512]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formula="of:=IF(OR([.B513]&lt;[.B$549];[.B513]&gt;[.B$550]);&quot;&quot;;[.B513])" office:value-type="string" office:string-value="" calcext:value-type="error">
            <text:p>#DIV/0 !</text:p>
          </table:table-cell>
          <table:table-cell table:formula="of:=IF(OR([.C513]&lt;[.C$549];[.C513]&gt;[.C$550]);&quot;&quot;;[.C513])" office:value-type="float" office:value="0.000247570585477266" calcext:value-type="float">
            <text:p>0,0002475706</text:p>
          </table:table-cell>
          <table:table-cell table:formula="of:=IF(OR([.D513]&lt;[.D$549];[.D513]&gt;[.D$550]);&quot;&quot;;[.D513])">
            <text:p/>
          </table:table-cell>
          <table:table-cell table:formula="of:=IF(OR([.E513]&lt;[.E$549];[.E513]&gt;[.E$550]);&quot;&quot;;[.E513])" office:value-type="float" office:value="1" calcext:value-type="float">
            <text:p>1</text:p>
          </table:table-cell>
          <table:table-cell table:formula="of:=IF(OR([.F513]&lt;[.F$549];[.F513]&gt;[.F$550]);&quot;&quot;;[.F513])" office:value-type="string" office:string-value="" calcext:value-type="error">
            <text:p>#DIV/0 !</text:p>
          </table:table-cell>
          <table:table-cell table:formula="of:=IF(OR([.G513]&lt;[.G$549];[.G513]&gt;[.G$550]);&quot;&quot;;[.G513])" office:value-type="string" office:string-value="" calcext:value-type="error">
            <text:p>#DIV/0 !</text:p>
          </table:table-cell>
          <table:table-cell table:formula="of:=IF(OR([.H513]&lt;[.H$549];[.H513]&gt;[.H$550]);&quot;&quot;;[.H513])">
            <text:p/>
          </table:table-cell>
          <table:table-cell table:formula="of:=IF(OR([.I513]&lt;[.I$549];[.I513]&gt;[.I$550]);&quot;&quot;;[.I513])" office:value-type="float" office:value="0.0140382917715721" calcext:value-type="float">
            <text:p>0,0140382918</text:p>
          </table:table-cell>
          <table:table-cell table:formula="of:=IF(OR([.J513]&lt;[.J$549];[.J513]&gt;[.J$550]);&quot;&quot;;[.J513])">
            <text:p/>
          </table:table-cell>
          <table:table-cell table:formula="of:=IF(OR([.K513]&lt;[.K$549];[.K513]&gt;[.K$550]);&quot;&quot;;[.K513])">
            <text:p/>
          </table:table-cell>
          <table:table-cell table:formula="of:=IF(OR([.L513]&lt;[.L$549];[.L513]&gt;[.L$550]);&quot;&quot;;[.L513])">
            <text:p/>
          </table:table-cell>
          <table:table-cell table:formula="of:=IF(OR([.M513]&lt;[.M$549];[.M513]&gt;[.M$550]);&quot;&quot;;[.M513])" office:value-type="float" office:value="0.000146406814059471" calcext:value-type="float">
            <text:p>0,0001464068</text:p>
          </table:table-cell>
          <table:table-cell table:formula="of:=IF(OR([.N513]&lt;[.N$549];[.N513]&gt;[.N$550]);&quot;&quot;;[.N513])" office:value-type="float" office:value="0.421676209312544" calcext:value-type="float">
            <text:p>0,4216762093</text:p>
          </table:table-cell>
          <table:table-cell table:formula="of:=IF(OR([.O513]&lt;[.O$549];[.O513]&gt;[.O$550]);&quot;&quot;;[.O513])">
            <text:p/>
          </table:table-cell>
          <table:table-cell table:formula="of:=IF(OR([.P513]&lt;[.P$549];[.P513]&gt;[.P$550]);&quot;&quot;;[.P513])" office:value-type="string" office:string-value="" calcext:value-type="error">
            <text:p>#DIV/0 !</text:p>
          </table:table-cell>
          <table:table-cell table:formula="of:=IF(OR([.Q513]&lt;[.Q$549];[.Q513]&gt;[.Q$550]);&quot;&quot;;[.Q513])" office:value-type="string" office:string-value="" calcext:value-type="error">
            <text:p>#DIV/0 !</text:p>
          </table:table-cell>
          <table:table-cell table:formula="of:=IF(OR([.R513]&lt;[.R$549];[.R513]&gt;[.R$550]);&quot;&quot;;[.R513])">
            <text:p/>
          </table:table-cell>
          <table:table-cell table:formula="of:=IF(OR([.S513]&lt;[.S$549];[.S513]&gt;[.S$550]);&quot;&quot;;[.S513])" office:value-type="float" office:value="0.00475127814158518" calcext:value-type="float">
            <text:p>0,0047512781</text:p>
          </table:table-cell>
          <table:table-cell table:formula="of:=IF(OR([.T513]&lt;[.T$549];[.T513]&gt;[.T$550]);&quot;&quot;;[.T513])" office:value-type="float" office:value="0.0000510816813872983" calcext:value-type="float">
            <text:p>5,10816813872983E-005</text:p>
          </table:table-cell>
          <table:table-cell table:formula="of:=IF(OR([.U513]&lt;[.U$549];[.U513]&gt;[.U$550]);&quot;&quot;;[.U513])">
            <text:p/>
          </table:table-cell>
          <table:table-cell table:formula="of:=IF(OR([.V513]&lt;[.V$549];[.V513]&gt;[.V$550]);&quot;&quot;;[.V513]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OR([.B514]&lt;[.B$549];[.B514]&gt;[.B$550]);&quot;&quot;;[.B514])" office:value-type="string" office:string-value="" calcext:value-type="error">
            <text:p>#DIV/0 !</text:p>
          </table:table-cell>
          <table:table-cell table:formula="of:=IF(OR([.C514]&lt;[.C$549];[.C514]&gt;[.C$550]);&quot;&quot;;[.C514])" office:value-type="float" office:value="0.000209338994304152" calcext:value-type="float">
            <text:p>0,000209339</text:p>
          </table:table-cell>
          <table:table-cell table:formula="of:=IF(OR([.D514]&lt;[.D$549];[.D514]&gt;[.D$550]);&quot;&quot;;[.D514])">
            <text:p/>
          </table:table-cell>
          <table:table-cell table:formula="of:=IF(OR([.E514]&lt;[.E$549];[.E514]&gt;[.E$550]);&quot;&quot;;[.E514])" office:value-type="float" office:value="1" calcext:value-type="float">
            <text:p>1</text:p>
          </table:table-cell>
          <table:table-cell table:formula="of:=IF(OR([.F514]&lt;[.F$549];[.F514]&gt;[.F$550]);&quot;&quot;;[.F514])" office:value-type="string" office:string-value="" calcext:value-type="error">
            <text:p>#DIV/0 !</text:p>
          </table:table-cell>
          <table:table-cell table:formula="of:=IF(OR([.G514]&lt;[.G$549];[.G514]&gt;[.G$550]);&quot;&quot;;[.G514])" office:value-type="string" office:string-value="" calcext:value-type="error">
            <text:p>#DIV/0 !</text:p>
          </table:table-cell>
          <table:table-cell table:formula="of:=IF(OR([.H514]&lt;[.H$549];[.H514]&gt;[.H$550]);&quot;&quot;;[.H514])">
            <text:p/>
          </table:table-cell>
          <table:table-cell table:formula="of:=IF(OR([.I514]&lt;[.I$549];[.I514]&gt;[.I$550]);&quot;&quot;;[.I514])" office:value-type="float" office:value="0.0145562611798332" calcext:value-type="float">
            <text:p>0,0145562612</text:p>
          </table:table-cell>
          <table:table-cell table:formula="of:=IF(OR([.J514]&lt;[.J$549];[.J514]&gt;[.J$550]);&quot;&quot;;[.J514])">
            <text:p/>
          </table:table-cell>
          <table:table-cell table:formula="of:=IF(OR([.K514]&lt;[.K$549];[.K514]&gt;[.K$550]);&quot;&quot;;[.K514])">
            <text:p/>
          </table:table-cell>
          <table:table-cell table:formula="of:=IF(OR([.L514]&lt;[.L$549];[.L514]&gt;[.L$550]);&quot;&quot;;[.L514])">
            <text:p/>
          </table:table-cell>
          <table:table-cell table:formula="of:=IF(OR([.M514]&lt;[.M$549];[.M514]&gt;[.M$550]);&quot;&quot;;[.M514])" office:value-type="float" office:value="0.000123617660061185" calcext:value-type="float">
            <text:p>0,0001236177</text:p>
          </table:table-cell>
          <table:table-cell table:formula="of:=IF(OR([.N514]&lt;[.N$549];[.N514]&gt;[.N$550]);&quot;&quot;;[.N514])" office:value-type="float" office:value="0.399132827990633" calcext:value-type="float">
            <text:p>0,399132828</text:p>
          </table:table-cell>
          <table:table-cell table:formula="of:=IF(OR([.O514]&lt;[.O$549];[.O514]&gt;[.O$550]);&quot;&quot;;[.O514])" office:value-type="float" office:value="0.0000166243772332977" calcext:value-type="float">
            <text:p>1,66243772332977E-005</text:p>
          </table:table-cell>
          <table:table-cell table:formula="of:=IF(OR([.P514]&lt;[.P$549];[.P514]&gt;[.P$550]);&quot;&quot;;[.P514])" office:value-type="string" office:string-value="" calcext:value-type="error">
            <text:p>#DIV/0 !</text:p>
          </table:table-cell>
          <table:table-cell table:formula="of:=IF(OR([.Q514]&lt;[.Q$549];[.Q514]&gt;[.Q$550]);&quot;&quot;;[.Q514])" office:value-type="string" office:string-value="" calcext:value-type="error">
            <text:p>#DIV/0 !</text:p>
          </table:table-cell>
          <table:table-cell table:formula="of:=IF(OR([.R514]&lt;[.R$549];[.R514]&gt;[.R$550]);&quot;&quot;;[.R514])">
            <text:p/>
          </table:table-cell>
          <table:table-cell table:formula="of:=IF(OR([.S514]&lt;[.S$549];[.S514]&gt;[.S$550]);&quot;&quot;;[.S514])" office:value-type="float" office:value="0.00513853092339461" calcext:value-type="float">
            <text:p>0,0051385309</text:p>
          </table:table-cell>
          <table:table-cell table:formula="of:=IF(OR([.T514]&lt;[.T$549];[.T514]&gt;[.T$550]);&quot;&quot;;[.T514])">
            <text:p/>
          </table:table-cell>
          <table:table-cell table:formula="of:=IF(OR([.U514]&lt;[.U$549];[.U514]&gt;[.U$550]);&quot;&quot;;[.U514])">
            <text:p/>
          </table:table-cell>
          <table:table-cell table:formula="of:=IF(OR([.V514]&lt;[.V$549];[.V514]&gt;[.V$550]);&quot;&quot;;[.V514]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formula="of:=IF(OR([.B515]&lt;[.B$549];[.B515]&gt;[.B$550]);&quot;&quot;;[.B515])" office:value-type="string" office:string-value="" calcext:value-type="error">
            <text:p>#DIV/0 !</text:p>
          </table:table-cell>
          <table:table-cell table:formula="of:=IF(OR([.C515]&lt;[.C$549];[.C515]&gt;[.C$550]);&quot;&quot;;[.C515])" office:value-type="float" office:value="0.000233107992871788" calcext:value-type="float">
            <text:p>0,000233108</text:p>
          </table:table-cell>
          <table:table-cell table:formula="of:=IF(OR([.D515]&lt;[.D$549];[.D515]&gt;[.D$550]);&quot;&quot;;[.D515])">
            <text:p/>
          </table:table-cell>
          <table:table-cell table:formula="of:=IF(OR([.E515]&lt;[.E$549];[.E515]&gt;[.E$550]);&quot;&quot;;[.E515])" office:value-type="float" office:value="1" calcext:value-type="float">
            <text:p>1</text:p>
          </table:table-cell>
          <table:table-cell table:formula="of:=IF(OR([.F515]&lt;[.F$549];[.F515]&gt;[.F$550]);&quot;&quot;;[.F515])" office:value-type="string" office:string-value="" calcext:value-type="error">
            <text:p>#DIV/0 !</text:p>
          </table:table-cell>
          <table:table-cell table:formula="of:=IF(OR([.G515]&lt;[.G$549];[.G515]&gt;[.G$550]);&quot;&quot;;[.G515])" office:value-type="string" office:string-value="" calcext:value-type="error">
            <text:p>#DIV/0 !</text:p>
          </table:table-cell>
          <table:table-cell table:formula="of:=IF(OR([.H515]&lt;[.H$549];[.H515]&gt;[.H$550]);&quot;&quot;;[.H515])">
            <text:p/>
          </table:table-cell>
          <table:table-cell table:formula="of:=IF(OR([.I515]&lt;[.I$549];[.I515]&gt;[.I$550]);&quot;&quot;;[.I515])" office:value-type="float" office:value="0.0138663490266185" calcext:value-type="float">
            <text:p>0,013866349</text:p>
          </table:table-cell>
          <table:table-cell table:formula="of:=IF(OR([.J515]&lt;[.J$549];[.J515]&gt;[.J$550]);&quot;&quot;;[.J515])">
            <text:p/>
          </table:table-cell>
          <table:table-cell table:formula="of:=IF(OR([.K515]&lt;[.K$549];[.K515]&gt;[.K$550]);&quot;&quot;;[.K515])">
            <text:p/>
          </table:table-cell>
          <table:table-cell table:formula="of:=IF(OR([.L515]&lt;[.L$549];[.L515]&gt;[.L$550]);&quot;&quot;;[.L515])">
            <text:p/>
          </table:table-cell>
          <table:table-cell table:formula="of:=IF(OR([.M515]&lt;[.M$549];[.M515]&gt;[.M$550]);&quot;&quot;;[.M515])" office:value-type="float" office:value="0.000137950545475165" calcext:value-type="float">
            <text:p>0,0001379505</text:p>
          </table:table-cell>
          <table:table-cell table:formula="of:=IF(OR([.N515]&lt;[.N$549];[.N515]&gt;[.N$550]);&quot;&quot;;[.N515])" office:value-type="float" office:value="0.410969188713571" calcext:value-type="float">
            <text:p>0,4109691887</text:p>
          </table:table-cell>
          <table:table-cell table:formula="of:=IF(OR([.O515]&lt;[.O$549];[.O515]&gt;[.O$550]);&quot;&quot;;[.O515])">
            <text:p/>
          </table:table-cell>
          <table:table-cell table:formula="of:=IF(OR([.P515]&lt;[.P$549];[.P515]&gt;[.P$550]);&quot;&quot;;[.P515])" office:value-type="string" office:string-value="" calcext:value-type="error">
            <text:p>#DIV/0 !</text:p>
          </table:table-cell>
          <table:table-cell table:formula="of:=IF(OR([.Q515]&lt;[.Q$549];[.Q515]&gt;[.Q$550]);&quot;&quot;;[.Q515])" office:value-type="string" office:string-value="" calcext:value-type="error">
            <text:p>#DIV/0 !</text:p>
          </table:table-cell>
          <table:table-cell table:formula="of:=IF(OR([.R515]&lt;[.R$549];[.R515]&gt;[.R$550]);&quot;&quot;;[.R515])">
            <text:p/>
          </table:table-cell>
          <table:table-cell table:formula="of:=IF(OR([.S515]&lt;[.S$549];[.S515]&gt;[.S$550]);&quot;&quot;;[.S515])" office:value-type="float" office:value="0.00512840480309231" calcext:value-type="float">
            <text:p>0,0051284048</text:p>
          </table:table-cell>
          <table:table-cell table:formula="of:=IF(OR([.T515]&lt;[.T$549];[.T515]&gt;[.T$550]);&quot;&quot;;[.T515])">
            <text:p/>
          </table:table-cell>
          <table:table-cell table:formula="of:=IF(OR([.U515]&lt;[.U$549];[.U515]&gt;[.U$550]);&quot;&quot;;[.U515])">
            <text:p/>
          </table:table-cell>
          <table:table-cell table:formula="of:=IF(OR([.V515]&lt;[.V$549];[.V515]&gt;[.V$550]);&quot;&quot;;[.V515]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formula="of:=IF(OR([.B516]&lt;[.B$549];[.B516]&gt;[.B$550]);&quot;&quot;;[.B516])" office:value-type="string" office:string-value="" calcext:value-type="error">
            <text:p>#DIV/0 !</text:p>
          </table:table-cell>
          <table:table-cell table:formula="of:=IF(OR([.C516]&lt;[.C$549];[.C516]&gt;[.C$550]);&quot;&quot;;[.C516])" office:value-type="float" office:value="0.000238370705291486" calcext:value-type="float">
            <text:p>0,0002383707</text:p>
          </table:table-cell>
          <table:table-cell table:formula="of:=IF(OR([.D516]&lt;[.D$549];[.D516]&gt;[.D$550]);&quot;&quot;;[.D516])" office:value-type="float" office:value="0.00308390619998982" calcext:value-type="float">
            <text:p>0,0030839062</text:p>
          </table:table-cell>
          <table:table-cell table:formula="of:=IF(OR([.E516]&lt;[.E$549];[.E516]&gt;[.E$550]);&quot;&quot;;[.E516])" office:value-type="float" office:value="1" calcext:value-type="float">
            <text:p>1</text:p>
          </table:table-cell>
          <table:table-cell table:formula="of:=IF(OR([.F516]&lt;[.F$549];[.F516]&gt;[.F$550]);&quot;&quot;;[.F516])" office:value-type="string" office:string-value="" calcext:value-type="error">
            <text:p>#DIV/0 !</text:p>
          </table:table-cell>
          <table:table-cell table:formula="of:=IF(OR([.G516]&lt;[.G$549];[.G516]&gt;[.G$550]);&quot;&quot;;[.G516])" office:value-type="string" office:string-value="" calcext:value-type="error">
            <text:p>#DIV/0 !</text:p>
          </table:table-cell>
          <table:table-cell table:formula="of:=IF(OR([.H516]&lt;[.H$549];[.H516]&gt;[.H$550]);&quot;&quot;;[.H516])">
            <text:p/>
          </table:table-cell>
          <table:table-cell table:formula="of:=IF(OR([.I516]&lt;[.I$549];[.I516]&gt;[.I$550]);&quot;&quot;;[.I516])" office:value-type="float" office:value="0.0133992587106563" calcext:value-type="float">
            <text:p>0,0133992587</text:p>
          </table:table-cell>
          <table:table-cell table:formula="of:=IF(OR([.J516]&lt;[.J$549];[.J516]&gt;[.J$550]);&quot;&quot;;[.J516])">
            <text:p/>
          </table:table-cell>
          <table:table-cell table:formula="of:=IF(OR([.K516]&lt;[.K$549];[.K516]&gt;[.K$550]);&quot;&quot;;[.K516])">
            <text:p/>
          </table:table-cell>
          <table:table-cell table:formula="of:=IF(OR([.L516]&lt;[.L$549];[.L516]&gt;[.L$550]);&quot;&quot;;[.L516])">
            <text:p/>
          </table:table-cell>
          <table:table-cell table:formula="of:=IF(OR([.M516]&lt;[.M$549];[.M516]&gt;[.M$550]);&quot;&quot;;[.M516])" office:value-type="float" office:value="0.000162570406509101" calcext:value-type="float">
            <text:p>0,0001625704</text:p>
          </table:table-cell>
          <table:table-cell table:formula="of:=IF(OR([.N516]&lt;[.N$549];[.N516]&gt;[.N$550]);&quot;&quot;;[.N516])" office:value-type="float" office:value="0.410941891784374" calcext:value-type="float">
            <text:p>0,4109418918</text:p>
          </table:table-cell>
          <table:table-cell table:formula="of:=IF(OR([.O516]&lt;[.O$549];[.O516]&gt;[.O$550]);&quot;&quot;;[.O516])">
            <text:p/>
          </table:table-cell>
          <table:table-cell table:formula="of:=IF(OR([.P516]&lt;[.P$549];[.P516]&gt;[.P$550]);&quot;&quot;;[.P516])" office:value-type="string" office:string-value="" calcext:value-type="error">
            <text:p>#DIV/0 !</text:p>
          </table:table-cell>
          <table:table-cell table:formula="of:=IF(OR([.Q516]&lt;[.Q$549];[.Q516]&gt;[.Q$550]);&quot;&quot;;[.Q516])" office:value-type="string" office:string-value="" calcext:value-type="error">
            <text:p>#DIV/0 !</text:p>
          </table:table-cell>
          <table:table-cell table:formula="of:=IF(OR([.R516]&lt;[.R$549];[.R516]&gt;[.R$550]);&quot;&quot;;[.R516])">
            <text:p/>
          </table:table-cell>
          <table:table-cell table:formula="of:=IF(OR([.S516]&lt;[.S$549];[.S516]&gt;[.S$550]);&quot;&quot;;[.S516])" office:value-type="float" office:value="0.00616779180906656" calcext:value-type="float">
            <text:p>0,0061677918</text:p>
          </table:table-cell>
          <table:table-cell table:formula="of:=IF(OR([.T516]&lt;[.T$549];[.T516]&gt;[.T$550]);&quot;&quot;;[.T516])">
            <text:p/>
          </table:table-cell>
          <table:table-cell table:formula="of:=IF(OR([.U516]&lt;[.U$549];[.U516]&gt;[.U$550]);&quot;&quot;;[.U516])">
            <text:p/>
          </table:table-cell>
          <table:table-cell table:formula="of:=IF(OR([.V516]&lt;[.V$549];[.V516]&gt;[.V$550]);&quot;&quot;;[.V516]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formula="of:=IF(OR([.B517]&lt;[.B$549];[.B517]&gt;[.B$550]);&quot;&quot;;[.B517])" office:value-type="string" office:string-value="" calcext:value-type="error">
            <text:p>#DIV/0 !</text:p>
          </table:table-cell>
          <table:table-cell table:formula="of:=IF(OR([.C517]&lt;[.C$549];[.C517]&gt;[.C$550]);&quot;&quot;;[.C517])" office:value-type="float" office:value="0.000292035879077971" calcext:value-type="float">
            <text:p>0,0002920359</text:p>
          </table:table-cell>
          <table:table-cell table:formula="of:=IF(OR([.D517]&lt;[.D$549];[.D517]&gt;[.D$550]);&quot;&quot;;[.D517])">
            <text:p/>
          </table:table-cell>
          <table:table-cell table:formula="of:=IF(OR([.E517]&lt;[.E$549];[.E517]&gt;[.E$550]);&quot;&quot;;[.E517])" office:value-type="float" office:value="1" calcext:value-type="float">
            <text:p>1</text:p>
          </table:table-cell>
          <table:table-cell table:formula="of:=IF(OR([.F517]&lt;[.F$549];[.F517]&gt;[.F$550]);&quot;&quot;;[.F517])" office:value-type="string" office:string-value="" calcext:value-type="error">
            <text:p>#DIV/0 !</text:p>
          </table:table-cell>
          <table:table-cell table:formula="of:=IF(OR([.G517]&lt;[.G$549];[.G517]&gt;[.G$550]);&quot;&quot;;[.G517])" office:value-type="string" office:string-value="" calcext:value-type="error">
            <text:p>#DIV/0 !</text:p>
          </table:table-cell>
          <table:table-cell table:formula="of:=IF(OR([.H517]&lt;[.H$549];[.H517]&gt;[.H$550]);&quot;&quot;;[.H517])">
            <text:p/>
          </table:table-cell>
          <table:table-cell table:formula="of:=IF(OR([.I517]&lt;[.I$549];[.I517]&gt;[.I$550]);&quot;&quot;;[.I517])" office:value-type="float" office:value="0.0146421713808527" calcext:value-type="float">
            <text:p>0,0146421714</text:p>
          </table:table-cell>
          <table:table-cell table:formula="of:=IF(OR([.J517]&lt;[.J$549];[.J517]&gt;[.J$550]);&quot;&quot;;[.J517])">
            <text:p/>
          </table:table-cell>
          <table:table-cell table:formula="of:=IF(OR([.K517]&lt;[.K$549];[.K517]&gt;[.K$550]);&quot;&quot;;[.K517])">
            <text:p/>
          </table:table-cell>
          <table:table-cell table:formula="of:=IF(OR([.L517]&lt;[.L$549];[.L517]&gt;[.L$550]);&quot;&quot;;[.L517])">
            <text:p/>
          </table:table-cell>
          <table:table-cell table:formula="of:=IF(OR([.M517]&lt;[.M$549];[.M517]&gt;[.M$550]);&quot;&quot;;[.M517])" office:value-type="float" office:value="0.000165977409486784" calcext:value-type="float">
            <text:p>0,0001659774</text:p>
          </table:table-cell>
          <table:table-cell table:formula="of:=IF(OR([.N517]&lt;[.N$549];[.N517]&gt;[.N$550]);&quot;&quot;;[.N517])" office:value-type="float" office:value="0.398840520870234" calcext:value-type="float">
            <text:p>0,3988405209</text:p>
          </table:table-cell>
          <table:table-cell table:formula="of:=IF(OR([.O517]&lt;[.O$549];[.O517]&gt;[.O$550]);&quot;&quot;;[.O517])">
            <text:p/>
          </table:table-cell>
          <table:table-cell table:formula="of:=IF(OR([.P517]&lt;[.P$549];[.P517]&gt;[.P$550]);&quot;&quot;;[.P517])" office:value-type="string" office:string-value="" calcext:value-type="error">
            <text:p>#DIV/0 !</text:p>
          </table:table-cell>
          <table:table-cell table:formula="of:=IF(OR([.Q517]&lt;[.Q$549];[.Q517]&gt;[.Q$550]);&quot;&quot;;[.Q517])" office:value-type="string" office:string-value="" calcext:value-type="error">
            <text:p>#DIV/0 !</text:p>
          </table:table-cell>
          <table:table-cell table:formula="of:=IF(OR([.R517]&lt;[.R$549];[.R517]&gt;[.R$550]);&quot;&quot;;[.R517])">
            <text:p/>
          </table:table-cell>
          <table:table-cell table:formula="of:=IF(OR([.S517]&lt;[.S$549];[.S517]&gt;[.S$550]);&quot;&quot;;[.S517])" office:value-type="float" office:value="0.00541278613833457" calcext:value-type="float">
            <text:p>0,0054127861</text:p>
          </table:table-cell>
          <table:table-cell table:formula="of:=IF(OR([.T517]&lt;[.T$549];[.T517]&gt;[.T$550]);&quot;&quot;;[.T517])">
            <text:p/>
          </table:table-cell>
          <table:table-cell table:formula="of:=IF(OR([.U517]&lt;[.U$549];[.U517]&gt;[.U$550]);&quot;&quot;;[.U517])" office:value-type="float" office:value="0.00000636787581285043" calcext:value-type="float">
            <text:p>6,36787581285043E-006</text:p>
          </table:table-cell>
          <table:table-cell table:formula="of:=IF(OR([.V517]&lt;[.V$549];[.V517]&gt;[.V$550]);&quot;&quot;;[.V517]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OR([.B518]&lt;[.B$549];[.B518]&gt;[.B$550]);&quot;&quot;;[.B518])" office:value-type="string" office:string-value="" calcext:value-type="error">
            <text:p>#DIV/0 !</text:p>
          </table:table-cell>
          <table:table-cell table:formula="of:=IF(OR([.C518]&lt;[.C$549];[.C518]&gt;[.C$550]);&quot;&quot;;[.C518])" office:value-type="float" office:value="0.000298497387717666" calcext:value-type="float">
            <text:p>0,0002984974</text:p>
          </table:table-cell>
          <table:table-cell table:formula="of:=IF(OR([.D518]&lt;[.D$549];[.D518]&gt;[.D$550]);&quot;&quot;;[.D518])">
            <text:p/>
          </table:table-cell>
          <table:table-cell table:formula="of:=IF(OR([.E518]&lt;[.E$549];[.E518]&gt;[.E$550]);&quot;&quot;;[.E518])" office:value-type="float" office:value="1" calcext:value-type="float">
            <text:p>1</text:p>
          </table:table-cell>
          <table:table-cell table:formula="of:=IF(OR([.F518]&lt;[.F$549];[.F518]&gt;[.F$550]);&quot;&quot;;[.F518])" office:value-type="string" office:string-value="" calcext:value-type="error">
            <text:p>#DIV/0 !</text:p>
          </table:table-cell>
          <table:table-cell table:formula="of:=IF(OR([.G518]&lt;[.G$549];[.G518]&gt;[.G$550]);&quot;&quot;;[.G518])" office:value-type="string" office:string-value="" calcext:value-type="error">
            <text:p>#DIV/0 !</text:p>
          </table:table-cell>
          <table:table-cell table:formula="of:=IF(OR([.H518]&lt;[.H$549];[.H518]&gt;[.H$550]);&quot;&quot;;[.H518])">
            <text:p/>
          </table:table-cell>
          <table:table-cell table:formula="of:=IF(OR([.I518]&lt;[.I$549];[.I518]&gt;[.I$550]);&quot;&quot;;[.I518])" office:value-type="float" office:value="0.0137791316967295" calcext:value-type="float">
            <text:p>0,0137791317</text:p>
          </table:table-cell>
          <table:table-cell table:formula="of:=IF(OR([.J518]&lt;[.J$549];[.J518]&gt;[.J$550]);&quot;&quot;;[.J518])">
            <text:p/>
          </table:table-cell>
          <table:table-cell table:formula="of:=IF(OR([.K518]&lt;[.K$549];[.K518]&gt;[.K$550]);&quot;&quot;;[.K518])">
            <text:p/>
          </table:table-cell>
          <table:table-cell table:formula="of:=IF(OR([.L518]&lt;[.L$549];[.L518]&gt;[.L$550]);&quot;&quot;;[.L518])">
            <text:p/>
          </table:table-cell>
          <table:table-cell table:formula="of:=IF(OR([.M518]&lt;[.M$549];[.M518]&gt;[.M$550]);&quot;&quot;;[.M518])" office:value-type="float" office:value="0.000123578099648276" calcext:value-type="float">
            <text:p>0,0001235781</text:p>
          </table:table-cell>
          <table:table-cell table:formula="of:=IF(OR([.N518]&lt;[.N$549];[.N518]&gt;[.N$550]);&quot;&quot;;[.N518])" office:value-type="float" office:value="0.408972898091545" calcext:value-type="float">
            <text:p>0,4089728981</text:p>
          </table:table-cell>
          <table:table-cell table:formula="of:=IF(OR([.O518]&lt;[.O$549];[.O518]&gt;[.O$550]);&quot;&quot;;[.O518])">
            <text:p/>
          </table:table-cell>
          <table:table-cell table:formula="of:=IF(OR([.P518]&lt;[.P$549];[.P518]&gt;[.P$550]);&quot;&quot;;[.P518])" office:value-type="string" office:string-value="" calcext:value-type="error">
            <text:p>#DIV/0 !</text:p>
          </table:table-cell>
          <table:table-cell table:formula="of:=IF(OR([.Q518]&lt;[.Q$549];[.Q518]&gt;[.Q$550]);&quot;&quot;;[.Q518])" office:value-type="string" office:string-value="" calcext:value-type="error">
            <text:p>#DIV/0 !</text:p>
          </table:table-cell>
          <table:table-cell table:formula="of:=IF(OR([.R518]&lt;[.R$549];[.R518]&gt;[.R$550]);&quot;&quot;;[.R518])">
            <text:p/>
          </table:table-cell>
          <table:table-cell table:formula="of:=IF(OR([.S518]&lt;[.S$549];[.S518]&gt;[.S$550]);&quot;&quot;;[.S518])" office:value-type="float" office:value="0.00671097358229187" calcext:value-type="float">
            <text:p>0,0067109736</text:p>
          </table:table-cell>
          <table:table-cell table:formula="of:=IF(OR([.T518]&lt;[.T$549];[.T518]&gt;[.T$550]);&quot;&quot;;[.T518])">
            <text:p/>
          </table:table-cell>
          <table:table-cell table:formula="of:=IF(OR([.U518]&lt;[.U$549];[.U518]&gt;[.U$550]);&quot;&quot;;[.U518])">
            <text:p/>
          </table:table-cell>
          <table:table-cell table:formula="of:=IF(OR([.V518]&lt;[.V$549];[.V518]&gt;[.V$550]);&quot;&quot;;[.V518]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formula="of:=IF(OR([.B519]&lt;[.B$549];[.B519]&gt;[.B$550]);&quot;&quot;;[.B519])" office:value-type="string" office:string-value="" calcext:value-type="error">
            <text:p>#DIV/0 !</text:p>
          </table:table-cell>
          <table:table-cell table:formula="of:=IF(OR([.C519]&lt;[.C$549];[.C519]&gt;[.C$550]);&quot;&quot;;[.C519])" office:value-type="float" office:value="0.000316941359006075" calcext:value-type="float">
            <text:p>0,0003169414</text:p>
          </table:table-cell>
          <table:table-cell table:formula="of:=IF(OR([.D519]&lt;[.D$549];[.D519]&gt;[.D$550]);&quot;&quot;;[.D519])" office:value-type="float" office:value="0.00166637971508606" calcext:value-type="float">
            <text:p>0,0016663797</text:p>
          </table:table-cell>
          <table:table-cell table:formula="of:=IF(OR([.E519]&lt;[.E$549];[.E519]&gt;[.E$550]);&quot;&quot;;[.E519])" office:value-type="float" office:value="1" calcext:value-type="float">
            <text:p>1</text:p>
          </table:table-cell>
          <table:table-cell table:formula="of:=IF(OR([.F519]&lt;[.F$549];[.F519]&gt;[.F$550]);&quot;&quot;;[.F519])" office:value-type="string" office:string-value="" calcext:value-type="error">
            <text:p>#DIV/0 !</text:p>
          </table:table-cell>
          <table:table-cell table:formula="of:=IF(OR([.G519]&lt;[.G$549];[.G519]&gt;[.G$550]);&quot;&quot;;[.G519])" office:value-type="string" office:string-value="" calcext:value-type="error">
            <text:p>#DIV/0 !</text:p>
          </table:table-cell>
          <table:table-cell table:formula="of:=IF(OR([.H519]&lt;[.H$549];[.H519]&gt;[.H$550]);&quot;&quot;;[.H519])">
            <text:p/>
          </table:table-cell>
          <table:table-cell table:formula="of:=IF(OR([.I519]&lt;[.I$549];[.I519]&gt;[.I$550]);&quot;&quot;;[.I519])" office:value-type="float" office:value="0.0146113799526929" calcext:value-type="float">
            <text:p>0,01461138</text:p>
          </table:table-cell>
          <table:table-cell table:formula="of:=IF(OR([.J519]&lt;[.J$549];[.J519]&gt;[.J$550]);&quot;&quot;;[.J519])">
            <text:p/>
          </table:table-cell>
          <table:table-cell table:formula="of:=IF(OR([.K519]&lt;[.K$549];[.K519]&gt;[.K$550]);&quot;&quot;;[.K519])">
            <text:p/>
          </table:table-cell>
          <table:table-cell table:formula="of:=IF(OR([.L519]&lt;[.L$549];[.L519]&gt;[.L$550]);&quot;&quot;;[.L519])">
            <text:p/>
          </table:table-cell>
          <table:table-cell table:formula="of:=IF(OR([.M519]&lt;[.M$549];[.M519]&gt;[.M$550]);&quot;&quot;;[.M519])" office:value-type="float" office:value="0.000114690822194464" calcext:value-type="float">
            <text:p>0,0001146908</text:p>
          </table:table-cell>
          <table:table-cell table:formula="of:=IF(OR([.N519]&lt;[.N$549];[.N519]&gt;[.N$550]);&quot;&quot;;[.N519])" office:value-type="float" office:value="0.401751442371423" calcext:value-type="float">
            <text:p>0,4017514424</text:p>
          </table:table-cell>
          <table:table-cell table:formula="of:=IF(OR([.O519]&lt;[.O$549];[.O519]&gt;[.O$550]);&quot;&quot;;[.O519])">
            <text:p/>
          </table:table-cell>
          <table:table-cell table:formula="of:=IF(OR([.P519]&lt;[.P$549];[.P519]&gt;[.P$550]);&quot;&quot;;[.P519])" office:value-type="string" office:string-value="" calcext:value-type="error">
            <text:p>#DIV/0 !</text:p>
          </table:table-cell>
          <table:table-cell table:formula="of:=IF(OR([.Q519]&lt;[.Q$549];[.Q519]&gt;[.Q$550]);&quot;&quot;;[.Q519])" office:value-type="string" office:string-value="" calcext:value-type="error">
            <text:p>#DIV/0 !</text:p>
          </table:table-cell>
          <table:table-cell table:formula="of:=IF(OR([.R519]&lt;[.R$549];[.R519]&gt;[.R$550]);&quot;&quot;;[.R519])">
            <text:p/>
          </table:table-cell>
          <table:table-cell table:formula="of:=IF(OR([.S519]&lt;[.S$549];[.S519]&gt;[.S$550]);&quot;&quot;;[.S519])" office:value-type="float" office:value="0.0102419702342926" calcext:value-type="float">
            <text:p>0,0102419702</text:p>
          </table:table-cell>
          <table:table-cell table:formula="of:=IF(OR([.T519]&lt;[.T$549];[.T519]&gt;[.T$550]);&quot;&quot;;[.T519])" office:value-type="float" office:value="0.000044227213026543" calcext:value-type="float">
            <text:p>4,4227213026543E-005</text:p>
          </table:table-cell>
          <table:table-cell table:formula="of:=IF(OR([.U519]&lt;[.U$549];[.U519]&gt;[.U$550]);&quot;&quot;;[.U519])">
            <text:p/>
          </table:table-cell>
          <table:table-cell table:formula="of:=IF(OR([.V519]&lt;[.V$549];[.V519]&gt;[.V$550]);&quot;&quot;;[.V519])">
            <text:p/>
          </table:table-cell>
          <table:table-cell table:number-columns-repeated="1002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Default" office:value-type="string" calcext:value-type="string">
            <text:p>Traité par elementR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number-columns-repeated="1023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number-columns-repeated="1023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number-columns-repeated="1023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number-columns-repeated="1023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number-columns-repeated="1023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number-columns-repeated="1023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number-columns-repeated="1023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number-columns-repeated="1023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number-columns-repeated="1023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number-columns-repeated="1023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number-columns-repeated="1023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number-columns-repeated="1023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number-columns-repeated="1023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number-columns-repeated="1023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number-columns-repeated="1023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number-columns-repeated="1023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number-columns-repeated="1023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number-columns-repeated="1023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number-columns-repeated="1023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number-columns-repeated="1023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number-columns-repeated="1023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number-columns-repeated="1023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number-columns-repeated="1023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number-columns-repeated="1023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number-columns-repeated="1023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number-columns-repeated="1023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number-columns-repeated="1023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number-columns-repeated="1023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number-columns-repeated="1023"/>
        </table:table-row>
        <table:table-row table:style-name="ro1" table:number-rows-repeated="59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omparaison des deux</text:p>
          </table:table-cell>
          <table:table-cell table:number-columns-repeated="1023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float" office:value="0.000299622483546764" calcext:value-type="float">
            <text:p>0,0002996225</text:p>
          </table:table-cell>
          <table:table-cell table:formula="of:=[.D554]-[.D676]" office:value-type="float" office:value="0.00370941480022179" calcext:value-type="float">
            <text:p>0,0037094148</text:p>
          </table:table-cell>
          <table:table-cell table:formula="of:=[.E554]-[.E676]" office:value-type="float" office:value="1" calcext:value-type="float">
            <text:p>1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VALEUR !</text:p>
          </table:table-cell>
          <table:table-cell table:formula="of:=[.I554]-[.I676]" office:value-type="float" office:value="0.0227426823976229" calcext:value-type="float">
            <text:p>0,0227426824</text:p>
          </table:table-cell>
          <table:table-cell table:formula="of:=[.J554]-[.J676]" office:value-type="string" office:string-value="" calcext:value-type="error">
            <text:p>#VALEUR !</text:p>
          </table:table-cell>
          <table:table-cell table:formula="of:=[.K554]-[.K676]" office:value-type="string" office:string-value="" calcext:value-type="error">
            <text:p>#VALEUR !</text:p>
          </table:table-cell>
          <table:table-cell table:formula="of:=[.L554]-[.L676]" office:value-type="string" office:string-value="" calcext:value-type="error">
            <text:p>#VALEUR !</text:p>
          </table:table-cell>
          <table:table-cell table:formula="of:=[.M554]-[.M676]" office:value-type="float" office:value="0.0000784624577359934" calcext:value-type="float">
            <text:p>7,84624577359934E-005</text:p>
          </table:table-cell>
          <table:table-cell table:formula="of:=[.N554]-[.N676]" office:value-type="string" office:string-value="" calcext:value-type="error">
            <text:p>#VALEUR !</text:p>
          </table:table-cell>
          <table:table-cell table:formula="of:=[.O554]-[.O676]" office:value-type="string" office:string-value="" calcext:value-type="error">
            <text:p>#VALEUR !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VALEUR !</text:p>
          </table:table-cell>
          <table:table-cell table:formula="of:=[.S554]-[.S676]" office:value-type="float" office:value="0.0101717607369318" calcext:value-type="float">
            <text:p>0,0101717607</text:p>
          </table:table-cell>
          <table:table-cell table:formula="of:=[.T554]-[.T676]" office:value-type="string" office:string-value="" calcext:value-type="error">
            <text:p>#VALEUR !</text:p>
          </table:table-cell>
          <table:table-cell table:formula="of:=[.U554]-[.U676]" office:value-type="string" office:string-value="" calcext:value-type="error">
            <text:p>#VALEUR !</text:p>
          </table:table-cell>
          <table:table-cell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float" office:value="0.000365588172581541" calcext:value-type="float">
            <text:p>0,0003655882</text:p>
          </table:table-cell>
          <table:table-cell table:formula="of:=[.D555]-[.D677]" office:value-type="float" office:value="0.0034709806392278" calcext:value-type="float">
            <text:p>0,0034709806</text:p>
          </table:table-cell>
          <table:table-cell table:formula="of:=[.E555]-[.E677]" office:value-type="float" office:value="1" calcext:value-type="float">
            <text:p>1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VALEUR !</text:p>
          </table:table-cell>
          <table:table-cell table:formula="of:=[.I555]-[.I677]" office:value-type="float" office:value="0.0232096287003449" calcext:value-type="float">
            <text:p>0,0232096287</text:p>
          </table:table-cell>
          <table:table-cell table:formula="of:=[.J555]-[.J677]" office:value-type="string" office:string-value="" calcext:value-type="error">
            <text:p>#VALEUR !</text:p>
          </table:table-cell>
          <table:table-cell table:formula="of:=[.K555]-[.K677]" office:value-type="string" office:string-value="" calcext:value-type="error">
            <text:p>#VALEUR !</text:p>
          </table:table-cell>
          <table:table-cell table:formula="of:=[.L555]-[.L677]" office:value-type="string" office:string-value="" calcext:value-type="error">
            <text:p>#VALEUR !</text:p>
          </table:table-cell>
          <table:table-cell table:formula="of:=[.M555]-[.M677]" office:value-type="float" office:value="0.00016332086830068" calcext:value-type="float">
            <text:p>0,0001633209</text:p>
          </table:table-cell>
          <table:table-cell table:formula="of:=[.N555]-[.N677]" office:value-type="float" office:value="0.583143587563328" calcext:value-type="float">
            <text:p>0,5831435876</text:p>
          </table:table-cell>
          <table:table-cell table:formula="of:=[.O555]-[.O677]" office:value-type="string" office:string-value="" calcext:value-type="error">
            <text:p>#VALEUR !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VALEUR !</text:p>
          </table:table-cell>
          <table:table-cell table:formula="of:=[.S555]-[.S677]" office:value-type="float" office:value="0.00951793921311702" calcext:value-type="float">
            <text:p>0,0095179392</text:p>
          </table:table-cell>
          <table:table-cell table:formula="of:=[.T555]-[.T677]" office:value-type="string" office:string-value="" calcext:value-type="error">
            <text:p>#VALEUR !</text:p>
          </table:table-cell>
          <table:table-cell table:formula="of:=[.U555]-[.U677]" office:value-type="string" office:string-value="" calcext:value-type="error">
            <text:p>#VALEUR !</text:p>
          </table:table-cell>
          <table:table-cell table:formula="of:=[.V555]-[.V6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.000421386583146377" calcext:value-type="float">
            <text:p>0,0004213866</text:p>
          </table:table-cell>
          <table:table-cell table:formula="of:=[.D556]-[.D678]" office:value-type="float" office:value="0.00302669706757205" calcext:value-type="float">
            <text:p>0,0030266971</text:p>
          </table:table-cell>
          <table:table-cell table:formula="of:=[.E556]-[.E678]" office:value-type="float" office:value="1" calcext:value-type="float">
            <text:p>1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VALEUR !</text:p>
          </table:table-cell>
          <table:table-cell table:formula="of:=[.I556]-[.I678]" office:value-type="float" office:value="0.0248279938071541" calcext:value-type="float">
            <text:p>0,0248279938</text:p>
          </table:table-cell>
          <table:table-cell table:formula="of:=[.J556]-[.J678]" office:value-type="string" office:string-value="" calcext:value-type="error">
            <text:p>#VALEUR !</text:p>
          </table:table-cell>
          <table:table-cell table:formula="of:=[.K556]-[.K678]" office:value-type="string" office:string-value="" calcext:value-type="error">
            <text:p>#VALEUR !</text:p>
          </table:table-cell>
          <table:table-cell table:formula="of:=[.L556]-[.L678]" office:value-type="string" office:string-value="" calcext:value-type="error">
            <text:p>#VALEUR !</text:p>
          </table:table-cell>
          <table:table-cell table:formula="of:=[.M556]-[.M678]" office:value-type="float" office:value="0.000140608709152181" calcext:value-type="float">
            <text:p>0,0001406087</text:p>
          </table:table-cell>
          <table:table-cell table:formula="of:=[.N556]-[.N678]" office:value-type="float" office:value="0.587727509587459" calcext:value-type="float">
            <text:p>0,5877275096</text:p>
          </table:table-cell>
          <table:table-cell table:formula="of:=[.O556]-[.O678]" office:value-type="string" office:string-value="" calcext:value-type="error">
            <text:p>#VALEUR !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VALEUR !</text:p>
          </table:table-cell>
          <table:table-cell table:formula="of:=[.S556]-[.S678]" office:value-type="float" office:value="0.00947982391329503" calcext:value-type="float">
            <text:p>0,0094798239</text:p>
          </table:table-cell>
          <table:table-cell table:formula="of:=[.T556]-[.T678]" office:value-type="string" office:string-value="" calcext:value-type="error">
            <text:p>#VALEUR !</text:p>
          </table:table-cell>
          <table:table-cell table:formula="of:=[.U556]-[.U678]" office:value-type="string" office:string-value="" calcext:value-type="error">
            <text:p>#VALEUR !</text:p>
          </table:table-cell>
          <table:table-cell table:formula="of:=[.V556]-[.V6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.000320492673514659" calcext:value-type="float">
            <text:p>0,0003204927</text:p>
          </table:table-cell>
          <table:table-cell table:formula="of:=[.D557]-[.D679]" office:value-type="float" office:value="0.00307960528890122" calcext:value-type="float">
            <text:p>0,0030796053</text:p>
          </table:table-cell>
          <table:table-cell table:formula="of:=[.E557]-[.E679]" office:value-type="float" office:value="1" calcext:value-type="float">
            <text:p>1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VALEUR !</text:p>
          </table:table-cell>
          <table:table-cell table:formula="of:=[.I557]-[.I679]" office:value-type="float" office:value="0.0273607832897281" calcext:value-type="float">
            <text:p>0,0273607833</text:p>
          </table:table-cell>
          <table:table-cell table:formula="of:=[.J557]-[.J679]" office:value-type="string" office:string-value="" calcext:value-type="error">
            <text:p>#VALEUR !</text:p>
          </table:table-cell>
          <table:table-cell table:formula="of:=[.K557]-[.K679]" office:value-type="string" office:string-value="" calcext:value-type="error">
            <text:p>#VALEUR !</text:p>
          </table:table-cell>
          <table:table-cell table:formula="of:=[.L557]-[.L679]" office:value-type="string" office:string-value="" calcext:value-type="error">
            <text:p>#VALEUR !</text:p>
          </table:table-cell>
          <table:table-cell table:formula="of:=[.M557]-[.M679]" office:value-type="float" office:value="0.000157100320714745" calcext:value-type="float">
            <text:p>0,0001571003</text:p>
          </table:table-cell>
          <table:table-cell table:formula="of:=[.N557]-[.N679]" office:value-type="float" office:value="0.464294912931127" calcext:value-type="float">
            <text:p>0,4642949129</text:p>
          </table:table-cell>
          <table:table-cell table:formula="of:=[.O557]-[.O679]" office:value-type="float" office:value="0.0000305220102170675" calcext:value-type="float">
            <text:p>0,000030522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VALEUR !</text:p>
          </table:table-cell>
          <table:table-cell table:formula="of:=[.S557]-[.S679]" office:value-type="float" office:value="0.00825100795372486" calcext:value-type="float">
            <text:p>0,008251008</text:p>
          </table:table-cell>
          <table:table-cell table:formula="of:=[.T557]-[.T679]" office:value-type="string" office:string-value="" calcext:value-type="error">
            <text:p>#VALEUR !</text:p>
          </table:table-cell>
          <table:table-cell table:formula="of:=[.U557]-[.U679]" office:value-type="float" office:value="0.00000514054908919032" calcext:value-type="float">
            <text:p>5,14054908919032E-006</text:p>
          </table:table-cell>
          <table:table-cell table:formula="of:=[.V557]-[.V67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.000350978513775068" calcext:value-type="float">
            <text:p>0,0003509785</text:p>
          </table:table-cell>
          <table:table-cell table:formula="of:=[.D558]-[.D680]" office:value-type="float" office:value="0.0031682572252491" calcext:value-type="float">
            <text:p>0,0031682572</text:p>
          </table:table-cell>
          <table:table-cell table:formula="of:=[.E558]-[.E680]" office:value-type="float" office:value="1" calcext:value-type="float">
            <text:p>1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VALEUR !</text:p>
          </table:table-cell>
          <table:table-cell table:formula="of:=[.I558]-[.I680]" office:value-type="float" office:value="0.0317350926337148" calcext:value-type="float">
            <text:p>0,0317350926</text:p>
          </table:table-cell>
          <table:table-cell table:formula="of:=[.J558]-[.J680]" office:value-type="string" office:string-value="" calcext:value-type="error">
            <text:p>#VALEUR !</text:p>
          </table:table-cell>
          <table:table-cell table:formula="of:=[.K558]-[.K680]" office:value-type="string" office:string-value="" calcext:value-type="error">
            <text:p>#VALEUR !</text:p>
          </table:table-cell>
          <table:table-cell table:formula="of:=[.L558]-[.L680]" office:value-type="string" office:string-value="" calcext:value-type="error">
            <text:p>#VALEUR !</text:p>
          </table:table-cell>
          <table:table-cell table:formula="of:=[.M558]-[.M680]" office:value-type="float" office:value="0.000103396029937263" calcext:value-type="float">
            <text:p>0,000103396</text:p>
          </table:table-cell>
          <table:table-cell table:formula="of:=[.N558]-[.N680]" office:value-type="float" office:value="0.516311023846622" calcext:value-type="float">
            <text:p>0,5163110238</text:p>
          </table:table-cell>
          <table:table-cell table:formula="of:=[.O558]-[.O680]" office:value-type="float" office:value="0.0000214846489499324" calcext:value-type="float">
            <text:p>2,14846489499324E-005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VALEUR !</text:p>
          </table:table-cell>
          <table:table-cell table:formula="of:=[.S558]-[.S680]" office:value-type="float" office:value="0.00921302997499086" calcext:value-type="float">
            <text:p>0,00921303</text:p>
          </table:table-cell>
          <table:table-cell table:formula="of:=[.T558]-[.T680]" office:value-type="string" office:string-value="" calcext:value-type="error">
            <text:p>#VALEUR !</text:p>
          </table:table-cell>
          <table:table-cell table:formula="of:=[.U558]-[.U680]" office:value-type="string" office:string-value="" calcext:value-type="error">
            <text:p>#VALEUR !</text:p>
          </table:table-cell>
          <table:table-cell table:formula="of:=[.V558]-[.V68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string" office:string-value="" calcext:value-type="error">
            <text:p>#VALEUR !</text:p>
          </table:table-cell>
          <table:table-cell table:formula="of:=[.D559]-[.D681]" office:value-type="float" office:value="0.00243919318115947" calcext:value-type="float">
            <text:p>0,0024391932</text:p>
          </table:table-cell>
          <table:table-cell table:formula="of:=[.E559]-[.E681]" office:value-type="float" office:value="1" calcext:value-type="float">
            <text:p>1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VALEUR !</text:p>
          </table:table-cell>
          <table:table-cell table:formula="of:=[.I559]-[.I681]" office:value-type="float" office:value="0.0271992345731091" calcext:value-type="float">
            <text:p>0,0271992346</text:p>
          </table:table-cell>
          <table:table-cell table:formula="of:=[.J559]-[.J681]" office:value-type="string" office:string-value="" calcext:value-type="error">
            <text:p>#VALEUR !</text:p>
          </table:table-cell>
          <table:table-cell table:formula="of:=[.K559]-[.K681]" office:value-type="string" office:string-value="" calcext:value-type="error">
            <text:p>#VALEUR !</text:p>
          </table:table-cell>
          <table:table-cell table:formula="of:=[.L559]-[.L681]" office:value-type="string" office:string-value="" calcext:value-type="error">
            <text:p>#VALEUR !</text:p>
          </table:table-cell>
          <table:table-cell table:formula="of:=[.M559]-[.M681]" office:value-type="float" office:value="0.0000877868671832011" calcext:value-type="float">
            <text:p>8,77868671832011E-005</text:p>
          </table:table-cell>
          <table:table-cell table:formula="of:=[.N559]-[.N681]" office:value-type="float" office:value="0.415990274643419" calcext:value-type="float">
            <text:p>0,4159902746</text:p>
          </table:table-cell>
          <table:table-cell table:formula="of:=[.O559]-[.O681]" office:value-type="float" office:value="0.0000139959814453065" calcext:value-type="float">
            <text:p>0,000013996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VALEUR !</text:p>
          </table:table-cell>
          <table:table-cell table:formula="of:=[.S559]-[.S681]" office:value-type="float" office:value="0.00819750435222093" calcext:value-type="float">
            <text:p>0,0081975044</text:p>
          </table:table-cell>
          <table:table-cell table:formula="of:=[.T559]-[.T681]" office:value-type="string" office:string-value="" calcext:value-type="error">
            <text:p>#VALEUR !</text:p>
          </table:table-cell>
          <table:table-cell table:formula="of:=[.U559]-[.U681]" office:value-type="string" office:string-value="" calcext:value-type="error">
            <text:p>#VALEUR !</text:p>
          </table:table-cell>
          <table:table-cell table:formula="of:=[.V559]-[.V68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.000285801691958598" calcext:value-type="float">
            <text:p>0,0002858017</text:p>
          </table:table-cell>
          <table:table-cell table:formula="of:=[.D560]-[.D682]" office:value-type="float" office:value="0.00235111157914982" calcext:value-type="float">
            <text:p>0,0023511116</text:p>
          </table:table-cell>
          <table:table-cell table:formula="of:=[.E560]-[.E682]" office:value-type="float" office:value="1" calcext:value-type="float">
            <text:p>1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VALEUR !</text:p>
          </table:table-cell>
          <table:table-cell table:formula="of:=[.I560]-[.I682]" office:value-type="string" office:string-value="" calcext:value-type="error">
            <text:p>#VALEUR !</text:p>
          </table:table-cell>
          <table:table-cell table:formula="of:=[.J560]-[.J682]" office:value-type="string" office:string-value="" calcext:value-type="error">
            <text:p>#VALEUR !</text:p>
          </table:table-cell>
          <table:table-cell table:formula="of:=[.K560]-[.K682]" office:value-type="string" office:string-value="" calcext:value-type="error">
            <text:p>#VALEUR !</text:p>
          </table:table-cell>
          <table:table-cell table:formula="of:=[.L560]-[.L682]" office:value-type="string" office:string-value="" calcext:value-type="error">
            <text:p>#VALEUR !</text:p>
          </table:table-cell>
          <table:table-cell table:formula="of:=[.M560]-[.M682]" office:value-type="float" office:value="0.000150018493199867" calcext:value-type="float">
            <text:p>0,0001500185</text:p>
          </table:table-cell>
          <table:table-cell table:formula="of:=[.N560]-[.N682]" office:value-type="float" office:value="0.500398887560949" calcext:value-type="float">
            <text:p>0,5003988876</text:p>
          </table:table-cell>
          <table:table-cell table:formula="of:=[.O560]-[.O682]" office:value-type="float" office:value="0.000030121903330094" calcext:value-type="float">
            <text:p>3,0121903330094E-005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VALEUR !</text:p>
          </table:table-cell>
          <table:table-cell table:formula="of:=[.S560]-[.S682]" office:value-type="float" office:value="0.0109022164231689" calcext:value-type="float">
            <text:p>0,0109022164</text:p>
          </table:table-cell>
          <table:table-cell table:formula="of:=[.T560]-[.T682]" office:value-type="string" office:string-value="" calcext:value-type="error">
            <text:p>#VALEUR !</text:p>
          </table:table-cell>
          <table:table-cell table:formula="of:=[.U560]-[.U682]" office:value-type="string" office:string-value="" calcext:value-type="error">
            <text:p>#VALEUR !</text:p>
          </table:table-cell>
          <table:table-cell table:formula="of:=[.V560]-[.V68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.000231869230403375" calcext:value-type="float">
            <text:p>0,0002318692</text:p>
          </table:table-cell>
          <table:table-cell table:formula="of:=[.D561]-[.D683]" office:value-type="float" office:value="0.00313662219255033" calcext:value-type="float">
            <text:p>0,0031366222</text:p>
          </table:table-cell>
          <table:table-cell table:formula="of:=[.E561]-[.E683]" office:value-type="float" office:value="1" calcext:value-type="float">
            <text:p>1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VALEUR !</text:p>
          </table:table-cell>
          <table:table-cell table:formula="of:=[.I561]-[.I683]" office:value-type="string" office:string-value="" calcext:value-type="error">
            <text:p>#VALEUR !</text:p>
          </table:table-cell>
          <table:table-cell table:formula="of:=[.J561]-[.J683]" office:value-type="string" office:string-value="" calcext:value-type="error">
            <text:p>#VALEUR !</text:p>
          </table:table-cell>
          <table:table-cell table:formula="of:=[.K561]-[.K683]" office:value-type="string" office:string-value="" calcext:value-type="error">
            <text:p>#VALEUR !</text:p>
          </table:table-cell>
          <table:table-cell table:formula="of:=[.L561]-[.L683]" office:value-type="string" office:string-value="" calcext:value-type="error">
            <text:p>#VALEUR !</text:p>
          </table:table-cell>
          <table:table-cell table:formula="of:=[.M561]-[.M683]" office:value-type="float" office:value="0.0000864993802893499" calcext:value-type="float">
            <text:p>8,64993802893499E-005</text:p>
          </table:table-cell>
          <table:table-cell table:formula="of:=[.N561]-[.N683]" office:value-type="float" office:value="0.500709346228458" calcext:value-type="float">
            <text:p>0,5007093462</text:p>
          </table:table-cell>
          <table:table-cell table:formula="of:=[.O561]-[.O683]" office:value-type="float" office:value="0.0000179977979386623" calcext:value-type="float">
            <text:p>1,79977979386623E-005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VALEUR !</text:p>
          </table:table-cell>
          <table:table-cell table:formula="of:=[.S561]-[.S683]" office:value-type="float" office:value="0.0126790258631524" calcext:value-type="float">
            <text:p>0,0126790259</text:p>
          </table:table-cell>
          <table:table-cell table:formula="of:=[.T561]-[.T683]" office:value-type="string" office:string-value="" calcext:value-type="error">
            <text:p>#VALEUR !</text:p>
          </table:table-cell>
          <table:table-cell table:formula="of:=[.U561]-[.U683]" office:value-type="string" office:string-value="" calcext:value-type="error">
            <text:p>#VALEUR !</text:p>
          </table:table-cell>
          <table:table-cell table:formula="of:=[.V561]-[.V68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.000337139645131418" calcext:value-type="float">
            <text:p>0,0003371396</text:p>
          </table:table-cell>
          <table:table-cell table:formula="of:=[.D562]-[.D684]" office:value-type="float" office:value="0.00384955672785567" calcext:value-type="float">
            <text:p>0,0038495567</text:p>
          </table:table-cell>
          <table:table-cell table:formula="of:=[.E562]-[.E684]" office:value-type="float" office:value="1" calcext:value-type="float">
            <text:p>1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VALEUR !</text:p>
          </table:table-cell>
          <table:table-cell table:formula="of:=[.I562]-[.I684]" office:value-type="string" office:string-value="" calcext:value-type="error">
            <text:p>#VALEUR !</text:p>
          </table:table-cell>
          <table:table-cell table:formula="of:=[.J562]-[.J684]" office:value-type="string" office:string-value="" calcext:value-type="error">
            <text:p>#VALEUR !</text:p>
          </table:table-cell>
          <table:table-cell table:formula="of:=[.K562]-[.K684]" office:value-type="string" office:string-value="" calcext:value-type="error">
            <text:p>#VALEUR !</text:p>
          </table:table-cell>
          <table:table-cell table:formula="of:=[.L562]-[.L684]" office:value-type="string" office:string-value="" calcext:value-type="error">
            <text:p>#VALEUR !</text:p>
          </table:table-cell>
          <table:table-cell table:formula="of:=[.M562]-[.M684]" office:value-type="float" office:value="0.0000919057364133001" calcext:value-type="float">
            <text:p>9,19057364133001E-005</text:p>
          </table:table-cell>
          <table:table-cell table:formula="of:=[.N562]-[.N684]" office:value-type="float" office:value="0.507450002331045" calcext:value-type="float">
            <text:p>0,5074500023</text:p>
          </table:table-cell>
          <table:table-cell table:formula="of:=[.O562]-[.O684]" office:value-type="float" office:value="0.0000245600672388885" calcext:value-type="float">
            <text:p>2,45600672388885E-005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VALEUR !</text:p>
          </table:table-cell>
          <table:table-cell table:formula="of:=[.S562]-[.S684]" office:value-type="float" office:value="0.0119774431120991" calcext:value-type="float">
            <text:p>0,0119774431</text:p>
          </table:table-cell>
          <table:table-cell table:formula="of:=[.T562]-[.T684]" office:value-type="string" office:string-value="" calcext:value-type="error">
            <text:p>#VALEUR !</text:p>
          </table:table-cell>
          <table:table-cell table:formula="of:=[.U562]-[.U684]" office:value-type="string" office:string-value="" calcext:value-type="error">
            <text:p>#VALEUR !</text:p>
          </table:table-cell>
          <table:table-cell table:formula="of:=[.V562]-[.V68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.000306305110685237" calcext:value-type="float">
            <text:p>0,0003063051</text:p>
          </table:table-cell>
          <table:table-cell table:formula="of:=[.D563]-[.D685]" office:value-type="float" office:value="0.0039020751049308" calcext:value-type="float">
            <text:p>0,0039020751</text:p>
          </table:table-cell>
          <table:table-cell table:formula="of:=[.E563]-[.E685]" office:value-type="float" office:value="1" calcext:value-type="float">
            <text:p>1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VALEUR !</text:p>
          </table:table-cell>
          <table:table-cell table:formula="of:=[.I563]-[.I685]" office:value-type="string" office:string-value="" calcext:value-type="error">
            <text:p>#VALEUR !</text:p>
          </table:table-cell>
          <table:table-cell table:formula="of:=[.J563]-[.J685]" office:value-type="string" office:string-value="" calcext:value-type="error">
            <text:p>#VALEUR !</text:p>
          </table:table-cell>
          <table:table-cell table:formula="of:=[.K563]-[.K685]" office:value-type="string" office:string-value="" calcext:value-type="error">
            <text:p>#VALEUR !</text:p>
          </table:table-cell>
          <table:table-cell table:formula="of:=[.L563]-[.L685]" office:value-type="string" office:string-value="" calcext:value-type="error">
            <text:p>#VALEUR !</text:p>
          </table:table-cell>
          <table:table-cell table:formula="of:=[.M563]-[.M685]" office:value-type="float" office:value="0.000170479181946449" calcext:value-type="float">
            <text:p>0,0001704792</text:p>
          </table:table-cell>
          <table:table-cell table:formula="of:=[.N563]-[.N685]" office:value-type="float" office:value="0.493366458106981" calcext:value-type="float">
            <text:p>0,4933664581</text:p>
          </table:table-cell>
          <table:table-cell table:formula="of:=[.O563]-[.O685]" office:value-type="string" office:string-value="" calcext:value-type="error">
            <text:p>#VALEUR !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VALEUR !</text:p>
          </table:table-cell>
          <table:table-cell table:formula="of:=[.S563]-[.S685]" office:value-type="float" office:value="0.0122938228525188" calcext:value-type="float">
            <text:p>0,0122938229</text:p>
          </table:table-cell>
          <table:table-cell table:formula="of:=[.T563]-[.T685]" office:value-type="string" office:string-value="" calcext:value-type="error">
            <text:p>#VALEUR !</text:p>
          </table:table-cell>
          <table:table-cell table:formula="of:=[.U563]-[.U685]" office:value-type="string" office:string-value="" calcext:value-type="error">
            <text:p>#VALEUR !</text:p>
          </table:table-cell>
          <table:table-cell table:formula="of:=[.V563]-[.V68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.000330821119220102" calcext:value-type="float">
            <text:p>0,0003308211</text:p>
          </table:table-cell>
          <table:table-cell table:formula="of:=[.D564]-[.D686]" office:value-type="float" office:value="0.00371960370236148" calcext:value-type="float">
            <text:p>0,0037196037</text:p>
          </table:table-cell>
          <table:table-cell table:formula="of:=[.E564]-[.E686]" office:value-type="float" office:value="1" calcext:value-type="float">
            <text:p>1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VALEUR !</text:p>
          </table:table-cell>
          <table:table-cell table:formula="of:=[.I564]-[.I686]" office:value-type="string" office:string-value="" calcext:value-type="error">
            <text:p>#VALEUR !</text:p>
          </table:table-cell>
          <table:table-cell table:formula="of:=[.J564]-[.J686]" office:value-type="string" office:string-value="" calcext:value-type="error">
            <text:p>#VALEUR !</text:p>
          </table:table-cell>
          <table:table-cell table:formula="of:=[.K564]-[.K686]" office:value-type="string" office:string-value="" calcext:value-type="error">
            <text:p>#VALEUR !</text:p>
          </table:table-cell>
          <table:table-cell table:formula="of:=[.L564]-[.L686]" office:value-type="string" office:string-value="" calcext:value-type="error">
            <text:p>#VALEUR !</text:p>
          </table:table-cell>
          <table:table-cell table:formula="of:=[.M564]-[.M686]" office:value-type="float" office:value="0.000139530512454094" calcext:value-type="float">
            <text:p>0,0001395305</text:p>
          </table:table-cell>
          <table:table-cell table:formula="of:=[.N564]-[.N686]" office:value-type="float" office:value="0.508557891680946" calcext:value-type="float">
            <text:p>0,5085578917</text:p>
          </table:table-cell>
          <table:table-cell table:formula="of:=[.O564]-[.O686]" office:value-type="string" office:string-value="" calcext:value-type="error">
            <text:p>#VALEUR !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VALEUR !</text:p>
          </table:table-cell>
          <table:table-cell table:formula="of:=[.S564]-[.S686]" office:value-type="float" office:value="0.0129602132548286" calcext:value-type="float">
            <text:p>0,0129602133</text:p>
          </table:table-cell>
          <table:table-cell table:formula="of:=[.T564]-[.T686]" office:value-type="string" office:string-value="" calcext:value-type="error">
            <text:p>#VALEUR !</text:p>
          </table:table-cell>
          <table:table-cell table:formula="of:=[.U564]-[.U686]" office:value-type="string" office:string-value="" calcext:value-type="error">
            <text:p>#VALEUR !</text:p>
          </table:table-cell>
          <table:table-cell table:formula="of:=[.V564]-[.V68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.000449625232486971" calcext:value-type="float">
            <text:p>0,0004496252</text:p>
          </table:table-cell>
          <table:table-cell table:formula="of:=[.D565]-[.D687]" office:value-type="float" office:value="0.00377947853051346" calcext:value-type="float">
            <text:p>0,0037794785</text:p>
          </table:table-cell>
          <table:table-cell table:formula="of:=[.E565]-[.E687]" office:value-type="float" office:value="1" calcext:value-type="float">
            <text:p>1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VALEUR !</text:p>
          </table:table-cell>
          <table:table-cell table:formula="of:=[.I565]-[.I687]" office:value-type="string" office:string-value="" calcext:value-type="error">
            <text:p>#VALEUR !</text:p>
          </table:table-cell>
          <table:table-cell table:formula="of:=[.J565]-[.J687]" office:value-type="string" office:string-value="" calcext:value-type="error">
            <text:p>#VALEUR !</text:p>
          </table:table-cell>
          <table:table-cell table:formula="of:=[.K565]-[.K687]" office:value-type="string" office:string-value="" calcext:value-type="error">
            <text:p>#VALEUR !</text:p>
          </table:table-cell>
          <table:table-cell table:formula="of:=[.L565]-[.L687]" office:value-type="string" office:string-value="" calcext:value-type="error">
            <text:p>#VALEUR !</text:p>
          </table:table-cell>
          <table:table-cell table:formula="of:=[.M565]-[.M687]" office:value-type="float" office:value="0.000198567416415687" calcext:value-type="float">
            <text:p>0,0001985674</text:p>
          </table:table-cell>
          <table:table-cell table:formula="of:=[.N565]-[.N687]" office:value-type="float" office:value="0.512324387295342" calcext:value-type="float">
            <text:p>0,5123243873</text:p>
          </table:table-cell>
          <table:table-cell table:formula="of:=[.O565]-[.O687]" office:value-type="string" office:string-value="" calcext:value-type="error">
            <text:p>#VALEUR !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VALEUR !</text:p>
          </table:table-cell>
          <table:table-cell table:formula="of:=[.S565]-[.S687]" office:value-type="float" office:value="0.0145643523426205" calcext:value-type="float">
            <text:p>0,0145643523</text:p>
          </table:table-cell>
          <table:table-cell table:formula="of:=[.T565]-[.T687]" office:value-type="string" office:string-value="" calcext:value-type="error">
            <text:p>#VALEUR !</text:p>
          </table:table-cell>
          <table:table-cell table:formula="of:=[.U565]-[.U687]" office:value-type="string" office:string-value="" calcext:value-type="error">
            <text:p>#VALEUR !</text:p>
          </table:table-cell>
          <table:table-cell table:formula="of:=[.V565]-[.V68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.000409832344047605" calcext:value-type="float">
            <text:p>0,0004098323</text:p>
          </table:table-cell>
          <table:table-cell table:formula="of:=[.D566]-[.D688]" office:value-type="float" office:value="0.00361020106048726" calcext:value-type="float">
            <text:p>0,0036102011</text:p>
          </table:table-cell>
          <table:table-cell table:formula="of:=[.E566]-[.E688]" office:value-type="float" office:value="1" calcext:value-type="float">
            <text:p>1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VALEUR !</text:p>
          </table:table-cell>
          <table:table-cell table:formula="of:=[.I566]-[.I688]" office:value-type="string" office:string-value="" calcext:value-type="error">
            <text:p>#VALEUR !</text:p>
          </table:table-cell>
          <table:table-cell table:formula="of:=[.J566]-[.J688]" office:value-type="string" office:string-value="" calcext:value-type="error">
            <text:p>#VALEUR !</text:p>
          </table:table-cell>
          <table:table-cell table:formula="of:=[.K566]-[.K688]" office:value-type="string" office:string-value="" calcext:value-type="error">
            <text:p>#VALEUR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float" office:value="0.000189673864141448" calcext:value-type="float">
            <text:p>0,0001896739</text:p>
          </table:table-cell>
          <table:table-cell table:formula="of:=[.N566]-[.N688]" office:value-type="float" office:value="0.496178671846418" calcext:value-type="float">
            <text:p>0,4961786718</text:p>
          </table:table-cell>
          <table:table-cell table:formula="of:=[.O566]-[.O688]" office:value-type="string" office:string-value="" calcext:value-type="error">
            <text:p>#VALEUR !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VALEUR !</text:p>
          </table:table-cell>
          <table:table-cell table:formula="of:=[.S566]-[.S688]" office:value-type="float" office:value="0.0139120357076073" calcext:value-type="float">
            <text:p>0,0139120357</text:p>
          </table:table-cell>
          <table:table-cell table:formula="of:=[.T566]-[.T688]" office:value-type="string" office:string-value="" calcext:value-type="error">
            <text:p>#VALEUR !</text:p>
          </table:table-cell>
          <table:table-cell table:formula="of:=[.U566]-[.U688]" office:value-type="string" office:string-value="" calcext:value-type="error">
            <text:p>#VALEUR !</text:p>
          </table:table-cell>
          <table:table-cell table:formula="of:=[.V566]-[.V68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.000425230206214028" calcext:value-type="float">
            <text:p>0,0004252302</text:p>
          </table:table-cell>
          <table:table-cell table:formula="of:=[.D567]-[.D689]" office:value-type="string" office:string-value="" calcext:value-type="error">
            <text:p>#VALEUR !</text:p>
          </table:table-cell>
          <table:table-cell table:formula="of:=[.E567]-[.E689]" office:value-type="float" office:value="1" calcext:value-type="float">
            <text:p>1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VALEUR !</text:p>
          </table:table-cell>
          <table:table-cell table:formula="of:=[.I567]-[.I689]" office:value-type="string" office:string-value="" calcext:value-type="error">
            <text:p>#VALEUR !</text:p>
          </table:table-cell>
          <table:table-cell table:formula="of:=[.J567]-[.J689]" office:value-type="string" office:string-value="" calcext:value-type="error">
            <text:p>#VALEUR !</text:p>
          </table:table-cell>
          <table:table-cell table:formula="of:=[.K567]-[.K689]" office:value-type="string" office:string-value="" calcext:value-type="error">
            <text:p>#VALEUR !</text:p>
          </table:table-cell>
          <table:table-cell table:formula="of:=[.L567]-[.L689]" office:value-type="string" office:string-value="" calcext:value-type="error">
            <text:p>#VALEUR !</text:p>
          </table:table-cell>
          <table:table-cell table:formula="of:=[.M567]-[.M689]" office:value-type="float" office:value="0.000114624269370623" calcext:value-type="float">
            <text:p>0,0001146243</text:p>
          </table:table-cell>
          <table:table-cell table:formula="of:=[.N567]-[.N689]" office:value-type="float" office:value="0.532721392852667" calcext:value-type="float">
            <text:p>0,5327213929</text:p>
          </table:table-cell>
          <table:table-cell table:formula="of:=[.O567]-[.O689]" office:value-type="string" office:string-value="" calcext:value-type="error">
            <text:p>#VALEUR !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VALEUR !</text:p>
          </table:table-cell>
          <table:table-cell table:formula="of:=[.S567]-[.S689]" office:value-type="float" office:value="0.0177400918214297" calcext:value-type="float">
            <text:p>0,0177400918</text:p>
          </table:table-cell>
          <table:table-cell table:formula="of:=[.T567]-[.T689]" office:value-type="string" office:string-value="" calcext:value-type="error">
            <text:p>#VALEUR !</text:p>
          </table:table-cell>
          <table:table-cell table:formula="of:=[.U567]-[.U689]" office:value-type="string" office:string-value="" calcext:value-type="error">
            <text:p>#VALEUR !</text:p>
          </table:table-cell>
          <table:table-cell table:formula="of:=[.V567]-[.V68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string" office:string-value="" calcext:value-type="error">
            <text:p>#VALEUR !</text:p>
          </table:table-cell>
          <table:table-cell table:formula="of:=[.D568]-[.D690]" office:value-type="float" office:value="0.00339897389174135" calcext:value-type="float">
            <text:p>0,0033989739</text:p>
          </table:table-cell>
          <table:table-cell table:formula="of:=[.E568]-[.E690]" office:value-type="float" office:value="1" calcext:value-type="float">
            <text:p>1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VALEUR !</text:p>
          </table:table-cell>
          <table:table-cell table:formula="of:=[.I568]-[.I690]" office:value-type="string" office:string-value="" calcext:value-type="error">
            <text:p>#VALEUR !</text:p>
          </table:table-cell>
          <table:table-cell table:formula="of:=[.J568]-[.J690]" office:value-type="string" office:string-value="" calcext:value-type="error">
            <text:p>#VALEUR !</text:p>
          </table:table-cell>
          <table:table-cell table:formula="of:=[.K568]-[.K690]" office:value-type="string" office:string-value="" calcext:value-type="error">
            <text:p>#VALEUR !</text:p>
          </table:table-cell>
          <table:table-cell table:formula="of:=[.L568]-[.L690]" office:value-type="string" office:string-value="" calcext:value-type="error">
            <text:p>#VALEUR !</text:p>
          </table:table-cell>
          <table:table-cell table:formula="of:=[.M568]-[.M690]" office:value-type="float" office:value="0.000201753659406403" calcext:value-type="float">
            <text:p>0,0002017537</text:p>
          </table:table-cell>
          <table:table-cell table:formula="of:=[.N568]-[.N690]" office:value-type="float" office:value="0.478141836167313" calcext:value-type="float">
            <text:p>0,4781418362</text:p>
          </table:table-cell>
          <table:table-cell table:formula="of:=[.O568]-[.O690]" office:value-type="string" office:string-value="" calcext:value-type="error">
            <text:p>#VALEUR !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VALEUR !</text:p>
          </table:table-cell>
          <table:table-cell table:formula="of:=[.S568]-[.S690]" office:value-type="float" office:value="0.0193793478050075" calcext:value-type="float">
            <text:p>0,0193793478</text:p>
          </table:table-cell>
          <table:table-cell table:formula="of:=[.T568]-[.T690]" office:value-type="string" office:string-value="" calcext:value-type="error">
            <text:p>#VALEUR !</text:p>
          </table:table-cell>
          <table:table-cell table:formula="of:=[.U568]-[.U690]" office:value-type="string" office:string-value="" calcext:value-type="error">
            <text:p>#VALEUR !</text:p>
          </table:table-cell>
          <table:table-cell table:formula="of:=[.V568]-[.V69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.000442370036475716" calcext:value-type="float">
            <text:p>0,00044237</text:p>
          </table:table-cell>
          <table:table-cell table:formula="of:=[.D569]-[.D691]" office:value-type="string" office:string-value="" calcext:value-type="error">
            <text:p>#VALEUR !</text:p>
          </table:table-cell>
          <table:table-cell table:formula="of:=[.E569]-[.E691]" office:value-type="float" office:value="1" calcext:value-type="float">
            <text:p>1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float" office:value="0.000141922889836158" calcext:value-type="float">
            <text:p>0,0001419229</text:p>
          </table:table-cell>
          <table:table-cell table:formula="of:=[.I569]-[.I691]" office:value-type="string" office:string-value="" calcext:value-type="error">
            <text:p>#VALEUR !</text:p>
          </table:table-cell>
          <table:table-cell table:formula="of:=[.J569]-[.J691]" office:value-type="string" office:string-value="" calcext:value-type="error">
            <text:p>#VALEUR !</text:p>
          </table:table-cell>
          <table:table-cell table:formula="of:=[.K569]-[.K691]" office:value-type="string" office:string-value="" calcext:value-type="error">
            <text:p>#VALEUR !</text:p>
          </table:table-cell>
          <table:table-cell table:formula="of:=[.L569]-[.L691]" office:value-type="string" office:string-value="" calcext:value-type="error">
            <text:p>#VALEUR !</text:p>
          </table:table-cell>
          <table:table-cell table:formula="of:=[.M569]-[.M691]" office:value-type="float" office:value="0.000137599411072938" calcext:value-type="float">
            <text:p>0,0001375994</text:p>
          </table:table-cell>
          <table:table-cell table:formula="of:=[.N569]-[.N691]" office:value-type="float" office:value="0.522165407116272" calcext:value-type="float">
            <text:p>0,5221654071</text:p>
          </table:table-cell>
          <table:table-cell table:formula="of:=[.O569]-[.O691]" office:value-type="float" office:value="0.0000170045288885254" calcext:value-type="float">
            <text:p>1,70045288885254E-005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VALEUR !</text:p>
          </table:table-cell>
          <table:table-cell table:formula="of:=[.S569]-[.S691]" office:value-type="float" office:value="0.0193802310011948" calcext:value-type="float">
            <text:p>0,019380231</text:p>
          </table:table-cell>
          <table:table-cell table:formula="of:=[.T569]-[.T691]" office:value-type="string" office:string-value="" calcext:value-type="error">
            <text:p>#VALEUR !</text:p>
          </table:table-cell>
          <table:table-cell table:formula="of:=[.U569]-[.U691]" office:value-type="string" office:string-value="" calcext:value-type="error">
            <text:p>#VALEUR !</text:p>
          </table:table-cell>
          <table:table-cell table:formula="of:=[.V569]-[.V69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.000386465418854182" calcext:value-type="float">
            <text:p>0,0003864654</text:p>
          </table:table-cell>
          <table:table-cell table:formula="of:=[.D570]-[.D692]" office:value-type="string" office:string-value="" calcext:value-type="error">
            <text:p>#VALEUR !</text:p>
          </table:table-cell>
          <table:table-cell table:formula="of:=[.E570]-[.E692]" office:value-type="float" office:value="1" calcext:value-type="float">
            <text:p>1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VALEUR !</text:p>
          </table:table-cell>
          <table:table-cell table:formula="of:=[.I570]-[.I692]" office:value-type="float" office:value="0.0318671908808376" calcext:value-type="float">
            <text:p>0,0318671909</text:p>
          </table:table-cell>
          <table:table-cell table:formula="of:=[.J570]-[.J692]" office:value-type="string" office:string-value="" calcext:value-type="error">
            <text:p>#VALEUR !</text:p>
          </table:table-cell>
          <table:table-cell table:formula="of:=[.K570]-[.K692]" office:value-type="string" office:string-value="" calcext:value-type="error">
            <text:p>#VALEUR !</text:p>
          </table:table-cell>
          <table:table-cell table:formula="of:=[.L570]-[.L692]" office:value-type="string" office:string-value="" calcext:value-type="error">
            <text:p>#VALEUR !</text:p>
          </table:table-cell>
          <table:table-cell table:formula="of:=[.M570]-[.M692]" office:value-type="float" office:value="0.000104914169270734" calcext:value-type="float">
            <text:p>0,0001049142</text:p>
          </table:table-cell>
          <table:table-cell table:formula="of:=[.N570]-[.N692]" office:value-type="float" office:value="0.494837729725142" calcext:value-type="float">
            <text:p>0,4948377297</text:p>
          </table:table-cell>
          <table:table-cell table:formula="of:=[.O570]-[.O692]" office:value-type="float" office:value="0.0000162962359813364" calcext:value-type="float">
            <text:p>1,62962359813364E-005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VALEUR !</text:p>
          </table:table-cell>
          <table:table-cell table:formula="of:=[.S570]-[.S692]" office:value-type="float" office:value="0.0203929709638852" calcext:value-type="float">
            <text:p>0,020392971</text:p>
          </table:table-cell>
          <table:table-cell table:formula="of:=[.T570]-[.T692]" office:value-type="string" office:string-value="" calcext:value-type="error">
            <text:p>#VALEUR !</text:p>
          </table:table-cell>
          <table:table-cell table:formula="of:=[.U570]-[.U692]" office:value-type="string" office:string-value="" calcext:value-type="error">
            <text:p>#VALEUR !</text:p>
          </table:table-cell>
          <table:table-cell table:formula="of:=[.V570]-[.V69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.000409299729318605" calcext:value-type="float">
            <text:p>0,0004092997</text:p>
          </table:table-cell>
          <table:table-cell table:formula="of:=[.D571]-[.D693]" office:value-type="float" office:value="0.00432296825121314" calcext:value-type="float">
            <text:p>0,0043229683</text:p>
          </table:table-cell>
          <table:table-cell table:formula="of:=[.E571]-[.E693]" office:value-type="float" office:value="1" calcext:value-type="float">
            <text:p>1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VALEUR !</text:p>
          </table:table-cell>
          <table:table-cell table:formula="of:=[.I571]-[.I693]" office:value-type="float" office:value="0.0345478007855579" calcext:value-type="float">
            <text:p>0,0345478008</text:p>
          </table:table-cell>
          <table:table-cell table:formula="of:=[.J571]-[.J693]" office:value-type="string" office:string-value="" calcext:value-type="error">
            <text:p>#VALEUR !</text:p>
          </table:table-cell>
          <table:table-cell table:formula="of:=[.K571]-[.K693]" office:value-type="string" office:string-value="" calcext:value-type="error">
            <text:p>#VALEUR !</text:p>
          </table:table-cell>
          <table:table-cell table:formula="of:=[.L571]-[.L693]" office:value-type="string" office:string-value="" calcext:value-type="error">
            <text:p>#VALEUR !</text:p>
          </table:table-cell>
          <table:table-cell table:formula="of:=[.M571]-[.M693]" office:value-type="float" office:value="0.000196643273347243" calcext:value-type="float">
            <text:p>0,0001966433</text:p>
          </table:table-cell>
          <table:table-cell table:formula="of:=[.N571]-[.N693]" office:value-type="float" office:value="0.502531001725202" calcext:value-type="float">
            <text:p>0,5025310017</text:p>
          </table:table-cell>
          <table:table-cell table:formula="of:=[.O571]-[.O693]" office:value-type="float" office:value="0.0000201779014920859" calcext:value-type="float">
            <text:p>2,01779014920859E-005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VALEUR !</text:p>
          </table:table-cell>
          <table:table-cell table:formula="of:=[.S571]-[.S693]" office:value-type="float" office:value="0.0235146831894632" calcext:value-type="float">
            <text:p>0,0235146832</text:p>
          </table:table-cell>
          <table:table-cell table:formula="of:=[.T571]-[.T693]" office:value-type="string" office:string-value="" calcext:value-type="error">
            <text:p>#VALEUR !</text:p>
          </table:table-cell>
          <table:table-cell table:formula="of:=[.U571]-[.U693]" office:value-type="string" office:string-value="" calcext:value-type="error">
            <text:p>#VALEUR !</text:p>
          </table:table-cell>
          <table:table-cell table:formula="of:=[.V571]-[.V69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.00038883773904557" calcext:value-type="float">
            <text:p>0,0003888377</text:p>
          </table:table-cell>
          <table:table-cell table:formula="of:=[.D572]-[.D694]" office:value-type="float" office:value="0.0043732613572667" calcext:value-type="float">
            <text:p>0,0043732614</text:p>
          </table:table-cell>
          <table:table-cell table:formula="of:=[.E572]-[.E694]" office:value-type="float" office:value="1" calcext:value-type="float">
            <text:p>1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VALEUR !</text:p>
          </table:table-cell>
          <table:table-cell table:formula="of:=[.I572]-[.I694]" office:value-type="float" office:value="0.0322167185977876" calcext:value-type="float">
            <text:p>0,0322167186</text:p>
          </table:table-cell>
          <table:table-cell table:formula="of:=[.J572]-[.J694]" office:value-type="string" office:string-value="" calcext:value-type="error">
            <text:p>#VALEUR !</text:p>
          </table:table-cell>
          <table:table-cell table:formula="of:=[.K572]-[.K694]" office:value-type="string" office:string-value="" calcext:value-type="error">
            <text:p>#VALEUR !</text:p>
          </table:table-cell>
          <table:table-cell table:formula="of:=[.L572]-[.L694]" office:value-type="string" office:string-value="" calcext:value-type="error">
            <text:p>#VALEUR !</text:p>
          </table:table-cell>
          <table:table-cell table:formula="of:=[.M572]-[.M694]" office:value-type="float" office:value="0.000138534687194394" calcext:value-type="float">
            <text:p>0,0001385347</text:p>
          </table:table-cell>
          <table:table-cell table:formula="of:=[.N572]-[.N694]" office:value-type="float" office:value="0.530596825983449" calcext:value-type="float">
            <text:p>0,530596826</text:p>
          </table:table-cell>
          <table:table-cell table:formula="of:=[.O572]-[.O694]" office:value-type="string" office:string-value="" calcext:value-type="error">
            <text:p>#VALEUR !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VALEUR !</text:p>
          </table:table-cell>
          <table:table-cell table:formula="of:=[.S572]-[.S694]" office:value-type="float" office:value="0.0265212601980593" calcext:value-type="float">
            <text:p>0,0265212602</text:p>
          </table:table-cell>
          <table:table-cell table:formula="of:=[.T572]-[.T694]" office:value-type="string" office:string-value="" calcext:value-type="error">
            <text:p>#VALEUR !</text:p>
          </table:table-cell>
          <table:table-cell table:formula="of:=[.U572]-[.U694]" office:value-type="string" office:string-value="" calcext:value-type="error">
            <text:p>#VALEUR !</text:p>
          </table:table-cell>
          <table:table-cell table:formula="of:=[.V572]-[.V69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.000341501083034026" calcext:value-type="float">
            <text:p>0,0003415011</text:p>
          </table:table-cell>
          <table:table-cell table:formula="of:=[.D573]-[.D695]" office:value-type="float" office:value="0.00337350781472306" calcext:value-type="float">
            <text:p>0,0033735078</text:p>
          </table:table-cell>
          <table:table-cell table:formula="of:=[.E573]-[.E695]" office:value-type="float" office:value="1" calcext:value-type="float">
            <text:p>1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VALEUR !</text:p>
          </table:table-cell>
          <table:table-cell table:formula="of:=[.I573]-[.I695]" office:value-type="float" office:value="0.0288107607259411" calcext:value-type="float">
            <text:p>0,0288107607</text:p>
          </table:table-cell>
          <table:table-cell table:formula="of:=[.J573]-[.J695]" office:value-type="string" office:string-value="" calcext:value-type="error">
            <text:p>#VALEUR !</text:p>
          </table:table-cell>
          <table:table-cell table:formula="of:=[.K573]-[.K695]" office:value-type="string" office:string-value="" calcext:value-type="error">
            <text:p>#VALEUR !</text:p>
          </table:table-cell>
          <table:table-cell table:formula="of:=[.L573]-[.L695]" office:value-type="string" office:string-value="" calcext:value-type="error">
            <text:p>#VALEUR !</text:p>
          </table:table-cell>
          <table:table-cell table:formula="of:=[.M573]-[.M695]" office:value-type="float" office:value="0.000227837276019568" calcext:value-type="float">
            <text:p>0,0002278373</text:p>
          </table:table-cell>
          <table:table-cell table:formula="of:=[.N573]-[.N695]" office:value-type="float" office:value="0.516548561836484" calcext:value-type="float">
            <text:p>0,5165485618</text:p>
          </table:table-cell>
          <table:table-cell table:formula="of:=[.O573]-[.O695]" office:value-type="float" office:value="0.0000186531697029382" calcext:value-type="float">
            <text:p>1,86531697029382E-005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VALEUR !</text:p>
          </table:table-cell>
          <table:table-cell table:formula="of:=[.S573]-[.S695]" office:value-type="float" office:value="0.0248580427208139" calcext:value-type="float">
            <text:p>0,0248580427</text:p>
          </table:table-cell>
          <table:table-cell table:formula="of:=[.T573]-[.T695]" office:value-type="string" office:string-value="" calcext:value-type="error">
            <text:p>#VALEUR !</text:p>
          </table:table-cell>
          <table:table-cell table:formula="of:=[.U573]-[.U695]" office:value-type="string" office:string-value="" calcext:value-type="error">
            <text:p>#VALEUR !</text:p>
          </table:table-cell>
          <table:table-cell table:formula="of:=[.V573]-[.V69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.000274702469314525" calcext:value-type="float">
            <text:p>0,0002747025</text:p>
          </table:table-cell>
          <table:table-cell table:formula="of:=[.D574]-[.D696]" office:value-type="float" office:value="0.00358387799128556" calcext:value-type="float">
            <text:p>0,003583878</text:p>
          </table:table-cell>
          <table:table-cell table:formula="of:=[.E574]-[.E696]" office:value-type="float" office:value="1" calcext:value-type="float">
            <text:p>1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VALEUR !</text:p>
          </table:table-cell>
          <table:table-cell table:formula="of:=[.I574]-[.I696]" office:value-type="float" office:value="0.0272859656510307" calcext:value-type="float">
            <text:p>0,0272859657</text:p>
          </table:table-cell>
          <table:table-cell table:formula="of:=[.J574]-[.J696]" office:value-type="string" office:string-value="" calcext:value-type="error">
            <text:p>#VALEUR !</text:p>
          </table:table-cell>
          <table:table-cell table:formula="of:=[.K574]-[.K696]" office:value-type="string" office:string-value="" calcext:value-type="error">
            <text:p>#VALEUR !</text:p>
          </table:table-cell>
          <table:table-cell table:formula="of:=[.L574]-[.L696]" office:value-type="string" office:string-value="" calcext:value-type="error">
            <text:p>#VALEUR !</text:p>
          </table:table-cell>
          <table:table-cell table:formula="of:=[.M574]-[.M696]" office:value-type="float" office:value="0.000178486363638891" calcext:value-type="float">
            <text:p>0,0001784864</text:p>
          </table:table-cell>
          <table:table-cell table:formula="of:=[.N574]-[.N696]" office:value-type="float" office:value="0.519998740727511" calcext:value-type="float">
            <text:p>0,5199987407</text:p>
          </table:table-cell>
          <table:table-cell table:formula="of:=[.O574]-[.O696]" office:value-type="string" office:string-value="" calcext:value-type="error">
            <text:p>#VALEUR !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VALEUR !</text:p>
          </table:table-cell>
          <table:table-cell table:formula="of:=[.S574]-[.S696]" office:value-type="float" office:value="0.0250849069938782" calcext:value-type="float">
            <text:p>0,025084907</text:p>
          </table:table-cell>
          <table:table-cell table:formula="of:=[.T574]-[.T696]" office:value-type="string" office:string-value="" calcext:value-type="error">
            <text:p>#VALEUR !</text:p>
          </table:table-cell>
          <table:table-cell table:formula="of:=[.U574]-[.U696]" office:value-type="string" office:string-value="" calcext:value-type="error">
            <text:p>#VALEUR !</text:p>
          </table:table-cell>
          <table:table-cell table:formula="of:=[.V574]-[.V69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.00025311344225889" calcext:value-type="float">
            <text:p>0,0002531134</text:p>
          </table:table-cell>
          <table:table-cell table:formula="of:=[.D575]-[.D697]" office:value-type="float" office:value="0.00301426179982304" calcext:value-type="float">
            <text:p>0,0030142618</text:p>
          </table:table-cell>
          <table:table-cell table:formula="of:=[.E575]-[.E697]" office:value-type="float" office:value="1" calcext:value-type="float">
            <text:p>1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VALEUR !</text:p>
          </table:table-cell>
          <table:table-cell table:formula="of:=[.I575]-[.I697]" office:value-type="float" office:value="0.025408456748233" calcext:value-type="float">
            <text:p>0,0254084567</text:p>
          </table:table-cell>
          <table:table-cell table:formula="of:=[.J575]-[.J697]" office:value-type="string" office:string-value="" calcext:value-type="error">
            <text:p>#VALEUR !</text:p>
          </table:table-cell>
          <table:table-cell table:formula="of:=[.K575]-[.K697]" office:value-type="string" office:string-value="" calcext:value-type="error">
            <text:p>#VALEUR !</text:p>
          </table:table-cell>
          <table:table-cell table:formula="of:=[.L575]-[.L697]" office:value-type="string" office:string-value="" calcext:value-type="error">
            <text:p>#VALEUR !</text:p>
          </table:table-cell>
          <table:table-cell table:formula="of:=[.M575]-[.M697]" office:value-type="float" office:value="0.000179024955055332" calcext:value-type="float">
            <text:p>0,000179025</text:p>
          </table:table-cell>
          <table:table-cell table:formula="of:=[.N575]-[.N697]" office:value-type="float" office:value="0.517503006357351" calcext:value-type="float">
            <text:p>0,5175030064</text:p>
          </table:table-cell>
          <table:table-cell table:formula="of:=[.O575]-[.O697]" office:value-type="string" office:string-value="" calcext:value-type="error">
            <text:p>#VALEUR !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VALEUR !</text:p>
          </table:table-cell>
          <table:table-cell table:formula="of:=[.S575]-[.S697]" office:value-type="float" office:value="0.0272465908578842" calcext:value-type="float">
            <text:p>0,0272465909</text:p>
          </table:table-cell>
          <table:table-cell table:formula="of:=[.T575]-[.T697]" office:value-type="string" office:string-value="" calcext:value-type="error">
            <text:p>#VALEUR !</text:p>
          </table:table-cell>
          <table:table-cell table:formula="of:=[.U575]-[.U697]" office:value-type="string" office:string-value="" calcext:value-type="error">
            <text:p>#VALEUR !</text:p>
          </table:table-cell>
          <table:table-cell table:formula="of:=[.V575]-[.V69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.000416318950212132" calcext:value-type="float">
            <text:p>0,000416319</text:p>
          </table:table-cell>
          <table:table-cell table:formula="of:=[.D576]-[.D698]" office:value-type="float" office:value="0.00292027226438463" calcext:value-type="float">
            <text:p>0,0029202723</text:p>
          </table:table-cell>
          <table:table-cell table:formula="of:=[.E576]-[.E698]" office:value-type="float" office:value="1" calcext:value-type="float">
            <text:p>1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VALEUR !</text:p>
          </table:table-cell>
          <table:table-cell table:formula="of:=[.I576]-[.I698]" office:value-type="float" office:value="0.0219647949745429" calcext:value-type="float">
            <text:p>0,021964795</text:p>
          </table:table-cell>
          <table:table-cell table:formula="of:=[.J576]-[.J698]" office:value-type="string" office:string-value="" calcext:value-type="error">
            <text:p>#VALEUR !</text:p>
          </table:table-cell>
          <table:table-cell table:formula="of:=[.K576]-[.K698]" office:value-type="string" office:string-value="" calcext:value-type="error">
            <text:p>#VALEUR !</text:p>
          </table:table-cell>
          <table:table-cell table:formula="of:=[.L576]-[.L698]" office:value-type="string" office:string-value="" calcext:value-type="error">
            <text:p>#VALEUR !</text:p>
          </table:table-cell>
          <table:table-cell table:formula="of:=[.M576]-[.M698]" office:value-type="float" office:value="0.000163693495387603" calcext:value-type="float">
            <text:p>0,0001636935</text:p>
          </table:table-cell>
          <table:table-cell table:formula="of:=[.N576]-[.N698]" office:value-type="float" office:value="0.531675074012556" calcext:value-type="float">
            <text:p>0,531675074</text:p>
          </table:table-cell>
          <table:table-cell table:formula="of:=[.O576]-[.O698]" office:value-type="float" office:value="0.0000167563917213568" calcext:value-type="float">
            <text:p>1,67563917213568E-005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VALEUR !</text:p>
          </table:table-cell>
          <table:table-cell table:formula="of:=[.S576]-[.S698]" office:value-type="float" office:value="0.0283805651047896" calcext:value-type="float">
            <text:p>0,0283805651</text:p>
          </table:table-cell>
          <table:table-cell table:formula="of:=[.T576]-[.T698]" office:value-type="string" office:string-value="" calcext:value-type="error">
            <text:p>#VALEUR !</text:p>
          </table:table-cell>
          <table:table-cell table:formula="of:=[.U576]-[.U698]" office:value-type="string" office:string-value="" calcext:value-type="error">
            <text:p>#VALEUR !</text:p>
          </table:table-cell>
          <table:table-cell table:formula="of:=[.V576]-[.V69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.000315979010129277" calcext:value-type="float">
            <text:p>0,000315979</text:p>
          </table:table-cell>
          <table:table-cell table:formula="of:=[.D577]-[.D699]" office:value-type="float" office:value="0.00281039582765095" calcext:value-type="float">
            <text:p>0,0028103958</text:p>
          </table:table-cell>
          <table:table-cell table:formula="of:=[.E577]-[.E699]" office:value-type="float" office:value="1" calcext:value-type="float">
            <text:p>1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VALEUR !</text:p>
          </table:table-cell>
          <table:table-cell table:formula="of:=[.I577]-[.I699]" office:value-type="float" office:value="0.0185803783076947" calcext:value-type="float">
            <text:p>0,0185803783</text:p>
          </table:table-cell>
          <table:table-cell table:formula="of:=[.J577]-[.J699]" office:value-type="string" office:string-value="" calcext:value-type="error">
            <text:p>#VALEUR !</text:p>
          </table:table-cell>
          <table:table-cell table:formula="of:=[.K577]-[.K699]" office:value-type="string" office:string-value="" calcext:value-type="error">
            <text:p>#VALEUR !</text:p>
          </table:table-cell>
          <table:table-cell table:formula="of:=[.L577]-[.L699]" office:value-type="string" office:string-value="" calcext:value-type="error">
            <text:p>#VALEUR !</text:p>
          </table:table-cell>
          <table:table-cell table:formula="of:=[.M577]-[.M699]" office:value-type="float" office:value="0.000091670316481623" calcext:value-type="float">
            <text:p>9,1670316481623E-005</text:p>
          </table:table-cell>
          <table:table-cell table:formula="of:=[.N577]-[.N699]" office:value-type="float" office:value="0.52344241408264" calcext:value-type="float">
            <text:p>0,5234424141</text:p>
          </table:table-cell>
          <table:table-cell table:formula="of:=[.O577]-[.O699]" office:value-type="float" office:value="0.000019057912118448" calcext:value-type="float">
            <text:p>1,9057912118448E-005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VALEUR !</text:p>
          </table:table-cell>
          <table:table-cell table:formula="of:=[.S577]-[.S699]" office:value-type="float" office:value="0.0292280490546014" calcext:value-type="float">
            <text:p>0,0292280491</text:p>
          </table:table-cell>
          <table:table-cell table:formula="of:=[.T577]-[.T699]" office:value-type="float" office:value="0.0000251681719422705" calcext:value-type="float">
            <text:p>2,51681719422705E-005</text:p>
          </table:table-cell>
          <table:table-cell table:formula="of:=[.U577]-[.U699]" office:value-type="string" office:string-value="" calcext:value-type="error">
            <text:p>#VALEUR !</text:p>
          </table:table-cell>
          <table:table-cell table:formula="of:=[.V577]-[.V69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.000348689199166872" calcext:value-type="float">
            <text:p>0,0003486892</text:p>
          </table:table-cell>
          <table:table-cell table:formula="of:=[.D578]-[.D700]" office:value-type="float" office:value="0.0021727018278893" calcext:value-type="float">
            <text:p>0,0021727018</text:p>
          </table:table-cell>
          <table:table-cell table:formula="of:=[.E578]-[.E700]" office:value-type="float" office:value="1" calcext:value-type="float">
            <text:p>1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float" office:value="0.000189754696895224" calcext:value-type="float">
            <text:p>0,0001897547</text:p>
          </table:table-cell>
          <table:table-cell table:formula="of:=[.I578]-[.I700]" office:value-type="float" office:value="0.017932655699425" calcext:value-type="float">
            <text:p>0,0179326557</text:p>
          </table:table-cell>
          <table:table-cell table:formula="of:=[.J578]-[.J700]" office:value-type="string" office:string-value="" calcext:value-type="error">
            <text:p>#VALEUR !</text:p>
          </table:table-cell>
          <table:table-cell table:formula="of:=[.K578]-[.K700]" office:value-type="string" office:string-value="" calcext:value-type="error">
            <text:p>#VALEUR !</text:p>
          </table:table-cell>
          <table:table-cell table:formula="of:=[.L578]-[.L700]" office:value-type="string" office:string-value="" calcext:value-type="error">
            <text:p>#VALEUR !</text:p>
          </table:table-cell>
          <table:table-cell table:formula="of:=[.M578]-[.M700]" office:value-type="string" office:string-value="" calcext:value-type="error">
            <text:p>#VALEUR !</text:p>
          </table:table-cell>
          <table:table-cell table:formula="of:=[.N578]-[.N700]" office:value-type="float" office:value="0.533546588702107" calcext:value-type="float">
            <text:p>0,5335465887</text:p>
          </table:table-cell>
          <table:table-cell table:formula="of:=[.O578]-[.O700]" office:value-type="string" office:string-value="" calcext:value-type="error">
            <text:p>#VALEUR !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VALEUR !</text:p>
          </table:table-cell>
          <table:table-cell table:formula="of:=[.S578]-[.S700]" office:value-type="float" office:value="0.0324080769294186" calcext:value-type="float">
            <text:p>0,0324080769</text:p>
          </table:table-cell>
          <table:table-cell table:formula="of:=[.T578]-[.T700]" office:value-type="string" office:string-value="" calcext:value-type="error">
            <text:p>#VALEUR !</text:p>
          </table:table-cell>
          <table:table-cell table:formula="of:=[.U578]-[.U700]" office:value-type="string" office:string-value="" calcext:value-type="error">
            <text:p>#VALEUR !</text:p>
          </table:table-cell>
          <table:table-cell table:formula="of:=[.V578]-[.V70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.000517775949612555" calcext:value-type="float">
            <text:p>0,0005177759</text:p>
          </table:table-cell>
          <table:table-cell table:formula="of:=[.D579]-[.D701]" office:value-type="float" office:value="0.00189297646130843" calcext:value-type="float">
            <text:p>0,0018929765</text:p>
          </table:table-cell>
          <table:table-cell table:formula="of:=[.E579]-[.E701]" office:value-type="float" office:value="1" calcext:value-type="float">
            <text:p>1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VALEUR !</text:p>
          </table:table-cell>
          <table:table-cell table:formula="of:=[.I579]-[.I701]" office:value-type="float" office:value="0.0150642101277119" calcext:value-type="float">
            <text:p>0,0150642101</text:p>
          </table:table-cell>
          <table:table-cell table:formula="of:=[.J579]-[.J701]" office:value-type="string" office:string-value="" calcext:value-type="error">
            <text:p>#VALEUR !</text:p>
          </table:table-cell>
          <table:table-cell table:formula="of:=[.K579]-[.K701]" office:value-type="string" office:string-value="" calcext:value-type="error">
            <text:p>#VALEUR !</text:p>
          </table:table-cell>
          <table:table-cell table:formula="of:=[.L579]-[.L701]" office:value-type="string" office:string-value="" calcext:value-type="error">
            <text:p>#VALEUR !</text:p>
          </table:table-cell>
          <table:table-cell table:formula="of:=[.M579]-[.M701]" office:value-type="float" office:value="0.000236402802999226" calcext:value-type="float">
            <text:p>0,0002364028</text:p>
          </table:table-cell>
          <table:table-cell table:formula="of:=[.N579]-[.N701]" office:value-type="float" office:value="0.54040142677626" calcext:value-type="float">
            <text:p>0,5404014268</text:p>
          </table:table-cell>
          <table:table-cell table:formula="of:=[.O579]-[.O701]" office:value-type="string" office:string-value="" calcext:value-type="error">
            <text:p>#VALEUR !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VALEUR !</text:p>
          </table:table-cell>
          <table:table-cell table:formula="of:=[.S579]-[.S701]" office:value-type="float" office:value="0.0364489967618312" calcext:value-type="float">
            <text:p>0,0364489968</text:p>
          </table:table-cell>
          <table:table-cell table:formula="of:=[.T579]-[.T701]" office:value-type="string" office:string-value="" calcext:value-type="error">
            <text:p>#VALEUR !</text:p>
          </table:table-cell>
          <table:table-cell table:formula="of:=[.U579]-[.U701]" office:value-type="string" office:string-value="" calcext:value-type="error">
            <text:p>#VALEUR !</text:p>
          </table:table-cell>
          <table:table-cell table:formula="of:=[.V579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.00048305237848715" calcext:value-type="float">
            <text:p>0,0004830524</text:p>
          </table:table-cell>
          <table:table-cell table:formula="of:=[.D580]-[.D702]" office:value-type="float" office:value="0.00144636849591302" calcext:value-type="float">
            <text:p>0,0014463685</text:p>
          </table:table-cell>
          <table:table-cell table:formula="of:=[.E580]-[.E702]" office:value-type="float" office:value="1" calcext:value-type="float">
            <text:p>1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VALEUR !</text:p>
          </table:table-cell>
          <table:table-cell table:formula="of:=[.I580]-[.I702]" office:value-type="float" office:value="0.0156807408010371" calcext:value-type="float">
            <text:p>0,0156807408</text:p>
          </table:table-cell>
          <table:table-cell table:formula="of:=[.J580]-[.J702]" office:value-type="string" office:string-value="" calcext:value-type="error">
            <text:p>#VALEUR !</text:p>
          </table:table-cell>
          <table:table-cell table:formula="of:=[.K580]-[.K702]" office:value-type="string" office:string-value="" calcext:value-type="error">
            <text:p>#VALEUR !</text:p>
          </table:table-cell>
          <table:table-cell table:formula="of:=[.L580]-[.L702]" office:value-type="string" office:string-value="" calcext:value-type="error">
            <text:p>#VALEUR !</text:p>
          </table:table-cell>
          <table:table-cell table:formula="of:=[.M580]-[.M702]" office:value-type="float" office:value="0.000183560433313639" calcext:value-type="float">
            <text:p>0,0001835604</text:p>
          </table:table-cell>
          <table:table-cell table:formula="of:=[.N580]-[.N702]" office:value-type="float" office:value="0.554735928895481" calcext:value-type="float">
            <text:p>0,5547359289</text:p>
          </table:table-cell>
          <table:table-cell table:formula="of:=[.O580]-[.O702]" office:value-type="float" office:value="0.0000344719089748516" calcext:value-type="float">
            <text:p>3,44719089748516E-005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VALEUR !</text:p>
          </table:table-cell>
          <table:table-cell table:formula="of:=[.S580]-[.S702]" office:value-type="float" office:value="0.038294101293131" calcext:value-type="float">
            <text:p>0,0382941013</text:p>
          </table:table-cell>
          <table:table-cell table:formula="of:=[.T580]-[.T702]" office:value-type="string" office:string-value="" calcext:value-type="error">
            <text:p>#VALEUR !</text:p>
          </table:table-cell>
          <table:table-cell table:formula="of:=[.U580]-[.U702]" office:value-type="string" office:string-value="" calcext:value-type="error">
            <text:p>#VALEUR !</text:p>
          </table:table-cell>
          <table:table-cell table:formula="of:=[.V580]-[.V70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.000448211721721321" calcext:value-type="float">
            <text:p>0,0004482117</text:p>
          </table:table-cell>
          <table:table-cell table:formula="of:=[.D581]-[.D703]" office:value-type="float" office:value="0.00193591082581574" calcext:value-type="float">
            <text:p>0,0019359108</text:p>
          </table:table-cell>
          <table:table-cell table:formula="of:=[.E581]-[.E703]" office:value-type="float" office:value="1" calcext:value-type="float">
            <text:p>1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VALEUR !</text:p>
          </table:table-cell>
          <table:table-cell table:formula="of:=[.I581]-[.I703]" office:value-type="float" office:value="0.0160172208202354" calcext:value-type="float">
            <text:p>0,0160172208</text:p>
          </table:table-cell>
          <table:table-cell table:formula="of:=[.J581]-[.J703]" office:value-type="string" office:string-value="" calcext:value-type="error">
            <text:p>#VALEUR !</text:p>
          </table:table-cell>
          <table:table-cell table:formula="of:=[.K581]-[.K703]" office:value-type="string" office:string-value="" calcext:value-type="error">
            <text:p>#VALEUR !</text:p>
          </table:table-cell>
          <table:table-cell table:formula="of:=[.L581]-[.L703]" office:value-type="string" office:string-value="" calcext:value-type="error">
            <text:p>#VALEUR !</text:p>
          </table:table-cell>
          <table:table-cell table:formula="of:=[.M581]-[.M703]" office:value-type="float" office:value="0.000192051461841273" calcext:value-type="float">
            <text:p>0,0001920515</text:p>
          </table:table-cell>
          <table:table-cell table:formula="of:=[.N581]-[.N703]" office:value-type="float" office:value="0.579873795539168" calcext:value-type="float">
            <text:p>0,5798737955</text:p>
          </table:table-cell>
          <table:table-cell table:formula="of:=[.O581]-[.O703]" office:value-type="string" office:string-value="" calcext:value-type="error">
            <text:p>#VALEUR !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VALEUR !</text:p>
          </table:table-cell>
          <table:table-cell table:formula="of:=[.S581]-[.S703]" office:value-type="string" office:string-value="" calcext:value-type="error">
            <text:p>#VALEUR !</text:p>
          </table:table-cell>
          <table:table-cell table:formula="of:=[.T581]-[.T703]" office:value-type="string" office:string-value="" calcext:value-type="error">
            <text:p>#VALEUR !</text:p>
          </table:table-cell>
          <table:table-cell table:formula="of:=[.U581]-[.U703]" office:value-type="string" office:string-value="" calcext:value-type="error">
            <text:p>#VALEUR !</text:p>
          </table:table-cell>
          <table:table-cell table:formula="of:=[.V581]-[.V70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string" office:string-value="" calcext:value-type="error">
            <text:p>#VALEUR !</text:p>
          </table:table-cell>
          <table:table-cell table:formula="of:=[.D582]-[.D704]" office:value-type="float" office:value="0.00191710016246028" calcext:value-type="float">
            <text:p>0,0019171002</text:p>
          </table:table-cell>
          <table:table-cell table:formula="of:=[.E582]-[.E704]" office:value-type="float" office:value="1" calcext:value-type="float">
            <text:p>1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VALEUR !</text:p>
          </table:table-cell>
          <table:table-cell table:formula="of:=[.I582]-[.I704]" office:value-type="float" office:value="0.0158615863019912" calcext:value-type="float">
            <text:p>0,0158615863</text:p>
          </table:table-cell>
          <table:table-cell table:formula="of:=[.J582]-[.J704]" office:value-type="string" office:string-value="" calcext:value-type="error">
            <text:p>#VALEUR !</text:p>
          </table:table-cell>
          <table:table-cell table:formula="of:=[.K582]-[.K704]" office:value-type="string" office:string-value="" calcext:value-type="error">
            <text:p>#VALEUR !</text:p>
          </table:table-cell>
          <table:table-cell table:formula="of:=[.L582]-[.L704]" office:value-type="string" office:string-value="" calcext:value-type="error">
            <text:p>#VALEUR !</text:p>
          </table:table-cell>
          <table:table-cell table:formula="of:=[.M582]-[.M704]" office:value-type="float" office:value="0.000194648648009795" calcext:value-type="float">
            <text:p>0,0001946486</text:p>
          </table:table-cell>
          <table:table-cell table:formula="of:=[.N582]-[.N704]" office:value-type="float" office:value="0.57237118054193" calcext:value-type="float">
            <text:p>0,5723711805</text:p>
          </table:table-cell>
          <table:table-cell table:formula="of:=[.O582]-[.O704]" office:value-type="float" office:value="0.000034869472439901" calcext:value-type="float">
            <text:p>3,4869472439901E-005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VALEUR !</text:p>
          </table:table-cell>
          <table:table-cell table:formula="of:=[.S582]-[.S704]" office:value-type="string" office:string-value="" calcext:value-type="error">
            <text:p>#VALEUR !</text:p>
          </table:table-cell>
          <table:table-cell table:formula="of:=[.T582]-[.T704]" office:value-type="string" office:string-value="" calcext:value-type="error">
            <text:p>#VALEUR !</text:p>
          </table:table-cell>
          <table:table-cell table:formula="of:=[.U582]-[.U704]" office:value-type="string" office:string-value="" calcext:value-type="error">
            <text:p>#VALEUR !</text:p>
          </table:table-cell>
          <table:table-cell table:formula="of:=[.V582]-[.V70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.000427705005090027" calcext:value-type="float">
            <text:p>0,000427705</text:p>
          </table:table-cell>
          <table:table-cell table:formula="of:=[.D583]-[.D705]" office:value-type="float" office:value="0.00142413089255521" calcext:value-type="float">
            <text:p>0,0014241309</text:p>
          </table:table-cell>
          <table:table-cell table:formula="of:=[.E583]-[.E705]" office:value-type="float" office:value="1" calcext:value-type="float">
            <text:p>1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VALEUR !</text:p>
          </table:table-cell>
          <table:table-cell table:formula="of:=[.I583]-[.I705]" office:value-type="float" office:value="0.0154396527966486" calcext:value-type="float">
            <text:p>0,0154396528</text:p>
          </table:table-cell>
          <table:table-cell table:formula="of:=[.J583]-[.J705]" office:value-type="string" office:string-value="" calcext:value-type="error">
            <text:p>#VALEUR !</text:p>
          </table:table-cell>
          <table:table-cell table:formula="of:=[.K583]-[.K705]" office:value-type="string" office:string-value="" calcext:value-type="error">
            <text:p>#VALEUR !</text:p>
          </table:table-cell>
          <table:table-cell table:formula="of:=[.L583]-[.L705]" office:value-type="string" office:string-value="" calcext:value-type="error">
            <text:p>#VALEUR !</text:p>
          </table:table-cell>
          <table:table-cell table:formula="of:=[.M583]-[.M705]" office:value-type="float" office:value="0.000193858816326941" calcext:value-type="float">
            <text:p>0,0001938588</text:p>
          </table:table-cell>
          <table:table-cell table:formula="of:=[.N583]-[.N705]" office:value-type="float" office:value="0.553947955148783" calcext:value-type="float">
            <text:p>0,5539479551</text:p>
          </table:table-cell>
          <table:table-cell table:formula="of:=[.O583]-[.O705]" office:value-type="float" office:value="0.0000257958522207305" calcext:value-type="float">
            <text:p>2,57958522207305E-005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VALEUR !</text:p>
          </table:table-cell>
          <table:table-cell table:formula="of:=[.S583]-[.S705]" office:value-type="string" office:string-value="" calcext:value-type="error">
            <text:p>#VALEUR !</text:p>
          </table:table-cell>
          <table:table-cell table:formula="of:=[.T583]-[.T705]" office:value-type="string" office:string-value="" calcext:value-type="error">
            <text:p>#VALEUR !</text:p>
          </table:table-cell>
          <table:table-cell table:formula="of:=[.U583]-[.U705]" office:value-type="string" office:string-value="" calcext:value-type="error">
            <text:p>#VALEUR !</text:p>
          </table:table-cell>
          <table:table-cell table:formula="of:=[.V583]-[.V705]" office:value-type="float" office:value="0.0000108614114613602" calcext:value-type="float">
            <text:p>1,08614114613602E-005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.000509441749081939" calcext:value-type="float">
            <text:p>0,0005094417</text:p>
          </table:table-cell>
          <table:table-cell table:formula="of:=[.D584]-[.D706]" office:value-type="float" office:value="0.00143346524843826" calcext:value-type="float">
            <text:p>0,0014334652</text:p>
          </table:table-cell>
          <table:table-cell table:formula="of:=[.E584]-[.E706]" office:value-type="float" office:value="1" calcext:value-type="float">
            <text:p>1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VALEUR !</text:p>
          </table:table-cell>
          <table:table-cell table:formula="of:=[.I584]-[.I706]" office:value-type="float" office:value="0.014941744232237" calcext:value-type="float">
            <text:p>0,0149417442</text:p>
          </table:table-cell>
          <table:table-cell table:formula="of:=[.J584]-[.J706]" office:value-type="string" office:string-value="" calcext:value-type="error">
            <text:p>#VALEUR !</text:p>
          </table:table-cell>
          <table:table-cell table:formula="of:=[.K584]-[.K706]" office:value-type="string" office:string-value="" calcext:value-type="error">
            <text:p>#VALEUR !</text:p>
          </table:table-cell>
          <table:table-cell table:formula="of:=[.L584]-[.L706]" office:value-type="string" office:string-value="" calcext:value-type="error">
            <text:p>#VALEUR !</text:p>
          </table:table-cell>
          <table:table-cell table:formula="of:=[.M584]-[.M706]" office:value-type="float" office:value="0.00024769339814028" calcext:value-type="float">
            <text:p>0,0002476934</text:p>
          </table:table-cell>
          <table:table-cell table:formula="of:=[.N584]-[.N706]" office:value-type="float" office:value="0.577403681832637" calcext:value-type="float">
            <text:p>0,5774036818</text:p>
          </table:table-cell>
          <table:table-cell table:formula="of:=[.O584]-[.O706]" office:value-type="string" office:string-value="" calcext:value-type="error">
            <text:p>#VALEUR !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VALEUR !</text:p>
          </table:table-cell>
          <table:table-cell table:formula="of:=[.S584]-[.S706]" office:value-type="string" office:string-value="" calcext:value-type="error">
            <text:p>#VALEUR !</text:p>
          </table:table-cell>
          <table:table-cell table:formula="of:=[.T584]-[.T706]" office:value-type="string" office:string-value="" calcext:value-type="error">
            <text:p>#VALEUR !</text:p>
          </table:table-cell>
          <table:table-cell table:formula="of:=[.U584]-[.U706]" office:value-type="string" office:string-value="" calcext:value-type="error">
            <text:p>#VALEUR !</text:p>
          </table:table-cell>
          <table:table-cell table:formula="of:=[.V584]-[.V70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.000455819611578635" calcext:value-type="float">
            <text:p>0,0004558196</text:p>
          </table:table-cell>
          <table:table-cell table:formula="of:=[.D585]-[.D707]" office:value-type="float" office:value="0.00183895679825414" calcext:value-type="float">
            <text:p>0,0018389568</text:p>
          </table:table-cell>
          <table:table-cell table:formula="of:=[.E585]-[.E707]" office:value-type="float" office:value="1" calcext:value-type="float">
            <text:p>1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VALEUR !</text:p>
          </table:table-cell>
          <table:table-cell table:formula="of:=[.I585]-[.I707]" office:value-type="float" office:value="0.014634324404402" calcext:value-type="float">
            <text:p>0,0146343244</text:p>
          </table:table-cell>
          <table:table-cell table:formula="of:=[.J585]-[.J707]" office:value-type="string" office:string-value="" calcext:value-type="error">
            <text:p>#VALEUR !</text:p>
          </table:table-cell>
          <table:table-cell table:formula="of:=[.K585]-[.K707]" office:value-type="string" office:string-value="" calcext:value-type="error">
            <text:p>#VALEUR !</text:p>
          </table:table-cell>
          <table:table-cell table:formula="of:=[.L585]-[.L707]" office:value-type="string" office:string-value="" calcext:value-type="error">
            <text:p>#VALEUR !</text:p>
          </table:table-cell>
          <table:table-cell table:formula="of:=[.M585]-[.M707]" office:value-type="float" office:value="0.000221008248354411" calcext:value-type="float">
            <text:p>0,0002210082</text:p>
          </table:table-cell>
          <table:table-cell table:formula="of:=[.N585]-[.N707]" office:value-type="float" office:value="0.56383564723602" calcext:value-type="float">
            <text:p>0,5638356472</text:p>
          </table:table-cell>
          <table:table-cell table:formula="of:=[.O585]-[.O707]" office:value-type="float" office:value="0.0000307722978060737" calcext:value-type="float">
            <text:p>3,07722978060737E-005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VALEUR !</text:p>
          </table:table-cell>
          <table:table-cell table:formula="of:=[.S585]-[.S707]" office:value-type="string" office:string-value="" calcext:value-type="error">
            <text:p>#VALEUR !</text:p>
          </table:table-cell>
          <table:table-cell table:formula="of:=[.T585]-[.T707]" office:value-type="string" office:string-value="" calcext:value-type="error">
            <text:p>#VALEUR !</text:p>
          </table:table-cell>
          <table:table-cell table:formula="of:=[.U585]-[.U707]" office:value-type="string" office:string-value="" calcext:value-type="error">
            <text:p>#VALEUR !</text:p>
          </table:table-cell>
          <table:table-cell table:formula="of:=[.V585]-[.V70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formula="of:=[.B586]-[.B831]" office:value-type="string" office:string-value="" calcext:value-type="error">
            <text:p>#DIV/0 !</text:p>
          </table:table-cell>
          <table:table-cell table:formula="of:=[.C586]-[.C831]" office:value-type="float" office:value="0.000482785103138683" calcext:value-type="float">
            <text:p>0,0004827851</text:p>
          </table:table-cell>
          <table:table-cell table:formula="of:=[.D586]-[.D831]" office:value-type="float" office:value="0.00182726287128585" calcext:value-type="float">
            <text:p>0,0018272629</text:p>
          </table:table-cell>
          <table:table-cell table:formula="of:=[.E586]-[.E831]" office:value-type="float" office:value="1" calcext:value-type="float">
            <text:p>1</text:p>
          </table:table-cell>
          <table:table-cell table:formula="of:=[.F586]-[.F831]" office:value-type="string" office:string-value="" calcext:value-type="error">
            <text:p>#DIV/0 !</text:p>
          </table:table-cell>
          <table:table-cell table:formula="of:=[.G586]-[.G831]" office:value-type="string" office:string-value="" calcext:value-type="error">
            <text:p>#DIV/0 !</text:p>
          </table:table-cell>
          <table:table-cell table:formula="of:=[.H586]-[.H831]" office:value-type="string" office:string-value="" calcext:value-type="error">
            <text:p>#VALEUR !</text:p>
          </table:table-cell>
          <table:table-cell table:formula="of:=[.I586]-[.I831]" office:value-type="float" office:value="0.014535479102381" calcext:value-type="float">
            <text:p>0,0145354791</text:p>
          </table:table-cell>
          <table:table-cell table:formula="of:=[.J586]-[.J831]" office:value-type="string" office:string-value="" calcext:value-type="error">
            <text:p>#VALEUR !</text:p>
          </table:table-cell>
          <table:table-cell table:formula="of:=[.K586]-[.K831]" office:value-type="string" office:string-value="" calcext:value-type="error">
            <text:p>#VALEUR !</text:p>
          </table:table-cell>
          <table:table-cell table:formula="of:=[.L586]-[.L831]" office:value-type="string" office:string-value="" calcext:value-type="error">
            <text:p>#VALEUR !</text:p>
          </table:table-cell>
          <table:table-cell table:formula="of:=[.M586]-[.M831]" office:value-type="float" office:value="0.000245297850237735" calcext:value-type="float">
            <text:p>0,0002452979</text:p>
          </table:table-cell>
          <table:table-cell table:formula="of:=[.N586]-[.N831]" office:value-type="float" office:value="0.549619635821285" calcext:value-type="float">
            <text:p>0,5496196358</text:p>
          </table:table-cell>
          <table:table-cell table:formula="of:=[.O586]-[.O831]" office:value-type="string" office:string-value="" calcext:value-type="error">
            <text:p>#VALEUR !</text:p>
          </table:table-cell>
          <table:table-cell table:formula="of:=[.P586]-[.P831]" office:value-type="string" office:string-value="" calcext:value-type="error">
            <text:p>#DIV/0 !</text:p>
          </table:table-cell>
          <table:table-cell table:formula="of:=[.Q586]-[.Q831]" office:value-type="string" office:string-value="" calcext:value-type="error">
            <text:p>#DIV/0 !</text:p>
          </table:table-cell>
          <table:table-cell table:formula="of:=[.R586]-[.R831]" office:value-type="string" office:string-value="" calcext:value-type="error">
            <text:p>#VALEUR !</text:p>
          </table:table-cell>
          <table:table-cell table:formula="of:=[.S586]-[.S831]" office:value-type="string" office:string-value="" calcext:value-type="error">
            <text:p>#VALEUR !</text:p>
          </table:table-cell>
          <table:table-cell table:formula="of:=[.T586]-[.T831]" office:value-type="string" office:string-value="" calcext:value-type="error">
            <text:p>#VALEUR !</text:p>
          </table:table-cell>
          <table:table-cell table:formula="of:=[.U586]-[.U831]" office:value-type="string" office:string-value="" calcext:value-type="error">
            <text:p>#VALEUR !</text:p>
          </table:table-cell>
          <table:table-cell table:formula="of:=[.V586]-[.V83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number-columns-repeated="1023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5:57:59.254728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5:59:38.750129955</dc:date>
    <meta:generator>LibreOffice/4.2.8.2$Linux_X86_64 LibreOffice_project/420m0$Build-2</meta:generator>
    <meta:editing-duration>PT19M26S</meta:editing-duration>
    <meta:editing-cycles>7</meta:editing-cycles>
    <meta:document-statistic meta:table-count="1" meta:cell-count="13476" meta:object-count="0"/>
  </office:meta>
</office:document-meta>
</file>